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1.47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.623cm"/>
    </style:style>
    <style:style style:name="co14" style:family="table-column">
      <style:table-column-properties fo:break-before="auto" style:column-width="2.432cm"/>
    </style:style>
    <style:style style:name="co15" style:family="table-column">
      <style:table-column-properties fo:break-before="auto" style:column-width="2.023cm"/>
    </style:style>
    <style:style style:name="co16" style:family="table-column">
      <style:table-column-properties fo:break-before="auto" style:column-width="2.595cm"/>
    </style:style>
    <style:style style:name="co17" style:family="table-column">
      <style:table-column-properties fo:break-before="auto" style:column-width="1.859cm"/>
    </style:style>
    <style:style style:name="co18" style:family="table-column">
      <style:table-column-properties fo:break-before="auto" style:column-width="2.323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7soil_water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number-columns-repeated="1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9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8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/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RUNOF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ISCHG</text:p>
          </table:table-cell>
          <table:table-cell office:value-type="string" calcext:value-type="string">
            <text:p>SNOWPACK</text:p>
          </table:table-cell>
          <table:table-cell office:value-type="string" calcext:value-type="string">
            <text:p>WTR_1</text:p>
          </table:table-cell>
          <table:table-cell office:value-type="string" calcext:value-type="string">
            <text:p>WTR_2</text:p>
          </table:table-cell>
          <table:table-cell office:value-type="string" calcext:value-type="string">
            <text:p>WTR_3</text:p>
          </table:table-cell>
          <table:table-cell office:value-type="string" calcext:value-type="string">
            <text:p>WTR_4</text:p>
          </table:table-cell>
          <table:table-cell office:value-type="string" calcext:value-type="string">
            <text:p>WTR_5</text:p>
          </table:table-cell>
          <table:table-cell office:value-type="string" calcext:value-type="string">
            <text:p>WTR_6</text:p>
          </table:table-cell>
          <table:table-cell office:value-type="string" calcext:value-type="string">
            <text:p>WTR_7</text:p>
          </table:table-cell>
          <table:table-cell office:value-type="string" calcext:value-type="string">
            <text:p>WTR_8</text:p>
          </table:table-cell>
          <table:table-cell office:value-type="string" calcext:value-type="string">
            <text:p>WTR_9</text:p>
          </table:table-cell>
          <table:table-cell office:value-type="string" calcext:value-type="string">
            <text:p>WTR_10</text:p>
          </table:table-cell>
          <table:table-cell office:value-type="string" calcext:value-type="string">
            <text:p>WTR_11</text:p>
          </table:table-cell>
          <table:table-cell office:value-type="string" calcext:value-type="string">
            <text:p>WTR_12</text:p>
          </table:table-cell>
          <table:table-cell office:value-type="string" calcext:value-type="string">
            <text:p>WTR_13</text:p>
          </table:table-cell>
          <table:table-cell office:value-type="string" calcext:value-type="string">
            <text:p>SURF_WTR</text:p>
          </table:table-cell>
          <table:table-cell office:value-type="string" calcext:value-type="string">
            <text:p>ICE_1</text:p>
          </table:table-cell>
          <table:table-cell office:value-type="string" calcext:value-type="string">
            <text:p>ICE_2</text:p>
          </table:table-cell>
          <table:table-cell office:value-type="string" calcext:value-type="string">
            <text:p>ICE_3</text:p>
          </table:table-cell>
          <table:table-cell office:value-type="string" calcext:value-type="string">
            <text:p>ICE_4</text:p>
          </table:table-cell>
          <table:table-cell office:value-type="string" calcext:value-type="string">
            <text:p>ICE_5</text:p>
          </table:table-cell>
          <table:table-cell office:value-type="string" calcext:value-type="string">
            <text:p>ICE_6</text:p>
          </table:table-cell>
          <table:table-cell office:value-type="string" calcext:value-type="string">
            <text:p>ICE_7</text:p>
          </table:table-cell>
          <table:table-cell office:value-type="string" calcext:value-type="string">
            <text:p>ICE_8</text:p>
          </table:table-cell>
          <table:table-cell office:value-type="string" calcext:value-type="string">
            <text:p>ICE_9</text:p>
          </table:table-cell>
          <table:table-cell office:value-type="string" calcext:value-type="string">
            <text:p>ICE_10</text:p>
          </table:table-cell>
          <table:table-cell office:value-type="string" calcext:value-type="string">
            <text:p>ICE_11</text:p>
          </table:table-cell>
          <table:table-cell office:value-type="string" calcext:value-type="string">
            <text:p>ICE_12</text:p>
          </table:table-cell>
          <table:table-cell office:value-type="string" calcext:value-type="string">
            <text:p>ICE_13</text:p>
          </table:table-cell>
          <table:table-cell office:value-type="string" calcext:value-type="string">
            <text:p>SURF_ICE</text:p>
          </table:table-cell>
          <table:table-cell office:value-type="string" calcext:value-type="string">
            <text:p>PSI_1</text:p>
          </table:table-cell>
          <table:table-cell office:value-type="string" calcext:value-type="string">
            <text:p>PSI_2</text:p>
          </table:table-cell>
          <table:table-cell office:value-type="string" calcext:value-type="string">
            <text:p>PSI_3</text:p>
          </table:table-cell>
          <table:table-cell office:value-type="string" calcext:value-type="string">
            <text:p>PSI_4</text:p>
          </table:table-cell>
          <table:table-cell office:value-type="string" calcext:value-type="string">
            <text:p>PSI_5</text:p>
          </table:table-cell>
          <table:table-cell office:value-type="string" calcext:value-type="string">
            <text:p>PSI_6</text:p>
          </table:table-cell>
          <table:table-cell office:value-type="string" calcext:value-type="string">
            <text:p>PSI_7</text:p>
          </table:table-cell>
          <table:table-cell office:value-type="string" calcext:value-type="string">
            <text:p>PSI_8</text:p>
          </table:table-cell>
          <table:table-cell office:value-type="string" calcext:value-type="string">
            <text:p>PSI_9</text:p>
          </table:table-cell>
          <table:table-cell office:value-type="string" calcext:value-type="string">
            <text:p>PSI_10</text:p>
          </table:table-cell>
          <table:table-cell office:value-type="string" calcext:value-type="string">
            <text:p>TILE_DRG</text:p>
          </table:table-cell>
          <table:table-cell office:value-type="string" calcext:value-type="string">
            <text:p>SEDIMENT</text:p>
          </table:table-cell>
          <table:table-cell office:value-type="string" calcext:value-type="string">
            <text:p>PSI_SURF</text:p>
          </table:table-cell>
          <table:table-cell office:value-type="string" calcext:value-type="string">
            <text:p>SURF_ELEV</text:p>
          </table:table-cell>
          <table:table-cell office:value-type="string" calcext:value-type="string">
            <text:p>ACTV_LYR</text:p>
          </table:table-cell>
          <table:table-cell office:value-type="string" calcext:value-type="string">
            <text:p>WTR_TBL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" calcext:value-type="float">
            <text:p>1</text:p>
          </table:table-cell>
          <table:table-cell office:value-type="float" office:value="1012007" calcext:value-type="float">
            <text:p>1012007</text:p>
          </table:table-cell>
          <table:table-cell office:value-type="float" office:value="0" calcext:value-type="float">
            <text:p>0</text:p>
          </table:table-cell>
          <table:table-cell office:value-type="float" office:value="0.3389429" calcext:value-type="float">
            <text:p>0.3389429</text:p>
          </table:table-cell>
          <table:table-cell office:value-type="float" office:value="0" calcext:value-type="float">
            <text:p>0</text:p>
          </table:table-cell>
          <table:table-cell office:value-type="float" office:value="1059.69" calcext:value-type="float">
            <text:p>1059.69</text:p>
          </table:table-cell>
          <table:table-cell office:value-type="float" office:value="0.06365766" calcext:value-type="float">
            <text:p>0.06365766</text:p>
          </table:table-cell>
          <table:table-cell office:value-type="float" office:value="22.1563" calcext:value-type="float">
            <text:p>22.1563</text:p>
          </table:table-cell>
          <table:table-cell office:value-type="float" office:value="0.1474498" calcext:value-type="float">
            <text:p>0.1474498</text:p>
          </table:table-cell>
          <table:table-cell office:value-type="float" office:value="0.3206858" calcext:value-type="float">
            <text:p>0.3206858</text:p>
          </table:table-cell>
          <table:table-cell office:value-type="float" office:value="0.3517102" calcext:value-type="float">
            <text:p>0.3517102</text:p>
          </table:table-cell>
          <table:table-cell office:value-type="float" office:value="0.3612439" calcext:value-type="float">
            <text:p>0.3612439</text:p>
          </table:table-cell>
          <table:table-cell office:value-type="float" office:value="0.3624196" calcext:value-type="float">
            <text:p>0.3624196</text:p>
          </table:table-cell>
          <table:table-cell office:value-type="float" office:value="0.2761863" calcext:value-type="float">
            <text:p>0.2761863</text:p>
          </table:table-cell>
          <table:table-cell office:value-type="float" office:value="0.3464706" calcext:value-type="float">
            <text:p>0.3464706</text:p>
          </table:table-cell>
          <table:table-cell office:value-type="float" office:value="0.3286004" calcext:value-type="float">
            <text:p>0.3286004</text:p>
          </table:table-cell>
          <table:table-cell office:value-type="float" office:value="0.3107401" calcext:value-type="float">
            <text:p>0.3107401</text:p>
          </table:table-cell>
          <table:table-cell office:value-type="float" office:value="0.3571991" calcext:value-type="float">
            <text:p>0.3571991</text:p>
          </table:table-cell>
          <table:table-cell office:value-type="float" office:value="0.3763567" calcext:value-type="float">
            <text:p>0.3763567</text:p>
          </table:table-cell>
          <table:table-cell office:value-type="float" office:value="0.3915023" calcext:value-type="float">
            <text:p>0.3915023</text:p>
          </table:table-cell>
          <table:table-cell office:value-type="float" office:value="0.4620114" calcext:value-type="float">
            <text:p>0.4620114</text:p>
          </table:table-cell>
          <table:table-cell office:value-type="float" office:value="0" calcext:value-type="float">
            <text:p>0</text:p>
          </table:table-cell>
          <table:table-cell office:value-type="float" office:value="0.2198168" calcext:value-type="float">
            <text:p>0.2198168</text:p>
          </table:table-cell>
          <table:table-cell office:value-type="float" office:value="0.123535" calcext:value-type="float">
            <text:p>0.123535</text:p>
          </table:table-cell>
          <table:table-cell office:value-type="float" office:value="0.0001972909" calcext:value-type="float">
            <text:p>0.0001972909</text:p>
          </table:table-cell>
          <table:table-cell office:value-type="float" office:value="1.993127E-015" calcext:value-type="float">
            <text:p>1.993127E-15</text:p>
          </table:table-cell>
          <table:table-cell office:value-type="float" office:value="9.451738E-016" calcext:value-type="float">
            <text:p>9.451738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299539" calcext:value-type="float">
            <text:p>-8.299539</text:p>
          </table:table-cell>
          <table:table-cell office:value-type="float" office:value="-0.02254734" calcext:value-type="float">
            <text:p>-0.02254734</text:p>
          </table:table-cell>
          <table:table-cell office:value-type="float" office:value="-0.01305499" calcext:value-type="float">
            <text:p>-0.01305499</text:p>
          </table:table-cell>
          <table:table-cell office:value-type="float" office:value="-0.01118344" calcext:value-type="float">
            <text:p>-0.01118344</text:p>
          </table:table-cell>
          <table:table-cell office:value-type="float" office:value="-0.01096962" calcext:value-type="float">
            <text:p>-0.01096962</text:p>
          </table:table-cell>
          <table:table-cell office:value-type="float" office:value="-0.02741069" calcext:value-type="float">
            <text:p>-0.02741069</text:p>
          </table:table-cell>
          <table:table-cell office:value-type="float" office:value="-0.003726186" calcext:value-type="float">
            <text:p>-0.003726186</text:p>
          </table:table-cell>
          <table:table-cell office:value-type="float" office:value="-0.06831736" calcext:value-type="float">
            <text:p>-0.06831736</text:p>
          </table:table-cell>
          <table:table-cell office:value-type="float" office:value="-0.09013021" calcext:value-type="float">
            <text:p>-0.09013021</text:p>
          </table:table-cell>
          <table:table-cell office:value-type="float" office:value="-0.02567892" calcext:value-type="float">
            <text:p>-0.02567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78806" calcext:value-type="float">
            <text:p>-16.78806</text:p>
          </table:table-cell>
          <table:table-cell office:value-type="float" office:value="0.004813536" calcext:value-type="float">
            <text:p>0.00481353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4338" calcext:value-type="float">
            <text:p>-2.38433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" calcext:value-type="float">
            <text:p>2</text:p>
          </table:table-cell>
          <table:table-cell office:value-type="float" office:value="2012007" calcext:value-type="float">
            <text:p>2012007</text:p>
          </table:table-cell>
          <table:table-cell office:value-type="float" office:value="0" calcext:value-type="float">
            <text:p>0</text:p>
          </table:table-cell>
          <table:table-cell office:value-type="float" office:value="0.6127077" calcext:value-type="float">
            <text:p>0.6127077</text:p>
          </table:table-cell>
          <table:table-cell office:value-type="float" office:value="0" calcext:value-type="float">
            <text:p>0</text:p>
          </table:table-cell>
          <table:table-cell office:value-type="float" office:value="1059.394" calcext:value-type="float">
            <text:p>1059.394</text:p>
          </table:table-cell>
          <table:table-cell office:value-type="float" office:value="0.08554045" calcext:value-type="float">
            <text:p>0.08554045</text:p>
          </table:table-cell>
          <table:table-cell office:value-type="float" office:value="21.82543" calcext:value-type="float">
            <text:p>21.82543</text:p>
          </table:table-cell>
          <table:table-cell office:value-type="float" office:value="0.1504133" calcext:value-type="float">
            <text:p>0.1504133</text:p>
          </table:table-cell>
          <table:table-cell office:value-type="float" office:value="0.2404694" calcext:value-type="float">
            <text:p>0.2404694</text:p>
          </table:table-cell>
          <table:table-cell office:value-type="float" office:value="0.3382409" calcext:value-type="float">
            <text:p>0.3382409</text:p>
          </table:table-cell>
          <table:table-cell office:value-type="float" office:value="0.3432692" calcext:value-type="float">
            <text:p>0.3432692</text:p>
          </table:table-cell>
          <table:table-cell office:value-type="float" office:value="0.3450718" calcext:value-type="float">
            <text:p>0.3450718</text:p>
          </table:table-cell>
          <table:table-cell office:value-type="float" office:value="0.3011433" calcext:value-type="float">
            <text:p>0.3011433</text:p>
          </table:table-cell>
          <table:table-cell office:value-type="float" office:value="0.3087274" calcext:value-type="float">
            <text:p>0.3087274</text:p>
          </table:table-cell>
          <table:table-cell office:value-type="float" office:value="0.3320859" calcext:value-type="float">
            <text:p>0.3320859</text:p>
          </table:table-cell>
          <table:table-cell office:value-type="float" office:value="0.3113055" calcext:value-type="float">
            <text:p>0.3113055</text:p>
          </table:table-cell>
          <table:table-cell office:value-type="float" office:value="0.3572303" calcext:value-type="float">
            <text:p>0.3572303</text:p>
          </table:table-cell>
          <table:table-cell office:value-type="float" office:value="0.376372" calcext:value-type="float">
            <text:p>0.376372</text:p>
          </table:table-cell>
          <table:table-cell office:value-type="float" office:value="0.3914791" calcext:value-type="float">
            <text:p>0.3914791</text:p>
          </table:table-cell>
          <table:table-cell office:value-type="float" office:value="0.4620554" calcext:value-type="float">
            <text:p>0.4620554</text:p>
          </table:table-cell>
          <table:table-cell office:value-type="float" office:value="0" calcext:value-type="float">
            <text:p>0</text:p>
          </table:table-cell>
          <table:table-cell office:value-type="float" office:value="0.2074199" calcext:value-type="float">
            <text:p>0.2074199</text:p>
          </table:table-cell>
          <table:table-cell office:value-type="float" office:value="0.2411406" calcext:value-type="float">
            <text:p>0.2411406</text:p>
          </table:table-cell>
          <table:table-cell office:value-type="float" office:value="0.0005372653" calcext:value-type="float">
            <text:p>0.0005372653</text:p>
          </table:table-cell>
          <table:table-cell office:value-type="float" office:value="1.993123E-015" calcext:value-type="float">
            <text:p>1.993123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060968" calcext:value-type="float">
            <text:p>-7.060968</text:p>
          </table:table-cell>
          <table:table-cell office:value-type="float" office:value="-0.1846651" calcext:value-type="float">
            <text:p>-0.1846651</text:p>
          </table:table-cell>
          <table:table-cell office:value-type="float" office:value="-0.01667628" calcext:value-type="float">
            <text:p>-0.01667628</text:p>
          </table:table-cell>
          <table:table-cell office:value-type="float" office:value="-0.01533631" calcext:value-type="float">
            <text:p>-0.01533631</text:p>
          </table:table-cell>
          <table:table-cell office:value-type="float" office:value="-0.01487026" calcext:value-type="float">
            <text:p>-0.01487026</text:p>
          </table:table-cell>
          <table:table-cell office:value-type="float" office:value="-0.01418816" calcext:value-type="float">
            <text:p>-0.01418816</text:p>
          </table:table-cell>
          <table:table-cell office:value-type="float" office:value="-0.009798504" calcext:value-type="float">
            <text:p>-0.009798504</text:p>
          </table:table-cell>
          <table:table-cell office:value-type="float" office:value="-0.0622822" calcext:value-type="float">
            <text:p>-0.0622822</text:p>
          </table:table-cell>
          <table:table-cell office:value-type="float" office:value="-0.08861233" calcext:value-type="float">
            <text:p>-0.08861233</text:p>
          </table:table-cell>
          <table:table-cell office:value-type="float" office:value="-0.02564061" calcext:value-type="float">
            <text:p>-0.02564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17872" calcext:value-type="float">
            <text:p>-14.17872</text:p>
          </table:table-cell>
          <table:table-cell office:value-type="float" office:value="0.005179767" calcext:value-type="float">
            <text:p>0.00517976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0629" calcext:value-type="float">
            <text:p>-2.39062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" calcext:value-type="float">
            <text:p>3</text:p>
          </table:table-cell>
          <table:table-cell office:value-type="float" office:value="3012007" calcext:value-type="float">
            <text:p>3012007</text:p>
          </table:table-cell>
          <table:table-cell office:value-type="float" office:value="0" calcext:value-type="float">
            <text:p>0</text:p>
          </table:table-cell>
          <table:table-cell office:value-type="float" office:value="0.7610329" calcext:value-type="float">
            <text:p>0.7610329</text:p>
          </table:table-cell>
          <table:table-cell office:value-type="float" office:value="0" calcext:value-type="float">
            <text:p>0</text:p>
          </table:table-cell>
          <table:table-cell office:value-type="float" office:value="1058.995" calcext:value-type="float">
            <text:p>1058.995</text:p>
          </table:table-cell>
          <table:table-cell office:value-type="float" office:value="0.3367776" calcext:value-type="float">
            <text:p>0.3367776</text:p>
          </table:table-cell>
          <table:table-cell office:value-type="float" office:value="17.82003" calcext:value-type="float">
            <text:p>17.82003</text:p>
          </table:table-cell>
          <table:table-cell office:value-type="float" office:value="0.1822462" calcext:value-type="float">
            <text:p>0.1822462</text:p>
          </table:table-cell>
          <table:table-cell office:value-type="float" office:value="0.2092162" calcext:value-type="float">
            <text:p>0.2092162</text:p>
          </table:table-cell>
          <table:table-cell office:value-type="float" office:value="0.3350193" calcext:value-type="float">
            <text:p>0.3350193</text:p>
          </table:table-cell>
          <table:table-cell office:value-type="float" office:value="0.3394887" calcext:value-type="float">
            <text:p>0.3394887</text:p>
          </table:table-cell>
          <table:table-cell office:value-type="float" office:value="0.3425973" calcext:value-type="float">
            <text:p>0.3425973</text:p>
          </table:table-cell>
          <table:table-cell office:value-type="float" office:value="0.3009704" calcext:value-type="float">
            <text:p>0.3009704</text:p>
          </table:table-cell>
          <table:table-cell office:value-type="float" office:value="0.2957678" calcext:value-type="float">
            <text:p>0.2957678</text:p>
          </table:table-cell>
          <table:table-cell office:value-type="float" office:value="0.3353312" calcext:value-type="float">
            <text:p>0.3353312</text:p>
          </table:table-cell>
          <table:table-cell office:value-type="float" office:value="0.3119749" calcext:value-type="float">
            <text:p>0.3119749</text:p>
          </table:table-cell>
          <table:table-cell office:value-type="float" office:value="0.3572224" calcext:value-type="float">
            <text:p>0.3572224</text:p>
          </table:table-cell>
          <table:table-cell office:value-type="float" office:value="0.3763852" calcext:value-type="float">
            <text:p>0.3763852</text:p>
          </table:table-cell>
          <table:table-cell office:value-type="float" office:value="0.3914255" calcext:value-type="float">
            <text:p>0.3914255</text:p>
          </table:table-cell>
          <table:table-cell office:value-type="float" office:value="0.4621619" calcext:value-type="float">
            <text:p>0.4621619</text:p>
          </table:table-cell>
          <table:table-cell office:value-type="float" office:value="0" calcext:value-type="float">
            <text:p>0</text:p>
          </table:table-cell>
          <table:table-cell office:value-type="float" office:value="0.1676038" calcext:value-type="float">
            <text:p>0.1676038</text:p>
          </table:table-cell>
          <table:table-cell office:value-type="float" office:value="0.2808366" calcext:value-type="float">
            <text:p>0.2808366</text:p>
          </table:table-cell>
          <table:table-cell office:value-type="float" office:value="0.01000605" calcext:value-type="float">
            <text:p>0.01000605</text:p>
          </table:table-cell>
          <table:table-cell office:value-type="float" office:value="1.993122E-015" calcext:value-type="float">
            <text:p>1.993122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14143" calcext:value-type="float">
            <text:p>-1.414143</text:p>
          </table:table-cell>
          <table:table-cell office:value-type="float" office:value="-0.5582491" calcext:value-type="float">
            <text:p>-0.5582491</text:p>
          </table:table-cell>
          <table:table-cell office:value-type="float" office:value="-0.01770855" calcext:value-type="float">
            <text:p>-0.01770855</text:p>
          </table:table-cell>
          <table:table-cell office:value-type="float" office:value="-0.01642723" calcext:value-type="float">
            <text:p>-0.01642723</text:p>
          </table:table-cell>
          <table:table-cell office:value-type="float" office:value="-0.01553709" calcext:value-type="float">
            <text:p>-0.01553709</text:p>
          </table:table-cell>
          <table:table-cell office:value-type="float" office:value="-0.01419992" calcext:value-type="float">
            <text:p>-0.01419992</text:p>
          </table:table-cell>
          <table:table-cell office:value-type="float" office:value="-0.01409508" calcext:value-type="float">
            <text:p>-0.01409508</text:p>
          </table:table-cell>
          <table:table-cell office:value-type="float" office:value="-0.0571918" calcext:value-type="float">
            <text:p>-0.0571918</text:p>
          </table:table-cell>
          <table:table-cell office:value-type="float" office:value="-0.08685644" calcext:value-type="float">
            <text:p>-0.08685644</text:p>
          </table:table-cell>
          <table:table-cell office:value-type="float" office:value="-0.0256493" calcext:value-type="float">
            <text:p>-0.02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74084" calcext:value-type="float">
            <text:p>-2.074084</text:p>
          </table:table-cell>
          <table:table-cell office:value-type="float" office:value="0.005301472" calcext:value-type="float">
            <text:p>0.00530147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535" calcext:value-type="float">
            <text:p>-2.3953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4" calcext:value-type="float">
            <text:p>4</text:p>
          </table:table-cell>
          <table:table-cell office:value-type="float" office:value="4012007" calcext:value-type="float">
            <text:p>4012007</text:p>
          </table:table-cell>
          <table:table-cell office:value-type="float" office:value="0" calcext:value-type="float">
            <text:p>0</text:p>
          </table:table-cell>
          <table:table-cell office:value-type="float" office:value="0.6923299" calcext:value-type="float">
            <text:p>0.6923299</text:p>
          </table:table-cell>
          <table:table-cell office:value-type="float" office:value="0" calcext:value-type="float">
            <text:p>0</text:p>
          </table:table-cell>
          <table:table-cell office:value-type="float" office:value="1058.611" calcext:value-type="float">
            <text:p>1058.611</text:p>
          </table:table-cell>
          <table:table-cell office:value-type="float" office:value="0.7892644" calcext:value-type="float">
            <text:p>0.7892644</text:p>
          </table:table-cell>
          <table:table-cell office:value-type="float" office:value="7.722777" calcext:value-type="float">
            <text:p>7.722777</text:p>
          </table:table-cell>
          <table:table-cell office:value-type="float" office:value="0.2965703" calcext:value-type="float">
            <text:p>0.2965703</text:p>
          </table:table-cell>
          <table:table-cell office:value-type="float" office:value="0.2309113" calcext:value-type="float">
            <text:p>0.2309113</text:p>
          </table:table-cell>
          <table:table-cell office:value-type="float" office:value="0.3347588" calcext:value-type="float">
            <text:p>0.3347588</text:p>
          </table:table-cell>
          <table:table-cell office:value-type="float" office:value="0.3374835" calcext:value-type="float">
            <text:p>0.3374835</text:p>
          </table:table-cell>
          <table:table-cell office:value-type="float" office:value="0.3398856" calcext:value-type="float">
            <text:p>0.3398856</text:p>
          </table:table-cell>
          <table:table-cell office:value-type="float" office:value="0.2993671" calcext:value-type="float">
            <text:p>0.2993671</text:p>
          </table:table-cell>
          <table:table-cell office:value-type="float" office:value="0.2981561" calcext:value-type="float">
            <text:p>0.2981561</text:p>
          </table:table-cell>
          <table:table-cell office:value-type="float" office:value="0.3385541" calcext:value-type="float">
            <text:p>0.3385541</text:p>
          </table:table-cell>
          <table:table-cell office:value-type="float" office:value="0.3127513" calcext:value-type="float">
            <text:p>0.3127513</text:p>
          </table:table-cell>
          <table:table-cell office:value-type="float" office:value="0.3571777" calcext:value-type="float">
            <text:p>0.3571777</text:p>
          </table:table-cell>
          <table:table-cell office:value-type="float" office:value="0.3763887" calcext:value-type="float">
            <text:p>0.3763887</text:p>
          </table:table-cell>
          <table:table-cell office:value-type="float" office:value="0.3913574" calcext:value-type="float">
            <text:p>0.3913574</text:p>
          </table:table-cell>
          <table:table-cell office:value-type="float" office:value="0.4623347" calcext:value-type="float">
            <text:p>0.4623347</text:p>
          </table:table-cell>
          <table:table-cell office:value-type="float" office:value="0" calcext:value-type="float">
            <text:p>0</text:p>
          </table:table-cell>
          <table:table-cell office:value-type="float" office:value="0.05243257" calcext:value-type="float">
            <text:p>0.05243257</text:p>
          </table:table-cell>
          <table:table-cell office:value-type="float" office:value="0.2663307" calcext:value-type="float">
            <text:p>0.2663307</text:p>
          </table:table-cell>
          <table:table-cell office:value-type="float" office:value="0.01305092" calcext:value-type="float">
            <text:p>0.01305092</text:p>
          </table:table-cell>
          <table:table-cell office:value-type="float" office:value="1.993121E-015" calcext:value-type="float">
            <text:p>1.99312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488758" calcext:value-type="float">
            <text:p>-0.03488758</text:p>
          </table:table-cell>
          <table:table-cell office:value-type="float" office:value="-0.2646206" calcext:value-type="float">
            <text:p>-0.2646206</text:p>
          </table:table-cell>
          <table:table-cell office:value-type="float" office:value="-0.01780795" calcext:value-type="float">
            <text:p>-0.01780795</text:p>
          </table:table-cell>
          <table:table-cell office:value-type="float" office:value="-0.01704033" calcext:value-type="float">
            <text:p>-0.01704033</text:p>
          </table:table-cell>
          <table:table-cell office:value-type="float" office:value="-0.01631888" calcext:value-type="float">
            <text:p>-0.01631888</text:p>
          </table:table-cell>
          <table:table-cell office:value-type="float" office:value="-0.01479639" calcext:value-type="float">
            <text:p>-0.01479639</text:p>
          </table:table-cell>
          <table:table-cell office:value-type="float" office:value="-0.01315155" calcext:value-type="float">
            <text:p>-0.01315155</text:p>
          </table:table-cell>
          <table:table-cell office:value-type="float" office:value="-0.05259908" calcext:value-type="float">
            <text:p>-0.05259908</text:p>
          </table:table-cell>
          <table:table-cell office:value-type="float" office:value="-0.08486226" calcext:value-type="float">
            <text:p>-0.08486226</text:p>
          </table:table-cell>
          <table:table-cell office:value-type="float" office:value="-0.02570439" calcext:value-type="float">
            <text:p>-0.02570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552402" calcext:value-type="float">
            <text:p>-0.03552402</text:p>
          </table:table-cell>
          <table:table-cell office:value-type="float" office:value="0.005159084" calcext:value-type="float">
            <text:p>0.00515908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8139" calcext:value-type="float">
            <text:p>-2.39813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5" calcext:value-type="float">
            <text:p>5</text:p>
          </table:table-cell>
          <table:table-cell office:value-type="float" office:value="5012007" calcext:value-type="float">
            <text:p>5012007</text:p>
          </table:table-cell>
          <table:table-cell office:value-type="float" office:value="0" calcext:value-type="float">
            <text:p>0</text:p>
          </table:table-cell>
          <table:table-cell office:value-type="float" office:value="0.7412383" calcext:value-type="float">
            <text:p>0.7412383</text:p>
          </table:table-cell>
          <table:table-cell office:value-type="float" office:value="0" calcext:value-type="float">
            <text:p>0</text:p>
          </table:table-cell>
          <table:table-cell office:value-type="float" office:value="1058.444" calcext:value-type="float">
            <text:p>1058.444</text:p>
          </table:table-cell>
          <table:table-cell office:value-type="float" office:value="0.9076784" calcext:value-type="float">
            <text:p>0.9076784</text:p>
          </table:table-cell>
          <table:table-cell office:value-type="float" office:value="1.017218" calcext:value-type="float">
            <text:p>1.017218</text:p>
          </table:table-cell>
          <table:table-cell office:value-type="float" office:value="0.3039953" calcext:value-type="float">
            <text:p>0.3039953</text:p>
          </table:table-cell>
          <table:table-cell office:value-type="float" office:value="0.3133864" calcext:value-type="float">
            <text:p>0.3133864</text:p>
          </table:table-cell>
          <table:table-cell office:value-type="float" office:value="0.3312759" calcext:value-type="float">
            <text:p>0.3312759</text:p>
          </table:table-cell>
          <table:table-cell office:value-type="float" office:value="0.3377463" calcext:value-type="float">
            <text:p>0.3377463</text:p>
          </table:table-cell>
          <table:table-cell office:value-type="float" office:value="0.3398905" calcext:value-type="float">
            <text:p>0.3398905</text:p>
          </table:table-cell>
          <table:table-cell office:value-type="float" office:value="0.2971597" calcext:value-type="float">
            <text:p>0.2971597</text:p>
          </table:table-cell>
          <table:table-cell office:value-type="float" office:value="0.2901126" calcext:value-type="float">
            <text:p>0.2901126</text:p>
          </table:table-cell>
          <table:table-cell office:value-type="float" office:value="0.3419314" calcext:value-type="float">
            <text:p>0.3419314</text:p>
          </table:table-cell>
          <table:table-cell office:value-type="float" office:value="0.3135403" calcext:value-type="float">
            <text:p>0.3135403</text:p>
          </table:table-cell>
          <table:table-cell office:value-type="float" office:value="0.35715" calcext:value-type="float">
            <text:p>0.35715</text:p>
          </table:table-cell>
          <table:table-cell office:value-type="float" office:value="0.3763838" calcext:value-type="float">
            <text:p>0.3763838</text:p>
          </table:table-cell>
          <table:table-cell office:value-type="float" office:value="0.39129" calcext:value-type="float">
            <text:p>0.39129</text:p>
          </table:table-cell>
          <table:table-cell office:value-type="float" office:value="0.4623367" calcext:value-type="float">
            <text:p>0.4623367</text:p>
          </table:table-cell>
          <table:table-cell office:value-type="float" office:value="0" calcext:value-type="float">
            <text:p>0</text:p>
          </table:table-cell>
          <table:table-cell office:value-type="float" office:value="0.03977459" calcext:value-type="float">
            <text:p>0.03977459</text:p>
          </table:table-cell>
          <table:table-cell office:value-type="float" office:value="0.2246468" calcext:value-type="float">
            <text:p>0.2246468</text:p>
          </table:table-cell>
          <table:table-cell office:value-type="float" office:value="0.00000000000002517569" calcext:value-type="float">
            <text:p>2.517569E-14</text:p>
          </table:table-cell>
          <table:table-cell office:value-type="float" office:value="1.993121E-015" calcext:value-type="float">
            <text:p>1.99312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065584" calcext:value-type="float">
            <text:p>-0.03065584</text:p>
          </table:table-cell>
          <table:table-cell office:value-type="float" office:value="-0.02666749" calcext:value-type="float">
            <text:p>-0.02666749</text:p>
          </table:table-cell>
          <table:table-cell office:value-type="float" office:value="-0.01893464" calcext:value-type="float">
            <text:p>-0.01893464</text:p>
          </table:table-cell>
          <table:table-cell office:value-type="float" office:value="-0.0169292" calcext:value-type="float">
            <text:p>-0.0169292</text:p>
          </table:table-cell>
          <table:table-cell office:value-type="float" office:value="-0.0163013" calcext:value-type="float">
            <text:p>-0.0163013</text:p>
          </table:table-cell>
          <table:table-cell office:value-type="float" office:value="-0.01563919" calcext:value-type="float">
            <text:p>-0.01563919</text:p>
          </table:table-cell>
          <table:table-cell office:value-type="float" office:value="-0.01657997" calcext:value-type="float">
            <text:p>-0.01657997</text:p>
          </table:table-cell>
          <table:table-cell office:value-type="float" office:value="-0.04820185" calcext:value-type="float">
            <text:p>-0.04820185</text:p>
          </table:table-cell>
          <table:table-cell office:value-type="float" office:value="-0.08288706" calcext:value-type="float">
            <text:p>-0.08288706</text:p>
          </table:table-cell>
          <table:table-cell office:value-type="float" office:value="-0.02573876" calcext:value-type="float">
            <text:p>-0.02573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097325" calcext:value-type="float">
            <text:p>-0.03097325</text:p>
          </table:table-cell>
          <table:table-cell office:value-type="float" office:value="0.004933319" calcext:value-type="float">
            <text:p>0.00493331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8744" calcext:value-type="float">
            <text:p>-2.39874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6" calcext:value-type="float">
            <text:p>6</text:p>
          </table:table-cell>
          <table:table-cell office:value-type="float" office:value="6012007" calcext:value-type="float">
            <text:p>6012007</text:p>
          </table:table-cell>
          <table:table-cell office:value-type="float" office:value="0" calcext:value-type="float">
            <text:p>0</text:p>
          </table:table-cell>
          <table:table-cell office:value-type="float" office:value="0.952123" calcext:value-type="float">
            <text:p>0.952123</text:p>
          </table:table-cell>
          <table:table-cell office:value-type="float" office:value="0" calcext:value-type="float">
            <text:p>0</text:p>
          </table:table-cell>
          <table:table-cell office:value-type="float" office:value="1058.681" calcext:value-type="float">
            <text:p>1058.681</text:p>
          </table:table-cell>
          <table:table-cell office:value-type="float" office:value="0.4594275" calcext:value-type="float">
            <text:p>0.4594275</text:p>
          </table:table-cell>
          <table:table-cell office:value-type="float" office:value="0" calcext:value-type="float">
            <text:p>0</text:p>
          </table:table-cell>
          <table:table-cell office:value-type="float" office:value="0.3472857" calcext:value-type="float">
            <text:p>0.3472857</text:p>
          </table:table-cell>
          <table:table-cell office:value-type="float" office:value="0.354292" calcext:value-type="float">
            <text:p>0.354292</text:p>
          </table:table-cell>
          <table:table-cell office:value-type="float" office:value="0.351498" calcext:value-type="float">
            <text:p>0.351498</text:p>
          </table:table-cell>
          <table:table-cell office:value-type="float" office:value="0.3420684" calcext:value-type="float">
            <text:p>0.3420684</text:p>
          </table:table-cell>
          <table:table-cell office:value-type="float" office:value="0.3390166" calcext:value-type="float">
            <text:p>0.3390166</text:p>
          </table:table-cell>
          <table:table-cell office:value-type="float" office:value="0.2935856" calcext:value-type="float">
            <text:p>0.2935856</text:p>
          </table:table-cell>
          <table:table-cell office:value-type="float" office:value="0.2833689" calcext:value-type="float">
            <text:p>0.2833689</text:p>
          </table:table-cell>
          <table:table-cell office:value-type="float" office:value="0.345023" calcext:value-type="float">
            <text:p>0.345023</text:p>
          </table:table-cell>
          <table:table-cell office:value-type="float" office:value="0.3143363" calcext:value-type="float">
            <text:p>0.3143363</text:p>
          </table:table-cell>
          <table:table-cell office:value-type="float" office:value="0.3571377" calcext:value-type="float">
            <text:p>0.3571377</text:p>
          </table:table-cell>
          <table:table-cell office:value-type="float" office:value="0.3763812" calcext:value-type="float">
            <text:p>0.3763812</text:p>
          </table:table-cell>
          <table:table-cell office:value-type="float" office:value="0.391611" calcext:value-type="float">
            <text:p>0.391611</text:p>
          </table:table-cell>
          <table:table-cell office:value-type="float" office:value="0.4500004" calcext:value-type="float">
            <text:p>0.4500004</text:p>
          </table:table-cell>
          <table:table-cell office:value-type="float" office:value="0" calcext:value-type="float">
            <text:p>0</text:p>
          </table:table-cell>
          <table:table-cell office:value-type="float" office:value="0.0282004" calcext:value-type="float">
            <text:p>0.0282004</text:p>
          </table:table-cell>
          <table:table-cell office:value-type="float" office:value="0.1345012" calcext:value-type="float">
            <text:p>0.1345012</text:p>
          </table:table-cell>
          <table:table-cell office:value-type="float" office:value="1.942316E-015" calcext:value-type="float">
            <text:p>1.942316E-15</text:p>
          </table:table-cell>
          <table:table-cell office:value-type="float" office:value="1.99312E-015" calcext:value-type="float">
            <text:p>1.99312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9051" calcext:value-type="float">
            <text:p>-0.0139051</text:p>
          </table:table-cell>
          <table:table-cell office:value-type="float" office:value="-0.01235808" calcext:value-type="float">
            <text:p>-0.01235808</text:p>
          </table:table-cell>
          <table:table-cell office:value-type="float" office:value="-0.01316667" calcext:value-type="float">
            <text:p>-0.01316667</text:p>
          </table:table-cell>
          <table:table-cell office:value-type="float" office:value="-0.01574072" calcext:value-type="float">
            <text:p>-0.01574072</text:p>
          </table:table-cell>
          <table:table-cell office:value-type="float" office:value="-0.0166174" calcext:value-type="float">
            <text:p>-0.0166174</text:p>
          </table:table-cell>
          <table:table-cell office:value-type="float" office:value="-0.01713915" calcext:value-type="float">
            <text:p>-0.01713915</text:p>
          </table:table-cell>
          <table:table-cell office:value-type="float" office:value="-0.02020693" calcext:value-type="float">
            <text:p>-0.02020693</text:p>
          </table:table-cell>
          <table:table-cell office:value-type="float" office:value="-0.04454144" calcext:value-type="float">
            <text:p>-0.04454144</text:p>
          </table:table-cell>
          <table:table-cell office:value-type="float" office:value="-0.08094619" calcext:value-type="float">
            <text:p>-0.08094619</text:p>
          </table:table-cell>
          <table:table-cell office:value-type="float" office:value="-0.02575403" calcext:value-type="float">
            <text:p>-0.02575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4631" calcext:value-type="float">
            <text:p>-0.0144631</text:p>
          </table:table-cell>
          <table:table-cell office:value-type="float" office:value="0.004594927" calcext:value-type="float">
            <text:p>0.00459492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282726" calcext:value-type="float">
            <text:p>-2.28272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7" calcext:value-type="float">
            <text:p>7</text:p>
          </table:table-cell>
          <table:table-cell office:value-type="float" office:value="7012007" calcext:value-type="float">
            <text:p>7012007</text:p>
          </table:table-cell>
          <table:table-cell office:value-type="float" office:value="0" calcext:value-type="float">
            <text:p>0</text:p>
          </table:table-cell>
          <table:table-cell office:value-type="float" office:value="1.274982" calcext:value-type="float">
            <text:p>1.274982</text:p>
          </table:table-cell>
          <table:table-cell office:value-type="float" office:value="0" calcext:value-type="float">
            <text:p>0</text:p>
          </table:table-cell>
          <table:table-cell office:value-type="float" office:value="1058.726" calcext:value-type="float">
            <text:p>1058.726</text:p>
          </table:table-cell>
          <table:table-cell office:value-type="float" office:value="0.09217408" calcext:value-type="float">
            <text:p>0.09217408</text:p>
          </table:table-cell>
          <table:table-cell office:value-type="float" office:value="0" calcext:value-type="float">
            <text:p>0</text:p>
          </table:table-cell>
          <table:table-cell office:value-type="float" office:value="0.3237018" calcext:value-type="float">
            <text:p>0.3237018</text:p>
          </table:table-cell>
          <table:table-cell office:value-type="float" office:value="0.3446763" calcext:value-type="float">
            <text:p>0.3446763</text:p>
          </table:table-cell>
          <table:table-cell office:value-type="float" office:value="0.3514991" calcext:value-type="float">
            <text:p>0.3514991</text:p>
          </table:table-cell>
          <table:table-cell office:value-type="float" office:value="0.3479627" calcext:value-type="float">
            <text:p>0.3479627</text:p>
          </table:table-cell>
          <table:table-cell office:value-type="float" office:value="0.345087" calcext:value-type="float">
            <text:p>0.345087</text:p>
          </table:table-cell>
          <table:table-cell office:value-type="float" office:value="0.2943277" calcext:value-type="float">
            <text:p>0.2943277</text:p>
          </table:table-cell>
          <table:table-cell office:value-type="float" office:value="0.2856175" calcext:value-type="float">
            <text:p>0.2856175</text:p>
          </table:table-cell>
          <table:table-cell office:value-type="float" office:value="0.3480422" calcext:value-type="float">
            <text:p>0.3480422</text:p>
          </table:table-cell>
          <table:table-cell office:value-type="float" office:value="0.3151324" calcext:value-type="float">
            <text:p>0.3151324</text:p>
          </table:table-cell>
          <table:table-cell office:value-type="float" office:value="0.3571399" calcext:value-type="float">
            <text:p>0.3571399</text:p>
          </table:table-cell>
          <table:table-cell office:value-type="float" office:value="0.376411" calcext:value-type="float">
            <text:p>0.376411</text:p>
          </table:table-cell>
          <table:table-cell office:value-type="float" office:value="0.392054" calcext:value-type="float">
            <text:p>0.392054</text:p>
          </table:table-cell>
          <table:table-cell office:value-type="float" office:value="0.4555446" calcext:value-type="float">
            <text:p>0.4555446</text:p>
          </table:table-cell>
          <table:table-cell office:value-type="float" office:value="0" calcext:value-type="float">
            <text:p>0</text:p>
          </table:table-cell>
          <table:table-cell office:value-type="float" office:value="0.06460397" calcext:value-type="float">
            <text:p>0.06460397</text:p>
          </table:table-cell>
          <table:table-cell office:value-type="float" office:value="0.07715616" calcext:value-type="float">
            <text:p>0.07715616</text:p>
          </table:table-cell>
          <table:table-cell office:value-type="float" office:value="1.942305E-015" calcext:value-type="float">
            <text:p>1.942305E-15</text:p>
          </table:table-cell>
          <table:table-cell office:value-type="float" office:value="1.993119E-015" calcext:value-type="float">
            <text:p>1.993119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79613" calcext:value-type="float">
            <text:p>-0.02079613</text:p>
          </table:table-cell>
          <table:table-cell office:value-type="float" office:value="-0.01456956" calcext:value-type="float">
            <text:p>-0.01456956</text:p>
          </table:table-cell>
          <table:table-cell office:value-type="float" office:value="-0.01311464" calcext:value-type="float">
            <text:p>-0.01311464</text:p>
          </table:table-cell>
          <table:table-cell office:value-type="float" office:value="-0.01413927" calcext:value-type="float">
            <text:p>-0.01413927</text:p>
          </table:table-cell>
          <table:table-cell office:value-type="float" office:value="-0.01489545" calcext:value-type="float">
            <text:p>-0.01489545</text:p>
          </table:table-cell>
          <table:table-cell office:value-type="float" office:value="-0.01683225" calcext:value-type="float">
            <text:p>-0.01683225</text:p>
          </table:table-cell>
          <table:table-cell office:value-type="float" office:value="-0.01904122" calcext:value-type="float">
            <text:p>-0.01904122</text:p>
          </table:table-cell>
          <table:table-cell office:value-type="float" office:value="-0.04126989" calcext:value-type="float">
            <text:p>-0.04126989</text:p>
          </table:table-cell>
          <table:table-cell office:value-type="float" office:value="-0.07905474" calcext:value-type="float">
            <text:p>-0.07905474</text:p>
          </table:table-cell>
          <table:table-cell office:value-type="float" office:value="-0.02575161" calcext:value-type="float">
            <text:p>-0.02575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786709" calcext:value-type="float">
            <text:p>-0.02786709</text:p>
          </table:table-cell>
          <table:table-cell office:value-type="float" office:value="0.004446931" calcext:value-type="float">
            <text:p>0.00444693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19192" calcext:value-type="float">
            <text:p>-2.31919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8" calcext:value-type="float">
            <text:p>8</text:p>
          </table:table-cell>
          <table:table-cell office:value-type="float" office:value="8012007" calcext:value-type="float">
            <text:p>8012007</text:p>
          </table:table-cell>
          <table:table-cell office:value-type="float" office:value="0" calcext:value-type="float">
            <text:p>0</text:p>
          </table:table-cell>
          <table:table-cell office:value-type="float" office:value="1.536229" calcext:value-type="float">
            <text:p>1.536229</text:p>
          </table:table-cell>
          <table:table-cell office:value-type="float" office:value="0" calcext:value-type="float">
            <text:p>0</text:p>
          </table:table-cell>
          <table:table-cell office:value-type="float" office:value="1058.776" calcext:value-type="float">
            <text:p>1058.776</text:p>
          </table:table-cell>
          <table:table-cell office:value-type="float" office:value="-0.2201703" calcext:value-type="float">
            <text:p>-0.2201703</text:p>
          </table:table-cell>
          <table:table-cell office:value-type="float" office:value="0" calcext:value-type="float">
            <text:p>0</text:p>
          </table:table-cell>
          <table:table-cell office:value-type="float" office:value="0.3071889" calcext:value-type="float">
            <text:p>0.3071889</text:p>
          </table:table-cell>
          <table:table-cell office:value-type="float" office:value="0.3350258" calcext:value-type="float">
            <text:p>0.3350258</text:p>
          </table:table-cell>
          <table:table-cell office:value-type="float" office:value="0.3448204" calcext:value-type="float">
            <text:p>0.3448204</text:p>
          </table:table-cell>
          <table:table-cell office:value-type="float" office:value="0.3445213" calcext:value-type="float">
            <text:p>0.3445213</text:p>
          </table:table-cell>
          <table:table-cell office:value-type="float" office:value="0.3435933" calcext:value-type="float">
            <text:p>0.3435933</text:p>
          </table:table-cell>
          <table:table-cell office:value-type="float" office:value="0.2951481" calcext:value-type="float">
            <text:p>0.2951481</text:p>
          </table:table-cell>
          <table:table-cell office:value-type="float" office:value="0.2861128" calcext:value-type="float">
            <text:p>0.2861128</text:p>
          </table:table-cell>
          <table:table-cell office:value-type="float" office:value="0.3511053" calcext:value-type="float">
            <text:p>0.3511053</text:p>
          </table:table-cell>
          <table:table-cell office:value-type="float" office:value="0.3159287" calcext:value-type="float">
            <text:p>0.3159287</text:p>
          </table:table-cell>
          <table:table-cell office:value-type="float" office:value="0.3571563" calcext:value-type="float">
            <text:p>0.3571563</text:p>
          </table:table-cell>
          <table:table-cell office:value-type="float" office:value="0.3764577" calcext:value-type="float">
            <text:p>0.3764577</text:p>
          </table:table-cell>
          <table:table-cell office:value-type="float" office:value="0.3922566" calcext:value-type="float">
            <text:p>0.3922566</text:p>
          </table:table-cell>
          <table:table-cell office:value-type="float" office:value="0.4604211" calcext:value-type="float">
            <text:p>0.4604211</text:p>
          </table:table-cell>
          <table:table-cell office:value-type="float" office:value="0" calcext:value-type="float">
            <text:p>0</text:p>
          </table:table-cell>
          <table:table-cell office:value-type="float" office:value="0.07942463" calcext:value-type="float">
            <text:p>0.07942463</text:p>
          </table:table-cell>
          <table:table-cell office:value-type="float" office:value="0.05647175" calcext:value-type="float">
            <text:p>0.05647175</text:p>
          </table:table-cell>
          <table:table-cell office:value-type="float" office:value="1.942293E-015" calcext:value-type="float">
            <text:p>1.942293E-15</text:p>
          </table:table-cell>
          <table:table-cell office:value-type="float" office:value="1.993117E-015" calcext:value-type="float">
            <text:p>1.993117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30852" calcext:value-type="float">
            <text:p>-0.02830852</text:p>
          </table:table-cell>
          <table:table-cell office:value-type="float" office:value="-0.01735051" calcext:value-type="float">
            <text:p>-0.01735051</text:p>
          </table:table-cell>
          <table:table-cell office:value-type="float" office:value="-0.01476291" calcext:value-type="float">
            <text:p>-0.01476291</text:p>
          </table:table-cell>
          <table:table-cell office:value-type="float" office:value="-0.01501394" calcext:value-type="float">
            <text:p>-0.01501394</text:p>
          </table:table-cell>
          <table:table-cell office:value-type="float" office:value="-0.01527736" calcext:value-type="float">
            <text:p>-0.01527736</text:p>
          </table:table-cell>
          <table:table-cell office:value-type="float" office:value="-0.01647538" calcext:value-type="float">
            <text:p>-0.01647538</text:p>
          </table:table-cell>
          <table:table-cell office:value-type="float" office:value="-0.01869768" calcext:value-type="float">
            <text:p>-0.01869768</text:p>
          </table:table-cell>
          <table:table-cell office:value-type="float" office:value="-0.03822073" calcext:value-type="float">
            <text:p>-0.03822073</text:p>
          </table:table-cell>
          <table:table-cell office:value-type="float" office:value="-0.07721196" calcext:value-type="float">
            <text:p>-0.07721196</text:p>
          </table:table-cell>
          <table:table-cell office:value-type="float" office:value="-0.0257315" calcext:value-type="float">
            <text:p>-0.0257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958119" calcext:value-type="float">
            <text:p>-0.03958119</text:p>
          </table:table-cell>
          <table:table-cell office:value-type="float" office:value="0.004365077" calcext:value-type="float">
            <text:p>0.00436507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50056" calcext:value-type="float">
            <text:p>-2.35005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9" calcext:value-type="float">
            <text:p>9</text:p>
          </table:table-cell>
          <table:table-cell office:value-type="float" office:value="9012007" calcext:value-type="float">
            <text:p>9012007</text:p>
          </table:table-cell>
          <table:table-cell office:value-type="float" office:value="0.3175" calcext:value-type="float">
            <text:p>0.3175</text:p>
          </table:table-cell>
          <table:table-cell office:value-type="float" office:value="1.85701" calcext:value-type="float">
            <text:p>1.85701</text:p>
          </table:table-cell>
          <table:table-cell office:value-type="float" office:value="0" calcext:value-type="float">
            <text:p>0</text:p>
          </table:table-cell>
          <table:table-cell office:value-type="float" office:value="1058.742" calcext:value-type="float">
            <text:p>1058.742</text:p>
          </table:table-cell>
          <table:table-cell office:value-type="float" office:value="-0.1891703" calcext:value-type="float">
            <text:p>-0.1891703</text:p>
          </table:table-cell>
          <table:table-cell office:value-type="float" office:value="2.859129" calcext:value-type="float">
            <text:p>2.859129</text:p>
          </table:table-cell>
          <table:table-cell office:value-type="float" office:value="0.3121943" calcext:value-type="float">
            <text:p>0.3121943</text:p>
          </table:table-cell>
          <table:table-cell office:value-type="float" office:value="0.3364847" calcext:value-type="float">
            <text:p>0.3364847</text:p>
          </table:table-cell>
          <table:table-cell office:value-type="float" office:value="0.3441068" calcext:value-type="float">
            <text:p>0.3441068</text:p>
          </table:table-cell>
          <table:table-cell office:value-type="float" office:value="0.3420396" calcext:value-type="float">
            <text:p>0.3420396</text:p>
          </table:table-cell>
          <table:table-cell office:value-type="float" office:value="0.3406235" calcext:value-type="float">
            <text:p>0.3406235</text:p>
          </table:table-cell>
          <table:table-cell office:value-type="float" office:value="0.2938277" calcext:value-type="float">
            <text:p>0.2938277</text:p>
          </table:table-cell>
          <table:table-cell office:value-type="float" office:value="0.2834787" calcext:value-type="float">
            <text:p>0.2834787</text:p>
          </table:table-cell>
          <table:table-cell office:value-type="float" office:value="0.3539572" calcext:value-type="float">
            <text:p>0.3539572</text:p>
          </table:table-cell>
          <table:table-cell office:value-type="float" office:value="0.3169242" calcext:value-type="float">
            <text:p>0.3169242</text:p>
          </table:table-cell>
          <table:table-cell office:value-type="float" office:value="0.3571058" calcext:value-type="float">
            <text:p>0.3571058</text:p>
          </table:table-cell>
          <table:table-cell office:value-type="float" office:value="0.3765042" calcext:value-type="float">
            <text:p>0.3765042</text:p>
          </table:table-cell>
          <table:table-cell office:value-type="float" office:value="0.3923079" calcext:value-type="float">
            <text:p>0.3923079</text:p>
          </table:table-cell>
          <table:table-cell office:value-type="float" office:value="0.4623587" calcext:value-type="float">
            <text:p>0.4623587</text:p>
          </table:table-cell>
          <table:table-cell office:value-type="float" office:value="0" calcext:value-type="float">
            <text:p>0</text:p>
          </table:table-cell>
          <table:table-cell office:value-type="float" office:value="0.07261003" calcext:value-type="float">
            <text:p>0.07261003</text:p>
          </table:table-cell>
          <table:table-cell office:value-type="float" office:value="0.02921001" calcext:value-type="float">
            <text:p>0.02921001</text:p>
          </table:table-cell>
          <table:table-cell office:value-type="float" office:value="1.942283E-015" calcext:value-type="float">
            <text:p>1.942283E-15</text:p>
          </table:table-cell>
          <table:table-cell office:value-type="float" office:value="1.993115E-015" calcext:value-type="float">
            <text:p>1.993115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589955" calcext:value-type="float">
            <text:p>-0.02589955</text:p>
          </table:table-cell>
          <table:table-cell office:value-type="float" office:value="-0.01689838" calcext:value-type="float">
            <text:p>-0.01689838</text:p>
          </table:table-cell>
          <table:table-cell office:value-type="float" office:value="-0.01496085" calcext:value-type="float">
            <text:p>-0.01496085</text:p>
          </table:table-cell>
          <table:table-cell office:value-type="float" office:value="-0.01570388" calcext:value-type="float">
            <text:p>-0.01570388</text:p>
          </table:table-cell>
          <table:table-cell office:value-type="float" office:value="-0.01611231" calcext:value-type="float">
            <text:p>-0.01611231</text:p>
          </table:table-cell>
          <table:table-cell office:value-type="float" office:value="-0.01703558" calcext:value-type="float">
            <text:p>-0.01703558</text:p>
          </table:table-cell>
          <table:table-cell office:value-type="float" office:value="-0.02022632" calcext:value-type="float">
            <text:p>-0.02022632</text:p>
          </table:table-cell>
          <table:table-cell office:value-type="float" office:value="-0.03559455" calcext:value-type="float">
            <text:p>-0.03559455</text:p>
          </table:table-cell>
          <table:table-cell office:value-type="float" office:value="-0.07497974" calcext:value-type="float">
            <text:p>-0.07497974</text:p>
          </table:table-cell>
          <table:table-cell office:value-type="float" office:value="-0.02579282" calcext:value-type="float">
            <text:p>-0.02579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43554" calcext:value-type="float">
            <text:p>-0.0343554</text:p>
          </table:table-cell>
          <table:table-cell office:value-type="float" office:value="0.00424708" calcext:value-type="float">
            <text:p>0.0042470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63495" calcext:value-type="float">
            <text:p>-2.36349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0" calcext:value-type="float">
            <text:p>10</text:p>
          </table:table-cell>
          <table:table-cell office:value-type="float" office:value="10012007" calcext:value-type="float">
            <text:p>10012007</text:p>
          </table:table-cell>
          <table:table-cell office:value-type="float" office:value="1.27" calcext:value-type="float">
            <text:p>1.27</text:p>
          </table:table-cell>
          <table:table-cell office:value-type="float" office:value="1.905123" calcext:value-type="float">
            <text:p>1.905123</text:p>
          </table:table-cell>
          <table:table-cell office:value-type="float" office:value="0" calcext:value-type="float">
            <text:p>0</text:p>
          </table:table-cell>
          <table:table-cell office:value-type="float" office:value="1059.242" calcext:value-type="float">
            <text:p>1059.242</text:p>
          </table:table-cell>
          <table:table-cell office:value-type="float" office:value="0.2157599" calcext:value-type="float">
            <text:p>0.2157599</text:p>
          </table:table-cell>
          <table:table-cell office:value-type="float" office:value="2.354487" calcext:value-type="float">
            <text:p>2.354487</text:p>
          </table:table-cell>
          <table:table-cell office:value-type="float" office:value="0.3383413" calcext:value-type="float">
            <text:p>0.3383413</text:p>
          </table:table-cell>
          <table:table-cell office:value-type="float" office:value="0.3481899" calcext:value-type="float">
            <text:p>0.3481899</text:p>
          </table:table-cell>
          <table:table-cell office:value-type="float" office:value="0.3485762" calcext:value-type="float">
            <text:p>0.3485762</text:p>
          </table:table-cell>
          <table:table-cell office:value-type="float" office:value="0.343117" calcext:value-type="float">
            <text:p>0.343117</text:p>
          </table:table-cell>
          <table:table-cell office:value-type="float" office:value="0.3405733" calcext:value-type="float">
            <text:p>0.3405733</text:p>
          </table:table-cell>
          <table:table-cell office:value-type="float" office:value="0.2935266" calcext:value-type="float">
            <text:p>0.2935266</text:p>
          </table:table-cell>
          <table:table-cell office:value-type="float" office:value="0.2853009" calcext:value-type="float">
            <text:p>0.2853009</text:p>
          </table:table-cell>
          <table:table-cell office:value-type="float" office:value="0.3568004" calcext:value-type="float">
            <text:p>0.3568004</text:p>
          </table:table-cell>
          <table:table-cell office:value-type="float" office:value="0.3179398" calcext:value-type="float">
            <text:p>0.3179398</text:p>
          </table:table-cell>
          <table:table-cell office:value-type="float" office:value="0.3570643" calcext:value-type="float">
            <text:p>0.3570643</text:p>
          </table:table-cell>
          <table:table-cell office:value-type="float" office:value="0.3765409" calcext:value-type="float">
            <text:p>0.3765409</text:p>
          </table:table-cell>
          <table:table-cell office:value-type="float" office:value="0.3923227" calcext:value-type="float">
            <text:p>0.3923227</text:p>
          </table:table-cell>
          <table:table-cell office:value-type="float" office:value="0.4623659" calcext:value-type="float">
            <text:p>0.4623659</text:p>
          </table:table-cell>
          <table:table-cell office:value-type="float" office:value="0" calcext:value-type="float">
            <text:p>0</text:p>
          </table:table-cell>
          <table:table-cell office:value-type="float" office:value="0.03433403" calcext:value-type="float">
            <text:p>0.03433403</text:p>
          </table:table-cell>
          <table:table-cell office:value-type="float" office:value="0.0009487271" calcext:value-type="float">
            <text:p>0.0009487271</text:p>
          </table:table-cell>
          <table:table-cell office:value-type="float" office:value="1.942271E-015" calcext:value-type="float">
            <text:p>1.942271E-15</text:p>
          </table:table-cell>
          <table:table-cell office:value-type="float" office:value="1.993114E-015" calcext:value-type="float">
            <text:p>1.993114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27359" calcext:value-type="float">
            <text:p>-0.01627359</text:p>
          </table:table-cell>
          <table:table-cell office:value-type="float" office:value="-0.01377348" calcext:value-type="float">
            <text:p>-0.01377348</text:p>
          </table:table-cell>
          <table:table-cell office:value-type="float" office:value="-0.01384308" calcext:value-type="float">
            <text:p>-0.01384308</text:p>
          </table:table-cell>
          <table:table-cell office:value-type="float" office:value="-0.01542951" calcext:value-type="float">
            <text:p>-0.01542951</text:p>
          </table:table-cell>
          <table:table-cell office:value-type="float" office:value="-0.01615161" calcext:value-type="float">
            <text:p>-0.01615161</text:p>
          </table:table-cell>
          <table:table-cell office:value-type="float" office:value="-0.0171753" calcext:value-type="float">
            <text:p>-0.0171753</text:p>
          </table:table-cell>
          <table:table-cell office:value-type="float" office:value="-0.01906824" calcext:value-type="float">
            <text:p>-0.01906824</text:p>
          </table:table-cell>
          <table:table-cell office:value-type="float" office:value="-0.03318647" calcext:value-type="float">
            <text:p>-0.03318647</text:p>
          </table:table-cell>
          <table:table-cell office:value-type="float" office:value="-0.07277052" calcext:value-type="float">
            <text:p>-0.07277052</text:p>
          </table:table-cell>
          <table:table-cell office:value-type="float" office:value="-0.02584443" calcext:value-type="float">
            <text:p>-0.02584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46675" calcext:value-type="float">
            <text:p>-0.01746675</text:p>
          </table:table-cell>
          <table:table-cell office:value-type="float" office:value="0.004082888" calcext:value-type="float">
            <text:p>0.004082888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65825" calcext:value-type="float">
            <text:p>-2.36582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1" calcext:value-type="float">
            <text:p>11</text:p>
          </table:table-cell>
          <table:table-cell office:value-type="float" office:value="11012007" calcext:value-type="float">
            <text:p>11012007</text:p>
          </table:table-cell>
          <table:table-cell office:value-type="float" office:value="1.27" calcext:value-type="float">
            <text:p>1.27</text:p>
          </table:table-cell>
          <table:table-cell office:value-type="float" office:value="2.197716" calcext:value-type="float">
            <text:p>2.197716</text:p>
          </table:table-cell>
          <table:table-cell office:value-type="float" office:value="0" calcext:value-type="float">
            <text:p>0</text:p>
          </table:table-cell>
          <table:table-cell office:value-type="float" office:value="1058.541" calcext:value-type="float">
            <text:p>1058.541</text:p>
          </table:table-cell>
          <table:table-cell office:value-type="float" office:value="0.6239322" calcext:value-type="float">
            <text:p>0.6239322</text:p>
          </table:table-cell>
          <table:table-cell office:value-type="float" office:value="0" calcext:value-type="float">
            <text:p>0</text:p>
          </table:table-cell>
          <table:table-cell office:value-type="float" office:value="0.3254212" calcext:value-type="float">
            <text:p>0.3254212</text:p>
          </table:table-cell>
          <table:table-cell office:value-type="float" office:value="0.3372248" calcext:value-type="float">
            <text:p>0.3372248</text:p>
          </table:table-cell>
          <table:table-cell office:value-type="float" office:value="0.3396769" calcext:value-type="float">
            <text:p>0.3396769</text:p>
          </table:table-cell>
          <table:table-cell office:value-type="float" office:value="0.3402548" calcext:value-type="float">
            <text:p>0.3402548</text:p>
          </table:table-cell>
          <table:table-cell office:value-type="float" office:value="0.3402145" calcext:value-type="float">
            <text:p>0.3402145</text:p>
          </table:table-cell>
          <table:table-cell office:value-type="float" office:value="0.2943209" calcext:value-type="float">
            <text:p>0.2943209</text:p>
          </table:table-cell>
          <table:table-cell office:value-type="float" office:value="0.286117" calcext:value-type="float">
            <text:p>0.286117</text:p>
          </table:table-cell>
          <table:table-cell office:value-type="float" office:value="0.3594556" calcext:value-type="float">
            <text:p>0.3594556</text:p>
          </table:table-cell>
          <table:table-cell office:value-type="float" office:value="0.3189541" calcext:value-type="float">
            <text:p>0.3189541</text:p>
          </table:table-cell>
          <table:table-cell office:value-type="float" office:value="0.3570466" calcext:value-type="float">
            <text:p>0.3570466</text:p>
          </table:table-cell>
          <table:table-cell office:value-type="float" office:value="0.3765706" calcext:value-type="float">
            <text:p>0.3765706</text:p>
          </table:table-cell>
          <table:table-cell office:value-type="float" office:value="0.3923233" calcext:value-type="float">
            <text:p>0.3923233</text:p>
          </table:table-cell>
          <table:table-cell office:value-type="float" office:value="0.4623675" calcext:value-type="float">
            <text:p>0.4623675</text:p>
          </table:table-cell>
          <table:table-cell office:value-type="float" office:value="0" calcext:value-type="float">
            <text:p>0</text:p>
          </table:table-cell>
          <table:table-cell office:value-type="float" office:value="0.01859555" calcext:value-type="float">
            <text:p>0.01859555</text:p>
          </table:table-cell>
          <table:table-cell office:value-type="float" office:value="1.947962E-015" calcext:value-type="float">
            <text:p>1.947962E-15</text:p>
          </table:table-cell>
          <table:table-cell office:value-type="float" office:value="1.94226E-015" calcext:value-type="float">
            <text:p>1.94226E-15</text:p>
          </table:table-cell>
          <table:table-cell office:value-type="float" office:value="1.993109E-015" calcext:value-type="float">
            <text:p>1.993109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54262" calcext:value-type="float">
            <text:p>-0.02054262</text:p>
          </table:table-cell>
          <table:table-cell office:value-type="float" office:value="-0.01688283" calcext:value-type="float">
            <text:p>-0.01688283</text:p>
          </table:table-cell>
          <table:table-cell office:value-type="float" office:value="-0.01626918" calcext:value-type="float">
            <text:p>-0.01626918</text:p>
          </table:table-cell>
          <table:table-cell office:value-type="float" office:value="-0.01620299" calcext:value-type="float">
            <text:p>-0.01620299</text:p>
          </table:table-cell>
          <table:table-cell office:value-type="float" office:value="-0.01621655" calcext:value-type="float">
            <text:p>-0.01621655</text:p>
          </table:table-cell>
          <table:table-cell office:value-type="float" office:value="-0.01682492" calcext:value-type="float">
            <text:p>-0.01682492</text:p>
          </table:table-cell>
          <table:table-cell office:value-type="float" office:value="-0.01863931" calcext:value-type="float">
            <text:p>-0.01863931</text:p>
          </table:table-cell>
          <table:table-cell office:value-type="float" office:value="-0.02849032" calcext:value-type="float">
            <text:p>-0.02849032</text:p>
          </table:table-cell>
          <table:table-cell office:value-type="float" office:value="-0.07063608" calcext:value-type="float">
            <text:p>-0.07063608</text:p>
          </table:table-cell>
          <table:table-cell office:value-type="float" office:value="-0.02586673" calcext:value-type="float">
            <text:p>-0.02586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10426" calcext:value-type="float">
            <text:p>-0.02210426</text:p>
          </table:table-cell>
          <table:table-cell office:value-type="float" office:value="0.00402588" calcext:value-type="float">
            <text:p>0.00402588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68934" calcext:value-type="float">
            <text:p>-2.36893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2" calcext:value-type="float">
            <text:p>12</text:p>
          </table:table-cell>
          <table:table-cell office:value-type="float" office:value="12012007" calcext:value-type="float">
            <text:p>12012007</text:p>
          </table:table-cell>
          <table:table-cell office:value-type="float" office:value="3.81" calcext:value-type="float">
            <text:p>3.81</text:p>
          </table:table-cell>
          <table:table-cell office:value-type="float" office:value="2.713487" calcext:value-type="float">
            <text:p>2.713487</text:p>
          </table:table-cell>
          <table:table-cell office:value-type="float" office:value="0" calcext:value-type="float">
            <text:p>0</text:p>
          </table:table-cell>
          <table:table-cell office:value-type="float" office:value="1060.174" calcext:value-type="float">
            <text:p>1060.174</text:p>
          </table:table-cell>
          <table:table-cell office:value-type="float" office:value="1.015294" calcext:value-type="float">
            <text:p>1.015294</text:p>
          </table:table-cell>
          <table:table-cell office:value-type="float" office:value="22.17801" calcext:value-type="float">
            <text:p>22.17801</text:p>
          </table:table-cell>
          <table:table-cell office:value-type="float" office:value="0.2773796" calcext:value-type="float">
            <text:p>0.2773796</text:p>
          </table:table-cell>
          <table:table-cell office:value-type="float" office:value="0.3169123" calcext:value-type="float">
            <text:p>0.3169123</text:p>
          </table:table-cell>
          <table:table-cell office:value-type="float" office:value="0.3302089" calcext:value-type="float">
            <text:p>0.3302089</text:p>
          </table:table-cell>
          <table:table-cell office:value-type="float" office:value="0.3348234" calcext:value-type="float">
            <text:p>0.3348234</text:p>
          </table:table-cell>
          <table:table-cell office:value-type="float" office:value="0.3361814" calcext:value-type="float">
            <text:p>0.3361814</text:p>
          </table:table-cell>
          <table:table-cell office:value-type="float" office:value="0.2930849" calcext:value-type="float">
            <text:p>0.2930849</text:p>
          </table:table-cell>
          <table:table-cell office:value-type="float" office:value="0.2849867" calcext:value-type="float">
            <text:p>0.2849867</text:p>
          </table:table-cell>
          <table:table-cell office:value-type="float" office:value="0.3612494" calcext:value-type="float">
            <text:p>0.3612494</text:p>
          </table:table-cell>
          <table:table-cell office:value-type="float" office:value="0.319971" calcext:value-type="float">
            <text:p>0.319971</text:p>
          </table:table-cell>
          <table:table-cell office:value-type="float" office:value="0.3570499" calcext:value-type="float">
            <text:p>0.3570499</text:p>
          </table:table-cell>
          <table:table-cell office:value-type="float" office:value="0.3765947" calcext:value-type="float">
            <text:p>0.3765947</text:p>
          </table:table-cell>
          <table:table-cell office:value-type="float" office:value="0.3923055" calcext:value-type="float">
            <text:p>0.3923055</text:p>
          </table:table-cell>
          <table:table-cell office:value-type="float" office:value="0.4623619" calcext:value-type="float">
            <text:p>0.4623619</text:p>
          </table:table-cell>
          <table:table-cell office:value-type="float" office:value="0" calcext:value-type="float">
            <text:p>0</text:p>
          </table:table-cell>
          <table:table-cell office:value-type="float" office:value="0.0908442" calcext:value-type="float">
            <text:p>0.0908442</text:p>
          </table:table-cell>
          <table:table-cell office:value-type="float" office:value="0.004290611" calcext:value-type="float">
            <text:p>0.004290611</text:p>
          </table:table-cell>
          <table:table-cell office:value-type="float" office:value="1.94225E-015" calcext:value-type="float">
            <text:p>1.94225E-15</text:p>
          </table:table-cell>
          <table:table-cell office:value-type="float" office:value="1.993106E-015" calcext:value-type="float">
            <text:p>1.993106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182784" calcext:value-type="float">
            <text:p>-0.06182784</text:p>
          </table:table-cell>
          <table:table-cell office:value-type="float" office:value="-0.02468546" calcext:value-type="float">
            <text:p>-0.02468546</text:p>
          </table:table-cell>
          <table:table-cell office:value-type="float" office:value="-0.01931662" calcext:value-type="float">
            <text:p>-0.01931662</text:p>
          </table:table-cell>
          <table:table-cell office:value-type="float" office:value="-0.01786021" calcext:value-type="float">
            <text:p>-0.01786021</text:p>
          </table:table-cell>
          <table:table-cell office:value-type="float" office:value="-0.01743143" calcext:value-type="float">
            <text:p>-0.01743143</text:p>
          </table:table-cell>
          <table:table-cell office:value-type="float" office:value="-0.01736196" calcext:value-type="float">
            <text:p>-0.01736196</text:p>
          </table:table-cell>
          <table:table-cell office:value-type="float" office:value="-0.01927352" calcext:value-type="float">
            <text:p>-0.01927352</text:p>
          </table:table-cell>
          <table:table-cell office:value-type="float" office:value="-0.02557797" calcext:value-type="float">
            <text:p>-0.02557797</text:p>
          </table:table-cell>
          <table:table-cell office:value-type="float" office:value="-0.06856532" calcext:value-type="float">
            <text:p>-0.06856532</text:p>
          </table:table-cell>
          <table:table-cell office:value-type="float" office:value="-0.02586304" calcext:value-type="float">
            <text:p>-0.02586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475517" calcext:value-type="float">
            <text:p>-0.08475517</text:p>
          </table:table-cell>
          <table:table-cell office:value-type="float" office:value="0.004090724" calcext:value-type="float">
            <text:p>0.004090724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2574" calcext:value-type="float">
            <text:p>-2.37257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3" calcext:value-type="float">
            <text:p>13</text:p>
          </table:table-cell>
          <table:table-cell office:value-type="float" office:value="13012007" calcext:value-type="float">
            <text:p>13012007</text:p>
          </table:table-cell>
          <table:table-cell office:value-type="float" office:value="11.43" calcext:value-type="float">
            <text:p>11.43</text:p>
          </table:table-cell>
          <table:table-cell office:value-type="float" office:value="2.579106" calcext:value-type="float">
            <text:p>2.579106</text:p>
          </table:table-cell>
          <table:table-cell office:value-type="float" office:value="0" calcext:value-type="float">
            <text:p>0</text:p>
          </table:table-cell>
          <table:table-cell office:value-type="float" office:value="1067.1" calcext:value-type="float">
            <text:p>1067.1</text:p>
          </table:table-cell>
          <table:table-cell office:value-type="float" office:value="1.843366" calcext:value-type="float">
            <text:p>1.843366</text:p>
          </table:table-cell>
          <table:table-cell office:value-type="float" office:value="86.84587" calcext:value-type="float">
            <text:p>86.84587</text:p>
          </table:table-cell>
          <table:table-cell office:value-type="float" office:value="0.2735682" calcext:value-type="float">
            <text:p>0.2735682</text:p>
          </table:table-cell>
          <table:table-cell office:value-type="float" office:value="0.301777" calcext:value-type="float">
            <text:p>0.301777</text:p>
          </table:table-cell>
          <table:table-cell office:value-type="float" office:value="0.3198181" calcext:value-type="float">
            <text:p>0.3198181</text:p>
          </table:table-cell>
          <table:table-cell office:value-type="float" office:value="0.3281484" calcext:value-type="float">
            <text:p>0.3281484</text:p>
          </table:table-cell>
          <table:table-cell office:value-type="float" office:value="0.3312492" calcext:value-type="float">
            <text:p>0.3312492</text:p>
          </table:table-cell>
          <table:table-cell office:value-type="float" office:value="0.292031" calcext:value-type="float">
            <text:p>0.292031</text:p>
          </table:table-cell>
          <table:table-cell office:value-type="float" office:value="0.2911512" calcext:value-type="float">
            <text:p>0.2911512</text:p>
          </table:table-cell>
          <table:table-cell office:value-type="float" office:value="0.362709" calcext:value-type="float">
            <text:p>0.362709</text:p>
          </table:table-cell>
          <table:table-cell office:value-type="float" office:value="0.3211077" calcext:value-type="float">
            <text:p>0.3211077</text:p>
          </table:table-cell>
          <table:table-cell office:value-type="float" office:value="0.3570274" calcext:value-type="float">
            <text:p>0.3570274</text:p>
          </table:table-cell>
          <table:table-cell office:value-type="float" office:value="0.3766138" calcext:value-type="float">
            <text:p>0.3766138</text:p>
          </table:table-cell>
          <table:table-cell office:value-type="float" office:value="0.392263" calcext:value-type="float">
            <text:p>0.392263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0.09616052" calcext:value-type="float">
            <text:p>0.09616052</text:p>
          </table:table-cell>
          <table:table-cell office:value-type="float" office:value="1.966201E-015" calcext:value-type="float">
            <text:p>1.966201E-15</text:p>
          </table:table-cell>
          <table:table-cell office:value-type="float" office:value="1.94224E-015" calcext:value-type="float">
            <text:p>1.94224E-15</text:p>
          </table:table-cell>
          <table:table-cell office:value-type="float" office:value="1.993104E-015" calcext:value-type="float">
            <text:p>1.993104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159431" calcext:value-type="float">
            <text:p>-0.07159431</text:p>
          </table:table-cell>
          <table:table-cell office:value-type="float" office:value="-0.0338363" calcext:value-type="float">
            <text:p>-0.0338363</text:p>
          </table:table-cell>
          <table:table-cell office:value-type="float" office:value="-0.02355239" calcext:value-type="float">
            <text:p>-0.02355239</text:p>
          </table:table-cell>
          <table:table-cell office:value-type="float" office:value="-0.02019562" calcext:value-type="float">
            <text:p>-0.02019562</text:p>
          </table:table-cell>
          <table:table-cell office:value-type="float" office:value="-0.01907686" calcext:value-type="float">
            <text:p>-0.01907686</text:p>
          </table:table-cell>
          <table:table-cell office:value-type="float" office:value="-0.0178512" calcext:value-type="float">
            <text:p>-0.0178512</text:p>
          </table:table-cell>
          <table:table-cell office:value-type="float" office:value="-0.01614541" calcext:value-type="float">
            <text:p>-0.01614541</text:p>
          </table:table-cell>
          <table:table-cell office:value-type="float" office:value="-0.02344964" calcext:value-type="float">
            <text:p>-0.02344964</text:p>
          </table:table-cell>
          <table:table-cell office:value-type="float" office:value="-0.06633545" calcext:value-type="float">
            <text:p>-0.06633545</text:p>
          </table:table-cell>
          <table:table-cell office:value-type="float" office:value="-0.0258898" calcext:value-type="float">
            <text:p>-0.0258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57495" calcext:value-type="float">
            <text:p>-0.1757495</text:p>
          </table:table-cell>
          <table:table-cell office:value-type="float" office:value="0.004105703" calcext:value-type="float">
            <text:p>0.004105703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5477" calcext:value-type="float">
            <text:p>-2.37547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4" calcext:value-type="float">
            <text:p>14</text:p>
          </table:table-cell>
          <table:table-cell office:value-type="float" office:value="14012007" calcext:value-type="float">
            <text:p>14012007</text:p>
          </table:table-cell>
          <table:table-cell office:value-type="float" office:value="11.43" calcext:value-type="float">
            <text:p>11.43</text:p>
          </table:table-cell>
          <table:table-cell office:value-type="float" office:value="2.412004" calcext:value-type="float">
            <text:p>2.412004</text:p>
          </table:table-cell>
          <table:table-cell office:value-type="float" office:value="0" calcext:value-type="float">
            <text:p>0</text:p>
          </table:table-cell>
          <table:table-cell office:value-type="float" office:value="1066.431" calcext:value-type="float">
            <text:p>1066.431</text:p>
          </table:table-cell>
          <table:table-cell office:value-type="float" office:value="2.679479" calcext:value-type="float">
            <text:p>2.679479</text:p>
          </table:table-cell>
          <table:table-cell office:value-type="float" office:value="84.84205" calcext:value-type="float">
            <text:p>84.84205</text:p>
          </table:table-cell>
          <table:table-cell office:value-type="float" office:value="0.2588125" calcext:value-type="float">
            <text:p>0.2588125</text:p>
          </table:table-cell>
          <table:table-cell office:value-type="float" office:value="0.2931315" calcext:value-type="float">
            <text:p>0.2931315</text:p>
          </table:table-cell>
          <table:table-cell office:value-type="float" office:value="0.3118253" calcext:value-type="float">
            <text:p>0.3118253</text:p>
          </table:table-cell>
          <table:table-cell office:value-type="float" office:value="0.322804" calcext:value-type="float">
            <text:p>0.322804</text:p>
          </table:table-cell>
          <table:table-cell office:value-type="float" office:value="0.3279035" calcext:value-type="float">
            <text:p>0.3279035</text:p>
          </table:table-cell>
          <table:table-cell office:value-type="float" office:value="0.2917584" calcext:value-type="float">
            <text:p>0.2917584</text:p>
          </table:table-cell>
          <table:table-cell office:value-type="float" office:value="0.2919832" calcext:value-type="float">
            <text:p>0.2919832</text:p>
          </table:table-cell>
          <table:table-cell office:value-type="float" office:value="0.3643444" calcext:value-type="float">
            <text:p>0.3643444</text:p>
          </table:table-cell>
          <table:table-cell office:value-type="float" office:value="0.3223739" calcext:value-type="float">
            <text:p>0.3223739</text:p>
          </table:table-cell>
          <table:table-cell office:value-type="float" office:value="0.3569822" calcext:value-type="float">
            <text:p>0.3569822</text:p>
          </table:table-cell>
          <table:table-cell office:value-type="float" office:value="0.3766225" calcext:value-type="float">
            <text:p>0.3766225</text:p>
          </table:table-cell>
          <table:table-cell office:value-type="float" office:value="0.3922037" calcext:value-type="float">
            <text:p>0.392203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6998511" calcext:value-type="float">
            <text:p>0.06998511</text:p>
          </table:table-cell>
          <table:table-cell office:value-type="float" office:value="1.966189E-015" calcext:value-type="float">
            <text:p>1.966189E-15</text:p>
          </table:table-cell>
          <table:table-cell office:value-type="float" office:value="1.942228E-015" calcext:value-type="float">
            <text:p>1.942228E-15</text:p>
          </table:table-cell>
          <table:table-cell office:value-type="float" office:value="1.993103E-015" calcext:value-type="float">
            <text:p>1.993103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96779" calcext:value-type="float">
            <text:p>-0.1096779</text:p>
          </table:table-cell>
          <table:table-cell office:value-type="float" office:value="-0.04236669" calcext:value-type="float">
            <text:p>-0.04236669</text:p>
          </table:table-cell>
          <table:table-cell office:value-type="float" office:value="-0.02752854" calcext:value-type="float">
            <text:p>-0.02752854</text:p>
          </table:table-cell>
          <table:table-cell office:value-type="float" office:value="-0.02233013" calcext:value-type="float">
            <text:p>-0.02233013</text:p>
          </table:table-cell>
          <table:table-cell office:value-type="float" office:value="-0.02030059" calcext:value-type="float">
            <text:p>-0.02030059</text:p>
          </table:table-cell>
          <table:table-cell office:value-type="float" office:value="-0.01797241" calcext:value-type="float">
            <text:p>-0.01797241</text:p>
          </table:table-cell>
          <table:table-cell office:value-type="float" office:value="-0.01574108" calcext:value-type="float">
            <text:p>-0.01574108</text:p>
          </table:table-cell>
          <table:table-cell office:value-type="float" office:value="-0.02127746" calcext:value-type="float">
            <text:p>-0.02127746</text:p>
          </table:table-cell>
          <table:table-cell office:value-type="float" office:value="-0.06393902" calcext:value-type="float">
            <text:p>-0.06393902</text:p>
          </table:table-cell>
          <table:table-cell office:value-type="float" office:value="-0.02594647" calcext:value-type="float">
            <text:p>-0.02594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053714" calcext:value-type="float">
            <text:p>-0.3053714</text:p>
          </table:table-cell>
          <table:table-cell office:value-type="float" office:value="0.004074266" calcext:value-type="float">
            <text:p>0.00407426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7954" calcext:value-type="float">
            <text:p>-2.37795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5" calcext:value-type="float">
            <text:p>15</text:p>
          </table:table-cell>
          <table:table-cell office:value-type="float" office:value="15012007" calcext:value-type="float">
            <text:p>15012007</text:p>
          </table:table-cell>
          <table:table-cell office:value-type="float" office:value="11.43" calcext:value-type="float">
            <text:p>11.43</text:p>
          </table:table-cell>
          <table:table-cell office:value-type="float" office:value="2.282844" calcext:value-type="float">
            <text:p>2.282844</text:p>
          </table:table-cell>
          <table:table-cell office:value-type="float" office:value="0" calcext:value-type="float">
            <text:p>0</text:p>
          </table:table-cell>
          <table:table-cell office:value-type="float" office:value="1065.726" calcext:value-type="float">
            <text:p>1065.726</text:p>
          </table:table-cell>
          <table:table-cell office:value-type="float" office:value="3.514042" calcext:value-type="float">
            <text:p>3.514042</text:p>
          </table:table-cell>
          <table:table-cell office:value-type="float" office:value="82.90446" calcext:value-type="float">
            <text:p>82.90446</text:p>
          </table:table-cell>
          <table:table-cell office:value-type="float" office:value="0.2437782" calcext:value-type="float">
            <text:p>0.2437782</text:p>
          </table:table-cell>
          <table:table-cell office:value-type="float" office:value="0.2890995" calcext:value-type="float">
            <text:p>0.2890995</text:p>
          </table:table-cell>
          <table:table-cell office:value-type="float" office:value="0.3075447" calcext:value-type="float">
            <text:p>0.3075447</text:p>
          </table:table-cell>
          <table:table-cell office:value-type="float" office:value="0.3192241" calcext:value-type="float">
            <text:p>0.3192241</text:p>
          </table:table-cell>
          <table:table-cell office:value-type="float" office:value="0.3244092" calcext:value-type="float">
            <text:p>0.3244092</text:p>
          </table:table-cell>
          <table:table-cell office:value-type="float" office:value="0.2900361" calcext:value-type="float">
            <text:p>0.2900361</text:p>
          </table:table-cell>
          <table:table-cell office:value-type="float" office:value="0.2893323" calcext:value-type="float">
            <text:p>0.2893323</text:p>
          </table:table-cell>
          <table:table-cell office:value-type="float" office:value="0.3654142" calcext:value-type="float">
            <text:p>0.3654142</text:p>
          </table:table-cell>
          <table:table-cell office:value-type="float" office:value="0.3236069" calcext:value-type="float">
            <text:p>0.3236069</text:p>
          </table:table-cell>
          <table:table-cell office:value-type="float" office:value="0.3569673" calcext:value-type="float">
            <text:p>0.3569673</text:p>
          </table:table-cell>
          <table:table-cell office:value-type="float" office:value="0.3766235" calcext:value-type="float">
            <text:p>0.3766235</text:p>
          </table:table-cell>
          <table:table-cell office:value-type="float" office:value="0.3921396" calcext:value-type="float">
            <text:p>0.392139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5268373" calcext:value-type="float">
            <text:p>0.05268373</text:p>
          </table:table-cell>
          <table:table-cell office:value-type="float" office:value="1.96618E-015" calcext:value-type="float">
            <text:p>1.96618E-15</text:p>
          </table:table-cell>
          <table:table-cell office:value-type="float" office:value="1.942216E-015" calcext:value-type="float">
            <text:p>1.942216E-15</text:p>
          </table:table-cell>
          <table:table-cell office:value-type="float" office:value="1.993102E-015" calcext:value-type="float">
            <text:p>1.993102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33813" calcext:value-type="float">
            <text:p>-0.1733813</text:p>
          </table:table-cell>
          <table:table-cell office:value-type="float" office:value="-0.04722162" calcext:value-type="float">
            <text:p>-0.04722162</text:p>
          </table:table-cell>
          <table:table-cell office:value-type="float" office:value="-0.02999198" calcext:value-type="float">
            <text:p>-0.02999198</text:p>
          </table:table-cell>
          <table:table-cell office:value-type="float" office:value="-0.02390689" calcext:value-type="float">
            <text:p>-0.02390689</text:p>
          </table:table-cell>
          <table:table-cell office:value-type="float" office:value="-0.02167216" calcext:value-type="float">
            <text:p>-0.02167216</text:p>
          </table:table-cell>
          <table:table-cell office:value-type="float" office:value="-0.01879019" calcext:value-type="float">
            <text:p>-0.01879019</text:p>
          </table:table-cell>
          <table:table-cell office:value-type="float" office:value="-0.01698196" calcext:value-type="float">
            <text:p>-0.01698196</text:p>
          </table:table-cell>
          <table:table-cell office:value-type="float" office:value="-0.01995761" calcext:value-type="float">
            <text:p>-0.01995761</text:p>
          </table:table-cell>
          <table:table-cell office:value-type="float" office:value="-0.06169702" calcext:value-type="float">
            <text:p>-0.06169702</text:p>
          </table:table-cell>
          <table:table-cell office:value-type="float" office:value="-0.02596526" calcext:value-type="float">
            <text:p>-0.02596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0417" calcext:value-type="float">
            <text:p>-0.630417</text:p>
          </table:table-cell>
          <table:table-cell office:value-type="float" office:value="0.004044378" calcext:value-type="float">
            <text:p>0.004044378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0422" calcext:value-type="float">
            <text:p>-2.38042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6" calcext:value-type="float">
            <text:p>16</text:p>
          </table:table-cell>
          <table:table-cell office:value-type="float" office:value="16012007" calcext:value-type="float">
            <text:p>16012007</text:p>
          </table:table-cell>
          <table:table-cell office:value-type="float" office:value="11.43" calcext:value-type="float">
            <text:p>11.43</text:p>
          </table:table-cell>
          <table:table-cell office:value-type="float" office:value="2.158859" calcext:value-type="float">
            <text:p>2.158859</text:p>
          </table:table-cell>
          <table:table-cell office:value-type="float" office:value="0" calcext:value-type="float">
            <text:p>0</text:p>
          </table:table-cell>
          <table:table-cell office:value-type="float" office:value="1065.028" calcext:value-type="float">
            <text:p>1065.028</text:p>
          </table:table-cell>
          <table:table-cell office:value-type="float" office:value="4.335374" calcext:value-type="float">
            <text:p>4.335374</text:p>
          </table:table-cell>
          <table:table-cell office:value-type="float" office:value="81.2792" calcext:value-type="float">
            <text:p>81.2792</text:p>
          </table:table-cell>
          <table:table-cell office:value-type="float" office:value="0.2260299" calcext:value-type="float">
            <text:p>0.2260299</text:p>
          </table:table-cell>
          <table:table-cell office:value-type="float" office:value="0.2900303" calcext:value-type="float">
            <text:p>0.2900303</text:p>
          </table:table-cell>
          <table:table-cell office:value-type="float" office:value="0.3042831" calcext:value-type="float">
            <text:p>0.3042831</text:p>
          </table:table-cell>
          <table:table-cell office:value-type="float" office:value="0.3159294" calcext:value-type="float">
            <text:p>0.3159294</text:p>
          </table:table-cell>
          <table:table-cell office:value-type="float" office:value="0.321499" calcext:value-type="float">
            <text:p>0.321499</text:p>
          </table:table-cell>
          <table:table-cell office:value-type="float" office:value="0.2877042" calcext:value-type="float">
            <text:p>0.2877042</text:p>
          </table:table-cell>
          <table:table-cell office:value-type="float" office:value="0.2856022" calcext:value-type="float">
            <text:p>0.2856022</text:p>
          </table:table-cell>
          <table:table-cell office:value-type="float" office:value="0.3656098" calcext:value-type="float">
            <text:p>0.3656098</text:p>
          </table:table-cell>
          <table:table-cell office:value-type="float" office:value="0.3247851" calcext:value-type="float">
            <text:p>0.3247851</text:p>
          </table:table-cell>
          <table:table-cell office:value-type="float" office:value="0.3569783" calcext:value-type="float">
            <text:p>0.3569783</text:p>
          </table:table-cell>
          <table:table-cell office:value-type="float" office:value="0.3766198" calcext:value-type="float">
            <text:p>0.3766198</text:p>
          </table:table-cell>
          <table:table-cell office:value-type="float" office:value="0.3920705" calcext:value-type="float">
            <text:p>0.3920705</text:p>
          </table:table-cell>
          <table:table-cell office:value-type="float" office:value="0.4623746" calcext:value-type="float">
            <text:p>0.4623746</text:p>
          </table:table-cell>
          <table:table-cell office:value-type="float" office:value="0" calcext:value-type="float">
            <text:p>0</text:p>
          </table:table-cell>
          <table:table-cell office:value-type="float" office:value="0.04773216" calcext:value-type="float">
            <text:p>0.04773216</text:p>
          </table:table-cell>
          <table:table-cell office:value-type="float" office:value="1.966174E-015" calcext:value-type="float">
            <text:p>1.966174E-15</text:p>
          </table:table-cell>
          <table:table-cell office:value-type="float" office:value="1.942204E-015" calcext:value-type="float">
            <text:p>1.942204E-15</text:p>
          </table:table-cell>
          <table:table-cell office:value-type="float" office:value="1.993102E-015" calcext:value-type="float">
            <text:p>1.993102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104565" calcext:value-type="float">
            <text:p>-0.3104565</text:p>
          </table:table-cell>
          <table:table-cell office:value-type="float" office:value="-0.04607454" calcext:value-type="float">
            <text:p>-0.04607454</text:p>
          </table:table-cell>
          <table:table-cell office:value-type="float" office:value="-0.03203742" calcext:value-type="float">
            <text:p>-0.03203742</text:p>
          </table:table-cell>
          <table:table-cell office:value-type="float" office:value="-0.02548358" calcext:value-type="float">
            <text:p>-0.02548358</text:p>
          </table:table-cell>
          <table:table-cell office:value-type="float" office:value="-0.02290164" calcext:value-type="float">
            <text:p>-0.02290164</text:p>
          </table:table-cell>
          <table:table-cell office:value-type="float" office:value="-0.01996711" calcext:value-type="float">
            <text:p>-0.01996711</text:p>
          </table:table-cell>
          <table:table-cell office:value-type="float" office:value="-0.01892892" calcext:value-type="float">
            <text:p>-0.01892892</text:p>
          </table:table-cell>
          <table:table-cell office:value-type="float" office:value="-0.019718" calcext:value-type="float">
            <text:p>-0.019718</text:p>
          </table:table-cell>
          <table:table-cell office:value-type="float" office:value="-0.05963549" calcext:value-type="float">
            <text:p>-0.05963549</text:p>
          </table:table-cell>
          <table:table-cell office:value-type="float" office:value="-0.02595192" calcext:value-type="float">
            <text:p>-0.02595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76345" calcext:value-type="float">
            <text:p>-1.276345</text:p>
          </table:table-cell>
          <table:table-cell office:value-type="float" office:value="0.004024321" calcext:value-type="float">
            <text:p>0.004024321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292" calcext:value-type="float">
            <text:p>-2.3829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7" calcext:value-type="float">
            <text:p>17</text:p>
          </table:table-cell>
          <table:table-cell office:value-type="float" office:value="17012007" calcext:value-type="float">
            <text:p>17012007</text:p>
          </table:table-cell>
          <table:table-cell office:value-type="float" office:value="11.43" calcext:value-type="float">
            <text:p>11.43</text:p>
          </table:table-cell>
          <table:table-cell office:value-type="float" office:value="2.056203" calcext:value-type="float">
            <text:p>2.056203</text:p>
          </table:table-cell>
          <table:table-cell office:value-type="float" office:value="0" calcext:value-type="float">
            <text:p>0</text:p>
          </table:table-cell>
          <table:table-cell office:value-type="float" office:value="1064.529" calcext:value-type="float">
            <text:p>1064.529</text:p>
          </table:table-cell>
          <table:table-cell office:value-type="float" office:value="4.937479" calcext:value-type="float">
            <text:p>4.937479</text:p>
          </table:table-cell>
          <table:table-cell office:value-type="float" office:value="78.12014" calcext:value-type="float">
            <text:p>78.12014</text:p>
          </table:table-cell>
          <table:table-cell office:value-type="float" office:value="0.2286757" calcext:value-type="float">
            <text:p>0.2286757</text:p>
          </table:table-cell>
          <table:table-cell office:value-type="float" office:value="0.290154" calcext:value-type="float">
            <text:p>0.290154</text:p>
          </table:table-cell>
          <table:table-cell office:value-type="float" office:value="0.3029355" calcext:value-type="float">
            <text:p>0.3029355</text:p>
          </table:table-cell>
          <table:table-cell office:value-type="float" office:value="0.313591" calcext:value-type="float">
            <text:p>0.313591</text:p>
          </table:table-cell>
          <table:table-cell office:value-type="float" office:value="0.3184393" calcext:value-type="float">
            <text:p>0.3184393</text:p>
          </table:table-cell>
          <table:table-cell office:value-type="float" office:value="0.2852536" calcext:value-type="float">
            <text:p>0.2852536</text:p>
          </table:table-cell>
          <table:table-cell office:value-type="float" office:value="0.2832433" calcext:value-type="float">
            <text:p>0.2832433</text:p>
          </table:table-cell>
          <table:table-cell office:value-type="float" office:value="0.3650489" calcext:value-type="float">
            <text:p>0.3650489</text:p>
          </table:table-cell>
          <table:table-cell office:value-type="float" office:value="0.3261666" calcext:value-type="float">
            <text:p>0.3261666</text:p>
          </table:table-cell>
          <table:table-cell office:value-type="float" office:value="0.3569381" calcext:value-type="float">
            <text:p>0.3569381</text:p>
          </table:table-cell>
          <table:table-cell office:value-type="float" office:value="0.3766113" calcext:value-type="float">
            <text:p>0.3766113</text:p>
          </table:table-cell>
          <table:table-cell office:value-type="float" office:value="0.3919966" calcext:value-type="float">
            <text:p>0.391996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3715667" calcext:value-type="float">
            <text:p>0.03715667</text:p>
          </table:table-cell>
          <table:table-cell office:value-type="float" office:value="1.966172E-015" calcext:value-type="float">
            <text:p>1.966172E-15</text:p>
          </table:table-cell>
          <table:table-cell office:value-type="float" office:value="1.942192E-015" calcext:value-type="float">
            <text:p>1.942192E-15</text:p>
          </table:table-cell>
          <table:table-cell office:value-type="float" office:value="1.993101E-015" calcext:value-type="float">
            <text:p>1.99310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851802" calcext:value-type="float">
            <text:p>-0.2851802</text:p>
          </table:table-cell>
          <table:table-cell office:value-type="float" office:value="-0.04585184" calcext:value-type="float">
            <text:p>-0.04585184</text:p>
          </table:table-cell>
          <table:table-cell office:value-type="float" office:value="-0.03292777" calcext:value-type="float">
            <text:p>-0.03292777</text:p>
          </table:table-cell>
          <table:table-cell office:value-type="float" office:value="-0.0266617" calcext:value-type="float">
            <text:p>-0.0266617</text:p>
          </table:table-cell>
          <table:table-cell office:value-type="float" office:value="-0.02427849" calcext:value-type="float">
            <text:p>-0.02427849</text:p>
          </table:table-cell>
          <table:table-cell office:value-type="float" office:value="-0.02130414" calcext:value-type="float">
            <text:p>-0.02130414</text:p>
          </table:table-cell>
          <table:table-cell office:value-type="float" office:value="-0.0202958" calcext:value-type="float">
            <text:p>-0.0202958</text:p>
          </table:table-cell>
          <table:table-cell office:value-type="float" office:value="-0.02037737" calcext:value-type="float">
            <text:p>-0.02037737</text:p>
          </table:table-cell>
          <table:table-cell office:value-type="float" office:value="-0.05731973" calcext:value-type="float">
            <text:p>-0.05731973</text:p>
          </table:table-cell>
          <table:table-cell office:value-type="float" office:value="-0.02600109" calcext:value-type="float">
            <text:p>-0.02600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594698" calcext:value-type="float">
            <text:p>-0.9594698</text:p>
          </table:table-cell>
          <table:table-cell office:value-type="float" office:value="0.004007073" calcext:value-type="float">
            <text:p>0.004007073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532" calcext:value-type="float">
            <text:p>-2.3853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8" calcext:value-type="float">
            <text:p>18</text:p>
          </table:table-cell>
          <table:table-cell office:value-type="float" office:value="18012007" calcext:value-type="float">
            <text:p>18012007</text:p>
          </table:table-cell>
          <table:table-cell office:value-type="float" office:value="11.43" calcext:value-type="float">
            <text:p>11.43</text:p>
          </table:table-cell>
          <table:table-cell office:value-type="float" office:value="1.989808" calcext:value-type="float">
            <text:p>1.989808</text:p>
          </table:table-cell>
          <table:table-cell office:value-type="float" office:value="0" calcext:value-type="float">
            <text:p>0</text:p>
          </table:table-cell>
          <table:table-cell office:value-type="float" office:value="1063.987" calcext:value-type="float">
            <text:p>1063.987</text:p>
          </table:table-cell>
          <table:table-cell office:value-type="float" office:value="5.545859" calcext:value-type="float">
            <text:p>5.545859</text:p>
          </table:table-cell>
          <table:table-cell office:value-type="float" office:value="74.41596" calcext:value-type="float">
            <text:p>74.41596</text:p>
          </table:table-cell>
          <table:table-cell office:value-type="float" office:value="0.2291812" calcext:value-type="float">
            <text:p>0.2291812</text:p>
          </table:table-cell>
          <table:table-cell office:value-type="float" office:value="0.2892166" calcext:value-type="float">
            <text:p>0.2892166</text:p>
          </table:table-cell>
          <table:table-cell office:value-type="float" office:value="0.300968" calcext:value-type="float">
            <text:p>0.300968</text:p>
          </table:table-cell>
          <table:table-cell office:value-type="float" office:value="0.3108481" calcext:value-type="float">
            <text:p>0.3108481</text:p>
          </table:table-cell>
          <table:table-cell office:value-type="float" office:value="0.3161235" calcext:value-type="float">
            <text:p>0.3161235</text:p>
          </table:table-cell>
          <table:table-cell office:value-type="float" office:value="0.2832457" calcext:value-type="float">
            <text:p>0.2832457</text:p>
          </table:table-cell>
          <table:table-cell office:value-type="float" office:value="0.2814814" calcext:value-type="float">
            <text:p>0.2814814</text:p>
          </table:table-cell>
          <table:table-cell office:value-type="float" office:value="0.3643664" calcext:value-type="float">
            <text:p>0.3643664</text:p>
          </table:table-cell>
          <table:table-cell office:value-type="float" office:value="0.3274933" calcext:value-type="float">
            <text:p>0.3274933</text:p>
          </table:table-cell>
          <table:table-cell office:value-type="float" office:value="0.3569197" calcext:value-type="float">
            <text:p>0.3569197</text:p>
          </table:table-cell>
          <table:table-cell office:value-type="float" office:value="0.3765959" calcext:value-type="float">
            <text:p>0.3765959</text:p>
          </table:table-cell>
          <table:table-cell office:value-type="float" office:value="0.3919189" calcext:value-type="float">
            <text:p>0.3919189</text:p>
          </table:table-cell>
          <table:table-cell office:value-type="float" office:value="0.4623737" calcext:value-type="float">
            <text:p>0.4623737</text:p>
          </table:table-cell>
          <table:table-cell office:value-type="float" office:value="0" calcext:value-type="float">
            <text:p>0</text:p>
          </table:table-cell>
          <table:table-cell office:value-type="float" office:value="0.03087436" calcext:value-type="float">
            <text:p>0.03087436</text:p>
          </table:table-cell>
          <table:table-cell office:value-type="float" office:value="1.966168E-015" calcext:value-type="float">
            <text:p>1.966168E-15</text:p>
          </table:table-cell>
          <table:table-cell office:value-type="float" office:value="1.942179E-015" calcext:value-type="float">
            <text:p>1.942179E-15</text:p>
          </table:table-cell>
          <table:table-cell office:value-type="float" office:value="1.993101E-015" calcext:value-type="float">
            <text:p>1.99310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766394" calcext:value-type="float">
            <text:p>-0.2766394</text:p>
          </table:table-cell>
          <table:table-cell office:value-type="float" office:value="-0.04700537" calcext:value-type="float">
            <text:p>-0.04700537</text:p>
          </table:table-cell>
          <table:table-cell office:value-type="float" office:value="-0.0345998" calcext:value-type="float">
            <text:p>-0.0345998</text:p>
          </table:table-cell>
          <table:table-cell office:value-type="float" office:value="-0.02813381" calcext:value-type="float">
            <text:p>-0.02813381</text:p>
          </table:table-cell>
          <table:table-cell office:value-type="float" office:value="-0.02538698" calcext:value-type="float">
            <text:p>-0.02538698</text:p>
          </table:table-cell>
          <table:table-cell office:value-type="float" office:value="-0.02247261" calcext:value-type="float">
            <text:p>-0.02247261</text:p>
          </table:table-cell>
          <table:table-cell office:value-type="float" office:value="-0.02138736" calcext:value-type="float">
            <text:p>-0.02138736</text:p>
          </table:table-cell>
          <table:table-cell office:value-type="float" office:value="-0.02121754" calcext:value-type="float">
            <text:p>-0.02121754</text:p>
          </table:table-cell>
          <table:table-cell office:value-type="float" office:value="-0.05518397" calcext:value-type="float">
            <text:p>-0.05518397</text:p>
          </table:table-cell>
          <table:table-cell office:value-type="float" office:value="-0.02602454" calcext:value-type="float">
            <text:p>-0.02602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469157" calcext:value-type="float">
            <text:p>-0.9469157</text:p>
          </table:table-cell>
          <table:table-cell office:value-type="float" office:value="0.003993822" calcext:value-type="float">
            <text:p>0.003993822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7687" calcext:value-type="float">
            <text:p>-2.38768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9" calcext:value-type="float">
            <text:p>19</text:p>
          </table:table-cell>
          <table:table-cell office:value-type="float" office:value="19012007" calcext:value-type="float">
            <text:p>19012007</text:p>
          </table:table-cell>
          <table:table-cell office:value-type="float" office:value="11.43" calcext:value-type="float">
            <text:p>11.43</text:p>
          </table:table-cell>
          <table:table-cell office:value-type="float" office:value="2.026563" calcext:value-type="float">
            <text:p>2.026563</text:p>
          </table:table-cell>
          <table:table-cell office:value-type="float" office:value="0" calcext:value-type="float">
            <text:p>0</text:p>
          </table:table-cell>
          <table:table-cell office:value-type="float" office:value="1063.515" calcext:value-type="float">
            <text:p>1063.515</text:p>
          </table:table-cell>
          <table:table-cell office:value-type="float" office:value="5.9809" calcext:value-type="float">
            <text:p>5.9809</text:p>
          </table:table-cell>
          <table:table-cell office:value-type="float" office:value="73.05221" calcext:value-type="float">
            <text:p>73.05221</text:p>
          </table:table-cell>
          <table:table-cell office:value-type="float" office:value="0.1859405" calcext:value-type="float">
            <text:p>0.1859405</text:p>
          </table:table-cell>
          <table:table-cell office:value-type="float" office:value="0.2807703" calcext:value-type="float">
            <text:p>0.2807703</text:p>
          </table:table-cell>
          <table:table-cell office:value-type="float" office:value="0.2985017" calcext:value-type="float">
            <text:p>0.2985017</text:p>
          </table:table-cell>
          <table:table-cell office:value-type="float" office:value="0.3083946" calcext:value-type="float">
            <text:p>0.3083946</text:p>
          </table:table-cell>
          <table:table-cell office:value-type="float" office:value="0.3134848" calcext:value-type="float">
            <text:p>0.3134848</text:p>
          </table:table-cell>
          <table:table-cell office:value-type="float" office:value="0.2813079" calcext:value-type="float">
            <text:p>0.2813079</text:p>
          </table:table-cell>
          <table:table-cell office:value-type="float" office:value="0.279975" calcext:value-type="float">
            <text:p>0.279975</text:p>
          </table:table-cell>
          <table:table-cell office:value-type="float" office:value="0.3636703" calcext:value-type="float">
            <text:p>0.3636703</text:p>
          </table:table-cell>
          <table:table-cell office:value-type="float" office:value="0.3287121" calcext:value-type="float">
            <text:p>0.3287121</text:p>
          </table:table-cell>
          <table:table-cell office:value-type="float" office:value="0.3569316" calcext:value-type="float">
            <text:p>0.3569316</text:p>
          </table:table-cell>
          <table:table-cell office:value-type="float" office:value="0.3765775" calcext:value-type="float">
            <text:p>0.3765775</text:p>
          </table:table-cell>
          <table:table-cell office:value-type="float" office:value="0.3918365" calcext:value-type="float">
            <text:p>0.3918365</text:p>
          </table:table-cell>
          <table:table-cell office:value-type="float" office:value="0.4623706" calcext:value-type="float">
            <text:p>0.4623706</text:p>
          </table:table-cell>
          <table:table-cell office:value-type="float" office:value="0" calcext:value-type="float">
            <text:p>0</text:p>
          </table:table-cell>
          <table:table-cell office:value-type="float" office:value="0.07330707" calcext:value-type="float">
            <text:p>0.07330707</text:p>
          </table:table-cell>
          <table:table-cell office:value-type="float" office:value="0.01329437" calcext:value-type="float">
            <text:p>0.01329437</text:p>
          </table:table-cell>
          <table:table-cell office:value-type="float" office:value="1.942167E-015" calcext:value-type="float">
            <text:p>1.942167E-15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89637" calcext:value-type="float">
            <text:p>-1.389637</text:p>
          </table:table-cell>
          <table:table-cell office:value-type="float" office:value="-0.05871778" calcext:value-type="float">
            <text:p>-0.05871778</text:p>
          </table:table-cell>
          <table:table-cell office:value-type="float" office:value="-0.03685788" calcext:value-type="float">
            <text:p>-0.03685788</text:p>
          </table:table-cell>
          <table:table-cell office:value-type="float" office:value="-0.02953455" calcext:value-type="float">
            <text:p>-0.02953455</text:p>
          </table:table-cell>
          <table:table-cell office:value-type="float" office:value="-0.0267213" calcext:value-type="float">
            <text:p>-0.0267213</text:p>
          </table:table-cell>
          <table:table-cell office:value-type="float" office:value="-0.02366919" calcext:value-type="float">
            <text:p>-0.02366919</text:p>
          </table:table-cell>
          <table:table-cell office:value-type="float" office:value="-0.02237795" calcext:value-type="float">
            <text:p>-0.02237795</text:p>
          </table:table-cell>
          <table:table-cell office:value-type="float" office:value="-0.02211267" calcext:value-type="float">
            <text:p>-0.02211267</text:p>
          </table:table-cell>
          <table:table-cell office:value-type="float" office:value="-0.05329901" calcext:value-type="float">
            <text:p>-0.05329901</text:p>
          </table:table-cell>
          <table:table-cell office:value-type="float" office:value="-0.02601015" calcext:value-type="float">
            <text:p>-0.0260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4895" calcext:value-type="float">
            <text:p>-4.44895</text:p>
          </table:table-cell>
          <table:table-cell office:value-type="float" office:value="0.004056584" calcext:value-type="float">
            <text:p>0.00405658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0708" calcext:value-type="float">
            <text:p>-2.39070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0" calcext:value-type="float">
            <text:p>20</text:p>
          </table:table-cell>
          <table:table-cell office:value-type="float" office:value="20012007" calcext:value-type="float">
            <text:p>20012007</text:p>
          </table:table-cell>
          <table:table-cell office:value-type="float" office:value="11.43" calcext:value-type="float">
            <text:p>11.43</text:p>
          </table:table-cell>
          <table:table-cell office:value-type="float" office:value="2.020499" calcext:value-type="float">
            <text:p>2.020499</text:p>
          </table:table-cell>
          <table:table-cell office:value-type="float" office:value="0" calcext:value-type="float">
            <text:p>0</text:p>
          </table:table-cell>
          <table:table-cell office:value-type="float" office:value="1063.295" calcext:value-type="float">
            <text:p>1063.295</text:p>
          </table:table-cell>
          <table:table-cell office:value-type="float" office:value="6.206904" calcext:value-type="float">
            <text:p>6.206904</text:p>
          </table:table-cell>
          <table:table-cell office:value-type="float" office:value="69.7251" calcext:value-type="float">
            <text:p>69.7251</text:p>
          </table:table-cell>
          <table:table-cell office:value-type="float" office:value="0.2037113" calcext:value-type="float">
            <text:p>0.2037113</text:p>
          </table:table-cell>
          <table:table-cell office:value-type="float" office:value="0.2724256" calcext:value-type="float">
            <text:p>0.2724256</text:p>
          </table:table-cell>
          <table:table-cell office:value-type="float" office:value="0.2945855" calcext:value-type="float">
            <text:p>0.2945855</text:p>
          </table:table-cell>
          <table:table-cell office:value-type="float" office:value="0.3051787" calcext:value-type="float">
            <text:p>0.3051787</text:p>
          </table:table-cell>
          <table:table-cell office:value-type="float" office:value="0.3109639" calcext:value-type="float">
            <text:p>0.3109639</text:p>
          </table:table-cell>
          <table:table-cell office:value-type="float" office:value="0.2797377" calcext:value-type="float">
            <text:p>0.2797377</text:p>
          </table:table-cell>
          <table:table-cell office:value-type="float" office:value="0.278527" calcext:value-type="float">
            <text:p>0.278527</text:p>
          </table:table-cell>
          <table:table-cell office:value-type="float" office:value="0.3629143" calcext:value-type="float">
            <text:p>0.3629143</text:p>
          </table:table-cell>
          <table:table-cell office:value-type="float" office:value="0.3299488" calcext:value-type="float">
            <text:p>0.3299488</text:p>
          </table:table-cell>
          <table:table-cell office:value-type="float" office:value="0.3569368" calcext:value-type="float">
            <text:p>0.3569368</text:p>
          </table:table-cell>
          <table:table-cell office:value-type="float" office:value="0.376557" calcext:value-type="float">
            <text:p>0.376557</text:p>
          </table:table-cell>
          <table:table-cell office:value-type="float" office:value="0.3917467" calcext:value-type="float">
            <text:p>0.3917467</text:p>
          </table:table-cell>
          <table:table-cell office:value-type="float" office:value="0.4623707" calcext:value-type="float">
            <text:p>0.4623707</text:p>
          </table:table-cell>
          <table:table-cell office:value-type="float" office:value="0" calcext:value-type="float">
            <text:p>0</text:p>
          </table:table-cell>
          <table:table-cell office:value-type="float" office:value="0.06654172" calcext:value-type="float">
            <text:p>0.06654172</text:p>
          </table:table-cell>
          <table:table-cell office:value-type="float" office:value="0.02949729" calcext:value-type="float">
            <text:p>0.02949729</text:p>
          </table:table-cell>
          <table:table-cell office:value-type="float" office:value="1.942154E-015" calcext:value-type="float">
            <text:p>1.942154E-15</text:p>
          </table:table-cell>
          <table:table-cell office:value-type="float" office:value="1.993101E-015" calcext:value-type="float">
            <text:p>1.99310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759889" calcext:value-type="float">
            <text:p>-0.6759889</text:p>
          </table:table-cell>
          <table:table-cell office:value-type="float" office:value="-0.07431126" calcext:value-type="float">
            <text:p>-0.07431126</text:p>
          </table:table-cell>
          <table:table-cell office:value-type="float" office:value="-0.04079644" calcext:value-type="float">
            <text:p>-0.04079644</text:p>
          </table:table-cell>
          <table:table-cell office:value-type="float" office:value="-0.03147591" calcext:value-type="float">
            <text:p>-0.03147591</text:p>
          </table:table-cell>
          <table:table-cell office:value-type="float" office:value="-0.02807134" calcext:value-type="float">
            <text:p>-0.02807134</text:p>
          </table:table-cell>
          <table:table-cell office:value-type="float" office:value="-0.02469399" calcext:value-type="float">
            <text:p>-0.02469399</text:p>
          </table:table-cell>
          <table:table-cell office:value-type="float" office:value="-0.02336739" calcext:value-type="float">
            <text:p>-0.02336739</text:p>
          </table:table-cell>
          <table:table-cell office:value-type="float" office:value="-0.02312684" calcext:value-type="float">
            <text:p>-0.02312684</text:p>
          </table:table-cell>
          <table:table-cell office:value-type="float" office:value="-0.05146387" calcext:value-type="float">
            <text:p>-0.05146387</text:p>
          </table:table-cell>
          <table:table-cell office:value-type="float" office:value="-0.02600295" calcext:value-type="float">
            <text:p>-0.02600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32532" calcext:value-type="float">
            <text:p>-1.932532</text:p>
          </table:table-cell>
          <table:table-cell office:value-type="float" office:value="0.00409253" calcext:value-type="float">
            <text:p>0.0040925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3399" calcext:value-type="float">
            <text:p>-2.39339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1" calcext:value-type="float">
            <text:p>21</text:p>
          </table:table-cell>
          <table:table-cell office:value-type="float" office:value="21012007" calcext:value-type="float">
            <text:p>21012007</text:p>
          </table:table-cell>
          <table:table-cell office:value-type="float" office:value="11.43" calcext:value-type="float">
            <text:p>11.43</text:p>
          </table:table-cell>
          <table:table-cell office:value-type="float" office:value="2.092837" calcext:value-type="float">
            <text:p>2.092837</text:p>
          </table:table-cell>
          <table:table-cell office:value-type="float" office:value="0" calcext:value-type="float">
            <text:p>0</text:p>
          </table:table-cell>
          <table:table-cell office:value-type="float" office:value="1063.001" calcext:value-type="float">
            <text:p>1063.001</text:p>
          </table:table-cell>
          <table:table-cell office:value-type="float" office:value="6.429482" calcext:value-type="float">
            <text:p>6.429482</text:p>
          </table:table-cell>
          <table:table-cell office:value-type="float" office:value="66.77337" calcext:value-type="float">
            <text:p>66.77337</text:p>
          </table:table-cell>
          <table:table-cell office:value-type="float" office:value="0.1981175" calcext:value-type="float">
            <text:p>0.1981175</text:p>
          </table:table-cell>
          <table:table-cell office:value-type="float" office:value="0.2650187" calcext:value-type="float">
            <text:p>0.2650187</text:p>
          </table:table-cell>
          <table:table-cell office:value-type="float" office:value="0.2914005" calcext:value-type="float">
            <text:p>0.2914005</text:p>
          </table:table-cell>
          <table:table-cell office:value-type="float" office:value="0.3024614" calcext:value-type="float">
            <text:p>0.3024614</text:p>
          </table:table-cell>
          <table:table-cell office:value-type="float" office:value="0.3083047" calcext:value-type="float">
            <text:p>0.3083047</text:p>
          </table:table-cell>
          <table:table-cell office:value-type="float" office:value="0.2780247" calcext:value-type="float">
            <text:p>0.2780247</text:p>
          </table:table-cell>
          <table:table-cell office:value-type="float" office:value="0.2770439" calcext:value-type="float">
            <text:p>0.2770439</text:p>
          </table:table-cell>
          <table:table-cell office:value-type="float" office:value="0.3620996" calcext:value-type="float">
            <text:p>0.3620996</text:p>
          </table:table-cell>
          <table:table-cell office:value-type="float" office:value="0.3312546" calcext:value-type="float">
            <text:p>0.3312546</text:p>
          </table:table-cell>
          <table:table-cell office:value-type="float" office:value="0.3569244" calcext:value-type="float">
            <text:p>0.3569244</text:p>
          </table:table-cell>
          <table:table-cell office:value-type="float" office:value="0.3765326" calcext:value-type="float">
            <text:p>0.3765326</text:p>
          </table:table-cell>
          <table:table-cell office:value-type="float" office:value="0.391652" calcext:value-type="float">
            <text:p>0.391652</text:p>
          </table:table-cell>
          <table:table-cell office:value-type="float" office:value="0.4623698" calcext:value-type="float">
            <text:p>0.4623698</text:p>
          </table:table-cell>
          <table:table-cell office:value-type="float" office:value="0" calcext:value-type="float">
            <text:p>0</text:p>
          </table:table-cell>
          <table:table-cell office:value-type="float" office:value="0.08320219" calcext:value-type="float">
            <text:p>0.08320219</text:p>
          </table:table-cell>
          <table:table-cell office:value-type="float" office:value="0.04359448" calcext:value-type="float">
            <text:p>0.04359448</text:p>
          </table:table-cell>
          <table:table-cell office:value-type="float" office:value="1.942142E-015" calcext:value-type="float">
            <text:p>1.942142E-15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367665" calcext:value-type="float">
            <text:p>-0.8367665</text:p>
          </table:table-cell>
          <table:table-cell office:value-type="float" office:value="-0.09171923" calcext:value-type="float">
            <text:p>-0.09171923</text:p>
          </table:table-cell>
          <table:table-cell office:value-type="float" office:value="-0.04435588" calcext:value-type="float">
            <text:p>-0.04435588</text:p>
          </table:table-cell>
          <table:table-cell office:value-type="float" office:value="-0.03331608" calcext:value-type="float">
            <text:p>-0.03331608</text:p>
          </table:table-cell>
          <table:table-cell office:value-type="float" office:value="-0.02958195" calcext:value-type="float">
            <text:p>-0.02958195</text:p>
          </table:table-cell>
          <table:table-cell office:value-type="float" office:value="-0.0258655" calcext:value-type="float">
            <text:p>-0.0258655</text:p>
          </table:table-cell>
          <table:table-cell office:value-type="float" office:value="-0.02443632" calcext:value-type="float">
            <text:p>-0.02443632</text:p>
          </table:table-cell>
          <table:table-cell office:value-type="float" office:value="-0.02427884" calcext:value-type="float">
            <text:p>-0.02427884</text:p>
          </table:table-cell>
          <table:table-cell office:value-type="float" office:value="-0.04959678" calcext:value-type="float">
            <text:p>-0.04959678</text:p>
          </table:table-cell>
          <table:table-cell office:value-type="float" office:value="-0.0260187" calcext:value-type="float">
            <text:p>-0.0260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27692" calcext:value-type="float">
            <text:p>-2.327692</text:p>
          </table:table-cell>
          <table:table-cell office:value-type="float" office:value="0.004144867" calcext:value-type="float">
            <text:p>0.00414486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6134" calcext:value-type="float">
            <text:p>-2.39613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2" calcext:value-type="float">
            <text:p>22</text:p>
          </table:table-cell>
          <table:table-cell office:value-type="float" office:value="22012007" calcext:value-type="float">
            <text:p>22012007</text:p>
          </table:table-cell>
          <table:table-cell office:value-type="float" office:value="11.43" calcext:value-type="float">
            <text:p>11.43</text:p>
          </table:table-cell>
          <table:table-cell office:value-type="float" office:value="1.82722" calcext:value-type="float">
            <text:p>1.82722</text:p>
          </table:table-cell>
          <table:table-cell office:value-type="float" office:value="0" calcext:value-type="float">
            <text:p>0</text:p>
          </table:table-cell>
          <table:table-cell office:value-type="float" office:value="1062.698" calcext:value-type="float">
            <text:p>1062.698</text:p>
          </table:table-cell>
          <table:table-cell office:value-type="float" office:value="6.997891" calcext:value-type="float">
            <text:p>6.997891</text:p>
          </table:table-cell>
          <table:table-cell office:value-type="float" office:value="42.13199" calcext:value-type="float">
            <text:p>42.13199</text:p>
          </table:table-cell>
          <table:table-cell office:value-type="float" office:value="0.2528582" calcext:value-type="float">
            <text:p>0.2528582</text:p>
          </table:table-cell>
          <table:table-cell office:value-type="float" office:value="0.2797131" calcext:value-type="float">
            <text:p>0.2797131</text:p>
          </table:table-cell>
          <table:table-cell office:value-type="float" office:value="0.290327" calcext:value-type="float">
            <text:p>0.290327</text:p>
          </table:table-cell>
          <table:table-cell office:value-type="float" office:value="0.3002672" calcext:value-type="float">
            <text:p>0.3002672</text:p>
          </table:table-cell>
          <table:table-cell office:value-type="float" office:value="0.3070387" calcext:value-type="float">
            <text:p>0.3070387</text:p>
          </table:table-cell>
          <table:table-cell office:value-type="float" office:value="0.2806613" calcext:value-type="float">
            <text:p>0.2806613</text:p>
          </table:table-cell>
          <table:table-cell office:value-type="float" office:value="0.3083457" calcext:value-type="float">
            <text:p>0.3083457</text:p>
          </table:table-cell>
          <table:table-cell office:value-type="float" office:value="0.3635088" calcext:value-type="float">
            <text:p>0.3635088</text:p>
          </table:table-cell>
          <table:table-cell office:value-type="float" office:value="0.3324584" calcext:value-type="float">
            <text:p>0.3324584</text:p>
          </table:table-cell>
          <table:table-cell office:value-type="float" office:value="0.3569442" calcext:value-type="float">
            <text:p>0.3569442</text:p>
          </table:table-cell>
          <table:table-cell office:value-type="float" office:value="0.3765053" calcext:value-type="float">
            <text:p>0.3765053</text:p>
          </table:table-cell>
          <table:table-cell office:value-type="float" office:value="0.3915556" calcext:value-type="float">
            <text:p>0.3915556</text:p>
          </table:table-cell>
          <table:table-cell office:value-type="float" office:value="0.4623587" calcext:value-type="float">
            <text:p>0.4623587</text:p>
          </table:table-cell>
          <table:table-cell office:value-type="float" office:value="0" calcext:value-type="float">
            <text:p>0</text:p>
          </table:table-cell>
          <table:table-cell office:value-type="float" office:value="0.0563914" calcext:value-type="float">
            <text:p>0.0563914</text:p>
          </table:table-cell>
          <table:table-cell office:value-type="float" office:value="0.04259178" calcext:value-type="float">
            <text:p>0.04259178</text:p>
          </table:table-cell>
          <table:table-cell office:value-type="float" office:value="1.942129E-015" calcext:value-type="float">
            <text:p>1.942129E-15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30829" calcext:value-type="float">
            <text:p>-0.1230829</text:p>
          </table:table-cell>
          <table:table-cell office:value-type="float" office:value="-0.06027615" calcext:value-type="float">
            <text:p>-0.06027615</text:p>
          </table:table-cell>
          <table:table-cell office:value-type="float" office:value="-0.04568271" calcext:value-type="float">
            <text:p>-0.04568271</text:p>
          </table:table-cell>
          <table:table-cell office:value-type="float" office:value="-0.03525139" calcext:value-type="float">
            <text:p>-0.03525139</text:p>
          </table:table-cell>
          <table:table-cell office:value-type="float" office:value="-0.03036883" calcext:value-type="float">
            <text:p>-0.03036883</text:p>
          </table:table-cell>
          <table:table-cell office:value-type="float" office:value="-0.02414528" calcext:value-type="float">
            <text:p>-0.02414528</text:p>
          </table:table-cell>
          <table:table-cell office:value-type="float" office:value="-0.009880819" calcext:value-type="float">
            <text:p>-0.009880819</text:p>
          </table:table-cell>
          <table:table-cell office:value-type="float" office:value="-0.02238986" calcext:value-type="float">
            <text:p>-0.02238986</text:p>
          </table:table-cell>
          <table:table-cell office:value-type="float" office:value="-0.04794297" calcext:value-type="float">
            <text:p>-0.04794297</text:p>
          </table:table-cell>
          <table:table-cell office:value-type="float" office:value="-0.02599462" calcext:value-type="float">
            <text:p>-0.02599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96278" calcext:value-type="float">
            <text:p>-0.2396278</text:p>
          </table:table-cell>
          <table:table-cell office:value-type="float" office:value="0.004118295" calcext:value-type="float">
            <text:p>0.00411829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7996" calcext:value-type="float">
            <text:p>-2.39799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3" calcext:value-type="float">
            <text:p>23</text:p>
          </table:table-cell>
          <table:table-cell office:value-type="float" office:value="23012007" calcext:value-type="float">
            <text:p>23012007</text:p>
          </table:table-cell>
          <table:table-cell office:value-type="float" office:value="11.43" calcext:value-type="float">
            <text:p>11.43</text:p>
          </table:table-cell>
          <table:table-cell office:value-type="float" office:value="1.805364" calcext:value-type="float">
            <text:p>1.805364</text:p>
          </table:table-cell>
          <table:table-cell office:value-type="float" office:value="0" calcext:value-type="float">
            <text:p>0</text:p>
          </table:table-cell>
          <table:table-cell office:value-type="float" office:value="1062.157" calcext:value-type="float">
            <text:p>1062.157</text:p>
          </table:table-cell>
          <table:table-cell office:value-type="float" office:value="7.560367" calcext:value-type="float">
            <text:p>7.560367</text:p>
          </table:table-cell>
          <table:table-cell office:value-type="float" office:value="27.31964" calcext:value-type="float">
            <text:p>27.31964</text:p>
          </table:table-cell>
          <table:table-cell office:value-type="float" office:value="0.2569338" calcext:value-type="float">
            <text:p>0.2569338</text:p>
          </table:table-cell>
          <table:table-cell office:value-type="float" office:value="0.2896398" calcext:value-type="float">
            <text:p>0.2896398</text:p>
          </table:table-cell>
          <table:table-cell office:value-type="float" office:value="0.2932083" calcext:value-type="float">
            <text:p>0.2932083</text:p>
          </table:table-cell>
          <table:table-cell office:value-type="float" office:value="0.3012881" calcext:value-type="float">
            <text:p>0.3012881</text:p>
          </table:table-cell>
          <table:table-cell office:value-type="float" office:value="0.3106848" calcext:value-type="float">
            <text:p>0.3106848</text:p>
          </table:table-cell>
          <table:table-cell office:value-type="float" office:value="0.2856387" calcext:value-type="float">
            <text:p>0.2856387</text:p>
          </table:table-cell>
          <table:table-cell office:value-type="float" office:value="0.3018728" calcext:value-type="float">
            <text:p>0.3018728</text:p>
          </table:table-cell>
          <table:table-cell office:value-type="float" office:value="0.3667006" calcext:value-type="float">
            <text:p>0.3667006</text:p>
          </table:table-cell>
          <table:table-cell office:value-type="float" office:value="0.3337042" calcext:value-type="float">
            <text:p>0.3337042</text:p>
          </table:table-cell>
          <table:table-cell office:value-type="float" office:value="0.3569913" calcext:value-type="float">
            <text:p>0.3569913</text:p>
          </table:table-cell>
          <table:table-cell office:value-type="float" office:value="0.3764795" calcext:value-type="float">
            <text:p>0.3764795</text:p>
          </table:table-cell>
          <table:table-cell office:value-type="float" office:value="0.3914614" calcext:value-type="float">
            <text:p>0.3914614</text:p>
          </table:table-cell>
          <table:table-cell office:value-type="float" office:value="0.4623132" calcext:value-type="float">
            <text:p>0.4623132</text:p>
          </table:table-cell>
          <table:table-cell office:value-type="float" office:value="0" calcext:value-type="float">
            <text:p>0</text:p>
          </table:table-cell>
          <table:table-cell office:value-type="float" office:value="0.05507642" calcext:value-type="float">
            <text:p>0.05507642</text:p>
          </table:table-cell>
          <table:table-cell office:value-type="float" office:value="0.03735479" calcext:value-type="float">
            <text:p>0.03735479</text:p>
          </table:table-cell>
          <table:table-cell office:value-type="float" office:value="1.942117E-015" calcext:value-type="float">
            <text:p>1.942117E-15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73241" calcext:value-type="float">
            <text:p>-0.1073241</text:p>
          </table:table-cell>
          <table:table-cell office:value-type="float" office:value="-0.04569499" calcext:value-type="float">
            <text:p>-0.04569499</text:p>
          </table:table-cell>
          <table:table-cell office:value-type="float" office:value="-0.04238243" calcext:value-type="float">
            <text:p>-0.04238243</text:p>
          </table:table-cell>
          <table:table-cell office:value-type="float" office:value="-0.03437668" calcext:value-type="float">
            <text:p>-0.03437668</text:p>
          </table:table-cell>
          <table:table-cell office:value-type="float" office:value="-0.02825112" calcext:value-type="float">
            <text:p>-0.02825112</text:p>
          </table:table-cell>
          <table:table-cell office:value-type="float" office:value="-0.02111749" calcext:value-type="float">
            <text:p>-0.02111749</text:p>
          </table:table-cell>
          <table:table-cell office:value-type="float" office:value="-0.01182863" calcext:value-type="float">
            <text:p>-0.01182863</text:p>
          </table:table-cell>
          <table:table-cell office:value-type="float" office:value="-0.01851876" calcext:value-type="float">
            <text:p>-0.01851876</text:p>
          </table:table-cell>
          <table:table-cell office:value-type="float" office:value="-0.04629647" calcext:value-type="float">
            <text:p>-0.04629647</text:p>
          </table:table-cell>
          <table:table-cell office:value-type="float" office:value="-0.02593631" calcext:value-type="float">
            <text:p>-0.02593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5833" calcext:value-type="float">
            <text:p>-0.145833</text:p>
          </table:table-cell>
          <table:table-cell office:value-type="float" office:value="0.004075021" calcext:value-type="float">
            <text:p>0.00407502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9615" calcext:value-type="float">
            <text:p>-2.39961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4" calcext:value-type="float">
            <text:p>24</text:p>
          </table:table-cell>
          <table:table-cell office:value-type="float" office:value="24012007" calcext:value-type="float">
            <text:p>24012007</text:p>
          </table:table-cell>
          <table:table-cell office:value-type="float" office:value="12.7" calcext:value-type="float">
            <text:p>12.7</text:p>
          </table:table-cell>
          <table:table-cell office:value-type="float" office:value="2.095216" calcext:value-type="float">
            <text:p>2.095216</text:p>
          </table:table-cell>
          <table:table-cell office:value-type="float" office:value="0" calcext:value-type="float">
            <text:p>0</text:p>
          </table:table-cell>
          <table:table-cell office:value-type="float" office:value="1063.515" calcext:value-type="float">
            <text:p>1063.515</text:p>
          </table:table-cell>
          <table:table-cell office:value-type="float" office:value="7.183106" calcext:value-type="float">
            <text:p>7.183106</text:p>
          </table:table-cell>
          <table:table-cell office:value-type="float" office:value="45.89929" calcext:value-type="float">
            <text:p>45.89929</text:p>
          </table:table-cell>
          <table:table-cell office:value-type="float" office:value="0.1673011" calcext:value-type="float">
            <text:p>0.1673011</text:p>
          </table:table-cell>
          <table:table-cell office:value-type="float" office:value="0.2609527" calcext:value-type="float">
            <text:p>0.2609527</text:p>
          </table:table-cell>
          <table:table-cell office:value-type="float" office:value="0.2913642" calcext:value-type="float">
            <text:p>0.2913642</text:p>
          </table:table-cell>
          <table:table-cell office:value-type="float" office:value="0.3035785" calcext:value-type="float">
            <text:p>0.3035785</text:p>
          </table:table-cell>
          <table:table-cell office:value-type="float" office:value="0.3129107" calcext:value-type="float">
            <text:p>0.3129107</text:p>
          </table:table-cell>
          <table:table-cell office:value-type="float" office:value="0.2852032" calcext:value-type="float">
            <text:p>0.2852032</text:p>
          </table:table-cell>
          <table:table-cell office:value-type="float" office:value="0.2882987" calcext:value-type="float">
            <text:p>0.2882987</text:p>
          </table:table-cell>
          <table:table-cell office:value-type="float" office:value="0.3670047" calcext:value-type="float">
            <text:p>0.3670047</text:p>
          </table:table-cell>
          <table:table-cell office:value-type="float" office:value="0.3352179" calcext:value-type="float">
            <text:p>0.3352179</text:p>
          </table:table-cell>
          <table:table-cell office:value-type="float" office:value="0.3570094" calcext:value-type="float">
            <text:p>0.3570094</text:p>
          </table:table-cell>
          <table:table-cell office:value-type="float" office:value="0.3764621" calcext:value-type="float">
            <text:p>0.3764621</text:p>
          </table:table-cell>
          <table:table-cell office:value-type="float" office:value="0.3916699" calcext:value-type="float">
            <text:p>0.3916699</text:p>
          </table:table-cell>
          <table:table-cell office:value-type="float" office:value="0.4566631" calcext:value-type="float">
            <text:p>0.4566631</text:p>
          </table:table-cell>
          <table:table-cell office:value-type="float" office:value="0" calcext:value-type="float">
            <text:p>0</text:p>
          </table:table-cell>
          <table:table-cell office:value-type="float" office:value="0.15408" calcext:value-type="float">
            <text:p>0.15408</text:p>
          </table:table-cell>
          <table:table-cell office:value-type="float" office:value="0.06889088" calcext:value-type="float">
            <text:p>0.06889088</text:p>
          </table:table-cell>
          <table:table-cell office:value-type="float" office:value="1.953096E-015" calcext:value-type="float">
            <text:p>1.953096E-15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70575" calcext:value-type="float">
            <text:p>-2.970575</text:p>
          </table:table-cell>
          <table:table-cell office:value-type="float" office:value="-0.1011378" calcext:value-type="float">
            <text:p>-0.1011378</text:p>
          </table:table-cell>
          <table:table-cell office:value-type="float" office:value="-0.04442281" calcext:value-type="float">
            <text:p>-0.04442281</text:p>
          </table:table-cell>
          <table:table-cell office:value-type="float" office:value="-0.03253207" calcext:value-type="float">
            <text:p>-0.03253207</text:p>
          </table:table-cell>
          <table:table-cell office:value-type="float" office:value="-0.02703273" calcext:value-type="float">
            <text:p>-0.02703273</text:p>
          </table:table-cell>
          <table:table-cell office:value-type="float" office:value="-0.02133193" calcext:value-type="float">
            <text:p>-0.02133193</text:p>
          </table:table-cell>
          <table:table-cell office:value-type="float" office:value="-0.01748282" calcext:value-type="float">
            <text:p>-0.01748282</text:p>
          </table:table-cell>
          <table:table-cell office:value-type="float" office:value="-0.01815551" calcext:value-type="float">
            <text:p>-0.01815551</text:p>
          </table:table-cell>
          <table:table-cell office:value-type="float" office:value="-0.04438184" calcext:value-type="float">
            <text:p>-0.04438184</text:p>
          </table:table-cell>
          <table:table-cell office:value-type="float" office:value="-0.02591331" calcext:value-type="float">
            <text:p>-0.02591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794971" calcext:value-type="float">
            <text:p>-7.794971</text:p>
          </table:table-cell>
          <table:table-cell office:value-type="float" office:value="0.004255363" calcext:value-type="float">
            <text:p>0.00425536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42433" calcext:value-type="float">
            <text:p>-2.342433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5" calcext:value-type="float">
            <text:p>25</text:p>
          </table:table-cell>
          <table:table-cell office:value-type="float" office:value="25012007" calcext:value-type="float">
            <text:p>25012007</text:p>
          </table:table-cell>
          <table:table-cell office:value-type="float" office:value="16.51" calcext:value-type="float">
            <text:p>16.51</text:p>
          </table:table-cell>
          <table:table-cell office:value-type="float" office:value="2.055505" calcext:value-type="float">
            <text:p>2.055505</text:p>
          </table:table-cell>
          <table:table-cell office:value-type="float" office:value="0" calcext:value-type="float">
            <text:p>0</text:p>
          </table:table-cell>
          <table:table-cell office:value-type="float" office:value="1067.882" calcext:value-type="float">
            <text:p>1067.882</text:p>
          </table:table-cell>
          <table:table-cell office:value-type="float" office:value="6.665795" calcext:value-type="float">
            <text:p>6.665795</text:p>
          </table:table-cell>
          <table:table-cell office:value-type="float" office:value="95.80363" calcext:value-type="float">
            <text:p>95.80363</text:p>
          </table:table-cell>
          <table:table-cell office:value-type="float" office:value="0.2187283" calcext:value-type="float">
            <text:p>0.2187283</text:p>
          </table:table-cell>
          <table:table-cell office:value-type="float" office:value="0.2501894" calcext:value-type="float">
            <text:p>0.2501894</text:p>
          </table:table-cell>
          <table:table-cell office:value-type="float" office:value="0.2910407" calcext:value-type="float">
            <text:p>0.2910407</text:p>
          </table:table-cell>
          <table:table-cell office:value-type="float" office:value="0.3032646" calcext:value-type="float">
            <text:p>0.3032646</text:p>
          </table:table-cell>
          <table:table-cell office:value-type="float" office:value="0.3118998" calcext:value-type="float">
            <text:p>0.3118998</text:p>
          </table:table-cell>
          <table:table-cell office:value-type="float" office:value="0.2830169" calcext:value-type="float">
            <text:p>0.2830169</text:p>
          </table:table-cell>
          <table:table-cell office:value-type="float" office:value="0.2840146" calcext:value-type="float">
            <text:p>0.2840146</text:p>
          </table:table-cell>
          <table:table-cell office:value-type="float" office:value="0.366071" calcext:value-type="float">
            <text:p>0.366071</text:p>
          </table:table-cell>
          <table:table-cell office:value-type="float" office:value="0.3366373" calcext:value-type="float">
            <text:p>0.3366373</text:p>
          </table:table-cell>
          <table:table-cell office:value-type="float" office:value="0.3570581" calcext:value-type="float">
            <text:p>0.3570581</text:p>
          </table:table-cell>
          <table:table-cell office:value-type="float" office:value="0.3764651" calcext:value-type="float">
            <text:p>0.3764651</text:p>
          </table:table-cell>
          <table:table-cell office:value-type="float" office:value="0.3918413" calcext:value-type="float">
            <text:p>0.3918413</text:p>
          </table:table-cell>
          <table:table-cell office:value-type="float" office:value="0.4601675" calcext:value-type="float">
            <text:p>0.4601675</text:p>
          </table:table-cell>
          <table:table-cell office:value-type="float" office:value="0" calcext:value-type="float">
            <text:p>0</text:p>
          </table:table-cell>
          <table:table-cell office:value-type="float" office:value="0.1141692" calcext:value-type="float">
            <text:p>0.1141692</text:p>
          </table:table-cell>
          <table:table-cell office:value-type="float" office:value="0.08501697" calcext:value-type="float">
            <text:p>0.08501697</text:p>
          </table:table-cell>
          <table:table-cell office:value-type="float" office:value="1.969088E-015" calcext:value-type="float">
            <text:p>1.969088E-15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040496" calcext:value-type="float">
            <text:p>-0.4040496</text:p>
          </table:table-cell>
          <table:table-cell office:value-type="float" office:value="-0.1439936" calcext:value-type="float">
            <text:p>-0.1439936</text:p>
          </table:table-cell>
          <table:table-cell office:value-type="float" office:value="-0.04482662" calcext:value-type="float">
            <text:p>-0.04482662</text:p>
          </table:table-cell>
          <table:table-cell office:value-type="float" office:value="-0.03272768" calcext:value-type="float">
            <text:p>-0.03272768</text:p>
          </table:table-cell>
          <table:table-cell office:value-type="float" office:value="-0.0275663" calcext:value-type="float">
            <text:p>-0.0275663</text:p>
          </table:table-cell>
          <table:table-cell office:value-type="float" office:value="-0.02260885" calcext:value-type="float">
            <text:p>-0.02260885</text:p>
          </table:table-cell>
          <table:table-cell office:value-type="float" office:value="-0.01983476" calcext:value-type="float">
            <text:p>-0.01983476</text:p>
          </table:table-cell>
          <table:table-cell office:value-type="float" office:value="-0.01917835" calcext:value-type="float">
            <text:p>-0.01917835</text:p>
          </table:table-cell>
          <table:table-cell office:value-type="float" office:value="-0.04266145" calcext:value-type="float">
            <text:p>-0.04266145</text:p>
          </table:table-cell>
          <table:table-cell office:value-type="float" office:value="-0.02585334" calcext:value-type="float">
            <text:p>-0.02585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82171" calcext:value-type="float">
            <text:p>-0.9782171</text:p>
          </table:table-cell>
          <table:table-cell office:value-type="float" office:value="0.004268256" calcext:value-type="float">
            <text:p>0.00426825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61582" calcext:value-type="float">
            <text:p>-2.36158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6" calcext:value-type="float">
            <text:p>26</text:p>
          </table:table-cell>
          <table:table-cell office:value-type="float" office:value="26012007" calcext:value-type="float">
            <text:p>26012007</text:p>
          </table:table-cell>
          <table:table-cell office:value-type="float" office:value="16.51" calcext:value-type="float">
            <text:p>16.51</text:p>
          </table:table-cell>
          <table:table-cell office:value-type="float" office:value="2.020292" calcext:value-type="float">
            <text:p>2.020292</text:p>
          </table:table-cell>
          <table:table-cell office:value-type="float" office:value="0" calcext:value-type="float">
            <text:p>0</text:p>
          </table:table-cell>
          <table:table-cell office:value-type="float" office:value="1068.04" calcext:value-type="float">
            <text:p>1068.04</text:p>
          </table:table-cell>
          <table:table-cell office:value-type="float" office:value="6.542506" calcext:value-type="float">
            <text:p>6.542506</text:p>
          </table:table-cell>
          <table:table-cell office:value-type="float" office:value="92.36298" calcext:value-type="float">
            <text:p>92.36298</text:p>
          </table:table-cell>
          <table:table-cell office:value-type="float" office:value="0.2122346" calcext:value-type="float">
            <text:p>0.2122346</text:p>
          </table:table-cell>
          <table:table-cell office:value-type="float" office:value="0.2542505" calcext:value-type="float">
            <text:p>0.2542505</text:p>
          </table:table-cell>
          <table:table-cell office:value-type="float" office:value="0.2906097" calcext:value-type="float">
            <text:p>0.2906097</text:p>
          </table:table-cell>
          <table:table-cell office:value-type="float" office:value="0.3024499" calcext:value-type="float">
            <text:p>0.3024499</text:p>
          </table:table-cell>
          <table:table-cell office:value-type="float" office:value="0.3099834" calcext:value-type="float">
            <text:p>0.3099834</text:p>
          </table:table-cell>
          <table:table-cell office:value-type="float" office:value="0.2809348" calcext:value-type="float">
            <text:p>0.2809348</text:p>
          </table:table-cell>
          <table:table-cell office:value-type="float" office:value="0.281468" calcext:value-type="float">
            <text:p>0.281468</text:p>
          </table:table-cell>
          <table:table-cell office:value-type="float" office:value="0.3650135" calcext:value-type="float">
            <text:p>0.3650135</text:p>
          </table:table-cell>
          <table:table-cell office:value-type="float" office:value="0.3379115" calcext:value-type="float">
            <text:p>0.3379115</text:p>
          </table:table-cell>
          <table:table-cell office:value-type="float" office:value="0.3571383" calcext:value-type="float">
            <text:p>0.3571383</text:p>
          </table:table-cell>
          <table:table-cell office:value-type="float" office:value="0.3764807" calcext:value-type="float">
            <text:p>0.3764807</text:p>
          </table:table-cell>
          <table:table-cell office:value-type="float" office:value="0.391903" calcext:value-type="float">
            <text:p>0.391903</text:p>
          </table:table-cell>
          <table:table-cell office:value-type="float" office:value="0.4623023" calcext:value-type="float">
            <text:p>0.4623023</text:p>
          </table:table-cell>
          <table:table-cell office:value-type="float" office:value="0" calcext:value-type="float">
            <text:p>0</text:p>
          </table:table-cell>
          <table:table-cell office:value-type="float" office:value="0.1189682" calcext:value-type="float">
            <text:p>0.1189682</text:p>
          </table:table-cell>
          <table:table-cell office:value-type="float" office:value="0.08443361" calcext:value-type="float">
            <text:p>0.08443361</text:p>
          </table:table-cell>
          <table:table-cell office:value-type="float" office:value="1.969075E-015" calcext:value-type="float">
            <text:p>1.969075E-15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054439" calcext:value-type="float">
            <text:p>-0.5054439</text:p>
          </table:table-cell>
          <table:table-cell office:value-type="float" office:value="-0.1269255" calcext:value-type="float">
            <text:p>-0.1269255</text:p>
          </table:table-cell>
          <table:table-cell office:value-type="float" office:value="-0.04532007" calcext:value-type="float">
            <text:p>-0.04532007</text:p>
          </table:table-cell>
          <table:table-cell office:value-type="float" office:value="-0.03333449" calcext:value-type="float">
            <text:p>-0.03333449</text:p>
          </table:table-cell>
          <table:table-cell office:value-type="float" office:value="-0.02861359" calcext:value-type="float">
            <text:p>-0.02861359</text:p>
          </table:table-cell>
          <table:table-cell office:value-type="float" office:value="-0.02390849" calcext:value-type="float">
            <text:p>-0.02390849</text:p>
          </table:table-cell>
          <table:table-cell office:value-type="float" office:value="-0.0213962" calcext:value-type="float">
            <text:p>-0.0213962</text:p>
          </table:table-cell>
          <table:table-cell office:value-type="float" office:value="-0.02041535" calcext:value-type="float">
            <text:p>-0.02041535</text:p>
          </table:table-cell>
          <table:table-cell office:value-type="float" office:value="-0.04117959" calcext:value-type="float">
            <text:p>-0.04117959</text:p>
          </table:table-cell>
          <table:table-cell office:value-type="float" office:value="-0.02575462" calcext:value-type="float">
            <text:p>-0.02575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41308" calcext:value-type="float">
            <text:p>-1.441308</text:p>
          </table:table-cell>
          <table:table-cell office:value-type="float" office:value="0.004266547" calcext:value-type="float">
            <text:p>0.00426654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4835" calcext:value-type="float">
            <text:p>-2.37483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7" calcext:value-type="float">
            <text:p>27</text:p>
          </table:table-cell>
          <table:table-cell office:value-type="float" office:value="27012007" calcext:value-type="float">
            <text:p>27012007</text:p>
          </table:table-cell>
          <table:table-cell office:value-type="float" office:value="16.764" calcext:value-type="float">
            <text:p>16.764</text:p>
          </table:table-cell>
          <table:table-cell office:value-type="float" office:value="2.033009" calcext:value-type="float">
            <text:p>2.033009</text:p>
          </table:table-cell>
          <table:table-cell office:value-type="float" office:value="0" calcext:value-type="float">
            <text:p>0</text:p>
          </table:table-cell>
          <table:table-cell office:value-type="float" office:value="1067.808" calcext:value-type="float">
            <text:p>1067.808</text:p>
          </table:table-cell>
          <table:table-cell office:value-type="float" office:value="7.016514" calcext:value-type="float">
            <text:p>7.016514</text:p>
          </table:table-cell>
          <table:table-cell office:value-type="float" office:value="87.79648" calcext:value-type="float">
            <text:p>87.79648</text:p>
          </table:table-cell>
          <table:table-cell office:value-type="float" office:value="0.2217247" calcext:value-type="float">
            <text:p>0.2217247</text:p>
          </table:table-cell>
          <table:table-cell office:value-type="float" office:value="0.2579297" calcext:value-type="float">
            <text:p>0.2579297</text:p>
          </table:table-cell>
          <table:table-cell office:value-type="float" office:value="0.2895907" calcext:value-type="float">
            <text:p>0.2895907</text:p>
          </table:table-cell>
          <table:table-cell office:value-type="float" office:value="0.3009253" calcext:value-type="float">
            <text:p>0.3009253</text:p>
          </table:table-cell>
          <table:table-cell office:value-type="float" office:value="0.3074467" calcext:value-type="float">
            <text:p>0.3074467</text:p>
          </table:table-cell>
          <table:table-cell office:value-type="float" office:value="0.2790428" calcext:value-type="float">
            <text:p>0.2790428</text:p>
          </table:table-cell>
          <table:table-cell office:value-type="float" office:value="0.2796906" calcext:value-type="float">
            <text:p>0.2796906</text:p>
          </table:table-cell>
          <table:table-cell office:value-type="float" office:value="0.3638805" calcext:value-type="float">
            <text:p>0.3638805</text:p>
          </table:table-cell>
          <table:table-cell office:value-type="float" office:value="0.3392285" calcext:value-type="float">
            <text:p>0.3392285</text:p>
          </table:table-cell>
          <table:table-cell office:value-type="float" office:value="0.3572112" calcext:value-type="float">
            <text:p>0.3572112</text:p>
          </table:table-cell>
          <table:table-cell office:value-type="float" office:value="0.3765027" calcext:value-type="float">
            <text:p>0.3765027</text:p>
          </table:table-cell>
          <table:table-cell office:value-type="float" office:value="0.3918905" calcext:value-type="float">
            <text:p>0.3918905</text:p>
          </table:table-cell>
          <table:table-cell office:value-type="float" office:value="0.4623741" calcext:value-type="float">
            <text:p>0.4623741</text:p>
          </table:table-cell>
          <table:table-cell office:value-type="float" office:value="0" calcext:value-type="float">
            <text:p>0</text:p>
          </table:table-cell>
          <table:table-cell office:value-type="float" office:value="0.116825" calcext:value-type="float">
            <text:p>0.116825</text:p>
          </table:table-cell>
          <table:table-cell office:value-type="float" office:value="0.08407702" calcext:value-type="float">
            <text:p>0.08407702</text:p>
          </table:table-cell>
          <table:table-cell office:value-type="float" office:value="1.969063E-015" calcext:value-type="float">
            <text:p>1.969063E-15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590485" calcext:value-type="float">
            <text:p>-0.3590485</text:p>
          </table:table-cell>
          <table:table-cell office:value-type="float" office:value="-0.113789" calcext:value-type="float">
            <text:p>-0.113789</text:p>
          </table:table-cell>
          <table:table-cell office:value-type="float" office:value="-0.04653998" calcext:value-type="float">
            <text:p>-0.04653998</text:p>
          </table:table-cell>
          <table:table-cell office:value-type="float" office:value="-0.0346549" calcext:value-type="float">
            <text:p>-0.0346549</text:p>
          </table:table-cell>
          <table:table-cell office:value-type="float" office:value="-0.03009209" calcext:value-type="float">
            <text:p>-0.03009209</text:p>
          </table:table-cell>
          <table:table-cell office:value-type="float" office:value="-0.02516012" calcext:value-type="float">
            <text:p>-0.02516012</text:p>
          </table:table-cell>
          <table:table-cell office:value-type="float" office:value="-0.02256514" calcext:value-type="float">
            <text:p>-0.02256514</text:p>
          </table:table-cell>
          <table:table-cell office:value-type="float" office:value="-0.02183269" calcext:value-type="float">
            <text:p>-0.02183269</text:p>
          </table:table-cell>
          <table:table-cell office:value-type="float" office:value="-0.03971029" calcext:value-type="float">
            <text:p>-0.03971029</text:p>
          </table:table-cell>
          <table:table-cell office:value-type="float" office:value="-0.02566469" calcext:value-type="float">
            <text:p>-0.02566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01601" calcext:value-type="float">
            <text:p>-1.001601</text:p>
          </table:table-cell>
          <table:table-cell office:value-type="float" office:value="0.004262398" calcext:value-type="float">
            <text:p>0.00426239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8512" calcext:value-type="float">
            <text:p>-2.37851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8" calcext:value-type="float">
            <text:p>28</text:p>
          </table:table-cell>
          <table:table-cell office:value-type="float" office:value="28012007" calcext:value-type="float">
            <text:p>28012007</text:p>
          </table:table-cell>
          <table:table-cell office:value-type="float" office:value="20.193" calcext:value-type="float">
            <text:p>20.193</text:p>
          </table:table-cell>
          <table:table-cell office:value-type="float" office:value="2.030764" calcext:value-type="float">
            <text:p>2.030764</text:p>
          </table:table-cell>
          <table:table-cell office:value-type="float" office:value="0" calcext:value-type="float">
            <text:p>0</text:p>
          </table:table-cell>
          <table:table-cell office:value-type="float" office:value="1070.677" calcext:value-type="float">
            <text:p>1070.677</text:p>
          </table:table-cell>
          <table:table-cell office:value-type="float" office:value="7.578582" calcext:value-type="float">
            <text:p>7.578582</text:p>
          </table:table-cell>
          <table:table-cell office:value-type="float" office:value="106.4216" calcext:value-type="float">
            <text:p>106.4216</text:p>
          </table:table-cell>
          <table:table-cell office:value-type="float" office:value="0.2273856" calcext:value-type="float">
            <text:p>0.2273856</text:p>
          </table:table-cell>
          <table:table-cell office:value-type="float" office:value="0.2625064" calcext:value-type="float">
            <text:p>0.2625064</text:p>
          </table:table-cell>
          <table:table-cell office:value-type="float" office:value="0.2876233" calcext:value-type="float">
            <text:p>0.2876233</text:p>
          </table:table-cell>
          <table:table-cell office:value-type="float" office:value="0.2988475" calcext:value-type="float">
            <text:p>0.2988475</text:p>
          </table:table-cell>
          <table:table-cell office:value-type="float" office:value="0.3059693" calcext:value-type="float">
            <text:p>0.3059693</text:p>
          </table:table-cell>
          <table:table-cell office:value-type="float" office:value="0.2773791" calcext:value-type="float">
            <text:p>0.2773791</text:p>
          </table:table-cell>
          <table:table-cell office:value-type="float" office:value="0.2780132" calcext:value-type="float">
            <text:p>0.2780132</text:p>
          </table:table-cell>
          <table:table-cell office:value-type="float" office:value="0.3628901" calcext:value-type="float">
            <text:p>0.3628901</text:p>
          </table:table-cell>
          <table:table-cell office:value-type="float" office:value="0.3404427" calcext:value-type="float">
            <text:p>0.3404427</text:p>
          </table:table-cell>
          <table:table-cell office:value-type="float" office:value="0.3572981" calcext:value-type="float">
            <text:p>0.3572981</text:p>
          </table:table-cell>
          <table:table-cell office:value-type="float" office:value="0.3765263" calcext:value-type="float">
            <text:p>0.3765263</text:p>
          </table:table-cell>
          <table:table-cell office:value-type="float" office:value="0.3918641" calcext:value-type="float">
            <text:p>0.391864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1168422" calcext:value-type="float">
            <text:p>0.1168422</text:p>
          </table:table-cell>
          <table:table-cell office:value-type="float" office:value="0.08192052" calcext:value-type="float">
            <text:p>0.08192052</text:p>
          </table:table-cell>
          <table:table-cell office:value-type="float" office:value="1.96905E-015" calcext:value-type="float">
            <text:p>1.96905E-15</text:p>
          </table:table-cell>
          <table:table-cell office:value-type="float" office:value="1.993101E-015" calcext:value-type="float">
            <text:p>1.99310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968892" calcext:value-type="float">
            <text:p>-0.2968892</text:p>
          </table:table-cell>
          <table:table-cell office:value-type="float" office:value="-0.09935187" calcext:value-type="float">
            <text:p>-0.09935187</text:p>
          </table:table-cell>
          <table:table-cell office:value-type="float" office:value="-0.04907864" calcext:value-type="float">
            <text:p>-0.04907864</text:p>
          </table:table-cell>
          <table:table-cell office:value-type="float" office:value="-0.0365502" calcext:value-type="float">
            <text:p>-0.0365502</text:p>
          </table:table-cell>
          <table:table-cell office:value-type="float" office:value="-0.03099151" calcext:value-type="float">
            <text:p>-0.03099151</text:p>
          </table:table-cell>
          <table:table-cell office:value-type="float" office:value="-0.02632624" calcext:value-type="float">
            <text:p>-0.02632624</text:p>
          </table:table-cell>
          <table:table-cell office:value-type="float" office:value="-0.02372402" calcext:value-type="float">
            <text:p>-0.02372402</text:p>
          </table:table-cell>
          <table:table-cell office:value-type="float" office:value="-0.0231597" calcext:value-type="float">
            <text:p>-0.0231597</text:p>
          </table:table-cell>
          <table:table-cell office:value-type="float" office:value="-0.03840437" calcext:value-type="float">
            <text:p>-0.03840437</text:p>
          </table:table-cell>
          <table:table-cell office:value-type="float" office:value="-0.02555834" calcext:value-type="float">
            <text:p>-0.02555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603919" calcext:value-type="float">
            <text:p>-0.8603919</text:p>
          </table:table-cell>
          <table:table-cell office:value-type="float" office:value="0.004248948" calcext:value-type="float">
            <text:p>0.00424894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1316" calcext:value-type="float">
            <text:p>-2.38131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9" calcext:value-type="float">
            <text:p>29</text:p>
          </table:table-cell>
          <table:table-cell office:value-type="float" office:value="29012007" calcext:value-type="float">
            <text:p>29012007</text:p>
          </table:table-cell>
          <table:table-cell office:value-type="float" office:value="28.321" calcext:value-type="float">
            <text:p>28.321</text:p>
          </table:table-cell>
          <table:table-cell office:value-type="float" office:value="1.85177" calcext:value-type="float">
            <text:p>1.85177</text:p>
          </table:table-cell>
          <table:table-cell office:value-type="float" office:value="0" calcext:value-type="float">
            <text:p>0</text:p>
          </table:table-cell>
          <table:table-cell office:value-type="float" office:value="1078.491" calcext:value-type="float">
            <text:p>1078.491</text:p>
          </table:table-cell>
          <table:table-cell office:value-type="float" office:value="8.071612" calcext:value-type="float">
            <text:p>8.071612</text:p>
          </table:table-cell>
          <table:table-cell office:value-type="float" office:value="156.3821" calcext:value-type="float">
            <text:p>156.3821</text:p>
          </table:table-cell>
          <table:table-cell office:value-type="float" office:value="0.2293985" calcext:value-type="float">
            <text:p>0.2293985</text:p>
          </table:table-cell>
          <table:table-cell office:value-type="float" office:value="0.2666341" calcext:value-type="float">
            <text:p>0.2666341</text:p>
          </table:table-cell>
          <table:table-cell office:value-type="float" office:value="0.2860107" calcext:value-type="float">
            <text:p>0.2860107</text:p>
          </table:table-cell>
          <table:table-cell office:value-type="float" office:value="0.2976908" calcext:value-type="float">
            <text:p>0.2976908</text:p>
          </table:table-cell>
          <table:table-cell office:value-type="float" office:value="0.3035518" calcext:value-type="float">
            <text:p>0.3035518</text:p>
          </table:table-cell>
          <table:table-cell office:value-type="float" office:value="0.2758324" calcext:value-type="float">
            <text:p>0.2758324</text:p>
          </table:table-cell>
          <table:table-cell office:value-type="float" office:value="0.2762251" calcext:value-type="float">
            <text:p>0.2762251</text:p>
          </table:table-cell>
          <table:table-cell office:value-type="float" office:value="0.3620355" calcext:value-type="float">
            <text:p>0.3620355</text:p>
          </table:table-cell>
          <table:table-cell office:value-type="float" office:value="0.3415082" calcext:value-type="float">
            <text:p>0.3415082</text:p>
          </table:table-cell>
          <table:table-cell office:value-type="float" office:value="0.3574097" calcext:value-type="float">
            <text:p>0.3574097</text:p>
          </table:table-cell>
          <table:table-cell office:value-type="float" office:value="0.3765531" calcext:value-type="float">
            <text:p>0.3765531</text:p>
          </table:table-cell>
          <table:table-cell office:value-type="float" office:value="0.3918276" calcext:value-type="float">
            <text:p>0.3918276</text:p>
          </table:table-cell>
          <table:table-cell office:value-type="float" office:value="0.4623759" calcext:value-type="float">
            <text:p>0.4623759</text:p>
          </table:table-cell>
          <table:table-cell office:value-type="float" office:value="0" calcext:value-type="float">
            <text:p>0</text:p>
          </table:table-cell>
          <table:table-cell office:value-type="float" office:value="0.1124944" calcext:value-type="float">
            <text:p>0.1124944</text:p>
          </table:table-cell>
          <table:table-cell office:value-type="float" office:value="0.07661775" calcext:value-type="float">
            <text:p>0.07661775</text:p>
          </table:table-cell>
          <table:table-cell office:value-type="float" office:value="1.969038E-015" calcext:value-type="float">
            <text:p>1.969038E-15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807839" calcext:value-type="float">
            <text:p>-0.2807839</text:p>
          </table:table-cell>
          <table:table-cell office:value-type="float" office:value="-0.08804841" calcext:value-type="float">
            <text:p>-0.08804841</text:p>
          </table:table-cell>
          <table:table-cell office:value-type="float" office:value="-0.05124172" calcext:value-type="float">
            <text:p>-0.05124172</text:p>
          </table:table-cell>
          <table:table-cell office:value-type="float" office:value="-0.03766456" calcext:value-type="float">
            <text:p>-0.03766456</text:p>
          </table:table-cell>
          <table:table-cell office:value-type="float" office:value="-0.03252896" calcext:value-type="float">
            <text:p>-0.03252896</text:p>
          </table:table-cell>
          <table:table-cell office:value-type="float" office:value="-0.02746195" calcext:value-type="float">
            <text:p>-0.02746195</text:p>
          </table:table-cell>
          <table:table-cell office:value-type="float" office:value="-0.02504626" calcext:value-type="float">
            <text:p>-0.02504626</text:p>
          </table:table-cell>
          <table:table-cell office:value-type="float" office:value="-0.02437163" calcext:value-type="float">
            <text:p>-0.02437163</text:p>
          </table:table-cell>
          <table:table-cell office:value-type="float" office:value="-0.03729733" calcext:value-type="float">
            <text:p>-0.03729733</text:p>
          </table:table-cell>
          <table:table-cell office:value-type="float" office:value="-0.02542249" calcext:value-type="float">
            <text:p>-0.02542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999525" calcext:value-type="float">
            <text:p>-0.6999525</text:p>
          </table:table-cell>
          <table:table-cell office:value-type="float" office:value="0.004220056" calcext:value-type="float">
            <text:p>0.00422005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3885" calcext:value-type="float">
            <text:p>-2.38388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0" calcext:value-type="float">
            <text:p>30</text:p>
          </table:table-cell>
          <table:table-cell office:value-type="float" office:value="30012007" calcext:value-type="float">
            <text:p>30012007</text:p>
          </table:table-cell>
          <table:table-cell office:value-type="float" office:value="28.70201" calcext:value-type="float">
            <text:p>28.70201</text:p>
          </table:table-cell>
          <table:table-cell office:value-type="float" office:value="1.671635" calcext:value-type="float">
            <text:p>1.671635</text:p>
          </table:table-cell>
          <table:table-cell office:value-type="float" office:value="0" calcext:value-type="float">
            <text:p>0</text:p>
          </table:table-cell>
          <table:table-cell office:value-type="float" office:value="1078.532" calcext:value-type="float">
            <text:p>1078.532</text:p>
          </table:table-cell>
          <table:table-cell office:value-type="float" office:value="8.591775" calcext:value-type="float">
            <text:p>8.591775</text:p>
          </table:table-cell>
          <table:table-cell office:value-type="float" office:value="152.8632" calcext:value-type="float">
            <text:p>152.8632</text:p>
          </table:table-cell>
          <table:table-cell office:value-type="float" office:value="0.2338785" calcext:value-type="float">
            <text:p>0.2338785</text:p>
          </table:table-cell>
          <table:table-cell office:value-type="float" office:value="0.2693667" calcext:value-type="float">
            <text:p>0.2693667</text:p>
          </table:table-cell>
          <table:table-cell office:value-type="float" office:value="0.2856076" calcext:value-type="float">
            <text:p>0.2856076</text:p>
          </table:table-cell>
          <table:table-cell office:value-type="float" office:value="0.2964692" calcext:value-type="float">
            <text:p>0.2964692</text:p>
          </table:table-cell>
          <table:table-cell office:value-type="float" office:value="0.3017311" calcext:value-type="float">
            <text:p>0.3017311</text:p>
          </table:table-cell>
          <table:table-cell office:value-type="float" office:value="0.2742405" calcext:value-type="float">
            <text:p>0.2742405</text:p>
          </table:table-cell>
          <table:table-cell office:value-type="float" office:value="0.2746639" calcext:value-type="float">
            <text:p>0.2746639</text:p>
          </table:table-cell>
          <table:table-cell office:value-type="float" office:value="0.3612955" calcext:value-type="float">
            <text:p>0.3612955</text:p>
          </table:table-cell>
          <table:table-cell office:value-type="float" office:value="0.3424446" calcext:value-type="float">
            <text:p>0.3424446</text:p>
          </table:table-cell>
          <table:table-cell office:value-type="float" office:value="0.357539" calcext:value-type="float">
            <text:p>0.357539</text:p>
          </table:table-cell>
          <table:table-cell office:value-type="float" office:value="0.3765837" calcext:value-type="float">
            <text:p>0.3765837</text:p>
          </table:table-cell>
          <table:table-cell office:value-type="float" office:value="0.3917838" calcext:value-type="float">
            <text:p>0.3917838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0.1066411" calcext:value-type="float">
            <text:p>0.1066411</text:p>
          </table:table-cell>
          <table:table-cell office:value-type="float" office:value="0.06965142" calcext:value-type="float">
            <text:p>0.06965142</text:p>
          </table:table-cell>
          <table:table-cell office:value-type="float" office:value="1.969025E-015" calcext:value-type="float">
            <text:p>1.969025E-15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17541" calcext:value-type="float">
            <text:p>-0.2417541</text:p>
          </table:table-cell>
          <table:table-cell office:value-type="float" office:value="-0.08146435" calcext:value-type="float">
            <text:p>-0.08146435</text:p>
          </table:table-cell>
          <table:table-cell office:value-type="float" office:value="-0.05179072" calcext:value-type="float">
            <text:p>-0.05179072</text:p>
          </table:table-cell>
          <table:table-cell office:value-type="float" office:value="-0.03887683" calcext:value-type="float">
            <text:p>-0.03887683</text:p>
          </table:table-cell>
          <table:table-cell office:value-type="float" office:value="-0.03395016" calcext:value-type="float">
            <text:p>-0.03395016</text:p>
          </table:table-cell>
          <table:table-cell office:value-type="float" office:value="-0.02868891" calcext:value-type="float">
            <text:p>-0.02868891</text:p>
          </table:table-cell>
          <table:table-cell office:value-type="float" office:value="-0.02626496" calcext:value-type="float">
            <text:p>-0.02626496</text:p>
          </table:table-cell>
          <table:table-cell office:value-type="float" office:value="-0.02547458" calcext:value-type="float">
            <text:p>-0.02547458</text:p>
          </table:table-cell>
          <table:table-cell office:value-type="float" office:value="-0.03635365" calcext:value-type="float">
            <text:p>-0.03635365</text:p>
          </table:table-cell>
          <table:table-cell office:value-type="float" office:value="-0.02526583" calcext:value-type="float">
            <text:p>-0.02526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216924" calcext:value-type="float">
            <text:p>-0.6216924</text:p>
          </table:table-cell>
          <table:table-cell office:value-type="float" office:value="0.004182782" calcext:value-type="float">
            <text:p>0.00418278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6295" calcext:value-type="float">
            <text:p>-2.38629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1" calcext:value-type="float">
            <text:p>31</text:p>
          </table:table-cell>
          <table:table-cell office:value-type="float" office:value="31012007" calcext:value-type="float">
            <text:p>31012007</text:p>
          </table:table-cell>
          <table:table-cell office:value-type="float" office:value="28.70201" calcext:value-type="float">
            <text:p>28.70201</text:p>
          </table:table-cell>
          <table:table-cell office:value-type="float" office:value="1.550358" calcext:value-type="float">
            <text:p>1.550358</text:p>
          </table:table-cell>
          <table:table-cell office:value-type="float" office:value="0" calcext:value-type="float">
            <text:p>0</text:p>
          </table:table-cell>
          <table:table-cell office:value-type="float" office:value="1078.01" calcext:value-type="float">
            <text:p>1078.01</text:p>
          </table:table-cell>
          <table:table-cell office:value-type="float" office:value="9.23581" calcext:value-type="float">
            <text:p>9.23581</text:p>
          </table:table-cell>
          <table:table-cell office:value-type="float" office:value="144.0412" calcext:value-type="float">
            <text:p>144.0412</text:p>
          </table:table-cell>
          <table:table-cell office:value-type="float" office:value="0.2395193" calcext:value-type="float">
            <text:p>0.2395193</text:p>
          </table:table-cell>
          <table:table-cell office:value-type="float" office:value="0.2710827" calcext:value-type="float">
            <text:p>0.2710827</text:p>
          </table:table-cell>
          <table:table-cell office:value-type="float" office:value="0.2846883" calcext:value-type="float">
            <text:p>0.2846883</text:p>
          </table:table-cell>
          <table:table-cell office:value-type="float" office:value="0.2950975" calcext:value-type="float">
            <text:p>0.2950975</text:p>
          </table:table-cell>
          <table:table-cell office:value-type="float" office:value="0.3003038" calcext:value-type="float">
            <text:p>0.3003038</text:p>
          </table:table-cell>
          <table:table-cell office:value-type="float" office:value="0.2726898" calcext:value-type="float">
            <text:p>0.2726898</text:p>
          </table:table-cell>
          <table:table-cell office:value-type="float" office:value="0.2731847" calcext:value-type="float">
            <text:p>0.2731847</text:p>
          </table:table-cell>
          <table:table-cell office:value-type="float" office:value="0.3605345" calcext:value-type="float">
            <text:p>0.3605345</text:p>
          </table:table-cell>
          <table:table-cell office:value-type="float" office:value="0.3433779" calcext:value-type="float">
            <text:p>0.3433779</text:p>
          </table:table-cell>
          <table:table-cell office:value-type="float" office:value="0.3576603" calcext:value-type="float">
            <text:p>0.3576603</text:p>
          </table:table-cell>
          <table:table-cell office:value-type="float" office:value="0.376618" calcext:value-type="float">
            <text:p>0.376618</text:p>
          </table:table-cell>
          <table:table-cell office:value-type="float" office:value="0.3917348" calcext:value-type="float">
            <text:p>0.3917348</text:p>
          </table:table-cell>
          <table:table-cell office:value-type="float" office:value="0.4623759" calcext:value-type="float">
            <text:p>0.4623759</text:p>
          </table:table-cell>
          <table:table-cell office:value-type="float" office:value="0" calcext:value-type="float">
            <text:p>0</text:p>
          </table:table-cell>
          <table:table-cell office:value-type="float" office:value="0.0974428" calcext:value-type="float">
            <text:p>0.0974428</text:p>
          </table:table-cell>
          <table:table-cell office:value-type="float" office:value="0.06131444" calcext:value-type="float">
            <text:p>0.06131444</text:p>
          </table:table-cell>
          <table:table-cell office:value-type="float" office:value="1.969012E-015" calcext:value-type="float">
            <text:p>1.969012E-15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15519" calcext:value-type="float">
            <text:p>-0.2015519</text:p>
          </table:table-cell>
          <table:table-cell office:value-type="float" office:value="-0.07755832" calcext:value-type="float">
            <text:p>-0.07755832</text:p>
          </table:table-cell>
          <table:table-cell office:value-type="float" office:value="-0.05311331" calcext:value-type="float">
            <text:p>-0.05311331</text:p>
          </table:table-cell>
          <table:table-cell office:value-type="float" office:value="-0.04028524" calcext:value-type="float">
            <text:p>-0.04028524</text:p>
          </table:table-cell>
          <table:table-cell office:value-type="float" office:value="-0.03521265" calcext:value-type="float">
            <text:p>-0.03521265</text:p>
          </table:table-cell>
          <table:table-cell office:value-type="float" office:value="-0.02994612" calcext:value-type="float">
            <text:p>-0.02994612</text:p>
          </table:table-cell>
          <table:table-cell office:value-type="float" office:value="-0.02748152" calcext:value-type="float">
            <text:p>-0.02748152</text:p>
          </table:table-cell>
          <table:table-cell office:value-type="float" office:value="-0.0266605" calcext:value-type="float">
            <text:p>-0.0266605</text:p>
          </table:table-cell>
          <table:table-cell office:value-type="float" office:value="-0.03544106" calcext:value-type="float">
            <text:p>-0.03544106</text:p>
          </table:table-cell>
          <table:table-cell office:value-type="float" office:value="-0.02511938" calcext:value-type="float">
            <text:p>-0.02511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24116" calcext:value-type="float">
            <text:p>-0.4924116</text:p>
          </table:table-cell>
          <table:table-cell office:value-type="float" office:value="0.004142252" calcext:value-type="float">
            <text:p>0.00414225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8562" calcext:value-type="float">
            <text:p>-2.38856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2" calcext:value-type="float">
            <text:p>32</text:p>
          </table:table-cell>
          <table:table-cell office:value-type="float" office:value="1022007" calcext:value-type="float">
            <text:p>1022007</text:p>
          </table:table-cell>
          <table:table-cell office:value-type="float" office:value="28.70201" calcext:value-type="float">
            <text:p>28.70201</text:p>
          </table:table-cell>
          <table:table-cell office:value-type="float" office:value="1.539317" calcext:value-type="float">
            <text:p>1.539317</text:p>
          </table:table-cell>
          <table:table-cell office:value-type="float" office:value="0" calcext:value-type="float">
            <text:p>0</text:p>
          </table:table-cell>
          <table:table-cell office:value-type="float" office:value="1077.367" calcext:value-type="float">
            <text:p>1077.367</text:p>
          </table:table-cell>
          <table:table-cell office:value-type="float" office:value="9.890025" calcext:value-type="float">
            <text:p>9.890025</text:p>
          </table:table-cell>
          <table:table-cell office:value-type="float" office:value="139.1116" calcext:value-type="float">
            <text:p>139.1116</text:p>
          </table:table-cell>
          <table:table-cell office:value-type="float" office:value="0.2307978" calcext:value-type="float">
            <text:p>0.2307978</text:p>
          </table:table-cell>
          <table:table-cell office:value-type="float" office:value="0.269473" calcext:value-type="float">
            <text:p>0.269473</text:p>
          </table:table-cell>
          <table:table-cell office:value-type="float" office:value="0.2836063" calcext:value-type="float">
            <text:p>0.2836063</text:p>
          </table:table-cell>
          <table:table-cell office:value-type="float" office:value="0.2936704" calcext:value-type="float">
            <text:p>0.2936704</text:p>
          </table:table-cell>
          <table:table-cell office:value-type="float" office:value="0.2990866" calcext:value-type="float">
            <text:p>0.2990866</text:p>
          </table:table-cell>
          <table:table-cell office:value-type="float" office:value="0.2713878" calcext:value-type="float">
            <text:p>0.2713878</text:p>
          </table:table-cell>
          <table:table-cell office:value-type="float" office:value="0.2718827" calcext:value-type="float">
            <text:p>0.2718827</text:p>
          </table:table-cell>
          <table:table-cell office:value-type="float" office:value="0.3598428" calcext:value-type="float">
            <text:p>0.3598428</text:p>
          </table:table-cell>
          <table:table-cell office:value-type="float" office:value="0.3442389" calcext:value-type="float">
            <text:p>0.3442389</text:p>
          </table:table-cell>
          <table:table-cell office:value-type="float" office:value="0.3577855" calcext:value-type="float">
            <text:p>0.3577855</text:p>
          </table:table-cell>
          <table:table-cell office:value-type="float" office:value="0.3766539" calcext:value-type="float">
            <text:p>0.3766539</text:p>
          </table:table-cell>
          <table:table-cell office:value-type="float" office:value="0.391682" calcext:value-type="float">
            <text:p>0.39168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1036044" calcext:value-type="float">
            <text:p>0.1036044</text:p>
          </table:table-cell>
          <table:table-cell office:value-type="float" office:value="0.05554227" calcext:value-type="float">
            <text:p>0.05554227</text:p>
          </table:table-cell>
          <table:table-cell office:value-type="float" office:value="1.969E-015" calcext:value-type="float">
            <text:p>1.969E-15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47778" calcext:value-type="float">
            <text:p>-0.2647778</text:p>
          </table:table-cell>
          <table:table-cell office:value-type="float" office:value="-0.08103987" calcext:value-type="float">
            <text:p>-0.08103987</text:p>
          </table:table-cell>
          <table:table-cell office:value-type="float" office:value="-0.05467252" calcext:value-type="float">
            <text:p>-0.05467252</text:p>
          </table:table-cell>
          <table:table-cell office:value-type="float" office:value="-0.04181712" calcext:value-type="float">
            <text:p>-0.04181712</text:p>
          </table:table-cell>
          <table:table-cell office:value-type="float" office:value="-0.03632959" calcext:value-type="float">
            <text:p>-0.03632959</text:p>
          </table:table-cell>
          <table:table-cell office:value-type="float" office:value="-0.03105161" calcext:value-type="float">
            <text:p>-0.03105161</text:p>
          </table:table-cell>
          <table:table-cell office:value-type="float" office:value="-0.02860329" calcext:value-type="float">
            <text:p>-0.02860329</text:p>
          </table:table-cell>
          <table:table-cell office:value-type="float" office:value="-0.0277925" calcext:value-type="float">
            <text:p>-0.0277925</text:p>
          </table:table-cell>
          <table:table-cell office:value-type="float" office:value="-0.03461979" calcext:value-type="float">
            <text:p>-0.03461979</text:p>
          </table:table-cell>
          <table:table-cell office:value-type="float" office:value="-0.02496957" calcext:value-type="float">
            <text:p>-0.02496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824361" calcext:value-type="float">
            <text:p>-0.7824361</text:p>
          </table:table-cell>
          <table:table-cell office:value-type="float" office:value="0.004127111" calcext:value-type="float">
            <text:p>0.00412711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0924" calcext:value-type="float">
            <text:p>-2.39092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3" calcext:value-type="float">
            <text:p>33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28.70201" calcext:value-type="float">
            <text:p>28.70201</text:p>
          </table:table-cell>
          <table:table-cell office:value-type="float" office:value="1.592859" calcext:value-type="float">
            <text:p>1.592859</text:p>
          </table:table-cell>
          <table:table-cell office:value-type="float" office:value="0" calcext:value-type="float">
            <text:p>0</text:p>
          </table:table-cell>
          <table:table-cell office:value-type="float" office:value="1076.758" calcext:value-type="float">
            <text:p>1076.758</text:p>
          </table:table-cell>
          <table:table-cell office:value-type="float" office:value="10.44511" calcext:value-type="float">
            <text:p>10.44511</text:p>
          </table:table-cell>
          <table:table-cell office:value-type="float" office:value="135.2194" calcext:value-type="float">
            <text:p>135.2194</text:p>
          </table:table-cell>
          <table:table-cell office:value-type="float" office:value="0.2126506" calcext:value-type="float">
            <text:p>0.2126506</text:p>
          </table:table-cell>
          <table:table-cell office:value-type="float" office:value="0.2652065" calcext:value-type="float">
            <text:p>0.2652065</text:p>
          </table:table-cell>
          <table:table-cell office:value-type="float" office:value="0.2824249" calcext:value-type="float">
            <text:p>0.2824249</text:p>
          </table:table-cell>
          <table:table-cell office:value-type="float" office:value="0.2922584" calcext:value-type="float">
            <text:p>0.2922584</text:p>
          </table:table-cell>
          <table:table-cell office:value-type="float" office:value="0.2976179" calcext:value-type="float">
            <text:p>0.2976179</text:p>
          </table:table-cell>
          <table:table-cell office:value-type="float" office:value="0.2701648" calcext:value-type="float">
            <text:p>0.2701648</text:p>
          </table:table-cell>
          <table:table-cell office:value-type="float" office:value="0.2707636" calcext:value-type="float">
            <text:p>0.2707636</text:p>
          </table:table-cell>
          <table:table-cell office:value-type="float" office:value="0.3593016" calcext:value-type="float">
            <text:p>0.3593016</text:p>
          </table:table-cell>
          <table:table-cell office:value-type="float" office:value="0.3449529" calcext:value-type="float">
            <text:p>0.3449529</text:p>
          </table:table-cell>
          <table:table-cell office:value-type="float" office:value="0.3579226" calcext:value-type="float">
            <text:p>0.3579226</text:p>
          </table:table-cell>
          <table:table-cell office:value-type="float" office:value="0.3766922" calcext:value-type="float">
            <text:p>0.3766922</text:p>
          </table:table-cell>
          <table:table-cell office:value-type="float" office:value="0.3916239" calcext:value-type="float">
            <text:p>0.3916239</text:p>
          </table:table-cell>
          <table:table-cell office:value-type="float" office:value="0.4623742" calcext:value-type="float">
            <text:p>0.4623742</text:p>
          </table:table-cell>
          <table:table-cell office:value-type="float" office:value="0" calcext:value-type="float">
            <text:p>0</text:p>
          </table:table-cell>
          <table:table-cell office:value-type="float" office:value="0.1145072" calcext:value-type="float">
            <text:p>0.1145072</text:p>
          </table:table-cell>
          <table:table-cell office:value-type="float" office:value="0.05687999" calcext:value-type="float">
            <text:p>0.05687999</text:p>
          </table:table-cell>
          <table:table-cell office:value-type="float" office:value="1.968987E-015" calcext:value-type="float">
            <text:p>1.968987E-15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93493" calcext:value-type="float">
            <text:p>-0.4993493</text:p>
          </table:table-cell>
          <table:table-cell office:value-type="float" office:value="-0.09157483" calcext:value-type="float">
            <text:p>-0.09157483</text:p>
          </table:table-cell>
          <table:table-cell office:value-type="float" office:value="-0.05645613" calcext:value-type="float">
            <text:p>-0.05645613</text:p>
          </table:table-cell>
          <table:table-cell office:value-type="float" office:value="-0.04339839" calcext:value-type="float">
            <text:p>-0.04339839</text:p>
          </table:table-cell>
          <table:table-cell office:value-type="float" office:value="-0.03773407" calcext:value-type="float">
            <text:p>-0.03773407</text:p>
          </table:table-cell>
          <table:table-cell office:value-type="float" office:value="-0.03212861" calcext:value-type="float">
            <text:p>-0.03212861</text:p>
          </table:table-cell>
          <table:table-cell office:value-type="float" office:value="-0.02961132" calcext:value-type="float">
            <text:p>-0.02961132</text:p>
          </table:table-cell>
          <table:table-cell office:value-type="float" office:value="-0.02871338" calcext:value-type="float">
            <text:p>-0.02871338</text:p>
          </table:table-cell>
          <table:table-cell office:value-type="float" office:value="-0.03395448" calcext:value-type="float">
            <text:p>-0.03395448</text:p>
          </table:table-cell>
          <table:table-cell office:value-type="float" office:value="-0.02480658" calcext:value-type="float">
            <text:p>-0.02480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06033" calcext:value-type="float">
            <text:p>-1.606033</text:p>
          </table:table-cell>
          <table:table-cell office:value-type="float" office:value="0.004130337" calcext:value-type="float">
            <text:p>0.00413033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3456" calcext:value-type="float">
            <text:p>-2.39345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4" calcext:value-type="float">
            <text:p>34</text:p>
          </table:table-cell>
          <table:table-cell office:value-type="float" office:value="3022007" calcext:value-type="float">
            <text:p>3022007</text:p>
          </table:table-cell>
          <table:table-cell office:value-type="float" office:value="28.70201" calcext:value-type="float">
            <text:p>28.70201</text:p>
          </table:table-cell>
          <table:table-cell office:value-type="float" office:value="1.498597" calcext:value-type="float">
            <text:p>1.498597</text:p>
          </table:table-cell>
          <table:table-cell office:value-type="float" office:value="0" calcext:value-type="float">
            <text:p>0</text:p>
          </table:table-cell>
          <table:table-cell office:value-type="float" office:value="1076.222" calcext:value-type="float">
            <text:p>1076.222</text:p>
          </table:table-cell>
          <table:table-cell office:value-type="float" office:value="11.0752" calcext:value-type="float">
            <text:p>11.0752</text:p>
          </table:table-cell>
          <table:table-cell office:value-type="float" office:value="116.5948" calcext:value-type="float">
            <text:p>116.5948</text:p>
          </table:table-cell>
          <table:table-cell office:value-type="float" office:value="0.2355886" calcext:value-type="float">
            <text:p>0.2355886</text:p>
          </table:table-cell>
          <table:table-cell office:value-type="float" office:value="0.2677546" calcext:value-type="float">
            <text:p>0.2677546</text:p>
          </table:table-cell>
          <table:table-cell office:value-type="float" office:value="0.2813873" calcext:value-type="float">
            <text:p>0.2813873</text:p>
          </table:table-cell>
          <table:table-cell office:value-type="float" office:value="0.2908365" calcext:value-type="float">
            <text:p>0.2908365</text:p>
          </table:table-cell>
          <table:table-cell office:value-type="float" office:value="0.2963657" calcext:value-type="float">
            <text:p>0.2963657</text:p>
          </table:table-cell>
          <table:table-cell office:value-type="float" office:value="0.2702544" calcext:value-type="float">
            <text:p>0.2702544</text:p>
          </table:table-cell>
          <table:table-cell office:value-type="float" office:value="0.2845599" calcext:value-type="float">
            <text:p>0.2845599</text:p>
          </table:table-cell>
          <table:table-cell office:value-type="float" office:value="0.3596337" calcext:value-type="float">
            <text:p>0.3596337</text:p>
          </table:table-cell>
          <table:table-cell office:value-type="float" office:value="0.3455774" calcext:value-type="float">
            <text:p>0.3455774</text:p>
          </table:table-cell>
          <table:table-cell office:value-type="float" office:value="0.3580672" calcext:value-type="float">
            <text:p>0.3580672</text:p>
          </table:table-cell>
          <table:table-cell office:value-type="float" office:value="0.376733" calcext:value-type="float">
            <text:p>0.376733</text:p>
          </table:table-cell>
          <table:table-cell office:value-type="float" office:value="0.3915621" calcext:value-type="float">
            <text:p>0.3915621</text:p>
          </table:table-cell>
          <table:table-cell office:value-type="float" office:value="0.4623756" calcext:value-type="float">
            <text:p>0.4623756</text:p>
          </table:table-cell>
          <table:table-cell office:value-type="float" office:value="0" calcext:value-type="float">
            <text:p>0</text:p>
          </table:table-cell>
          <table:table-cell office:value-type="float" office:value="0.1164796" calcext:value-type="float">
            <text:p>0.1164796</text:p>
          </table:table-cell>
          <table:table-cell office:value-type="float" office:value="0.05603762" calcext:value-type="float">
            <text:p>0.05603762</text:p>
          </table:table-cell>
          <table:table-cell office:value-type="float" office:value="1.968974E-015" calcext:value-type="float">
            <text:p>1.968974E-15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242223" calcext:value-type="float">
            <text:p>-0.2242223</text:p>
          </table:table-cell>
          <table:table-cell office:value-type="float" office:value="-0.08521768" calcext:value-type="float">
            <text:p>-0.08521768</text:p>
          </table:table-cell>
          <table:table-cell office:value-type="float" office:value="-0.05810747" calcext:value-type="float">
            <text:p>-0.05810747</text:p>
          </table:table-cell>
          <table:table-cell office:value-type="float" office:value="-0.04506315" calcext:value-type="float">
            <text:p>-0.04506315</text:p>
          </table:table-cell>
          <table:table-cell office:value-type="float" office:value="-0.03898941" calcext:value-type="float">
            <text:p>-0.03898941</text:p>
          </table:table-cell>
          <table:table-cell office:value-type="float" office:value="-0.03208224" calcext:value-type="float">
            <text:p>-0.03208224</text:p>
          </table:table-cell>
          <table:table-cell office:value-type="float" office:value="-0.01949196" calcext:value-type="float">
            <text:p>-0.01949196</text:p>
          </table:table-cell>
          <table:table-cell office:value-type="float" office:value="-0.02818512" calcext:value-type="float">
            <text:p>-0.02818512</text:p>
          </table:table-cell>
          <table:table-cell office:value-type="float" office:value="-0.03338517" calcext:value-type="float">
            <text:p>-0.03338517</text:p>
          </table:table-cell>
          <table:table-cell office:value-type="float" office:value="-0.02463571" calcext:value-type="float">
            <text:p>-0.02463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3272" calcext:value-type="float">
            <text:p>-0.83272</text:p>
          </table:table-cell>
          <table:table-cell office:value-type="float" office:value="0.004152884" calcext:value-type="float">
            <text:p>0.00415288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5794" calcext:value-type="float">
            <text:p>-2.39579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5" calcext:value-type="float">
            <text:p>35</text:p>
          </table:table-cell>
          <table:table-cell office:value-type="float" office:value="4022007" calcext:value-type="float">
            <text:p>4022007</text:p>
          </table:table-cell>
          <table:table-cell office:value-type="float" office:value="28.70201" calcext:value-type="float">
            <text:p>28.70201</text:p>
          </table:table-cell>
          <table:table-cell office:value-type="float" office:value="1.354587" calcext:value-type="float">
            <text:p>1.354587</text:p>
          </table:table-cell>
          <table:table-cell office:value-type="float" office:value="0" calcext:value-type="float">
            <text:p>0</text:p>
          </table:table-cell>
          <table:table-cell office:value-type="float" office:value="1075.566" calcext:value-type="float">
            <text:p>1075.566</text:p>
          </table:table-cell>
          <table:table-cell office:value-type="float" office:value="11.87652" calcext:value-type="float">
            <text:p>11.87652</text:p>
          </table:table-cell>
          <table:table-cell office:value-type="float" office:value="103.7755" calcext:value-type="float">
            <text:p>103.7755</text:p>
          </table:table-cell>
          <table:table-cell office:value-type="float" office:value="0.2429823" calcext:value-type="float">
            <text:p>0.2429823</text:p>
          </table:table-cell>
          <table:table-cell office:value-type="float" office:value="0.2720513" calcext:value-type="float">
            <text:p>0.2720513</text:p>
          </table:table-cell>
          <table:table-cell office:value-type="float" office:value="0.2815778" calcext:value-type="float">
            <text:p>0.2815778</text:p>
          </table:table-cell>
          <table:table-cell office:value-type="float" office:value="0.2902767" calcext:value-type="float">
            <text:p>0.2902767</text:p>
          </table:table-cell>
          <table:table-cell office:value-type="float" office:value="0.2963072" calcext:value-type="float">
            <text:p>0.2963072</text:p>
          </table:table-cell>
          <table:table-cell office:value-type="float" office:value="0.2717473" calcext:value-type="float">
            <text:p>0.2717473</text:p>
          </table:table-cell>
          <table:table-cell office:value-type="float" office:value="0.2858799" calcext:value-type="float">
            <text:p>0.2858799</text:p>
          </table:table-cell>
          <table:table-cell office:value-type="float" office:value="0.3611381" calcext:value-type="float">
            <text:p>0.3611381</text:p>
          </table:table-cell>
          <table:table-cell office:value-type="float" office:value="0.3462794" calcext:value-type="float">
            <text:p>0.3462794</text:p>
          </table:table-cell>
          <table:table-cell office:value-type="float" office:value="0.3582188" calcext:value-type="float">
            <text:p>0.3582188</text:p>
          </table:table-cell>
          <table:table-cell office:value-type="float" office:value="0.3767761" calcext:value-type="float">
            <text:p>0.3767761</text:p>
          </table:table-cell>
          <table:table-cell office:value-type="float" office:value="0.3915007" calcext:value-type="float">
            <text:p>0.3915007</text:p>
          </table:table-cell>
          <table:table-cell office:value-type="float" office:value="0.4623759" calcext:value-type="float">
            <text:p>0.4623759</text:p>
          </table:table-cell>
          <table:table-cell office:value-type="float" office:value="0" calcext:value-type="float">
            <text:p>0</text:p>
          </table:table-cell>
          <table:table-cell office:value-type="float" office:value="0.1053883" calcext:value-type="float">
            <text:p>0.1053883</text:p>
          </table:table-cell>
          <table:table-cell office:value-type="float" office:value="0.0471825" calcext:value-type="float">
            <text:p>0.0471825</text:p>
          </table:table-cell>
          <table:table-cell office:value-type="float" office:value="1.968962E-015" calcext:value-type="float">
            <text:p>1.968962E-15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82133" calcext:value-type="float">
            <text:p>-0.1782133</text:p>
          </table:table-cell>
          <table:table-cell office:value-type="float" office:value="-0.07534517" calcext:value-type="float">
            <text:p>-0.07534517</text:p>
          </table:table-cell>
          <table:table-cell office:value-type="float" office:value="-0.05781359" calcext:value-type="float">
            <text:p>-0.05781359</text:p>
          </table:table-cell>
          <table:table-cell office:value-type="float" office:value="-0.04574878" calcext:value-type="float">
            <text:p>-0.04574878</text:p>
          </table:table-cell>
          <table:table-cell office:value-type="float" office:value="-0.03905709" calcext:value-type="float">
            <text:p>-0.03905709</text:p>
          </table:table-cell>
          <table:table-cell office:value-type="float" office:value="-0.03076763" calcext:value-type="float">
            <text:p>-0.03076763</text:p>
          </table:table-cell>
          <table:table-cell office:value-type="float" office:value="-0.01873475" calcext:value-type="float">
            <text:p>-0.01873475</text:p>
          </table:table-cell>
          <table:table-cell office:value-type="float" office:value="-0.0257519" calcext:value-type="float">
            <text:p>-0.0257519</text:p>
          </table:table-cell>
          <table:table-cell office:value-type="float" office:value="-0.03257211" calcext:value-type="float">
            <text:p>-0.03257211</text:p>
          </table:table-cell>
          <table:table-cell office:value-type="float" office:value="-0.02445824" calcext:value-type="float">
            <text:p>-0.02445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17039" calcext:value-type="float">
            <text:p>-0.517039</text:p>
          </table:table-cell>
          <table:table-cell office:value-type="float" office:value="0.004092234" calcext:value-type="float">
            <text:p>0.00409223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7735" calcext:value-type="float">
            <text:p>-2.39773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6" calcext:value-type="float">
            <text:p>36</text:p>
          </table:table-cell>
          <table:table-cell office:value-type="float" office:value="5022007" calcext:value-type="float">
            <text:p>5022007</text:p>
          </table:table-cell>
          <table:table-cell office:value-type="float" office:value="28.70201" calcext:value-type="float">
            <text:p>28.70201</text:p>
          </table:table-cell>
          <table:table-cell office:value-type="float" office:value="1.073909" calcext:value-type="float">
            <text:p>1.073909</text:p>
          </table:table-cell>
          <table:table-cell office:value-type="float" office:value="0" calcext:value-type="float">
            <text:p>0</text:p>
          </table:table-cell>
          <table:table-cell office:value-type="float" office:value="1075.023" calcext:value-type="float">
            <text:p>1075.023</text:p>
          </table:table-cell>
          <table:table-cell office:value-type="float" office:value="12.70061" calcext:value-type="float">
            <text:p>12.70061</text:p>
          </table:table-cell>
          <table:table-cell office:value-type="float" office:value="82.54221" calcext:value-type="float">
            <text:p>82.54221</text:p>
          </table:table-cell>
          <table:table-cell office:value-type="float" office:value="0.2532609" calcext:value-type="float">
            <text:p>0.2532609</text:p>
          </table:table-cell>
          <table:table-cell office:value-type="float" office:value="0.2801184" calcext:value-type="float">
            <text:p>0.2801184</text:p>
          </table:table-cell>
          <table:table-cell office:value-type="float" office:value="0.2831518" calcext:value-type="float">
            <text:p>0.2831518</text:p>
          </table:table-cell>
          <table:table-cell office:value-type="float" office:value="0.2908601" calcext:value-type="float">
            <text:p>0.2908601</text:p>
          </table:table-cell>
          <table:table-cell office:value-type="float" office:value="0.2981046" calcext:value-type="float">
            <text:p>0.2981046</text:p>
          </table:table-cell>
          <table:table-cell office:value-type="float" office:value="0.2753999" calcext:value-type="float">
            <text:p>0.2753999</text:p>
          </table:table-cell>
          <table:table-cell office:value-type="float" office:value="0.3080052" calcext:value-type="float">
            <text:p>0.3080052</text:p>
          </table:table-cell>
          <table:table-cell office:value-type="float" office:value="0.3635224" calcext:value-type="float">
            <text:p>0.3635224</text:p>
          </table:table-cell>
          <table:table-cell office:value-type="float" office:value="0.3470282" calcext:value-type="float">
            <text:p>0.3470282</text:p>
          </table:table-cell>
          <table:table-cell office:value-type="float" office:value="0.3583899" calcext:value-type="float">
            <text:p>0.3583899</text:p>
          </table:table-cell>
          <table:table-cell office:value-type="float" office:value="0.3768223" calcext:value-type="float">
            <text:p>0.3768223</text:p>
          </table:table-cell>
          <table:table-cell office:value-type="float" office:value="0.39144" calcext:value-type="float">
            <text:p>0.39144</text:p>
          </table:table-cell>
          <table:table-cell office:value-type="float" office:value="0.4623759" calcext:value-type="float">
            <text:p>0.4623759</text:p>
          </table:table-cell>
          <table:table-cell office:value-type="float" office:value="0" calcext:value-type="float">
            <text:p>0</text:p>
          </table:table-cell>
          <table:table-cell office:value-type="float" office:value="0.09829554" calcext:value-type="float">
            <text:p>0.09829554</text:p>
          </table:table-cell>
          <table:table-cell office:value-type="float" office:value="0.0372462" calcext:value-type="float">
            <text:p>0.0372462</text:p>
          </table:table-cell>
          <table:table-cell office:value-type="float" office:value="1.968949E-015" calcext:value-type="float">
            <text:p>1.968949E-15</text:p>
          </table:table-cell>
          <table:table-cell office:value-type="float" office:value="1.993101E-015" calcext:value-type="float">
            <text:p>1.99310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86397" calcext:value-type="float">
            <text:p>-0.1286397</text:p>
          </table:table-cell>
          <table:table-cell office:value-type="float" office:value="-0.06001199" calcext:value-type="float">
            <text:p>-0.06001199</text:p>
          </table:table-cell>
          <table:table-cell office:value-type="float" office:value="-0.05542495" calcext:value-type="float">
            <text:p>-0.05542495</text:p>
          </table:table-cell>
          <table:table-cell office:value-type="float" office:value="-0.04506845" calcext:value-type="float">
            <text:p>-0.04506845</text:p>
          </table:table-cell>
          <table:table-cell office:value-type="float" office:value="-0.03730603" calcext:value-type="float">
            <text:p>-0.03730603</text:p>
          </table:table-cell>
          <table:table-cell office:value-type="float" office:value="-0.02785261" calcext:value-type="float">
            <text:p>-0.02785261</text:p>
          </table:table-cell>
          <table:table-cell office:value-type="float" office:value="-0.01000483" calcext:value-type="float">
            <text:p>-0.01000483</text:p>
          </table:table-cell>
          <table:table-cell office:value-type="float" office:value="-0.02237253" calcext:value-type="float">
            <text:p>-0.02237253</text:p>
          </table:table-cell>
          <table:table-cell office:value-type="float" office:value="-0.03142441" calcext:value-type="float">
            <text:p>-0.03142441</text:p>
          </table:table-cell>
          <table:table-cell office:value-type="float" office:value="-0.02425941" calcext:value-type="float">
            <text:p>-0.02425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69234" calcext:value-type="float">
            <text:p>-0.3369234</text:p>
          </table:table-cell>
          <table:table-cell office:value-type="float" office:value="0.004054133" calcext:value-type="float">
            <text:p>0.00405413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9625" calcext:value-type="float">
            <text:p>-2.39962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7" calcext:value-type="float">
            <text:p>37</text:p>
          </table:table-cell>
          <table:table-cell office:value-type="float" office:value="6022007" calcext:value-type="float">
            <text:p>6022007</text:p>
          </table:table-cell>
          <table:table-cell office:value-type="float" office:value="28.82902" calcext:value-type="float">
            <text:p>28.82902</text:p>
          </table:table-cell>
          <table:table-cell office:value-type="float" office:value="0.9781381" calcext:value-type="float">
            <text:p>0.9781381</text:p>
          </table:table-cell>
          <table:table-cell office:value-type="float" office:value="0" calcext:value-type="float">
            <text:p>0</text:p>
          </table:table-cell>
          <table:table-cell office:value-type="float" office:value="1075.108" calcext:value-type="float">
            <text:p>1075.108</text:p>
          </table:table-cell>
          <table:table-cell office:value-type="float" office:value="12.83812" calcext:value-type="float">
            <text:p>12.83812</text:p>
          </table:table-cell>
          <table:table-cell office:value-type="float" office:value="70.94341" calcext:value-type="float">
            <text:p>70.94341</text:p>
          </table:table-cell>
          <table:table-cell office:value-type="float" office:value="0.2450704" calcext:value-type="float">
            <text:p>0.2450704</text:p>
          </table:table-cell>
          <table:table-cell office:value-type="float" office:value="0.2787846" calcext:value-type="float">
            <text:p>0.2787846</text:p>
          </table:table-cell>
          <table:table-cell office:value-type="float" office:value="0.2848631" calcext:value-type="float">
            <text:p>0.2848631</text:p>
          </table:table-cell>
          <table:table-cell office:value-type="float" office:value="0.2933067" calcext:value-type="float">
            <text:p>0.2933067</text:p>
          </table:table-cell>
          <table:table-cell office:value-type="float" office:value="0.302528" calcext:value-type="float">
            <text:p>0.302528</text:p>
          </table:table-cell>
          <table:table-cell office:value-type="float" office:value="0.2805408" calcext:value-type="float">
            <text:p>0.2805408</text:p>
          </table:table-cell>
          <table:table-cell office:value-type="float" office:value="0.3037047" calcext:value-type="float">
            <text:p>0.3037047</text:p>
          </table:table-cell>
          <table:table-cell office:value-type="float" office:value="0.3666027" calcext:value-type="float">
            <text:p>0.3666027</text:p>
          </table:table-cell>
          <table:table-cell office:value-type="float" office:value="0.3481078" calcext:value-type="float">
            <text:p>0.3481078</text:p>
          </table:table-cell>
          <table:table-cell office:value-type="float" office:value="0.3585779" calcext:value-type="float">
            <text:p>0.3585779</text:p>
          </table:table-cell>
          <table:table-cell office:value-type="float" office:value="0.3768817" calcext:value-type="float">
            <text:p>0.3768817</text:p>
          </table:table-cell>
          <table:table-cell office:value-type="float" office:value="0.3916917" calcext:value-type="float">
            <text:p>0.3916917</text:p>
          </table:table-cell>
          <table:table-cell office:value-type="float" office:value="0.4569878" calcext:value-type="float">
            <text:p>0.4569878</text:p>
          </table:table-cell>
          <table:table-cell office:value-type="float" office:value="0" calcext:value-type="float">
            <text:p>0</text:p>
          </table:table-cell>
          <table:table-cell office:value-type="float" office:value="0.1041895" calcext:value-type="float">
            <text:p>0.1041895</text:p>
          </table:table-cell>
          <table:table-cell office:value-type="float" office:value="0.02963823" calcext:value-type="float">
            <text:p>0.02963823</text:p>
          </table:table-cell>
          <table:table-cell office:value-type="float" office:value="1.968937E-015" calcext:value-type="float">
            <text:p>1.968937E-15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39055" calcext:value-type="float">
            <text:p>-0.1639055</text:p>
          </table:table-cell>
          <table:table-cell office:value-type="float" office:value="-0.06215996" calcext:value-type="float">
            <text:p>-0.06215996</text:p>
          </table:table-cell>
          <table:table-cell office:value-type="float" office:value="-0.05288953" calcext:value-type="float">
            <text:p>-0.05288953</text:p>
          </table:table-cell>
          <table:table-cell office:value-type="float" office:value="-0.04227201" calcext:value-type="float">
            <text:p>-0.04227201</text:p>
          </table:table-cell>
          <table:table-cell office:value-type="float" office:value="-0.03331957" calcext:value-type="float">
            <text:p>-0.03331957</text:p>
          </table:table-cell>
          <table:table-cell office:value-type="float" office:value="-0.02420426" calcext:value-type="float">
            <text:p>-0.02420426</text:p>
          </table:table-cell>
          <table:table-cell office:value-type="float" office:value="-0.0112545" calcext:value-type="float">
            <text:p>-0.0112545</text:p>
          </table:table-cell>
          <table:table-cell office:value-type="float" office:value="-0.01862631" calcext:value-type="float">
            <text:p>-0.01862631</text:p>
          </table:table-cell>
          <table:table-cell office:value-type="float" office:value="-0.02984788" calcext:value-type="float">
            <text:p>-0.02984788</text:p>
          </table:table-cell>
          <table:table-cell office:value-type="float" office:value="-0.02404318" calcext:value-type="float">
            <text:p>-0.02404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492995" calcext:value-type="float">
            <text:p>-0.4492995</text:p>
          </table:table-cell>
          <table:table-cell office:value-type="float" office:value="0.00401944" calcext:value-type="float">
            <text:p>0.0040194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42575" calcext:value-type="float">
            <text:p>-2.34257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8" calcext:value-type="float">
            <text:p>38</text:p>
          </table:table-cell>
          <table:table-cell office:value-type="float" office:value="7022007" calcext:value-type="float">
            <text:p>7022007</text:p>
          </table:table-cell>
          <table:table-cell office:value-type="float" office:value="31.43252" calcext:value-type="float">
            <text:p>31.43252</text:p>
          </table:table-cell>
          <table:table-cell office:value-type="float" office:value="0.9711254" calcext:value-type="float">
            <text:p>0.9711254</text:p>
          </table:table-cell>
          <table:table-cell office:value-type="float" office:value="0" calcext:value-type="float">
            <text:p>0</text:p>
          </table:table-cell>
          <table:table-cell office:value-type="float" office:value="1077.783" calcext:value-type="float">
            <text:p>1077.783</text:p>
          </table:table-cell>
          <table:table-cell office:value-type="float" office:value="12.77349" calcext:value-type="float">
            <text:p>12.77349</text:p>
          </table:table-cell>
          <table:table-cell office:value-type="float" office:value="85.14003" calcext:value-type="float">
            <text:p>85.14003</text:p>
          </table:table-cell>
          <table:table-cell office:value-type="float" office:value="0.2269693" calcext:value-type="float">
            <text:p>0.2269693</text:p>
          </table:table-cell>
          <table:table-cell office:value-type="float" office:value="0.2710031" calcext:value-type="float">
            <text:p>0.2710031</text:p>
          </table:table-cell>
          <table:table-cell office:value-type="float" office:value="0.2852684" calcext:value-type="float">
            <text:p>0.2852684</text:p>
          </table:table-cell>
          <table:table-cell office:value-type="float" office:value="0.2964537" calcext:value-type="float">
            <text:p>0.2964537</text:p>
          </table:table-cell>
          <table:table-cell office:value-type="float" office:value="0.3062057" calcext:value-type="float">
            <text:p>0.3062057</text:p>
          </table:table-cell>
          <table:table-cell office:value-type="float" office:value="0.2818893" calcext:value-type="float">
            <text:p>0.2818893</text:p>
          </table:table-cell>
          <table:table-cell office:value-type="float" office:value="0.2887205" calcext:value-type="float">
            <text:p>0.2887205</text:p>
          </table:table-cell>
          <table:table-cell office:value-type="float" office:value="0.3671586" calcext:value-type="float">
            <text:p>0.3671586</text:p>
          </table:table-cell>
          <table:table-cell office:value-type="float" office:value="0.3492297" calcext:value-type="float">
            <text:p>0.3492297</text:p>
          </table:table-cell>
          <table:table-cell office:value-type="float" office:value="0.3588047" calcext:value-type="float">
            <text:p>0.3588047</text:p>
          </table:table-cell>
          <table:table-cell office:value-type="float" office:value="0.3769664" calcext:value-type="float">
            <text:p>0.3769664</text:p>
          </table:table-cell>
          <table:table-cell office:value-type="float" office:value="0.3918903" calcext:value-type="float">
            <text:p>0.3918903</text:p>
          </table:table-cell>
          <table:table-cell office:value-type="float" office:value="0.460551" calcext:value-type="float">
            <text:p>0.460551</text:p>
          </table:table-cell>
          <table:table-cell office:value-type="float" office:value="0" calcext:value-type="float">
            <text:p>0</text:p>
          </table:table-cell>
          <table:table-cell office:value-type="float" office:value="0.1244629" calcext:value-type="float">
            <text:p>0.1244629</text:p>
          </table:table-cell>
          <table:table-cell office:value-type="float" office:value="0.02815704" calcext:value-type="float">
            <text:p>0.02815704</text:p>
          </table:table-cell>
          <table:table-cell office:value-type="float" office:value="1.968924E-015" calcext:value-type="float">
            <text:p>1.968924E-15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974862" calcext:value-type="float">
            <text:p>-0.2974862</text:p>
          </table:table-cell>
          <table:table-cell office:value-type="float" office:value="-0.07741731" calcext:value-type="float">
            <text:p>-0.07741731</text:p>
          </table:table-cell>
          <table:table-cell office:value-type="float" office:value="-0.05228832" calcext:value-type="float">
            <text:p>-0.05228832</text:p>
          </table:table-cell>
          <table:table-cell office:value-type="float" office:value="-0.03893006" calcext:value-type="float">
            <text:p>-0.03893006</text:p>
          </table:table-cell>
          <table:table-cell office:value-type="float" office:value="-0.03087194" calcext:value-type="float">
            <text:p>-0.03087194</text:p>
          </table:table-cell>
          <table:table-cell office:value-type="float" office:value="-0.02330992" calcext:value-type="float">
            <text:p>-0.02330992</text:p>
          </table:table-cell>
          <table:table-cell office:value-type="float" office:value="-0.01725494" calcext:value-type="float">
            <text:p>-0.01725494</text:p>
          </table:table-cell>
          <table:table-cell office:value-type="float" office:value="-0.01799331" calcext:value-type="float">
            <text:p>-0.01799331</text:p>
          </table:table-cell>
          <table:table-cell office:value-type="float" office:value="-0.02829117" calcext:value-type="float">
            <text:p>-0.02829117</text:p>
          </table:table-cell>
          <table:table-cell office:value-type="float" office:value="-0.02378473" calcext:value-type="float">
            <text:p>-0.02378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926141" calcext:value-type="float">
            <text:p>-0.8926141</text:p>
          </table:table-cell>
          <table:table-cell office:value-type="float" office:value="0.004010804" calcext:value-type="float">
            <text:p>0.00401080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62178" calcext:value-type="float">
            <text:p>-2.36217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9" calcext:value-type="float">
            <text:p>39</text:p>
          </table:table-cell>
          <table:table-cell office:value-type="float" office:value="8022007" calcext:value-type="float">
            <text:p>8022007</text:p>
          </table:table-cell>
          <table:table-cell office:value-type="float" office:value="38.10001" calcext:value-type="float">
            <text:p>38.10001</text:p>
          </table:table-cell>
          <table:table-cell office:value-type="float" office:value="0.8362355" calcext:value-type="float">
            <text:p>0.8362355</text:p>
          </table:table-cell>
          <table:table-cell office:value-type="float" office:value="0" calcext:value-type="float">
            <text:p>0</text:p>
          </table:table-cell>
          <table:table-cell office:value-type="float" office:value="1084.362" calcext:value-type="float">
            <text:p>1084.362</text:p>
          </table:table-cell>
          <table:table-cell office:value-type="float" office:value="12.99743" calcext:value-type="float">
            <text:p>12.99743</text:p>
          </table:table-cell>
          <table:table-cell office:value-type="float" office:value="124.3298" calcext:value-type="float">
            <text:p>124.3298</text:p>
          </table:table-cell>
          <table:table-cell office:value-type="float" office:value="0.2174474" calcext:value-type="float">
            <text:p>0.2174474</text:p>
          </table:table-cell>
          <table:table-cell office:value-type="float" office:value="0.2661601" calcext:value-type="float">
            <text:p>0.2661601</text:p>
          </table:table-cell>
          <table:table-cell office:value-type="float" office:value="0.2852665" calcext:value-type="float">
            <text:p>0.2852665</text:p>
          </table:table-cell>
          <table:table-cell office:value-type="float" office:value="0.2978114" calcext:value-type="float">
            <text:p>0.2978114</text:p>
          </table:table-cell>
          <table:table-cell office:value-type="float" office:value="0.3063325" calcext:value-type="float">
            <text:p>0.3063325</text:p>
          </table:table-cell>
          <table:table-cell office:value-type="float" office:value="0.2803758" calcext:value-type="float">
            <text:p>0.2803758</text:p>
          </table:table-cell>
          <table:table-cell office:value-type="float" office:value="0.2834258" calcext:value-type="float">
            <text:p>0.2834258</text:p>
          </table:table-cell>
          <table:table-cell office:value-type="float" office:value="0.3662511" calcext:value-type="float">
            <text:p>0.3662511</text:p>
          </table:table-cell>
          <table:table-cell office:value-type="float" office:value="0.3501622" calcext:value-type="float">
            <text:p>0.3501622</text:p>
          </table:table-cell>
          <table:table-cell office:value-type="float" office:value="0.359063" calcext:value-type="float">
            <text:p>0.359063</text:p>
          </table:table-cell>
          <table:table-cell office:value-type="float" office:value="0.3770678" calcext:value-type="float">
            <text:p>0.3770678</text:p>
          </table:table-cell>
          <table:table-cell office:value-type="float" office:value="0.3919793" calcext:value-type="float">
            <text:p>0.3919793</text:p>
          </table:table-cell>
          <table:table-cell office:value-type="float" office:value="0.4623746" calcext:value-type="float">
            <text:p>0.4623746</text:p>
          </table:table-cell>
          <table:table-cell office:value-type="float" office:value="0" calcext:value-type="float">
            <text:p>0</text:p>
          </table:table-cell>
          <table:table-cell office:value-type="float" office:value="0.1303006" calcext:value-type="float">
            <text:p>0.1303006</text:p>
          </table:table-cell>
          <table:table-cell office:value-type="float" office:value="0.02880195" calcext:value-type="float">
            <text:p>0.02880195</text:p>
          </table:table-cell>
          <table:table-cell office:value-type="float" office:value="1.968911E-015" calcext:value-type="float">
            <text:p>1.968911E-15</text:p>
          </table:table-cell>
          <table:table-cell office:value-type="float" office:value="1.993101E-015" calcext:value-type="float">
            <text:p>1.99310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209168" calcext:value-type="float">
            <text:p>-0.4209168</text:p>
          </table:table-cell>
          <table:table-cell office:value-type="float" office:value="-0.08907541" calcext:value-type="float">
            <text:p>-0.08907541</text:p>
          </table:table-cell>
          <table:table-cell office:value-type="float" office:value="-0.0522887" calcext:value-type="float">
            <text:p>-0.0522887</text:p>
          </table:table-cell>
          <table:table-cell office:value-type="float" office:value="-0.03756126" calcext:value-type="float">
            <text:p>-0.03756126</text:p>
          </table:table-cell>
          <table:table-cell office:value-type="float" office:value="-0.03077628" calcext:value-type="float">
            <text:p>-0.03077628</text:p>
          </table:table-cell>
          <table:table-cell office:value-type="float" office:value="-0.02427253" calcext:value-type="float">
            <text:p>-0.02427253</text:p>
          </table:table-cell>
          <table:table-cell office:value-type="float" office:value="-0.02017989" calcext:value-type="float">
            <text:p>-0.02017989</text:p>
          </table:table-cell>
          <table:table-cell office:value-type="float" office:value="-0.01897572" calcext:value-type="float">
            <text:p>-0.01897572</text:p>
          </table:table-cell>
          <table:table-cell office:value-type="float" office:value="-0.02706145" calcext:value-type="float">
            <text:p>-0.02706145</text:p>
          </table:table-cell>
          <table:table-cell office:value-type="float" office:value="-0.02349416" calcext:value-type="float">
            <text:p>-0.02349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72642" calcext:value-type="float">
            <text:p>-1.272642</text:p>
          </table:table-cell>
          <table:table-cell office:value-type="float" office:value="0.004007447" calcext:value-type="float">
            <text:p>0.00400744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4719" calcext:value-type="float">
            <text:p>-2.37471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40" calcext:value-type="float">
            <text:p>40</text:p>
          </table:table-cell>
          <table:table-cell office:value-type="float" office:value="9022007" calcext:value-type="float">
            <text:p>9022007</text:p>
          </table:table-cell>
          <table:table-cell office:value-type="float" office:value="38.10001" calcext:value-type="float">
            <text:p>38.10001</text:p>
          </table:table-cell>
          <table:table-cell office:value-type="float" office:value="0.7994859" calcext:value-type="float">
            <text:p>0.7994859</text:p>
          </table:table-cell>
          <table:table-cell office:value-type="float" office:value="0" calcext:value-type="float">
            <text:p>0</text:p>
          </table:table-cell>
          <table:table-cell office:value-type="float" office:value="1083.918" calcext:value-type="float">
            <text:p>1083.918</text:p>
          </table:table-cell>
          <table:table-cell office:value-type="float" office:value="13.47831" calcext:value-type="float">
            <text:p>13.47831</text:p>
          </table:table-cell>
          <table:table-cell office:value-type="float" office:value="122.7265" calcext:value-type="float">
            <text:p>122.7265</text:p>
          </table:table-cell>
          <table:table-cell office:value-type="float" office:value="0.2010886" calcext:value-type="float">
            <text:p>0.2010886</text:p>
          </table:table-cell>
          <table:table-cell office:value-type="float" office:value="0.258442" calcext:value-type="float">
            <text:p>0.258442</text:p>
          </table:table-cell>
          <table:table-cell office:value-type="float" office:value="0.2846353" calcext:value-type="float">
            <text:p>0.2846353</text:p>
          </table:table-cell>
          <table:table-cell office:value-type="float" office:value="0.2975425" calcext:value-type="float">
            <text:p>0.2975425</text:p>
          </table:table-cell>
          <table:table-cell office:value-type="float" office:value="0.30537" calcext:value-type="float">
            <text:p>0.30537</text:p>
          </table:table-cell>
          <table:table-cell office:value-type="float" office:value="0.2786863" calcext:value-type="float">
            <text:p>0.2786863</text:p>
          </table:table-cell>
          <table:table-cell office:value-type="float" office:value="0.2808528" calcext:value-type="float">
            <text:p>0.2808528</text:p>
          </table:table-cell>
          <table:table-cell office:value-type="float" office:value="0.3652402" calcext:value-type="float">
            <text:p>0.3652402</text:p>
          </table:table-cell>
          <table:table-cell office:value-type="float" office:value="0.3508916" calcext:value-type="float">
            <text:p>0.3508916</text:p>
          </table:table-cell>
          <table:table-cell office:value-type="float" office:value="0.3593382" calcext:value-type="float">
            <text:p>0.3593382</text:p>
          </table:table-cell>
          <table:table-cell office:value-type="float" office:value="0.3771793" calcext:value-type="float">
            <text:p>0.3771793</text:p>
          </table:table-cell>
          <table:table-cell office:value-type="float" office:value="0.3920021" calcext:value-type="float">
            <text:p>0.3920021</text:p>
          </table:table-cell>
          <table:table-cell office:value-type="float" office:value="0.4623732" calcext:value-type="float">
            <text:p>0.4623732</text:p>
          </table:table-cell>
          <table:table-cell office:value-type="float" office:value="0" calcext:value-type="float">
            <text:p>0</text:p>
          </table:table-cell>
          <table:table-cell office:value-type="float" office:value="0.144823" calcext:value-type="float">
            <text:p>0.144823</text:p>
          </table:table-cell>
          <table:table-cell office:value-type="float" office:value="0.03644988" calcext:value-type="float">
            <text:p>0.03644988</text:p>
          </table:table-cell>
          <table:table-cell office:value-type="float" office:value="1.968899E-015" calcext:value-type="float">
            <text:p>1.968899E-15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653199" calcext:value-type="float">
            <text:p>-0.7653199</text:p>
          </table:table-cell>
          <table:table-cell office:value-type="float" office:value="-0.1115332" calcext:value-type="float">
            <text:p>-0.1115332</text:p>
          </table:table-cell>
          <table:table-cell office:value-type="float" office:value="-0.05317147" calcext:value-type="float">
            <text:p>-0.05317147</text:p>
          </table:table-cell>
          <table:table-cell office:value-type="float" office:value="-0.03781574" calcext:value-type="float">
            <text:p>-0.03781574</text:p>
          </table:table-cell>
          <table:table-cell office:value-type="float" office:value="-0.03137069" calcext:value-type="float">
            <text:p>-0.03137069</text:p>
          </table:table-cell>
          <table:table-cell office:value-type="float" office:value="-0.02540582" calcext:value-type="float">
            <text:p>-0.02540582</text:p>
          </table:table-cell>
          <table:table-cell office:value-type="float" office:value="-0.02179002" calcext:value-type="float">
            <text:p>-0.02179002</text:p>
          </table:table-cell>
          <table:table-cell office:value-type="float" office:value="-0.02014427" calcext:value-type="float">
            <text:p>-0.02014427</text:p>
          </table:table-cell>
          <table:table-cell office:value-type="float" office:value="-0.02613879" calcext:value-type="float">
            <text:p>-0.02613879</text:p>
          </table:table-cell>
          <table:table-cell office:value-type="float" office:value="-0.0231883" calcext:value-type="float">
            <text:p>-0.0231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78976" calcext:value-type="float">
            <text:p>-2.578976</text:p>
          </table:table-cell>
          <table:table-cell office:value-type="float" office:value="0.004037088" calcext:value-type="float">
            <text:p>0.004037088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7972" calcext:value-type="float">
            <text:p>-2.37797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41" calcext:value-type="float">
            <text:p>41</text:p>
          </table:table-cell>
          <table:table-cell office:value-type="float" office:value="10022007" calcext:value-type="float">
            <text:p>10022007</text:p>
          </table:table-cell>
          <table:table-cell office:value-type="float" office:value="38.10001" calcext:value-type="float">
            <text:p>38.10001</text:p>
          </table:table-cell>
          <table:table-cell office:value-type="float" office:value="0.8145684" calcext:value-type="float">
            <text:p>0.8145684</text:p>
          </table:table-cell>
          <table:table-cell office:value-type="float" office:value="0" calcext:value-type="float">
            <text:p>0</text:p>
          </table:table-cell>
          <table:table-cell office:value-type="float" office:value="1083.539" calcext:value-type="float">
            <text:p>1083.539</text:p>
          </table:table-cell>
          <table:table-cell office:value-type="float" office:value="13.84233" calcext:value-type="float">
            <text:p>13.84233</text:p>
          </table:table-cell>
          <table:table-cell office:value-type="float" office:value="121.1392" calcext:value-type="float">
            <text:p>121.1392</text:p>
          </table:table-cell>
          <table:table-cell office:value-type="float" office:value="0.1958211" calcext:value-type="float">
            <text:p>0.1958211</text:p>
          </table:table-cell>
          <table:table-cell office:value-type="float" office:value="0.2454228" calcext:value-type="float">
            <text:p>0.2454228</text:p>
          </table:table-cell>
          <table:table-cell office:value-type="float" office:value="0.2842084" calcext:value-type="float">
            <text:p>0.2842084</text:p>
          </table:table-cell>
          <table:table-cell office:value-type="float" office:value="0.2968484" calcext:value-type="float">
            <text:p>0.2968484</text:p>
          </table:table-cell>
          <table:table-cell office:value-type="float" office:value="0.304002" calcext:value-type="float">
            <text:p>0.304002</text:p>
          </table:table-cell>
          <table:table-cell office:value-type="float" office:value="0.2770356" calcext:value-type="float">
            <text:p>0.2770356</text:p>
          </table:table-cell>
          <table:table-cell office:value-type="float" office:value="0.2788981" calcext:value-type="float">
            <text:p>0.2788981</text:p>
          </table:table-cell>
          <table:table-cell office:value-type="float" office:value="0.364345" calcext:value-type="float">
            <text:p>0.364345</text:p>
          </table:table-cell>
          <table:table-cell office:value-type="float" office:value="0.3514509" calcext:value-type="float">
            <text:p>0.3514509</text:p>
          </table:table-cell>
          <table:table-cell office:value-type="float" office:value="0.3596199" calcext:value-type="float">
            <text:p>0.3596199</text:p>
          </table:table-cell>
          <table:table-cell office:value-type="float" office:value="0.3772979" calcext:value-type="float">
            <text:p>0.3772979</text:p>
          </table:table-cell>
          <table:table-cell office:value-type="float" office:value="0.3920091" calcext:value-type="float">
            <text:p>0.3920091</text:p>
          </table:table-cell>
          <table:table-cell office:value-type="float" office:value="0.4623732" calcext:value-type="float">
            <text:p>0.4623732</text:p>
          </table:table-cell>
          <table:table-cell office:value-type="float" office:value="0" calcext:value-type="float">
            <text:p>0</text:p>
          </table:table-cell>
          <table:table-cell office:value-type="float" office:value="0.1506806" calcext:value-type="float">
            <text:p>0.1506806</text:p>
          </table:table-cell>
          <table:table-cell office:value-type="float" office:value="0.05210634" calcext:value-type="float">
            <text:p>0.05210634</text:p>
          </table:table-cell>
          <table:table-cell office:value-type="float" office:value="1.968886E-015" calcext:value-type="float">
            <text:p>1.968886E-15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40988" calcext:value-type="float">
            <text:p>-0.940988</text:p>
          </table:table-cell>
          <table:table-cell office:value-type="float" office:value="-0.1659263" calcext:value-type="float">
            <text:p>-0.1659263</text:p>
          </table:table-cell>
          <table:table-cell office:value-type="float" office:value="-0.05379315" calcext:value-type="float">
            <text:p>-0.05379315</text:p>
          </table:table-cell>
          <table:table-cell office:value-type="float" office:value="-0.03849972" calcext:value-type="float">
            <text:p>-0.03849972</text:p>
          </table:table-cell>
          <table:table-cell office:value-type="float" office:value="-0.03224123" calcext:value-type="float">
            <text:p>-0.03224123</text:p>
          </table:table-cell>
          <table:table-cell office:value-type="float" office:value="-0.02657296" calcext:value-type="float">
            <text:p>-0.02657296</text:p>
          </table:table-cell>
          <table:table-cell office:value-type="float" office:value="-0.02310565" calcext:value-type="float">
            <text:p>-0.02310565</text:p>
          </table:table-cell>
          <table:table-cell office:value-type="float" office:value="-0.02124267" calcext:value-type="float">
            <text:p>-0.02124267</text:p>
          </table:table-cell>
          <table:table-cell office:value-type="float" office:value="-0.02545378" calcext:value-type="float">
            <text:p>-0.02545378</text:p>
          </table:table-cell>
          <table:table-cell office:value-type="float" office:value="-0.02287934" calcext:value-type="float">
            <text:p>-0.02287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54402" calcext:value-type="float">
            <text:p>-2.854402</text:p>
          </table:table-cell>
          <table:table-cell office:value-type="float" office:value="0.00408358" calcext:value-type="float">
            <text:p>0.00408358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1221" calcext:value-type="float">
            <text:p>-2.38122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42" calcext:value-type="float">
            <text:p>42</text:p>
          </table:table-cell>
          <table:table-cell office:value-type="float" office:value="11022007" calcext:value-type="float">
            <text:p>11022007</text:p>
          </table:table-cell>
          <table:table-cell office:value-type="float" office:value="38.10001" calcext:value-type="float">
            <text:p>38.10001</text:p>
          </table:table-cell>
          <table:table-cell office:value-type="float" office:value="0.8504596" calcext:value-type="float">
            <text:p>0.8504596</text:p>
          </table:table-cell>
          <table:table-cell office:value-type="float" office:value="0" calcext:value-type="float">
            <text:p>0</text:p>
          </table:table-cell>
          <table:table-cell office:value-type="float" office:value="1083.198" calcext:value-type="float">
            <text:p>1083.198</text:p>
          </table:table-cell>
          <table:table-cell office:value-type="float" office:value="14.14721" calcext:value-type="float">
            <text:p>14.14721</text:p>
          </table:table-cell>
          <table:table-cell office:value-type="float" office:value="119.0322" calcext:value-type="float">
            <text:p>119.0322</text:p>
          </table:table-cell>
          <table:table-cell office:value-type="float" office:value="0.200745" calcext:value-type="float">
            <text:p>0.200745</text:p>
          </table:table-cell>
          <table:table-cell office:value-type="float" office:value="0.2348137" calcext:value-type="float">
            <text:p>0.2348137</text:p>
          </table:table-cell>
          <table:table-cell office:value-type="float" office:value="0.2848729" calcext:value-type="float">
            <text:p>0.2848729</text:p>
          </table:table-cell>
          <table:table-cell office:value-type="float" office:value="0.2961304" calcext:value-type="float">
            <text:p>0.2961304</text:p>
          </table:table-cell>
          <table:table-cell office:value-type="float" office:value="0.3020305" calcext:value-type="float">
            <text:p>0.3020305</text:p>
          </table:table-cell>
          <table:table-cell office:value-type="float" office:value="0.2755666" calcext:value-type="float">
            <text:p>0.2755666</text:p>
          </table:table-cell>
          <table:table-cell office:value-type="float" office:value="0.2774163" calcext:value-type="float">
            <text:p>0.2774163</text:p>
          </table:table-cell>
          <table:table-cell office:value-type="float" office:value="0.3635517" calcext:value-type="float">
            <text:p>0.3635517</text:p>
          </table:table-cell>
          <table:table-cell office:value-type="float" office:value="0.3518918" calcext:value-type="float">
            <text:p>0.3518918</text:p>
          </table:table-cell>
          <table:table-cell office:value-type="float" office:value="0.3599382" calcext:value-type="float">
            <text:p>0.3599382</text:p>
          </table:table-cell>
          <table:table-cell office:value-type="float" office:value="0.3773796" calcext:value-type="float">
            <text:p>0.3773796</text:p>
          </table:table-cell>
          <table:table-cell office:value-type="float" office:value="0.3920034" calcext:value-type="float">
            <text:p>0.3920034</text:p>
          </table:table-cell>
          <table:table-cell office:value-type="float" office:value="0.4623737" calcext:value-type="float">
            <text:p>0.4623737</text:p>
          </table:table-cell>
          <table:table-cell office:value-type="float" office:value="0" calcext:value-type="float">
            <text:p>0</text:p>
          </table:table-cell>
          <table:table-cell office:value-type="float" office:value="0.1452993" calcext:value-type="float">
            <text:p>0.1452993</text:p>
          </table:table-cell>
          <table:table-cell office:value-type="float" office:value="0.06458782" calcext:value-type="float">
            <text:p>0.06458782</text:p>
          </table:table-cell>
          <table:table-cell office:value-type="float" office:value="1.968874E-015" calcext:value-type="float">
            <text:p>1.968874E-15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78497" calcext:value-type="float">
            <text:p>-0.778497</text:p>
          </table:table-cell>
          <table:table-cell office:value-type="float" office:value="-0.2336262" calcext:value-type="float">
            <text:p>-0.2336262</text:p>
          </table:table-cell>
          <table:table-cell office:value-type="float" office:value="-0.0528544" calcext:value-type="float">
            <text:p>-0.0528544</text:p>
          </table:table-cell>
          <table:table-cell office:value-type="float" office:value="-0.03922428" calcext:value-type="float">
            <text:p>-0.03922428</text:p>
          </table:table-cell>
          <table:table-cell office:value-type="float" office:value="-0.0336924" calcext:value-type="float">
            <text:p>-0.0336924</text:p>
          </table:table-cell>
          <table:table-cell office:value-type="float" office:value="-0.02766266" calcext:value-type="float">
            <text:p>-0.02766266</text:p>
          </table:table-cell>
          <table:table-cell office:value-type="float" office:value="-0.02416381" calcext:value-type="float">
            <text:p>-0.02416381</text:p>
          </table:table-cell>
          <table:table-cell office:value-type="float" office:value="-0.02226814" calcext:value-type="float">
            <text:p>-0.02226814</text:p>
          </table:table-cell>
          <table:table-cell office:value-type="float" office:value="-0.02492777" calcext:value-type="float">
            <text:p>-0.02492777</text:p>
          </table:table-cell>
          <table:table-cell office:value-type="float" office:value="-0.02253639" calcext:value-type="float">
            <text:p>-0.02253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74535" calcext:value-type="float">
            <text:p>-1.974535</text:p>
          </table:table-cell>
          <table:table-cell office:value-type="float" office:value="0.004110828" calcext:value-type="float">
            <text:p>0.004110828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4136" calcext:value-type="float">
            <text:p>-2.38413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43" calcext:value-type="float">
            <text:p>43</text:p>
          </table:table-cell>
          <table:table-cell office:value-type="float" office:value="12022007" calcext:value-type="float">
            <text:p>12022007</text:p>
          </table:table-cell>
          <table:table-cell office:value-type="float" office:value="38.608" calcext:value-type="float">
            <text:p>38.608</text:p>
          </table:table-cell>
          <table:table-cell office:value-type="float" office:value="0.7962188" calcext:value-type="float">
            <text:p>0.7962188</text:p>
          </table:table-cell>
          <table:table-cell office:value-type="float" office:value="0" calcext:value-type="float">
            <text:p>0</text:p>
          </table:table-cell>
          <table:table-cell office:value-type="float" office:value="1083.506" calcext:value-type="float">
            <text:p>1083.506</text:p>
          </table:table-cell>
          <table:table-cell office:value-type="float" office:value="14.40132" calcext:value-type="float">
            <text:p>14.40132</text:p>
          </table:table-cell>
          <table:table-cell office:value-type="float" office:value="117.8126" calcext:value-type="float">
            <text:p>117.8126</text:p>
          </table:table-cell>
          <table:table-cell office:value-type="float" office:value="0.2131092" calcext:value-type="float">
            <text:p>0.2131092</text:p>
          </table:table-cell>
          <table:table-cell office:value-type="float" office:value="0.233906" calcext:value-type="float">
            <text:p>0.233906</text:p>
          </table:table-cell>
          <table:table-cell office:value-type="float" office:value="0.2856351" calcext:value-type="float">
            <text:p>0.2856351</text:p>
          </table:table-cell>
          <table:table-cell office:value-type="float" office:value="0.2955786" calcext:value-type="float">
            <text:p>0.2955786</text:p>
          </table:table-cell>
          <table:table-cell office:value-type="float" office:value="0.3009089" calcext:value-type="float">
            <text:p>0.3009089</text:p>
          </table:table-cell>
          <table:table-cell office:value-type="float" office:value="0.2740868" calcext:value-type="float">
            <text:p>0.2740868</text:p>
          </table:table-cell>
          <table:table-cell office:value-type="float" office:value="0.2760665" calcext:value-type="float">
            <text:p>0.2760665</text:p>
          </table:table-cell>
          <table:table-cell office:value-type="float" office:value="0.36288" calcext:value-type="float">
            <text:p>0.36288</text:p>
          </table:table-cell>
          <table:table-cell office:value-type="float" office:value="0.3522356" calcext:value-type="float">
            <text:p>0.3522356</text:p>
          </table:table-cell>
          <table:table-cell office:value-type="float" office:value="0.3602709" calcext:value-type="float">
            <text:p>0.3602709</text:p>
          </table:table-cell>
          <table:table-cell office:value-type="float" office:value="0.3774505" calcext:value-type="float">
            <text:p>0.3774505</text:p>
          </table:table-cell>
          <table:table-cell office:value-type="float" office:value="0.3919863" calcext:value-type="float">
            <text:p>0.3919863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0.129346" calcext:value-type="float">
            <text:p>0.129346</text:p>
          </table:table-cell>
          <table:table-cell office:value-type="float" office:value="0.06718676" calcext:value-type="float">
            <text:p>0.06718676</text:p>
          </table:table-cell>
          <table:table-cell office:value-type="float" office:value="1.968861E-015" calcext:value-type="float">
            <text:p>1.968861E-15</text:p>
          </table:table-cell>
          <table:table-cell office:value-type="float" office:value="1.993101E-015" calcext:value-type="float">
            <text:p>1.99310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82072" calcext:value-type="float">
            <text:p>-0.4982072</text:p>
          </table:table-cell>
          <table:table-cell office:value-type="float" office:value="-0.2419323" calcext:value-type="float">
            <text:p>-0.2419323</text:p>
          </table:table-cell>
          <table:table-cell office:value-type="float" office:value="-0.0517607" calcext:value-type="float">
            <text:p>-0.0517607</text:p>
          </table:table-cell>
          <table:table-cell office:value-type="float" office:value="-0.03979557" calcext:value-type="float">
            <text:p>-0.03979557</text:p>
          </table:table-cell>
          <table:table-cell office:value-type="float" office:value="-0.03467647" calcext:value-type="float">
            <text:p>-0.03467647</text:p>
          </table:table-cell>
          <table:table-cell office:value-type="float" office:value="-0.02881251" calcext:value-type="float">
            <text:p>-0.02881251</text:p>
          </table:table-cell>
          <table:table-cell office:value-type="float" office:value="-0.02517392" calcext:value-type="float">
            <text:p>-0.02517392</text:p>
          </table:table-cell>
          <table:table-cell office:value-type="float" office:value="-0.02317774" calcext:value-type="float">
            <text:p>-0.02317774</text:p>
          </table:table-cell>
          <table:table-cell office:value-type="float" office:value="-0.02452489" calcext:value-type="float">
            <text:p>-0.02452489</text:p>
          </table:table-cell>
          <table:table-cell office:value-type="float" office:value="-0.02218275" calcext:value-type="float">
            <text:p>-0.02218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311696" calcext:value-type="float">
            <text:p>-0.9311696</text:p>
          </table:table-cell>
          <table:table-cell office:value-type="float" office:value="0.004095697" calcext:value-type="float">
            <text:p>0.004095697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6561" calcext:value-type="float">
            <text:p>-2.38656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44" calcext:value-type="float">
            <text:p>44</text:p>
          </table:table-cell>
          <table:table-cell office:value-type="float" office:value="13022007" calcext:value-type="float">
            <text:p>13022007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0.6927748" calcext:value-type="float">
            <text:p>0.6927748</text:p>
          </table:table-cell>
          <table:table-cell office:value-type="float" office:value="0" calcext:value-type="float">
            <text:p>0</text:p>
          </table:table-cell>
          <table:table-cell office:value-type="float" office:value="1084.833" calcext:value-type="float">
            <text:p>1084.833</text:p>
          </table:table-cell>
          <table:table-cell office:value-type="float" office:value="14.70213" calcext:value-type="float">
            <text:p>14.70213</text:p>
          </table:table-cell>
          <table:table-cell office:value-type="float" office:value="119.8144" calcext:value-type="float">
            <text:p>119.8144</text:p>
          </table:table-cell>
          <table:table-cell office:value-type="float" office:value="0.2267765" calcext:value-type="float">
            <text:p>0.2267765</text:p>
          </table:table-cell>
          <table:table-cell office:value-type="float" office:value="0.2430674" calcext:value-type="float">
            <text:p>0.2430674</text:p>
          </table:table-cell>
          <table:table-cell office:value-type="float" office:value="0.2849619" calcext:value-type="float">
            <text:p>0.2849619</text:p>
          </table:table-cell>
          <table:table-cell office:value-type="float" office:value="0.2947348" calcext:value-type="float">
            <text:p>0.2947348</text:p>
          </table:table-cell>
          <table:table-cell office:value-type="float" office:value="0.3000248" calcext:value-type="float">
            <text:p>0.3000248</text:p>
          </table:table-cell>
          <table:table-cell office:value-type="float" office:value="0.2729278" calcext:value-type="float">
            <text:p>0.2729278</text:p>
          </table:table-cell>
          <table:table-cell office:value-type="float" office:value="0.2748514" calcext:value-type="float">
            <text:p>0.2748514</text:p>
          </table:table-cell>
          <table:table-cell office:value-type="float" office:value="0.3623185" calcext:value-type="float">
            <text:p>0.3623185</text:p>
          </table:table-cell>
          <table:table-cell office:value-type="float" office:value="0.3524752" calcext:value-type="float">
            <text:p>0.3524752</text:p>
          </table:table-cell>
          <table:table-cell office:value-type="float" office:value="0.3605841" calcext:value-type="float">
            <text:p>0.3605841</text:p>
          </table:table-cell>
          <table:table-cell office:value-type="float" office:value="0.3775391" calcext:value-type="float">
            <text:p>0.3775391</text:p>
          </table:table-cell>
          <table:table-cell office:value-type="float" office:value="0.3919632" calcext:value-type="float">
            <text:p>0.3919632</text:p>
          </table:table-cell>
          <table:table-cell office:value-type="float" office:value="0.4623756" calcext:value-type="float">
            <text:p>0.4623756</text:p>
          </table:table-cell>
          <table:table-cell office:value-type="float" office:value="0" calcext:value-type="float">
            <text:p>0</text:p>
          </table:table-cell>
          <table:table-cell office:value-type="float" office:value="0.1186504" calcext:value-type="float">
            <text:p>0.1186504</text:p>
          </table:table-cell>
          <table:table-cell office:value-type="float" office:value="0.0616263" calcext:value-type="float">
            <text:p>0.0616263</text:p>
          </table:table-cell>
          <table:table-cell office:value-type="float" office:value="1.968848E-015" calcext:value-type="float">
            <text:p>1.968848E-15</text:p>
          </table:table-cell>
          <table:table-cell office:value-type="float" office:value="1.993101E-015" calcext:value-type="float">
            <text:p>1.99310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063799" calcext:value-type="float">
            <text:p>-0.3063799</text:p>
          </table:table-cell>
          <table:table-cell office:value-type="float" office:value="-0.1800916" calcext:value-type="float">
            <text:p>-0.1800916</text:p>
          </table:table-cell>
          <table:table-cell office:value-type="float" office:value="-0.05271189" calcext:value-type="float">
            <text:p>-0.05271189</text:p>
          </table:table-cell>
          <table:table-cell office:value-type="float" office:value="-0.04067466" calcext:value-type="float">
            <text:p>-0.04067466</text:p>
          </table:table-cell>
          <table:table-cell office:value-type="float" office:value="-0.03546967" calcext:value-type="float">
            <text:p>-0.03546967</text:p>
          </table:table-cell>
          <table:table-cell office:value-type="float" office:value="-0.02975259" calcext:value-type="float">
            <text:p>-0.02975259</text:p>
          </table:table-cell>
          <table:table-cell office:value-type="float" office:value="-0.02611951" calcext:value-type="float">
            <text:p>-0.02611951</text:p>
          </table:table-cell>
          <table:table-cell office:value-type="float" office:value="-0.02396786" calcext:value-type="float">
            <text:p>-0.02396786</text:p>
          </table:table-cell>
          <table:table-cell office:value-type="float" office:value="-0.02424809" calcext:value-type="float">
            <text:p>-0.02424809</text:p>
          </table:table-cell>
          <table:table-cell office:value-type="float" office:value="-0.02185506" calcext:value-type="float">
            <text:p>-0.02185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011839" calcext:value-type="float">
            <text:p>-0.6011839</text:p>
          </table:table-cell>
          <table:table-cell office:value-type="float" office:value="0.004064443" calcext:value-type="float">
            <text:p>0.004064443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866" calcext:value-type="float">
            <text:p>-2.3886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45" calcext:value-type="float">
            <text:p>45</text:p>
          </table:table-cell>
          <table:table-cell office:value-type="float" office:value="14022007" calcext:value-type="float">
            <text:p>14022007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0.7028496" calcext:value-type="float">
            <text:p>0.7028496</text:p>
          </table:table-cell>
          <table:table-cell office:value-type="float" office:value="0" calcext:value-type="float">
            <text:p>0</text:p>
          </table:table-cell>
          <table:table-cell office:value-type="float" office:value="1084.507" calcext:value-type="float">
            <text:p>1084.507</text:p>
          </table:table-cell>
          <table:table-cell office:value-type="float" office:value="15.01766" calcext:value-type="float">
            <text:p>15.01766</text:p>
          </table:table-cell>
          <table:table-cell office:value-type="float" office:value="118.1131" calcext:value-type="float">
            <text:p>118.1131</text:p>
          </table:table-cell>
          <table:table-cell office:value-type="float" office:value="0.2070961" calcext:value-type="float">
            <text:p>0.2070961</text:p>
          </table:table-cell>
          <table:table-cell office:value-type="float" office:value="0.2464219" calcext:value-type="float">
            <text:p>0.2464219</text:p>
          </table:table-cell>
          <table:table-cell office:value-type="float" office:value="0.2827737" calcext:value-type="float">
            <text:p>0.2827737</text:p>
          </table:table-cell>
          <table:table-cell office:value-type="float" office:value="0.2934524" calcext:value-type="float">
            <text:p>0.2934524</text:p>
          </table:table-cell>
          <table:table-cell office:value-type="float" office:value="0.2995512" calcext:value-type="float">
            <text:p>0.2995512</text:p>
          </table:table-cell>
          <table:table-cell office:value-type="float" office:value="0.2719528" calcext:value-type="float">
            <text:p>0.2719528</text:p>
          </table:table-cell>
          <table:table-cell office:value-type="float" office:value="0.2737373" calcext:value-type="float">
            <text:p>0.2737373</text:p>
          </table:table-cell>
          <table:table-cell office:value-type="float" office:value="0.3618341" calcext:value-type="float">
            <text:p>0.3618341</text:p>
          </table:table-cell>
          <table:table-cell office:value-type="float" office:value="0.3526346" calcext:value-type="float">
            <text:p>0.3526346</text:p>
          </table:table-cell>
          <table:table-cell office:value-type="float" office:value="0.3608761" calcext:value-type="float">
            <text:p>0.3608761</text:p>
          </table:table-cell>
          <table:table-cell office:value-type="float" office:value="0.3776402" calcext:value-type="float">
            <text:p>0.3776402</text:p>
          </table:table-cell>
          <table:table-cell office:value-type="float" office:value="0.3919366" calcext:value-type="float">
            <text:p>0.3919366</text:p>
          </table:table-cell>
          <table:table-cell office:value-type="float" office:value="0.4623732" calcext:value-type="float">
            <text:p>0.4623732</text:p>
          </table:table-cell>
          <table:table-cell office:value-type="float" office:value="0" calcext:value-type="float">
            <text:p>0</text:p>
          </table:table-cell>
          <table:table-cell office:value-type="float" office:value="0.1359668" calcext:value-type="float">
            <text:p>0.1359668</text:p>
          </table:table-cell>
          <table:table-cell office:value-type="float" office:value="0.06133532" calcext:value-type="float">
            <text:p>0.06133532</text:p>
          </table:table-cell>
          <table:table-cell office:value-type="float" office:value="1.968836E-015" calcext:value-type="float">
            <text:p>1.968836E-15</text:p>
          </table:table-cell>
          <table:table-cell office:value-type="float" office:value="1.993101E-015" calcext:value-type="float">
            <text:p>1.99310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057444" calcext:value-type="float">
            <text:p>-0.6057444</text:p>
          </table:table-cell>
          <table:table-cell office:value-type="float" office:value="-0.1610586" calcext:value-type="float">
            <text:p>-0.1610586</text:p>
          </table:table-cell>
          <table:table-cell office:value-type="float" office:value="-0.05591348" calcext:value-type="float">
            <text:p>-0.05591348</text:p>
          </table:table-cell>
          <table:table-cell office:value-type="float" office:value="-0.04205791" calcext:value-type="float">
            <text:p>-0.04205791</text:p>
          </table:table-cell>
          <table:table-cell office:value-type="float" office:value="-0.03590325" calcext:value-type="float">
            <text:p>-0.03590325</text:p>
          </table:table-cell>
          <table:table-cell office:value-type="float" office:value="-0.03056928" calcext:value-type="float">
            <text:p>-0.03056928</text:p>
          </table:table-cell>
          <table:table-cell office:value-type="float" office:value="-0.02702445" calcext:value-type="float">
            <text:p>-0.02702445</text:p>
          </table:table-cell>
          <table:table-cell office:value-type="float" office:value="-0.02467149" calcext:value-type="float">
            <text:p>-0.02467149</text:p>
          </table:table-cell>
          <table:table-cell office:value-type="float" office:value="-0.02406559" calcext:value-type="float">
            <text:p>-0.02406559</text:p>
          </table:table-cell>
          <table:table-cell office:value-type="float" office:value="-0.02155436" calcext:value-type="float">
            <text:p>-0.02155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86363" calcext:value-type="float">
            <text:p>-1.786363</text:p>
          </table:table-cell>
          <table:table-cell office:value-type="float" office:value="0.004078299" calcext:value-type="float">
            <text:p>0.004078299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0995" calcext:value-type="float">
            <text:p>-2.39099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46" calcext:value-type="float">
            <text:p>46</text:p>
          </table:table-cell>
          <table:table-cell office:value-type="float" office:value="15022007" calcext:value-type="float">
            <text:p>15022007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0.6367521" calcext:value-type="float">
            <text:p>0.6367521</text:p>
          </table:table-cell>
          <table:table-cell office:value-type="float" office:value="0" calcext:value-type="float">
            <text:p>0</text:p>
          </table:table-cell>
          <table:table-cell office:value-type="float" office:value="1084.22" calcext:value-type="float">
            <text:p>1084.22</text:p>
          </table:table-cell>
          <table:table-cell office:value-type="float" office:value="15.371" calcext:value-type="float">
            <text:p>15.371</text:p>
          </table:table-cell>
          <table:table-cell office:value-type="float" office:value="117.0329" calcext:value-type="float">
            <text:p>117.0329</text:p>
          </table:table-cell>
          <table:table-cell office:value-type="float" office:value="0.1923984" calcext:value-type="float">
            <text:p>0.1923984</text:p>
          </table:table-cell>
          <table:table-cell office:value-type="float" office:value="0.2338732" calcext:value-type="float">
            <text:p>0.2338732</text:p>
          </table:table-cell>
          <table:table-cell office:value-type="float" office:value="0.2820677" calcext:value-type="float">
            <text:p>0.2820677</text:p>
          </table:table-cell>
          <table:table-cell office:value-type="float" office:value="0.2920474" calcext:value-type="float">
            <text:p>0.2920474</text:p>
          </table:table-cell>
          <table:table-cell office:value-type="float" office:value="0.2978292" calcext:value-type="float">
            <text:p>0.2978292</text:p>
          </table:table-cell>
          <table:table-cell office:value-type="float" office:value="0.2710075" calcext:value-type="float">
            <text:p>0.2710075</text:p>
          </table:table-cell>
          <table:table-cell office:value-type="float" office:value="0.2730083" calcext:value-type="float">
            <text:p>0.2730083</text:p>
          </table:table-cell>
          <table:table-cell office:value-type="float" office:value="0.3614347" calcext:value-type="float">
            <text:p>0.3614347</text:p>
          </table:table-cell>
          <table:table-cell office:value-type="float" office:value="0.3527322" calcext:value-type="float">
            <text:p>0.3527322</text:p>
          </table:table-cell>
          <table:table-cell office:value-type="float" office:value="0.3611458" calcext:value-type="float">
            <text:p>0.3611458</text:p>
          </table:table-cell>
          <table:table-cell office:value-type="float" office:value="0.3777497" calcext:value-type="float">
            <text:p>0.3777497</text:p>
          </table:table-cell>
          <table:table-cell office:value-type="float" office:value="0.3919053" calcext:value-type="float">
            <text:p>0.3919053</text:p>
          </table:table-cell>
          <table:table-cell office:value-type="float" office:value="0.4623728" calcext:value-type="float">
            <text:p>0.4623728</text:p>
          </table:table-cell>
          <table:table-cell office:value-type="float" office:value="0" calcext:value-type="float">
            <text:p>0</text:p>
          </table:table-cell>
          <table:table-cell office:value-type="float" office:value="0.1493051" calcext:value-type="float">
            <text:p>0.1493051</text:p>
          </table:table-cell>
          <table:table-cell office:value-type="float" office:value="0.07546186" calcext:value-type="float">
            <text:p>0.07546186</text:p>
          </table:table-cell>
          <table:table-cell office:value-type="float" office:value="1.968825E-015" calcext:value-type="float">
            <text:p>1.968825E-15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78095" calcext:value-type="float">
            <text:p>-1.078095</text:p>
          </table:table-cell>
          <table:table-cell office:value-type="float" office:value="-0.2401026" calcext:value-type="float">
            <text:p>-0.2401026</text:p>
          </table:table-cell>
          <table:table-cell office:value-type="float" office:value="-0.0570209" calcext:value-type="float">
            <text:p>-0.0570209</text:p>
          </table:table-cell>
          <table:table-cell office:value-type="float" office:value="-0.04364305" calcext:value-type="float">
            <text:p>-0.04364305</text:p>
          </table:table-cell>
          <table:table-cell office:value-type="float" office:value="-0.03752874" calcext:value-type="float">
            <text:p>-0.03752874</text:p>
          </table:table-cell>
          <table:table-cell office:value-type="float" office:value="-0.03138331" calcext:value-type="float">
            <text:p>-0.03138331</text:p>
          </table:table-cell>
          <table:table-cell office:value-type="float" office:value="-0.02763752" calcext:value-type="float">
            <text:p>-0.02763752</text:p>
          </table:table-cell>
          <table:table-cell office:value-type="float" office:value="-0.02526889" calcext:value-type="float">
            <text:p>-0.02526889</text:p>
          </table:table-cell>
          <table:table-cell office:value-type="float" office:value="-0.02395457" calcext:value-type="float">
            <text:p>-0.02395457</text:p>
          </table:table-cell>
          <table:table-cell office:value-type="float" office:value="-0.02128031" calcext:value-type="float">
            <text:p>-0.02128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11827" calcext:value-type="float">
            <text:p>-3.011827</text:p>
          </table:table-cell>
          <table:table-cell office:value-type="float" office:value="0.004131018" calcext:value-type="float">
            <text:p>0.004131018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3639" calcext:value-type="float">
            <text:p>-2.39363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47" calcext:value-type="float">
            <text:p>47</text:p>
          </table:table-cell>
          <table:table-cell office:value-type="float" office:value="16022007" calcext:value-type="float">
            <text:p>16022007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0.6345016" calcext:value-type="float">
            <text:p>0.6345016</text:p>
          </table:table-cell>
          <table:table-cell office:value-type="float" office:value="0" calcext:value-type="float">
            <text:p>0</text:p>
          </table:table-cell>
          <table:table-cell office:value-type="float" office:value="1083.946" calcext:value-type="float">
            <text:p>1083.946</text:p>
          </table:table-cell>
          <table:table-cell office:value-type="float" office:value="15.64715" calcext:value-type="float">
            <text:p>15.64715</text:p>
          </table:table-cell>
          <table:table-cell office:value-type="float" office:value="115.6564" calcext:value-type="float">
            <text:p>115.6564</text:p>
          </table:table-cell>
          <table:table-cell office:value-type="float" office:value="0.188881" calcext:value-type="float">
            <text:p>0.188881</text:p>
          </table:table-cell>
          <table:table-cell office:value-type="float" office:value="0.2200402" calcext:value-type="float">
            <text:p>0.2200402</text:p>
          </table:table-cell>
          <table:table-cell office:value-type="float" office:value="0.281879" calcext:value-type="float">
            <text:p>0.281879</text:p>
          </table:table-cell>
          <table:table-cell office:value-type="float" office:value="0.2910964" calcext:value-type="float">
            <text:p>0.2910964</text:p>
          </table:table-cell>
          <table:table-cell office:value-type="float" office:value="0.2966387" calcext:value-type="float">
            <text:p>0.2966387</text:p>
          </table:table-cell>
          <table:table-cell office:value-type="float" office:value="0.2699439" calcext:value-type="float">
            <text:p>0.2699439</text:p>
          </table:table-cell>
          <table:table-cell office:value-type="float" office:value="0.2722594" calcext:value-type="float">
            <text:p>0.2722594</text:p>
          </table:table-cell>
          <table:table-cell office:value-type="float" office:value="0.3611091" calcext:value-type="float">
            <text:p>0.3611091</text:p>
          </table:table-cell>
          <table:table-cell office:value-type="float" office:value="0.3527861" calcext:value-type="float">
            <text:p>0.3527861</text:p>
          </table:table-cell>
          <table:table-cell office:value-type="float" office:value="0.3613936" calcext:value-type="float">
            <text:p>0.3613936</text:p>
          </table:table-cell>
          <table:table-cell office:value-type="float" office:value="0.3778635" calcext:value-type="float">
            <text:p>0.3778635</text:p>
          </table:table-cell>
          <table:table-cell office:value-type="float" office:value="0.3918692" calcext:value-type="float">
            <text:p>0.3918692</text:p>
          </table:table-cell>
          <table:table-cell office:value-type="float" office:value="0.4623726" calcext:value-type="float">
            <text:p>0.4623726</text:p>
          </table:table-cell>
          <table:table-cell office:value-type="float" office:value="0" calcext:value-type="float">
            <text:p>0</text:p>
          </table:table-cell>
          <table:table-cell office:value-type="float" office:value="0.1502686" calcext:value-type="float">
            <text:p>0.1502686</text:p>
          </table:table-cell>
          <table:table-cell office:value-type="float" office:value="0.09071309" calcext:value-type="float">
            <text:p>0.09071309</text:p>
          </table:table-cell>
          <table:table-cell office:value-type="float" office:value="0.0009079922" calcext:value-type="float">
            <text:p>0.0009079922</text:p>
          </table:table-cell>
          <table:table-cell office:value-type="float" office:value="1.993101E-015" calcext:value-type="float">
            <text:p>1.99310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39596" calcext:value-type="float">
            <text:p>-1.239596</text:p>
          </table:table-cell>
          <table:table-cell office:value-type="float" office:value="-0.384015" calcext:value-type="float">
            <text:p>-0.384015</text:p>
          </table:table-cell>
          <table:table-cell office:value-type="float" office:value="-0.05731394" calcext:value-type="float">
            <text:p>-0.05731394</text:p>
          </table:table-cell>
          <table:table-cell office:value-type="float" office:value="-0.04475682" calcext:value-type="float">
            <text:p>-0.04475682</text:p>
          </table:table-cell>
          <table:table-cell office:value-type="float" office:value="-0.0387076" calcext:value-type="float">
            <text:p>-0.0387076</text:p>
          </table:table-cell>
          <table:table-cell office:value-type="float" office:value="-0.03232987" calcext:value-type="float">
            <text:p>-0.03232987</text:p>
          </table:table-cell>
          <table:table-cell office:value-type="float" office:value="-0.0282812" calcext:value-type="float">
            <text:p>-0.0282812</text:p>
          </table:table-cell>
          <table:table-cell office:value-type="float" office:value="-0.02576623" calcext:value-type="float">
            <text:p>-0.02576623</text:p>
          </table:table-cell>
          <table:table-cell office:value-type="float" office:value="-0.02389336" calcext:value-type="float">
            <text:p>-0.02389336</text:p>
          </table:table-cell>
          <table:table-cell office:value-type="float" office:value="-0.02103195" calcext:value-type="float">
            <text:p>-0.02103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34191" calcext:value-type="float">
            <text:p>-3.134191</text:p>
          </table:table-cell>
          <table:table-cell office:value-type="float" office:value="0.004175663" calcext:value-type="float">
            <text:p>0.004175663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6141" calcext:value-type="float">
            <text:p>-2.39614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48" calcext:value-type="float">
            <text:p>48</text:p>
          </table:table-cell>
          <table:table-cell office:value-type="float" office:value="17022007" calcext:value-type="float">
            <text:p>17022007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0.6561209" calcext:value-type="float">
            <text:p>0.6561209</text:p>
          </table:table-cell>
          <table:table-cell office:value-type="float" office:value="0" calcext:value-type="float">
            <text:p>0</text:p>
          </table:table-cell>
          <table:table-cell office:value-type="float" office:value="1083.693" calcext:value-type="float">
            <text:p>1083.693</text:p>
          </table:table-cell>
          <table:table-cell office:value-type="float" office:value="15.87814" calcext:value-type="float">
            <text:p>15.87814</text:p>
          </table:table-cell>
          <table:table-cell office:value-type="float" office:value="114.2339" calcext:value-type="float">
            <text:p>114.2339</text:p>
          </table:table-cell>
          <table:table-cell office:value-type="float" office:value="0.1861948" calcext:value-type="float">
            <text:p>0.1861948</text:p>
          </table:table-cell>
          <table:table-cell office:value-type="float" office:value="0.2101958" calcext:value-type="float">
            <text:p>0.2101958</text:p>
          </table:table-cell>
          <table:table-cell office:value-type="float" office:value="0.27844" calcext:value-type="float">
            <text:p>0.27844</text:p>
          </table:table-cell>
          <table:table-cell office:value-type="float" office:value="0.2902777" calcext:value-type="float">
            <text:p>0.2902777</text:p>
          </table:table-cell>
          <table:table-cell office:value-type="float" office:value="0.295691" calcext:value-type="float">
            <text:p>0.295691</text:p>
          </table:table-cell>
          <table:table-cell office:value-type="float" office:value="0.2689315" calcext:value-type="float">
            <text:p>0.2689315</text:p>
          </table:table-cell>
          <table:table-cell office:value-type="float" office:value="0.2714949" calcext:value-type="float">
            <text:p>0.2714949</text:p>
          </table:table-cell>
          <table:table-cell office:value-type="float" office:value="0.3608098" calcext:value-type="float">
            <text:p>0.3608098</text:p>
          </table:table-cell>
          <table:table-cell office:value-type="float" office:value="0.3528063" calcext:value-type="float">
            <text:p>0.3528063</text:p>
          </table:table-cell>
          <table:table-cell office:value-type="float" office:value="0.3616202" calcext:value-type="float">
            <text:p>0.3616202</text:p>
          </table:table-cell>
          <table:table-cell office:value-type="float" office:value="0.3779785" calcext:value-type="float">
            <text:p>0.3779785</text:p>
          </table:table-cell>
          <table:table-cell office:value-type="float" office:value="0.3918298" calcext:value-type="float">
            <text:p>0.3918298</text:p>
          </table:table-cell>
          <table:table-cell office:value-type="float" office:value="0.4623719" calcext:value-type="float">
            <text:p>0.4623719</text:p>
          </table:table-cell>
          <table:table-cell office:value-type="float" office:value="0" calcext:value-type="float">
            <text:p>0</text:p>
          </table:table-cell>
          <table:table-cell office:value-type="float" office:value="0.1476311" calcext:value-type="float">
            <text:p>0.1476311</text:p>
          </table:table-cell>
          <table:table-cell office:value-type="float" office:value="0.1019424" calcext:value-type="float">
            <text:p>0.1019424</text:p>
          </table:table-cell>
          <table:table-cell office:value-type="float" office:value="0.006351619" calcext:value-type="float">
            <text:p>0.006351619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84067" calcext:value-type="float">
            <text:p>-1.384067</text:p>
          </table:table-cell>
          <table:table-cell office:value-type="float" office:value="-0.5472922" calcext:value-type="float">
            <text:p>-0.5472922</text:p>
          </table:table-cell>
          <table:table-cell office:value-type="float" office:value="-0.06293107" calcext:value-type="float">
            <text:p>-0.06293107</text:p>
          </table:table-cell>
          <table:table-cell office:value-type="float" office:value="-0.04573191" calcext:value-type="float">
            <text:p>-0.04573191</text:p>
          </table:table-cell>
          <table:table-cell office:value-type="float" office:value="-0.0396731" calcext:value-type="float">
            <text:p>-0.0396731</text:p>
          </table:table-cell>
          <table:table-cell office:value-type="float" office:value="-0.03326512" calcext:value-type="float">
            <text:p>-0.03326512</text:p>
          </table:table-cell>
          <table:table-cell office:value-type="float" office:value="-0.02895553" calcext:value-type="float">
            <text:p>-0.02895553</text:p>
          </table:table-cell>
          <table:table-cell office:value-type="float" office:value="-0.02623238" calcext:value-type="float">
            <text:p>-0.02623238</text:p>
          </table:table-cell>
          <table:table-cell office:value-type="float" office:value="-0.02387031" calcext:value-type="float">
            <text:p>-0.02387031</text:p>
          </table:table-cell>
          <table:table-cell office:value-type="float" office:value="-0.0208074" calcext:value-type="float">
            <text:p>-0.0208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01815" calcext:value-type="float">
            <text:p>-3.101815</text:p>
          </table:table-cell>
          <table:table-cell office:value-type="float" office:value="0.004226193" calcext:value-type="float">
            <text:p>0.004226193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8554" calcext:value-type="float">
            <text:p>-2.39855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49" calcext:value-type="float">
            <text:p>49</text:p>
          </table:table-cell>
          <table:table-cell office:value-type="float" office:value="18022007" calcext:value-type="float">
            <text:p>18022007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0.6559505" calcext:value-type="float">
            <text:p>0.6559505</text:p>
          </table:table-cell>
          <table:table-cell office:value-type="float" office:value="0" calcext:value-type="float">
            <text:p>0</text:p>
          </table:table-cell>
          <table:table-cell office:value-type="float" office:value="1083.633" calcext:value-type="float">
            <text:p>1083.633</text:p>
          </table:table-cell>
          <table:table-cell office:value-type="float" office:value="15.93851" calcext:value-type="float">
            <text:p>15.93851</text:p>
          </table:table-cell>
          <table:table-cell office:value-type="float" office:value="108.1339" calcext:value-type="float">
            <text:p>108.1339</text:p>
          </table:table-cell>
          <table:table-cell office:value-type="float" office:value="0.2097398" calcext:value-type="float">
            <text:p>0.2097398</text:p>
          </table:table-cell>
          <table:table-cell office:value-type="float" office:value="0.2138382" calcext:value-type="float">
            <text:p>0.2138382</text:p>
          </table:table-cell>
          <table:table-cell office:value-type="float" office:value="0.2756399" calcext:value-type="float">
            <text:p>0.2756399</text:p>
          </table:table-cell>
          <table:table-cell office:value-type="float" office:value="0.2882375" calcext:value-type="float">
            <text:p>0.2882375</text:p>
          </table:table-cell>
          <table:table-cell office:value-type="float" office:value="0.2945859" calcext:value-type="float">
            <text:p>0.2945859</text:p>
          </table:table-cell>
          <table:table-cell office:value-type="float" office:value="0.2680606" calcext:value-type="float">
            <text:p>0.2680606</text:p>
          </table:table-cell>
          <table:table-cell office:value-type="float" office:value="0.2714414" calcext:value-type="float">
            <text:p>0.2714414</text:p>
          </table:table-cell>
          <table:table-cell office:value-type="float" office:value="0.3605702" calcext:value-type="float">
            <text:p>0.3605702</text:p>
          </table:table-cell>
          <table:table-cell office:value-type="float" office:value="0.3527995" calcext:value-type="float">
            <text:p>0.3527995</text:p>
          </table:table-cell>
          <table:table-cell office:value-type="float" office:value="0.3618263" calcext:value-type="float">
            <text:p>0.3618263</text:p>
          </table:table-cell>
          <table:table-cell office:value-type="float" office:value="0.3780956" calcext:value-type="float">
            <text:p>0.3780956</text:p>
          </table:table-cell>
          <table:table-cell office:value-type="float" office:value="0.3920172" calcext:value-type="float">
            <text:p>0.3920172</text:p>
          </table:table-cell>
          <table:table-cell office:value-type="float" office:value="0.4485623" calcext:value-type="float">
            <text:p>0.4485623</text:p>
          </table:table-cell>
          <table:table-cell office:value-type="float" office:value="0" calcext:value-type="float">
            <text:p>0</text:p>
          </table:table-cell>
          <table:table-cell office:value-type="float" office:value="0.1371866" calcext:value-type="float">
            <text:p>0.1371866</text:p>
          </table:table-cell>
          <table:table-cell office:value-type="float" office:value="0.1004413" calcext:value-type="float">
            <text:p>0.1004413</text:p>
          </table:table-cell>
          <table:table-cell office:value-type="float" office:value="0.01306799" calcext:value-type="float">
            <text:p>0.01306799</text:p>
          </table:table-cell>
          <table:table-cell office:value-type="float" office:value="1.993101E-015" calcext:value-type="float">
            <text:p>1.99310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575207" calcext:value-type="float">
            <text:p>-0.5575207</text:p>
          </table:table-cell>
          <table:table-cell office:value-type="float" office:value="-0.4837101" calcext:value-type="float">
            <text:p>-0.4837101</text:p>
          </table:table-cell>
          <table:table-cell office:value-type="float" office:value="-0.06812569" calcext:value-type="float">
            <text:p>-0.06812569</text:p>
          </table:table-cell>
          <table:table-cell office:value-type="float" office:value="-0.04827312" calcext:value-type="float">
            <text:p>-0.04827312</text:p>
          </table:table-cell>
          <table:table-cell office:value-type="float" office:value="-0.04084199" calcext:value-type="float">
            <text:p>-0.04084199</text:p>
          </table:table-cell>
          <table:table-cell office:value-type="float" office:value="-0.03410539" calcext:value-type="float">
            <text:p>-0.03410539</text:p>
          </table:table-cell>
          <table:table-cell office:value-type="float" office:value="-0.02899788" calcext:value-type="float">
            <text:p>-0.02899788</text:p>
          </table:table-cell>
          <table:table-cell office:value-type="float" office:value="-0.02661353" calcext:value-type="float">
            <text:p>-0.02661353</text:p>
          </table:table-cell>
          <table:table-cell office:value-type="float" office:value="-0.02387764" calcext:value-type="float">
            <text:p>-0.02387764</text:p>
          </table:table-cell>
          <table:table-cell office:value-type="float" office:value="-0.02060524" calcext:value-type="float">
            <text:p>-0.02060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45113" calcext:value-type="float">
            <text:p>-1.145113</text:p>
          </table:table-cell>
          <table:table-cell office:value-type="float" office:value="0.004232492" calcext:value-type="float">
            <text:p>0.004232492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274838" calcext:value-type="float">
            <text:p>-2.27483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50" calcext:value-type="float">
            <text:p>50</text:p>
          </table:table-cell>
          <table:table-cell office:value-type="float" office:value="19022007" calcext:value-type="float">
            <text:p>19022007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0.6434882" calcext:value-type="float">
            <text:p>0.6434882</text:p>
          </table:table-cell>
          <table:table-cell office:value-type="float" office:value="0" calcext:value-type="float">
            <text:p>0</text:p>
          </table:table-cell>
          <table:table-cell office:value-type="float" office:value="1084.027" calcext:value-type="float">
            <text:p>1084.027</text:p>
          </table:table-cell>
          <table:table-cell office:value-type="float" office:value="15.55714" calcext:value-type="float">
            <text:p>15.55714</text:p>
          </table:table-cell>
          <table:table-cell office:value-type="float" office:value="97.15827" calcext:value-type="float">
            <text:p>97.15827</text:p>
          </table:table-cell>
          <table:table-cell office:value-type="float" office:value="0.2264689" calcext:value-type="float">
            <text:p>0.2264689</text:p>
          </table:table-cell>
          <table:table-cell office:value-type="float" office:value="0.2263979" calcext:value-type="float">
            <text:p>0.2263979</text:p>
          </table:table-cell>
          <table:table-cell office:value-type="float" office:value="0.2762704" calcext:value-type="float">
            <text:p>0.2762704</text:p>
          </table:table-cell>
          <table:table-cell office:value-type="float" office:value="0.2869359" calcext:value-type="float">
            <text:p>0.2869359</text:p>
          </table:table-cell>
          <table:table-cell office:value-type="float" office:value="0.2940033" calcext:value-type="float">
            <text:p>0.2940033</text:p>
          </table:table-cell>
          <table:table-cell office:value-type="float" office:value="0.2686971" calcext:value-type="float">
            <text:p>0.2686971</text:p>
          </table:table-cell>
          <table:table-cell office:value-type="float" office:value="0.2821199" calcext:value-type="float">
            <text:p>0.2821199</text:p>
          </table:table-cell>
          <table:table-cell office:value-type="float" office:value="0.3611638" calcext:value-type="float">
            <text:p>0.3611638</text:p>
          </table:table-cell>
          <table:table-cell office:value-type="float" office:value="0.3527994" calcext:value-type="float">
            <text:p>0.3527994</text:p>
          </table:table-cell>
          <table:table-cell office:value-type="float" office:value="0.3620143" calcext:value-type="float">
            <text:p>0.3620143</text:p>
          </table:table-cell>
          <table:table-cell office:value-type="float" office:value="0.3782424" calcext:value-type="float">
            <text:p>0.3782424</text:p>
          </table:table-cell>
          <table:table-cell office:value-type="float" office:value="0.3925474" calcext:value-type="float">
            <text:p>0.3925474</text:p>
          </table:table-cell>
          <table:table-cell office:value-type="float" office:value="0.4539073" calcext:value-type="float">
            <text:p>0.4539073</text:p>
          </table:table-cell>
          <table:table-cell office:value-type="float" office:value="0" calcext:value-type="float">
            <text:p>0</text:p>
          </table:table-cell>
          <table:table-cell office:value-type="float" office:value="0.148788" calcext:value-type="float">
            <text:p>0.148788</text:p>
          </table:table-cell>
          <table:table-cell office:value-type="float" office:value="0.09315554" calcext:value-type="float">
            <text:p>0.09315554</text:p>
          </table:table-cell>
          <table:table-cell office:value-type="float" office:value="0.013981" calcext:value-type="float">
            <text:p>0.013981</text:p>
          </table:table-cell>
          <table:table-cell office:value-type="float" office:value="1.993101E-015" calcext:value-type="float">
            <text:p>1.99310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036985" calcext:value-type="float">
            <text:p>-0.3036985</text:p>
          </table:table-cell>
          <table:table-cell office:value-type="float" office:value="-0.3114384" calcext:value-type="float">
            <text:p>-0.3114384</text:p>
          </table:table-cell>
          <table:table-cell office:value-type="float" office:value="-0.06698155" calcext:value-type="float">
            <text:p>-0.06698155</text:p>
          </table:table-cell>
          <table:table-cell office:value-type="float" office:value="-0.05000639" calcext:value-type="float">
            <text:p>-0.05000639</text:p>
          </table:table-cell>
          <table:table-cell office:value-type="float" office:value="-0.04147222" calcext:value-type="float">
            <text:p>-0.04147222</text:p>
          </table:table-cell>
          <table:table-cell office:value-type="float" office:value="-0.03352015" calcext:value-type="float">
            <text:p>-0.03352015</text:p>
          </table:table-cell>
          <table:table-cell office:value-type="float" office:value="-0.02091507" calcext:value-type="float">
            <text:p>-0.02091507</text:p>
          </table:table-cell>
          <table:table-cell office:value-type="float" office:value="-0.02571294" calcext:value-type="float">
            <text:p>-0.02571294</text:p>
          </table:table-cell>
          <table:table-cell office:value-type="float" office:value="-0.02387892" calcext:value-type="float">
            <text:p>-0.02387892</text:p>
          </table:table-cell>
          <table:table-cell office:value-type="float" office:value="-0.02042283" calcext:value-type="float">
            <text:p>-0.02042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515812" calcext:value-type="float">
            <text:p>-0.8515812</text:p>
          </table:table-cell>
          <table:table-cell office:value-type="float" office:value="0.004233072" calcext:value-type="float">
            <text:p>0.004233072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1018" calcext:value-type="float">
            <text:p>-2.3101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51" calcext:value-type="float">
            <text:p>51</text:p>
          </table:table-cell>
          <table:table-cell office:value-type="float" office:value="20022007" calcext:value-type="float">
            <text:p>20022007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0.7206283" calcext:value-type="float">
            <text:p>0.7206283</text:p>
          </table:table-cell>
          <table:table-cell office:value-type="float" office:value="0" calcext:value-type="float">
            <text:p>0</text:p>
          </table:table-cell>
          <table:table-cell office:value-type="float" office:value="1084.485" calcext:value-type="float">
            <text:p>1084.485</text:p>
          </table:table-cell>
          <table:table-cell office:value-type="float" office:value="15.02271" calcext:value-type="float">
            <text:p>15.02271</text:p>
          </table:table-cell>
          <table:table-cell office:value-type="float" office:value="93.89403" calcext:value-type="float">
            <text:p>93.89403</text:p>
          </table:table-cell>
          <table:table-cell office:value-type="float" office:value="0.2101833" calcext:value-type="float">
            <text:p>0.2101833</text:p>
          </table:table-cell>
          <table:table-cell office:value-type="float" office:value="0.2294291" calcext:value-type="float">
            <text:p>0.2294291</text:p>
          </table:table-cell>
          <table:table-cell office:value-type="float" office:value="0.2772632" calcext:value-type="float">
            <text:p>0.2772632</text:p>
          </table:table-cell>
          <table:table-cell office:value-type="float" office:value="0.2868781" calcext:value-type="float">
            <text:p>0.2868781</text:p>
          </table:table-cell>
          <table:table-cell office:value-type="float" office:value="0.2942" calcext:value-type="float">
            <text:p>0.2942</text:p>
          </table:table-cell>
          <table:table-cell office:value-type="float" office:value="0.269276" calcext:value-type="float">
            <text:p>0.269276</text:p>
          </table:table-cell>
          <table:table-cell office:value-type="float" office:value="0.2753376" calcext:value-type="float">
            <text:p>0.2753376</text:p>
          </table:table-cell>
          <table:table-cell office:value-type="float" office:value="0.3616864" calcext:value-type="float">
            <text:p>0.3616864</text:p>
          </table:table-cell>
          <table:table-cell office:value-type="float" office:value="0.3529259" calcext:value-type="float">
            <text:p>0.3529259</text:p>
          </table:table-cell>
          <table:table-cell office:value-type="float" office:value="0.3622004" calcext:value-type="float">
            <text:p>0.3622004</text:p>
          </table:table-cell>
          <table:table-cell office:value-type="float" office:value="0.3784892" calcext:value-type="float">
            <text:p>0.3784892</text:p>
          </table:table-cell>
          <table:table-cell office:value-type="float" office:value="0.3929403" calcext:value-type="float">
            <text:p>0.3929403</text:p>
          </table:table-cell>
          <table:table-cell office:value-type="float" office:value="0.4589563" calcext:value-type="float">
            <text:p>0.4589563</text:p>
          </table:table-cell>
          <table:table-cell office:value-type="float" office:value="0" calcext:value-type="float">
            <text:p>0</text:p>
          </table:table-cell>
          <table:table-cell office:value-type="float" office:value="0.1510904" calcext:value-type="float">
            <text:p>0.1510904</text:p>
          </table:table-cell>
          <table:table-cell office:value-type="float" office:value="0.0930915" calcext:value-type="float">
            <text:p>0.0930915</text:p>
          </table:table-cell>
          <table:table-cell office:value-type="float" office:value="0.0126442" calcext:value-type="float">
            <text:p>0.0126442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38701" calcext:value-type="float">
            <text:p>-0.538701</text:p>
          </table:table-cell>
          <table:table-cell office:value-type="float" office:value="-0.2794034" calcext:value-type="float">
            <text:p>-0.2794034</text:p>
          </table:table-cell>
          <table:table-cell office:value-type="float" office:value="-0.0650997" calcext:value-type="float">
            <text:p>-0.0650997</text:p>
          </table:table-cell>
          <table:table-cell office:value-type="float" office:value="-0.05009517" calcext:value-type="float">
            <text:p>-0.05009517</text:p>
          </table:table-cell>
          <table:table-cell office:value-type="float" office:value="-0.04126025" calcext:value-type="float">
            <text:p>-0.04126025</text:p>
          </table:table-cell>
          <table:table-cell office:value-type="float" office:value="-0.03294819" calcext:value-type="float">
            <text:p>-0.03294819</text:p>
          </table:table-cell>
          <table:table-cell office:value-type="float" office:value="-0.02571629" calcext:value-type="float">
            <text:p>-0.02571629</text:p>
          </table:table-cell>
          <table:table-cell office:value-type="float" office:value="-0.02489636" calcext:value-type="float">
            <text:p>-0.02489636</text:p>
          </table:table-cell>
          <table:table-cell office:value-type="float" office:value="-0.02373764" calcext:value-type="float">
            <text:p>-0.02373764</text:p>
          </table:table-cell>
          <table:table-cell office:value-type="float" office:value="-0.02024426" calcext:value-type="float">
            <text:p>-0.02024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74112" calcext:value-type="float">
            <text:p>-0.9774112</text:p>
          </table:table-cell>
          <table:table-cell office:value-type="float" office:value="0.004203745" calcext:value-type="float">
            <text:p>0.004203745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43909" calcext:value-type="float">
            <text:p>-2.34390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52" calcext:value-type="float">
            <text:p>52</text:p>
          </table:table-cell>
          <table:table-cell office:value-type="float" office:value="21022007" calcext:value-type="float">
            <text:p>21022007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0.8287692" calcext:value-type="float">
            <text:p>0.8287692</text:p>
          </table:table-cell>
          <table:table-cell office:value-type="float" office:value="0" calcext:value-type="float">
            <text:p>0</text:p>
          </table:table-cell>
          <table:table-cell office:value-type="float" office:value="1084.726" calcext:value-type="float">
            <text:p>1084.726</text:p>
          </table:table-cell>
          <table:table-cell office:value-type="float" office:value="14.67289" calcext:value-type="float">
            <text:p>14.67289</text:p>
          </table:table-cell>
          <table:table-cell office:value-type="float" office:value="92.21255" calcext:value-type="float">
            <text:p>92.21255</text:p>
          </table:table-cell>
          <table:table-cell office:value-type="float" office:value="0.1890047" calcext:value-type="float">
            <text:p>0.1890047</text:p>
          </table:table-cell>
          <table:table-cell office:value-type="float" office:value="0.2197503" calcext:value-type="float">
            <text:p>0.2197503</text:p>
          </table:table-cell>
          <table:table-cell office:value-type="float" office:value="0.2759748" calcext:value-type="float">
            <text:p>0.2759748</text:p>
          </table:table-cell>
          <table:table-cell office:value-type="float" office:value="0.2867678" calcext:value-type="float">
            <text:p>0.2867678</text:p>
          </table:table-cell>
          <table:table-cell office:value-type="float" office:value="0.2941017" calcext:value-type="float">
            <text:p>0.2941017</text:p>
          </table:table-cell>
          <table:table-cell office:value-type="float" office:value="0.2687219" calcext:value-type="float">
            <text:p>0.2687219</text:p>
          </table:table-cell>
          <table:table-cell office:value-type="float" office:value="0.2728964" calcext:value-type="float">
            <text:p>0.2728964</text:p>
          </table:table-cell>
          <table:table-cell office:value-type="float" office:value="0.3614492" calcext:value-type="float">
            <text:p>0.3614492</text:p>
          </table:table-cell>
          <table:table-cell office:value-type="float" office:value="0.3530474" calcext:value-type="float">
            <text:p>0.3530474</text:p>
          </table:table-cell>
          <table:table-cell office:value-type="float" office:value="0.3623953" calcext:value-type="float">
            <text:p>0.3623953</text:p>
          </table:table-cell>
          <table:table-cell office:value-type="float" office:value="0.3787879" calcext:value-type="float">
            <text:p>0.3787879</text:p>
          </table:table-cell>
          <table:table-cell office:value-type="float" office:value="0.3930541" calcext:value-type="float">
            <text:p>0.3930541</text:p>
          </table:table-cell>
          <table:table-cell office:value-type="float" office:value="0.46237" calcext:value-type="float">
            <text:p>0.46237</text:p>
          </table:table-cell>
          <table:table-cell office:value-type="float" office:value="0" calcext:value-type="float">
            <text:p>0</text:p>
          </table:table-cell>
          <table:table-cell office:value-type="float" office:value="0.1726421" calcext:value-type="float">
            <text:p>0.1726421</text:p>
          </table:table-cell>
          <table:table-cell office:value-type="float" office:value="0.1046002" calcext:value-type="float">
            <text:p>0.1046002</text:p>
          </table:table-cell>
          <table:table-cell office:value-type="float" office:value="0.0142155" calcext:value-type="float">
            <text:p>0.0142155</text:p>
          </table:table-cell>
          <table:table-cell office:value-type="float" office:value="1.993101E-015" calcext:value-type="float">
            <text:p>1.99310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23133" calcext:value-type="float">
            <text:p>-1.223133</text:p>
          </table:table-cell>
          <table:table-cell office:value-type="float" office:value="-0.3874756" calcext:value-type="float">
            <text:p>-0.3874756</text:p>
          </table:table-cell>
          <table:table-cell office:value-type="float" office:value="-0.06743144" calcext:value-type="float">
            <text:p>-0.06743144</text:p>
          </table:table-cell>
          <table:table-cell office:value-type="float" office:value="-0.0502341" calcext:value-type="float">
            <text:p>-0.0502341</text:p>
          </table:table-cell>
          <table:table-cell office:value-type="float" office:value="-0.04136094" calcext:value-type="float">
            <text:p>-0.04136094</text:p>
          </table:table-cell>
          <table:table-cell office:value-type="float" office:value="-0.03346618" calcext:value-type="float">
            <text:p>-0.03346618</text:p>
          </table:table-cell>
          <table:table-cell office:value-type="float" office:value="-0.02772621" calcext:value-type="float">
            <text:p>-0.02772621</text:p>
          </table:table-cell>
          <table:table-cell office:value-type="float" office:value="-0.02524723" calcext:value-type="float">
            <text:p>-0.02524723</text:p>
          </table:table-cell>
          <table:table-cell office:value-type="float" office:value="-0.02360179" calcext:value-type="float">
            <text:p>-0.02360179</text:p>
          </table:table-cell>
          <table:table-cell office:value-type="float" office:value="-0.0200587" calcext:value-type="float">
            <text:p>-0.0200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68006" calcext:value-type="float">
            <text:p>-2.868006</text:p>
          </table:table-cell>
          <table:table-cell office:value-type="float" office:value="0.004263718" calcext:value-type="float">
            <text:p>0.004263718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67434" calcext:value-type="float">
            <text:p>-2.36743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53" calcext:value-type="float">
            <text:p>53</text:p>
          </table:table-cell>
          <table:table-cell office:value-type="float" office:value="22022007" calcext:value-type="float">
            <text:p>22022007</text:p>
          </table:table-cell>
          <table:table-cell office:value-type="float" office:value="41.71948" calcext:value-type="float">
            <text:p>41.71948</text:p>
          </table:table-cell>
          <table:table-cell office:value-type="float" office:value="0.7807193" calcext:value-type="float">
            <text:p>0.7807193</text:p>
          </table:table-cell>
          <table:table-cell office:value-type="float" office:value="0" calcext:value-type="float">
            <text:p>0</text:p>
          </table:table-cell>
          <table:table-cell office:value-type="float" office:value="1085.839" calcext:value-type="float">
            <text:p>1085.839</text:p>
          </table:table-cell>
          <table:table-cell office:value-type="float" office:value="15.19536" calcext:value-type="float">
            <text:p>15.19536</text:p>
          </table:table-cell>
          <table:table-cell office:value-type="float" office:value="95.67113" calcext:value-type="float">
            <text:p>95.67113</text:p>
          </table:table-cell>
          <table:table-cell office:value-type="float" office:value="0.22172" calcext:value-type="float">
            <text:p>0.22172</text:p>
          </table:table-cell>
          <table:table-cell office:value-type="float" office:value="0.2221871" calcext:value-type="float">
            <text:p>0.2221871</text:p>
          </table:table-cell>
          <table:table-cell office:value-type="float" office:value="0.2739232" calcext:value-type="float">
            <text:p>0.2739232</text:p>
          </table:table-cell>
          <table:table-cell office:value-type="float" office:value="0.2864859" calcext:value-type="float">
            <text:p>0.2864859</text:p>
          </table:table-cell>
          <table:table-cell office:value-type="float" office:value="0.2938178" calcext:value-type="float">
            <text:p>0.2938178</text:p>
          </table:table-cell>
          <table:table-cell office:value-type="float" office:value="0.2691703" calcext:value-type="float">
            <text:p>0.2691703</text:p>
          </table:table-cell>
          <table:table-cell office:value-type="float" office:value="0.2833121" calcext:value-type="float">
            <text:p>0.2833121</text:p>
          </table:table-cell>
          <table:table-cell office:value-type="float" office:value="0.3618529" calcext:value-type="float">
            <text:p>0.3618529</text:p>
          </table:table-cell>
          <table:table-cell office:value-type="float" office:value="0.3531402" calcext:value-type="float">
            <text:p>0.3531402</text:p>
          </table:table-cell>
          <table:table-cell office:value-type="float" office:value="0.3625848" calcext:value-type="float">
            <text:p>0.3625848</text:p>
          </table:table-cell>
          <table:table-cell office:value-type="float" office:value="0.3790549" calcext:value-type="float">
            <text:p>0.3790549</text:p>
          </table:table-cell>
          <table:table-cell office:value-type="float" office:value="0.3930799" calcext:value-type="float">
            <text:p>0.3930799</text:p>
          </table:table-cell>
          <table:table-cell office:value-type="float" office:value="0.4623734" calcext:value-type="float">
            <text:p>0.4623734</text:p>
          </table:table-cell>
          <table:table-cell office:value-type="float" office:value="0" calcext:value-type="float">
            <text:p>0</text:p>
          </table:table-cell>
          <table:table-cell office:value-type="float" office:value="0.1785671" calcext:value-type="float">
            <text:p>0.1785671</text:p>
          </table:table-cell>
          <table:table-cell office:value-type="float" office:value="0.1059185" calcext:value-type="float">
            <text:p>0.1059185</text:p>
          </table:table-cell>
          <table:table-cell office:value-type="float" office:value="0.01785978" calcext:value-type="float">
            <text:p>0.01785978</text:p>
          </table:table-cell>
          <table:table-cell office:value-type="float" office:value="1.993101E-015" calcext:value-type="float">
            <text:p>1.99310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466217" calcext:value-type="float">
            <text:p>-0.3466217</text:p>
          </table:table-cell>
          <table:table-cell office:value-type="float" office:value="-0.3590215" calcext:value-type="float">
            <text:p>-0.3590215</text:p>
          </table:table-cell>
          <table:table-cell office:value-type="float" office:value="-0.07146289" calcext:value-type="float">
            <text:p>-0.07146289</text:p>
          </table:table-cell>
          <table:table-cell office:value-type="float" office:value="-0.05062055" calcext:value-type="float">
            <text:p>-0.05062055</text:p>
          </table:table-cell>
          <table:table-cell office:value-type="float" office:value="-0.04167774" calcext:value-type="float">
            <text:p>-0.04167774</text:p>
          </table:table-cell>
          <table:table-cell office:value-type="float" office:value="-0.03307047" calcext:value-type="float">
            <text:p>-0.03307047</text:p>
          </table:table-cell>
          <table:table-cell office:value-type="float" office:value="-0.0201907" calcext:value-type="float">
            <text:p>-0.0201907</text:p>
          </table:table-cell>
          <table:table-cell office:value-type="float" office:value="-0.02467303" calcext:value-type="float">
            <text:p>-0.02467303</text:p>
          </table:table-cell>
          <table:table-cell office:value-type="float" office:value="-0.02349943" calcext:value-type="float">
            <text:p>-0.02349943</text:p>
          </table:table-cell>
          <table:table-cell office:value-type="float" office:value="-0.01988014" calcext:value-type="float">
            <text:p>-0.01988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58616" calcext:value-type="float">
            <text:p>-1.058616</text:p>
          </table:table-cell>
          <table:table-cell office:value-type="float" office:value="0.004302278" calcext:value-type="float">
            <text:p>0.004302278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0971" calcext:value-type="float">
            <text:p>-2.37097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54" calcext:value-type="float">
            <text:p>54</text:p>
          </table:table-cell>
          <table:table-cell office:value-type="float" office:value="23022007" calcext:value-type="float">
            <text:p>23022007</text:p>
          </table:table-cell>
          <table:table-cell office:value-type="float" office:value="49.65697" calcext:value-type="float">
            <text:p>49.65697</text:p>
          </table:table-cell>
          <table:table-cell office:value-type="float" office:value="0.7634735" calcext:value-type="float">
            <text:p>0.7634735</text:p>
          </table:table-cell>
          <table:table-cell office:value-type="float" office:value="0" calcext:value-type="float">
            <text:p>0</text:p>
          </table:table-cell>
          <table:table-cell office:value-type="float" office:value="1093.25" calcext:value-type="float">
            <text:p>1093.25</text:p>
          </table:table-cell>
          <table:table-cell office:value-type="float" office:value="15.73954" calcext:value-type="float">
            <text:p>15.73954</text:p>
          </table:table-cell>
          <table:table-cell office:value-type="float" office:value="135.696" calcext:value-type="float">
            <text:p>135.696</text:p>
          </table:table-cell>
          <table:table-cell office:value-type="float" office:value="0.2189817" calcext:value-type="float">
            <text:p>0.2189817</text:p>
          </table:table-cell>
          <table:table-cell office:value-type="float" office:value="0.226625" calcext:value-type="float">
            <text:p>0.226625</text:p>
          </table:table-cell>
          <table:table-cell office:value-type="float" office:value="0.274211" calcext:value-type="float">
            <text:p>0.274211</text:p>
          </table:table-cell>
          <table:table-cell office:value-type="float" office:value="0.2864477" calcext:value-type="float">
            <text:p>0.2864477</text:p>
          </table:table-cell>
          <table:table-cell office:value-type="float" office:value="0.2941874" calcext:value-type="float">
            <text:p>0.2941874</text:p>
          </table:table-cell>
          <table:table-cell office:value-type="float" office:value="0.2700045" calcext:value-type="float">
            <text:p>0.2700045</text:p>
          </table:table-cell>
          <table:table-cell office:value-type="float" office:value="0.2783886" calcext:value-type="float">
            <text:p>0.2783886</text:p>
          </table:table-cell>
          <table:table-cell office:value-type="float" office:value="0.3624325" calcext:value-type="float">
            <text:p>0.3624325</text:p>
          </table:table-cell>
          <table:table-cell office:value-type="float" office:value="0.3533257" calcext:value-type="float">
            <text:p>0.3533257</text:p>
          </table:table-cell>
          <table:table-cell office:value-type="float" office:value="0.3627706" calcext:value-type="float">
            <text:p>0.3627706</text:p>
          </table:table-cell>
          <table:table-cell office:value-type="float" office:value="0.3792928" calcext:value-type="float">
            <text:p>0.3792928</text:p>
          </table:table-cell>
          <table:table-cell office:value-type="float" office:value="0.3930949" calcext:value-type="float">
            <text:p>0.3930949</text:p>
          </table:table-cell>
          <table:table-cell office:value-type="float" office:value="0.4623759" calcext:value-type="float">
            <text:p>0.4623759</text:p>
          </table:table-cell>
          <table:table-cell office:value-type="float" office:value="0" calcext:value-type="float">
            <text:p>0</text:p>
          </table:table-cell>
          <table:table-cell office:value-type="float" office:value="0.1880977" calcext:value-type="float">
            <text:p>0.1880977</text:p>
          </table:table-cell>
          <table:table-cell office:value-type="float" office:value="0.1050102" calcext:value-type="float">
            <text:p>0.1050102</text:p>
          </table:table-cell>
          <table:table-cell office:value-type="float" office:value="0.01850303" calcext:value-type="float">
            <text:p>0.01850303</text:p>
          </table:table-cell>
          <table:table-cell office:value-type="float" office:value="1.993101E-015" calcext:value-type="float">
            <text:p>1.99310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71835" calcext:value-type="float">
            <text:p>-0.3971835</text:p>
          </table:table-cell>
          <table:table-cell office:value-type="float" office:value="-0.3086623" calcext:value-type="float">
            <text:p>-0.3086623</text:p>
          </table:table-cell>
          <table:table-cell office:value-type="float" office:value="-0.0709396" calcext:value-type="float">
            <text:p>-0.0709396</text:p>
          </table:table-cell>
          <table:table-cell office:value-type="float" office:value="-0.05067846" calcext:value-type="float">
            <text:p>-0.05067846</text:p>
          </table:table-cell>
          <table:table-cell office:value-type="float" office:value="-0.04127597" calcext:value-type="float">
            <text:p>-0.04127597</text:p>
          </table:table-cell>
          <table:table-cell office:value-type="float" office:value="-0.03228752" calcext:value-type="float">
            <text:p>-0.03228752</text:p>
          </table:table-cell>
          <table:table-cell office:value-type="float" office:value="-0.02343157" calcext:value-type="float">
            <text:p>-0.02343157</text:p>
          </table:table-cell>
          <table:table-cell office:value-type="float" office:value="-0.02381576" calcext:value-type="float">
            <text:p>-0.02381576</text:p>
          </table:table-cell>
          <table:table-cell office:value-type="float" office:value="-0.0232958" calcext:value-type="float">
            <text:p>-0.0232958</text:p>
          </table:table-cell>
          <table:table-cell office:value-type="float" office:value="-0.01970644" calcext:value-type="float">
            <text:p>-0.01970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20494" calcext:value-type="float">
            <text:p>-0.9720494</text:p>
          </table:table-cell>
          <table:table-cell office:value-type="float" office:value="0.004289057" calcext:value-type="float">
            <text:p>0.004289057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405" calcext:value-type="float">
            <text:p>-2.3740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55" calcext:value-type="float">
            <text:p>55</text:p>
          </table:table-cell>
          <table:table-cell office:value-type="float" office:value="24022007" calcext:value-type="float">
            <text:p>24022007</text:p>
          </table:table-cell>
          <table:table-cell office:value-type="float" office:value="59.18199" calcext:value-type="float">
            <text:p>59.18199</text:p>
          </table:table-cell>
          <table:table-cell office:value-type="float" office:value="0.6563036" calcext:value-type="float">
            <text:p>0.6563036</text:p>
          </table:table-cell>
          <table:table-cell office:value-type="float" office:value="0" calcext:value-type="float">
            <text:p>0</text:p>
          </table:table-cell>
          <table:table-cell office:value-type="float" office:value="1102.653" calcext:value-type="float">
            <text:p>1102.653</text:p>
          </table:table-cell>
          <table:table-cell office:value-type="float" office:value="15.96872" calcext:value-type="float">
            <text:p>15.96872</text:p>
          </table:table-cell>
          <table:table-cell office:value-type="float" office:value="172.6778" calcext:value-type="float">
            <text:p>172.6778</text:p>
          </table:table-cell>
          <table:table-cell office:value-type="float" office:value="0.2176121" calcext:value-type="float">
            <text:p>0.2176121</text:p>
          </table:table-cell>
          <table:table-cell office:value-type="float" office:value="0.2320095" calcext:value-type="float">
            <text:p>0.2320095</text:p>
          </table:table-cell>
          <table:table-cell office:value-type="float" office:value="0.2756126" calcext:value-type="float">
            <text:p>0.2756126</text:p>
          </table:table-cell>
          <table:table-cell office:value-type="float" office:value="0.2867415" calcext:value-type="float">
            <text:p>0.2867415</text:p>
          </table:table-cell>
          <table:table-cell office:value-type="float" office:value="0.2943806" calcext:value-type="float">
            <text:p>0.2943806</text:p>
          </table:table-cell>
          <table:table-cell office:value-type="float" office:value="0.2696697" calcext:value-type="float">
            <text:p>0.2696697</text:p>
          </table:table-cell>
          <table:table-cell office:value-type="float" office:value="0.2748017" calcext:value-type="float">
            <text:p>0.2748017</text:p>
          </table:table-cell>
          <table:table-cell office:value-type="float" office:value="0.362269" calcext:value-type="float">
            <text:p>0.362269</text:p>
          </table:table-cell>
          <table:table-cell office:value-type="float" office:value="0.3535119" calcext:value-type="float">
            <text:p>0.3535119</text:p>
          </table:table-cell>
          <table:table-cell office:value-type="float" office:value="0.3629549" calcext:value-type="float">
            <text:p>0.3629549</text:p>
          </table:table-cell>
          <table:table-cell office:value-type="float" office:value="0.3795052" calcext:value-type="float">
            <text:p>0.3795052</text:p>
          </table:table-cell>
          <table:table-cell office:value-type="float" office:value="0.3930825" calcext:value-type="float">
            <text:p>0.3930825</text:p>
          </table:table-cell>
          <table:table-cell office:value-type="float" office:value="0.4623759" calcext:value-type="float">
            <text:p>0.4623759</text:p>
          </table:table-cell>
          <table:table-cell office:value-type="float" office:value="0" calcext:value-type="float">
            <text:p>0</text:p>
          </table:table-cell>
          <table:table-cell office:value-type="float" office:value="0.1798749" calcext:value-type="float">
            <text:p>0.1798749</text:p>
          </table:table-cell>
          <table:table-cell office:value-type="float" office:value="0.1024779" calcext:value-type="float">
            <text:p>0.1024779</text:p>
          </table:table-cell>
          <table:table-cell office:value-type="float" office:value="0.01673588" calcext:value-type="float">
            <text:p>0.01673588</text:p>
          </table:table-cell>
          <table:table-cell office:value-type="float" office:value="1.993101E-015" calcext:value-type="float">
            <text:p>1.99310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220887" calcext:value-type="float">
            <text:p>-0.4220887</text:p>
          </table:table-cell>
          <table:table-cell office:value-type="float" office:value="-0.2572787" calcext:value-type="float">
            <text:p>-0.2572787</text:p>
          </table:table-cell>
          <table:table-cell office:value-type="float" office:value="-0.06822572" calcext:value-type="float">
            <text:p>-0.06822572</text:p>
          </table:table-cell>
          <table:table-cell office:value-type="float" office:value="-0.05026916" calcext:value-type="float">
            <text:p>-0.05026916</text:p>
          </table:table-cell>
          <table:table-cell office:value-type="float" office:value="-0.04106372" calcext:value-type="float">
            <text:p>-0.04106372</text:p>
          </table:table-cell>
          <table:table-cell office:value-type="float" office:value="-0.03258327" calcext:value-type="float">
            <text:p>-0.03258327</text:p>
          </table:table-cell>
          <table:table-cell office:value-type="float" office:value="-0.0261529" calcext:value-type="float">
            <text:p>-0.0261529</text:p>
          </table:table-cell>
          <table:table-cell office:value-type="float" office:value="-0.02404094" calcext:value-type="float">
            <text:p>-0.02404094</text:p>
          </table:table-cell>
          <table:table-cell office:value-type="float" office:value="-0.02309208" calcext:value-type="float">
            <text:p>-0.02309208</text:p>
          </table:table-cell>
          <table:table-cell office:value-type="float" office:value="-0.01953588" calcext:value-type="float">
            <text:p>-0.01953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721772" calcext:value-type="float">
            <text:p>-0.6721772</text:p>
          </table:table-cell>
          <table:table-cell office:value-type="float" office:value="0.004249329" calcext:value-type="float">
            <text:p>0.004249329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6443" calcext:value-type="float">
            <text:p>-2.376443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56" calcext:value-type="float">
            <text:p>56</text:p>
          </table:table-cell>
          <table:table-cell office:value-type="float" office:value="25022007" calcext:value-type="float">
            <text:p>25022007</text:p>
          </table:table-cell>
          <table:table-cell office:value-type="float" office:value="59.18199" calcext:value-type="float">
            <text:p>59.18199</text:p>
          </table:table-cell>
          <table:table-cell office:value-type="float" office:value="0.6189764" calcext:value-type="float">
            <text:p>0.6189764</text:p>
          </table:table-cell>
          <table:table-cell office:value-type="float" office:value="0" calcext:value-type="float">
            <text:p>0</text:p>
          </table:table-cell>
          <table:table-cell office:value-type="float" office:value="1102.533" calcext:value-type="float">
            <text:p>1102.533</text:p>
          </table:table-cell>
          <table:table-cell office:value-type="float" office:value="16.12587" calcext:value-type="float">
            <text:p>16.12587</text:p>
          </table:table-cell>
          <table:table-cell office:value-type="float" office:value="168.3044" calcext:value-type="float">
            <text:p>168.3044</text:p>
          </table:table-cell>
          <table:table-cell office:value-type="float" office:value="0.2271139" calcext:value-type="float">
            <text:p>0.2271139</text:p>
          </table:table-cell>
          <table:table-cell office:value-type="float" office:value="0.2391845" calcext:value-type="float">
            <text:p>0.2391845</text:p>
          </table:table-cell>
          <table:table-cell office:value-type="float" office:value="0.2779556" calcext:value-type="float">
            <text:p>0.2779556</text:p>
          </table:table-cell>
          <table:table-cell office:value-type="float" office:value="0.2869165" calcext:value-type="float">
            <text:p>0.2869165</text:p>
          </table:table-cell>
          <table:table-cell office:value-type="float" office:value="0.2941971" calcext:value-type="float">
            <text:p>0.2941971</text:p>
          </table:table-cell>
          <table:table-cell office:value-type="float" office:value="0.2689579" calcext:value-type="float">
            <text:p>0.2689579</text:p>
          </table:table-cell>
          <table:table-cell office:value-type="float" office:value="0.2730999" calcext:value-type="float">
            <text:p>0.2730999</text:p>
          </table:table-cell>
          <table:table-cell office:value-type="float" office:value="0.3618539" calcext:value-type="float">
            <text:p>0.3618539</text:p>
          </table:table-cell>
          <table:table-cell office:value-type="float" office:value="0.3536409" calcext:value-type="float">
            <text:p>0.3536409</text:p>
          </table:table-cell>
          <table:table-cell office:value-type="float" office:value="0.3631353" calcext:value-type="float">
            <text:p>0.3631353</text:p>
          </table:table-cell>
          <table:table-cell office:value-type="float" office:value="0.3796953" calcext:value-type="float">
            <text:p>0.3796953</text:p>
          </table:table-cell>
          <table:table-cell office:value-type="float" office:value="0.3930711" calcext:value-type="float">
            <text:p>0.3930711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0.1666853" calcext:value-type="float">
            <text:p>0.1666853</text:p>
          </table:table-cell>
          <table:table-cell office:value-type="float" office:value="0.09870617" calcext:value-type="float">
            <text:p>0.09870617</text:p>
          </table:table-cell>
          <table:table-cell office:value-type="float" office:value="0.01343391" calcext:value-type="float">
            <text:p>0.01343391</text:p>
          </table:table-cell>
          <table:table-cell office:value-type="float" office:value="1.993101E-015" calcext:value-type="float">
            <text:p>1.99310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033957" calcext:value-type="float">
            <text:p>-0.3033957</text:p>
          </table:table-cell>
          <table:table-cell office:value-type="float" office:value="-0.2035347" calcext:value-type="float">
            <text:p>-0.2035347</text:p>
          </table:table-cell>
          <table:table-cell office:value-type="float" office:value="-0.06391264" calcext:value-type="float">
            <text:p>-0.06391264</text:p>
          </table:table-cell>
          <table:table-cell office:value-type="float" office:value="-0.05004835" calcext:value-type="float">
            <text:p>-0.05004835</text:p>
          </table:table-cell>
          <table:table-cell office:value-type="float" office:value="-0.04126033" calcext:value-type="float">
            <text:p>-0.04126033</text:p>
          </table:table-cell>
          <table:table-cell office:value-type="float" office:value="-0.03324135" calcext:value-type="float">
            <text:p>-0.03324135</text:p>
          </table:table-cell>
          <table:table-cell office:value-type="float" office:value="-0.02755723" calcext:value-type="float">
            <text:p>-0.02755723</text:p>
          </table:table-cell>
          <table:table-cell office:value-type="float" office:value="-0.02464298" calcext:value-type="float">
            <text:p>-0.02464298</text:p>
          </table:table-cell>
          <table:table-cell office:value-type="float" office:value="-0.02295177" calcext:value-type="float">
            <text:p>-0.02295177</text:p>
          </table:table-cell>
          <table:table-cell office:value-type="float" office:value="-0.01937048" calcext:value-type="float">
            <text:p>-0.01937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391094" calcext:value-type="float">
            <text:p>-0.4391094</text:p>
          </table:table-cell>
          <table:table-cell office:value-type="float" office:value="0.004203843" calcext:value-type="float">
            <text:p>0.004203843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8544" calcext:value-type="float">
            <text:p>-2.37854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57" calcext:value-type="float">
            <text:p>57</text:p>
          </table:table-cell>
          <table:table-cell office:value-type="float" office:value="26022007" calcext:value-type="float">
            <text:p>26022007</text:p>
          </table:table-cell>
          <table:table-cell office:value-type="float" office:value="59.49949" calcext:value-type="float">
            <text:p>59.49949</text:p>
          </table:table-cell>
          <table:table-cell office:value-type="float" office:value="0.5823858" calcext:value-type="float">
            <text:p>0.5823858</text:p>
          </table:table-cell>
          <table:table-cell office:value-type="float" office:value="0" calcext:value-type="float">
            <text:p>0</text:p>
          </table:table-cell>
          <table:table-cell office:value-type="float" office:value="1102.722" calcext:value-type="float">
            <text:p>1102.722</text:p>
          </table:table-cell>
          <table:table-cell office:value-type="float" office:value="16.29137" calcext:value-type="float">
            <text:p>16.29137</text:p>
          </table:table-cell>
          <table:table-cell office:value-type="float" office:value="164.4907" calcext:value-type="float">
            <text:p>164.4907</text:p>
          </table:table-cell>
          <table:table-cell office:value-type="float" office:value="0.2337653" calcext:value-type="float">
            <text:p>0.2337653</text:p>
          </table:table-cell>
          <table:table-cell office:value-type="float" office:value="0.2457017" calcext:value-type="float">
            <text:p>0.2457017</text:p>
          </table:table-cell>
          <table:table-cell office:value-type="float" office:value="0.2794294" calcext:value-type="float">
            <text:p>0.2794294</text:p>
          </table:table-cell>
          <table:table-cell office:value-type="float" office:value="0.2874959" calcext:value-type="float">
            <text:p>0.2874959</text:p>
          </table:table-cell>
          <table:table-cell office:value-type="float" office:value="0.2941151" calcext:value-type="float">
            <text:p>0.2941151</text:p>
          </table:table-cell>
          <table:table-cell office:value-type="float" office:value="0.2681838" calcext:value-type="float">
            <text:p>0.2681838</text:p>
          </table:table-cell>
          <table:table-cell office:value-type="float" office:value="0.2720211" calcext:value-type="float">
            <text:p>0.2720211</text:p>
          </table:table-cell>
          <table:table-cell office:value-type="float" office:value="0.361449" calcext:value-type="float">
            <text:p>0.361449</text:p>
          </table:table-cell>
          <table:table-cell office:value-type="float" office:value="0.3537098" calcext:value-type="float">
            <text:p>0.3537098</text:p>
          </table:table-cell>
          <table:table-cell office:value-type="float" office:value="0.3633078" calcext:value-type="float">
            <text:p>0.3633078</text:p>
          </table:table-cell>
          <table:table-cell office:value-type="float" office:value="0.3798668" calcext:value-type="float">
            <text:p>0.3798668</text:p>
          </table:table-cell>
          <table:table-cell office:value-type="float" office:value="0.3930604" calcext:value-type="float">
            <text:p>0.3930604</text:p>
          </table:table-cell>
          <table:table-cell office:value-type="float" office:value="0.4623756" calcext:value-type="float">
            <text:p>0.4623756</text:p>
          </table:table-cell>
          <table:table-cell office:value-type="float" office:value="0" calcext:value-type="float">
            <text:p>0</text:p>
          </table:table-cell>
          <table:table-cell office:value-type="float" office:value="0.1591283" calcext:value-type="float">
            <text:p>0.1591283</text:p>
          </table:table-cell>
          <table:table-cell office:value-type="float" office:value="0.09607333" calcext:value-type="float">
            <text:p>0.09607333</text:p>
          </table:table-cell>
          <table:table-cell office:value-type="float" office:value="0.009108784" calcext:value-type="float">
            <text:p>0.009108784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3371" calcext:value-type="float">
            <text:p>-0.243371</text:p>
          </table:table-cell>
          <table:table-cell office:value-type="float" office:value="-0.1655944" calcext:value-type="float">
            <text:p>-0.1655944</text:p>
          </table:table-cell>
          <table:table-cell office:value-type="float" office:value="-0.06131897" calcext:value-type="float">
            <text:p>-0.06131897</text:p>
          </table:table-cell>
          <table:table-cell office:value-type="float" office:value="-0.04927825" calcext:value-type="float">
            <text:p>-0.04927825</text:p>
          </table:table-cell>
          <table:table-cell office:value-type="float" office:value="-0.04135039" calcext:value-type="float">
            <text:p>-0.04135039</text:p>
          </table:table-cell>
          <table:table-cell office:value-type="float" office:value="-0.03398478" calcext:value-type="float">
            <text:p>-0.03398478</text:p>
          </table:table-cell>
          <table:table-cell office:value-type="float" office:value="-0.02849032" calcext:value-type="float">
            <text:p>-0.02849032</text:p>
          </table:table-cell>
          <table:table-cell office:value-type="float" office:value="-0.02524652" calcext:value-type="float">
            <text:p>-0.02524652</text:p>
          </table:table-cell>
          <table:table-cell office:value-type="float" office:value="-0.02287692" calcext:value-type="float">
            <text:p>-0.02287692</text:p>
          </table:table-cell>
          <table:table-cell office:value-type="float" office:value="-0.01921372" calcext:value-type="float">
            <text:p>-0.01921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491363" calcext:value-type="float">
            <text:p>-0.3491363</text:p>
          </table:table-cell>
          <table:table-cell office:value-type="float" office:value="0.004164259" calcext:value-type="float">
            <text:p>0.004164259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0549" calcext:value-type="float">
            <text:p>-2.38054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58" calcext:value-type="float">
            <text:p>58</text:p>
          </table:table-cell>
          <table:table-cell office:value-type="float" office:value="27022007" calcext:value-type="float">
            <text:p>27022007</text:p>
          </table:table-cell>
          <table:table-cell office:value-type="float" office:value="60.95198" calcext:value-type="float">
            <text:p>60.95198</text:p>
          </table:table-cell>
          <table:table-cell office:value-type="float" office:value="0.6877605" calcext:value-type="float">
            <text:p>0.6877605</text:p>
          </table:table-cell>
          <table:table-cell office:value-type="float" office:value="0" calcext:value-type="float">
            <text:p>0</text:p>
          </table:table-cell>
          <table:table-cell office:value-type="float" office:value="1103.875" calcext:value-type="float">
            <text:p>1103.875</text:p>
          </table:table-cell>
          <table:table-cell office:value-type="float" office:value="16.48603" calcext:value-type="float">
            <text:p>16.48603</text:p>
          </table:table-cell>
          <table:table-cell office:value-type="float" office:value="173.2842" calcext:value-type="float">
            <text:p>173.2842</text:p>
          </table:table-cell>
          <table:table-cell office:value-type="float" office:value="0.2328012" calcext:value-type="float">
            <text:p>0.2328012</text:p>
          </table:table-cell>
          <table:table-cell office:value-type="float" office:value="0.2509037" calcext:value-type="float">
            <text:p>0.2509037</text:p>
          </table:table-cell>
          <table:table-cell office:value-type="float" office:value="0.2808662" calcext:value-type="float">
            <text:p>0.2808662</text:p>
          </table:table-cell>
          <table:table-cell office:value-type="float" office:value="0.2881417" calcext:value-type="float">
            <text:p>0.2881417</text:p>
          </table:table-cell>
          <table:table-cell office:value-type="float" office:value="0.294144" calcext:value-type="float">
            <text:p>0.294144</text:p>
          </table:table-cell>
          <table:table-cell office:value-type="float" office:value="0.2675693" calcext:value-type="float">
            <text:p>0.2675693</text:p>
          </table:table-cell>
          <table:table-cell office:value-type="float" office:value="0.2711779" calcext:value-type="float">
            <text:p>0.2711779</text:p>
          </table:table-cell>
          <table:table-cell office:value-type="float" office:value="0.3610739" calcext:value-type="float">
            <text:p>0.3610739</text:p>
          </table:table-cell>
          <table:table-cell office:value-type="float" office:value="0.353729" calcext:value-type="float">
            <text:p>0.353729</text:p>
          </table:table-cell>
          <table:table-cell office:value-type="float" office:value="0.3634701" calcext:value-type="float">
            <text:p>0.3634701</text:p>
          </table:table-cell>
          <table:table-cell office:value-type="float" office:value="0.3800222" calcext:value-type="float">
            <text:p>0.3800222</text:p>
          </table:table-cell>
          <table:table-cell office:value-type="float" office:value="0.3930494" calcext:value-type="float">
            <text:p>0.3930494</text:p>
          </table:table-cell>
          <table:table-cell office:value-type="float" office:value="0.4623738" calcext:value-type="float">
            <text:p>0.4623738</text:p>
          </table:table-cell>
          <table:table-cell office:value-type="float" office:value="0" calcext:value-type="float">
            <text:p>0</text:p>
          </table:table-cell>
          <table:table-cell office:value-type="float" office:value="0.1591676" calcext:value-type="float">
            <text:p>0.1591676</text:p>
          </table:table-cell>
          <table:table-cell office:value-type="float" office:value="0.09455342" calcext:value-type="float">
            <text:p>0.09455342</text:p>
          </table:table-cell>
          <table:table-cell office:value-type="float" office:value="0.004017513" calcext:value-type="float">
            <text:p>0.004017513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69371" calcext:value-type="float">
            <text:p>-0.2469371</text:p>
          </table:table-cell>
          <table:table-cell office:value-type="float" office:value="-0.140326" calcext:value-type="float">
            <text:p>-0.140326</text:p>
          </table:table-cell>
          <table:table-cell office:value-type="float" office:value="-0.05895502" calcext:value-type="float">
            <text:p>-0.05895502</text:p>
          </table:table-cell>
          <table:table-cell office:value-type="float" office:value="-0.04843446" calcext:value-type="float">
            <text:p>-0.04843446</text:p>
          </table:table-cell>
          <table:table-cell office:value-type="float" office:value="-0.04132027" calcext:value-type="float">
            <text:p>-0.04132027</text:p>
          </table:table-cell>
          <table:table-cell office:value-type="float" office:value="-0.03458871" calcext:value-type="float">
            <text:p>-0.03458871</text:p>
          </table:table-cell>
          <table:table-cell office:value-type="float" office:value="-0.02924091" calcext:value-type="float">
            <text:p>-0.02924091</text:p>
          </table:table-cell>
          <table:table-cell office:value-type="float" office:value="-0.02581991" calcext:value-type="float">
            <text:p>-0.02581991</text:p>
          </table:table-cell>
          <table:table-cell office:value-type="float" office:value="-0.02285576" calcext:value-type="float">
            <text:p>-0.02285576</text:p>
          </table:table-cell>
          <table:table-cell office:value-type="float" office:value="-0.01906737" calcext:value-type="float">
            <text:p>-0.0190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418606" calcext:value-type="float">
            <text:p>-0.3418606</text:p>
          </table:table-cell>
          <table:table-cell office:value-type="float" office:value="0.004130468" calcext:value-type="float">
            <text:p>0.004130468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2471" calcext:value-type="float">
            <text:p>-2.38247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59" calcext:value-type="float">
            <text:p>59</text:p>
          </table:table-cell>
          <table:table-cell office:value-type="float" office:value="28022007" calcext:value-type="float">
            <text:p>28022007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0.7452227" calcext:value-type="float">
            <text:p>0.7452227</text:p>
          </table:table-cell>
          <table:table-cell office:value-type="float" office:value="0" calcext:value-type="float">
            <text:p>0</text:p>
          </table:table-cell>
          <table:table-cell office:value-type="float" office:value="1105.065" calcext:value-type="float">
            <text:p>1105.065</text:p>
          </table:table-cell>
          <table:table-cell office:value-type="float" office:value="16.73787" calcext:value-type="float">
            <text:p>16.73787</text:p>
          </table:table-cell>
          <table:table-cell office:value-type="float" office:value="179.6728" calcext:value-type="float">
            <text:p>179.6728</text:p>
          </table:table-cell>
          <table:table-cell office:value-type="float" office:value="0.2154013" calcext:value-type="float">
            <text:p>0.2154013</text:p>
          </table:table-cell>
          <table:table-cell office:value-type="float" office:value="0.2446875" calcext:value-type="float">
            <text:p>0.2446875</text:p>
          </table:table-cell>
          <table:table-cell office:value-type="float" office:value="0.2803325" calcext:value-type="float">
            <text:p>0.2803325</text:p>
          </table:table-cell>
          <table:table-cell office:value-type="float" office:value="0.2884575" calcext:value-type="float">
            <text:p>0.2884575</text:p>
          </table:table-cell>
          <table:table-cell office:value-type="float" office:value="0.2940004" calcext:value-type="float">
            <text:p>0.2940004</text:p>
          </table:table-cell>
          <table:table-cell office:value-type="float" office:value="0.2671094" calcext:value-type="float">
            <text:p>0.2671094</text:p>
          </table:table-cell>
          <table:table-cell office:value-type="float" office:value="0.2705591" calcext:value-type="float">
            <text:p>0.2705591</text:p>
          </table:table-cell>
          <table:table-cell office:value-type="float" office:value="0.3607388" calcext:value-type="float">
            <text:p>0.3607388</text:p>
          </table:table-cell>
          <table:table-cell office:value-type="float" office:value="0.3537087" calcext:value-type="float">
            <text:p>0.3537087</text:p>
          </table:table-cell>
          <table:table-cell office:value-type="float" office:value="0.3636207" calcext:value-type="float">
            <text:p>0.3636207</text:p>
          </table:table-cell>
          <table:table-cell office:value-type="float" office:value="0.3801634" calcext:value-type="float">
            <text:p>0.3801634</text:p>
          </table:table-cell>
          <table:table-cell office:value-type="float" office:value="0.3930353" calcext:value-type="float">
            <text:p>0.3930353</text:p>
          </table:table-cell>
          <table:table-cell office:value-type="float" office:value="0.4623743" calcext:value-type="float">
            <text:p>0.4623743</text:p>
          </table:table-cell>
          <table:table-cell office:value-type="float" office:value="0" calcext:value-type="float">
            <text:p>0</text:p>
          </table:table-cell>
          <table:table-cell office:value-type="float" office:value="0.1881341" calcext:value-type="float">
            <text:p>0.1881341</text:p>
          </table:table-cell>
          <table:table-cell office:value-type="float" office:value="0.1017444" calcext:value-type="float">
            <text:p>0.1017444</text:p>
          </table:table-cell>
          <table:table-cell office:value-type="float" office:value="0.0005079837" calcext:value-type="float">
            <text:p>0.0005079837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525795" calcext:value-type="float">
            <text:p>-0.4525795</text:p>
          </table:table-cell>
          <table:table-cell office:value-type="float" office:value="-0.170154" calcext:value-type="float">
            <text:p>-0.170154</text:p>
          </table:table-cell>
          <table:table-cell office:value-type="float" office:value="-0.05982136" calcext:value-type="float">
            <text:p>-0.05982136</text:p>
          </table:table-cell>
          <table:table-cell office:value-type="float" office:value="-0.04801789" calcext:value-type="float">
            <text:p>-0.04801789</text:p>
          </table:table-cell>
          <table:table-cell office:value-type="float" office:value="-0.04146408" calcext:value-type="float">
            <text:p>-0.04146408</text:p>
          </table:table-cell>
          <table:table-cell office:value-type="float" office:value="-0.03504908" calcext:value-type="float">
            <text:p>-0.03504908</text:p>
          </table:table-cell>
          <table:table-cell office:value-type="float" office:value="-0.02981444" calcext:value-type="float">
            <text:p>-0.02981444</text:p>
          </table:table-cell>
          <table:table-cell office:value-type="float" office:value="-0.0263439" calcext:value-type="float">
            <text:p>-0.0263439</text:p>
          </table:table-cell>
          <table:table-cell office:value-type="float" office:value="-0.0228772" calcext:value-type="float">
            <text:p>-0.0228772</text:p>
          </table:table-cell>
          <table:table-cell office:value-type="float" office:value="-0.0189326" calcext:value-type="float">
            <text:p>-0.0189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455535" calcext:value-type="float">
            <text:p>-0.9455535</text:p>
          </table:table-cell>
          <table:table-cell office:value-type="float" office:value="0.004161333" calcext:value-type="float">
            <text:p>0.004161333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4796" calcext:value-type="float">
            <text:p>-2.38479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60" calcext:value-type="float">
            <text:p>60</text:p>
          </table:table-cell>
          <table:table-cell office:value-type="float" office:value="1032007" calcext:value-type="float">
            <text:p>1032007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0.7882209" calcext:value-type="float">
            <text:p>0.7882209</text:p>
          </table:table-cell>
          <table:table-cell office:value-type="float" office:value="0" calcext:value-type="float">
            <text:p>0</text:p>
          </table:table-cell>
          <table:table-cell office:value-type="float" office:value="1104.57" calcext:value-type="float">
            <text:p>1104.57</text:p>
          </table:table-cell>
          <table:table-cell office:value-type="float" office:value="17.19031" calcext:value-type="float">
            <text:p>17.19031</text:p>
          </table:table-cell>
          <table:table-cell office:value-type="float" office:value="170.8986" calcext:value-type="float">
            <text:p>170.8986</text:p>
          </table:table-cell>
          <table:table-cell office:value-type="float" office:value="0.2309289" calcext:value-type="float">
            <text:p>0.2309289</text:p>
          </table:table-cell>
          <table:table-cell office:value-type="float" office:value="0.2463279" calcext:value-type="float">
            <text:p>0.2463279</text:p>
          </table:table-cell>
          <table:table-cell office:value-type="float" office:value="0.2782722" calcext:value-type="float">
            <text:p>0.2782722</text:p>
          </table:table-cell>
          <table:table-cell office:value-type="float" office:value="0.2879244" calcext:value-type="float">
            <text:p>0.2879244</text:p>
          </table:table-cell>
          <table:table-cell office:value-type="float" office:value="0.2933633" calcext:value-type="float">
            <text:p>0.2933633</text:p>
          </table:table-cell>
          <table:table-cell office:value-type="float" office:value="0.2668597" calcext:value-type="float">
            <text:p>0.2668597</text:p>
          </table:table-cell>
          <table:table-cell office:value-type="float" office:value="0.272391" calcext:value-type="float">
            <text:p>0.272391</text:p>
          </table:table-cell>
          <table:table-cell office:value-type="float" office:value="0.3605937" calcext:value-type="float">
            <text:p>0.3605937</text:p>
          </table:table-cell>
          <table:table-cell office:value-type="float" office:value="0.353663" calcext:value-type="float">
            <text:p>0.353663</text:p>
          </table:table-cell>
          <table:table-cell office:value-type="float" office:value="0.3637584" calcext:value-type="float">
            <text:p>0.3637584</text:p>
          </table:table-cell>
          <table:table-cell office:value-type="float" office:value="0.3802913" calcext:value-type="float">
            <text:p>0.3802913</text:p>
          </table:table-cell>
          <table:table-cell office:value-type="float" office:value="0.3930177" calcext:value-type="float">
            <text:p>0.3930177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0.189613" calcext:value-type="float">
            <text:p>0.189613</text:p>
          </table:table-cell>
          <table:table-cell office:value-type="float" office:value="0.1027191" calcext:value-type="float">
            <text:p>0.1027191</text:p>
          </table:table-cell>
          <table:table-cell office:value-type="float" office:value="1.963641E-015" calcext:value-type="float">
            <text:p>1.963641E-15</text:p>
          </table:table-cell>
          <table:table-cell office:value-type="float" office:value="1.993101E-015" calcext:value-type="float">
            <text:p>1.99310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46947" calcext:value-type="float">
            <text:p>-0.2646947</text:p>
          </table:table-cell>
          <table:table-cell office:value-type="float" office:value="-0.1624536" calcext:value-type="float">
            <text:p>-0.1624536</text:p>
          </table:table-cell>
          <table:table-cell office:value-type="float" office:value="-0.06324908" calcext:value-type="float">
            <text:p>-0.06324908</text:p>
          </table:table-cell>
          <table:table-cell office:value-type="float" office:value="-0.0486945" calcext:value-type="float">
            <text:p>-0.0486945</text:p>
          </table:table-cell>
          <table:table-cell office:value-type="float" office:value="-0.04216697" calcext:value-type="float">
            <text:p>-0.04216697</text:p>
          </table:table-cell>
          <table:table-cell office:value-type="float" office:value="-0.03530502" calcext:value-type="float">
            <text:p>-0.03530502</text:p>
          </table:table-cell>
          <table:table-cell office:value-type="float" office:value="-0.02816056" calcext:value-type="float">
            <text:p>-0.02816056</text:p>
          </table:table-cell>
          <table:table-cell office:value-type="float" office:value="-0.02658045" calcext:value-type="float">
            <text:p>-0.02658045</text:p>
          </table:table-cell>
          <table:table-cell office:value-type="float" office:value="-0.02292644" calcext:value-type="float">
            <text:p>-0.02292644</text:p>
          </table:table-cell>
          <table:table-cell office:value-type="float" office:value="-0.01881032" calcext:value-type="float">
            <text:p>-0.01881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221303" calcext:value-type="float">
            <text:p>-0.6221303</text:p>
          </table:table-cell>
          <table:table-cell office:value-type="float" office:value="0.004167879" calcext:value-type="float">
            <text:p>0.004167879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6717" calcext:value-type="float">
            <text:p>-2.38671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61" calcext:value-type="float">
            <text:p>61</text:p>
          </table:table-cell>
          <table:table-cell office:value-type="float" office:value="2032007" calcext:value-type="float">
            <text:p>2032007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0.7168817" calcext:value-type="float">
            <text:p>0.7168817</text:p>
          </table:table-cell>
          <table:table-cell office:value-type="float" office:value="0" calcext:value-type="float">
            <text:p>0</text:p>
          </table:table-cell>
          <table:table-cell office:value-type="float" office:value="1104.002" calcext:value-type="float">
            <text:p>1104.002</text:p>
          </table:table-cell>
          <table:table-cell office:value-type="float" office:value="17.82936" calcext:value-type="float">
            <text:p>17.82936</text:p>
          </table:table-cell>
          <table:table-cell office:value-type="float" office:value="158.6426" calcext:value-type="float">
            <text:p>158.6426</text:p>
          </table:table-cell>
          <table:table-cell office:value-type="float" office:value="0.2464963" calcext:value-type="float">
            <text:p>0.2464963</text:p>
          </table:table-cell>
          <table:table-cell office:value-type="float" office:value="0.2612575" calcext:value-type="float">
            <text:p>0.2612575</text:p>
          </table:table-cell>
          <table:table-cell office:value-type="float" office:value="0.2766872" calcext:value-type="float">
            <text:p>0.2766872</text:p>
          </table:table-cell>
          <table:table-cell office:value-type="float" office:value="0.2868938" calcext:value-type="float">
            <text:p>0.2868938</text:p>
          </table:table-cell>
          <table:table-cell office:value-type="float" office:value="0.2932896" calcext:value-type="float">
            <text:p>0.2932896</text:p>
          </table:table-cell>
          <table:table-cell office:value-type="float" office:value="0.2685698" calcext:value-type="float">
            <text:p>0.2685698</text:p>
          </table:table-cell>
          <table:table-cell office:value-type="float" office:value="0.2905098" calcext:value-type="float">
            <text:p>0.2905098</text:p>
          </table:table-cell>
          <table:table-cell office:value-type="float" office:value="0.3618769" calcext:value-type="float">
            <text:p>0.3618769</text:p>
          </table:table-cell>
          <table:table-cell office:value-type="float" office:value="0.3536614" calcext:value-type="float">
            <text:p>0.3536614</text:p>
          </table:table-cell>
          <table:table-cell office:value-type="float" office:value="0.363884" calcext:value-type="float">
            <text:p>0.363884</text:p>
          </table:table-cell>
          <table:table-cell office:value-type="float" office:value="0.3804069" calcext:value-type="float">
            <text:p>0.3804069</text:p>
          </table:table-cell>
          <table:table-cell office:value-type="float" office:value="0.3929996" calcext:value-type="float">
            <text:p>0.3929996</text:p>
          </table:table-cell>
          <table:table-cell office:value-type="float" office:value="0.4623759" calcext:value-type="float">
            <text:p>0.4623759</text:p>
          </table:table-cell>
          <table:table-cell office:value-type="float" office:value="0" calcext:value-type="float">
            <text:p>0</text:p>
          </table:table-cell>
          <table:table-cell office:value-type="float" office:value="0.1780417" calcext:value-type="float">
            <text:p>0.1780417</text:p>
          </table:table-cell>
          <table:table-cell office:value-type="float" office:value="0.09474483" calcext:value-type="float">
            <text:p>0.09474483</text:p>
          </table:table-cell>
          <table:table-cell office:value-type="float" office:value="1.963629E-015" calcext:value-type="float">
            <text:p>1.963629E-15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85541" calcext:value-type="float">
            <text:p>-0.1585541</text:p>
          </table:table-cell>
          <table:table-cell office:value-type="float" office:value="-0.1030849" calcext:value-type="float">
            <text:p>-0.1030849</text:p>
          </table:table-cell>
          <table:table-cell office:value-type="float" office:value="-0.06614435" calcext:value-type="float">
            <text:p>-0.06614435</text:p>
          </table:table-cell>
          <table:table-cell office:value-type="float" office:value="-0.05006066" calcext:value-type="float">
            <text:p>-0.05006066</text:p>
          </table:table-cell>
          <table:table-cell office:value-type="float" office:value="-0.04227201" calcext:value-type="float">
            <text:p>-0.04227201</text:p>
          </table:table-cell>
          <table:table-cell office:value-type="float" office:value="-0.03366155" calcext:value-type="float">
            <text:p>-0.03366155</text:p>
          </table:table-cell>
          <table:table-cell office:value-type="float" office:value="-0.01634422" calcext:value-type="float">
            <text:p>-0.01634422</text:p>
          </table:table-cell>
          <table:table-cell office:value-type="float" office:value="-0.02465804" calcext:value-type="float">
            <text:p>-0.02465804</text:p>
          </table:table-cell>
          <table:table-cell office:value-type="float" office:value="-0.02293012" calcext:value-type="float">
            <text:p>-0.02293012</text:p>
          </table:table-cell>
          <table:table-cell office:value-type="float" office:value="-0.01869943" calcext:value-type="float">
            <text:p>-0.01869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16477" calcext:value-type="float">
            <text:p>-0.3316477</text:p>
          </table:table-cell>
          <table:table-cell office:value-type="float" office:value="0.004132355" calcext:value-type="float">
            <text:p>0.004132355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8181" calcext:value-type="float">
            <text:p>-2.38818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62" calcext:value-type="float">
            <text:p>62</text:p>
          </table:table-cell>
          <table:table-cell office:value-type="float" office:value="3032007" calcext:value-type="float">
            <text:p>3032007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0.5712896" calcext:value-type="float">
            <text:p>0.5712896</text:p>
          </table:table-cell>
          <table:table-cell office:value-type="float" office:value="0" calcext:value-type="float">
            <text:p>0</text:p>
          </table:table-cell>
          <table:table-cell office:value-type="float" office:value="1103.405" calcext:value-type="float">
            <text:p>1103.405</text:p>
          </table:table-cell>
          <table:table-cell office:value-type="float" office:value="18.57244" calcext:value-type="float">
            <text:p>18.57244</text:p>
          </table:table-cell>
          <table:table-cell office:value-type="float" office:value="139.0933" calcext:value-type="float">
            <text:p>139.0933</text:p>
          </table:table-cell>
          <table:table-cell office:value-type="float" office:value="0.2566063" calcext:value-type="float">
            <text:p>0.2566063</text:p>
          </table:table-cell>
          <table:table-cell office:value-type="float" office:value="0.2749991" calcext:value-type="float">
            <text:p>0.2749991</text:p>
          </table:table-cell>
          <table:table-cell office:value-type="float" office:value="0.2779551" calcext:value-type="float">
            <text:p>0.2779551</text:p>
          </table:table-cell>
          <table:table-cell office:value-type="float" office:value="0.2870415" calcext:value-type="float">
            <text:p>0.2870415</text:p>
          </table:table-cell>
          <table:table-cell office:value-type="float" office:value="0.2955369" calcext:value-type="float">
            <text:p>0.2955369</text:p>
          </table:table-cell>
          <table:table-cell office:value-type="float" office:value="0.2742011" calcext:value-type="float">
            <text:p>0.2742011</text:p>
          </table:table-cell>
          <table:table-cell office:value-type="float" office:value="0.3264572" calcext:value-type="float">
            <text:p>0.3264572</text:p>
          </table:table-cell>
          <table:table-cell office:value-type="float" office:value="0.3658632" calcext:value-type="float">
            <text:p>0.3658632</text:p>
          </table:table-cell>
          <table:table-cell office:value-type="float" office:value="0.3539597" calcext:value-type="float">
            <text:p>0.3539597</text:p>
          </table:table-cell>
          <table:table-cell office:value-type="float" office:value="0.3640072" calcext:value-type="float">
            <text:p>0.3640072</text:p>
          </table:table-cell>
          <table:table-cell office:value-type="float" office:value="0.3805118" calcext:value-type="float">
            <text:p>0.3805118</text:p>
          </table:table-cell>
          <table:table-cell office:value-type="float" office:value="0.3929818" calcext:value-type="float">
            <text:p>0.3929818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0.1714762" calcext:value-type="float">
            <text:p>0.1714762</text:p>
          </table:table-cell>
          <table:table-cell office:value-type="float" office:value="0.08690173" calcext:value-type="float">
            <text:p>0.08690173</text:p>
          </table:table-cell>
          <table:table-cell office:value-type="float" office:value="1.963619E-015" calcext:value-type="float">
            <text:p>1.963619E-15</text:p>
          </table:table-cell>
          <table:table-cell office:value-type="float" office:value="1.993101E-015" calcext:value-type="float">
            <text:p>1.99310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65322" calcext:value-type="float">
            <text:p>-0.1165322</text:p>
          </table:table-cell>
          <table:table-cell office:value-type="float" office:value="-0.06925867" calcext:value-type="float">
            <text:p>-0.06925867</text:p>
          </table:table-cell>
          <table:table-cell office:value-type="float" office:value="-0.06392109" calcext:value-type="float">
            <text:p>-0.06392109</text:p>
          </table:table-cell>
          <table:table-cell office:value-type="float" office:value="-0.04989785" calcext:value-type="float">
            <text:p>-0.04989785</text:p>
          </table:table-cell>
          <table:table-cell office:value-type="float" office:value="-0.03990319" calcext:value-type="float">
            <text:p>-0.03990319</text:p>
          </table:table-cell>
          <table:table-cell office:value-type="float" office:value="-0.02881068" calcext:value-type="float">
            <text:p>-0.02881068</text:p>
          </table:table-cell>
          <table:table-cell office:value-type="float" office:value="-0.006117242" calcext:value-type="float">
            <text:p>-0.006117242</text:p>
          </table:table-cell>
          <table:table-cell office:value-type="float" office:value="-0.01950873" calcext:value-type="float">
            <text:p>-0.01950873</text:p>
          </table:table-cell>
          <table:table-cell office:value-type="float" office:value="-0.02261594" calcext:value-type="float">
            <text:p>-0.02261594</text:p>
          </table:table-cell>
          <table:table-cell office:value-type="float" office:value="-0.0185914" calcext:value-type="float">
            <text:p>-0.0185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74888" calcext:value-type="float">
            <text:p>-0.2474888</text:p>
          </table:table-cell>
          <table:table-cell office:value-type="float" office:value="0.004096068" calcext:value-type="float">
            <text:p>0.004096068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9605" calcext:value-type="float">
            <text:p>-2.38960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63" calcext:value-type="float">
            <text:p>63</text:p>
          </table:table-cell>
          <table:table-cell office:value-type="float" office:value="4032007" calcext:value-type="float">
            <text:p>4032007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0.5378072" calcext:value-type="float">
            <text:p>0.5378072</text:p>
          </table:table-cell>
          <table:table-cell office:value-type="float" office:value="0" calcext:value-type="float">
            <text:p>0</text:p>
          </table:table-cell>
          <table:table-cell office:value-type="float" office:value="1102.621" calcext:value-type="float">
            <text:p>1102.621</text:p>
          </table:table-cell>
          <table:table-cell office:value-type="float" office:value="19.38948" calcext:value-type="float">
            <text:p>19.38948</text:p>
          </table:table-cell>
          <table:table-cell office:value-type="float" office:value="125.5429" calcext:value-type="float">
            <text:p>125.5429</text:p>
          </table:table-cell>
          <table:table-cell office:value-type="float" office:value="0.258669" calcext:value-type="float">
            <text:p>0.258669</text:p>
          </table:table-cell>
          <table:table-cell office:value-type="float" office:value="0.2793507" calcext:value-type="float">
            <text:p>0.2793507</text:p>
          </table:table-cell>
          <table:table-cell office:value-type="float" office:value="0.2810537" calcext:value-type="float">
            <text:p>0.2810537</text:p>
          </table:table-cell>
          <table:table-cell office:value-type="float" office:value="0.2904573" calcext:value-type="float">
            <text:p>0.2904573</text:p>
          </table:table-cell>
          <table:table-cell office:value-type="float" office:value="0.3018773" calcext:value-type="float">
            <text:p>0.3018773</text:p>
          </table:table-cell>
          <table:table-cell office:value-type="float" office:value="0.2830648" calcext:value-type="float">
            <text:p>0.2830648</text:p>
          </table:table-cell>
          <table:table-cell office:value-type="float" office:value="0.323837" calcext:value-type="float">
            <text:p>0.323837</text:p>
          </table:table-cell>
          <table:table-cell office:value-type="float" office:value="0.3711879" calcext:value-type="float">
            <text:p>0.3711879</text:p>
          </table:table-cell>
          <table:table-cell office:value-type="float" office:value="0.354787" calcext:value-type="float">
            <text:p>0.354787</text:p>
          </table:table-cell>
          <table:table-cell office:value-type="float" office:value="0.3641508" calcext:value-type="float">
            <text:p>0.3641508</text:p>
          </table:table-cell>
          <table:table-cell office:value-type="float" office:value="0.3806085" calcext:value-type="float">
            <text:p>0.3806085</text:p>
          </table:table-cell>
          <table:table-cell office:value-type="float" office:value="0.3929638" calcext:value-type="float">
            <text:p>0.3929638</text:p>
          </table:table-cell>
          <table:table-cell office:value-type="float" office:value="0.4623759" calcext:value-type="float">
            <text:p>0.4623759</text:p>
          </table:table-cell>
          <table:table-cell office:value-type="float" office:value="0" calcext:value-type="float">
            <text:p>0</text:p>
          </table:table-cell>
          <table:table-cell office:value-type="float" office:value="0.1652539" calcext:value-type="float">
            <text:p>0.1652539</text:p>
          </table:table-cell>
          <table:table-cell office:value-type="float" office:value="0.07918272" calcext:value-type="float">
            <text:p>0.07918272</text:p>
          </table:table-cell>
          <table:table-cell office:value-type="float" office:value="1.963609E-015" calcext:value-type="float">
            <text:p>1.963609E-15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01518" calcext:value-type="float">
            <text:p>-0.1101518</text:p>
          </table:table-cell>
          <table:table-cell office:value-type="float" office:value="-0.06123952" calcext:value-type="float">
            <text:p>-0.06123952</text:p>
          </table:table-cell>
          <table:table-cell office:value-type="float" office:value="-0.05870555" calcext:value-type="float">
            <text:p>-0.05870555</text:p>
          </table:table-cell>
          <table:table-cell office:value-type="float" office:value="-0.04560517" calcext:value-type="float">
            <text:p>-0.04560517</text:p>
          </table:table-cell>
          <table:table-cell office:value-type="float" office:value="-0.03392229" calcext:value-type="float">
            <text:p>-0.03392229</text:p>
          </table:table-cell>
          <table:table-cell office:value-type="float" office:value="-0.02265287" calcext:value-type="float">
            <text:p>-0.02265287</text:p>
          </table:table-cell>
          <table:table-cell office:value-type="float" office:value="-0.006544049" calcext:value-type="float">
            <text:p>-0.006544049</text:p>
          </table:table-cell>
          <table:table-cell office:value-type="float" office:value="-0.01426004" calcext:value-type="float">
            <text:p>-0.01426004</text:p>
          </table:table-cell>
          <table:table-cell office:value-type="float" office:value="-0.02175972" calcext:value-type="float">
            <text:p>-0.02175972</text:p>
          </table:table-cell>
          <table:table-cell office:value-type="float" office:value="-0.01846677" calcext:value-type="float">
            <text:p>-0.01846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81195" calcext:value-type="float">
            <text:p>-0.2081195</text:p>
          </table:table-cell>
          <table:table-cell office:value-type="float" office:value="0.004055474" calcext:value-type="float">
            <text:p>0.004055474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095" calcext:value-type="float">
            <text:p>-2.3909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64" calcext:value-type="float">
            <text:p>64</text:p>
          </table:table-cell>
          <table:table-cell office:value-type="float" office:value="5032007" calcext:value-type="float">
            <text:p>5032007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0.5500893" calcext:value-type="float">
            <text:p>0.5500893</text:p>
          </table:table-cell>
          <table:table-cell office:value-type="float" office:value="0" calcext:value-type="float">
            <text:p>0</text:p>
          </table:table-cell>
          <table:table-cell office:value-type="float" office:value="1101.793" calcext:value-type="float">
            <text:p>1101.793</text:p>
          </table:table-cell>
          <table:table-cell office:value-type="float" office:value="20.20438" calcext:value-type="float">
            <text:p>20.20438</text:p>
          </table:table-cell>
          <table:table-cell office:value-type="float" office:value="116.9832" calcext:value-type="float">
            <text:p>116.9832</text:p>
          </table:table-cell>
          <table:table-cell office:value-type="float" office:value="0.2605857" calcext:value-type="float">
            <text:p>0.2605857</text:p>
          </table:table-cell>
          <table:table-cell office:value-type="float" office:value="0.2799315" calcext:value-type="float">
            <text:p>0.2799315</text:p>
          </table:table-cell>
          <table:table-cell office:value-type="float" office:value="0.2847572" calcext:value-type="float">
            <text:p>0.2847572</text:p>
          </table:table-cell>
          <table:table-cell office:value-type="float" office:value="0.2958757" calcext:value-type="float">
            <text:p>0.2958757</text:p>
          </table:table-cell>
          <table:table-cell office:value-type="float" office:value="0.310506" calcext:value-type="float">
            <text:p>0.310506</text:p>
          </table:table-cell>
          <table:table-cell office:value-type="float" office:value="0.2889796" calcext:value-type="float">
            <text:p>0.2889796</text:p>
          </table:table-cell>
          <table:table-cell office:value-type="float" office:value="0.3091821" calcext:value-type="float">
            <text:p>0.3091821</text:p>
          </table:table-cell>
          <table:table-cell office:value-type="float" office:value="0.3739116" calcext:value-type="float">
            <text:p>0.3739116</text:p>
          </table:table-cell>
          <table:table-cell office:value-type="float" office:value="0.3558857" calcext:value-type="float">
            <text:p>0.3558857</text:p>
          </table:table-cell>
          <table:table-cell office:value-type="float" office:value="0.3643544" calcext:value-type="float">
            <text:p>0.3643544</text:p>
          </table:table-cell>
          <table:table-cell office:value-type="float" office:value="0.3806768" calcext:value-type="float">
            <text:p>0.3806768</text:p>
          </table:table-cell>
          <table:table-cell office:value-type="float" office:value="0.3929459" calcext:value-type="float">
            <text:p>0.3929459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0.1584811" calcext:value-type="float">
            <text:p>0.1584811</text:p>
          </table:table-cell>
          <table:table-cell office:value-type="float" office:value="0.07138649" calcext:value-type="float">
            <text:p>0.07138649</text:p>
          </table:table-cell>
          <table:table-cell office:value-type="float" office:value="1.963598E-015" calcext:value-type="float">
            <text:p>1.963598E-15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43895" calcext:value-type="float">
            <text:p>-0.1043895</text:p>
          </table:table-cell>
          <table:table-cell office:value-type="float" office:value="-0.06034715" calcext:value-type="float">
            <text:p>-0.06034715</text:p>
          </table:table-cell>
          <table:table-cell office:value-type="float" office:value="-0.05308495" calcext:value-type="float">
            <text:p>-0.05308495</text:p>
          </table:table-cell>
          <table:table-cell office:value-type="float" office:value="-0.03957245" calcext:value-type="float">
            <text:p>-0.03957245</text:p>
          </table:table-cell>
          <table:table-cell office:value-type="float" office:value="-0.02836918" calcext:value-type="float">
            <text:p>-0.02836918</text:p>
          </table:table-cell>
          <table:table-cell office:value-type="float" office:value="-0.0193447" calcext:value-type="float">
            <text:p>-0.0193447</text:p>
          </table:table-cell>
          <table:table-cell office:value-type="float" office:value="-0.009678998" calcext:value-type="float">
            <text:p>-0.009678998</text:p>
          </table:table-cell>
          <table:table-cell office:value-type="float" office:value="-0.01215344" calcext:value-type="float">
            <text:p>-0.01215344</text:p>
          </table:table-cell>
          <table:table-cell office:value-type="float" office:value="-0.02067039" calcext:value-type="float">
            <text:p>-0.02067039</text:p>
          </table:table-cell>
          <table:table-cell office:value-type="float" office:value="-0.01829171" calcext:value-type="float">
            <text:p>-0.01829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68521" calcext:value-type="float">
            <text:p>-0.1868521</text:p>
          </table:table-cell>
          <table:table-cell office:value-type="float" office:value="0.004009201" calcext:value-type="float">
            <text:p>0.004009201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2213" calcext:value-type="float">
            <text:p>-2.392213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65" calcext:value-type="float">
            <text:p>65</text:p>
          </table:table-cell>
          <table:table-cell office:value-type="float" office:value="6032007" calcext:value-type="float">
            <text:p>6032007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0.5726087" calcext:value-type="float">
            <text:p>0.5726087</text:p>
          </table:table-cell>
          <table:table-cell office:value-type="float" office:value="0" calcext:value-type="float">
            <text:p>0</text:p>
          </table:table-cell>
          <table:table-cell office:value-type="float" office:value="1100.956" calcext:value-type="float">
            <text:p>1100.956</text:p>
          </table:table-cell>
          <table:table-cell office:value-type="float" office:value="21.01878" calcext:value-type="float">
            <text:p>21.01878</text:p>
          </table:table-cell>
          <table:table-cell office:value-type="float" office:value="108.9276" calcext:value-type="float">
            <text:p>108.9276</text:p>
          </table:table-cell>
          <table:table-cell office:value-type="float" office:value="0.2632611" calcext:value-type="float">
            <text:p>0.2632611</text:p>
          </table:table-cell>
          <table:table-cell office:value-type="float" office:value="0.2810306" calcext:value-type="float">
            <text:p>0.2810306</text:p>
          </table:table-cell>
          <table:table-cell office:value-type="float" office:value="0.2885226" calcext:value-type="float">
            <text:p>0.2885226</text:p>
          </table:table-cell>
          <table:table-cell office:value-type="float" office:value="0.3013739" calcext:value-type="float">
            <text:p>0.3013739</text:p>
          </table:table-cell>
          <table:table-cell office:value-type="float" office:value="0.3156466" calcext:value-type="float">
            <text:p>0.3156466</text:p>
          </table:table-cell>
          <table:table-cell office:value-type="float" office:value="0.290897" calcext:value-type="float">
            <text:p>0.290897</text:p>
          </table:table-cell>
          <table:table-cell office:value-type="float" office:value="0.3059126" calcext:value-type="float">
            <text:p>0.3059126</text:p>
          </table:table-cell>
          <table:table-cell office:value-type="float" office:value="0.3742004" calcext:value-type="float">
            <text:p>0.3742004</text:p>
          </table:table-cell>
          <table:table-cell office:value-type="float" office:value="0.3571894" calcext:value-type="float">
            <text:p>0.3571894</text:p>
          </table:table-cell>
          <table:table-cell office:value-type="float" office:value="0.3646339" calcext:value-type="float">
            <text:p>0.3646339</text:p>
          </table:table-cell>
          <table:table-cell office:value-type="float" office:value="0.3807352" calcext:value-type="float">
            <text:p>0.3807352</text:p>
          </table:table-cell>
          <table:table-cell office:value-type="float" office:value="0.3929259" calcext:value-type="float">
            <text:p>0.3929259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0.1530981" calcext:value-type="float">
            <text:p>0.1530981</text:p>
          </table:table-cell>
          <table:table-cell office:value-type="float" office:value="0.06368402" calcext:value-type="float">
            <text:p>0.06368402</text:p>
          </table:table-cell>
          <table:table-cell office:value-type="float" office:value="1.963588E-015" calcext:value-type="float">
            <text:p>1.963588E-15</text:p>
          </table:table-cell>
          <table:table-cell office:value-type="float" office:value="1.993101E-015" calcext:value-type="float">
            <text:p>1.99310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641094" calcext:value-type="float">
            <text:p>-0.09641094</text:p>
          </table:table-cell>
          <table:table-cell office:value-type="float" office:value="-0.05863702" calcext:value-type="float">
            <text:p>-0.05863702</text:p>
          </table:table-cell>
          <table:table-cell office:value-type="float" office:value="-0.04799704" calcext:value-type="float">
            <text:p>-0.04799704</text:p>
          </table:table-cell>
          <table:table-cell office:value-type="float" office:value="-0.0343241" calcext:value-type="float">
            <text:p>-0.0343241</text:p>
          </table:table-cell>
          <table:table-cell office:value-type="float" office:value="-0.02566145" calcext:value-type="float">
            <text:p>-0.02566145</text:p>
          </table:table-cell>
          <table:table-cell office:value-type="float" office:value="-0.01839627" calcext:value-type="float">
            <text:p>-0.01839627</text:p>
          </table:table-cell>
          <table:table-cell office:value-type="float" office:value="-0.01058992" calcext:value-type="float">
            <text:p>-0.01058992</text:p>
          </table:table-cell>
          <table:table-cell office:value-type="float" office:value="-0.0119423" calcext:value-type="float">
            <text:p>-0.0119423</text:p>
          </table:table-cell>
          <table:table-cell office:value-type="float" office:value="-0.01945239" calcext:value-type="float">
            <text:p>-0.01945239</text:p>
          </table:table-cell>
          <table:table-cell office:value-type="float" office:value="-0.01805376" calcext:value-type="float">
            <text:p>-0.01805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20751" calcext:value-type="float">
            <text:p>-0.1720751</text:p>
          </table:table-cell>
          <table:table-cell office:value-type="float" office:value="0.003968198" calcext:value-type="float">
            <text:p>0.003968198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3419" calcext:value-type="float">
            <text:p>-2.39341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66" calcext:value-type="float">
            <text:p>66</text:p>
          </table:table-cell>
          <table:table-cell office:value-type="float" office:value="7032007" calcext:value-type="float">
            <text:p>7032007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0.480074" calcext:value-type="float">
            <text:p>0.480074</text:p>
          </table:table-cell>
          <table:table-cell office:value-type="float" office:value="0" calcext:value-type="float">
            <text:p>0</text:p>
          </table:table-cell>
          <table:table-cell office:value-type="float" office:value="1100.226" calcext:value-type="float">
            <text:p>1100.226</text:p>
          </table:table-cell>
          <table:table-cell office:value-type="float" office:value="21.84167" calcext:value-type="float">
            <text:p>21.84167</text:p>
          </table:table-cell>
          <table:table-cell office:value-type="float" office:value="95.95425" calcext:value-type="float">
            <text:p>95.95425</text:p>
          </table:table-cell>
          <table:table-cell office:value-type="float" office:value="0.2678444" calcext:value-type="float">
            <text:p>0.2678444</text:p>
          </table:table-cell>
          <table:table-cell office:value-type="float" office:value="0.2878303" calcext:value-type="float">
            <text:p>0.2878303</text:p>
          </table:table-cell>
          <table:table-cell office:value-type="float" office:value="0.2936463" calcext:value-type="float">
            <text:p>0.2936463</text:p>
          </table:table-cell>
          <table:table-cell office:value-type="float" office:value="0.3062325" calcext:value-type="float">
            <text:p>0.3062325</text:p>
          </table:table-cell>
          <table:table-cell office:value-type="float" office:value="0.3207585" calcext:value-type="float">
            <text:p>0.3207585</text:p>
          </table:table-cell>
          <table:table-cell office:value-type="float" office:value="0.2951491" calcext:value-type="float">
            <text:p>0.2951491</text:p>
          </table:table-cell>
          <table:table-cell office:value-type="float" office:value="0.3192336" calcext:value-type="float">
            <text:p>0.3192336</text:p>
          </table:table-cell>
          <table:table-cell office:value-type="float" office:value="0.3754416" calcext:value-type="float">
            <text:p>0.3754416</text:p>
          </table:table-cell>
          <table:table-cell office:value-type="float" office:value="0.3583581" calcext:value-type="float">
            <text:p>0.3583581</text:p>
          </table:table-cell>
          <table:table-cell office:value-type="float" office:value="0.3649592" calcext:value-type="float">
            <text:p>0.3649592</text:p>
          </table:table-cell>
          <table:table-cell office:value-type="float" office:value="0.380812" calcext:value-type="float">
            <text:p>0.380812</text:p>
          </table:table-cell>
          <table:table-cell office:value-type="float" office:value="0.3929045" calcext:value-type="float">
            <text:p>0.3929045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0.1513228" calcext:value-type="float">
            <text:p>0.1513228</text:p>
          </table:table-cell>
          <table:table-cell office:value-type="float" office:value="0.05642371" calcext:value-type="float">
            <text:p>0.05642371</text:p>
          </table:table-cell>
          <table:table-cell office:value-type="float" office:value="1.963576E-015" calcext:value-type="float">
            <text:p>1.963576E-15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445025" calcext:value-type="float">
            <text:p>-0.08445025</text:p>
          </table:table-cell>
          <table:table-cell office:value-type="float" office:value="-0.04864363" calcext:value-type="float">
            <text:p>-0.04864363</text:p>
          </table:table-cell>
          <table:table-cell office:value-type="float" office:value="-0.04190882" calcext:value-type="float">
            <text:p>-0.04190882</text:p>
          </table:table-cell>
          <table:table-cell office:value-type="float" office:value="-0.03086944" calcext:value-type="float">
            <text:p>-0.03086944</text:p>
          </table:table-cell>
          <table:table-cell office:value-type="float" office:value="-0.02327431" calcext:value-type="float">
            <text:p>-0.02327431</text:p>
          </table:table-cell>
          <table:table-cell office:value-type="float" office:value="-0.01650222" calcext:value-type="float">
            <text:p>-0.01650222</text:p>
          </table:table-cell>
          <table:table-cell office:value-type="float" office:value="-0.007395174" calcext:value-type="float">
            <text:p>-0.007395174</text:p>
          </table:table-cell>
          <table:table-cell office:value-type="float" office:value="-0.01113496" calcext:value-type="float">
            <text:p>-0.01113496</text:p>
          </table:table-cell>
          <table:table-cell office:value-type="float" office:value="-0.01842317" calcext:value-type="float">
            <text:p>-0.01842317</text:p>
          </table:table-cell>
          <table:table-cell office:value-type="float" office:value="-0.01778086" calcext:value-type="float">
            <text:p>-0.01778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77775" calcext:value-type="float">
            <text:p>-0.1577775</text:p>
          </table:table-cell>
          <table:table-cell office:value-type="float" office:value="0.003942765" calcext:value-type="float">
            <text:p>0.003942765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4601" calcext:value-type="float">
            <text:p>-2.39460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67" calcext:value-type="float">
            <text:p>67</text:p>
          </table:table-cell>
          <table:table-cell office:value-type="float" office:value="8032007" calcext:value-type="float">
            <text:p>8032007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0.4354486" calcext:value-type="float">
            <text:p>0.4354486</text:p>
          </table:table-cell>
          <table:table-cell office:value-type="float" office:value="0" calcext:value-type="float">
            <text:p>0</text:p>
          </table:table-cell>
          <table:table-cell office:value-type="float" office:value="1099.448" calcext:value-type="float">
            <text:p>1099.448</text:p>
          </table:table-cell>
          <table:table-cell office:value-type="float" office:value="22.66474" calcext:value-type="float">
            <text:p>22.66474</text:p>
          </table:table-cell>
          <table:table-cell office:value-type="float" office:value="83.52631" calcext:value-type="float">
            <text:p>83.52631</text:p>
          </table:table-cell>
          <table:table-cell office:value-type="float" office:value="0.268493" calcext:value-type="float">
            <text:p>0.268493</text:p>
          </table:table-cell>
          <table:table-cell office:value-type="float" office:value="0.2911799" calcext:value-type="float">
            <text:p>0.2911799</text:p>
          </table:table-cell>
          <table:table-cell office:value-type="float" office:value="0.2990234" calcext:value-type="float">
            <text:p>0.2990234</text:p>
          </table:table-cell>
          <table:table-cell office:value-type="float" office:value="0.3135182" calcext:value-type="float">
            <text:p>0.3135182</text:p>
          </table:table-cell>
          <table:table-cell office:value-type="float" office:value="0.3285936" calcext:value-type="float">
            <text:p>0.3285936</text:p>
          </table:table-cell>
          <table:table-cell office:value-type="float" office:value="0.3017455" calcext:value-type="float">
            <text:p>0.3017455</text:p>
          </table:table-cell>
          <table:table-cell office:value-type="float" office:value="0.3233208" calcext:value-type="float">
            <text:p>0.3233208</text:p>
          </table:table-cell>
          <table:table-cell office:value-type="float" office:value="0.3779484" calcext:value-type="float">
            <text:p>0.3779484</text:p>
          </table:table-cell>
          <table:table-cell office:value-type="float" office:value="0.359527" calcext:value-type="float">
            <text:p>0.359527</text:p>
          </table:table-cell>
          <table:table-cell office:value-type="float" office:value="0.3653127" calcext:value-type="float">
            <text:p>0.3653127</text:p>
          </table:table-cell>
          <table:table-cell office:value-type="float" office:value="0.3809071" calcext:value-type="float">
            <text:p>0.3809071</text:p>
          </table:table-cell>
          <table:table-cell office:value-type="float" office:value="0.3928855" calcext:value-type="float">
            <text:p>0.3928855</text:p>
          </table:table-cell>
          <table:table-cell office:value-type="float" office:value="0.4623759" calcext:value-type="float">
            <text:p>0.4623759</text:p>
          </table:table-cell>
          <table:table-cell office:value-type="float" office:value="0" calcext:value-type="float">
            <text:p>0</text:p>
          </table:table-cell>
          <table:table-cell office:value-type="float" office:value="0.1510481" calcext:value-type="float">
            <text:p>0.1510481</text:p>
          </table:table-cell>
          <table:table-cell office:value-type="float" office:value="0.0495243" calcext:value-type="float">
            <text:p>0.0495243</text:p>
          </table:table-cell>
          <table:table-cell office:value-type="float" office:value="1.963566E-015" calcext:value-type="float">
            <text:p>1.963566E-15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283573" calcext:value-type="float">
            <text:p>-0.08283573</text:p>
          </table:table-cell>
          <table:table-cell office:value-type="float" office:value="-0.04448869" calcext:value-type="float">
            <text:p>-0.04448869</text:p>
          </table:table-cell>
          <table:table-cell office:value-type="float" office:value="-0.03644315" calcext:value-type="float">
            <text:p>-0.03644315</text:p>
          </table:table-cell>
          <table:table-cell office:value-type="float" office:value="-0.0267815" calcext:value-type="float">
            <text:p>-0.0267815</text:p>
          </table:table-cell>
          <table:table-cell office:value-type="float" office:value="-0.020084" calcext:value-type="float">
            <text:p>-0.020084</text:p>
          </table:table-cell>
          <table:table-cell office:value-type="float" office:value="-0.01396693" calcext:value-type="float">
            <text:p>-0.01396693</text:p>
          </table:table-cell>
          <table:table-cell office:value-type="float" office:value="-0.006629918" calcext:value-type="float">
            <text:p>-0.006629918</text:p>
          </table:table-cell>
          <table:table-cell office:value-type="float" office:value="-0.009649519" calcext:value-type="float">
            <text:p>-0.009649519</text:p>
          </table:table-cell>
          <table:table-cell office:value-type="float" office:value="-0.0174532" calcext:value-type="float">
            <text:p>-0.0174532</text:p>
          </table:table-cell>
          <table:table-cell office:value-type="float" office:value="-0.01748886" calcext:value-type="float">
            <text:p>-0.01748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11476" calcext:value-type="float">
            <text:p>-0.1611476</text:p>
          </table:table-cell>
          <table:table-cell office:value-type="float" office:value="0.003913097" calcext:value-type="float">
            <text:p>0.003913097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5732" calcext:value-type="float">
            <text:p>-2.39573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68" calcext:value-type="float">
            <text:p>68</text:p>
          </table:table-cell>
          <table:table-cell office:value-type="float" office:value="9032007" calcext:value-type="float">
            <text:p>9032007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0.35894" calcext:value-type="float">
            <text:p>0.35894</text:p>
          </table:table-cell>
          <table:table-cell office:value-type="float" office:value="0" calcext:value-type="float">
            <text:p>0</text:p>
          </table:table-cell>
          <table:table-cell office:value-type="float" office:value="1098.698" calcext:value-type="float">
            <text:p>1098.698</text:p>
          </table:table-cell>
          <table:table-cell office:value-type="float" office:value="23.49047" calcext:value-type="float">
            <text:p>23.49047</text:p>
          </table:table-cell>
          <table:table-cell office:value-type="float" office:value="68.39563" calcext:value-type="float">
            <text:p>68.39563</text:p>
          </table:table-cell>
          <table:table-cell office:value-type="float" office:value="0.264793" calcext:value-type="float">
            <text:p>0.264793</text:p>
          </table:table-cell>
          <table:table-cell office:value-type="float" office:value="0.2946318" calcext:value-type="float">
            <text:p>0.2946318</text:p>
          </table:table-cell>
          <table:table-cell office:value-type="float" office:value="0.3053787" calcext:value-type="float">
            <text:p>0.3053787</text:p>
          </table:table-cell>
          <table:table-cell office:value-type="float" office:value="0.3222864" calcext:value-type="float">
            <text:p>0.3222864</text:p>
          </table:table-cell>
          <table:table-cell office:value-type="float" office:value="0.3371757" calcext:value-type="float">
            <text:p>0.3371757</text:p>
          </table:table-cell>
          <table:table-cell office:value-type="float" office:value="0.3092935" calcext:value-type="float">
            <text:p>0.3092935</text:p>
          </table:table-cell>
          <table:table-cell office:value-type="float" office:value="0.3346919" calcext:value-type="float">
            <text:p>0.3346919</text:p>
          </table:table-cell>
          <table:table-cell office:value-type="float" office:value="0.381193" calcext:value-type="float">
            <text:p>0.381193</text:p>
          </table:table-cell>
          <table:table-cell office:value-type="float" office:value="0.3608811" calcext:value-type="float">
            <text:p>0.3608811</text:p>
          </table:table-cell>
          <table:table-cell office:value-type="float" office:value="0.3657017" calcext:value-type="float">
            <text:p>0.3657017</text:p>
          </table:table-cell>
          <table:table-cell office:value-type="float" office:value="0.3810195" calcext:value-type="float">
            <text:p>0.3810195</text:p>
          </table:table-cell>
          <table:table-cell office:value-type="float" office:value="0.3928678" calcext:value-type="float">
            <text:p>0.3928678</text:p>
          </table:table-cell>
          <table:table-cell office:value-type="float" office:value="0.4623734" calcext:value-type="float">
            <text:p>0.4623734</text:p>
          </table:table-cell>
          <table:table-cell office:value-type="float" office:value="0" calcext:value-type="float">
            <text:p>0</text:p>
          </table:table-cell>
          <table:table-cell office:value-type="float" office:value="0.1658368" calcext:value-type="float">
            <text:p>0.1658368</text:p>
          </table:table-cell>
          <table:table-cell office:value-type="float" office:value="0.04517644" calcext:value-type="float">
            <text:p>0.04517644</text:p>
          </table:table-cell>
          <table:table-cell office:value-type="float" office:value="1.963554E-015" calcext:value-type="float">
            <text:p>1.963554E-15</text:p>
          </table:table-cell>
          <table:table-cell office:value-type="float" office:value="1.993101E-015" calcext:value-type="float">
            <text:p>1.99310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029806" calcext:value-type="float">
            <text:p>-0.09029806</text:p>
          </table:table-cell>
          <table:table-cell office:value-type="float" office:value="-0.04043243" calcext:value-type="float">
            <text:p>-0.04043243</text:p>
          </table:table-cell>
          <table:table-cell office:value-type="float" office:value="-0.03140034" calcext:value-type="float">
            <text:p>-0.03140034</text:p>
          </table:table-cell>
          <table:table-cell office:value-type="float" office:value="-0.02261345" calcext:value-type="float">
            <text:p>-0.02261345</text:p>
          </table:table-cell>
          <table:table-cell office:value-type="float" office:value="-0.01718122" calcext:value-type="float">
            <text:p>-0.01718122</text:p>
          </table:table-cell>
          <table:table-cell office:value-type="float" office:value="-0.01158888" calcext:value-type="float">
            <text:p>-0.01158888</text:p>
          </table:table-cell>
          <table:table-cell office:value-type="float" office:value="-0.004963822" calcext:value-type="float">
            <text:p>-0.004963822</text:p>
          </table:table-cell>
          <table:table-cell office:value-type="float" office:value="-0.008020232" calcext:value-type="float">
            <text:p>-0.008020232</text:p>
          </table:table-cell>
          <table:table-cell office:value-type="float" office:value="-0.0163996" calcext:value-type="float">
            <text:p>-0.0163996</text:p>
          </table:table-cell>
          <table:table-cell office:value-type="float" office:value="-0.01717399" calcext:value-type="float">
            <text:p>-0.01717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968521" calcext:value-type="float">
            <text:p>-0.1968521</text:p>
          </table:table-cell>
          <table:table-cell office:value-type="float" office:value="0.003916666" calcext:value-type="float">
            <text:p>0.00391666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6963" calcext:value-type="float">
            <text:p>-2.396963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69" calcext:value-type="float">
            <text:p>69</text:p>
          </table:table-cell>
          <table:table-cell office:value-type="float" office:value="10032007" calcext:value-type="float">
            <text:p>10032007</text:p>
          </table:table-cell>
          <table:table-cell office:value-type="float" office:value="65.81744" calcext:value-type="float">
            <text:p>65.81744</text:p>
          </table:table-cell>
          <table:table-cell office:value-type="float" office:value="0.3724279" calcext:value-type="float">
            <text:p>0.3724279</text:p>
          </table:table-cell>
          <table:table-cell office:value-type="float" office:value="0" calcext:value-type="float">
            <text:p>0</text:p>
          </table:table-cell>
          <table:table-cell office:value-type="float" office:value="1101.227" calcext:value-type="float">
            <text:p>1101.227</text:p>
          </table:table-cell>
          <table:table-cell office:value-type="float" office:value="24.31381" calcext:value-type="float">
            <text:p>24.31381</text:p>
          </table:table-cell>
          <table:table-cell office:value-type="float" office:value="74.26426" calcext:value-type="float">
            <text:p>74.26426</text:p>
          </table:table-cell>
          <table:table-cell office:value-type="float" office:value="0.2608162" calcext:value-type="float">
            <text:p>0.2608162</text:p>
          </table:table-cell>
          <table:table-cell office:value-type="float" office:value="0.2971945" calcext:value-type="float">
            <text:p>0.2971945</text:p>
          </table:table-cell>
          <table:table-cell office:value-type="float" office:value="0.3143098" calcext:value-type="float">
            <text:p>0.3143098</text:p>
          </table:table-cell>
          <table:table-cell office:value-type="float" office:value="0.3325721" calcext:value-type="float">
            <text:p>0.3325721</text:p>
          </table:table-cell>
          <table:table-cell office:value-type="float" office:value="0.3471293" calcext:value-type="float">
            <text:p>0.3471293</text:p>
          </table:table-cell>
          <table:table-cell office:value-type="float" office:value="0.3150338" calcext:value-type="float">
            <text:p>0.3150338</text:p>
          </table:table-cell>
          <table:table-cell office:value-type="float" office:value="0.3294987" calcext:value-type="float">
            <text:p>0.3294987</text:p>
          </table:table-cell>
          <table:table-cell office:value-type="float" office:value="0.38418" calcext:value-type="float">
            <text:p>0.38418</text:p>
          </table:table-cell>
          <table:table-cell office:value-type="float" office:value="0.3627236" calcext:value-type="float">
            <text:p>0.3627236</text:p>
          </table:table-cell>
          <table:table-cell office:value-type="float" office:value="0.3661761" calcext:value-type="float">
            <text:p>0.3661761</text:p>
          </table:table-cell>
          <table:table-cell office:value-type="float" office:value="0.381152" calcext:value-type="float">
            <text:p>0.381152</text:p>
          </table:table-cell>
          <table:table-cell office:value-type="float" office:value="0.3928528" calcext:value-type="float">
            <text:p>0.3928528</text:p>
          </table:table-cell>
          <table:table-cell office:value-type="float" office:value="0.4623601" calcext:value-type="float">
            <text:p>0.4623601</text:p>
          </table:table-cell>
          <table:table-cell office:value-type="float" office:value="0" calcext:value-type="float">
            <text:p>0</text:p>
          </table:table-cell>
          <table:table-cell office:value-type="float" office:value="0.1794198" calcext:value-type="float">
            <text:p>0.1794198</text:p>
          </table:table-cell>
          <table:table-cell office:value-type="float" office:value="0.04155377" calcext:value-type="float">
            <text:p>0.04155377</text:p>
          </table:table-cell>
          <table:table-cell office:value-type="float" office:value="1.963543E-015" calcext:value-type="float">
            <text:p>1.963543E-15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00513" calcext:value-type="float">
            <text:p>-0.1000513</text:p>
          </table:table-cell>
          <table:table-cell office:value-type="float" office:value="-0.03775329" calcext:value-type="float">
            <text:p>-0.03775329</text:p>
          </table:table-cell>
          <table:table-cell office:value-type="float" office:value="-0.02630032" calcext:value-type="float">
            <text:p>-0.02630032</text:p>
          </table:table-cell>
          <table:table-cell office:value-type="float" office:value="-0.0186754" calcext:value-type="float">
            <text:p>-0.0186754</text:p>
          </table:table-cell>
          <table:table-cell office:value-type="float" office:value="-0.01437192" calcext:value-type="float">
            <text:p>-0.01437192</text:p>
          </table:table-cell>
          <table:table-cell office:value-type="float" office:value="-0.01007248" calcext:value-type="float">
            <text:p>-0.01007248</text:p>
          </table:table-cell>
          <table:table-cell office:value-type="float" office:value="-0.005659872" calcext:value-type="float">
            <text:p>-0.005659872</text:p>
          </table:table-cell>
          <table:table-cell office:value-type="float" office:value="-0.006769765" calcext:value-type="float">
            <text:p>-0.006769765</text:p>
          </table:table-cell>
          <table:table-cell office:value-type="float" office:value="-0.01506843" calcext:value-type="float">
            <text:p>-0.01506843</text:p>
          </table:table-cell>
          <table:table-cell office:value-type="float" office:value="-0.01679768" calcext:value-type="float">
            <text:p>-0.01679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188127" calcext:value-type="float">
            <text:p>-0.2188127</text:p>
          </table:table-cell>
          <table:table-cell office:value-type="float" office:value="0.003897506" calcext:value-type="float">
            <text:p>0.00389750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8024" calcext:value-type="float">
            <text:p>-2.39802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70" calcext:value-type="float">
            <text:p>70</text:p>
          </table:table-cell>
          <table:table-cell office:value-type="float" office:value="11032007" calcext:value-type="float">
            <text:p>11032007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0.3671754" calcext:value-type="float">
            <text:p>0.3671754</text:p>
          </table:table-cell>
          <table:table-cell office:value-type="float" office:value="0" calcext:value-type="float">
            <text:p>0</text:p>
          </table:table-cell>
          <table:table-cell office:value-type="float" office:value="1110.521" calcext:value-type="float">
            <text:p>1110.521</text:p>
          </table:table-cell>
          <table:table-cell office:value-type="float" office:value="25.12211" calcext:value-type="float">
            <text:p>25.12211</text:p>
          </table:table-cell>
          <table:table-cell office:value-type="float" office:value="110.8755" calcext:value-type="float">
            <text:p>110.8755</text:p>
          </table:table-cell>
          <table:table-cell office:value-type="float" office:value="0.2452199" calcext:value-type="float">
            <text:p>0.2452199</text:p>
          </table:table-cell>
          <table:table-cell office:value-type="float" office:value="0.2911497" calcext:value-type="float">
            <text:p>0.2911497</text:p>
          </table:table-cell>
          <table:table-cell office:value-type="float" office:value="0.3193803" calcext:value-type="float">
            <text:p>0.3193803</text:p>
          </table:table-cell>
          <table:table-cell office:value-type="float" office:value="0.3369586" calcext:value-type="float">
            <text:p>0.3369586</text:p>
          </table:table-cell>
          <table:table-cell office:value-type="float" office:value="0.346929" calcext:value-type="float">
            <text:p>0.346929</text:p>
          </table:table-cell>
          <table:table-cell office:value-type="float" office:value="0.3109777" calcext:value-type="float">
            <text:p>0.3109777</text:p>
          </table:table-cell>
          <table:table-cell office:value-type="float" office:value="0.3141725" calcext:value-type="float">
            <text:p>0.3141725</text:p>
          </table:table-cell>
          <table:table-cell office:value-type="float" office:value="0.3828806" calcext:value-type="float">
            <text:p>0.3828806</text:p>
          </table:table-cell>
          <table:table-cell office:value-type="float" office:value="0.3643529" calcext:value-type="float">
            <text:p>0.3643529</text:p>
          </table:table-cell>
          <table:table-cell office:value-type="float" office:value="0.366691" calcext:value-type="float">
            <text:p>0.366691</text:p>
          </table:table-cell>
          <table:table-cell office:value-type="float" office:value="0.3813065" calcext:value-type="float">
            <text:p>0.3813065</text:p>
          </table:table-cell>
          <table:table-cell office:value-type="float" office:value="0.3928421" calcext:value-type="float">
            <text:p>0.3928421</text:p>
          </table:table-cell>
          <table:table-cell office:value-type="float" office:value="0.4623756" calcext:value-type="float">
            <text:p>0.4623756</text:p>
          </table:table-cell>
          <table:table-cell office:value-type="float" office:value="0" calcext:value-type="float">
            <text:p>0</text:p>
          </table:table-cell>
          <table:table-cell office:value-type="float" office:value="0.1992735" calcext:value-type="float">
            <text:p>0.1992735</text:p>
          </table:table-cell>
          <table:table-cell office:value-type="float" office:value="0.04185474" calcext:value-type="float">
            <text:p>0.04185474</text:p>
          </table:table-cell>
          <table:table-cell office:value-type="float" office:value="1.963531E-015" calcext:value-type="float">
            <text:p>1.963531E-15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81972" calcext:value-type="float">
            <text:p>-0.1681972</text:p>
          </table:table-cell>
          <table:table-cell office:value-type="float" office:value="-0.04478213" calcext:value-type="float">
            <text:p>-0.04478213</text:p>
          </table:table-cell>
          <table:table-cell office:value-type="float" office:value="-0.02381618" calcext:value-type="float">
            <text:p>-0.02381618</text:p>
          </table:table-cell>
          <table:table-cell office:value-type="float" office:value="-0.01719682" calcext:value-type="float">
            <text:p>-0.01719682</text:p>
          </table:table-cell>
          <table:table-cell office:value-type="float" office:value="-0.0143859" calcext:value-type="float">
            <text:p>-0.0143859</text:p>
          </table:table-cell>
          <table:table-cell office:value-type="float" office:value="-0.01108732" calcext:value-type="float">
            <text:p>-0.01108732</text:p>
          </table:table-cell>
          <table:table-cell office:value-type="float" office:value="-0.008509144" calcext:value-type="float">
            <text:p>-0.008509144</text:p>
          </table:table-cell>
          <table:table-cell office:value-type="float" office:value="-0.007265465" calcext:value-type="float">
            <text:p>-0.007265465</text:p>
          </table:table-cell>
          <table:table-cell office:value-type="float" office:value="-0.0139837" calcext:value-type="float">
            <text:p>-0.0139837</text:p>
          </table:table-cell>
          <table:table-cell office:value-type="float" office:value="-0.01639899" calcext:value-type="float">
            <text:p>-0.01639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82792" calcext:value-type="float">
            <text:p>-0.482792</text:p>
          </table:table-cell>
          <table:table-cell office:value-type="float" office:value="0.003904059" calcext:value-type="float">
            <text:p>0.003904059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9431" calcext:value-type="float">
            <text:p>-2.39943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71" calcext:value-type="float">
            <text:p>71</text:p>
          </table:table-cell>
          <table:table-cell office:value-type="float" office:value="12032007" calcext:value-type="float">
            <text:p>12032007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0.2166887" calcext:value-type="float">
            <text:p>0.2166887</text:p>
          </table:table-cell>
          <table:table-cell office:value-type="float" office:value="0" calcext:value-type="float">
            <text:p>0</text:p>
          </table:table-cell>
          <table:table-cell office:value-type="float" office:value="1110.286" calcext:value-type="float">
            <text:p>1110.286</text:p>
          </table:table-cell>
          <table:table-cell office:value-type="float" office:value="25.50767" calcext:value-type="float">
            <text:p>25.50767</text:p>
          </table:table-cell>
          <table:table-cell office:value-type="float" office:value="99.41506" calcext:value-type="float">
            <text:p>99.41506</text:p>
          </table:table-cell>
          <table:table-cell office:value-type="float" office:value="0.2581847" calcext:value-type="float">
            <text:p>0.2581847</text:p>
          </table:table-cell>
          <table:table-cell office:value-type="float" office:value="0.2962793" calcext:value-type="float">
            <text:p>0.2962793</text:p>
          </table:table-cell>
          <table:table-cell office:value-type="float" office:value="0.3205444" calcext:value-type="float">
            <text:p>0.3205444</text:p>
          </table:table-cell>
          <table:table-cell office:value-type="float" office:value="0.3361808" calcext:value-type="float">
            <text:p>0.3361808</text:p>
          </table:table-cell>
          <table:table-cell office:value-type="float" office:value="0.3468985" calcext:value-type="float">
            <text:p>0.3468985</text:p>
          </table:table-cell>
          <table:table-cell office:value-type="float" office:value="0.3116815" calcext:value-type="float">
            <text:p>0.3116815</text:p>
          </table:table-cell>
          <table:table-cell office:value-type="float" office:value="0.3237239" calcext:value-type="float">
            <text:p>0.3237239</text:p>
          </table:table-cell>
          <table:table-cell office:value-type="float" office:value="0.3823628" calcext:value-type="float">
            <text:p>0.3823628</text:p>
          </table:table-cell>
          <table:table-cell office:value-type="float" office:value="0.3658252" calcext:value-type="float">
            <text:p>0.3658252</text:p>
          </table:table-cell>
          <table:table-cell office:value-type="float" office:value="0.3672561" calcext:value-type="float">
            <text:p>0.3672561</text:p>
          </table:table-cell>
          <table:table-cell office:value-type="float" office:value="0.3814922" calcext:value-type="float">
            <text:p>0.3814922</text:p>
          </table:table-cell>
          <table:table-cell office:value-type="float" office:value="0.3932927" calcext:value-type="float">
            <text:p>0.3932927</text:p>
          </table:table-cell>
          <table:table-cell office:value-type="float" office:value="0.4499073" calcext:value-type="float">
            <text:p>0.4499073</text:p>
          </table:table-cell>
          <table:table-cell office:value-type="float" office:value="0" calcext:value-type="float">
            <text:p>0</text:p>
          </table:table-cell>
          <table:table-cell office:value-type="float" office:value="0.2006604" calcext:value-type="float">
            <text:p>0.2006604</text:p>
          </table:table-cell>
          <table:table-cell office:value-type="float" office:value="0.03763539" calcext:value-type="float">
            <text:p>0.03763539</text:p>
          </table:table-cell>
          <table:table-cell office:value-type="float" office:value="1.96352E-015" calcext:value-type="float">
            <text:p>1.96352E-15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27025" calcext:value-type="float">
            <text:p>-0.1127025</text:p>
          </table:table-cell>
          <table:table-cell office:value-type="float" office:value="-0.03893863" calcext:value-type="float">
            <text:p>-0.03893863</text:p>
          </table:table-cell>
          <table:table-cell office:value-type="float" office:value="-0.02326268" calcext:value-type="float">
            <text:p>-0.02326268</text:p>
          </table:table-cell>
          <table:table-cell office:value-type="float" office:value="-0.01745011" calcext:value-type="float">
            <text:p>-0.01745011</text:p>
          </table:table-cell>
          <table:table-cell office:value-type="float" office:value="-0.01441535" calcext:value-type="float">
            <text:p>-0.01441535</text:p>
          </table:table-cell>
          <table:table-cell office:value-type="float" office:value="-0.01092483" calcext:value-type="float">
            <text:p>-0.01092483</text:p>
          </table:table-cell>
          <table:table-cell office:value-type="float" office:value="-0.006596891" calcext:value-type="float">
            <text:p>-0.006596891</text:p>
          </table:table-cell>
          <table:table-cell office:value-type="float" office:value="-0.007497107" calcext:value-type="float">
            <text:p>-0.007497107</text:p>
          </table:table-cell>
          <table:table-cell office:value-type="float" office:value="-0.01307825" calcext:value-type="float">
            <text:p>-0.01307825</text:p>
          </table:table-cell>
          <table:table-cell office:value-type="float" office:value="-0.01597326" calcext:value-type="float">
            <text:p>-0.01597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35453" calcext:value-type="float">
            <text:p>-0.3335453</text:p>
          </table:table-cell>
          <table:table-cell office:value-type="float" office:value="0.003914235" calcext:value-type="float">
            <text:p>0.003914235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285228" calcext:value-type="float">
            <text:p>-2.28522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72" calcext:value-type="float">
            <text:p>72</text:p>
          </table:table-cell>
          <table:table-cell office:value-type="float" office:value="13032007" calcext:value-type="float">
            <text:p>13032007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-0.07648574" calcext:value-type="float">
            <text:p>-0.07648574</text:p>
          </table:table-cell>
          <table:table-cell office:value-type="float" office:value="0" calcext:value-type="float">
            <text:p>0</text:p>
          </table:table-cell>
          <table:table-cell office:value-type="float" office:value="1110.616" calcext:value-type="float">
            <text:p>1110.616</text:p>
          </table:table-cell>
          <table:table-cell office:value-type="float" office:value="25.47114" calcext:value-type="float">
            <text:p>25.47114</text:p>
          </table:table-cell>
          <table:table-cell office:value-type="float" office:value="73.3848" calcext:value-type="float">
            <text:p>73.3848</text:p>
          </table:table-cell>
          <table:table-cell office:value-type="float" office:value="0.2760671" calcext:value-type="float">
            <text:p>0.2760671</text:p>
          </table:table-cell>
          <table:table-cell office:value-type="float" office:value="0.3116778" calcext:value-type="float">
            <text:p>0.3116778</text:p>
          </table:table-cell>
          <table:table-cell office:value-type="float" office:value="0.3270912" calcext:value-type="float">
            <text:p>0.3270912</text:p>
          </table:table-cell>
          <table:table-cell office:value-type="float" office:value="0.3419762" calcext:value-type="float">
            <text:p>0.3419762</text:p>
          </table:table-cell>
          <table:table-cell office:value-type="float" office:value="0.3575633" calcext:value-type="float">
            <text:p>0.3575633</text:p>
          </table:table-cell>
          <table:table-cell office:value-type="float" office:value="0.3246164" calcext:value-type="float">
            <text:p>0.3246164</text:p>
          </table:table-cell>
          <table:table-cell office:value-type="float" office:value="0.3533677" calcext:value-type="float">
            <text:p>0.3533677</text:p>
          </table:table-cell>
          <table:table-cell office:value-type="float" office:value="0.3871055" calcext:value-type="float">
            <text:p>0.3871055</text:p>
          </table:table-cell>
          <table:table-cell office:value-type="float" office:value="0.3674521" calcext:value-type="float">
            <text:p>0.3674521</text:p>
          </table:table-cell>
          <table:table-cell office:value-type="float" office:value="0.3678738" calcext:value-type="float">
            <text:p>0.3678738</text:p>
          </table:table-cell>
          <table:table-cell office:value-type="float" office:value="0.3817588" calcext:value-type="float">
            <text:p>0.3817588</text:p>
          </table:table-cell>
          <table:table-cell office:value-type="float" office:value="0.3939397" calcext:value-type="float">
            <text:p>0.3939397</text:p>
          </table:table-cell>
          <table:table-cell office:value-type="float" office:value="0.4551806" calcext:value-type="float">
            <text:p>0.4551806</text:p>
          </table:table-cell>
          <table:table-cell office:value-type="float" office:value="0" calcext:value-type="float">
            <text:p>0</text:p>
          </table:table-cell>
          <table:table-cell office:value-type="float" office:value="0.1935128" calcext:value-type="float">
            <text:p>0.1935128</text:p>
          </table:table-cell>
          <table:table-cell office:value-type="float" office:value="0.03063448" calcext:value-type="float">
            <text:p>0.03063448</text:p>
          </table:table-cell>
          <table:table-cell office:value-type="float" office:value="1.963508E-015" calcext:value-type="float">
            <text:p>1.963508E-15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705527" calcext:value-type="float">
            <text:p>-0.06705527</text:p>
          </table:table-cell>
          <table:table-cell office:value-type="float" office:value="-0.02740434" calcext:value-type="float">
            <text:p>-0.02740434</text:p>
          </table:table-cell>
          <table:table-cell office:value-type="float" office:value="-0.02055413" calcext:value-type="float">
            <text:p>-0.02055413</text:p>
          </table:table-cell>
          <table:table-cell office:value-type="float" office:value="-0.01577007" calcext:value-type="float">
            <text:p>-0.01577007</text:p>
          </table:table-cell>
          <table:table-cell office:value-type="float" office:value="-0.01204878" calcext:value-type="float">
            <text:p>-0.01204878</text:p>
          </table:table-cell>
          <table:table-cell office:value-type="float" office:value="-0.008066028" calcext:value-type="float">
            <text:p>-0.008066028</text:p>
          </table:table-cell>
          <table:table-cell office:value-type="float" office:value="-0.00311959" calcext:value-type="float">
            <text:p>-0.00311959</text:p>
          </table:table-cell>
          <table:table-cell office:value-type="float" office:value="-0.005775048" calcext:value-type="float">
            <text:p>-0.005775048</text:p>
          </table:table-cell>
          <table:table-cell office:value-type="float" office:value="-0.01215004" calcext:value-type="float">
            <text:p>-0.01215004</text:p>
          </table:table-cell>
          <table:table-cell office:value-type="float" office:value="-0.01552058" calcext:value-type="float">
            <text:p>-0.01552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71095" calcext:value-type="float">
            <text:p>-0.1771095</text:p>
          </table:table-cell>
          <table:table-cell office:value-type="float" office:value="0.003907796" calcext:value-type="float">
            <text:p>0.00390779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20298" calcext:value-type="float">
            <text:p>-2.32029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73" calcext:value-type="float">
            <text:p>73</text:p>
          </table:table-cell>
          <table:table-cell office:value-type="float" office:value="14032007" calcext:value-type="float">
            <text:p>14032007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-0.5765585" calcext:value-type="float">
            <text:p>-0.5765585</text:p>
          </table:table-cell>
          <table:table-cell office:value-type="float" office:value="0" calcext:value-type="float">
            <text:p>0</text:p>
          </table:table-cell>
          <table:table-cell office:value-type="float" office:value="1111.103" calcext:value-type="float">
            <text:p>1111.103</text:p>
          </table:table-cell>
          <table:table-cell office:value-type="float" office:value="25.48341" calcext:value-type="float">
            <text:p>25.48341</text:p>
          </table:table-cell>
          <table:table-cell office:value-type="float" office:value="30.53522" calcext:value-type="float">
            <text:p>30.53522</text:p>
          </table:table-cell>
          <table:table-cell office:value-type="float" office:value="0.3726166" calcext:value-type="float">
            <text:p>0.3726166</text:p>
          </table:table-cell>
          <table:table-cell office:value-type="float" office:value="0.3762707" calcext:value-type="float">
            <text:p>0.3762707</text:p>
          </table:table-cell>
          <table:table-cell office:value-type="float" office:value="0.3759068" calcext:value-type="float">
            <text:p>0.3759068</text:p>
          </table:table-cell>
          <table:table-cell office:value-type="float" office:value="0.3764547" calcext:value-type="float">
            <text:p>0.3764547</text:p>
          </table:table-cell>
          <table:table-cell office:value-type="float" office:value="0.3824382" calcext:value-type="float">
            <text:p>0.3824382</text:p>
          </table:table-cell>
          <table:table-cell office:value-type="float" office:value="0.3365415" calcext:value-type="float">
            <text:p>0.3365415</text:p>
          </table:table-cell>
          <table:table-cell office:value-type="float" office:value="0.3440005" calcext:value-type="float">
            <text:p>0.3440005</text:p>
          </table:table-cell>
          <table:table-cell office:value-type="float" office:value="0.3950823" calcext:value-type="float">
            <text:p>0.3950823</text:p>
          </table:table-cell>
          <table:table-cell office:value-type="float" office:value="0.3696674" calcext:value-type="float">
            <text:p>0.3696674</text:p>
          </table:table-cell>
          <table:table-cell office:value-type="float" office:value="0.3685215" calcext:value-type="float">
            <text:p>0.3685215</text:p>
          </table:table-cell>
          <table:table-cell office:value-type="float" office:value="0.3820729" calcext:value-type="float">
            <text:p>0.3820729</text:p>
          </table:table-cell>
          <table:table-cell office:value-type="float" office:value="0.3942517" calcext:value-type="float">
            <text:p>0.3942517</text:p>
          </table:table-cell>
          <table:table-cell office:value-type="float" office:value="0.4601811" calcext:value-type="float">
            <text:p>0.4601811</text:p>
          </table:table-cell>
          <table:table-cell office:value-type="float" office:value="0" calcext:value-type="float">
            <text:p>0</text:p>
          </table:table-cell>
          <table:table-cell office:value-type="float" office:value="0.06278332" calcext:value-type="float">
            <text:p>0.06278332</text:p>
          </table:table-cell>
          <table:table-cell office:value-type="float" office:value="0.003327442" calcext:value-type="float">
            <text:p>0.003327442</text:p>
          </table:table-cell>
          <table:table-cell office:value-type="float" office:value="1.963495E-015" calcext:value-type="float">
            <text:p>1.963495E-15</text:p>
          </table:table-cell>
          <table:table-cell office:value-type="float" office:value="1.9931E-015" calcext:value-type="float">
            <text:p>1.9931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125958" calcext:value-type="float">
            <text:p>-0.009125958</text:p>
          </table:table-cell>
          <table:table-cell office:value-type="float" office:value="-0.008594197" calcext:value-type="float">
            <text:p>-0.008594197</text:p>
          </table:table-cell>
          <table:table-cell office:value-type="float" office:value="-0.008733554" calcext:value-type="float">
            <text:p>-0.008733554</text:p>
          </table:table-cell>
          <table:table-cell office:value-type="float" office:value="-0.008804394" calcext:value-type="float">
            <text:p>-0.008804394</text:p>
          </table:table-cell>
          <table:table-cell office:value-type="float" office:value="-0.007987855" calcext:value-type="float">
            <text:p>-0.007987855</text:p>
          </table:table-cell>
          <table:table-cell office:value-type="float" office:value="-0.006114148" calcext:value-type="float">
            <text:p>-0.006114148</text:p>
          </table:table-cell>
          <table:table-cell office:value-type="float" office:value="-0.003934901" calcext:value-type="float">
            <text:p>-0.003934901</text:p>
          </table:table-cell>
          <table:table-cell office:value-type="float" office:value="-0.003700589" calcext:value-type="float">
            <text:p>-0.003700589</text:p>
          </table:table-cell>
          <table:table-cell office:value-type="float" office:value="-0.01100304" calcext:value-type="float">
            <text:p>-0.01100304</text:p>
          </table:table-cell>
          <table:table-cell office:value-type="float" office:value="-0.01506132" calcext:value-type="float">
            <text:p>-0.01506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619199" calcext:value-type="float">
            <text:p>-0.009619199</text:p>
          </table:table-cell>
          <table:table-cell office:value-type="float" office:value="0.003620321" calcext:value-type="float">
            <text:p>0.003620321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50032" calcext:value-type="float">
            <text:p>-2.35003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74" calcext:value-type="float">
            <text:p>74</text:p>
          </table:table-cell>
          <table:table-cell office:value-type="float" office:value="15032007" calcext:value-type="float">
            <text:p>15032007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-0.1398133" calcext:value-type="float">
            <text:p>-0.1398133</text:p>
          </table:table-cell>
          <table:table-cell office:value-type="float" office:value="0" calcext:value-type="float">
            <text:p>0</text:p>
          </table:table-cell>
          <table:table-cell office:value-type="float" office:value="1110.637" calcext:value-type="float">
            <text:p>1110.637</text:p>
          </table:table-cell>
          <table:table-cell office:value-type="float" office:value="25.51281" calcext:value-type="float">
            <text:p>25.51281</text:p>
          </table:table-cell>
          <table:table-cell office:value-type="float" office:value="1.407806" calcext:value-type="float">
            <text:p>1.407806</text:p>
          </table:table-cell>
          <table:table-cell office:value-type="float" office:value="0.3902021" calcext:value-type="float">
            <text:p>0.3902021</text:p>
          </table:table-cell>
          <table:table-cell office:value-type="float" office:value="0.3939605" calcext:value-type="float">
            <text:p>0.3939605</text:p>
          </table:table-cell>
          <table:table-cell office:value-type="float" office:value="0.3977506" calcext:value-type="float">
            <text:p>0.3977506</text:p>
          </table:table-cell>
          <table:table-cell office:value-type="float" office:value="0.4012311" calcext:value-type="float">
            <text:p>0.4012311</text:p>
          </table:table-cell>
          <table:table-cell office:value-type="float" office:value="0.403339" calcext:value-type="float">
            <text:p>0.403339</text:p>
          </table:table-cell>
          <table:table-cell office:value-type="float" office:value="0.3402762" calcext:value-type="float">
            <text:p>0.3402762</text:p>
          </table:table-cell>
          <table:table-cell office:value-type="float" office:value="0.3335483" calcext:value-type="float">
            <text:p>0.3335483</text:p>
          </table:table-cell>
          <table:table-cell office:value-type="float" office:value="0.3929714" calcext:value-type="float">
            <text:p>0.3929714</text:p>
          </table:table-cell>
          <table:table-cell office:value-type="float" office:value="0.3725834" calcext:value-type="float">
            <text:p>0.3725834</text:p>
          </table:table-cell>
          <table:table-cell office:value-type="float" office:value="0.369454" calcext:value-type="float">
            <text:p>0.369454</text:p>
          </table:table-cell>
          <table:table-cell office:value-type="float" office:value="0.3824337" calcext:value-type="float">
            <text:p>0.3824337</text:p>
          </table:table-cell>
          <table:table-cell office:value-type="float" office:value="0.3943629" calcext:value-type="float">
            <text:p>0.3943629</text:p>
          </table:table-cell>
          <table:table-cell office:value-type="float" office:value="0.4623735" calcext:value-type="float">
            <text:p>0.4623735</text:p>
          </table:table-cell>
          <table:table-cell office:value-type="float" office:value="0" calcext:value-type="float">
            <text:p>0</text:p>
          </table:table-cell>
          <table:table-cell office:value-type="float" office:value="0.001956108" calcext:value-type="float">
            <text:p>0.001956108</text:p>
          </table:table-cell>
          <table:table-cell office:value-type="float" office:value="1.93584E-015" calcext:value-type="float">
            <text:p>1.93584E-15</text:p>
          </table:table-cell>
          <table:table-cell office:value-type="float" office:value="1.963481E-015" calcext:value-type="float">
            <text:p>1.963481E-15</text:p>
          </table:table-cell>
          <table:table-cell office:value-type="float" office:value="1.993099E-015" calcext:value-type="float">
            <text:p>1.993099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878223" calcext:value-type="float">
            <text:p>-0.006878223</text:p>
          </table:table-cell>
          <table:table-cell office:value-type="float" office:value="-0.006493783" calcext:value-type="float">
            <text:p>-0.006493783</text:p>
          </table:table-cell>
          <table:table-cell office:value-type="float" office:value="-0.00615014" calcext:value-type="float">
            <text:p>-0.00615014</text:p>
          </table:table-cell>
          <table:table-cell office:value-type="float" office:value="-0.005916975" calcext:value-type="float">
            <text:p>-0.005916975</text:p>
          </table:table-cell>
          <table:table-cell office:value-type="float" office:value="-0.005737448" calcext:value-type="float">
            <text:p>-0.005737448</text:p>
          </table:table-cell>
          <table:table-cell office:value-type="float" office:value="-0.005632042" calcext:value-type="float">
            <text:p>-0.005632042</text:p>
          </table:table-cell>
          <table:table-cell office:value-type="float" office:value="-0.005172241" calcext:value-type="float">
            <text:p>-0.005172241</text:p>
          </table:table-cell>
          <table:table-cell office:value-type="float" office:value="-0.004140695" calcext:value-type="float">
            <text:p>-0.004140695</text:p>
          </table:table-cell>
          <table:table-cell office:value-type="float" office:value="-0.009649381" calcext:value-type="float">
            <text:p>-0.009649381</text:p>
          </table:table-cell>
          <table:table-cell office:value-type="float" office:value="-0.0144257" calcext:value-type="float">
            <text:p>-0.0144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149922" calcext:value-type="float">
            <text:p>-0.007149922</text:p>
          </table:table-cell>
          <table:table-cell office:value-type="float" office:value="0.003498672" calcext:value-type="float">
            <text:p>0.00349867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64624" calcext:value-type="float">
            <text:p>-2.36462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75" calcext:value-type="float">
            <text:p>75</text:p>
          </table:table-cell>
          <table:table-cell office:value-type="float" office:value="16032007" calcext:value-type="float">
            <text:p>16032007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1.043083" calcext:value-type="float">
            <text:p>1.043083</text:p>
          </table:table-cell>
          <table:table-cell office:value-type="float" office:value="0" calcext:value-type="float">
            <text:p>0</text:p>
          </table:table-cell>
          <table:table-cell office:value-type="float" office:value="1109.085" calcext:value-type="float">
            <text:p>1109.085</text:p>
          </table:table-cell>
          <table:table-cell office:value-type="float" office:value="25.8817" calcext:value-type="float">
            <text:p>25.8817</text:p>
          </table:table-cell>
          <table:table-cell office:value-type="float" office:value="0" calcext:value-type="float">
            <text:p>0</text:p>
          </table:table-cell>
          <table:table-cell office:value-type="float" office:value="0.3646514" calcext:value-type="float">
            <text:p>0.3646514</text:p>
          </table:table-cell>
          <table:table-cell office:value-type="float" office:value="0.3721325" calcext:value-type="float">
            <text:p>0.3721325</text:p>
          </table:table-cell>
          <table:table-cell office:value-type="float" office:value="0.3793431" calcext:value-type="float">
            <text:p>0.3793431</text:p>
          </table:table-cell>
          <table:table-cell office:value-type="float" office:value="0.3874672" calcext:value-type="float">
            <text:p>0.3874672</text:p>
          </table:table-cell>
          <table:table-cell office:value-type="float" office:value="0.3932661" calcext:value-type="float">
            <text:p>0.3932661</text:p>
          </table:table-cell>
          <table:table-cell office:value-type="float" office:value="0.33962" calcext:value-type="float">
            <text:p>0.33962</text:p>
          </table:table-cell>
          <table:table-cell office:value-type="float" office:value="0.3360395" calcext:value-type="float">
            <text:p>0.3360395</text:p>
          </table:table-cell>
          <table:table-cell office:value-type="float" office:value="0.3938227" calcext:value-type="float">
            <text:p>0.3938227</text:p>
          </table:table-cell>
          <table:table-cell office:value-type="float" office:value="0.3752426" calcext:value-type="float">
            <text:p>0.3752426</text:p>
          </table:table-cell>
          <table:table-cell office:value-type="float" office:value="0.3705019" calcext:value-type="float">
            <text:p>0.3705019</text:p>
          </table:table-cell>
          <table:table-cell office:value-type="float" office:value="0.3828391" calcext:value-type="float">
            <text:p>0.3828391</text:p>
          </table:table-cell>
          <table:table-cell office:value-type="float" office:value="0.3944411" calcext:value-type="float">
            <text:p>0.3944411</text:p>
          </table:table-cell>
          <table:table-cell office:value-type="float" office:value="0.4623708" calcext:value-type="float">
            <text:p>0.4623708</text:p>
          </table:table-cell>
          <table:table-cell office:value-type="float" office:value="0" calcext:value-type="float">
            <text:p>0</text:p>
          </table:table-cell>
          <table:table-cell office:value-type="float" office:value="0.006530942" calcext:value-type="float">
            <text:p>0.006530942</text:p>
          </table:table-cell>
          <table:table-cell office:value-type="float" office:value="1.991843E-015" calcext:value-type="float">
            <text:p>1.991843E-15</text:p>
          </table:table-cell>
          <table:table-cell office:value-type="float" office:value="1.963468E-015" calcext:value-type="float">
            <text:p>1.963468E-15</text:p>
          </table:table-cell>
          <table:table-cell office:value-type="float" office:value="1.993093E-015" calcext:value-type="float">
            <text:p>1.993093E-15</text:p>
          </table:table-cell>
          <table:table-cell office:value-type="float" office:value="9.451734E-016" calcext:value-type="float">
            <text:p>9.45173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28734" calcext:value-type="float">
            <text:p>-0.01028734</text:p>
          </table:table-cell>
          <table:table-cell office:value-type="float" office:value="-0.009221133" calcext:value-type="float">
            <text:p>-0.009221133</text:p>
          </table:table-cell>
          <table:table-cell office:value-type="float" office:value="-0.00825124" calcext:value-type="float">
            <text:p>-0.00825124</text:p>
          </table:table-cell>
          <table:table-cell office:value-type="float" office:value="-0.007324233" calcext:value-type="float">
            <text:p>-0.007324233</text:p>
          </table:table-cell>
          <table:table-cell office:value-type="float" office:value="-0.006686402" calcext:value-type="float">
            <text:p>-0.006686402</text:p>
          </table:table-cell>
          <table:table-cell office:value-type="float" office:value="-0.005693146" calcext:value-type="float">
            <text:p>-0.005693146</text:p>
          </table:table-cell>
          <table:table-cell office:value-type="float" office:value="-0.00486418" calcext:value-type="float">
            <text:p>-0.00486418</text:p>
          </table:table-cell>
          <table:table-cell office:value-type="float" office:value="-0.003950408" calcext:value-type="float">
            <text:p>-0.003950408</text:p>
          </table:table-cell>
          <table:table-cell office:value-type="float" office:value="-0.008575832" calcext:value-type="float">
            <text:p>-0.008575832</text:p>
          </table:table-cell>
          <table:table-cell office:value-type="float" office:value="-0.01374422" calcext:value-type="float">
            <text:p>-0.01374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10485" calcext:value-type="float">
            <text:p>-0.01110485</text:p>
          </table:table-cell>
          <table:table-cell office:value-type="float" office:value="0.003460748" calcext:value-type="float">
            <text:p>0.003460748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66316" calcext:value-type="float">
            <text:p>-2.36631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76" calcext:value-type="float">
            <text:p>76</text:p>
          </table:table-cell>
          <table:table-cell office:value-type="float" office:value="17032007" calcext:value-type="float">
            <text:p>17032007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2.876656" calcext:value-type="float">
            <text:p>2.876656</text:p>
          </table:table-cell>
          <table:table-cell office:value-type="float" office:value="0" calcext:value-type="float">
            <text:p>0</text:p>
          </table:table-cell>
          <table:table-cell office:value-type="float" office:value="1106.893" calcext:value-type="float">
            <text:p>1106.893</text:p>
          </table:table-cell>
          <table:table-cell office:value-type="float" office:value="26.23978" calcext:value-type="float">
            <text:p>26.23978</text:p>
          </table:table-cell>
          <table:table-cell office:value-type="float" office:value="0" calcext:value-type="float">
            <text:p>0</text:p>
          </table:table-cell>
          <table:table-cell office:value-type="float" office:value="0.3468852" calcext:value-type="float">
            <text:p>0.3468852</text:p>
          </table:table-cell>
          <table:table-cell office:value-type="float" office:value="0.3525458" calcext:value-type="float">
            <text:p>0.3525458</text:p>
          </table:table-cell>
          <table:table-cell office:value-type="float" office:value="0.3634609" calcext:value-type="float">
            <text:p>0.3634609</text:p>
          </table:table-cell>
          <table:table-cell office:value-type="float" office:value="0.3757135" calcext:value-type="float">
            <text:p>0.3757135</text:p>
          </table:table-cell>
          <table:table-cell office:value-type="float" office:value="0.3835773" calcext:value-type="float">
            <text:p>0.3835773</text:p>
          </table:table-cell>
          <table:table-cell office:value-type="float" office:value="0.3348022" calcext:value-type="float">
            <text:p>0.3348022</text:p>
          </table:table-cell>
          <table:table-cell office:value-type="float" office:value="0.332893" calcext:value-type="float">
            <text:p>0.332893</text:p>
          </table:table-cell>
          <table:table-cell office:value-type="float" office:value="0.3931347" calcext:value-type="float">
            <text:p>0.3931347</text:p>
          </table:table-cell>
          <table:table-cell office:value-type="float" office:value="0.3778474" calcext:value-type="float">
            <text:p>0.3778474</text:p>
          </table:table-cell>
          <table:table-cell office:value-type="float" office:value="0.3716155" calcext:value-type="float">
            <text:p>0.3716155</text:p>
          </table:table-cell>
          <table:table-cell office:value-type="float" office:value="0.3833144" calcext:value-type="float">
            <text:p>0.3833144</text:p>
          </table:table-cell>
          <table:table-cell office:value-type="float" office:value="0.3945129" calcext:value-type="float">
            <text:p>0.3945129</text:p>
          </table:table-cell>
          <table:table-cell office:value-type="float" office:value="0.4623732" calcext:value-type="float">
            <text:p>0.4623732</text:p>
          </table:table-cell>
          <table:table-cell office:value-type="float" office:value="0" calcext:value-type="float">
            <text:p>0</text:p>
          </table:table-cell>
          <table:table-cell office:value-type="float" office:value="0.001880371" calcext:value-type="float">
            <text:p>0.001880371</text:p>
          </table:table-cell>
          <table:table-cell office:value-type="float" office:value="1.989875E-015" calcext:value-type="float">
            <text:p>1.989875E-15</text:p>
          </table:table-cell>
          <table:table-cell office:value-type="float" office:value="1.963452E-015" calcext:value-type="float">
            <text:p>1.963452E-15</text:p>
          </table:table-cell>
          <table:table-cell office:value-type="float" office:value="1.993087E-015" calcext:value-type="float">
            <text:p>1.993087E-15</text:p>
          </table:table-cell>
          <table:table-cell office:value-type="float" office:value="9.451725E-016" calcext:value-type="float">
            <text:p>9.451725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23894" calcext:value-type="float">
            <text:p>-0.01423894</text:p>
          </table:table-cell>
          <table:table-cell office:value-type="float" office:value="-0.01297988" calcext:value-type="float">
            <text:p>-0.01297988</text:p>
          </table:table-cell>
          <table:table-cell office:value-type="float" office:value="-0.01075273" calcext:value-type="float">
            <text:p>-0.01075273</text:p>
          </table:table-cell>
          <table:table-cell office:value-type="float" office:value="-0.008836439" calcext:value-type="float">
            <text:p>-0.008836439</text:p>
          </table:table-cell>
          <table:table-cell office:value-type="float" office:value="-0.007781711" calcext:value-type="float">
            <text:p>-0.007781711</text:p>
          </table:table-cell>
          <table:table-cell office:value-type="float" office:value="-0.006338795" calcext:value-type="float">
            <text:p>-0.006338795</text:p>
          </table:table-cell>
          <table:table-cell office:value-type="float" office:value="-0.005235357" calcext:value-type="float">
            <text:p>-0.005235357</text:p>
          </table:table-cell>
          <table:table-cell office:value-type="float" office:value="-0.004101855" calcext:value-type="float">
            <text:p>-0.004101855</text:p>
          </table:table-cell>
          <table:table-cell office:value-type="float" office:value="-0.00764157" calcext:value-type="float">
            <text:p>-0.00764157</text:p>
          </table:table-cell>
          <table:table-cell office:value-type="float" office:value="-0.01305601" calcext:value-type="float">
            <text:p>-0.01305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84657" calcext:value-type="float">
            <text:p>-0.01484657</text:p>
          </table:table-cell>
          <table:table-cell office:value-type="float" office:value="0.003362335" calcext:value-type="float">
            <text:p>0.003362335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67765" calcext:value-type="float">
            <text:p>-2.36776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77" calcext:value-type="float">
            <text:p>77</text:p>
          </table:table-cell>
          <table:table-cell office:value-type="float" office:value="18032007" calcext:value-type="float">
            <text:p>18032007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4.858994" calcext:value-type="float">
            <text:p>4.858994</text:p>
          </table:table-cell>
          <table:table-cell office:value-type="float" office:value="0" calcext:value-type="float">
            <text:p>0</text:p>
          </table:table-cell>
          <table:table-cell office:value-type="float" office:value="1104.577" calcext:value-type="float">
            <text:p>1104.577</text:p>
          </table:table-cell>
          <table:table-cell office:value-type="float" office:value="26.57425" calcext:value-type="float">
            <text:p>26.57425</text:p>
          </table:table-cell>
          <table:table-cell office:value-type="float" office:value="0" calcext:value-type="float">
            <text:p>0</text:p>
          </table:table-cell>
          <table:table-cell office:value-type="float" office:value="0.3341946" calcext:value-type="float">
            <text:p>0.3341946</text:p>
          </table:table-cell>
          <table:table-cell office:value-type="float" office:value="0.3390036" calcext:value-type="float">
            <text:p>0.3390036</text:p>
          </table:table-cell>
          <table:table-cell office:value-type="float" office:value="0.3531666" calcext:value-type="float">
            <text:p>0.3531666</text:p>
          </table:table-cell>
          <table:table-cell office:value-type="float" office:value="0.3663675" calcext:value-type="float">
            <text:p>0.3663675</text:p>
          </table:table-cell>
          <table:table-cell office:value-type="float" office:value="0.3747329" calcext:value-type="float">
            <text:p>0.3747329</text:p>
          </table:table-cell>
          <table:table-cell office:value-type="float" office:value="0.3284898" calcext:value-type="float">
            <text:p>0.3284898</text:p>
          </table:table-cell>
          <table:table-cell office:value-type="float" office:value="0.3270374" calcext:value-type="float">
            <text:p>0.3270374</text:p>
          </table:table-cell>
          <table:table-cell office:value-type="float" office:value="0.3901547" calcext:value-type="float">
            <text:p>0.3901547</text:p>
          </table:table-cell>
          <table:table-cell office:value-type="float" office:value="0.3804334" calcext:value-type="float">
            <text:p>0.3804334</text:p>
          </table:table-cell>
          <table:table-cell office:value-type="float" office:value="0.3727722" calcext:value-type="float">
            <text:p>0.3727722</text:p>
          </table:table-cell>
          <table:table-cell office:value-type="float" office:value="0.3838504" calcext:value-type="float">
            <text:p>0.3838504</text:p>
          </table:table-cell>
          <table:table-cell office:value-type="float" office:value="0.3945925" calcext:value-type="float">
            <text:p>0.394592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62625E-015" calcext:value-type="float">
            <text:p>1.962625E-15</text:p>
          </table:table-cell>
          <table:table-cell office:value-type="float" office:value="1.989845E-015" calcext:value-type="float">
            <text:p>1.989845E-15</text:p>
          </table:table-cell>
          <table:table-cell office:value-type="float" office:value="1.963435E-015" calcext:value-type="float">
            <text:p>1.963435E-15</text:p>
          </table:table-cell>
          <table:table-cell office:value-type="float" office:value="1.993081E-015" calcext:value-type="float">
            <text:p>1.993081E-15</text:p>
          </table:table-cell>
          <table:table-cell office:value-type="float" office:value="9.451711E-016" calcext:value-type="float">
            <text:p>9.451711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12862" calcext:value-type="float">
            <text:p>-0.01812862</text:p>
          </table:table-cell>
          <table:table-cell office:value-type="float" office:value="-0.0165779" calcext:value-type="float">
            <text:p>-0.0165779</text:p>
          </table:table-cell>
          <table:table-cell office:value-type="float" office:value="-0.01281736" calcext:value-type="float">
            <text:p>-0.01281736</text:p>
          </table:table-cell>
          <table:table-cell office:value-type="float" office:value="-0.01030109" calcext:value-type="float">
            <text:p>-0.01030109</text:p>
          </table:table-cell>
          <table:table-cell office:value-type="float" office:value="-0.008979119" calcext:value-type="float">
            <text:p>-0.008979119</text:p>
          </table:table-cell>
          <table:table-cell office:value-type="float" office:value="-0.00732065" calcext:value-type="float">
            <text:p>-0.00732065</text:p>
          </table:table-cell>
          <table:table-cell office:value-type="float" office:value="-0.006075379" calcext:value-type="float">
            <text:p>-0.006075379</text:p>
          </table:table-cell>
          <table:table-cell office:value-type="float" office:value="-0.004832558" calcext:value-type="float">
            <text:p>-0.004832558</text:p>
          </table:table-cell>
          <table:table-cell office:value-type="float" office:value="-0.006822188" calcext:value-type="float">
            <text:p>-0.006822188</text:p>
          </table:table-cell>
          <table:table-cell office:value-type="float" office:value="-0.01238042" calcext:value-type="float">
            <text:p>-0.01238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8301" calcext:value-type="float">
            <text:p>-0.0188301</text:p>
          </table:table-cell>
          <table:table-cell office:value-type="float" office:value="0.003286516" calcext:value-type="float">
            <text:p>0.00328651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69034" calcext:value-type="float">
            <text:p>-2.36903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78" calcext:value-type="float">
            <text:p>78</text:p>
          </table:table-cell>
          <table:table-cell office:value-type="float" office:value="19032007" calcext:value-type="float">
            <text:p>19032007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6.766298" calcext:value-type="float">
            <text:p>6.766298</text:p>
          </table:table-cell>
          <table:table-cell office:value-type="float" office:value="0" calcext:value-type="float">
            <text:p>0</text:p>
          </table:table-cell>
          <table:table-cell office:value-type="float" office:value="1102.428" calcext:value-type="float">
            <text:p>1102.428</text:p>
          </table:table-cell>
          <table:table-cell office:value-type="float" office:value="26.81575" calcext:value-type="float">
            <text:p>26.81575</text:p>
          </table:table-cell>
          <table:table-cell office:value-type="float" office:value="0" calcext:value-type="float">
            <text:p>0</text:p>
          </table:table-cell>
          <table:table-cell office:value-type="float" office:value="0.3254198" calcext:value-type="float">
            <text:p>0.3254198</text:p>
          </table:table-cell>
          <table:table-cell office:value-type="float" office:value="0.3302" calcext:value-type="float">
            <text:p>0.3302</text:p>
          </table:table-cell>
          <table:table-cell office:value-type="float" office:value="0.3458244" calcext:value-type="float">
            <text:p>0.3458244</text:p>
          </table:table-cell>
          <table:table-cell office:value-type="float" office:value="0.3593646" calcext:value-type="float">
            <text:p>0.3593646</text:p>
          </table:table-cell>
          <table:table-cell office:value-type="float" office:value="0.3667421" calcext:value-type="float">
            <text:p>0.3667421</text:p>
          </table:table-cell>
          <table:table-cell office:value-type="float" office:value="0.3223903" calcext:value-type="float">
            <text:p>0.3223903</text:p>
          </table:table-cell>
          <table:table-cell office:value-type="float" office:value="0.3212148" calcext:value-type="float">
            <text:p>0.3212148</text:p>
          </table:table-cell>
          <table:table-cell office:value-type="float" office:value="0.3871107" calcext:value-type="float">
            <text:p>0.3871107</text:p>
          </table:table-cell>
          <table:table-cell office:value-type="float" office:value="0.3814303" calcext:value-type="float">
            <text:p>0.3814303</text:p>
          </table:table-cell>
          <table:table-cell office:value-type="float" office:value="0.3741192" calcext:value-type="float">
            <text:p>0.3741192</text:p>
          </table:table-cell>
          <table:table-cell office:value-type="float" office:value="0.3844747" calcext:value-type="float">
            <text:p>0.3844747</text:p>
          </table:table-cell>
          <table:table-cell office:value-type="float" office:value="0.3946956" calcext:value-type="float">
            <text:p>0.394695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6652E-015" calcext:value-type="float">
            <text:p>1.986652E-15</text:p>
          </table:table-cell>
          <table:table-cell office:value-type="float" office:value="1.989813E-015" calcext:value-type="float">
            <text:p>1.989813E-15</text:p>
          </table:table-cell>
          <table:table-cell office:value-type="float" office:value="1.963419E-015" calcext:value-type="float">
            <text:p>1.963419E-15</text:p>
          </table:table-cell>
          <table:table-cell office:value-type="float" office:value="1.993071E-015" calcext:value-type="float">
            <text:p>1.993071E-15</text:p>
          </table:table-cell>
          <table:table-cell office:value-type="float" office:value="9.451662E-016" calcext:value-type="float">
            <text:p>9.451662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136887" calcext:value-type="float">
            <text:p>-0.02136887</text:p>
          </table:table-cell>
          <table:table-cell office:value-type="float" office:value="-0.01948486" calcext:value-type="float">
            <text:p>-0.01948486</text:p>
          </table:table-cell>
          <table:table-cell office:value-type="float" office:value="-0.0145731" calcext:value-type="float">
            <text:p>-0.0145731</text:p>
          </table:table-cell>
          <table:table-cell office:value-type="float" office:value="-0.01158884" calcext:value-type="float">
            <text:p>-0.01158884</text:p>
          </table:table-cell>
          <table:table-cell office:value-type="float" office:value="-0.01024045" calcext:value-type="float">
            <text:p>-0.01024045</text:p>
          </table:table-cell>
          <table:table-cell office:value-type="float" office:value="-0.008441504" calcext:value-type="float">
            <text:p>-0.008441504</text:p>
          </table:table-cell>
          <table:table-cell office:value-type="float" office:value="-0.007068854" calcext:value-type="float">
            <text:p>-0.007068854</text:p>
          </table:table-cell>
          <table:table-cell office:value-type="float" office:value="-0.005727189" calcext:value-type="float">
            <text:p>-0.005727189</text:p>
          </table:table-cell>
          <table:table-cell office:value-type="float" office:value="-0.006526427" calcext:value-type="float">
            <text:p>-0.006526427</text:p>
          </table:table-cell>
          <table:table-cell office:value-type="float" office:value="-0.01164082" calcext:value-type="float">
            <text:p>-0.01164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09144" calcext:value-type="float">
            <text:p>-0.02209144</text:p>
          </table:table-cell>
          <table:table-cell office:value-type="float" office:value="0.003216429" calcext:value-type="float">
            <text:p>0.003216429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0095" calcext:value-type="float">
            <text:p>-2.37009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79" calcext:value-type="float">
            <text:p>79</text:p>
          </table:table-cell>
          <table:table-cell office:value-type="float" office:value="20032007" calcext:value-type="float">
            <text:p>20032007</text:p>
          </table:table-cell>
          <table:table-cell office:value-type="float" office:value="76.1044" calcext:value-type="float">
            <text:p>76.1044</text:p>
          </table:table-cell>
          <table:table-cell office:value-type="float" office:value="9.032742" calcext:value-type="float">
            <text:p>9.032742</text:p>
          </table:table-cell>
          <table:table-cell office:value-type="float" office:value="0" calcext:value-type="float">
            <text:p>0</text:p>
          </table:table-cell>
          <table:table-cell office:value-type="float" office:value="1100.185" calcext:value-type="float">
            <text:p>1100.185</text:p>
          </table:table-cell>
          <table:table-cell office:value-type="float" office:value="26.98302" calcext:value-type="float">
            <text:p>26.98302</text:p>
          </table:table-cell>
          <table:table-cell office:value-type="float" office:value="0" calcext:value-type="float">
            <text:p>0</text:p>
          </table:table-cell>
          <table:table-cell office:value-type="float" office:value="0.3190998" calcext:value-type="float">
            <text:p>0.3190998</text:p>
          </table:table-cell>
          <table:table-cell office:value-type="float" office:value="0.3179592" calcext:value-type="float">
            <text:p>0.3179592</text:p>
          </table:table-cell>
          <table:table-cell office:value-type="float" office:value="0.3395059" calcext:value-type="float">
            <text:p>0.3395059</text:p>
          </table:table-cell>
          <table:table-cell office:value-type="float" office:value="0.3527378" calcext:value-type="float">
            <text:p>0.3527378</text:p>
          </table:table-cell>
          <table:table-cell office:value-type="float" office:value="0.3597809" calcext:value-type="float">
            <text:p>0.3597809</text:p>
          </table:table-cell>
          <table:table-cell office:value-type="float" office:value="0.3169873" calcext:value-type="float">
            <text:p>0.3169873</text:p>
          </table:table-cell>
          <table:table-cell office:value-type="float" office:value="0.3160059" calcext:value-type="float">
            <text:p>0.3160059</text:p>
          </table:table-cell>
          <table:table-cell office:value-type="float" office:value="0.3845336" calcext:value-type="float">
            <text:p>0.3845336</text:p>
          </table:table-cell>
          <table:table-cell office:value-type="float" office:value="0.3814186" calcext:value-type="float">
            <text:p>0.3814186</text:p>
          </table:table-cell>
          <table:table-cell office:value-type="float" office:value="0.3754239" calcext:value-type="float">
            <text:p>0.3754239</text:p>
          </table:table-cell>
          <table:table-cell office:value-type="float" office:value="0.3851653" calcext:value-type="float">
            <text:p>0.3851653</text:p>
          </table:table-cell>
          <table:table-cell office:value-type="float" office:value="0.3948264" calcext:value-type="float">
            <text:p>0.394826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5789E-015" calcext:value-type="float">
            <text:p>1.935789E-15</text:p>
          </table:table-cell>
          <table:table-cell office:value-type="float" office:value="1.989773E-015" calcext:value-type="float">
            <text:p>1.989773E-15</text:p>
          </table:table-cell>
          <table:table-cell office:value-type="float" office:value="1.963397E-015" calcext:value-type="float">
            <text:p>1.963397E-15</text:p>
          </table:table-cell>
          <table:table-cell office:value-type="float" office:value="1.993066E-015" calcext:value-type="float">
            <text:p>1.993066E-15</text:p>
          </table:table-cell>
          <table:table-cell office:value-type="float" office:value="9.451573E-016" calcext:value-type="float">
            <text:p>9.451573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56947" calcext:value-type="float">
            <text:p>-0.0256947</text:p>
          </table:table-cell>
          <table:table-cell office:value-type="float" office:value="-0.02471776" calcext:value-type="float">
            <text:p>-0.02471776</text:p>
          </table:table-cell>
          <table:table-cell office:value-type="float" office:value="-0.01629929" calcext:value-type="float">
            <text:p>-0.01629929</text:p>
          </table:table-cell>
          <table:table-cell office:value-type="float" office:value="-0.01298705" calcext:value-type="float">
            <text:p>-0.01298705</text:p>
          </table:table-cell>
          <table:table-cell office:value-type="float" office:value="-0.01151241" calcext:value-type="float">
            <text:p>-0.01151241</text:p>
          </table:table-cell>
          <table:table-cell office:value-type="float" office:value="-0.009594187" calcext:value-type="float">
            <text:p>-0.009594187</text:p>
          </table:table-cell>
          <table:table-cell office:value-type="float" office:value="-0.008109939" calcext:value-type="float">
            <text:p>-0.008109939</text:p>
          </table:table-cell>
          <table:table-cell office:value-type="float" office:value="-0.006619683" calcext:value-type="float">
            <text:p>-0.006619683</text:p>
          </table:table-cell>
          <table:table-cell office:value-type="float" office:value="-0.006527479" calcext:value-type="float">
            <text:p>-0.006527479</text:p>
          </table:table-cell>
          <table:table-cell office:value-type="float" office:value="-0.0109666" calcext:value-type="float">
            <text:p>-0.0109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399755" calcext:value-type="float">
            <text:p>-0.02399755</text:p>
          </table:table-cell>
          <table:table-cell office:value-type="float" office:value="0.00313339" calcext:value-type="float">
            <text:p>0.00313339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0928" calcext:value-type="float">
            <text:p>-2.37092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80" calcext:value-type="float">
            <text:p>80</text:p>
          </table:table-cell>
          <table:table-cell office:value-type="float" office:value="21032007" calcext:value-type="float">
            <text:p>21032007</text:p>
          </table:table-cell>
          <table:table-cell office:value-type="float" office:value="76.67589" calcext:value-type="float">
            <text:p>76.67589</text:p>
          </table:table-cell>
          <table:table-cell office:value-type="float" office:value="11.46808" calcext:value-type="float">
            <text:p>11.46808</text:p>
          </table:table-cell>
          <table:table-cell office:value-type="float" office:value="0" calcext:value-type="float">
            <text:p>0</text:p>
          </table:table-cell>
          <table:table-cell office:value-type="float" office:value="1098.317" calcext:value-type="float">
            <text:p>1098.317</text:p>
          </table:table-cell>
          <table:table-cell office:value-type="float" office:value="26.98711" calcext:value-type="float">
            <text:p>26.98711</text:p>
          </table:table-cell>
          <table:table-cell office:value-type="float" office:value="0" calcext:value-type="float">
            <text:p>0</text:p>
          </table:table-cell>
          <table:table-cell office:value-type="float" office:value="0.2927051" calcext:value-type="float">
            <text:p>0.2927051</text:p>
          </table:table-cell>
          <table:table-cell office:value-type="float" office:value="0.3145578" calcext:value-type="float">
            <text:p>0.3145578</text:p>
          </table:table-cell>
          <table:table-cell office:value-type="float" office:value="0.3363047" calcext:value-type="float">
            <text:p>0.3363047</text:p>
          </table:table-cell>
          <table:table-cell office:value-type="float" office:value="0.3478845" calcext:value-type="float">
            <text:p>0.3478845</text:p>
          </table:table-cell>
          <table:table-cell office:value-type="float" office:value="0.3542777" calcext:value-type="float">
            <text:p>0.3542777</text:p>
          </table:table-cell>
          <table:table-cell office:value-type="float" office:value="0.3124379" calcext:value-type="float">
            <text:p>0.3124379</text:p>
          </table:table-cell>
          <table:table-cell office:value-type="float" office:value="0.3115677" calcext:value-type="float">
            <text:p>0.3115677</text:p>
          </table:table-cell>
          <table:table-cell office:value-type="float" office:value="0.3823408" calcext:value-type="float">
            <text:p>0.3823408</text:p>
          </table:table-cell>
          <table:table-cell office:value-type="float" office:value="0.3809091" calcext:value-type="float">
            <text:p>0.3809091</text:p>
          </table:table-cell>
          <table:table-cell office:value-type="float" office:value="0.3765293" calcext:value-type="float">
            <text:p>0.3765293</text:p>
          </table:table-cell>
          <table:table-cell office:value-type="float" office:value="0.3858496" calcext:value-type="float">
            <text:p>0.3858496</text:p>
          </table:table-cell>
          <table:table-cell office:value-type="float" office:value="0.3949814" calcext:value-type="float">
            <text:p>0.394981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6139E-015" calcext:value-type="float">
            <text:p>1.936139E-15</text:p>
          </table:table-cell>
          <table:table-cell office:value-type="float" office:value="1.989733E-015" calcext:value-type="float">
            <text:p>1.989733E-15</text:p>
          </table:table-cell>
          <table:table-cell office:value-type="float" office:value="1.963369E-015" calcext:value-type="float">
            <text:p>1.963369E-15</text:p>
          </table:table-cell>
          <table:table-cell office:value-type="float" office:value="1.993062E-015" calcext:value-type="float">
            <text:p>1.993062E-15</text:p>
          </table:table-cell>
          <table:table-cell office:value-type="float" office:value="9.451457E-016" calcext:value-type="float">
            <text:p>9.451457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4853" calcext:value-type="float">
            <text:p>-0.044853</text:p>
          </table:table-cell>
          <table:table-cell office:value-type="float" office:value="-0.02605272" calcext:value-type="float">
            <text:p>-0.02605272</text:p>
          </table:table-cell>
          <table:table-cell office:value-type="float" office:value="-0.01728338" calcext:value-type="float">
            <text:p>-0.01728338</text:p>
          </table:table-cell>
          <table:table-cell office:value-type="float" office:value="-0.01413216" calcext:value-type="float">
            <text:p>-0.01413216</text:p>
          </table:table-cell>
          <table:table-cell office:value-type="float" office:value="-0.01265346" calcext:value-type="float">
            <text:p>-0.01265346</text:p>
          </table:table-cell>
          <table:table-cell office:value-type="float" office:value="-0.01070515" calcext:value-type="float">
            <text:p>-0.01070515</text:p>
          </table:table-cell>
          <table:table-cell office:value-type="float" office:value="-0.009133503" calcext:value-type="float">
            <text:p>-0.009133503</text:p>
          </table:table-cell>
          <table:table-cell office:value-type="float" office:value="-0.007491904" calcext:value-type="float">
            <text:p>-0.007491904</text:p>
          </table:table-cell>
          <table:table-cell office:value-type="float" office:value="-0.006673297" calcext:value-type="float">
            <text:p>-0.006673297</text:p>
          </table:table-cell>
          <table:table-cell office:value-type="float" office:value="-0.01042768" calcext:value-type="float">
            <text:p>-0.01042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268956" calcext:value-type="float">
            <text:p>-0.05268956</text:p>
          </table:table-cell>
          <table:table-cell office:value-type="float" office:value="0.003058899" calcext:value-type="float">
            <text:p>0.003058899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1519" calcext:value-type="float">
            <text:p>-2.37151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81" calcext:value-type="float">
            <text:p>81</text:p>
          </table:table-cell>
          <table:table-cell office:value-type="float" office:value="22032007" calcext:value-type="float">
            <text:p>22032007</text:p>
          </table:table-cell>
          <table:table-cell office:value-type="float" office:value="76.67589" calcext:value-type="float">
            <text:p>76.67589</text:p>
          </table:table-cell>
          <table:table-cell office:value-type="float" office:value="13.75912" calcext:value-type="float">
            <text:p>13.75912</text:p>
          </table:table-cell>
          <table:table-cell office:value-type="float" office:value="0" calcext:value-type="float">
            <text:p>0</text:p>
          </table:table-cell>
          <table:table-cell office:value-type="float" office:value="1096.026" calcext:value-type="float">
            <text:p>1096.026</text:p>
          </table:table-cell>
          <table:table-cell office:value-type="float" office:value="26.98711" calcext:value-type="float">
            <text:p>26.98711</text:p>
          </table:table-cell>
          <table:table-cell office:value-type="float" office:value="0" calcext:value-type="float">
            <text:p>0</text:p>
          </table:table-cell>
          <table:table-cell office:value-type="float" office:value="0.205127" calcext:value-type="float">
            <text:p>0.205127</text:p>
          </table:table-cell>
          <table:table-cell office:value-type="float" office:value="0.3192218" calcext:value-type="float">
            <text:p>0.3192218</text:p>
          </table:table-cell>
          <table:table-cell office:value-type="float" office:value="0.3316309" calcext:value-type="float">
            <text:p>0.3316309</text:p>
          </table:table-cell>
          <table:table-cell office:value-type="float" office:value="0.3425008" calcext:value-type="float">
            <text:p>0.3425008</text:p>
          </table:table-cell>
          <table:table-cell office:value-type="float" office:value="0.3485975" calcext:value-type="float">
            <text:p>0.3485975</text:p>
          </table:table-cell>
          <table:table-cell office:value-type="float" office:value="0.308562" calcext:value-type="float">
            <text:p>0.308562</text:p>
          </table:table-cell>
          <table:table-cell office:value-type="float" office:value="0.3080272" calcext:value-type="float">
            <text:p>0.3080272</text:p>
          </table:table-cell>
          <table:table-cell office:value-type="float" office:value="0.3806758" calcext:value-type="float">
            <text:p>0.3806758</text:p>
          </table:table-cell>
          <table:table-cell office:value-type="float" office:value="0.3800855" calcext:value-type="float">
            <text:p>0.3800855</text:p>
          </table:table-cell>
          <table:table-cell office:value-type="float" office:value="0.3774555" calcext:value-type="float">
            <text:p>0.3774555</text:p>
          </table:table-cell>
          <table:table-cell office:value-type="float" office:value="0.3865101" calcext:value-type="float">
            <text:p>0.3865101</text:p>
          </table:table-cell>
          <table:table-cell office:value-type="float" office:value="0.3951541" calcext:value-type="float">
            <text:p>0.395154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6522E-015" calcext:value-type="float">
            <text:p>1.936522E-15</text:p>
          </table:table-cell>
          <table:table-cell office:value-type="float" office:value="1.989691E-015" calcext:value-type="float">
            <text:p>1.989691E-15</text:p>
          </table:table-cell>
          <table:table-cell office:value-type="float" office:value="1.963338E-015" calcext:value-type="float">
            <text:p>1.963338E-15</text:p>
          </table:table-cell>
          <table:table-cell office:value-type="float" office:value="1.993061E-015" calcext:value-type="float">
            <text:p>1.993061E-15</text:p>
          </table:table-cell>
          <table:table-cell office:value-type="float" office:value="9.45127E-016" calcext:value-type="float">
            <text:p>9.45127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704658" calcext:value-type="float">
            <text:p>-0.6704658</text:p>
          </table:table-cell>
          <table:table-cell office:value-type="float" office:value="-0.02391791" calcext:value-type="float">
            <text:p>-0.02391791</text:p>
          </table:table-cell>
          <table:table-cell office:value-type="float" office:value="-0.01886747" calcext:value-type="float">
            <text:p>-0.01886747</text:p>
          </table:table-cell>
          <table:table-cell office:value-type="float" office:value="-0.01555069" calcext:value-type="float">
            <text:p>-0.01555069</text:p>
          </table:table-cell>
          <table:table-cell office:value-type="float" office:value="-0.01397327" calcext:value-type="float">
            <text:p>-0.01397327</text:p>
          </table:table-cell>
          <table:table-cell office:value-type="float" office:value="-0.01176485" calcext:value-type="float">
            <text:p>-0.01176485</text:p>
          </table:table-cell>
          <table:table-cell office:value-type="float" office:value="-0.0100533" calcext:value-type="float">
            <text:p>-0.0100533</text:p>
          </table:table-cell>
          <table:table-cell office:value-type="float" office:value="-0.008235249" calcext:value-type="float">
            <text:p>-0.008235249</text:p>
          </table:table-cell>
          <table:table-cell office:value-type="float" office:value="-0.006916816" calcext:value-type="float">
            <text:p>-0.006916816</text:p>
          </table:table-cell>
          <table:table-cell office:value-type="float" office:value="-0.009997606" calcext:value-type="float">
            <text:p>-0.009997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042561" calcext:value-type="float">
            <text:p>-0.8042561</text:p>
          </table:table-cell>
          <table:table-cell office:value-type="float" office:value="0.002992044" calcext:value-type="float">
            <text:p>0.002992044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1857" calcext:value-type="float">
            <text:p>-2.37185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82" calcext:value-type="float">
            <text:p>82</text:p>
          </table:table-cell>
          <table:table-cell office:value-type="float" office:value="23032007" calcext:value-type="float">
            <text:p>23032007</text:p>
          </table:table-cell>
          <table:table-cell office:value-type="float" office:value="76.67589" calcext:value-type="float">
            <text:p>76.67589</text:p>
          </table:table-cell>
          <table:table-cell office:value-type="float" office:value="15.1381" calcext:value-type="float">
            <text:p>15.1381</text:p>
          </table:table-cell>
          <table:table-cell office:value-type="float" office:value="0" calcext:value-type="float">
            <text:p>0</text:p>
          </table:table-cell>
          <table:table-cell office:value-type="float" office:value="1094.647" calcext:value-type="float">
            <text:p>1094.647</text:p>
          </table:table-cell>
          <table:table-cell office:value-type="float" office:value="26.98711" calcext:value-type="float">
            <text:p>26.98711</text:p>
          </table:table-cell>
          <table:table-cell office:value-type="float" office:value="0" calcext:value-type="float">
            <text:p>0</text:p>
          </table:table-cell>
          <table:table-cell office:value-type="float" office:value="0.116887" calcext:value-type="float">
            <text:p>0.116887</text:p>
          </table:table-cell>
          <table:table-cell office:value-type="float" office:value="0.3278243" calcext:value-type="float">
            <text:p>0.3278243</text:p>
          </table:table-cell>
          <table:table-cell office:value-type="float" office:value="0.3328819" calcext:value-type="float">
            <text:p>0.3328819</text:p>
          </table:table-cell>
          <table:table-cell office:value-type="float" office:value="0.3402319" calcext:value-type="float">
            <text:p>0.3402319</text:p>
          </table:table-cell>
          <table:table-cell office:value-type="float" office:value="0.3455365" calcext:value-type="float">
            <text:p>0.3455365</text:p>
          </table:table-cell>
          <table:table-cell office:value-type="float" office:value="0.3055431" calcext:value-type="float">
            <text:p>0.3055431</text:p>
          </table:table-cell>
          <table:table-cell office:value-type="float" office:value="0.3051645" calcext:value-type="float">
            <text:p>0.3051645</text:p>
          </table:table-cell>
          <table:table-cell office:value-type="float" office:value="0.3792894" calcext:value-type="float">
            <text:p>0.3792894</text:p>
          </table:table-cell>
          <table:table-cell office:value-type="float" office:value="0.3788181" calcext:value-type="float">
            <text:p>0.3788181</text:p>
          </table:table-cell>
          <table:table-cell office:value-type="float" office:value="0.3783908" calcext:value-type="float">
            <text:p>0.3783908</text:p>
          </table:table-cell>
          <table:table-cell office:value-type="float" office:value="0.3872578" calcext:value-type="float">
            <text:p>0.3872578</text:p>
          </table:table-cell>
          <table:table-cell office:value-type="float" office:value="0.3953425" calcext:value-type="float">
            <text:p>0.395342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686E-015" calcext:value-type="float">
            <text:p>1.93686E-15</text:p>
          </table:table-cell>
          <table:table-cell office:value-type="float" office:value="1.989655E-015" calcext:value-type="float">
            <text:p>1.989655E-15</text:p>
          </table:table-cell>
          <table:table-cell office:value-type="float" office:value="1.963314E-015" calcext:value-type="float">
            <text:p>1.963314E-15</text:p>
          </table:table-cell>
          <table:table-cell office:value-type="float" office:value="1.993057E-015" calcext:value-type="float">
            <text:p>1.993057E-15</text:p>
          </table:table-cell>
          <table:table-cell office:value-type="float" office:value="9.451099E-016" calcext:value-type="float">
            <text:p>9.451099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98106" calcext:value-type="float">
            <text:p>-50.98106</text:p>
          </table:table-cell>
          <table:table-cell office:value-type="float" office:value="-0.02029929" calcext:value-type="float">
            <text:p>-0.02029929</text:p>
          </table:table-cell>
          <table:table-cell office:value-type="float" office:value="-0.01845847" calcext:value-type="float">
            <text:p>-0.01845847</text:p>
          </table:table-cell>
          <table:table-cell office:value-type="float" office:value="-0.01621313" calcext:value-type="float">
            <text:p>-0.01621313</text:p>
          </table:table-cell>
          <table:table-cell office:value-type="float" office:value="-0.01474799" calcext:value-type="float">
            <text:p>-0.01474799</text:p>
          </table:table-cell>
          <table:table-cell office:value-type="float" office:value="-0.01267472" calcext:value-type="float">
            <text:p>-0.01267472</text:p>
          </table:table-cell>
          <table:table-cell office:value-type="float" office:value="-0.01087132" calcext:value-type="float">
            <text:p>-0.01087132</text:p>
          </table:table-cell>
          <table:table-cell office:value-type="float" office:value="-0.008910918" calcext:value-type="float">
            <text:p>-0.008910918</text:p>
          </table:table-cell>
          <table:table-cell office:value-type="float" office:value="-0.007310423" calcext:value-type="float">
            <text:p>-0.007310423</text:p>
          </table:table-cell>
          <table:table-cell office:value-type="float" office:value="-0.009583424" calcext:value-type="float">
            <text:p>-0.009583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77047" calcext:value-type="float">
            <text:p>-11.77047</text:p>
          </table:table-cell>
          <table:table-cell office:value-type="float" office:value="0.002973544" calcext:value-type="float">
            <text:p>0.002973544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1938" calcext:value-type="float">
            <text:p>-2.37193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83" calcext:value-type="float">
            <text:p>83</text:p>
          </table:table-cell>
          <table:table-cell office:value-type="float" office:value="24032007" calcext:value-type="float">
            <text:p>24032007</text:p>
          </table:table-cell>
          <table:table-cell office:value-type="float" office:value="76.67589" calcext:value-type="float">
            <text:p>76.67589</text:p>
          </table:table-cell>
          <table:table-cell office:value-type="float" office:value="15.24474" calcext:value-type="float">
            <text:p>15.24474</text:p>
          </table:table-cell>
          <table:table-cell office:value-type="float" office:value="0" calcext:value-type="float">
            <text:p>0</text:p>
          </table:table-cell>
          <table:table-cell office:value-type="float" office:value="1094.54" calcext:value-type="float">
            <text:p>1094.54</text:p>
          </table:table-cell>
          <table:table-cell office:value-type="float" office:value="26.98711" calcext:value-type="float">
            <text:p>26.98711</text:p>
          </table:table-cell>
          <table:table-cell office:value-type="float" office:value="0" calcext:value-type="float">
            <text:p>0</text:p>
          </table:table-cell>
          <table:table-cell office:value-type="float" office:value="0.1131375" calcext:value-type="float">
            <text:p>0.1131375</text:p>
          </table:table-cell>
          <table:table-cell office:value-type="float" office:value="0.3332826" calcext:value-type="float">
            <text:p>0.3332826</text:p>
          </table:table-cell>
          <table:table-cell office:value-type="float" office:value="0.3361712" calcext:value-type="float">
            <text:p>0.3361712</text:p>
          </table:table-cell>
          <table:table-cell office:value-type="float" office:value="0.3407248" calcext:value-type="float">
            <text:p>0.3407248</text:p>
          </table:table-cell>
          <table:table-cell office:value-type="float" office:value="0.3444442" calcext:value-type="float">
            <text:p>0.3444442</text:p>
          </table:table-cell>
          <table:table-cell office:value-type="float" office:value="0.3037142" calcext:value-type="float">
            <text:p>0.3037142</text:p>
          </table:table-cell>
          <table:table-cell office:value-type="float" office:value="0.30313" calcext:value-type="float">
            <text:p>0.30313</text:p>
          </table:table-cell>
          <table:table-cell office:value-type="float" office:value="0.3781141" calcext:value-type="float">
            <text:p>0.3781141</text:p>
          </table:table-cell>
          <table:table-cell office:value-type="float" office:value="0.3776067" calcext:value-type="float">
            <text:p>0.3776067</text:p>
          </table:table-cell>
          <table:table-cell office:value-type="float" office:value="0.3790172" calcext:value-type="float">
            <text:p>0.3790172</text:p>
          </table:table-cell>
          <table:table-cell office:value-type="float" office:value="0.3880424" calcext:value-type="float">
            <text:p>0.3880424</text:p>
          </table:table-cell>
          <table:table-cell office:value-type="float" office:value="0.3955655" calcext:value-type="float">
            <text:p>0.395565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7112E-015" calcext:value-type="float">
            <text:p>1.937112E-15</text:p>
          </table:table-cell>
          <table:table-cell office:value-type="float" office:value="1.98963E-015" calcext:value-type="float">
            <text:p>1.98963E-15</text:p>
          </table:table-cell>
          <table:table-cell office:value-type="float" office:value="1.963297E-015" calcext:value-type="float">
            <text:p>1.963297E-15</text:p>
          </table:table-cell>
          <table:table-cell office:value-type="float" office:value="1.993052E-015" calcext:value-type="float">
            <text:p>1.993052E-15</text:p>
          </table:table-cell>
          <table:table-cell office:value-type="float" office:value="9.450953E-016" calcext:value-type="float">
            <text:p>9.450953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53962" calcext:value-type="float">
            <text:p>-65.53962</text:p>
          </table:table-cell>
          <table:table-cell office:value-type="float" office:value="-0.01832301" calcext:value-type="float">
            <text:p>-0.01832301</text:p>
          </table:table-cell>
          <table:table-cell office:value-type="float" office:value="-0.01736971" calcext:value-type="float">
            <text:p>-0.01736971</text:p>
          </table:table-cell>
          <table:table-cell office:value-type="float" office:value="-0.01607222" calcext:value-type="float">
            <text:p>-0.01607222</text:p>
          </table:table-cell>
          <table:table-cell office:value-type="float" office:value="-0.01503963" calcext:value-type="float">
            <text:p>-0.01503963</text:p>
          </table:table-cell>
          <table:table-cell office:value-type="float" office:value="-0.01326717" calcext:value-type="float">
            <text:p>-0.01326717</text:p>
          </table:table-cell>
          <table:table-cell office:value-type="float" office:value="-0.0115013" calcext:value-type="float">
            <text:p>-0.0115013</text:p>
          </table:table-cell>
          <table:table-cell office:value-type="float" office:value="-0.009530711" calcext:value-type="float">
            <text:p>-0.009530711</text:p>
          </table:table-cell>
          <table:table-cell office:value-type="float" office:value="-0.007711094" calcext:value-type="float">
            <text:p>-0.007711094</text:p>
          </table:table-cell>
          <table:table-cell office:value-type="float" office:value="-0.00931373" calcext:value-type="float">
            <text:p>-0.00931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83208" calcext:value-type="float">
            <text:p>-13.83208</text:p>
          </table:table-cell>
          <table:table-cell office:value-type="float" office:value="0.002964569" calcext:value-type="float">
            <text:p>0.002964569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1772" calcext:value-type="float">
            <text:p>-2.37177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84" calcext:value-type="float">
            <text:p>84</text:p>
          </table:table-cell>
          <table:table-cell office:value-type="float" office:value="25032007" calcext:value-type="float">
            <text:p>25032007</text:p>
          </table:table-cell>
          <table:table-cell office:value-type="float" office:value="76.67589" calcext:value-type="float">
            <text:p>76.67589</text:p>
          </table:table-cell>
          <table:table-cell office:value-type="float" office:value="15.313" calcext:value-type="float">
            <text:p>15.313</text:p>
          </table:table-cell>
          <table:table-cell office:value-type="float" office:value="0" calcext:value-type="float">
            <text:p>0</text:p>
          </table:table-cell>
          <table:table-cell office:value-type="float" office:value="1094.472" calcext:value-type="float">
            <text:p>1094.472</text:p>
          </table:table-cell>
          <table:table-cell office:value-type="float" office:value="26.98711" calcext:value-type="float">
            <text:p>26.98711</text:p>
          </table:table-cell>
          <table:table-cell office:value-type="float" office:value="0" calcext:value-type="float">
            <text:p>0</text:p>
          </table:table-cell>
          <table:table-cell office:value-type="float" office:value="0.111991" calcext:value-type="float">
            <text:p>0.111991</text:p>
          </table:table-cell>
          <table:table-cell office:value-type="float" office:value="0.3359578" calcext:value-type="float">
            <text:p>0.3359578</text:p>
          </table:table-cell>
          <table:table-cell office:value-type="float" office:value="0.3381258" calcext:value-type="float">
            <text:p>0.3381258</text:p>
          </table:table-cell>
          <table:table-cell office:value-type="float" office:value="0.3415812" calcext:value-type="float">
            <text:p>0.3415812</text:p>
          </table:table-cell>
          <table:table-cell office:value-type="float" office:value="0.3445022" calcext:value-type="float">
            <text:p>0.3445022</text:p>
          </table:table-cell>
          <table:table-cell office:value-type="float" office:value="0.302743" calcext:value-type="float">
            <text:p>0.302743</text:p>
          </table:table-cell>
          <table:table-cell office:value-type="float" office:value="0.3016348" calcext:value-type="float">
            <text:p>0.3016348</text:p>
          </table:table-cell>
          <table:table-cell office:value-type="float" office:value="0.3771546" calcext:value-type="float">
            <text:p>0.3771546</text:p>
          </table:table-cell>
          <table:table-cell office:value-type="float" office:value="0.3765285" calcext:value-type="float">
            <text:p>0.3765285</text:p>
          </table:table-cell>
          <table:table-cell office:value-type="float" office:value="0.379353" calcext:value-type="float">
            <text:p>0.379353</text:p>
          </table:table-cell>
          <table:table-cell office:value-type="float" office:value="0.3888089" calcext:value-type="float">
            <text:p>0.3888089</text:p>
          </table:table-cell>
          <table:table-cell office:value-type="float" office:value="0.3958448" calcext:value-type="float">
            <text:p>0.395844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4574E-015" calcext:value-type="float">
            <text:p>1.974574E-15</text:p>
          </table:table-cell>
          <table:table-cell office:value-type="float" office:value="1.995504E-015" calcext:value-type="float">
            <text:p>1.995504E-15</text:p>
          </table:table-cell>
          <table:table-cell office:value-type="float" office:value="1.963285E-015" calcext:value-type="float">
            <text:p>1.963285E-15</text:p>
          </table:table-cell>
          <table:table-cell office:value-type="float" office:value="1.993046E-015" calcext:value-type="float">
            <text:p>1.993046E-15</text:p>
          </table:table-cell>
          <table:table-cell office:value-type="float" office:value="9.450859E-016" calcext:value-type="float">
            <text:p>9.450859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7864" calcext:value-type="float">
            <text:p>-70.7864</text:p>
          </table:table-cell>
          <table:table-cell office:value-type="float" office:value="-0.01743545" calcext:value-type="float">
            <text:p>-0.01743545</text:p>
          </table:table-cell>
          <table:table-cell office:value-type="float" office:value="-0.01675738" calcext:value-type="float">
            <text:p>-0.01675738</text:p>
          </table:table-cell>
          <table:table-cell office:value-type="float" office:value="-0.01582864" calcext:value-type="float">
            <text:p>-0.01582864</text:p>
          </table:table-cell>
          <table:table-cell office:value-type="float" office:value="-0.01502639" calcext:value-type="float">
            <text:p>-0.01502639</text:p>
          </table:table-cell>
          <table:table-cell office:value-type="float" office:value="-0.01359459" calcext:value-type="float">
            <text:p>-0.01359459</text:p>
          </table:table-cell>
          <table:table-cell office:value-type="float" office:value="-0.0119889" calcext:value-type="float">
            <text:p>-0.0119889</text:p>
          </table:table-cell>
          <table:table-cell office:value-type="float" office:value="-0.0100694" calcext:value-type="float">
            <text:p>-0.0100694</text:p>
          </table:table-cell>
          <table:table-cell office:value-type="float" office:value="-0.008086863" calcext:value-type="float">
            <text:p>-0.008086863</text:p>
          </table:table-cell>
          <table:table-cell office:value-type="float" office:value="-0.00917326" calcext:value-type="float">
            <text:p>-0.00917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92768" calcext:value-type="float">
            <text:p>-14.92768</text:p>
          </table:table-cell>
          <table:table-cell office:value-type="float" office:value="0.002955329" calcext:value-type="float">
            <text:p>0.002955329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1299" calcext:value-type="float">
            <text:p>-2.37129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85" calcext:value-type="float">
            <text:p>85</text:p>
          </table:table-cell>
          <table:table-cell office:value-type="float" office:value="26032007" calcext:value-type="float">
            <text:p>26032007</text:p>
          </table:table-cell>
          <table:table-cell office:value-type="float" office:value="76.67589" calcext:value-type="float">
            <text:p>76.67589</text:p>
          </table:table-cell>
          <table:table-cell office:value-type="float" office:value="15.36182" calcext:value-type="float">
            <text:p>15.36182</text:p>
          </table:table-cell>
          <table:table-cell office:value-type="float" office:value="0" calcext:value-type="float">
            <text:p>0</text:p>
          </table:table-cell>
          <table:table-cell office:value-type="float" office:value="1094.423" calcext:value-type="float">
            <text:p>1094.423</text:p>
          </table:table-cell>
          <table:table-cell office:value-type="float" office:value="26.98711" calcext:value-type="float">
            <text:p>26.98711</text:p>
          </table:table-cell>
          <table:table-cell office:value-type="float" office:value="0" calcext:value-type="float">
            <text:p>0</text:p>
          </table:table-cell>
          <table:table-cell office:value-type="float" office:value="0.1120888" calcext:value-type="float">
            <text:p>0.1120888</text:p>
          </table:table-cell>
          <table:table-cell office:value-type="float" office:value="0.3377323" calcext:value-type="float">
            <text:p>0.3377323</text:p>
          </table:table-cell>
          <table:table-cell office:value-type="float" office:value="0.3394819" calcext:value-type="float">
            <text:p>0.3394819</text:p>
          </table:table-cell>
          <table:table-cell office:value-type="float" office:value="0.342183" calcext:value-type="float">
            <text:p>0.342183</text:p>
          </table:table-cell>
          <table:table-cell office:value-type="float" office:value="0.3445792" calcext:value-type="float">
            <text:p>0.3445792</text:p>
          </table:table-cell>
          <table:table-cell office:value-type="float" office:value="0.3021234" calcext:value-type="float">
            <text:p>0.3021234</text:p>
          </table:table-cell>
          <table:table-cell office:value-type="float" office:value="0.3004285" calcext:value-type="float">
            <text:p>0.3004285</text:p>
          </table:table-cell>
          <table:table-cell office:value-type="float" office:value="0.3764369" calcext:value-type="float">
            <text:p>0.3764369</text:p>
          </table:table-cell>
          <table:table-cell office:value-type="float" office:value="0.3755046" calcext:value-type="float">
            <text:p>0.3755046</text:p>
          </table:table-cell>
          <table:table-cell office:value-type="float" office:value="0.3795997" calcext:value-type="float">
            <text:p>0.3795997</text:p>
          </table:table-cell>
          <table:table-cell office:value-type="float" office:value="0.3894647" calcext:value-type="float">
            <text:p>0.3894647</text:p>
          </table:table-cell>
          <table:table-cell office:value-type="float" office:value="0.3961302" calcext:value-type="float">
            <text:p>0.396130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5688E-015" calcext:value-type="float">
            <text:p>1.935688E-15</text:p>
          </table:table-cell>
          <table:table-cell office:value-type="float" office:value="1.977997E-015" calcext:value-type="float">
            <text:p>1.977997E-15</text:p>
          </table:table-cell>
          <table:table-cell office:value-type="float" office:value="1.963268E-015" calcext:value-type="float">
            <text:p>1.963268E-15</text:p>
          </table:table-cell>
          <table:table-cell office:value-type="float" office:value="1.99304E-015" calcext:value-type="float">
            <text:p>1.99304E-15</text:p>
          </table:table-cell>
          <table:table-cell office:value-type="float" office:value="9.450787E-016" calcext:value-type="float">
            <text:p>9.450787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30996" calcext:value-type="float">
            <text:p>-70.30996</text:p>
          </table:table-cell>
          <table:table-cell office:value-type="float" office:value="-0.01687401" calcext:value-type="float">
            <text:p>-0.01687401</text:p>
          </table:table-cell>
          <table:table-cell office:value-type="float" office:value="-0.01634789" calcext:value-type="float">
            <text:p>-0.01634789</text:p>
          </table:table-cell>
          <table:table-cell office:value-type="float" office:value="-0.01566004" calcext:value-type="float">
            <text:p>-0.01566004</text:p>
          </table:table-cell>
          <table:table-cell office:value-type="float" office:value="-0.01500698" calcext:value-type="float">
            <text:p>-0.01500698</text:p>
          </table:table-cell>
          <table:table-cell office:value-type="float" office:value="-0.01380759" calcext:value-type="float">
            <text:p>-0.01380759</text:p>
          </table:table-cell>
          <table:table-cell office:value-type="float" office:value="-0.01239928" calcext:value-type="float">
            <text:p>-0.01239928</text:p>
          </table:table-cell>
          <table:table-cell office:value-type="float" office:value="-0.01049369" calcext:value-type="float">
            <text:p>-0.01049369</text:p>
          </table:table-cell>
          <table:table-cell office:value-type="float" office:value="-0.008461634" calcext:value-type="float">
            <text:p>-0.008461634</text:p>
          </table:table-cell>
          <table:table-cell office:value-type="float" office:value="-0.009071457" calcext:value-type="float">
            <text:p>-0.009071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41369" calcext:value-type="float">
            <text:p>-14.41369</text:p>
          </table:table-cell>
          <table:table-cell office:value-type="float" office:value="0.0029413" calcext:value-type="float">
            <text:p>0.0029413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0511" calcext:value-type="float">
            <text:p>-2.37051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86" calcext:value-type="float">
            <text:p>86</text:p>
          </table:table-cell>
          <table:table-cell office:value-type="float" office:value="27032007" calcext:value-type="float">
            <text:p>27032007</text:p>
          </table:table-cell>
          <table:table-cell office:value-type="float" office:value="76.67589" calcext:value-type="float">
            <text:p>76.67589</text:p>
          </table:table-cell>
          <table:table-cell office:value-type="float" office:value="15.40129" calcext:value-type="float">
            <text:p>15.40129</text:p>
          </table:table-cell>
          <table:table-cell office:value-type="float" office:value="0" calcext:value-type="float">
            <text:p>0</text:p>
          </table:table-cell>
          <table:table-cell office:value-type="float" office:value="1094.384" calcext:value-type="float">
            <text:p>1094.384</text:p>
          </table:table-cell>
          <table:table-cell office:value-type="float" office:value="26.98711" calcext:value-type="float">
            <text:p>26.98711</text:p>
          </table:table-cell>
          <table:table-cell office:value-type="float" office:value="0" calcext:value-type="float">
            <text:p>0</text:p>
          </table:table-cell>
          <table:table-cell office:value-type="float" office:value="0.1131049" calcext:value-type="float">
            <text:p>0.1131049</text:p>
          </table:table-cell>
          <table:table-cell office:value-type="float" office:value="0.3381981" calcext:value-type="float">
            <text:p>0.3381981</text:p>
          </table:table-cell>
          <table:table-cell office:value-type="float" office:value="0.3401095" calcext:value-type="float">
            <text:p>0.3401095</text:p>
          </table:table-cell>
          <table:table-cell office:value-type="float" office:value="0.3428235" calcext:value-type="float">
            <text:p>0.3428235</text:p>
          </table:table-cell>
          <table:table-cell office:value-type="float" office:value="0.3449144" calcext:value-type="float">
            <text:p>0.3449144</text:p>
          </table:table-cell>
          <table:table-cell office:value-type="float" office:value="0.3018427" calcext:value-type="float">
            <text:p>0.3018427</text:p>
          </table:table-cell>
          <table:table-cell office:value-type="float" office:value="0.2996618" calcext:value-type="float">
            <text:p>0.2996618</text:p>
          </table:table-cell>
          <table:table-cell office:value-type="float" office:value="0.3758115" calcext:value-type="float">
            <text:p>0.3758115</text:p>
          </table:table-cell>
          <table:table-cell office:value-type="float" office:value="0.374593" calcext:value-type="float">
            <text:p>0.374593</text:p>
          </table:table-cell>
          <table:table-cell office:value-type="float" office:value="0.3797674" calcext:value-type="float">
            <text:p>0.3797674</text:p>
          </table:table-cell>
          <table:table-cell office:value-type="float" office:value="0.3900284" calcext:value-type="float">
            <text:p>0.3900284</text:p>
          </table:table-cell>
          <table:table-cell office:value-type="float" office:value="0.3964139" calcext:value-type="float">
            <text:p>0.396413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132E-015" calcext:value-type="float">
            <text:p>1.95132E-15</text:p>
          </table:table-cell>
          <table:table-cell office:value-type="float" office:value="1.990844E-015" calcext:value-type="float">
            <text:p>1.990844E-15</text:p>
          </table:table-cell>
          <table:table-cell office:value-type="float" office:value="1.963247E-015" calcext:value-type="float">
            <text:p>1.963247E-15</text:p>
          </table:table-cell>
          <table:table-cell office:value-type="float" office:value="1.993032E-015" calcext:value-type="float">
            <text:p>1.993032E-15</text:p>
          </table:table-cell>
          <table:table-cell office:value-type="float" office:value="9.45069E-016" calcext:value-type="float">
            <text:p>9.45069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9475" calcext:value-type="float">
            <text:p>-65.9475</text:p>
          </table:table-cell>
          <table:table-cell office:value-type="float" office:value="-0.01673338" calcext:value-type="float">
            <text:p>-0.01673338</text:p>
          </table:table-cell>
          <table:table-cell office:value-type="float" office:value="-0.01616257" calcext:value-type="float">
            <text:p>-0.01616257</text:p>
          </table:table-cell>
          <table:table-cell office:value-type="float" office:value="-0.01547993" calcext:value-type="float">
            <text:p>-0.01547993</text:p>
          </table:table-cell>
          <table:table-cell office:value-type="float" office:value="-0.01491552" calcext:value-type="float">
            <text:p>-0.01491552</text:p>
          </table:table-cell>
          <table:table-cell office:value-type="float" office:value="-0.01390518" calcext:value-type="float">
            <text:p>-0.01390518</text:p>
          </table:table-cell>
          <table:table-cell office:value-type="float" office:value="-0.0126689" calcext:value-type="float">
            <text:p>-0.0126689</text:p>
          </table:table-cell>
          <table:table-cell office:value-type="float" office:value="-0.01087827" calcext:value-type="float">
            <text:p>-0.01087827</text:p>
          </table:table-cell>
          <table:table-cell office:value-type="float" office:value="-0.008811038" calcext:value-type="float">
            <text:p>-0.008811038</text:p>
          </table:table-cell>
          <table:table-cell office:value-type="float" office:value="-0.009002879" calcext:value-type="float">
            <text:p>-0.009002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36119" calcext:value-type="float">
            <text:p>-14.36119</text:p>
          </table:table-cell>
          <table:table-cell office:value-type="float" office:value="0.002923766" calcext:value-type="float">
            <text:p>0.00292376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69439" calcext:value-type="float">
            <text:p>-2.36943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87" calcext:value-type="float">
            <text:p>87</text:p>
          </table:table-cell>
          <table:table-cell office:value-type="float" office:value="28032007" calcext:value-type="float">
            <text:p>28032007</text:p>
          </table:table-cell>
          <table:table-cell office:value-type="float" office:value="77.43788" calcext:value-type="float">
            <text:p>77.43788</text:p>
          </table:table-cell>
          <table:table-cell office:value-type="float" office:value="15.46553" calcext:value-type="float">
            <text:p>15.46553</text:p>
          </table:table-cell>
          <table:table-cell office:value-type="float" office:value="0" calcext:value-type="float">
            <text:p>0</text:p>
          </table:table-cell>
          <table:table-cell office:value-type="float" office:value="1095.076" calcext:value-type="float">
            <text:p>1095.076</text:p>
          </table:table-cell>
          <table:table-cell office:value-type="float" office:value="26.99242" calcext:value-type="float">
            <text:p>26.99242</text:p>
          </table:table-cell>
          <table:table-cell office:value-type="float" office:value="0" calcext:value-type="float">
            <text:p>0</text:p>
          </table:table-cell>
          <table:table-cell office:value-type="float" office:value="0.1656695" calcext:value-type="float">
            <text:p>0.1656695</text:p>
          </table:table-cell>
          <table:table-cell office:value-type="float" office:value="0.3382715" calcext:value-type="float">
            <text:p>0.3382715</text:p>
          </table:table-cell>
          <table:table-cell office:value-type="float" office:value="0.3404231" calcext:value-type="float">
            <text:p>0.3404231</text:p>
          </table:table-cell>
          <table:table-cell office:value-type="float" office:value="0.3430584" calcext:value-type="float">
            <text:p>0.3430584</text:p>
          </table:table-cell>
          <table:table-cell office:value-type="float" office:value="0.3449731" calcext:value-type="float">
            <text:p>0.3449731</text:p>
          </table:table-cell>
          <table:table-cell office:value-type="float" office:value="0.3015932" calcext:value-type="float">
            <text:p>0.3015932</text:p>
          </table:table-cell>
          <table:table-cell office:value-type="float" office:value="0.2990975" calcext:value-type="float">
            <text:p>0.2990975</text:p>
          </table:table-cell>
          <table:table-cell office:value-type="float" office:value="0.3753136" calcext:value-type="float">
            <text:p>0.3753136</text:p>
          </table:table-cell>
          <table:table-cell office:value-type="float" office:value="0.3738116" calcext:value-type="float">
            <text:p>0.3738116</text:p>
          </table:table-cell>
          <table:table-cell office:value-type="float" office:value="0.3798443" calcext:value-type="float">
            <text:p>0.3798443</text:p>
          </table:table-cell>
          <table:table-cell office:value-type="float" office:value="0.3905136" calcext:value-type="float">
            <text:p>0.3905136</text:p>
          </table:table-cell>
          <table:table-cell office:value-type="float" office:value="0.3966906" calcext:value-type="float">
            <text:p>0.396690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1741E-015" calcext:value-type="float">
            <text:p>1.951741E-15</text:p>
          </table:table-cell>
          <table:table-cell office:value-type="float" office:value="1.990797E-015" calcext:value-type="float">
            <text:p>1.990797E-15</text:p>
          </table:table-cell>
          <table:table-cell office:value-type="float" office:value="1.963214E-015" calcext:value-type="float">
            <text:p>1.963214E-15</text:p>
          </table:table-cell>
          <table:table-cell office:value-type="float" office:value="1.993028E-015" calcext:value-type="float">
            <text:p>1.993028E-15</text:p>
          </table:table-cell>
          <table:table-cell office:value-type="float" office:value="9.450523E-016" calcext:value-type="float">
            <text:p>9.450523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487262" calcext:value-type="float">
            <text:p>-6.487262</text:p>
          </table:table-cell>
          <table:table-cell office:value-type="float" office:value="-0.01668289" calcext:value-type="float">
            <text:p>-0.01668289</text:p>
          </table:table-cell>
          <table:table-cell office:value-type="float" office:value="-0.01606906" calcext:value-type="float">
            <text:p>-0.01606906</text:p>
          </table:table-cell>
          <table:table-cell office:value-type="float" office:value="-0.01541408" calcext:value-type="float">
            <text:p>-0.01541408</text:p>
          </table:table-cell>
          <table:table-cell office:value-type="float" office:value="-0.01490021" calcext:value-type="float">
            <text:p>-0.01490021</text:p>
          </table:table-cell>
          <table:table-cell office:value-type="float" office:value="-0.01399263" calcext:value-type="float">
            <text:p>-0.01399263</text:p>
          </table:table-cell>
          <table:table-cell office:value-type="float" office:value="-0.01287038" calcext:value-type="float">
            <text:p>-0.01287038</text:p>
          </table:table-cell>
          <table:table-cell office:value-type="float" office:value="-0.01119532" calcext:value-type="float">
            <text:p>-0.01119532</text:p>
          </table:table-cell>
          <table:table-cell office:value-type="float" office:value="-0.009123174" calcext:value-type="float">
            <text:p>-0.009123174</text:p>
          </table:table-cell>
          <table:table-cell office:value-type="float" office:value="-0.008970971" calcext:value-type="float">
            <text:p>-0.008970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91749" calcext:value-type="float">
            <text:p>-0.2391749</text:p>
          </table:table-cell>
          <table:table-cell office:value-type="float" office:value="0.002904721" calcext:value-type="float">
            <text:p>0.002904721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68106" calcext:value-type="float">
            <text:p>-2.36810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88" calcext:value-type="float">
            <text:p>88</text:p>
          </table:table-cell>
          <table:table-cell office:value-type="float" office:value="29032007" calcext:value-type="float">
            <text:p>29032007</text:p>
          </table:table-cell>
          <table:table-cell office:value-type="float" office:value="82.00982" calcext:value-type="float">
            <text:p>82.00982</text:p>
          </table:table-cell>
          <table:table-cell office:value-type="float" office:value="17.6008" calcext:value-type="float">
            <text:p>17.6008</text:p>
          </table:table-cell>
          <table:table-cell office:value-type="float" office:value="0" calcext:value-type="float">
            <text:p>0</text:p>
          </table:table-cell>
          <table:table-cell office:value-type="float" office:value="1097.468" calcext:value-type="float">
            <text:p>1097.468</text:p>
          </table:table-cell>
          <table:table-cell office:value-type="float" office:value="27.03704" calcext:value-type="float">
            <text:p>27.03704</text:p>
          </table:table-cell>
          <table:table-cell office:value-type="float" office:value="0" calcext:value-type="float">
            <text:p>0</text:p>
          </table:table-cell>
          <table:table-cell office:value-type="float" office:value="0.4941639" calcext:value-type="float">
            <text:p>0.4941639</text:p>
          </table:table-cell>
          <table:table-cell office:value-type="float" office:value="0.3269601" calcext:value-type="float">
            <text:p>0.3269601</text:p>
          </table:table-cell>
          <table:table-cell office:value-type="float" office:value="0.3319274" calcext:value-type="float">
            <text:p>0.3319274</text:p>
          </table:table-cell>
          <table:table-cell office:value-type="float" office:value="0.3396051" calcext:value-type="float">
            <text:p>0.3396051</text:p>
          </table:table-cell>
          <table:table-cell office:value-type="float" office:value="0.3430194" calcext:value-type="float">
            <text:p>0.3430194</text:p>
          </table:table-cell>
          <table:table-cell office:value-type="float" office:value="0.3010324" calcext:value-type="float">
            <text:p>0.3010324</text:p>
          </table:table-cell>
          <table:table-cell office:value-type="float" office:value="0.2989163" calcext:value-type="float">
            <text:p>0.2989163</text:p>
          </table:table-cell>
          <table:table-cell office:value-type="float" office:value="0.3749329" calcext:value-type="float">
            <text:p>0.3749329</text:p>
          </table:table-cell>
          <table:table-cell office:value-type="float" office:value="0.3731977" calcext:value-type="float">
            <text:p>0.3731977</text:p>
          </table:table-cell>
          <table:table-cell office:value-type="float" office:value="0.3797859" calcext:value-type="float">
            <text:p>0.3797859</text:p>
          </table:table-cell>
          <table:table-cell office:value-type="float" office:value="0.3909218" calcext:value-type="float">
            <text:p>0.3909218</text:p>
          </table:table-cell>
          <table:table-cell office:value-type="float" office:value="0.3969573" calcext:value-type="float">
            <text:p>0.3969573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.000009957876" calcext:value-type="float">
            <text:p>9.957876E-06</text:p>
          </table:table-cell>
          <table:table-cell office:value-type="float" office:value="1.952106E-015" calcext:value-type="float">
            <text:p>1.952106E-15</text:p>
          </table:table-cell>
          <table:table-cell office:value-type="float" office:value="1.99076E-015" calcext:value-type="float">
            <text:p>1.99076E-15</text:p>
          </table:table-cell>
          <table:table-cell office:value-type="float" office:value="1.963184E-015" calcext:value-type="float">
            <text:p>1.963184E-15</text:p>
          </table:table-cell>
          <table:table-cell office:value-type="float" office:value="1.993024E-015" calcext:value-type="float">
            <text:p>1.993024E-15</text:p>
          </table:table-cell>
          <table:table-cell office:value-type="float" office:value="9.450362E-016" calcext:value-type="float">
            <text:p>9.450362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860959" calcext:value-type="float">
            <text:p>-0.002860959</text:p>
          </table:table-cell>
          <table:table-cell office:value-type="float" office:value="-0.02174306" calcext:value-type="float">
            <text:p>-0.02174306</text:p>
          </table:table-cell>
          <table:table-cell office:value-type="float" office:value="-0.01877967" calcext:value-type="float">
            <text:p>-0.01877967</text:p>
          </table:table-cell>
          <table:table-cell office:value-type="float" office:value="-0.01637622" calcext:value-type="float">
            <text:p>-0.01637622</text:p>
          </table:table-cell>
          <table:table-cell office:value-type="float" office:value="-0.01541255" calcext:value-type="float">
            <text:p>-0.01541255</text:p>
          </table:table-cell>
          <table:table-cell office:value-type="float" office:value="-0.01418763" calcext:value-type="float">
            <text:p>-0.01418763</text:p>
          </table:table-cell>
          <table:table-cell office:value-type="float" office:value="-0.01302897" calcext:value-type="float">
            <text:p>-0.01302897</text:p>
          </table:table-cell>
          <table:table-cell office:value-type="float" office:value="-0.01144408" calcext:value-type="float">
            <text:p>-0.01144408</text:p>
          </table:table-cell>
          <table:table-cell office:value-type="float" office:value="-0.009376176" calcext:value-type="float">
            <text:p>-0.009376176</text:p>
          </table:table-cell>
          <table:table-cell office:value-type="float" office:value="-0.008994521" calcext:value-type="float">
            <text:p>-0.008994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2864944" calcext:value-type="float">
            <text:p>0.002864944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66543" calcext:value-type="float">
            <text:p>-2.366543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89" calcext:value-type="float">
            <text:p>89</text:p>
          </table:table-cell>
          <table:table-cell office:value-type="float" office:value="30032007" calcext:value-type="float">
            <text:p>30032007</text:p>
          </table:table-cell>
          <table:table-cell office:value-type="float" office:value="88.86778" calcext:value-type="float">
            <text:p>88.86778</text:p>
          </table:table-cell>
          <table:table-cell office:value-type="float" office:value="17.88432" calcext:value-type="float">
            <text:p>17.88432</text:p>
          </table:table-cell>
          <table:table-cell office:value-type="float" office:value="0" calcext:value-type="float">
            <text:p>0</text:p>
          </table:table-cell>
          <table:table-cell office:value-type="float" office:value="1103.926" calcext:value-type="float">
            <text:p>1103.926</text:p>
          </table:table-cell>
          <table:table-cell office:value-type="float" office:value="27.15421" calcext:value-type="float">
            <text:p>27.15421</text:p>
          </table:table-cell>
          <table:table-cell office:value-type="float" office:value="0.7002301" calcext:value-type="float">
            <text:p>0.7002301</text:p>
          </table:table-cell>
          <table:table-cell office:value-type="float" office:value="0.3836596" calcext:value-type="float">
            <text:p>0.3836596</text:p>
          </table:table-cell>
          <table:table-cell office:value-type="float" office:value="0.3846968" calcext:value-type="float">
            <text:p>0.3846968</text:p>
          </table:table-cell>
          <table:table-cell office:value-type="float" office:value="0.3821068" calcext:value-type="float">
            <text:p>0.3821068</text:p>
          </table:table-cell>
          <table:table-cell office:value-type="float" office:value="0.3740296" calcext:value-type="float">
            <text:p>0.3740296</text:p>
          </table:table-cell>
          <table:table-cell office:value-type="float" office:value="0.3684449" calcext:value-type="float">
            <text:p>0.3684449</text:p>
          </table:table-cell>
          <table:table-cell office:value-type="float" office:value="0.303579" calcext:value-type="float">
            <text:p>0.303579</text:p>
          </table:table-cell>
          <table:table-cell office:value-type="float" office:value="0.2984353" calcext:value-type="float">
            <text:p>0.2984353</text:p>
          </table:table-cell>
          <table:table-cell office:value-type="float" office:value="0.374622" calcext:value-type="float">
            <text:p>0.374622</text:p>
          </table:table-cell>
          <table:table-cell office:value-type="float" office:value="0.3726452" calcext:value-type="float">
            <text:p>0.3726452</text:p>
          </table:table-cell>
          <table:table-cell office:value-type="float" office:value="0.3797177" calcext:value-type="float">
            <text:p>0.3797177</text:p>
          </table:table-cell>
          <table:table-cell office:value-type="float" office:value="0.3912631" calcext:value-type="float">
            <text:p>0.3912631</text:p>
          </table:table-cell>
          <table:table-cell office:value-type="float" office:value="0.3972122" calcext:value-type="float">
            <text:p>0.397212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2377E-015" calcext:value-type="float">
            <text:p>1.952377E-15</text:p>
          </table:table-cell>
          <table:table-cell office:value-type="float" office:value="1.990733E-015" calcext:value-type="float">
            <text:p>1.990733E-15</text:p>
          </table:table-cell>
          <table:table-cell office:value-type="float" office:value="1.963163E-015" calcext:value-type="float">
            <text:p>1.963163E-15</text:p>
          </table:table-cell>
          <table:table-cell office:value-type="float" office:value="1.993021E-015" calcext:value-type="float">
            <text:p>1.993021E-15</text:p>
          </table:table-cell>
          <table:table-cell office:value-type="float" office:value="9.450212E-016" calcext:value-type="float">
            <text:p>9.450212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684369" calcext:value-type="float">
            <text:p>-0.007684369</text:p>
          </table:table-cell>
          <table:table-cell office:value-type="float" office:value="-0.00751036" calcext:value-type="float">
            <text:p>-0.00751036</text:p>
          </table:table-cell>
          <table:table-cell office:value-type="float" office:value="-0.007856458" calcext:value-type="float">
            <text:p>-0.007856458</text:p>
          </table:table-cell>
          <table:table-cell office:value-type="float" office:value="-0.009117737" calcext:value-type="float">
            <text:p>-0.009117737</text:p>
          </table:table-cell>
          <table:table-cell office:value-type="float" office:value="-0.01005891" calcext:value-type="float">
            <text:p>-0.01005891</text:p>
          </table:table-cell>
          <table:table-cell office:value-type="float" office:value="-0.01336044" calcext:value-type="float">
            <text:p>-0.01336044</text:p>
          </table:table-cell>
          <table:table-cell office:value-type="float" office:value="-0.01312068" calcext:value-type="float">
            <text:p>-0.01312068</text:p>
          </table:table-cell>
          <table:table-cell office:value-type="float" office:value="-0.01165143" calcext:value-type="float">
            <text:p>-0.01165143</text:p>
          </table:table-cell>
          <table:table-cell office:value-type="float" office:value="-0.009610291" calcext:value-type="float">
            <text:p>-0.009610291</text:p>
          </table:table-cell>
          <table:table-cell office:value-type="float" office:value="-0.009022159" calcext:value-type="float">
            <text:p>-0.009022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786247" calcext:value-type="float">
            <text:p>-0.007786247</text:p>
          </table:table-cell>
          <table:table-cell office:value-type="float" office:value="0.002782876" calcext:value-type="float">
            <text:p>0.002782876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64811" calcext:value-type="float">
            <text:p>-2.36481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90" calcext:value-type="float">
            <text:p>90</text:p>
          </table:table-cell>
          <table:table-cell office:value-type="float" office:value="31032007" calcext:value-type="float">
            <text:p>31032007</text:p>
          </table:table-cell>
          <table:table-cell office:value-type="float" office:value="88.86778" calcext:value-type="float">
            <text:p>88.86778</text:p>
          </table:table-cell>
          <table:table-cell office:value-type="float" office:value="19.73484" calcext:value-type="float">
            <text:p>19.73484</text:p>
          </table:table-cell>
          <table:table-cell office:value-type="float" office:value="0" calcext:value-type="float">
            <text:p>0</text:p>
          </table:table-cell>
          <table:table-cell office:value-type="float" office:value="1101.926" calcext:value-type="float">
            <text:p>1101.926</text:p>
          </table:table-cell>
          <table:table-cell office:value-type="float" office:value="27.3034" calcext:value-type="float">
            <text:p>27.3034</text:p>
          </table:table-cell>
          <table:table-cell office:value-type="float" office:value="0" calcext:value-type="float">
            <text:p>0</text:p>
          </table:table-cell>
          <table:table-cell office:value-type="float" office:value="0.3518873" calcext:value-type="float">
            <text:p>0.3518873</text:p>
          </table:table-cell>
          <table:table-cell office:value-type="float" office:value="0.3541847" calcext:value-type="float">
            <text:p>0.3541847</text:p>
          </table:table-cell>
          <table:table-cell office:value-type="float" office:value="0.3589713" calcext:value-type="float">
            <text:p>0.3589713</text:p>
          </table:table-cell>
          <table:table-cell office:value-type="float" office:value="0.363722" calcext:value-type="float">
            <text:p>0.363722</text:p>
          </table:table-cell>
          <table:table-cell office:value-type="float" office:value="0.3652498" calcext:value-type="float">
            <text:p>0.3652498</text:p>
          </table:table-cell>
          <table:table-cell office:value-type="float" office:value="0.3123204" calcext:value-type="float">
            <text:p>0.3123204</text:p>
          </table:table-cell>
          <table:table-cell office:value-type="float" office:value="0.3036839" calcext:value-type="float">
            <text:p>0.3036839</text:p>
          </table:table-cell>
          <table:table-cell office:value-type="float" office:value="0.3750406" calcext:value-type="float">
            <text:p>0.3750406</text:p>
          </table:table-cell>
          <table:table-cell office:value-type="float" office:value="0.3721989" calcext:value-type="float">
            <text:p>0.3721989</text:p>
          </table:table-cell>
          <table:table-cell office:value-type="float" office:value="0.3796377" calcext:value-type="float">
            <text:p>0.3796377</text:p>
          </table:table-cell>
          <table:table-cell office:value-type="float" office:value="0.3914465" calcext:value-type="float">
            <text:p>0.3914465</text:p>
          </table:table-cell>
          <table:table-cell office:value-type="float" office:value="0.3974523" calcext:value-type="float">
            <text:p>0.397452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2697E-015" calcext:value-type="float">
            <text:p>1.952697E-15</text:p>
          </table:table-cell>
          <table:table-cell office:value-type="float" office:value="1.990698E-015" calcext:value-type="float">
            <text:p>1.990698E-15</text:p>
          </table:table-cell>
          <table:table-cell office:value-type="float" office:value="1.963141E-015" calcext:value-type="float">
            <text:p>1.963141E-15</text:p>
          </table:table-cell>
          <table:table-cell office:value-type="float" office:value="1.993015E-015" calcext:value-type="float">
            <text:p>1.993015E-15</text:p>
          </table:table-cell>
          <table:table-cell office:value-type="float" office:value="9.450051E-016" calcext:value-type="float">
            <text:p>9.450051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15063" calcext:value-type="float">
            <text:p>-0.01315063</text:p>
          </table:table-cell>
          <table:table-cell office:value-type="float" office:value="-0.01259543" calcext:value-type="float">
            <text:p>-0.01259543</text:p>
          </table:table-cell>
          <table:table-cell office:value-type="float" office:value="-0.0115853" calcext:value-type="float">
            <text:p>-0.0115853</text:p>
          </table:table-cell>
          <table:table-cell office:value-type="float" office:value="-0.01076343" calcext:value-type="float">
            <text:p>-0.01076343</text:p>
          </table:table-cell>
          <table:table-cell office:value-type="float" office:value="-0.01049334" calcext:value-type="float">
            <text:p>-0.01049334</text:p>
          </table:table-cell>
          <table:table-cell office:value-type="float" office:value="-0.01074649" calcext:value-type="float">
            <text:p>-0.01074649</text:p>
          </table:table-cell>
          <table:table-cell office:value-type="float" office:value="-0.01134085" calcext:value-type="float">
            <text:p>-0.01134085</text:p>
          </table:table-cell>
          <table:table-cell office:value-type="float" office:value="-0.0113802" calcext:value-type="float">
            <text:p>-0.0113802</text:p>
          </table:table-cell>
          <table:table-cell office:value-type="float" office:value="-0.009804487" calcext:value-type="float">
            <text:p>-0.009804487</text:p>
          </table:table-cell>
          <table:table-cell office:value-type="float" office:value="-0.009054646" calcext:value-type="float">
            <text:p>-0.009054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3943" calcext:value-type="float">
            <text:p>-0.0133943</text:p>
          </table:table-cell>
          <table:table-cell office:value-type="float" office:value="0.002721476" calcext:value-type="float">
            <text:p>0.002721476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62283" calcext:value-type="float">
            <text:p>-2.362283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91" calcext:value-type="float">
            <text:p>91</text:p>
          </table:table-cell>
          <table:table-cell office:value-type="float" office:value="1042007" calcext:value-type="float">
            <text:p>1042007</text:p>
          </table:table-cell>
          <table:table-cell office:value-type="float" office:value="88.86778" calcext:value-type="float">
            <text:p>88.86778</text:p>
          </table:table-cell>
          <table:table-cell office:value-type="float" office:value="22.2317" calcext:value-type="float">
            <text:p>22.2317</text:p>
          </table:table-cell>
          <table:table-cell office:value-type="float" office:value="0" calcext:value-type="float">
            <text:p>0</text:p>
          </table:table-cell>
          <table:table-cell office:value-type="float" office:value="1099.183" calcext:value-type="float">
            <text:p>1099.183</text:p>
          </table:table-cell>
          <table:table-cell office:value-type="float" office:value="27.54931" calcext:value-type="float">
            <text:p>27.54931</text:p>
          </table:table-cell>
          <table:table-cell office:value-type="float" office:value="0" calcext:value-type="float">
            <text:p>0</text:p>
          </table:table-cell>
          <table:table-cell office:value-type="float" office:value="0.3168975" calcext:value-type="float">
            <text:p>0.3168975</text:p>
          </table:table-cell>
          <table:table-cell office:value-type="float" office:value="0.3236932" calcext:value-type="float">
            <text:p>0.3236932</text:p>
          </table:table-cell>
          <table:table-cell office:value-type="float" office:value="0.3411713" calcext:value-type="float">
            <text:p>0.3411713</text:p>
          </table:table-cell>
          <table:table-cell office:value-type="float" office:value="0.3517342" calcext:value-type="float">
            <text:p>0.3517342</text:p>
          </table:table-cell>
          <table:table-cell office:value-type="float" office:value="0.3566002" calcext:value-type="float">
            <text:p>0.3566002</text:p>
          </table:table-cell>
          <table:table-cell office:value-type="float" office:value="0.3117397" calcext:value-type="float">
            <text:p>0.3117397</text:p>
          </table:table-cell>
          <table:table-cell office:value-type="float" office:value="0.3070337" calcext:value-type="float">
            <text:p>0.3070337</text:p>
          </table:table-cell>
          <table:table-cell office:value-type="float" office:value="0.3762917" calcext:value-type="float">
            <text:p>0.3762917</text:p>
          </table:table-cell>
          <table:table-cell office:value-type="float" office:value="0.3720078" calcext:value-type="float">
            <text:p>0.3720078</text:p>
          </table:table-cell>
          <table:table-cell office:value-type="float" office:value="0.3795554" calcext:value-type="float">
            <text:p>0.3795554</text:p>
          </table:table-cell>
          <table:table-cell office:value-type="float" office:value="0.3915986" calcext:value-type="float">
            <text:p>0.3915986</text:p>
          </table:table-cell>
          <table:table-cell office:value-type="float" office:value="0.3976732" calcext:value-type="float">
            <text:p>0.397673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9201E-015" calcext:value-type="float">
            <text:p>1.939201E-15</text:p>
          </table:table-cell>
          <table:table-cell office:value-type="float" office:value="1.990662E-015" calcext:value-type="float">
            <text:p>1.990662E-15</text:p>
          </table:table-cell>
          <table:table-cell office:value-type="float" office:value="1.963112E-015" calcext:value-type="float">
            <text:p>1.963112E-15</text:p>
          </table:table-cell>
          <table:table-cell office:value-type="float" office:value="1.993015E-015" calcext:value-type="float">
            <text:p>1.993015E-15</text:p>
          </table:table-cell>
          <table:table-cell office:value-type="float" office:value="9.449881E-016" calcext:value-type="float">
            <text:p>9.449881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525061" calcext:value-type="float">
            <text:p>-0.02525061</text:p>
          </table:table-cell>
          <table:table-cell office:value-type="float" office:value="-0.02202377" calcext:value-type="float">
            <text:p>-0.02202377</text:p>
          </table:table-cell>
          <table:table-cell office:value-type="float" office:value="-0.01580973" calcext:value-type="float">
            <text:p>-0.01580973</text:p>
          </table:table-cell>
          <table:table-cell office:value-type="float" office:value="-0.0132029" calcext:value-type="float">
            <text:p>-0.0132029</text:p>
          </table:table-cell>
          <table:table-cell office:value-type="float" office:value="-0.01214626" calcext:value-type="float">
            <text:p>-0.01214626</text:p>
          </table:table-cell>
          <table:table-cell office:value-type="float" office:value="-0.01088565" calcext:value-type="float">
            <text:p>-0.01088565</text:p>
          </table:table-cell>
          <table:table-cell office:value-type="float" office:value="-0.01032728" calcext:value-type="float">
            <text:p>-0.01032728</text:p>
          </table:table-cell>
          <table:table-cell office:value-type="float" office:value="-0.01058951" calcext:value-type="float">
            <text:p>-0.01058951</text:p>
          </table:table-cell>
          <table:table-cell office:value-type="float" office:value="-0.009889799" calcext:value-type="float">
            <text:p>-0.009889799</text:p>
          </table:table-cell>
          <table:table-cell office:value-type="float" office:value="-0.009088407" calcext:value-type="float">
            <text:p>-0.009088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616226" calcext:value-type="float">
            <text:p>-0.02616226</text:p>
          </table:table-cell>
          <table:table-cell office:value-type="float" office:value="0.002656133" calcext:value-type="float">
            <text:p>0.002656133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59578" calcext:value-type="float">
            <text:p>-2.35957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92" calcext:value-type="float">
            <text:p>92</text:p>
          </table:table-cell>
          <table:table-cell office:value-type="float" office:value="2042007" calcext:value-type="float">
            <text:p>2042007</text:p>
          </table:table-cell>
          <table:table-cell office:value-type="float" office:value="90.0108" calcext:value-type="float">
            <text:p>90.0108</text:p>
          </table:table-cell>
          <table:table-cell office:value-type="float" office:value="25.06816" calcext:value-type="float">
            <text:p>25.06816</text:p>
          </table:table-cell>
          <table:table-cell office:value-type="float" office:value="0" calcext:value-type="float">
            <text:p>0</text:p>
          </table:table-cell>
          <table:table-cell office:value-type="float" office:value="1097.396" calcext:value-type="float">
            <text:p>1097.396</text:p>
          </table:table-cell>
          <table:table-cell office:value-type="float" office:value="27.64299" calcext:value-type="float">
            <text:p>27.64299</text:p>
          </table:table-cell>
          <table:table-cell office:value-type="float" office:value="0" calcext:value-type="float">
            <text:p>0</text:p>
          </table:table-cell>
          <table:table-cell office:value-type="float" office:value="0.2559378" calcext:value-type="float">
            <text:p>0.2559378</text:p>
          </table:table-cell>
          <table:table-cell office:value-type="float" office:value="0.3265159" calcext:value-type="float">
            <text:p>0.3265159</text:p>
          </table:table-cell>
          <table:table-cell office:value-type="float" office:value="0.3356336" calcext:value-type="float">
            <text:p>0.3356336</text:p>
          </table:table-cell>
          <table:table-cell office:value-type="float" office:value="0.3441584" calcext:value-type="float">
            <text:p>0.3441584</text:p>
          </table:table-cell>
          <table:table-cell office:value-type="float" office:value="0.3490342" calcext:value-type="float">
            <text:p>0.3490342</text:p>
          </table:table-cell>
          <table:table-cell office:value-type="float" office:value="0.3073541" calcext:value-type="float">
            <text:p>0.3073541</text:p>
          </table:table-cell>
          <table:table-cell office:value-type="float" office:value="0.3041248" calcext:value-type="float">
            <text:p>0.3041248</text:p>
          </table:table-cell>
          <table:table-cell office:value-type="float" office:value="0.3764183" calcext:value-type="float">
            <text:p>0.3764183</text:p>
          </table:table-cell>
          <table:table-cell office:value-type="float" office:value="0.3719635" calcext:value-type="float">
            <text:p>0.3719635</text:p>
          </table:table-cell>
          <table:table-cell office:value-type="float" office:value="0.3794891" calcext:value-type="float">
            <text:p>0.3794891</text:p>
          </table:table-cell>
          <table:table-cell office:value-type="float" office:value="0.3917333" calcext:value-type="float">
            <text:p>0.3917333</text:p>
          </table:table-cell>
          <table:table-cell office:value-type="float" office:value="0.3978794" calcext:value-type="float">
            <text:p>0.397879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5907E-015" calcext:value-type="float">
            <text:p>1.975907E-15</text:p>
          </table:table-cell>
          <table:table-cell office:value-type="float" office:value="1.990617E-015" calcext:value-type="float">
            <text:p>1.990617E-15</text:p>
          </table:table-cell>
          <table:table-cell office:value-type="float" office:value="1.963081E-015" calcext:value-type="float">
            <text:p>1.963081E-15</text:p>
          </table:table-cell>
          <table:table-cell office:value-type="float" office:value="1.993012E-015" calcext:value-type="float">
            <text:p>1.993012E-15</text:p>
          </table:table-cell>
          <table:table-cell office:value-type="float" office:value="9.449685E-016" calcext:value-type="float">
            <text:p>9.449685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95792" calcext:value-type="float">
            <text:p>-0.2395792</text:p>
          </table:table-cell>
          <table:table-cell office:value-type="float" office:value="-0.02068891" calcext:value-type="float">
            <text:p>-0.02068891</text:p>
          </table:table-cell>
          <table:table-cell office:value-type="float" office:value="-0.0175339" calcext:value-type="float">
            <text:p>-0.0175339</text:p>
          </table:table-cell>
          <table:table-cell office:value-type="float" office:value="-0.01510155" calcext:value-type="float">
            <text:p>-0.01510155</text:p>
          </table:table-cell>
          <table:table-cell office:value-type="float" office:value="-0.01385681" calcext:value-type="float">
            <text:p>-0.01385681</text:p>
          </table:table-cell>
          <table:table-cell office:value-type="float" office:value="-0.01211592" calcext:value-type="float">
            <text:p>-0.01211592</text:p>
          </table:table-cell>
          <table:table-cell office:value-type="float" office:value="-0.01118655" calcext:value-type="float">
            <text:p>-0.01118655</text:p>
          </table:table-cell>
          <table:table-cell office:value-type="float" office:value="-0.01050754" calcext:value-type="float">
            <text:p>-0.01050754</text:p>
          </table:table-cell>
          <table:table-cell office:value-type="float" office:value="-0.009909559" calcext:value-type="float">
            <text:p>-0.009909559</text:p>
          </table:table-cell>
          <table:table-cell office:value-type="float" office:value="-0.009115686" calcext:value-type="float">
            <text:p>-0.009115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154794" calcext:value-type="float">
            <text:p>-0.05154794</text:p>
          </table:table-cell>
          <table:table-cell office:value-type="float" office:value="0.002600038" calcext:value-type="float">
            <text:p>0.00260003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56802" calcext:value-type="float">
            <text:p>-2.35680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93" calcext:value-type="float">
            <text:p>93</text:p>
          </table:table-cell>
          <table:table-cell office:value-type="float" office:value="3042007" calcext:value-type="float">
            <text:p>3042007</text:p>
          </table:table-cell>
          <table:table-cell office:value-type="float" office:value="93.43982" calcext:value-type="float">
            <text:p>93.43982</text:p>
          </table:table-cell>
          <table:table-cell office:value-type="float" office:value="27.67978" calcext:value-type="float">
            <text:p>27.67978</text:p>
          </table:table-cell>
          <table:table-cell office:value-type="float" office:value="0" calcext:value-type="float">
            <text:p>0</text:p>
          </table:table-cell>
          <table:table-cell office:value-type="float" office:value="1098.172" calcext:value-type="float">
            <text:p>1098.172</text:p>
          </table:table-cell>
          <table:table-cell office:value-type="float" office:value="27.68441" calcext:value-type="float">
            <text:p>27.68441</text:p>
          </table:table-cell>
          <table:table-cell office:value-type="float" office:value="0" calcext:value-type="float">
            <text:p>0</text:p>
          </table:table-cell>
          <table:table-cell office:value-type="float" office:value="0.3228883" calcext:value-type="float">
            <text:p>0.3228883</text:p>
          </table:table-cell>
          <table:table-cell office:value-type="float" office:value="0.3266922" calcext:value-type="float">
            <text:p>0.3266922</text:p>
          </table:table-cell>
          <table:table-cell office:value-type="float" office:value="0.3385795" calcext:value-type="float">
            <text:p>0.3385795</text:p>
          </table:table-cell>
          <table:table-cell office:value-type="float" office:value="0.3466943" calcext:value-type="float">
            <text:p>0.3466943</text:p>
          </table:table-cell>
          <table:table-cell office:value-type="float" office:value="0.3500389" calcext:value-type="float">
            <text:p>0.3500389</text:p>
          </table:table-cell>
          <table:table-cell office:value-type="float" office:value="0.3055962" calcext:value-type="float">
            <text:p>0.3055962</text:p>
          </table:table-cell>
          <table:table-cell office:value-type="float" office:value="0.3021258" calcext:value-type="float">
            <text:p>0.3021258</text:p>
          </table:table-cell>
          <table:table-cell office:value-type="float" office:value="0.376004" calcext:value-type="float">
            <text:p>0.376004</text:p>
          </table:table-cell>
          <table:table-cell office:value-type="float" office:value="0.3718906" calcext:value-type="float">
            <text:p>0.3718906</text:p>
          </table:table-cell>
          <table:table-cell office:value-type="float" office:value="0.3794381" calcext:value-type="float">
            <text:p>0.3794381</text:p>
          </table:table-cell>
          <table:table-cell office:value-type="float" office:value="0.3918551" calcext:value-type="float">
            <text:p>0.3918551</text:p>
          </table:table-cell>
          <table:table-cell office:value-type="float" office:value="0.3980733" calcext:value-type="float">
            <text:p>0.398073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6301E-015" calcext:value-type="float">
            <text:p>1.976301E-15</text:p>
          </table:table-cell>
          <table:table-cell office:value-type="float" office:value="1.990575E-015" calcext:value-type="float">
            <text:p>1.990575E-15</text:p>
          </table:table-cell>
          <table:table-cell office:value-type="float" office:value="1.963051E-015" calcext:value-type="float">
            <text:p>1.963051E-15</text:p>
          </table:table-cell>
          <table:table-cell office:value-type="float" office:value="1.993006E-015" calcext:value-type="float">
            <text:p>1.993006E-15</text:p>
          </table:table-cell>
          <table:table-cell office:value-type="float" office:value="9.449525E-016" calcext:value-type="float">
            <text:p>9.449525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45414" calcext:value-type="float">
            <text:p>-0.02245414</text:p>
          </table:table-cell>
          <table:table-cell office:value-type="float" office:value="-0.02077179" calcext:value-type="float">
            <text:p>-0.02077179</text:p>
          </table:table-cell>
          <table:table-cell office:value-type="float" office:value="-0.01658941" calcext:value-type="float">
            <text:p>-0.01658941</text:p>
          </table:table-cell>
          <table:table-cell office:value-type="float" office:value="-0.01442881" calcext:value-type="float">
            <text:p>-0.01442881</text:p>
          </table:table-cell>
          <table:table-cell office:value-type="float" office:value="-0.01361556" calcext:value-type="float">
            <text:p>-0.01361556</text:p>
          </table:table-cell>
          <table:table-cell office:value-type="float" office:value="-0.01266221" calcext:value-type="float">
            <text:p>-0.01266221</text:p>
          </table:table-cell>
          <table:table-cell office:value-type="float" office:value="-0.01182601" calcext:value-type="float">
            <text:p>-0.01182601</text:p>
          </table:table-cell>
          <table:table-cell office:value-type="float" office:value="-0.01075921" calcext:value-type="float">
            <text:p>-0.01075921</text:p>
          </table:table-cell>
          <table:table-cell office:value-type="float" office:value="-0.009941605" calcext:value-type="float">
            <text:p>-0.009941605</text:p>
          </table:table-cell>
          <table:table-cell office:value-type="float" office:value="-0.009136691" calcext:value-type="float">
            <text:p>-0.009136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53756" calcext:value-type="float">
            <text:p>-0.02253756</text:p>
          </table:table-cell>
          <table:table-cell office:value-type="float" office:value="0.002530088" calcext:value-type="float">
            <text:p>0.00253008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53971" calcext:value-type="float">
            <text:p>-2.35397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94" calcext:value-type="float">
            <text:p>94</text:p>
          </table:table-cell>
          <table:table-cell office:value-type="float" office:value="4042007" calcext:value-type="float">
            <text:p>4042007</text:p>
          </table:table-cell>
          <table:table-cell office:value-type="float" office:value="94.01131" calcext:value-type="float">
            <text:p>94.01131</text:p>
          </table:table-cell>
          <table:table-cell office:value-type="float" office:value="28.93603" calcext:value-type="float">
            <text:p>28.93603</text:p>
          </table:table-cell>
          <table:table-cell office:value-type="float" office:value="0" calcext:value-type="float">
            <text:p>0</text:p>
          </table:table-cell>
          <table:table-cell office:value-type="float" office:value="1097.483" calcext:value-type="float">
            <text:p>1097.483</text:p>
          </table:table-cell>
          <table:table-cell office:value-type="float" office:value="27.68826" calcext:value-type="float">
            <text:p>27.68826</text:p>
          </table:table-cell>
          <table:table-cell office:value-type="float" office:value="0" calcext:value-type="float">
            <text:p>0</text:p>
          </table:table-cell>
          <table:table-cell office:value-type="float" office:value="0.3572953" calcext:value-type="float">
            <text:p>0.3572953</text:p>
          </table:table-cell>
          <table:table-cell office:value-type="float" office:value="0.323995" calcext:value-type="float">
            <text:p>0.323995</text:p>
          </table:table-cell>
          <table:table-cell office:value-type="float" office:value="0.3324996" calcext:value-type="float">
            <text:p>0.3324996</text:p>
          </table:table-cell>
          <table:table-cell office:value-type="float" office:value="0.3408903" calcext:value-type="float">
            <text:p>0.3408903</text:p>
          </table:table-cell>
          <table:table-cell office:value-type="float" office:value="0.3450707" calcext:value-type="float">
            <text:p>0.3450707</text:p>
          </table:table-cell>
          <table:table-cell office:value-type="float" office:value="0.3035362" calcext:value-type="float">
            <text:p>0.3035362</text:p>
          </table:table-cell>
          <table:table-cell office:value-type="float" office:value="0.3007769" calcext:value-type="float">
            <text:p>0.3007769</text:p>
          </table:table-cell>
          <table:table-cell office:value-type="float" office:value="0.3755313" calcext:value-type="float">
            <text:p>0.3755313</text:p>
          </table:table-cell>
          <table:table-cell office:value-type="float" office:value="0.3717539" calcext:value-type="float">
            <text:p>0.3717539</text:p>
          </table:table-cell>
          <table:table-cell office:value-type="float" office:value="0.3793948" calcext:value-type="float">
            <text:p>0.3793948</text:p>
          </table:table-cell>
          <table:table-cell office:value-type="float" office:value="0.3919665" calcext:value-type="float">
            <text:p>0.3919665</text:p>
          </table:table-cell>
          <table:table-cell office:value-type="float" office:value="0.398258" calcext:value-type="float">
            <text:p>0.39825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6641E-015" calcext:value-type="float">
            <text:p>1.976641E-15</text:p>
          </table:table-cell>
          <table:table-cell office:value-type="float" office:value="1.990542E-015" calcext:value-type="float">
            <text:p>1.990542E-15</text:p>
          </table:table-cell>
          <table:table-cell office:value-type="float" office:value="1.963023E-015" calcext:value-type="float">
            <text:p>1.963023E-15</text:p>
          </table:table-cell>
          <table:table-cell office:value-type="float" office:value="1.993003E-015" calcext:value-type="float">
            <text:p>1.993003E-15</text:p>
          </table:table-cell>
          <table:table-cell office:value-type="float" office:value="9.449364E-016" calcext:value-type="float">
            <text:p>9.44936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04715" calcext:value-type="float">
            <text:p>-0.01404715</text:p>
          </table:table-cell>
          <table:table-cell office:value-type="float" office:value="-0.02233966" calcext:value-type="float">
            <text:p>-0.02233966</text:p>
          </table:table-cell>
          <table:table-cell office:value-type="float" office:value="-0.01856807" calcext:value-type="float">
            <text:p>-0.01856807</text:p>
          </table:table-cell>
          <table:table-cell office:value-type="float" office:value="-0.01600556" calcext:value-type="float">
            <text:p>-0.01600556</text:p>
          </table:table-cell>
          <table:table-cell office:value-type="float" office:value="-0.01486131" calcext:value-type="float">
            <text:p>-0.01486131</text:p>
          </table:table-cell>
          <table:table-cell office:value-type="float" office:value="-0.01332266" calcext:value-type="float">
            <text:p>-0.01332266</text:p>
          </table:table-cell>
          <table:table-cell office:value-type="float" office:value="-0.01227748" calcext:value-type="float">
            <text:p>-0.01227748</text:p>
          </table:table-cell>
          <table:table-cell office:value-type="float" office:value="-0.01105549" calcext:value-type="float">
            <text:p>-0.01105549</text:p>
          </table:table-cell>
          <table:table-cell office:value-type="float" office:value="-0.0100023" calcext:value-type="float">
            <text:p>-0.0100023</text:p>
          </table:table-cell>
          <table:table-cell office:value-type="float" office:value="-0.00915458" calcext:value-type="float">
            <text:p>-0.00915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57456" calcext:value-type="float">
            <text:p>-0.01157456</text:p>
          </table:table-cell>
          <table:table-cell office:value-type="float" office:value="0.002475356" calcext:value-type="float">
            <text:p>0.002475356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51124" calcext:value-type="float">
            <text:p>-2.35112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95" calcext:value-type="float">
            <text:p>95</text:p>
          </table:table-cell>
          <table:table-cell office:value-type="float" office:value="5042007" calcext:value-type="float">
            <text:p>5042007</text:p>
          </table:table-cell>
          <table:table-cell office:value-type="float" office:value="95.72578" calcext:value-type="float">
            <text:p>95.72578</text:p>
          </table:table-cell>
          <table:table-cell office:value-type="float" office:value="30.98927" calcext:value-type="float">
            <text:p>30.98927</text:p>
          </table:table-cell>
          <table:table-cell office:value-type="float" office:value="0" calcext:value-type="float">
            <text:p>0</text:p>
          </table:table-cell>
          <table:table-cell office:value-type="float" office:value="1097.133" calcext:value-type="float">
            <text:p>1097.133</text:p>
          </table:table-cell>
          <table:table-cell office:value-type="float" office:value="27.70038" calcext:value-type="float">
            <text:p>27.70038</text:p>
          </table:table-cell>
          <table:table-cell office:value-type="float" office:value="0" calcext:value-type="float">
            <text:p>0</text:p>
          </table:table-cell>
          <table:table-cell office:value-type="float" office:value="0.3213814" calcext:value-type="float">
            <text:p>0.3213814</text:p>
          </table:table-cell>
          <table:table-cell office:value-type="float" office:value="0.3249109" calcext:value-type="float">
            <text:p>0.3249109</text:p>
          </table:table-cell>
          <table:table-cell office:value-type="float" office:value="0.3351145" calcext:value-type="float">
            <text:p>0.3351145</text:p>
          </table:table-cell>
          <table:table-cell office:value-type="float" office:value="0.34228" calcext:value-type="float">
            <text:p>0.34228</text:p>
          </table:table-cell>
          <table:table-cell office:value-type="float" office:value="0.3454349" calcext:value-type="float">
            <text:p>0.3454349</text:p>
          </table:table-cell>
          <table:table-cell office:value-type="float" office:value="0.3023477" calcext:value-type="float">
            <text:p>0.3023477</text:p>
          </table:table-cell>
          <table:table-cell office:value-type="float" office:value="0.2994722" calcext:value-type="float">
            <text:p>0.2994722</text:p>
          </table:table-cell>
          <table:table-cell office:value-type="float" office:value="0.3750213" calcext:value-type="float">
            <text:p>0.3750213</text:p>
          </table:table-cell>
          <table:table-cell office:value-type="float" office:value="0.3715599" calcext:value-type="float">
            <text:p>0.3715599</text:p>
          </table:table-cell>
          <table:table-cell office:value-type="float" office:value="0.3793518" calcext:value-type="float">
            <text:p>0.3793518</text:p>
          </table:table-cell>
          <table:table-cell office:value-type="float" office:value="0.3920693" calcext:value-type="float">
            <text:p>0.3920693</text:p>
          </table:table-cell>
          <table:table-cell office:value-type="float" office:value="0.398434" calcext:value-type="float">
            <text:p>0.39843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705E-015" calcext:value-type="float">
            <text:p>1.97705E-15</text:p>
          </table:table-cell>
          <table:table-cell office:value-type="float" office:value="1.9905E-015" calcext:value-type="float">
            <text:p>1.9905E-15</text:p>
          </table:table-cell>
          <table:table-cell office:value-type="float" office:value="1.96299E-015" calcext:value-type="float">
            <text:p>1.96299E-15</text:p>
          </table:table-cell>
          <table:table-cell office:value-type="float" office:value="1.992997E-015" calcext:value-type="float">
            <text:p>1.992997E-15</text:p>
          </table:table-cell>
          <table:table-cell office:value-type="float" office:value="9.449203E-016" calcext:value-type="float">
            <text:p>9.449203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308862" calcext:value-type="float">
            <text:p>-0.02308862</text:p>
          </table:table-cell>
          <table:table-cell office:value-type="float" office:value="-0.0214728" calcext:value-type="float">
            <text:p>-0.0214728</text:p>
          </table:table-cell>
          <table:table-cell office:value-type="float" office:value="-0.01767251" calcext:value-type="float">
            <text:p>-0.01767251</text:p>
          </table:table-cell>
          <table:table-cell office:value-type="float" office:value="-0.01560714" calcext:value-type="float">
            <text:p>-0.01560714</text:p>
          </table:table-cell>
          <table:table-cell office:value-type="float" office:value="-0.01476721" calcext:value-type="float">
            <text:p>-0.01476721</text:p>
          </table:table-cell>
          <table:table-cell office:value-type="float" office:value="-0.01372846" calcext:value-type="float">
            <text:p>-0.01372846</text:p>
          </table:table-cell>
          <table:table-cell office:value-type="float" office:value="-0.01273519" calcext:value-type="float">
            <text:p>-0.01273519</text:p>
          </table:table-cell>
          <table:table-cell office:value-type="float" office:value="-0.01138482" calcext:value-type="float">
            <text:p>-0.01138482</text:p>
          </table:table-cell>
          <table:table-cell office:value-type="float" office:value="-0.01008922" calcext:value-type="float">
            <text:p>-0.01008922</text:p>
          </table:table-cell>
          <table:table-cell office:value-type="float" office:value="-0.009172368" calcext:value-type="float">
            <text:p>-0.009172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322564" calcext:value-type="float">
            <text:p>-0.02322564</text:p>
          </table:table-cell>
          <table:table-cell office:value-type="float" office:value="0.002399849" calcext:value-type="float">
            <text:p>0.002399849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48242" calcext:value-type="float">
            <text:p>-2.34824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96" calcext:value-type="float">
            <text:p>96</text:p>
          </table:table-cell>
          <table:table-cell office:value-type="float" office:value="6042007" calcext:value-type="float">
            <text:p>6042007</text:p>
          </table:table-cell>
          <table:table-cell office:value-type="float" office:value="95.72578" calcext:value-type="float">
            <text:p>95.72578</text:p>
          </table:table-cell>
          <table:table-cell office:value-type="float" office:value="33.58857" calcext:value-type="float">
            <text:p>33.58857</text:p>
          </table:table-cell>
          <table:table-cell office:value-type="float" office:value="0" calcext:value-type="float">
            <text:p>0</text:p>
          </table:table-cell>
          <table:table-cell office:value-type="float" office:value="1094.534" calcext:value-type="float">
            <text:p>1094.534</text:p>
          </table:table-cell>
          <table:table-cell office:value-type="float" office:value="27.70038" calcext:value-type="float">
            <text:p>27.70038</text:p>
          </table:table-cell>
          <table:table-cell office:value-type="float" office:value="0" calcext:value-type="float">
            <text:p>0</text:p>
          </table:table-cell>
          <table:table-cell office:value-type="float" office:value="0.1944264" calcext:value-type="float">
            <text:p>0.1944264</text:p>
          </table:table-cell>
          <table:table-cell office:value-type="float" office:value="0.3207993" calcext:value-type="float">
            <text:p>0.3207993</text:p>
          </table:table-cell>
          <table:table-cell office:value-type="float" office:value="0.32972" calcext:value-type="float">
            <text:p>0.32972</text:p>
          </table:table-cell>
          <table:table-cell office:value-type="float" office:value="0.3371745" calcext:value-type="float">
            <text:p>0.3371745</text:p>
          </table:table-cell>
          <table:table-cell office:value-type="float" office:value="0.3412835" calcext:value-type="float">
            <text:p>0.3412835</text:p>
          </table:table-cell>
          <table:table-cell office:value-type="float" office:value="0.3007156" calcext:value-type="float">
            <text:p>0.3007156</text:p>
          </table:table-cell>
          <table:table-cell office:value-type="float" office:value="0.2984022" calcext:value-type="float">
            <text:p>0.2984022</text:p>
          </table:table-cell>
          <table:table-cell office:value-type="float" office:value="0.3745514" calcext:value-type="float">
            <text:p>0.3745514</text:p>
          </table:table-cell>
          <table:table-cell office:value-type="float" office:value="0.3713189" calcext:value-type="float">
            <text:p>0.3713189</text:p>
          </table:table-cell>
          <table:table-cell office:value-type="float" office:value="0.379304" calcext:value-type="float">
            <text:p>0.379304</text:p>
          </table:table-cell>
          <table:table-cell office:value-type="float" office:value="0.3921643" calcext:value-type="float">
            <text:p>0.3921643</text:p>
          </table:table-cell>
          <table:table-cell office:value-type="float" office:value="0.3986038" calcext:value-type="float">
            <text:p>0.398603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7539E-015" calcext:value-type="float">
            <text:p>1.977539E-15</text:p>
          </table:table-cell>
          <table:table-cell office:value-type="float" office:value="1.990451E-015" calcext:value-type="float">
            <text:p>1.990451E-15</text:p>
          </table:table-cell>
          <table:table-cell office:value-type="float" office:value="1.962951E-015" calcext:value-type="float">
            <text:p>1.962951E-15</text:p>
          </table:table-cell>
          <table:table-cell office:value-type="float" office:value="1.992988E-015" calcext:value-type="float">
            <text:p>1.992988E-15</text:p>
          </table:table-cell>
          <table:table-cell office:value-type="float" office:value="9.449028E-016" calcext:value-type="float">
            <text:p>9.449028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05961" calcext:value-type="float">
            <text:p>-1.005961</text:p>
          </table:table-cell>
          <table:table-cell office:value-type="float" office:value="-0.0231845" calcext:value-type="float">
            <text:p>-0.0231845</text:p>
          </table:table-cell>
          <table:table-cell office:value-type="float" office:value="-0.0195537" calcext:value-type="float">
            <text:p>-0.0195537</text:p>
          </table:table-cell>
          <table:table-cell office:value-type="float" office:value="-0.01711624" calcext:value-type="float">
            <text:p>-0.01711624</text:p>
          </table:table-cell>
          <table:table-cell office:value-type="float" office:value="-0.01589789" calcext:value-type="float">
            <text:p>-0.01589789</text:p>
          </table:table-cell>
          <table:table-cell office:value-type="float" office:value="-0.01429709" calcext:value-type="float">
            <text:p>-0.01429709</text:p>
          </table:table-cell>
          <table:table-cell office:value-type="float" office:value="-0.01312124" calcext:value-type="float">
            <text:p>-0.01312124</text:p>
          </table:table-cell>
          <table:table-cell office:value-type="float" office:value="-0.01169769" calcext:value-type="float">
            <text:p>-0.01169769</text:p>
          </table:table-cell>
          <table:table-cell office:value-type="float" office:value="-0.01019845" calcext:value-type="float">
            <text:p>-0.01019845</text:p>
          </table:table-cell>
          <table:table-cell office:value-type="float" office:value="-0.009192123" calcext:value-type="float">
            <text:p>-0.009192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1017" calcext:value-type="float">
            <text:p>-1.41017</text:p>
          </table:table-cell>
          <table:table-cell office:value-type="float" office:value="0.002333137" calcext:value-type="float">
            <text:p>0.00233313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45357" calcext:value-type="float">
            <text:p>-2.34535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97" calcext:value-type="float">
            <text:p>97</text:p>
          </table:table-cell>
          <table:table-cell office:value-type="float" office:value="7042007" calcext:value-type="float">
            <text:p>7042007</text:p>
          </table:table-cell>
          <table:table-cell office:value-type="float" office:value="95.72578" calcext:value-type="float">
            <text:p>95.72578</text:p>
          </table:table-cell>
          <table:table-cell office:value-type="float" office:value="34.71773" calcext:value-type="float">
            <text:p>34.71773</text:p>
          </table:table-cell>
          <table:table-cell office:value-type="float" office:value="0" calcext:value-type="float">
            <text:p>0</text:p>
          </table:table-cell>
          <table:table-cell office:value-type="float" office:value="1093.405" calcext:value-type="float">
            <text:p>1093.405</text:p>
          </table:table-cell>
          <table:table-cell office:value-type="float" office:value="27.70038" calcext:value-type="float">
            <text:p>27.70038</text:p>
          </table:table-cell>
          <table:table-cell office:value-type="float" office:value="0" calcext:value-type="float">
            <text:p>0</text:p>
          </table:table-cell>
          <table:table-cell office:value-type="float" office:value="0.1139678" calcext:value-type="float">
            <text:p>0.1139678</text:p>
          </table:table-cell>
          <table:table-cell office:value-type="float" office:value="0.3263582" calcext:value-type="float">
            <text:p>0.3263582</text:p>
          </table:table-cell>
          <table:table-cell office:value-type="float" office:value="0.3297552" calcext:value-type="float">
            <text:p>0.3297552</text:p>
          </table:table-cell>
          <table:table-cell office:value-type="float" office:value="0.3348339" calcext:value-type="float">
            <text:p>0.3348339</text:p>
          </table:table-cell>
          <table:table-cell office:value-type="float" office:value="0.3384494" calcext:value-type="float">
            <text:p>0.3384494</text:p>
          </table:table-cell>
          <table:table-cell office:value-type="float" office:value="0.298856" calcext:value-type="float">
            <text:p>0.298856</text:p>
          </table:table-cell>
          <table:table-cell office:value-type="float" office:value="0.2971138" calcext:value-type="float">
            <text:p>0.2971138</text:p>
          </table:table-cell>
          <table:table-cell office:value-type="float" office:value="0.3740705" calcext:value-type="float">
            <text:p>0.3740705</text:p>
          </table:table-cell>
          <table:table-cell office:value-type="float" office:value="0.3710426" calcext:value-type="float">
            <text:p>0.3710426</text:p>
          </table:table-cell>
          <table:table-cell office:value-type="float" office:value="0.3792478" calcext:value-type="float">
            <text:p>0.3792478</text:p>
          </table:table-cell>
          <table:table-cell office:value-type="float" office:value="0.3922515" calcext:value-type="float">
            <text:p>0.3922515</text:p>
          </table:table-cell>
          <table:table-cell office:value-type="float" office:value="0.3987676" calcext:value-type="float">
            <text:p>0.398767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8172E-015" calcext:value-type="float">
            <text:p>1.978172E-15</text:p>
          </table:table-cell>
          <table:table-cell office:value-type="float" office:value="1.990385E-015" calcext:value-type="float">
            <text:p>1.990385E-15</text:p>
          </table:table-cell>
          <table:table-cell office:value-type="float" office:value="1.962903E-015" calcext:value-type="float">
            <text:p>1.962903E-15</text:p>
          </table:table-cell>
          <table:table-cell office:value-type="float" office:value="1.992973E-015" calcext:value-type="float">
            <text:p>1.992973E-15</text:p>
          </table:table-cell>
          <table:table-cell office:value-type="float" office:value="9.448851E-016" calcext:value-type="float">
            <text:p>9.448851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57647" calcext:value-type="float">
            <text:p>-61.57647</text:p>
          </table:table-cell>
          <table:table-cell office:value-type="float" office:value="-0.0208574" calcext:value-type="float">
            <text:p>-0.0208574</text:p>
          </table:table-cell>
          <table:table-cell office:value-type="float" office:value="-0.01955627" calcext:value-type="float">
            <text:p>-0.01955627</text:p>
          </table:table-cell>
          <table:table-cell office:value-type="float" office:value="-0.01787377" calcext:value-type="float">
            <text:p>-0.01787377</text:p>
          </table:table-cell>
          <table:table-cell office:value-type="float" office:value="-0.01673756" calcext:value-type="float">
            <text:p>-0.01673756</text:p>
          </table:table-cell>
          <table:table-cell office:value-type="float" office:value="-0.01498503" calcext:value-type="float">
            <text:p>-0.01498503</text:p>
          </table:table-cell>
          <table:table-cell office:value-type="float" office:value="-0.01360553" calcext:value-type="float">
            <text:p>-0.01360553</text:p>
          </table:table-cell>
          <table:table-cell office:value-type="float" office:value="-0.01202673" calcext:value-type="float">
            <text:p>-0.01202673</text:p>
          </table:table-cell>
          <table:table-cell office:value-type="float" office:value="-0.01032529" calcext:value-type="float">
            <text:p>-0.01032529</text:p>
          </table:table-cell>
          <table:table-cell office:value-type="float" office:value="-0.009215401" calcext:value-type="float">
            <text:p>-0.009215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14376" calcext:value-type="float">
            <text:p>-20.14376</text:p>
          </table:table-cell>
          <table:table-cell office:value-type="float" office:value="0.002291547" calcext:value-type="float">
            <text:p>0.00229154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42468" calcext:value-type="float">
            <text:p>-2.34246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98" calcext:value-type="float">
            <text:p>98</text:p>
          </table:table-cell>
          <table:table-cell office:value-type="float" office:value="8042007" calcext:value-type="float">
            <text:p>8042007</text:p>
          </table:table-cell>
          <table:table-cell office:value-type="float" office:value="95.72578" calcext:value-type="float">
            <text:p>95.72578</text:p>
          </table:table-cell>
          <table:table-cell office:value-type="float" office:value="34.79377" calcext:value-type="float">
            <text:p>34.79377</text:p>
          </table:table-cell>
          <table:table-cell office:value-type="float" office:value="0" calcext:value-type="float">
            <text:p>0</text:p>
          </table:table-cell>
          <table:table-cell office:value-type="float" office:value="1093.329" calcext:value-type="float">
            <text:p>1093.329</text:p>
          </table:table-cell>
          <table:table-cell office:value-type="float" office:value="27.70038" calcext:value-type="float">
            <text:p>27.70038</text:p>
          </table:table-cell>
          <table:table-cell office:value-type="float" office:value="0" calcext:value-type="float">
            <text:p>0</text:p>
          </table:table-cell>
          <table:table-cell office:value-type="float" office:value="0.1113993" calcext:value-type="float">
            <text:p>0.1113993</text:p>
          </table:table-cell>
          <table:table-cell office:value-type="float" office:value="0.3292703" calcext:value-type="float">
            <text:p>0.3292703</text:p>
          </table:table-cell>
          <table:table-cell office:value-type="float" office:value="0.3315084" calcext:value-type="float">
            <text:p>0.3315084</text:p>
          </table:table-cell>
          <table:table-cell office:value-type="float" office:value="0.3349649" calcext:value-type="float">
            <text:p>0.3349649</text:p>
          </table:table-cell>
          <table:table-cell office:value-type="float" office:value="0.3377163" calcext:value-type="float">
            <text:p>0.3377163</text:p>
          </table:table-cell>
          <table:table-cell office:value-type="float" office:value="0.2975596" calcext:value-type="float">
            <text:p>0.2975596</text:p>
          </table:table-cell>
          <table:table-cell office:value-type="float" office:value="0.2959151" calcext:value-type="float">
            <text:p>0.2959151</text:p>
          </table:table-cell>
          <table:table-cell office:value-type="float" office:value="0.3735755" calcext:value-type="float">
            <text:p>0.3735755</text:p>
          </table:table-cell>
          <table:table-cell office:value-type="float" office:value="0.3707328" calcext:value-type="float">
            <text:p>0.3707328</text:p>
          </table:table-cell>
          <table:table-cell office:value-type="float" office:value="0.3791809" calcext:value-type="float">
            <text:p>0.3791809</text:p>
          </table:table-cell>
          <table:table-cell office:value-type="float" office:value="0.3923306" calcext:value-type="float">
            <text:p>0.3923306</text:p>
          </table:table-cell>
          <table:table-cell office:value-type="float" office:value="0.398926" calcext:value-type="float">
            <text:p>0.398926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977808E-015" calcext:value-type="float">
            <text:p>1.977808E-15</text:p>
          </table:table-cell>
          <table:table-cell office:value-type="float" office:value="1.990298E-015" calcext:value-type="float">
            <text:p>1.990298E-15</text:p>
          </table:table-cell>
          <table:table-cell office:value-type="float" office:value="1.962841E-015" calcext:value-type="float">
            <text:p>1.962841E-15</text:p>
          </table:table-cell>
          <table:table-cell office:value-type="float" office:value="1.992954E-015" calcext:value-type="float">
            <text:p>1.992954E-15</text:p>
          </table:table-cell>
          <table:table-cell office:value-type="float" office:value="9.448659E-016" calcext:value-type="float">
            <text:p>9.448659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.80985" calcext:value-type="float">
            <text:p>-73.80985</text:p>
          </table:table-cell>
          <table:table-cell office:value-type="float" office:value="-0.01973547" calcext:value-type="float">
            <text:p>-0.01973547</text:p>
          </table:table-cell>
          <table:table-cell office:value-type="float" office:value="-0.01892453" calcext:value-type="float">
            <text:p>-0.01892453</text:p>
          </table:table-cell>
          <table:table-cell office:value-type="float" office:value="-0.01783547" calcext:value-type="float">
            <text:p>-0.01783547</text:p>
          </table:table-cell>
          <table:table-cell office:value-type="float" office:value="-0.01696584" calcext:value-type="float">
            <text:p>-0.01696584</text:p>
          </table:table-cell>
          <table:table-cell office:value-type="float" office:value="-0.01548832" calcext:value-type="float">
            <text:p>-0.01548832</text:p>
          </table:table-cell>
          <table:table-cell office:value-type="float" office:value="-0.01407496" calcext:value-type="float">
            <text:p>-0.01407496</text:p>
          </table:table-cell>
          <table:table-cell office:value-type="float" office:value="-0.01237563" calcext:value-type="float">
            <text:p>-0.01237563</text:p>
          </table:table-cell>
          <table:table-cell office:value-type="float" office:value="-0.01046952" calcext:value-type="float">
            <text:p>-0.01046952</text:p>
          </table:table-cell>
          <table:table-cell office:value-type="float" office:value="-0.009243175" calcext:value-type="float">
            <text:p>-0.009243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37775" calcext:value-type="float">
            <text:p>-25.37775</text:p>
          </table:table-cell>
          <table:table-cell office:value-type="float" office:value="0.002254443" calcext:value-type="float">
            <text:p>0.002254443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39598" calcext:value-type="float">
            <text:p>-2.33959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99" calcext:value-type="float">
            <text:p>99</text:p>
          </table:table-cell>
          <table:table-cell office:value-type="float" office:value="9042007" calcext:value-type="float">
            <text:p>9042007</text:p>
          </table:table-cell>
          <table:table-cell office:value-type="float" office:value="100.1073" calcext:value-type="float">
            <text:p>100.1073</text:p>
          </table:table-cell>
          <table:table-cell office:value-type="float" office:value="34.88255" calcext:value-type="float">
            <text:p>34.88255</text:p>
          </table:table-cell>
          <table:table-cell office:value-type="float" office:value="0" calcext:value-type="float">
            <text:p>0</text:p>
          </table:table-cell>
          <table:table-cell office:value-type="float" office:value="1097.585" calcext:value-type="float">
            <text:p>1097.585</text:p>
          </table:table-cell>
          <table:table-cell office:value-type="float" office:value="27.7367" calcext:value-type="float">
            <text:p>27.7367</text:p>
          </table:table-cell>
          <table:table-cell office:value-type="float" office:value="0" calcext:value-type="float">
            <text:p>0</text:p>
          </table:table-cell>
          <table:table-cell office:value-type="float" office:value="0.4838921" calcext:value-type="float">
            <text:p>0.4838921</text:p>
          </table:table-cell>
          <table:table-cell office:value-type="float" office:value="0.3334063" calcext:value-type="float">
            <text:p>0.3334063</text:p>
          </table:table-cell>
          <table:table-cell office:value-type="float" office:value="0.3325515" calcext:value-type="float">
            <text:p>0.3325515</text:p>
          </table:table-cell>
          <table:table-cell office:value-type="float" office:value="0.335402" calcext:value-type="float">
            <text:p>0.335402</text:p>
          </table:table-cell>
          <table:table-cell office:value-type="float" office:value="0.3376581" calcext:value-type="float">
            <text:p>0.3376581</text:p>
          </table:table-cell>
          <table:table-cell office:value-type="float" office:value="0.2968491" calcext:value-type="float">
            <text:p>0.2968491</text:p>
          </table:table-cell>
          <table:table-cell office:value-type="float" office:value="0.2951015" calcext:value-type="float">
            <text:p>0.2951015</text:p>
          </table:table-cell>
          <table:table-cell office:value-type="float" office:value="0.3731154" calcext:value-type="float">
            <text:p>0.3731154</text:p>
          </table:table-cell>
          <table:table-cell office:value-type="float" office:value="0.3703957" calcext:value-type="float">
            <text:p>0.3703957</text:p>
          </table:table-cell>
          <table:table-cell office:value-type="float" office:value="0.3791015" calcext:value-type="float">
            <text:p>0.3791015</text:p>
          </table:table-cell>
          <table:table-cell office:value-type="float" office:value="0.3924013" calcext:value-type="float">
            <text:p>0.3924013</text:p>
          </table:table-cell>
          <table:table-cell office:value-type="float" office:value="0.399077" calcext:value-type="float">
            <text:p>0.39907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868E-015" calcext:value-type="float">
            <text:p>1.97868E-15</text:p>
          </table:table-cell>
          <table:table-cell office:value-type="float" office:value="1.990211E-015" calcext:value-type="float">
            <text:p>1.990211E-15</text:p>
          </table:table-cell>
          <table:table-cell office:value-type="float" office:value="1.962767E-015" calcext:value-type="float">
            <text:p>1.962767E-15</text:p>
          </table:table-cell>
          <table:table-cell office:value-type="float" office:value="1.992934E-015" calcext:value-type="float">
            <text:p>1.992934E-15</text:p>
          </table:table-cell>
          <table:table-cell office:value-type="float" office:value="9.448471E-016" calcext:value-type="float">
            <text:p>9.448471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147277" calcext:value-type="float">
            <text:p>-0.007147277</text:p>
          </table:table-cell>
          <table:table-cell office:value-type="float" office:value="-0.01925277" calcext:value-type="float">
            <text:p>-0.01925277</text:p>
          </table:table-cell>
          <table:table-cell office:value-type="float" office:value="-0.01857107" calcext:value-type="float">
            <text:p>-0.01857107</text:p>
          </table:table-cell>
          <table:table-cell office:value-type="float" office:value="-0.01769373" calcext:value-type="float">
            <text:p>-0.01769373</text:p>
          </table:table-cell>
          <table:table-cell office:value-type="float" office:value="-0.01698433" calcext:value-type="float">
            <text:p>-0.01698433</text:p>
          </table:table-cell>
          <table:table-cell office:value-type="float" office:value="-0.01577236" calcext:value-type="float">
            <text:p>-0.01577236</text:p>
          </table:table-cell>
          <table:table-cell office:value-type="float" office:value="-0.01443315" calcext:value-type="float">
            <text:p>-0.01443315</text:p>
          </table:table-cell>
          <table:table-cell office:value-type="float" office:value="-0.01271017" calcext:value-type="float">
            <text:p>-0.01271017</text:p>
          </table:table-cell>
          <table:table-cell office:value-type="float" office:value="-0.01062899" calcext:value-type="float">
            <text:p>-0.01062899</text:p>
          </table:table-cell>
          <table:table-cell office:value-type="float" office:value="-0.009276357" calcext:value-type="float">
            <text:p>-0.009276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251082" calcext:value-type="float">
            <text:p>-0.003251082</text:p>
          </table:table-cell>
          <table:table-cell office:value-type="float" office:value="0.002232004" calcext:value-type="float">
            <text:p>0.00223200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36704" calcext:value-type="float">
            <text:p>-2.33670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00" calcext:value-type="float">
            <text:p>100</text:p>
          </table:table-cell>
          <table:table-cell office:value-type="float" office:value="10042007" calcext:value-type="float">
            <text:p>10042007</text:p>
          </table:table-cell>
          <table:table-cell office:value-type="float" office:value="116.2998" calcext:value-type="float">
            <text:p>116.2998</text:p>
          </table:table-cell>
          <table:table-cell office:value-type="float" office:value="38.5039" calcext:value-type="float">
            <text:p>38.5039</text:p>
          </table:table-cell>
          <table:table-cell office:value-type="float" office:value="0" calcext:value-type="float">
            <text:p>0</text:p>
          </table:table-cell>
          <table:table-cell office:value-type="float" office:value="1109.956" calcext:value-type="float">
            <text:p>1109.956</text:p>
          </table:table-cell>
          <table:table-cell office:value-type="float" office:value="27.93751" calcext:value-type="float">
            <text:p>27.93751</text:p>
          </table:table-cell>
          <table:table-cell office:value-type="float" office:value="0" calcext:value-type="float">
            <text:p>0</text:p>
          </table:table-cell>
          <table:table-cell office:value-type="float" office:value="0.4899271" calcext:value-type="float">
            <text:p>0.4899271</text:p>
          </table:table-cell>
          <table:table-cell office:value-type="float" office:value="0.4163452" calcext:value-type="float">
            <text:p>0.4163452</text:p>
          </table:table-cell>
          <table:table-cell office:value-type="float" office:value="0.3864982" calcext:value-type="float">
            <text:p>0.3864982</text:p>
          </table:table-cell>
          <table:table-cell office:value-type="float" office:value="0.3860206" calcext:value-type="float">
            <text:p>0.3860206</text:p>
          </table:table-cell>
          <table:table-cell office:value-type="float" office:value="0.3856151" calcext:value-type="float">
            <text:p>0.3856151</text:p>
          </table:table-cell>
          <table:table-cell office:value-type="float" office:value="0.3148326" calcext:value-type="float">
            <text:p>0.3148326</text:p>
          </table:table-cell>
          <table:table-cell office:value-type="float" office:value="0.3007612" calcext:value-type="float">
            <text:p>0.3007612</text:p>
          </table:table-cell>
          <table:table-cell office:value-type="float" office:value="0.3733093" calcext:value-type="float">
            <text:p>0.3733093</text:p>
          </table:table-cell>
          <table:table-cell office:value-type="float" office:value="0.3700947" calcext:value-type="float">
            <text:p>0.3700947</text:p>
          </table:table-cell>
          <table:table-cell office:value-type="float" office:value="0.3790105" calcext:value-type="float">
            <text:p>0.3790105</text:p>
          </table:table-cell>
          <table:table-cell office:value-type="float" office:value="0.3924617" calcext:value-type="float">
            <text:p>0.3924617</text:p>
          </table:table-cell>
          <table:table-cell office:value-type="float" office:value="0.3992029" calcext:value-type="float">
            <text:p>0.399202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.00001280359" calcext:value-type="float">
            <text:p>1.280359E-05</text:p>
          </table:table-cell>
          <table:table-cell office:value-type="float" office:value="1.979331E-015" calcext:value-type="float">
            <text:p>1.979331E-15</text:p>
          </table:table-cell>
          <table:table-cell office:value-type="float" office:value="1.990152E-015" calcext:value-type="float">
            <text:p>1.990152E-15</text:p>
          </table:table-cell>
          <table:table-cell office:value-type="float" office:value="1.962708E-015" calcext:value-type="float">
            <text:p>1.962708E-15</text:p>
          </table:table-cell>
          <table:table-cell office:value-type="float" office:value="1.992918E-015" calcext:value-type="float">
            <text:p>1.992918E-15</text:p>
          </table:table-cell>
          <table:table-cell office:value-type="float" office:value="9.448311E-016" calcext:value-type="float">
            <text:p>9.448311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64853" calcext:value-type="float">
            <text:p>-0.001764853</text:p>
          </table:table-cell>
          <table:table-cell office:value-type="float" office:value="-0.005818186" calcext:value-type="float">
            <text:p>-0.005818186</text:p>
          </table:table-cell>
          <table:table-cell office:value-type="float" office:value="-0.007642856" calcext:value-type="float">
            <text:p>-0.007642856</text:p>
          </table:table-cell>
          <table:table-cell office:value-type="float" office:value="-0.007491432" calcext:value-type="float">
            <text:p>-0.007491432</text:p>
          </table:table-cell>
          <table:table-cell office:value-type="float" office:value="-0.007513412" calcext:value-type="float">
            <text:p>-0.007513412</text:p>
          </table:table-cell>
          <table:table-cell office:value-type="float" office:value="-0.01015125" calcext:value-type="float">
            <text:p>-0.01015125</text:p>
          </table:table-cell>
          <table:table-cell office:value-type="float" office:value="-0.01235933" calcext:value-type="float">
            <text:p>-0.01235933</text:p>
          </table:table-cell>
          <table:table-cell office:value-type="float" office:value="-0.01257863" calcext:value-type="float">
            <text:p>-0.01257863</text:p>
          </table:table-cell>
          <table:table-cell office:value-type="float" office:value="-0.0107742" calcext:value-type="float">
            <text:p>-0.0107742</text:p>
          </table:table-cell>
          <table:table-cell office:value-type="float" office:value="-0.009314466" calcext:value-type="float">
            <text:p>-0.009314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2168628" calcext:value-type="float">
            <text:p>0.00216862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33652" calcext:value-type="float">
            <text:p>-2.33365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01" calcext:value-type="float">
            <text:p>101</text:p>
          </table:table-cell>
          <table:table-cell office:value-type="float" office:value="11042007" calcext:value-type="float">
            <text:p>11042007</text:p>
          </table:table-cell>
          <table:table-cell office:value-type="float" office:value="125.4438" calcext:value-type="float">
            <text:p>125.4438</text:p>
          </table:table-cell>
          <table:table-cell office:value-type="float" office:value="40.83962" calcext:value-type="float">
            <text:p>40.83962</text:p>
          </table:table-cell>
          <table:table-cell office:value-type="float" office:value="0" calcext:value-type="float">
            <text:p>0</text:p>
          </table:table-cell>
          <table:table-cell office:value-type="float" office:value="1116.655" calcext:value-type="float">
            <text:p>1116.655</text:p>
          </table:table-cell>
          <table:table-cell office:value-type="float" office:value="28.04695" calcext:value-type="float">
            <text:p>28.04695</text:p>
          </table:table-cell>
          <table:table-cell office:value-type="float" office:value="0" calcext:value-type="float">
            <text:p>0</text:p>
          </table:table-cell>
          <table:table-cell office:value-type="float" office:value="0.3971367" calcext:value-type="float">
            <text:p>0.3971367</text:p>
          </table:table-cell>
          <table:table-cell office:value-type="float" office:value="0.3997179" calcext:value-type="float">
            <text:p>0.3997179</text:p>
          </table:table-cell>
          <table:table-cell office:value-type="float" office:value="0.4041649" calcext:value-type="float">
            <text:p>0.4041649</text:p>
          </table:table-cell>
          <table:table-cell office:value-type="float" office:value="0.4089411" calcext:value-type="float">
            <text:p>0.4089411</text:p>
          </table:table-cell>
          <table:table-cell office:value-type="float" office:value="0.4112754" calcext:value-type="float">
            <text:p>0.4112754</text:p>
          </table:table-cell>
          <table:table-cell office:value-type="float" office:value="0.3434114" calcext:value-type="float">
            <text:p>0.3434114</text:p>
          </table:table-cell>
          <table:table-cell office:value-type="float" office:value="0.3267566" calcext:value-type="float">
            <text:p>0.3267566</text:p>
          </table:table-cell>
          <table:table-cell office:value-type="float" office:value="0.3761543" calcext:value-type="float">
            <text:p>0.3761543</text:p>
          </table:table-cell>
          <table:table-cell office:value-type="float" office:value="0.3700877" calcext:value-type="float">
            <text:p>0.3700877</text:p>
          </table:table-cell>
          <table:table-cell office:value-type="float" office:value="0.3789211" calcext:value-type="float">
            <text:p>0.3789211</text:p>
          </table:table-cell>
          <table:table-cell office:value-type="float" office:value="0.3925119" calcext:value-type="float">
            <text:p>0.3925119</text:p>
          </table:table-cell>
          <table:table-cell office:value-type="float" office:value="0.3993317" calcext:value-type="float">
            <text:p>0.399331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8782E-015" calcext:value-type="float">
            <text:p>1.978782E-15</text:p>
          </table:table-cell>
          <table:table-cell office:value-type="float" office:value="1.990104E-015" calcext:value-type="float">
            <text:p>1.990104E-15</text:p>
          </table:table-cell>
          <table:table-cell office:value-type="float" office:value="1.962666E-015" calcext:value-type="float">
            <text:p>1.962666E-15</text:p>
          </table:table-cell>
          <table:table-cell office:value-type="float" office:value="1.992901E-015" calcext:value-type="float">
            <text:p>1.992901E-15</text:p>
          </table:table-cell>
          <table:table-cell office:value-type="float" office:value="9.448158E-016" calcext:value-type="float">
            <text:p>9.448158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257037" calcext:value-type="float">
            <text:p>-0.006257037</text:p>
          </table:table-cell>
          <table:table-cell office:value-type="float" office:value="-0.005968204" calcext:value-type="float">
            <text:p>-0.005968204</text:p>
          </table:table-cell>
          <table:table-cell office:value-type="float" office:value="-0.005575268" calcext:value-type="float">
            <text:p>-0.005575268</text:p>
          </table:table-cell>
          <table:table-cell office:value-type="float" office:value="-0.005255125" calcext:value-type="float">
            <text:p>-0.005255125</text:p>
          </table:table-cell>
          <table:table-cell office:value-type="float" office:value="-0.005078697" calcext:value-type="float">
            <text:p>-0.005078697</text:p>
          </table:table-cell>
          <table:table-cell office:value-type="float" office:value="-0.005241464" calcext:value-type="float">
            <text:p>-0.005241464</text:p>
          </table:table-cell>
          <table:table-cell office:value-type="float" office:value="-0.006176764" calcext:value-type="float">
            <text:p>-0.006176764</text:p>
          </table:table-cell>
          <table:table-cell office:value-type="float" office:value="-0.01069981" calcext:value-type="float">
            <text:p>-0.01069981</text:p>
          </table:table-cell>
          <table:table-cell office:value-type="float" office:value="-0.0107804" calcext:value-type="float">
            <text:p>-0.0107804</text:p>
          </table:table-cell>
          <table:table-cell office:value-type="float" office:value="-0.009352238" calcext:value-type="float">
            <text:p>-0.009352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317238" calcext:value-type="float">
            <text:p>-0.006317238</text:p>
          </table:table-cell>
          <table:table-cell office:value-type="float" office:value="0.002089142" calcext:value-type="float">
            <text:p>0.002089142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30698" calcext:value-type="float">
            <text:p>-2.33069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02" calcext:value-type="float">
            <text:p>102</text:p>
          </table:table-cell>
          <table:table-cell office:value-type="float" office:value="12042007" calcext:value-type="float">
            <text:p>12042007</text:p>
          </table:table-cell>
          <table:table-cell office:value-type="float" office:value="125.4438" calcext:value-type="float">
            <text:p>125.4438</text:p>
          </table:table-cell>
          <table:table-cell office:value-type="float" office:value="43.2514" calcext:value-type="float">
            <text:p>43.2514</text:p>
          </table:table-cell>
          <table:table-cell office:value-type="float" office:value="0" calcext:value-type="float">
            <text:p>0</text:p>
          </table:table-cell>
          <table:table-cell office:value-type="float" office:value="1114.243" calcext:value-type="float">
            <text:p>1114.243</text:p>
          </table:table-cell>
          <table:table-cell office:value-type="float" office:value="28.04695" calcext:value-type="float">
            <text:p>28.04695</text:p>
          </table:table-cell>
          <table:table-cell office:value-type="float" office:value="0" calcext:value-type="float">
            <text:p>0</text:p>
          </table:table-cell>
          <table:table-cell office:value-type="float" office:value="0.3756356" calcext:value-type="float">
            <text:p>0.3756356</text:p>
          </table:table-cell>
          <table:table-cell office:value-type="float" office:value="0.3780118" calcext:value-type="float">
            <text:p>0.3780118</text:p>
          </table:table-cell>
          <table:table-cell office:value-type="float" office:value="0.3833029" calcext:value-type="float">
            <text:p>0.3833029</text:p>
          </table:table-cell>
          <table:table-cell office:value-type="float" office:value="0.3901176" calcext:value-type="float">
            <text:p>0.3901176</text:p>
          </table:table-cell>
          <table:table-cell office:value-type="float" office:value="0.3944494" calcext:value-type="float">
            <text:p>0.3944494</text:p>
          </table:table-cell>
          <table:table-cell office:value-type="float" office:value="0.337653" calcext:value-type="float">
            <text:p>0.337653</text:p>
          </table:table-cell>
          <table:table-cell office:value-type="float" office:value="0.329201" calcext:value-type="float">
            <text:p>0.329201</text:p>
          </table:table-cell>
          <table:table-cell office:value-type="float" office:value="0.3808437" calcext:value-type="float">
            <text:p>0.3808437</text:p>
          </table:table-cell>
          <table:table-cell office:value-type="float" office:value="0.3708962" calcext:value-type="float">
            <text:p>0.3708962</text:p>
          </table:table-cell>
          <table:table-cell office:value-type="float" office:value="0.3788714" calcext:value-type="float">
            <text:p>0.3788714</text:p>
          </table:table-cell>
          <table:table-cell office:value-type="float" office:value="0.3925507" calcext:value-type="float">
            <text:p>0.3925507</text:p>
          </table:table-cell>
          <table:table-cell office:value-type="float" office:value="0.3994795" calcext:value-type="float">
            <text:p>0.3994795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7928E-015" calcext:value-type="float">
            <text:p>1.97928E-15</text:p>
          </table:table-cell>
          <table:table-cell office:value-type="float" office:value="1.990059E-015" calcext:value-type="float">
            <text:p>1.990059E-15</text:p>
          </table:table-cell>
          <table:table-cell office:value-type="float" office:value="1.962627E-015" calcext:value-type="float">
            <text:p>1.962627E-15</text:p>
          </table:table-cell>
          <table:table-cell office:value-type="float" office:value="1.992886E-015" calcext:value-type="float">
            <text:p>1.992886E-15</text:p>
          </table:table-cell>
          <table:table-cell office:value-type="float" office:value="9.447998E-016" calcext:value-type="float">
            <text:p>9.447998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835427" calcext:value-type="float">
            <text:p>-0.008835427</text:p>
          </table:table-cell>
          <table:table-cell office:value-type="float" office:value="-0.008447874" calcext:value-type="float">
            <text:p>-0.008447874</text:p>
          </table:table-cell>
          <table:table-cell office:value-type="float" office:value="-0.007745196" calcext:value-type="float">
            <text:p>-0.007745196</text:p>
          </table:table-cell>
          <table:table-cell office:value-type="float" office:value="-0.007019009" calcext:value-type="float">
            <text:p>-0.007019009</text:p>
          </table:table-cell>
          <table:table-cell office:value-type="float" office:value="-0.006559855" calcext:value-type="float">
            <text:p>-0.006559855</text:p>
          </table:table-cell>
          <table:table-cell office:value-type="float" office:value="-0.00594778" calcext:value-type="float">
            <text:p>-0.00594778</text:p>
          </table:table-cell>
          <table:table-cell office:value-type="float" office:value="-0.005759068" calcext:value-type="float">
            <text:p>-0.005759068</text:p>
          </table:table-cell>
          <table:table-cell office:value-type="float" office:value="-0.008179153" calcext:value-type="float">
            <text:p>-0.008179153</text:p>
          </table:table-cell>
          <table:table-cell office:value-type="float" office:value="-0.01039992" calcext:value-type="float">
            <text:p>-0.01039992</text:p>
          </table:table-cell>
          <table:table-cell office:value-type="float" office:value="-0.009373279" calcext:value-type="float">
            <text:p>-0.009373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900046" calcext:value-type="float">
            <text:p>-0.008900046</text:p>
          </table:table-cell>
          <table:table-cell office:value-type="float" office:value="0.002027571" calcext:value-type="float">
            <text:p>0.00202757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27792" calcext:value-type="float">
            <text:p>-2.32779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03" calcext:value-type="float">
            <text:p>103</text:p>
          </table:table-cell>
          <table:table-cell office:value-type="float" office:value="13042007" calcext:value-type="float">
            <text:p>13042007</text:p>
          </table:table-cell>
          <table:table-cell office:value-type="float" office:value="125.4438" calcext:value-type="float">
            <text:p>125.4438</text:p>
          </table:table-cell>
          <table:table-cell office:value-type="float" office:value="46.68988" calcext:value-type="float">
            <text:p>46.68988</text:p>
          </table:table-cell>
          <table:table-cell office:value-type="float" office:value="0" calcext:value-type="float">
            <text:p>0</text:p>
          </table:table-cell>
          <table:table-cell office:value-type="float" office:value="1110.805" calcext:value-type="float">
            <text:p>1110.805</text:p>
          </table:table-cell>
          <table:table-cell office:value-type="float" office:value="28.04695" calcext:value-type="float">
            <text:p>28.04695</text:p>
          </table:table-cell>
          <table:table-cell office:value-type="float" office:value="0" calcext:value-type="float">
            <text:p>0</text:p>
          </table:table-cell>
          <table:table-cell office:value-type="float" office:value="0.3465157" calcext:value-type="float">
            <text:p>0.3465157</text:p>
          </table:table-cell>
          <table:table-cell office:value-type="float" office:value="0.3520007" calcext:value-type="float">
            <text:p>0.3520007</text:p>
          </table:table-cell>
          <table:table-cell office:value-type="float" office:value="0.3648004" calcext:value-type="float">
            <text:p>0.3648004</text:p>
          </table:table-cell>
          <table:table-cell office:value-type="float" office:value="0.3755811" calcext:value-type="float">
            <text:p>0.3755811</text:p>
          </table:table-cell>
          <table:table-cell office:value-type="float" office:value="0.3811519" calcext:value-type="float">
            <text:p>0.3811519</text:p>
          </table:table-cell>
          <table:table-cell office:value-type="float" office:value="0.3297014" calcext:value-type="float">
            <text:p>0.3297014</text:p>
          </table:table-cell>
          <table:table-cell office:value-type="float" office:value="0.3229194" calcext:value-type="float">
            <text:p>0.3229194</text:p>
          </table:table-cell>
          <table:table-cell office:value-type="float" office:value="0.3831427" calcext:value-type="float">
            <text:p>0.3831427</text:p>
          </table:table-cell>
          <table:table-cell office:value-type="float" office:value="0.3721844" calcext:value-type="float">
            <text:p>0.3721844</text:p>
          </table:table-cell>
          <table:table-cell office:value-type="float" office:value="0.3788683" calcext:value-type="float">
            <text:p>0.3788683</text:p>
          </table:table-cell>
          <table:table-cell office:value-type="float" office:value="0.3925712" calcext:value-type="float">
            <text:p>0.3925712</text:p>
          </table:table-cell>
          <table:table-cell office:value-type="float" office:value="0.3996952" calcext:value-type="float">
            <text:p>0.399695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981E-015" calcext:value-type="float">
            <text:p>1.97981E-15</text:p>
          </table:table-cell>
          <table:table-cell office:value-type="float" office:value="1.990008E-015" calcext:value-type="float">
            <text:p>1.990008E-15</text:p>
          </table:table-cell>
          <table:table-cell office:value-type="float" office:value="1.962584E-015" calcext:value-type="float">
            <text:p>1.962584E-15</text:p>
          </table:table-cell>
          <table:table-cell office:value-type="float" office:value="1.992871E-015" calcext:value-type="float">
            <text:p>1.992871E-15</text:p>
          </table:table-cell>
          <table:table-cell office:value-type="float" office:value="9.447859E-016" calcext:value-type="float">
            <text:p>9.447859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61963" calcext:value-type="float">
            <text:p>-0.01461963</text:p>
          </table:table-cell>
          <table:table-cell office:value-type="float" office:value="-0.01314315" calcext:value-type="float">
            <text:p>-0.01314315</text:p>
          </table:table-cell>
          <table:table-cell office:value-type="float" office:value="-0.01048564" calcext:value-type="float">
            <text:p>-0.01048564</text:p>
          </table:table-cell>
          <table:table-cell office:value-type="float" office:value="-0.008843816" calcext:value-type="float">
            <text:p>-0.008843816</text:p>
          </table:table-cell>
          <table:table-cell office:value-type="float" office:value="-0.008080356" calcext:value-type="float">
            <text:p>-0.008080356</text:p>
          </table:table-cell>
          <table:table-cell office:value-type="float" office:value="-0.007119901" calcext:value-type="float">
            <text:p>-0.007119901</text:p>
          </table:table-cell>
          <table:table-cell office:value-type="float" office:value="-0.006765306" calcext:value-type="float">
            <text:p>-0.006765306</text:p>
          </table:table-cell>
          <table:table-cell office:value-type="float" office:value="-0.007172322" calcext:value-type="float">
            <text:p>-0.007172322</text:p>
          </table:table-cell>
          <table:table-cell office:value-type="float" office:value="-0.009818363" calcext:value-type="float">
            <text:p>-0.009818363</text:p>
          </table:table-cell>
          <table:table-cell office:value-type="float" office:value="-0.009375152" calcext:value-type="float">
            <text:p>-0.009375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78454" calcext:value-type="float">
            <text:p>-0.01478454</text:p>
          </table:table-cell>
          <table:table-cell office:value-type="float" office:value="0.00195321" calcext:value-type="float">
            <text:p>0.0019532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24834" calcext:value-type="float">
            <text:p>-2.32483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04" calcext:value-type="float">
            <text:p>104</text:p>
          </table:table-cell>
          <table:table-cell office:value-type="float" office:value="14042007" calcext:value-type="float">
            <text:p>14042007</text:p>
          </table:table-cell>
          <table:table-cell office:value-type="float" office:value="125.4438" calcext:value-type="float">
            <text:p>125.4438</text:p>
          </table:table-cell>
          <table:table-cell office:value-type="float" office:value="50.35527" calcext:value-type="float">
            <text:p>50.35527</text:p>
          </table:table-cell>
          <table:table-cell office:value-type="float" office:value="0" calcext:value-type="float">
            <text:p>0</text:p>
          </table:table-cell>
          <table:table-cell office:value-type="float" office:value="1107.14" calcext:value-type="float">
            <text:p>1107.14</text:p>
          </table:table-cell>
          <table:table-cell office:value-type="float" office:value="28.04695" calcext:value-type="float">
            <text:p>28.04695</text:p>
          </table:table-cell>
          <table:table-cell office:value-type="float" office:value="0" calcext:value-type="float">
            <text:p>0</text:p>
          </table:table-cell>
          <table:table-cell office:value-type="float" office:value="0.1270987" calcext:value-type="float">
            <text:p>0.1270987</text:p>
          </table:table-cell>
          <table:table-cell office:value-type="float" office:value="0.3575492" calcext:value-type="float">
            <text:p>0.3575492</text:p>
          </table:table-cell>
          <table:table-cell office:value-type="float" office:value="0.3615874" calcext:value-type="float">
            <text:p>0.3615874</text:p>
          </table:table-cell>
          <table:table-cell office:value-type="float" office:value="0.3673391" calcext:value-type="float">
            <text:p>0.3673391</text:p>
          </table:table-cell>
          <table:table-cell office:value-type="float" office:value="0.371392" calcext:value-type="float">
            <text:p>0.371392</text:p>
          </table:table-cell>
          <table:table-cell office:value-type="float" office:value="0.3225028" calcext:value-type="float">
            <text:p>0.3225028</text:p>
          </table:table-cell>
          <table:table-cell office:value-type="float" office:value="0.3176818" calcext:value-type="float">
            <text:p>0.3176818</text:p>
          </table:table-cell>
          <table:table-cell office:value-type="float" office:value="0.3829804" calcext:value-type="float">
            <text:p>0.3829804</text:p>
          </table:table-cell>
          <table:table-cell office:value-type="float" office:value="0.373325" calcext:value-type="float">
            <text:p>0.373325</text:p>
          </table:table-cell>
          <table:table-cell office:value-type="float" office:value="0.378972" calcext:value-type="float">
            <text:p>0.378972</text:p>
          </table:table-cell>
          <table:table-cell office:value-type="float" office:value="0.3926217" calcext:value-type="float">
            <text:p>0.3926217</text:p>
          </table:table-cell>
          <table:table-cell office:value-type="float" office:value="0.3998854" calcext:value-type="float">
            <text:p>0.39988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0389E-015" calcext:value-type="float">
            <text:p>1.980389E-15</text:p>
          </table:table-cell>
          <table:table-cell office:value-type="float" office:value="1.989952E-015" calcext:value-type="float">
            <text:p>1.989952E-15</text:p>
          </table:table-cell>
          <table:table-cell office:value-type="float" office:value="1.962542E-015" calcext:value-type="float">
            <text:p>1.962542E-15</text:p>
          </table:table-cell>
          <table:table-cell office:value-type="float" office:value="1.992851E-015" calcext:value-type="float">
            <text:p>1.992851E-15</text:p>
          </table:table-cell>
          <table:table-cell office:value-type="float" office:value="9.447722E-016" calcext:value-type="float">
            <text:p>9.447722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17397" calcext:value-type="float">
            <text:p>-26.17397</text:p>
          </table:table-cell>
          <table:table-cell office:value-type="float" office:value="-0.01190071" calcext:value-type="float">
            <text:p>-0.01190071</text:p>
          </table:table-cell>
          <table:table-cell office:value-type="float" office:value="-0.01109785" calcext:value-type="float">
            <text:p>-0.01109785</text:p>
          </table:table-cell>
          <table:table-cell office:value-type="float" office:value="-0.01014812" calcext:value-type="float">
            <text:p>-0.01014812</text:p>
          </table:table-cell>
          <table:table-cell office:value-type="float" office:value="-0.009487631" calcext:value-type="float">
            <text:p>-0.009487631</text:p>
          </table:table-cell>
          <table:table-cell office:value-type="float" office:value="-0.00842204" calcext:value-type="float">
            <text:p>-0.00842204</text:p>
          </table:table-cell>
          <table:table-cell office:value-type="float" office:value="-0.007760279" calcext:value-type="float">
            <text:p>-0.007760279</text:p>
          </table:table-cell>
          <table:table-cell office:value-type="float" office:value="-0.00723143" calcext:value-type="float">
            <text:p>-0.00723143</text:p>
          </table:table-cell>
          <table:table-cell office:value-type="float" office:value="-0.009329926" calcext:value-type="float">
            <text:p>-0.009329926</text:p>
          </table:table-cell>
          <table:table-cell office:value-type="float" office:value="-0.009331742" calcext:value-type="float">
            <text:p>-0.009331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69642" calcext:value-type="float">
            <text:p>-12.69642</text:p>
          </table:table-cell>
          <table:table-cell office:value-type="float" office:value="0.001903358" calcext:value-type="float">
            <text:p>0.00190335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2181" calcext:value-type="float">
            <text:p>-2.3218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05" calcext:value-type="float">
            <text:p>105</text:p>
          </table:table-cell>
          <table:table-cell office:value-type="float" office:value="15042007" calcext:value-type="float">
            <text:p>15042007</text:p>
          </table:table-cell>
          <table:table-cell office:value-type="float" office:value="125.4438" calcext:value-type="float">
            <text:p>125.4438</text:p>
          </table:table-cell>
          <table:table-cell office:value-type="float" office:value="50.54765" calcext:value-type="float">
            <text:p>50.54765</text:p>
          </table:table-cell>
          <table:table-cell office:value-type="float" office:value="0" calcext:value-type="float">
            <text:p>0</text:p>
          </table:table-cell>
          <table:table-cell office:value-type="float" office:value="1106.947" calcext:value-type="float">
            <text:p>1106.947</text:p>
          </table:table-cell>
          <table:table-cell office:value-type="float" office:value="28.04695" calcext:value-type="float">
            <text:p>28.04695</text:p>
          </table:table-cell>
          <table:table-cell office:value-type="float" office:value="0" calcext:value-type="float">
            <text:p>0</text:p>
          </table:table-cell>
          <table:table-cell office:value-type="float" office:value="0.1124546" calcext:value-type="float">
            <text:p>0.1124546</text:p>
          </table:table-cell>
          <table:table-cell office:value-type="float" office:value="0.360851" calcext:value-type="float">
            <text:p>0.360851</text:p>
          </table:table-cell>
          <table:table-cell office:value-type="float" office:value="0.363451" calcext:value-type="float">
            <text:p>0.363451</text:p>
          </table:table-cell>
          <table:table-cell office:value-type="float" office:value="0.3670936" calcext:value-type="float">
            <text:p>0.3670936</text:p>
          </table:table-cell>
          <table:table-cell office:value-type="float" office:value="0.3696976" calcext:value-type="float">
            <text:p>0.3696976</text:p>
          </table:table-cell>
          <table:table-cell office:value-type="float" office:value="0.3193705" calcext:value-type="float">
            <text:p>0.3193705</text:p>
          </table:table-cell>
          <table:table-cell office:value-type="float" office:value="0.3144405" calcext:value-type="float">
            <text:p>0.3144405</text:p>
          </table:table-cell>
          <table:table-cell office:value-type="float" office:value="0.381834" calcext:value-type="float">
            <text:p>0.381834</text:p>
          </table:table-cell>
          <table:table-cell office:value-type="float" office:value="0.3741984" calcext:value-type="float">
            <text:p>0.3741984</text:p>
          </table:table-cell>
          <table:table-cell office:value-type="float" office:value="0.3791773" calcext:value-type="float">
            <text:p>0.3791773</text:p>
          </table:table-cell>
          <table:table-cell office:value-type="float" office:value="0.392704" calcext:value-type="float">
            <text:p>0.392704</text:p>
          </table:table-cell>
          <table:table-cell office:value-type="float" office:value="0.4000613" calcext:value-type="float">
            <text:p>0.400061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9941E-015" calcext:value-type="float">
            <text:p>1.979941E-15</text:p>
          </table:table-cell>
          <table:table-cell office:value-type="float" office:value="1.989886E-015" calcext:value-type="float">
            <text:p>1.989886E-15</text:p>
          </table:table-cell>
          <table:table-cell office:value-type="float" office:value="1.962488E-015" calcext:value-type="float">
            <text:p>1.962488E-15</text:p>
          </table:table-cell>
          <table:table-cell office:value-type="float" office:value="1.992833E-015" calcext:value-type="float">
            <text:p>1.992833E-15</text:p>
          </table:table-cell>
          <table:table-cell office:value-type="float" office:value="9.447586E-016" calcext:value-type="float">
            <text:p>9.447586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38264" calcext:value-type="float">
            <text:p>-68.38264</text:p>
          </table:table-cell>
          <table:table-cell office:value-type="float" office:value="-0.01123213" calcext:value-type="float">
            <text:p>-0.01123213</text:p>
          </table:table-cell>
          <table:table-cell office:value-type="float" office:value="-0.01074589" calcext:value-type="float">
            <text:p>-0.01074589</text:p>
          </table:table-cell>
          <table:table-cell office:value-type="float" office:value="-0.01019233" calcext:value-type="float">
            <text:p>-0.01019233</text:p>
          </table:table-cell>
          <table:table-cell office:value-type="float" office:value="-0.009762259" calcext:value-type="float">
            <text:p>-0.009762259</text:p>
          </table:table-cell>
          <table:table-cell office:value-type="float" office:value="-0.009073811" calcext:value-type="float">
            <text:p>-0.009073811</text:p>
          </table:table-cell>
          <table:table-cell office:value-type="float" office:value="-0.008460779" calcext:value-type="float">
            <text:p>-0.008460779</text:p>
          </table:table-cell>
          <table:table-cell office:value-type="float" office:value="-0.007711992" calcext:value-type="float">
            <text:p>-0.007711992</text:p>
          </table:table-cell>
          <table:table-cell office:value-type="float" office:value="-0.008974103" calcext:value-type="float">
            <text:p>-0.008974103</text:p>
          </table:table-cell>
          <table:table-cell office:value-type="float" office:value="-0.009246472" calcext:value-type="float">
            <text:p>-0.009246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16828" calcext:value-type="float">
            <text:p>-17.16828</text:p>
          </table:table-cell>
          <table:table-cell office:value-type="float" office:value="0.001879393" calcext:value-type="float">
            <text:p>0.001879393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18767" calcext:value-type="float">
            <text:p>-2.31876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06" calcext:value-type="float">
            <text:p>106</text:p>
          </table:table-cell>
          <table:table-cell office:value-type="float" office:value="16042007" calcext:value-type="float">
            <text:p>16042007</text:p>
          </table:table-cell>
          <table:table-cell office:value-type="float" office:value="125.4438" calcext:value-type="float">
            <text:p>125.4438</text:p>
          </table:table-cell>
          <table:table-cell office:value-type="float" office:value="50.56859" calcext:value-type="float">
            <text:p>50.56859</text:p>
          </table:table-cell>
          <table:table-cell office:value-type="float" office:value="0" calcext:value-type="float">
            <text:p>0</text:p>
          </table:table-cell>
          <table:table-cell office:value-type="float" office:value="1106.926" calcext:value-type="float">
            <text:p>1106.926</text:p>
          </table:table-cell>
          <table:table-cell office:value-type="float" office:value="28.04695" calcext:value-type="float">
            <text:p>28.04695</text:p>
          </table:table-cell>
          <table:table-cell office:value-type="float" office:value="0" calcext:value-type="float">
            <text:p>0</text:p>
          </table:table-cell>
          <table:table-cell office:value-type="float" office:value="0.1125517" calcext:value-type="float">
            <text:p>0.1125517</text:p>
          </table:table-cell>
          <table:table-cell office:value-type="float" office:value="0.3609721" calcext:value-type="float">
            <text:p>0.3609721</text:p>
          </table:table-cell>
          <table:table-cell office:value-type="float" office:value="0.3633791" calcext:value-type="float">
            <text:p>0.3633791</text:p>
          </table:table-cell>
          <table:table-cell office:value-type="float" office:value="0.3665961" calcext:value-type="float">
            <text:p>0.3665961</text:p>
          </table:table-cell>
          <table:table-cell office:value-type="float" office:value="0.3687947" calcext:value-type="float">
            <text:p>0.3687947</text:p>
          </table:table-cell>
          <table:table-cell office:value-type="float" office:value="0.3180616" calcext:value-type="float">
            <text:p>0.3180616</text:p>
          </table:table-cell>
          <table:table-cell office:value-type="float" office:value="0.3127557" calcext:value-type="float">
            <text:p>0.3127557</text:p>
          </table:table-cell>
          <table:table-cell office:value-type="float" office:value="0.3806729" calcext:value-type="float">
            <text:p>0.3806729</text:p>
          </table:table-cell>
          <table:table-cell office:value-type="float" office:value="0.3747101" calcext:value-type="float">
            <text:p>0.3747101</text:p>
          </table:table-cell>
          <table:table-cell office:value-type="float" office:value="0.3795091" calcext:value-type="float">
            <text:p>0.3795091</text:p>
          </table:table-cell>
          <table:table-cell office:value-type="float" office:value="0.3928283" calcext:value-type="float">
            <text:p>0.3928283</text:p>
          </table:table-cell>
          <table:table-cell office:value-type="float" office:value="0.4002298" calcext:value-type="float">
            <text:p>0.400229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052E-015" calcext:value-type="float">
            <text:p>1.98052E-15</text:p>
          </table:table-cell>
          <table:table-cell office:value-type="float" office:value="1.989834E-015" calcext:value-type="float">
            <text:p>1.989834E-15</text:p>
          </table:table-cell>
          <table:table-cell office:value-type="float" office:value="1.962441E-015" calcext:value-type="float">
            <text:p>1.962441E-15</text:p>
          </table:table-cell>
          <table:table-cell office:value-type="float" office:value="1.992813E-015" calcext:value-type="float">
            <text:p>1.992813E-15</text:p>
          </table:table-cell>
          <table:table-cell office:value-type="float" office:value="9.447462E-016" calcext:value-type="float">
            <text:p>9.447462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2962" calcext:value-type="float">
            <text:p>-68.2962</text:p>
          </table:table-cell>
          <table:table-cell office:value-type="float" office:value="-0.01120673" calcext:value-type="float">
            <text:p>-0.01120673</text:p>
          </table:table-cell>
          <table:table-cell office:value-type="float" office:value="-0.01075731" calcext:value-type="float">
            <text:p>-0.01075731</text:p>
          </table:table-cell>
          <table:table-cell office:value-type="float" office:value="-0.01027643" calcext:value-type="float">
            <text:p>-0.01027643</text:p>
          </table:table-cell>
          <table:table-cell office:value-type="float" office:value="-0.009909347" calcext:value-type="float">
            <text:p>-0.009909347</text:p>
          </table:table-cell>
          <table:table-cell office:value-type="float" office:value="-0.009361951" calcext:value-type="float">
            <text:p>-0.009361951</text:p>
          </table:table-cell>
          <table:table-cell office:value-type="float" office:value="-0.008853005" calcext:value-type="float">
            <text:p>-0.008853005</text:p>
          </table:table-cell>
          <table:table-cell office:value-type="float" office:value="-0.008239138" calcext:value-type="float">
            <text:p>-0.008239138</text:p>
          </table:table-cell>
          <table:table-cell office:value-type="float" office:value="-0.008770006" calcext:value-type="float">
            <text:p>-0.008770006</text:p>
          </table:table-cell>
          <table:table-cell office:value-type="float" office:value="-0.009109107" calcext:value-type="float">
            <text:p>-0.009109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64337" calcext:value-type="float">
            <text:p>-14.64337</text:p>
          </table:table-cell>
          <table:table-cell office:value-type="float" office:value="0.001868362" calcext:value-type="float">
            <text:p>0.001868362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157" calcext:value-type="float">
            <text:p>-2.315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07" calcext:value-type="float">
            <text:p>107</text:p>
          </table:table-cell>
          <table:table-cell office:value-type="float" office:value="17042007" calcext:value-type="float">
            <text:p>17042007</text:p>
          </table:table-cell>
          <table:table-cell office:value-type="float" office:value="125.4438" calcext:value-type="float">
            <text:p>125.4438</text:p>
          </table:table-cell>
          <table:table-cell office:value-type="float" office:value="50.59006" calcext:value-type="float">
            <text:p>50.59006</text:p>
          </table:table-cell>
          <table:table-cell office:value-type="float" office:value="0" calcext:value-type="float">
            <text:p>0</text:p>
          </table:table-cell>
          <table:table-cell office:value-type="float" office:value="1106.906" calcext:value-type="float">
            <text:p>1106.906</text:p>
          </table:table-cell>
          <table:table-cell office:value-type="float" office:value="28.04695" calcext:value-type="float">
            <text:p>28.04695</text:p>
          </table:table-cell>
          <table:table-cell office:value-type="float" office:value="0" calcext:value-type="float">
            <text:p>0</text:p>
          </table:table-cell>
          <table:table-cell office:value-type="float" office:value="0.1130831" calcext:value-type="float">
            <text:p>0.1130831</text:p>
          </table:table-cell>
          <table:table-cell office:value-type="float" office:value="0.3604565" calcext:value-type="float">
            <text:p>0.3604565</text:p>
          </table:table-cell>
          <table:table-cell office:value-type="float" office:value="0.362788" calcext:value-type="float">
            <text:p>0.362788</text:p>
          </table:table-cell>
          <table:table-cell office:value-type="float" office:value="0.3658413" calcext:value-type="float">
            <text:p>0.3658413</text:p>
          </table:table-cell>
          <table:table-cell office:value-type="float" office:value="0.3678752" calcext:value-type="float">
            <text:p>0.3678752</text:p>
          </table:table-cell>
          <table:table-cell office:value-type="float" office:value="0.317136" calcext:value-type="float">
            <text:p>0.317136</text:p>
          </table:table-cell>
          <table:table-cell office:value-type="float" office:value="0.3115521" calcext:value-type="float">
            <text:p>0.3115521</text:p>
          </table:table-cell>
          <table:table-cell office:value-type="float" office:value="0.3799239" calcext:value-type="float">
            <text:p>0.3799239</text:p>
          </table:table-cell>
          <table:table-cell office:value-type="float" office:value="0.3748973" calcext:value-type="float">
            <text:p>0.3748973</text:p>
          </table:table-cell>
          <table:table-cell office:value-type="float" office:value="0.3798144" calcext:value-type="float">
            <text:p>0.3798144</text:p>
          </table:table-cell>
          <table:table-cell office:value-type="float" office:value="0.3929868" calcext:value-type="float">
            <text:p>0.3929868</text:p>
          </table:table-cell>
          <table:table-cell office:value-type="float" office:value="0.4003981" calcext:value-type="float">
            <text:p>0.400398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1022E-015" calcext:value-type="float">
            <text:p>1.981022E-15</text:p>
          </table:table-cell>
          <table:table-cell office:value-type="float" office:value="1.989787E-015" calcext:value-type="float">
            <text:p>1.989787E-15</text:p>
          </table:table-cell>
          <table:table-cell office:value-type="float" office:value="1.962403E-015" calcext:value-type="float">
            <text:p>1.962403E-15</text:p>
          </table:table-cell>
          <table:table-cell office:value-type="float" office:value="1.992797E-015" calcext:value-type="float">
            <text:p>1.992797E-15</text:p>
          </table:table-cell>
          <table:table-cell office:value-type="float" office:value="9.447314E-016" calcext:value-type="float">
            <text:p>9.447314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84249" calcext:value-type="float">
            <text:p>-65.84249</text:p>
          </table:table-cell>
          <table:table-cell office:value-type="float" office:value="-0.01130529" calcext:value-type="float">
            <text:p>-0.01130529</text:p>
          </table:table-cell>
          <table:table-cell office:value-type="float" office:value="-0.01086515" calcext:value-type="float">
            <text:p>-0.01086515</text:p>
          </table:table-cell>
          <table:table-cell office:value-type="float" office:value="-0.01040625" calcext:value-type="float">
            <text:p>-0.01040625</text:p>
          </table:table-cell>
          <table:table-cell office:value-type="float" office:value="-0.01006139" calcext:value-type="float">
            <text:p>-0.01006139</text:p>
          </table:table-cell>
          <table:table-cell office:value-type="float" office:value="-0.009570464" calcext:value-type="float">
            <text:p>-0.009570464</text:p>
          </table:table-cell>
          <table:table-cell office:value-type="float" office:value="-0.009144354" calcext:value-type="float">
            <text:p>-0.009144354</text:p>
          </table:table-cell>
          <table:table-cell office:value-type="float" office:value="-0.00859896" calcext:value-type="float">
            <text:p>-0.00859896</text:p>
          </table:table-cell>
          <table:table-cell office:value-type="float" office:value="-0.008696825" calcext:value-type="float">
            <text:p>-0.008696825</text:p>
          </table:table-cell>
          <table:table-cell office:value-type="float" office:value="-0.008984482" calcext:value-type="float">
            <text:p>-0.008984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52621" calcext:value-type="float">
            <text:p>-14.52621</text:p>
          </table:table-cell>
          <table:table-cell office:value-type="float" office:value="0.00185916" calcext:value-type="float">
            <text:p>0.00185916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12637" calcext:value-type="float">
            <text:p>-2.31263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08" calcext:value-type="float">
            <text:p>108</text:p>
          </table:table-cell>
          <table:table-cell office:value-type="float" office:value="18042007" calcext:value-type="float">
            <text:p>18042007</text:p>
          </table:table-cell>
          <table:table-cell office:value-type="float" office:value="125.4438" calcext:value-type="float">
            <text:p>125.4438</text:p>
          </table:table-cell>
          <table:table-cell office:value-type="float" office:value="50.63388" calcext:value-type="float">
            <text:p>50.63388</text:p>
          </table:table-cell>
          <table:table-cell office:value-type="float" office:value="0" calcext:value-type="float">
            <text:p>0</text:p>
          </table:table-cell>
          <table:table-cell office:value-type="float" office:value="1106.861" calcext:value-type="float">
            <text:p>1106.861</text:p>
          </table:table-cell>
          <table:table-cell office:value-type="float" office:value="28.04695" calcext:value-type="float">
            <text:p>28.04695</text:p>
          </table:table-cell>
          <table:table-cell office:value-type="float" office:value="0" calcext:value-type="float">
            <text:p>0</text:p>
          </table:table-cell>
          <table:table-cell office:value-type="float" office:value="0.1117325" calcext:value-type="float">
            <text:p>0.1117325</text:p>
          </table:table-cell>
          <table:table-cell office:value-type="float" office:value="0.3597271" calcext:value-type="float">
            <text:p>0.3597271</text:p>
          </table:table-cell>
          <table:table-cell office:value-type="float" office:value="0.3619969" calcext:value-type="float">
            <text:p>0.3619969</text:p>
          </table:table-cell>
          <table:table-cell office:value-type="float" office:value="0.3649317" calcext:value-type="float">
            <text:p>0.3649317</text:p>
          </table:table-cell>
          <table:table-cell office:value-type="float" office:value="0.3668496" calcext:value-type="float">
            <text:p>0.3668496</text:p>
          </table:table-cell>
          <table:table-cell office:value-type="float" office:value="0.3162529" calcext:value-type="float">
            <text:p>0.3162529</text:p>
          </table:table-cell>
          <table:table-cell office:value-type="float" office:value="0.3105972" calcext:value-type="float">
            <text:p>0.3105972</text:p>
          </table:table-cell>
          <table:table-cell office:value-type="float" office:value="0.3794226" calcext:value-type="float">
            <text:p>0.3794226</text:p>
          </table:table-cell>
          <table:table-cell office:value-type="float" office:value="0.3749558" calcext:value-type="float">
            <text:p>0.3749558</text:p>
          </table:table-cell>
          <table:table-cell office:value-type="float" office:value="0.3800851" calcext:value-type="float">
            <text:p>0.3800851</text:p>
          </table:table-cell>
          <table:table-cell office:value-type="float" office:value="0.3931659" calcext:value-type="float">
            <text:p>0.3931659</text:p>
          </table:table-cell>
          <table:table-cell office:value-type="float" office:value="0.4005671" calcext:value-type="float">
            <text:p>0.400567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0414E-015" calcext:value-type="float">
            <text:p>1.980414E-15</text:p>
          </table:table-cell>
          <table:table-cell office:value-type="float" office:value="1.989727E-015" calcext:value-type="float">
            <text:p>1.989727E-15</text:p>
          </table:table-cell>
          <table:table-cell office:value-type="float" office:value="1.962358E-015" calcext:value-type="float">
            <text:p>1.962358E-15</text:p>
          </table:table-cell>
          <table:table-cell office:value-type="float" office:value="1.992779E-015" calcext:value-type="float">
            <text:p>1.992779E-15</text:p>
          </table:table-cell>
          <table:table-cell office:value-type="float" office:value="9.447131E-016" calcext:value-type="float">
            <text:p>9.447131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4E-016" calcext:value-type="float">
            <text:p>9.738034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68456" calcext:value-type="float">
            <text:p>-72.68456</text:p>
          </table:table-cell>
          <table:table-cell office:value-type="float" office:value="-0.01144676" calcext:value-type="float">
            <text:p>-0.01144676</text:p>
          </table:table-cell>
          <table:table-cell office:value-type="float" office:value="-0.01101186" calcext:value-type="float">
            <text:p>-0.01101186</text:p>
          </table:table-cell>
          <table:table-cell office:value-type="float" office:value="-0.01056575" calcext:value-type="float">
            <text:p>-0.01056575</text:p>
          </table:table-cell>
          <table:table-cell office:value-type="float" office:value="-0.01023417" calcext:value-type="float">
            <text:p>-0.01023417</text:p>
          </table:table-cell>
          <table:table-cell office:value-type="float" office:value="-0.009774257" calcext:value-type="float">
            <text:p>-0.009774257</text:p>
          </table:table-cell>
          <table:table-cell office:value-type="float" office:value="-0.009383005" calcext:value-type="float">
            <text:p>-0.009383005</text:p>
          </table:table-cell>
          <table:table-cell office:value-type="float" office:value="-0.008848734" calcext:value-type="float">
            <text:p>-0.008848734</text:p>
          </table:table-cell>
          <table:table-cell office:value-type="float" office:value="-0.008673902" calcext:value-type="float">
            <text:p>-0.008673902</text:p>
          </table:table-cell>
          <table:table-cell office:value-type="float" office:value="-0.008875509" calcext:value-type="float">
            <text:p>-0.008875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1018" calcext:value-type="float">
            <text:p>-20.51018</text:p>
          </table:table-cell>
          <table:table-cell office:value-type="float" office:value="0.001845096" calcext:value-type="float">
            <text:p>0.001845096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09569" calcext:value-type="float">
            <text:p>-2.30956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09" calcext:value-type="float">
            <text:p>109</text:p>
          </table:table-cell>
          <table:table-cell office:value-type="float" office:value="19042007" calcext:value-type="float">
            <text:p>19042007</text:p>
          </table:table-cell>
          <table:table-cell office:value-type="float" office:value="126.0788" calcext:value-type="float">
            <text:p>126.0788</text:p>
          </table:table-cell>
          <table:table-cell office:value-type="float" office:value="51.439" calcext:value-type="float">
            <text:p>51.439</text:p>
          </table:table-cell>
          <table:table-cell office:value-type="float" office:value="0" calcext:value-type="float">
            <text:p>0</text:p>
          </table:table-cell>
          <table:table-cell office:value-type="float" office:value="1106.686" calcext:value-type="float">
            <text:p>1106.686</text:p>
          </table:table-cell>
          <table:table-cell office:value-type="float" office:value="28.05222" calcext:value-type="float">
            <text:p>28.05222</text:p>
          </table:table-cell>
          <table:table-cell office:value-type="float" office:value="0" calcext:value-type="float">
            <text:p>0</text:p>
          </table:table-cell>
          <table:table-cell office:value-type="float" office:value="0.1618108" calcext:value-type="float">
            <text:p>0.1618108</text:p>
          </table:table-cell>
          <table:table-cell office:value-type="float" office:value="0.3538051" calcext:value-type="float">
            <text:p>0.3538051</text:p>
          </table:table-cell>
          <table:table-cell office:value-type="float" office:value="0.3567354" calcext:value-type="float">
            <text:p>0.3567354</text:p>
          </table:table-cell>
          <table:table-cell office:value-type="float" office:value="0.3606755" calcext:value-type="float">
            <text:p>0.3606755</text:p>
          </table:table-cell>
          <table:table-cell office:value-type="float" office:value="0.3632889" calcext:value-type="float">
            <text:p>0.3632889</text:p>
          </table:table-cell>
          <table:table-cell office:value-type="float" office:value="0.3147251" calcext:value-type="float">
            <text:p>0.3147251</text:p>
          </table:table-cell>
          <table:table-cell office:value-type="float" office:value="0.3096177" calcext:value-type="float">
            <text:p>0.3096177</text:p>
          </table:table-cell>
          <table:table-cell office:value-type="float" office:value="0.3790429" calcext:value-type="float">
            <text:p>0.3790429</text:p>
          </table:table-cell>
          <table:table-cell office:value-type="float" office:value="0.374944" calcext:value-type="float">
            <text:p>0.374944</text:p>
          </table:table-cell>
          <table:table-cell office:value-type="float" office:value="0.3803209" calcext:value-type="float">
            <text:p>0.3803209</text:p>
          </table:table-cell>
          <table:table-cell office:value-type="float" office:value="0.3933557" calcext:value-type="float">
            <text:p>0.3933557</text:p>
          </table:table-cell>
          <table:table-cell office:value-type="float" office:value="0.4007394" calcext:value-type="float">
            <text:p>0.400739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0022E-015" calcext:value-type="float">
            <text:p>1.980022E-15</text:p>
          </table:table-cell>
          <table:table-cell office:value-type="float" office:value="1.985247E-015" calcext:value-type="float">
            <text:p>1.985247E-15</text:p>
          </table:table-cell>
          <table:table-cell office:value-type="float" office:value="1.966054E-015" calcext:value-type="float">
            <text:p>1.966054E-15</text:p>
          </table:table-cell>
          <table:table-cell office:value-type="float" office:value="1.992757E-015" calcext:value-type="float">
            <text:p>1.992757E-15</text:p>
          </table:table-cell>
          <table:table-cell office:value-type="float" office:value="9.446927E-016" calcext:value-type="float">
            <text:p>9.446927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728706" calcext:value-type="float">
            <text:p>-7.728706</text:p>
          </table:table-cell>
          <table:table-cell office:value-type="float" office:value="-0.01266038" calcext:value-type="float">
            <text:p>-0.01266038</text:p>
          </table:table-cell>
          <table:table-cell office:value-type="float" office:value="-0.01204658" calcext:value-type="float">
            <text:p>-0.01204658</text:p>
          </table:table-cell>
          <table:table-cell office:value-type="float" office:value="-0.01134969" calcext:value-type="float">
            <text:p>-0.01134969</text:p>
          </table:table-cell>
          <table:table-cell office:value-type="float" office:value="-0.01086043" calcext:value-type="float">
            <text:p>-0.01086043</text:p>
          </table:table-cell>
          <table:table-cell office:value-type="float" office:value="-0.01013518" calcext:value-type="float">
            <text:p>-0.01013518</text:p>
          </table:table-cell>
          <table:table-cell office:value-type="float" office:value="-0.009632739" calcext:value-type="float">
            <text:p>-0.009632739</text:p>
          </table:table-cell>
          <table:table-cell office:value-type="float" office:value="-0.009042478" calcext:value-type="float">
            <text:p>-0.009042478</text:p>
          </table:table-cell>
          <table:table-cell office:value-type="float" office:value="-0.00867823" calcext:value-type="float">
            <text:p>-0.00867823</text:p>
          </table:table-cell>
          <table:table-cell office:value-type="float" office:value="-0.008781682" calcext:value-type="float">
            <text:p>-0.008781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10227" calcext:value-type="float">
            <text:p>-0.3910227</text:p>
          </table:table-cell>
          <table:table-cell office:value-type="float" office:value="0.0007909653" calcext:value-type="float">
            <text:p>0.0007909653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06479" calcext:value-type="float">
            <text:p>-2.30647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10" calcext:value-type="float">
            <text:p>110</text:p>
          </table:table-cell>
          <table:table-cell office:value-type="float" office:value="20042007" calcext:value-type="float">
            <text:p>20042007</text:p>
          </table:table-cell>
          <table:table-cell office:value-type="float" office:value="128.6824" calcext:value-type="float">
            <text:p>128.6824</text:p>
          </table:table-cell>
          <table:table-cell office:value-type="float" office:value="55.58508" calcext:value-type="float">
            <text:p>55.58508</text:p>
          </table:table-cell>
          <table:table-cell office:value-type="float" office:value="0" calcext:value-type="float">
            <text:p>0</text:p>
          </table:table-cell>
          <table:table-cell office:value-type="float" office:value="1105.122" calcext:value-type="float">
            <text:p>1105.122</text:p>
          </table:table-cell>
          <table:table-cell office:value-type="float" office:value="28.07384" calcext:value-type="float">
            <text:p>28.07384</text:p>
          </table:table-cell>
          <table:table-cell office:value-type="float" office:value="0" calcext:value-type="float">
            <text:p>0</text:p>
          </table:table-cell>
          <table:table-cell office:value-type="float" office:value="0.1833555" calcext:value-type="float">
            <text:p>0.1833555</text:p>
          </table:table-cell>
          <table:table-cell office:value-type="float" office:value="0.3401834" calcext:value-type="float">
            <text:p>0.3401834</text:p>
          </table:table-cell>
          <table:table-cell office:value-type="float" office:value="0.3462009" calcext:value-type="float">
            <text:p>0.3462009</text:p>
          </table:table-cell>
          <table:table-cell office:value-type="float" office:value="0.353434" calcext:value-type="float">
            <text:p>0.353434</text:p>
          </table:table-cell>
          <table:table-cell office:value-type="float" office:value="0.3575205" calcext:value-type="float">
            <text:p>0.3575205</text:p>
          </table:table-cell>
          <table:table-cell office:value-type="float" office:value="0.3121895" calcext:value-type="float">
            <text:p>0.3121895</text:p>
          </table:table-cell>
          <table:table-cell office:value-type="float" office:value="0.3079785" calcext:value-type="float">
            <text:p>0.3079785</text:p>
          </table:table-cell>
          <table:table-cell office:value-type="float" office:value="0.3785921" calcext:value-type="float">
            <text:p>0.3785921</text:p>
          </table:table-cell>
          <table:table-cell office:value-type="float" office:value="0.3748797" calcext:value-type="float">
            <text:p>0.3748797</text:p>
          </table:table-cell>
          <table:table-cell office:value-type="float" office:value="0.3805242" calcext:value-type="float">
            <text:p>0.3805242</text:p>
          </table:table-cell>
          <table:table-cell office:value-type="float" office:value="0.3935497" calcext:value-type="float">
            <text:p>0.3935497</text:p>
          </table:table-cell>
          <table:table-cell office:value-type="float" office:value="0.4009145" calcext:value-type="float">
            <text:p>0.4009145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79875E-015" calcext:value-type="float">
            <text:p>1.979875E-15</text:p>
          </table:table-cell>
          <table:table-cell office:value-type="float" office:value="1.982108E-015" calcext:value-type="float">
            <text:p>1.982108E-15</text:p>
          </table:table-cell>
          <table:table-cell office:value-type="float" office:value="1.968624E-015" calcext:value-type="float">
            <text:p>1.968624E-15</text:p>
          </table:table-cell>
          <table:table-cell office:value-type="float" office:value="1.992736E-015" calcext:value-type="float">
            <text:p>1.992736E-15</text:p>
          </table:table-cell>
          <table:table-cell office:value-type="float" office:value="9.446757E-016" calcext:value-type="float">
            <text:p>9.446757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17538" calcext:value-type="float">
            <text:p>-3.017538</text:p>
          </table:table-cell>
          <table:table-cell office:value-type="float" office:value="-0.01613826" calcext:value-type="float">
            <text:p>-0.01613826</text:p>
          </table:table-cell>
          <table:table-cell office:value-type="float" office:value="-0.01448721" calcext:value-type="float">
            <text:p>-0.01448721</text:p>
          </table:table-cell>
          <table:table-cell office:value-type="float" office:value="-0.01283914" calcext:value-type="float">
            <text:p>-0.01283914</text:p>
          </table:table-cell>
          <table:table-cell office:value-type="float" office:value="-0.0119681" calcext:value-type="float">
            <text:p>-0.0119681</text:p>
          </table:table-cell>
          <table:table-cell office:value-type="float" office:value="-0.01077038" calcext:value-type="float">
            <text:p>-0.01077038</text:p>
          </table:table-cell>
          <table:table-cell office:value-type="float" office:value="-0.01006894" calcext:value-type="float">
            <text:p>-0.01006894</text:p>
          </table:table-cell>
          <table:table-cell office:value-type="float" office:value="-0.009277007" calcext:value-type="float">
            <text:p>-0.009277007</text:p>
          </table:table-cell>
          <table:table-cell office:value-type="float" office:value="-0.008702795" calcext:value-type="float">
            <text:p>-0.008702795</text:p>
          </table:table-cell>
          <table:table-cell office:value-type="float" office:value="-0.008701604" calcext:value-type="float">
            <text:p>-0.00870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60671" calcext:value-type="float">
            <text:p>-0.2560671</text:p>
          </table:table-cell>
          <table:table-cell office:value-type="float" office:value="0.00004026247" calcext:value-type="float">
            <text:p>4.026247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03374" calcext:value-type="float">
            <text:p>-2.30337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11" calcext:value-type="float">
            <text:p>111</text:p>
          </table:table-cell>
          <table:table-cell office:value-type="float" office:value="21042007" calcext:value-type="float">
            <text:p>21042007</text:p>
          </table:table-cell>
          <table:table-cell office:value-type="float" office:value="133.953" calcext:value-type="float">
            <text:p>133.953</text:p>
          </table:table-cell>
          <table:table-cell office:value-type="float" office:value="58.74442" calcext:value-type="float">
            <text:p>58.74442</text:p>
          </table:table-cell>
          <table:table-cell office:value-type="float" office:value="0" calcext:value-type="float">
            <text:p>0</text:p>
          </table:table-cell>
          <table:table-cell office:value-type="float" office:value="1107.185" calcext:value-type="float">
            <text:p>1107.185</text:p>
          </table:table-cell>
          <table:table-cell office:value-type="float" office:value="28.12169" calcext:value-type="float">
            <text:p>28.12169</text:p>
          </table:table-cell>
          <table:table-cell office:value-type="float" office:value="0" calcext:value-type="float">
            <text:p>0</text:p>
          </table:table-cell>
          <table:table-cell office:value-type="float" office:value="0.5183276" calcext:value-type="float">
            <text:p>0.5183276</text:p>
          </table:table-cell>
          <table:table-cell office:value-type="float" office:value="0.3320245" calcext:value-type="float">
            <text:p>0.3320245</text:p>
          </table:table-cell>
          <table:table-cell office:value-type="float" office:value="0.338899" calcext:value-type="float">
            <text:p>0.338899</text:p>
          </table:table-cell>
          <table:table-cell office:value-type="float" office:value="0.3482965" calcext:value-type="float">
            <text:p>0.3482965</text:p>
          </table:table-cell>
          <table:table-cell office:value-type="float" office:value="0.352854" calcext:value-type="float">
            <text:p>0.352854</text:p>
          </table:table-cell>
          <table:table-cell office:value-type="float" office:value="0.3091919" calcext:value-type="float">
            <text:p>0.3091919</text:p>
          </table:table-cell>
          <table:table-cell office:value-type="float" office:value="0.3058546" calcext:value-type="float">
            <text:p>0.3058546</text:p>
          </table:table-cell>
          <table:table-cell office:value-type="float" office:value="0.3779764" calcext:value-type="float">
            <text:p>0.3779764</text:p>
          </table:table-cell>
          <table:table-cell office:value-type="float" office:value="0.3747405" calcext:value-type="float">
            <text:p>0.3747405</text:p>
          </table:table-cell>
          <table:table-cell office:value-type="float" office:value="0.380696" calcext:value-type="float">
            <text:p>0.380696</text:p>
          </table:table-cell>
          <table:table-cell office:value-type="float" office:value="0.3937422" calcext:value-type="float">
            <text:p>0.3937422</text:p>
          </table:table-cell>
          <table:table-cell office:value-type="float" office:value="0.4010917" calcext:value-type="float">
            <text:p>0.4010917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80543E-015" calcext:value-type="float">
            <text:p>1.980543E-15</text:p>
          </table:table-cell>
          <table:table-cell office:value-type="float" office:value="1.982052E-015" calcext:value-type="float">
            <text:p>1.982052E-15</text:p>
          </table:table-cell>
          <table:table-cell office:value-type="float" office:value="1.968562E-015" calcext:value-type="float">
            <text:p>1.968562E-15</text:p>
          </table:table-cell>
          <table:table-cell office:value-type="float" office:value="1.992717E-015" calcext:value-type="float">
            <text:p>1.992717E-15</text:p>
          </table:table-cell>
          <table:table-cell office:value-type="float" office:value="9.446623E-016" calcext:value-type="float">
            <text:p>9.446623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847923" calcext:value-type="float">
            <text:p>-0.002847923</text:p>
          </table:table-cell>
          <table:table-cell office:value-type="float" office:value="-0.01997506" calcext:value-type="float">
            <text:p>-0.01997506</text:p>
          </table:table-cell>
          <table:table-cell office:value-type="float" office:value="-0.01651423" calcext:value-type="float">
            <text:p>-0.01651423</text:p>
          </table:table-cell>
          <table:table-cell office:value-type="float" office:value="-0.01403122" calcext:value-type="float">
            <text:p>-0.01403122</text:p>
          </table:table-cell>
          <table:table-cell office:value-type="float" office:value="-0.01296525" calcext:value-type="float">
            <text:p>-0.01296525</text:p>
          </table:table-cell>
          <table:table-cell office:value-type="float" office:value="-0.01158693" calcext:value-type="float">
            <text:p>-0.01158693</text:p>
          </table:table-cell>
          <table:table-cell office:value-type="float" office:value="-0.01066889" calcext:value-type="float">
            <text:p>-0.01066889</text:p>
          </table:table-cell>
          <table:table-cell office:value-type="float" office:value="-0.009608343" calcext:value-type="float">
            <text:p>-0.009608343</text:p>
          </table:table-cell>
          <table:table-cell office:value-type="float" office:value="-0.008756351" calcext:value-type="float">
            <text:p>-0.008756351</text:p>
          </table:table-cell>
          <table:table-cell office:value-type="float" office:value="-0.008634567" calcext:value-type="float">
            <text:p>-0.008634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00167035" calcext:value-type="float">
            <text:p>1.67035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300245" calcext:value-type="float">
            <text:p>-2.30024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12" calcext:value-type="float">
            <text:p>112</text:p>
          </table:table-cell>
          <table:table-cell office:value-type="float" office:value="22042007" calcext:value-type="float">
            <text:p>22042007</text:p>
          </table:table-cell>
          <table:table-cell office:value-type="float" office:value="143.478" calcext:value-type="float">
            <text:p>143.478</text:p>
          </table:table-cell>
          <table:table-cell office:value-type="float" office:value="61.46085" calcext:value-type="float">
            <text:p>61.46085</text:p>
          </table:table-cell>
          <table:table-cell office:value-type="float" office:value="0" calcext:value-type="float">
            <text:p>0</text:p>
          </table:table-cell>
          <table:table-cell office:value-type="float" office:value="1113.911" calcext:value-type="float">
            <text:p>1113.911</text:p>
          </table:table-cell>
          <table:table-cell office:value-type="float" office:value="28.20467" calcext:value-type="float">
            <text:p>28.20467</text:p>
          </table:table-cell>
          <table:table-cell office:value-type="float" office:value="0" calcext:value-type="float">
            <text:p>0</text:p>
          </table:table-cell>
          <table:table-cell office:value-type="float" office:value="0.3721932" calcext:value-type="float">
            <text:p>0.3721932</text:p>
          </table:table-cell>
          <table:table-cell office:value-type="float" office:value="0.3748379" calcext:value-type="float">
            <text:p>0.3748379</text:p>
          </table:table-cell>
          <table:table-cell office:value-type="float" office:value="0.3792092" calcext:value-type="float">
            <text:p>0.3792092</text:p>
          </table:table-cell>
          <table:table-cell office:value-type="float" office:value="0.3832826" calcext:value-type="float">
            <text:p>0.3832826</text:p>
          </table:table-cell>
          <table:table-cell office:value-type="float" office:value="0.3840918" calcext:value-type="float">
            <text:p>0.3840918</text:p>
          </table:table-cell>
          <table:table-cell office:value-type="float" office:value="0.3220081" calcext:value-type="float">
            <text:p>0.3220081</text:p>
          </table:table-cell>
          <table:table-cell office:value-type="float" office:value="0.3099751" calcext:value-type="float">
            <text:p>0.3099751</text:p>
          </table:table-cell>
          <table:table-cell office:value-type="float" office:value="0.3777575" calcext:value-type="float">
            <text:p>0.3777575</text:p>
          </table:table-cell>
          <table:table-cell office:value-type="float" office:value="0.3745351" calcext:value-type="float">
            <text:p>0.3745351</text:p>
          </table:table-cell>
          <table:table-cell office:value-type="float" office:value="0.380835" calcext:value-type="float">
            <text:p>0.380835</text:p>
          </table:table-cell>
          <table:table-cell office:value-type="float" office:value="0.393929" calcext:value-type="float">
            <text:p>0.393929</text:p>
          </table:table-cell>
          <table:table-cell office:value-type="float" office:value="0.4012553" calcext:value-type="float">
            <text:p>0.401255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7397E-015" calcext:value-type="float">
            <text:p>1.977397E-15</text:p>
          </table:table-cell>
          <table:table-cell office:value-type="float" office:value="1.982001E-015" calcext:value-type="float">
            <text:p>1.982001E-15</text:p>
          </table:table-cell>
          <table:table-cell office:value-type="float" office:value="1.968503E-015" calcext:value-type="float">
            <text:p>1.968503E-15</text:p>
          </table:table-cell>
          <table:table-cell office:value-type="float" office:value="1.992703E-015" calcext:value-type="float">
            <text:p>1.992703E-15</text:p>
          </table:table-cell>
          <table:table-cell office:value-type="float" office:value="9.446467E-016" calcext:value-type="float">
            <text:p>9.446467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299325" calcext:value-type="float">
            <text:p>-0.009299325</text:p>
          </table:table-cell>
          <table:table-cell office:value-type="float" office:value="-0.008870935" calcext:value-type="float">
            <text:p>-0.008870935</text:p>
          </table:table-cell>
          <table:table-cell office:value-type="float" office:value="-0.008252758" calcext:value-type="float">
            <text:p>-0.008252758</text:p>
          </table:table-cell>
          <table:table-cell office:value-type="float" office:value="-0.007809725" calcext:value-type="float">
            <text:p>-0.007809725</text:p>
          </table:table-cell>
          <table:table-cell office:value-type="float" office:value="-0.007712191" calcext:value-type="float">
            <text:p>-0.007712191</text:p>
          </table:table-cell>
          <table:table-cell office:value-type="float" office:value="-0.008539246" calcext:value-type="float">
            <text:p>-0.008539246</text:p>
          </table:table-cell>
          <table:table-cell office:value-type="float" office:value="-0.00956466" calcext:value-type="float">
            <text:p>-0.00956466</text:p>
          </table:table-cell>
          <table:table-cell office:value-type="float" office:value="-0.009738064" calcext:value-type="float">
            <text:p>-0.009738064</text:p>
          </table:table-cell>
          <table:table-cell office:value-type="float" office:value="-0.008836599" calcext:value-type="float">
            <text:p>-0.008836599</text:p>
          </table:table-cell>
          <table:table-cell office:value-type="float" office:value="-0.008580668" calcext:value-type="float">
            <text:p>-0.008580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353223" calcext:value-type="float">
            <text:p>-0.009353223</text:p>
          </table:table-cell>
          <table:table-cell office:value-type="float" office:value="-0.00002236501" calcext:value-type="float">
            <text:p>-2.236501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96973" calcext:value-type="float">
            <text:p>-2.296973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13" calcext:value-type="float">
            <text:p>113</text:p>
          </table:table-cell>
          <table:table-cell office:value-type="float" office:value="23042007" calcext:value-type="float">
            <text:p>23042007</text:p>
          </table:table-cell>
          <table:table-cell office:value-type="float" office:value="143.478" calcext:value-type="float">
            <text:p>143.478</text:p>
          </table:table-cell>
          <table:table-cell office:value-type="float" office:value="64.18176" calcext:value-type="float">
            <text:p>64.18176</text:p>
          </table:table-cell>
          <table:table-cell office:value-type="float" office:value="0" calcext:value-type="float">
            <text:p>0</text:p>
          </table:table-cell>
          <table:table-cell office:value-type="float" office:value="1111.19" calcext:value-type="float">
            <text:p>1111.19</text:p>
          </table:table-cell>
          <table:table-cell office:value-type="float" office:value="28.20467" calcext:value-type="float">
            <text:p>28.20467</text:p>
          </table:table-cell>
          <table:table-cell office:value-type="float" office:value="0" calcext:value-type="float">
            <text:p>0</text:p>
          </table:table-cell>
          <table:table-cell office:value-type="float" office:value="0.3486662" calcext:value-type="float">
            <text:p>0.3486662</text:p>
          </table:table-cell>
          <table:table-cell office:value-type="float" office:value="0.3515069" calcext:value-type="float">
            <text:p>0.3515069</text:p>
          </table:table-cell>
          <table:table-cell office:value-type="float" office:value="0.3593799" calcext:value-type="float">
            <text:p>0.3593799</text:p>
          </table:table-cell>
          <table:table-cell office:value-type="float" office:value="0.3672458" calcext:value-type="float">
            <text:p>0.3672458</text:p>
          </table:table-cell>
          <table:table-cell office:value-type="float" office:value="0.371236" calcext:value-type="float">
            <text:p>0.371236</text:p>
          </table:table-cell>
          <table:table-cell office:value-type="float" office:value="0.3207327" calcext:value-type="float">
            <text:p>0.3207327</text:p>
          </table:table-cell>
          <table:table-cell office:value-type="float" office:value="0.3129822" calcext:value-type="float">
            <text:p>0.3129822</text:p>
          </table:table-cell>
          <table:table-cell office:value-type="float" office:value="0.3787578" calcext:value-type="float">
            <text:p>0.3787578</text:p>
          </table:table-cell>
          <table:table-cell office:value-type="float" office:value="0.3745113" calcext:value-type="float">
            <text:p>0.3745113</text:p>
          </table:table-cell>
          <table:table-cell office:value-type="float" office:value="0.3809504" calcext:value-type="float">
            <text:p>0.3809504</text:p>
          </table:table-cell>
          <table:table-cell office:value-type="float" office:value="0.3941066" calcext:value-type="float">
            <text:p>0.3941066</text:p>
          </table:table-cell>
          <table:table-cell office:value-type="float" office:value="0.401419" calcext:value-type="float">
            <text:p>0.401419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77924E-015" calcext:value-type="float">
            <text:p>1.977924E-15</text:p>
          </table:table-cell>
          <table:table-cell office:value-type="float" office:value="1.981956E-015" calcext:value-type="float">
            <text:p>1.981956E-15</text:p>
          </table:table-cell>
          <table:table-cell office:value-type="float" office:value="1.96846E-015" calcext:value-type="float">
            <text:p>1.96846E-15</text:p>
          </table:table-cell>
          <table:table-cell office:value-type="float" office:value="1.992689E-015" calcext:value-type="float">
            <text:p>1.992689E-15</text:p>
          </table:table-cell>
          <table:table-cell office:value-type="float" office:value="9.44628E-016" calcext:value-type="float">
            <text:p>9.44628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9837" calcext:value-type="float">
            <text:p>-0.0139837</text:p>
          </table:table-cell>
          <table:table-cell office:value-type="float" office:value="-0.01322825" calcext:value-type="float">
            <text:p>-0.01322825</text:p>
          </table:table-cell>
          <table:table-cell office:value-type="float" office:value="-0.01150389" calcext:value-type="float">
            <text:p>-0.01150389</text:p>
          </table:table-cell>
          <table:table-cell office:value-type="float" office:value="-0.01014434" calcext:value-type="float">
            <text:p>-0.01014434</text:p>
          </table:table-cell>
          <table:table-cell office:value-type="float" office:value="-0.009496561" calcext:value-type="float">
            <text:p>-0.009496561</text:p>
          </table:table-cell>
          <table:table-cell office:value-type="float" office:value="-0.008777415" calcext:value-type="float">
            <text:p>-0.008777415</text:p>
          </table:table-cell>
          <table:table-cell office:value-type="float" office:value="-0.008800772" calcext:value-type="float">
            <text:p>-0.008800772</text:p>
          </table:table-cell>
          <table:table-cell office:value-type="float" office:value="-0.009197644" calcext:value-type="float">
            <text:p>-0.009197644</text:p>
          </table:table-cell>
          <table:table-cell office:value-type="float" office:value="-0.008846987" calcext:value-type="float">
            <text:p>-0.008846987</text:p>
          </table:table-cell>
          <table:table-cell office:value-type="float" office:value="-0.008536275" calcext:value-type="float">
            <text:p>-0.008536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01244" calcext:value-type="float">
            <text:p>-0.01401244</text:p>
          </table:table-cell>
          <table:table-cell office:value-type="float" office:value="-0.0000486715" calcext:value-type="float">
            <text:p>-4.86715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93678" calcext:value-type="float">
            <text:p>-2.29367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14" calcext:value-type="float">
            <text:p>114</text:p>
          </table:table-cell>
          <table:table-cell office:value-type="float" office:value="24042007" calcext:value-type="float">
            <text:p>24042007</text:p>
          </table:table-cell>
          <table:table-cell office:value-type="float" office:value="143.478" calcext:value-type="float">
            <text:p>143.478</text:p>
          </table:table-cell>
          <table:table-cell office:value-type="float" office:value="67.75877" calcext:value-type="float">
            <text:p>67.75877</text:p>
          </table:table-cell>
          <table:table-cell office:value-type="float" office:value="0" calcext:value-type="float">
            <text:p>0</text:p>
          </table:table-cell>
          <table:table-cell office:value-type="float" office:value="1107.613" calcext:value-type="float">
            <text:p>1107.613</text:p>
          </table:table-cell>
          <table:table-cell office:value-type="float" office:value="28.20467" calcext:value-type="float">
            <text:p>28.20467</text:p>
          </table:table-cell>
          <table:table-cell office:value-type="float" office:value="0" calcext:value-type="float">
            <text:p>0</text:p>
          </table:table-cell>
          <table:table-cell office:value-type="float" office:value="0.148539" calcext:value-type="float">
            <text:p>0.148539</text:p>
          </table:table-cell>
          <table:table-cell office:value-type="float" office:value="0.3464862" calcext:value-type="float">
            <text:p>0.3464862</text:p>
          </table:table-cell>
          <table:table-cell office:value-type="float" office:value="0.3520713" calcext:value-type="float">
            <text:p>0.3520713</text:p>
          </table:table-cell>
          <table:table-cell office:value-type="float" office:value="0.358992" calcext:value-type="float">
            <text:p>0.358992</text:p>
          </table:table-cell>
          <table:table-cell office:value-type="float" office:value="0.3630217" calcext:value-type="float">
            <text:p>0.3630217</text:p>
          </table:table-cell>
          <table:table-cell office:value-type="float" office:value="0.3159418" calcext:value-type="float">
            <text:p>0.3159418</text:p>
          </table:table-cell>
          <table:table-cell office:value-type="float" office:value="0.3107821" calcext:value-type="float">
            <text:p>0.3107821</text:p>
          </table:table-cell>
          <table:table-cell office:value-type="float" office:value="0.3790558" calcext:value-type="float">
            <text:p>0.3790558</text:p>
          </table:table-cell>
          <table:table-cell office:value-type="float" office:value="0.3746457" calcext:value-type="float">
            <text:p>0.3746457</text:p>
          </table:table-cell>
          <table:table-cell office:value-type="float" office:value="0.3810644" calcext:value-type="float">
            <text:p>0.3810644</text:p>
          </table:table-cell>
          <table:table-cell office:value-type="float" office:value="0.3942764" calcext:value-type="float">
            <text:p>0.3942764</text:p>
          </table:table-cell>
          <table:table-cell office:value-type="float" office:value="0.4015871" calcext:value-type="float">
            <text:p>0.401587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8485E-015" calcext:value-type="float">
            <text:p>1.978485E-15</text:p>
          </table:table-cell>
          <table:table-cell office:value-type="float" office:value="1.981903E-015" calcext:value-type="float">
            <text:p>1.981903E-15</text:p>
          </table:table-cell>
          <table:table-cell office:value-type="float" office:value="1.968418E-015" calcext:value-type="float">
            <text:p>1.968418E-15</text:p>
          </table:table-cell>
          <table:table-cell office:value-type="float" office:value="1.99267E-015" calcext:value-type="float">
            <text:p>1.99267E-15</text:p>
          </table:table-cell>
          <table:table-cell office:value-type="float" office:value="9.446115E-016" calcext:value-type="float">
            <text:p>9.446115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858243" calcext:value-type="float">
            <text:p>-7.858243</text:p>
          </table:table-cell>
          <table:table-cell office:value-type="float" office:value="-0.01443836" calcext:value-type="float">
            <text:p>-0.01443836</text:p>
          </table:table-cell>
          <table:table-cell office:value-type="float" office:value="-0.01306373" calcext:value-type="float">
            <text:p>-0.01306373</text:p>
          </table:table-cell>
          <table:table-cell office:value-type="float" office:value="-0.01167226" calcext:value-type="float">
            <text:p>-0.01167226</text:p>
          </table:table-cell>
          <table:table-cell office:value-type="float" office:value="-0.01090178" calcext:value-type="float">
            <text:p>-0.01090178</text:p>
          </table:table-cell>
          <table:table-cell office:value-type="float" office:value="-0.009838263" calcext:value-type="float">
            <text:p>-0.009838263</text:p>
          </table:table-cell>
          <table:table-cell office:value-type="float" office:value="-0.009330586" calcext:value-type="float">
            <text:p>-0.009330586</text:p>
          </table:table-cell>
          <table:table-cell office:value-type="float" office:value="-0.009037323" calcext:value-type="float">
            <text:p>-0.009037323</text:p>
          </table:table-cell>
          <table:table-cell office:value-type="float" office:value="-0.008794571" calcext:value-type="float">
            <text:p>-0.008794571</text:p>
          </table:table-cell>
          <table:table-cell office:value-type="float" office:value="-0.008492682" calcext:value-type="float">
            <text:p>-0.008492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224942" calcext:value-type="float">
            <text:p>-6.224942</text:p>
          </table:table-cell>
          <table:table-cell office:value-type="float" office:value="-0.00007316517" calcext:value-type="float">
            <text:p>-7.316517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90379" calcext:value-type="float">
            <text:p>-2.29037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15" calcext:value-type="float">
            <text:p>115</text:p>
          </table:table-cell>
          <table:table-cell office:value-type="float" office:value="25042007" calcext:value-type="float">
            <text:p>25042007</text:p>
          </table:table-cell>
          <table:table-cell office:value-type="float" office:value="143.478" calcext:value-type="float">
            <text:p>143.478</text:p>
          </table:table-cell>
          <table:table-cell office:value-type="float" office:value="68.23292" calcext:value-type="float">
            <text:p>68.23292</text:p>
          </table:table-cell>
          <table:table-cell office:value-type="float" office:value="0" calcext:value-type="float">
            <text:p>0</text:p>
          </table:table-cell>
          <table:table-cell office:value-type="float" office:value="1107.138" calcext:value-type="float">
            <text:p>1107.138</text:p>
          </table:table-cell>
          <table:table-cell office:value-type="float" office:value="28.20467" calcext:value-type="float">
            <text:p>28.20467</text:p>
          </table:table-cell>
          <table:table-cell office:value-type="float" office:value="0" calcext:value-type="float">
            <text:p>0</text:p>
          </table:table-cell>
          <table:table-cell office:value-type="float" office:value="0.1123302" calcext:value-type="float">
            <text:p>0.1123302</text:p>
          </table:table-cell>
          <table:table-cell office:value-type="float" office:value="0.3513902" calcext:value-type="float">
            <text:p>0.3513902</text:p>
          </table:table-cell>
          <table:table-cell office:value-type="float" office:value="0.3538561" calcext:value-type="float">
            <text:p>0.3538561</text:p>
          </table:table-cell>
          <table:table-cell office:value-type="float" office:value="0.357415" calcext:value-type="float">
            <text:p>0.357415</text:p>
          </table:table-cell>
          <table:table-cell office:value-type="float" office:value="0.3600263" calcext:value-type="float">
            <text:p>0.3600263</text:p>
          </table:table-cell>
          <table:table-cell office:value-type="float" office:value="0.3128101" calcext:value-type="float">
            <text:p>0.3128101</text:p>
          </table:table-cell>
          <table:table-cell office:value-type="float" office:value="0.3083427" calcext:value-type="float">
            <text:p>0.3083427</text:p>
          </table:table-cell>
          <table:table-cell office:value-type="float" office:value="0.3786956" calcext:value-type="float">
            <text:p>0.3786956</text:p>
          </table:table-cell>
          <table:table-cell office:value-type="float" office:value="0.3747413" calcext:value-type="float">
            <text:p>0.3747413</text:p>
          </table:table-cell>
          <table:table-cell office:value-type="float" office:value="0.3811819" calcext:value-type="float">
            <text:p>0.3811819</text:p>
          </table:table-cell>
          <table:table-cell office:value-type="float" office:value="0.3944409" calcext:value-type="float">
            <text:p>0.3944409</text:p>
          </table:table-cell>
          <table:table-cell office:value-type="float" office:value="0.4017549" calcext:value-type="float">
            <text:p>0.401754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79305E-015" calcext:value-type="float">
            <text:p>1.979305E-15</text:p>
          </table:table-cell>
          <table:table-cell office:value-type="float" office:value="1.981818E-015" calcext:value-type="float">
            <text:p>1.981818E-15</text:p>
          </table:table-cell>
          <table:table-cell office:value-type="float" office:value="1.968353E-015" calcext:value-type="float">
            <text:p>1.968353E-15</text:p>
          </table:table-cell>
          <table:table-cell office:value-type="float" office:value="1.99265E-015" calcext:value-type="float">
            <text:p>1.99265E-15</text:p>
          </table:table-cell>
          <table:table-cell office:value-type="float" office:value="9.445936E-016" calcext:value-type="float">
            <text:p>9.445936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3E-034" calcext:value-type="float">
            <text:p>2.81560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06661" calcext:value-type="float">
            <text:p>-70.06661</text:p>
          </table:table-cell>
          <table:table-cell office:value-type="float" office:value="-0.0132228" calcext:value-type="float">
            <text:p>-0.0132228</text:p>
          </table:table-cell>
          <table:table-cell office:value-type="float" office:value="-0.01266165" calcext:value-type="float">
            <text:p>-0.01266165</text:p>
          </table:table-cell>
          <table:table-cell office:value-type="float" office:value="-0.01199975" calcext:value-type="float">
            <text:p>-0.01199975</text:p>
          </table:table-cell>
          <table:table-cell office:value-type="float" office:value="-0.01147796" calcext:value-type="float">
            <text:p>-0.01147796</text:p>
          </table:table-cell>
          <table:table-cell office:value-type="float" office:value="-0.01061438" calcext:value-type="float">
            <text:p>-0.01061438</text:p>
          </table:table-cell>
          <table:table-cell office:value-type="float" office:value="-0.009969338" calcext:value-type="float">
            <text:p>-0.009969338</text:p>
          </table:table-cell>
          <table:table-cell office:value-type="float" office:value="-0.009222294" calcext:value-type="float">
            <text:p>-0.009222294</text:p>
          </table:table-cell>
          <table:table-cell office:value-type="float" office:value="-0.008756951" calcext:value-type="float">
            <text:p>-0.008756951</text:p>
          </table:table-cell>
          <table:table-cell office:value-type="float" office:value="-0.008448035" calcext:value-type="float">
            <text:p>-0.008448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29004" calcext:value-type="float">
            <text:p>-29.29004</text:p>
          </table:table-cell>
          <table:table-cell office:value-type="float" office:value="-0.00009121036" calcext:value-type="float">
            <text:p>-9.121036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87066" calcext:value-type="float">
            <text:p>-2.28706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16" calcext:value-type="float">
            <text:p>116</text:p>
          </table:table-cell>
          <table:table-cell office:value-type="float" office:value="26042007" calcext:value-type="float">
            <text:p>26042007</text:p>
          </table:table-cell>
          <table:table-cell office:value-type="float" office:value="143.478" calcext:value-type="float">
            <text:p>143.478</text:p>
          </table:table-cell>
          <table:table-cell office:value-type="float" office:value="68.28168" calcext:value-type="float">
            <text:p>68.28168</text:p>
          </table:table-cell>
          <table:table-cell office:value-type="float" office:value="0" calcext:value-type="float">
            <text:p>0</text:p>
          </table:table-cell>
          <table:table-cell office:value-type="float" office:value="1107.089" calcext:value-type="float">
            <text:p>1107.089</text:p>
          </table:table-cell>
          <table:table-cell office:value-type="float" office:value="28.20467" calcext:value-type="float">
            <text:p>28.20467</text:p>
          </table:table-cell>
          <table:table-cell office:value-type="float" office:value="0" calcext:value-type="float">
            <text:p>0</text:p>
          </table:table-cell>
          <table:table-cell office:value-type="float" office:value="0.1111014" calcext:value-type="float">
            <text:p>0.1111014</text:p>
          </table:table-cell>
          <table:table-cell office:value-type="float" office:value="0.3521203" calcext:value-type="float">
            <text:p>0.3521203</text:p>
          </table:table-cell>
          <table:table-cell office:value-type="float" office:value="0.3542889" calcext:value-type="float">
            <text:p>0.3542889</text:p>
          </table:table-cell>
          <table:table-cell office:value-type="float" office:value="0.3572506" calcext:value-type="float">
            <text:p>0.3572506</text:p>
          </table:table-cell>
          <table:table-cell office:value-type="float" office:value="0.3593044" calcext:value-type="float">
            <text:p>0.3593044</text:p>
          </table:table-cell>
          <table:table-cell office:value-type="float" office:value="0.3114573" calcext:value-type="float">
            <text:p>0.3114573</text:p>
          </table:table-cell>
          <table:table-cell office:value-type="float" office:value="0.3068734" calcext:value-type="float">
            <text:p>0.3068734</text:p>
          </table:table-cell>
          <table:table-cell office:value-type="float" office:value="0.3781464" calcext:value-type="float">
            <text:p>0.3781464</text:p>
          </table:table-cell>
          <table:table-cell office:value-type="float" office:value="0.3747239" calcext:value-type="float">
            <text:p>0.3747239</text:p>
          </table:table-cell>
          <table:table-cell office:value-type="float" office:value="0.3812916" calcext:value-type="float">
            <text:p>0.3812916</text:p>
          </table:table-cell>
          <table:table-cell office:value-type="float" office:value="0.3945386" calcext:value-type="float">
            <text:p>0.3945386</text:p>
          </table:table-cell>
          <table:table-cell office:value-type="float" office:value="0.4019" calcext:value-type="float">
            <text:p>0.401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0377E-015" calcext:value-type="float">
            <text:p>1.980377E-15</text:p>
          </table:table-cell>
          <table:table-cell office:value-type="float" office:value="1.981714E-015" calcext:value-type="float">
            <text:p>1.981714E-15</text:p>
          </table:table-cell>
          <table:table-cell office:value-type="float" office:value="1.968259E-015" calcext:value-type="float">
            <text:p>1.968259E-15</text:p>
          </table:table-cell>
          <table:table-cell office:value-type="float" office:value="1.992622E-015" calcext:value-type="float">
            <text:p>1.992622E-15</text:p>
          </table:table-cell>
          <table:table-cell office:value-type="float" office:value="9.445775E-016" calcext:value-type="float">
            <text:p>9.445775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2E-016" calcext:value-type="float">
            <text:p>9.738032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2E-024" calcext:value-type="float">
            <text:p>1.446722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.30466" calcext:value-type="float">
            <text:p>-76.30466</text:p>
          </table:table-cell>
          <table:table-cell office:value-type="float" office:value="-0.01305117" calcext:value-type="float">
            <text:p>-0.01305117</text:p>
          </table:table-cell>
          <table:table-cell office:value-type="float" office:value="-0.01256455" calcext:value-type="float">
            <text:p>-0.01256455</text:p>
          </table:table-cell>
          <table:table-cell office:value-type="float" office:value="-0.01203318" calcext:value-type="float">
            <text:p>-0.01203318</text:p>
          </table:table-cell>
          <table:table-cell office:value-type="float" office:value="-0.01162048" calcext:value-type="float">
            <text:p>-0.01162048</text:p>
          </table:table-cell>
          <table:table-cell office:value-type="float" office:value="-0.01097035" calcext:value-type="float">
            <text:p>-0.01097035</text:p>
          </table:table-cell>
          <table:table-cell office:value-type="float" office:value="-0.01037833" calcext:value-type="float">
            <text:p>-0.01037833</text:p>
          </table:table-cell>
          <table:table-cell office:value-type="float" office:value="-0.009516348" calcext:value-type="float">
            <text:p>-0.009516348</text:p>
          </table:table-cell>
          <table:table-cell office:value-type="float" office:value="-0.008763271" calcext:value-type="float">
            <text:p>-0.008763271</text:p>
          </table:table-cell>
          <table:table-cell office:value-type="float" office:value="-0.008406441" calcext:value-type="float">
            <text:p>-0.008406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66231" calcext:value-type="float">
            <text:p>-38.66231</text:p>
          </table:table-cell>
          <table:table-cell office:value-type="float" office:value="-0.0001047998" calcext:value-type="float">
            <text:p>-0.0001047998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83169" calcext:value-type="float">
            <text:p>-2.28316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17" calcext:value-type="float">
            <text:p>117</text:p>
          </table:table-cell>
          <table:table-cell office:value-type="float" office:value="27042007" calcext:value-type="float">
            <text:p>27042007</text:p>
          </table:table-cell>
          <table:table-cell office:value-type="float" office:value="143.478" calcext:value-type="float">
            <text:p>143.478</text:p>
          </table:table-cell>
          <table:table-cell office:value-type="float" office:value="68.3149" calcext:value-type="float">
            <text:p>68.3149</text:p>
          </table:table-cell>
          <table:table-cell office:value-type="float" office:value="0" calcext:value-type="float">
            <text:p>0</text:p>
          </table:table-cell>
          <table:table-cell office:value-type="float" office:value="1107.056" calcext:value-type="float">
            <text:p>1107.056</text:p>
          </table:table-cell>
          <table:table-cell office:value-type="float" office:value="28.20467" calcext:value-type="float">
            <text:p>28.20467</text:p>
          </table:table-cell>
          <table:table-cell office:value-type="float" office:value="0" calcext:value-type="float">
            <text:p>0</text:p>
          </table:table-cell>
          <table:table-cell office:value-type="float" office:value="0.1109726" calcext:value-type="float">
            <text:p>0.1109726</text:p>
          </table:table-cell>
          <table:table-cell office:value-type="float" office:value="0.3520207" calcext:value-type="float">
            <text:p>0.3520207</text:p>
          </table:table-cell>
          <table:table-cell office:value-type="float" office:value="0.3540871" calcext:value-type="float">
            <text:p>0.3540871</text:p>
          </table:table-cell>
          <table:table-cell office:value-type="float" office:value="0.3568377" calcext:value-type="float">
            <text:p>0.3568377</text:p>
          </table:table-cell>
          <table:table-cell office:value-type="float" office:value="0.358671" calcext:value-type="float">
            <text:p>0.358671</text:p>
          </table:table-cell>
          <table:table-cell office:value-type="float" office:value="0.3106563" calcext:value-type="float">
            <text:p>0.3106563</text:p>
          </table:table-cell>
          <table:table-cell office:value-type="float" office:value="0.3059336" calcext:value-type="float">
            <text:p>0.3059336</text:p>
          </table:table-cell>
          <table:table-cell office:value-type="float" office:value="0.3776879" calcext:value-type="float">
            <text:p>0.3776879</text:p>
          </table:table-cell>
          <table:table-cell office:value-type="float" office:value="0.3746159" calcext:value-type="float">
            <text:p>0.3746159</text:p>
          </table:table-cell>
          <table:table-cell office:value-type="float" office:value="0.3813794" calcext:value-type="float">
            <text:p>0.3813794</text:p>
          </table:table-cell>
          <table:table-cell office:value-type="float" office:value="0.3945716" calcext:value-type="float">
            <text:p>0.3945716</text:p>
          </table:table-cell>
          <table:table-cell office:value-type="float" office:value="0.4020239" calcext:value-type="float">
            <text:p>0.402023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1609E-015" calcext:value-type="float">
            <text:p>1.981609E-15</text:p>
          </table:table-cell>
          <table:table-cell office:value-type="float" office:value="1.981596E-015" calcext:value-type="float">
            <text:p>1.981596E-15</text:p>
          </table:table-cell>
          <table:table-cell office:value-type="float" office:value="1.968151E-015" calcext:value-type="float">
            <text:p>1.968151E-15</text:p>
          </table:table-cell>
          <table:table-cell office:value-type="float" office:value="1.992589E-015" calcext:value-type="float">
            <text:p>1.992589E-15</text:p>
          </table:table-cell>
          <table:table-cell office:value-type="float" office:value="9.445596E-016" calcext:value-type="float">
            <text:p>9.445596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.09682" calcext:value-type="float">
            <text:p>-76.09682</text:p>
          </table:table-cell>
          <table:table-cell office:value-type="float" office:value="-0.01307318" calcext:value-type="float">
            <text:p>-0.01307318</text:p>
          </table:table-cell>
          <table:table-cell office:value-type="float" office:value="-0.01260817" calcext:value-type="float">
            <text:p>-0.01260817</text:p>
          </table:table-cell>
          <table:table-cell office:value-type="float" office:value="-0.01211806" calcext:value-type="float">
            <text:p>-0.01211806</text:p>
          </table:table-cell>
          <table:table-cell office:value-type="float" office:value="-0.01174637" calcext:value-type="float">
            <text:p>-0.01174637</text:p>
          </table:table-cell>
          <table:table-cell office:value-type="float" office:value="-0.01118671" calcext:value-type="float">
            <text:p>-0.01118671</text:p>
          </table:table-cell>
          <table:table-cell office:value-type="float" office:value="-0.01064949" calcext:value-type="float">
            <text:p>-0.01064949</text:p>
          </table:table-cell>
          <table:table-cell office:value-type="float" office:value="-0.009769738" calcext:value-type="float">
            <text:p>-0.009769738</text:p>
          </table:table-cell>
          <table:table-cell office:value-type="float" office:value="-0.008805074" calcext:value-type="float">
            <text:p>-0.008805074</text:p>
          </table:table-cell>
          <table:table-cell office:value-type="float" office:value="-0.008373336" calcext:value-type="float">
            <text:p>-0.008373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89527" calcext:value-type="float">
            <text:p>-39.89527</text:p>
          </table:table-cell>
          <table:table-cell office:value-type="float" office:value="-0.0001141554" calcext:value-type="float">
            <text:p>-0.0001141554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78668" calcext:value-type="float">
            <text:p>-2.27866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18" calcext:value-type="float">
            <text:p>118</text:p>
          </table:table-cell>
          <table:table-cell office:value-type="float" office:value="28042007" calcext:value-type="float">
            <text:p>28042007</text:p>
          </table:table-cell>
          <table:table-cell office:value-type="float" office:value="143.478" calcext:value-type="float">
            <text:p>143.478</text:p>
          </table:table-cell>
          <table:table-cell office:value-type="float" office:value="68.34501" calcext:value-type="float">
            <text:p>68.34501</text:p>
          </table:table-cell>
          <table:table-cell office:value-type="float" office:value="0" calcext:value-type="float">
            <text:p>0</text:p>
          </table:table-cell>
          <table:table-cell office:value-type="float" office:value="1107.026" calcext:value-type="float">
            <text:p>1107.026</text:p>
          </table:table-cell>
          <table:table-cell office:value-type="float" office:value="28.20467" calcext:value-type="float">
            <text:p>28.20467</text:p>
          </table:table-cell>
          <table:table-cell office:value-type="float" office:value="0" calcext:value-type="float">
            <text:p>0</text:p>
          </table:table-cell>
          <table:table-cell office:value-type="float" office:value="0.1111542" calcext:value-type="float">
            <text:p>0.1111542</text:p>
          </table:table-cell>
          <table:table-cell office:value-type="float" office:value="0.3516195" calcext:value-type="float">
            <text:p>0.3516195</text:p>
          </table:table-cell>
          <table:table-cell office:value-type="float" office:value="0.3536319" calcext:value-type="float">
            <text:p>0.3536319</text:p>
          </table:table-cell>
          <table:table-cell office:value-type="float" office:value="0.3562767" calcext:value-type="float">
            <text:p>0.3562767</text:p>
          </table:table-cell>
          <table:table-cell office:value-type="float" office:value="0.358004" calcext:value-type="float">
            <text:p>0.358004</text:p>
          </table:table-cell>
          <table:table-cell office:value-type="float" office:value="0.3100251" calcext:value-type="float">
            <text:p>0.3100251</text:p>
          </table:table-cell>
          <table:table-cell office:value-type="float" office:value="0.3052413" calcext:value-type="float">
            <text:p>0.3052413</text:p>
          </table:table-cell>
          <table:table-cell office:value-type="float" office:value="0.3773278" calcext:value-type="float">
            <text:p>0.3773278</text:p>
          </table:table-cell>
          <table:table-cell office:value-type="float" office:value="0.3744562" calcext:value-type="float">
            <text:p>0.3744562</text:p>
          </table:table-cell>
          <table:table-cell office:value-type="float" office:value="0.3814427" calcext:value-type="float">
            <text:p>0.3814427</text:p>
          </table:table-cell>
          <table:table-cell office:value-type="float" office:value="0.3946241" calcext:value-type="float">
            <text:p>0.3946241</text:p>
          </table:table-cell>
          <table:table-cell office:value-type="float" office:value="0.4021596" calcext:value-type="float">
            <text:p>0.402159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82891E-015" calcext:value-type="float">
            <text:p>1.982891E-15</text:p>
          </table:table-cell>
          <table:table-cell office:value-type="float" office:value="1.981476E-015" calcext:value-type="float">
            <text:p>1.981476E-15</text:p>
          </table:table-cell>
          <table:table-cell office:value-type="float" office:value="1.96804E-015" calcext:value-type="float">
            <text:p>1.96804E-15</text:p>
          </table:table-cell>
          <table:table-cell office:value-type="float" office:value="1.992551E-015" calcext:value-type="float">
            <text:p>1.992551E-15</text:p>
          </table:table-cell>
          <table:table-cell office:value-type="float" office:value="9.445378E-016" calcext:value-type="float">
            <text:p>9.445378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.19302" calcext:value-type="float">
            <text:p>-75.19302</text:p>
          </table:table-cell>
          <table:table-cell office:value-type="float" office:value="-0.01316522" calcext:value-type="float">
            <text:p>-0.01316522</text:p>
          </table:table-cell>
          <table:table-cell office:value-type="float" office:value="-0.01270838" calcext:value-type="float">
            <text:p>-0.01270838</text:p>
          </table:table-cell>
          <table:table-cell office:value-type="float" office:value="-0.01223497" calcext:value-type="float">
            <text:p>-0.01223497</text:p>
          </table:table-cell>
          <table:table-cell office:value-type="float" office:value="-0.01188065" calcext:value-type="float">
            <text:p>-0.01188065</text:p>
          </table:table-cell>
          <table:table-cell office:value-type="float" office:value="-0.01136027" calcext:value-type="float">
            <text:p>-0.01136027</text:p>
          </table:table-cell>
          <table:table-cell office:value-type="float" office:value="-0.01085399" calcext:value-type="float">
            <text:p>-0.01085399</text:p>
          </table:table-cell>
          <table:table-cell office:value-type="float" office:value="-0.009973665" calcext:value-type="float">
            <text:p>-0.009973665</text:p>
          </table:table-cell>
          <table:table-cell office:value-type="float" office:value="-0.00886759" calcext:value-type="float">
            <text:p>-0.00886759</text:p>
          </table:table-cell>
          <table:table-cell office:value-type="float" office:value="-0.008349498" calcext:value-type="float">
            <text:p>-0.008349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02507" calcext:value-type="float">
            <text:p>-40.02507</text:p>
          </table:table-cell>
          <table:table-cell office:value-type="float" office:value="-0.0001211351" calcext:value-type="float">
            <text:p>-0.0001211351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74338" calcext:value-type="float">
            <text:p>-2.27433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19" calcext:value-type="float">
            <text:p>119</text:p>
          </table:table-cell>
          <table:table-cell office:value-type="float" office:value="29042007" calcext:value-type="float">
            <text:p>29042007</text:p>
          </table:table-cell>
          <table:table-cell office:value-type="float" office:value="143.732" calcext:value-type="float">
            <text:p>143.732</text:p>
          </table:table-cell>
          <table:table-cell office:value-type="float" office:value="68.41165" calcext:value-type="float">
            <text:p>68.41165</text:p>
          </table:table-cell>
          <table:table-cell office:value-type="float" office:value="0" calcext:value-type="float">
            <text:p>0</text:p>
          </table:table-cell>
          <table:table-cell office:value-type="float" office:value="1107.211" calcext:value-type="float">
            <text:p>1107.211</text:p>
          </table:table-cell>
          <table:table-cell office:value-type="float" office:value="28.20656" calcext:value-type="float">
            <text:p>28.20656</text:p>
          </table:table-cell>
          <table:table-cell office:value-type="float" office:value="0" calcext:value-type="float">
            <text:p>0</text:p>
          </table:table-cell>
          <table:table-cell office:value-type="float" office:value="0.1304753" calcext:value-type="float">
            <text:p>0.1304753</text:p>
          </table:table-cell>
          <table:table-cell office:value-type="float" office:value="0.3510415" calcext:value-type="float">
            <text:p>0.3510415</text:p>
          </table:table-cell>
          <table:table-cell office:value-type="float" office:value="0.3530589" calcext:value-type="float">
            <text:p>0.3530589</text:p>
          </table:table-cell>
          <table:table-cell office:value-type="float" office:value="0.3556411" calcext:value-type="float">
            <text:p>0.3556411</text:p>
          </table:table-cell>
          <table:table-cell office:value-type="float" office:value="0.3573107" calcext:value-type="float">
            <text:p>0.3573107</text:p>
          </table:table-cell>
          <table:table-cell office:value-type="float" office:value="0.3094598" calcext:value-type="float">
            <text:p>0.3094598</text:p>
          </table:table-cell>
          <table:table-cell office:value-type="float" office:value="0.3047242" calcext:value-type="float">
            <text:p>0.3047242</text:p>
          </table:table-cell>
          <table:table-cell office:value-type="float" office:value="0.3770342" calcext:value-type="float">
            <text:p>0.3770342</text:p>
          </table:table-cell>
          <table:table-cell office:value-type="float" office:value="0.3742617" calcext:value-type="float">
            <text:p>0.3742617</text:p>
          </table:table-cell>
          <table:table-cell office:value-type="float" office:value="0.3814837" calcext:value-type="float">
            <text:p>0.3814837</text:p>
          </table:table-cell>
          <table:table-cell office:value-type="float" office:value="0.3946891" calcext:value-type="float">
            <text:p>0.3946891</text:p>
          </table:table-cell>
          <table:table-cell office:value-type="float" office:value="0.4023027" calcext:value-type="float">
            <text:p>0.402302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84164E-015" calcext:value-type="float">
            <text:p>1.984164E-15</text:p>
          </table:table-cell>
          <table:table-cell office:value-type="float" office:value="1.981359E-015" calcext:value-type="float">
            <text:p>1.981359E-15</text:p>
          </table:table-cell>
          <table:table-cell office:value-type="float" office:value="1.967929E-015" calcext:value-type="float">
            <text:p>1.967929E-15</text:p>
          </table:table-cell>
          <table:table-cell office:value-type="float" office:value="1.992517E-015" calcext:value-type="float">
            <text:p>1.992517E-15</text:p>
          </table:table-cell>
          <table:table-cell office:value-type="float" office:value="9.445118E-016" calcext:value-type="float">
            <text:p>9.445118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4E-034" calcext:value-type="float">
            <text:p>2.81560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62691" calcext:value-type="float">
            <text:p>-28.62691</text:p>
          </table:table-cell>
          <table:table-cell office:value-type="float" office:value="-0.0132943" calcext:value-type="float">
            <text:p>-0.0132943</text:p>
          </table:table-cell>
          <table:table-cell office:value-type="float" office:value="-0.01283575" calcext:value-type="float">
            <text:p>-0.01283575</text:p>
          </table:table-cell>
          <table:table-cell office:value-type="float" office:value="-0.01236908" calcext:value-type="float">
            <text:p>-0.01236908</text:p>
          </table:table-cell>
          <table:table-cell office:value-type="float" office:value="-0.01202217" calcext:value-type="float">
            <text:p>-0.01202217</text:p>
          </table:table-cell>
          <table:table-cell office:value-type="float" office:value="-0.01151829" calcext:value-type="float">
            <text:p>-0.01151829</text:p>
          </table:table-cell>
          <table:table-cell office:value-type="float" office:value="-0.01101247" calcext:value-type="float">
            <text:p>-0.01101247</text:p>
          </table:table-cell>
          <table:table-cell office:value-type="float" office:value="-0.01014302" calcext:value-type="float">
            <text:p>-0.01014302</text:p>
          </table:table-cell>
          <table:table-cell office:value-type="float" office:value="-0.00894402" calcext:value-type="float">
            <text:p>-0.00894402</text:p>
          </table:table-cell>
          <table:table-cell office:value-type="float" office:value="-0.008334036" calcext:value-type="float">
            <text:p>-0.008334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17844" calcext:value-type="float">
            <text:p>-3.517844</text:p>
          </table:table-cell>
          <table:table-cell office:value-type="float" office:value="-0.0001276449" calcext:value-type="float">
            <text:p>-0.0001276449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70133" calcext:value-type="float">
            <text:p>-2.270133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20" calcext:value-type="float">
            <text:p>120</text:p>
          </table:table-cell>
          <table:table-cell office:value-type="float" office:value="30042007" calcext:value-type="float">
            <text:p>30042007</text:p>
          </table:table-cell>
          <table:table-cell office:value-type="float" office:value="145.0654" calcext:value-type="float">
            <text:p>145.0654</text:p>
          </table:table-cell>
          <table:table-cell office:value-type="float" office:value="69.59321" calcext:value-type="float">
            <text:p>69.59321</text:p>
          </table:table-cell>
          <table:table-cell office:value-type="float" office:value="0" calcext:value-type="float">
            <text:p>0</text:p>
          </table:table-cell>
          <table:table-cell office:value-type="float" office:value="1107.352" calcext:value-type="float">
            <text:p>1107.352</text:p>
          </table:table-cell>
          <table:table-cell office:value-type="float" office:value="28.21834" calcext:value-type="float">
            <text:p>28.21834</text:p>
          </table:table-cell>
          <table:table-cell office:value-type="float" office:value="0" calcext:value-type="float">
            <text:p>0</text:p>
          </table:table-cell>
          <table:table-cell office:value-type="float" office:value="0.1585581" calcext:value-type="float">
            <text:p>0.1585581</text:p>
          </table:table-cell>
          <table:table-cell office:value-type="float" office:value="0.3494539" calcext:value-type="float">
            <text:p>0.3494539</text:p>
          </table:table-cell>
          <table:table-cell office:value-type="float" office:value="0.3516596" calcext:value-type="float">
            <text:p>0.3516596</text:p>
          </table:table-cell>
          <table:table-cell office:value-type="float" office:value="0.3544331" calcext:value-type="float">
            <text:p>0.3544331</text:p>
          </table:table-cell>
          <table:table-cell office:value-type="float" office:value="0.3562425" calcext:value-type="float">
            <text:p>0.3562425</text:p>
          </table:table-cell>
          <table:table-cell office:value-type="float" office:value="0.3089028" calcext:value-type="float">
            <text:p>0.3089028</text:p>
          </table:table-cell>
          <table:table-cell office:value-type="float" office:value="0.3043063" calcext:value-type="float">
            <text:p>0.3043063</text:p>
          </table:table-cell>
          <table:table-cell office:value-type="float" office:value="0.3767815" calcext:value-type="float">
            <text:p>0.3767815</text:p>
          </table:table-cell>
          <table:table-cell office:value-type="float" office:value="0.3739759" calcext:value-type="float">
            <text:p>0.3739759</text:p>
          </table:table-cell>
          <table:table-cell office:value-type="float" office:value="0.3815002" calcext:value-type="float">
            <text:p>0.3815002</text:p>
          </table:table-cell>
          <table:table-cell office:value-type="float" office:value="0.3947614" calcext:value-type="float">
            <text:p>0.3947614</text:p>
          </table:table-cell>
          <table:table-cell office:value-type="float" office:value="0.4024503" calcext:value-type="float">
            <text:p>0.402450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82178E-015" calcext:value-type="float">
            <text:p>1.982178E-15</text:p>
          </table:table-cell>
          <table:table-cell office:value-type="float" office:value="1.981256E-015" calcext:value-type="float">
            <text:p>1.981256E-15</text:p>
          </table:table-cell>
          <table:table-cell office:value-type="float" office:value="1.967829E-015" calcext:value-type="float">
            <text:p>1.967829E-15</text:p>
          </table:table-cell>
          <table:table-cell office:value-type="float" office:value="1.992485E-015" calcext:value-type="float">
            <text:p>1.992485E-15</text:p>
          </table:table-cell>
          <table:table-cell office:value-type="float" office:value="9.444878E-016" calcext:value-type="float">
            <text:p>9.444878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593182" calcext:value-type="float">
            <text:p>-8.593182</text:p>
          </table:table-cell>
          <table:table-cell office:value-type="float" office:value="-0.01366158" calcext:value-type="float">
            <text:p>-0.01366158</text:p>
          </table:table-cell>
          <table:table-cell office:value-type="float" office:value="-0.01315402" calcext:value-type="float">
            <text:p>-0.01315402</text:p>
          </table:table-cell>
          <table:table-cell office:value-type="float" office:value="-0.01262888" calcext:value-type="float">
            <text:p>-0.01262888</text:p>
          </table:table-cell>
          <table:table-cell office:value-type="float" office:value="-0.01224381" calcext:value-type="float">
            <text:p>-0.01224381</text:p>
          </table:table-cell>
          <table:table-cell office:value-type="float" office:value="-0.01167575" calcext:value-type="float">
            <text:p>-0.01167575</text:p>
          </table:table-cell>
          <table:table-cell office:value-type="float" office:value="-0.01113791" calcext:value-type="float">
            <text:p>-0.01113791</text:p>
          </table:table-cell>
          <table:table-cell office:value-type="float" office:value="-0.01029127" calcext:value-type="float">
            <text:p>-0.01029127</text:p>
          </table:table-cell>
          <table:table-cell office:value-type="float" office:value="-0.009058429" calcext:value-type="float">
            <text:p>-0.009058429</text:p>
          </table:table-cell>
          <table:table-cell office:value-type="float" office:value="-0.008327843" calcext:value-type="float">
            <text:p>-0.008327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184323" calcext:value-type="float">
            <text:p>-0.5184323</text:p>
          </table:table-cell>
          <table:table-cell office:value-type="float" office:value="-0.0001365092" calcext:value-type="float">
            <text:p>-0.0001365092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66031" calcext:value-type="float">
            <text:p>-2.26603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21" calcext:value-type="float">
            <text:p>121</text:p>
          </table:table-cell>
          <table:table-cell office:value-type="float" office:value="1052007" calcext:value-type="float">
            <text:p>1052007</text:p>
          </table:table-cell>
          <table:table-cell office:value-type="float" office:value="158.5909" calcext:value-type="float">
            <text:p>158.5909</text:p>
          </table:table-cell>
          <table:table-cell office:value-type="float" office:value="73.22869" calcext:value-type="float">
            <text:p>73.22869</text:p>
          </table:table-cell>
          <table:table-cell office:value-type="float" office:value="0" calcext:value-type="float">
            <text:p>0</text:p>
          </table:table-cell>
          <table:table-cell office:value-type="float" office:value="1117.128" calcext:value-type="float">
            <text:p>1117.128</text:p>
          </table:table-cell>
          <table:table-cell office:value-type="float" office:value="28.33199" calcext:value-type="float">
            <text:p>28.33199</text:p>
          </table:table-cell>
          <table:table-cell office:value-type="float" office:value="0" calcext:value-type="float">
            <text:p>0</text:p>
          </table:table-cell>
          <table:table-cell office:value-type="float" office:value="0.6006759" calcext:value-type="float">
            <text:p>0.6006759</text:p>
          </table:table-cell>
          <table:table-cell office:value-type="float" office:value="0.3971969" calcext:value-type="float">
            <text:p>0.3971969</text:p>
          </table:table-cell>
          <table:table-cell office:value-type="float" office:value="0.3453797" calcext:value-type="float">
            <text:p>0.3453797</text:p>
          </table:table-cell>
          <table:table-cell office:value-type="float" office:value="0.351595" calcext:value-type="float">
            <text:p>0.351595</text:p>
          </table:table-cell>
          <table:table-cell office:value-type="float" office:value="0.352059" calcext:value-type="float">
            <text:p>0.352059</text:p>
          </table:table-cell>
          <table:table-cell office:value-type="float" office:value="0.3076414" calcext:value-type="float">
            <text:p>0.3076414</text:p>
          </table:table-cell>
          <table:table-cell office:value-type="float" office:value="0.3122367" calcext:value-type="float">
            <text:p>0.3122367</text:p>
          </table:table-cell>
          <table:table-cell office:value-type="float" office:value="0.3766357" calcext:value-type="float">
            <text:p>0.3766357</text:p>
          </table:table-cell>
          <table:table-cell office:value-type="float" office:value="0.3737329" calcext:value-type="float">
            <text:p>0.3737329</text:p>
          </table:table-cell>
          <table:table-cell office:value-type="float" office:value="0.3814086" calcext:value-type="float">
            <text:p>0.3814086</text:p>
          </table:table-cell>
          <table:table-cell office:value-type="float" office:value="0.3948313" calcext:value-type="float">
            <text:p>0.3948313</text:p>
          </table:table-cell>
          <table:table-cell office:value-type="float" office:value="0.4025998" calcext:value-type="float">
            <text:p>0.402599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.003355087" calcext:value-type="float">
            <text:p>0.003355087</text:p>
          </table:table-cell>
          <table:table-cell office:value-type="float" office:value="1.983169E-015" calcext:value-type="float">
            <text:p>1.983169E-15</text:p>
          </table:table-cell>
          <table:table-cell office:value-type="float" office:value="1.981169E-015" calcext:value-type="float">
            <text:p>1.981169E-15</text:p>
          </table:table-cell>
          <table:table-cell office:value-type="float" office:value="1.967744E-015" calcext:value-type="float">
            <text:p>1.967744E-15</text:p>
          </table:table-cell>
          <table:table-cell office:value-type="float" office:value="1.992453E-015" calcext:value-type="float">
            <text:p>1.992453E-15</text:p>
          </table:table-cell>
          <table:table-cell office:value-type="float" office:value="9.444682E-016" calcext:value-type="float">
            <text:p>9.444682E-16</text:p>
          </table:table-cell>
          <table:table-cell office:value-type="float" office:value="1.931839E-015" calcext:value-type="float">
            <text:p>1.931839E-15</text:p>
          </table:table-cell>
          <table:table-cell office:value-type="float" office:value="9.345628E-016" calcext:value-type="float">
            <text:p>9.345628E-16</text:p>
          </table:table-cell>
          <table:table-cell office:value-type="float" office:value="9.738033E-016" calcext:value-type="float">
            <text:p>9.738033E-16</text:p>
          </table:table-cell>
          <table:table-cell office:value-type="float" office:value="5.804889E-020" calcext:value-type="float">
            <text:p>5.804889E-20</text:p>
          </table:table-cell>
          <table:table-cell office:value-type="float" office:value="1.446723E-024" calcext:value-type="float">
            <text:p>1.446723E-24</text:p>
          </table:table-cell>
          <table:table-cell office:value-type="float" office:value="2.845029E-029" calcext:value-type="float">
            <text:p>2.845029E-29</text:p>
          </table:table-cell>
          <table:table-cell office:value-type="float" office:value="2.815605E-034" calcext:value-type="float">
            <text:p>2.81560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9161956" calcext:value-type="float">
            <text:p>-0.009161956</text:p>
          </table:table-cell>
          <table:table-cell office:value-type="float" office:value="-0.01512167" calcext:value-type="float">
            <text:p>-0.01512167</text:p>
          </table:table-cell>
          <table:table-cell office:value-type="float" office:value="-0.01361027" calcext:value-type="float">
            <text:p>-0.01361027</text:p>
          </table:table-cell>
          <table:table-cell office:value-type="float" office:value="-0.01318435" calcext:value-type="float">
            <text:p>-0.01318435</text:p>
          </table:table-cell>
          <table:table-cell office:value-type="float" office:value="-0.0120561" calcext:value-type="float">
            <text:p>-0.0120561</text:p>
          </table:table-cell>
          <table:table-cell office:value-type="float" office:value="-0.009992563" calcext:value-type="float">
            <text:p>-0.009992563</text:p>
          </table:table-cell>
          <table:table-cell office:value-type="float" office:value="-0.0103878" calcext:value-type="float">
            <text:p>-0.0103878</text:p>
          </table:table-cell>
          <table:table-cell office:value-type="float" office:value="-0.009157029" calcext:value-type="float">
            <text:p>-0.009157029</text:p>
          </table:table-cell>
          <table:table-cell office:value-type="float" office:value="-0.008361697" calcext:value-type="float">
            <text:p>-0.008361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618144" calcext:value-type="float">
            <text:p>0.00161814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0.003355135" calcext:value-type="float">
            <text:p>0.00335513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22" calcext:value-type="float">
            <text:p>122</text:p>
          </table:table-cell>
          <table:table-cell office:value-type="float" office:value="2052007" calcext:value-type="float">
            <text:p>2052007</text:p>
          </table:table-cell>
          <table:table-cell office:value-type="float" office:value="194.7859" calcext:value-type="float">
            <text:p>194.7859</text:p>
          </table:table-cell>
          <table:table-cell office:value-type="float" office:value="76.76258" calcext:value-type="float">
            <text:p>76.76258</text:p>
          </table:table-cell>
          <table:table-cell office:value-type="float" office:value="8.731781" calcext:value-type="float">
            <text:p>8.731781</text:p>
          </table:table-cell>
          <table:table-cell office:value-type="float" office:value="1140.598" calcext:value-type="float">
            <text:p>1140.598</text:p>
          </table:table-cell>
          <table:table-cell office:value-type="float" office:value="28.79156" calcext:value-type="float">
            <text:p>28.79156</text:p>
          </table:table-cell>
          <table:table-cell office:value-type="float" office:value="0" calcext:value-type="float">
            <text:p>0</text:p>
          </table:table-cell>
          <table:table-cell office:value-type="float" office:value="0.4393514" calcext:value-type="float">
            <text:p>0.4393514</text:p>
          </table:table-cell>
          <table:table-cell office:value-type="float" office:value="0.4306594" calcext:value-type="float">
            <text:p>0.4306594</text:p>
          </table:table-cell>
          <table:table-cell office:value-type="float" office:value="0.4317756" calcext:value-type="float">
            <text:p>0.4317756</text:p>
          </table:table-cell>
          <table:table-cell office:value-type="float" office:value="0.4408065" calcext:value-type="float">
            <text:p>0.4408065</text:p>
          </table:table-cell>
          <table:table-cell office:value-type="float" office:value="0.4491549" calcext:value-type="float">
            <text:p>0.4491549</text:p>
          </table:table-cell>
          <table:table-cell office:value-type="float" office:value="0.3809931" calcext:value-type="float">
            <text:p>0.3809931</text:p>
          </table:table-cell>
          <table:table-cell office:value-type="float" office:value="0.3802364" calcext:value-type="float">
            <text:p>0.3802364</text:p>
          </table:table-cell>
          <table:table-cell office:value-type="float" office:value="0.3881133" calcext:value-type="float">
            <text:p>0.3881133</text:p>
          </table:table-cell>
          <table:table-cell office:value-type="float" office:value="0.3746864" calcext:value-type="float">
            <text:p>0.3746864</text:p>
          </table:table-cell>
          <table:table-cell office:value-type="float" office:value="0.3813775" calcext:value-type="float">
            <text:p>0.3813775</text:p>
          </table:table-cell>
          <table:table-cell office:value-type="float" office:value="0.3948915" calcext:value-type="float">
            <text:p>0.3948915</text:p>
          </table:table-cell>
          <table:table-cell office:value-type="float" office:value="0.4027229" calcext:value-type="float">
            <text:p>0.402722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2469E-015" calcext:value-type="float">
            <text:p>1.922469E-15</text:p>
          </table:table-cell>
          <table:table-cell office:value-type="float" office:value="1.981106E-015" calcext:value-type="float">
            <text:p>1.981106E-15</text:p>
          </table:table-cell>
          <table:table-cell office:value-type="float" office:value="1.967694E-015" calcext:value-type="float">
            <text:p>1.967694E-15</text:p>
          </table:table-cell>
          <table:table-cell office:value-type="float" office:value="1.991871E-015" calcext:value-type="float">
            <text:p>1.991871E-15</text:p>
          </table:table-cell>
          <table:table-cell office:value-type="float" office:value="9.45321E-016" calcext:value-type="float">
            <text:p>9.45321E-16</text:p>
          </table:table-cell>
          <table:table-cell office:value-type="float" office:value="1.931573E-015" calcext:value-type="float">
            <text:p>1.931573E-15</text:p>
          </table:table-cell>
          <table:table-cell office:value-type="float" office:value="9.345778E-016" calcext:value-type="float">
            <text:p>9.345778E-16</text:p>
          </table:table-cell>
          <table:table-cell office:value-type="float" office:value="9.736954E-016" calcext:value-type="float">
            <text:p>9.736954E-16</text:p>
          </table:table-cell>
          <table:table-cell office:value-type="float" office:value="5.804421E-020" calcext:value-type="float">
            <text:p>5.804421E-20</text:p>
          </table:table-cell>
          <table:table-cell office:value-type="float" office:value="1.446626E-024" calcext:value-type="float">
            <text:p>1.446626E-24</text:p>
          </table:table-cell>
          <table:table-cell office:value-type="float" office:value="2.844759E-029" calcext:value-type="float">
            <text:p>2.844759E-29</text:p>
          </table:table-cell>
          <table:table-cell office:value-type="float" office:value="2.815416E-034" calcext:value-type="float">
            <text:p>2.815416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488188" calcext:value-type="float">
            <text:p>-0.003488188</text:p>
          </table:table-cell>
          <table:table-cell office:value-type="float" office:value="-0.003903907" calcext:value-type="float">
            <text:p>-0.003903907</text:p>
          </table:table-cell>
          <table:table-cell office:value-type="float" office:value="-0.003774673" calcext:value-type="float">
            <text:p>-0.003774673</text:p>
          </table:table-cell>
          <table:table-cell office:value-type="float" office:value="-0.003341781" calcext:value-type="float">
            <text:p>-0.003341781</text:p>
          </table:table-cell>
          <table:table-cell office:value-type="float" office:value="-0.002971024" calcext:value-type="float">
            <text:p>-0.002971024</text:p>
          </table:table-cell>
          <table:table-cell office:value-type="float" office:value="-0.00238478" calcext:value-type="float">
            <text:p>-0.00238478</text:p>
          </table:table-cell>
          <table:table-cell office:value-type="float" office:value="-0.001714522" calcext:value-type="float">
            <text:p>-0.001714522</text:p>
          </table:table-cell>
          <table:table-cell office:value-type="float" office:value="-0.005472044" calcext:value-type="float">
            <text:p>-0.005472044</text:p>
          </table:table-cell>
          <table:table-cell office:value-type="float" office:value="-0.008788384" calcext:value-type="float">
            <text:p>-0.008788384</text:p>
          </table:table-cell>
          <table:table-cell office:value-type="float" office:value="-0.008374195" calcext:value-type="float">
            <text:p>-0.008374195</text:p>
          </table:table-cell>
          <table:table-cell office:value-type="float" office:value="0" calcext:value-type="float">
            <text:p>0</text:p>
          </table:table-cell>
          <table:table-cell office:value-type="float" office:value="0.02773731" calcext:value-type="float">
            <text:p>0.02773731</text:p>
          </table:table-cell>
          <table:table-cell office:value-type="float" office:value="-0.002530661" calcext:value-type="float">
            <text:p>-0.002530661</text:p>
          </table:table-cell>
          <table:table-cell office:value-type="float" office:value="-0.0001810252" calcext:value-type="float">
            <text:p>-0.0001810252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58297" calcext:value-type="float">
            <text:p>-2.25829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23" calcext:value-type="float">
            <text:p>123</text:p>
          </table:table-cell>
          <table:table-cell office:value-type="float" office:value="3052007" calcext:value-type="float">
            <text:p>3052007</text:p>
          </table:table-cell>
          <table:table-cell office:value-type="float" office:value="209.8989" calcext:value-type="float">
            <text:p>209.8989</text:p>
          </table:table-cell>
          <table:table-cell office:value-type="float" office:value="78.5437" calcext:value-type="float">
            <text:p>78.5437</text:p>
          </table:table-cell>
          <table:table-cell office:value-type="float" office:value="8.731781" calcext:value-type="float">
            <text:p>8.731781</text:p>
          </table:table-cell>
          <table:table-cell office:value-type="float" office:value="1153.842" calcext:value-type="float">
            <text:p>1153.842</text:p>
          </table:table-cell>
          <table:table-cell office:value-type="float" office:value="28.87989" calcext:value-type="float">
            <text:p>28.87989</text:p>
          </table:table-cell>
          <table:table-cell office:value-type="float" office:value="0" calcext:value-type="float">
            <text:p>0</text:p>
          </table:table-cell>
          <table:table-cell office:value-type="float" office:value="0.5893324" calcext:value-type="float">
            <text:p>0.5893324</text:p>
          </table:table-cell>
          <table:table-cell office:value-type="float" office:value="0.533928" calcext:value-type="float">
            <text:p>0.533928</text:p>
          </table:table-cell>
          <table:table-cell office:value-type="float" office:value="0.4989969" calcext:value-type="float">
            <text:p>0.4989969</text:p>
          </table:table-cell>
          <table:table-cell office:value-type="float" office:value="0.4478198" calcext:value-type="float">
            <text:p>0.4478198</text:p>
          </table:table-cell>
          <table:table-cell office:value-type="float" office:value="0.440853" calcext:value-type="float">
            <text:p>0.440853</text:p>
          </table:table-cell>
          <table:table-cell office:value-type="float" office:value="0.3690806" calcext:value-type="float">
            <text:p>0.3690806</text:p>
          </table:table-cell>
          <table:table-cell office:value-type="float" office:value="0.3684609" calcext:value-type="float">
            <text:p>0.3684609</text:p>
          </table:table-cell>
          <table:table-cell office:value-type="float" office:value="0.4050405" calcext:value-type="float">
            <text:p>0.4050405</text:p>
          </table:table-cell>
          <table:table-cell office:value-type="float" office:value="0.3782851" calcext:value-type="float">
            <text:p>0.3782851</text:p>
          </table:table-cell>
          <table:table-cell office:value-type="float" office:value="0.3816181" calcext:value-type="float">
            <text:p>0.3816181</text:p>
          </table:table-cell>
          <table:table-cell office:value-type="float" office:value="0.3949668" calcext:value-type="float">
            <text:p>0.3949668</text:p>
          </table:table-cell>
          <table:table-cell office:value-type="float" office:value="0.4028539" calcext:value-type="float">
            <text:p>0.402853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.0005482984" calcext:value-type="float">
            <text:p>0.0005482984</text:p>
          </table:table-cell>
          <table:table-cell office:value-type="float" office:value="1.923046E-015" calcext:value-type="float">
            <text:p>1.923046E-15</text:p>
          </table:table-cell>
          <table:table-cell office:value-type="float" office:value="1.981065E-015" calcext:value-type="float">
            <text:p>1.981065E-15</text:p>
          </table:table-cell>
          <table:table-cell office:value-type="float" office:value="1.967642E-015" calcext:value-type="float">
            <text:p>1.967642E-15</text:p>
          </table:table-cell>
          <table:table-cell office:value-type="float" office:value="1.991856E-015" calcext:value-type="float">
            <text:p>1.991856E-15</text:p>
          </table:table-cell>
          <table:table-cell office:value-type="float" office:value="9.452946E-016" calcext:value-type="float">
            <text:p>9.452946E-16</text:p>
          </table:table-cell>
          <table:table-cell office:value-type="float" office:value="1.931574E-015" calcext:value-type="float">
            <text:p>1.931574E-15</text:p>
          </table:table-cell>
          <table:table-cell office:value-type="float" office:value="9.345778E-016" calcext:value-type="float">
            <text:p>9.345778E-16</text:p>
          </table:table-cell>
          <table:table-cell office:value-type="float" office:value="9.736954E-016" calcext:value-type="float">
            <text:p>9.736954E-16</text:p>
          </table:table-cell>
          <table:table-cell office:value-type="float" office:value="5.804421E-020" calcext:value-type="float">
            <text:p>5.804421E-20</text:p>
          </table:table-cell>
          <table:table-cell office:value-type="float" office:value="1.446626E-024" calcext:value-type="float">
            <text:p>1.446626E-24</text:p>
          </table:table-cell>
          <table:table-cell office:value-type="float" office:value="2.844759E-029" calcext:value-type="float">
            <text:p>2.844759E-29</text:p>
          </table:table-cell>
          <table:table-cell office:value-type="float" office:value="2.815417E-034" calcext:value-type="float">
            <text:p>2.81541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690391" calcext:value-type="float">
            <text:p>-0.0005690391</text:p>
          </table:table-cell>
          <table:table-cell office:value-type="float" office:value="-0.0009840087" calcext:value-type="float">
            <text:p>-0.0009840087</text:p>
          </table:table-cell>
          <table:table-cell office:value-type="float" office:value="-0.002468457" calcext:value-type="float">
            <text:p>-0.002468457</text:p>
          </table:table-cell>
          <table:table-cell office:value-type="float" office:value="-0.003612396" calcext:value-type="float">
            <text:p>-0.003612396</text:p>
          </table:table-cell>
          <table:table-cell office:value-type="float" office:value="-0.00350464" calcext:value-type="float">
            <text:p>-0.00350464</text:p>
          </table:table-cell>
          <table:table-cell office:value-type="float" office:value="-0.003053055" calcext:value-type="float">
            <text:p>-0.003053055</text:p>
          </table:table-cell>
          <table:table-cell office:value-type="float" office:value="-0.002414757" calcext:value-type="float">
            <text:p>-0.002414757</text:p>
          </table:table-cell>
          <table:table-cell office:value-type="float" office:value="-0.002181127" calcext:value-type="float">
            <text:p>-0.002181127</text:p>
          </table:table-cell>
          <table:table-cell office:value-type="float" office:value="-0.00750299" calcext:value-type="float">
            <text:p>-0.00750299</text:p>
          </table:table-cell>
          <table:table-cell office:value-type="float" office:value="-0.008285394" calcext:value-type="float">
            <text:p>-0.008285394</text:p>
          </table:table-cell>
          <table:table-cell office:value-type="float" office:value="0" calcext:value-type="float">
            <text:p>0</text:p>
          </table:table-cell>
          <table:table-cell office:value-type="float" office:value="0.02773731" calcext:value-type="float">
            <text:p>0.02773731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002015242" calcext:value-type="float">
            <text:p>2.015242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53695" calcext:value-type="float">
            <text:p>-2.25369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24" calcext:value-type="float">
            <text:p>124</text:p>
          </table:table-cell>
          <table:table-cell office:value-type="float" office:value="4052007" calcext:value-type="float">
            <text:p>4052007</text:p>
          </table:table-cell>
          <table:table-cell office:value-type="float" office:value="252.8248" calcext:value-type="float">
            <text:p>252.8248</text:p>
          </table:table-cell>
          <table:table-cell office:value-type="float" office:value="80.00748" calcext:value-type="float">
            <text:p>80.00748</text:p>
          </table:table-cell>
          <table:table-cell office:value-type="float" office:value="11.27397" calcext:value-type="float">
            <text:p>11.27397</text:p>
          </table:table-cell>
          <table:table-cell office:value-type="float" office:value="1191.826" calcext:value-type="float">
            <text:p>1191.826</text:p>
          </table:table-cell>
          <table:table-cell office:value-type="float" office:value="29.81514" calcext:value-type="float">
            <text:p>29.81514</text:p>
          </table:table-cell>
          <table:table-cell office:value-type="float" office:value="0" calcext:value-type="float">
            <text:p>0</text:p>
          </table:table-cell>
          <table:table-cell office:value-type="float" office:value="0.5292766" calcext:value-type="float">
            <text:p>0.5292766</text:p>
          </table:table-cell>
          <table:table-cell office:value-type="float" office:value="0.4845059" calcext:value-type="float">
            <text:p>0.4845059</text:p>
          </table:table-cell>
          <table:table-cell office:value-type="float" office:value="0.4652856" calcext:value-type="float">
            <text:p>0.4652856</text:p>
          </table:table-cell>
          <table:table-cell office:value-type="float" office:value="0.4617685" calcext:value-type="float">
            <text:p>0.4617685</text:p>
          </table:table-cell>
          <table:table-cell office:value-type="float" office:value="0.4665476" calcext:value-type="float">
            <text:p>0.4665476</text:p>
          </table:table-cell>
          <table:table-cell office:value-type="float" office:value="0.389256" calcext:value-type="float">
            <text:p>0.389256</text:p>
          </table:table-cell>
          <table:table-cell office:value-type="float" office:value="0.3801222" calcext:value-type="float">
            <text:p>0.3801222</text:p>
          </table:table-cell>
          <table:table-cell office:value-type="float" office:value="0.4215171" calcext:value-type="float">
            <text:p>0.4215171</text:p>
          </table:table-cell>
          <table:table-cell office:value-type="float" office:value="0.4237248" calcext:value-type="float">
            <text:p>0.4237248</text:p>
          </table:table-cell>
          <table:table-cell office:value-type="float" office:value="0.4231647" calcext:value-type="float">
            <text:p>0.4231647</text:p>
          </table:table-cell>
          <table:table-cell office:value-type="float" office:value="0.4042075" calcext:value-type="float">
            <text:p>0.4042075</text:p>
          </table:table-cell>
          <table:table-cell office:value-type="float" office:value="0.4031531" calcext:value-type="float">
            <text:p>0.403153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.00002696516" calcext:value-type="float">
            <text:p>2.696516E-05</text:p>
          </table:table-cell>
          <table:table-cell office:value-type="float" office:value="1.924336E-015" calcext:value-type="float">
            <text:p>1.924336E-15</text:p>
          </table:table-cell>
          <table:table-cell office:value-type="float" office:value="1.981022E-015" calcext:value-type="float">
            <text:p>1.981022E-15</text:p>
          </table:table-cell>
          <table:table-cell office:value-type="float" office:value="1.96761E-015" calcext:value-type="float">
            <text:p>1.96761E-15</text:p>
          </table:table-cell>
          <table:table-cell office:value-type="float" office:value="1.991756E-015" calcext:value-type="float">
            <text:p>1.991756E-15</text:p>
          </table:table-cell>
          <table:table-cell office:value-type="float" office:value="9.454071E-016" calcext:value-type="float">
            <text:p>9.454071E-16</text:p>
          </table:table-cell>
          <table:table-cell office:value-type="float" office:value="1.931533E-015" calcext:value-type="float">
            <text:p>1.931533E-15</text:p>
          </table:table-cell>
          <table:table-cell office:value-type="float" office:value="9.3458E-016" calcext:value-type="float">
            <text:p>9.3458E-16</text:p>
          </table:table-cell>
          <table:table-cell office:value-type="float" office:value="9.736783E-016" calcext:value-type="float">
            <text:p>9.736783E-16</text:p>
          </table:table-cell>
          <table:table-cell office:value-type="float" office:value="5.804348E-020" calcext:value-type="float">
            <text:p>5.804348E-20</text:p>
          </table:table-cell>
          <table:table-cell office:value-type="float" office:value="1.446611E-024" calcext:value-type="float">
            <text:p>1.446611E-24</text:p>
          </table:table-cell>
          <table:table-cell office:value-type="float" office:value="2.844718E-029" calcext:value-type="float">
            <text:p>2.844718E-29</text:p>
          </table:table-cell>
          <table:table-cell office:value-type="float" office:value="2.815389E-034" calcext:value-type="float">
            <text:p>2.81538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098297" calcext:value-type="float">
            <text:p>-0.001098297</text:p>
          </table:table-cell>
          <table:table-cell office:value-type="float" office:value="-0.002068487" calcext:value-type="float">
            <text:p>-0.002068487</text:p>
          </table:table-cell>
          <table:table-cell office:value-type="float" office:value="-0.002622473" calcext:value-type="float">
            <text:p>-0.002622473</text:p>
          </table:table-cell>
          <table:table-cell office:value-type="float" office:value="-0.002608554" calcext:value-type="float">
            <text:p>-0.002608554</text:p>
          </table:table-cell>
          <table:table-cell office:value-type="float" office:value="-0.002385761" calcext:value-type="float">
            <text:p>-0.002385761</text:p>
          </table:table-cell>
          <table:table-cell office:value-type="float" office:value="-0.002022689" calcext:value-type="float">
            <text:p>-0.002022689</text:p>
          </table:table-cell>
          <table:table-cell office:value-type="float" office:value="-0.001721524" calcext:value-type="float">
            <text:p>-0.001721524</text:p>
          </table:table-cell>
          <table:table-cell office:value-type="float" office:value="-0.000873804" calcext:value-type="float">
            <text:p>-0.000873804</text:p>
          </table:table-cell>
          <table:table-cell office:value-type="float" office:value="-0.001154377" calcext:value-type="float">
            <text:p>-0.001154377</text:p>
          </table:table-cell>
          <table:table-cell office:value-type="float" office:value="-0.001415074" calcext:value-type="float">
            <text:p>-0.001415074</text:p>
          </table:table-cell>
          <table:table-cell office:value-type="float" office:value="0" calcext:value-type="float">
            <text:p>0</text:p>
          </table:table-cell>
          <table:table-cell office:value-type="float" office:value="0.03199869" calcext:value-type="float">
            <text:p>0.03199869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0194376" calcext:value-type="float">
            <text:p>-0.00019437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50284" calcext:value-type="float">
            <text:p>-2.25028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25" calcext:value-type="float">
            <text:p>125</text:p>
          </table:table-cell>
          <table:table-cell office:value-type="float" office:value="5052007" calcext:value-type="float">
            <text:p>5052007</text:p>
          </table:table-cell>
          <table:table-cell office:value-type="float" office:value="266.1597" calcext:value-type="float">
            <text:p>266.1597</text:p>
          </table:table-cell>
          <table:table-cell office:value-type="float" office:value="82.00495" calcext:value-type="float">
            <text:p>82.00495</text:p>
          </table:table-cell>
          <table:table-cell office:value-type="float" office:value="11.27397" calcext:value-type="float">
            <text:p>11.27397</text:p>
          </table:table-cell>
          <table:table-cell office:value-type="float" office:value="1203.021" calcext:value-type="float">
            <text:p>1203.021</text:p>
          </table:table-cell>
          <table:table-cell office:value-type="float" office:value="29.95828" calcext:value-type="float">
            <text:p>29.95828</text:p>
          </table:table-cell>
          <table:table-cell office:value-type="float" office:value="0" calcext:value-type="float">
            <text:p>0</text:p>
          </table:table-cell>
          <table:table-cell office:value-type="float" office:value="0.4050315" calcext:value-type="float">
            <text:p>0.4050315</text:p>
          </table:table-cell>
          <table:table-cell office:value-type="float" office:value="0.4215971" calcext:value-type="float">
            <text:p>0.4215971</text:p>
          </table:table-cell>
          <table:table-cell office:value-type="float" office:value="0.4299367" calcext:value-type="float">
            <text:p>0.4299367</text:p>
          </table:table-cell>
          <table:table-cell office:value-type="float" office:value="0.4403203" calcext:value-type="float">
            <text:p>0.4403203</text:p>
          </table:table-cell>
          <table:table-cell office:value-type="float" office:value="0.4478309" calcext:value-type="float">
            <text:p>0.4478309</text:p>
          </table:table-cell>
          <table:table-cell office:value-type="float" office:value="0.3772617" calcext:value-type="float">
            <text:p>0.3772617</text:p>
          </table:table-cell>
          <table:table-cell office:value-type="float" office:value="0.3684037" calcext:value-type="float">
            <text:p>0.3684037</text:p>
          </table:table-cell>
          <table:table-cell office:value-type="float" office:value="0.4074712" calcext:value-type="float">
            <text:p>0.4074712</text:p>
          </table:table-cell>
          <table:table-cell office:value-type="float" office:value="0.4183787" calcext:value-type="float">
            <text:p>0.4183787</text:p>
          </table:table-cell>
          <table:table-cell office:value-type="float" office:value="0.4275261" calcext:value-type="float">
            <text:p>0.4275261</text:p>
          </table:table-cell>
          <table:table-cell office:value-type="float" office:value="0.445308" calcext:value-type="float">
            <text:p>0.445308</text:p>
          </table:table-cell>
          <table:table-cell office:value-type="float" office:value="0.4287451" calcext:value-type="float">
            <text:p>0.428745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4893E-015" calcext:value-type="float">
            <text:p>1.924893E-15</text:p>
          </table:table-cell>
          <table:table-cell office:value-type="float" office:value="1.980973E-015" calcext:value-type="float">
            <text:p>1.980973E-15</text:p>
          </table:table-cell>
          <table:table-cell office:value-type="float" office:value="1.967557E-015" calcext:value-type="float">
            <text:p>1.967557E-15</text:p>
          </table:table-cell>
          <table:table-cell office:value-type="float" office:value="1.991745E-015" calcext:value-type="float">
            <text:p>1.991745E-15</text:p>
          </table:table-cell>
          <table:table-cell office:value-type="float" office:value="9.453906E-016" calcext:value-type="float">
            <text:p>9.453906E-16</text:p>
          </table:table-cell>
          <table:table-cell office:value-type="float" office:value="1.931533E-015" calcext:value-type="float">
            <text:p>1.931533E-15</text:p>
          </table:table-cell>
          <table:table-cell office:value-type="float" office:value="9.3458E-016" calcext:value-type="float">
            <text:p>9.3458E-16</text:p>
          </table:table-cell>
          <table:table-cell office:value-type="float" office:value="9.736783E-016" calcext:value-type="float">
            <text:p>9.736783E-16</text:p>
          </table:table-cell>
          <table:table-cell office:value-type="float" office:value="5.804348E-020" calcext:value-type="float">
            <text:p>5.804348E-20</text:p>
          </table:table-cell>
          <table:table-cell office:value-type="float" office:value="1.446611E-024" calcext:value-type="float">
            <text:p>1.446611E-24</text:p>
          </table:table-cell>
          <table:table-cell office:value-type="float" office:value="2.844718E-029" calcext:value-type="float">
            <text:p>2.844718E-29</text:p>
          </table:table-cell>
          <table:table-cell office:value-type="float" office:value="2.815389E-034" calcext:value-type="float">
            <text:p>2.81538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638943" calcext:value-type="float">
            <text:p>-0.005638943</text:p>
          </table:table-cell>
          <table:table-cell office:value-type="float" office:value="-0.004297289" calcext:value-type="float">
            <text:p>-0.004297289</text:p>
          </table:table-cell>
          <table:table-cell office:value-type="float" office:value="-0.003805494" calcext:value-type="float">
            <text:p>-0.003805494</text:p>
          </table:table-cell>
          <table:table-cell office:value-type="float" office:value="-0.00334139" calcext:value-type="float">
            <text:p>-0.00334139</text:p>
          </table:table-cell>
          <table:table-cell office:value-type="float" office:value="-0.003013149" calcext:value-type="float">
            <text:p>-0.003013149</text:p>
          </table:table-cell>
          <table:table-cell office:value-type="float" office:value="-0.002563144" calcext:value-type="float">
            <text:p>-0.002563144</text:p>
          </table:table-cell>
          <table:table-cell office:value-type="float" office:value="-0.002228879" calcext:value-type="float">
            <text:p>-0.002228879</text:p>
          </table:table-cell>
          <table:table-cell office:value-type="float" office:value="-0.001884249" calcext:value-type="float">
            <text:p>-0.001884249</text:p>
          </table:table-cell>
          <table:table-cell office:value-type="float" office:value="-0.001389095" calcext:value-type="float">
            <text:p>-0.001389095</text:p>
          </table:table-cell>
          <table:table-cell office:value-type="float" office:value="-0.001180112" calcext:value-type="float">
            <text:p>-0.001180112</text:p>
          </table:table-cell>
          <table:table-cell office:value-type="float" office:value="0" calcext:value-type="float">
            <text:p>0</text:p>
          </table:table-cell>
          <table:table-cell office:value-type="float" office:value="0.03199869" calcext:value-type="float">
            <text:p>0.03199869</text:p>
          </table:table-cell>
          <table:table-cell office:value-type="float" office:value="-0.005900202" calcext:value-type="float">
            <text:p>-0.005900202</text:p>
          </table:table-cell>
          <table:table-cell office:value-type="float" office:value="-0.000249721" calcext:value-type="float">
            <text:p>-0.00024972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1038" calcext:value-type="float">
            <text:p>-2.2103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26" calcext:value-type="float">
            <text:p>126</text:p>
          </table:table-cell>
          <table:table-cell office:value-type="float" office:value="6052007" calcext:value-type="float">
            <text:p>6052007</text:p>
          </table:table-cell>
          <table:table-cell office:value-type="float" office:value="266.1597" calcext:value-type="float">
            <text:p>266.1597</text:p>
          </table:table-cell>
          <table:table-cell office:value-type="float" office:value="84.70852" calcext:value-type="float">
            <text:p>84.70852</text:p>
          </table:table-cell>
          <table:table-cell office:value-type="float" office:value="11.27397" calcext:value-type="float">
            <text:p>11.27397</text:p>
          </table:table-cell>
          <table:table-cell office:value-type="float" office:value="1163.419" calcext:value-type="float">
            <text:p>1163.419</text:p>
          </table:table-cell>
          <table:table-cell office:value-type="float" office:value="66.85682" calcext:value-type="float">
            <text:p>66.85682</text:p>
          </table:table-cell>
          <table:table-cell office:value-type="float" office:value="0" calcext:value-type="float">
            <text:p>0</text:p>
          </table:table-cell>
          <table:table-cell office:value-type="float" office:value="0.147666" calcext:value-type="float">
            <text:p>0.147666</text:p>
          </table:table-cell>
          <table:table-cell office:value-type="float" office:value="0.3347907" calcext:value-type="float">
            <text:p>0.3347907</text:p>
          </table:table-cell>
          <table:table-cell office:value-type="float" office:value="0.3377531" calcext:value-type="float">
            <text:p>0.3377531</text:p>
          </table:table-cell>
          <table:table-cell office:value-type="float" office:value="0.3436875" calcext:value-type="float">
            <text:p>0.3436875</text:p>
          </table:table-cell>
          <table:table-cell office:value-type="float" office:value="0.3507704" calcext:value-type="float">
            <text:p>0.3507704</text:p>
          </table:table-cell>
          <table:table-cell office:value-type="float" office:value="0.3142756" calcext:value-type="float">
            <text:p>0.3142756</text:p>
          </table:table-cell>
          <table:table-cell office:value-type="float" office:value="0.3180765" calcext:value-type="float">
            <text:p>0.3180765</text:p>
          </table:table-cell>
          <table:table-cell office:value-type="float" office:value="0.3884207" calcext:value-type="float">
            <text:p>0.3884207</text:p>
          </table:table-cell>
          <table:table-cell office:value-type="float" office:value="0.396843" calcext:value-type="float">
            <text:p>0.396843</text:p>
          </table:table-cell>
          <table:table-cell office:value-type="float" office:value="0.4094844" calcext:value-type="float">
            <text:p>0.4094844</text:p>
          </table:table-cell>
          <table:table-cell office:value-type="float" office:value="0.4303213" calcext:value-type="float">
            <text:p>0.4303213</text:p>
          </table:table-cell>
          <table:table-cell office:value-type="float" office:value="0.438106" calcext:value-type="float">
            <text:p>0.43810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5506E-015" calcext:value-type="float">
            <text:p>1.925506E-15</text:p>
          </table:table-cell>
          <table:table-cell office:value-type="float" office:value="1.980923E-015" calcext:value-type="float">
            <text:p>1.980923E-15</text:p>
          </table:table-cell>
          <table:table-cell office:value-type="float" office:value="1.967499E-015" calcext:value-type="float">
            <text:p>1.967499E-15</text:p>
          </table:table-cell>
          <table:table-cell office:value-type="float" office:value="1.991732E-015" calcext:value-type="float">
            <text:p>1.991732E-15</text:p>
          </table:table-cell>
          <table:table-cell office:value-type="float" office:value="9.453692E-016" calcext:value-type="float">
            <text:p>9.453692E-16</text:p>
          </table:table-cell>
          <table:table-cell office:value-type="float" office:value="1.931533E-015" calcext:value-type="float">
            <text:p>1.931533E-15</text:p>
          </table:table-cell>
          <table:table-cell office:value-type="float" office:value="9.3458E-016" calcext:value-type="float">
            <text:p>9.3458E-16</text:p>
          </table:table-cell>
          <table:table-cell office:value-type="float" office:value="9.736783E-016" calcext:value-type="float">
            <text:p>9.736783E-16</text:p>
          </table:table-cell>
          <table:table-cell office:value-type="float" office:value="5.804348E-020" calcext:value-type="float">
            <text:p>5.804348E-20</text:p>
          </table:table-cell>
          <table:table-cell office:value-type="float" office:value="1.446611E-024" calcext:value-type="float">
            <text:p>1.446611E-24</text:p>
          </table:table-cell>
          <table:table-cell office:value-type="float" office:value="2.844718E-029" calcext:value-type="float">
            <text:p>2.844718E-29</text:p>
          </table:table-cell>
          <table:table-cell office:value-type="float" office:value="2.815389E-034" calcext:value-type="float">
            <text:p>2.81538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08408" calcext:value-type="float">
            <text:p>-8.08408</text:p>
          </table:table-cell>
          <table:table-cell office:value-type="float" office:value="-0.01767075" calcext:value-type="float">
            <text:p>-0.01767075</text:p>
          </table:table-cell>
          <table:table-cell office:value-type="float" office:value="-0.01672547" calcext:value-type="float">
            <text:p>-0.01672547</text:p>
          </table:table-cell>
          <table:table-cell office:value-type="float" office:value="-0.01510496" calcext:value-type="float">
            <text:p>-0.01510496</text:p>
          </table:table-cell>
          <table:table-cell office:value-type="float" office:value="-0.01333142" calcext:value-type="float">
            <text:p>-0.01333142</text:p>
          </table:table-cell>
          <table:table-cell office:value-type="float" office:value="-0.01014181" calcext:value-type="float">
            <text:p>-0.01014181</text:p>
          </table:table-cell>
          <table:table-cell office:value-type="float" office:value="-0.007610508" calcext:value-type="float">
            <text:p>-0.007610508</text:p>
          </table:table-cell>
          <table:table-cell office:value-type="float" office:value="-0.005284874" calcext:value-type="float">
            <text:p>-0.005284874</text:p>
          </table:table-cell>
          <table:table-cell office:value-type="float" office:value="-0.003350826" calcext:value-type="float">
            <text:p>-0.003350826</text:p>
          </table:table-cell>
          <table:table-cell office:value-type="float" office:value="-0.002464981" calcext:value-type="float">
            <text:p>-0.002464981</text:p>
          </table:table-cell>
          <table:table-cell office:value-type="float" office:value="0" calcext:value-type="float">
            <text:p>0</text:p>
          </table:table-cell>
          <table:table-cell office:value-type="float" office:value="0.03199869" calcext:value-type="float">
            <text:p>0.03199869</text:p>
          </table:table-cell>
          <table:table-cell office:value-type="float" office:value="-9.059847" calcext:value-type="float">
            <text:p>-9.059847</text:p>
          </table:table-cell>
          <table:table-cell office:value-type="float" office:value="-0.0002679924" calcext:value-type="float">
            <text:p>-0.000267992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045745" calcext:value-type="float">
            <text:p>-2.04574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27" calcext:value-type="float">
            <text:p>127</text:p>
          </table:table-cell>
          <table:table-cell office:value-type="float" office:value="7052007" calcext:value-type="float">
            <text:p>7052007</text:p>
          </table:table-cell>
          <table:table-cell office:value-type="float" office:value="266.1597" calcext:value-type="float">
            <text:p>266.1597</text:p>
          </table:table-cell>
          <table:table-cell office:value-type="float" office:value="85.06253" calcext:value-type="float">
            <text:p>85.06253</text:p>
          </table:table-cell>
          <table:table-cell office:value-type="float" office:value="11.27397" calcext:value-type="float">
            <text:p>11.27397</text:p>
          </table:table-cell>
          <table:table-cell office:value-type="float" office:value="1141.994" calcext:value-type="float">
            <text:p>1141.994</text:p>
          </table:table-cell>
          <table:table-cell office:value-type="float" office:value="87.92757" calcext:value-type="float">
            <text:p>87.92757</text:p>
          </table:table-cell>
          <table:table-cell office:value-type="float" office:value="0" calcext:value-type="float">
            <text:p>0</text:p>
          </table:table-cell>
          <table:table-cell office:value-type="float" office:value="0.1132271" calcext:value-type="float">
            <text:p>0.1132271</text:p>
          </table:table-cell>
          <table:table-cell office:value-type="float" office:value="0.3219156" calcext:value-type="float">
            <text:p>0.3219156</text:p>
          </table:table-cell>
          <table:table-cell office:value-type="float" office:value="0.3231587" calcext:value-type="float">
            <text:p>0.3231587</text:p>
          </table:table-cell>
          <table:table-cell office:value-type="float" office:value="0.3252113" calcext:value-type="float">
            <text:p>0.3252113</text:p>
          </table:table-cell>
          <table:table-cell office:value-type="float" office:value="0.3276518" calcext:value-type="float">
            <text:p>0.3276518</text:p>
          </table:table-cell>
          <table:table-cell office:value-type="float" office:value="0.2917525" calcext:value-type="float">
            <text:p>0.2917525</text:p>
          </table:table-cell>
          <table:table-cell office:value-type="float" office:value="0.2951185" calcext:value-type="float">
            <text:p>0.2951185</text:p>
          </table:table-cell>
          <table:table-cell office:value-type="float" office:value="0.3766459" calcext:value-type="float">
            <text:p>0.3766459</text:p>
          </table:table-cell>
          <table:table-cell office:value-type="float" office:value="0.3831753" calcext:value-type="float">
            <text:p>0.3831753</text:p>
          </table:table-cell>
          <table:table-cell office:value-type="float" office:value="0.3978732" calcext:value-type="float">
            <text:p>0.3978732</text:p>
          </table:table-cell>
          <table:table-cell office:value-type="float" office:value="0.4180108" calcext:value-type="float">
            <text:p>0.4180108</text:p>
          </table:table-cell>
          <table:table-cell office:value-type="float" office:value="0.4307781" calcext:value-type="float">
            <text:p>0.430778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626E-015" calcext:value-type="float">
            <text:p>1.92626E-15</text:p>
          </table:table-cell>
          <table:table-cell office:value-type="float" office:value="1.980851E-015" calcext:value-type="float">
            <text:p>1.980851E-15</text:p>
          </table:table-cell>
          <table:table-cell office:value-type="float" office:value="1.967435E-015" calcext:value-type="float">
            <text:p>1.967435E-15</text:p>
          </table:table-cell>
          <table:table-cell office:value-type="float" office:value="1.991716E-015" calcext:value-type="float">
            <text:p>1.991716E-15</text:p>
          </table:table-cell>
          <table:table-cell office:value-type="float" office:value="9.453491E-016" calcext:value-type="float">
            <text:p>9.453491E-16</text:p>
          </table:table-cell>
          <table:table-cell office:value-type="float" office:value="1.931533E-015" calcext:value-type="float">
            <text:p>1.931533E-15</text:p>
          </table:table-cell>
          <table:table-cell office:value-type="float" office:value="9.3458E-016" calcext:value-type="float">
            <text:p>9.3458E-16</text:p>
          </table:table-cell>
          <table:table-cell office:value-type="float" office:value="9.736786E-016" calcext:value-type="float">
            <text:p>9.736786E-16</text:p>
          </table:table-cell>
          <table:table-cell office:value-type="float" office:value="5.804348E-020" calcext:value-type="float">
            <text:p>5.804348E-20</text:p>
          </table:table-cell>
          <table:table-cell office:value-type="float" office:value="1.446612E-024" calcext:value-type="float">
            <text:p>1.446612E-24</text:p>
          </table:table-cell>
          <table:table-cell office:value-type="float" office:value="2.844718E-029" calcext:value-type="float">
            <text:p>2.844718E-29</text:p>
          </table:table-cell>
          <table:table-cell office:value-type="float" office:value="2.815389E-034" calcext:value-type="float">
            <text:p>2.81538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45923" calcext:value-type="float">
            <text:p>-65.45923</text:p>
          </table:table-cell>
          <table:table-cell office:value-type="float" office:value="-0.02266208" calcext:value-type="float">
            <text:p>-0.02266208</text:p>
          </table:table-cell>
          <table:table-cell office:value-type="float" office:value="-0.02212247" calcext:value-type="float">
            <text:p>-0.02212247</text:p>
          </table:table-cell>
          <table:table-cell office:value-type="float" office:value="-0.02134764" calcext:value-type="float">
            <text:p>-0.02134764</text:p>
          </table:table-cell>
          <table:table-cell office:value-type="float" office:value="-0.02038803" calcext:value-type="float">
            <text:p>-0.02038803</text:p>
          </table:table-cell>
          <table:table-cell office:value-type="float" office:value="-0.0179342" calcext:value-type="float">
            <text:p>-0.0179342</text:p>
          </table:table-cell>
          <table:table-cell office:value-type="float" office:value="-0.01434171" calcext:value-type="float">
            <text:p>-0.01434171</text:p>
          </table:table-cell>
          <table:table-cell office:value-type="float" office:value="-0.01032391" calcext:value-type="float">
            <text:p>-0.01032391</text:p>
          </table:table-cell>
          <table:table-cell office:value-type="float" office:value="-0.006018111" calcext:value-type="float">
            <text:p>-0.006018111</text:p>
          </table:table-cell>
          <table:table-cell office:value-type="float" office:value="-0.004040319" calcext:value-type="float">
            <text:p>-0.004040319</text:p>
          </table:table-cell>
          <table:table-cell office:value-type="float" office:value="0" calcext:value-type="float">
            <text:p>0</text:p>
          </table:table-cell>
          <table:table-cell office:value-type="float" office:value="0.03199869" calcext:value-type="float">
            <text:p>0.03199869</text:p>
          </table:table-cell>
          <table:table-cell office:value-type="float" office:value="-25.06314" calcext:value-type="float">
            <text:p>-25.06314</text:p>
          </table:table-cell>
          <table:table-cell office:value-type="float" office:value="-0.0002784415" calcext:value-type="float">
            <text:p>-0.000278441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81528" calcext:value-type="float">
            <text:p>-1.8152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28" calcext:value-type="float">
            <text:p>128</text:p>
          </table:table-cell>
          <table:table-cell office:value-type="float" office:value="8052007" calcext:value-type="float">
            <text:p>8052007</text:p>
          </table:table-cell>
          <table:table-cell office:value-type="float" office:value="266.3502" calcext:value-type="float">
            <text:p>266.3502</text:p>
          </table:table-cell>
          <table:table-cell office:value-type="float" office:value="85.09753" calcext:value-type="float">
            <text:p>85.09753</text:p>
          </table:table-cell>
          <table:table-cell office:value-type="float" office:value="11.27397" calcext:value-type="float">
            <text:p>11.27397</text:p>
          </table:table-cell>
          <table:table-cell office:value-type="float" office:value="1129.824" calcext:value-type="float">
            <text:p>1129.824</text:p>
          </table:table-cell>
          <table:table-cell office:value-type="float" office:value="100.2539" calcext:value-type="float">
            <text:p>100.2539</text:p>
          </table:table-cell>
          <table:table-cell office:value-type="float" office:value="0" calcext:value-type="float">
            <text:p>0</text:p>
          </table:table-cell>
          <table:table-cell office:value-type="float" office:value="0.1268151" calcext:value-type="float">
            <text:p>0.1268151</text:p>
          </table:table-cell>
          <table:table-cell office:value-type="float" office:value="0.3216322" calcext:value-type="float">
            <text:p>0.3216322</text:p>
          </table:table-cell>
          <table:table-cell office:value-type="float" office:value="0.3226366" calcext:value-type="float">
            <text:p>0.3226366</text:p>
          </table:table-cell>
          <table:table-cell office:value-type="float" office:value="0.3239377" calcext:value-type="float">
            <text:p>0.3239377</text:p>
          </table:table-cell>
          <table:table-cell office:value-type="float" office:value="0.3252106" calcext:value-type="float">
            <text:p>0.3252106</text:p>
          </table:table-cell>
          <table:table-cell office:value-type="float" office:value="0.2872523" calcext:value-type="float">
            <text:p>0.2872523</text:p>
          </table:table-cell>
          <table:table-cell office:value-type="float" office:value="0.2873836" calcext:value-type="float">
            <text:p>0.2873836</text:p>
          </table:table-cell>
          <table:table-cell office:value-type="float" office:value="0.3709713" calcext:value-type="float">
            <text:p>0.3709713</text:p>
          </table:table-cell>
          <table:table-cell office:value-type="float" office:value="0.3742128" calcext:value-type="float">
            <text:p>0.3742128</text:p>
          </table:table-cell>
          <table:table-cell office:value-type="float" office:value="0.3896296" calcext:value-type="float">
            <text:p>0.3896296</text:p>
          </table:table-cell>
          <table:table-cell office:value-type="float" office:value="0.4108174" calcext:value-type="float">
            <text:p>0.4108174</text:p>
          </table:table-cell>
          <table:table-cell office:value-type="float" office:value="0.4269594" calcext:value-type="float">
            <text:p>0.4269594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27158E-015" calcext:value-type="float">
            <text:p>1.927158E-15</text:p>
          </table:table-cell>
          <table:table-cell office:value-type="float" office:value="1.980767E-015" calcext:value-type="float">
            <text:p>1.980767E-15</text:p>
          </table:table-cell>
          <table:table-cell office:value-type="float" office:value="1.967357E-015" calcext:value-type="float">
            <text:p>1.967357E-15</text:p>
          </table:table-cell>
          <table:table-cell office:value-type="float" office:value="1.991696E-015" calcext:value-type="float">
            <text:p>1.991696E-15</text:p>
          </table:table-cell>
          <table:table-cell office:value-type="float" office:value="9.453249E-016" calcext:value-type="float">
            <text:p>9.453249E-16</text:p>
          </table:table-cell>
          <table:table-cell office:value-type="float" office:value="1.931533E-015" calcext:value-type="float">
            <text:p>1.931533E-15</text:p>
          </table:table-cell>
          <table:table-cell office:value-type="float" office:value="9.3458E-016" calcext:value-type="float">
            <text:p>9.3458E-16</text:p>
          </table:table-cell>
          <table:table-cell office:value-type="float" office:value="9.736786E-016" calcext:value-type="float">
            <text:p>9.736786E-16</text:p>
          </table:table-cell>
          <table:table-cell office:value-type="float" office:value="5.804348E-020" calcext:value-type="float">
            <text:p>5.804348E-20</text:p>
          </table:table-cell>
          <table:table-cell office:value-type="float" office:value="1.446611E-024" calcext:value-type="float">
            <text:p>1.446611E-24</text:p>
          </table:table-cell>
          <table:table-cell office:value-type="float" office:value="2.844718E-029" calcext:value-type="float">
            <text:p>2.844718E-29</text:p>
          </table:table-cell>
          <table:table-cell office:value-type="float" office:value="2.815387E-034" calcext:value-type="float">
            <text:p>2.81538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8596" calcext:value-type="float">
            <text:p>-33.8596</text:p>
          </table:table-cell>
          <table:table-cell office:value-type="float" office:value="-0.02279286" calcext:value-type="float">
            <text:p>-0.02279286</text:p>
          </table:table-cell>
          <table:table-cell office:value-type="float" office:value="-0.02235343" calcext:value-type="float">
            <text:p>-0.02235343</text:p>
          </table:table-cell>
          <table:table-cell office:value-type="float" office:value="-0.02187942" calcext:value-type="float">
            <text:p>-0.02187942</text:p>
          </table:table-cell>
          <table:table-cell office:value-type="float" office:value="-0.02136158" calcext:value-type="float">
            <text:p>-0.02136158</text:p>
          </table:table-cell>
          <table:table-cell office:value-type="float" office:value="-0.02021144" calcext:value-type="float">
            <text:p>-0.02021144</text:p>
          </table:table-cell>
          <table:table-cell office:value-type="float" office:value="-0.01796681" calcext:value-type="float">
            <text:p>-0.01796681</text:p>
          </table:table-cell>
          <table:table-cell office:value-type="float" office:value="-0.01436752" calcext:value-type="float">
            <text:p>-0.01436752</text:p>
          </table:table-cell>
          <table:table-cell office:value-type="float" office:value="-0.00893494" calcext:value-type="float">
            <text:p>-0.00893494</text:p>
          </table:table-cell>
          <table:table-cell office:value-type="float" office:value="-0.00578787" calcext:value-type="float">
            <text:p>-0.00578787</text:p>
          </table:table-cell>
          <table:table-cell office:value-type="float" office:value="0" calcext:value-type="float">
            <text:p>0</text:p>
          </table:table-cell>
          <table:table-cell office:value-type="float" office:value="0.03199869" calcext:value-type="float">
            <text:p>0.03199869</text:p>
          </table:table-cell>
          <table:table-cell office:value-type="float" office:value="-4.480642" calcext:value-type="float">
            <text:p>-4.480642</text:p>
          </table:table-cell>
          <table:table-cell office:value-type="float" office:value="-0.0002880604" calcext:value-type="float">
            <text:p>-0.000288060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846005" calcext:value-type="float">
            <text:p>-1.84600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29" calcext:value-type="float">
            <text:p>129</text:p>
          </table:table-cell>
          <table:table-cell office:value-type="float" office:value="9052007" calcext:value-type="float">
            <text:p>9052007</text:p>
          </table:table-cell>
          <table:table-cell office:value-type="float" office:value="266.9217" calcext:value-type="float">
            <text:p>266.9217</text:p>
          </table:table-cell>
          <table:table-cell office:value-type="float" office:value="85.84756" calcext:value-type="float">
            <text:p>85.84756</text:p>
          </table:table-cell>
          <table:table-cell office:value-type="float" office:value="11.27397" calcext:value-type="float">
            <text:p>11.27397</text:p>
          </table:table-cell>
          <table:table-cell office:value-type="float" office:value="1121.024" calcext:value-type="float">
            <text:p>1121.024</text:p>
          </table:table-cell>
          <table:table-cell office:value-type="float" office:value="108.8748" calcext:value-type="float">
            <text:p>108.8748</text:p>
          </table:table-cell>
          <table:table-cell office:value-type="float" office:value="0" calcext:value-type="float">
            <text:p>0</text:p>
          </table:table-cell>
          <table:table-cell office:value-type="float" office:value="0.1109457" calcext:value-type="float">
            <text:p>0.1109457</text:p>
          </table:table-cell>
          <table:table-cell office:value-type="float" office:value="0.3215799" calcext:value-type="float">
            <text:p>0.3215799</text:p>
          </table:table-cell>
          <table:table-cell office:value-type="float" office:value="0.3226098" calcext:value-type="float">
            <text:p>0.3226098</text:p>
          </table:table-cell>
          <table:table-cell office:value-type="float" office:value="0.3239734" calcext:value-type="float">
            <text:p>0.3239734</text:p>
          </table:table-cell>
          <table:table-cell office:value-type="float" office:value="0.3248938" calcext:value-type="float">
            <text:p>0.3248938</text:p>
          </table:table-cell>
          <table:table-cell office:value-type="float" office:value="0.2863254" calcext:value-type="float">
            <text:p>0.2863254</text:p>
          </table:table-cell>
          <table:table-cell office:value-type="float" office:value="0.2850165" calcext:value-type="float">
            <text:p>0.2850165</text:p>
          </table:table-cell>
          <table:table-cell office:value-type="float" office:value="0.3685063" calcext:value-type="float">
            <text:p>0.3685063</text:p>
          </table:table-cell>
          <table:table-cell office:value-type="float" office:value="0.3685935" calcext:value-type="float">
            <text:p>0.3685935</text:p>
          </table:table-cell>
          <table:table-cell office:value-type="float" office:value="0.3838629" calcext:value-type="float">
            <text:p>0.3838629</text:p>
          </table:table-cell>
          <table:table-cell office:value-type="float" office:value="0.4057012" calcext:value-type="float">
            <text:p>0.4057012</text:p>
          </table:table-cell>
          <table:table-cell office:value-type="float" office:value="0.4215475" calcext:value-type="float">
            <text:p>0.4215475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28177E-015" calcext:value-type="float">
            <text:p>1.928177E-15</text:p>
          </table:table-cell>
          <table:table-cell office:value-type="float" office:value="1.980673E-015" calcext:value-type="float">
            <text:p>1.980673E-15</text:p>
          </table:table-cell>
          <table:table-cell office:value-type="float" office:value="1.967272E-015" calcext:value-type="float">
            <text:p>1.967272E-15</text:p>
          </table:table-cell>
          <table:table-cell office:value-type="float" office:value="1.991663E-015" calcext:value-type="float">
            <text:p>1.991663E-15</text:p>
          </table:table-cell>
          <table:table-cell office:value-type="float" office:value="9.453057E-016" calcext:value-type="float">
            <text:p>9.453057E-16</text:p>
          </table:table-cell>
          <table:table-cell office:value-type="float" office:value="1.931533E-015" calcext:value-type="float">
            <text:p>1.931533E-15</text:p>
          </table:table-cell>
          <table:table-cell office:value-type="float" office:value="9.3458E-016" calcext:value-type="float">
            <text:p>9.3458E-16</text:p>
          </table:table-cell>
          <table:table-cell office:value-type="float" office:value="9.736785E-016" calcext:value-type="float">
            <text:p>9.736785E-16</text:p>
          </table:table-cell>
          <table:table-cell office:value-type="float" office:value="5.804348E-020" calcext:value-type="float">
            <text:p>5.804348E-20</text:p>
          </table:table-cell>
          <table:table-cell office:value-type="float" office:value="1.446611E-024" calcext:value-type="float">
            <text:p>1.446611E-24</text:p>
          </table:table-cell>
          <table:table-cell office:value-type="float" office:value="2.844718E-029" calcext:value-type="float">
            <text:p>2.844718E-29</text:p>
          </table:table-cell>
          <table:table-cell office:value-type="float" office:value="2.815387E-034" calcext:value-type="float">
            <text:p>2.81538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.84458" calcext:value-type="float">
            <text:p>-76.84458</text:p>
          </table:table-cell>
          <table:table-cell office:value-type="float" office:value="-0.02281634" calcext:value-type="float">
            <text:p>-0.02281634</text:p>
          </table:table-cell>
          <table:table-cell office:value-type="float" office:value="-0.02236526" calcext:value-type="float">
            <text:p>-0.02236526</text:p>
          </table:table-cell>
          <table:table-cell office:value-type="float" office:value="-0.0218655" calcext:value-type="float">
            <text:p>-0.0218655</text:p>
          </table:table-cell>
          <table:table-cell office:value-type="float" office:value="-0.02149152" calcext:value-type="float">
            <text:p>-0.02149152</text:p>
          </table:table-cell>
          <table:table-cell office:value-type="float" office:value="-0.02071871" calcext:value-type="float">
            <text:p>-0.02071871</text:p>
          </table:table-cell>
          <table:table-cell office:value-type="float" office:value="-0.01927134" calcext:value-type="float">
            <text:p>-0.01927134</text:p>
          </table:table-cell>
          <table:table-cell office:value-type="float" office:value="-0.01661383" calcext:value-type="float">
            <text:p>-0.01661383</text:p>
          </table:table-cell>
          <table:table-cell office:value-type="float" office:value="-0.01150575" calcext:value-type="float">
            <text:p>-0.01150575</text:p>
          </table:table-cell>
          <table:table-cell office:value-type="float" office:value="-0.007476401" calcext:value-type="float">
            <text:p>-0.007476401</text:p>
          </table:table-cell>
          <table:table-cell office:value-type="float" office:value="0" calcext:value-type="float">
            <text:p>0</text:p>
          </table:table-cell>
          <table:table-cell office:value-type="float" office:value="0.03199869" calcext:value-type="float">
            <text:p>0.03199869</text:p>
          </table:table-cell>
          <table:table-cell office:value-type="float" office:value="-39.27026" calcext:value-type="float">
            <text:p>-39.27026</text:p>
          </table:table-cell>
          <table:table-cell office:value-type="float" office:value="-0.0003001047" calcext:value-type="float">
            <text:p>-0.000300104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889972" calcext:value-type="float">
            <text:p>-1.88997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30" calcext:value-type="float">
            <text:p>130</text:p>
          </table:table-cell>
          <table:table-cell office:value-type="float" office:value="10052007" calcext:value-type="float">
            <text:p>10052007</text:p>
          </table:table-cell>
          <table:table-cell office:value-type="float" office:value="266.9217" calcext:value-type="float">
            <text:p>266.9217</text:p>
          </table:table-cell>
          <table:table-cell office:value-type="float" office:value="87.16404" calcext:value-type="float">
            <text:p>87.16404</text:p>
          </table:table-cell>
          <table:table-cell office:value-type="float" office:value="11.27397" calcext:value-type="float">
            <text:p>11.27397</text:p>
          </table:table-cell>
          <table:table-cell office:value-type="float" office:value="1113.509" calcext:value-type="float">
            <text:p>1113.509</text:p>
          </table:table-cell>
          <table:table-cell office:value-type="float" office:value="115.0738" calcext:value-type="float">
            <text:p>115.0738</text:p>
          </table:table-cell>
          <table:table-cell office:value-type="float" office:value="0" calcext:value-type="float">
            <text:p>0</text:p>
          </table:table-cell>
          <table:table-cell office:value-type="float" office:value="0.1138132" calcext:value-type="float">
            <text:p>0.1138132</text:p>
          </table:table-cell>
          <table:table-cell office:value-type="float" office:value="0.3017263" calcext:value-type="float">
            <text:p>0.3017263</text:p>
          </table:table-cell>
          <table:table-cell office:value-type="float" office:value="0.3147253" calcext:value-type="float">
            <text:p>0.3147253</text:p>
          </table:table-cell>
          <table:table-cell office:value-type="float" office:value="0.3217791" calcext:value-type="float">
            <text:p>0.3217791</text:p>
          </table:table-cell>
          <table:table-cell office:value-type="float" office:value="0.3241136" calcext:value-type="float">
            <text:p>0.3241136</text:p>
          </table:table-cell>
          <table:table-cell office:value-type="float" office:value="0.2860379" calcext:value-type="float">
            <text:p>0.2860379</text:p>
          </table:table-cell>
          <table:table-cell office:value-type="float" office:value="0.2841401" calcext:value-type="float">
            <text:p>0.2841401</text:p>
          </table:table-cell>
          <table:table-cell office:value-type="float" office:value="0.3674643" calcext:value-type="float">
            <text:p>0.3674643</text:p>
          </table:table-cell>
          <table:table-cell office:value-type="float" office:value="0.3653813" calcext:value-type="float">
            <text:p>0.3653813</text:p>
          </table:table-cell>
          <table:table-cell office:value-type="float" office:value="0.3799277" calcext:value-type="float">
            <text:p>0.3799277</text:p>
          </table:table-cell>
          <table:table-cell office:value-type="float" office:value="0.4017138" calcext:value-type="float">
            <text:p>0.4017138</text:p>
          </table:table-cell>
          <table:table-cell office:value-type="float" office:value="0.4162593" calcext:value-type="float">
            <text:p>0.416259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525E-015" calcext:value-type="float">
            <text:p>1.92525E-15</text:p>
          </table:table-cell>
          <table:table-cell office:value-type="float" office:value="1.981566E-015" calcext:value-type="float">
            <text:p>1.981566E-15</text:p>
          </table:table-cell>
          <table:table-cell office:value-type="float" office:value="1.967186E-015" calcext:value-type="float">
            <text:p>1.967186E-15</text:p>
          </table:table-cell>
          <table:table-cell office:value-type="float" office:value="1.991631E-015" calcext:value-type="float">
            <text:p>1.991631E-15</text:p>
          </table:table-cell>
          <table:table-cell office:value-type="float" office:value="9.452861E-016" calcext:value-type="float">
            <text:p>9.452861E-16</text:p>
          </table:table-cell>
          <table:table-cell office:value-type="float" office:value="1.931533E-015" calcext:value-type="float">
            <text:p>1.931533E-15</text:p>
          </table:table-cell>
          <table:table-cell office:value-type="float" office:value="9.3458E-016" calcext:value-type="float">
            <text:p>9.3458E-16</text:p>
          </table:table-cell>
          <table:table-cell office:value-type="float" office:value="9.736785E-016" calcext:value-type="float">
            <text:p>9.736785E-16</text:p>
          </table:table-cell>
          <table:table-cell office:value-type="float" office:value="5.804348E-020" calcext:value-type="float">
            <text:p>5.804348E-20</text:p>
          </table:table-cell>
          <table:table-cell office:value-type="float" office:value="1.446611E-024" calcext:value-type="float">
            <text:p>1.446611E-24</text:p>
          </table:table-cell>
          <table:table-cell office:value-type="float" office:value="2.844718E-029" calcext:value-type="float">
            <text:p>2.844718E-29</text:p>
          </table:table-cell>
          <table:table-cell office:value-type="float" office:value="2.815389E-034" calcext:value-type="float">
            <text:p>2.81538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77095" calcext:value-type="float">
            <text:p>-61.77095</text:p>
          </table:table-cell>
          <table:table-cell office:value-type="float" office:value="-0.03410833" calcext:value-type="float">
            <text:p>-0.03410833</text:p>
          </table:table-cell>
          <table:table-cell office:value-type="float" office:value="-0.02601242" calcext:value-type="float">
            <text:p>-0.02601242</text:p>
          </table:table-cell>
          <table:table-cell office:value-type="float" office:value="-0.0227699" calcext:value-type="float">
            <text:p>-0.0227699</text:p>
          </table:table-cell>
          <table:table-cell office:value-type="float" office:value="-0.0217977" calcext:value-type="float">
            <text:p>-0.0217977</text:p>
          </table:table-cell>
          <table:table-cell office:value-type="float" office:value="-0.02087677" calcext:value-type="float">
            <text:p>-0.02087677</text:p>
          </table:table-cell>
          <table:table-cell office:value-type="float" office:value="-0.01977962" calcext:value-type="float">
            <text:p>-0.01977962</text:p>
          </table:table-cell>
          <table:table-cell office:value-type="float" office:value="-0.01767212" calcext:value-type="float">
            <text:p>-0.01767212</text:p>
          </table:table-cell>
          <table:table-cell office:value-type="float" office:value="-0.01331978" calcext:value-type="float">
            <text:p>-0.01331978</text:p>
          </table:table-cell>
          <table:table-cell office:value-type="float" office:value="-0.008924227" calcext:value-type="float">
            <text:p>-0.008924227</text:p>
          </table:table-cell>
          <table:table-cell office:value-type="float" office:value="0" calcext:value-type="float">
            <text:p>0</text:p>
          </table:table-cell>
          <table:table-cell office:value-type="float" office:value="0.03199869" calcext:value-type="float">
            <text:p>0.03199869</text:p>
          </table:table-cell>
          <table:table-cell office:value-type="float" office:value="-303.9648" calcext:value-type="float">
            <text:p>-303.9648</text:p>
          </table:table-cell>
          <table:table-cell office:value-type="float" office:value="-0.001294725" calcext:value-type="float">
            <text:p>-0.00129472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1.933001" calcext:value-type="float">
            <text:p>-1.93300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31" calcext:value-type="float">
            <text:p>131</text:p>
          </table:table-cell>
          <table:table-cell office:value-type="float" office:value="11052007" calcext:value-type="float">
            <text:p>11052007</text:p>
          </table:table-cell>
          <table:table-cell office:value-type="float" office:value="267.2391" calcext:value-type="float">
            <text:p>267.2391</text:p>
          </table:table-cell>
          <table:table-cell office:value-type="float" office:value="87.25269" calcext:value-type="float">
            <text:p>87.25269</text:p>
          </table:table-cell>
          <table:table-cell office:value-type="float" office:value="11.27397" calcext:value-type="float">
            <text:p>11.27397</text:p>
          </table:table-cell>
          <table:table-cell office:value-type="float" office:value="1109.259" calcext:value-type="float">
            <text:p>1109.259</text:p>
          </table:table-cell>
          <table:table-cell office:value-type="float" office:value="119.5528" calcext:value-type="float">
            <text:p>119.5528</text:p>
          </table:table-cell>
          <table:table-cell office:value-type="float" office:value="0" calcext:value-type="float">
            <text:p>0</text:p>
          </table:table-cell>
          <table:table-cell office:value-type="float" office:value="0.1420034" calcext:value-type="float">
            <text:p>0.1420034</text:p>
          </table:table-cell>
          <table:table-cell office:value-type="float" office:value="0.3095785" calcext:value-type="float">
            <text:p>0.3095785</text:p>
          </table:table-cell>
          <table:table-cell office:value-type="float" office:value="0.3137742" calcext:value-type="float">
            <text:p>0.3137742</text:p>
          </table:table-cell>
          <table:table-cell office:value-type="float" office:value="0.3185909" calcext:value-type="float">
            <text:p>0.3185909</text:p>
          </table:table-cell>
          <table:table-cell office:value-type="float" office:value="0.3213597" calcext:value-type="float">
            <text:p>0.3213597</text:p>
          </table:table-cell>
          <table:table-cell office:value-type="float" office:value="0.2854366" calcext:value-type="float">
            <text:p>0.2854366</text:p>
          </table:table-cell>
          <table:table-cell office:value-type="float" office:value="0.2837635" calcext:value-type="float">
            <text:p>0.2837635</text:p>
          </table:table-cell>
          <table:table-cell office:value-type="float" office:value="0.3669961" calcext:value-type="float">
            <text:p>0.3669961</text:p>
          </table:table-cell>
          <table:table-cell office:value-type="float" office:value="0.3636348" calcext:value-type="float">
            <text:p>0.3636348</text:p>
          </table:table-cell>
          <table:table-cell office:value-type="float" office:value="0.3773502" calcext:value-type="float">
            <text:p>0.3773502</text:p>
          </table:table-cell>
          <table:table-cell office:value-type="float" office:value="0.3986329" calcext:value-type="float">
            <text:p>0.3986329</text:p>
          </table:table-cell>
          <table:table-cell office:value-type="float" office:value="0.4121116" calcext:value-type="float">
            <text:p>0.412111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6306E-015" calcext:value-type="float">
            <text:p>1.926306E-15</text:p>
          </table:table-cell>
          <table:table-cell office:value-type="float" office:value="1.981468E-015" calcext:value-type="float">
            <text:p>1.981468E-15</text:p>
          </table:table-cell>
          <table:table-cell office:value-type="float" office:value="1.967095E-015" calcext:value-type="float">
            <text:p>1.967095E-15</text:p>
          </table:table-cell>
          <table:table-cell office:value-type="float" office:value="1.991601E-015" calcext:value-type="float">
            <text:p>1.991601E-15</text:p>
          </table:table-cell>
          <table:table-cell office:value-type="float" office:value="9.452655E-016" calcext:value-type="float">
            <text:p>9.452655E-16</text:p>
          </table:table-cell>
          <table:table-cell office:value-type="float" office:value="1.931533E-015" calcext:value-type="float">
            <text:p>1.931533E-15</text:p>
          </table:table-cell>
          <table:table-cell office:value-type="float" office:value="9.3458E-016" calcext:value-type="float">
            <text:p>9.3458E-16</text:p>
          </table:table-cell>
          <table:table-cell office:value-type="float" office:value="9.736785E-016" calcext:value-type="float">
            <text:p>9.736785E-16</text:p>
          </table:table-cell>
          <table:table-cell office:value-type="float" office:value="5.804348E-020" calcext:value-type="float">
            <text:p>5.804348E-20</text:p>
          </table:table-cell>
          <table:table-cell office:value-type="float" office:value="1.446611E-024" calcext:value-type="float">
            <text:p>1.446611E-24</text:p>
          </table:table-cell>
          <table:table-cell office:value-type="float" office:value="2.844718E-029" calcext:value-type="float">
            <text:p>2.844718E-29</text:p>
          </table:table-cell>
          <table:table-cell office:value-type="float" office:value="2.815387E-034" calcext:value-type="float">
            <text:p>2.81538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7263" calcext:value-type="float">
            <text:p>-16.57263</text:p>
          </table:table-cell>
          <table:table-cell office:value-type="float" office:value="-0.02881747" calcext:value-type="float">
            <text:p>-0.02881747</text:p>
          </table:table-cell>
          <table:table-cell office:value-type="float" office:value="-0.02653494" calcext:value-type="float">
            <text:p>-0.02653494</text:p>
          </table:table-cell>
          <table:table-cell office:value-type="float" office:value="-0.02421508" calcext:value-type="float">
            <text:p>-0.02421508</text:p>
          </table:table-cell>
          <table:table-cell office:value-type="float" office:value="-0.02297167" calcext:value-type="float">
            <text:p>-0.02297167</text:p>
          </table:table-cell>
          <table:table-cell office:value-type="float" office:value="-0.02120887" calcext:value-type="float">
            <text:p>-0.02120887</text:p>
          </table:table-cell>
          <table:table-cell office:value-type="float" office:value="-0.02000202" calcext:value-type="float">
            <text:p>-0.02000202</text:p>
          </table:table-cell>
          <table:table-cell office:value-type="float" office:value="-0.01816943" calcext:value-type="float">
            <text:p>-0.01816943</text:p>
          </table:table-cell>
          <table:table-cell office:value-type="float" office:value="-0.01443169" calcext:value-type="float">
            <text:p>-0.01443169</text:p>
          </table:table-cell>
          <table:table-cell office:value-type="float" office:value="-0.01003188" calcext:value-type="float">
            <text:p>-0.01003188</text:p>
          </table:table-cell>
          <table:table-cell office:value-type="float" office:value="0" calcext:value-type="float">
            <text:p>0</text:p>
          </table:table-cell>
          <table:table-cell office:value-type="float" office:value="0.03199869" calcext:value-type="float">
            <text:p>0.03199869</text:p>
          </table:table-cell>
          <table:table-cell office:value-type="float" office:value="-303.315" calcext:value-type="float">
            <text:p>-303.315</text:p>
          </table:table-cell>
          <table:table-cell office:value-type="float" office:value="-0.001300473" calcext:value-type="float">
            <text:p>-0.00130047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1.96646" calcext:value-type="float">
            <text:p>-1.9664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32" calcext:value-type="float">
            <text:p>132</text:p>
          </table:table-cell>
          <table:table-cell office:value-type="float" office:value="12052007" calcext:value-type="float">
            <text:p>12052007</text:p>
          </table:table-cell>
          <table:table-cell office:value-type="float" office:value="268.1915" calcext:value-type="float">
            <text:p>268.1915</text:p>
          </table:table-cell>
          <table:table-cell office:value-type="float" office:value="88.93112" calcext:value-type="float">
            <text:p>88.93112</text:p>
          </table:table-cell>
          <table:table-cell office:value-type="float" office:value="11.27397" calcext:value-type="float">
            <text:p>11.27397</text:p>
          </table:table-cell>
          <table:table-cell office:value-type="float" office:value="1103.915" calcext:value-type="float">
            <text:p>1103.915</text:p>
          </table:table-cell>
          <table:table-cell office:value-type="float" office:value="122.8898" calcext:value-type="float">
            <text:p>122.8898</text:p>
          </table:table-cell>
          <table:table-cell office:value-type="float" office:value="0" calcext:value-type="float">
            <text:p>0</text:p>
          </table:table-cell>
          <table:table-cell office:value-type="float" office:value="0.1133758" calcext:value-type="float">
            <text:p>0.1133758</text:p>
          </table:table-cell>
          <table:table-cell office:value-type="float" office:value="0.3071408" calcext:value-type="float">
            <text:p>0.3071408</text:p>
          </table:table-cell>
          <table:table-cell office:value-type="float" office:value="0.3116847" calcext:value-type="float">
            <text:p>0.3116847</text:p>
          </table:table-cell>
          <table:table-cell office:value-type="float" office:value="0.3168643" calcext:value-type="float">
            <text:p>0.3168643</text:p>
          </table:table-cell>
          <table:table-cell office:value-type="float" office:value="0.3199311" calcext:value-type="float">
            <text:p>0.3199311</text:p>
          </table:table-cell>
          <table:table-cell office:value-type="float" office:value="0.284645" calcext:value-type="float">
            <text:p>0.284645</text:p>
          </table:table-cell>
          <table:table-cell office:value-type="float" office:value="0.2834519" calcext:value-type="float">
            <text:p>0.2834519</text:p>
          </table:table-cell>
          <table:table-cell office:value-type="float" office:value="0.3667782" calcext:value-type="float">
            <text:p>0.3667782</text:p>
          </table:table-cell>
          <table:table-cell office:value-type="float" office:value="0.3627061" calcext:value-type="float">
            <text:p>0.3627061</text:p>
          </table:table-cell>
          <table:table-cell office:value-type="float" office:value="0.3757077" calcext:value-type="float">
            <text:p>0.3757077</text:p>
          </table:table-cell>
          <table:table-cell office:value-type="float" office:value="0.3963255" calcext:value-type="float">
            <text:p>0.3963255</text:p>
          </table:table-cell>
          <table:table-cell office:value-type="float" office:value="0.4097731" calcext:value-type="float">
            <text:p>0.409773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7225E-015" calcext:value-type="float">
            <text:p>1.927225E-15</text:p>
          </table:table-cell>
          <table:table-cell office:value-type="float" office:value="1.981386E-015" calcext:value-type="float">
            <text:p>1.981386E-15</text:p>
          </table:table-cell>
          <table:table-cell office:value-type="float" office:value="1.967018E-015" calcext:value-type="float">
            <text:p>1.967018E-15</text:p>
          </table:table-cell>
          <table:table-cell office:value-type="float" office:value="1.991571E-015" calcext:value-type="float">
            <text:p>1.991571E-15</text:p>
          </table:table-cell>
          <table:table-cell office:value-type="float" office:value="9.452445E-016" calcext:value-type="float">
            <text:p>9.452445E-16</text:p>
          </table:table-cell>
          <table:table-cell office:value-type="float" office:value="1.931533E-015" calcext:value-type="float">
            <text:p>1.931533E-15</text:p>
          </table:table-cell>
          <table:table-cell office:value-type="float" office:value="9.3458E-016" calcext:value-type="float">
            <text:p>9.3458E-16</text:p>
          </table:table-cell>
          <table:table-cell office:value-type="float" office:value="9.736785E-016" calcext:value-type="float">
            <text:p>9.736785E-16</text:p>
          </table:table-cell>
          <table:table-cell office:value-type="float" office:value="5.804348E-020" calcext:value-type="float">
            <text:p>5.804348E-20</text:p>
          </table:table-cell>
          <table:table-cell office:value-type="float" office:value="1.446611E-024" calcext:value-type="float">
            <text:p>1.446611E-24</text:p>
          </table:table-cell>
          <table:table-cell office:value-type="float" office:value="2.844718E-029" calcext:value-type="float">
            <text:p>2.844718E-29</text:p>
          </table:table-cell>
          <table:table-cell office:value-type="float" office:value="2.815387E-034" calcext:value-type="float">
            <text:p>2.81538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8397" calcext:value-type="float">
            <text:p>-65.8397</text:p>
          </table:table-cell>
          <table:table-cell office:value-type="float" office:value="-0.03029731" calcext:value-type="float">
            <text:p>-0.03029731</text:p>
          </table:table-cell>
          <table:table-cell office:value-type="float" office:value="-0.02764843" calcext:value-type="float">
            <text:p>-0.02764843</text:p>
          </table:table-cell>
          <table:table-cell office:value-type="float" office:value="-0.02503178" calcext:value-type="float">
            <text:p>-0.02503178</text:p>
          </table:table-cell>
          <table:table-cell office:value-type="float" office:value="-0.02360317" calcext:value-type="float">
            <text:p>-0.02360317</text:p>
          </table:table-cell>
          <table:table-cell office:value-type="float" office:value="-0.02165872" calcext:value-type="float">
            <text:p>-0.02165872</text:p>
          </table:table-cell>
          <table:table-cell office:value-type="float" office:value="-0.02018596" calcext:value-type="float">
            <text:p>-0.02018596</text:p>
          </table:table-cell>
          <table:table-cell office:value-type="float" office:value="-0.01840572" calcext:value-type="float">
            <text:p>-0.01840572</text:p>
          </table:table-cell>
          <table:table-cell office:value-type="float" office:value="-0.01506287" calcext:value-type="float">
            <text:p>-0.01506287</text:p>
          </table:table-cell>
          <table:table-cell office:value-type="float" office:value="-0.01081305" calcext:value-type="float">
            <text:p>-0.01081305</text:p>
          </table:table-cell>
          <table:table-cell office:value-type="float" office:value="0" calcext:value-type="float">
            <text:p>0</text:p>
          </table:table-cell>
          <table:table-cell office:value-type="float" office:value="0.03199869" calcext:value-type="float">
            <text:p>0.03199869</text:p>
          </table:table-cell>
          <table:table-cell office:value-type="float" office:value="-303.0033" calcext:value-type="float">
            <text:p>-303.0033</text:p>
          </table:table-cell>
          <table:table-cell office:value-type="float" office:value="-0.001305349" calcext:value-type="float">
            <text:p>-0.00130534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1.984049" calcext:value-type="float">
            <text:p>-1.98404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33" calcext:value-type="float">
            <text:p>133</text:p>
          </table:table-cell>
          <table:table-cell office:value-type="float" office:value="13052007" calcext:value-type="float">
            <text:p>13052007</text:p>
          </table:table-cell>
          <table:table-cell office:value-type="float" office:value="268.1915" calcext:value-type="float">
            <text:p>268.1915</text:p>
          </table:table-cell>
          <table:table-cell office:value-type="float" office:value="89.00671" calcext:value-type="float">
            <text:p>89.00671</text:p>
          </table:table-cell>
          <table:table-cell office:value-type="float" office:value="11.27397" calcext:value-type="float">
            <text:p>11.27397</text:p>
          </table:table-cell>
          <table:table-cell office:value-type="float" office:value="1101.241" calcext:value-type="float">
            <text:p>1101.241</text:p>
          </table:table-cell>
          <table:table-cell office:value-type="float" office:value="125.4878" calcext:value-type="float">
            <text:p>125.4878</text:p>
          </table:table-cell>
          <table:table-cell office:value-type="float" office:value="0" calcext:value-type="float">
            <text:p>0</text:p>
          </table:table-cell>
          <table:table-cell office:value-type="float" office:value="0.1110361" calcext:value-type="float">
            <text:p>0.1110361</text:p>
          </table:table-cell>
          <table:table-cell office:value-type="float" office:value="0.3098447" calcext:value-type="float">
            <text:p>0.3098447</text:p>
          </table:table-cell>
          <table:table-cell office:value-type="float" office:value="0.3124953" calcext:value-type="float">
            <text:p>0.3124953</text:p>
          </table:table-cell>
          <table:table-cell office:value-type="float" office:value="0.3161663" calcext:value-type="float">
            <text:p>0.3161663</text:p>
          </table:table-cell>
          <table:table-cell office:value-type="float" office:value="0.3188605" calcext:value-type="float">
            <text:p>0.3188605</text:p>
          </table:table-cell>
          <table:table-cell office:value-type="float" office:value="0.2838708" calcext:value-type="float">
            <text:p>0.2838708</text:p>
          </table:table-cell>
          <table:table-cell office:value-type="float" office:value="0.2830066" calcext:value-type="float">
            <text:p>0.2830066</text:p>
          </table:table-cell>
          <table:table-cell office:value-type="float" office:value="0.3666485" calcext:value-type="float">
            <text:p>0.3666485</text:p>
          </table:table-cell>
          <table:table-cell office:value-type="float" office:value="0.3622203" calcext:value-type="float">
            <text:p>0.3622203</text:p>
          </table:table-cell>
          <table:table-cell office:value-type="float" office:value="0.3746874" calcext:value-type="float">
            <text:p>0.3746874</text:p>
          </table:table-cell>
          <table:table-cell office:value-type="float" office:value="0.3946856" calcext:value-type="float">
            <text:p>0.3946856</text:p>
          </table:table-cell>
          <table:table-cell office:value-type="float" office:value="0.4082547" calcext:value-type="float">
            <text:p>0.408254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28322E-015" calcext:value-type="float">
            <text:p>1.928322E-15</text:p>
          </table:table-cell>
          <table:table-cell office:value-type="float" office:value="1.981283E-015" calcext:value-type="float">
            <text:p>1.981283E-15</text:p>
          </table:table-cell>
          <table:table-cell office:value-type="float" office:value="1.966924E-015" calcext:value-type="float">
            <text:p>1.966924E-15</text:p>
          </table:table-cell>
          <table:table-cell office:value-type="float" office:value="1.991542E-015" calcext:value-type="float">
            <text:p>1.991542E-15</text:p>
          </table:table-cell>
          <table:table-cell office:value-type="float" office:value="9.45223E-016" calcext:value-type="float">
            <text:p>9.45223E-16</text:p>
          </table:table-cell>
          <table:table-cell office:value-type="float" office:value="1.931533E-015" calcext:value-type="float">
            <text:p>1.931533E-15</text:p>
          </table:table-cell>
          <table:table-cell office:value-type="float" office:value="9.3458E-016" calcext:value-type="float">
            <text:p>9.3458E-16</text:p>
          </table:table-cell>
          <table:table-cell office:value-type="float" office:value="9.736783E-016" calcext:value-type="float">
            <text:p>9.736783E-16</text:p>
          </table:table-cell>
          <table:table-cell office:value-type="float" office:value="5.804348E-020" calcext:value-type="float">
            <text:p>5.804348E-20</text:p>
          </table:table-cell>
          <table:table-cell office:value-type="float" office:value="1.446612E-024" calcext:value-type="float">
            <text:p>1.446612E-24</text:p>
          </table:table-cell>
          <table:table-cell office:value-type="float" office:value="2.844718E-029" calcext:value-type="float">
            <text:p>2.844718E-29</text:p>
          </table:table-cell>
          <table:table-cell office:value-type="float" office:value="2.815389E-034" calcext:value-type="float">
            <text:p>2.81538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.08459" calcext:value-type="float">
            <text:p>-77.08459</text:p>
          </table:table-cell>
          <table:table-cell office:value-type="float" office:value="-0.0286848" calcext:value-type="float">
            <text:p>-0.0286848</text:p>
          </table:table-cell>
          <table:table-cell office:value-type="float" office:value="-0.0272139" calcext:value-type="float">
            <text:p>-0.0272139</text:p>
          </table:table-cell>
          <table:table-cell office:value-type="float" office:value="-0.02537817" calcext:value-type="float">
            <text:p>-0.02537817</text:p>
          </table:table-cell>
          <table:table-cell office:value-type="float" office:value="-0.02409593" calcext:value-type="float">
            <text:p>-0.02409593</text:p>
          </table:table-cell>
          <table:table-cell office:value-type="float" office:value="-0.0221097" calcext:value-type="float">
            <text:p>-0.0221097</text:p>
          </table:table-cell>
          <table:table-cell office:value-type="float" office:value="-0.02045323" calcext:value-type="float">
            <text:p>-0.02045323</text:p>
          </table:table-cell>
          <table:table-cell office:value-type="float" office:value="-0.01854743" calcext:value-type="float">
            <text:p>-0.01854743</text:p>
          </table:table-cell>
          <table:table-cell office:value-type="float" office:value="-0.01540451" calcext:value-type="float">
            <text:p>-0.01540451</text:p>
          </table:table-cell>
          <table:table-cell office:value-type="float" office:value="-0.01133072" calcext:value-type="float">
            <text:p>-0.01133072</text:p>
          </table:table-cell>
          <table:table-cell office:value-type="float" office:value="0" calcext:value-type="float">
            <text:p>0</text:p>
          </table:table-cell>
          <table:table-cell office:value-type="float" office:value="0.03199869" calcext:value-type="float">
            <text:p>0.03199869</text:p>
          </table:table-cell>
          <table:table-cell office:value-type="float" office:value="-302.6282" calcext:value-type="float">
            <text:p>-302.6282</text:p>
          </table:table-cell>
          <table:table-cell office:value-type="float" office:value="-0.001311035" calcext:value-type="float">
            <text:p>-0.00131103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1.994226" calcext:value-type="float">
            <text:p>-1.99422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34" calcext:value-type="float">
            <text:p>134</text:p>
          </table:table-cell>
          <table:table-cell office:value-type="float" office:value="14052007" calcext:value-type="float">
            <text:p>14052007</text:p>
          </table:table-cell>
          <table:table-cell office:value-type="float" office:value="268.1915" calcext:value-type="float">
            <text:p>268.1915</text:p>
          </table:table-cell>
          <table:table-cell office:value-type="float" office:value="89.0541" calcext:value-type="float">
            <text:p>89.0541</text:p>
          </table:table-cell>
          <table:table-cell office:value-type="float" office:value="11.27397" calcext:value-type="float">
            <text:p>11.27397</text:p>
          </table:table-cell>
          <table:table-cell office:value-type="float" office:value="1099.073" calcext:value-type="float">
            <text:p>1099.073</text:p>
          </table:table-cell>
          <table:table-cell office:value-type="float" office:value="127.6079" calcext:value-type="float">
            <text:p>127.6079</text:p>
          </table:table-cell>
          <table:table-cell office:value-type="float" office:value="0" calcext:value-type="float">
            <text:p>0</text:p>
          </table:table-cell>
          <table:table-cell office:value-type="float" office:value="0.1104237" calcext:value-type="float">
            <text:p>0.1104237</text:p>
          </table:table-cell>
          <table:table-cell office:value-type="float" office:value="0.3111794" calcext:value-type="float">
            <text:p>0.3111794</text:p>
          </table:table-cell>
          <table:table-cell office:value-type="float" office:value="0.3132004" calcext:value-type="float">
            <text:p>0.3132004</text:p>
          </table:table-cell>
          <table:table-cell office:value-type="float" office:value="0.3161163" calcext:value-type="float">
            <text:p>0.3161163</text:p>
          </table:table-cell>
          <table:table-cell office:value-type="float" office:value="0.3185302" calcext:value-type="float">
            <text:p>0.3185302</text:p>
          </table:table-cell>
          <table:table-cell office:value-type="float" office:value="0.2833498" calcext:value-type="float">
            <text:p>0.2833498</text:p>
          </table:table-cell>
          <table:table-cell office:value-type="float" office:value="0.2825994" calcext:value-type="float">
            <text:p>0.2825994</text:p>
          </table:table-cell>
          <table:table-cell office:value-type="float" office:value="0.3665533" calcext:value-type="float">
            <text:p>0.3665533</text:p>
          </table:table-cell>
          <table:table-cell office:value-type="float" office:value="0.3619609" calcext:value-type="float">
            <text:p>0.3619609</text:p>
          </table:table-cell>
          <table:table-cell office:value-type="float" office:value="0.3740647" calcext:value-type="float">
            <text:p>0.3740647</text:p>
          </table:table-cell>
          <table:table-cell office:value-type="float" office:value="0.3935445" calcext:value-type="float">
            <text:p>0.3935445</text:p>
          </table:table-cell>
          <table:table-cell office:value-type="float" office:value="0.4091956" calcext:value-type="float">
            <text:p>0.409195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29618E-015" calcext:value-type="float">
            <text:p>1.929618E-15</text:p>
          </table:table-cell>
          <table:table-cell office:value-type="float" office:value="1.981162E-015" calcext:value-type="float">
            <text:p>1.981162E-15</text:p>
          </table:table-cell>
          <table:table-cell office:value-type="float" office:value="1.966817E-015" calcext:value-type="float">
            <text:p>1.966817E-15</text:p>
          </table:table-cell>
          <table:table-cell office:value-type="float" office:value="1.991502E-015" calcext:value-type="float">
            <text:p>1.991502E-15</text:p>
          </table:table-cell>
          <table:table-cell office:value-type="float" office:value="9.451979E-016" calcext:value-type="float">
            <text:p>9.451979E-16</text:p>
          </table:table-cell>
          <table:table-cell office:value-type="float" office:value="1.931533E-015" calcext:value-type="float">
            <text:p>1.931533E-15</text:p>
          </table:table-cell>
          <table:table-cell office:value-type="float" office:value="9.3458E-016" calcext:value-type="float">
            <text:p>9.3458E-16</text:p>
          </table:table-cell>
          <table:table-cell office:value-type="float" office:value="9.736786E-016" calcext:value-type="float">
            <text:p>9.736786E-16</text:p>
          </table:table-cell>
          <table:table-cell office:value-type="float" office:value="5.804348E-020" calcext:value-type="float">
            <text:p>5.804348E-20</text:p>
          </table:table-cell>
          <table:table-cell office:value-type="float" office:value="1.446612E-024" calcext:value-type="float">
            <text:p>1.446612E-24</text:p>
          </table:table-cell>
          <table:table-cell office:value-type="float" office:value="2.844718E-029" calcext:value-type="float">
            <text:p>2.844718E-29</text:p>
          </table:table-cell>
          <table:table-cell office:value-type="float" office:value="2.815387E-034" calcext:value-type="float">
            <text:p>2.81538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.71781" calcext:value-type="float">
            <text:p>-80.71781</text:p>
          </table:table-cell>
          <table:table-cell office:value-type="float" office:value="-0.02793097" calcext:value-type="float">
            <text:p>-0.02793097</text:p>
          </table:table-cell>
          <table:table-cell office:value-type="float" office:value="-0.02683711" calcext:value-type="float">
            <text:p>-0.02683711</text:p>
          </table:table-cell>
          <table:table-cell office:value-type="float" office:value="-0.0254039" calcext:value-type="float">
            <text:p>-0.0254039</text:p>
          </table:table-cell>
          <table:table-cell office:value-type="float" office:value="-0.02425097" calcext:value-type="float">
            <text:p>-0.02425097</text:p>
          </table:table-cell>
          <table:table-cell office:value-type="float" office:value="-0.02242045" calcext:value-type="float">
            <text:p>-0.02242045</text:p>
          </table:table-cell>
          <table:table-cell office:value-type="float" office:value="-0.02070206" calcext:value-type="float">
            <text:p>-0.02070206</text:p>
          </table:table-cell>
          <table:table-cell office:value-type="float" office:value="-0.0186522" calcext:value-type="float">
            <text:p>-0.0186522</text:p>
          </table:table-cell>
          <table:table-cell office:value-type="float" office:value="-0.01559031" calcext:value-type="float">
            <text:p>-0.01559031</text:p>
          </table:table-cell>
          <table:table-cell office:value-type="float" office:value="-0.01165948" calcext:value-type="float">
            <text:p>-0.01165948</text:p>
          </table:table-cell>
          <table:table-cell office:value-type="float" office:value="0" calcext:value-type="float">
            <text:p>0</text:p>
          </table:table-cell>
          <table:table-cell office:value-type="float" office:value="0.03199869" calcext:value-type="float">
            <text:p>0.03199869</text:p>
          </table:table-cell>
          <table:table-cell office:value-type="float" office:value="-302.3674" calcext:value-type="float">
            <text:p>-302.3674</text:p>
          </table:table-cell>
          <table:table-cell office:value-type="float" office:value="-0.001317632" calcext:value-type="float">
            <text:p>-0.00131763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1.982072" calcext:value-type="float">
            <text:p>-1.98207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35" calcext:value-type="float">
            <text:p>135</text:p>
          </table:table-cell>
          <table:table-cell office:value-type="float" office:value="15052007" calcext:value-type="float">
            <text:p>15052007</text:p>
          </table:table-cell>
          <table:table-cell office:value-type="float" office:value="268.1915" calcext:value-type="float">
            <text:p>268.1915</text:p>
          </table:table-cell>
          <table:table-cell office:value-type="float" office:value="89.09208" calcext:value-type="float">
            <text:p>89.09208</text:p>
          </table:table-cell>
          <table:table-cell office:value-type="float" office:value="11.27397" calcext:value-type="float">
            <text:p>11.27397</text:p>
          </table:table-cell>
          <table:table-cell office:value-type="float" office:value="1097.258" calcext:value-type="float">
            <text:p>1097.258</text:p>
          </table:table-cell>
          <table:table-cell office:value-type="float" office:value="129.3848" calcext:value-type="float">
            <text:p>129.3848</text:p>
          </table:table-cell>
          <table:table-cell office:value-type="float" office:value="0" calcext:value-type="float">
            <text:p>0</text:p>
          </table:table-cell>
          <table:table-cell office:value-type="float" office:value="0.1108802" calcext:value-type="float">
            <text:p>0.1108802</text:p>
          </table:table-cell>
          <table:table-cell office:value-type="float" office:value="0.3119445" calcext:value-type="float">
            <text:p>0.3119445</text:p>
          </table:table-cell>
          <table:table-cell office:value-type="float" office:value="0.3137074" calcext:value-type="float">
            <text:p>0.3137074</text:p>
          </table:table-cell>
          <table:table-cell office:value-type="float" office:value="0.3162563" calcext:value-type="float">
            <text:p>0.3162563</text:p>
          </table:table-cell>
          <table:table-cell office:value-type="float" office:value="0.3184141" calcext:value-type="float">
            <text:p>0.3184141</text:p>
          </table:table-cell>
          <table:table-cell office:value-type="float" office:value="0.2830076" calcext:value-type="float">
            <text:p>0.2830076</text:p>
          </table:table-cell>
          <table:table-cell office:value-type="float" office:value="0.2822779" calcext:value-type="float">
            <text:p>0.2822779</text:p>
          </table:table-cell>
          <table:table-cell office:value-type="float" office:value="0.3664251" calcext:value-type="float">
            <text:p>0.3664251</text:p>
          </table:table-cell>
          <table:table-cell office:value-type="float" office:value="0.3618146" calcext:value-type="float">
            <text:p>0.3618146</text:p>
          </table:table-cell>
          <table:table-cell office:value-type="float" office:value="0.3736918" calcext:value-type="float">
            <text:p>0.3736918</text:p>
          </table:table-cell>
          <table:table-cell office:value-type="float" office:value="0.3929183" calcext:value-type="float">
            <text:p>0.3929183</text:p>
          </table:table-cell>
          <table:table-cell office:value-type="float" office:value="0.4077477" calcext:value-type="float">
            <text:p>0.407747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1022E-015" calcext:value-type="float">
            <text:p>1.931022E-15</text:p>
          </table:table-cell>
          <table:table-cell office:value-type="float" office:value="1.981033E-015" calcext:value-type="float">
            <text:p>1.981033E-15</text:p>
          </table:table-cell>
          <table:table-cell office:value-type="float" office:value="1.966702E-015" calcext:value-type="float">
            <text:p>1.966702E-15</text:p>
          </table:table-cell>
          <table:table-cell office:value-type="float" office:value="1.991452E-015" calcext:value-type="float">
            <text:p>1.991452E-15</text:p>
          </table:table-cell>
          <table:table-cell office:value-type="float" office:value="9.451747E-016" calcext:value-type="float">
            <text:p>9.451747E-16</text:p>
          </table:table-cell>
          <table:table-cell office:value-type="float" office:value="1.931533E-015" calcext:value-type="float">
            <text:p>1.931533E-15</text:p>
          </table:table-cell>
          <table:table-cell office:value-type="float" office:value="9.345796E-016" calcext:value-type="float">
            <text:p>9.345796E-16</text:p>
          </table:table-cell>
          <table:table-cell office:value-type="float" office:value="9.736785E-016" calcext:value-type="float">
            <text:p>9.736785E-16</text:p>
          </table:table-cell>
          <table:table-cell office:value-type="float" office:value="5.804348E-020" calcext:value-type="float">
            <text:p>5.804348E-20</text:p>
          </table:table-cell>
          <table:table-cell office:value-type="float" office:value="1.446612E-024" calcext:value-type="float">
            <text:p>1.446612E-24</text:p>
          </table:table-cell>
          <table:table-cell office:value-type="float" office:value="2.844718E-029" calcext:value-type="float">
            <text:p>2.844718E-29</text:p>
          </table:table-cell>
          <table:table-cell office:value-type="float" office:value="2.815389E-034" calcext:value-type="float">
            <text:p>2.81538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.06384" calcext:value-type="float">
            <text:p>-75.06384</text:p>
          </table:table-cell>
          <table:table-cell office:value-type="float" office:value="-0.02750955" calcext:value-type="float">
            <text:p>-0.02750955</text:p>
          </table:table-cell>
          <table:table-cell office:value-type="float" office:value="-0.02657113" calcext:value-type="float">
            <text:p>-0.02657113</text:p>
          </table:table-cell>
          <table:table-cell office:value-type="float" office:value="-0.02533583" calcext:value-type="float">
            <text:p>-0.02533583</text:p>
          </table:table-cell>
          <table:table-cell office:value-type="float" office:value="-0.02430575" calcext:value-type="float">
            <text:p>-0.02430575</text:p>
          </table:table-cell>
          <table:table-cell office:value-type="float" office:value="-0.02262698" calcext:value-type="float">
            <text:p>-0.02262698</text:p>
          </table:table-cell>
          <table:table-cell office:value-type="float" office:value="-0.02090074" calcext:value-type="float">
            <text:p>-0.02090074</text:p>
          </table:table-cell>
          <table:table-cell office:value-type="float" office:value="-0.01879291" calcext:value-type="float">
            <text:p>-0.01879291</text:p>
          </table:table-cell>
          <table:table-cell office:value-type="float" office:value="-0.015696" calcext:value-type="float">
            <text:p>-0.015696</text:p>
          </table:table-cell>
          <table:table-cell office:value-type="float" office:value="-0.01186127" calcext:value-type="float">
            <text:p>-0.01186127</text:p>
          </table:table-cell>
          <table:table-cell office:value-type="float" office:value="0" calcext:value-type="float">
            <text:p>0</text:p>
          </table:table-cell>
          <table:table-cell office:value-type="float" office:value="0.03199869" calcext:value-type="float">
            <text:p>0.03199869</text:p>
          </table:table-cell>
          <table:table-cell office:value-type="float" office:value="-302.2538" calcext:value-type="float">
            <text:p>-302.2538</text:p>
          </table:table-cell>
          <table:table-cell office:value-type="float" office:value="-0.001324556" calcext:value-type="float">
            <text:p>-0.00132455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056157" calcext:value-type="float">
            <text:p>-2.05615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36" calcext:value-type="float">
            <text:p>136</text:p>
          </table:table-cell>
          <table:table-cell office:value-type="float" office:value="16052007" calcext:value-type="float">
            <text:p>16052007</text:p>
          </table:table-cell>
          <table:table-cell office:value-type="float" office:value="268.1915" calcext:value-type="float">
            <text:p>268.1915</text:p>
          </table:table-cell>
          <table:table-cell office:value-type="float" office:value="89.13596" calcext:value-type="float">
            <text:p>89.13596</text:p>
          </table:table-cell>
          <table:table-cell office:value-type="float" office:value="11.27397" calcext:value-type="float">
            <text:p>11.27397</text:p>
          </table:table-cell>
          <table:table-cell office:value-type="float" office:value="1095.77" calcext:value-type="float">
            <text:p>1095.77</text:p>
          </table:table-cell>
          <table:table-cell office:value-type="float" office:value="130.829" calcext:value-type="float">
            <text:p>130.829</text:p>
          </table:table-cell>
          <table:table-cell office:value-type="float" office:value="0" calcext:value-type="float">
            <text:p>0</text:p>
          </table:table-cell>
          <table:table-cell office:value-type="float" office:value="0.1106159" calcext:value-type="float">
            <text:p>0.1106159</text:p>
          </table:table-cell>
          <table:table-cell office:value-type="float" office:value="0.3124363" calcext:value-type="float">
            <text:p>0.3124363</text:p>
          </table:table-cell>
          <table:table-cell office:value-type="float" office:value="0.3140998" calcext:value-type="float">
            <text:p>0.3140998</text:p>
          </table:table-cell>
          <table:table-cell office:value-type="float" office:value="0.3164328" calcext:value-type="float">
            <text:p>0.3164328</text:p>
          </table:table-cell>
          <table:table-cell office:value-type="float" office:value="0.3183974" calcext:value-type="float">
            <text:p>0.3183974</text:p>
          </table:table-cell>
          <table:table-cell office:value-type="float" office:value="0.2827612" calcext:value-type="float">
            <text:p>0.2827612</text:p>
          </table:table-cell>
          <table:table-cell office:value-type="float" office:value="0.2820196" calcext:value-type="float">
            <text:p>0.2820196</text:p>
          </table:table-cell>
          <table:table-cell office:value-type="float" office:value="0.3663024" calcext:value-type="float">
            <text:p>0.3663024</text:p>
          </table:table-cell>
          <table:table-cell office:value-type="float" office:value="0.3617238" calcext:value-type="float">
            <text:p>0.3617238</text:p>
          </table:table-cell>
          <table:table-cell office:value-type="float" office:value="0.3734645" calcext:value-type="float">
            <text:p>0.3734645</text:p>
          </table:table-cell>
          <table:table-cell office:value-type="float" office:value="0.3923951" calcext:value-type="float">
            <text:p>0.3923951</text:p>
          </table:table-cell>
          <table:table-cell office:value-type="float" office:value="0.4066533" calcext:value-type="float">
            <text:p>0.4066533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32429E-015" calcext:value-type="float">
            <text:p>1.932429E-15</text:p>
          </table:table-cell>
          <table:table-cell office:value-type="float" office:value="1.980907E-015" calcext:value-type="float">
            <text:p>1.980907E-15</text:p>
          </table:table-cell>
          <table:table-cell office:value-type="float" office:value="1.966588E-015" calcext:value-type="float">
            <text:p>1.966588E-15</text:p>
          </table:table-cell>
          <table:table-cell office:value-type="float" office:value="1.991404E-015" calcext:value-type="float">
            <text:p>1.991404E-15</text:p>
          </table:table-cell>
          <table:table-cell office:value-type="float" office:value="9.45153E-016" calcext:value-type="float">
            <text:p>9.45153E-16</text:p>
          </table:table-cell>
          <table:table-cell office:value-type="float" office:value="1.931532E-015" calcext:value-type="float">
            <text:p>1.931532E-15</text:p>
          </table:table-cell>
          <table:table-cell office:value-type="float" office:value="9.345778E-016" calcext:value-type="float">
            <text:p>9.345778E-16</text:p>
          </table:table-cell>
          <table:table-cell office:value-type="float" office:value="9.736783E-016" calcext:value-type="float">
            <text:p>9.736783E-16</text:p>
          </table:table-cell>
          <table:table-cell office:value-type="float" office:value="5.804348E-020" calcext:value-type="float">
            <text:p>5.804348E-20</text:p>
          </table:table-cell>
          <table:table-cell office:value-type="float" office:value="1.446611E-024" calcext:value-type="float">
            <text:p>1.446611E-24</text:p>
          </table:table-cell>
          <table:table-cell office:value-type="float" office:value="2.844718E-029" calcext:value-type="float">
            <text:p>2.844718E-29</text:p>
          </table:table-cell>
          <table:table-cell office:value-type="float" office:value="2.815387E-034" calcext:value-type="float">
            <text:p>2.81538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.59514" calcext:value-type="float">
            <text:p>-77.59514</text:p>
          </table:table-cell>
          <table:table-cell office:value-type="float" office:value="-0.02724287" calcext:value-type="float">
            <text:p>-0.02724287</text:p>
          </table:table-cell>
          <table:table-cell office:value-type="float" office:value="-0.02636708" calcext:value-type="float">
            <text:p>-0.02636708</text:p>
          </table:table-cell>
          <table:table-cell office:value-type="float" office:value="-0.02524964" calcext:value-type="float">
            <text:p>-0.02524964</text:p>
          </table:table-cell>
          <table:table-cell office:value-type="float" office:value="-0.02431384" calcext:value-type="float">
            <text:p>-0.02431384</text:p>
          </table:table-cell>
          <table:table-cell office:value-type="float" office:value="-0.02277677" calcext:value-type="float">
            <text:p>-0.02277677</text:p>
          </table:table-cell>
          <table:table-cell office:value-type="float" office:value="-0.02106201" calcext:value-type="float">
            <text:p>-0.02106201</text:p>
          </table:table-cell>
          <table:table-cell office:value-type="float" office:value="-0.01892972" calcext:value-type="float">
            <text:p>-0.01892972</text:p>
          </table:table-cell>
          <table:table-cell office:value-type="float" office:value="-0.01576197" calcext:value-type="float">
            <text:p>-0.01576197</text:p>
          </table:table-cell>
          <table:table-cell office:value-type="float" office:value="-0.01198586" calcext:value-type="float">
            <text:p>-0.01198586</text:p>
          </table:table-cell>
          <table:table-cell office:value-type="float" office:value="0" calcext:value-type="float">
            <text:p>0</text:p>
          </table:table-cell>
          <table:table-cell office:value-type="float" office:value="0.03199869" calcext:value-type="float">
            <text:p>0.03199869</text:p>
          </table:table-cell>
          <table:table-cell office:value-type="float" office:value="-302.1953" calcext:value-type="float">
            <text:p>-302.1953</text:p>
          </table:table-cell>
          <table:table-cell office:value-type="float" office:value="-0.001330398" calcext:value-type="float">
            <text:p>-0.00133039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071416" calcext:value-type="float">
            <text:p>-2.07141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37" calcext:value-type="float">
            <text:p>137</text:p>
          </table:table-cell>
          <table:table-cell office:value-type="float" office:value="17052007" calcext:value-type="float">
            <text:p>17052007</text:p>
          </table:table-cell>
          <table:table-cell office:value-type="float" office:value="268.1915" calcext:value-type="float">
            <text:p>268.1915</text:p>
          </table:table-cell>
          <table:table-cell office:value-type="float" office:value="89.1668" calcext:value-type="float">
            <text:p>89.1668</text:p>
          </table:table-cell>
          <table:table-cell office:value-type="float" office:value="11.27397" calcext:value-type="float">
            <text:p>11.27397</text:p>
          </table:table-cell>
          <table:table-cell office:value-type="float" office:value="1094.498" calcext:value-type="float">
            <text:p>1094.498</text:p>
          </table:table-cell>
          <table:table-cell office:value-type="float" office:value="132.0705" calcext:value-type="float">
            <text:p>132.0705</text:p>
          </table:table-cell>
          <table:table-cell office:value-type="float" office:value="0" calcext:value-type="float">
            <text:p>0</text:p>
          </table:table-cell>
          <table:table-cell office:value-type="float" office:value="0.1118631" calcext:value-type="float">
            <text:p>0.1118631</text:p>
          </table:table-cell>
          <table:table-cell office:value-type="float" office:value="0.3127622" calcext:value-type="float">
            <text:p>0.3127622</text:p>
          </table:table-cell>
          <table:table-cell office:value-type="float" office:value="0.3143779" calcext:value-type="float">
            <text:p>0.3143779</text:p>
          </table:table-cell>
          <table:table-cell office:value-type="float" office:value="0.3165731" calcext:value-type="float">
            <text:p>0.3165731</text:p>
          </table:table-cell>
          <table:table-cell office:value-type="float" office:value="0.3183979" calcext:value-type="float">
            <text:p>0.3183979</text:p>
          </table:table-cell>
          <table:table-cell office:value-type="float" office:value="0.2825851" calcext:value-type="float">
            <text:p>0.2825851</text:p>
          </table:table-cell>
          <table:table-cell office:value-type="float" office:value="0.2818091" calcext:value-type="float">
            <text:p>0.2818091</text:p>
          </table:table-cell>
          <table:table-cell office:value-type="float" office:value="0.3661997" calcext:value-type="float">
            <text:p>0.3661997</text:p>
          </table:table-cell>
          <table:table-cell office:value-type="float" office:value="0.3616723" calcext:value-type="float">
            <text:p>0.3616723</text:p>
          </table:table-cell>
          <table:table-cell office:value-type="float" office:value="0.3733213" calcext:value-type="float">
            <text:p>0.3733213</text:p>
          </table:table-cell>
          <table:table-cell office:value-type="float" office:value="0.3920632" calcext:value-type="float">
            <text:p>0.3920632</text:p>
          </table:table-cell>
          <table:table-cell office:value-type="float" office:value="0.4067443" calcext:value-type="float">
            <text:p>0.406744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3768E-015" calcext:value-type="float">
            <text:p>1.933768E-15</text:p>
          </table:table-cell>
          <table:table-cell office:value-type="float" office:value="1.980788E-015" calcext:value-type="float">
            <text:p>1.980788E-15</text:p>
          </table:table-cell>
          <table:table-cell office:value-type="float" office:value="1.966481E-015" calcext:value-type="float">
            <text:p>1.966481E-15</text:p>
          </table:table-cell>
          <table:table-cell office:value-type="float" office:value="1.991351E-015" calcext:value-type="float">
            <text:p>1.991351E-15</text:p>
          </table:table-cell>
          <table:table-cell office:value-type="float" office:value="9.451336E-016" calcext:value-type="float">
            <text:p>9.451336E-16</text:p>
          </table:table-cell>
          <table:table-cell office:value-type="float" office:value="1.931532E-015" calcext:value-type="float">
            <text:p>1.931532E-15</text:p>
          </table:table-cell>
          <table:table-cell office:value-type="float" office:value="9.34577E-016" calcext:value-type="float">
            <text:p>9.34577E-16</text:p>
          </table:table-cell>
          <table:table-cell office:value-type="float" office:value="9.736785E-016" calcext:value-type="float">
            <text:p>9.736785E-16</text:p>
          </table:table-cell>
          <table:table-cell office:value-type="float" office:value="5.804348E-020" calcext:value-type="float">
            <text:p>5.804348E-20</text:p>
          </table:table-cell>
          <table:table-cell office:value-type="float" office:value="1.446611E-024" calcext:value-type="float">
            <text:p>1.446611E-24</text:p>
          </table:table-cell>
          <table:table-cell office:value-type="float" office:value="2.844718E-029" calcext:value-type="float">
            <text:p>2.844718E-29</text:p>
          </table:table-cell>
          <table:table-cell office:value-type="float" office:value="2.815388E-034" calcext:value-type="float">
            <text:p>2.81538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70942" calcext:value-type="float">
            <text:p>-70.70942</text:p>
          </table:table-cell>
          <table:table-cell office:value-type="float" office:value="-0.02706889" calcext:value-type="float">
            <text:p>-0.02706889</text:p>
          </table:table-cell>
          <table:table-cell office:value-type="float" office:value="-0.02622359" calcext:value-type="float">
            <text:p>-0.02622359</text:p>
          </table:table-cell>
          <table:table-cell office:value-type="float" office:value="-0.02518121" calcext:value-type="float">
            <text:p>-0.02518121</text:p>
          </table:table-cell>
          <table:table-cell office:value-type="float" office:value="-0.02431377" calcext:value-type="float">
            <text:p>-0.02431377</text:p>
          </table:table-cell>
          <table:table-cell office:value-type="float" office:value="-0.02288478" calcext:value-type="float">
            <text:p>-0.02288478</text:p>
          </table:table-cell>
          <table:table-cell office:value-type="float" office:value="-0.02119442" calcext:value-type="float">
            <text:p>-0.02119442</text:p>
          </table:table-cell>
          <table:table-cell office:value-type="float" office:value="-0.01904504" calcext:value-type="float">
            <text:p>-0.01904504</text:p>
          </table:table-cell>
          <table:table-cell office:value-type="float" office:value="-0.01579957" calcext:value-type="float">
            <text:p>-0.01579957</text:p>
          </table:table-cell>
          <table:table-cell office:value-type="float" office:value="-0.01206518" calcext:value-type="float">
            <text:p>-0.01206518</text:p>
          </table:table-cell>
          <table:table-cell office:value-type="float" office:value="0" calcext:value-type="float">
            <text:p>0</text:p>
          </table:table-cell>
          <table:table-cell office:value-type="float" office:value="0.03199869" calcext:value-type="float">
            <text:p>0.03199869</text:p>
          </table:table-cell>
          <table:table-cell office:value-type="float" office:value="-302.1696" calcext:value-type="float">
            <text:p>-302.1696</text:p>
          </table:table-cell>
          <table:table-cell office:value-type="float" office:value="-0.001336327" calcext:value-type="float">
            <text:p>-0.00133632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094288" calcext:value-type="float">
            <text:p>-2.09428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38" calcext:value-type="float">
            <text:p>138</text:p>
          </table:table-cell>
          <table:table-cell office:value-type="float" office:value="18052007" calcext:value-type="float">
            <text:p>18052007</text:p>
          </table:table-cell>
          <table:table-cell office:value-type="float" office:value="269.017" calcext:value-type="float">
            <text:p>269.017</text:p>
          </table:table-cell>
          <table:table-cell office:value-type="float" office:value="89.26801" calcext:value-type="float">
            <text:p>89.26801</text:p>
          </table:table-cell>
          <table:table-cell office:value-type="float" office:value="11.27397" calcext:value-type="float">
            <text:p>11.27397</text:p>
          </table:table-cell>
          <table:table-cell office:value-type="float" office:value="1094.162" calcext:value-type="float">
            <text:p>1094.162</text:p>
          </table:table-cell>
          <table:table-cell office:value-type="float" office:value="133.1303" calcext:value-type="float">
            <text:p>133.1303</text:p>
          </table:table-cell>
          <table:table-cell office:value-type="float" office:value="0" calcext:value-type="float">
            <text:p>0</text:p>
          </table:table-cell>
          <table:table-cell office:value-type="float" office:value="0.1879109" calcext:value-type="float">
            <text:p>0.1879109</text:p>
          </table:table-cell>
          <table:table-cell office:value-type="float" office:value="0.3126423" calcext:value-type="float">
            <text:p>0.3126423</text:p>
          </table:table-cell>
          <table:table-cell office:value-type="float" office:value="0.314565" calcext:value-type="float">
            <text:p>0.314565</text:p>
          </table:table-cell>
          <table:table-cell office:value-type="float" office:value="0.3166788" calcext:value-type="float">
            <text:p>0.3166788</text:p>
          </table:table-cell>
          <table:table-cell office:value-type="float" office:value="0.3184079" calcext:value-type="float">
            <text:p>0.3184079</text:p>
          </table:table-cell>
          <table:table-cell office:value-type="float" office:value="0.2824704" calcext:value-type="float">
            <text:p>0.2824704</text:p>
          </table:table-cell>
          <table:table-cell office:value-type="float" office:value="0.2816376" calcext:value-type="float">
            <text:p>0.2816376</text:p>
          </table:table-cell>
          <table:table-cell office:value-type="float" office:value="0.3661088" calcext:value-type="float">
            <text:p>0.3661088</text:p>
          </table:table-cell>
          <table:table-cell office:value-type="float" office:value="0.3616211" calcext:value-type="float">
            <text:p>0.3616211</text:p>
          </table:table-cell>
          <table:table-cell office:value-type="float" office:value="0.3732314" calcext:value-type="float">
            <text:p>0.3732314</text:p>
          </table:table-cell>
          <table:table-cell office:value-type="float" office:value="0.3917639" calcext:value-type="float">
            <text:p>0.3917639</text:p>
          </table:table-cell>
          <table:table-cell office:value-type="float" office:value="0.4058599" calcext:value-type="float">
            <text:p>0.405859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5008E-015" calcext:value-type="float">
            <text:p>1.935008E-15</text:p>
          </table:table-cell>
          <table:table-cell office:value-type="float" office:value="1.980678E-015" calcext:value-type="float">
            <text:p>1.980678E-15</text:p>
          </table:table-cell>
          <table:table-cell office:value-type="float" office:value="1.966383E-015" calcext:value-type="float">
            <text:p>1.966383E-15</text:p>
          </table:table-cell>
          <table:table-cell office:value-type="float" office:value="1.991305E-015" calcext:value-type="float">
            <text:p>1.991305E-15</text:p>
          </table:table-cell>
          <table:table-cell office:value-type="float" office:value="9.451077E-016" calcext:value-type="float">
            <text:p>9.451077E-16</text:p>
          </table:table-cell>
          <table:table-cell office:value-type="float" office:value="1.931532E-015" calcext:value-type="float">
            <text:p>1.931532E-15</text:p>
          </table:table-cell>
          <table:table-cell office:value-type="float" office:value="9.345755E-016" calcext:value-type="float">
            <text:p>9.345755E-16</text:p>
          </table:table-cell>
          <table:table-cell office:value-type="float" office:value="9.736783E-016" calcext:value-type="float">
            <text:p>9.736783E-16</text:p>
          </table:table-cell>
          <table:table-cell office:value-type="float" office:value="5.804348E-020" calcext:value-type="float">
            <text:p>5.804348E-20</text:p>
          </table:table-cell>
          <table:table-cell office:value-type="float" office:value="1.446612E-024" calcext:value-type="float">
            <text:p>1.446612E-24</text:p>
          </table:table-cell>
          <table:table-cell office:value-type="float" office:value="2.844718E-029" calcext:value-type="float">
            <text:p>2.844718E-29</text:p>
          </table:table-cell>
          <table:table-cell office:value-type="float" office:value="2.815387E-034" calcext:value-type="float">
            <text:p>2.81538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47156" calcext:value-type="float">
            <text:p>-2.947156</text:p>
          </table:table-cell>
          <table:table-cell office:value-type="float" office:value="-0.02704441" calcext:value-type="float">
            <text:p>-0.02704441</text:p>
          </table:table-cell>
          <table:table-cell office:value-type="float" office:value="-0.02612309" calcext:value-type="float">
            <text:p>-0.02612309</text:p>
          </table:table-cell>
          <table:table-cell office:value-type="float" office:value="-0.02512862" calcext:value-type="float">
            <text:p>-0.02512862</text:p>
          </table:table-cell>
          <table:table-cell office:value-type="float" office:value="-0.02430845" calcext:value-type="float">
            <text:p>-0.02430845</text:p>
          </table:table-cell>
          <table:table-cell office:value-type="float" office:value="-0.02295536" calcext:value-type="float">
            <text:p>-0.02295536</text:p>
          </table:table-cell>
          <table:table-cell office:value-type="float" office:value="-0.02130219" calcext:value-type="float">
            <text:p>-0.02130219</text:p>
          </table:table-cell>
          <table:table-cell office:value-type="float" office:value="-0.01914749" calcext:value-type="float">
            <text:p>-0.01914749</text:p>
          </table:table-cell>
          <table:table-cell office:value-type="float" office:value="-0.01583674" calcext:value-type="float">
            <text:p>-0.01583674</text:p>
          </table:table-cell>
          <table:table-cell office:value-type="float" office:value="-0.0121153" calcext:value-type="float">
            <text:p>-0.0121153</text:p>
          </table:table-cell>
          <table:table-cell office:value-type="float" office:value="0" calcext:value-type="float">
            <text:p>0</text:p>
          </table:table-cell>
          <table:table-cell office:value-type="float" office:value="0.03199869" calcext:value-type="float">
            <text:p>0.03199869</text:p>
          </table:table-cell>
          <table:table-cell office:value-type="float" office:value="-302.1555" calcext:value-type="float">
            <text:p>-302.1555</text:p>
          </table:table-cell>
          <table:table-cell office:value-type="float" office:value="-0.001341973" calcext:value-type="float">
            <text:p>-0.00134197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06088" calcext:value-type="float">
            <text:p>-2.10608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39" calcext:value-type="float">
            <text:p>139</text:p>
          </table:table-cell>
          <table:table-cell office:value-type="float" office:value="19052007" calcext:value-type="float">
            <text:p>19052007</text:p>
          </table:table-cell>
          <table:table-cell office:value-type="float" office:value="281.3361" calcext:value-type="float">
            <text:p>281.3361</text:p>
          </table:table-cell>
          <table:table-cell office:value-type="float" office:value="92.39018" calcext:value-type="float">
            <text:p>92.39018</text:p>
          </table:table-cell>
          <table:table-cell office:value-type="float" office:value="11.27397" calcext:value-type="float">
            <text:p>11.27397</text:p>
          </table:table-cell>
          <table:table-cell office:value-type="float" office:value="1102.099" calcext:value-type="float">
            <text:p>1102.099</text:p>
          </table:table-cell>
          <table:table-cell office:value-type="float" office:value="134.3902" calcext:value-type="float">
            <text:p>134.3902</text:p>
          </table:table-cell>
          <table:table-cell office:value-type="float" office:value="0" calcext:value-type="float">
            <text:p>0</text:p>
          </table:table-cell>
          <table:table-cell office:value-type="float" office:value="0.6025468" calcext:value-type="float">
            <text:p>0.6025468</text:p>
          </table:table-cell>
          <table:table-cell office:value-type="float" office:value="0.3621133" calcext:value-type="float">
            <text:p>0.3621133</text:p>
          </table:table-cell>
          <table:table-cell office:value-type="float" office:value="0.3171338" calcext:value-type="float">
            <text:p>0.3171338</text:p>
          </table:table-cell>
          <table:table-cell office:value-type="float" office:value="0.3203294" calcext:value-type="float">
            <text:p>0.3203294</text:p>
          </table:table-cell>
          <table:table-cell office:value-type="float" office:value="0.3190387" calcext:value-type="float">
            <text:p>0.3190387</text:p>
          </table:table-cell>
          <table:table-cell office:value-type="float" office:value="0.2824884" calcext:value-type="float">
            <text:p>0.2824884</text:p>
          </table:table-cell>
          <table:table-cell office:value-type="float" office:value="0.288511" calcext:value-type="float">
            <text:p>0.288511</text:p>
          </table:table-cell>
          <table:table-cell office:value-type="float" office:value="0.3660421" calcext:value-type="float">
            <text:p>0.3660421</text:p>
          </table:table-cell>
          <table:table-cell office:value-type="float" office:value="0.3615585" calcext:value-type="float">
            <text:p>0.3615585</text:p>
          </table:table-cell>
          <table:table-cell office:value-type="float" office:value="0.3730627" calcext:value-type="float">
            <text:p>0.3730627</text:p>
          </table:table-cell>
          <table:table-cell office:value-type="float" office:value="0.3914418" calcext:value-type="float">
            <text:p>0.3914418</text:p>
          </table:table-cell>
          <table:table-cell office:value-type="float" office:value="0.4059546" calcext:value-type="float">
            <text:p>0.405954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.002127791" calcext:value-type="float">
            <text:p>0.002127791</text:p>
          </table:table-cell>
          <table:table-cell office:value-type="float" office:value="1.936086E-015" calcext:value-type="float">
            <text:p>1.936086E-15</text:p>
          </table:table-cell>
          <table:table-cell office:value-type="float" office:value="1.980583E-015" calcext:value-type="float">
            <text:p>1.980583E-15</text:p>
          </table:table-cell>
          <table:table-cell office:value-type="float" office:value="1.966296E-015" calcext:value-type="float">
            <text:p>1.966296E-15</text:p>
          </table:table-cell>
          <table:table-cell office:value-type="float" office:value="1.991269E-015" calcext:value-type="float">
            <text:p>1.991269E-15</text:p>
          </table:table-cell>
          <table:table-cell office:value-type="float" office:value="9.450841E-016" calcext:value-type="float">
            <text:p>9.450841E-16</text:p>
          </table:table-cell>
          <table:table-cell office:value-type="float" office:value="1.931533E-015" calcext:value-type="float">
            <text:p>1.931533E-15</text:p>
          </table:table-cell>
          <table:table-cell office:value-type="float" office:value="9.345736E-016" calcext:value-type="float">
            <text:p>9.345736E-16</text:p>
          </table:table-cell>
          <table:table-cell office:value-type="float" office:value="9.736786E-016" calcext:value-type="float">
            <text:p>9.736786E-16</text:p>
          </table:table-cell>
          <table:table-cell office:value-type="float" office:value="5.804348E-020" calcext:value-type="float">
            <text:p>5.804348E-20</text:p>
          </table:table-cell>
          <table:table-cell office:value-type="float" office:value="1.446612E-024" calcext:value-type="float">
            <text:p>1.446612E-24</text:p>
          </table:table-cell>
          <table:table-cell office:value-type="float" office:value="2.844718E-029" calcext:value-type="float">
            <text:p>2.844718E-29</text:p>
          </table:table-cell>
          <table:table-cell office:value-type="float" office:value="2.815389E-034" calcext:value-type="float">
            <text:p>2.81538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141264" calcext:value-type="float">
            <text:p>-0.0005141264</text:p>
          </table:table-cell>
          <table:table-cell office:value-type="float" office:value="-0.01618185" calcext:value-type="float">
            <text:p>-0.01618185</text:p>
          </table:table-cell>
          <table:table-cell office:value-type="float" office:value="-0.02510506" calcext:value-type="float">
            <text:p>-0.02510506</text:p>
          </table:table-cell>
          <table:table-cell office:value-type="float" office:value="-0.02419024" calcext:value-type="float">
            <text:p>-0.02419024</text:p>
          </table:table-cell>
          <table:table-cell office:value-type="float" office:value="-0.02404306" calcext:value-type="float">
            <text:p>-0.02404306</text:p>
          </table:table-cell>
          <table:table-cell office:value-type="float" office:value="-0.02296053" calcext:value-type="float">
            <text:p>-0.02296053</text:p>
          </table:table-cell>
          <table:table-cell office:value-type="float" office:value="-0.01957824" calcext:value-type="float">
            <text:p>-0.01957824</text:p>
          </table:table-cell>
          <table:table-cell office:value-type="float" office:value="-0.01923454" calcext:value-type="float">
            <text:p>-0.01923454</text:p>
          </table:table-cell>
          <table:table-cell office:value-type="float" office:value="-0.01588226" calcext:value-type="float">
            <text:p>-0.01588226</text:p>
          </table:table-cell>
          <table:table-cell office:value-type="float" office:value="-0.01215184" calcext:value-type="float">
            <text:p>-0.01215184</text:p>
          </table:table-cell>
          <table:table-cell office:value-type="float" office:value="0" calcext:value-type="float">
            <text:p>0</text:p>
          </table:table-cell>
          <table:table-cell office:value-type="float" office:value="0.03199869" calcext:value-type="float">
            <text:p>0.03199869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03890999" calcext:value-type="float">
            <text:p>-0.000389099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0.002127845" calcext:value-type="float">
            <text:p>0.00212784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40" calcext:value-type="float">
            <text:p>140</text:p>
          </table:table-cell>
          <table:table-cell office:value-type="float" office:value="20052007" calcext:value-type="float">
            <text:p>20052007</text:p>
          </table:table-cell>
          <table:table-cell office:value-type="float" office:value="310.8636" calcext:value-type="float">
            <text:p>310.8636</text:p>
          </table:table-cell>
          <table:table-cell office:value-type="float" office:value="96.28748" calcext:value-type="float">
            <text:p>96.28748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18.669" calcext:value-type="float">
            <text:p>1118.669</text:p>
          </table:table-cell>
          <table:table-cell office:value-type="float" office:value="137.4717" calcext:value-type="float">
            <text:p>137.4717</text:p>
          </table:table-cell>
          <table:table-cell office:value-type="float" office:value="0" calcext:value-type="float">
            <text:p>0</text:p>
          </table:table-cell>
          <table:table-cell office:value-type="float" office:value="0.408628" calcext:value-type="float">
            <text:p>0.408628</text:p>
          </table:table-cell>
          <table:table-cell office:value-type="float" office:value="0.4120633" calcext:value-type="float">
            <text:p>0.4120633</text:p>
          </table:table-cell>
          <table:table-cell office:value-type="float" office:value="0.4178962" calcext:value-type="float">
            <text:p>0.4178962</text:p>
          </table:table-cell>
          <table:table-cell office:value-type="float" office:value="0.4234899" calcext:value-type="float">
            <text:p>0.4234899</text:p>
          </table:table-cell>
          <table:table-cell office:value-type="float" office:value="0.425099" calcext:value-type="float">
            <text:p>0.425099</text:p>
          </table:table-cell>
          <table:table-cell office:value-type="float" office:value="0.3305697" calcext:value-type="float">
            <text:p>0.3305697</text:p>
          </table:table-cell>
          <table:table-cell office:value-type="float" office:value="0.3121732" calcext:value-type="float">
            <text:p>0.3121732</text:p>
          </table:table-cell>
          <table:table-cell office:value-type="float" office:value="0.371255" calcext:value-type="float">
            <text:p>0.371255</text:p>
          </table:table-cell>
          <table:table-cell office:value-type="float" office:value="0.3619263" calcext:value-type="float">
            <text:p>0.3619263</text:p>
          </table:table-cell>
          <table:table-cell office:value-type="float" office:value="0.3728717" calcext:value-type="float">
            <text:p>0.3728717</text:p>
          </table:table-cell>
          <table:table-cell office:value-type="float" office:value="0.3904239" calcext:value-type="float">
            <text:p>0.3904239</text:p>
          </table:table-cell>
          <table:table-cell office:value-type="float" office:value="0.4048949" calcext:value-type="float">
            <text:p>0.4048949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37993E-015" calcext:value-type="float">
            <text:p>1.937993E-15</text:p>
          </table:table-cell>
          <table:table-cell office:value-type="float" office:value="1.980523E-015" calcext:value-type="float">
            <text:p>1.980523E-15</text:p>
          </table:table-cell>
          <table:table-cell office:value-type="float" office:value="1.966236E-015" calcext:value-type="float">
            <text:p>1.966236E-15</text:p>
          </table:table-cell>
          <table:table-cell office:value-type="float" office:value="1.991117E-015" calcext:value-type="float">
            <text:p>1.991117E-15</text:p>
          </table:table-cell>
          <table:table-cell office:value-type="float" office:value="9.452562E-016" calcext:value-type="float">
            <text:p>9.452562E-16</text:p>
          </table:table-cell>
          <table:table-cell office:value-type="float" office:value="1.931475E-015" calcext:value-type="float">
            <text:p>1.931475E-15</text:p>
          </table:table-cell>
          <table:table-cell office:value-type="float" office:value="9.345761E-016" calcext:value-type="float">
            <text:p>9.345761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E-024" calcext:value-type="float">
            <text:p>1.44659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243992" calcext:value-type="float">
            <text:p>-0.005243992</text:p>
          </table:table-cell>
          <table:table-cell office:value-type="float" office:value="-0.004933197" calcext:value-type="float">
            <text:p>-0.004933197</text:p>
          </table:table-cell>
          <table:table-cell office:value-type="float" office:value="-0.004527714" calcext:value-type="float">
            <text:p>-0.004527714</text:p>
          </table:table-cell>
          <table:table-cell office:value-type="float" office:value="-0.004226462" calcext:value-type="float">
            <text:p>-0.004226462</text:p>
          </table:table-cell>
          <table:table-cell office:value-type="float" office:value="-0.004130446" calcext:value-type="float">
            <text:p>-0.004130446</text:p>
          </table:table-cell>
          <table:table-cell office:value-type="float" office:value="-0.007069616" calcext:value-type="float">
            <text:p>-0.007069616</text:p>
          </table:table-cell>
          <table:table-cell office:value-type="float" office:value="-0.009030964" calcext:value-type="float">
            <text:p>-0.009030964</text:p>
          </table:table-cell>
          <table:table-cell office:value-type="float" office:value="-0.01419178" calcext:value-type="float">
            <text:p>-0.01419178</text:p>
          </table:table-cell>
          <table:table-cell office:value-type="float" office:value="-0.01562156" calcext:value-type="float">
            <text:p>-0.01562156</text:p>
          </table:table-cell>
          <table:table-cell office:value-type="float" office:value="-0.01231741" calcext:value-type="float">
            <text:p>-0.01231741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529859" calcext:value-type="float">
            <text:p>-0.00529859</text:p>
          </table:table-cell>
          <table:table-cell office:value-type="float" office:value="-0.001359712" calcext:value-type="float">
            <text:p>-0.00135971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62954" calcext:value-type="float">
            <text:p>-2.16295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41" calcext:value-type="float">
            <text:p>141</text:p>
          </table:table-cell>
          <table:table-cell office:value-type="float" office:value="21052007" calcext:value-type="float">
            <text:p>21052007</text:p>
          </table:table-cell>
          <table:table-cell office:value-type="float" office:value="310.8636" calcext:value-type="float">
            <text:p>310.8636</text:p>
          </table:table-cell>
          <table:table-cell office:value-type="float" office:value="99.0005" calcext:value-type="float">
            <text:p>99.0005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15.565" calcext:value-type="float">
            <text:p>1115.565</text:p>
          </table:table-cell>
          <table:table-cell office:value-type="float" office:value="137.8636" calcext:value-type="float">
            <text:p>137.8636</text:p>
          </table:table-cell>
          <table:table-cell office:value-type="float" office:value="0" calcext:value-type="float">
            <text:p>0</text:p>
          </table:table-cell>
          <table:table-cell office:value-type="float" office:value="0.3773264" calcext:value-type="float">
            <text:p>0.3773264</text:p>
          </table:table-cell>
          <table:table-cell office:value-type="float" office:value="0.3802867" calcext:value-type="float">
            <text:p>0.3802867</text:p>
          </table:table-cell>
          <table:table-cell office:value-type="float" office:value="0.3858296" calcext:value-type="float">
            <text:p>0.3858296</text:p>
          </table:table-cell>
          <table:table-cell office:value-type="float" office:value="0.392071" calcext:value-type="float">
            <text:p>0.392071</text:p>
          </table:table-cell>
          <table:table-cell office:value-type="float" office:value="0.3956335" calcext:value-type="float">
            <text:p>0.3956335</text:p>
          </table:table-cell>
          <table:table-cell office:value-type="float" office:value="0.3367245" calcext:value-type="float">
            <text:p>0.3367245</text:p>
          </table:table-cell>
          <table:table-cell office:value-type="float" office:value="0.3255273" calcext:value-type="float">
            <text:p>0.3255273</text:p>
          </table:table-cell>
          <table:table-cell office:value-type="float" office:value="0.3756635" calcext:value-type="float">
            <text:p>0.3756635</text:p>
          </table:table-cell>
          <table:table-cell office:value-type="float" office:value="0.362839" calcext:value-type="float">
            <text:p>0.362839</text:p>
          </table:table-cell>
          <table:table-cell office:value-type="float" office:value="0.372936" calcext:value-type="float">
            <text:p>0.372936</text:p>
          </table:table-cell>
          <table:table-cell office:value-type="float" office:value="0.3906412" calcext:value-type="float">
            <text:p>0.3906412</text:p>
          </table:table-cell>
          <table:table-cell office:value-type="float" office:value="0.4042487" calcext:value-type="float">
            <text:p>0.404248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8617E-015" calcext:value-type="float">
            <text:p>1.938617E-15</text:p>
          </table:table-cell>
          <table:table-cell office:value-type="float" office:value="1.980478E-015" calcext:value-type="float">
            <text:p>1.980478E-15</text:p>
          </table:table-cell>
          <table:table-cell office:value-type="float" office:value="1.966185E-015" calcext:value-type="float">
            <text:p>1.966185E-15</text:p>
          </table:table-cell>
          <table:table-cell office:value-type="float" office:value="1.991096E-015" calcext:value-type="float">
            <text:p>1.991096E-15</text:p>
          </table:table-cell>
          <table:table-cell office:value-type="float" office:value="9.452289E-016" calcext:value-type="float">
            <text:p>9.452289E-16</text:p>
          </table:table-cell>
          <table:table-cell office:value-type="float" office:value="1.931476E-015" calcext:value-type="float">
            <text:p>1.931476E-15</text:p>
          </table:table-cell>
          <table:table-cell office:value-type="float" office:value="9.345754E-016" calcext:value-type="float">
            <text:p>9.345754E-16</text:p>
          </table:table-cell>
          <table:table-cell office:value-type="float" office:value="9.736551E-016" calcext:value-type="float">
            <text:p>9.736551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589064" calcext:value-type="float">
            <text:p>-0.008589064</text:p>
          </table:table-cell>
          <table:table-cell office:value-type="float" office:value="-0.008125051" calcext:value-type="float">
            <text:p>-0.008125051</text:p>
          </table:table-cell>
          <table:table-cell office:value-type="float" office:value="-0.007432311" calcext:value-type="float">
            <text:p>-0.007432311</text:p>
          </table:table-cell>
          <table:table-cell office:value-type="float" office:value="-0.006806163" calcext:value-type="float">
            <text:p>-0.006806163</text:p>
          </table:table-cell>
          <table:table-cell office:value-type="float" office:value="-0.006441171" calcext:value-type="float">
            <text:p>-0.006441171</text:p>
          </table:table-cell>
          <table:table-cell office:value-type="float" office:value="-0.006075924" calcext:value-type="float">
            <text:p>-0.006075924</text:p>
          </table:table-cell>
          <table:table-cell office:value-type="float" office:value="-0.006332387" calcext:value-type="float">
            <text:p>-0.006332387</text:p>
          </table:table-cell>
          <table:table-cell office:value-type="float" office:value="-0.011003" calcext:value-type="float">
            <text:p>-0.011003</text:p>
          </table:table-cell>
          <table:table-cell office:value-type="float" office:value="-0.01498429" calcext:value-type="float">
            <text:p>-0.01498429</text:p>
          </table:table-cell>
          <table:table-cell office:value-type="float" office:value="-0.01228152" calcext:value-type="float">
            <text:p>-0.01228152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8635469" calcext:value-type="float">
            <text:p>-0.008635469</text:p>
          </table:table-cell>
          <table:table-cell office:value-type="float" office:value="-0.001366358" calcext:value-type="float">
            <text:p>-0.00136635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66916" calcext:value-type="float">
            <text:p>-2.16691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42" calcext:value-type="float">
            <text:p>142</text:p>
          </table:table-cell>
          <table:table-cell office:value-type="float" office:value="22052007" calcext:value-type="float">
            <text:p>22052007</text:p>
          </table:table-cell>
          <table:table-cell office:value-type="float" office:value="311.0541" calcext:value-type="float">
            <text:p>311.0541</text:p>
          </table:table-cell>
          <table:table-cell office:value-type="float" office:value="102.3866" calcext:value-type="float">
            <text:p>102.3866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12.029" calcext:value-type="float">
            <text:p>1112.029</text:p>
          </table:table-cell>
          <table:table-cell office:value-type="float" office:value="138.2039" calcext:value-type="float">
            <text:p>138.2039</text:p>
          </table:table-cell>
          <table:table-cell office:value-type="float" office:value="0" calcext:value-type="float">
            <text:p>0</text:p>
          </table:table-cell>
          <table:table-cell office:value-type="float" office:value="0.3581481" calcext:value-type="float">
            <text:p>0.3581481</text:p>
          </table:table-cell>
          <table:table-cell office:value-type="float" office:value="0.3549354" calcext:value-type="float">
            <text:p>0.3549354</text:p>
          </table:table-cell>
          <table:table-cell office:value-type="float" office:value="0.3658898" calcext:value-type="float">
            <text:p>0.3658898</text:p>
          </table:table-cell>
          <table:table-cell office:value-type="float" office:value="0.3760164" calcext:value-type="float">
            <text:p>0.3760164</text:p>
          </table:table-cell>
          <table:table-cell office:value-type="float" office:value="0.3811919" calcext:value-type="float">
            <text:p>0.3811919</text:p>
          </table:table-cell>
          <table:table-cell office:value-type="float" office:value="0.3290045" calcext:value-type="float">
            <text:p>0.3290045</text:p>
          </table:table-cell>
          <table:table-cell office:value-type="float" office:value="0.3210019" calcext:value-type="float">
            <text:p>0.3210019</text:p>
          </table:table-cell>
          <table:table-cell office:value-type="float" office:value="0.379191" calcext:value-type="float">
            <text:p>0.379191</text:p>
          </table:table-cell>
          <table:table-cell office:value-type="float" office:value="0.364133" calcext:value-type="float">
            <text:p>0.364133</text:p>
          </table:table-cell>
          <table:table-cell office:value-type="float" office:value="0.3730708" calcext:value-type="float">
            <text:p>0.3730708</text:p>
          </table:table-cell>
          <table:table-cell office:value-type="float" office:value="0.3907305" calcext:value-type="float">
            <text:p>0.3907305</text:p>
          </table:table-cell>
          <table:table-cell office:value-type="float" office:value="0.4038648" calcext:value-type="float">
            <text:p>0.403864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9218E-015" calcext:value-type="float">
            <text:p>1.939218E-15</text:p>
          </table:table-cell>
          <table:table-cell office:value-type="float" office:value="1.980432E-015" calcext:value-type="float">
            <text:p>1.980432E-15</text:p>
          </table:table-cell>
          <table:table-cell office:value-type="float" office:value="1.966135E-015" calcext:value-type="float">
            <text:p>1.966135E-15</text:p>
          </table:table-cell>
          <table:table-cell office:value-type="float" office:value="1.991075E-015" calcext:value-type="float">
            <text:p>1.991075E-15</text:p>
          </table:table-cell>
          <table:table-cell office:value-type="float" office:value="9.45207E-016" calcext:value-type="float">
            <text:p>9.45207E-16</text:p>
          </table:table-cell>
          <table:table-cell office:value-type="float" office:value="1.931476E-015" calcext:value-type="float">
            <text:p>1.931476E-15</text:p>
          </table:table-cell>
          <table:table-cell office:value-type="float" office:value="9.345751E-016" calcext:value-type="float">
            <text:p>9.345751E-16</text:p>
          </table:table-cell>
          <table:table-cell office:value-type="float" office:value="9.736548E-016" calcext:value-type="float">
            <text:p>9.736548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E-024" calcext:value-type="float">
            <text:p>1.44659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38411" calcext:value-type="float">
            <text:p>-0.01238411</text:p>
          </table:table-cell>
          <table:table-cell office:value-type="float" office:value="-0.01260089" calcext:value-type="float">
            <text:p>-0.01260089</text:p>
          </table:table-cell>
          <table:table-cell office:value-type="float" office:value="-0.01029289" calcext:value-type="float">
            <text:p>-0.01029289</text:p>
          </table:table-cell>
          <table:table-cell office:value-type="float" office:value="-0.008776419" calcext:value-type="float">
            <text:p>-0.008776419</text:p>
          </table:table-cell>
          <table:table-cell office:value-type="float" office:value="-0.008076747" calcext:value-type="float">
            <text:p>-0.008076747</text:p>
          </table:table-cell>
          <table:table-cell office:value-type="float" office:value="-0.007235694" calcext:value-type="float">
            <text:p>-0.007235694</text:p>
          </table:table-cell>
          <table:table-cell office:value-type="float" office:value="-0.007111751" calcext:value-type="float">
            <text:p>-0.007111751</text:p>
          </table:table-cell>
          <table:table-cell office:value-type="float" office:value="-0.008980799" calcext:value-type="float">
            <text:p>-0.008980799</text:p>
          </table:table-cell>
          <table:table-cell office:value-type="float" office:value="-0.01412478" calcext:value-type="float">
            <text:p>-0.01412478</text:p>
          </table:table-cell>
          <table:table-cell office:value-type="float" office:value="-0.01220622" calcext:value-type="float">
            <text:p>-0.01220622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112222" calcext:value-type="float">
            <text:p>-0.0112222</text:p>
          </table:table-cell>
          <table:table-cell office:value-type="float" office:value="-0.001374726" calcext:value-type="float">
            <text:p>-0.00137472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71199" calcext:value-type="float">
            <text:p>-2.17119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43" calcext:value-type="float">
            <text:p>143</text:p>
          </table:table-cell>
          <table:table-cell office:value-type="float" office:value="23052007" calcext:value-type="float">
            <text:p>23052007</text:p>
          </table:table-cell>
          <table:table-cell office:value-type="float" office:value="311.6892" calcext:value-type="float">
            <text:p>311.6892</text:p>
          </table:table-cell>
          <table:table-cell office:value-type="float" office:value="105.5474" calcext:value-type="float">
            <text:p>105.5474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09.204" calcext:value-type="float">
            <text:p>1109.204</text:p>
          </table:table-cell>
          <table:table-cell office:value-type="float" office:value="138.5028" calcext:value-type="float">
            <text:p>138.5028</text:p>
          </table:table-cell>
          <table:table-cell office:value-type="float" office:value="0" calcext:value-type="float">
            <text:p>0</text:p>
          </table:table-cell>
          <table:table-cell office:value-type="float" office:value="0.2021167" calcext:value-type="float">
            <text:p>0.2021167</text:p>
          </table:table-cell>
          <table:table-cell office:value-type="float" office:value="0.3578449" calcext:value-type="float">
            <text:p>0.3578449</text:p>
          </table:table-cell>
          <table:table-cell office:value-type="float" office:value="0.362473" calcext:value-type="float">
            <text:p>0.362473</text:p>
          </table:table-cell>
          <table:table-cell office:value-type="float" office:value="0.3683986" calcext:value-type="float">
            <text:p>0.3683986</text:p>
          </table:table-cell>
          <table:table-cell office:value-type="float" office:value="0.372207" calcext:value-type="float">
            <text:p>0.372207</text:p>
          </table:table-cell>
          <table:table-cell office:value-type="float" office:value="0.3223061" calcext:value-type="float">
            <text:p>0.3223061</text:p>
          </table:table-cell>
          <table:table-cell office:value-type="float" office:value="0.3161491" calcext:value-type="float">
            <text:p>0.3161491</text:p>
          </table:table-cell>
          <table:table-cell office:value-type="float" office:value="0.3800729" calcext:value-type="float">
            <text:p>0.3800729</text:p>
          </table:table-cell>
          <table:table-cell office:value-type="float" office:value="0.365575" calcext:value-type="float">
            <text:p>0.365575</text:p>
          </table:table-cell>
          <table:table-cell office:value-type="float" office:value="0.3732992" calcext:value-type="float">
            <text:p>0.3732992</text:p>
          </table:table-cell>
          <table:table-cell office:value-type="float" office:value="0.390771" calcext:value-type="float">
            <text:p>0.390771</text:p>
          </table:table-cell>
          <table:table-cell office:value-type="float" office:value="0.4036259" calcext:value-type="float">
            <text:p>0.403625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9782E-015" calcext:value-type="float">
            <text:p>1.939782E-15</text:p>
          </table:table-cell>
          <table:table-cell office:value-type="float" office:value="1.980387E-015" calcext:value-type="float">
            <text:p>1.980387E-15</text:p>
          </table:table-cell>
          <table:table-cell office:value-type="float" office:value="1.966088E-015" calcext:value-type="float">
            <text:p>1.966088E-15</text:p>
          </table:table-cell>
          <table:table-cell office:value-type="float" office:value="1.99106E-015" calcext:value-type="float">
            <text:p>1.99106E-15</text:p>
          </table:table-cell>
          <table:table-cell office:value-type="float" office:value="9.451846E-016" calcext:value-type="float">
            <text:p>9.451846E-16</text:p>
          </table:table-cell>
          <table:table-cell office:value-type="float" office:value="1.931476E-015" calcext:value-type="float">
            <text:p>1.931476E-15</text:p>
          </table:table-cell>
          <table:table-cell office:value-type="float" office:value="9.345751E-016" calcext:value-type="float">
            <text:p>9.345751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768117" calcext:value-type="float">
            <text:p>-0.7768117</text:p>
          </table:table-cell>
          <table:table-cell office:value-type="float" office:value="-0.01182857" calcext:value-type="float">
            <text:p>-0.01182857</text:p>
          </table:table-cell>
          <table:table-cell office:value-type="float" office:value="-0.01092815" calcext:value-type="float">
            <text:p>-0.01092815</text:p>
          </table:table-cell>
          <table:table-cell office:value-type="float" office:value="-0.009969071" calcext:value-type="float">
            <text:p>-0.009969071</text:p>
          </table:table-cell>
          <table:table-cell office:value-type="float" office:value="-0.009361273" calcext:value-type="float">
            <text:p>-0.009361273</text:p>
          </table:table-cell>
          <table:table-cell office:value-type="float" office:value="-0.008461367" calcext:value-type="float">
            <text:p>-0.008461367</text:p>
          </table:table-cell>
          <table:table-cell office:value-type="float" office:value="-0.008082106" calcext:value-type="float">
            <text:p>-0.008082106</text:p>
          </table:table-cell>
          <table:table-cell office:value-type="float" office:value="-0.008528585" calcext:value-type="float">
            <text:p>-0.008528585</text:p>
          </table:table-cell>
          <table:table-cell office:value-type="float" office:value="-0.01322748" calcext:value-type="float">
            <text:p>-0.01322748</text:p>
          </table:table-cell>
          <table:table-cell office:value-type="float" office:value="-0.01208008" calcext:value-type="float">
            <text:p>-0.01208008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552697" calcext:value-type="float">
            <text:p>-0.552697</text:p>
          </table:table-cell>
          <table:table-cell office:value-type="float" office:value="-0.001382456" calcext:value-type="float">
            <text:p>-0.00138245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75368" calcext:value-type="float">
            <text:p>-2.17536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44" calcext:value-type="float">
            <text:p>144</text:p>
          </table:table-cell>
          <table:table-cell office:value-type="float" office:value="24052007" calcext:value-type="float">
            <text:p>24052007</text:p>
          </table:table-cell>
          <table:table-cell office:value-type="float" office:value="311.8798" calcext:value-type="float">
            <text:p>311.8798</text:p>
          </table:table-cell>
          <table:table-cell office:value-type="float" office:value="106.7302" calcext:value-type="float">
            <text:p>106.7302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07.973" calcext:value-type="float">
            <text:p>1107.973</text:p>
          </table:table-cell>
          <table:table-cell office:value-type="float" office:value="138.7424" calcext:value-type="float">
            <text:p>138.7424</text:p>
          </table:table-cell>
          <table:table-cell office:value-type="float" office:value="0" calcext:value-type="float">
            <text:p>0</text:p>
          </table:table-cell>
          <table:table-cell office:value-type="float" office:value="0.118487" calcext:value-type="float">
            <text:p>0.118487</text:p>
          </table:table-cell>
          <table:table-cell office:value-type="float" office:value="0.360447" calcext:value-type="float">
            <text:p>0.360447</text:p>
          </table:table-cell>
          <table:table-cell office:value-type="float" office:value="0.3630759" calcext:value-type="float">
            <text:p>0.3630759</text:p>
          </table:table-cell>
          <table:table-cell office:value-type="float" office:value="0.3666679" calcext:value-type="float">
            <text:p>0.3666679</text:p>
          </table:table-cell>
          <table:table-cell office:value-type="float" office:value="0.3691306" calcext:value-type="float">
            <text:p>0.3691306</text:p>
          </table:table-cell>
          <table:table-cell office:value-type="float" office:value="0.3186088" calcext:value-type="float">
            <text:p>0.3186088</text:p>
          </table:table-cell>
          <table:table-cell office:value-type="float" office:value="0.3128311" calcext:value-type="float">
            <text:p>0.3128311</text:p>
          </table:table-cell>
          <table:table-cell office:value-type="float" office:value="0.3796093" calcext:value-type="float">
            <text:p>0.3796093</text:p>
          </table:table-cell>
          <table:table-cell office:value-type="float" office:value="0.3669274" calcext:value-type="float">
            <text:p>0.3669274</text:p>
          </table:table-cell>
          <table:table-cell office:value-type="float" office:value="0.3736624" calcext:value-type="float">
            <text:p>0.3736624</text:p>
          </table:table-cell>
          <table:table-cell office:value-type="float" office:value="0.3908682" calcext:value-type="float">
            <text:p>0.3908682</text:p>
          </table:table-cell>
          <table:table-cell office:value-type="float" office:value="0.4034721" calcext:value-type="float">
            <text:p>0.403472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0305E-015" calcext:value-type="float">
            <text:p>1.940305E-15</text:p>
          </table:table-cell>
          <table:table-cell office:value-type="float" office:value="1.980343E-015" calcext:value-type="float">
            <text:p>1.980343E-15</text:p>
          </table:table-cell>
          <table:table-cell office:value-type="float" office:value="1.966042E-015" calcext:value-type="float">
            <text:p>1.966042E-15</text:p>
          </table:table-cell>
          <table:table-cell office:value-type="float" office:value="1.991048E-015" calcext:value-type="float">
            <text:p>1.991048E-15</text:p>
          </table:table-cell>
          <table:table-cell office:value-type="float" office:value="9.451641E-016" calcext:value-type="float">
            <text:p>9.451641E-16</text:p>
          </table:table-cell>
          <table:table-cell office:value-type="float" office:value="1.931476E-015" calcext:value-type="float">
            <text:p>1.931476E-15</text:p>
          </table:table-cell>
          <table:table-cell office:value-type="float" office:value="9.345751E-016" calcext:value-type="float">
            <text:p>9.345751E-16</text:p>
          </table:table-cell>
          <table:table-cell office:value-type="float" office:value="9.736548E-016" calcext:value-type="float">
            <text:p>9.736548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83845" calcext:value-type="float">
            <text:p>-46.83845</text:p>
          </table:table-cell>
          <table:table-cell office:value-type="float" office:value="-0.01129966" calcext:value-type="float">
            <text:p>-0.01129966</text:p>
          </table:table-cell>
          <table:table-cell office:value-type="float" office:value="-0.01081348" calcext:value-type="float">
            <text:p>-0.01081348</text:p>
          </table:table-cell>
          <table:table-cell office:value-type="float" office:value="-0.01026568" calcext:value-type="float">
            <text:p>-0.01026568</text:p>
          </table:table-cell>
          <table:table-cell office:value-type="float" office:value="-0.009855608" calcext:value-type="float">
            <text:p>-0.009855608</text:p>
          </table:table-cell>
          <table:table-cell office:value-type="float" office:value="-0.009239636" calcext:value-type="float">
            <text:p>-0.009239636</text:p>
          </table:table-cell>
          <table:table-cell office:value-type="float" office:value="-0.008832218" calcext:value-type="float">
            <text:p>-0.008832218</text:p>
          </table:table-cell>
          <table:table-cell office:value-type="float" office:value="-0.00875448" calcext:value-type="float">
            <text:p>-0.00875448</text:p>
          </table:table-cell>
          <table:table-cell office:value-type="float" office:value="-0.01243768" calcext:value-type="float">
            <text:p>-0.01243768</text:p>
          </table:table-cell>
          <table:table-cell office:value-type="float" office:value="-0.01188108" calcext:value-type="float">
            <text:p>-0.01188108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7807503" calcext:value-type="float">
            <text:p>-0.7807503</text:p>
          </table:table-cell>
          <table:table-cell office:value-type="float" office:value="-0.001388373" calcext:value-type="float">
            <text:p>-0.00138837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79212" calcext:value-type="float">
            <text:p>-2.17921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45" calcext:value-type="float">
            <text:p>145</text:p>
          </table:table-cell>
          <table:table-cell office:value-type="float" office:value="25052007" calcext:value-type="float">
            <text:p>25052007</text:p>
          </table:table-cell>
          <table:table-cell office:value-type="float" office:value="312.0067" calcext:value-type="float">
            <text:p>312.0067</text:p>
          </table:table-cell>
          <table:table-cell office:value-type="float" office:value="106.9531" calcext:value-type="float">
            <text:p>106.9531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07.68" calcext:value-type="float">
            <text:p>1107.68</text:p>
          </table:table-cell>
          <table:table-cell office:value-type="float" office:value="138.939" calcext:value-type="float">
            <text:p>138.939</text:p>
          </table:table-cell>
          <table:table-cell office:value-type="float" office:value="0" calcext:value-type="float">
            <text:p>0</text:p>
          </table:table-cell>
          <table:table-cell office:value-type="float" office:value="0.1131079" calcext:value-type="float">
            <text:p>0.1131079</text:p>
          </table:table-cell>
          <table:table-cell office:value-type="float" office:value="0.3602372" calcext:value-type="float">
            <text:p>0.3602372</text:p>
          </table:table-cell>
          <table:table-cell office:value-type="float" office:value="0.3626324" calcext:value-type="float">
            <text:p>0.3626324</text:p>
          </table:table-cell>
          <table:table-cell office:value-type="float" office:value="0.3657242" calcext:value-type="float">
            <text:p>0.3657242</text:p>
          </table:table-cell>
          <table:table-cell office:value-type="float" office:value="0.3677478" calcext:value-type="float">
            <text:p>0.3677478</text:p>
          </table:table-cell>
          <table:table-cell office:value-type="float" office:value="0.316959" calcext:value-type="float">
            <text:p>0.316959</text:p>
          </table:table-cell>
          <table:table-cell office:value-type="float" office:value="0.3109003" calcext:value-type="float">
            <text:p>0.3109003</text:p>
          </table:table-cell>
          <table:table-cell office:value-type="float" office:value="0.3790008" calcext:value-type="float">
            <text:p>0.3790008</text:p>
          </table:table-cell>
          <table:table-cell office:value-type="float" office:value="0.3679493" calcext:value-type="float">
            <text:p>0.3679493</text:p>
          </table:table-cell>
          <table:table-cell office:value-type="float" office:value="0.3740593" calcext:value-type="float">
            <text:p>0.3740593</text:p>
          </table:table-cell>
          <table:table-cell office:value-type="float" office:value="0.3909813" calcext:value-type="float">
            <text:p>0.3909813</text:p>
          </table:table-cell>
          <table:table-cell office:value-type="float" office:value="0.403394" calcext:value-type="float">
            <text:p>0.403394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40975E-015" calcext:value-type="float">
            <text:p>1.940975E-15</text:p>
          </table:table-cell>
          <table:table-cell office:value-type="float" office:value="1.980284E-015" calcext:value-type="float">
            <text:p>1.980284E-15</text:p>
          </table:table-cell>
          <table:table-cell office:value-type="float" office:value="1.965987E-015" calcext:value-type="float">
            <text:p>1.965987E-15</text:p>
          </table:table-cell>
          <table:table-cell office:value-type="float" office:value="1.991028E-015" calcext:value-type="float">
            <text:p>1.991028E-15</text:p>
          </table:table-cell>
          <table:table-cell office:value-type="float" office:value="9.451444E-016" calcext:value-type="float">
            <text:p>9.451444E-16</text:p>
          </table:table-cell>
          <table:table-cell office:value-type="float" office:value="1.931476E-015" calcext:value-type="float">
            <text:p>1.931476E-15</text:p>
          </table:table-cell>
          <table:table-cell office:value-type="float" office:value="9.345751E-016" calcext:value-type="float">
            <text:p>9.345751E-16</text:p>
          </table:table-cell>
          <table:table-cell office:value-type="float" office:value="9.736548E-016" calcext:value-type="float">
            <text:p>9.736548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E-024" calcext:value-type="float">
            <text:p>1.44659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43593" calcext:value-type="float">
            <text:p>-66.43593</text:p>
          </table:table-cell>
          <table:table-cell office:value-type="float" office:value="-0.01133819" calcext:value-type="float">
            <text:p>-0.01133819</text:p>
          </table:table-cell>
          <table:table-cell office:value-type="float" office:value="-0.01089354" calcext:value-type="float">
            <text:p>-0.01089354</text:p>
          </table:table-cell>
          <table:table-cell office:value-type="float" office:value="-0.01042807" calcext:value-type="float">
            <text:p>-0.01042807</text:p>
          </table:table-cell>
          <table:table-cell office:value-type="float" office:value="-0.01008443" calcext:value-type="float">
            <text:p>-0.01008443</text:p>
          </table:table-cell>
          <table:table-cell office:value-type="float" office:value="-0.009610561" calcext:value-type="float">
            <text:p>-0.009610561</text:p>
          </table:table-cell>
          <table:table-cell office:value-type="float" office:value="-0.009305792" calcext:value-type="float">
            <text:p>-0.009305792</text:p>
          </table:table-cell>
          <table:table-cell office:value-type="float" office:value="-0.009063859" calcext:value-type="float">
            <text:p>-0.009063859</text:p>
          </table:table-cell>
          <table:table-cell office:value-type="float" office:value="-0.01187405" calcext:value-type="float">
            <text:p>-0.01187405</text:p>
          </table:table-cell>
          <table:table-cell office:value-type="float" office:value="-0.01166726" calcext:value-type="float">
            <text:p>-0.01166726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7459457" calcext:value-type="float">
            <text:p>-0.7459457</text:p>
          </table:table-cell>
          <table:table-cell office:value-type="float" office:value="-0.001396785" calcext:value-type="float">
            <text:p>-0.00139678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2639" calcext:value-type="float">
            <text:p>-2.18263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46" calcext:value-type="float">
            <text:p>146</text:p>
          </table:table-cell>
          <table:table-cell office:value-type="float" office:value="26052007" calcext:value-type="float">
            <text:p>26052007</text:p>
          </table:table-cell>
          <table:table-cell office:value-type="float" office:value="312.0067" calcext:value-type="float">
            <text:p>312.0067</text:p>
          </table:table-cell>
          <table:table-cell office:value-type="float" office:value="107.0312" calcext:value-type="float">
            <text:p>107.0312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07.476" calcext:value-type="float">
            <text:p>1107.476</text:p>
          </table:table-cell>
          <table:table-cell office:value-type="float" office:value="139.0649" calcext:value-type="float">
            <text:p>139.0649</text:p>
          </table:table-cell>
          <table:table-cell office:value-type="float" office:value="0" calcext:value-type="float">
            <text:p>0</text:p>
          </table:table-cell>
          <table:table-cell office:value-type="float" office:value="0.1130588" calcext:value-type="float">
            <text:p>0.1130588</text:p>
          </table:table-cell>
          <table:table-cell office:value-type="float" office:value="0.3591152" calcext:value-type="float">
            <text:p>0.3591152</text:p>
          </table:table-cell>
          <table:table-cell office:value-type="float" office:value="0.3614388" calcext:value-type="float">
            <text:p>0.3614388</text:p>
          </table:table-cell>
          <table:table-cell office:value-type="float" office:value="0.3643979" calcext:value-type="float">
            <text:p>0.3643979</text:p>
          </table:table-cell>
          <table:table-cell office:value-type="float" office:value="0.3662578" calcext:value-type="float">
            <text:p>0.3662578</text:p>
          </table:table-cell>
          <table:table-cell office:value-type="float" office:value="0.3156921" calcext:value-type="float">
            <text:p>0.3156921</text:p>
          </table:table-cell>
          <table:table-cell office:value-type="float" office:value="0.3096971" calcext:value-type="float">
            <text:p>0.3096971</text:p>
          </table:table-cell>
          <table:table-cell office:value-type="float" office:value="0.3785501" calcext:value-type="float">
            <text:p>0.3785501</text:p>
          </table:table-cell>
          <table:table-cell office:value-type="float" office:value="0.3687269" calcext:value-type="float">
            <text:p>0.3687269</text:p>
          </table:table-cell>
          <table:table-cell office:value-type="float" office:value="0.3744626" calcext:value-type="float">
            <text:p>0.3744626</text:p>
          </table:table-cell>
          <table:table-cell office:value-type="float" office:value="0.3911179" calcext:value-type="float">
            <text:p>0.3911179</text:p>
          </table:table-cell>
          <table:table-cell office:value-type="float" office:value="0.4034324" calcext:value-type="float">
            <text:p>0.403432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1833E-015" calcext:value-type="float">
            <text:p>1.941833E-15</text:p>
          </table:table-cell>
          <table:table-cell office:value-type="float" office:value="1.9802E-015" calcext:value-type="float">
            <text:p>1.9802E-15</text:p>
          </table:table-cell>
          <table:table-cell office:value-type="float" office:value="1.965916E-015" calcext:value-type="float">
            <text:p>1.965916E-15</text:p>
          </table:table-cell>
          <table:table-cell office:value-type="float" office:value="1.991007E-015" calcext:value-type="float">
            <text:p>1.991007E-15</text:p>
          </table:table-cell>
          <table:table-cell office:value-type="float" office:value="9.451225E-016" calcext:value-type="float">
            <text:p>9.451225E-16</text:p>
          </table:table-cell>
          <table:table-cell office:value-type="float" office:value="1.931476E-015" calcext:value-type="float">
            <text:p>1.931476E-15</text:p>
          </table:table-cell>
          <table:table-cell office:value-type="float" office:value="9.345751E-016" calcext:value-type="float">
            <text:p>9.345751E-16</text:p>
          </table:table-cell>
          <table:table-cell office:value-type="float" office:value="9.736551E-016" calcext:value-type="float">
            <text:p>9.736551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.17862" calcext:value-type="float">
            <text:p>-67.17862</text:p>
          </table:table-cell>
          <table:table-cell office:value-type="float" office:value="-0.01155816" calcext:value-type="float">
            <text:p>-0.01155816</text:p>
          </table:table-cell>
          <table:table-cell office:value-type="float" office:value="-0.01111655" calcext:value-type="float">
            <text:p>-0.01111655</text:p>
          </table:table-cell>
          <table:table-cell office:value-type="float" office:value="-0.01066172" calcext:value-type="float">
            <text:p>-0.01066172</text:p>
          </table:table-cell>
          <table:table-cell office:value-type="float" office:value="-0.0103374" calcext:value-type="float">
            <text:p>-0.0103374</text:p>
          </table:table-cell>
          <table:table-cell office:value-type="float" office:value="-0.009906295" calcext:value-type="float">
            <text:p>-0.009906295</text:p>
          </table:table-cell>
          <table:table-cell office:value-type="float" office:value="-0.009613967" calcext:value-type="float">
            <text:p>-0.009613967</text:p>
          </table:table-cell>
          <table:table-cell office:value-type="float" office:value="-0.00930077" calcext:value-type="float">
            <text:p>-0.00930077</text:p>
          </table:table-cell>
          <table:table-cell office:value-type="float" office:value="-0.0114634" calcext:value-type="float">
            <text:p>-0.0114634</text:p>
          </table:table-cell>
          <table:table-cell office:value-type="float" office:value="-0.01145413" calcext:value-type="float">
            <text:p>-0.01145413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7107949" calcext:value-type="float">
            <text:p>-0.7107949</text:p>
          </table:table-cell>
          <table:table-cell office:value-type="float" office:value="-0.00140652" calcext:value-type="float">
            <text:p>-0.0014065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5463" calcext:value-type="float">
            <text:p>-2.185463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47" calcext:value-type="float">
            <text:p>147</text:p>
          </table:table-cell>
          <table:table-cell office:value-type="float" office:value="27052007" calcext:value-type="float">
            <text:p>27052007</text:p>
          </table:table-cell>
          <table:table-cell office:value-type="float" office:value="312.0067" calcext:value-type="float">
            <text:p>312.0067</text:p>
          </table:table-cell>
          <table:table-cell office:value-type="float" office:value="107.1944" calcext:value-type="float">
            <text:p>107.1944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07.203" calcext:value-type="float">
            <text:p>1107.203</text:p>
          </table:table-cell>
          <table:table-cell office:value-type="float" office:value="139.1754" calcext:value-type="float">
            <text:p>139.1754</text:p>
          </table:table-cell>
          <table:table-cell office:value-type="float" office:value="0" calcext:value-type="float">
            <text:p>0</text:p>
          </table:table-cell>
          <table:table-cell office:value-type="float" office:value="0.11143" calcext:value-type="float">
            <text:p>0.11143</text:p>
          </table:table-cell>
          <table:table-cell office:value-type="float" office:value="0.3574277" calcext:value-type="float">
            <text:p>0.3574277</text:p>
          </table:table-cell>
          <table:table-cell office:value-type="float" office:value="0.3597394" calcext:value-type="float">
            <text:p>0.3597394</text:p>
          </table:table-cell>
          <table:table-cell office:value-type="float" office:value="0.362689" calcext:value-type="float">
            <text:p>0.362689</text:p>
          </table:table-cell>
          <table:table-cell office:value-type="float" office:value="0.3645418" calcext:value-type="float">
            <text:p>0.3645418</text:p>
          </table:table-cell>
          <table:table-cell office:value-type="float" office:value="0.3145116" calcext:value-type="float">
            <text:p>0.3145116</text:p>
          </table:table-cell>
          <table:table-cell office:value-type="float" office:value="0.3087239" calcext:value-type="float">
            <text:p>0.3087239</text:p>
          </table:table-cell>
          <table:table-cell office:value-type="float" office:value="0.3782171" calcext:value-type="float">
            <text:p>0.3782171</text:p>
          </table:table-cell>
          <table:table-cell office:value-type="float" office:value="0.3693317" calcext:value-type="float">
            <text:p>0.3693317</text:p>
          </table:table-cell>
          <table:table-cell office:value-type="float" office:value="0.3748568" calcext:value-type="float">
            <text:p>0.3748568</text:p>
          </table:table-cell>
          <table:table-cell office:value-type="float" office:value="0.3912747" calcext:value-type="float">
            <text:p>0.3912747</text:p>
          </table:table-cell>
          <table:table-cell office:value-type="float" office:value="0.403456" calcext:value-type="float">
            <text:p>0.403456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42789E-015" calcext:value-type="float">
            <text:p>1.942789E-15</text:p>
          </table:table-cell>
          <table:table-cell office:value-type="float" office:value="1.98011E-015" calcext:value-type="float">
            <text:p>1.98011E-15</text:p>
          </table:table-cell>
          <table:table-cell office:value-type="float" office:value="1.965838E-015" calcext:value-type="float">
            <text:p>1.965838E-15</text:p>
          </table:table-cell>
          <table:table-cell office:value-type="float" office:value="1.990977E-015" calcext:value-type="float">
            <text:p>1.990977E-15</text:p>
          </table:table-cell>
          <table:table-cell office:value-type="float" office:value="9.451006E-016" calcext:value-type="float">
            <text:p>9.451006E-16</text:p>
          </table:table-cell>
          <table:table-cell office:value-type="float" office:value="1.931476E-015" calcext:value-type="float">
            <text:p>1.931476E-15</text:p>
          </table:table-cell>
          <table:table-cell office:value-type="float" office:value="9.345751E-016" calcext:value-type="float">
            <text:p>9.345751E-16</text:p>
          </table:table-cell>
          <table:table-cell office:value-type="float" office:value="9.736548E-016" calcext:value-type="float">
            <text:p>9.736548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E-024" calcext:value-type="float">
            <text:p>1.44659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.7467" calcext:value-type="float">
            <text:p>-75.7467</text:p>
          </table:table-cell>
          <table:table-cell office:value-type="float" office:value="-0.01189915" calcext:value-type="float">
            <text:p>-0.01189915</text:p>
          </table:table-cell>
          <table:table-cell office:value-type="float" office:value="-0.01144395" calcext:value-type="float">
            <text:p>-0.01144395</text:p>
          </table:table-cell>
          <table:table-cell office:value-type="float" office:value="-0.01097203" calcext:value-type="float">
            <text:p>-0.01097203</text:p>
          </table:table-cell>
          <table:table-cell office:value-type="float" office:value="-0.01063791" calcext:value-type="float">
            <text:p>-0.01063791</text:p>
          </table:table-cell>
          <table:table-cell office:value-type="float" office:value="-0.01019078" calcext:value-type="float">
            <text:p>-0.01019078</text:p>
          </table:table-cell>
          <table:table-cell office:value-type="float" office:value="-0.009871094" calcext:value-type="float">
            <text:p>-0.009871094</text:p>
          </table:table-cell>
          <table:table-cell office:value-type="float" office:value="-0.009479717" calcext:value-type="float">
            <text:p>-0.009479717</text:p>
          </table:table-cell>
          <table:table-cell office:value-type="float" office:value="-0.01115451" calcext:value-type="float">
            <text:p>-0.01115451</text:p>
          </table:table-cell>
          <table:table-cell office:value-type="float" office:value="-0.01124964" calcext:value-type="float">
            <text:p>-0.01124964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6752403" calcext:value-type="float">
            <text:p>-0.6752403</text:p>
          </table:table-cell>
          <table:table-cell office:value-type="float" office:value="-0.001416998" calcext:value-type="float">
            <text:p>-0.00141699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7726" calcext:value-type="float">
            <text:p>-2.18772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48" calcext:value-type="float">
            <text:p>148</text:p>
          </table:table-cell>
          <table:table-cell office:value-type="float" office:value="28052007" calcext:value-type="float">
            <text:p>28052007</text:p>
          </table:table-cell>
          <table:table-cell office:value-type="float" office:value="312.0067" calcext:value-type="float">
            <text:p>312.0067</text:p>
          </table:table-cell>
          <table:table-cell office:value-type="float" office:value="107.3216" calcext:value-type="float">
            <text:p>107.3216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06.977" calcext:value-type="float">
            <text:p>1106.977</text:p>
          </table:table-cell>
          <table:table-cell office:value-type="float" office:value="139.2732" calcext:value-type="float">
            <text:p>139.2732</text:p>
          </table:table-cell>
          <table:table-cell office:value-type="float" office:value="0" calcext:value-type="float">
            <text:p>0</text:p>
          </table:table-cell>
          <table:table-cell office:value-type="float" office:value="0.1125796" calcext:value-type="float">
            <text:p>0.1125796</text:p>
          </table:table-cell>
          <table:table-cell office:value-type="float" office:value="0.3559616" calcext:value-type="float">
            <text:p>0.3559616</text:p>
          </table:table-cell>
          <table:table-cell office:value-type="float" office:value="0.3582502" calcext:value-type="float">
            <text:p>0.3582502</text:p>
          </table:table-cell>
          <table:table-cell office:value-type="float" office:value="0.3611733" calcext:value-type="float">
            <text:p>0.3611733</text:p>
          </table:table-cell>
          <table:table-cell office:value-type="float" office:value="0.3630628" calcext:value-type="float">
            <text:p>0.3630628</text:p>
          </table:table-cell>
          <table:table-cell office:value-type="float" office:value="0.3134724" calcext:value-type="float">
            <text:p>0.3134724</text:p>
          </table:table-cell>
          <table:table-cell office:value-type="float" office:value="0.30758" calcext:value-type="float">
            <text:p>0.30758</text:p>
          </table:table-cell>
          <table:table-cell office:value-type="float" office:value="0.3776338" calcext:value-type="float">
            <text:p>0.3776338</text:p>
          </table:table-cell>
          <table:table-cell office:value-type="float" office:value="0.36993" calcext:value-type="float">
            <text:p>0.36993</text:p>
          </table:table-cell>
          <table:table-cell office:value-type="float" office:value="0.375302" calcext:value-type="float">
            <text:p>0.375302</text:p>
          </table:table-cell>
          <table:table-cell office:value-type="float" office:value="0.3914469" calcext:value-type="float">
            <text:p>0.3914469</text:p>
          </table:table-cell>
          <table:table-cell office:value-type="float" office:value="0.4034744" calcext:value-type="float">
            <text:p>0.403474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3841E-015" calcext:value-type="float">
            <text:p>1.943841E-15</text:p>
          </table:table-cell>
          <table:table-cell office:value-type="float" office:value="1.980012E-015" calcext:value-type="float">
            <text:p>1.980012E-15</text:p>
          </table:table-cell>
          <table:table-cell office:value-type="float" office:value="1.965752E-015" calcext:value-type="float">
            <text:p>1.965752E-15</text:p>
          </table:table-cell>
          <table:table-cell office:value-type="float" office:value="1.990944E-015" calcext:value-type="float">
            <text:p>1.990944E-15</text:p>
          </table:table-cell>
          <table:table-cell office:value-type="float" office:value="9.4508E-016" calcext:value-type="float">
            <text:p>9.4508E-16</text:p>
          </table:table-cell>
          <table:table-cell office:value-type="float" office:value="1.931476E-015" calcext:value-type="float">
            <text:p>1.931476E-15</text:p>
          </table:table-cell>
          <table:table-cell office:value-type="float" office:value="9.345751E-016" calcext:value-type="float">
            <text:p>9.345751E-16</text:p>
          </table:table-cell>
          <table:table-cell office:value-type="float" office:value="9.736548E-016" calcext:value-type="float">
            <text:p>9.736548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23816" calcext:value-type="float">
            <text:p>-69.23816</text:p>
          </table:table-cell>
          <table:table-cell office:value-type="float" office:value="-0.01220492" calcext:value-type="float">
            <text:p>-0.01220492</text:p>
          </table:table-cell>
          <table:table-cell office:value-type="float" office:value="-0.01174029" calcext:value-type="float">
            <text:p>-0.01174029</text:p>
          </table:table-cell>
          <table:table-cell office:value-type="float" office:value="-0.01125671" calcext:value-type="float">
            <text:p>-0.01125671</text:p>
          </table:table-cell>
          <table:table-cell office:value-type="float" office:value="-0.01090575" calcext:value-type="float">
            <text:p>-0.01090575</text:p>
          </table:table-cell>
          <table:table-cell office:value-type="float" office:value="-0.01044898" calcext:value-type="float">
            <text:p>-0.01044898</text:p>
          </table:table-cell>
          <table:table-cell office:value-type="float" office:value="-0.01018205" calcext:value-type="float">
            <text:p>-0.01018205</text:p>
          </table:table-cell>
          <table:table-cell office:value-type="float" office:value="-0.009799505" calcext:value-type="float">
            <text:p>-0.009799505</text:p>
          </table:table-cell>
          <table:table-cell office:value-type="float" office:value="-0.01085844" calcext:value-type="float">
            <text:p>-0.01085844</text:p>
          </table:table-cell>
          <table:table-cell office:value-type="float" office:value="-0.01102399" calcext:value-type="float">
            <text:p>-0.01102399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6395065" calcext:value-type="float">
            <text:p>-0.6395065</text:p>
          </table:table-cell>
          <table:table-cell office:value-type="float" office:value="-0.001428043" calcext:value-type="float">
            <text:p>-0.00142804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9545" calcext:value-type="float">
            <text:p>-2.18954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49" calcext:value-type="float">
            <text:p>149</text:p>
          </table:table-cell>
          <table:table-cell office:value-type="float" office:value="29052007" calcext:value-type="float">
            <text:p>29052007</text:p>
          </table:table-cell>
          <table:table-cell office:value-type="float" office:value="312.0067" calcext:value-type="float">
            <text:p>312.0067</text:p>
          </table:table-cell>
          <table:table-cell office:value-type="float" office:value="107.3928" calcext:value-type="float">
            <text:p>107.3928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06.819" calcext:value-type="float">
            <text:p>1106.819</text:p>
          </table:table-cell>
          <table:table-cell office:value-type="float" office:value="139.3608" calcext:value-type="float">
            <text:p>139.3608</text:p>
          </table:table-cell>
          <table:table-cell office:value-type="float" office:value="0" calcext:value-type="float">
            <text:p>0</text:p>
          </table:table-cell>
          <table:table-cell office:value-type="float" office:value="0.1159745" calcext:value-type="float">
            <text:p>0.1159745</text:p>
          </table:table-cell>
          <table:table-cell office:value-type="float" office:value="0.3548681" calcext:value-type="float">
            <text:p>0.3548681</text:p>
          </table:table-cell>
          <table:table-cell office:value-type="float" office:value="0.3570767" calcext:value-type="float">
            <text:p>0.3570767</text:p>
          </table:table-cell>
          <table:table-cell office:value-type="float" office:value="0.3598586" calcext:value-type="float">
            <text:p>0.3598586</text:p>
          </table:table-cell>
          <table:table-cell office:value-type="float" office:value="0.3616148" calcext:value-type="float">
            <text:p>0.3616148</text:p>
          </table:table-cell>
          <table:table-cell office:value-type="float" office:value="0.3123534" calcext:value-type="float">
            <text:p>0.3123534</text:p>
          </table:table-cell>
          <table:table-cell office:value-type="float" office:value="0.3065036" calcext:value-type="float">
            <text:p>0.3065036</text:p>
          </table:table-cell>
          <table:table-cell office:value-type="float" office:value="0.3771634" calcext:value-type="float">
            <text:p>0.3771634</text:p>
          </table:table-cell>
          <table:table-cell office:value-type="float" office:value="0.3703895" calcext:value-type="float">
            <text:p>0.3703895</text:p>
          </table:table-cell>
          <table:table-cell office:value-type="float" office:value="0.3757505" calcext:value-type="float">
            <text:p>0.3757505</text:p>
          </table:table-cell>
          <table:table-cell office:value-type="float" office:value="0.3916354" calcext:value-type="float">
            <text:p>0.3916354</text:p>
          </table:table-cell>
          <table:table-cell office:value-type="float" office:value="0.4034947" calcext:value-type="float">
            <text:p>0.403494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4856E-015" calcext:value-type="float">
            <text:p>1.944856E-15</text:p>
          </table:table-cell>
          <table:table-cell office:value-type="float" office:value="1.979919E-015" calcext:value-type="float">
            <text:p>1.979919E-15</text:p>
          </table:table-cell>
          <table:table-cell office:value-type="float" office:value="1.965669E-015" calcext:value-type="float">
            <text:p>1.965669E-15</text:p>
          </table:table-cell>
          <table:table-cell office:value-type="float" office:value="1.990911E-015" calcext:value-type="float">
            <text:p>1.990911E-15</text:p>
          </table:table-cell>
          <table:table-cell office:value-type="float" office:value="9.450594E-016" calcext:value-type="float">
            <text:p>9.450594E-16</text:p>
          </table:table-cell>
          <table:table-cell office:value-type="float" office:value="1.931476E-015" calcext:value-type="float">
            <text:p>1.931476E-15</text:p>
          </table:table-cell>
          <table:table-cell office:value-type="float" office:value="9.345746E-016" calcext:value-type="float">
            <text:p>9.345746E-16</text:p>
          </table:table-cell>
          <table:table-cell office:value-type="float" office:value="9.736551E-016" calcext:value-type="float">
            <text:p>9.736551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46115" calcext:value-type="float">
            <text:p>-55.46115</text:p>
          </table:table-cell>
          <table:table-cell office:value-type="float" office:value="-0.01243723" calcext:value-type="float">
            <text:p>-0.01243723</text:p>
          </table:table-cell>
          <table:table-cell office:value-type="float" office:value="-0.01197966" calcext:value-type="float">
            <text:p>-0.01197966</text:p>
          </table:table-cell>
          <table:table-cell office:value-type="float" office:value="-0.01151034" calcext:value-type="float">
            <text:p>-0.01151034</text:p>
          </table:table-cell>
          <table:table-cell office:value-type="float" office:value="-0.01117527" calcext:value-type="float">
            <text:p>-0.01117527</text:p>
          </table:table-cell>
          <table:table-cell office:value-type="float" office:value="-0.01073526" calcext:value-type="float">
            <text:p>-0.01073526</text:p>
          </table:table-cell>
          <table:table-cell office:value-type="float" office:value="-0.01048611" calcext:value-type="float">
            <text:p>-0.01048611</text:p>
          </table:table-cell>
          <table:table-cell office:value-type="float" office:value="-0.01006817" calcext:value-type="float">
            <text:p>-0.01006817</text:p>
          </table:table-cell>
          <table:table-cell office:value-type="float" office:value="-0.01063582" calcext:value-type="float">
            <text:p>-0.01063582</text:p>
          </table:table-cell>
          <table:table-cell office:value-type="float" office:value="-0.01080081" calcext:value-type="float">
            <text:p>-0.01080081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6039714" calcext:value-type="float">
            <text:p>-0.6039714</text:p>
          </table:table-cell>
          <table:table-cell office:value-type="float" office:value="-0.001439237" calcext:value-type="float">
            <text:p>-0.00143923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1004" calcext:value-type="float">
            <text:p>-2.19100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50" calcext:value-type="float">
            <text:p>150</text:p>
          </table:table-cell>
          <table:table-cell office:value-type="float" office:value="30052007" calcext:value-type="float">
            <text:p>30052007</text:p>
          </table:table-cell>
          <table:table-cell office:value-type="float" office:value="324.5796" calcext:value-type="float">
            <text:p>324.5796</text:p>
          </table:table-cell>
          <table:table-cell office:value-type="float" office:value="109.7368" calcext:value-type="float">
            <text:p>109.7368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16.844" calcext:value-type="float">
            <text:p>1116.844</text:p>
          </table:table-cell>
          <table:table-cell office:value-type="float" office:value="139.564" calcext:value-type="float">
            <text:p>139.564</text:p>
          </table:table-cell>
          <table:table-cell office:value-type="float" office:value="0" calcext:value-type="float">
            <text:p>0</text:p>
          </table:table-cell>
          <table:table-cell office:value-type="float" office:value="0.3966054" calcext:value-type="float">
            <text:p>0.3966054</text:p>
          </table:table-cell>
          <table:table-cell office:value-type="float" office:value="0.3980781" calcext:value-type="float">
            <text:p>0.3980781</text:p>
          </table:table-cell>
          <table:table-cell office:value-type="float" office:value="0.396873" calcext:value-type="float">
            <text:p>0.396873</text:p>
          </table:table-cell>
          <table:table-cell office:value-type="float" office:value="0.3933125" calcext:value-type="float">
            <text:p>0.3933125</text:p>
          </table:table-cell>
          <table:table-cell office:value-type="float" office:value="0.3905483" calcext:value-type="float">
            <text:p>0.3905483</text:p>
          </table:table-cell>
          <table:table-cell office:value-type="float" office:value="0.3188431" calcext:value-type="float">
            <text:p>0.3188431</text:p>
          </table:table-cell>
          <table:table-cell office:value-type="float" office:value="0.3079766" calcext:value-type="float">
            <text:p>0.3079766</text:p>
          </table:table-cell>
          <table:table-cell office:value-type="float" office:value="0.376879" calcext:value-type="float">
            <text:p>0.376879</text:p>
          </table:table-cell>
          <table:table-cell office:value-type="float" office:value="0.3706212" calcext:value-type="float">
            <text:p>0.3706212</text:p>
          </table:table-cell>
          <table:table-cell office:value-type="float" office:value="0.376164" calcext:value-type="float">
            <text:p>0.376164</text:p>
          </table:table-cell>
          <table:table-cell office:value-type="float" office:value="0.3918332" calcext:value-type="float">
            <text:p>0.3918332</text:p>
          </table:table-cell>
          <table:table-cell office:value-type="float" office:value="0.4035192" calcext:value-type="float">
            <text:p>0.403519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5572E-015" calcext:value-type="float">
            <text:p>1.945572E-15</text:p>
          </table:table-cell>
          <table:table-cell office:value-type="float" office:value="1.979867E-015" calcext:value-type="float">
            <text:p>1.979867E-15</text:p>
          </table:table-cell>
          <table:table-cell office:value-type="float" office:value="1.965606E-015" calcext:value-type="float">
            <text:p>1.965606E-15</text:p>
          </table:table-cell>
          <table:table-cell office:value-type="float" office:value="1.990886E-015" calcext:value-type="float">
            <text:p>1.990886E-15</text:p>
          </table:table-cell>
          <table:table-cell office:value-type="float" office:value="9.450357E-016" calcext:value-type="float">
            <text:p>9.450357E-16</text:p>
          </table:table-cell>
          <table:table-cell office:value-type="float" office:value="1.931477E-015" calcext:value-type="float">
            <text:p>1.931477E-15</text:p>
          </table:table-cell>
          <table:table-cell office:value-type="float" office:value="9.345742E-016" calcext:value-type="float">
            <text:p>9.345742E-16</text:p>
          </table:table-cell>
          <table:table-cell office:value-type="float" office:value="9.736551E-016" calcext:value-type="float">
            <text:p>9.736551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245421" calcext:value-type="float">
            <text:p>-0.006245421</text:p>
          </table:table-cell>
          <table:table-cell office:value-type="float" office:value="-0.006059395" calcext:value-type="float">
            <text:p>-0.006059395</text:p>
          </table:table-cell>
          <table:table-cell office:value-type="float" office:value="-0.006235286" calcext:value-type="float">
            <text:p>-0.006235286</text:p>
          </table:table-cell>
          <table:table-cell office:value-type="float" office:value="-0.006712946" calcext:value-type="float">
            <text:p>-0.006712946</text:p>
          </table:table-cell>
          <table:table-cell office:value-type="float" office:value="-0.007014754" calcext:value-type="float">
            <text:p>-0.007014754</text:p>
          </table:table-cell>
          <table:table-cell office:value-type="float" office:value="-0.00923259" calcext:value-type="float">
            <text:p>-0.00923259</text:p>
          </table:table-cell>
          <table:table-cell office:value-type="float" office:value="-0.01009436" calcext:value-type="float">
            <text:p>-0.01009436</text:p>
          </table:table-cell>
          <table:table-cell office:value-type="float" office:value="-0.01023647" calcext:value-type="float">
            <text:p>-0.01023647</text:p>
          </table:table-cell>
          <table:table-cell office:value-type="float" office:value="-0.01052476" calcext:value-type="float">
            <text:p>-0.01052476</text:p>
          </table:table-cell>
          <table:table-cell office:value-type="float" office:value="-0.0105993" calcext:value-type="float">
            <text:p>-0.0105993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5813291" calcext:value-type="float">
            <text:p>-0.5813291</text:p>
          </table:table-cell>
          <table:table-cell office:value-type="float" office:value="-0.001446852" calcext:value-type="float">
            <text:p>-0.00144685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2176" calcext:value-type="float">
            <text:p>-2.19217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51" calcext:value-type="float">
            <text:p>151</text:p>
          </table:table-cell>
          <table:table-cell office:value-type="float" office:value="31052007" calcext:value-type="float">
            <text:p>31052007</text:p>
          </table:table-cell>
          <table:table-cell office:value-type="float" office:value="324.8336" calcext:value-type="float">
            <text:p>324.8336</text:p>
          </table:table-cell>
          <table:table-cell office:value-type="float" office:value="111.8983" calcext:value-type="float">
            <text:p>111.8983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14.862" calcext:value-type="float">
            <text:p>1114.862</text:p>
          </table:table-cell>
          <table:table-cell office:value-type="float" office:value="139.6393" calcext:value-type="float">
            <text:p>139.6393</text:p>
          </table:table-cell>
          <table:table-cell office:value-type="float" office:value="0" calcext:value-type="float">
            <text:p>0</text:p>
          </table:table-cell>
          <table:table-cell office:value-type="float" office:value="0.3658502" calcext:value-type="float">
            <text:p>0.3658502</text:p>
          </table:table-cell>
          <table:table-cell office:value-type="float" office:value="0.3685015" calcext:value-type="float">
            <text:p>0.3685015</text:p>
          </table:table-cell>
          <table:table-cell office:value-type="float" office:value="0.3736357" calcext:value-type="float">
            <text:p>0.3736357</text:p>
          </table:table-cell>
          <table:table-cell office:value-type="float" office:value="0.378897" calcext:value-type="float">
            <text:p>0.378897</text:p>
          </table:table-cell>
          <table:table-cell office:value-type="float" office:value="0.3813676" calcext:value-type="float">
            <text:p>0.3813676</text:p>
          </table:table-cell>
          <table:table-cell office:value-type="float" office:value="0.3252434" calcext:value-type="float">
            <text:p>0.3252434</text:p>
          </table:table-cell>
          <table:table-cell office:value-type="float" office:value="0.3148607" calcext:value-type="float">
            <text:p>0.3148607</text:p>
          </table:table-cell>
          <table:table-cell office:value-type="float" office:value="0.3780914" calcext:value-type="float">
            <text:p>0.3780914</text:p>
          </table:table-cell>
          <table:table-cell office:value-type="float" office:value="0.3709496" calcext:value-type="float">
            <text:p>0.3709496</text:p>
          </table:table-cell>
          <table:table-cell office:value-type="float" office:value="0.3765402" calcext:value-type="float">
            <text:p>0.3765402</text:p>
          </table:table-cell>
          <table:table-cell office:value-type="float" office:value="0.3920332" calcext:value-type="float">
            <text:p>0.3920332</text:p>
          </table:table-cell>
          <table:table-cell office:value-type="float" office:value="0.4035487" calcext:value-type="float">
            <text:p>0.4035487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4613E-015" calcext:value-type="float">
            <text:p>1.94613E-15</text:p>
          </table:table-cell>
          <table:table-cell office:value-type="float" office:value="1.979825E-015" calcext:value-type="float">
            <text:p>1.979825E-15</text:p>
          </table:table-cell>
          <table:table-cell office:value-type="float" office:value="1.965563E-015" calcext:value-type="float">
            <text:p>1.965563E-15</text:p>
          </table:table-cell>
          <table:table-cell office:value-type="float" office:value="1.990866E-015" calcext:value-type="float">
            <text:p>1.990866E-15</text:p>
          </table:table-cell>
          <table:table-cell office:value-type="float" office:value="9.450112E-016" calcext:value-type="float">
            <text:p>9.450112E-16</text:p>
          </table:table-cell>
          <table:table-cell office:value-type="float" office:value="1.931477E-015" calcext:value-type="float">
            <text:p>1.931477E-15</text:p>
          </table:table-cell>
          <table:table-cell office:value-type="float" office:value="9.345742E-016" calcext:value-type="float">
            <text:p>9.345742E-16</text:p>
          </table:table-cell>
          <table:table-cell office:value-type="float" office:value="9.736548E-016" calcext:value-type="float">
            <text:p>9.736548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E-024" calcext:value-type="float">
            <text:p>1.44659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39411" calcext:value-type="float">
            <text:p>-0.01039411</text:p>
          </table:table-cell>
          <table:table-cell office:value-type="float" office:value="-0.009868116" calcext:value-type="float">
            <text:p>-0.009868116</text:p>
          </table:table-cell>
          <table:table-cell office:value-type="float" office:value="-0.009056839" calcext:value-type="float">
            <text:p>-0.009056839</text:p>
          </table:table-cell>
          <table:table-cell office:value-type="float" office:value="-0.00838613" calcext:value-type="float">
            <text:p>-0.00838613</text:p>
          </table:table-cell>
          <table:table-cell office:value-type="float" office:value="-0.008061914" calcext:value-type="float">
            <text:p>-0.008061914</text:p>
          </table:table-cell>
          <table:table-cell office:value-type="float" office:value="-0.007904233" calcext:value-type="float">
            <text:p>-0.007904233</text:p>
          </table:table-cell>
          <table:table-cell office:value-type="float" office:value="-0.008378069" calcext:value-type="float">
            <text:p>-0.008378069</text:p>
          </table:table-cell>
          <table:table-cell office:value-type="float" office:value="-0.009559171" calcext:value-type="float">
            <text:p>-0.009559171</text:p>
          </table:table-cell>
          <table:table-cell office:value-type="float" office:value="-0.01037249" calcext:value-type="float">
            <text:p>-0.01037249</text:p>
          </table:table-cell>
          <table:table-cell office:value-type="float" office:value="-0.01041943" calcext:value-type="float">
            <text:p>-0.01041943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561483" calcext:value-type="float">
            <text:p>-0.561483</text:p>
          </table:table-cell>
          <table:table-cell office:value-type="float" office:value="-0.001453304" calcext:value-type="float">
            <text:p>-0.00145330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3089" calcext:value-type="float">
            <text:p>-2.19308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52" calcext:value-type="float">
            <text:p>152</text:p>
          </table:table-cell>
          <table:table-cell office:value-type="float" office:value="1062007" calcext:value-type="float">
            <text:p>1062007</text:p>
          </table:table-cell>
          <table:table-cell office:value-type="float" office:value="325.3416" calcext:value-type="float">
            <text:p>325.3416</text:p>
          </table:table-cell>
          <table:table-cell office:value-type="float" office:value="116.2018" calcext:value-type="float">
            <text:p>116.2018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10.993" calcext:value-type="float">
            <text:p>1110.993</text:p>
          </table:table-cell>
          <table:table-cell office:value-type="float" office:value="139.7122" calcext:value-type="float">
            <text:p>139.7122</text:p>
          </table:table-cell>
          <table:table-cell office:value-type="float" office:value="0" calcext:value-type="float">
            <text:p>0</text:p>
          </table:table-cell>
          <table:table-cell office:value-type="float" office:value="0.1161126" calcext:value-type="float">
            <text:p>0.1161126</text:p>
          </table:table-cell>
          <table:table-cell office:value-type="float" office:value="0.3608822" calcext:value-type="float">
            <text:p>0.3608822</text:p>
          </table:table-cell>
          <table:table-cell office:value-type="float" office:value="0.3643367" calcext:value-type="float">
            <text:p>0.3643367</text:p>
          </table:table-cell>
          <table:table-cell office:value-type="float" office:value="0.3691598" calcext:value-type="float">
            <text:p>0.3691598</text:p>
          </table:table-cell>
          <table:table-cell office:value-type="float" office:value="0.3721898" calcext:value-type="float">
            <text:p>0.3721898</text:p>
          </table:table-cell>
          <table:table-cell office:value-type="float" office:value="0.3210882" calcext:value-type="float">
            <text:p>0.3210882</text:p>
          </table:table-cell>
          <table:table-cell office:value-type="float" office:value="0.3140687" calcext:value-type="float">
            <text:p>0.3140687</text:p>
          </table:table-cell>
          <table:table-cell office:value-type="float" office:value="0.3791944" calcext:value-type="float">
            <text:p>0.3791944</text:p>
          </table:table-cell>
          <table:table-cell office:value-type="float" office:value="0.3715104" calcext:value-type="float">
            <text:p>0.3715104</text:p>
          </table:table-cell>
          <table:table-cell office:value-type="float" office:value="0.3769031" calcext:value-type="float">
            <text:p>0.3769031</text:p>
          </table:table-cell>
          <table:table-cell office:value-type="float" office:value="0.3922325" calcext:value-type="float">
            <text:p>0.3922325</text:p>
          </table:table-cell>
          <table:table-cell office:value-type="float" office:value="0.4035833" calcext:value-type="float">
            <text:p>0.4035833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46768E-015" calcext:value-type="float">
            <text:p>1.946768E-15</text:p>
          </table:table-cell>
          <table:table-cell office:value-type="float" office:value="1.979768E-015" calcext:value-type="float">
            <text:p>1.979768E-15</text:p>
          </table:table-cell>
          <table:table-cell office:value-type="float" office:value="1.965511E-015" calcext:value-type="float">
            <text:p>1.965511E-15</text:p>
          </table:table-cell>
          <table:table-cell office:value-type="float" office:value="1.99085E-015" calcext:value-type="float">
            <text:p>1.99085E-15</text:p>
          </table:table-cell>
          <table:table-cell office:value-type="float" office:value="9.449887E-016" calcext:value-type="float">
            <text:p>9.449887E-16</text:p>
          </table:table-cell>
          <table:table-cell office:value-type="float" office:value="1.931477E-015" calcext:value-type="float">
            <text:p>1.931477E-15</text:p>
          </table:table-cell>
          <table:table-cell office:value-type="float" office:value="9.345742E-016" calcext:value-type="float">
            <text:p>9.345742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1983" calcext:value-type="float">
            <text:p>-54.1983</text:p>
          </table:table-cell>
          <table:table-cell office:value-type="float" office:value="-0.01122706" calcext:value-type="float">
            <text:p>-0.01122706</text:p>
          </table:table-cell>
          <table:table-cell office:value-type="float" office:value="-0.01058978" calcext:value-type="float">
            <text:p>-0.01058978</text:p>
          </table:table-cell>
          <table:table-cell office:value-type="float" office:value="-0.009845766" calcext:value-type="float">
            <text:p>-0.009845766</text:p>
          </table:table-cell>
          <table:table-cell office:value-type="float" office:value="-0.009365849" calcext:value-type="float">
            <text:p>-0.009365849</text:p>
          </table:table-cell>
          <table:table-cell office:value-type="float" office:value="-0.008708868" calcext:value-type="float">
            <text:p>-0.008708868</text:p>
          </table:table-cell>
          <table:table-cell office:value-type="float" office:value="-0.008546273" calcext:value-type="float">
            <text:p>-0.008546273</text:p>
          </table:table-cell>
          <table:table-cell office:value-type="float" office:value="-0.008970304" calcext:value-type="float">
            <text:p>-0.008970304</text:p>
          </table:table-cell>
          <table:table-cell office:value-type="float" office:value="-0.01011568" calcext:value-type="float">
            <text:p>-0.01011568</text:p>
          </table:table-cell>
          <table:table-cell office:value-type="float" office:value="-0.01024905" calcext:value-type="float">
            <text:p>-0.01024905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5346581" calcext:value-type="float">
            <text:p>-0.5346581</text:p>
          </table:table-cell>
          <table:table-cell office:value-type="float" office:value="-0.001461682" calcext:value-type="float">
            <text:p>-0.00146168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3772" calcext:value-type="float">
            <text:p>-2.19377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53" calcext:value-type="float">
            <text:p>153</text:p>
          </table:table-cell>
          <table:table-cell office:value-type="float" office:value="2062007" calcext:value-type="float">
            <text:p>2062007</text:p>
          </table:table-cell>
          <table:table-cell office:value-type="float" office:value="325.3416" calcext:value-type="float">
            <text:p>325.3416</text:p>
          </table:table-cell>
          <table:table-cell office:value-type="float" office:value="116.4109" calcext:value-type="float">
            <text:p>116.4109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10.72" calcext:value-type="float">
            <text:p>1110.72</text:p>
          </table:table-cell>
          <table:table-cell office:value-type="float" office:value="139.7765" calcext:value-type="float">
            <text:p>139.7765</text:p>
          </table:table-cell>
          <table:table-cell office:value-type="float" office:value="0" calcext:value-type="float">
            <text:p>0</text:p>
          </table:table-cell>
          <table:table-cell office:value-type="float" office:value="0.115082" calcext:value-type="float">
            <text:p>0.115082</text:p>
          </table:table-cell>
          <table:table-cell office:value-type="float" office:value="0.360883" calcext:value-type="float">
            <text:p>0.360883</text:p>
          </table:table-cell>
          <table:table-cell office:value-type="float" office:value="0.3634912" calcext:value-type="float">
            <text:p>0.3634912</text:p>
          </table:table-cell>
          <table:table-cell office:value-type="float" office:value="0.3669083" calcext:value-type="float">
            <text:p>0.3669083</text:p>
          </table:table-cell>
          <table:table-cell office:value-type="float" office:value="0.3691822" calcext:value-type="float">
            <text:p>0.3691822</text:p>
          </table:table-cell>
          <table:table-cell office:value-type="float" office:value="0.3182433" calcext:value-type="float">
            <text:p>0.3182433</text:p>
          </table:table-cell>
          <table:table-cell office:value-type="float" office:value="0.312022" calcext:value-type="float">
            <text:p>0.312022</text:p>
          </table:table-cell>
          <table:table-cell office:value-type="float" office:value="0.3793328" calcext:value-type="float">
            <text:p>0.3793328</text:p>
          </table:table-cell>
          <table:table-cell office:value-type="float" office:value="0.3720679" calcext:value-type="float">
            <text:p>0.3720679</text:p>
          </table:table-cell>
          <table:table-cell office:value-type="float" office:value="0.3772628" calcext:value-type="float">
            <text:p>0.3772628</text:p>
          </table:table-cell>
          <table:table-cell office:value-type="float" office:value="0.3924317" calcext:value-type="float">
            <text:p>0.3924317</text:p>
          </table:table-cell>
          <table:table-cell office:value-type="float" office:value="0.4036233" calcext:value-type="float">
            <text:p>0.403623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7579E-015" calcext:value-type="float">
            <text:p>1.947579E-15</text:p>
          </table:table-cell>
          <table:table-cell office:value-type="float" office:value="1.979692E-015" calcext:value-type="float">
            <text:p>1.979692E-15</text:p>
          </table:table-cell>
          <table:table-cell office:value-type="float" office:value="1.965446E-015" calcext:value-type="float">
            <text:p>1.965446E-15</text:p>
          </table:table-cell>
          <table:table-cell office:value-type="float" office:value="1.990828E-015" calcext:value-type="float">
            <text:p>1.990828E-15</text:p>
          </table:table-cell>
          <table:table-cell office:value-type="float" office:value="9.449633E-016" calcext:value-type="float">
            <text:p>9.449633E-16</text:p>
          </table:table-cell>
          <table:table-cell office:value-type="float" office:value="1.931477E-015" calcext:value-type="float">
            <text:p>1.931477E-15</text:p>
          </table:table-cell>
          <table:table-cell office:value-type="float" office:value="9.345742E-016" calcext:value-type="float">
            <text:p>9.345742E-16</text:p>
          </table:table-cell>
          <table:table-cell office:value-type="float" office:value="9.736551E-016" calcext:value-type="float">
            <text:p>9.736551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18933" calcext:value-type="float">
            <text:p>-58.18933</text:p>
          </table:table-cell>
          <table:table-cell office:value-type="float" office:value="-0.01121677" calcext:value-type="float">
            <text:p>-0.01121677</text:p>
          </table:table-cell>
          <table:table-cell office:value-type="float" office:value="-0.01073846" calcext:value-type="float">
            <text:p>-0.01073846</text:p>
          </table:table-cell>
          <table:table-cell office:value-type="float" office:value="-0.01022421" calcext:value-type="float">
            <text:p>-0.01022421</text:p>
          </table:table-cell>
          <table:table-cell office:value-type="float" office:value="-0.009847297" calcext:value-type="float">
            <text:p>-0.009847297</text:p>
          </table:table-cell>
          <table:table-cell office:value-type="float" office:value="-0.009320491" calcext:value-type="float">
            <text:p>-0.009320491</text:p>
          </table:table-cell>
          <table:table-cell office:value-type="float" office:value="-0.009028287" calcext:value-type="float">
            <text:p>-0.009028287</text:p>
          </table:table-cell>
          <table:table-cell office:value-type="float" office:value="-0.008896211" calcext:value-type="float">
            <text:p>-0.008896211</text:p>
          </table:table-cell>
          <table:table-cell office:value-type="float" office:value="-0.009866239" calcext:value-type="float">
            <text:p>-0.009866239</text:p>
          </table:table-cell>
          <table:table-cell office:value-type="float" office:value="-0.0100832" calcext:value-type="float">
            <text:p>-0.0100832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5056017" calcext:value-type="float">
            <text:p>-0.5056017</text:p>
          </table:table-cell>
          <table:table-cell office:value-type="float" office:value="-0.001471378" calcext:value-type="float">
            <text:p>-0.00147137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4251" calcext:value-type="float">
            <text:p>-2.19425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54" calcext:value-type="float">
            <text:p>154</text:p>
          </table:table-cell>
          <table:table-cell office:value-type="float" office:value="3062007" calcext:value-type="float">
            <text:p>3062007</text:p>
          </table:table-cell>
          <table:table-cell office:value-type="float" office:value="329.4057" calcext:value-type="float">
            <text:p>329.4057</text:p>
          </table:table-cell>
          <table:table-cell office:value-type="float" office:value="120.3629" calcext:value-type="float">
            <text:p>120.3629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10.73" calcext:value-type="float">
            <text:p>1110.73</text:p>
          </table:table-cell>
          <table:table-cell office:value-type="float" office:value="139.8784" calcext:value-type="float">
            <text:p>139.8784</text:p>
          </table:table-cell>
          <table:table-cell office:value-type="float" office:value="0" calcext:value-type="float">
            <text:p>0</text:p>
          </table:table-cell>
          <table:table-cell office:value-type="float" office:value="0.1513483" calcext:value-type="float">
            <text:p>0.1513483</text:p>
          </table:table-cell>
          <table:table-cell office:value-type="float" office:value="0.3573083" calcext:value-type="float">
            <text:p>0.3573083</text:p>
          </table:table-cell>
          <table:table-cell office:value-type="float" office:value="0.3607287" calcext:value-type="float">
            <text:p>0.3607287</text:p>
          </table:table-cell>
          <table:table-cell office:value-type="float" office:value="0.3649255" calcext:value-type="float">
            <text:p>0.3649255</text:p>
          </table:table-cell>
          <table:table-cell office:value-type="float" office:value="0.3673783" calcext:value-type="float">
            <text:p>0.3673783</text:p>
          </table:table-cell>
          <table:table-cell office:value-type="float" office:value="0.3169494" calcext:value-type="float">
            <text:p>0.3169494</text:p>
          </table:table-cell>
          <table:table-cell office:value-type="float" office:value="0.3108186" calcext:value-type="float">
            <text:p>0.3108186</text:p>
          </table:table-cell>
          <table:table-cell office:value-type="float" office:value="0.3791164" calcext:value-type="float">
            <text:p>0.3791164</text:p>
          </table:table-cell>
          <table:table-cell office:value-type="float" office:value="0.3725194" calcext:value-type="float">
            <text:p>0.3725194</text:p>
          </table:table-cell>
          <table:table-cell office:value-type="float" office:value="0.3775995" calcext:value-type="float">
            <text:p>0.3775995</text:p>
          </table:table-cell>
          <table:table-cell office:value-type="float" office:value="0.3926256" calcext:value-type="float">
            <text:p>0.3926256</text:p>
          </table:table-cell>
          <table:table-cell office:value-type="float" office:value="0.4036841" calcext:value-type="float">
            <text:p>0.4036841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48304E-015" calcext:value-type="float">
            <text:p>1.948304E-15</text:p>
          </table:table-cell>
          <table:table-cell office:value-type="float" office:value="1.979634E-015" calcext:value-type="float">
            <text:p>1.979634E-15</text:p>
          </table:table-cell>
          <table:table-cell office:value-type="float" office:value="1.965385E-015" calcext:value-type="float">
            <text:p>1.965385E-15</text:p>
          </table:table-cell>
          <table:table-cell office:value-type="float" office:value="1.990803E-015" calcext:value-type="float">
            <text:p>1.990803E-15</text:p>
          </table:table-cell>
          <table:table-cell office:value-type="float" office:value="9.449419E-016" calcext:value-type="float">
            <text:p>9.449419E-16</text:p>
          </table:table-cell>
          <table:table-cell office:value-type="float" office:value="1.931477E-015" calcext:value-type="float">
            <text:p>1.931477E-15</text:p>
          </table:table-cell>
          <table:table-cell office:value-type="float" office:value="9.345742E-016" calcext:value-type="float">
            <text:p>9.345742E-16</text:p>
          </table:table-cell>
          <table:table-cell office:value-type="float" office:value="9.736548E-016" calcext:value-type="float">
            <text:p>9.736548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E-024" calcext:value-type="float">
            <text:p>1.44659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710197" calcext:value-type="float">
            <text:p>-6.710197</text:p>
          </table:table-cell>
          <table:table-cell office:value-type="float" office:value="-0.01193081" calcext:value-type="float">
            <text:p>-0.01193081</text:p>
          </table:table-cell>
          <table:table-cell office:value-type="float" office:value="-0.01125397" calcext:value-type="float">
            <text:p>-0.01125397</text:p>
          </table:table-cell>
          <table:table-cell office:value-type="float" office:value="-0.01056357" calcext:value-type="float">
            <text:p>-0.01056357</text:p>
          </table:table-cell>
          <table:table-cell office:value-type="float" office:value="-0.01014184" calcext:value-type="float">
            <text:p>-0.01014184</text:p>
          </table:table-cell>
          <table:table-cell office:value-type="float" office:value="-0.009611651" calcext:value-type="float">
            <text:p>-0.009611651</text:p>
          </table:table-cell>
          <table:table-cell office:value-type="float" office:value="-0.009327618" calcext:value-type="float">
            <text:p>-0.009327618</text:p>
          </table:table-cell>
          <table:table-cell office:value-type="float" office:value="-0.009006104" calcext:value-type="float">
            <text:p>-0.009006104</text:p>
          </table:table-cell>
          <table:table-cell office:value-type="float" office:value="-0.009668799" calcext:value-type="float">
            <text:p>-0.009668799</text:p>
          </table:table-cell>
          <table:table-cell office:value-type="float" office:value="-0.00993022" calcext:value-type="float">
            <text:p>-0.00993022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4810049" calcext:value-type="float">
            <text:p>-0.4810049</text:p>
          </table:table-cell>
          <table:table-cell office:value-type="float" office:value="-0.001480011" calcext:value-type="float">
            <text:p>-0.00148001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4562" calcext:value-type="float">
            <text:p>-2.19456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55" calcext:value-type="float">
            <text:p>155</text:p>
          </table:table-cell>
          <table:table-cell office:value-type="float" office:value="4062007" calcext:value-type="float">
            <text:p>4062007</text:p>
          </table:table-cell>
          <table:table-cell office:value-type="float" office:value="333.9776" calcext:value-type="float">
            <text:p>333.9776</text:p>
          </table:table-cell>
          <table:table-cell office:value-type="float" office:value="121.066" calcext:value-type="float">
            <text:p>121.066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14.494" calcext:value-type="float">
            <text:p>1114.494</text:p>
          </table:table-cell>
          <table:table-cell office:value-type="float" office:value="139.9832" calcext:value-type="float">
            <text:p>139.9832</text:p>
          </table:table-cell>
          <table:table-cell office:value-type="float" office:value="0" calcext:value-type="float">
            <text:p>0</text:p>
          </table:table-cell>
          <table:table-cell office:value-type="float" office:value="0.3926158" calcext:value-type="float">
            <text:p>0.3926158</text:p>
          </table:table-cell>
          <table:table-cell office:value-type="float" office:value="0.3825119" calcext:value-type="float">
            <text:p>0.3825119</text:p>
          </table:table-cell>
          <table:table-cell office:value-type="float" office:value="0.3679626" calcext:value-type="float">
            <text:p>0.3679626</text:p>
          </table:table-cell>
          <table:table-cell office:value-type="float" office:value="0.3645154" calcext:value-type="float">
            <text:p>0.3645154</text:p>
          </table:table-cell>
          <table:table-cell office:value-type="float" office:value="0.365481" calcext:value-type="float">
            <text:p>0.365481</text:p>
          </table:table-cell>
          <table:table-cell office:value-type="float" office:value="0.3152582" calcext:value-type="float">
            <text:p>0.3152582</text:p>
          </table:table-cell>
          <table:table-cell office:value-type="float" office:value="0.3096755" calcext:value-type="float">
            <text:p>0.3096755</text:p>
          </table:table-cell>
          <table:table-cell office:value-type="float" office:value="0.3788555" calcext:value-type="float">
            <text:p>0.3788555</text:p>
          </table:table-cell>
          <table:table-cell office:value-type="float" office:value="0.3727678" calcext:value-type="float">
            <text:p>0.3727678</text:p>
          </table:table-cell>
          <table:table-cell office:value-type="float" office:value="0.3779263" calcext:value-type="float">
            <text:p>0.3779263</text:p>
          </table:table-cell>
          <table:table-cell office:value-type="float" office:value="0.3928915" calcext:value-type="float">
            <text:p>0.3928915</text:p>
          </table:table-cell>
          <table:table-cell office:value-type="float" office:value="0.4037701" calcext:value-type="float">
            <text:p>0.4037701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48901E-015" calcext:value-type="float">
            <text:p>1.948901E-15</text:p>
          </table:table-cell>
          <table:table-cell office:value-type="float" office:value="1.979586E-015" calcext:value-type="float">
            <text:p>1.979586E-15</text:p>
          </table:table-cell>
          <table:table-cell office:value-type="float" office:value="1.965337E-015" calcext:value-type="float">
            <text:p>1.965337E-15</text:p>
          </table:table-cell>
          <table:table-cell office:value-type="float" office:value="1.990784E-015" calcext:value-type="float">
            <text:p>1.990784E-15</text:p>
          </table:table-cell>
          <table:table-cell office:value-type="float" office:value="9.449195E-016" calcext:value-type="float">
            <text:p>9.449195E-16</text:p>
          </table:table-cell>
          <table:table-cell office:value-type="float" office:value="1.931477E-015" calcext:value-type="float">
            <text:p>1.931477E-15</text:p>
          </table:table-cell>
          <table:table-cell office:value-type="float" office:value="9.345742E-016" calcext:value-type="float">
            <text:p>9.345742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E-024" calcext:value-type="float">
            <text:p>1.44659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675688" calcext:value-type="float">
            <text:p>-0.006675688</text:p>
          </table:table-cell>
          <table:table-cell office:value-type="float" office:value="-0.007860232" calcext:value-type="float">
            <text:p>-0.007860232</text:p>
          </table:table-cell>
          <table:table-cell office:value-type="float" office:value="-0.0100949" calcext:value-type="float">
            <text:p>-0.0100949</text:p>
          </table:table-cell>
          <table:table-cell office:value-type="float" office:value="-0.01068852" calcext:value-type="float">
            <text:p>-0.01068852</text:p>
          </table:table-cell>
          <table:table-cell office:value-type="float" office:value="-0.01048737" calcext:value-type="float">
            <text:p>-0.01048737</text:p>
          </table:table-cell>
          <table:table-cell office:value-type="float" office:value="-0.01001046" calcext:value-type="float">
            <text:p>-0.01001046</text:p>
          </table:table-cell>
          <table:table-cell office:value-type="float" office:value="-0.009619795" calcext:value-type="float">
            <text:p>-0.009619795</text:p>
          </table:table-cell>
          <table:table-cell office:value-type="float" office:value="-0.009140726" calcext:value-type="float">
            <text:p>-0.009140726</text:p>
          </table:table-cell>
          <table:table-cell office:value-type="float" office:value="-0.00956114" calcext:value-type="float">
            <text:p>-0.00956114</text:p>
          </table:table-cell>
          <table:table-cell office:value-type="float" office:value="-0.009784494" calcext:value-type="float">
            <text:p>-0.009784494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4610892" calcext:value-type="float">
            <text:p>-0.4610892</text:p>
          </table:table-cell>
          <table:table-cell office:value-type="float" office:value="-0.001487092" calcext:value-type="float">
            <text:p>-0.00148709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4669" calcext:value-type="float">
            <text:p>-2.19466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56" calcext:value-type="float">
            <text:p>156</text:p>
          </table:table-cell>
          <table:table-cell office:value-type="float" office:value="5062007" calcext:value-type="float">
            <text:p>5062007</text:p>
          </table:table-cell>
          <table:table-cell office:value-type="float" office:value="338.8036" calcext:value-type="float">
            <text:p>338.8036</text:p>
          </table:table-cell>
          <table:table-cell office:value-type="float" office:value="122.685" calcext:value-type="float">
            <text:p>122.685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17.592" calcext:value-type="float">
            <text:p>1117.592</text:p>
          </table:table-cell>
          <table:table-cell office:value-type="float" office:value="140.0912" calcext:value-type="float">
            <text:p>140.0912</text:p>
          </table:table-cell>
          <table:table-cell office:value-type="float" office:value="0" calcext:value-type="float">
            <text:p>0</text:p>
          </table:table-cell>
          <table:table-cell office:value-type="float" office:value="0.3743666" calcext:value-type="float">
            <text:p>0.3743666</text:p>
          </table:table-cell>
          <table:table-cell office:value-type="float" office:value="0.3764753" calcext:value-type="float">
            <text:p>0.3764753</text:p>
          </table:table-cell>
          <table:table-cell office:value-type="float" office:value="0.3801337" calcext:value-type="float">
            <text:p>0.3801337</text:p>
          </table:table-cell>
          <table:table-cell office:value-type="float" office:value="0.3835206" calcext:value-type="float">
            <text:p>0.3835206</text:p>
          </table:table-cell>
          <table:table-cell office:value-type="float" office:value="0.3843258" calcext:value-type="float">
            <text:p>0.3843258</text:p>
          </table:table-cell>
          <table:table-cell office:value-type="float" office:value="0.3242185" calcext:value-type="float">
            <text:p>0.3242185</text:p>
          </table:table-cell>
          <table:table-cell office:value-type="float" office:value="0.3132191" calcext:value-type="float">
            <text:p>0.3132191</text:p>
          </table:table-cell>
          <table:table-cell office:value-type="float" office:value="0.3788984" calcext:value-type="float">
            <text:p>0.3788984</text:p>
          </table:table-cell>
          <table:table-cell office:value-type="float" office:value="0.3729016" calcext:value-type="float">
            <text:p>0.3729016</text:p>
          </table:table-cell>
          <table:table-cell office:value-type="float" office:value="0.3782423" calcext:value-type="float">
            <text:p>0.3782423</text:p>
          </table:table-cell>
          <table:table-cell office:value-type="float" office:value="0.3931878" calcext:value-type="float">
            <text:p>0.3931878</text:p>
          </table:table-cell>
          <table:table-cell office:value-type="float" office:value="0.4038658" calcext:value-type="float">
            <text:p>0.403865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9454E-015" calcext:value-type="float">
            <text:p>1.949454E-15</text:p>
          </table:table-cell>
          <table:table-cell office:value-type="float" office:value="1.979541E-015" calcext:value-type="float">
            <text:p>1.979541E-15</text:p>
          </table:table-cell>
          <table:table-cell office:value-type="float" office:value="1.965286E-015" calcext:value-type="float">
            <text:p>1.965286E-15</text:p>
          </table:table-cell>
          <table:table-cell office:value-type="float" office:value="1.990773E-015" calcext:value-type="float">
            <text:p>1.990773E-15</text:p>
          </table:table-cell>
          <table:table-cell office:value-type="float" office:value="9.448962E-016" calcext:value-type="float">
            <text:p>9.448962E-16</text:p>
          </table:table-cell>
          <table:table-cell office:value-type="float" office:value="1.931477E-015" calcext:value-type="float">
            <text:p>1.931477E-15</text:p>
          </table:table-cell>
          <table:table-cell office:value-type="float" office:value="9.345742E-016" calcext:value-type="float">
            <text:p>9.345742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006804" calcext:value-type="float">
            <text:p>-0.009006804</text:p>
          </table:table-cell>
          <table:table-cell office:value-type="float" office:value="-0.008637746" calcext:value-type="float">
            <text:p>-0.008637746</text:p>
          </table:table-cell>
          <table:table-cell office:value-type="float" office:value="-0.008141759" calcext:value-type="float">
            <text:p>-0.008141759</text:p>
          </table:table-cell>
          <table:table-cell office:value-type="float" office:value="-0.007787718" calcext:value-type="float">
            <text:p>-0.007787718</text:p>
          </table:table-cell>
          <table:table-cell office:value-type="float" office:value="-0.007692409" calcext:value-type="float">
            <text:p>-0.007692409</text:p>
          </table:table-cell>
          <table:table-cell office:value-type="float" office:value="-0.008106166" calcext:value-type="float">
            <text:p>-0.008106166</text:p>
          </table:table-cell>
          <table:table-cell office:value-type="float" office:value="-0.008766268" calcext:value-type="float">
            <text:p>-0.008766268</text:p>
          </table:table-cell>
          <table:table-cell office:value-type="float" office:value="-0.009124574" calcext:value-type="float">
            <text:p>-0.009124574</text:p>
          </table:table-cell>
          <table:table-cell office:value-type="float" office:value="-0.009504312" calcext:value-type="float">
            <text:p>-0.009504312</text:p>
          </table:table-cell>
          <table:table-cell office:value-type="float" office:value="-0.009645439" calcext:value-type="float">
            <text:p>-0.009645439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4434138" calcext:value-type="float">
            <text:p>-0.4434138</text:p>
          </table:table-cell>
          <table:table-cell office:value-type="float" office:value="-0.001493827" calcext:value-type="float">
            <text:p>-0.00149382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4576" calcext:value-type="float">
            <text:p>-2.19457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57" calcext:value-type="float">
            <text:p>157</text:p>
          </table:table-cell>
          <table:table-cell office:value-type="float" office:value="6062007" calcext:value-type="float">
            <text:p>6062007</text:p>
          </table:table-cell>
          <table:table-cell office:value-type="float" office:value="338.8036" calcext:value-type="float">
            <text:p>338.8036</text:p>
          </table:table-cell>
          <table:table-cell office:value-type="float" office:value="126.0945" calcext:value-type="float">
            <text:p>126.0945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14.121" calcext:value-type="float">
            <text:p>1114.121</text:p>
          </table:table-cell>
          <table:table-cell office:value-type="float" office:value="140.1529" calcext:value-type="float">
            <text:p>140.1529</text:p>
          </table:table-cell>
          <table:table-cell office:value-type="float" office:value="0" calcext:value-type="float">
            <text:p>0</text:p>
          </table:table-cell>
          <table:table-cell office:value-type="float" office:value="0.1901803" calcext:value-type="float">
            <text:p>0.1901803</text:p>
          </table:table-cell>
          <table:table-cell office:value-type="float" office:value="0.3625142" calcext:value-type="float">
            <text:p>0.3625142</text:p>
          </table:table-cell>
          <table:table-cell office:value-type="float" office:value="0.3663892" calcext:value-type="float">
            <text:p>0.3663892</text:p>
          </table:table-cell>
          <table:table-cell office:value-type="float" office:value="0.3714012" calcext:value-type="float">
            <text:p>0.3714012</text:p>
          </table:table-cell>
          <table:table-cell office:value-type="float" office:value="0.3744646" calcext:value-type="float">
            <text:p>0.3744646</text:p>
          </table:table-cell>
          <table:table-cell office:value-type="float" office:value="0.3225299" calcext:value-type="float">
            <text:p>0.3225299</text:p>
          </table:table-cell>
          <table:table-cell office:value-type="float" office:value="0.3152117" calcext:value-type="float">
            <text:p>0.3152117</text:p>
          </table:table-cell>
          <table:table-cell office:value-type="float" office:value="0.3798298" calcext:value-type="float">
            <text:p>0.3798298</text:p>
          </table:table-cell>
          <table:table-cell office:value-type="float" office:value="0.3731318" calcext:value-type="float">
            <text:p>0.3731318</text:p>
          </table:table-cell>
          <table:table-cell office:value-type="float" office:value="0.3785338" calcext:value-type="float">
            <text:p>0.3785338</text:p>
          </table:table-cell>
          <table:table-cell office:value-type="float" office:value="0.3934587" calcext:value-type="float">
            <text:p>0.3934587</text:p>
          </table:table-cell>
          <table:table-cell office:value-type="float" office:value="0.4039671" calcext:value-type="float">
            <text:p>0.403967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883382E-015" calcext:value-type="float">
            <text:p>1.883382E-15</text:p>
          </table:table-cell>
          <table:table-cell office:value-type="float" office:value="1.97949E-015" calcext:value-type="float">
            <text:p>1.97949E-15</text:p>
          </table:table-cell>
          <table:table-cell office:value-type="float" office:value="1.965237E-015" calcext:value-type="float">
            <text:p>1.965237E-15</text:p>
          </table:table-cell>
          <table:table-cell office:value-type="float" office:value="1.990754E-015" calcext:value-type="float">
            <text:p>1.990754E-15</text:p>
          </table:table-cell>
          <table:table-cell office:value-type="float" office:value="9.448774E-016" calcext:value-type="float">
            <text:p>9.448774E-16</text:p>
          </table:table-cell>
          <table:table-cell office:value-type="float" office:value="1.931477E-015" calcext:value-type="float">
            <text:p>1.931477E-15</text:p>
          </table:table-cell>
          <table:table-cell office:value-type="float" office:value="9.345742E-016" calcext:value-type="float">
            <text:p>9.345742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80735" calcext:value-type="float">
            <text:p>-1.180735</text:p>
          </table:table-cell>
          <table:table-cell office:value-type="float" office:value="-0.01091823" calcext:value-type="float">
            <text:p>-0.01091823</text:p>
          </table:table-cell>
          <table:table-cell office:value-type="float" office:value="-0.01022851" calcext:value-type="float">
            <text:p>-0.01022851</text:p>
          </table:table-cell>
          <table:table-cell office:value-type="float" office:value="-0.009486527" calcext:value-type="float">
            <text:p>-0.009486527</text:p>
          </table:table-cell>
          <table:table-cell office:value-type="float" office:value="-0.009022459" calcext:value-type="float">
            <text:p>-0.009022459</text:p>
          </table:table-cell>
          <table:table-cell office:value-type="float" office:value="-0.008419707" calcext:value-type="float">
            <text:p>-0.008419707</text:p>
          </table:table-cell>
          <table:table-cell office:value-type="float" office:value="-0.008291864" calcext:value-type="float">
            <text:p>-0.008291864</text:p>
          </table:table-cell>
          <table:table-cell office:value-type="float" office:value="-0.00865233" calcext:value-type="float">
            <text:p>-0.00865233</text:p>
          </table:table-cell>
          <table:table-cell office:value-type="float" office:value="-0.009407887" calcext:value-type="float">
            <text:p>-0.009407887</text:p>
          </table:table-cell>
          <table:table-cell office:value-type="float" office:value="-0.009519026" calcext:value-type="float">
            <text:p>-0.009519026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4219871" calcext:value-type="float">
            <text:p>-0.4219871</text:p>
          </table:table-cell>
          <table:table-cell office:value-type="float" office:value="-0.001501757" calcext:value-type="float">
            <text:p>-0.00150175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4312" calcext:value-type="float">
            <text:p>-2.19431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58" calcext:value-type="float">
            <text:p>158</text:p>
          </table:table-cell>
          <table:table-cell office:value-type="float" office:value="7062007" calcext:value-type="float">
            <text:p>7062007</text:p>
          </table:table-cell>
          <table:table-cell office:value-type="float" office:value="338.8036" calcext:value-type="float">
            <text:p>338.8036</text:p>
          </table:table-cell>
          <table:table-cell office:value-type="float" office:value="127.3803" calcext:value-type="float">
            <text:p>127.3803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12.772" calcext:value-type="float">
            <text:p>1112.772</text:p>
          </table:table-cell>
          <table:table-cell office:value-type="float" office:value="140.2166" calcext:value-type="float">
            <text:p>140.2166</text:p>
          </table:table-cell>
          <table:table-cell office:value-type="float" office:value="0" calcext:value-type="float">
            <text:p>0</text:p>
          </table:table-cell>
          <table:table-cell office:value-type="float" office:value="0.1118379" calcext:value-type="float">
            <text:p>0.1118379</text:p>
          </table:table-cell>
          <table:table-cell office:value-type="float" office:value="0.3609627" calcext:value-type="float">
            <text:p>0.3609627</text:p>
          </table:table-cell>
          <table:table-cell office:value-type="float" office:value="0.3637896" calcext:value-type="float">
            <text:p>0.3637896</text:p>
          </table:table-cell>
          <table:table-cell office:value-type="float" office:value="0.3675574" calcext:value-type="float">
            <text:p>0.3675574</text:p>
          </table:table-cell>
          <table:table-cell office:value-type="float" office:value="0.3700548" calcext:value-type="float">
            <text:p>0.3700548</text:p>
          </table:table-cell>
          <table:table-cell office:value-type="float" office:value="0.3192111" calcext:value-type="float">
            <text:p>0.3192111</text:p>
          </table:table-cell>
          <table:table-cell office:value-type="float" office:value="0.3133799" calcext:value-type="float">
            <text:p>0.3133799</text:p>
          </table:table-cell>
          <table:table-cell office:value-type="float" office:value="0.3800989" calcext:value-type="float">
            <text:p>0.3800989</text:p>
          </table:table-cell>
          <table:table-cell office:value-type="float" office:value="0.3734322" calcext:value-type="float">
            <text:p>0.3734322</text:p>
          </table:table-cell>
          <table:table-cell office:value-type="float" office:value="0.3788124" calcext:value-type="float">
            <text:p>0.3788124</text:p>
          </table:table-cell>
          <table:table-cell office:value-type="float" office:value="0.3937092" calcext:value-type="float">
            <text:p>0.3937092</text:p>
          </table:table-cell>
          <table:table-cell office:value-type="float" office:value="0.4040706" calcext:value-type="float">
            <text:p>0.404070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884192E-015" calcext:value-type="float">
            <text:p>1.884192E-15</text:p>
          </table:table-cell>
          <table:table-cell office:value-type="float" office:value="1.979412E-015" calcext:value-type="float">
            <text:p>1.979412E-15</text:p>
          </table:table-cell>
          <table:table-cell office:value-type="float" office:value="1.965172E-015" calcext:value-type="float">
            <text:p>1.965172E-15</text:p>
          </table:table-cell>
          <table:table-cell office:value-type="float" office:value="1.990735E-015" calcext:value-type="float">
            <text:p>1.990735E-15</text:p>
          </table:table-cell>
          <table:table-cell office:value-type="float" office:value="9.44852E-016" calcext:value-type="float">
            <text:p>9.44852E-16</text:p>
          </table:table-cell>
          <table:table-cell office:value-type="float" office:value="1.931477E-015" calcext:value-type="float">
            <text:p>1.931477E-15</text:p>
          </table:table-cell>
          <table:table-cell office:value-type="float" office:value="9.345742E-016" calcext:value-type="float">
            <text:p>9.345742E-16</text:p>
          </table:table-cell>
          <table:table-cell office:value-type="float" office:value="9.736551E-016" calcext:value-type="float">
            <text:p>9.736551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92386" calcext:value-type="float">
            <text:p>-72.92386</text:p>
          </table:table-cell>
          <table:table-cell office:value-type="float" office:value="-0.01120557" calcext:value-type="float">
            <text:p>-0.01120557</text:p>
          </table:table-cell>
          <table:table-cell office:value-type="float" office:value="-0.01068604" calcext:value-type="float">
            <text:p>-0.01068604</text:p>
          </table:table-cell>
          <table:table-cell office:value-type="float" office:value="-0.010114" calcext:value-type="float">
            <text:p>-0.010114</text:p>
          </table:table-cell>
          <table:table-cell office:value-type="float" office:value="-0.00970553" calcext:value-type="float">
            <text:p>-0.00970553</text:p>
          </table:table-cell>
          <table:table-cell office:value-type="float" office:value="-0.00910796" calcext:value-type="float">
            <text:p>-0.00910796</text:p>
          </table:table-cell>
          <table:table-cell office:value-type="float" office:value="-0.008706298" calcext:value-type="float">
            <text:p>-0.008706298</text:p>
          </table:table-cell>
          <table:table-cell office:value-type="float" office:value="-0.008517539" calcext:value-type="float">
            <text:p>-0.008517539</text:p>
          </table:table-cell>
          <table:table-cell office:value-type="float" office:value="-0.009282861" calcext:value-type="float">
            <text:p>-0.009282861</text:p>
          </table:table-cell>
          <table:table-cell office:value-type="float" office:value="-0.009399893" calcext:value-type="float">
            <text:p>-0.009399893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3958185" calcext:value-type="float">
            <text:p>-0.3958185</text:p>
          </table:table-cell>
          <table:table-cell office:value-type="float" office:value="-0.001511913" calcext:value-type="float">
            <text:p>-0.00151191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3886" calcext:value-type="float">
            <text:p>-2.19388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59" calcext:value-type="float">
            <text:p>159</text:p>
          </table:table-cell>
          <table:table-cell office:value-type="float" office:value="8062007" calcext:value-type="float">
            <text:p>8062007</text:p>
          </table:table-cell>
          <table:table-cell office:value-type="float" office:value="338.8036" calcext:value-type="float">
            <text:p>338.8036</text:p>
          </table:table-cell>
          <table:table-cell office:value-type="float" office:value="127.9546" calcext:value-type="float">
            <text:p>127.9546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12.131" calcext:value-type="float">
            <text:p>1112.131</text:p>
          </table:table-cell>
          <table:table-cell office:value-type="float" office:value="140.2836" calcext:value-type="float">
            <text:p>140.2836</text:p>
          </table:table-cell>
          <table:table-cell office:value-type="float" office:value="0" calcext:value-type="float">
            <text:p>0</text:p>
          </table:table-cell>
          <table:table-cell office:value-type="float" office:value="0.1116541" calcext:value-type="float">
            <text:p>0.1116541</text:p>
          </table:table-cell>
          <table:table-cell office:value-type="float" office:value="0.3576456" calcext:value-type="float">
            <text:p>0.3576456</text:p>
          </table:table-cell>
          <table:table-cell office:value-type="float" office:value="0.3604561" calcext:value-type="float">
            <text:p>0.3604561</text:p>
          </table:table-cell>
          <table:table-cell office:value-type="float" office:value="0.3642029" calcext:value-type="float">
            <text:p>0.3642029</text:p>
          </table:table-cell>
          <table:table-cell office:value-type="float" office:value="0.3667307" calcext:value-type="float">
            <text:p>0.3667307</text:p>
          </table:table-cell>
          <table:table-cell office:value-type="float" office:value="0.3170171" calcext:value-type="float">
            <text:p>0.3170171</text:p>
          </table:table-cell>
          <table:table-cell office:value-type="float" office:value="0.3116177" calcext:value-type="float">
            <text:p>0.3116177</text:p>
          </table:table-cell>
          <table:table-cell office:value-type="float" office:value="0.3798499" calcext:value-type="float">
            <text:p>0.3798499</text:p>
          </table:table-cell>
          <table:table-cell office:value-type="float" office:value="0.3736888" calcext:value-type="float">
            <text:p>0.3736888</text:p>
          </table:table-cell>
          <table:table-cell office:value-type="float" office:value="0.3790796" calcext:value-type="float">
            <text:p>0.3790796</text:p>
          </table:table-cell>
          <table:table-cell office:value-type="float" office:value="0.3939436" calcext:value-type="float">
            <text:p>0.3939436</text:p>
          </table:table-cell>
          <table:table-cell office:value-type="float" office:value="0.4041745" calcext:value-type="float">
            <text:p>0.404174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885151E-015" calcext:value-type="float">
            <text:p>1.885151E-15</text:p>
          </table:table-cell>
          <table:table-cell office:value-type="float" office:value="1.979321E-015" calcext:value-type="float">
            <text:p>1.979321E-15</text:p>
          </table:table-cell>
          <table:table-cell office:value-type="float" office:value="1.965095E-015" calcext:value-type="float">
            <text:p>1.965095E-15</text:p>
          </table:table-cell>
          <table:table-cell office:value-type="float" office:value="1.990706E-015" calcext:value-type="float">
            <text:p>1.990706E-15</text:p>
          </table:table-cell>
          <table:table-cell office:value-type="float" office:value="9.4483E-016" calcext:value-type="float">
            <text:p>9.4483E-16</text:p>
          </table:table-cell>
          <table:table-cell office:value-type="float" office:value="1.931477E-015" calcext:value-type="float">
            <text:p>1.931477E-15</text:p>
          </table:table-cell>
          <table:table-cell office:value-type="float" office:value="9.345742E-016" calcext:value-type="float">
            <text:p>9.345742E-16</text:p>
          </table:table-cell>
          <table:table-cell office:value-type="float" office:value="9.736548E-016" calcext:value-type="float">
            <text:p>9.736548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E-024" calcext:value-type="float">
            <text:p>1.44659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99563" calcext:value-type="float">
            <text:p>-72.99563</text:p>
          </table:table-cell>
          <table:table-cell office:value-type="float" office:value="-0.01186241" calcext:value-type="float">
            <text:p>-0.01186241</text:p>
          </table:table-cell>
          <table:table-cell office:value-type="float" office:value="-0.01130903" calcext:value-type="float">
            <text:p>-0.01130903</text:p>
          </table:table-cell>
          <table:table-cell office:value-type="float" office:value="-0.01069664" calcext:value-type="float">
            <text:p>-0.01069664</text:p>
          </table:table-cell>
          <table:table-cell office:value-type="float" office:value="-0.01025573" calcext:value-type="float">
            <text:p>-0.01025573</text:p>
          </table:table-cell>
          <table:table-cell office:value-type="float" office:value="-0.009596136" calcext:value-type="float">
            <text:p>-0.009596136</text:p>
          </table:table-cell>
          <table:table-cell office:value-type="float" office:value="-0.009127733" calcext:value-type="float">
            <text:p>-0.009127733</text:p>
          </table:table-cell>
          <table:table-cell office:value-type="float" office:value="-0.008637169" calcext:value-type="float">
            <text:p>-0.008637169</text:p>
          </table:table-cell>
          <table:table-cell office:value-type="float" office:value="-0.009177154" calcext:value-type="float">
            <text:p>-0.009177154</text:p>
          </table:table-cell>
          <table:table-cell office:value-type="float" office:value="-0.009287129" calcext:value-type="float">
            <text:p>-0.009287129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3704939" calcext:value-type="float">
            <text:p>-0.3704939</text:p>
          </table:table-cell>
          <table:table-cell office:value-type="float" office:value="-0.001522899" calcext:value-type="float">
            <text:p>-0.00152289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3332" calcext:value-type="float">
            <text:p>-2.19333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60" calcext:value-type="float">
            <text:p>160</text:p>
          </table:table-cell>
          <table:table-cell office:value-type="float" office:value="9062007" calcext:value-type="float">
            <text:p>9062007</text:p>
          </table:table-cell>
          <table:table-cell office:value-type="float" office:value="338.8036" calcext:value-type="float">
            <text:p>338.8036</text:p>
          </table:table-cell>
          <table:table-cell office:value-type="float" office:value="128.6495" calcext:value-type="float">
            <text:p>128.6495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11.366" calcext:value-type="float">
            <text:p>1111.366</text:p>
          </table:table-cell>
          <table:table-cell office:value-type="float" office:value="140.3542" calcext:value-type="float">
            <text:p>140.3542</text:p>
          </table:table-cell>
          <table:table-cell office:value-type="float" office:value="0" calcext:value-type="float">
            <text:p>0</text:p>
          </table:table-cell>
          <table:table-cell office:value-type="float" office:value="0.1122658" calcext:value-type="float">
            <text:p>0.1122658</text:p>
          </table:table-cell>
          <table:table-cell office:value-type="float" office:value="0.3538586" calcext:value-type="float">
            <text:p>0.3538586</text:p>
          </table:table-cell>
          <table:table-cell office:value-type="float" office:value="0.3566819" calcext:value-type="float">
            <text:p>0.3566819</text:p>
          </table:table-cell>
          <table:table-cell office:value-type="float" office:value="0.3605861" calcext:value-type="float">
            <text:p>0.3605861</text:p>
          </table:table-cell>
          <table:table-cell office:value-type="float" office:value="0.3632122" calcext:value-type="float">
            <text:p>0.3632122</text:p>
          </table:table-cell>
          <table:table-cell office:value-type="float" office:value="0.3147407" calcext:value-type="float">
            <text:p>0.3147407</text:p>
          </table:table-cell>
          <table:table-cell office:value-type="float" office:value="0.3099821" calcext:value-type="float">
            <text:p>0.3099821</text:p>
          </table:table-cell>
          <table:table-cell office:value-type="float" office:value="0.3794297" calcext:value-type="float">
            <text:p>0.3794297</text:p>
          </table:table-cell>
          <table:table-cell office:value-type="float" office:value="0.3738608" calcext:value-type="float">
            <text:p>0.3738608</text:p>
          </table:table-cell>
          <table:table-cell office:value-type="float" office:value="0.3793316" calcext:value-type="float">
            <text:p>0.3793316</text:p>
          </table:table-cell>
          <table:table-cell office:value-type="float" office:value="0.3941645" calcext:value-type="float">
            <text:p>0.3941645</text:p>
          </table:table-cell>
          <table:table-cell office:value-type="float" office:value="0.4042766" calcext:value-type="float">
            <text:p>0.404276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886245E-015" calcext:value-type="float">
            <text:p>1.886245E-15</text:p>
          </table:table-cell>
          <table:table-cell office:value-type="float" office:value="1.979219E-015" calcext:value-type="float">
            <text:p>1.979219E-15</text:p>
          </table:table-cell>
          <table:table-cell office:value-type="float" office:value="1.965005E-015" calcext:value-type="float">
            <text:p>1.965005E-15</text:p>
          </table:table-cell>
          <table:table-cell office:value-type="float" office:value="1.990674E-015" calcext:value-type="float">
            <text:p>1.990674E-15</text:p>
          </table:table-cell>
          <table:table-cell office:value-type="float" office:value="9.448059E-016" calcext:value-type="float">
            <text:p>9.448059E-16</text:p>
          </table:table-cell>
          <table:table-cell office:value-type="float" office:value="1.931477E-015" calcext:value-type="float">
            <text:p>1.931477E-15</text:p>
          </table:table-cell>
          <table:table-cell office:value-type="float" office:value="9.345742E-016" calcext:value-type="float">
            <text:p>9.345742E-16</text:p>
          </table:table-cell>
          <table:table-cell office:value-type="float" office:value="9.736551E-016" calcext:value-type="float">
            <text:p>9.736551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28153" calcext:value-type="float">
            <text:p>-70.28153</text:p>
          </table:table-cell>
          <table:table-cell office:value-type="float" office:value="-0.01266788" calcext:value-type="float">
            <text:p>-0.01266788</text:p>
          </table:table-cell>
          <table:table-cell office:value-type="float" office:value="-0.01206612" calcext:value-type="float">
            <text:p>-0.01206612</text:p>
          </table:table-cell>
          <table:table-cell office:value-type="float" office:value="-0.01136917" calcext:value-type="float">
            <text:p>-0.01136917</text:p>
          </table:table-cell>
          <table:table-cell office:value-type="float" office:value="-0.01087789" calcext:value-type="float">
            <text:p>-0.01087789</text:p>
          </table:table-cell>
          <table:table-cell office:value-type="float" office:value="-0.01013314" calcext:value-type="float">
            <text:p>-0.01013314</text:p>
          </table:table-cell>
          <table:table-cell office:value-type="float" office:value="-0.009538841" calcext:value-type="float">
            <text:p>-0.009538841</text:p>
          </table:table-cell>
          <table:table-cell office:value-type="float" office:value="-0.008845705" calcext:value-type="float">
            <text:p>-0.008845705</text:p>
          </table:table-cell>
          <table:table-cell office:value-type="float" office:value="-0.009106845" calcext:value-type="float">
            <text:p>-0.009106845</text:p>
          </table:table-cell>
          <table:table-cell office:value-type="float" office:value="-0.009182074" calcext:value-type="float">
            <text:p>-0.009182074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3449296" calcext:value-type="float">
            <text:p>-0.3449296</text:p>
          </table:table-cell>
          <table:table-cell office:value-type="float" office:value="-0.001534936" calcext:value-type="float">
            <text:p>-0.00153493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2676" calcext:value-type="float">
            <text:p>-2.19267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61" calcext:value-type="float">
            <text:p>161</text:p>
          </table:table-cell>
          <table:table-cell office:value-type="float" office:value="10062007" calcext:value-type="float">
            <text:p>10062007</text:p>
          </table:table-cell>
          <table:table-cell office:value-type="float" office:value="341.5975" calcext:value-type="float">
            <text:p>341.5975</text:p>
          </table:table-cell>
          <table:table-cell office:value-type="float" office:value="132.6582" calcext:value-type="float">
            <text:p>132.6582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10.049" calcext:value-type="float">
            <text:p>1110.049</text:p>
          </table:table-cell>
          <table:table-cell office:value-type="float" office:value="140.4562" calcext:value-type="float">
            <text:p>140.4562</text:p>
          </table:table-cell>
          <table:table-cell office:value-type="float" office:value="0" calcext:value-type="float">
            <text:p>0</text:p>
          </table:table-cell>
          <table:table-cell office:value-type="float" office:value="0.1145705" calcext:value-type="float">
            <text:p>0.1145705</text:p>
          </table:table-cell>
          <table:table-cell office:value-type="float" office:value="0.3461481" calcext:value-type="float">
            <text:p>0.3461481</text:p>
          </table:table-cell>
          <table:table-cell office:value-type="float" office:value="0.349878" calcext:value-type="float">
            <text:p>0.349878</text:p>
          </table:table-cell>
          <table:table-cell office:value-type="float" office:value="0.3547918" calcext:value-type="float">
            <text:p>0.3547918</text:p>
          </table:table-cell>
          <table:table-cell office:value-type="float" office:value="0.3580742" calcext:value-type="float">
            <text:p>0.3580742</text:p>
          </table:table-cell>
          <table:table-cell office:value-type="float" office:value="0.3121717" calcext:value-type="float">
            <text:p>0.3121717</text:p>
          </table:table-cell>
          <table:table-cell office:value-type="float" office:value="0.3081681" calcext:value-type="float">
            <text:p>0.3081681</text:p>
          </table:table-cell>
          <table:table-cell office:value-type="float" office:value="0.3788461" calcext:value-type="float">
            <text:p>0.3788461</text:p>
          </table:table-cell>
          <table:table-cell office:value-type="float" office:value="0.3739596" calcext:value-type="float">
            <text:p>0.3739596</text:p>
          </table:table-cell>
          <table:table-cell office:value-type="float" office:value="0.3795861" calcext:value-type="float">
            <text:p>0.3795861</text:p>
          </table:table-cell>
          <table:table-cell office:value-type="float" office:value="0.3943728" calcext:value-type="float">
            <text:p>0.3943728</text:p>
          </table:table-cell>
          <table:table-cell office:value-type="float" office:value="0.4043765" calcext:value-type="float">
            <text:p>0.404376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887329E-015" calcext:value-type="float">
            <text:p>1.887329E-15</text:p>
          </table:table-cell>
          <table:table-cell office:value-type="float" office:value="1.979119E-015" calcext:value-type="float">
            <text:p>1.979119E-15</text:p>
          </table:table-cell>
          <table:table-cell office:value-type="float" office:value="1.964917E-015" calcext:value-type="float">
            <text:p>1.964917E-15</text:p>
          </table:table-cell>
          <table:table-cell office:value-type="float" office:value="1.990638E-015" calcext:value-type="float">
            <text:p>1.990638E-15</text:p>
          </table:table-cell>
          <table:table-cell office:value-type="float" office:value="9.447839E-016" calcext:value-type="float">
            <text:p>9.447839E-16</text:p>
          </table:table-cell>
          <table:table-cell office:value-type="float" office:value="1.931477E-015" calcext:value-type="float">
            <text:p>1.931477E-15</text:p>
          </table:table-cell>
          <table:table-cell office:value-type="float" office:value="9.345739E-016" calcext:value-type="float">
            <text:p>9.345739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68415" calcext:value-type="float">
            <text:p>-59.68415</text:p>
          </table:table-cell>
          <table:table-cell office:value-type="float" office:value="-0.01451778" calcext:value-type="float">
            <text:p>-0.01451778</text:p>
          </table:table-cell>
          <table:table-cell office:value-type="float" office:value="-0.01358485" calcext:value-type="float">
            <text:p>-0.01358485</text:p>
          </table:table-cell>
          <table:table-cell office:value-type="float" office:value="-0.01254992" calcext:value-type="float">
            <text:p>-0.01254992</text:p>
          </table:table-cell>
          <table:table-cell office:value-type="float" office:value="-0.01186685" calcext:value-type="float">
            <text:p>-0.01186685</text:p>
          </table:table-cell>
          <table:table-cell office:value-type="float" office:value="-0.01077824" calcext:value-type="float">
            <text:p>-0.01077824</text:p>
          </table:table-cell>
          <table:table-cell office:value-type="float" office:value="-0.01001689" calcext:value-type="float">
            <text:p>-0.01001689</text:p>
          </table:table-cell>
          <table:table-cell office:value-type="float" office:value="-0.009142252" calcext:value-type="float">
            <text:p>-0.009142252</text:p>
          </table:table-cell>
          <table:table-cell office:value-type="float" office:value="-0.009066895" calcext:value-type="float">
            <text:p>-0.009066895</text:p>
          </table:table-cell>
          <table:table-cell office:value-type="float" office:value="-0.009077843" calcext:value-type="float">
            <text:p>-0.009077843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3196258" calcext:value-type="float">
            <text:p>-0.3196258</text:p>
          </table:table-cell>
          <table:table-cell office:value-type="float" office:value="-0.001547207" calcext:value-type="float">
            <text:p>-0.00154720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1944" calcext:value-type="float">
            <text:p>-2.19194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62" calcext:value-type="float">
            <text:p>162</text:p>
          </table:table-cell>
          <table:table-cell office:value-type="float" office:value="11062007" calcext:value-type="float">
            <text:p>11062007</text:p>
          </table:table-cell>
          <table:table-cell office:value-type="float" office:value="341.5975" calcext:value-type="float">
            <text:p>341.5975</text:p>
          </table:table-cell>
          <table:table-cell office:value-type="float" office:value="133.7457" calcext:value-type="float">
            <text:p>133.7457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08.881" calcext:value-type="float">
            <text:p>1108.881</text:p>
          </table:table-cell>
          <table:table-cell office:value-type="float" office:value="140.5359" calcext:value-type="float">
            <text:p>140.5359</text:p>
          </table:table-cell>
          <table:table-cell office:value-type="float" office:value="0" calcext:value-type="float">
            <text:p>0</text:p>
          </table:table-cell>
          <table:table-cell office:value-type="float" office:value="0.1082405" calcext:value-type="float">
            <text:p>0.1082405</text:p>
          </table:table-cell>
          <table:table-cell office:value-type="float" office:value="0.3422553" calcext:value-type="float">
            <text:p>0.3422553</text:p>
          </table:table-cell>
          <table:table-cell office:value-type="float" office:value="0.345754" calcext:value-type="float">
            <text:p>0.345754</text:p>
          </table:table-cell>
          <table:table-cell office:value-type="float" office:value="0.3504314" calcext:value-type="float">
            <text:p>0.3504314</text:p>
          </table:table-cell>
          <table:table-cell office:value-type="float" office:value="0.3535831" calcext:value-type="float">
            <text:p>0.3535831</text:p>
          </table:table-cell>
          <table:table-cell office:value-type="float" office:value="0.3091297" calcext:value-type="float">
            <text:p>0.3091297</text:p>
          </table:table-cell>
          <table:table-cell office:value-type="float" office:value="0.3058452" calcext:value-type="float">
            <text:p>0.3058452</text:p>
          </table:table-cell>
          <table:table-cell office:value-type="float" office:value="0.3779733" calcext:value-type="float">
            <text:p>0.3779733</text:p>
          </table:table-cell>
          <table:table-cell office:value-type="float" office:value="0.3739855" calcext:value-type="float">
            <text:p>0.3739855</text:p>
          </table:table-cell>
          <table:table-cell office:value-type="float" office:value="0.379919" calcext:value-type="float">
            <text:p>0.379919</text:p>
          </table:table-cell>
          <table:table-cell office:value-type="float" office:value="0.3945809" calcext:value-type="float">
            <text:p>0.3945809</text:p>
          </table:table-cell>
          <table:table-cell office:value-type="float" office:value="0.4044769" calcext:value-type="float">
            <text:p>0.404476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888605E-015" calcext:value-type="float">
            <text:p>1.888605E-15</text:p>
          </table:table-cell>
          <table:table-cell office:value-type="float" office:value="1.979E-015" calcext:value-type="float">
            <text:p>1.979E-15</text:p>
          </table:table-cell>
          <table:table-cell office:value-type="float" office:value="1.964814E-015" calcext:value-type="float">
            <text:p>1.964814E-15</text:p>
          </table:table-cell>
          <table:table-cell office:value-type="float" office:value="1.990595E-015" calcext:value-type="float">
            <text:p>1.990595E-15</text:p>
          </table:table-cell>
          <table:table-cell office:value-type="float" office:value="9.447595E-016" calcext:value-type="float">
            <text:p>9.447595E-16</text:p>
          </table:table-cell>
          <table:table-cell office:value-type="float" office:value="1.931477E-015" calcext:value-type="float">
            <text:p>1.931477E-15</text:p>
          </table:table-cell>
          <table:table-cell office:value-type="float" office:value="9.345732E-016" calcext:value-type="float">
            <text:p>9.345732E-16</text:p>
          </table:table-cell>
          <table:table-cell office:value-type="float" office:value="9.736551E-016" calcext:value-type="float">
            <text:p>9.736551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E-024" calcext:value-type="float">
            <text:p>1.44659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33131" calcext:value-type="float">
            <text:p>-95.33131</text:p>
          </table:table-cell>
          <table:table-cell office:value-type="float" office:value="-0.01556273" calcext:value-type="float">
            <text:p>-0.01556273</text:p>
          </table:table-cell>
          <table:table-cell office:value-type="float" office:value="-0.01461271" calcext:value-type="float">
            <text:p>-0.01461271</text:p>
          </table:table-cell>
          <table:table-cell office:value-type="float" office:value="-0.01353561" calcext:value-type="float">
            <text:p>-0.01353561</text:p>
          </table:table-cell>
          <table:table-cell office:value-type="float" office:value="-0.01281593" calcext:value-type="float">
            <text:p>-0.01281593</text:p>
          </table:table-cell>
          <table:table-cell office:value-type="float" office:value="-0.01160777" calcext:value-type="float">
            <text:p>-0.01160777</text:p>
          </table:table-cell>
          <table:table-cell office:value-type="float" office:value="-0.01067175" calcext:value-type="float">
            <text:p>-0.01067175</text:p>
          </table:table-cell>
          <table:table-cell office:value-type="float" office:value="-0.009609883" calcext:value-type="float">
            <text:p>-0.009609883</text:p>
          </table:table-cell>
          <table:table-cell office:value-type="float" office:value="-0.009055717" calcext:value-type="float">
            <text:p>-0.009055717</text:p>
          </table:table-cell>
          <table:table-cell office:value-type="float" office:value="-0.00894248" calcext:value-type="float">
            <text:p>-0.00894248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293648" calcext:value-type="float">
            <text:p>-0.293648</text:p>
          </table:table-cell>
          <table:table-cell office:value-type="float" office:value="-0.001560947" calcext:value-type="float">
            <text:p>-0.00156094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1144" calcext:value-type="float">
            <text:p>-2.19114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63" calcext:value-type="float">
            <text:p>163</text:p>
          </table:table-cell>
          <table:table-cell office:value-type="float" office:value="12062007" calcext:value-type="float">
            <text:p>12062007</text:p>
          </table:table-cell>
          <table:table-cell office:value-type="float" office:value="341.5975" calcext:value-type="float">
            <text:p>341.5975</text:p>
          </table:table-cell>
          <table:table-cell office:value-type="float" office:value="134.7817" calcext:value-type="float">
            <text:p>134.7817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07.761" calcext:value-type="float">
            <text:p>1107.761</text:p>
          </table:table-cell>
          <table:table-cell office:value-type="float" office:value="140.6208" calcext:value-type="float">
            <text:p>140.6208</text:p>
          </table:table-cell>
          <table:table-cell office:value-type="float" office:value="0" calcext:value-type="float">
            <text:p>0</text:p>
          </table:table-cell>
          <table:table-cell office:value-type="float" office:value="0.106946" calcext:value-type="float">
            <text:p>0.106946</text:p>
          </table:table-cell>
          <table:table-cell office:value-type="float" office:value="0.3381984" calcext:value-type="float">
            <text:p>0.3381984</text:p>
          </table:table-cell>
          <table:table-cell office:value-type="float" office:value="0.3416452" calcext:value-type="float">
            <text:p>0.3416452</text:p>
          </table:table-cell>
          <table:table-cell office:value-type="float" office:value="0.3462278" calcext:value-type="float">
            <text:p>0.3462278</text:p>
          </table:table-cell>
          <table:table-cell office:value-type="float" office:value="0.349517" calcext:value-type="float">
            <text:p>0.349517</text:p>
          </table:table-cell>
          <table:table-cell office:value-type="float" office:value="0.3063792" calcext:value-type="float">
            <text:p>0.3063792</text:p>
          </table:table-cell>
          <table:table-cell office:value-type="float" office:value="0.3037167" calcext:value-type="float">
            <text:p>0.3037167</text:p>
          </table:table-cell>
          <table:table-cell office:value-type="float" office:value="0.377245" calcext:value-type="float">
            <text:p>0.377245</text:p>
          </table:table-cell>
          <table:table-cell office:value-type="float" office:value="0.3738537" calcext:value-type="float">
            <text:p>0.3738537</text:p>
          </table:table-cell>
          <table:table-cell office:value-type="float" office:value="0.3801385" calcext:value-type="float">
            <text:p>0.3801385</text:p>
          </table:table-cell>
          <table:table-cell office:value-type="float" office:value="0.3947855" calcext:value-type="float">
            <text:p>0.3947855</text:p>
          </table:table-cell>
          <table:table-cell office:value-type="float" office:value="0.4045759" calcext:value-type="float">
            <text:p>0.404575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889904E-015" calcext:value-type="float">
            <text:p>1.889904E-15</text:p>
          </table:table-cell>
          <table:table-cell office:value-type="float" office:value="1.978885E-015" calcext:value-type="float">
            <text:p>1.978885E-15</text:p>
          </table:table-cell>
          <table:table-cell office:value-type="float" office:value="1.96471E-015" calcext:value-type="float">
            <text:p>1.96471E-15</text:p>
          </table:table-cell>
          <table:table-cell office:value-type="float" office:value="1.990545E-015" calcext:value-type="float">
            <text:p>1.990545E-15</text:p>
          </table:table-cell>
          <table:table-cell office:value-type="float" office:value="9.447456E-016" calcext:value-type="float">
            <text:p>9.447456E-16</text:p>
          </table:table-cell>
          <table:table-cell office:value-type="float" office:value="1.931475E-015" calcext:value-type="float">
            <text:p>1.931475E-15</text:p>
          </table:table-cell>
          <table:table-cell office:value-type="float" office:value="9.345713E-016" calcext:value-type="float">
            <text:p>9.345713E-16</text:p>
          </table:table-cell>
          <table:table-cell office:value-type="float" office:value="9.736551E-016" calcext:value-type="float">
            <text:p>9.736551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1.3245" calcext:value-type="float">
            <text:p>-101.3245</text:p>
          </table:table-cell>
          <table:table-cell office:value-type="float" office:value="-0.01674736" calcext:value-type="float">
            <text:p>-0.01674736</text:p>
          </table:table-cell>
          <table:table-cell office:value-type="float" office:value="-0.01572774" calcext:value-type="float">
            <text:p>-0.01572774</text:p>
          </table:table-cell>
          <table:table-cell office:value-type="float" office:value="-0.01457186" calcext:value-type="float">
            <text:p>-0.01457186</text:p>
          </table:table-cell>
          <table:table-cell office:value-type="float" office:value="-0.01375565" calcext:value-type="float">
            <text:p>-0.01375565</text:p>
          </table:table-cell>
          <table:table-cell office:value-type="float" office:value="-0.01241826" calcext:value-type="float">
            <text:p>-0.01241826</text:p>
          </table:table-cell>
          <table:table-cell office:value-type="float" office:value="-0.01131543" calcext:value-type="float">
            <text:p>-0.01131543</text:p>
          </table:table-cell>
          <table:table-cell office:value-type="float" office:value="-0.01001976" calcext:value-type="float">
            <text:p>-0.01001976</text:p>
          </table:table-cell>
          <table:table-cell office:value-type="float" office:value="-0.009108386" calcext:value-type="float">
            <text:p>-0.009108386</text:p>
          </table:table-cell>
          <table:table-cell office:value-type="float" office:value="-0.008853892" calcext:value-type="float">
            <text:p>-0.008853892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2718193" calcext:value-type="float">
            <text:p>-0.2718193</text:p>
          </table:table-cell>
          <table:table-cell office:value-type="float" office:value="-0.001573848" calcext:value-type="float">
            <text:p>-0.00157384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0299" calcext:value-type="float">
            <text:p>-2.19029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64" calcext:value-type="float">
            <text:p>164</text:p>
          </table:table-cell>
          <table:table-cell office:value-type="float" office:value="13062007" calcext:value-type="float">
            <text:p>13062007</text:p>
          </table:table-cell>
          <table:table-cell office:value-type="float" office:value="353.2975" calcext:value-type="float">
            <text:p>353.2975</text:p>
          </table:table-cell>
          <table:table-cell office:value-type="float" office:value="135.771" calcext:value-type="float">
            <text:p>135.771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18.103" calcext:value-type="float">
            <text:p>1118.103</text:p>
          </table:table-cell>
          <table:table-cell office:value-type="float" office:value="140.9892" calcext:value-type="float">
            <text:p>140.9892</text:p>
          </table:table-cell>
          <table:table-cell office:value-type="float" office:value="0" calcext:value-type="float">
            <text:p>0</text:p>
          </table:table-cell>
          <table:table-cell office:value-type="float" office:value="0.6009332" calcext:value-type="float">
            <text:p>0.6009332</text:p>
          </table:table-cell>
          <table:table-cell office:value-type="float" office:value="0.3926651" calcext:value-type="float">
            <text:p>0.3926651</text:p>
          </table:table-cell>
          <table:table-cell office:value-type="float" office:value="0.3402157" calcext:value-type="float">
            <text:p>0.3402157</text:p>
          </table:table-cell>
          <table:table-cell office:value-type="float" office:value="0.3456622" calcext:value-type="float">
            <text:p>0.3456622</text:p>
          </table:table-cell>
          <table:table-cell office:value-type="float" office:value="0.3460562" calcext:value-type="float">
            <text:p>0.3460562</text:p>
          </table:table-cell>
          <table:table-cell office:value-type="float" office:value="0.3040509" calcext:value-type="float">
            <text:p>0.3040509</text:p>
          </table:table-cell>
          <table:table-cell office:value-type="float" office:value="0.3099629" calcext:value-type="float">
            <text:p>0.3099629</text:p>
          </table:table-cell>
          <table:table-cell office:value-type="float" office:value="0.3766206" calcext:value-type="float">
            <text:p>0.3766206</text:p>
          </table:table-cell>
          <table:table-cell office:value-type="float" office:value="0.3735809" calcext:value-type="float">
            <text:p>0.3735809</text:p>
          </table:table-cell>
          <table:table-cell office:value-type="float" office:value="0.3802582" calcext:value-type="float">
            <text:p>0.3802582</text:p>
          </table:table-cell>
          <table:table-cell office:value-type="float" office:value="0.394969" calcext:value-type="float">
            <text:p>0.394969</text:p>
          </table:table-cell>
          <table:table-cell office:value-type="float" office:value="0.4046722" calcext:value-type="float">
            <text:p>0.404672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.00331921" calcext:value-type="float">
            <text:p>0.00331921</text:p>
          </table:table-cell>
          <table:table-cell office:value-type="float" office:value="1.891143E-015" calcext:value-type="float">
            <text:p>1.891143E-15</text:p>
          </table:table-cell>
          <table:table-cell office:value-type="float" office:value="1.978776E-015" calcext:value-type="float">
            <text:p>1.978776E-15</text:p>
          </table:table-cell>
          <table:table-cell office:value-type="float" office:value="1.964611E-015" calcext:value-type="float">
            <text:p>1.964611E-15</text:p>
          </table:table-cell>
          <table:table-cell office:value-type="float" office:value="1.9905E-015" calcext:value-type="float">
            <text:p>1.9905E-15</text:p>
          </table:table-cell>
          <table:table-cell office:value-type="float" office:value="9.447357E-016" calcext:value-type="float">
            <text:p>9.447357E-16</text:p>
          </table:table-cell>
          <table:table-cell office:value-type="float" office:value="1.931473E-015" calcext:value-type="float">
            <text:p>1.931473E-15</text:p>
          </table:table-cell>
          <table:table-cell office:value-type="float" office:value="9.345679E-016" calcext:value-type="float">
            <text:p>9.345679E-16</text:p>
          </table:table-cell>
          <table:table-cell office:value-type="float" office:value="9.736551E-016" calcext:value-type="float">
            <text:p>9.736551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095932" calcext:value-type="float">
            <text:p>-0.0005095932</text:p>
          </table:table-cell>
          <table:table-cell office:value-type="float" office:value="-0.009787312" calcext:value-type="float">
            <text:p>-0.009787312</text:p>
          </table:table-cell>
          <table:table-cell office:value-type="float" office:value="-0.01653306" calcext:value-type="float">
            <text:p>-0.01653306</text:p>
          </table:table-cell>
          <table:table-cell office:value-type="float" office:value="-0.01510725" calcext:value-type="float">
            <text:p>-0.01510725</text:p>
          </table:table-cell>
          <table:table-cell office:value-type="float" office:value="-0.01464983" calcext:value-type="float">
            <text:p>-0.01464983</text:p>
          </table:table-cell>
          <table:table-cell office:value-type="float" office:value="-0.01317379" calcext:value-type="float">
            <text:p>-0.01317379</text:p>
          </table:table-cell>
          <table:table-cell office:value-type="float" office:value="-0.01062243" calcext:value-type="float">
            <text:p>-0.01062243</text:p>
          </table:table-cell>
          <table:table-cell office:value-type="float" office:value="-0.010394" calcext:value-type="float">
            <text:p>-0.010394</text:p>
          </table:table-cell>
          <table:table-cell office:value-type="float" office:value="-0.009219111" calcext:value-type="float">
            <text:p>-0.009219111</text:p>
          </table:table-cell>
          <table:table-cell office:value-type="float" office:value="-0.008806145" calcext:value-type="float">
            <text:p>-0.008806145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0192633" calcext:value-type="float">
            <text:p>0.000192633</text:p>
          </table:table-cell>
          <table:table-cell office:value-type="float" office:value="-9999" calcext:value-type="float">
            <text:p>-9999</text:p>
          </table:table-cell>
          <table:table-cell office:value-type="float" office:value="0.003319269" calcext:value-type="float">
            <text:p>0.00331926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65" calcext:value-type="float">
            <text:p>165</text:p>
          </table:table-cell>
          <table:table-cell office:value-type="float" office:value="14062007" calcext:value-type="float">
            <text:p>14062007</text:p>
          </table:table-cell>
          <table:table-cell office:value-type="float" office:value="357.8976" calcext:value-type="float">
            <text:p>357.8976</text:p>
          </table:table-cell>
          <table:table-cell office:value-type="float" office:value="139.9437" calcext:value-type="float">
            <text:p>139.9437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17.896" calcext:value-type="float">
            <text:p>1117.896</text:p>
          </table:table-cell>
          <table:table-cell office:value-type="float" office:value="141.6232" calcext:value-type="float">
            <text:p>141.6232</text:p>
          </table:table-cell>
          <table:table-cell office:value-type="float" office:value="0" calcext:value-type="float">
            <text:p>0</text:p>
          </table:table-cell>
          <table:table-cell office:value-type="float" office:value="0.3566135" calcext:value-type="float">
            <text:p>0.3566135</text:p>
          </table:table-cell>
          <table:table-cell office:value-type="float" office:value="0.3643077" calcext:value-type="float">
            <text:p>0.3643077</text:p>
          </table:table-cell>
          <table:table-cell office:value-type="float" office:value="0.3727619" calcext:value-type="float">
            <text:p>0.3727619</text:p>
          </table:table-cell>
          <table:table-cell office:value-type="float" office:value="0.3791941" calcext:value-type="float">
            <text:p>0.3791941</text:p>
          </table:table-cell>
          <table:table-cell office:value-type="float" office:value="0.3814423" calcext:value-type="float">
            <text:p>0.3814423</text:p>
          </table:table-cell>
          <table:table-cell office:value-type="float" office:value="0.3230519" calcext:value-type="float">
            <text:p>0.3230519</text:p>
          </table:table-cell>
          <table:table-cell office:value-type="float" office:value="0.3127563" calcext:value-type="float">
            <text:p>0.3127563</text:p>
          </table:table-cell>
          <table:table-cell office:value-type="float" office:value="0.378627" calcext:value-type="float">
            <text:p>0.378627</text:p>
          </table:table-cell>
          <table:table-cell office:value-type="float" office:value="0.3736041" calcext:value-type="float">
            <text:p>0.3736041</text:p>
          </table:table-cell>
          <table:table-cell office:value-type="float" office:value="0.3803561" calcext:value-type="float">
            <text:p>0.3803561</text:p>
          </table:table-cell>
          <table:table-cell office:value-type="float" office:value="0.3951257" calcext:value-type="float">
            <text:p>0.3951257</text:p>
          </table:table-cell>
          <table:table-cell office:value-type="float" office:value="0.4046905" calcext:value-type="float">
            <text:p>0.4046905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891989E-015" calcext:value-type="float">
            <text:p>1.891989E-15</text:p>
          </table:table-cell>
          <table:table-cell office:value-type="float" office:value="1.978709E-015" calcext:value-type="float">
            <text:p>1.978709E-15</text:p>
          </table:table-cell>
          <table:table-cell office:value-type="float" office:value="1.964548E-015" calcext:value-type="float">
            <text:p>1.964548E-15</text:p>
          </table:table-cell>
          <table:table-cell office:value-type="float" office:value="1.990463E-015" calcext:value-type="float">
            <text:p>1.990463E-15</text:p>
          </table:table-cell>
          <table:table-cell office:value-type="float" office:value="9.447167E-016" calcext:value-type="float">
            <text:p>9.447167E-16</text:p>
          </table:table-cell>
          <table:table-cell office:value-type="float" office:value="1.931472E-015" calcext:value-type="float">
            <text:p>1.931472E-15</text:p>
          </table:table-cell>
          <table:table-cell office:value-type="float" office:value="9.345655E-016" calcext:value-type="float">
            <text:p>9.345655E-16</text:p>
          </table:table-cell>
          <table:table-cell office:value-type="float" office:value="9.736548E-016" calcext:value-type="float">
            <text:p>9.736548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E-024" calcext:value-type="float">
            <text:p>1.44659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15934" calcext:value-type="float">
            <text:p>-0.01215934</text:p>
          </table:table-cell>
          <table:table-cell office:value-type="float" office:value="-0.01058441" calcext:value-type="float">
            <text:p>-0.01058441</text:p>
          </table:table-cell>
          <table:table-cell office:value-type="float" office:value="-0.009174892" calcext:value-type="float">
            <text:p>-0.009174892</text:p>
          </table:table-cell>
          <table:table-cell office:value-type="float" office:value="-0.008332697" calcext:value-type="float">
            <text:p>-0.008332697</text:p>
          </table:table-cell>
          <table:table-cell office:value-type="float" office:value="-0.008043874" calcext:value-type="float">
            <text:p>-0.008043874</text:p>
          </table:table-cell>
          <table:table-cell office:value-type="float" office:value="-0.008328677" calcext:value-type="float">
            <text:p>-0.008328677</text:p>
          </table:table-cell>
          <table:table-cell office:value-type="float" office:value="-0.008865095" calcext:value-type="float">
            <text:p>-0.008865095</text:p>
          </table:table-cell>
          <table:table-cell office:value-type="float" office:value="-0.009267647" calcext:value-type="float">
            <text:p>-0.009267647</text:p>
          </table:table-cell>
          <table:table-cell office:value-type="float" office:value="-0.009211544" calcext:value-type="float">
            <text:p>-0.009211544</text:p>
          </table:table-cell>
          <table:table-cell office:value-type="float" office:value="-0.008767401" calcext:value-type="float">
            <text:p>-0.008767401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1252973" calcext:value-type="float">
            <text:p>-0.01252973</text:p>
          </table:table-cell>
          <table:table-cell office:value-type="float" office:value="-0.001600016" calcext:value-type="float">
            <text:p>-0.00160001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8057" calcext:value-type="float">
            <text:p>-2.19805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66" calcext:value-type="float">
            <text:p>166</text:p>
          </table:table-cell>
          <table:table-cell office:value-type="float" office:value="15062007" calcext:value-type="float">
            <text:p>15062007</text:p>
          </table:table-cell>
          <table:table-cell office:value-type="float" office:value="357.8976" calcext:value-type="float">
            <text:p>357.8976</text:p>
          </table:table-cell>
          <table:table-cell office:value-type="float" office:value="144.3712" calcext:value-type="float">
            <text:p>144.3712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13.422" calcext:value-type="float">
            <text:p>1113.422</text:p>
          </table:table-cell>
          <table:table-cell office:value-type="float" office:value="141.6699" calcext:value-type="float">
            <text:p>141.6699</text:p>
          </table:table-cell>
          <table:table-cell office:value-type="float" office:value="0" calcext:value-type="float">
            <text:p>0</text:p>
          </table:table-cell>
          <table:table-cell office:value-type="float" office:value="0.115084" calcext:value-type="float">
            <text:p>0.115084</text:p>
          </table:table-cell>
          <table:table-cell office:value-type="float" office:value="0.3562491" calcext:value-type="float">
            <text:p>0.3562491</text:p>
          </table:table-cell>
          <table:table-cell office:value-type="float" office:value="0.3597648" calcext:value-type="float">
            <text:p>0.3597648</text:p>
          </table:table-cell>
          <table:table-cell office:value-type="float" office:value="0.364675" calcext:value-type="float">
            <text:p>0.364675</text:p>
          </table:table-cell>
          <table:table-cell office:value-type="float" office:value="0.3679381" calcext:value-type="float">
            <text:p>0.3679381</text:p>
          </table:table-cell>
          <table:table-cell office:value-type="float" office:value="0.3186626" calcext:value-type="float">
            <text:p>0.3186626</text:p>
          </table:table-cell>
          <table:table-cell office:value-type="float" office:value="0.3127462" calcext:value-type="float">
            <text:p>0.3127462</text:p>
          </table:table-cell>
          <table:table-cell office:value-type="float" office:value="0.3794574" calcext:value-type="float">
            <text:p>0.3794574</text:p>
          </table:table-cell>
          <table:table-cell office:value-type="float" office:value="0.3738226" calcext:value-type="float">
            <text:p>0.3738226</text:p>
          </table:table-cell>
          <table:table-cell office:value-type="float" office:value="0.3804592" calcext:value-type="float">
            <text:p>0.3804592</text:p>
          </table:table-cell>
          <table:table-cell office:value-type="float" office:value="0.3952593" calcext:value-type="float">
            <text:p>0.3952593</text:p>
          </table:table-cell>
          <table:table-cell office:value-type="float" office:value="0.4047379" calcext:value-type="float">
            <text:p>0.404737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892784E-015" calcext:value-type="float">
            <text:p>1.892784E-15</text:p>
          </table:table-cell>
          <table:table-cell office:value-type="float" office:value="1.978643E-015" calcext:value-type="float">
            <text:p>1.978643E-15</text:p>
          </table:table-cell>
          <table:table-cell office:value-type="float" office:value="1.964485E-015" calcext:value-type="float">
            <text:p>1.964485E-15</text:p>
          </table:table-cell>
          <table:table-cell office:value-type="float" office:value="1.990432E-015" calcext:value-type="float">
            <text:p>1.990432E-15</text:p>
          </table:table-cell>
          <table:table-cell office:value-type="float" office:value="9.446962E-016" calcext:value-type="float">
            <text:p>9.446962E-16</text:p>
          </table:table-cell>
          <table:table-cell office:value-type="float" office:value="1.931474E-015" calcext:value-type="float">
            <text:p>1.931474E-15</text:p>
          </table:table-cell>
          <table:table-cell office:value-type="float" office:value="9.345633E-016" calcext:value-type="float">
            <text:p>9.345633E-16</text:p>
          </table:table-cell>
          <table:table-cell office:value-type="float" office:value="9.736548E-016" calcext:value-type="float">
            <text:p>9.736548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E-024" calcext:value-type="float">
            <text:p>1.44659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2618" calcext:value-type="float">
            <text:p>-58.2618</text:p>
          </table:table-cell>
          <table:table-cell office:value-type="float" office:value="-0.01216307" calcext:value-type="float">
            <text:p>-0.01216307</text:p>
          </table:table-cell>
          <table:table-cell office:value-type="float" office:value="-0.0114488" calcext:value-type="float">
            <text:p>-0.0114488</text:p>
          </table:table-cell>
          <table:table-cell office:value-type="float" office:value="-0.01061048" calcext:value-type="float">
            <text:p>-0.01061048</text:p>
          </table:table-cell>
          <table:table-cell office:value-type="float" office:value="-0.01004709" calcext:value-type="float">
            <text:p>-0.01004709</text:p>
          </table:table-cell>
          <table:table-cell office:value-type="float" office:value="-0.009224396" calcext:value-type="float">
            <text:p>-0.009224396</text:p>
          </table:table-cell>
          <table:table-cell office:value-type="float" office:value="-0.008852574" calcext:value-type="float">
            <text:p>-0.008852574</text:p>
          </table:table-cell>
          <table:table-cell office:value-type="float" office:value="-0.008835883" calcext:value-type="float">
            <text:p>-0.008835883</text:p>
          </table:table-cell>
          <table:table-cell office:value-type="float" office:value="-0.009122921" calcext:value-type="float">
            <text:p>-0.009122921</text:p>
          </table:table-cell>
          <table:table-cell office:value-type="float" office:value="-0.008726839" calcext:value-type="float">
            <text:p>-0.008726839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1606033" calcext:value-type="float">
            <text:p>-0.1606033</text:p>
          </table:table-cell>
          <table:table-cell office:value-type="float" office:value="-0.001610582" calcext:value-type="float">
            <text:p>-0.00161058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5643" calcext:value-type="float">
            <text:p>-2.195643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67" calcext:value-type="float">
            <text:p>167</text:p>
          </table:table-cell>
          <table:table-cell office:value-type="float" office:value="16062007" calcext:value-type="float">
            <text:p>16062007</text:p>
          </table:table-cell>
          <table:table-cell office:value-type="float" office:value="357.8976" calcext:value-type="float">
            <text:p>357.8976</text:p>
          </table:table-cell>
          <table:table-cell office:value-type="float" office:value="145.8632" calcext:value-type="float">
            <text:p>145.8632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11.869" calcext:value-type="float">
            <text:p>1111.869</text:p>
          </table:table-cell>
          <table:table-cell office:value-type="float" office:value="141.7307" calcext:value-type="float">
            <text:p>141.7307</text:p>
          </table:table-cell>
          <table:table-cell office:value-type="float" office:value="0" calcext:value-type="float">
            <text:p>0</text:p>
          </table:table-cell>
          <table:table-cell office:value-type="float" office:value="0.1078825" calcext:value-type="float">
            <text:p>0.1078825</text:p>
          </table:table-cell>
          <table:table-cell office:value-type="float" office:value="0.3496015" calcext:value-type="float">
            <text:p>0.3496015</text:p>
          </table:table-cell>
          <table:table-cell office:value-type="float" office:value="0.3531556" calcext:value-type="float">
            <text:p>0.3531556</text:p>
          </table:table-cell>
          <table:table-cell office:value-type="float" office:value="0.3579738" calcext:value-type="float">
            <text:p>0.3579738</text:p>
          </table:table-cell>
          <table:table-cell office:value-type="float" office:value="0.3612125" calcext:value-type="float">
            <text:p>0.3612125</text:p>
          </table:table-cell>
          <table:table-cell office:value-type="float" office:value="0.3142901" calcext:value-type="float">
            <text:p>0.3142901</text:p>
          </table:table-cell>
          <table:table-cell office:value-type="float" office:value="0.3099449" calcext:value-type="float">
            <text:p>0.3099449</text:p>
          </table:table-cell>
          <table:table-cell office:value-type="float" office:value="0.3792052" calcext:value-type="float">
            <text:p>0.3792052</text:p>
          </table:table-cell>
          <table:table-cell office:value-type="float" office:value="0.3741152" calcext:value-type="float">
            <text:p>0.3741152</text:p>
          </table:table-cell>
          <table:table-cell office:value-type="float" office:value="0.3806381" calcext:value-type="float">
            <text:p>0.3806381</text:p>
          </table:table-cell>
          <table:table-cell office:value-type="float" office:value="0.3953827" calcext:value-type="float">
            <text:p>0.3953827</text:p>
          </table:table-cell>
          <table:table-cell office:value-type="float" office:value="0.4048012" calcext:value-type="float">
            <text:p>0.404801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893755E-015" calcext:value-type="float">
            <text:p>1.893755E-15</text:p>
          </table:table-cell>
          <table:table-cell office:value-type="float" office:value="1.978557E-015" calcext:value-type="float">
            <text:p>1.978557E-15</text:p>
          </table:table-cell>
          <table:table-cell office:value-type="float" office:value="1.964405E-015" calcext:value-type="float">
            <text:p>1.964405E-15</text:p>
          </table:table-cell>
          <table:table-cell office:value-type="float" office:value="1.990399E-015" calcext:value-type="float">
            <text:p>1.990399E-15</text:p>
          </table:table-cell>
          <table:table-cell office:value-type="float" office:value="9.446747E-016" calcext:value-type="float">
            <text:p>9.446747E-16</text:p>
          </table:table-cell>
          <table:table-cell office:value-type="float" office:value="1.931474E-015" calcext:value-type="float">
            <text:p>1.931474E-15</text:p>
          </table:table-cell>
          <table:table-cell office:value-type="float" office:value="9.345629E-016" calcext:value-type="float">
            <text:p>9.345629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67996" calcext:value-type="float">
            <text:p>-95.67996</text:p>
          </table:table-cell>
          <table:table-cell office:value-type="float" office:value="-0.01365679" calcext:value-type="float">
            <text:p>-0.01365679</text:p>
          </table:table-cell>
          <table:table-cell office:value-type="float" office:value="-0.0128297" calcext:value-type="float">
            <text:p>-0.0128297</text:p>
          </table:table-cell>
          <table:table-cell office:value-type="float" office:value="-0.01188585" calcext:value-type="float">
            <text:p>-0.01188585</text:p>
          </table:table-cell>
          <table:table-cell office:value-type="float" office:value="-0.01125043" calcext:value-type="float">
            <text:p>-0.01125043</text:p>
          </table:table-cell>
          <table:table-cell office:value-type="float" office:value="-0.01023996" calcext:value-type="float">
            <text:p>-0.01023996</text:p>
          </table:table-cell>
          <table:table-cell office:value-type="float" office:value="-0.009545416" calcext:value-type="float">
            <text:p>-0.009545416</text:p>
          </table:table-cell>
          <table:table-cell office:value-type="float" office:value="-0.00895886" calcext:value-type="float">
            <text:p>-0.00895886</text:p>
          </table:table-cell>
          <table:table-cell office:value-type="float" office:value="-0.009005095" calcext:value-type="float">
            <text:p>-0.009005095</text:p>
          </table:table-cell>
          <table:table-cell office:value-type="float" office:value="-0.008657522" calcext:value-type="float">
            <text:p>-0.008657522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1485041" calcext:value-type="float">
            <text:p>-0.1485041</text:p>
          </table:table-cell>
          <table:table-cell office:value-type="float" office:value="-0.001621368" calcext:value-type="float">
            <text:p>-0.00162136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3555" calcext:value-type="float">
            <text:p>-2.19355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68" calcext:value-type="float">
            <text:p>168</text:p>
          </table:table-cell>
          <table:table-cell office:value-type="float" office:value="17062007" calcext:value-type="float">
            <text:p>17062007</text:p>
          </table:table-cell>
          <table:table-cell office:value-type="float" office:value="358.1976" calcext:value-type="float">
            <text:p>358.1976</text:p>
          </table:table-cell>
          <table:table-cell office:value-type="float" office:value="147.5936" calcext:value-type="float">
            <text:p>147.5936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10.364" calcext:value-type="float">
            <text:p>1110.364</text:p>
          </table:table-cell>
          <table:table-cell office:value-type="float" office:value="141.8059" calcext:value-type="float">
            <text:p>141.8059</text:p>
          </table:table-cell>
          <table:table-cell office:value-type="float" office:value="0" calcext:value-type="float">
            <text:p>0</text:p>
          </table:table-cell>
          <table:table-cell office:value-type="float" office:value="0.1005336" calcext:value-type="float">
            <text:p>0.1005336</text:p>
          </table:table-cell>
          <table:table-cell office:value-type="float" office:value="0.3435894" calcext:value-type="float">
            <text:p>0.3435894</text:p>
          </table:table-cell>
          <table:table-cell office:value-type="float" office:value="0.3472495" calcext:value-type="float">
            <text:p>0.3472495</text:p>
          </table:table-cell>
          <table:table-cell office:value-type="float" office:value="0.3519844" calcext:value-type="float">
            <text:p>0.3519844</text:p>
          </table:table-cell>
          <table:table-cell office:value-type="float" office:value="0.3553618" calcext:value-type="float">
            <text:p>0.3553618</text:p>
          </table:table-cell>
          <table:table-cell office:value-type="float" office:value="0.3105818" calcext:value-type="float">
            <text:p>0.3105818</text:p>
          </table:table-cell>
          <table:table-cell office:value-type="float" office:value="0.3071716" calcext:value-type="float">
            <text:p>0.3071716</text:p>
          </table:table-cell>
          <table:table-cell office:value-type="float" office:value="0.3784629" calcext:value-type="float">
            <text:p>0.3784629</text:p>
          </table:table-cell>
          <table:table-cell office:value-type="float" office:value="0.3742941" calcext:value-type="float">
            <text:p>0.3742941</text:p>
          </table:table-cell>
          <table:table-cell office:value-type="float" office:value="0.3808655" calcext:value-type="float">
            <text:p>0.3808655</text:p>
          </table:table-cell>
          <table:table-cell office:value-type="float" office:value="0.3955119" calcext:value-type="float">
            <text:p>0.3955119</text:p>
          </table:table-cell>
          <table:table-cell office:value-type="float" office:value="0.404874" calcext:value-type="float">
            <text:p>0.40487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894756E-015" calcext:value-type="float">
            <text:p>1.894756E-15</text:p>
          </table:table-cell>
          <table:table-cell office:value-type="float" office:value="1.97847E-015" calcext:value-type="float">
            <text:p>1.97847E-15</text:p>
          </table:table-cell>
          <table:table-cell office:value-type="float" office:value="1.964326E-015" calcext:value-type="float">
            <text:p>1.964326E-15</text:p>
          </table:table-cell>
          <table:table-cell office:value-type="float" office:value="1.990361E-015" calcext:value-type="float">
            <text:p>1.990361E-15</text:p>
          </table:table-cell>
          <table:table-cell office:value-type="float" office:value="9.446547E-016" calcext:value-type="float">
            <text:p>9.446547E-16</text:p>
          </table:table-cell>
          <table:table-cell office:value-type="float" office:value="1.931475E-015" calcext:value-type="float">
            <text:p>1.931475E-15</text:p>
          </table:table-cell>
          <table:table-cell office:value-type="float" office:value="9.345618E-016" calcext:value-type="float">
            <text:p>9.345618E-16</text:p>
          </table:table-cell>
          <table:table-cell office:value-type="float" office:value="9.736551E-016" calcext:value-type="float">
            <text:p>9.736551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9.5158" calcext:value-type="float">
            <text:p>-159.5158</text:p>
          </table:table-cell>
          <table:table-cell office:value-type="float" office:value="-0.01519335" calcext:value-type="float">
            <text:p>-0.01519335</text:p>
          </table:table-cell>
          <table:table-cell office:value-type="float" office:value="-0.01422978" calcext:value-type="float">
            <text:p>-0.01422978</text:p>
          </table:table-cell>
          <table:table-cell office:value-type="float" office:value="-0.01317422" calcext:value-type="float">
            <text:p>-0.01317422</text:p>
          </table:table-cell>
          <table:table-cell office:value-type="float" office:value="-0.01242925" calcext:value-type="float">
            <text:p>-0.01242925</text:p>
          </table:table-cell>
          <table:table-cell office:value-type="float" office:value="-0.01120142" calcext:value-type="float">
            <text:p>-0.01120142</text:p>
          </table:table-cell>
          <table:table-cell office:value-type="float" office:value="-0.01029222" calcext:value-type="float">
            <text:p>-0.01029222</text:p>
          </table:table-cell>
          <table:table-cell office:value-type="float" office:value="-0.009345181" calcext:value-type="float">
            <text:p>-0.009345181</text:p>
          </table:table-cell>
          <table:table-cell office:value-type="float" office:value="-0.008933006" calcext:value-type="float">
            <text:p>-0.008933006</text:p>
          </table:table-cell>
          <table:table-cell office:value-type="float" office:value="-0.008569423" calcext:value-type="float">
            <text:p>-0.008569423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1354774" calcext:value-type="float">
            <text:p>-0.1354774</text:p>
          </table:table-cell>
          <table:table-cell office:value-type="float" office:value="-0.001633273" calcext:value-type="float">
            <text:p>-0.00163327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1714" calcext:value-type="float">
            <text:p>-2.19171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69" calcext:value-type="float">
            <text:p>169</text:p>
          </table:table-cell>
          <table:table-cell office:value-type="float" office:value="18062007" calcext:value-type="float">
            <text:p>18062007</text:p>
          </table:table-cell>
          <table:table-cell office:value-type="float" office:value="360.3976" calcext:value-type="float">
            <text:p>360.3976</text:p>
          </table:table-cell>
          <table:table-cell office:value-type="float" office:value="150.6617" calcext:value-type="float">
            <text:p>150.6617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09.391" calcext:value-type="float">
            <text:p>1109.391</text:p>
          </table:table-cell>
          <table:table-cell office:value-type="float" office:value="141.9101" calcext:value-type="float">
            <text:p>141.9101</text:p>
          </table:table-cell>
          <table:table-cell office:value-type="float" office:value="0" calcext:value-type="float">
            <text:p>0</text:p>
          </table:table-cell>
          <table:table-cell office:value-type="float" office:value="0.2077997" calcext:value-type="float">
            <text:p>0.2077997</text:p>
          </table:table-cell>
          <table:table-cell office:value-type="float" office:value="0.3322993" calcext:value-type="float">
            <text:p>0.3322993</text:p>
          </table:table-cell>
          <table:table-cell office:value-type="float" office:value="0.3383573" calcext:value-type="float">
            <text:p>0.3383573</text:p>
          </table:table-cell>
          <table:table-cell office:value-type="float" office:value="0.3443758" calcext:value-type="float">
            <text:p>0.3443758</text:p>
          </table:table-cell>
          <table:table-cell office:value-type="float" office:value="0.3484095" calcext:value-type="float">
            <text:p>0.3484095</text:p>
          </table:table-cell>
          <table:table-cell office:value-type="float" office:value="0.3065686" calcext:value-type="float">
            <text:p>0.3065686</text:p>
          </table:table-cell>
          <table:table-cell office:value-type="float" office:value="0.3043027" calcext:value-type="float">
            <text:p>0.3043027</text:p>
          </table:table-cell>
          <table:table-cell office:value-type="float" office:value="0.3775828" calcext:value-type="float">
            <text:p>0.3775828</text:p>
          </table:table-cell>
          <table:table-cell office:value-type="float" office:value="0.3742819" calcext:value-type="float">
            <text:p>0.3742819</text:p>
          </table:table-cell>
          <table:table-cell office:value-type="float" office:value="0.3810681" calcext:value-type="float">
            <text:p>0.3810681</text:p>
          </table:table-cell>
          <table:table-cell office:value-type="float" office:value="0.3956457" calcext:value-type="float">
            <text:p>0.3956457</text:p>
          </table:table-cell>
          <table:table-cell office:value-type="float" office:value="0.4049519" calcext:value-type="float">
            <text:p>0.404951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895893E-015" calcext:value-type="float">
            <text:p>1.895893E-15</text:p>
          </table:table-cell>
          <table:table-cell office:value-type="float" office:value="1.978372E-015" calcext:value-type="float">
            <text:p>1.978372E-15</text:p>
          </table:table-cell>
          <table:table-cell office:value-type="float" office:value="1.964233E-015" calcext:value-type="float">
            <text:p>1.964233E-15</text:p>
          </table:table-cell>
          <table:table-cell office:value-type="float" office:value="1.990321E-015" calcext:value-type="float">
            <text:p>1.990321E-15</text:p>
          </table:table-cell>
          <table:table-cell office:value-type="float" office:value="9.446362E-016" calcext:value-type="float">
            <text:p>9.446362E-16</text:p>
          </table:table-cell>
          <table:table-cell office:value-type="float" office:value="1.931474E-015" calcext:value-type="float">
            <text:p>1.931474E-15</text:p>
          </table:table-cell>
          <table:table-cell office:value-type="float" office:value="9.345583E-016" calcext:value-type="float">
            <text:p>9.345583E-16</text:p>
          </table:table-cell>
          <table:table-cell office:value-type="float" office:value="9.736551E-016" calcext:value-type="float">
            <text:p>9.736551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435849" calcext:value-type="float">
            <text:p>-0.5435849</text:p>
          </table:table-cell>
          <table:table-cell office:value-type="float" office:value="-0.01867794" calcext:value-type="float">
            <text:p>-0.01867794</text:p>
          </table:table-cell>
          <table:table-cell office:value-type="float" office:value="-0.01668522" calcext:value-type="float">
            <text:p>-0.01668522</text:p>
          </table:table-cell>
          <table:table-cell office:value-type="float" office:value="-0.01505474" calcext:value-type="float">
            <text:p>-0.01505474</text:p>
          </table:table-cell>
          <table:table-cell office:value-type="float" office:value="-0.01402493" calcext:value-type="float">
            <text:p>-0.01402493</text:p>
          </table:table-cell>
          <table:table-cell office:value-type="float" office:value="-0.01235854" calcext:value-type="float">
            <text:p>-0.01235854</text:p>
          </table:table-cell>
          <table:table-cell office:value-type="float" office:value="-0.01113218" calcext:value-type="float">
            <text:p>-0.01113218</text:p>
          </table:table-cell>
          <table:table-cell office:value-type="float" office:value="-0.009826644" calcext:value-type="float">
            <text:p>-0.009826644</text:p>
          </table:table-cell>
          <table:table-cell office:value-type="float" office:value="-0.008937113" calcext:value-type="float">
            <text:p>-0.008937113</text:p>
          </table:table-cell>
          <table:table-cell office:value-type="float" office:value="-0.008491711" calcext:value-type="float">
            <text:p>-0.008491711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1240051" calcext:value-type="float">
            <text:p>-0.1240051</text:p>
          </table:table-cell>
          <table:table-cell office:value-type="float" office:value="-0.00164546" calcext:value-type="float">
            <text:p>-0.0016454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0054" calcext:value-type="float">
            <text:p>-2.19005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70" calcext:value-type="float">
            <text:p>170</text:p>
          </table:table-cell>
          <table:table-cell office:value-type="float" office:value="19062007" calcext:value-type="float">
            <text:p>19062007</text:p>
          </table:table-cell>
          <table:table-cell office:value-type="float" office:value="365.2976" calcext:value-type="float">
            <text:p>365.2976</text:p>
          </table:table-cell>
          <table:table-cell office:value-type="float" office:value="154.2434" calcext:value-type="float">
            <text:p>154.2434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10.574" calcext:value-type="float">
            <text:p>1110.574</text:p>
          </table:table-cell>
          <table:table-cell office:value-type="float" office:value="142.0461" calcext:value-type="float">
            <text:p>142.0461</text:p>
          </table:table-cell>
          <table:table-cell office:value-type="float" office:value="0" calcext:value-type="float">
            <text:p>0</text:p>
          </table:table-cell>
          <table:table-cell office:value-type="float" office:value="0.3199848" calcext:value-type="float">
            <text:p>0.3199848</text:p>
          </table:table-cell>
          <table:table-cell office:value-type="float" office:value="0.3339221" calcext:value-type="float">
            <text:p>0.3339221</text:p>
          </table:table-cell>
          <table:table-cell office:value-type="float" office:value="0.342607" calcext:value-type="float">
            <text:p>0.342607</text:p>
          </table:table-cell>
          <table:table-cell office:value-type="float" office:value="0.3470697" calcext:value-type="float">
            <text:p>0.3470697</text:p>
          </table:table-cell>
          <table:table-cell office:value-type="float" office:value="0.3493041" calcext:value-type="float">
            <text:p>0.3493041</text:p>
          </table:table-cell>
          <table:table-cell office:value-type="float" office:value="0.3047844" calcext:value-type="float">
            <text:p>0.3047844</text:p>
          </table:table-cell>
          <table:table-cell office:value-type="float" office:value="0.3022293" calcext:value-type="float">
            <text:p>0.3022293</text:p>
          </table:table-cell>
          <table:table-cell office:value-type="float" office:value="0.3767388" calcext:value-type="float">
            <text:p>0.3767388</text:p>
          </table:table-cell>
          <table:table-cell office:value-type="float" office:value="0.3740566" calcext:value-type="float">
            <text:p>0.3740566</text:p>
          </table:table-cell>
          <table:table-cell office:value-type="float" office:value="0.3812335" calcext:value-type="float">
            <text:p>0.3812335</text:p>
          </table:table-cell>
          <table:table-cell office:value-type="float" office:value="0.3957787" calcext:value-type="float">
            <text:p>0.3957787</text:p>
          </table:table-cell>
          <table:table-cell office:value-type="float" office:value="0.4050332" calcext:value-type="float">
            <text:p>0.405033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9659E-015" calcext:value-type="float">
            <text:p>1.89659E-15</text:p>
          </table:table-cell>
          <table:table-cell office:value-type="float" office:value="1.978325E-015" calcext:value-type="float">
            <text:p>1.978325E-15</text:p>
          </table:table-cell>
          <table:table-cell office:value-type="float" office:value="1.964173E-015" calcext:value-type="float">
            <text:p>1.964173E-15</text:p>
          </table:table-cell>
          <table:table-cell office:value-type="float" office:value="1.990292E-015" calcext:value-type="float">
            <text:p>1.990292E-15</text:p>
          </table:table-cell>
          <table:table-cell office:value-type="float" office:value="9.446162E-016" calcext:value-type="float">
            <text:p>9.446162E-16</text:p>
          </table:table-cell>
          <table:table-cell office:value-type="float" office:value="1.931474E-015" calcext:value-type="float">
            <text:p>1.931474E-15</text:p>
          </table:table-cell>
          <table:table-cell office:value-type="float" office:value="9.345568E-016" calcext:value-type="float">
            <text:p>9.345568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394386" calcext:value-type="float">
            <text:p>-0.02394386</text:p>
          </table:table-cell>
          <table:table-cell office:value-type="float" office:value="-0.01805457" calcext:value-type="float">
            <text:p>-0.01805457</text:p>
          </table:table-cell>
          <table:table-cell office:value-type="float" office:value="-0.01542059" calcext:value-type="float">
            <text:p>-0.01542059</text:p>
          </table:table-cell>
          <table:table-cell office:value-type="float" office:value="-0.01434978" calcext:value-type="float">
            <text:p>-0.01434978</text:p>
          </table:table-cell>
          <table:table-cell office:value-type="float" office:value="-0.01381025" calcext:value-type="float">
            <text:p>-0.01381025</text:p>
          </table:table-cell>
          <table:table-cell office:value-type="float" office:value="-0.01292453" calcext:value-type="float">
            <text:p>-0.01292453</text:p>
          </table:table-cell>
          <table:table-cell office:value-type="float" office:value="-0.01179399" calcext:value-type="float">
            <text:p>-0.01179399</text:p>
          </table:table-cell>
          <table:table-cell office:value-type="float" office:value="-0.01031434" calcext:value-type="float">
            <text:p>-0.01031434</text:p>
          </table:table-cell>
          <table:table-cell office:value-type="float" office:value="-0.009026044" calcext:value-type="float">
            <text:p>-0.009026044</text:p>
          </table:table-cell>
          <table:table-cell office:value-type="float" office:value="-0.00842871" calcext:value-type="float">
            <text:p>-0.00842871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1179125" calcext:value-type="float">
            <text:p>-0.1179125</text:p>
          </table:table-cell>
          <table:table-cell office:value-type="float" office:value="-0.00165268" calcext:value-type="float">
            <text:p>-0.0016526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8556" calcext:value-type="float">
            <text:p>-2.18855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71" calcext:value-type="float">
            <text:p>171</text:p>
          </table:table-cell>
          <table:table-cell office:value-type="float" office:value="20062007" calcext:value-type="float">
            <text:p>20062007</text:p>
          </table:table-cell>
          <table:table-cell office:value-type="float" office:value="370.4977" calcext:value-type="float">
            <text:p>370.4977</text:p>
          </table:table-cell>
          <table:table-cell office:value-type="float" office:value="157.9556" calcext:value-type="float">
            <text:p>157.9556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11.917" calcext:value-type="float">
            <text:p>1111.917</text:p>
          </table:table-cell>
          <table:table-cell office:value-type="float" office:value="142.191" calcext:value-type="float">
            <text:p>142.191</text:p>
          </table:table-cell>
          <table:table-cell office:value-type="float" office:value="0" calcext:value-type="float">
            <text:p>0</text:p>
          </table:table-cell>
          <table:table-cell office:value-type="float" office:value="0.3502544" calcext:value-type="float">
            <text:p>0.3502544</text:p>
          </table:table-cell>
          <table:table-cell office:value-type="float" office:value="0.3533863" calcext:value-type="float">
            <text:p>0.3533863</text:p>
          </table:table-cell>
          <table:table-cell office:value-type="float" office:value="0.3515152" calcext:value-type="float">
            <text:p>0.3515152</text:p>
          </table:table-cell>
          <table:table-cell office:value-type="float" office:value="0.348118" calcext:value-type="float">
            <text:p>0.348118</text:p>
          </table:table-cell>
          <table:table-cell office:value-type="float" office:value="0.3481771" calcext:value-type="float">
            <text:p>0.3481771</text:p>
          </table:table-cell>
          <table:table-cell office:value-type="float" office:value="0.303539" calcext:value-type="float">
            <text:p>0.303539</text:p>
          </table:table-cell>
          <table:table-cell office:value-type="float" office:value="0.3010083" calcext:value-type="float">
            <text:p>0.3010083</text:p>
          </table:table-cell>
          <table:table-cell office:value-type="float" office:value="0.3761375" calcext:value-type="float">
            <text:p>0.3761375</text:p>
          </table:table-cell>
          <table:table-cell office:value-type="float" office:value="0.3737278" calcext:value-type="float">
            <text:p>0.3737278</text:p>
          </table:table-cell>
          <table:table-cell office:value-type="float" office:value="0.3812818" calcext:value-type="float">
            <text:p>0.3812818</text:p>
          </table:table-cell>
          <table:table-cell office:value-type="float" office:value="0.3959033" calcext:value-type="float">
            <text:p>0.3959033</text:p>
          </table:table-cell>
          <table:table-cell office:value-type="float" office:value="0.405114" calcext:value-type="float">
            <text:p>0.405114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897185E-015" calcext:value-type="float">
            <text:p>1.897185E-15</text:p>
          </table:table-cell>
          <table:table-cell office:value-type="float" office:value="1.978287E-015" calcext:value-type="float">
            <text:p>1.978287E-15</text:p>
          </table:table-cell>
          <table:table-cell office:value-type="float" office:value="1.964122E-015" calcext:value-type="float">
            <text:p>1.964122E-15</text:p>
          </table:table-cell>
          <table:table-cell office:value-type="float" office:value="1.990266E-015" calcext:value-type="float">
            <text:p>1.990266E-15</text:p>
          </table:table-cell>
          <table:table-cell office:value-type="float" office:value="9.445961E-016" calcext:value-type="float">
            <text:p>9.445961E-16</text:p>
          </table:table-cell>
          <table:table-cell office:value-type="float" office:value="1.931476E-015" calcext:value-type="float">
            <text:p>1.931476E-15</text:p>
          </table:table-cell>
          <table:table-cell office:value-type="float" office:value="9.345541E-016" calcext:value-type="float">
            <text:p>9.345541E-16</text:p>
          </table:table-cell>
          <table:table-cell office:value-type="float" office:value="9.736548E-016" calcext:value-type="float">
            <text:p>9.736548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E-024" calcext:value-type="float">
            <text:p>1.44659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4553" calcext:value-type="float">
            <text:p>-0.0134553</text:p>
          </table:table-cell>
          <table:table-cell office:value-type="float" office:value="-0.01269474" calcext:value-type="float">
            <text:p>-0.01269474</text:p>
          </table:table-cell>
          <table:table-cell office:value-type="float" office:value="-0.01319653" calcext:value-type="float">
            <text:p>-0.01319653</text:p>
          </table:table-cell>
          <table:table-cell office:value-type="float" office:value="-0.01412986" calcext:value-type="float">
            <text:p>-0.01412986</text:p>
          </table:table-cell>
          <table:table-cell office:value-type="float" office:value="-0.01411259" calcext:value-type="float">
            <text:p>-0.01411259</text:p>
          </table:table-cell>
          <table:table-cell office:value-type="float" office:value="-0.01333231" calcext:value-type="float">
            <text:p>-0.01333231</text:p>
          </table:table-cell>
          <table:table-cell office:value-type="float" office:value="-0.01220181" calcext:value-type="float">
            <text:p>-0.01220181</text:p>
          </table:table-cell>
          <table:table-cell office:value-type="float" office:value="-0.01067777" calcext:value-type="float">
            <text:p>-0.01067777</text:p>
          </table:table-cell>
          <table:table-cell office:value-type="float" office:value="-0.009159029" calcext:value-type="float">
            <text:p>-0.009159029</text:p>
          </table:table-cell>
          <table:table-cell office:value-type="float" office:value="-0.008409881" calcext:value-type="float">
            <text:p>-0.008409881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1114797" calcext:value-type="float">
            <text:p>-0.1114797</text:p>
          </table:table-cell>
          <table:table-cell office:value-type="float" office:value="-0.001659769" calcext:value-type="float">
            <text:p>-0.00165976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7178" calcext:value-type="float">
            <text:p>-2.18717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72" calcext:value-type="float">
            <text:p>172</text:p>
          </table:table-cell>
          <table:table-cell office:value-type="float" office:value="21062007" calcext:value-type="float">
            <text:p>21062007</text:p>
          </table:table-cell>
          <table:table-cell office:value-type="float" office:value="370.5977" calcext:value-type="float">
            <text:p>370.5977</text:p>
          </table:table-cell>
          <table:table-cell office:value-type="float" office:value="162.7065" calcext:value-type="float">
            <text:p>162.7065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07.154" calcext:value-type="float">
            <text:p>1107.154</text:p>
          </table:table-cell>
          <table:table-cell office:value-type="float" office:value="142.3026" calcext:value-type="float">
            <text:p>142.3026</text:p>
          </table:table-cell>
          <table:table-cell office:value-type="float" office:value="0" calcext:value-type="float">
            <text:p>0</text:p>
          </table:table-cell>
          <table:table-cell office:value-type="float" office:value="0.114384" calcext:value-type="float">
            <text:p>0.114384</text:p>
          </table:table-cell>
          <table:table-cell office:value-type="float" office:value="0.3320307" calcext:value-type="float">
            <text:p>0.3320307</text:p>
          </table:table-cell>
          <table:table-cell office:value-type="float" office:value="0.3366041" calcext:value-type="float">
            <text:p>0.3366041</text:p>
          </table:table-cell>
          <table:table-cell office:value-type="float" office:value="0.341547" calcext:value-type="float">
            <text:p>0.341547</text:p>
          </table:table-cell>
          <table:table-cell office:value-type="float" office:value="0.3445465" calcext:value-type="float">
            <text:p>0.3445465</text:p>
          </table:table-cell>
          <table:table-cell office:value-type="float" office:value="0.3024744" calcext:value-type="float">
            <text:p>0.3024744</text:p>
          </table:table-cell>
          <table:table-cell office:value-type="float" office:value="0.2999499" calcext:value-type="float">
            <text:p>0.2999499</text:p>
          </table:table-cell>
          <table:table-cell office:value-type="float" office:value="0.3756112" calcext:value-type="float">
            <text:p>0.3756112</text:p>
          </table:table-cell>
          <table:table-cell office:value-type="float" office:value="0.3733871" calcext:value-type="float">
            <text:p>0.3733871</text:p>
          </table:table-cell>
          <table:table-cell office:value-type="float" office:value="0.3812701" calcext:value-type="float">
            <text:p>0.3812701</text:p>
          </table:table-cell>
          <table:table-cell office:value-type="float" office:value="0.3960063" calcext:value-type="float">
            <text:p>0.3960063</text:p>
          </table:table-cell>
          <table:table-cell office:value-type="float" office:value="0.4051822" calcext:value-type="float">
            <text:p>0.405182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897801E-015" calcext:value-type="float">
            <text:p>1.897801E-15</text:p>
          </table:table-cell>
          <table:table-cell office:value-type="float" office:value="1.978243E-015" calcext:value-type="float">
            <text:p>1.978243E-15</text:p>
          </table:table-cell>
          <table:table-cell office:value-type="float" office:value="1.964072E-015" calcext:value-type="float">
            <text:p>1.964072E-15</text:p>
          </table:table-cell>
          <table:table-cell office:value-type="float" office:value="1.990241E-015" calcext:value-type="float">
            <text:p>1.990241E-15</text:p>
          </table:table-cell>
          <table:table-cell office:value-type="float" office:value="9.445728E-016" calcext:value-type="float">
            <text:p>9.445728E-16</text:p>
          </table:table-cell>
          <table:table-cell office:value-type="float" office:value="1.931477E-015" calcext:value-type="float">
            <text:p>1.931477E-15</text:p>
          </table:table-cell>
          <table:table-cell office:value-type="float" office:value="9.345534E-016" calcext:value-type="float">
            <text:p>9.345534E-16</text:p>
          </table:table-cell>
          <table:table-cell office:value-type="float" office:value="9.736551E-016" calcext:value-type="float">
            <text:p>9.736551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E-024" calcext:value-type="float">
            <text:p>1.44659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369" calcext:value-type="float">
            <text:p>-61.369</text:p>
          </table:table-cell>
          <table:table-cell office:value-type="float" office:value="-0.01877169" calcext:value-type="float">
            <text:p>-0.01877169</text:p>
          </table:table-cell>
          <table:table-cell office:value-type="float" office:value="-0.0172282" calcext:value-type="float">
            <text:p>-0.0172282</text:p>
          </table:table-cell>
          <table:table-cell office:value-type="float" office:value="-0.01583051" calcext:value-type="float">
            <text:p>-0.01583051</text:p>
          </table:table-cell>
          <table:table-cell office:value-type="float" office:value="-0.01501411" calcext:value-type="float">
            <text:p>-0.01501411</text:p>
          </table:table-cell>
          <table:table-cell office:value-type="float" office:value="-0.01368449" calcext:value-type="float">
            <text:p>-0.01368449</text:p>
          </table:table-cell>
          <table:table-cell office:value-type="float" office:value="-0.01256753" calcext:value-type="float">
            <text:p>-0.01256753</text:p>
          </table:table-cell>
          <table:table-cell office:value-type="float" office:value="-0.01100614" calcext:value-type="float">
            <text:p>-0.01100614</text:p>
          </table:table-cell>
          <table:table-cell office:value-type="float" office:value="-0.009298863" calcext:value-type="float">
            <text:p>-0.009298863</text:p>
          </table:table-cell>
          <table:table-cell office:value-type="float" office:value="-0.008414237" calcext:value-type="float">
            <text:p>-0.008414237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1041711" calcext:value-type="float">
            <text:p>-0.1041711</text:p>
          </table:table-cell>
          <table:table-cell office:value-type="float" office:value="-0.001667646" calcext:value-type="float">
            <text:p>-0.00166764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582" calcext:value-type="float">
            <text:p>-2.1858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73" calcext:value-type="float">
            <text:p>173</text:p>
          </table:table-cell>
          <table:table-cell office:value-type="float" office:value="22062007" calcext:value-type="float">
            <text:p>22062007</text:p>
          </table:table-cell>
          <table:table-cell office:value-type="float" office:value="370.5977" calcext:value-type="float">
            <text:p>370.5977</text:p>
          </table:table-cell>
          <table:table-cell office:value-type="float" office:value="164.7132" calcext:value-type="float">
            <text:p>164.7132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05.028" calcext:value-type="float">
            <text:p>1105.028</text:p>
          </table:table-cell>
          <table:table-cell office:value-type="float" office:value="142.4217" calcext:value-type="float">
            <text:p>142.4217</text:p>
          </table:table-cell>
          <table:table-cell office:value-type="float" office:value="0" calcext:value-type="float">
            <text:p>0</text:p>
          </table:table-cell>
          <table:table-cell office:value-type="float" office:value="0.1152675" calcext:value-type="float">
            <text:p>0.1152675</text:p>
          </table:table-cell>
          <table:table-cell office:value-type="float" office:value="0.320759" calcext:value-type="float">
            <text:p>0.320759</text:p>
          </table:table-cell>
          <table:table-cell office:value-type="float" office:value="0.3272084" calcext:value-type="float">
            <text:p>0.3272084</text:p>
          </table:table-cell>
          <table:table-cell office:value-type="float" office:value="0.333299" calcext:value-type="float">
            <text:p>0.333299</text:p>
          </table:table-cell>
          <table:table-cell office:value-type="float" office:value="0.3372301" calcext:value-type="float">
            <text:p>0.3372301</text:p>
          </table:table-cell>
          <table:table-cell office:value-type="float" office:value="0.2991666" calcext:value-type="float">
            <text:p>0.2991666</text:p>
          </table:table-cell>
          <table:table-cell office:value-type="float" office:value="0.2982077" calcext:value-type="float">
            <text:p>0.2982077</text:p>
          </table:table-cell>
          <table:table-cell office:value-type="float" office:value="0.3750491" calcext:value-type="float">
            <text:p>0.3750491</text:p>
          </table:table-cell>
          <table:table-cell office:value-type="float" office:value="0.3730242" calcext:value-type="float">
            <text:p>0.3730242</text:p>
          </table:table-cell>
          <table:table-cell office:value-type="float" office:value="0.3812392" calcext:value-type="float">
            <text:p>0.3812392</text:p>
          </table:table-cell>
          <table:table-cell office:value-type="float" office:value="0.3960894" calcext:value-type="float">
            <text:p>0.3960894</text:p>
          </table:table-cell>
          <table:table-cell office:value-type="float" office:value="0.4052499" calcext:value-type="float">
            <text:p>0.405249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898527E-015" calcext:value-type="float">
            <text:p>1.898527E-15</text:p>
          </table:table-cell>
          <table:table-cell office:value-type="float" office:value="1.978183E-015" calcext:value-type="float">
            <text:p>1.978183E-15</text:p>
          </table:table-cell>
          <table:table-cell office:value-type="float" office:value="1.964011E-015" calcext:value-type="float">
            <text:p>1.964011E-15</text:p>
          </table:table-cell>
          <table:table-cell office:value-type="float" office:value="1.990219E-015" calcext:value-type="float">
            <text:p>1.990219E-15</text:p>
          </table:table-cell>
          <table:table-cell office:value-type="float" office:value="9.445492E-016" calcext:value-type="float">
            <text:p>9.445492E-16</text:p>
          </table:table-cell>
          <table:table-cell office:value-type="float" office:value="1.931479E-015" calcext:value-type="float">
            <text:p>1.931479E-15</text:p>
          </table:table-cell>
          <table:table-cell office:value-type="float" office:value="9.345507E-016" calcext:value-type="float">
            <text:p>9.345507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57309" calcext:value-type="float">
            <text:p>-57.57309</text:p>
          </table:table-cell>
          <table:table-cell office:value-type="float" office:value="-0.02322445" calcext:value-type="float">
            <text:p>-0.02322445</text:p>
          </table:table-cell>
          <table:table-cell office:value-type="float" office:value="-0.02050305" calcext:value-type="float">
            <text:p>-0.02050305</text:p>
          </table:table-cell>
          <table:table-cell office:value-type="float" office:value="-0.01838432" calcext:value-type="float">
            <text:p>-0.01838432</text:p>
          </table:table-cell>
          <table:table-cell office:value-type="float" office:value="-0.01711981" calcext:value-type="float">
            <text:p>-0.01711981</text:p>
          </table:table-cell>
          <table:table-cell office:value-type="float" office:value="-0.01486664" calcext:value-type="float">
            <text:p>-0.01486664</text:p>
          </table:table-cell>
          <table:table-cell office:value-type="float" office:value="-0.01319357" calcext:value-type="float">
            <text:p>-0.01319357</text:p>
          </table:table-cell>
          <table:table-cell office:value-type="float" office:value="-0.01136722" calcext:value-type="float">
            <text:p>-0.01136722</text:p>
          </table:table-cell>
          <table:table-cell office:value-type="float" office:value="-0.0094503" calcext:value-type="float">
            <text:p>-0.0094503</text:p>
          </table:table-cell>
          <table:table-cell office:value-type="float" office:value="-0.008425873" calcext:value-type="float">
            <text:p>-0.008425873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9633917" calcext:value-type="float">
            <text:p>-0.09633917</text:p>
          </table:table-cell>
          <table:table-cell office:value-type="float" office:value="-0.00167652" calcext:value-type="float">
            <text:p>-0.0016765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4571" calcext:value-type="float">
            <text:p>-2.18457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74" calcext:value-type="float">
            <text:p>174</text:p>
          </table:table-cell>
          <table:table-cell office:value-type="float" office:value="23062007" calcext:value-type="float">
            <text:p>23062007</text:p>
          </table:table-cell>
          <table:table-cell office:value-type="float" office:value="370.5977" calcext:value-type="float">
            <text:p>370.5977</text:p>
          </table:table-cell>
          <table:table-cell office:value-type="float" office:value="167.3601" calcext:value-type="float">
            <text:p>167.3601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02.255" calcext:value-type="float">
            <text:p>1102.255</text:p>
          </table:table-cell>
          <table:table-cell office:value-type="float" office:value="142.5481" calcext:value-type="float">
            <text:p>142.5481</text:p>
          </table:table-cell>
          <table:table-cell office:value-type="float" office:value="0" calcext:value-type="float">
            <text:p>0</text:p>
          </table:table-cell>
          <table:table-cell office:value-type="float" office:value="0.1147322" calcext:value-type="float">
            <text:p>0.1147322</text:p>
          </table:table-cell>
          <table:table-cell office:value-type="float" office:value="0.3040495" calcext:value-type="float">
            <text:p>0.3040495</text:p>
          </table:table-cell>
          <table:table-cell office:value-type="float" office:value="0.3156641" calcext:value-type="float">
            <text:p>0.3156641</text:p>
          </table:table-cell>
          <table:table-cell office:value-type="float" office:value="0.3234938" calcext:value-type="float">
            <text:p>0.3234938</text:p>
          </table:table-cell>
          <table:table-cell office:value-type="float" office:value="0.3290251" calcext:value-type="float">
            <text:p>0.3290251</text:p>
          </table:table-cell>
          <table:table-cell office:value-type="float" office:value="0.2950043" calcext:value-type="float">
            <text:p>0.2950043</text:p>
          </table:table-cell>
          <table:table-cell office:value-type="float" office:value="0.2957308" calcext:value-type="float">
            <text:p>0.2957308</text:p>
          </table:table-cell>
          <table:table-cell office:value-type="float" office:value="0.3742947" calcext:value-type="float">
            <text:p>0.3742947</text:p>
          </table:table-cell>
          <table:table-cell office:value-type="float" office:value="0.3726186" calcext:value-type="float">
            <text:p>0.3726186</text:p>
          </table:table-cell>
          <table:table-cell office:value-type="float" office:value="0.3811878" calcext:value-type="float">
            <text:p>0.3811878</text:p>
          </table:table-cell>
          <table:table-cell office:value-type="float" office:value="0.3961548" calcext:value-type="float">
            <text:p>0.3961548</text:p>
          </table:table-cell>
          <table:table-cell office:value-type="float" office:value="0.4053141" calcext:value-type="float">
            <text:p>0.4053141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899362E-015" calcext:value-type="float">
            <text:p>1.899362E-15</text:p>
          </table:table-cell>
          <table:table-cell office:value-type="float" office:value="1.978111E-015" calcext:value-type="float">
            <text:p>1.978111E-15</text:p>
          </table:table-cell>
          <table:table-cell office:value-type="float" office:value="1.963941E-015" calcext:value-type="float">
            <text:p>1.963941E-15</text:p>
          </table:table-cell>
          <table:table-cell office:value-type="float" office:value="1.990192E-015" calcext:value-type="float">
            <text:p>1.990192E-15</text:p>
          </table:table-cell>
          <table:table-cell office:value-type="float" office:value="9.445281E-016" calcext:value-type="float">
            <text:p>9.445281E-16</text:p>
          </table:table-cell>
          <table:table-cell office:value-type="float" office:value="1.931479E-015" calcext:value-type="float">
            <text:p>1.931479E-15</text:p>
          </table:table-cell>
          <table:table-cell office:value-type="float" office:value="9.345492E-016" calcext:value-type="float">
            <text:p>9.345492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83067" calcext:value-type="float">
            <text:p>-59.83067</text:p>
          </table:table-cell>
          <table:table-cell office:value-type="float" office:value="-0.03229443" calcext:value-type="float">
            <text:p>-0.03229443</text:p>
          </table:table-cell>
          <table:table-cell office:value-type="float" office:value="-0.02555906" calcext:value-type="float">
            <text:p>-0.02555906</text:p>
          </table:table-cell>
          <table:table-cell office:value-type="float" office:value="-0.02206436" calcext:value-type="float">
            <text:p>-0.02206436</text:p>
          </table:table-cell>
          <table:table-cell office:value-type="float" office:value="-0.01990115" calcext:value-type="float">
            <text:p>-0.01990115</text:p>
          </table:table-cell>
          <table:table-cell office:value-type="float" office:value="-0.01652652" calcext:value-type="float">
            <text:p>-0.01652652</text:p>
          </table:table-cell>
          <table:table-cell office:value-type="float" office:value="-0.01414769" calcext:value-type="float">
            <text:p>-0.01414769</text:p>
          </table:table-cell>
          <table:table-cell office:value-type="float" office:value="-0.01187138" calcext:value-type="float">
            <text:p>-0.01187138</text:p>
          </table:table-cell>
          <table:table-cell office:value-type="float" office:value="-0.009622529" calcext:value-type="float">
            <text:p>-0.009622529</text:p>
          </table:table-cell>
          <table:table-cell office:value-type="float" office:value="-0.008445232" calcext:value-type="float">
            <text:p>-0.008445232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8872111" calcext:value-type="float">
            <text:p>-0.08872111</text:p>
          </table:table-cell>
          <table:table-cell office:value-type="float" office:value="-0.001686169" calcext:value-type="float">
            <text:p>-0.00168616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3414" calcext:value-type="float">
            <text:p>-2.18341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75" calcext:value-type="float">
            <text:p>175</text:p>
          </table:table-cell>
          <table:table-cell office:value-type="float" office:value="24062007" calcext:value-type="float">
            <text:p>24062007</text:p>
          </table:table-cell>
          <table:table-cell office:value-type="float" office:value="370.5977" calcext:value-type="float">
            <text:p>370.5977</text:p>
          </table:table-cell>
          <table:table-cell office:value-type="float" office:value="170.6177" calcext:value-type="float">
            <text:p>170.6177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098.864" calcext:value-type="float">
            <text:p>1098.864</text:p>
          </table:table-cell>
          <table:table-cell office:value-type="float" office:value="142.6814" calcext:value-type="float">
            <text:p>142.6814</text:p>
          </table:table-cell>
          <table:table-cell office:value-type="float" office:value="0" calcext:value-type="float">
            <text:p>0</text:p>
          </table:table-cell>
          <table:table-cell office:value-type="float" office:value="0.1088285" calcext:value-type="float">
            <text:p>0.1088285</text:p>
          </table:table-cell>
          <table:table-cell office:value-type="float" office:value="0.2833711" calcext:value-type="float">
            <text:p>0.2833711</text:p>
          </table:table-cell>
          <table:table-cell office:value-type="float" office:value="0.3016577" calcext:value-type="float">
            <text:p>0.3016577</text:p>
          </table:table-cell>
          <table:table-cell office:value-type="float" office:value="0.3120745" calcext:value-type="float">
            <text:p>0.3120745</text:p>
          </table:table-cell>
          <table:table-cell office:value-type="float" office:value="0.3195486" calcext:value-type="float">
            <text:p>0.3195486</text:p>
          </table:table-cell>
          <table:table-cell office:value-type="float" office:value="0.2902686" calcext:value-type="float">
            <text:p>0.2902686</text:p>
          </table:table-cell>
          <table:table-cell office:value-type="float" office:value="0.2930084" calcext:value-type="float">
            <text:p>0.2930084</text:p>
          </table:table-cell>
          <table:table-cell office:value-type="float" office:value="0.3733615" calcext:value-type="float">
            <text:p>0.3733615</text:p>
          </table:table-cell>
          <table:table-cell office:value-type="float" office:value="0.3721369" calcext:value-type="float">
            <text:p>0.3721369</text:p>
          </table:table-cell>
          <table:table-cell office:value-type="float" office:value="0.3811125" calcext:value-type="float">
            <text:p>0.3811125</text:p>
          </table:table-cell>
          <table:table-cell office:value-type="float" office:value="0.3962035" calcext:value-type="float">
            <text:p>0.3962035</text:p>
          </table:table-cell>
          <table:table-cell office:value-type="float" office:value="0.405373" calcext:value-type="float">
            <text:p>0.405373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00341E-015" calcext:value-type="float">
            <text:p>1.900341E-15</text:p>
          </table:table-cell>
          <table:table-cell office:value-type="float" office:value="1.978025E-015" calcext:value-type="float">
            <text:p>1.978025E-15</text:p>
          </table:table-cell>
          <table:table-cell office:value-type="float" office:value="1.96386E-015" calcext:value-type="float">
            <text:p>1.96386E-15</text:p>
          </table:table-cell>
          <table:table-cell office:value-type="float" office:value="1.990162E-015" calcext:value-type="float">
            <text:p>1.990162E-15</text:p>
          </table:table-cell>
          <table:table-cell office:value-type="float" office:value="9.445018E-016" calcext:value-type="float">
            <text:p>9.445018E-16</text:p>
          </table:table-cell>
          <table:table-cell office:value-type="float" office:value="1.931479E-015" calcext:value-type="float">
            <text:p>1.931479E-15</text:p>
          </table:table-cell>
          <table:table-cell office:value-type="float" office:value="9.345492E-016" calcext:value-type="float">
            <text:p>9.345492E-16</text:p>
          </table:table-cell>
          <table:table-cell office:value-type="float" office:value="9.736551E-016" calcext:value-type="float">
            <text:p>9.736551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E-024" calcext:value-type="float">
            <text:p>1.44659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9.3916" calcext:value-type="float">
            <text:p>-89.3916</text:p>
          </table:table-cell>
          <table:table-cell office:value-type="float" office:value="-0.05530499" calcext:value-type="float">
            <text:p>-0.05530499</text:p>
          </table:table-cell>
          <table:table-cell office:value-type="float" office:value="-0.03395515" calcext:value-type="float">
            <text:p>-0.03395515</text:p>
          </table:table-cell>
          <table:table-cell office:value-type="float" office:value="-0.02747816" calcext:value-type="float">
            <text:p>-0.02747816</text:p>
          </table:table-cell>
          <table:table-cell office:value-type="float" office:value="-0.02379759" calcext:value-type="float">
            <text:p>-0.02379759</text:p>
          </table:table-cell>
          <table:table-cell office:value-type="float" office:value="-0.01867308" calcext:value-type="float">
            <text:p>-0.01867308</text:p>
          </table:table-cell>
          <table:table-cell office:value-type="float" office:value="-0.01528703" calcext:value-type="float">
            <text:p>-0.01528703</text:p>
          </table:table-cell>
          <table:table-cell office:value-type="float" office:value="-0.01252857" calcext:value-type="float">
            <text:p>-0.01252857</text:p>
          </table:table-cell>
          <table:table-cell office:value-type="float" office:value="-0.009831293" calcext:value-type="float">
            <text:p>-0.009831293</text:p>
          </table:table-cell>
          <table:table-cell office:value-type="float" office:value="-0.008473739" calcext:value-type="float">
            <text:p>-0.008473739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8119129" calcext:value-type="float">
            <text:p>-0.08119129</text:p>
          </table:table-cell>
          <table:table-cell office:value-type="float" office:value="-0.001696835" calcext:value-type="float">
            <text:p>-0.00169683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2338" calcext:value-type="float">
            <text:p>-2.18233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76" calcext:value-type="float">
            <text:p>176</text:p>
          </table:table-cell>
          <table:table-cell office:value-type="float" office:value="25062007" calcext:value-type="float">
            <text:p>25062007</text:p>
          </table:table-cell>
          <table:table-cell office:value-type="float" office:value="370.5977" calcext:value-type="float">
            <text:p>370.5977</text:p>
          </table:table-cell>
          <table:table-cell office:value-type="float" office:value="174.1068" calcext:value-type="float">
            <text:p>174.1068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091.927" calcext:value-type="float">
            <text:p>1091.927</text:p>
          </table:table-cell>
          <table:table-cell office:value-type="float" office:value="146.1286" calcext:value-type="float">
            <text:p>146.1286</text:p>
          </table:table-cell>
          <table:table-cell office:value-type="float" office:value="0" calcext:value-type="float">
            <text:p>0</text:p>
          </table:table-cell>
          <table:table-cell office:value-type="float" office:value="0.1099934" calcext:value-type="float">
            <text:p>0.1099934</text:p>
          </table:table-cell>
          <table:table-cell office:value-type="float" office:value="0.2593884" calcext:value-type="float">
            <text:p>0.2593884</text:p>
          </table:table-cell>
          <table:table-cell office:value-type="float" office:value="0.2881191" calcext:value-type="float">
            <text:p>0.2881191</text:p>
          </table:table-cell>
          <table:table-cell office:value-type="float" office:value="0.2992476" calcext:value-type="float">
            <text:p>0.2992476</text:p>
          </table:table-cell>
          <table:table-cell office:value-type="float" office:value="0.3083254" calcext:value-type="float">
            <text:p>0.3083254</text:p>
          </table:table-cell>
          <table:table-cell office:value-type="float" office:value="0.2840854" calcext:value-type="float">
            <text:p>0.2840854</text:p>
          </table:table-cell>
          <table:table-cell office:value-type="float" office:value="0.2861893" calcext:value-type="float">
            <text:p>0.2861893</text:p>
          </table:table-cell>
          <table:table-cell office:value-type="float" office:value="0.3697695" calcext:value-type="float">
            <text:p>0.3697695</text:p>
          </table:table-cell>
          <table:table-cell office:value-type="float" office:value="0.3684923" calcext:value-type="float">
            <text:p>0.3684923</text:p>
          </table:table-cell>
          <table:table-cell office:value-type="float" office:value="0.3789671" calcext:value-type="float">
            <text:p>0.3789671</text:p>
          </table:table-cell>
          <table:table-cell office:value-type="float" office:value="0.3952353" calcext:value-type="float">
            <text:p>0.3952353</text:p>
          </table:table-cell>
          <table:table-cell office:value-type="float" office:value="0.4050749" calcext:value-type="float">
            <text:p>0.405074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01364E-015" calcext:value-type="float">
            <text:p>1.901364E-15</text:p>
          </table:table-cell>
          <table:table-cell office:value-type="float" office:value="1.977936E-015" calcext:value-type="float">
            <text:p>1.977936E-15</text:p>
          </table:table-cell>
          <table:table-cell office:value-type="float" office:value="1.963778E-015" calcext:value-type="float">
            <text:p>1.963778E-15</text:p>
          </table:table-cell>
          <table:table-cell office:value-type="float" office:value="1.990127E-015" calcext:value-type="float">
            <text:p>1.990127E-15</text:p>
          </table:table-cell>
          <table:table-cell office:value-type="float" office:value="9.444759E-016" calcext:value-type="float">
            <text:p>9.444759E-16</text:p>
          </table:table-cell>
          <table:table-cell office:value-type="float" office:value="1.931481E-015" calcext:value-type="float">
            <text:p>1.931481E-15</text:p>
          </table:table-cell>
          <table:table-cell office:value-type="float" office:value="9.345454E-016" calcext:value-type="float">
            <text:p>9.345454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2.2651" calcext:value-type="float">
            <text:p>-82.2651</text:p>
          </table:table-cell>
          <table:table-cell office:value-type="float" office:value="-0.109172" calcext:value-type="float">
            <text:p>-0.109172</text:p>
          </table:table-cell>
          <table:table-cell office:value-type="float" office:value="-0.04839234" calcext:value-type="float">
            <text:p>-0.04839234</text:p>
          </table:table-cell>
          <table:table-cell office:value-type="float" office:value="-0.03618477" calcext:value-type="float">
            <text:p>-0.03618477</text:p>
          </table:table-cell>
          <table:table-cell office:value-type="float" office:value="-0.02961286" calcext:value-type="float">
            <text:p>-0.02961286</text:p>
          </table:table-cell>
          <table:table-cell office:value-type="float" office:value="-0.02196331" calcext:value-type="float">
            <text:p>-0.02196331</text:p>
          </table:table-cell>
          <table:table-cell office:value-type="float" office:value="-0.01860385" calcext:value-type="float">
            <text:p>-0.01860385</text:p>
          </table:table-cell>
          <table:table-cell office:value-type="float" office:value="-0.01541508" calcext:value-type="float">
            <text:p>-0.01541508</text:p>
          </table:table-cell>
          <table:table-cell office:value-type="float" office:value="-0.01155828" calcext:value-type="float">
            <text:p>-0.01155828</text:p>
          </table:table-cell>
          <table:table-cell office:value-type="float" office:value="-0.009321131" calcext:value-type="float">
            <text:p>-0.009321131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739613" calcext:value-type="float">
            <text:p>-0.0739613</text:p>
          </table:table-cell>
          <table:table-cell office:value-type="float" office:value="-0.001707825" calcext:value-type="float">
            <text:p>-0.00170782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81572" calcext:value-type="float">
            <text:p>-2.18157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77" calcext:value-type="float">
            <text:p>177</text:p>
          </table:table-cell>
          <table:table-cell office:value-type="float" office:value="26062007" calcext:value-type="float">
            <text:p>26062007</text:p>
          </table:table-cell>
          <table:table-cell office:value-type="float" office:value="394.998" calcext:value-type="float">
            <text:p>394.998</text:p>
          </table:table-cell>
          <table:table-cell office:value-type="float" office:value="178.6454" calcext:value-type="float">
            <text:p>178.6454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08.354" calcext:value-type="float">
            <text:p>1108.354</text:p>
          </table:table-cell>
          <table:table-cell office:value-type="float" office:value="149.564" calcext:value-type="float">
            <text:p>149.564</text:p>
          </table:table-cell>
          <table:table-cell office:value-type="float" office:value="0" calcext:value-type="float">
            <text:p>0</text:p>
          </table:table-cell>
          <table:table-cell office:value-type="float" office:value="0.3958973" calcext:value-type="float">
            <text:p>0.3958973</text:p>
          </table:table-cell>
          <table:table-cell office:value-type="float" office:value="0.3986655" calcext:value-type="float">
            <text:p>0.3986655</text:p>
          </table:table-cell>
          <table:table-cell office:value-type="float" office:value="0.3966216" calcext:value-type="float">
            <text:p>0.3966216</text:p>
          </table:table-cell>
          <table:table-cell office:value-type="float" office:value="0.3390219" calcext:value-type="float">
            <text:p>0.3390219</text:p>
          </table:table-cell>
          <table:table-cell office:value-type="float" office:value="0.3222973" calcext:value-type="float">
            <text:p>0.3222973</text:p>
          </table:table-cell>
          <table:table-cell office:value-type="float" office:value="0.2870277" calcext:value-type="float">
            <text:p>0.2870277</text:p>
          </table:table-cell>
          <table:table-cell office:value-type="float" office:value="0.3143277" calcext:value-type="float">
            <text:p>0.3143277</text:p>
          </table:table-cell>
          <table:table-cell office:value-type="float" office:value="0.3712999" calcext:value-type="float">
            <text:p>0.3712999</text:p>
          </table:table-cell>
          <table:table-cell office:value-type="float" office:value="0.3664892" calcext:value-type="float">
            <text:p>0.3664892</text:p>
          </table:table-cell>
          <table:table-cell office:value-type="float" office:value="0.3776076" calcext:value-type="float">
            <text:p>0.3776076</text:p>
          </table:table-cell>
          <table:table-cell office:value-type="float" office:value="0.3944403" calcext:value-type="float">
            <text:p>0.3944403</text:p>
          </table:table-cell>
          <table:table-cell office:value-type="float" office:value="0.4047568" calcext:value-type="float">
            <text:p>0.404756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217E-015" calcext:value-type="float">
            <text:p>1.90217E-15</text:p>
          </table:table-cell>
          <table:table-cell office:value-type="float" office:value="1.977877E-015" calcext:value-type="float">
            <text:p>1.977877E-15</text:p>
          </table:table-cell>
          <table:table-cell office:value-type="float" office:value="1.963715E-015" calcext:value-type="float">
            <text:p>1.963715E-15</text:p>
          </table:table-cell>
          <table:table-cell office:value-type="float" office:value="1.990091E-015" calcext:value-type="float">
            <text:p>1.990091E-15</text:p>
          </table:table-cell>
          <table:table-cell office:value-type="float" office:value="9.444537E-016" calcext:value-type="float">
            <text:p>9.444537E-16</text:p>
          </table:table-cell>
          <table:table-cell office:value-type="float" office:value="1.931482E-015" calcext:value-type="float">
            <text:p>1.931482E-15</text:p>
          </table:table-cell>
          <table:table-cell office:value-type="float" office:value="9.345435E-016" calcext:value-type="float">
            <text:p>9.345435E-16</text:p>
          </table:table-cell>
          <table:table-cell office:value-type="float" office:value="9.736551E-016" calcext:value-type="float">
            <text:p>9.736551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297031" calcext:value-type="float">
            <text:p>-0.006297031</text:p>
          </table:table-cell>
          <table:table-cell office:value-type="float" office:value="-0.005984359" calcext:value-type="float">
            <text:p>-0.005984359</text:p>
          </table:table-cell>
          <table:table-cell office:value-type="float" office:value="-0.006187317" calcext:value-type="float">
            <text:p>-0.006187317</text:p>
          </table:table-cell>
          <table:table-cell office:value-type="float" office:value="-0.01697201" calcext:value-type="float">
            <text:p>-0.01697201</text:p>
          </table:table-cell>
          <table:table-cell office:value-type="float" office:value="-0.0229264" calcext:value-type="float">
            <text:p>-0.0229264</text:p>
          </table:table-cell>
          <table:table-cell office:value-type="float" office:value="-0.0204203" calcext:value-type="float">
            <text:p>-0.0204203</text:p>
          </table:table-cell>
          <table:table-cell office:value-type="float" office:value="-0.008401095" calcext:value-type="float">
            <text:p>-0.008401095</text:p>
          </table:table-cell>
          <table:table-cell office:value-type="float" office:value="-0.01416479" calcext:value-type="float">
            <text:p>-0.01416479</text:p>
          </table:table-cell>
          <table:table-cell office:value-type="float" office:value="-0.01268127" calcext:value-type="float">
            <text:p>-0.01268127</text:p>
          </table:table-cell>
          <table:table-cell office:value-type="float" office:value="-0.009924734" calcext:value-type="float">
            <text:p>-0.009924734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6412823" calcext:value-type="float">
            <text:p>-0.006412823</text:p>
          </table:table-cell>
          <table:table-cell office:value-type="float" office:value="-0.001720491" calcext:value-type="float">
            <text:p>-0.00172049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1314" calcext:value-type="float">
            <text:p>-2.20131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78" calcext:value-type="float">
            <text:p>178</text:p>
          </table:table-cell>
          <table:table-cell office:value-type="float" office:value="27062007" calcext:value-type="float">
            <text:p>27062007</text:p>
          </table:table-cell>
          <table:table-cell office:value-type="float" office:value="394.998" calcext:value-type="float">
            <text:p>394.998</text:p>
          </table:table-cell>
          <table:table-cell office:value-type="float" office:value="185.3922" calcext:value-type="float">
            <text:p>185.3922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01.578" calcext:value-type="float">
            <text:p>1101.578</text:p>
          </table:table-cell>
          <table:table-cell office:value-type="float" office:value="149.5927" calcext:value-type="float">
            <text:p>149.5927</text:p>
          </table:table-cell>
          <table:table-cell office:value-type="float" office:value="0" calcext:value-type="float">
            <text:p>0</text:p>
          </table:table-cell>
          <table:table-cell office:value-type="float" office:value="0.1153815" calcext:value-type="float">
            <text:p>0.1153815</text:p>
          </table:table-cell>
          <table:table-cell office:value-type="float" office:value="0.3384379" calcext:value-type="float">
            <text:p>0.3384379</text:p>
          </table:table-cell>
          <table:table-cell office:value-type="float" office:value="0.3419906" calcext:value-type="float">
            <text:p>0.3419906</text:p>
          </table:table-cell>
          <table:table-cell office:value-type="float" office:value="0.3444867" calcext:value-type="float">
            <text:p>0.3444867</text:p>
          </table:table-cell>
          <table:table-cell office:value-type="float" office:value="0.3447398" calcext:value-type="float">
            <text:p>0.3447398</text:p>
          </table:table-cell>
          <table:table-cell office:value-type="float" office:value="0.2978646" calcext:value-type="float">
            <text:p>0.2978646</text:p>
          </table:table-cell>
          <table:table-cell office:value-type="float" office:value="0.2965343" calcext:value-type="float">
            <text:p>0.2965343</text:p>
          </table:table-cell>
          <table:table-cell office:value-type="float" office:value="0.3723148" calcext:value-type="float">
            <text:p>0.3723148</text:p>
          </table:table-cell>
          <table:table-cell office:value-type="float" office:value="0.3667403" calcext:value-type="float">
            <text:p>0.3667403</text:p>
          </table:table-cell>
          <table:table-cell office:value-type="float" office:value="0.377512" calcext:value-type="float">
            <text:p>0.377512</text:p>
          </table:table-cell>
          <table:table-cell office:value-type="float" office:value="0.3942714" calcext:value-type="float">
            <text:p>0.3942714</text:p>
          </table:table-cell>
          <table:table-cell office:value-type="float" office:value="0.4046668" calcext:value-type="float">
            <text:p>0.4046668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02968E-015" calcext:value-type="float">
            <text:p>1.902968E-15</text:p>
          </table:table-cell>
          <table:table-cell office:value-type="float" office:value="1.977812E-015" calcext:value-type="float">
            <text:p>1.977812E-15</text:p>
          </table:table-cell>
          <table:table-cell office:value-type="float" office:value="1.963647E-015" calcext:value-type="float">
            <text:p>1.963647E-15</text:p>
          </table:table-cell>
          <table:table-cell office:value-type="float" office:value="1.990065E-015" calcext:value-type="float">
            <text:p>1.990065E-15</text:p>
          </table:table-cell>
          <table:table-cell office:value-type="float" office:value="9.444336E-016" calcext:value-type="float">
            <text:p>9.444336E-16</text:p>
          </table:table-cell>
          <table:table-cell office:value-type="float" office:value="1.931483E-015" calcext:value-type="float">
            <text:p>1.931483E-15</text:p>
          </table:table-cell>
          <table:table-cell office:value-type="float" office:value="9.345413E-016" calcext:value-type="float">
            <text:p>9.345413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.6838" calcext:value-type="float">
            <text:p>-56.6838</text:p>
          </table:table-cell>
          <table:table-cell office:value-type="float" office:value="-0.0166768" calcext:value-type="float">
            <text:p>-0.0166768</text:p>
          </table:table-cell>
          <table:table-cell office:value-type="float" office:value="-0.01561416" calcext:value-type="float">
            <text:p>-0.01561416</text:p>
          </table:table-cell>
          <table:table-cell office:value-type="float" office:value="-0.01501338" calcext:value-type="float">
            <text:p>-0.01501338</text:p>
          </table:table-cell>
          <table:table-cell office:value-type="float" office:value="-0.01496095" calcext:value-type="float">
            <text:p>-0.01496095</text:p>
          </table:table-cell>
          <table:table-cell office:value-type="float" office:value="-0.01538995" calcext:value-type="float">
            <text:p>-0.01538995</text:p>
          </table:table-cell>
          <table:table-cell office:value-type="float" office:value="-0.01382078" calcext:value-type="float">
            <text:p>-0.01382078</text:p>
          </table:table-cell>
          <table:table-cell office:value-type="float" office:value="-0.0133181" calcext:value-type="float">
            <text:p>-0.0133181</text:p>
          </table:table-cell>
          <table:table-cell office:value-type="float" office:value="-0.01253832" calcext:value-type="float">
            <text:p>-0.01253832</text:p>
          </table:table-cell>
          <table:table-cell office:value-type="float" office:value="-0.009967893" calcext:value-type="float">
            <text:p>-0.009967893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5096731" calcext:value-type="float">
            <text:p>-0.05096731</text:p>
          </table:table-cell>
          <table:table-cell office:value-type="float" office:value="-0.001730063" calcext:value-type="float">
            <text:p>-0.00173006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8334" calcext:value-type="float">
            <text:p>-2.19833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79" calcext:value-type="float">
            <text:p>179</text:p>
          </table:table-cell>
          <table:table-cell office:value-type="float" office:value="28062007" calcext:value-type="float">
            <text:p>28062007</text:p>
          </table:table-cell>
          <table:table-cell office:value-type="float" office:value="394.998" calcext:value-type="float">
            <text:p>394.998</text:p>
          </table:table-cell>
          <table:table-cell office:value-type="float" office:value="189.3765" calcext:value-type="float">
            <text:p>189.3765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097.549" calcext:value-type="float">
            <text:p>1097.549</text:p>
          </table:table-cell>
          <table:table-cell office:value-type="float" office:value="149.6373" calcext:value-type="float">
            <text:p>149.6373</text:p>
          </table:table-cell>
          <table:table-cell office:value-type="float" office:value="0" calcext:value-type="float">
            <text:p>0</text:p>
          </table:table-cell>
          <table:table-cell office:value-type="float" office:value="0.1115209" calcext:value-type="float">
            <text:p>0.1115209</text:p>
          </table:table-cell>
          <table:table-cell office:value-type="float" office:value="0.3098755" calcext:value-type="float">
            <text:p>0.3098755</text:p>
          </table:table-cell>
          <table:table-cell office:value-type="float" office:value="0.3206045" calcext:value-type="float">
            <text:p>0.3206045</text:p>
          </table:table-cell>
          <table:table-cell office:value-type="float" office:value="0.3274562" calcext:value-type="float">
            <text:p>0.3274562</text:p>
          </table:table-cell>
          <table:table-cell office:value-type="float" office:value="0.3313133" calcext:value-type="float">
            <text:p>0.3313133</text:p>
          </table:table-cell>
          <table:table-cell office:value-type="float" office:value="0.2949811" calcext:value-type="float">
            <text:p>0.2949811</text:p>
          </table:table-cell>
          <table:table-cell office:value-type="float" office:value="0.2934467" calcext:value-type="float">
            <text:p>0.2934467</text:p>
          </table:table-cell>
          <table:table-cell office:value-type="float" office:value="0.3717063" calcext:value-type="float">
            <text:p>0.3717063</text:p>
          </table:table-cell>
          <table:table-cell office:value-type="float" office:value="0.3669156" calcext:value-type="float">
            <text:p>0.3669156</text:p>
          </table:table-cell>
          <table:table-cell office:value-type="float" office:value="0.377439" calcext:value-type="float">
            <text:p>0.377439</text:p>
          </table:table-cell>
          <table:table-cell office:value-type="float" office:value="0.394125" calcext:value-type="float">
            <text:p>0.394125</text:p>
          </table:table-cell>
          <table:table-cell office:value-type="float" office:value="0.4046052" calcext:value-type="float">
            <text:p>0.404605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03873E-015" calcext:value-type="float">
            <text:p>1.903873E-15</text:p>
          </table:table-cell>
          <table:table-cell office:value-type="float" office:value="1.977736E-015" calcext:value-type="float">
            <text:p>1.977736E-15</text:p>
          </table:table-cell>
          <table:table-cell office:value-type="float" office:value="1.963572E-015" calcext:value-type="float">
            <text:p>1.963572E-15</text:p>
          </table:table-cell>
          <table:table-cell office:value-type="float" office:value="1.990034E-015" calcext:value-type="float">
            <text:p>1.990034E-15</text:p>
          </table:table-cell>
          <table:table-cell office:value-type="float" office:value="9.444113E-016" calcext:value-type="float">
            <text:p>9.444113E-16</text:p>
          </table:table-cell>
          <table:table-cell office:value-type="float" office:value="1.931485E-015" calcext:value-type="float">
            <text:p>1.931485E-15</text:p>
          </table:table-cell>
          <table:table-cell office:value-type="float" office:value="9.345379E-016" calcext:value-type="float">
            <text:p>9.345379E-16</text:p>
          </table:table-cell>
          <table:table-cell office:value-type="float" office:value="9.736551E-016" calcext:value-type="float">
            <text:p>9.736551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.12715" calcext:value-type="float">
            <text:p>-74.12715</text:p>
          </table:table-cell>
          <table:table-cell office:value-type="float" office:value="-0.02874218" calcext:value-type="float">
            <text:p>-0.02874218</text:p>
          </table:table-cell>
          <table:table-cell office:value-type="float" office:value="-0.02322566" calcext:value-type="float">
            <text:p>-0.02322566</text:p>
          </table:table-cell>
          <table:table-cell office:value-type="float" office:value="-0.02047425" calcext:value-type="float">
            <text:p>-0.02047425</text:p>
          </table:table-cell>
          <table:table-cell office:value-type="float" office:value="-0.01907202" calcext:value-type="float">
            <text:p>-0.01907202</text:p>
          </table:table-cell>
          <table:table-cell office:value-type="float" office:value="-0.01653501" calcext:value-type="float">
            <text:p>-0.01653501</text:p>
          </table:table-cell>
          <table:table-cell office:value-type="float" office:value="-0.01509654" calcext:value-type="float">
            <text:p>-0.01509654</text:p>
          </table:table-cell>
          <table:table-cell office:value-type="float" office:value="-0.01379485" calcext:value-type="float">
            <text:p>-0.01379485</text:p>
          </table:table-cell>
          <table:table-cell office:value-type="float" office:value="-0.01243832" calcext:value-type="float">
            <text:p>-0.01243832</text:p>
          </table:table-cell>
          <table:table-cell office:value-type="float" office:value="-0.01000103" calcext:value-type="float">
            <text:p>-0.01000103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4625212" calcext:value-type="float">
            <text:p>-0.04625212</text:p>
          </table:table-cell>
          <table:table-cell office:value-type="float" office:value="-0.001740149" calcext:value-type="float">
            <text:p>-0.00174014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601" calcext:value-type="float">
            <text:p>-2.1960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80" calcext:value-type="float">
            <text:p>180</text:p>
          </table:table-cell>
          <table:table-cell office:value-type="float" office:value="29062007" calcext:value-type="float">
            <text:p>29062007</text:p>
          </table:table-cell>
          <table:table-cell office:value-type="float" office:value="394.998" calcext:value-type="float">
            <text:p>394.998</text:p>
          </table:table-cell>
          <table:table-cell office:value-type="float" office:value="193.4965" calcext:value-type="float">
            <text:p>193.4965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093.372" calcext:value-type="float">
            <text:p>1093.372</text:p>
          </table:table-cell>
          <table:table-cell office:value-type="float" office:value="149.6948" calcext:value-type="float">
            <text:p>149.6948</text:p>
          </table:table-cell>
          <table:table-cell office:value-type="float" office:value="0" calcext:value-type="float">
            <text:p>0</text:p>
          </table:table-cell>
          <table:table-cell office:value-type="float" office:value="0.1133081" calcext:value-type="float">
            <text:p>0.1133081</text:p>
          </table:table-cell>
          <table:table-cell office:value-type="float" office:value="0.2820835" calcext:value-type="float">
            <text:p>0.2820835</text:p>
          </table:table-cell>
          <table:table-cell office:value-type="float" office:value="0.3013754" calcext:value-type="float">
            <text:p>0.3013754</text:p>
          </table:table-cell>
          <table:table-cell office:value-type="float" office:value="0.3114606" calcext:value-type="float">
            <text:p>0.3114606</text:p>
          </table:table-cell>
          <table:table-cell office:value-type="float" office:value="0.3182684" calcext:value-type="float">
            <text:p>0.3182684</text:p>
          </table:table-cell>
          <table:table-cell office:value-type="float" office:value="0.2892321" calcext:value-type="float">
            <text:p>0.2892321</text:p>
          </table:table-cell>
          <table:table-cell office:value-type="float" office:value="0.2902705" calcext:value-type="float">
            <text:p>0.2902705</text:p>
          </table:table-cell>
          <table:table-cell office:value-type="float" office:value="0.3708543" calcext:value-type="float">
            <text:p>0.3708543</text:p>
          </table:table-cell>
          <table:table-cell office:value-type="float" office:value="0.3669351" calcext:value-type="float">
            <text:p>0.3669351</text:p>
          </table:table-cell>
          <table:table-cell office:value-type="float" office:value="0.3773768" calcext:value-type="float">
            <text:p>0.3773768</text:p>
          </table:table-cell>
          <table:table-cell office:value-type="float" office:value="0.3940004" calcext:value-type="float">
            <text:p>0.3940004</text:p>
          </table:table-cell>
          <table:table-cell office:value-type="float" office:value="0.4045616" calcext:value-type="float">
            <text:p>0.4045616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0481E-015" calcext:value-type="float">
            <text:p>1.90481E-15</text:p>
          </table:table-cell>
          <table:table-cell office:value-type="float" office:value="1.977657E-015" calcext:value-type="float">
            <text:p>1.977657E-15</text:p>
          </table:table-cell>
          <table:table-cell office:value-type="float" office:value="1.963496E-015" calcext:value-type="float">
            <text:p>1.963496E-15</text:p>
          </table:table-cell>
          <table:table-cell office:value-type="float" office:value="1.99E-015" calcext:value-type="float">
            <text:p>1.99E-15</text:p>
          </table:table-cell>
          <table:table-cell office:value-type="float" office:value="9.443882E-016" calcext:value-type="float">
            <text:p>9.443882E-16</text:p>
          </table:table-cell>
          <table:table-cell office:value-type="float" office:value="1.931485E-015" calcext:value-type="float">
            <text:p>1.931485E-15</text:p>
          </table:table-cell>
          <table:table-cell office:value-type="float" office:value="9.345367E-016" calcext:value-type="float">
            <text:p>9.345367E-16</text:p>
          </table:table-cell>
          <table:table-cell office:value-type="float" office:value="9.736551E-016" calcext:value-type="float">
            <text:p>9.736551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E-024" calcext:value-type="float">
            <text:p>1.44659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5515" calcext:value-type="float">
            <text:p>-66.5515</text:p>
          </table:table-cell>
          <table:table-cell office:value-type="float" office:value="-0.05731929" calcext:value-type="float">
            <text:p>-0.05731929</text:p>
          </table:table-cell>
          <table:table-cell office:value-type="float" office:value="-0.03418742" calcext:value-type="float">
            <text:p>-0.03418742</text:p>
          </table:table-cell>
          <table:table-cell office:value-type="float" office:value="-0.02780353" calcext:value-type="float">
            <text:p>-0.02780353</text:p>
          </table:table-cell>
          <table:table-cell office:value-type="float" office:value="-0.02439386" calcext:value-type="float">
            <text:p>-0.02439386</text:p>
          </table:table-cell>
          <table:table-cell office:value-type="float" office:value="-0.01918106" calcext:value-type="float">
            <text:p>-0.01918106</text:p>
          </table:table-cell>
          <table:table-cell office:value-type="float" office:value="-0.01653521" calcext:value-type="float">
            <text:p>-0.01653521</text:p>
          </table:table-cell>
          <table:table-cell office:value-type="float" office:value="-0.01449463" calcext:value-type="float">
            <text:p>-0.01449463</text:p>
          </table:table-cell>
          <table:table-cell office:value-type="float" office:value="-0.01242635" calcext:value-type="float">
            <text:p>-0.01242635</text:p>
          </table:table-cell>
          <table:table-cell office:value-type="float" office:value="-0.01002933" calcext:value-type="float">
            <text:p>-0.01002933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4188297" calcext:value-type="float">
            <text:p>-0.04188297</text:p>
          </table:table-cell>
          <table:table-cell office:value-type="float" office:value="-0.001750384" calcext:value-type="float">
            <text:p>-0.00175038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194206" calcext:value-type="float">
            <text:p>-2.19420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81" calcext:value-type="float">
            <text:p>181</text:p>
          </table:table-cell>
          <table:table-cell office:value-type="float" office:value="30062007" calcext:value-type="float">
            <text:p>30062007</text:p>
          </table:table-cell>
          <table:table-cell office:value-type="float" office:value="415.5978" calcext:value-type="float">
            <text:p>415.5978</text:p>
          </table:table-cell>
          <table:table-cell office:value-type="float" office:value="200.2628" calcext:value-type="float">
            <text:p>200.2628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05.923" calcext:value-type="float">
            <text:p>1105.923</text:p>
          </table:table-cell>
          <table:table-cell office:value-type="float" office:value="150.9775" calcext:value-type="float">
            <text:p>150.9775</text:p>
          </table:table-cell>
          <table:table-cell office:value-type="float" office:value="0" calcext:value-type="float">
            <text:p>0</text:p>
          </table:table-cell>
          <table:table-cell office:value-type="float" office:value="0.4459346" calcext:value-type="float">
            <text:p>0.4459346</text:p>
          </table:table-cell>
          <table:table-cell office:value-type="float" office:value="0.4497766" calcext:value-type="float">
            <text:p>0.4497766</text:p>
          </table:table-cell>
          <table:table-cell office:value-type="float" office:value="0.3379559" calcext:value-type="float">
            <text:p>0.3379559</text:p>
          </table:table-cell>
          <table:table-cell office:value-type="float" office:value="0.3098491" calcext:value-type="float">
            <text:p>0.3098491</text:p>
          </table:table-cell>
          <table:table-cell office:value-type="float" office:value="0.3148967" calcext:value-type="float">
            <text:p>0.3148967</text:p>
          </table:table-cell>
          <table:table-cell office:value-type="float" office:value="0.289607" calcext:value-type="float">
            <text:p>0.289607</text:p>
          </table:table-cell>
          <table:table-cell office:value-type="float" office:value="0.3088593" calcext:value-type="float">
            <text:p>0.3088593</text:p>
          </table:table-cell>
          <table:table-cell office:value-type="float" office:value="0.3722099" calcext:value-type="float">
            <text:p>0.3722099</text:p>
          </table:table-cell>
          <table:table-cell office:value-type="float" office:value="0.366883" calcext:value-type="float">
            <text:p>0.366883</text:p>
          </table:table-cell>
          <table:table-cell office:value-type="float" office:value="0.3773131" calcext:value-type="float">
            <text:p>0.3773131</text:p>
          </table:table-cell>
          <table:table-cell office:value-type="float" office:value="0.3938928" calcext:value-type="float">
            <text:p>0.3938928</text:p>
          </table:table-cell>
          <table:table-cell office:value-type="float" office:value="0.4044679" calcext:value-type="float">
            <text:p>0.4044679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05648E-015" calcext:value-type="float">
            <text:p>1.905648E-15</text:p>
          </table:table-cell>
          <table:table-cell office:value-type="float" office:value="1.977598E-015" calcext:value-type="float">
            <text:p>1.977598E-15</text:p>
          </table:table-cell>
          <table:table-cell office:value-type="float" office:value="1.963426E-015" calcext:value-type="float">
            <text:p>1.963426E-15</text:p>
          </table:table-cell>
          <table:table-cell office:value-type="float" office:value="1.989964E-015" calcext:value-type="float">
            <text:p>1.989964E-15</text:p>
          </table:table-cell>
          <table:table-cell office:value-type="float" office:value="9.443711E-016" calcext:value-type="float">
            <text:p>9.443711E-16</text:p>
          </table:table-cell>
          <table:table-cell office:value-type="float" office:value="1.931485E-015" calcext:value-type="float">
            <text:p>1.931485E-15</text:p>
          </table:table-cell>
          <table:table-cell office:value-type="float" office:value="9.345345E-016" calcext:value-type="float">
            <text:p>9.345345E-16</text:p>
          </table:table-cell>
          <table:table-cell office:value-type="float" office:value="9.736548E-016" calcext:value-type="float">
            <text:p>9.736548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E-024" calcext:value-type="float">
            <text:p>1.44659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994295" calcext:value-type="float">
            <text:p>-0.002994295</text:p>
          </table:table-cell>
          <table:table-cell office:value-type="float" office:value="-0.002789937" calcext:value-type="float">
            <text:p>-0.002789937</text:p>
          </table:table-cell>
          <table:table-cell office:value-type="float" office:value="-0.0174542" calcext:value-type="float">
            <text:p>-0.0174542</text:p>
          </table:table-cell>
          <table:table-cell office:value-type="float" office:value="-0.02895067" calcext:value-type="float">
            <text:p>-0.02895067</text:p>
          </table:table-cell>
          <table:table-cell office:value-type="float" office:value="-0.02609195" calcext:value-type="float">
            <text:p>-0.02609195</text:p>
          </table:table-cell>
          <table:table-cell office:value-type="float" office:value="-0.01903576" calcext:value-type="float">
            <text:p>-0.01903576</text:p>
          </table:table-cell>
          <table:table-cell office:value-type="float" office:value="-0.009760216" calcext:value-type="float">
            <text:p>-0.009760216</text:p>
          </table:table-cell>
          <table:table-cell office:value-type="float" office:value="-0.01342196" calcext:value-type="float">
            <text:p>-0.01342196</text:p>
          </table:table-cell>
          <table:table-cell office:value-type="float" office:value="-0.01245711" calcext:value-type="float">
            <text:p>-0.01245711</text:p>
          </table:table-cell>
          <table:table-cell office:value-type="float" office:value="-0.01005825" calcext:value-type="float">
            <text:p>-0.01005825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3036457" calcext:value-type="float">
            <text:p>-0.003036457</text:p>
          </table:table-cell>
          <table:table-cell office:value-type="float" office:value="-0.001761138" calcext:value-type="float">
            <text:p>-0.00176113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9666" calcext:value-type="float">
            <text:p>-2.20966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82" calcext:value-type="float">
            <text:p>182</text:p>
          </table:table-cell>
          <table:table-cell office:value-type="float" office:value="1072007" calcext:value-type="float">
            <text:p>1072007</text:p>
          </table:table-cell>
          <table:table-cell office:value-type="float" office:value="416.0979" calcext:value-type="float">
            <text:p>416.0979</text:p>
          </table:table-cell>
          <table:table-cell office:value-type="float" office:value="204.4964" calcext:value-type="float">
            <text:p>204.4964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102.184" calcext:value-type="float">
            <text:p>1102.184</text:p>
          </table:table-cell>
          <table:table-cell office:value-type="float" office:value="150.9826" calcext:value-type="float">
            <text:p>150.9826</text:p>
          </table:table-cell>
          <table:table-cell office:value-type="float" office:value="0" calcext:value-type="float">
            <text:p>0</text:p>
          </table:table-cell>
          <table:table-cell office:value-type="float" office:value="0.2779126" calcext:value-type="float">
            <text:p>0.2779126</text:p>
          </table:table-cell>
          <table:table-cell office:value-type="float" office:value="0.3402734" calcext:value-type="float">
            <text:p>0.3402734</text:p>
          </table:table-cell>
          <table:table-cell office:value-type="float" office:value="0.3430005" calcext:value-type="float">
            <text:p>0.3430005</text:p>
          </table:table-cell>
          <table:table-cell office:value-type="float" office:value="0.341752" calcext:value-type="float">
            <text:p>0.341752</text:p>
          </table:table-cell>
          <table:table-cell office:value-type="float" office:value="0.3401569" calcext:value-type="float">
            <text:p>0.3401569</text:p>
          </table:table-cell>
          <table:table-cell office:value-type="float" office:value="0.2939673" calcext:value-type="float">
            <text:p>0.2939673</text:p>
          </table:table-cell>
          <table:table-cell office:value-type="float" office:value="0.2948405" calcext:value-type="float">
            <text:p>0.2948405</text:p>
          </table:table-cell>
          <table:table-cell office:value-type="float" office:value="0.372591" calcext:value-type="float">
            <text:p>0.372591</text:p>
          </table:table-cell>
          <table:table-cell office:value-type="float" office:value="0.3670919" calcext:value-type="float">
            <text:p>0.3670919</text:p>
          </table:table-cell>
          <table:table-cell office:value-type="float" office:value="0.3772602" calcext:value-type="float">
            <text:p>0.3772602</text:p>
          </table:table-cell>
          <table:table-cell office:value-type="float" office:value="0.3937879" calcext:value-type="float">
            <text:p>0.3937879</text:p>
          </table:table-cell>
          <table:table-cell office:value-type="float" office:value="0.4043437" calcext:value-type="float">
            <text:p>0.404343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6358E-015" calcext:value-type="float">
            <text:p>1.906358E-15</text:p>
          </table:table-cell>
          <table:table-cell office:value-type="float" office:value="1.977545E-015" calcext:value-type="float">
            <text:p>1.977545E-15</text:p>
          </table:table-cell>
          <table:table-cell office:value-type="float" office:value="1.963366E-015" calcext:value-type="float">
            <text:p>1.963366E-15</text:p>
          </table:table-cell>
          <table:table-cell office:value-type="float" office:value="1.989937E-015" calcext:value-type="float">
            <text:p>1.989937E-15</text:p>
          </table:table-cell>
          <table:table-cell office:value-type="float" office:value="9.443487E-016" calcext:value-type="float">
            <text:p>9.443487E-16</text:p>
          </table:table-cell>
          <table:table-cell office:value-type="float" office:value="1.931487E-015" calcext:value-type="float">
            <text:p>1.931487E-15</text:p>
          </table:table-cell>
          <table:table-cell office:value-type="float" office:value="9.345315E-016" calcext:value-type="float">
            <text:p>9.345315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348155" calcext:value-type="float">
            <text:p>-0.06348155</text:p>
          </table:table-cell>
          <table:table-cell office:value-type="float" office:value="-0.01606835" calcext:value-type="float">
            <text:p>-0.01606835</text:p>
          </table:table-cell>
          <table:table-cell office:value-type="float" office:value="-0.0153162" calcext:value-type="float">
            <text:p>-0.0153162</text:p>
          </table:table-cell>
          <table:table-cell office:value-type="float" office:value="-0.01578016" calcext:value-type="float">
            <text:p>-0.01578016</text:p>
          </table:table-cell>
          <table:table-cell office:value-type="float" office:value="-0.01626007" calcext:value-type="float">
            <text:p>-0.01626007</text:p>
          </table:table-cell>
          <table:table-cell office:value-type="float" office:value="-0.01700498" calcext:value-type="float">
            <text:p>-0.01700498</text:p>
          </table:table-cell>
          <table:table-cell office:value-type="float" office:value="-0.01450148" calcext:value-type="float">
            <text:p>-0.01450148</text:p>
          </table:table-cell>
          <table:table-cell office:value-type="float" office:value="-0.01310282" calcext:value-type="float">
            <text:p>-0.01310282</text:p>
          </table:table-cell>
          <table:table-cell office:value-type="float" office:value="-0.01233986" calcext:value-type="float">
            <text:p>-0.01233986</text:p>
          </table:table-cell>
          <table:table-cell office:value-type="float" office:value="-0.01008255" calcext:value-type="float">
            <text:p>-0.01008255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3324119" calcext:value-type="float">
            <text:p>-0.03324119</text:p>
          </table:table-cell>
          <table:table-cell office:value-type="float" office:value="-0.001768224" calcext:value-type="float">
            <text:p>-0.00176822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6208" calcext:value-type="float">
            <text:p>-2.20620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83" calcext:value-type="float">
            <text:p>183</text:p>
          </table:table-cell>
          <table:table-cell office:value-type="float" office:value="2072007" calcext:value-type="float">
            <text:p>2072007</text:p>
          </table:table-cell>
          <table:table-cell office:value-type="float" office:value="416.4979" calcext:value-type="float">
            <text:p>416.4979</text:p>
          </table:table-cell>
          <table:table-cell office:value-type="float" office:value="210.5381" calcext:value-type="float">
            <text:p>210.5381</text:p>
          </table:table-cell>
          <table:table-cell office:value-type="float" office:value="17.2526" calcext:value-type="float">
            <text:p>17.2526</text:p>
          </table:table-cell>
          <table:table-cell office:value-type="float" office:value="1096.529" calcext:value-type="float">
            <text:p>1096.529</text:p>
          </table:table-cell>
          <table:table-cell office:value-type="float" office:value="150.9964" calcext:value-type="float">
            <text:p>150.9964</text:p>
          </table:table-cell>
          <table:table-cell office:value-type="float" office:value="0" calcext:value-type="float">
            <text:p>0</text:p>
          </table:table-cell>
          <table:table-cell office:value-type="float" office:value="0.1125682" calcext:value-type="float">
            <text:p>0.1125682</text:p>
          </table:table-cell>
          <table:table-cell office:value-type="float" office:value="0.308894" calcext:value-type="float">
            <text:p>0.308894</text:p>
          </table:table-cell>
          <table:table-cell office:value-type="float" office:value="0.3193776" calcext:value-type="float">
            <text:p>0.3193776</text:p>
          </table:table-cell>
          <table:table-cell office:value-type="float" office:value="0.325772" calcext:value-type="float">
            <text:p>0.325772</text:p>
          </table:table-cell>
          <table:table-cell office:value-type="float" office:value="0.3290966" calcext:value-type="float">
            <text:p>0.3290966</text:p>
          </table:table-cell>
          <table:table-cell office:value-type="float" office:value="0.293009" calcext:value-type="float">
            <text:p>0.293009</text:p>
          </table:table-cell>
          <table:table-cell office:value-type="float" office:value="0.2920798" calcext:value-type="float">
            <text:p>0.2920798</text:p>
          </table:table-cell>
          <table:table-cell office:value-type="float" office:value="0.3716074" calcext:value-type="float">
            <text:p>0.3716074</text:p>
          </table:table-cell>
          <table:table-cell office:value-type="float" office:value="0.3670501" calcext:value-type="float">
            <text:p>0.3670501</text:p>
          </table:table-cell>
          <table:table-cell office:value-type="float" office:value="0.3772173" calcext:value-type="float">
            <text:p>0.3772173</text:p>
          </table:table-cell>
          <table:table-cell office:value-type="float" office:value="0.3936914" calcext:value-type="float">
            <text:p>0.3936914</text:p>
          </table:table-cell>
          <table:table-cell office:value-type="float" office:value="0.4042693" calcext:value-type="float">
            <text:p>0.404269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06995E-015" calcext:value-type="float">
            <text:p>1.906995E-15</text:p>
          </table:table-cell>
          <table:table-cell office:value-type="float" office:value="1.977497E-015" calcext:value-type="float">
            <text:p>1.977497E-15</text:p>
          </table:table-cell>
          <table:table-cell office:value-type="float" office:value="1.963312E-015" calcext:value-type="float">
            <text:p>1.963312E-15</text:p>
          </table:table-cell>
          <table:table-cell office:value-type="float" office:value="1.989915E-015" calcext:value-type="float">
            <text:p>1.989915E-15</text:p>
          </table:table-cell>
          <table:table-cell office:value-type="float" office:value="9.443277E-016" calcext:value-type="float">
            <text:p>9.443277E-16</text:p>
          </table:table-cell>
          <table:table-cell office:value-type="float" office:value="1.931488E-015" calcext:value-type="float">
            <text:p>1.931488E-15</text:p>
          </table:table-cell>
          <table:table-cell office:value-type="float" office:value="9.3453E-016" calcext:value-type="float">
            <text:p>9.3453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E-024" calcext:value-type="float">
            <text:p>1.44659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.64094" calcext:value-type="float">
            <text:p>-67.64094</text:p>
          </table:table-cell>
          <table:table-cell office:value-type="float" office:value="-0.02930143" calcext:value-type="float">
            <text:p>-0.02930143</text:p>
          </table:table-cell>
          <table:table-cell office:value-type="float" office:value="-0.02377507" calcext:value-type="float">
            <text:p>-0.02377507</text:p>
          </table:table-cell>
          <table:table-cell office:value-type="float" office:value="-0.02112269" calcext:value-type="float">
            <text:p>-0.02112269</text:p>
          </table:table-cell>
          <table:table-cell office:value-type="float" office:value="-0.01987306" calcext:value-type="float">
            <text:p>-0.01987306</text:p>
          </table:table-cell>
          <table:table-cell office:value-type="float" office:value="-0.01739723" calcext:value-type="float">
            <text:p>-0.01739723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01387247" calcext:value-type="float">
            <text:p>-0.01387247</text:p>
          </table:table-cell>
          <table:table-cell office:value-type="float" office:value="-0.0123623" calcext:value-type="float">
            <text:p>-0.0123623</text:p>
          </table:table-cell>
          <table:table-cell office:value-type="float" office:value="-0.01010221" calcext:value-type="float">
            <text:p>-0.01010221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3063349" calcext:value-type="float">
            <text:p>-0.03063349</text:p>
          </table:table-cell>
          <table:table-cell office:value-type="float" office:value="-0.001775395" calcext:value-type="float">
            <text:p>-0.00177539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338" calcext:value-type="float">
            <text:p>-2.2033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84" calcext:value-type="float">
            <text:p>184</text:p>
          </table:table-cell>
          <table:table-cell office:value-type="float" office:value="3072007" calcext:value-type="float">
            <text:p>3072007</text:p>
          </table:table-cell>
          <table:table-cell office:value-type="float" office:value="438.398" calcext:value-type="float">
            <text:p>438.398</text:p>
          </table:table-cell>
          <table:table-cell office:value-type="float" office:value="218.4989" calcext:value-type="float">
            <text:p>218.4989</text:p>
          </table:table-cell>
          <table:table-cell office:value-type="float" office:value="17.86567" calcext:value-type="float">
            <text:p>17.86567</text:p>
          </table:table-cell>
          <table:table-cell office:value-type="float" office:value="1108.812" calcext:value-type="float">
            <text:p>1108.812</text:p>
          </table:table-cell>
          <table:table-cell office:value-type="float" office:value="152.0403" calcext:value-type="float">
            <text:p>152.0403</text:p>
          </table:table-cell>
          <table:table-cell office:value-type="float" office:value="0" calcext:value-type="float">
            <text:p>0</text:p>
          </table:table-cell>
          <table:table-cell office:value-type="float" office:value="0.3598365" calcext:value-type="float">
            <text:p>0.3598365</text:p>
          </table:table-cell>
          <table:table-cell office:value-type="float" office:value="0.3655793" calcext:value-type="float">
            <text:p>0.3655793</text:p>
          </table:table-cell>
          <table:table-cell office:value-type="float" office:value="0.3676609" calcext:value-type="float">
            <text:p>0.3676609</text:p>
          </table:table-cell>
          <table:table-cell office:value-type="float" office:value="0.3668832" calcext:value-type="float">
            <text:p>0.3668832</text:p>
          </table:table-cell>
          <table:table-cell office:value-type="float" office:value="0.3649736" calcext:value-type="float">
            <text:p>0.3649736</text:p>
          </table:table-cell>
          <table:table-cell office:value-type="float" office:value="0.3048966" calcext:value-type="float">
            <text:p>0.3048966</text:p>
          </table:table-cell>
          <table:table-cell office:value-type="float" office:value="0.3021023" calcext:value-type="float">
            <text:p>0.3021023</text:p>
          </table:table-cell>
          <table:table-cell office:value-type="float" office:value="0.3737711" calcext:value-type="float">
            <text:p>0.3737711</text:p>
          </table:table-cell>
          <table:table-cell office:value-type="float" office:value="0.3672203" calcext:value-type="float">
            <text:p>0.3672203</text:p>
          </table:table-cell>
          <table:table-cell office:value-type="float" office:value="0.3771753" calcext:value-type="float">
            <text:p>0.3771753</text:p>
          </table:table-cell>
          <table:table-cell office:value-type="float" office:value="0.3936009" calcext:value-type="float">
            <text:p>0.3936009</text:p>
          </table:table-cell>
          <table:table-cell office:value-type="float" office:value="0.4041399" calcext:value-type="float">
            <text:p>0.404139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7717E-015" calcext:value-type="float">
            <text:p>1.907717E-15</text:p>
          </table:table-cell>
          <table:table-cell office:value-type="float" office:value="1.977445E-015" calcext:value-type="float">
            <text:p>1.977445E-15</text:p>
          </table:table-cell>
          <table:table-cell office:value-type="float" office:value="1.963248E-015" calcext:value-type="float">
            <text:p>1.963248E-15</text:p>
          </table:table-cell>
          <table:table-cell office:value-type="float" office:value="1.98989E-015" calcext:value-type="float">
            <text:p>1.98989E-15</text:p>
          </table:table-cell>
          <table:table-cell office:value-type="float" office:value="9.443054E-016" calcext:value-type="float">
            <text:p>9.443054E-16</text:p>
          </table:table-cell>
          <table:table-cell office:value-type="float" office:value="1.931489E-015" calcext:value-type="float">
            <text:p>1.931489E-15</text:p>
          </table:table-cell>
          <table:table-cell office:value-type="float" office:value="9.345281E-016" calcext:value-type="float">
            <text:p>9.345281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E-024" calcext:value-type="float">
            <text:p>1.44659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48042" calcext:value-type="float">
            <text:p>-0.01148042</text:p>
          </table:table-cell>
          <table:table-cell office:value-type="float" office:value="-0.01032867" calcext:value-type="float">
            <text:p>-0.01032867</text:p>
          </table:table-cell>
          <table:table-cell office:value-type="float" office:value="-0.009989934" calcext:value-type="float">
            <text:p>-0.009989934</text:p>
          </table:table-cell>
          <table:table-cell office:value-type="float" office:value="-0.01022742" calcext:value-type="float">
            <text:p>-0.01022742</text:p>
          </table:table-cell>
          <table:table-cell office:value-type="float" office:value="-0.01055225" calcext:value-type="float">
            <text:p>-0.01055225</text:p>
          </table:table-cell>
          <table:table-cell office:value-type="float" office:value="-0.01293647" calcext:value-type="float">
            <text:p>-0.01293647</text:p>
          </table:table-cell>
          <table:table-cell office:value-type="float" office:value="-0.01181969" calcext:value-type="float">
            <text:p>-0.01181969</text:p>
          </table:table-cell>
          <table:table-cell office:value-type="float" office:value="-0.0122457" calcext:value-type="float">
            <text:p>-0.0122457</text:p>
          </table:table-cell>
          <table:table-cell office:value-type="float" office:value="-0.01226965" calcext:value-type="float">
            <text:p>-0.01226965</text:p>
          </table:table-cell>
          <table:table-cell office:value-type="float" office:value="-0.01012153" calcext:value-type="float">
            <text:p>-0.01012153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1181085" calcext:value-type="float">
            <text:p>-0.01181085</text:p>
          </table:table-cell>
          <table:table-cell office:value-type="float" office:value="-0.001786083" calcext:value-type="float">
            <text:p>-0.00178608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274" calcext:value-type="float">
            <text:p>-2.2127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85" calcext:value-type="float">
            <text:p>185</text:p>
          </table:table-cell>
          <table:table-cell office:value-type="float" office:value="4072007" calcext:value-type="float">
            <text:p>4072007</text:p>
          </table:table-cell>
          <table:table-cell office:value-type="float" office:value="468.3983" calcext:value-type="float">
            <text:p>468.3983</text:p>
          </table:table-cell>
          <table:table-cell office:value-type="float" office:value="226.4351" calcext:value-type="float">
            <text:p>226.4351</text:p>
          </table:table-cell>
          <table:table-cell office:value-type="float" office:value="18.09156" calcext:value-type="float">
            <text:p>18.09156</text:p>
          </table:table-cell>
          <table:table-cell office:value-type="float" office:value="1128.99" calcext:value-type="float">
            <text:p>1128.99</text:p>
          </table:table-cell>
          <table:table-cell office:value-type="float" office:value="153.6996" calcext:value-type="float">
            <text:p>153.6996</text:p>
          </table:table-cell>
          <table:table-cell office:value-type="float" office:value="0" calcext:value-type="float">
            <text:p>0</text:p>
          </table:table-cell>
          <table:table-cell office:value-type="float" office:value="0.4246891" calcext:value-type="float">
            <text:p>0.4246891</text:p>
          </table:table-cell>
          <table:table-cell office:value-type="float" office:value="0.431171" calcext:value-type="float">
            <text:p>0.431171</text:p>
          </table:table-cell>
          <table:table-cell office:value-type="float" office:value="0.4391378" calcext:value-type="float">
            <text:p>0.4391378</text:p>
          </table:table-cell>
          <table:table-cell office:value-type="float" office:value="0.4475547" calcext:value-type="float">
            <text:p>0.4475547</text:p>
          </table:table-cell>
          <table:table-cell office:value-type="float" office:value="0.4517505" calcext:value-type="float">
            <text:p>0.4517505</text:p>
          </table:table-cell>
          <table:table-cell office:value-type="float" office:value="0.3489231" calcext:value-type="float">
            <text:p>0.3489231</text:p>
          </table:table-cell>
          <table:table-cell office:value-type="float" office:value="0.3345585" calcext:value-type="float">
            <text:p>0.3345585</text:p>
          </table:table-cell>
          <table:table-cell office:value-type="float" office:value="0.376922" calcext:value-type="float">
            <text:p>0.376922</text:p>
          </table:table-cell>
          <table:table-cell office:value-type="float" office:value="0.3675868" calcext:value-type="float">
            <text:p>0.3675868</text:p>
          </table:table-cell>
          <table:table-cell office:value-type="float" office:value="0.3771537" calcext:value-type="float">
            <text:p>0.3771537</text:p>
          </table:table-cell>
          <table:table-cell office:value-type="float" office:value="0.3935126" calcext:value-type="float">
            <text:p>0.3935126</text:p>
          </table:table-cell>
          <table:table-cell office:value-type="float" office:value="0.403981" calcext:value-type="float">
            <text:p>0.403981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08384E-015" calcext:value-type="float">
            <text:p>1.908384E-15</text:p>
          </table:table-cell>
          <table:table-cell office:value-type="float" office:value="1.977397E-015" calcext:value-type="float">
            <text:p>1.977397E-15</text:p>
          </table:table-cell>
          <table:table-cell office:value-type="float" office:value="1.963188E-015" calcext:value-type="float">
            <text:p>1.963188E-15</text:p>
          </table:table-cell>
          <table:table-cell office:value-type="float" office:value="1.989868E-015" calcext:value-type="float">
            <text:p>1.989868E-15</text:p>
          </table:table-cell>
          <table:table-cell office:value-type="float" office:value="9.442829E-016" calcext:value-type="float">
            <text:p>9.442829E-16</text:p>
          </table:table-cell>
          <table:table-cell office:value-type="float" office:value="1.931492E-015" calcext:value-type="float">
            <text:p>1.931492E-15</text:p>
          </table:table-cell>
          <table:table-cell office:value-type="float" office:value="9.345247E-016" calcext:value-type="float">
            <text:p>9.345247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E-024" calcext:value-type="float">
            <text:p>1.44659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142964" calcext:value-type="float">
            <text:p>-0.004142964</text:p>
          </table:table-cell>
          <table:table-cell office:value-type="float" office:value="-0.003727675" calcext:value-type="float">
            <text:p>-0.003727675</text:p>
          </table:table-cell>
          <table:table-cell office:value-type="float" office:value="-0.003330262" calcext:value-type="float">
            <text:p>-0.003330262</text:p>
          </table:table-cell>
          <table:table-cell office:value-type="float" office:value="-0.00300125" calcext:value-type="float">
            <text:p>-0.00300125</text:p>
          </table:table-cell>
          <table:table-cell office:value-type="float" office:value="-0.002831388" calcext:value-type="float">
            <text:p>-0.002831388</text:p>
          </table:table-cell>
          <table:table-cell office:value-type="float" office:value="-0.004750953" calcext:value-type="float">
            <text:p>-0.004750953</text:p>
          </table:table-cell>
          <table:table-cell office:value-type="float" office:value="-0.005058176" calcext:value-type="float">
            <text:p>-0.005058176</text:p>
          </table:table-cell>
          <table:table-cell office:value-type="float" office:value="-0.01024268" calcext:value-type="float">
            <text:p>-0.01024268</text:p>
          </table:table-cell>
          <table:table-cell office:value-type="float" office:value="-0.0120701" calcext:value-type="float">
            <text:p>-0.0120701</text:p>
          </table:table-cell>
          <table:table-cell office:value-type="float" office:value="-0.01013155" calcext:value-type="float">
            <text:p>-0.01013155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4281078" calcext:value-type="float">
            <text:p>-0.004281078</text:p>
          </table:table-cell>
          <table:table-cell office:value-type="float" office:value="-0.00179726" calcext:value-type="float">
            <text:p>-0.0017972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9593" calcext:value-type="float">
            <text:p>-2.229593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86" calcext:value-type="float">
            <text:p>186</text:p>
          </table:table-cell>
          <table:table-cell office:value-type="float" office:value="5072007" calcext:value-type="float">
            <text:p>5072007</text:p>
          </table:table-cell>
          <table:table-cell office:value-type="float" office:value="468.3983" calcext:value-type="float">
            <text:p>468.3983</text:p>
          </table:table-cell>
          <table:table-cell office:value-type="float" office:value="234.5203" calcext:value-type="float">
            <text:p>234.5203</text:p>
          </table:table-cell>
          <table:table-cell office:value-type="float" office:value="18.09156" calcext:value-type="float">
            <text:p>18.09156</text:p>
          </table:table-cell>
          <table:table-cell office:value-type="float" office:value="1120.961" calcext:value-type="float">
            <text:p>1120.961</text:p>
          </table:table-cell>
          <table:table-cell office:value-type="float" office:value="153.6435" calcext:value-type="float">
            <text:p>153.6435</text:p>
          </table:table-cell>
          <table:table-cell office:value-type="float" office:value="0" calcext:value-type="float">
            <text:p>0</text:p>
          </table:table-cell>
          <table:table-cell office:value-type="float" office:value="0.1629705" calcext:value-type="float">
            <text:p>0.1629705</text:p>
          </table:table-cell>
          <table:table-cell office:value-type="float" office:value="0.3882594" calcext:value-type="float">
            <text:p>0.3882594</text:p>
          </table:table-cell>
          <table:table-cell office:value-type="float" office:value="0.3933976" calcext:value-type="float">
            <text:p>0.3933976</text:p>
          </table:table-cell>
          <table:table-cell office:value-type="float" office:value="0.4005131" calcext:value-type="float">
            <text:p>0.4005131</text:p>
          </table:table-cell>
          <table:table-cell office:value-type="float" office:value="0.4056794" calcext:value-type="float">
            <text:p>0.4056794</text:p>
          </table:table-cell>
          <table:table-cell office:value-type="float" office:value="0.3468521" calcext:value-type="float">
            <text:p>0.3468521</text:p>
          </table:table-cell>
          <table:table-cell office:value-type="float" office:value="0.3395734" calcext:value-type="float">
            <text:p>0.3395734</text:p>
          </table:table-cell>
          <table:table-cell office:value-type="float" office:value="0.3837242" calcext:value-type="float">
            <text:p>0.3837242</text:p>
          </table:table-cell>
          <table:table-cell office:value-type="float" office:value="0.3686471" calcext:value-type="float">
            <text:p>0.3686471</text:p>
          </table:table-cell>
          <table:table-cell office:value-type="float" office:value="0.3771386" calcext:value-type="float">
            <text:p>0.3771386</text:p>
          </table:table-cell>
          <table:table-cell office:value-type="float" office:value="0.3934199" calcext:value-type="float">
            <text:p>0.3934199</text:p>
          </table:table-cell>
          <table:table-cell office:value-type="float" office:value="0.4038197" calcext:value-type="float">
            <text:p>0.4038197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09101E-015" calcext:value-type="float">
            <text:p>1.909101E-15</text:p>
          </table:table-cell>
          <table:table-cell office:value-type="float" office:value="1.977348E-015" calcext:value-type="float">
            <text:p>1.977348E-15</text:p>
          </table:table-cell>
          <table:table-cell office:value-type="float" office:value="1.963123E-015" calcext:value-type="float">
            <text:p>1.963123E-15</text:p>
          </table:table-cell>
          <table:table-cell office:value-type="float" office:value="1.989842E-015" calcext:value-type="float">
            <text:p>1.989842E-15</text:p>
          </table:table-cell>
          <table:table-cell office:value-type="float" office:value="9.442615E-016" calcext:value-type="float">
            <text:p>9.442615E-16</text:p>
          </table:table-cell>
          <table:table-cell office:value-type="float" office:value="1.931493E-015" calcext:value-type="float">
            <text:p>1.931493E-15</text:p>
          </table:table-cell>
          <table:table-cell office:value-type="float" office:value="9.345223E-016" calcext:value-type="float">
            <text:p>9.345223E-16</text:p>
          </table:table-cell>
          <table:table-cell office:value-type="float" office:value="9.736548E-016" calcext:value-type="float">
            <text:p>9.736548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E-024" calcext:value-type="float">
            <text:p>1.44659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1126" calcext:value-type="float">
            <text:p>-3.81126</text:p>
          </table:table-cell>
          <table:table-cell office:value-type="float" office:value="-0.007165356" calcext:value-type="float">
            <text:p>-0.007165356</text:p>
          </table:table-cell>
          <table:table-cell office:value-type="float" office:value="-0.006612124" calcext:value-type="float">
            <text:p>-0.006612124</text:p>
          </table:table-cell>
          <table:table-cell office:value-type="float" office:value="-0.005984935" calcext:value-type="float">
            <text:p>-0.005984935</text:p>
          </table:table-cell>
          <table:table-cell office:value-type="float" office:value="-0.005531899" calcext:value-type="float">
            <text:p>-0.005531899</text:p>
          </table:table-cell>
          <table:table-cell office:value-type="float" office:value="-0.004851814" calcext:value-type="float">
            <text:p>-0.004851814</text:p>
          </table:table-cell>
          <table:table-cell office:value-type="float" office:value="-0.004431713" calcext:value-type="float">
            <text:p>-0.004431713</text:p>
          </table:table-cell>
          <table:table-cell office:value-type="float" office:value="-0.006963079" calcext:value-type="float">
            <text:p>-0.006963079</text:p>
          </table:table-cell>
          <table:table-cell office:value-type="float" office:value="-0.01151053" calcext:value-type="float">
            <text:p>-0.01151053</text:p>
          </table:table-cell>
          <table:table-cell office:value-type="float" office:value="-0.01013883" calcext:value-type="float">
            <text:p>-0.01013883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176396" calcext:value-type="float">
            <text:p>-0.0176396</text:p>
          </table:table-cell>
          <table:table-cell office:value-type="float" office:value="-0.001804607" calcext:value-type="float">
            <text:p>-0.00180460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4617" calcext:value-type="float">
            <text:p>-2.22461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87" calcext:value-type="float">
            <text:p>187</text:p>
          </table:table-cell>
          <table:table-cell office:value-type="float" office:value="6072007" calcext:value-type="float">
            <text:p>6072007</text:p>
          </table:table-cell>
          <table:table-cell office:value-type="float" office:value="468.3983" calcext:value-type="float">
            <text:p>468.3983</text:p>
          </table:table-cell>
          <table:table-cell office:value-type="float" office:value="241.3455" calcext:value-type="float">
            <text:p>241.3455</text:p>
          </table:table-cell>
          <table:table-cell office:value-type="float" office:value="18.09156" calcext:value-type="float">
            <text:p>18.09156</text:p>
          </table:table-cell>
          <table:table-cell office:value-type="float" office:value="1114.177" calcext:value-type="float">
            <text:p>1114.177</text:p>
          </table:table-cell>
          <table:table-cell office:value-type="float" office:value="153.6021" calcext:value-type="float">
            <text:p>153.6021</text:p>
          </table:table-cell>
          <table:table-cell office:value-type="float" office:value="0" calcext:value-type="float">
            <text:p>0</text:p>
          </table:table-cell>
          <table:table-cell office:value-type="float" office:value="0.1117112" calcext:value-type="float">
            <text:p>0.1117112</text:p>
          </table:table-cell>
          <table:table-cell office:value-type="float" office:value="0.3582089" calcext:value-type="float">
            <text:p>0.3582089</text:p>
          </table:table-cell>
          <table:table-cell office:value-type="float" office:value="0.3645205" calcext:value-type="float">
            <text:p>0.3645205</text:p>
          </table:table-cell>
          <table:table-cell office:value-type="float" office:value="0.373361" calcext:value-type="float">
            <text:p>0.373361</text:p>
          </table:table-cell>
          <table:table-cell office:value-type="float" office:value="0.379283" calcext:value-type="float">
            <text:p>0.379283</text:p>
          </table:table-cell>
          <table:table-cell office:value-type="float" office:value="0.3304262" calcext:value-type="float">
            <text:p>0.3304262</text:p>
          </table:table-cell>
          <table:table-cell office:value-type="float" office:value="0.3262007" calcext:value-type="float">
            <text:p>0.3262007</text:p>
          </table:table-cell>
          <table:table-cell office:value-type="float" office:value="0.3853216" calcext:value-type="float">
            <text:p>0.3853216</text:p>
          </table:table-cell>
          <table:table-cell office:value-type="float" office:value="0.3701451" calcext:value-type="float">
            <text:p>0.3701451</text:p>
          </table:table-cell>
          <table:table-cell office:value-type="float" office:value="0.377158" calcext:value-type="float">
            <text:p>0.377158</text:p>
          </table:table-cell>
          <table:table-cell office:value-type="float" office:value="0.3933337" calcext:value-type="float">
            <text:p>0.3933337</text:p>
          </table:table-cell>
          <table:table-cell office:value-type="float" office:value="0.4037215" calcext:value-type="float">
            <text:p>0.403721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09878E-015" calcext:value-type="float">
            <text:p>1.909878E-15</text:p>
          </table:table-cell>
          <table:table-cell office:value-type="float" office:value="1.977286E-015" calcext:value-type="float">
            <text:p>1.977286E-15</text:p>
          </table:table-cell>
          <table:table-cell office:value-type="float" office:value="1.963058E-015" calcext:value-type="float">
            <text:p>1.963058E-15</text:p>
          </table:table-cell>
          <table:table-cell office:value-type="float" office:value="1.989813E-015" calcext:value-type="float">
            <text:p>1.989813E-15</text:p>
          </table:table-cell>
          <table:table-cell office:value-type="float" office:value="9.4424E-016" calcext:value-type="float">
            <text:p>9.4424E-16</text:p>
          </table:table-cell>
          <table:table-cell office:value-type="float" office:value="1.931495E-015" calcext:value-type="float">
            <text:p>1.931495E-15</text:p>
          </table:table-cell>
          <table:table-cell office:value-type="float" office:value="9.345204E-016" calcext:value-type="float">
            <text:p>9.345204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.49949" calcext:value-type="float">
            <text:p>-73.49949</text:p>
          </table:table-cell>
          <table:table-cell office:value-type="float" office:value="-0.01178758" calcext:value-type="float">
            <text:p>-0.01178758</text:p>
          </table:table-cell>
          <table:table-cell office:value-type="float" office:value="-0.01057495" calcext:value-type="float">
            <text:p>-0.01057495</text:p>
          </table:table-cell>
          <table:table-cell office:value-type="float" office:value="-0.009190897" calcext:value-type="float">
            <text:p>-0.009190897</text:p>
          </table:table-cell>
          <table:table-cell office:value-type="float" office:value="-0.008344674" calcext:value-type="float">
            <text:p>-0.008344674</text:p>
          </table:table-cell>
          <table:table-cell office:value-type="float" office:value="-0.007002078" calcext:value-type="float">
            <text:p>-0.007002078</text:p>
          </table:table-cell>
          <table:table-cell office:value-type="float" office:value="-0.006208312" calcext:value-type="float">
            <text:p>-0.006208312</text:p>
          </table:table-cell>
          <table:table-cell office:value-type="float" office:value="-0.006341476" calcext:value-type="float">
            <text:p>-0.006341476</text:p>
          </table:table-cell>
          <table:table-cell office:value-type="float" office:value="-0.01076225" calcext:value-type="float">
            <text:p>-0.01076225</text:p>
          </table:table-cell>
          <table:table-cell office:value-type="float" office:value="-0.01013079" calcext:value-type="float">
            <text:p>-0.01013079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1489385" calcext:value-type="float">
            <text:p>-0.01489385</text:p>
          </table:table-cell>
          <table:table-cell office:value-type="float" office:value="-0.001812532" calcext:value-type="float">
            <text:p>-0.00181253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0442" calcext:value-type="float">
            <text:p>-2.22044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88" calcext:value-type="float">
            <text:p>188</text:p>
          </table:table-cell>
          <table:table-cell office:value-type="float" office:value="7072007" calcext:value-type="float">
            <text:p>7072007</text:p>
          </table:table-cell>
          <table:table-cell office:value-type="float" office:value="468.3983" calcext:value-type="float">
            <text:p>468.3983</text:p>
          </table:table-cell>
          <table:table-cell office:value-type="float" office:value="247.117" calcext:value-type="float">
            <text:p>247.117</text:p>
          </table:table-cell>
          <table:table-cell office:value-type="float" office:value="18.09156" calcext:value-type="float">
            <text:p>18.09156</text:p>
          </table:table-cell>
          <table:table-cell office:value-type="float" office:value="1108.435" calcext:value-type="float">
            <text:p>1108.435</text:p>
          </table:table-cell>
          <table:table-cell office:value-type="float" office:value="153.5727" calcext:value-type="float">
            <text:p>153.5727</text:p>
          </table:table-cell>
          <table:table-cell office:value-type="float" office:value="0" calcext:value-type="float">
            <text:p>0</text:p>
          </table:table-cell>
          <table:table-cell office:value-type="float" office:value="0.1175427" calcext:value-type="float">
            <text:p>0.1175427</text:p>
          </table:table-cell>
          <table:table-cell office:value-type="float" office:value="0.3313278" calcext:value-type="float">
            <text:p>0.3313278</text:p>
          </table:table-cell>
          <table:table-cell office:value-type="float" office:value="0.340786" calcext:value-type="float">
            <text:p>0.340786</text:p>
          </table:table-cell>
          <table:table-cell office:value-type="float" office:value="0.3518272" calcext:value-type="float">
            <text:p>0.3518272</text:p>
          </table:table-cell>
          <table:table-cell office:value-type="float" office:value="0.3589181" calcext:value-type="float">
            <text:p>0.3589181</text:p>
          </table:table-cell>
          <table:table-cell office:value-type="float" office:value="0.3172844" calcext:value-type="float">
            <text:p>0.3172844</text:p>
          </table:table-cell>
          <table:table-cell office:value-type="float" office:value="0.3156803" calcext:value-type="float">
            <text:p>0.3156803</text:p>
          </table:table-cell>
          <table:table-cell office:value-type="float" office:value="0.3831163" calcext:value-type="float">
            <text:p>0.3831163</text:p>
          </table:table-cell>
          <table:table-cell office:value-type="float" office:value="0.371555" calcext:value-type="float">
            <text:p>0.371555</text:p>
          </table:table-cell>
          <table:table-cell office:value-type="float" office:value="0.3772922" calcext:value-type="float">
            <text:p>0.3772922</text:p>
          </table:table-cell>
          <table:table-cell office:value-type="float" office:value="0.3932709" calcext:value-type="float">
            <text:p>0.3932709</text:p>
          </table:table-cell>
          <table:table-cell office:value-type="float" office:value="0.4036763" calcext:value-type="float">
            <text:p>0.403676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10773E-015" calcext:value-type="float">
            <text:p>1.910773E-15</text:p>
          </table:table-cell>
          <table:table-cell office:value-type="float" office:value="1.977211E-015" calcext:value-type="float">
            <text:p>1.977211E-15</text:p>
          </table:table-cell>
          <table:table-cell office:value-type="float" office:value="1.962986E-015" calcext:value-type="float">
            <text:p>1.962986E-15</text:p>
          </table:table-cell>
          <table:table-cell office:value-type="float" office:value="1.989783E-015" calcext:value-type="float">
            <text:p>1.989783E-15</text:p>
          </table:table-cell>
          <table:table-cell office:value-type="float" office:value="9.442137E-016" calcext:value-type="float">
            <text:p>9.442137E-16</text:p>
          </table:table-cell>
          <table:table-cell office:value-type="float" office:value="1.931496E-015" calcext:value-type="float">
            <text:p>1.931496E-15</text:p>
          </table:table-cell>
          <table:table-cell office:value-type="float" office:value="9.345182E-016" calcext:value-type="float">
            <text:p>9.345182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40401" calcext:value-type="float">
            <text:p>-49.40401</text:p>
          </table:table-cell>
          <table:table-cell office:value-type="float" office:value="-0.01906404" calcext:value-type="float">
            <text:p>-0.01906404</text:p>
          </table:table-cell>
          <table:table-cell office:value-type="float" office:value="-0.01598048" calcext:value-type="float">
            <text:p>-0.01598048</text:p>
          </table:table-cell>
          <table:table-cell office:value-type="float" office:value="-0.01321004" calcext:value-type="float">
            <text:p>-0.01321004</text:p>
          </table:table-cell>
          <table:table-cell office:value-type="float" office:value="-0.01169241" calcext:value-type="float">
            <text:p>-0.01169241</text:p>
          </table:table-cell>
          <table:table-cell office:value-type="float" office:value="-0.009522121" calcext:value-type="float">
            <text:p>-0.009522121</text:p>
          </table:table-cell>
          <table:table-cell office:value-type="float" office:value="-0.008177254" calcext:value-type="float">
            <text:p>-0.008177254</text:p>
          </table:table-cell>
          <table:table-cell office:value-type="float" office:value="-0.007171522" calcext:value-type="float">
            <text:p>-0.007171522</text:p>
          </table:table-cell>
          <table:table-cell office:value-type="float" office:value="-0.01009973" calcext:value-type="float">
            <text:p>-0.01009973</text:p>
          </table:table-cell>
          <table:table-cell office:value-type="float" office:value="-0.01006968" calcext:value-type="float">
            <text:p>-0.01006968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1196158" calcext:value-type="float">
            <text:p>-0.01196158</text:p>
          </table:table-cell>
          <table:table-cell office:value-type="float" office:value="-0.001820139" calcext:value-type="float">
            <text:p>-0.00182013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6975" calcext:value-type="float">
            <text:p>-2.21697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89" calcext:value-type="float">
            <text:p>189</text:p>
          </table:table-cell>
          <table:table-cell office:value-type="float" office:value="8072007" calcext:value-type="float">
            <text:p>8072007</text:p>
          </table:table-cell>
          <table:table-cell office:value-type="float" office:value="498.5982" calcext:value-type="float">
            <text:p>498.5982</text:p>
          </table:table-cell>
          <table:table-cell office:value-type="float" office:value="252.4688" calcext:value-type="float">
            <text:p>252.4688</text:p>
          </table:table-cell>
          <table:table-cell office:value-type="float" office:value="18.09156" calcext:value-type="float">
            <text:p>18.09156</text:p>
          </table:table-cell>
          <table:table-cell office:value-type="float" office:value="1131.835" calcext:value-type="float">
            <text:p>1131.835</text:p>
          </table:table-cell>
          <table:table-cell office:value-type="float" office:value="155.0211" calcext:value-type="float">
            <text:p>155.0211</text:p>
          </table:table-cell>
          <table:table-cell office:value-type="float" office:value="0" calcext:value-type="float">
            <text:p>0</text:p>
          </table:table-cell>
          <table:table-cell office:value-type="float" office:value="0.420844" calcext:value-type="float">
            <text:p>0.420844</text:p>
          </table:table-cell>
          <table:table-cell office:value-type="float" office:value="0.4267438" calcext:value-type="float">
            <text:p>0.4267438</text:p>
          </table:table-cell>
          <table:table-cell office:value-type="float" office:value="0.4336468" calcext:value-type="float">
            <text:p>0.4336468</text:p>
          </table:table-cell>
          <table:table-cell office:value-type="float" office:value="0.440627" calcext:value-type="float">
            <text:p>0.440627</text:p>
          </table:table-cell>
          <table:table-cell office:value-type="float" office:value="0.4436939" calcext:value-type="float">
            <text:p>0.4436939</text:p>
          </table:table-cell>
          <table:table-cell office:value-type="float" office:value="0.3496601" calcext:value-type="float">
            <text:p>0.3496601</text:p>
          </table:table-cell>
          <table:table-cell office:value-type="float" office:value="0.3360516" calcext:value-type="float">
            <text:p>0.3360516</text:p>
          </table:table-cell>
          <table:table-cell office:value-type="float" office:value="0.3847784" calcext:value-type="float">
            <text:p>0.3847784</text:p>
          </table:table-cell>
          <table:table-cell office:value-type="float" office:value="0.3727206" calcext:value-type="float">
            <text:p>0.3727206</text:p>
          </table:table-cell>
          <table:table-cell office:value-type="float" office:value="0.3775843" calcext:value-type="float">
            <text:p>0.3775843</text:p>
          </table:table-cell>
          <table:table-cell office:value-type="float" office:value="0.3932433" calcext:value-type="float">
            <text:p>0.3932433</text:p>
          </table:table-cell>
          <table:table-cell office:value-type="float" office:value="0.4036012" calcext:value-type="float">
            <text:p>0.403601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11532E-015" calcext:value-type="float">
            <text:p>1.911532E-15</text:p>
          </table:table-cell>
          <table:table-cell office:value-type="float" office:value="1.977152E-015" calcext:value-type="float">
            <text:p>1.977152E-15</text:p>
          </table:table-cell>
          <table:table-cell office:value-type="float" office:value="1.962923E-015" calcext:value-type="float">
            <text:p>1.962923E-15</text:p>
          </table:table-cell>
          <table:table-cell office:value-type="float" office:value="1.989752E-015" calcext:value-type="float">
            <text:p>1.989752E-15</text:p>
          </table:table-cell>
          <table:table-cell office:value-type="float" office:value="9.44194E-016" calcext:value-type="float">
            <text:p>9.44194E-16</text:p>
          </table:table-cell>
          <table:table-cell office:value-type="float" office:value="1.931497E-015" calcext:value-type="float">
            <text:p>1.931497E-15</text:p>
          </table:table-cell>
          <table:table-cell office:value-type="float" office:value="9.345167E-016" calcext:value-type="float">
            <text:p>9.345167E-16</text:p>
          </table:table-cell>
          <table:table-cell office:value-type="float" office:value="9.736548E-016" calcext:value-type="float">
            <text:p>9.736548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380193" calcext:value-type="float">
            <text:p>-0.004380193</text:p>
          </table:table-cell>
          <table:table-cell office:value-type="float" office:value="-0.003973134" calcext:value-type="float">
            <text:p>-0.003973134</text:p>
          </table:table-cell>
          <table:table-cell office:value-type="float" office:value="-0.003601426" calcext:value-type="float">
            <text:p>-0.003601426</text:p>
          </table:table-cell>
          <table:table-cell office:value-type="float" office:value="-0.003311483" calcext:value-type="float">
            <text:p>-0.003311483</text:p>
          </table:table-cell>
          <table:table-cell office:value-type="float" office:value="-0.003175774" calcext:value-type="float">
            <text:p>-0.003175774</text:p>
          </table:table-cell>
          <table:table-cell office:value-type="float" office:value="-0.004650826" calcext:value-type="float">
            <text:p>-0.004650826</text:p>
          </table:table-cell>
          <table:table-cell office:value-type="float" office:value="-0.004874113" calcext:value-type="float">
            <text:p>-0.004874113</text:p>
          </table:table-cell>
          <table:table-cell office:value-type="float" office:value="-0.006554296" calcext:value-type="float">
            <text:p>-0.006554296</text:p>
          </table:table-cell>
          <table:table-cell office:value-type="float" office:value="-0.009587236" calcext:value-type="float">
            <text:p>-0.009587236</text:p>
          </table:table-cell>
          <table:table-cell office:value-type="float" office:value="-0.009937543" calcext:value-type="float">
            <text:p>-0.009937543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4506953" calcext:value-type="float">
            <text:p>-0.004506953</text:p>
          </table:table-cell>
          <table:table-cell office:value-type="float" office:value="-0.001829531" calcext:value-type="float">
            <text:p>-0.00182953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1017" calcext:value-type="float">
            <text:p>-2.23101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90" calcext:value-type="float">
            <text:p>190</text:p>
          </table:table-cell>
          <table:table-cell office:value-type="float" office:value="9072007" calcext:value-type="float">
            <text:p>9072007</text:p>
          </table:table-cell>
          <table:table-cell office:value-type="float" office:value="498.5982" calcext:value-type="float">
            <text:p>498.5982</text:p>
          </table:table-cell>
          <table:table-cell office:value-type="float" office:value="259.3128" calcext:value-type="float">
            <text:p>259.3128</text:p>
          </table:table-cell>
          <table:table-cell office:value-type="float" office:value="18.09156" calcext:value-type="float">
            <text:p>18.09156</text:p>
          </table:table-cell>
          <table:table-cell office:value-type="float" office:value="1125.053" calcext:value-type="float">
            <text:p>1125.053</text:p>
          </table:table-cell>
          <table:table-cell office:value-type="float" office:value="154.9595" calcext:value-type="float">
            <text:p>154.9595</text:p>
          </table:table-cell>
          <table:table-cell office:value-type="float" office:value="0" calcext:value-type="float">
            <text:p>0</text:p>
          </table:table-cell>
          <table:table-cell office:value-type="float" office:value="0.2090271" calcext:value-type="float">
            <text:p>0.2090271</text:p>
          </table:table-cell>
          <table:table-cell office:value-type="float" office:value="0.3891178" calcext:value-type="float">
            <text:p>0.3891178</text:p>
          </table:table-cell>
          <table:table-cell office:value-type="float" office:value="0.3939815" calcext:value-type="float">
            <text:p>0.3939815</text:p>
          </table:table-cell>
          <table:table-cell office:value-type="float" office:value="0.4007109" calcext:value-type="float">
            <text:p>0.4007109</text:p>
          </table:table-cell>
          <table:table-cell office:value-type="float" office:value="0.4055842" calcext:value-type="float">
            <text:p>0.4055842</text:p>
          </table:table-cell>
          <table:table-cell office:value-type="float" office:value="0.3464527" calcext:value-type="float">
            <text:p>0.3464527</text:p>
          </table:table-cell>
          <table:table-cell office:value-type="float" office:value="0.3396208" calcext:value-type="float">
            <text:p>0.3396208</text:p>
          </table:table-cell>
          <table:table-cell office:value-type="float" office:value="0.3895888" calcext:value-type="float">
            <text:p>0.3895888</text:p>
          </table:table-cell>
          <table:table-cell office:value-type="float" office:value="0.3742448" calcext:value-type="float">
            <text:p>0.3742448</text:p>
          </table:table-cell>
          <table:table-cell office:value-type="float" office:value="0.3778774" calcext:value-type="float">
            <text:p>0.3778774</text:p>
          </table:table-cell>
          <table:table-cell office:value-type="float" office:value="0.3932796" calcext:value-type="float">
            <text:p>0.3932796</text:p>
          </table:table-cell>
          <table:table-cell office:value-type="float" office:value="0.4035161" calcext:value-type="float">
            <text:p>0.403516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12298E-015" calcext:value-type="float">
            <text:p>1.912298E-15</text:p>
          </table:table-cell>
          <table:table-cell office:value-type="float" office:value="1.977091E-015" calcext:value-type="float">
            <text:p>1.977091E-15</text:p>
          </table:table-cell>
          <table:table-cell office:value-type="float" office:value="1.962855E-015" calcext:value-type="float">
            <text:p>1.962855E-15</text:p>
          </table:table-cell>
          <table:table-cell office:value-type="float" office:value="1.989727E-015" calcext:value-type="float">
            <text:p>1.989727E-15</text:p>
          </table:table-cell>
          <table:table-cell office:value-type="float" office:value="9.441726E-016" calcext:value-type="float">
            <text:p>9.441726E-16</text:p>
          </table:table-cell>
          <table:table-cell office:value-type="float" office:value="1.931499E-015" calcext:value-type="float">
            <text:p>1.931499E-15</text:p>
          </table:table-cell>
          <table:table-cell office:value-type="float" office:value="9.345144E-016" calcext:value-type="float">
            <text:p>9.345144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561432" calcext:value-type="float">
            <text:p>-0.5561432</text:p>
          </table:table-cell>
          <table:table-cell office:value-type="float" office:value="-0.00706911" calcext:value-type="float">
            <text:p>-0.00706911</text:p>
          </table:table-cell>
          <table:table-cell office:value-type="float" office:value="-0.006551808" calcext:value-type="float">
            <text:p>-0.006551808</text:p>
          </table:table-cell>
          <table:table-cell office:value-type="float" office:value="-0.005967777" calcext:value-type="float">
            <text:p>-0.005967777</text:p>
          </table:table-cell>
          <table:table-cell office:value-type="float" office:value="-0.005542365" calcext:value-type="float">
            <text:p>-0.005542365</text:p>
          </table:table-cell>
          <table:table-cell office:value-type="float" office:value="-0.004898764" calcext:value-type="float">
            <text:p>-0.004898764</text:p>
          </table:table-cell>
          <table:table-cell office:value-type="float" office:value="-0.004430369" calcext:value-type="float">
            <text:p>-0.004430369</text:p>
          </table:table-cell>
          <table:table-cell office:value-type="float" office:value="-0.00500509" calcext:value-type="float">
            <text:p>-0.00500509</text:p>
          </table:table-cell>
          <table:table-cell office:value-type="float" office:value="-0.008962694" calcext:value-type="float">
            <text:p>-0.008962694</text:p>
          </table:table-cell>
          <table:table-cell office:value-type="float" office:value="-0.009807831" calcext:value-type="float">
            <text:p>-0.009807831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19522" calcext:value-type="float">
            <text:p>-0.009719522</text:p>
          </table:table-cell>
          <table:table-cell office:value-type="float" office:value="-0.001836763" calcext:value-type="float">
            <text:p>-0.00183676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65" calcext:value-type="float">
            <text:p>-2.226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91" calcext:value-type="float">
            <text:p>191</text:p>
          </table:table-cell>
          <table:table-cell office:value-type="float" office:value="10072007" calcext:value-type="float">
            <text:p>10072007</text:p>
          </table:table-cell>
          <table:table-cell office:value-type="float" office:value="498.5982" calcext:value-type="float">
            <text:p>498.5982</text:p>
          </table:table-cell>
          <table:table-cell office:value-type="float" office:value="263.7792" calcext:value-type="float">
            <text:p>263.7792</text:p>
          </table:table-cell>
          <table:table-cell office:value-type="float" office:value="18.09156" calcext:value-type="float">
            <text:p>18.09156</text:p>
          </table:table-cell>
          <table:table-cell office:value-type="float" office:value="1120.634" calcext:value-type="float">
            <text:p>1120.634</text:p>
          </table:table-cell>
          <table:table-cell office:value-type="float" office:value="154.9114" calcext:value-type="float">
            <text:p>154.9114</text:p>
          </table:table-cell>
          <table:table-cell office:value-type="float" office:value="0" calcext:value-type="float">
            <text:p>0</text:p>
          </table:table-cell>
          <table:table-cell office:value-type="float" office:value="0.1357618" calcext:value-type="float">
            <text:p>0.1357618</text:p>
          </table:table-cell>
          <table:table-cell office:value-type="float" office:value="0.3725394" calcext:value-type="float">
            <text:p>0.3725394</text:p>
          </table:table-cell>
          <table:table-cell office:value-type="float" office:value="0.3771265" calcext:value-type="float">
            <text:p>0.3771265</text:p>
          </table:table-cell>
          <table:table-cell office:value-type="float" office:value="0.3837359" calcext:value-type="float">
            <text:p>0.3837359</text:p>
          </table:table-cell>
          <table:table-cell office:value-type="float" office:value="0.388543" calcext:value-type="float">
            <text:p>0.388543</text:p>
          </table:table-cell>
          <table:table-cell office:value-type="float" office:value="0.3351562" calcext:value-type="float">
            <text:p>0.3351562</text:p>
          </table:table-cell>
          <table:table-cell office:value-type="float" office:value="0.3301136" calcext:value-type="float">
            <text:p>0.3301136</text:p>
          </table:table-cell>
          <table:table-cell office:value-type="float" office:value="0.388993" calcext:value-type="float">
            <text:p>0.388993</text:p>
          </table:table-cell>
          <table:table-cell office:value-type="float" office:value="0.3761614" calcext:value-type="float">
            <text:p>0.3761614</text:p>
          </table:table-cell>
          <table:table-cell office:value-type="float" office:value="0.3784521" calcext:value-type="float">
            <text:p>0.3784521</text:p>
          </table:table-cell>
          <table:table-cell office:value-type="float" office:value="0.3934036" calcext:value-type="float">
            <text:p>0.3934036</text:p>
          </table:table-cell>
          <table:table-cell office:value-type="float" office:value="0.4034958" calcext:value-type="float">
            <text:p>0.403495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12994E-015" calcext:value-type="float">
            <text:p>1.912994E-15</text:p>
          </table:table-cell>
          <table:table-cell office:value-type="float" office:value="1.977044E-015" calcext:value-type="float">
            <text:p>1.977044E-15</text:p>
          </table:table-cell>
          <table:table-cell office:value-type="float" office:value="1.962793E-015" calcext:value-type="float">
            <text:p>1.962793E-15</text:p>
          </table:table-cell>
          <table:table-cell office:value-type="float" office:value="1.989702E-015" calcext:value-type="float">
            <text:p>1.989702E-15</text:p>
          </table:table-cell>
          <table:table-cell office:value-type="float" office:value="9.441519E-016" calcext:value-type="float">
            <text:p>9.441519E-16</text:p>
          </table:table-cell>
          <table:table-cell office:value-type="float" office:value="1.9315E-015" calcext:value-type="float">
            <text:p>1.9315E-15</text:p>
          </table:table-cell>
          <table:table-cell office:value-type="float" office:value="9.345125E-016" calcext:value-type="float">
            <text:p>9.345125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93034" calcext:value-type="float">
            <text:p>-15.93034</text:p>
          </table:table-cell>
          <table:table-cell office:value-type="float" office:value="-0.009238844" calcext:value-type="float">
            <text:p>-0.009238844</text:p>
          </table:table-cell>
          <table:table-cell office:value-type="float" office:value="-0.008572182" calcext:value-type="float">
            <text:p>-0.008572182</text:p>
          </table:table-cell>
          <table:table-cell office:value-type="float" office:value="-0.007774086" calcext:value-type="float">
            <text:p>-0.007774086</text:p>
          </table:table-cell>
          <table:table-cell office:value-type="float" office:value="-0.007204186" calcext:value-type="float">
            <text:p>-0.007204186</text:p>
          </table:table-cell>
          <table:table-cell office:value-type="float" office:value="-0.006294626" calcext:value-type="float">
            <text:p>-0.006294626</text:p>
          </table:table-cell>
          <table:table-cell office:value-type="float" office:value="-0.005623294" calcext:value-type="float">
            <text:p>-0.005623294</text:p>
          </table:table-cell>
          <table:table-cell office:value-type="float" office:value="-0.00516388" calcext:value-type="float">
            <text:p>-0.00516388</text:p>
          </table:table-cell>
          <table:table-cell office:value-type="float" office:value="-0.008230342" calcext:value-type="float">
            <text:p>-0.008230342</text:p>
          </table:table-cell>
          <table:table-cell office:value-type="float" office:value="-0.009556281" calcext:value-type="float">
            <text:p>-0.009556281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20069" calcext:value-type="float">
            <text:p>-0.009720069</text:p>
          </table:table-cell>
          <table:table-cell office:value-type="float" office:value="-0.001843153" calcext:value-type="float">
            <text:p>-0.00184315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264" calcext:value-type="float">
            <text:p>-2.2226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92" calcext:value-type="float">
            <text:p>192</text:p>
          </table:table-cell>
          <table:table-cell office:value-type="float" office:value="11072007" calcext:value-type="float">
            <text:p>11072007</text:p>
          </table:table-cell>
          <table:table-cell office:value-type="float" office:value="500.5982" calcext:value-type="float">
            <text:p>500.5982</text:p>
          </table:table-cell>
          <table:table-cell office:value-type="float" office:value="267.7045" calcext:value-type="float">
            <text:p>267.7045</text:p>
          </table:table-cell>
          <table:table-cell office:value-type="float" office:value="18.09156" calcext:value-type="float">
            <text:p>18.09156</text:p>
          </table:table-cell>
          <table:table-cell office:value-type="float" office:value="1118.74" calcext:value-type="float">
            <text:p>1118.74</text:p>
          </table:table-cell>
          <table:table-cell office:value-type="float" office:value="154.8806" calcext:value-type="float">
            <text:p>154.8806</text:p>
          </table:table-cell>
          <table:table-cell office:value-type="float" office:value="0" calcext:value-type="float">
            <text:p>0</text:p>
          </table:table-cell>
          <table:table-cell office:value-type="float" office:value="0.1453897" calcext:value-type="float">
            <text:p>0.1453897</text:p>
          </table:table-cell>
          <table:table-cell office:value-type="float" office:value="0.3652909" calcext:value-type="float">
            <text:p>0.3652909</text:p>
          </table:table-cell>
          <table:table-cell office:value-type="float" office:value="0.3695714" calcext:value-type="float">
            <text:p>0.3695714</text:p>
          </table:table-cell>
          <table:table-cell office:value-type="float" office:value="0.3754392" calcext:value-type="float">
            <text:p>0.3754392</text:p>
          </table:table-cell>
          <table:table-cell office:value-type="float" office:value="0.3795744" calcext:value-type="float">
            <text:p>0.3795744</text:p>
          </table:table-cell>
          <table:table-cell office:value-type="float" office:value="0.3281952" calcext:value-type="float">
            <text:p>0.3281952</text:p>
          </table:table-cell>
          <table:table-cell office:value-type="float" office:value="0.3237097" calcext:value-type="float">
            <text:p>0.3237097</text:p>
          </table:table-cell>
          <table:table-cell office:value-type="float" office:value="0.386988" calcext:value-type="float">
            <text:p>0.386988</text:p>
          </table:table-cell>
          <table:table-cell office:value-type="float" office:value="0.3775099" calcext:value-type="float">
            <text:p>0.3775099</text:p>
          </table:table-cell>
          <table:table-cell office:value-type="float" office:value="0.3791093" calcext:value-type="float">
            <text:p>0.3791093</text:p>
          </table:table-cell>
          <table:table-cell office:value-type="float" office:value="0.3935812" calcext:value-type="float">
            <text:p>0.3935812</text:p>
          </table:table-cell>
          <table:table-cell office:value-type="float" office:value="0.4035259" calcext:value-type="float">
            <text:p>0.403525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13648E-015" calcext:value-type="float">
            <text:p>1.913648E-15</text:p>
          </table:table-cell>
          <table:table-cell office:value-type="float" office:value="1.976994E-015" calcext:value-type="float">
            <text:p>1.976994E-15</text:p>
          </table:table-cell>
          <table:table-cell office:value-type="float" office:value="1.962739E-015" calcext:value-type="float">
            <text:p>1.962739E-15</text:p>
          </table:table-cell>
          <table:table-cell office:value-type="float" office:value="1.989677E-015" calcext:value-type="float">
            <text:p>1.989677E-15</text:p>
          </table:table-cell>
          <table:table-cell office:value-type="float" office:value="9.441299E-016" calcext:value-type="float">
            <text:p>9.441299E-16</text:p>
          </table:table-cell>
          <table:table-cell office:value-type="float" office:value="1.931503E-015" calcext:value-type="float">
            <text:p>1.931503E-15</text:p>
          </table:table-cell>
          <table:table-cell office:value-type="float" office:value="9.345091E-016" calcext:value-type="float">
            <text:p>9.345091E-16</text:p>
          </table:table-cell>
          <table:table-cell office:value-type="float" office:value="9.736551E-016" calcext:value-type="float">
            <text:p>9.736551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373579" calcext:value-type="float">
            <text:p>-9.373579</text:p>
          </table:table-cell>
          <table:table-cell office:value-type="float" office:value="-0.01042349" calcext:value-type="float">
            <text:p>-0.01042349</text:p>
          </table:table-cell>
          <table:table-cell office:value-type="float" office:value="-0.009704124" calcext:value-type="float">
            <text:p>-0.009704124</text:p>
          </table:table-cell>
          <table:table-cell office:value-type="float" office:value="-0.008883198" calcext:value-type="float">
            <text:p>-0.008883198</text:p>
          </table:table-cell>
          <table:table-cell office:value-type="float" office:value="-0.00830897" calcext:value-type="float">
            <text:p>-0.00830897</text:p>
          </table:table-cell>
          <table:table-cell office:value-type="float" office:value="-0.007379717" calcext:value-type="float">
            <text:p>-0.007379717</text:p>
          </table:table-cell>
          <table:table-cell office:value-type="float" office:value="-0.006629779" calcext:value-type="float">
            <text:p>-0.006629779</text:p>
          </table:table-cell>
          <table:table-cell office:value-type="float" office:value="-0.005772221" calcext:value-type="float">
            <text:p>-0.005772221</text:p>
          </table:table-cell>
          <table:table-cell office:value-type="float" office:value="-0.007752549" calcext:value-type="float">
            <text:p>-0.007752549</text:p>
          </table:table-cell>
          <table:table-cell office:value-type="float" office:value="-0.009276737" calcext:value-type="float">
            <text:p>-0.009276737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20686" calcext:value-type="float">
            <text:p>-0.009720686</text:p>
          </table:table-cell>
          <table:table-cell office:value-type="float" office:value="-0.001849025" calcext:value-type="float">
            <text:p>-0.00184902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9253" calcext:value-type="float">
            <text:p>-2.219253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93" calcext:value-type="float">
            <text:p>193</text:p>
          </table:table-cell>
          <table:table-cell office:value-type="float" office:value="12072007" calcext:value-type="float">
            <text:p>12072007</text:p>
          </table:table-cell>
          <table:table-cell office:value-type="float" office:value="500.5982" calcext:value-type="float">
            <text:p>500.5982</text:p>
          </table:table-cell>
          <table:table-cell office:value-type="float" office:value="273.5028" calcext:value-type="float">
            <text:p>273.5028</text:p>
          </table:table-cell>
          <table:table-cell office:value-type="float" office:value="18.09156" calcext:value-type="float">
            <text:p>18.09156</text:p>
          </table:table-cell>
          <table:table-cell office:value-type="float" office:value="1112.969" calcext:value-type="float">
            <text:p>1112.969</text:p>
          </table:table-cell>
          <table:table-cell office:value-type="float" office:value="154.854" calcext:value-type="float">
            <text:p>154.854</text:p>
          </table:table-cell>
          <table:table-cell office:value-type="float" office:value="0" calcext:value-type="float">
            <text:p>0</text:p>
          </table:table-cell>
          <table:table-cell office:value-type="float" office:value="0.1179012" calcext:value-type="float">
            <text:p>0.1179012</text:p>
          </table:table-cell>
          <table:table-cell office:value-type="float" office:value="0.3381067" calcext:value-type="float">
            <text:p>0.3381067</text:p>
          </table:table-cell>
          <table:table-cell office:value-type="float" office:value="0.3455603" calcext:value-type="float">
            <text:p>0.3455603</text:p>
          </table:table-cell>
          <table:table-cell office:value-type="float" office:value="0.3549134" calcext:value-type="float">
            <text:p>0.3549134</text:p>
          </table:table-cell>
          <table:table-cell office:value-type="float" office:value="0.3608548" calcext:value-type="float">
            <text:p>0.3608548</text:p>
          </table:table-cell>
          <table:table-cell office:value-type="float" office:value="0.3179211" calcext:value-type="float">
            <text:p>0.3179211</text:p>
          </table:table-cell>
          <table:table-cell office:value-type="float" office:value="0.3163648" calcext:value-type="float">
            <text:p>0.3163648</text:p>
          </table:table-cell>
          <table:table-cell office:value-type="float" office:value="0.3842383" calcext:value-type="float">
            <text:p>0.3842383</text:p>
          </table:table-cell>
          <table:table-cell office:value-type="float" office:value="0.377849" calcext:value-type="float">
            <text:p>0.377849</text:p>
          </table:table-cell>
          <table:table-cell office:value-type="float" office:value="0.3795852" calcext:value-type="float">
            <text:p>0.3795852</text:p>
          </table:table-cell>
          <table:table-cell office:value-type="float" office:value="0.3936937" calcext:value-type="float">
            <text:p>0.3936937</text:p>
          </table:table-cell>
          <table:table-cell office:value-type="float" office:value="0.4035898" calcext:value-type="float">
            <text:p>0.403589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14302E-015" calcext:value-type="float">
            <text:p>1.914302E-15</text:p>
          </table:table-cell>
          <table:table-cell office:value-type="float" office:value="1.976948E-015" calcext:value-type="float">
            <text:p>1.976948E-15</text:p>
          </table:table-cell>
          <table:table-cell office:value-type="float" office:value="1.962683E-015" calcext:value-type="float">
            <text:p>1.962683E-15</text:p>
          </table:table-cell>
          <table:table-cell office:value-type="float" office:value="1.989651E-015" calcext:value-type="float">
            <text:p>1.989651E-15</text:p>
          </table:table-cell>
          <table:table-cell office:value-type="float" office:value="9.441081E-016" calcext:value-type="float">
            <text:p>9.441081E-16</text:p>
          </table:table-cell>
          <table:table-cell office:value-type="float" office:value="1.931503E-015" calcext:value-type="float">
            <text:p>1.931503E-15</text:p>
          </table:table-cell>
          <table:table-cell office:value-type="float" office:value="9.345084E-016" calcext:value-type="float">
            <text:p>9.345084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.40402" calcext:value-type="float">
            <text:p>-48.40402</text:p>
          </table:table-cell>
          <table:table-cell office:value-type="float" office:value="-0.01682055" calcext:value-type="float">
            <text:p>-0.01682055</text:p>
          </table:table-cell>
          <table:table-cell office:value-type="float" office:value="-0.01467699" calcext:value-type="float">
            <text:p>-0.01467699</text:p>
          </table:table-cell>
          <table:table-cell office:value-type="float" office:value="-0.01251976" calcext:value-type="float">
            <text:p>-0.01251976</text:p>
          </table:table-cell>
          <table:table-cell office:value-type="float" office:value="-0.01131493" calcext:value-type="float">
            <text:p>-0.01131493</text:p>
          </table:table-cell>
          <table:table-cell office:value-type="float" office:value="-0.009382884" calcext:value-type="float">
            <text:p>-0.009382884</text:p>
          </table:table-cell>
          <table:table-cell office:value-type="float" office:value="-0.008034106" calcext:value-type="float">
            <text:p>-0.008034106</text:p>
          </table:table-cell>
          <table:table-cell office:value-type="float" office:value="-0.006732375" calcext:value-type="float">
            <text:p>-0.006732375</text:p>
          </table:table-cell>
          <table:table-cell office:value-type="float" office:value="-0.00763497" calcext:value-type="float">
            <text:p>-0.00763497</text:p>
          </table:table-cell>
          <table:table-cell office:value-type="float" office:value="-0.009079549" calcext:value-type="float">
            <text:p>-0.009079549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20829" calcext:value-type="float">
            <text:p>-0.009720829</text:p>
          </table:table-cell>
          <table:table-cell office:value-type="float" office:value="-0.001854721" calcext:value-type="float">
            <text:p>-0.00185472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6226" calcext:value-type="float">
            <text:p>-2.21622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94" calcext:value-type="float">
            <text:p>194</text:p>
          </table:table-cell>
          <table:table-cell office:value-type="float" office:value="13072007" calcext:value-type="float">
            <text:p>13072007</text:p>
          </table:table-cell>
          <table:table-cell office:value-type="float" office:value="531.2979" calcext:value-type="float">
            <text:p>531.2979</text:p>
          </table:table-cell>
          <table:table-cell office:value-type="float" office:value="280.5398" calcext:value-type="float">
            <text:p>280.5398</text:p>
          </table:table-cell>
          <table:table-cell office:value-type="float" office:value="18.09156" calcext:value-type="float">
            <text:p>18.09156</text:p>
          </table:table-cell>
          <table:table-cell office:value-type="float" office:value="1135.474" calcext:value-type="float">
            <text:p>1135.474</text:p>
          </table:table-cell>
          <table:table-cell office:value-type="float" office:value="156.0113" calcext:value-type="float">
            <text:p>156.0113</text:p>
          </table:table-cell>
          <table:table-cell office:value-type="float" office:value="0" calcext:value-type="float">
            <text:p>0</text:p>
          </table:table-cell>
          <table:table-cell office:value-type="float" office:value="0.4194232" calcext:value-type="float">
            <text:p>0.4194232</text:p>
          </table:table-cell>
          <table:table-cell office:value-type="float" office:value="0.4265701" calcext:value-type="float">
            <text:p>0.4265701</text:p>
          </table:table-cell>
          <table:table-cell office:value-type="float" office:value="0.4333696" calcext:value-type="float">
            <text:p>0.4333696</text:p>
          </table:table-cell>
          <table:table-cell office:value-type="float" office:value="0.4402327" calcext:value-type="float">
            <text:p>0.4402327</text:p>
          </table:table-cell>
          <table:table-cell office:value-type="float" office:value="0.4432453" calcext:value-type="float">
            <text:p>0.4432453</text:p>
          </table:table-cell>
          <table:table-cell office:value-type="float" office:value="0.3494948" calcext:value-type="float">
            <text:p>0.3494948</text:p>
          </table:table-cell>
          <table:table-cell office:value-type="float" office:value="0.3363667" calcext:value-type="float">
            <text:p>0.3363667</text:p>
          </table:table-cell>
          <table:table-cell office:value-type="float" office:value="0.3855972" calcext:value-type="float">
            <text:p>0.3855972</text:p>
          </table:table-cell>
          <table:table-cell office:value-type="float" office:value="0.3779794" calcext:value-type="float">
            <text:p>0.3779794</text:p>
          </table:table-cell>
          <table:table-cell office:value-type="float" office:value="0.3800928" calcext:value-type="float">
            <text:p>0.3800928</text:p>
          </table:table-cell>
          <table:table-cell office:value-type="float" office:value="0.3939129" calcext:value-type="float">
            <text:p>0.3939129</text:p>
          </table:table-cell>
          <table:table-cell office:value-type="float" office:value="0.4036286" calcext:value-type="float">
            <text:p>0.403628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14903E-015" calcext:value-type="float">
            <text:p>1.914903E-15</text:p>
          </table:table-cell>
          <table:table-cell office:value-type="float" office:value="1.976903E-015" calcext:value-type="float">
            <text:p>1.976903E-15</text:p>
          </table:table-cell>
          <table:table-cell office:value-type="float" office:value="1.962635E-015" calcext:value-type="float">
            <text:p>1.962635E-15</text:p>
          </table:table-cell>
          <table:table-cell office:value-type="float" office:value="1.989627E-015" calcext:value-type="float">
            <text:p>1.989627E-15</text:p>
          </table:table-cell>
          <table:table-cell office:value-type="float" office:value="9.440866E-016" calcext:value-type="float">
            <text:p>9.440866E-16</text:p>
          </table:table-cell>
          <table:table-cell office:value-type="float" office:value="1.931505E-015" calcext:value-type="float">
            <text:p>1.931505E-15</text:p>
          </table:table-cell>
          <table:table-cell office:value-type="float" office:value="9.345061E-016" calcext:value-type="float">
            <text:p>9.345061E-16</text:p>
          </table:table-cell>
          <table:table-cell office:value-type="float" office:value="9.736548E-016" calcext:value-type="float">
            <text:p>9.736548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463084" calcext:value-type="float">
            <text:p>-0.004463084</text:p>
          </table:table-cell>
          <table:table-cell office:value-type="float" office:value="-0.003983474" calcext:value-type="float">
            <text:p>-0.003983474</text:p>
          </table:table-cell>
          <table:table-cell office:value-type="float" office:value="-0.003616193" calcext:value-type="float">
            <text:p>-0.003616193</text:p>
          </table:table-cell>
          <table:table-cell office:value-type="float" office:value="-0.003329901" calcext:value-type="float">
            <text:p>-0.003329901</text:p>
          </table:table-cell>
          <table:table-cell office:value-type="float" office:value="-0.003196759" calcext:value-type="float">
            <text:p>-0.003196759</text:p>
          </table:table-cell>
          <table:table-cell office:value-type="float" office:value="-0.00466894" calcext:value-type="float">
            <text:p>-0.00466894</text:p>
          </table:table-cell>
          <table:table-cell office:value-type="float" office:value="-0.00483584" calcext:value-type="float">
            <text:p>-0.00483584</text:p>
          </table:table-cell>
          <table:table-cell office:value-type="float" office:value="-0.006258938" calcext:value-type="float">
            <text:p>-0.006258938</text:p>
          </table:table-cell>
          <table:table-cell office:value-type="float" office:value="-0.007592327" calcext:value-type="float">
            <text:p>-0.007592327</text:p>
          </table:table-cell>
          <table:table-cell office:value-type="float" office:value="-0.008874057" calcext:value-type="float">
            <text:p>-0.008874057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22563" calcext:value-type="float">
            <text:p>-0.009722563</text:p>
          </table:table-cell>
          <table:table-cell office:value-type="float" office:value="-0.001861461" calcext:value-type="float">
            <text:p>-0.00186146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5801" calcext:value-type="float">
            <text:p>-2.22580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95" calcext:value-type="float">
            <text:p>195</text:p>
          </table:table-cell>
          <table:table-cell office:value-type="float" office:value="14072007" calcext:value-type="float">
            <text:p>14072007</text:p>
          </table:table-cell>
          <table:table-cell office:value-type="float" office:value="531.2979" calcext:value-type="float">
            <text:p>531.2979</text:p>
          </table:table-cell>
          <table:table-cell office:value-type="float" office:value="287.9896" calcext:value-type="float">
            <text:p>287.9896</text:p>
          </table:table-cell>
          <table:table-cell office:value-type="float" office:value="18.09156" calcext:value-type="float">
            <text:p>18.09156</text:p>
          </table:table-cell>
          <table:table-cell office:value-type="float" office:value="1128.07" calcext:value-type="float">
            <text:p>1128.07</text:p>
          </table:table-cell>
          <table:table-cell office:value-type="float" office:value="155.9657" calcext:value-type="float">
            <text:p>155.9657</text:p>
          </table:table-cell>
          <table:table-cell office:value-type="float" office:value="0" calcext:value-type="float">
            <text:p>0</text:p>
          </table:table-cell>
          <table:table-cell office:value-type="float" office:value="0.1943835" calcext:value-type="float">
            <text:p>0.1943835</text:p>
          </table:table-cell>
          <table:table-cell office:value-type="float" office:value="0.3874846" calcext:value-type="float">
            <text:p>0.3874846</text:p>
          </table:table-cell>
          <table:table-cell office:value-type="float" office:value="0.3923558" calcext:value-type="float">
            <text:p>0.3923558</text:p>
          </table:table-cell>
          <table:table-cell office:value-type="float" office:value="0.3991313" calcext:value-type="float">
            <text:p>0.3991313</text:p>
          </table:table-cell>
          <table:table-cell office:value-type="float" office:value="0.4041057" calcext:value-type="float">
            <text:p>0.4041057</text:p>
          </table:table-cell>
          <table:table-cell office:value-type="float" office:value="0.3457493" calcext:value-type="float">
            <text:p>0.3457493</text:p>
          </table:table-cell>
          <table:table-cell office:value-type="float" office:value="0.3391302" calcext:value-type="float">
            <text:p>0.3391302</text:p>
          </table:table-cell>
          <table:table-cell office:value-type="float" office:value="0.3896386" calcext:value-type="float">
            <text:p>0.3896386</text:p>
          </table:table-cell>
          <table:table-cell office:value-type="float" office:value="0.3791941" calcext:value-type="float">
            <text:p>0.3791941</text:p>
          </table:table-cell>
          <table:table-cell office:value-type="float" office:value="0.3805791" calcext:value-type="float">
            <text:p>0.3805791</text:p>
          </table:table-cell>
          <table:table-cell office:value-type="float" office:value="0.3940645" calcext:value-type="float">
            <text:p>0.3940645</text:p>
          </table:table-cell>
          <table:table-cell office:value-type="float" office:value="0.40363" calcext:value-type="float">
            <text:p>0.4036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15523E-015" calcext:value-type="float">
            <text:p>1.915523E-15</text:p>
          </table:table-cell>
          <table:table-cell office:value-type="float" office:value="1.976858E-015" calcext:value-type="float">
            <text:p>1.976858E-15</text:p>
          </table:table-cell>
          <table:table-cell office:value-type="float" office:value="1.962585E-015" calcext:value-type="float">
            <text:p>1.962585E-15</text:p>
          </table:table-cell>
          <table:table-cell office:value-type="float" office:value="1.989602E-015" calcext:value-type="float">
            <text:p>1.989602E-15</text:p>
          </table:table-cell>
          <table:table-cell office:value-type="float" office:value="9.440647E-016" calcext:value-type="float">
            <text:p>9.440647E-16</text:p>
          </table:table-cell>
          <table:table-cell office:value-type="float" office:value="1.931506E-015" calcext:value-type="float">
            <text:p>1.931506E-15</text:p>
          </table:table-cell>
          <table:table-cell office:value-type="float" office:value="9.345046E-016" calcext:value-type="float">
            <text:p>9.345046E-16</text:p>
          </table:table-cell>
          <table:table-cell office:value-type="float" office:value="9.736548E-016" calcext:value-type="float">
            <text:p>9.736548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94427" calcext:value-type="float">
            <text:p>-0.9794427</text:p>
          </table:table-cell>
          <table:table-cell office:value-type="float" office:value="-0.007255601" calcext:value-type="float">
            <text:p>-0.007255601</text:p>
          </table:table-cell>
          <table:table-cell office:value-type="float" office:value="-0.006722588" calcext:value-type="float">
            <text:p>-0.006722588</text:p>
          </table:table-cell>
          <table:table-cell office:value-type="float" office:value="-0.006114177" calcext:value-type="float">
            <text:p>-0.006114177</text:p>
          </table:table-cell>
          <table:table-cell office:value-type="float" office:value="-0.00566775" calcext:value-type="float">
            <text:p>-0.00566775</text:p>
          </table:table-cell>
          <table:table-cell office:value-type="float" office:value="-0.004974229" calcext:value-type="float">
            <text:p>-0.004974229</text:p>
          </table:table-cell>
          <table:table-cell office:value-type="float" office:value="-0.004483771" calcext:value-type="float">
            <text:p>-0.004483771</text:p>
          </table:table-cell>
          <table:table-cell office:value-type="float" office:value="-0.004990215" calcext:value-type="float">
            <text:p>-0.004990215</text:p>
          </table:table-cell>
          <table:table-cell office:value-type="float" office:value="-0.007202509" calcext:value-type="float">
            <text:p>-0.007202509</text:p>
          </table:table-cell>
          <table:table-cell office:value-type="float" office:value="-0.008682881" calcext:value-type="float">
            <text:p>-0.008682881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23347" calcext:value-type="float">
            <text:p>-0.009723347</text:p>
          </table:table-cell>
          <table:table-cell office:value-type="float" office:value="-0.001867021" calcext:value-type="float">
            <text:p>-0.00186702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1771" calcext:value-type="float">
            <text:p>-2.22177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96" calcext:value-type="float">
            <text:p>196</text:p>
          </table:table-cell>
          <table:table-cell office:value-type="float" office:value="15072007" calcext:value-type="float">
            <text:p>15072007</text:p>
          </table:table-cell>
          <table:table-cell office:value-type="float" office:value="531.2979" calcext:value-type="float">
            <text:p>531.2979</text:p>
          </table:table-cell>
          <table:table-cell office:value-type="float" office:value="292.0379" calcext:value-type="float">
            <text:p>292.0379</text:p>
          </table:table-cell>
          <table:table-cell office:value-type="float" office:value="18.09156" calcext:value-type="float">
            <text:p>18.09156</text:p>
          </table:table-cell>
          <table:table-cell office:value-type="float" office:value="1124.055" calcext:value-type="float">
            <text:p>1124.055</text:p>
          </table:table-cell>
          <table:table-cell office:value-type="float" office:value="155.9322" calcext:value-type="float">
            <text:p>155.9322</text:p>
          </table:table-cell>
          <table:table-cell office:value-type="float" office:value="0" calcext:value-type="float">
            <text:p>0</text:p>
          </table:table-cell>
          <table:table-cell office:value-type="float" office:value="0.1456218" calcext:value-type="float">
            <text:p>0.1456218</text:p>
          </table:table-cell>
          <table:table-cell office:value-type="float" office:value="0.3722271" calcext:value-type="float">
            <text:p>0.3722271</text:p>
          </table:table-cell>
          <table:table-cell office:value-type="float" office:value="0.3768609" calcext:value-type="float">
            <text:p>0.3768609</text:p>
          </table:table-cell>
          <table:table-cell office:value-type="float" office:value="0.3834419" calcext:value-type="float">
            <text:p>0.3834419</text:p>
          </table:table-cell>
          <table:table-cell office:value-type="float" office:value="0.3881804" calcext:value-type="float">
            <text:p>0.3881804</text:p>
          </table:table-cell>
          <table:table-cell office:value-type="float" office:value="0.3348276" calcext:value-type="float">
            <text:p>0.3348276</text:p>
          </table:table-cell>
          <table:table-cell office:value-type="float" office:value="0.3297507" calcext:value-type="float">
            <text:p>0.3297507</text:p>
          </table:table-cell>
          <table:table-cell office:value-type="float" office:value="0.38889" calcext:value-type="float">
            <text:p>0.38889</text:p>
          </table:table-cell>
          <table:table-cell office:value-type="float" office:value="0.3806979" calcext:value-type="float">
            <text:p>0.3806979</text:p>
          </table:table-cell>
          <table:table-cell office:value-type="float" office:value="0.3812309" calcext:value-type="float">
            <text:p>0.3812309</text:p>
          </table:table-cell>
          <table:table-cell office:value-type="float" office:value="0.3942902" calcext:value-type="float">
            <text:p>0.3942902</text:p>
          </table:table-cell>
          <table:table-cell office:value-type="float" office:value="0.4036694" calcext:value-type="float">
            <text:p>0.403669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16093E-015" calcext:value-type="float">
            <text:p>1.916093E-15</text:p>
          </table:table-cell>
          <table:table-cell office:value-type="float" office:value="1.976819E-015" calcext:value-type="float">
            <text:p>1.976819E-15</text:p>
          </table:table-cell>
          <table:table-cell office:value-type="float" office:value="1.96254E-015" calcext:value-type="float">
            <text:p>1.96254E-15</text:p>
          </table:table-cell>
          <table:table-cell office:value-type="float" office:value="1.98957E-015" calcext:value-type="float">
            <text:p>1.98957E-15</text:p>
          </table:table-cell>
          <table:table-cell office:value-type="float" office:value="9.440544E-016" calcext:value-type="float">
            <text:p>9.440544E-16</text:p>
          </table:table-cell>
          <table:table-cell office:value-type="float" office:value="1.931506E-015" calcext:value-type="float">
            <text:p>1.931506E-15</text:p>
          </table:table-cell>
          <table:table-cell office:value-type="float" office:value="9.345038E-016" calcext:value-type="float">
            <text:p>9.345038E-16</text:p>
          </table:table-cell>
          <table:table-cell office:value-type="float" office:value="9.736551E-016" calcext:value-type="float">
            <text:p>9.736551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293128" calcext:value-type="float">
            <text:p>-9.293128</text:p>
          </table:table-cell>
          <table:table-cell office:value-type="float" office:value="-0.009284207" calcext:value-type="float">
            <text:p>-0.009284207</text:p>
          </table:table-cell>
          <table:table-cell office:value-type="float" office:value="-0.008607891" calcext:value-type="float">
            <text:p>-0.008607891</text:p>
          </table:table-cell>
          <table:table-cell office:value-type="float" office:value="-0.0078092" calcext:value-type="float">
            <text:p>-0.0078092</text:p>
          </table:table-cell>
          <table:table-cell office:value-type="float" office:value="-0.007244407" calcext:value-type="float">
            <text:p>-0.007244407</text:p>
          </table:table-cell>
          <table:table-cell office:value-type="float" office:value="-0.006341301" calcext:value-type="float">
            <text:p>-0.006341301</text:p>
          </table:table-cell>
          <table:table-cell office:value-type="float" office:value="-0.005675601" calcext:value-type="float">
            <text:p>-0.005675601</text:p>
          </table:table-cell>
          <table:table-cell office:value-type="float" office:value="-0.005193411" calcext:value-type="float">
            <text:p>-0.005193411</text:p>
          </table:table-cell>
          <table:table-cell office:value-type="float" office:value="-0.006741868" calcext:value-type="float">
            <text:p>-0.006741868</text:p>
          </table:table-cell>
          <table:table-cell office:value-type="float" office:value="-0.008432223" calcext:value-type="float">
            <text:p>-0.008432223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21613" calcext:value-type="float">
            <text:p>-0.009721613</text:p>
          </table:table-cell>
          <table:table-cell office:value-type="float" office:value="-0.001872009" calcext:value-type="float">
            <text:p>-0.00187200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8222" calcext:value-type="float">
            <text:p>-2.21822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97" calcext:value-type="float">
            <text:p>197</text:p>
          </table:table-cell>
          <table:table-cell office:value-type="float" office:value="16072007" calcext:value-type="float">
            <text:p>16072007</text:p>
          </table:table-cell>
          <table:table-cell office:value-type="float" office:value="531.2979" calcext:value-type="float">
            <text:p>531.2979</text:p>
          </table:table-cell>
          <table:table-cell office:value-type="float" office:value="298.6812" calcext:value-type="float">
            <text:p>298.6812</text:p>
          </table:table-cell>
          <table:table-cell office:value-type="float" office:value="18.09156" calcext:value-type="float">
            <text:p>18.09156</text:p>
          </table:table-cell>
          <table:table-cell office:value-type="float" office:value="1117.435" calcext:value-type="float">
            <text:p>1117.435</text:p>
          </table:table-cell>
          <table:table-cell office:value-type="float" office:value="155.909" calcext:value-type="float">
            <text:p>155.909</text:p>
          </table:table-cell>
          <table:table-cell office:value-type="float" office:value="0" calcext:value-type="float">
            <text:p>0</text:p>
          </table:table-cell>
          <table:table-cell office:value-type="float" office:value="0.1200149" calcext:value-type="float">
            <text:p>0.1200149</text:p>
          </table:table-cell>
          <table:table-cell office:value-type="float" office:value="0.342302" calcext:value-type="float">
            <text:p>0.342302</text:p>
          </table:table-cell>
          <table:table-cell office:value-type="float" office:value="0.3497251" calcext:value-type="float">
            <text:p>0.3497251</text:p>
          </table:table-cell>
          <table:table-cell office:value-type="float" office:value="0.3595889" calcext:value-type="float">
            <text:p>0.3595889</text:p>
          </table:table-cell>
          <table:table-cell office:value-type="float" office:value="0.3664509" calcext:value-type="float">
            <text:p>0.3664509</text:p>
          </table:table-cell>
          <table:table-cell office:value-type="float" office:value="0.3220305" calcext:value-type="float">
            <text:p>0.3220305</text:p>
          </table:table-cell>
          <table:table-cell office:value-type="float" office:value="0.3200414" calcext:value-type="float">
            <text:p>0.3200414</text:p>
          </table:table-cell>
          <table:table-cell office:value-type="float" office:value="0.3860024" calcext:value-type="float">
            <text:p>0.3860024</text:p>
          </table:table-cell>
          <table:table-cell office:value-type="float" office:value="0.3812669" calcext:value-type="float">
            <text:p>0.3812669</text:p>
          </table:table-cell>
          <table:table-cell office:value-type="float" office:value="0.3817385" calcext:value-type="float">
            <text:p>0.3817385</text:p>
          </table:table-cell>
          <table:table-cell office:value-type="float" office:value="0.3944283" calcext:value-type="float">
            <text:p>0.3944283</text:p>
          </table:table-cell>
          <table:table-cell office:value-type="float" office:value="0.4036874" calcext:value-type="float">
            <text:p>0.403687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6724E-015" calcext:value-type="float">
            <text:p>1.916724E-15</text:p>
          </table:table-cell>
          <table:table-cell office:value-type="float" office:value="1.976772E-015" calcext:value-type="float">
            <text:p>1.976772E-15</text:p>
          </table:table-cell>
          <table:table-cell office:value-type="float" office:value="1.962488E-015" calcext:value-type="float">
            <text:p>1.962488E-15</text:p>
          </table:table-cell>
          <table:table-cell office:value-type="float" office:value="1.989546E-015" calcext:value-type="float">
            <text:p>1.989546E-15</text:p>
          </table:table-cell>
          <table:table-cell office:value-type="float" office:value="9.440316E-016" calcext:value-type="float">
            <text:p>9.440316E-16</text:p>
          </table:table-cell>
          <table:table-cell office:value-type="float" office:value="1.931507E-015" calcext:value-type="float">
            <text:p>1.931507E-15</text:p>
          </table:table-cell>
          <table:table-cell office:value-type="float" office:value="9.345031E-016" calcext:value-type="float">
            <text:p>9.345031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28021" calcext:value-type="float">
            <text:p>-41.28021</text:p>
          </table:table-cell>
          <table:table-cell office:value-type="float" office:value="-0.0155987" calcext:value-type="float">
            <text:p>-0.0155987</text:p>
          </table:table-cell>
          <table:table-cell office:value-type="float" office:value="-0.01363331" calcext:value-type="float">
            <text:p>-0.01363331</text:p>
          </table:table-cell>
          <table:table-cell office:value-type="float" office:value="-0.01155831" calcext:value-type="float">
            <text:p>-0.01155831</text:p>
          </table:table-cell>
          <table:table-cell office:value-type="float" office:value="-0.01029777" calcext:value-type="float">
            <text:p>-0.01029777</text:p>
          </table:table-cell>
          <table:table-cell office:value-type="float" office:value="-0.008512374" calcext:value-type="float">
            <text:p>-0.008512374</text:p>
          </table:table-cell>
          <table:table-cell office:value-type="float" office:value="-0.007290177" calcext:value-type="float">
            <text:p>-0.007290177</text:p>
          </table:table-cell>
          <table:table-cell office:value-type="float" office:value="-0.006096864" calcext:value-type="float">
            <text:p>-0.006096864</text:p>
          </table:table-cell>
          <table:table-cell office:value-type="float" office:value="-0.006574228" calcext:value-type="float">
            <text:p>-0.006574228</text:p>
          </table:table-cell>
          <table:table-cell office:value-type="float" office:value="-0.008242317" calcext:value-type="float">
            <text:p>-0.008242317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16649" calcext:value-type="float">
            <text:p>-0.009716649</text:p>
          </table:table-cell>
          <table:table-cell office:value-type="float" office:value="-0.001877855" calcext:value-type="float">
            <text:p>-0.00187785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5081" calcext:value-type="float">
            <text:p>-2.21508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98" calcext:value-type="float">
            <text:p>198</text:p>
          </table:table-cell>
          <table:table-cell office:value-type="float" office:value="17072007" calcext:value-type="float">
            <text:p>17072007</text:p>
          </table:table-cell>
          <table:table-cell office:value-type="float" office:value="532.4979" calcext:value-type="float">
            <text:p>532.4979</text:p>
          </table:table-cell>
          <table:table-cell office:value-type="float" office:value="305.9374" calcext:value-type="float">
            <text:p>305.9374</text:p>
          </table:table-cell>
          <table:table-cell office:value-type="float" office:value="18.09156" calcext:value-type="float">
            <text:p>18.09156</text:p>
          </table:table-cell>
          <table:table-cell office:value-type="float" office:value="1111.392" calcext:value-type="float">
            <text:p>1111.392</text:p>
          </table:table-cell>
          <table:table-cell office:value-type="float" office:value="155.8962" calcext:value-type="float">
            <text:p>155.8962</text:p>
          </table:table-cell>
          <table:table-cell office:value-type="float" office:value="0" calcext:value-type="float">
            <text:p>0</text:p>
          </table:table-cell>
          <table:table-cell office:value-type="float" office:value="0.1274089" calcext:value-type="float">
            <text:p>0.1274089</text:p>
          </table:table-cell>
          <table:table-cell office:value-type="float" office:value="0.3086761" calcext:value-type="float">
            <text:p>0.3086761</text:p>
          </table:table-cell>
          <table:table-cell office:value-type="float" office:value="0.3244403" calcext:value-type="float">
            <text:p>0.3244403</text:p>
          </table:table-cell>
          <table:table-cell office:value-type="float" office:value="0.3374225" calcext:value-type="float">
            <text:p>0.3374225</text:p>
          </table:table-cell>
          <table:table-cell office:value-type="float" office:value="0.3461721" calcext:value-type="float">
            <text:p>0.3461721</text:p>
          </table:table-cell>
          <table:table-cell office:value-type="float" office:value="0.3095665" calcext:value-type="float">
            <text:p>0.3095665</text:p>
          </table:table-cell>
          <table:table-cell office:value-type="float" office:value="0.3108832" calcext:value-type="float">
            <text:p>0.3108832</text:p>
          </table:table-cell>
          <table:table-cell office:value-type="float" office:value="0.382591" calcext:value-type="float">
            <text:p>0.382591</text:p>
          </table:table-cell>
          <table:table-cell office:value-type="float" office:value="0.3807484" calcext:value-type="float">
            <text:p>0.3807484</text:p>
          </table:table-cell>
          <table:table-cell office:value-type="float" office:value="0.3821367" calcext:value-type="float">
            <text:p>0.3821367</text:p>
          </table:table-cell>
          <table:table-cell office:value-type="float" office:value="0.3945638" calcext:value-type="float">
            <text:p>0.3945638</text:p>
          </table:table-cell>
          <table:table-cell office:value-type="float" office:value="0.4037129" calcext:value-type="float">
            <text:p>0.403712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17461E-015" calcext:value-type="float">
            <text:p>1.917461E-15</text:p>
          </table:table-cell>
          <table:table-cell office:value-type="float" office:value="1.97671E-015" calcext:value-type="float">
            <text:p>1.97671E-15</text:p>
          </table:table-cell>
          <table:table-cell office:value-type="float" office:value="1.962428E-015" calcext:value-type="float">
            <text:p>1.962428E-15</text:p>
          </table:table-cell>
          <table:table-cell office:value-type="float" office:value="1.989522E-015" calcext:value-type="float">
            <text:p>1.989522E-15</text:p>
          </table:table-cell>
          <table:table-cell office:value-type="float" office:value="9.440093E-016" calcext:value-type="float">
            <text:p>9.440093E-16</text:p>
          </table:table-cell>
          <table:table-cell office:value-type="float" office:value="1.931507E-015" calcext:value-type="float">
            <text:p>1.931507E-15</text:p>
          </table:table-cell>
          <table:table-cell office:value-type="float" office:value="9.345028E-016" calcext:value-type="float">
            <text:p>9.345028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E-024" calcext:value-type="float">
            <text:p>1.44659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29424" calcext:value-type="float">
            <text:p>-26.29424</text:p>
          </table:table-cell>
          <table:table-cell office:value-type="float" office:value="-0.02948841" calcext:value-type="float">
            <text:p>-0.02948841</text:p>
          </table:table-cell>
          <table:table-cell office:value-type="float" office:value="-0.02161352" calcext:value-type="float">
            <text:p>-0.02161352</text:p>
          </table:table-cell>
          <table:table-cell office:value-type="float" office:value="-0.01705484" calcext:value-type="float">
            <text:p>-0.01705484</text:p>
          </table:table-cell>
          <table:table-cell office:value-type="float" office:value="-0.01458693" calcext:value-type="float">
            <text:p>-0.01458693</text:p>
          </table:table-cell>
          <table:table-cell office:value-type="float" office:value="-0.01147168" calcext:value-type="float">
            <text:p>-0.01147168</text:p>
          </table:table-cell>
          <table:table-cell office:value-type="float" office:value="-0.009298353" calcext:value-type="float">
            <text:p>-0.009298353</text:p>
          </table:table-cell>
          <table:table-cell office:value-type="float" office:value="-0.007385554" calcext:value-type="float">
            <text:p>-0.007385554</text:p>
          </table:table-cell>
          <table:table-cell office:value-type="float" office:value="-0.006721674" calcext:value-type="float">
            <text:p>-0.006721674</text:p>
          </table:table-cell>
          <table:table-cell office:value-type="float" office:value="-0.008096165" calcext:value-type="float">
            <text:p>-0.008096165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1772" calcext:value-type="float">
            <text:p>-0.00971772</text:p>
          </table:table-cell>
          <table:table-cell office:value-type="float" office:value="-0.001884595" calcext:value-type="float">
            <text:p>-0.00188459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2306" calcext:value-type="float">
            <text:p>-2.21230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199" calcext:value-type="float">
            <text:p>199</text:p>
          </table:table-cell>
          <table:table-cell office:value-type="float" office:value="18072007" calcext:value-type="float">
            <text:p>18072007</text:p>
          </table:table-cell>
          <table:table-cell office:value-type="float" office:value="532.4979" calcext:value-type="float">
            <text:p>532.4979</text:p>
          </table:table-cell>
          <table:table-cell office:value-type="float" office:value="311.5108" calcext:value-type="float">
            <text:p>311.5108</text:p>
          </table:table-cell>
          <table:table-cell office:value-type="float" office:value="18.09156" calcext:value-type="float">
            <text:p>18.09156</text:p>
          </table:table-cell>
          <table:table-cell office:value-type="float" office:value="1105.825" calcext:value-type="float">
            <text:p>1105.825</text:p>
          </table:table-cell>
          <table:table-cell office:value-type="float" office:value="155.8902" calcext:value-type="float">
            <text:p>155.8902</text:p>
          </table:table-cell>
          <table:table-cell office:value-type="float" office:value="0" calcext:value-type="float">
            <text:p>0</text:p>
          </table:table-cell>
          <table:table-cell office:value-type="float" office:value="0.1230514" calcext:value-type="float">
            <text:p>0.1230514</text:p>
          </table:table-cell>
          <table:table-cell office:value-type="float" office:value="0.2886253" calcext:value-type="float">
            <text:p>0.2886253</text:p>
          </table:table-cell>
          <table:table-cell office:value-type="float" office:value="0.3071586" calcext:value-type="float">
            <text:p>0.3071586</text:p>
          </table:table-cell>
          <table:table-cell office:value-type="float" office:value="0.3223465" calcext:value-type="float">
            <text:p>0.3223465</text:p>
          </table:table-cell>
          <table:table-cell office:value-type="float" office:value="0.3324494" calcext:value-type="float">
            <text:p>0.3324494</text:p>
          </table:table-cell>
          <table:table-cell office:value-type="float" office:value="0.3005773" calcext:value-type="float">
            <text:p>0.3005773</text:p>
          </table:table-cell>
          <table:table-cell office:value-type="float" office:value="0.3038118" calcext:value-type="float">
            <text:p>0.3038118</text:p>
          </table:table-cell>
          <table:table-cell office:value-type="float" office:value="0.3796929" calcext:value-type="float">
            <text:p>0.3796929</text:p>
          </table:table-cell>
          <table:table-cell office:value-type="float" office:value="0.3793396" calcext:value-type="float">
            <text:p>0.3793396</text:p>
          </table:table-cell>
          <table:table-cell office:value-type="float" office:value="0.3825988" calcext:value-type="float">
            <text:p>0.3825988</text:p>
          </table:table-cell>
          <table:table-cell office:value-type="float" office:value="0.3949987" calcext:value-type="float">
            <text:p>0.3949987</text:p>
          </table:table-cell>
          <table:table-cell office:value-type="float" office:value="0.4038042" calcext:value-type="float">
            <text:p>0.4038042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18158E-015" calcext:value-type="float">
            <text:p>1.918158E-15</text:p>
          </table:table-cell>
          <table:table-cell office:value-type="float" office:value="1.97666E-015" calcext:value-type="float">
            <text:p>1.97666E-15</text:p>
          </table:table-cell>
          <table:table-cell office:value-type="float" office:value="1.962367E-015" calcext:value-type="float">
            <text:p>1.962367E-15</text:p>
          </table:table-cell>
          <table:table-cell office:value-type="float" office:value="1.989498E-015" calcext:value-type="float">
            <text:p>1.989498E-15</text:p>
          </table:table-cell>
          <table:table-cell office:value-type="float" office:value="9.439883E-016" calcext:value-type="float">
            <text:p>9.439883E-16</text:p>
          </table:table-cell>
          <table:table-cell office:value-type="float" office:value="1.931508E-015" calcext:value-type="float">
            <text:p>1.931508E-15</text:p>
          </table:table-cell>
          <table:table-cell office:value-type="float" office:value="9.345009E-016" calcext:value-type="float">
            <text:p>9.345009E-16</text:p>
          </table:table-cell>
          <table:table-cell office:value-type="float" office:value="9.736548E-016" calcext:value-type="float">
            <text:p>9.736548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E-024" calcext:value-type="float">
            <text:p>1.44659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24504" calcext:value-type="float">
            <text:p>-34.24504</text:p>
          </table:table-cell>
          <table:table-cell office:value-type="float" office:value="-0.0480397" calcext:value-type="float">
            <text:p>-0.0480397</text:p>
          </table:table-cell>
          <table:table-cell office:value-type="float" office:value="-0.03023113" calcext:value-type="float">
            <text:p>-0.03023113</text:p>
          </table:table-cell>
          <table:table-cell office:value-type="float" office:value="-0.02254852" calcext:value-type="float">
            <text:p>-0.02254852</text:p>
          </table:table-cell>
          <table:table-cell office:value-type="float" office:value="-0.01868561" calcext:value-type="float">
            <text:p>-0.01868561</text:p>
          </table:table-cell>
          <table:table-cell office:value-type="float" office:value="-0.01433642" calcext:value-type="float">
            <text:p>-0.01433642</text:p>
          </table:table-cell>
          <table:table-cell office:value-type="float" office:value="-0.01127909" calcext:value-type="float">
            <text:p>-0.01127909</text:p>
          </table:table-cell>
          <table:table-cell office:value-type="float" office:value="-0.008706588" calcext:value-type="float">
            <text:p>-0.008706588</text:p>
          </table:table-cell>
          <table:table-cell office:value-type="float" office:value="-0.007145859" calcext:value-type="float">
            <text:p>-0.007145859</text:p>
          </table:table-cell>
          <table:table-cell office:value-type="float" office:value="-0.007930259" calcext:value-type="float">
            <text:p>-0.007930259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18405" calcext:value-type="float">
            <text:p>-0.009718405</text:p>
          </table:table-cell>
          <table:table-cell office:value-type="float" office:value="-0.001890645" calcext:value-type="float">
            <text:p>-0.00189064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9775" calcext:value-type="float">
            <text:p>-2.20977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00" calcext:value-type="float">
            <text:p>200</text:p>
          </table:table-cell>
          <table:table-cell office:value-type="float" office:value="19072007" calcext:value-type="float">
            <text:p>19072007</text:p>
          </table:table-cell>
          <table:table-cell office:value-type="float" office:value="533.3979" calcext:value-type="float">
            <text:p>533.3979</text:p>
          </table:table-cell>
          <table:table-cell office:value-type="float" office:value="317.0552" calcext:value-type="float">
            <text:p>317.0552</text:p>
          </table:table-cell>
          <table:table-cell office:value-type="float" office:value="18.09156" calcext:value-type="float">
            <text:p>18.09156</text:p>
          </table:table-cell>
          <table:table-cell office:value-type="float" office:value="1101.179" calcext:value-type="float">
            <text:p>1101.179</text:p>
          </table:table-cell>
          <table:table-cell office:value-type="float" office:value="155.8917" calcext:value-type="float">
            <text:p>155.8917</text:p>
          </table:table-cell>
          <table:table-cell office:value-type="float" office:value="0" calcext:value-type="float">
            <text:p>0</text:p>
          </table:table-cell>
          <table:table-cell office:value-type="float" office:value="0.1307387" calcext:value-type="float">
            <text:p>0.1307387</text:p>
          </table:table-cell>
          <table:table-cell office:value-type="float" office:value="0.2667783" calcext:value-type="float">
            <text:p>0.2667783</text:p>
          </table:table-cell>
          <table:table-cell office:value-type="float" office:value="0.2910329" calcext:value-type="float">
            <text:p>0.2910329</text:p>
          </table:table-cell>
          <table:table-cell office:value-type="float" office:value="0.3077999" calcext:value-type="float">
            <text:p>0.3077999</text:p>
          </table:table-cell>
          <table:table-cell office:value-type="float" office:value="0.3189879" calcext:value-type="float">
            <text:p>0.3189879</text:p>
          </table:table-cell>
          <table:table-cell office:value-type="float" office:value="0.2929986" calcext:value-type="float">
            <text:p>0.2929986</text:p>
          </table:table-cell>
          <table:table-cell office:value-type="float" office:value="0.2982583" calcext:value-type="float">
            <text:p>0.2982583</text:p>
          </table:table-cell>
          <table:table-cell office:value-type="float" office:value="0.3771384" calcext:value-type="float">
            <text:p>0.3771384</text:p>
          </table:table-cell>
          <table:table-cell office:value-type="float" office:value="0.3776832" calcext:value-type="float">
            <text:p>0.3776832</text:p>
          </table:table-cell>
          <table:table-cell office:value-type="float" office:value="0.3827558" calcext:value-type="float">
            <text:p>0.3827558</text:p>
          </table:table-cell>
          <table:table-cell office:value-type="float" office:value="0.3953988" calcext:value-type="float">
            <text:p>0.3953988</text:p>
          </table:table-cell>
          <table:table-cell office:value-type="float" office:value="0.4039245" calcext:value-type="float">
            <text:p>0.4039245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1.918826E-015" calcext:value-type="float">
            <text:p>1.918826E-15</text:p>
          </table:table-cell>
          <table:table-cell office:value-type="float" office:value="1.976612E-015" calcext:value-type="float">
            <text:p>1.976612E-15</text:p>
          </table:table-cell>
          <table:table-cell office:value-type="float" office:value="1.96231E-015" calcext:value-type="float">
            <text:p>1.96231E-15</text:p>
          </table:table-cell>
          <table:table-cell office:value-type="float" office:value="1.989471E-015" calcext:value-type="float">
            <text:p>1.989471E-15</text:p>
          </table:table-cell>
          <table:table-cell office:value-type="float" office:value="9.439673E-016" calcext:value-type="float">
            <text:p>9.439673E-16</text:p>
          </table:table-cell>
          <table:table-cell office:value-type="float" office:value="1.931509E-015" calcext:value-type="float">
            <text:p>1.931509E-15</text:p>
          </table:table-cell>
          <table:table-cell office:value-type="float" office:value="9.344997E-016" calcext:value-type="float">
            <text:p>9.344997E-16</text:p>
          </table:table-cell>
          <table:table-cell office:value-type="float" office:value="9.736548E-016" calcext:value-type="float">
            <text:p>9.736548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E-024" calcext:value-type="float">
            <text:p>1.44659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05159" calcext:value-type="float">
            <text:p>-22.05159</text:p>
          </table:table-cell>
          <table:table-cell office:value-type="float" office:value="-0.08792575" calcext:value-type="float">
            <text:p>-0.08792575</text:p>
          </table:table-cell>
          <table:table-cell office:value-type="float" office:value="-0.04481687" calcext:value-type="float">
            <text:p>-0.04481687</text:p>
          </table:table-cell>
          <table:table-cell office:value-type="float" office:value="-0.02989166" calcext:value-type="float">
            <text:p>-0.02989166</text:p>
          </table:table-cell>
          <table:table-cell office:value-type="float" office:value="-0.02405437" calcext:value-type="float">
            <text:p>-0.02405437</text:p>
          </table:table-cell>
          <table:table-cell office:value-type="float" office:value="-0.01738866" calcext:value-type="float">
            <text:p>-0.01738866</text:p>
          </table:table-cell>
          <table:table-cell office:value-type="float" office:value="-0.01316877" calcext:value-type="float">
            <text:p>-0.01316877</text:p>
          </table:table-cell>
          <table:table-cell office:value-type="float" office:value="-0.01007491" calcext:value-type="float">
            <text:p>-0.01007491</text:p>
          </table:table-cell>
          <table:table-cell office:value-type="float" office:value="-0.007685139" calcext:value-type="float">
            <text:p>-0.007685139</text:p>
          </table:table-cell>
          <table:table-cell office:value-type="float" office:value="-0.00787323" calcext:value-type="float">
            <text:p>-0.00787323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17979" calcext:value-type="float">
            <text:p>-0.009717979</text:p>
          </table:table-cell>
          <table:table-cell office:value-type="float" office:value="-0.0018964" calcext:value-type="float">
            <text:p>-0.001896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7349" calcext:value-type="float">
            <text:p>-2.20734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01" calcext:value-type="float">
            <text:p>201</text:p>
          </table:table-cell>
          <table:table-cell office:value-type="float" office:value="20072007" calcext:value-type="float">
            <text:p>20072007</text:p>
          </table:table-cell>
          <table:table-cell office:value-type="float" office:value="533.5977" calcext:value-type="float">
            <text:p>533.5977</text:p>
          </table:table-cell>
          <table:table-cell office:value-type="float" office:value="322.1662" calcext:value-type="float">
            <text:p>322.1662</text:p>
          </table:table-cell>
          <table:table-cell office:value-type="float" office:value="18.09156" calcext:value-type="float">
            <text:p>18.09156</text:p>
          </table:table-cell>
          <table:table-cell office:value-type="float" office:value="1096.259" calcext:value-type="float">
            <text:p>1096.259</text:p>
          </table:table-cell>
          <table:table-cell office:value-type="float" office:value="155.9003" calcext:value-type="float">
            <text:p>155.9003</text:p>
          </table:table-cell>
          <table:table-cell office:value-type="float" office:value="0" calcext:value-type="float">
            <text:p>0</text:p>
          </table:table-cell>
          <table:table-cell office:value-type="float" office:value="0.1337527" calcext:value-type="float">
            <text:p>0.1337527</text:p>
          </table:table-cell>
          <table:table-cell office:value-type="float" office:value="0.2423423" calcext:value-type="float">
            <text:p>0.2423423</text:p>
          </table:table-cell>
          <table:table-cell office:value-type="float" office:value="0.2746526" calcext:value-type="float">
            <text:p>0.2746526</text:p>
          </table:table-cell>
          <table:table-cell office:value-type="float" office:value="0.2929328" calcext:value-type="float">
            <text:p>0.2929328</text:p>
          </table:table-cell>
          <table:table-cell office:value-type="float" office:value="0.3056132" calcext:value-type="float">
            <text:p>0.3056132</text:p>
          </table:table-cell>
          <table:table-cell office:value-type="float" office:value="0.2856579" calcext:value-type="float">
            <text:p>0.2856579</text:p>
          </table:table-cell>
          <table:table-cell office:value-type="float" office:value="0.2926592" calcext:value-type="float">
            <text:p>0.2926592</text:p>
          </table:table-cell>
          <table:table-cell office:value-type="float" office:value="0.3749141" calcext:value-type="float">
            <text:p>0.3749141</text:p>
          </table:table-cell>
          <table:table-cell office:value-type="float" office:value="0.375935" calcext:value-type="float">
            <text:p>0.375935</text:p>
          </table:table-cell>
          <table:table-cell office:value-type="float" office:value="0.382604" calcext:value-type="float">
            <text:p>0.382604</text:p>
          </table:table-cell>
          <table:table-cell office:value-type="float" office:value="0.3956696" calcext:value-type="float">
            <text:p>0.3956696</text:p>
          </table:table-cell>
          <table:table-cell office:value-type="float" office:value="0.4040408" calcext:value-type="float">
            <text:p>0.404040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19473E-015" calcext:value-type="float">
            <text:p>1.919473E-15</text:p>
          </table:table-cell>
          <table:table-cell office:value-type="float" office:value="1.976563E-015" calcext:value-type="float">
            <text:p>1.976563E-15</text:p>
          </table:table-cell>
          <table:table-cell office:value-type="float" office:value="1.962256E-015" calcext:value-type="float">
            <text:p>1.962256E-15</text:p>
          </table:table-cell>
          <table:table-cell office:value-type="float" office:value="1.989446E-015" calcext:value-type="float">
            <text:p>1.989446E-15</text:p>
          </table:table-cell>
          <table:table-cell office:value-type="float" office:value="9.439458E-016" calcext:value-type="float">
            <text:p>9.439458E-16</text:p>
          </table:table-cell>
          <table:table-cell office:value-type="float" office:value="1.931509E-015" calcext:value-type="float">
            <text:p>1.931509E-15</text:p>
          </table:table-cell>
          <table:table-cell office:value-type="float" office:value="9.344989E-016" calcext:value-type="float">
            <text:p>9.344989E-16</text:p>
          </table:table-cell>
          <table:table-cell office:value-type="float" office:value="9.736551E-016" calcext:value-type="float">
            <text:p>9.736551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E-024" calcext:value-type="float">
            <text:p>1.44659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25234" calcext:value-type="float">
            <text:p>-18.25234</text:p>
          </table:table-cell>
          <table:table-cell office:value-type="float" office:value="-0.184039" calcext:value-type="float">
            <text:p>-0.184039</text:p>
          </table:table-cell>
          <table:table-cell office:value-type="float" office:value="-0.0699835" calcext:value-type="float">
            <text:p>-0.0699835</text:p>
          </table:table-cell>
          <table:table-cell office:value-type="float" office:value="-0.04264021" calcext:value-type="float">
            <text:p>-0.04264021</text:p>
          </table:table-cell>
          <table:table-cell office:value-type="float" office:value="-0.03123354" calcext:value-type="float">
            <text:p>-0.03123354</text:p>
          </table:table-cell>
          <table:table-cell office:value-type="float" office:value="-0.02106855" calcext:value-type="float">
            <text:p>-0.02106855</text:p>
          </table:table-cell>
          <table:table-cell office:value-type="float" office:value="-0.01543941" calcext:value-type="float">
            <text:p>-0.01543941</text:p>
          </table:table-cell>
          <table:table-cell office:value-type="float" office:value="-0.01144941" calcext:value-type="float">
            <text:p>-0.01144941</text:p>
          </table:table-cell>
          <table:table-cell office:value-type="float" office:value="-0.008300792" calcext:value-type="float">
            <text:p>-0.008300792</text:p>
          </table:table-cell>
          <table:table-cell office:value-type="float" office:value="-0.007926305" calcext:value-type="float">
            <text:p>-0.007926305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17219" calcext:value-type="float">
            <text:p>-0.009717219</text:p>
          </table:table-cell>
          <table:table-cell office:value-type="float" office:value="-0.001901951" calcext:value-type="float">
            <text:p>-0.00190195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04993" calcext:value-type="float">
            <text:p>-2.204993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02" calcext:value-type="float">
            <text:p>202</text:p>
          </table:table-cell>
          <table:table-cell office:value-type="float" office:value="21072007" calcext:value-type="float">
            <text:p>21072007</text:p>
          </table:table-cell>
          <table:table-cell office:value-type="float" office:value="563.5974" calcext:value-type="float">
            <text:p>563.5974</text:p>
          </table:table-cell>
          <table:table-cell office:value-type="float" office:value="331.073" calcext:value-type="float">
            <text:p>331.073</text:p>
          </table:table-cell>
          <table:table-cell office:value-type="float" office:value="18.39124" calcext:value-type="float">
            <text:p>18.39124</text:p>
          </table:table-cell>
          <table:table-cell office:value-type="float" office:value="1115.291" calcext:value-type="float">
            <text:p>1115.291</text:p>
          </table:table-cell>
          <table:table-cell office:value-type="float" office:value="157.6624" calcext:value-type="float">
            <text:p>157.6624</text:p>
          </table:table-cell>
          <table:table-cell office:value-type="float" office:value="0" calcext:value-type="float">
            <text:p>0</text:p>
          </table:table-cell>
          <table:table-cell office:value-type="float" office:value="0.4281137" calcext:value-type="float">
            <text:p>0.4281137</text:p>
          </table:table-cell>
          <table:table-cell office:value-type="float" office:value="0.4195347" calcext:value-type="float">
            <text:p>0.4195347</text:p>
          </table:table-cell>
          <table:table-cell office:value-type="float" office:value="0.3836935" calcext:value-type="float">
            <text:p>0.3836935</text:p>
          </table:table-cell>
          <table:table-cell office:value-type="float" office:value="0.3179714" calcext:value-type="float">
            <text:p>0.3179714</text:p>
          </table:table-cell>
          <table:table-cell office:value-type="float" office:value="0.3113501" calcext:value-type="float">
            <text:p>0.3113501</text:p>
          </table:table-cell>
          <table:table-cell office:value-type="float" office:value="0.2869836" calcext:value-type="float">
            <text:p>0.2869836</text:p>
          </table:table-cell>
          <table:table-cell office:value-type="float" office:value="0.3308406" calcext:value-type="float">
            <text:p>0.3308406</text:p>
          </table:table-cell>
          <table:table-cell office:value-type="float" office:value="0.3770675" calcext:value-type="float">
            <text:p>0.3770675</text:p>
          </table:table-cell>
          <table:table-cell office:value-type="float" office:value="0.3744786" calcext:value-type="float">
            <text:p>0.3744786</text:p>
          </table:table-cell>
          <table:table-cell office:value-type="float" office:value="0.3824005" calcext:value-type="float">
            <text:p>0.3824005</text:p>
          </table:table-cell>
          <table:table-cell office:value-type="float" office:value="0.3959166" calcext:value-type="float">
            <text:p>0.3959166</text:p>
          </table:table-cell>
          <table:table-cell office:value-type="float" office:value="0.4041241" calcext:value-type="float">
            <text:p>0.404124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20095E-015" calcext:value-type="float">
            <text:p>1.920095E-15</text:p>
          </table:table-cell>
          <table:table-cell office:value-type="float" office:value="1.976526E-015" calcext:value-type="float">
            <text:p>1.976526E-15</text:p>
          </table:table-cell>
          <table:table-cell office:value-type="float" office:value="1.9622E-015" calcext:value-type="float">
            <text:p>1.9622E-15</text:p>
          </table:table-cell>
          <table:table-cell office:value-type="float" office:value="1.989421E-015" calcext:value-type="float">
            <text:p>1.989421E-15</text:p>
          </table:table-cell>
          <table:table-cell office:value-type="float" office:value="9.439247E-016" calcext:value-type="float">
            <text:p>9.439247E-16</text:p>
          </table:table-cell>
          <table:table-cell office:value-type="float" office:value="1.931511E-015" calcext:value-type="float">
            <text:p>1.931511E-15</text:p>
          </table:table-cell>
          <table:table-cell office:value-type="float" office:value="9.34497E-016" calcext:value-type="float">
            <text:p>9.34497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769615" calcext:value-type="float">
            <text:p>-0.003769615</text:p>
          </table:table-cell>
          <table:table-cell office:value-type="float" office:value="-0.004189114" calcext:value-type="float">
            <text:p>-0.004189114</text:p>
          </table:table-cell>
          <table:table-cell office:value-type="float" office:value="-0.008073874" calcext:value-type="float">
            <text:p>-0.008073874</text:p>
          </table:table-cell>
          <table:table-cell office:value-type="float" office:value="-0.02486457" calcext:value-type="float">
            <text:p>-0.02486457</text:p>
          </table:table-cell>
          <table:table-cell office:value-type="float" office:value="-0.02810842" calcext:value-type="float">
            <text:p>-0.02810842</text:p>
          </table:table-cell>
          <table:table-cell office:value-type="float" office:value="-0.0204484" calcext:value-type="float">
            <text:p>-0.0204484</text:p>
          </table:table-cell>
          <table:table-cell office:value-type="float" office:value="-0.005456218" calcext:value-type="float">
            <text:p>-0.005456218</text:p>
          </table:table-cell>
          <table:table-cell office:value-type="float" office:value="-0.01015929" calcext:value-type="float">
            <text:p>-0.01015929</text:p>
          </table:table-cell>
          <table:table-cell office:value-type="float" office:value="-0.008858241" calcext:value-type="float">
            <text:p>-0.008858241</text:p>
          </table:table-cell>
          <table:table-cell office:value-type="float" office:value="-0.00799874" calcext:value-type="float">
            <text:p>-0.00799874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17219" calcext:value-type="float">
            <text:p>-0.009717219</text:p>
          </table:table-cell>
          <table:table-cell office:value-type="float" office:value="-0.001909151" calcext:value-type="float">
            <text:p>-0.00190915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28" calcext:value-type="float">
            <text:p>-2.222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03" calcext:value-type="float">
            <text:p>203</text:p>
          </table:table-cell>
          <table:table-cell office:value-type="float" office:value="22072007" calcext:value-type="float">
            <text:p>22072007</text:p>
          </table:table-cell>
          <table:table-cell office:value-type="float" office:value="563.7975" calcext:value-type="float">
            <text:p>563.7975</text:p>
          </table:table-cell>
          <table:table-cell office:value-type="float" office:value="340.0849" calcext:value-type="float">
            <text:p>340.0849</text:p>
          </table:table-cell>
          <table:table-cell office:value-type="float" office:value="18.39124" calcext:value-type="float">
            <text:p>18.39124</text:p>
          </table:table-cell>
          <table:table-cell office:value-type="float" office:value="1106.514" calcext:value-type="float">
            <text:p>1106.514</text:p>
          </table:table-cell>
          <table:table-cell office:value-type="float" office:value="157.6274" calcext:value-type="float">
            <text:p>157.6274</text:p>
          </table:table-cell>
          <table:table-cell office:value-type="float" office:value="0" calcext:value-type="float">
            <text:p>0</text:p>
          </table:table-cell>
          <table:table-cell office:value-type="float" office:value="0.1562967" calcext:value-type="float">
            <text:p>0.1562967</text:p>
          </table:table-cell>
          <table:table-cell office:value-type="float" office:value="0.3275761" calcext:value-type="float">
            <text:p>0.3275761</text:p>
          </table:table-cell>
          <table:table-cell office:value-type="float" office:value="0.3317973" calcext:value-type="float">
            <text:p>0.3317973</text:p>
          </table:table-cell>
          <table:table-cell office:value-type="float" office:value="0.333451" calcext:value-type="float">
            <text:p>0.333451</text:p>
          </table:table-cell>
          <table:table-cell office:value-type="float" office:value="0.3339864" calcext:value-type="float">
            <text:p>0.3339864</text:p>
          </table:table-cell>
          <table:table-cell office:value-type="float" office:value="0.2943972" calcext:value-type="float">
            <text:p>0.2943972</text:p>
          </table:table-cell>
          <table:table-cell office:value-type="float" office:value="0.301057" calcext:value-type="float">
            <text:p>0.301057</text:p>
          </table:table-cell>
          <table:table-cell office:value-type="float" office:value="0.3772441" calcext:value-type="float">
            <text:p>0.3772441</text:p>
          </table:table-cell>
          <table:table-cell office:value-type="float" office:value="0.3739965" calcext:value-type="float">
            <text:p>0.3739965</text:p>
          </table:table-cell>
          <table:table-cell office:value-type="float" office:value="0.3820917" calcext:value-type="float">
            <text:p>0.3820917</text:p>
          </table:table-cell>
          <table:table-cell office:value-type="float" office:value="0.3958849" calcext:value-type="float">
            <text:p>0.3958849</text:p>
          </table:table-cell>
          <table:table-cell office:value-type="float" office:value="0.4040934" calcext:value-type="float">
            <text:p>0.4040934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20824E-015" calcext:value-type="float">
            <text:p>1.920824E-15</text:p>
          </table:table-cell>
          <table:table-cell office:value-type="float" office:value="1.976468E-015" calcext:value-type="float">
            <text:p>1.976468E-15</text:p>
          </table:table-cell>
          <table:table-cell office:value-type="float" office:value="1.962138E-015" calcext:value-type="float">
            <text:p>1.962138E-15</text:p>
          </table:table-cell>
          <table:table-cell office:value-type="float" office:value="1.989395E-015" calcext:value-type="float">
            <text:p>1.989395E-15</text:p>
          </table:table-cell>
          <table:table-cell office:value-type="float" office:value="9.439029E-016" calcext:value-type="float">
            <text:p>9.439029E-16</text:p>
          </table:table-cell>
          <table:table-cell office:value-type="float" office:value="1.931512E-015" calcext:value-type="float">
            <text:p>1.931512E-15</text:p>
          </table:table-cell>
          <table:table-cell office:value-type="float" office:value="9.344951E-016" calcext:value-type="float">
            <text:p>9.344951E-16</text:p>
          </table:table-cell>
          <table:table-cell office:value-type="float" office:value="9.736551E-016" calcext:value-type="float">
            <text:p>9.736551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E-024" calcext:value-type="float">
            <text:p>1.44659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092678" calcext:value-type="float">
            <text:p>-5.092678</text:p>
          </table:table-cell>
          <table:table-cell office:value-type="float" office:value="-0.0203656" calcext:value-type="float">
            <text:p>-0.0203656</text:p>
          </table:table-cell>
          <table:table-cell office:value-type="float" office:value="-0.01879368" calcext:value-type="float">
            <text:p>-0.01879368</text:p>
          </table:table-cell>
          <table:table-cell office:value-type="float" office:value="-0.01832276" calcext:value-type="float">
            <text:p>-0.01832276</text:p>
          </table:table-cell>
          <table:table-cell office:value-type="float" office:value="-0.01817415" calcext:value-type="float">
            <text:p>-0.01817415</text:p>
          </table:table-cell>
          <table:table-cell office:value-type="float" office:value="-0.01681606" calcext:value-type="float">
            <text:p>-0.01681606</text:p>
          </table:table-cell>
          <table:table-cell office:value-type="float" office:value="-0.01216383" calcext:value-type="float">
            <text:p>-0.01216383</text:p>
          </table:table-cell>
          <table:table-cell office:value-type="float" office:value="-0.01001391" calcext:value-type="float">
            <text:p>-0.01001391</text:p>
          </table:table-cell>
          <table:table-cell office:value-type="float" office:value="-0.009051546" calcext:value-type="float">
            <text:p>-0.009051546</text:p>
          </table:table-cell>
          <table:table-cell office:value-type="float" office:value="-0.008109978" calcext:value-type="float">
            <text:p>-0.008109978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186" calcext:value-type="float">
            <text:p>-0.0097186</text:p>
          </table:table-cell>
          <table:table-cell office:value-type="float" office:value="-0.001915374" calcext:value-type="float">
            <text:p>-0.00191537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8185" calcext:value-type="float">
            <text:p>-2.21818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04" calcext:value-type="float">
            <text:p>204</text:p>
          </table:table-cell>
          <table:table-cell office:value-type="float" office:value="23072007" calcext:value-type="float">
            <text:p>23072007</text:p>
          </table:table-cell>
          <table:table-cell office:value-type="float" office:value="564.2974" calcext:value-type="float">
            <text:p>564.2974</text:p>
          </table:table-cell>
          <table:table-cell office:value-type="float" office:value="346.4482" calcext:value-type="float">
            <text:p>346.4482</text:p>
          </table:table-cell>
          <table:table-cell office:value-type="float" office:value="18.39124" calcext:value-type="float">
            <text:p>18.39124</text:p>
          </table:table-cell>
          <table:table-cell office:value-type="float" office:value="1100.672" calcext:value-type="float">
            <text:p>1100.672</text:p>
          </table:table-cell>
          <table:table-cell office:value-type="float" office:value="157.6057" calcext:value-type="float">
            <text:p>157.6057</text:p>
          </table:table-cell>
          <table:table-cell office:value-type="float" office:value="0" calcext:value-type="float">
            <text:p>0</text:p>
          </table:table-cell>
          <table:table-cell office:value-type="float" office:value="0.1292986" calcext:value-type="float">
            <text:p>0.1292986</text:p>
          </table:table-cell>
          <table:table-cell office:value-type="float" office:value="0.2924621" calcext:value-type="float">
            <text:p>0.2924621</text:p>
          </table:table-cell>
          <table:table-cell office:value-type="float" office:value="0.3062973" calcext:value-type="float">
            <text:p>0.3062973</text:p>
          </table:table-cell>
          <table:table-cell office:value-type="float" office:value="0.3153918" calcext:value-type="float">
            <text:p>0.3153918</text:p>
          </table:table-cell>
          <table:table-cell office:value-type="float" office:value="0.3214798" calcext:value-type="float">
            <text:p>0.3214798</text:p>
          </table:table-cell>
          <table:table-cell office:value-type="float" office:value="0.2909411" calcext:value-type="float">
            <text:p>0.2909411</text:p>
          </table:table-cell>
          <table:table-cell office:value-type="float" office:value="0.294582" calcext:value-type="float">
            <text:p>0.294582</text:p>
          </table:table-cell>
          <table:table-cell office:value-type="float" office:value="0.3749787" calcext:value-type="float">
            <text:p>0.3749787</text:p>
          </table:table-cell>
          <table:table-cell office:value-type="float" office:value="0.3732763" calcext:value-type="float">
            <text:p>0.3732763</text:p>
          </table:table-cell>
          <table:table-cell office:value-type="float" office:value="0.3817396" calcext:value-type="float">
            <text:p>0.3817396</text:p>
          </table:table-cell>
          <table:table-cell office:value-type="float" office:value="0.3957202" calcext:value-type="float">
            <text:p>0.3957202</text:p>
          </table:table-cell>
          <table:table-cell office:value-type="float" office:value="0.4041013" calcext:value-type="float">
            <text:p>0.404101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21496E-015" calcext:value-type="float">
            <text:p>1.921496E-15</text:p>
          </table:table-cell>
          <table:table-cell office:value-type="float" office:value="1.976419E-015" calcext:value-type="float">
            <text:p>1.976419E-15</text:p>
          </table:table-cell>
          <table:table-cell office:value-type="float" office:value="1.962081E-015" calcext:value-type="float">
            <text:p>1.962081E-15</text:p>
          </table:table-cell>
          <table:table-cell office:value-type="float" office:value="1.98937E-015" calcext:value-type="float">
            <text:p>1.98937E-15</text:p>
          </table:table-cell>
          <table:table-cell office:value-type="float" office:value="9.438818E-016" calcext:value-type="float">
            <text:p>9.438818E-16</text:p>
          </table:table-cell>
          <table:table-cell office:value-type="float" office:value="1.931514E-015" calcext:value-type="float">
            <text:p>1.931514E-15</text:p>
          </table:table-cell>
          <table:table-cell office:value-type="float" office:value="9.344929E-016" calcext:value-type="float">
            <text:p>9.344929E-16</text:p>
          </table:table-cell>
          <table:table-cell office:value-type="float" office:value="9.736551E-016" calcext:value-type="float">
            <text:p>9.736551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94816" calcext:value-type="float">
            <text:p>-23.94816</text:p>
          </table:table-cell>
          <table:table-cell office:value-type="float" office:value="-0.04330752" calcext:value-type="float">
            <text:p>-0.04330752</text:p>
          </table:table-cell>
          <table:table-cell office:value-type="float" office:value="-0.03074369" calcext:value-type="float">
            <text:p>-0.03074369</text:p>
          </table:table-cell>
          <table:table-cell office:value-type="float" office:value="-0.02574847" calcext:value-type="float">
            <text:p>-0.02574847</text:p>
          </table:table-cell>
          <table:table-cell office:value-type="float" office:value="-0.02294227" calcext:value-type="float">
            <text:p>-0.02294227</text:p>
          </table:table-cell>
          <table:table-cell office:value-type="float" office:value="-0.01835069" calcext:value-type="float">
            <text:p>-0.01835069</text:p>
          </table:table-cell>
          <table:table-cell office:value-type="float" office:value="-0.01461238" calcext:value-type="float">
            <text:p>-0.01461238</text:p>
          </table:table-cell>
          <table:table-cell office:value-type="float" office:value="-0.01140781" calcext:value-type="float">
            <text:p>-0.01140781</text:p>
          </table:table-cell>
          <table:table-cell office:value-type="float" office:value="-0.00934454" calcext:value-type="float">
            <text:p>-0.00934454</text:p>
          </table:table-cell>
          <table:table-cell office:value-type="float" office:value="-0.00823847" calcext:value-type="float">
            <text:p>-0.00823847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1886" calcext:value-type="float">
            <text:p>-0.00971886</text:p>
          </table:table-cell>
          <table:table-cell office:value-type="float" office:value="-0.001920908" calcext:value-type="float">
            <text:p>-0.00192090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4194" calcext:value-type="float">
            <text:p>-2.21419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05" calcext:value-type="float">
            <text:p>205</text:p>
          </table:table-cell>
          <table:table-cell office:value-type="float" office:value="24072007" calcext:value-type="float">
            <text:p>24072007</text:p>
          </table:table-cell>
          <table:table-cell office:value-type="float" office:value="564.2974" calcext:value-type="float">
            <text:p>564.2974</text:p>
          </table:table-cell>
          <table:table-cell office:value-type="float" office:value="351.2082" calcext:value-type="float">
            <text:p>351.2082</text:p>
          </table:table-cell>
          <table:table-cell office:value-type="float" office:value="18.39124" calcext:value-type="float">
            <text:p>18.39124</text:p>
          </table:table-cell>
          <table:table-cell office:value-type="float" office:value="1095.923" calcext:value-type="float">
            <text:p>1095.923</text:p>
          </table:table-cell>
          <table:table-cell office:value-type="float" office:value="157.5953" calcext:value-type="float">
            <text:p>157.5953</text:p>
          </table:table-cell>
          <table:table-cell office:value-type="float" office:value="0" calcext:value-type="float">
            <text:p>0</text:p>
          </table:table-cell>
          <table:table-cell office:value-type="float" office:value="0.1346007" calcext:value-type="float">
            <text:p>0.1346007</text:p>
          </table:table-cell>
          <table:table-cell office:value-type="float" office:value="0.2671426" calcext:value-type="float">
            <text:p>0.2671426</text:p>
          </table:table-cell>
          <table:table-cell office:value-type="float" office:value="0.2871528" calcext:value-type="float">
            <text:p>0.2871528</text:p>
          </table:table-cell>
          <table:table-cell office:value-type="float" office:value="0.2997129" calcext:value-type="float">
            <text:p>0.2997129</text:p>
          </table:table-cell>
          <table:table-cell office:value-type="float" office:value="0.3087707" calcext:value-type="float">
            <text:p>0.3087707</text:p>
          </table:table-cell>
          <table:table-cell office:value-type="float" office:value="0.285016" calcext:value-type="float">
            <text:p>0.285016</text:p>
          </table:table-cell>
          <table:table-cell office:value-type="float" office:value="0.2904014" calcext:value-type="float">
            <text:p>0.2904014</text:p>
          </table:table-cell>
          <table:table-cell office:value-type="float" office:value="0.3729607" calcext:value-type="float">
            <text:p>0.3729607</text:p>
          </table:table-cell>
          <table:table-cell office:value-type="float" office:value="0.372313" calcext:value-type="float">
            <text:p>0.372313</text:p>
          </table:table-cell>
          <table:table-cell office:value-type="float" office:value="0.3813534" calcext:value-type="float">
            <text:p>0.3813534</text:p>
          </table:table-cell>
          <table:table-cell office:value-type="float" office:value="0.395564" calcext:value-type="float">
            <text:p>0.395564</text:p>
          </table:table-cell>
          <table:table-cell office:value-type="float" office:value="0.4041258" calcext:value-type="float">
            <text:p>0.404125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22149E-015" calcext:value-type="float">
            <text:p>1.922149E-15</text:p>
          </table:table-cell>
          <table:table-cell office:value-type="float" office:value="1.97637E-015" calcext:value-type="float">
            <text:p>1.97637E-15</text:p>
          </table:table-cell>
          <table:table-cell office:value-type="float" office:value="1.962026E-015" calcext:value-type="float">
            <text:p>1.962026E-15</text:p>
          </table:table-cell>
          <table:table-cell office:value-type="float" office:value="1.989345E-015" calcext:value-type="float">
            <text:p>1.989345E-15</text:p>
          </table:table-cell>
          <table:table-cell office:value-type="float" office:value="9.438604E-016" calcext:value-type="float">
            <text:p>9.438604E-16</text:p>
          </table:table-cell>
          <table:table-cell office:value-type="float" office:value="1.931514E-015" calcext:value-type="float">
            <text:p>1.931514E-15</text:p>
          </table:table-cell>
          <table:table-cell office:value-type="float" office:value="9.344922E-016" calcext:value-type="float">
            <text:p>9.344922E-16</text:p>
          </table:table-cell>
          <table:table-cell office:value-type="float" office:value="9.736551E-016" calcext:value-type="float">
            <text:p>9.736551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22711" calcext:value-type="float">
            <text:p>-17.22711</text:p>
          </table:table-cell>
          <table:table-cell office:value-type="float" office:value="-0.08691096" calcext:value-type="float">
            <text:p>-0.08691096</text:p>
          </table:table-cell>
          <table:table-cell office:value-type="float" office:value="-0.04964914" calcext:value-type="float">
            <text:p>-0.04964914</text:p>
          </table:table-cell>
          <table:table-cell office:value-type="float" office:value="-0.03574089" calcext:value-type="float">
            <text:p>-0.03574089</text:p>
          </table:table-cell>
          <table:table-cell office:value-type="float" office:value="-0.02934231" calcext:value-type="float">
            <text:p>-0.02934231</text:p>
          </table:table-cell>
          <table:table-cell office:value-type="float" office:value="-0.02143167" calcext:value-type="float">
            <text:p>-0.02143167</text:p>
          </table:table-cell>
          <table:table-cell office:value-type="float" office:value="-0.01647471" calcext:value-type="float">
            <text:p>-0.01647471</text:p>
          </table:table-cell>
          <table:table-cell office:value-type="float" office:value="-0.0128197" calcext:value-type="float">
            <text:p>-0.0128197</text:p>
          </table:table-cell>
          <table:table-cell office:value-type="float" office:value="-0.009753465" calcext:value-type="float">
            <text:p>-0.009753465</text:p>
          </table:table-cell>
          <table:table-cell office:value-type="float" office:value="-0.0083822" calcext:value-type="float">
            <text:p>-0.0083822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21371" calcext:value-type="float">
            <text:p>-0.009721371</text:p>
          </table:table-cell>
          <table:table-cell office:value-type="float" office:value="-0.001926264" calcext:value-type="float">
            <text:p>-0.00192626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07" calcext:value-type="float">
            <text:p>-2.210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06" calcext:value-type="float">
            <text:p>206</text:p>
          </table:table-cell>
          <table:table-cell office:value-type="float" office:value="25072007" calcext:value-type="float">
            <text:p>25072007</text:p>
          </table:table-cell>
          <table:table-cell office:value-type="float" office:value="594.9972" calcext:value-type="float">
            <text:p>594.9972</text:p>
          </table:table-cell>
          <table:table-cell office:value-type="float" office:value="354.3393" calcext:value-type="float">
            <text:p>354.3393</text:p>
          </table:table-cell>
          <table:table-cell office:value-type="float" office:value="20.62245" calcext:value-type="float">
            <text:p>20.62245</text:p>
          </table:table-cell>
          <table:table-cell office:value-type="float" office:value="1119.551" calcext:value-type="float">
            <text:p>1119.551</text:p>
          </table:table-cell>
          <table:table-cell office:value-type="float" office:value="159.3043" calcext:value-type="float">
            <text:p>159.3043</text:p>
          </table:table-cell>
          <table:table-cell office:value-type="float" office:value="0" calcext:value-type="float">
            <text:p>0</text:p>
          </table:table-cell>
          <table:table-cell office:value-type="float" office:value="0.4169205" calcext:value-type="float">
            <text:p>0.4169205</text:p>
          </table:table-cell>
          <table:table-cell office:value-type="float" office:value="0.4139096" calcext:value-type="float">
            <text:p>0.4139096</text:p>
          </table:table-cell>
          <table:table-cell office:value-type="float" office:value="0.4114035" calcext:value-type="float">
            <text:p>0.4114035</text:p>
          </table:table-cell>
          <table:table-cell office:value-type="float" office:value="0.3775888" calcext:value-type="float">
            <text:p>0.3775888</text:p>
          </table:table-cell>
          <table:table-cell office:value-type="float" office:value="0.3516588" calcext:value-type="float">
            <text:p>0.3516588</text:p>
          </table:table-cell>
          <table:table-cell office:value-type="float" office:value="0.291822" calcext:value-type="float">
            <text:p>0.291822</text:p>
          </table:table-cell>
          <table:table-cell office:value-type="float" office:value="0.3292915" calcext:value-type="float">
            <text:p>0.3292915</text:p>
          </table:table-cell>
          <table:table-cell office:value-type="float" office:value="0.3759138" calcext:value-type="float">
            <text:p>0.3759138</text:p>
          </table:table-cell>
          <table:table-cell office:value-type="float" office:value="0.3717312" calcext:value-type="float">
            <text:p>0.3717312</text:p>
          </table:table-cell>
          <table:table-cell office:value-type="float" office:value="0.3811212" calcext:value-type="float">
            <text:p>0.3811212</text:p>
          </table:table-cell>
          <table:table-cell office:value-type="float" office:value="0.395576" calcext:value-type="float">
            <text:p>0.395576</text:p>
          </table:table-cell>
          <table:table-cell office:value-type="float" office:value="0.404189" calcext:value-type="float">
            <text:p>0.40418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22709E-015" calcext:value-type="float">
            <text:p>1.922709E-15</text:p>
          </table:table-cell>
          <table:table-cell office:value-type="float" office:value="1.976334E-015" calcext:value-type="float">
            <text:p>1.976334E-15</text:p>
          </table:table-cell>
          <table:table-cell office:value-type="float" office:value="1.961976E-015" calcext:value-type="float">
            <text:p>1.961976E-15</text:p>
          </table:table-cell>
          <table:table-cell office:value-type="float" office:value="1.989324E-015" calcext:value-type="float">
            <text:p>1.989324E-15</text:p>
          </table:table-cell>
          <table:table-cell office:value-type="float" office:value="9.438362E-016" calcext:value-type="float">
            <text:p>9.438362E-16</text:p>
          </table:table-cell>
          <table:table-cell office:value-type="float" office:value="1.931515E-015" calcext:value-type="float">
            <text:p>1.931515E-15</text:p>
          </table:table-cell>
          <table:table-cell office:value-type="float" office:value="9.344906E-016" calcext:value-type="float">
            <text:p>9.344906E-16</text:p>
          </table:table-cell>
          <table:table-cell office:value-type="float" office:value="9.736548E-016" calcext:value-type="float">
            <text:p>9.736548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E-024" calcext:value-type="float">
            <text:p>1.44659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575546" calcext:value-type="float">
            <text:p>-0.004575546</text:p>
          </table:table-cell>
          <table:table-cell office:value-type="float" office:value="-0.004732311" calcext:value-type="float">
            <text:p>-0.004732311</text:p>
          </table:table-cell>
          <table:table-cell office:value-type="float" office:value="-0.00490676" calcext:value-type="float">
            <text:p>-0.00490676</text:p>
          </table:table-cell>
          <table:table-cell office:value-type="float" office:value="-0.008749097" calcext:value-type="float">
            <text:p>-0.008749097</text:p>
          </table:table-cell>
          <table:table-cell office:value-type="float" office:value="-0.0138304" calcext:value-type="float">
            <text:p>-0.0138304</text:p>
          </table:table-cell>
          <table:table-cell office:value-type="float" office:value="-0.01811236" calcext:value-type="float">
            <text:p>-0.01811236</text:p>
          </table:table-cell>
          <table:table-cell office:value-type="float" office:value="-0.005669955" calcext:value-type="float">
            <text:p>-0.005669955</text:p>
          </table:table-cell>
          <table:table-cell office:value-type="float" office:value="-0.01085679" calcext:value-type="float">
            <text:p>-0.01085679</text:p>
          </table:table-cell>
          <table:table-cell office:value-type="float" office:value="-0.01001429" calcext:value-type="float">
            <text:p>-0.01001429</text:p>
          </table:table-cell>
          <table:table-cell office:value-type="float" office:value="-0.008470152" calcext:value-type="float">
            <text:p>-0.008470152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22943" calcext:value-type="float">
            <text:p>-0.009722943</text:p>
          </table:table-cell>
          <table:table-cell office:value-type="float" office:value="-0.001932133" calcext:value-type="float">
            <text:p>-0.00193213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7666" calcext:value-type="float">
            <text:p>-2.22766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07" calcext:value-type="float">
            <text:p>207</text:p>
          </table:table-cell>
          <table:table-cell office:value-type="float" office:value="26072007" calcext:value-type="float">
            <text:p>26072007</text:p>
          </table:table-cell>
          <table:table-cell office:value-type="float" office:value="594.9972" calcext:value-type="float">
            <text:p>594.9972</text:p>
          </table:table-cell>
          <table:table-cell office:value-type="float" office:value="357.2623" calcext:value-type="float">
            <text:p>357.2623</text:p>
          </table:table-cell>
          <table:table-cell office:value-type="float" office:value="20.62245" calcext:value-type="float">
            <text:p>20.62245</text:p>
          </table:table-cell>
          <table:table-cell office:value-type="float" office:value="1116.678" calcext:value-type="float">
            <text:p>1116.678</text:p>
          </table:table-cell>
          <table:table-cell office:value-type="float" office:value="159.2548" calcext:value-type="float">
            <text:p>159.2548</text:p>
          </table:table-cell>
          <table:table-cell office:value-type="float" office:value="0" calcext:value-type="float">
            <text:p>0</text:p>
          </table:table-cell>
          <table:table-cell office:value-type="float" office:value="0.3159054" calcext:value-type="float">
            <text:p>0.3159054</text:p>
          </table:table-cell>
          <table:table-cell office:value-type="float" office:value="0.3690895" calcext:value-type="float">
            <text:p>0.3690895</text:p>
          </table:table-cell>
          <table:table-cell office:value-type="float" office:value="0.3722551" calcext:value-type="float">
            <text:p>0.3722551</text:p>
          </table:table-cell>
          <table:table-cell office:value-type="float" office:value="0.3748288" calcext:value-type="float">
            <text:p>0.3748288</text:p>
          </table:table-cell>
          <table:table-cell office:value-type="float" office:value="0.3752635" calcext:value-type="float">
            <text:p>0.3752635</text:p>
          </table:table-cell>
          <table:table-cell office:value-type="float" office:value="0.3168961" calcext:value-type="float">
            <text:p>0.3168961</text:p>
          </table:table-cell>
          <table:table-cell office:value-type="float" office:value="0.3085638" calcext:value-type="float">
            <text:p>0.3085638</text:p>
          </table:table-cell>
          <table:table-cell office:value-type="float" office:value="0.3775151" calcext:value-type="float">
            <text:p>0.3775151</text:p>
          </table:table-cell>
          <table:table-cell office:value-type="float" office:value="0.3719812" calcext:value-type="float">
            <text:p>0.3719812</text:p>
          </table:table-cell>
          <table:table-cell office:value-type="float" office:value="0.3809195" calcext:value-type="float">
            <text:p>0.3809195</text:p>
          </table:table-cell>
          <table:table-cell office:value-type="float" office:value="0.3955563" calcext:value-type="float">
            <text:p>0.3955563</text:p>
          </table:table-cell>
          <table:table-cell office:value-type="float" office:value="0.4041832" calcext:value-type="float">
            <text:p>0.404183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23271E-015" calcext:value-type="float">
            <text:p>1.923271E-15</text:p>
          </table:table-cell>
          <table:table-cell office:value-type="float" office:value="1.97629E-015" calcext:value-type="float">
            <text:p>1.97629E-15</text:p>
          </table:table-cell>
          <table:table-cell office:value-type="float" office:value="1.961935E-015" calcext:value-type="float">
            <text:p>1.961935E-15</text:p>
          </table:table-cell>
          <table:table-cell office:value-type="float" office:value="1.9893E-015" calcext:value-type="float">
            <text:p>1.9893E-15</text:p>
          </table:table-cell>
          <table:table-cell office:value-type="float" office:value="9.438134E-016" calcext:value-type="float">
            <text:p>9.438134E-16</text:p>
          </table:table-cell>
          <table:table-cell office:value-type="float" office:value="1.931516E-015" calcext:value-type="float">
            <text:p>1.931516E-15</text:p>
          </table:table-cell>
          <table:table-cell office:value-type="float" office:value="9.344903E-016" calcext:value-type="float">
            <text:p>9.344903E-16</text:p>
          </table:table-cell>
          <table:table-cell office:value-type="float" office:value="9.736551E-016" calcext:value-type="float">
            <text:p>9.736551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535693" calcext:value-type="float">
            <text:p>-0.02535693</text:p>
          </table:table-cell>
          <table:table-cell office:value-type="float" office:value="-0.009766123" calcext:value-type="float">
            <text:p>-0.009766123</text:p>
          </table:table-cell>
          <table:table-cell office:value-type="float" office:value="-0.009270348" calcext:value-type="float">
            <text:p>-0.009270348</text:p>
          </table:table-cell>
          <table:table-cell office:value-type="float" office:value="-0.008963412" calcext:value-type="float">
            <text:p>-0.008963412</text:p>
          </table:table-cell>
          <table:table-cell office:value-type="float" office:value="-0.008908165" calcext:value-type="float">
            <text:p>-0.008908165</text:p>
          </table:table-cell>
          <table:table-cell office:value-type="float" office:value="-0.009642803" calcext:value-type="float">
            <text:p>-0.009642803</text:p>
          </table:table-cell>
          <table:table-cell office:value-type="float" office:value="-0.00992153" calcext:value-type="float">
            <text:p>-0.00992153</text:p>
          </table:table-cell>
          <table:table-cell office:value-type="float" office:value="-0.009872474" calcext:value-type="float">
            <text:p>-0.009872474</text:p>
          </table:table-cell>
          <table:table-cell office:value-type="float" office:value="-0.009904519" calcext:value-type="float">
            <text:p>-0.009904519</text:p>
          </table:table-cell>
          <table:table-cell office:value-type="float" office:value="-0.008547508" calcext:value-type="float">
            <text:p>-0.008547508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2337" calcext:value-type="float">
            <text:p>-0.00972337</text:p>
          </table:table-cell>
          <table:table-cell office:value-type="float" office:value="-0.001936708" calcext:value-type="float">
            <text:p>-0.00193670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2327" calcext:value-type="float">
            <text:p>-2.22232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08" calcext:value-type="float">
            <text:p>208</text:p>
          </table:table-cell>
          <table:table-cell office:value-type="float" office:value="27072007" calcext:value-type="float">
            <text:p>27072007</text:p>
          </table:table-cell>
          <table:table-cell office:value-type="float" office:value="596.1971" calcext:value-type="float">
            <text:p>596.1971</text:p>
          </table:table-cell>
          <table:table-cell office:value-type="float" office:value="360.7727" calcext:value-type="float">
            <text:p>360.7727</text:p>
          </table:table-cell>
          <table:table-cell office:value-type="float" office:value="20.62245" calcext:value-type="float">
            <text:p>20.62245</text:p>
          </table:table-cell>
          <table:table-cell office:value-type="float" office:value="1114.4" calcext:value-type="float">
            <text:p>1114.4</text:p>
          </table:table-cell>
          <table:table-cell office:value-type="float" office:value="159.2216" calcext:value-type="float">
            <text:p>159.2216</text:p>
          </table:table-cell>
          <table:table-cell office:value-type="float" office:value="0" calcext:value-type="float">
            <text:p>0</text:p>
          </table:table-cell>
          <table:table-cell office:value-type="float" office:value="0.254014" calcext:value-type="float">
            <text:p>0.254014</text:p>
          </table:table-cell>
          <table:table-cell office:value-type="float" office:value="0.3568308" calcext:value-type="float">
            <text:p>0.3568308</text:p>
          </table:table-cell>
          <table:table-cell office:value-type="float" office:value="0.3599684" calcext:value-type="float">
            <text:p>0.3599684</text:p>
          </table:table-cell>
          <table:table-cell office:value-type="float" office:value="0.363838" calcext:value-type="float">
            <text:p>0.363838</text:p>
          </table:table-cell>
          <table:table-cell office:value-type="float" office:value="0.3661007" calcext:value-type="float">
            <text:p>0.3661007</text:p>
          </table:table-cell>
          <table:table-cell office:value-type="float" office:value="0.3157807" calcext:value-type="float">
            <text:p>0.3157807</text:p>
          </table:table-cell>
          <table:table-cell office:value-type="float" office:value="0.3089032" calcext:value-type="float">
            <text:p>0.3089032</text:p>
          </table:table-cell>
          <table:table-cell office:value-type="float" office:value="0.3777475" calcext:value-type="float">
            <text:p>0.3777475</text:p>
          </table:table-cell>
          <table:table-cell office:value-type="float" office:value="0.3722577" calcext:value-type="float">
            <text:p>0.3722577</text:p>
          </table:table-cell>
          <table:table-cell office:value-type="float" office:value="0.3807685" calcext:value-type="float">
            <text:p>0.3807685</text:p>
          </table:table-cell>
          <table:table-cell office:value-type="float" office:value="0.3955146" calcext:value-type="float">
            <text:p>0.3955146</text:p>
          </table:table-cell>
          <table:table-cell office:value-type="float" office:value="0.4042054" calcext:value-type="float">
            <text:p>0.404205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23824E-015" calcext:value-type="float">
            <text:p>1.923824E-15</text:p>
          </table:table-cell>
          <table:table-cell office:value-type="float" office:value="1.976249E-015" calcext:value-type="float">
            <text:p>1.976249E-15</text:p>
          </table:table-cell>
          <table:table-cell office:value-type="float" office:value="1.96189E-015" calcext:value-type="float">
            <text:p>1.96189E-15</text:p>
          </table:table-cell>
          <table:table-cell office:value-type="float" office:value="1.989281E-015" calcext:value-type="float">
            <text:p>1.989281E-15</text:p>
          </table:table-cell>
          <table:table-cell office:value-type="float" office:value="9.437937E-016" calcext:value-type="float">
            <text:p>9.437937E-16</text:p>
          </table:table-cell>
          <table:table-cell office:value-type="float" office:value="1.931516E-015" calcext:value-type="float">
            <text:p>1.931516E-15</text:p>
          </table:table-cell>
          <table:table-cell office:value-type="float" office:value="9.344895E-016" calcext:value-type="float">
            <text:p>9.344895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71558" calcext:value-type="float">
            <text:p>-0.1271558</text:p>
          </table:table-cell>
          <table:table-cell office:value-type="float" office:value="-0.01204232" calcext:value-type="float">
            <text:p>-0.01204232</text:p>
          </table:table-cell>
          <table:table-cell office:value-type="float" office:value="-0.011411" calcext:value-type="float">
            <text:p>-0.011411</text:p>
          </table:table-cell>
          <table:table-cell office:value-type="float" office:value="-0.01076022" calcext:value-type="float">
            <text:p>-0.01076022</text:p>
          </table:table-cell>
          <table:table-cell office:value-type="float" office:value="-0.0103626" calcext:value-type="float">
            <text:p>-0.0103626</text:p>
          </table:table-cell>
          <table:table-cell office:value-type="float" office:value="-0.009882855" calcext:value-type="float">
            <text:p>-0.009882855</text:p>
          </table:table-cell>
          <table:table-cell office:value-type="float" office:value="-0.009825675" calcext:value-type="float">
            <text:p>-0.009825675</text:p>
          </table:table-cell>
          <table:table-cell office:value-type="float" office:value="-0.009742477" calcext:value-type="float">
            <text:p>-0.009742477</text:p>
          </table:table-cell>
          <table:table-cell office:value-type="float" office:value="-0.009782734" calcext:value-type="float">
            <text:p>-0.009782734</text:p>
          </table:table-cell>
          <table:table-cell office:value-type="float" office:value="-0.008605913" calcext:value-type="float">
            <text:p>-0.008605913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21371" calcext:value-type="float">
            <text:p>-0.009721371</text:p>
          </table:table-cell>
          <table:table-cell office:value-type="float" office:value="-0.001941263" calcext:value-type="float">
            <text:p>-0.00194126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761" calcext:value-type="float">
            <text:p>-2.2176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09" calcext:value-type="float">
            <text:p>209</text:p>
          </table:table-cell>
          <table:table-cell office:value-type="float" office:value="28072007" calcext:value-type="float">
            <text:p>28072007</text:p>
          </table:table-cell>
          <table:table-cell office:value-type="float" office:value="596.1971" calcext:value-type="float">
            <text:p>596.1971</text:p>
          </table:table-cell>
          <table:table-cell office:value-type="float" office:value="367.0995" calcext:value-type="float">
            <text:p>367.0995</text:p>
          </table:table-cell>
          <table:table-cell office:value-type="float" office:value="20.62245" calcext:value-type="float">
            <text:p>20.62245</text:p>
          </table:table-cell>
          <table:table-cell office:value-type="float" office:value="1108.093" calcext:value-type="float">
            <text:p>1108.093</text:p>
          </table:table-cell>
          <table:table-cell office:value-type="float" office:value="159.2017" calcext:value-type="float">
            <text:p>159.2017</text:p>
          </table:table-cell>
          <table:table-cell office:value-type="float" office:value="0" calcext:value-type="float">
            <text:p>0</text:p>
          </table:table-cell>
          <table:table-cell office:value-type="float" office:value="0.1658351" calcext:value-type="float">
            <text:p>0.1658351</text:p>
          </table:table-cell>
          <table:table-cell office:value-type="float" office:value="0.3270052" calcext:value-type="float">
            <text:p>0.3270052</text:p>
          </table:table-cell>
          <table:table-cell office:value-type="float" office:value="0.3347862" calcext:value-type="float">
            <text:p>0.3347862</text:p>
          </table:table-cell>
          <table:table-cell office:value-type="float" office:value="0.3429919" calcext:value-type="float">
            <text:p>0.3429919</text:p>
          </table:table-cell>
          <table:table-cell office:value-type="float" office:value="0.3479018" calcext:value-type="float">
            <text:p>0.3479018</text:p>
          </table:table-cell>
          <table:table-cell office:value-type="float" office:value="0.3074916" calcext:value-type="float">
            <text:p>0.3074916</text:p>
          </table:table-cell>
          <table:table-cell office:value-type="float" office:value="0.3044001" calcext:value-type="float">
            <text:p>0.3044001</text:p>
          </table:table-cell>
          <table:table-cell office:value-type="float" office:value="0.3768835" calcext:value-type="float">
            <text:p>0.3768835</text:p>
          </table:table-cell>
          <table:table-cell office:value-type="float" office:value="0.3720913" calcext:value-type="float">
            <text:p>0.3720913</text:p>
          </table:table-cell>
          <table:table-cell office:value-type="float" office:value="0.3804764" calcext:value-type="float">
            <text:p>0.3804764</text:p>
          </table:table-cell>
          <table:table-cell office:value-type="float" office:value="0.3952968" calcext:value-type="float">
            <text:p>0.3952968</text:p>
          </table:table-cell>
          <table:table-cell office:value-type="float" office:value="0.404144" calcext:value-type="float">
            <text:p>0.40414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4412E-015" calcext:value-type="float">
            <text:p>1.924412E-15</text:p>
          </table:table-cell>
          <table:table-cell office:value-type="float" office:value="1.976203E-015" calcext:value-type="float">
            <text:p>1.976203E-15</text:p>
          </table:table-cell>
          <table:table-cell office:value-type="float" office:value="1.961844E-015" calcext:value-type="float">
            <text:p>1.961844E-15</text:p>
          </table:table-cell>
          <table:table-cell office:value-type="float" office:value="1.989258E-015" calcext:value-type="float">
            <text:p>1.989258E-15</text:p>
          </table:table-cell>
          <table:table-cell office:value-type="float" office:value="9.437699E-016" calcext:value-type="float">
            <text:p>9.437699E-16</text:p>
          </table:table-cell>
          <table:table-cell office:value-type="float" office:value="1.931517E-015" calcext:value-type="float">
            <text:p>1.931517E-15</text:p>
          </table:table-cell>
          <table:table-cell office:value-type="float" office:value="9.344895E-016" calcext:value-type="float">
            <text:p>9.344895E-16</text:p>
          </table:table-cell>
          <table:table-cell office:value-type="float" office:value="9.736548E-016" calcext:value-type="float">
            <text:p>9.736548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466227" calcext:value-type="float">
            <text:p>-3.466227</text:p>
          </table:table-cell>
          <table:table-cell office:value-type="float" office:value="-0.02062852" calcext:value-type="float">
            <text:p>-0.02062852</text:p>
          </table:table-cell>
          <table:table-cell office:value-type="float" office:value="-0.01781513" calcext:value-type="float">
            <text:p>-0.01781513</text:p>
          </table:table-cell>
          <table:table-cell office:value-type="float" office:value="-0.01542333" calcext:value-type="float">
            <text:p>-0.01542333</text:p>
          </table:table-cell>
          <table:table-cell office:value-type="float" office:value="-0.01414358" calcext:value-type="float">
            <text:p>-0.01414358</text:p>
          </table:table-cell>
          <table:table-cell office:value-type="float" office:value="-0.0120729" calcext:value-type="float">
            <text:p>-0.0120729</text:p>
          </table:table-cell>
          <table:table-cell office:value-type="float" office:value="-0.01110333" calcext:value-type="float">
            <text:p>-0.01110333</text:p>
          </table:table-cell>
          <table:table-cell office:value-type="float" office:value="-0.01023079" calcext:value-type="float">
            <text:p>-0.01023079</text:p>
          </table:table-cell>
          <table:table-cell office:value-type="float" office:value="-0.009854221" calcext:value-type="float">
            <text:p>-0.009854221</text:p>
          </table:table-cell>
          <table:table-cell office:value-type="float" office:value="-0.008719601" calcext:value-type="float">
            <text:p>-0.008719601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21566" calcext:value-type="float">
            <text:p>-0.009721566</text:p>
          </table:table-cell>
          <table:table-cell office:value-type="float" office:value="-0.001946125" calcext:value-type="float">
            <text:p>-0.00194612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3559" calcext:value-type="float">
            <text:p>-2.21355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10" calcext:value-type="float">
            <text:p>210</text:p>
          </table:table-cell>
          <table:table-cell office:value-type="float" office:value="29072007" calcext:value-type="float">
            <text:p>29072007</text:p>
          </table:table-cell>
          <table:table-cell office:value-type="float" office:value="626.8969" calcext:value-type="float">
            <text:p>626.8969</text:p>
          </table:table-cell>
          <table:table-cell office:value-type="float" office:value="375.6535" calcext:value-type="float">
            <text:p>375.6535</text:p>
          </table:table-cell>
          <table:table-cell office:value-type="float" office:value="20.62245" calcext:value-type="float">
            <text:p>20.62245</text:p>
          </table:table-cell>
          <table:table-cell office:value-type="float" office:value="1128.564" calcext:value-type="float">
            <text:p>1128.564</text:p>
          </table:table-cell>
          <table:table-cell office:value-type="float" office:value="160.8763" calcext:value-type="float">
            <text:p>160.8763</text:p>
          </table:table-cell>
          <table:table-cell office:value-type="float" office:value="0" calcext:value-type="float">
            <text:p>0</text:p>
          </table:table-cell>
          <table:table-cell office:value-type="float" office:value="0.4148929" calcext:value-type="float">
            <text:p>0.4148929</text:p>
          </table:table-cell>
          <table:table-cell office:value-type="float" office:value="0.4163109" calcext:value-type="float">
            <text:p>0.4163109</text:p>
          </table:table-cell>
          <table:table-cell office:value-type="float" office:value="0.4205995" calcext:value-type="float">
            <text:p>0.4205995</text:p>
          </table:table-cell>
          <table:table-cell office:value-type="float" office:value="0.4241721" calcext:value-type="float">
            <text:p>0.4241721</text:p>
          </table:table-cell>
          <table:table-cell office:value-type="float" office:value="0.4250149" calcext:value-type="float">
            <text:p>0.4250149</text:p>
          </table:table-cell>
          <table:table-cell office:value-type="float" office:value="0.3287692" calcext:value-type="float">
            <text:p>0.3287692</text:p>
          </table:table-cell>
          <table:table-cell office:value-type="float" office:value="0.3301442" calcext:value-type="float">
            <text:p>0.3301442</text:p>
          </table:table-cell>
          <table:table-cell office:value-type="float" office:value="0.3795893" calcext:value-type="float">
            <text:p>0.3795893</text:p>
          </table:table-cell>
          <table:table-cell office:value-type="float" office:value="0.372065" calcext:value-type="float">
            <text:p>0.372065</text:p>
          </table:table-cell>
          <table:table-cell office:value-type="float" office:value="0.3803043" calcext:value-type="float">
            <text:p>0.3803043</text:p>
          </table:table-cell>
          <table:table-cell office:value-type="float" office:value="0.3951942" calcext:value-type="float">
            <text:p>0.3951942</text:p>
          </table:table-cell>
          <table:table-cell office:value-type="float" office:value="0.4041001" calcext:value-type="float">
            <text:p>0.404100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2498E-015" calcext:value-type="float">
            <text:p>1.92498E-15</text:p>
          </table:table-cell>
          <table:table-cell office:value-type="float" office:value="1.976159E-015" calcext:value-type="float">
            <text:p>1.976159E-15</text:p>
          </table:table-cell>
          <table:table-cell office:value-type="float" office:value="1.961799E-015" calcext:value-type="float">
            <text:p>1.961799E-15</text:p>
          </table:table-cell>
          <table:table-cell office:value-type="float" office:value="1.989238E-015" calcext:value-type="float">
            <text:p>1.989238E-15</text:p>
          </table:table-cell>
          <table:table-cell office:value-type="float" office:value="9.437473E-016" calcext:value-type="float">
            <text:p>9.437473E-16</text:p>
          </table:table-cell>
          <table:table-cell office:value-type="float" office:value="1.931516E-015" calcext:value-type="float">
            <text:p>1.931516E-15</text:p>
          </table:table-cell>
          <table:table-cell office:value-type="float" office:value="9.344895E-016" calcext:value-type="float">
            <text:p>9.344895E-16</text:p>
          </table:table-cell>
          <table:table-cell office:value-type="float" office:value="9.736548E-016" calcext:value-type="float">
            <text:p>9.736548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757142" calcext:value-type="float">
            <text:p>-0.004757142</text:p>
          </table:table-cell>
          <table:table-cell office:value-type="float" office:value="-0.004628287" calcext:value-type="float">
            <text:p>-0.004628287</text:p>
          </table:table-cell>
          <table:table-cell office:value-type="float" office:value="-0.004357325" calcext:value-type="float">
            <text:p>-0.004357325</text:p>
          </table:table-cell>
          <table:table-cell office:value-type="float" office:value="-0.004204317" calcext:value-type="float">
            <text:p>-0.004204317</text:p>
          </table:table-cell>
          <table:table-cell office:value-type="float" office:value="-0.004148022" calcext:value-type="float">
            <text:p>-0.004148022</text:p>
          </table:table-cell>
          <table:table-cell office:value-type="float" office:value="-0.007426048" calcext:value-type="float">
            <text:p>-0.007426048</text:p>
          </table:table-cell>
          <table:table-cell office:value-type="float" office:value="-0.005575047" calcext:value-type="float">
            <text:p>-0.005575047</text:p>
          </table:table-cell>
          <table:table-cell office:value-type="float" office:value="-0.0087937" calcext:value-type="float">
            <text:p>-0.0087937</text:p>
          </table:table-cell>
          <table:table-cell office:value-type="float" office:value="-0.009868836" calcext:value-type="float">
            <text:p>-0.009868836</text:p>
          </table:table-cell>
          <table:table-cell office:value-type="float" office:value="-0.008787596" calcext:value-type="float">
            <text:p>-0.008787596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19689" calcext:value-type="float">
            <text:p>-0.009719689</text:p>
          </table:table-cell>
          <table:table-cell office:value-type="float" office:value="-0.0019518" calcext:value-type="float">
            <text:p>-0.001951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0215" calcext:value-type="float">
            <text:p>-2.23021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11" calcext:value-type="float">
            <text:p>211</text:p>
          </table:table-cell>
          <table:table-cell office:value-type="float" office:value="30072007" calcext:value-type="float">
            <text:p>30072007</text:p>
          </table:table-cell>
          <table:table-cell office:value-type="float" office:value="626.8969" calcext:value-type="float">
            <text:p>626.8969</text:p>
          </table:table-cell>
          <table:table-cell office:value-type="float" office:value="384.992" calcext:value-type="float">
            <text:p>384.992</text:p>
          </table:table-cell>
          <table:table-cell office:value-type="float" office:value="20.62245" calcext:value-type="float">
            <text:p>20.62245</text:p>
          </table:table-cell>
          <table:table-cell office:value-type="float" office:value="1119.283" calcext:value-type="float">
            <text:p>1119.283</text:p>
          </table:table-cell>
          <table:table-cell office:value-type="float" office:value="160.8185" calcext:value-type="float">
            <text:p>160.8185</text:p>
          </table:table-cell>
          <table:table-cell office:value-type="float" office:value="0" calcext:value-type="float">
            <text:p>0</text:p>
          </table:table-cell>
          <table:table-cell office:value-type="float" office:value="0.1643358" calcext:value-type="float">
            <text:p>0.1643358</text:p>
          </table:table-cell>
          <table:table-cell office:value-type="float" office:value="0.3692105" calcext:value-type="float">
            <text:p>0.3692105</text:p>
          </table:table-cell>
          <table:table-cell office:value-type="float" office:value="0.3742329" calcext:value-type="float">
            <text:p>0.3742329</text:p>
          </table:table-cell>
          <table:table-cell office:value-type="float" office:value="0.3810821" calcext:value-type="float">
            <text:p>0.3810821</text:p>
          </table:table-cell>
          <table:table-cell office:value-type="float" office:value="0.385663" calcext:value-type="float">
            <text:p>0.385663</text:p>
          </table:table-cell>
          <table:table-cell office:value-type="float" office:value="0.3326048" calcext:value-type="float">
            <text:p>0.3326048</text:p>
          </table:table-cell>
          <table:table-cell office:value-type="float" office:value="0.3251377" calcext:value-type="float">
            <text:p>0.3251377</text:p>
          </table:table-cell>
          <table:table-cell office:value-type="float" office:value="0.3819678" calcext:value-type="float">
            <text:p>0.3819678</text:p>
          </table:table-cell>
          <table:table-cell office:value-type="float" office:value="0.3724302" calcext:value-type="float">
            <text:p>0.3724302</text:p>
          </table:table-cell>
          <table:table-cell office:value-type="float" office:value="0.3800268" calcext:value-type="float">
            <text:p>0.3800268</text:p>
          </table:table-cell>
          <table:table-cell office:value-type="float" office:value="0.3949335" calcext:value-type="float">
            <text:p>0.3949335</text:p>
          </table:table-cell>
          <table:table-cell office:value-type="float" office:value="0.4039226" calcext:value-type="float">
            <text:p>0.403922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25645E-015" calcext:value-type="float">
            <text:p>1.925645E-15</text:p>
          </table:table-cell>
          <table:table-cell office:value-type="float" office:value="1.976106E-015" calcext:value-type="float">
            <text:p>1.976106E-15</text:p>
          </table:table-cell>
          <table:table-cell office:value-type="float" office:value="1.961744E-015" calcext:value-type="float">
            <text:p>1.961744E-15</text:p>
          </table:table-cell>
          <table:table-cell office:value-type="float" office:value="1.989211E-015" calcext:value-type="float">
            <text:p>1.989211E-15</text:p>
          </table:table-cell>
          <table:table-cell office:value-type="float" office:value="9.437284E-016" calcext:value-type="float">
            <text:p>9.437284E-16</text:p>
          </table:table-cell>
          <table:table-cell office:value-type="float" office:value="1.931517E-015" calcext:value-type="float">
            <text:p>1.931517E-15</text:p>
          </table:table-cell>
          <table:table-cell office:value-type="float" office:value="9.344891E-016" calcext:value-type="float">
            <text:p>9.344891E-16</text:p>
          </table:table-cell>
          <table:table-cell office:value-type="float" office:value="9.736551E-016" calcext:value-type="float">
            <text:p>9.736551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95008" calcext:value-type="float">
            <text:p>-3.595008</text:p>
          </table:table-cell>
          <table:table-cell office:value-type="float" office:value="-0.009771038" calcext:value-type="float">
            <text:p>-0.009771038</text:p>
          </table:table-cell>
          <table:table-cell office:value-type="float" office:value="-0.008989898" calcext:value-type="float">
            <text:p>-0.008989898</text:p>
          </table:table-cell>
          <table:table-cell office:value-type="float" office:value="-0.008105687" calcext:value-type="float">
            <text:p>-0.008105687</text:p>
          </table:table-cell>
          <table:table-cell office:value-type="float" office:value="-0.007531311" calcext:value-type="float">
            <text:p>-0.007531311</text:p>
          </table:table-cell>
          <table:table-cell office:value-type="float" office:value="-0.00666548" calcext:value-type="float">
            <text:p>-0.00666548</text:p>
          </table:table-cell>
          <table:table-cell office:value-type="float" office:value="-0.006380796" calcext:value-type="float">
            <text:p>-0.006380796</text:p>
          </table:table-cell>
          <table:table-cell office:value-type="float" office:value="-0.007674654" calcext:value-type="float">
            <text:p>-0.007674654</text:p>
          </table:table-cell>
          <table:table-cell office:value-type="float" office:value="-0.009710891" calcext:value-type="float">
            <text:p>-0.009710891</text:p>
          </table:table-cell>
          <table:table-cell office:value-type="float" office:value="-0.008898094" calcext:value-type="float">
            <text:p>-0.008898094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18693" calcext:value-type="float">
            <text:p>-0.009718693</text:p>
          </table:table-cell>
          <table:table-cell office:value-type="float" office:value="-0.001957229" calcext:value-type="float">
            <text:p>-0.00195722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4923" calcext:value-type="float">
            <text:p>-2.224923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12" calcext:value-type="float">
            <text:p>212</text:p>
          </table:table-cell>
          <table:table-cell office:value-type="float" office:value="31072007" calcext:value-type="float">
            <text:p>31072007</text:p>
          </table:table-cell>
          <table:table-cell office:value-type="float" office:value="626.8969" calcext:value-type="float">
            <text:p>626.8969</text:p>
          </table:table-cell>
          <table:table-cell office:value-type="float" office:value="394.2558" calcext:value-type="float">
            <text:p>394.2558</text:p>
          </table:table-cell>
          <table:table-cell office:value-type="float" office:value="20.62245" calcext:value-type="float">
            <text:p>20.62245</text:p>
          </table:table-cell>
          <table:table-cell office:value-type="float" office:value="1110.061" calcext:value-type="float">
            <text:p>1110.061</text:p>
          </table:table-cell>
          <table:table-cell office:value-type="float" office:value="160.7762" calcext:value-type="float">
            <text:p>160.7762</text:p>
          </table:table-cell>
          <table:table-cell office:value-type="float" office:value="0" calcext:value-type="float">
            <text:p>0</text:p>
          </table:table-cell>
          <table:table-cell office:value-type="float" office:value="0.114462" calcext:value-type="float">
            <text:p>0.114462</text:p>
          </table:table-cell>
          <table:table-cell office:value-type="float" office:value="0.3254119" calcext:value-type="float">
            <text:p>0.3254119</text:p>
          </table:table-cell>
          <table:table-cell office:value-type="float" office:value="0.3370981" calcext:value-type="float">
            <text:p>0.3370981</text:p>
          </table:table-cell>
          <table:table-cell office:value-type="float" office:value="0.3489494" calcext:value-type="float">
            <text:p>0.3489494</text:p>
          </table:table-cell>
          <table:table-cell office:value-type="float" office:value="0.3562484" calcext:value-type="float">
            <text:p>0.3562484</text:p>
          </table:table-cell>
          <table:table-cell office:value-type="float" office:value="0.3155271" calcext:value-type="float">
            <text:p>0.3155271</text:p>
          </table:table-cell>
          <table:table-cell office:value-type="float" office:value="0.3131973" calcext:value-type="float">
            <text:p>0.3131973</text:p>
          </table:table-cell>
          <table:table-cell office:value-type="float" office:value="0.3812038" calcext:value-type="float">
            <text:p>0.3812038</text:p>
          </table:table-cell>
          <table:table-cell office:value-type="float" office:value="0.3727566" calcext:value-type="float">
            <text:p>0.3727566</text:p>
          </table:table-cell>
          <table:table-cell office:value-type="float" office:value="0.3797123" calcext:value-type="float">
            <text:p>0.3797123</text:p>
          </table:table-cell>
          <table:table-cell office:value-type="float" office:value="0.3945832" calcext:value-type="float">
            <text:p>0.3945832</text:p>
          </table:table-cell>
          <table:table-cell office:value-type="float" office:value="0.4037312" calcext:value-type="float">
            <text:p>0.403731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26321E-015" calcext:value-type="float">
            <text:p>1.926321E-15</text:p>
          </table:table-cell>
          <table:table-cell office:value-type="float" office:value="1.976054E-015" calcext:value-type="float">
            <text:p>1.976054E-15</text:p>
          </table:table-cell>
          <table:table-cell office:value-type="float" office:value="1.961688E-015" calcext:value-type="float">
            <text:p>1.961688E-15</text:p>
          </table:table-cell>
          <table:table-cell office:value-type="float" office:value="1.989186E-015" calcext:value-type="float">
            <text:p>1.989186E-15</text:p>
          </table:table-cell>
          <table:table-cell office:value-type="float" office:value="9.437061E-016" calcext:value-type="float">
            <text:p>9.437061E-16</text:p>
          </table:table-cell>
          <table:table-cell office:value-type="float" office:value="1.931517E-015" calcext:value-type="float">
            <text:p>1.931517E-15</text:p>
          </table:table-cell>
          <table:table-cell office:value-type="float" office:value="9.344884E-016" calcext:value-type="float">
            <text:p>9.344884E-16</text:p>
          </table:table-cell>
          <table:table-cell office:value-type="float" office:value="9.736548E-016" calcext:value-type="float">
            <text:p>9.736548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25371" calcext:value-type="float">
            <text:p>-60.25371</text:p>
          </table:table-cell>
          <table:table-cell office:value-type="float" office:value="-0.02132393" calcext:value-type="float">
            <text:p>-0.02132393</text:p>
          </table:table-cell>
          <table:table-cell office:value-type="float" office:value="-0.0170874" calcext:value-type="float">
            <text:p>-0.0170874</text:p>
          </table:table-cell>
          <table:table-cell office:value-type="float" office:value="-0.01388462" calcext:value-type="float">
            <text:p>-0.01388462</text:p>
          </table:table-cell>
          <table:table-cell office:value-type="float" office:value="-0.01223425" calcext:value-type="float">
            <text:p>-0.01223425</text:p>
          </table:table-cell>
          <table:table-cell office:value-type="float" office:value="-0.009925586" calcext:value-type="float">
            <text:p>-0.009925586</text:p>
          </table:table-cell>
          <table:table-cell office:value-type="float" office:value="-0.008738123" calcext:value-type="float">
            <text:p>-0.008738123</text:p>
          </table:table-cell>
          <table:table-cell office:value-type="float" office:value="-0.007995282" calcext:value-type="float">
            <text:p>-0.007995282</text:p>
          </table:table-cell>
          <table:table-cell office:value-type="float" office:value="-0.009568721" calcext:value-type="float">
            <text:p>-0.009568721</text:p>
          </table:table-cell>
          <table:table-cell office:value-type="float" office:value="-0.009025351" calcext:value-type="float">
            <text:p>-0.009025351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15838" calcext:value-type="float">
            <text:p>-0.009715838</text:p>
          </table:table-cell>
          <table:table-cell office:value-type="float" office:value="-0.001962628" calcext:value-type="float">
            <text:p>-0.00196262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0584" calcext:value-type="float">
            <text:p>-2.22058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13" calcext:value-type="float">
            <text:p>213</text:p>
          </table:table-cell>
          <table:table-cell office:value-type="float" office:value="1082007" calcext:value-type="float">
            <text:p>1082007</text:p>
          </table:table-cell>
          <table:table-cell office:value-type="float" office:value="626.8969" calcext:value-type="float">
            <text:p>626.8969</text:p>
          </table:table-cell>
          <table:table-cell office:value-type="float" office:value="402.0255" calcext:value-type="float">
            <text:p>402.0255</text:p>
          </table:table-cell>
          <table:table-cell office:value-type="float" office:value="20.62245" calcext:value-type="float">
            <text:p>20.62245</text:p>
          </table:table-cell>
          <table:table-cell office:value-type="float" office:value="1102.321" calcext:value-type="float">
            <text:p>1102.321</text:p>
          </table:table-cell>
          <table:table-cell office:value-type="float" office:value="160.7462" calcext:value-type="float">
            <text:p>160.7462</text:p>
          </table:table-cell>
          <table:table-cell office:value-type="float" office:value="0" calcext:value-type="float">
            <text:p>0</text:p>
          </table:table-cell>
          <table:table-cell office:value-type="float" office:value="0.1195224" calcext:value-type="float">
            <text:p>0.1195224</text:p>
          </table:table-cell>
          <table:table-cell office:value-type="float" office:value="0.2858477" calcext:value-type="float">
            <text:p>0.2858477</text:p>
          </table:table-cell>
          <table:table-cell office:value-type="float" office:value="0.3077247" calcext:value-type="float">
            <text:p>0.3077247</text:p>
          </table:table-cell>
          <table:table-cell office:value-type="float" office:value="0.3235674" calcext:value-type="float">
            <text:p>0.3235674</text:p>
          </table:table-cell>
          <table:table-cell office:value-type="float" office:value="0.333832" calcext:value-type="float">
            <text:p>0.333832</text:p>
          </table:table-cell>
          <table:table-cell office:value-type="float" office:value="0.3017695" calcext:value-type="float">
            <text:p>0.3017695</text:p>
          </table:table-cell>
          <table:table-cell office:value-type="float" office:value="0.3035094" calcext:value-type="float">
            <text:p>0.3035094</text:p>
          </table:table-cell>
          <table:table-cell office:value-type="float" office:value="0.3783663" calcext:value-type="float">
            <text:p>0.3783663</text:p>
          </table:table-cell>
          <table:table-cell office:value-type="float" office:value="0.3725877" calcext:value-type="float">
            <text:p>0.3725877</text:p>
          </table:table-cell>
          <table:table-cell office:value-type="float" office:value="0.379458" calcext:value-type="float">
            <text:p>0.379458</text:p>
          </table:table-cell>
          <table:table-cell office:value-type="float" office:value="0.3942872" calcext:value-type="float">
            <text:p>0.3942872</text:p>
          </table:table-cell>
          <table:table-cell office:value-type="float" office:value="0.4036076" calcext:value-type="float">
            <text:p>0.4036076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2705E-015" calcext:value-type="float">
            <text:p>1.92705E-15</text:p>
          </table:table-cell>
          <table:table-cell office:value-type="float" office:value="1.975997E-015" calcext:value-type="float">
            <text:p>1.975997E-15</text:p>
          </table:table-cell>
          <table:table-cell office:value-type="float" office:value="1.961626E-015" calcext:value-type="float">
            <text:p>1.961626E-15</text:p>
          </table:table-cell>
          <table:table-cell office:value-type="float" office:value="1.989162E-015" calcext:value-type="float">
            <text:p>1.989162E-15</text:p>
          </table:table-cell>
          <table:table-cell office:value-type="float" office:value="9.436842E-016" calcext:value-type="float">
            <text:p>9.436842E-16</text:p>
          </table:table-cell>
          <table:table-cell office:value-type="float" office:value="1.931517E-015" calcext:value-type="float">
            <text:p>1.931517E-15</text:p>
          </table:table-cell>
          <table:table-cell office:value-type="float" office:value="9.344879E-016" calcext:value-type="float">
            <text:p>9.344879E-16</text:p>
          </table:table-cell>
          <table:table-cell office:value-type="float" office:value="9.736551E-016" calcext:value-type="float">
            <text:p>9.736551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E-024" calcext:value-type="float">
            <text:p>1.44659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47592" calcext:value-type="float">
            <text:p>-43.47592</text:p>
          </table:table-cell>
          <table:table-cell office:value-type="float" office:value="-0.0517604" calcext:value-type="float">
            <text:p>-0.0517604</text:p>
          </table:table-cell>
          <table:table-cell office:value-type="float" office:value="-0.02990109" calcext:value-type="float">
            <text:p>-0.02990109</text:p>
          </table:table-cell>
          <table:table-cell office:value-type="float" office:value="-0.02203183" calcext:value-type="float">
            <text:p>-0.02203183</text:p>
          </table:table-cell>
          <table:table-cell office:value-type="float" office:value="-0.01821893" calcext:value-type="float">
            <text:p>-0.01821893</text:p>
          </table:table-cell>
          <table:table-cell office:value-type="float" office:value="-0.01391006" calcext:value-type="float">
            <text:p>-0.01391006</text:p>
          </table:table-cell>
          <table:table-cell office:value-type="float" office:value="-0.01137289" calcext:value-type="float">
            <text:p>-0.01137289</text:p>
          </table:table-cell>
          <table:table-cell office:value-type="float" office:value="-0.009390914" calcext:value-type="float">
            <text:p>-0.009390914</text:p>
          </table:table-cell>
          <table:table-cell office:value-type="float" office:value="-0.009638915" calcext:value-type="float">
            <text:p>-0.009638915</text:p>
          </table:table-cell>
          <table:table-cell office:value-type="float" office:value="-0.009129427" calcext:value-type="float">
            <text:p>-0.009129427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16292" calcext:value-type="float">
            <text:p>-0.009716292</text:p>
          </table:table-cell>
          <table:table-cell office:value-type="float" office:value="-0.001968345" calcext:value-type="float">
            <text:p>-0.00196834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17135" calcext:value-type="float">
            <text:p>-2.21713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14" calcext:value-type="float">
            <text:p>214</text:p>
          </table:table-cell>
          <table:table-cell office:value-type="float" office:value="2082007" calcext:value-type="float">
            <text:p>2082007</text:p>
          </table:table-cell>
          <table:table-cell office:value-type="float" office:value="658.0973" calcext:value-type="float">
            <text:p>658.0973</text:p>
          </table:table-cell>
          <table:table-cell office:value-type="float" office:value="410.6514" calcext:value-type="float">
            <text:p>410.6514</text:p>
          </table:table-cell>
          <table:table-cell office:value-type="float" office:value="21.49986" calcext:value-type="float">
            <text:p>21.49986</text:p>
          </table:table-cell>
          <table:table-cell office:value-type="float" office:value="1122.256" calcext:value-type="float">
            <text:p>1122.256</text:p>
          </table:table-cell>
          <table:table-cell office:value-type="float" office:value="162.5081" calcext:value-type="float">
            <text:p>162.5081</text:p>
          </table:table-cell>
          <table:table-cell office:value-type="float" office:value="0" calcext:value-type="float">
            <text:p>0</text:p>
          </table:table-cell>
          <table:table-cell office:value-type="float" office:value="0.4112885" calcext:value-type="float">
            <text:p>0.4112885</text:p>
          </table:table-cell>
          <table:table-cell office:value-type="float" office:value="0.4056592" calcext:value-type="float">
            <text:p>0.4056592</text:p>
          </table:table-cell>
          <table:table-cell office:value-type="float" office:value="0.403893" calcext:value-type="float">
            <text:p>0.403893</text:p>
          </table:table-cell>
          <table:table-cell office:value-type="float" office:value="0.3906052" calcext:value-type="float">
            <text:p>0.3906052</text:p>
          </table:table-cell>
          <table:table-cell office:value-type="float" office:value="0.3804124" calcext:value-type="float">
            <text:p>0.3804124</text:p>
          </table:table-cell>
          <table:table-cell office:value-type="float" office:value="0.3104251" calcext:value-type="float">
            <text:p>0.3104251</text:p>
          </table:table-cell>
          <table:table-cell office:value-type="float" office:value="0.3332453" calcext:value-type="float">
            <text:p>0.3332453</text:p>
          </table:table-cell>
          <table:table-cell office:value-type="float" office:value="0.3804905" calcext:value-type="float">
            <text:p>0.3804905</text:p>
          </table:table-cell>
          <table:table-cell office:value-type="float" office:value="0.3725438" calcext:value-type="float">
            <text:p>0.3725438</text:p>
          </table:table-cell>
          <table:table-cell office:value-type="float" office:value="0.3794181" calcext:value-type="float">
            <text:p>0.3794181</text:p>
          </table:table-cell>
          <table:table-cell office:value-type="float" office:value="0.3942339" calcext:value-type="float">
            <text:p>0.3942339</text:p>
          </table:table-cell>
          <table:table-cell office:value-type="float" office:value="0.403575" calcext:value-type="float">
            <text:p>0.40357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27719E-015" calcext:value-type="float">
            <text:p>1.927719E-15</text:p>
          </table:table-cell>
          <table:table-cell office:value-type="float" office:value="1.97595E-015" calcext:value-type="float">
            <text:p>1.97595E-15</text:p>
          </table:table-cell>
          <table:table-cell office:value-type="float" office:value="1.961565E-015" calcext:value-type="float">
            <text:p>1.961565E-15</text:p>
          </table:table-cell>
          <table:table-cell office:value-type="float" office:value="1.989137E-015" calcext:value-type="float">
            <text:p>1.989137E-15</text:p>
          </table:table-cell>
          <table:table-cell office:value-type="float" office:value="9.436631E-016" calcext:value-type="float">
            <text:p>9.436631E-16</text:p>
          </table:table-cell>
          <table:table-cell office:value-type="float" office:value="1.931519E-015" calcext:value-type="float">
            <text:p>1.931519E-15</text:p>
          </table:table-cell>
          <table:table-cell office:value-type="float" office:value="9.34486E-016" calcext:value-type="float">
            <text:p>9.34486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E-024" calcext:value-type="float">
            <text:p>1.44659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978495" calcext:value-type="float">
            <text:p>-0.004978495</text:p>
          </table:table-cell>
          <table:table-cell office:value-type="float" office:value="-0.005386945" calcext:value-type="float">
            <text:p>-0.005386945</text:p>
          </table:table-cell>
          <table:table-cell office:value-type="float" office:value="-0.005554729" calcext:value-type="float">
            <text:p>-0.005554729</text:p>
          </table:table-cell>
          <table:table-cell office:value-type="float" office:value="-0.007026196" calcext:value-type="float">
            <text:p>-0.007026196</text:p>
          </table:table-cell>
          <table:table-cell office:value-type="float" office:value="-0.008394023" calcext:value-type="float">
            <text:p>-0.008394023</text:p>
          </table:table-cell>
          <table:table-cell office:value-type="float" office:value="-0.0114052" calcext:value-type="float">
            <text:p>-0.0114052</text:p>
          </table:table-cell>
          <table:table-cell office:value-type="float" office:value="-0.005117046" calcext:value-type="float">
            <text:p>-0.005117046</text:p>
          </table:table-cell>
          <table:table-cell office:value-type="float" office:value="-0.008355001" calcext:value-type="float">
            <text:p>-0.008355001</text:p>
          </table:table-cell>
          <table:table-cell office:value-type="float" office:value="-0.009659808" calcext:value-type="float">
            <text:p>-0.009659808</text:p>
          </table:table-cell>
          <table:table-cell office:value-type="float" office:value="-0.009146015" calcext:value-type="float">
            <text:p>-0.009146015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19545" calcext:value-type="float">
            <text:p>-0.009719545</text:p>
          </table:table-cell>
          <table:table-cell office:value-type="float" office:value="-0.001974453" calcext:value-type="float">
            <text:p>-0.00197445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4343" calcext:value-type="float">
            <text:p>-2.234343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15" calcext:value-type="float">
            <text:p>215</text:p>
          </table:table-cell>
          <table:table-cell office:value-type="float" office:value="3082007" calcext:value-type="float">
            <text:p>3082007</text:p>
          </table:table-cell>
          <table:table-cell office:value-type="float" office:value="658.0973" calcext:value-type="float">
            <text:p>658.0973</text:p>
          </table:table-cell>
          <table:table-cell office:value-type="float" office:value="418.9462" calcext:value-type="float">
            <text:p>418.9462</text:p>
          </table:table-cell>
          <table:table-cell office:value-type="float" office:value="21.49986" calcext:value-type="float">
            <text:p>21.49986</text:p>
          </table:table-cell>
          <table:table-cell office:value-type="float" office:value="1114.033" calcext:value-type="float">
            <text:p>1114.033</text:p>
          </table:table-cell>
          <table:table-cell office:value-type="float" office:value="162.4358" calcext:value-type="float">
            <text:p>162.4358</text:p>
          </table:table-cell>
          <table:table-cell office:value-type="float" office:value="0" calcext:value-type="float">
            <text:p>0</text:p>
          </table:table-cell>
          <table:table-cell office:value-type="float" office:value="0.1732232" calcext:value-type="float">
            <text:p>0.1732232</text:p>
          </table:table-cell>
          <table:table-cell office:value-type="float" office:value="0.3554358" calcext:value-type="float">
            <text:p>0.3554358</text:p>
          </table:table-cell>
          <table:table-cell office:value-type="float" office:value="0.3597439" calcext:value-type="float">
            <text:p>0.3597439</text:p>
          </table:table-cell>
          <table:table-cell office:value-type="float" office:value="0.3656385" calcext:value-type="float">
            <text:p>0.3656385</text:p>
          </table:table-cell>
          <table:table-cell office:value-type="float" office:value="0.3695321" calcext:value-type="float">
            <text:p>0.3695321</text:p>
          </table:table-cell>
          <table:table-cell office:value-type="float" office:value="0.3205706" calcext:value-type="float">
            <text:p>0.3205706</text:p>
          </table:table-cell>
          <table:table-cell office:value-type="float" office:value="0.3149897" calcext:value-type="float">
            <text:p>0.3149897</text:p>
          </table:table-cell>
          <table:table-cell office:value-type="float" office:value="0.3806045" calcext:value-type="float">
            <text:p>0.3806045</text:p>
          </table:table-cell>
          <table:table-cell office:value-type="float" office:value="0.3727369" calcext:value-type="float">
            <text:p>0.3727369</text:p>
          </table:table-cell>
          <table:table-cell office:value-type="float" office:value="0.3792916" calcext:value-type="float">
            <text:p>0.3792916</text:p>
          </table:table-cell>
          <table:table-cell office:value-type="float" office:value="0.3940715" calcext:value-type="float">
            <text:p>0.3940715</text:p>
          </table:table-cell>
          <table:table-cell office:value-type="float" office:value="0.4034321" calcext:value-type="float">
            <text:p>0.403432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28387E-015" calcext:value-type="float">
            <text:p>1.928387E-15</text:p>
          </table:table-cell>
          <table:table-cell office:value-type="float" office:value="1.975899E-015" calcext:value-type="float">
            <text:p>1.975899E-15</text:p>
          </table:table-cell>
          <table:table-cell office:value-type="float" office:value="1.96151E-015" calcext:value-type="float">
            <text:p>1.96151E-15</text:p>
          </table:table-cell>
          <table:table-cell office:value-type="float" office:value="1.989111E-015" calcext:value-type="float">
            <text:p>1.989111E-15</text:p>
          </table:table-cell>
          <table:table-cell office:value-type="float" office:value="9.436421E-016" calcext:value-type="float">
            <text:p>9.436421E-16</text:p>
          </table:table-cell>
          <table:table-cell office:value-type="float" office:value="1.931519E-015" calcext:value-type="float">
            <text:p>1.931519E-15</text:p>
          </table:table-cell>
          <table:table-cell office:value-type="float" office:value="9.344857E-016" calcext:value-type="float">
            <text:p>9.344857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37065" calcext:value-type="float">
            <text:p>-2.437065</text:p>
          </table:table-cell>
          <table:table-cell office:value-type="float" office:value="-0.01234515" calcext:value-type="float">
            <text:p>-0.01234515</text:p>
          </table:table-cell>
          <table:table-cell office:value-type="float" office:value="-0.01145731" calcext:value-type="float">
            <text:p>-0.01145731</text:p>
          </table:table-cell>
          <table:table-cell office:value-type="float" office:value="-0.0104373" calcext:value-type="float">
            <text:p>-0.0104373</text:p>
          </table:table-cell>
          <table:table-cell office:value-type="float" office:value="-0.009784489" calcext:value-type="float">
            <text:p>-0.009784489</text:p>
          </table:table-cell>
          <table:table-cell office:value-type="float" office:value="-0.00881398" calcext:value-type="float">
            <text:p>-0.00881398</text:p>
          </table:table-cell>
          <table:table-cell office:value-type="float" office:value="-0.008337634" calcext:value-type="float">
            <text:p>-0.008337634</text:p>
          </table:table-cell>
          <table:table-cell office:value-type="float" office:value="-0.008276474" calcext:value-type="float">
            <text:p>-0.008276474</text:p>
          </table:table-cell>
          <table:table-cell office:value-type="float" office:value="-0.009576572" calcext:value-type="float">
            <text:p>-0.009576572</text:p>
          </table:table-cell>
          <table:table-cell office:value-type="float" office:value="-0.009198402" calcext:value-type="float">
            <text:p>-0.009198402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21779" calcext:value-type="float">
            <text:p>-0.009721779</text:p>
          </table:table-cell>
          <table:table-cell office:value-type="float" office:value="-0.00197959" calcext:value-type="float">
            <text:p>-0.0019795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9456" calcext:value-type="float">
            <text:p>-2.22945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16" calcext:value-type="float">
            <text:p>216</text:p>
          </table:table-cell>
          <table:table-cell office:value-type="float" office:value="4082007" calcext:value-type="float">
            <text:p>4082007</text:p>
          </table:table-cell>
          <table:table-cell office:value-type="float" office:value="658.0973" calcext:value-type="float">
            <text:p>658.0973</text:p>
          </table:table-cell>
          <table:table-cell office:value-type="float" office:value="427.5383" calcext:value-type="float">
            <text:p>427.5383</text:p>
          </table:table-cell>
          <table:table-cell office:value-type="float" office:value="21.49986" calcext:value-type="float">
            <text:p>21.49986</text:p>
          </table:table-cell>
          <table:table-cell office:value-type="float" office:value="1105.499" calcext:value-type="float">
            <text:p>1105.499</text:p>
          </table:table-cell>
          <table:table-cell office:value-type="float" office:value="162.3781" calcext:value-type="float">
            <text:p>162.3781</text:p>
          </table:table-cell>
          <table:table-cell office:value-type="float" office:value="0" calcext:value-type="float">
            <text:p>0</text:p>
          </table:table-cell>
          <table:table-cell office:value-type="float" office:value="0.1184571" calcext:value-type="float">
            <text:p>0.1184571</text:p>
          </table:table-cell>
          <table:table-cell office:value-type="float" office:value="0.311304" calcext:value-type="float">
            <text:p>0.311304</text:p>
          </table:table-cell>
          <table:table-cell office:value-type="float" office:value="0.3258914" calcext:value-type="float">
            <text:p>0.3258914</text:p>
          </table:table-cell>
          <table:table-cell office:value-type="float" office:value="0.3376165" calcext:value-type="float">
            <text:p>0.3376165</text:p>
          </table:table-cell>
          <table:table-cell office:value-type="float" office:value="0.3447285" calcext:value-type="float">
            <text:p>0.3447285</text:p>
          </table:table-cell>
          <table:table-cell office:value-type="float" office:value="0.3076445" calcext:value-type="float">
            <text:p>0.3076445</text:p>
          </table:table-cell>
          <table:table-cell office:value-type="float" office:value="0.3065011" calcext:value-type="float">
            <text:p>0.3065011</text:p>
          </table:table-cell>
          <table:table-cell office:value-type="float" office:value="0.3786659" calcext:value-type="float">
            <text:p>0.3786659</text:p>
          </table:table-cell>
          <table:table-cell office:value-type="float" office:value="0.3725209" calcext:value-type="float">
            <text:p>0.3725209</text:p>
          </table:table-cell>
          <table:table-cell office:value-type="float" office:value="0.3790708" calcext:value-type="float">
            <text:p>0.3790708</text:p>
          </table:table-cell>
          <table:table-cell office:value-type="float" office:value="0.3938103" calcext:value-type="float">
            <text:p>0.3938103</text:p>
          </table:table-cell>
          <table:table-cell office:value-type="float" office:value="0.4032826" calcext:value-type="float">
            <text:p>0.403282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28985E-015" calcext:value-type="float">
            <text:p>1.928985E-15</text:p>
          </table:table-cell>
          <table:table-cell office:value-type="float" office:value="1.975855E-015" calcext:value-type="float">
            <text:p>1.975855E-15</text:p>
          </table:table-cell>
          <table:table-cell office:value-type="float" office:value="1.961455E-015" calcext:value-type="float">
            <text:p>1.961455E-15</text:p>
          </table:table-cell>
          <table:table-cell office:value-type="float" office:value="1.989093E-015" calcext:value-type="float">
            <text:p>1.989093E-15</text:p>
          </table:table-cell>
          <table:table-cell office:value-type="float" office:value="9.436224E-016" calcext:value-type="float">
            <text:p>9.436224E-16</text:p>
          </table:table-cell>
          <table:table-cell office:value-type="float" office:value="1.93152E-015" calcext:value-type="float">
            <text:p>1.93152E-15</text:p>
          </table:table-cell>
          <table:table-cell office:value-type="float" office:value="9.344842E-016" calcext:value-type="float">
            <text:p>9.344842E-16</text:p>
          </table:table-cell>
          <table:table-cell office:value-type="float" office:value="9.736548E-016" calcext:value-type="float">
            <text:p>9.736548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98396" calcext:value-type="float">
            <text:p>-46.98396</text:p>
          </table:table-cell>
          <table:table-cell office:value-type="float" office:value="-0.02798212" calcext:value-type="float">
            <text:p>-0.02798212</text:p>
          </table:table-cell>
          <table:table-cell office:value-type="float" office:value="-0.02102371" calcext:value-type="float">
            <text:p>-0.02102371</text:p>
          </table:table-cell>
          <table:table-cell office:value-type="float" office:value="-0.01698915" calcext:value-type="float">
            <text:p>-0.01698915</text:p>
          </table:table-cell>
          <table:table-cell office:value-type="float" office:value="-0.01496064" calcext:value-type="float">
            <text:p>-0.01496064</text:p>
          </table:table-cell>
          <table:table-cell office:value-type="float" office:value="-0.01202321" calcext:value-type="float">
            <text:p>-0.01202321</text:p>
          </table:table-cell>
          <table:table-cell office:value-type="float" office:value="-0.01047666" calcext:value-type="float">
            <text:p>-0.01047666</text:p>
          </table:table-cell>
          <table:table-cell office:value-type="float" office:value="-0.009235623" calcext:value-type="float">
            <text:p>-0.009235623</text:p>
          </table:table-cell>
          <table:table-cell office:value-type="float" office:value="-0.009667941" calcext:value-type="float">
            <text:p>-0.009667941</text:p>
          </table:table-cell>
          <table:table-cell office:value-type="float" office:value="-0.009290491" calcext:value-type="float">
            <text:p>-0.009290491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181" calcext:value-type="float">
            <text:p>-0.0097181</text:p>
          </table:table-cell>
          <table:table-cell office:value-type="float" office:value="-0.001984034" calcext:value-type="float">
            <text:p>-0.00198403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5523" calcext:value-type="float">
            <text:p>-2.225523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17" calcext:value-type="float">
            <text:p>217</text:p>
          </table:table-cell>
          <table:table-cell office:value-type="float" office:value="5082007" calcext:value-type="float">
            <text:p>5082007</text:p>
          </table:table-cell>
          <table:table-cell office:value-type="float" office:value="658.0973" calcext:value-type="float">
            <text:p>658.0973</text:p>
          </table:table-cell>
          <table:table-cell office:value-type="float" office:value="435.859" calcext:value-type="float">
            <text:p>435.859</text:p>
          </table:table-cell>
          <table:table-cell office:value-type="float" office:value="21.49986" calcext:value-type="float">
            <text:p>21.49986</text:p>
          </table:table-cell>
          <table:table-cell office:value-type="float" office:value="1097.225" calcext:value-type="float">
            <text:p>1097.225</text:p>
          </table:table-cell>
          <table:table-cell office:value-type="float" office:value="162.3319" calcext:value-type="float">
            <text:p>162.3319</text:p>
          </table:table-cell>
          <table:table-cell office:value-type="float" office:value="0" calcext:value-type="float">
            <text:p>0</text:p>
          </table:table-cell>
          <table:table-cell office:value-type="float" office:value="0.1187721" calcext:value-type="float">
            <text:p>0.1187721</text:p>
          </table:table-cell>
          <table:table-cell office:value-type="float" office:value="0.2662556" calcext:value-type="float">
            <text:p>0.2662556</text:p>
          </table:table-cell>
          <table:table-cell office:value-type="float" office:value="0.2945664" calcext:value-type="float">
            <text:p>0.2945664</text:p>
          </table:table-cell>
          <table:table-cell office:value-type="float" office:value="0.3105795" calcext:value-type="float">
            <text:p>0.3105795</text:p>
          </table:table-cell>
          <table:table-cell office:value-type="float" office:value="0.3217441" calcext:value-type="float">
            <text:p>0.3217441</text:p>
          </table:table-cell>
          <table:table-cell office:value-type="float" office:value="0.2946438" calcext:value-type="float">
            <text:p>0.2946438</text:p>
          </table:table-cell>
          <table:table-cell office:value-type="float" office:value="0.2975926" calcext:value-type="float">
            <text:p>0.2975926</text:p>
          </table:table-cell>
          <table:table-cell office:value-type="float" office:value="0.3758521" calcext:value-type="float">
            <text:p>0.3758521</text:p>
          </table:table-cell>
          <table:table-cell office:value-type="float" office:value="0.3718334" calcext:value-type="float">
            <text:p>0.3718334</text:p>
          </table:table-cell>
          <table:table-cell office:value-type="float" office:value="0.3787997" calcext:value-type="float">
            <text:p>0.3787997</text:p>
          </table:table-cell>
          <table:table-cell office:value-type="float" office:value="0.3935331" calcext:value-type="float">
            <text:p>0.3935331</text:p>
          </table:table-cell>
          <table:table-cell office:value-type="float" office:value="0.4031487" calcext:value-type="float">
            <text:p>0.403148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29521E-015" calcext:value-type="float">
            <text:p>1.929521E-15</text:p>
          </table:table-cell>
          <table:table-cell office:value-type="float" office:value="1.975809E-015" calcext:value-type="float">
            <text:p>1.975809E-15</text:p>
          </table:table-cell>
          <table:table-cell office:value-type="float" office:value="1.961412E-015" calcext:value-type="float">
            <text:p>1.961412E-15</text:p>
          </table:table-cell>
          <table:table-cell office:value-type="float" office:value="1.989075E-015" calcext:value-type="float">
            <text:p>1.989075E-15</text:p>
          </table:table-cell>
          <table:table-cell office:value-type="float" office:value="9.436086E-016" calcext:value-type="float">
            <text:p>9.436086E-16</text:p>
          </table:table-cell>
          <table:table-cell office:value-type="float" office:value="1.931521E-015" calcext:value-type="float">
            <text:p>1.931521E-15</text:p>
          </table:table-cell>
          <table:table-cell office:value-type="float" office:value="9.344834E-016" calcext:value-type="float">
            <text:p>9.344834E-16</text:p>
          </table:table-cell>
          <table:table-cell office:value-type="float" office:value="9.736548E-016" calcext:value-type="float">
            <text:p>9.736548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30061" calcext:value-type="float">
            <text:p>-46.30061</text:p>
          </table:table-cell>
          <table:table-cell office:value-type="float" office:value="-0.0893745" calcext:value-type="float">
            <text:p>-0.0893745</text:p>
          </table:table-cell>
          <table:table-cell office:value-type="float" office:value="-0.04083214" calcext:value-type="float">
            <text:p>-0.04083214</text:p>
          </table:table-cell>
          <table:table-cell office:value-type="float" office:value="-0.02828483" calcext:value-type="float">
            <text:p>-0.02828483</text:p>
          </table:table-cell>
          <table:table-cell office:value-type="float" office:value="-0.02282105" calcext:value-type="float">
            <text:p>-0.02282105</text:p>
          </table:table-cell>
          <table:table-cell office:value-type="float" office:value="-0.01666583" calcext:value-type="float">
            <text:p>-0.01666583</text:p>
          </table:table-cell>
          <table:table-cell office:value-type="float" office:value="-0.01341661" calcext:value-type="float">
            <text:p>-0.01341661</text:p>
          </table:table-cell>
          <table:table-cell office:value-type="float" office:value="-0.01084759" calcext:value-type="float">
            <text:p>-0.01084759</text:p>
          </table:table-cell>
          <table:table-cell office:value-type="float" office:value="-0.00996699" calcext:value-type="float">
            <text:p>-0.00996699</text:p>
          </table:table-cell>
          <table:table-cell office:value-type="float" office:value="-0.009404609" calcext:value-type="float">
            <text:p>-0.009404609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16505" calcext:value-type="float">
            <text:p>-0.009716505</text:p>
          </table:table-cell>
          <table:table-cell office:value-type="float" office:value="-0.00198839" calcext:value-type="float">
            <text:p>-0.0019883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2342" calcext:value-type="float">
            <text:p>-2.22234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18" calcext:value-type="float">
            <text:p>218</text:p>
          </table:table-cell>
          <table:table-cell office:value-type="float" office:value="6082007" calcext:value-type="float">
            <text:p>6082007</text:p>
          </table:table-cell>
          <table:table-cell office:value-type="float" office:value="689.2977" calcext:value-type="float">
            <text:p>689.2977</text:p>
          </table:table-cell>
          <table:table-cell office:value-type="float" office:value="444.7068" calcext:value-type="float">
            <text:p>444.7068</text:p>
          </table:table-cell>
          <table:table-cell office:value-type="float" office:value="22.44374" calcext:value-type="float">
            <text:p>22.44374</text:p>
          </table:table-cell>
          <table:table-cell office:value-type="float" office:value="1116.876" calcext:value-type="float">
            <text:p>1116.876</text:p>
          </table:table-cell>
          <table:table-cell office:value-type="float" office:value="164.0895" calcext:value-type="float">
            <text:p>164.0895</text:p>
          </table:table-cell>
          <table:table-cell office:value-type="float" office:value="0" calcext:value-type="float">
            <text:p>0</text:p>
          </table:table-cell>
          <table:table-cell office:value-type="float" office:value="0.4157664" calcext:value-type="float">
            <text:p>0.4157664</text:p>
          </table:table-cell>
          <table:table-cell office:value-type="float" office:value="0.4050964" calcext:value-type="float">
            <text:p>0.4050964</text:p>
          </table:table-cell>
          <table:table-cell office:value-type="float" office:value="0.4020814" calcext:value-type="float">
            <text:p>0.4020814</text:p>
          </table:table-cell>
          <table:table-cell office:value-type="float" office:value="0.3609437" calcext:value-type="float">
            <text:p>0.3609437</text:p>
          </table:table-cell>
          <table:table-cell office:value-type="float" office:value="0.3430124" calcext:value-type="float">
            <text:p>0.3430124</text:p>
          </table:table-cell>
          <table:table-cell office:value-type="float" office:value="0.2989511" calcext:value-type="float">
            <text:p>0.2989511</text:p>
          </table:table-cell>
          <table:table-cell office:value-type="float" office:value="0.3339522" calcext:value-type="float">
            <text:p>0.3339522</text:p>
          </table:table-cell>
          <table:table-cell office:value-type="float" office:value="0.3780307" calcext:value-type="float">
            <text:p>0.3780307</text:p>
          </table:table-cell>
          <table:table-cell office:value-type="float" office:value="0.371405" calcext:value-type="float">
            <text:p>0.371405</text:p>
          </table:table-cell>
          <table:table-cell office:value-type="float" office:value="0.3787391" calcext:value-type="float">
            <text:p>0.3787391</text:p>
          </table:table-cell>
          <table:table-cell office:value-type="float" office:value="0.3935226" calcext:value-type="float">
            <text:p>0.3935226</text:p>
          </table:table-cell>
          <table:table-cell office:value-type="float" office:value="0.4031266" calcext:value-type="float">
            <text:p>0.403126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29975E-015" calcext:value-type="float">
            <text:p>1.929975E-15</text:p>
          </table:table-cell>
          <table:table-cell office:value-type="float" office:value="1.975764E-015" calcext:value-type="float">
            <text:p>1.975764E-15</text:p>
          </table:table-cell>
          <table:table-cell office:value-type="float" office:value="1.961373E-015" calcext:value-type="float">
            <text:p>1.961373E-15</text:p>
          </table:table-cell>
          <table:table-cell office:value-type="float" office:value="1.989066E-015" calcext:value-type="float">
            <text:p>1.989066E-15</text:p>
          </table:table-cell>
          <table:table-cell office:value-type="float" office:value="9.435934E-016" calcext:value-type="float">
            <text:p>9.435934E-16</text:p>
          </table:table-cell>
          <table:table-cell office:value-type="float" office:value="1.931521E-015" calcext:value-type="float">
            <text:p>1.931521E-15</text:p>
          </table:table-cell>
          <table:table-cell office:value-type="float" office:value="9.344834E-016" calcext:value-type="float">
            <text:p>9.344834E-16</text:p>
          </table:table-cell>
          <table:table-cell office:value-type="float" office:value="9.736548E-016" calcext:value-type="float">
            <text:p>9.736548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610674" calcext:value-type="float">
            <text:p>-0.004610674</text:p>
          </table:table-cell>
          <table:table-cell office:value-type="float" office:value="-0.005421564" calcext:value-type="float">
            <text:p>-0.005421564</text:p>
          </table:table-cell>
          <table:table-cell office:value-type="float" office:value="-0.005688891" calcext:value-type="float">
            <text:p>-0.005688891</text:p>
          </table:table-cell>
          <table:table-cell office:value-type="float" office:value="-0.01157103" calcext:value-type="float">
            <text:p>-0.01157103</text:p>
          </table:table-cell>
          <table:table-cell office:value-type="float" office:value="-0.01578755" calcext:value-type="float">
            <text:p>-0.01578755</text:p>
          </table:table-cell>
          <table:table-cell office:value-type="float" office:value="-0.01505492" calcext:value-type="float">
            <text:p>-0.01505492</text:p>
          </table:table-cell>
          <table:table-cell office:value-type="float" office:value="-0.005029466" calcext:value-type="float">
            <text:p>-0.005029466</text:p>
          </table:table-cell>
          <table:table-cell office:value-type="float" office:value="-0.009624746" calcext:value-type="float">
            <text:p>-0.009624746</text:p>
          </table:table-cell>
          <table:table-cell office:value-type="float" office:value="-0.01016327" calcext:value-type="float">
            <text:p>-0.01016327</text:p>
          </table:table-cell>
          <table:table-cell office:value-type="float" office:value="-0.009430511" calcext:value-type="float">
            <text:p>-0.009430511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20829" calcext:value-type="float">
            <text:p>-0.009720829</text:p>
          </table:table-cell>
          <table:table-cell office:value-type="float" office:value="-0.001992964" calcext:value-type="float">
            <text:p>-0.00199296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95" calcext:value-type="float">
            <text:p>-2.239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19" calcext:value-type="float">
            <text:p>219</text:p>
          </table:table-cell>
          <table:table-cell office:value-type="float" office:value="7082007" calcext:value-type="float">
            <text:p>7082007</text:p>
          </table:table-cell>
          <table:table-cell office:value-type="float" office:value="689.2977" calcext:value-type="float">
            <text:p>689.2977</text:p>
          </table:table-cell>
          <table:table-cell office:value-type="float" office:value="453.6507" calcext:value-type="float">
            <text:p>453.6507</text:p>
          </table:table-cell>
          <table:table-cell office:value-type="float" office:value="22.44374" calcext:value-type="float">
            <text:p>22.44374</text:p>
          </table:table-cell>
          <table:table-cell office:value-type="float" office:value="1108.022" calcext:value-type="float">
            <text:p>1108.022</text:p>
          </table:table-cell>
          <table:table-cell office:value-type="float" office:value="163.9994" calcext:value-type="float">
            <text:p>163.9994</text:p>
          </table:table-cell>
          <table:table-cell office:value-type="float" office:value="0" calcext:value-type="float">
            <text:p>0</text:p>
          </table:table-cell>
          <table:table-cell office:value-type="float" office:value="0.1628512" calcext:value-type="float">
            <text:p>0.1628512</text:p>
          </table:table-cell>
          <table:table-cell office:value-type="float" office:value="0.339845" calcext:value-type="float">
            <text:p>0.339845</text:p>
          </table:table-cell>
          <table:table-cell office:value-type="float" office:value="0.3453949" calcext:value-type="float">
            <text:p>0.3453949</text:p>
          </table:table-cell>
          <table:table-cell office:value-type="float" office:value="0.3512506" calcext:value-type="float">
            <text:p>0.3512506</text:p>
          </table:table-cell>
          <table:table-cell office:value-type="float" office:value="0.3545194" calcext:value-type="float">
            <text:p>0.3545194</text:p>
          </table:table-cell>
          <table:table-cell office:value-type="float" office:value="0.3096691" calcext:value-type="float">
            <text:p>0.3096691</text:p>
          </table:table-cell>
          <table:table-cell office:value-type="float" office:value="0.3067828" calcext:value-type="float">
            <text:p>0.3067828</text:p>
          </table:table-cell>
          <table:table-cell office:value-type="float" office:value="0.3781719" calcext:value-type="float">
            <text:p>0.3781719</text:p>
          </table:table-cell>
          <table:table-cell office:value-type="float" office:value="0.3714262" calcext:value-type="float">
            <text:p>0.3714262</text:p>
          </table:table-cell>
          <table:table-cell office:value-type="float" office:value="0.3785551" calcext:value-type="float">
            <text:p>0.3785551</text:p>
          </table:table-cell>
          <table:table-cell office:value-type="float" office:value="0.3933648" calcext:value-type="float">
            <text:p>0.3933648</text:p>
          </table:table-cell>
          <table:table-cell office:value-type="float" office:value="0.4029768" calcext:value-type="float">
            <text:p>0.402976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0391E-015" calcext:value-type="float">
            <text:p>1.930391E-15</text:p>
          </table:table-cell>
          <table:table-cell office:value-type="float" office:value="1.975726E-015" calcext:value-type="float">
            <text:p>1.975726E-15</text:p>
          </table:table-cell>
          <table:table-cell office:value-type="float" office:value="1.961334E-015" calcext:value-type="float">
            <text:p>1.961334E-15</text:p>
          </table:table-cell>
          <table:table-cell office:value-type="float" office:value="1.989063E-015" calcext:value-type="float">
            <text:p>1.989063E-15</text:p>
          </table:table-cell>
          <table:table-cell office:value-type="float" office:value="9.435778E-016" calcext:value-type="float">
            <text:p>9.435778E-16</text:p>
          </table:table-cell>
          <table:table-cell office:value-type="float" office:value="1.931521E-015" calcext:value-type="float">
            <text:p>1.931521E-15</text:p>
          </table:table-cell>
          <table:table-cell office:value-type="float" office:value="9.344834E-016" calcext:value-type="float">
            <text:p>9.344834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930435" calcext:value-type="float">
            <text:p>-3.930435</text:p>
          </table:table-cell>
          <table:table-cell office:value-type="float" office:value="-0.01626585" calcext:value-type="float">
            <text:p>-0.01626585</text:p>
          </table:table-cell>
          <table:table-cell office:value-type="float" office:value="-0.0147021" calcext:value-type="float">
            <text:p>-0.0147021</text:p>
          </table:table-cell>
          <table:table-cell office:value-type="float" office:value="-0.01333206" calcext:value-type="float">
            <text:p>-0.01333206</text:p>
          </table:table-cell>
          <table:table-cell office:value-type="float" office:value="-0.01260677" calcext:value-type="float">
            <text:p>-0.01260677</text:p>
          </table:table-cell>
          <table:table-cell office:value-type="float" office:value="-0.01145589" calcext:value-type="float">
            <text:p>-0.01145589</text:p>
          </table:table-cell>
          <table:table-cell office:value-type="float" office:value="-0.01039821" calcext:value-type="float">
            <text:p>-0.01039821</text:p>
          </table:table-cell>
          <table:table-cell office:value-type="float" office:value="-0.009501117" calcext:value-type="float">
            <text:p>-0.009501117</text:p>
          </table:table-cell>
          <table:table-cell office:value-type="float" office:value="-0.01015329" calcext:value-type="float">
            <text:p>-0.01015329</text:p>
          </table:table-cell>
          <table:table-cell office:value-type="float" office:value="-0.009509181" calcext:value-type="float">
            <text:p>-0.009509181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23968" calcext:value-type="float">
            <text:p>-0.009723968</text:p>
          </table:table-cell>
          <table:table-cell office:value-type="float" office:value="-0.001996409" calcext:value-type="float">
            <text:p>-0.00199640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4767" calcext:value-type="float">
            <text:p>-2.23476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20" calcext:value-type="float">
            <text:p>220</text:p>
          </table:table-cell>
          <table:table-cell office:value-type="float" office:value="8082007" calcext:value-type="float">
            <text:p>8082007</text:p>
          </table:table-cell>
          <table:table-cell office:value-type="float" office:value="689.2977" calcext:value-type="float">
            <text:p>689.2977</text:p>
          </table:table-cell>
          <table:table-cell office:value-type="float" office:value="461.6504" calcext:value-type="float">
            <text:p>461.6504</text:p>
          </table:table-cell>
          <table:table-cell office:value-type="float" office:value="22.44374" calcext:value-type="float">
            <text:p>22.44374</text:p>
          </table:table-cell>
          <table:table-cell office:value-type="float" office:value="1100.098" calcext:value-type="float">
            <text:p>1100.098</text:p>
          </table:table-cell>
          <table:table-cell office:value-type="float" office:value="163.9237" calcext:value-type="float">
            <text:p>163.9237</text:p>
          </table:table-cell>
          <table:table-cell office:value-type="float" office:value="0" calcext:value-type="float">
            <text:p>0</text:p>
          </table:table-cell>
          <table:table-cell office:value-type="float" office:value="0.116362" calcext:value-type="float">
            <text:p>0.116362</text:p>
          </table:table-cell>
          <table:table-cell office:value-type="float" office:value="0.297358" calcext:value-type="float">
            <text:p>0.297358</text:p>
          </table:table-cell>
          <table:table-cell office:value-type="float" office:value="0.3134923" calcext:value-type="float">
            <text:p>0.3134923</text:p>
          </table:table-cell>
          <table:table-cell office:value-type="float" office:value="0.325377" calcext:value-type="float">
            <text:p>0.325377</text:p>
          </table:table-cell>
          <table:table-cell office:value-type="float" office:value="0.3324503" calcext:value-type="float">
            <text:p>0.3324503</text:p>
          </table:table-cell>
          <table:table-cell office:value-type="float" office:value="0.2993382" calcext:value-type="float">
            <text:p>0.2993382</text:p>
          </table:table-cell>
          <table:table-cell office:value-type="float" office:value="0.2995424" calcext:value-type="float">
            <text:p>0.2995424</text:p>
          </table:table-cell>
          <table:table-cell office:value-type="float" office:value="0.3758742" calcext:value-type="float">
            <text:p>0.3758742</text:p>
          </table:table-cell>
          <table:table-cell office:value-type="float" office:value="0.3709787" calcext:value-type="float">
            <text:p>0.3709787</text:p>
          </table:table-cell>
          <table:table-cell office:value-type="float" office:value="0.3783123" calcext:value-type="float">
            <text:p>0.3783123</text:p>
          </table:table-cell>
          <table:table-cell office:value-type="float" office:value="0.3931419" calcext:value-type="float">
            <text:p>0.3931419</text:p>
          </table:table-cell>
          <table:table-cell office:value-type="float" office:value="0.4028499" calcext:value-type="float">
            <text:p>0.402849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0764E-015" calcext:value-type="float">
            <text:p>1.930764E-15</text:p>
          </table:table-cell>
          <table:table-cell office:value-type="float" office:value="1.97569E-015" calcext:value-type="float">
            <text:p>1.97569E-15</text:p>
          </table:table-cell>
          <table:table-cell office:value-type="float" office:value="1.961301E-015" calcext:value-type="float">
            <text:p>1.961301E-15</text:p>
          </table:table-cell>
          <table:table-cell office:value-type="float" office:value="1.989061E-015" calcext:value-type="float">
            <text:p>1.989061E-15</text:p>
          </table:table-cell>
          <table:table-cell office:value-type="float" office:value="9.435607E-016" calcext:value-type="float">
            <text:p>9.435607E-16</text:p>
          </table:table-cell>
          <table:table-cell office:value-type="float" office:value="1.931521E-015" calcext:value-type="float">
            <text:p>1.931521E-15</text:p>
          </table:table-cell>
          <table:table-cell office:value-type="float" office:value="9.344834E-016" calcext:value-type="float">
            <text:p>9.344834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E-024" calcext:value-type="float">
            <text:p>1.44659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07193" calcext:value-type="float">
            <text:p>-53.07193</text:p>
          </table:table-cell>
          <table:table-cell office:value-type="float" office:value="-0.03817007" calcext:value-type="float">
            <text:p>-0.03817007</text:p>
          </table:table-cell>
          <table:table-cell office:value-type="float" office:value="-0.02667407" calcext:value-type="float">
            <text:p>-0.02667407</text:p>
          </table:table-cell>
          <table:table-cell office:value-type="float" office:value="-0.02128742" calcext:value-type="float">
            <text:p>-0.02128742</text:p>
          </table:table-cell>
          <table:table-cell office:value-type="float" office:value="-0.01867294" calcext:value-type="float">
            <text:p>-0.01867294</text:p>
          </table:table-cell>
          <table:table-cell office:value-type="float" office:value="-0.01479104" calcext:value-type="float">
            <text:p>-0.01479104</text:p>
          </table:table-cell>
          <table:table-cell office:value-type="float" office:value="-0.01270451" calcext:value-type="float">
            <text:p>-0.01270451</text:p>
          </table:table-cell>
          <table:table-cell office:value-type="float" office:value="-0.01083646" calcext:value-type="float">
            <text:p>-0.01083646</text:p>
          </table:table-cell>
          <table:table-cell office:value-type="float" office:value="-0.01035666" calcext:value-type="float">
            <text:p>-0.01035666</text:p>
          </table:table-cell>
          <table:table-cell office:value-type="float" office:value="-0.009614117" calcext:value-type="float">
            <text:p>-0.009614117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2012" calcext:value-type="float">
            <text:p>-0.00972012</text:p>
          </table:table-cell>
          <table:table-cell office:value-type="float" office:value="-0.001999483" calcext:value-type="float">
            <text:p>-0.00199948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0985" calcext:value-type="float">
            <text:p>-2.23098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21" calcext:value-type="float">
            <text:p>221</text:p>
          </table:table-cell>
          <table:table-cell office:value-type="float" office:value="9082007" calcext:value-type="float">
            <text:p>9082007</text:p>
          </table:table-cell>
          <table:table-cell office:value-type="float" office:value="689.2977" calcext:value-type="float">
            <text:p>689.2977</text:p>
          </table:table-cell>
          <table:table-cell office:value-type="float" office:value="467.6031" calcext:value-type="float">
            <text:p>467.6031</text:p>
          </table:table-cell>
          <table:table-cell office:value-type="float" office:value="22.44374" calcext:value-type="float">
            <text:p>22.44374</text:p>
          </table:table-cell>
          <table:table-cell office:value-type="float" office:value="1094.21" calcext:value-type="float">
            <text:p>1094.21</text:p>
          </table:table-cell>
          <table:table-cell office:value-type="float" office:value="163.8594" calcext:value-type="float">
            <text:p>163.8594</text:p>
          </table:table-cell>
          <table:table-cell office:value-type="float" office:value="0" calcext:value-type="float">
            <text:p>0</text:p>
          </table:table-cell>
          <table:table-cell office:value-type="float" office:value="0.1177537" calcext:value-type="float">
            <text:p>0.1177537</text:p>
          </table:table-cell>
          <table:table-cell office:value-type="float" office:value="0.2680047" calcext:value-type="float">
            <text:p>0.2680047</text:p>
          </table:table-cell>
          <table:table-cell office:value-type="float" office:value="0.2910078" calcext:value-type="float">
            <text:p>0.2910078</text:p>
          </table:table-cell>
          <table:table-cell office:value-type="float" office:value="0.3057754" calcext:value-type="float">
            <text:p>0.3057754</text:p>
          </table:table-cell>
          <table:table-cell office:value-type="float" office:value="0.3161533" calcext:value-type="float">
            <text:p>0.3161533</text:p>
          </table:table-cell>
          <table:table-cell office:value-type="float" office:value="0.2899633" calcext:value-type="float">
            <text:p>0.2899633</text:p>
          </table:table-cell>
          <table:table-cell office:value-type="float" office:value="0.2932756" calcext:value-type="float">
            <text:p>0.2932756</text:p>
          </table:table-cell>
          <table:table-cell office:value-type="float" office:value="0.3735994" calcext:value-type="float">
            <text:p>0.3735994</text:p>
          </table:table-cell>
          <table:table-cell office:value-type="float" office:value="0.3702576" calcext:value-type="float">
            <text:p>0.3702576</text:p>
          </table:table-cell>
          <table:table-cell office:value-type="float" office:value="0.3780973" calcext:value-type="float">
            <text:p>0.3780973</text:p>
          </table:table-cell>
          <table:table-cell office:value-type="float" office:value="0.3929847" calcext:value-type="float">
            <text:p>0.3929847</text:p>
          </table:table-cell>
          <table:table-cell office:value-type="float" office:value="0.4027997" calcext:value-type="float">
            <text:p>0.402799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1132E-015" calcext:value-type="float">
            <text:p>1.931132E-15</text:p>
          </table:table-cell>
          <table:table-cell office:value-type="float" office:value="1.975655E-015" calcext:value-type="float">
            <text:p>1.975655E-15</text:p>
          </table:table-cell>
          <table:table-cell office:value-type="float" office:value="1.961266E-015" calcext:value-type="float">
            <text:p>1.961266E-15</text:p>
          </table:table-cell>
          <table:table-cell office:value-type="float" office:value="1.989059E-015" calcext:value-type="float">
            <text:p>1.989059E-15</text:p>
          </table:table-cell>
          <table:table-cell office:value-type="float" office:value="9.435424E-016" calcext:value-type="float">
            <text:p>9.435424E-16</text:p>
          </table:table-cell>
          <table:table-cell office:value-type="float" office:value="1.931521E-015" calcext:value-type="float">
            <text:p>1.931521E-15</text:p>
          </table:table-cell>
          <table:table-cell office:value-type="float" office:value="9.344834E-016" calcext:value-type="float">
            <text:p>9.344834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14457" calcext:value-type="float">
            <text:p>-49.14457</text:p>
          </table:table-cell>
          <table:table-cell office:value-type="float" office:value="-0.08489095" calcext:value-type="float">
            <text:p>-0.08489095</text:p>
          </table:table-cell>
          <table:table-cell office:value-type="float" office:value="-0.04484443" calcext:value-type="float">
            <text:p>-0.04484443</text:p>
          </table:table-cell>
          <table:table-cell office:value-type="float" office:value="-0.0311111" calcext:value-type="float">
            <text:p>-0.0311111</text:p>
          </table:table-cell>
          <table:table-cell office:value-type="float" office:value="-0.02540322" calcext:value-type="float">
            <text:p>-0.02540322</text:p>
          </table:table-cell>
          <table:table-cell office:value-type="float" office:value="-0.01881563" calcext:value-type="float">
            <text:p>-0.01881563</text:p>
          </table:table-cell>
          <table:table-cell office:value-type="float" office:value="-0.01516768" calcext:value-type="float">
            <text:p>-0.01516768</text:p>
          </table:table-cell>
          <table:table-cell office:value-type="float" office:value="-0.01235371" calcext:value-type="float">
            <text:p>-0.01235371</text:p>
          </table:table-cell>
          <table:table-cell office:value-type="float" office:value="-0.01069561" calcext:value-type="float">
            <text:p>-0.01069561</text:p>
          </table:table-cell>
          <table:table-cell office:value-type="float" office:value="-0.009707854" calcext:value-type="float">
            <text:p>-0.009707854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24608" calcext:value-type="float">
            <text:p>-0.009724608</text:p>
          </table:table-cell>
          <table:table-cell office:value-type="float" office:value="-0.002002487" calcext:value-type="float">
            <text:p>-0.00200248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7907" calcext:value-type="float">
            <text:p>-2.22790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22" calcext:value-type="float">
            <text:p>222</text:p>
          </table:table-cell>
          <table:table-cell office:value-type="float" office:value="10082007" calcext:value-type="float">
            <text:p>10082007</text:p>
          </table:table-cell>
          <table:table-cell office:value-type="float" office:value="689.2977" calcext:value-type="float">
            <text:p>689.2977</text:p>
          </table:table-cell>
          <table:table-cell office:value-type="float" office:value="473.3924" calcext:value-type="float">
            <text:p>473.3924</text:p>
          </table:table-cell>
          <table:table-cell office:value-type="float" office:value="22.44374" calcext:value-type="float">
            <text:p>22.44374</text:p>
          </table:table-cell>
          <table:table-cell office:value-type="float" office:value="1088.476" calcext:value-type="float">
            <text:p>1088.476</text:p>
          </table:table-cell>
          <table:table-cell office:value-type="float" office:value="163.8044" calcext:value-type="float">
            <text:p>163.8044</text:p>
          </table:table-cell>
          <table:table-cell office:value-type="float" office:value="0" calcext:value-type="float">
            <text:p>0</text:p>
          </table:table-cell>
          <table:table-cell office:value-type="float" office:value="0.11586" calcext:value-type="float">
            <text:p>0.11586</text:p>
          </table:table-cell>
          <table:table-cell office:value-type="float" office:value="0.2400219" calcext:value-type="float">
            <text:p>0.2400219</text:p>
          </table:table-cell>
          <table:table-cell office:value-type="float" office:value="0.2709047" calcext:value-type="float">
            <text:p>0.2709047</text:p>
          </table:table-cell>
          <table:table-cell office:value-type="float" office:value="0.2877857" calcext:value-type="float">
            <text:p>0.2877857</text:p>
          </table:table-cell>
          <table:table-cell office:value-type="float" office:value="0.2998049" calcext:value-type="float">
            <text:p>0.2998049</text:p>
          </table:table-cell>
          <table:table-cell office:value-type="float" office:value="0.2815076" calcext:value-type="float">
            <text:p>0.2815076</text:p>
          </table:table-cell>
          <table:table-cell office:value-type="float" office:value="0.2873077" calcext:value-type="float">
            <text:p>0.2873077</text:p>
          </table:table-cell>
          <table:table-cell office:value-type="float" office:value="0.371381" calcext:value-type="float">
            <text:p>0.371381</text:p>
          </table:table-cell>
          <table:table-cell office:value-type="float" office:value="0.3692465" calcext:value-type="float">
            <text:p>0.3692465</text:p>
          </table:table-cell>
          <table:table-cell office:value-type="float" office:value="0.3777883" calcext:value-type="float">
            <text:p>0.3777883</text:p>
          </table:table-cell>
          <table:table-cell office:value-type="float" office:value="0.3928107" calcext:value-type="float">
            <text:p>0.3928107</text:p>
          </table:table-cell>
          <table:table-cell office:value-type="float" office:value="0.4027573" calcext:value-type="float">
            <text:p>0.402757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144E-015" calcext:value-type="float">
            <text:p>1.93144E-15</text:p>
          </table:table-cell>
          <table:table-cell office:value-type="float" office:value="1.975625E-015" calcext:value-type="float">
            <text:p>1.975625E-15</text:p>
          </table:table-cell>
          <table:table-cell office:value-type="float" office:value="1.961244E-015" calcext:value-type="float">
            <text:p>1.961244E-15</text:p>
          </table:table-cell>
          <table:table-cell office:value-type="float" office:value="1.989051E-015" calcext:value-type="float">
            <text:p>1.989051E-15</text:p>
          </table:table-cell>
          <table:table-cell office:value-type="float" office:value="9.435303E-016" calcext:value-type="float">
            <text:p>9.435303E-16</text:p>
          </table:table-cell>
          <table:table-cell office:value-type="float" office:value="1.931521E-015" calcext:value-type="float">
            <text:p>1.931521E-15</text:p>
          </table:table-cell>
          <table:table-cell office:value-type="float" office:value="9.344834E-016" calcext:value-type="float">
            <text:p>9.344834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36473" calcext:value-type="float">
            <text:p>-55.36473</text:p>
          </table:table-cell>
          <table:table-cell office:value-type="float" office:value="-0.1982847" calcext:value-type="float">
            <text:p>-0.1982847</text:p>
          </table:table-cell>
          <table:table-cell office:value-type="float" office:value="-0.07782561" calcext:value-type="float">
            <text:p>-0.07782561</text:p>
          </table:table-cell>
          <table:table-cell office:value-type="float" office:value="-0.04887096" calcext:value-type="float">
            <text:p>-0.04887096</text:p>
          </table:table-cell>
          <table:table-cell office:value-type="float" office:value="-0.03575047" calcext:value-type="float">
            <text:p>-0.03575047</text:p>
          </table:table-cell>
          <table:table-cell office:value-type="float" office:value="-0.02352797" calcext:value-type="float">
            <text:p>-0.02352797</text:p>
          </table:table-cell>
          <table:table-cell office:value-type="float" office:value="-0.01801524" calcext:value-type="float">
            <text:p>-0.01801524</text:p>
          </table:table-cell>
          <table:table-cell office:value-type="float" office:value="-0.01405064" calcext:value-type="float">
            <text:p>-0.01405064</text:p>
          </table:table-cell>
          <table:table-cell office:value-type="float" office:value="-0.01119201" calcext:value-type="float">
            <text:p>-0.01119201</text:p>
          </table:table-cell>
          <table:table-cell office:value-type="float" office:value="-0.009843884" calcext:value-type="float">
            <text:p>-0.009843884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25749" calcext:value-type="float">
            <text:p>-0.009725749</text:p>
          </table:table-cell>
          <table:table-cell office:value-type="float" office:value="-0.002004944" calcext:value-type="float">
            <text:p>-0.00200494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5337" calcext:value-type="float">
            <text:p>-2.22533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23" calcext:value-type="float">
            <text:p>223</text:p>
          </table:table-cell>
          <table:table-cell office:value-type="float" office:value="11082007" calcext:value-type="float">
            <text:p>11082007</text:p>
          </table:table-cell>
          <table:table-cell office:value-type="float" office:value="720.4981" calcext:value-type="float">
            <text:p>720.4981</text:p>
          </table:table-cell>
          <table:table-cell office:value-type="float" office:value="480.7458" calcext:value-type="float">
            <text:p>480.7458</text:p>
          </table:table-cell>
          <table:table-cell office:value-type="float" office:value="23.89899" calcext:value-type="float">
            <text:p>23.89899</text:p>
          </table:table-cell>
          <table:table-cell office:value-type="float" office:value="1109.334" calcext:value-type="float">
            <text:p>1109.334</text:p>
          </table:table-cell>
          <table:table-cell office:value-type="float" office:value="165.3373" calcext:value-type="float">
            <text:p>165.3373</text:p>
          </table:table-cell>
          <table:table-cell office:value-type="float" office:value="0" calcext:value-type="float">
            <text:p>0</text:p>
          </table:table-cell>
          <table:table-cell office:value-type="float" office:value="0.4612041" calcext:value-type="float">
            <text:p>0.4612041</text:p>
          </table:table-cell>
          <table:table-cell office:value-type="float" office:value="0.4521794" calcext:value-type="float">
            <text:p>0.4521794</text:p>
          </table:table-cell>
          <table:table-cell office:value-type="float" office:value="0.3583132" calcext:value-type="float">
            <text:p>0.3583132</text:p>
          </table:table-cell>
          <table:table-cell office:value-type="float" office:value="0.3126143" calcext:value-type="float">
            <text:p>0.3126143</text:p>
          </table:table-cell>
          <table:table-cell office:value-type="float" office:value="0.3077217" calcext:value-type="float">
            <text:p>0.3077217</text:p>
          </table:table-cell>
          <table:table-cell office:value-type="float" office:value="0.2834039" calcext:value-type="float">
            <text:p>0.2834039</text:p>
          </table:table-cell>
          <table:table-cell office:value-type="float" office:value="0.3326639" calcext:value-type="float">
            <text:p>0.3326639</text:p>
          </table:table-cell>
          <table:table-cell office:value-type="float" office:value="0.3739204" calcext:value-type="float">
            <text:p>0.3739204</text:p>
          </table:table-cell>
          <table:table-cell office:value-type="float" office:value="0.3686435" calcext:value-type="float">
            <text:p>0.3686435</text:p>
          </table:table-cell>
          <table:table-cell office:value-type="float" office:value="0.377593" calcext:value-type="float">
            <text:p>0.377593</text:p>
          </table:table-cell>
          <table:table-cell office:value-type="float" office:value="0.3927279" calcext:value-type="float">
            <text:p>0.3927279</text:p>
          </table:table-cell>
          <table:table-cell office:value-type="float" office:value="0.402766" calcext:value-type="float">
            <text:p>0.40276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1729E-015" calcext:value-type="float">
            <text:p>1.931729E-15</text:p>
          </table:table-cell>
          <table:table-cell office:value-type="float" office:value="1.975602E-015" calcext:value-type="float">
            <text:p>1.975602E-15</text:p>
          </table:table-cell>
          <table:table-cell office:value-type="float" office:value="1.961218E-015" calcext:value-type="float">
            <text:p>1.961218E-15</text:p>
          </table:table-cell>
          <table:table-cell office:value-type="float" office:value="1.989047E-015" calcext:value-type="float">
            <text:p>1.989047E-15</text:p>
          </table:table-cell>
          <table:table-cell office:value-type="float" office:value="9.435155E-016" calcext:value-type="float">
            <text:p>9.435155E-16</text:p>
          </table:table-cell>
          <table:table-cell office:value-type="float" office:value="1.93152E-015" calcext:value-type="float">
            <text:p>1.93152E-15</text:p>
          </table:table-cell>
          <table:table-cell office:value-type="float" office:value="9.344834E-016" calcext:value-type="float">
            <text:p>9.344834E-16</text:p>
          </table:table-cell>
          <table:table-cell office:value-type="float" office:value="9.736548E-016" calcext:value-type="float">
            <text:p>9.736548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8E-034" calcext:value-type="float">
            <text:p>2.81534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436884" calcext:value-type="float">
            <text:p>-0.002436884</text:p>
          </table:table-cell>
          <table:table-cell office:value-type="float" office:value="-0.002649793" calcext:value-type="float">
            <text:p>-0.002649793</text:p>
          </table:table-cell>
          <table:table-cell office:value-type="float" office:value="-0.01239015" calcext:value-type="float">
            <text:p>-0.01239015</text:p>
          </table:table-cell>
          <table:table-cell office:value-type="float" office:value="-0.0274361" calcext:value-type="float">
            <text:p>-0.0274361</text:p>
          </table:table-cell>
          <table:table-cell office:value-type="float" office:value="-0.03013925" calcext:value-type="float">
            <text:p>-0.03013925</text:p>
          </table:table-cell>
          <table:table-cell office:value-type="float" office:value="-0.02247464" calcext:value-type="float">
            <text:p>-0.02247464</text:p>
          </table:table-cell>
          <table:table-cell office:value-type="float" office:value="-0.005206337" calcext:value-type="float">
            <text:p>-0.005206337</text:p>
          </table:table-cell>
          <table:table-cell office:value-type="float" office:value="-0.01219333" calcext:value-type="float">
            <text:p>-0.01219333</text:p>
          </table:table-cell>
          <table:table-cell office:value-type="float" office:value="-0.01150435" calcext:value-type="float">
            <text:p>-0.01150435</text:p>
          </table:table-cell>
          <table:table-cell office:value-type="float" office:value="-0.009931806" calcext:value-type="float">
            <text:p>-0.009931806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2598" calcext:value-type="float">
            <text:p>-0.00972598</text:p>
          </table:table-cell>
          <table:table-cell office:value-type="float" office:value="-0.002007862" calcext:value-type="float">
            <text:p>-0.00200786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9677" calcext:value-type="float">
            <text:p>-2.23967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24" calcext:value-type="float">
            <text:p>224</text:p>
          </table:table-cell>
          <table:table-cell office:value-type="float" office:value="12082007" calcext:value-type="float">
            <text:p>12082007</text:p>
          </table:table-cell>
          <table:table-cell office:value-type="float" office:value="720.4981" calcext:value-type="float">
            <text:p>720.4981</text:p>
          </table:table-cell>
          <table:table-cell office:value-type="float" office:value="486.1089" calcext:value-type="float">
            <text:p>486.1089</text:p>
          </table:table-cell>
          <table:table-cell office:value-type="float" office:value="23.89899" calcext:value-type="float">
            <text:p>23.89899</text:p>
          </table:table-cell>
          <table:table-cell office:value-type="float" office:value="1104.063" calcext:value-type="float">
            <text:p>1104.063</text:p>
          </table:table-cell>
          <table:table-cell office:value-type="float" office:value="165.2454" calcext:value-type="float">
            <text:p>165.2454</text:p>
          </table:table-cell>
          <table:table-cell office:value-type="float" office:value="0" calcext:value-type="float">
            <text:p>0</text:p>
          </table:table-cell>
          <table:table-cell office:value-type="float" office:value="0.2272024" calcext:value-type="float">
            <text:p>0.2272024</text:p>
          </table:table-cell>
          <table:table-cell office:value-type="float" office:value="0.3457382" calcext:value-type="float">
            <text:p>0.3457382</text:p>
          </table:table-cell>
          <table:table-cell office:value-type="float" office:value="0.3458118" calcext:value-type="float">
            <text:p>0.3458118</text:p>
          </table:table-cell>
          <table:table-cell office:value-type="float" office:value="0.3435936" calcext:value-type="float">
            <text:p>0.3435936</text:p>
          </table:table-cell>
          <table:table-cell office:value-type="float" office:value="0.3417121" calcext:value-type="float">
            <text:p>0.3417121</text:p>
          </table:table-cell>
          <table:table-cell office:value-type="float" office:value="0.2945106" calcext:value-type="float">
            <text:p>0.2945106</text:p>
          </table:table-cell>
          <table:table-cell office:value-type="float" office:value="0.300943" calcext:value-type="float">
            <text:p>0.300943</text:p>
          </table:table-cell>
          <table:table-cell office:value-type="float" office:value="0.3755935" calcext:value-type="float">
            <text:p>0.3755935</text:p>
          </table:table-cell>
          <table:table-cell office:value-type="float" office:value="0.3687545" calcext:value-type="float">
            <text:p>0.3687545</text:p>
          </table:table-cell>
          <table:table-cell office:value-type="float" office:value="0.3774091" calcext:value-type="float">
            <text:p>0.3774091</text:p>
          </table:table-cell>
          <table:table-cell office:value-type="float" office:value="0.3925883" calcext:value-type="float">
            <text:p>0.3925883</text:p>
          </table:table-cell>
          <table:table-cell office:value-type="float" office:value="0.4027089" calcext:value-type="float">
            <text:p>0.402708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2052E-015" calcext:value-type="float">
            <text:p>1.932052E-15</text:p>
          </table:table-cell>
          <table:table-cell office:value-type="float" office:value="1.97557E-015" calcext:value-type="float">
            <text:p>1.97557E-15</text:p>
          </table:table-cell>
          <table:table-cell office:value-type="float" office:value="1.961193E-015" calcext:value-type="float">
            <text:p>1.961193E-15</text:p>
          </table:table-cell>
          <table:table-cell office:value-type="float" office:value="1.989044E-015" calcext:value-type="float">
            <text:p>1.989044E-15</text:p>
          </table:table-cell>
          <table:table-cell office:value-type="float" office:value="9.43499E-016" calcext:value-type="float">
            <text:p>9.43499E-16</text:p>
          </table:table-cell>
          <table:table-cell office:value-type="float" office:value="1.931521E-015" calcext:value-type="float">
            <text:p>1.931521E-15</text:p>
          </table:table-cell>
          <table:table-cell office:value-type="float" office:value="9.344834E-016" calcext:value-type="float">
            <text:p>9.344834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955818" calcext:value-type="float">
            <text:p>-0.2955818</text:p>
          </table:table-cell>
          <table:table-cell office:value-type="float" office:value="-0.01459716" calcext:value-type="float">
            <text:p>-0.01459716</text:p>
          </table:table-cell>
          <table:table-cell office:value-type="float" office:value="-0.01458337" calcext:value-type="float">
            <text:p>-0.01458337</text:p>
          </table:table-cell>
          <table:table-cell office:value-type="float" office:value="-0.01527542" calcext:value-type="float">
            <text:p>-0.01527542</text:p>
          </table:table-cell>
          <table:table-cell office:value-type="float" office:value="-0.01582163" calcext:value-type="float">
            <text:p>-0.01582163</text:p>
          </table:table-cell>
          <table:table-cell office:value-type="float" office:value="-0.01678862" calcext:value-type="float">
            <text:p>-0.01678862</text:p>
          </table:table-cell>
          <table:table-cell office:value-type="float" office:value="-0.01219427" calcext:value-type="float">
            <text:p>-0.01219427</text:p>
          </table:table-cell>
          <table:table-cell office:value-type="float" office:value="-0.011016" calcext:value-type="float">
            <text:p>-0.011016</text:p>
          </table:table-cell>
          <table:table-cell office:value-type="float" office:value="-0.01144813" calcext:value-type="float">
            <text:p>-0.01144813</text:p>
          </table:table-cell>
          <table:table-cell office:value-type="float" office:value="-0.01001501" calcext:value-type="float">
            <text:p>-0.01001501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26648" calcext:value-type="float">
            <text:p>-0.009726648</text:p>
          </table:table-cell>
          <table:table-cell office:value-type="float" office:value="-0.00201043" calcext:value-type="float">
            <text:p>-0.0020104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5559" calcext:value-type="float">
            <text:p>-2.23555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25" calcext:value-type="float">
            <text:p>225</text:p>
          </table:table-cell>
          <table:table-cell office:value-type="float" office:value="13082007" calcext:value-type="float">
            <text:p>13082007</text:p>
          </table:table-cell>
          <table:table-cell office:value-type="float" office:value="720.4981" calcext:value-type="float">
            <text:p>720.4981</text:p>
          </table:table-cell>
          <table:table-cell office:value-type="float" office:value="493.1606" calcext:value-type="float">
            <text:p>493.1606</text:p>
          </table:table-cell>
          <table:table-cell office:value-type="float" office:value="23.89899" calcext:value-type="float">
            <text:p>23.89899</text:p>
          </table:table-cell>
          <table:table-cell office:value-type="float" office:value="1097.091" calcext:value-type="float">
            <text:p>1097.091</text:p>
          </table:table-cell>
          <table:table-cell office:value-type="float" office:value="165.1663" calcext:value-type="float">
            <text:p>165.1663</text:p>
          </table:table-cell>
          <table:table-cell office:value-type="float" office:value="0" calcext:value-type="float">
            <text:p>0</text:p>
          </table:table-cell>
          <table:table-cell office:value-type="float" office:value="0.1457523" calcext:value-type="float">
            <text:p>0.1457523</text:p>
          </table:table-cell>
          <table:table-cell office:value-type="float" office:value="0.3038054" calcext:value-type="float">
            <text:p>0.3038054</text:p>
          </table:table-cell>
          <table:table-cell office:value-type="float" office:value="0.3153815" calcext:value-type="float">
            <text:p>0.3153815</text:p>
          </table:table-cell>
          <table:table-cell office:value-type="float" office:value="0.3225991" calcext:value-type="float">
            <text:p>0.3225991</text:p>
          </table:table-cell>
          <table:table-cell office:value-type="float" office:value="0.3266023" calcext:value-type="float">
            <text:p>0.3266023</text:p>
          </table:table-cell>
          <table:table-cell office:value-type="float" office:value="0.2925987" calcext:value-type="float">
            <text:p>0.2925987</text:p>
          </table:table-cell>
          <table:table-cell office:value-type="float" office:value="0.293705" calcext:value-type="float">
            <text:p>0.293705</text:p>
          </table:table-cell>
          <table:table-cell office:value-type="float" office:value="0.3734213" calcext:value-type="float">
            <text:p>0.3734213</text:p>
          </table:table-cell>
          <table:table-cell office:value-type="float" office:value="0.3684588" calcext:value-type="float">
            <text:p>0.3684588</text:p>
          </table:table-cell>
          <table:table-cell office:value-type="float" office:value="0.3771247" calcext:value-type="float">
            <text:p>0.3771247</text:p>
          </table:table-cell>
          <table:table-cell office:value-type="float" office:value="0.3923387" calcext:value-type="float">
            <text:p>0.3923387</text:p>
          </table:table-cell>
          <table:table-cell office:value-type="float" office:value="0.4025654" calcext:value-type="float">
            <text:p>0.402565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2359E-015" calcext:value-type="float">
            <text:p>1.932359E-15</text:p>
          </table:table-cell>
          <table:table-cell office:value-type="float" office:value="1.975543E-015" calcext:value-type="float">
            <text:p>1.975543E-15</text:p>
          </table:table-cell>
          <table:table-cell office:value-type="float" office:value="1.961167E-015" calcext:value-type="float">
            <text:p>1.961167E-15</text:p>
          </table:table-cell>
          <table:table-cell office:value-type="float" office:value="1.98904E-015" calcext:value-type="float">
            <text:p>1.98904E-15</text:p>
          </table:table-cell>
          <table:table-cell office:value-type="float" office:value="9.434829E-016" calcext:value-type="float">
            <text:p>9.434829E-16</text:p>
          </table:table-cell>
          <table:table-cell office:value-type="float" office:value="1.931521E-015" calcext:value-type="float">
            <text:p>1.931521E-15</text:p>
          </table:table-cell>
          <table:table-cell office:value-type="float" office:value="9.344834E-016" calcext:value-type="float">
            <text:p>9.344834E-16</text:p>
          </table:table-cell>
          <table:table-cell office:value-type="float" office:value="9.736549E-016" calcext:value-type="float">
            <text:p>9.736549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1E-024" calcext:value-type="float">
            <text:p>1.446591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369249" calcext:value-type="float">
            <text:p>-9.369249</text:p>
          </table:table-cell>
          <table:table-cell office:value-type="float" office:value="-0.03241366" calcext:value-type="float">
            <text:p>-0.03241366</text:p>
          </table:table-cell>
          <table:table-cell office:value-type="float" office:value="-0.02568124" calcext:value-type="float">
            <text:p>-0.02568124</text:p>
          </table:table-cell>
          <table:table-cell office:value-type="float" office:value="-0.02242082" calcext:value-type="float">
            <text:p>-0.02242082</text:p>
          </table:table-cell>
          <table:table-cell office:value-type="float" office:value="-0.02081935" calcext:value-type="float">
            <text:p>-0.02081935</text:p>
          </table:table-cell>
          <table:table-cell office:value-type="float" office:value="-0.01758002" calcext:value-type="float">
            <text:p>-0.01758002</text:p>
          </table:table-cell>
          <table:table-cell office:value-type="float" office:value="-0.01498416" calcext:value-type="float">
            <text:p>-0.01498416</text:p>
          </table:table-cell>
          <table:table-cell office:value-type="float" office:value="-0.01248162" calcext:value-type="float">
            <text:p>-0.01248162</text:p>
          </table:table-cell>
          <table:table-cell office:value-type="float" office:value="-0.0115996" calcext:value-type="float">
            <text:p>-0.0115996</text:p>
          </table:table-cell>
          <table:table-cell office:value-type="float" office:value="-0.01014497" calcext:value-type="float">
            <text:p>-0.01014497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26291" calcext:value-type="float">
            <text:p>-0.009726291</text:p>
          </table:table-cell>
          <table:table-cell office:value-type="float" office:value="-0.002012787" calcext:value-type="float">
            <text:p>-0.00201278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2197" calcext:value-type="float">
            <text:p>-2.23219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26" calcext:value-type="float">
            <text:p>226</text:p>
          </table:table-cell>
          <table:table-cell office:value-type="float" office:value="14082007" calcext:value-type="float">
            <text:p>14082007</text:p>
          </table:table-cell>
          <table:table-cell office:value-type="float" office:value="726.798" calcext:value-type="float">
            <text:p>726.798</text:p>
          </table:table-cell>
          <table:table-cell office:value-type="float" office:value="496.6508" calcext:value-type="float">
            <text:p>496.6508</text:p>
          </table:table-cell>
          <table:table-cell office:value-type="float" office:value="23.89899" calcext:value-type="float">
            <text:p>23.89899</text:p>
          </table:table-cell>
          <table:table-cell office:value-type="float" office:value="1099.928" calcext:value-type="float">
            <text:p>1099.928</text:p>
          </table:table-cell>
          <table:table-cell office:value-type="float" office:value="165.1391" calcext:value-type="float">
            <text:p>165.1391</text:p>
          </table:table-cell>
          <table:table-cell office:value-type="float" office:value="0" calcext:value-type="float">
            <text:p>0</text:p>
          </table:table-cell>
          <table:table-cell office:value-type="float" office:value="0.5241124" calcext:value-type="float">
            <text:p>0.5241124</text:p>
          </table:table-cell>
          <table:table-cell office:value-type="float" office:value="0.2983545" calcext:value-type="float">
            <text:p>0.2983545</text:p>
          </table:table-cell>
          <table:table-cell office:value-type="float" office:value="0.3015569" calcext:value-type="float">
            <text:p>0.3015569</text:p>
          </table:table-cell>
          <table:table-cell office:value-type="float" office:value="0.3113316" calcext:value-type="float">
            <text:p>0.3113316</text:p>
          </table:table-cell>
          <table:table-cell office:value-type="float" office:value="0.317898" calcext:value-type="float">
            <text:p>0.317898</text:p>
          </table:table-cell>
          <table:table-cell office:value-type="float" office:value="0.2880421" calcext:value-type="float">
            <text:p>0.2880421</text:p>
          </table:table-cell>
          <table:table-cell office:value-type="float" office:value="0.2901888" calcext:value-type="float">
            <text:p>0.2901888</text:p>
          </table:table-cell>
          <table:table-cell office:value-type="float" office:value="0.371838" calcext:value-type="float">
            <text:p>0.371838</text:p>
          </table:table-cell>
          <table:table-cell office:value-type="float" office:value="0.3681013" calcext:value-type="float">
            <text:p>0.3681013</text:p>
          </table:table-cell>
          <table:table-cell office:value-type="float" office:value="0.3769798" calcext:value-type="float">
            <text:p>0.3769798</text:p>
          </table:table-cell>
          <table:table-cell office:value-type="float" office:value="0.3922433" calcext:value-type="float">
            <text:p>0.3922433</text:p>
          </table:table-cell>
          <table:table-cell office:value-type="float" office:value="0.4025259" calcext:value-type="float">
            <text:p>0.402525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2652E-015" calcext:value-type="float">
            <text:p>1.932652E-15</text:p>
          </table:table-cell>
          <table:table-cell office:value-type="float" office:value="1.975518E-015" calcext:value-type="float">
            <text:p>1.975518E-15</text:p>
          </table:table-cell>
          <table:table-cell office:value-type="float" office:value="1.961138E-015" calcext:value-type="float">
            <text:p>1.961138E-15</text:p>
          </table:table-cell>
          <table:table-cell office:value-type="float" office:value="1.989043E-015" calcext:value-type="float">
            <text:p>1.989043E-15</text:p>
          </table:table-cell>
          <table:table-cell office:value-type="float" office:value="9.434637E-016" calcext:value-type="float">
            <text:p>9.434637E-16</text:p>
          </table:table-cell>
          <table:table-cell office:value-type="float" office:value="1.931521E-015" calcext:value-type="float">
            <text:p>1.931521E-15</text:p>
          </table:table-cell>
          <table:table-cell office:value-type="float" office:value="9.344834E-016" calcext:value-type="float">
            <text:p>9.344834E-16</text:p>
          </table:table-cell>
          <table:table-cell office:value-type="float" office:value="9.736551E-016" calcext:value-type="float">
            <text:p>9.736551E-16</text:p>
          </table:table-cell>
          <table:table-cell office:value-type="float" office:value="5.804248E-020" calcext:value-type="float">
            <text:p>5.804248E-20</text:p>
          </table:table-cell>
          <table:table-cell office:value-type="float" office:value="1.44659E-024" calcext:value-type="float">
            <text:p>1.44659E-24</text:p>
          </table:table-cell>
          <table:table-cell office:value-type="float" office:value="2.84466E-029" calcext:value-type="float">
            <text:p>2.84466E-29</text:p>
          </table:table-cell>
          <table:table-cell office:value-type="float" office:value="2.815347E-034" calcext:value-type="float">
            <text:p>2.815347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441487" calcext:value-type="float">
            <text:p>-0.001441487</text:p>
          </table:table-cell>
          <table:table-cell office:value-type="float" office:value="-0.03839719" calcext:value-type="float">
            <text:p>-0.03839719</text:p>
          </table:table-cell>
          <table:table-cell office:value-type="float" office:value="-0.03414193" calcext:value-type="float">
            <text:p>-0.03414193</text:p>
          </table:table-cell>
          <table:table-cell office:value-type="float" office:value="-0.02787898" calcext:value-type="float">
            <text:p>-0.02787898</text:p>
          </table:table-cell>
          <table:table-cell office:value-type="float" office:value="-0.02456785" calcext:value-type="float">
            <text:p>-0.02456785</text:p>
          </table:table-cell>
          <table:table-cell office:value-type="float" office:value="-0.01979465" calcext:value-type="float">
            <text:p>-0.01979465</text:p>
          </table:table-cell>
          <table:table-cell office:value-type="float" office:value="-0.01657633" calcext:value-type="float">
            <text:p>-0.01657633</text:p>
          </table:table-cell>
          <table:table-cell office:value-type="float" office:value="-0.01368573" calcext:value-type="float">
            <text:p>-0.01368573</text:p>
          </table:table-cell>
          <table:table-cell office:value-type="float" office:value="-0.01178746" calcext:value-type="float">
            <text:p>-0.01178746</text:p>
          </table:table-cell>
          <table:table-cell office:value-type="float" office:value="-0.01021203" calcext:value-type="float">
            <text:p>-0.01021203</text:p>
          </table:table-cell>
          <table:table-cell office:value-type="float" office:value="0" calcext:value-type="float">
            <text:p>0</text:p>
          </table:table-cell>
          <table:table-cell office:value-type="float" office:value="0.03803413" calcext:value-type="float">
            <text:p>0.03803413</text:p>
          </table:table-cell>
          <table:table-cell office:value-type="float" office:value="-0.009725248" calcext:value-type="float">
            <text:p>-0.009725248</text:p>
          </table:table-cell>
          <table:table-cell office:value-type="float" office:value="-0.002015054" calcext:value-type="float">
            <text:p>-0.00201505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9522" calcext:value-type="float">
            <text:p>-2.22952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27" calcext:value-type="float">
            <text:p>227</text:p>
          </table:table-cell>
          <table:table-cell office:value-type="float" office:value="15082007" calcext:value-type="float">
            <text:p>15082007</text:p>
          </table:table-cell>
          <table:table-cell office:value-type="float" office:value="756.4976" calcext:value-type="float">
            <text:p>756.4976</text:p>
          </table:table-cell>
          <table:table-cell office:value-type="float" office:value="499.7346" calcext:value-type="float">
            <text:p>499.7346</text:p>
          </table:table-cell>
          <table:table-cell office:value-type="float" office:value="29.17982" calcext:value-type="float">
            <text:p>29.17982</text:p>
          </table:table-cell>
          <table:table-cell office:value-type="float" office:value="1120.105" calcext:value-type="float">
            <text:p>1120.105</text:p>
          </table:table-cell>
          <table:table-cell office:value-type="float" office:value="166.2965" calcext:value-type="float">
            <text:p>166.2965</text:p>
          </table:table-cell>
          <table:table-cell office:value-type="float" office:value="0" calcext:value-type="float">
            <text:p>0</text:p>
          </table:table-cell>
          <table:table-cell office:value-type="float" office:value="0.4032852" calcext:value-type="float">
            <text:p>0.4032852</text:p>
          </table:table-cell>
          <table:table-cell office:value-type="float" office:value="0.407214" calcext:value-type="float">
            <text:p>0.407214</text:p>
          </table:table-cell>
          <table:table-cell office:value-type="float" office:value="0.4115543" calcext:value-type="float">
            <text:p>0.4115543</text:p>
          </table:table-cell>
          <table:table-cell office:value-type="float" office:value="0.4155326" calcext:value-type="float">
            <text:p>0.4155326</text:p>
          </table:table-cell>
          <table:table-cell office:value-type="float" office:value="0.4169638" calcext:value-type="float">
            <text:p>0.4169638</text:p>
          </table:table-cell>
          <table:table-cell office:value-type="float" office:value="0.317932" calcext:value-type="float">
            <text:p>0.317932</text:p>
          </table:table-cell>
          <table:table-cell office:value-type="float" office:value="0.3150431" calcext:value-type="float">
            <text:p>0.3150431</text:p>
          </table:table-cell>
          <table:table-cell office:value-type="float" office:value="0.3756079" calcext:value-type="float">
            <text:p>0.3756079</text:p>
          </table:table-cell>
          <table:table-cell office:value-type="float" office:value="0.3681954" calcext:value-type="float">
            <text:p>0.3681954</text:p>
          </table:table-cell>
          <table:table-cell office:value-type="float" office:value="0.3769921" calcext:value-type="float">
            <text:p>0.3769921</text:p>
          </table:table-cell>
          <table:table-cell office:value-type="float" office:value="0.392312" calcext:value-type="float">
            <text:p>0.392312</text:p>
          </table:table-cell>
          <table:table-cell office:value-type="float" office:value="0.4025306" calcext:value-type="float">
            <text:p>0.402530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6145E-015" calcext:value-type="float">
            <text:p>1.936145E-15</text:p>
          </table:table-cell>
          <table:table-cell office:value-type="float" office:value="1.975485E-015" calcext:value-type="float">
            <text:p>1.975485E-15</text:p>
          </table:table-cell>
          <table:table-cell office:value-type="float" office:value="1.961123E-015" calcext:value-type="float">
            <text:p>1.961123E-15</text:p>
          </table:table-cell>
          <table:table-cell office:value-type="float" office:value="1.988702E-015" calcext:value-type="float">
            <text:p>1.988702E-15</text:p>
          </table:table-cell>
          <table:table-cell office:value-type="float" office:value="9.439814E-016" calcext:value-type="float">
            <text:p>9.439814E-16</text:p>
          </table:table-cell>
          <table:table-cell office:value-type="float" office:value="1.931359E-015" calcext:value-type="float">
            <text:p>1.931359E-15</text:p>
          </table:table-cell>
          <table:table-cell office:value-type="float" office:value="9.344926E-016" calcext:value-type="float">
            <text:p>9.344926E-16</text:p>
          </table:table-cell>
          <table:table-cell office:value-type="float" office:value="9.735895E-016" calcext:value-type="float">
            <text:p>9.735895E-16</text:p>
          </table:table-cell>
          <table:table-cell office:value-type="float" office:value="5.803962E-020" calcext:value-type="float">
            <text:p>5.803962E-20</text:p>
          </table:table-cell>
          <table:table-cell office:value-type="float" office:value="1.446532E-024" calcext:value-type="float">
            <text:p>1.446532E-24</text:p>
          </table:table-cell>
          <table:table-cell office:value-type="float" office:value="2.844497E-029" calcext:value-type="float">
            <text:p>2.844497E-29</text:p>
          </table:table-cell>
          <table:table-cell office:value-type="float" office:value="2.815234E-034" calcext:value-type="float">
            <text:p>2.81523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662034" calcext:value-type="float">
            <text:p>-0.005662034</text:p>
          </table:table-cell>
          <table:table-cell office:value-type="float" office:value="-0.00532253" calcext:value-type="float">
            <text:p>-0.00532253</text:p>
          </table:table-cell>
          <table:table-cell office:value-type="float" office:value="-0.004992388" calcext:value-type="float">
            <text:p>-0.004992388</text:p>
          </table:table-cell>
          <table:table-cell office:value-type="float" office:value="-0.00476357" calcext:value-type="float">
            <text:p>-0.00476357</text:p>
          </table:table-cell>
          <table:table-cell office:value-type="float" office:value="-0.004670704" calcext:value-type="float">
            <text:p>-0.004670704</text:p>
          </table:table-cell>
          <table:table-cell office:value-type="float" office:value="-0.009505183" calcext:value-type="float">
            <text:p>-0.009505183</text:p>
          </table:table-cell>
          <table:table-cell office:value-type="float" office:value="-0.008298406" calcext:value-type="float">
            <text:p>-0.008298406</text:p>
          </table:table-cell>
          <table:table-cell office:value-type="float" office:value="-0.01102985" calcext:value-type="float">
            <text:p>-0.01102985</text:p>
          </table:table-cell>
          <table:table-cell office:value-type="float" office:value="-0.01174115" calcext:value-type="float">
            <text:p>-0.01174115</text:p>
          </table:table-cell>
          <table:table-cell office:value-type="float" office:value="-0.01020639" calcext:value-type="float">
            <text:p>-0.01020639</text:p>
          </table:table-cell>
          <table:table-cell office:value-type="float" office:value="0" calcext:value-type="float">
            <text:p>0</text:p>
          </table:table-cell>
          <table:table-cell office:value-type="float" office:value="0.05484522" calcext:value-type="float">
            <text:p>0.05484522</text:p>
          </table:table-cell>
          <table:table-cell office:value-type="float" office:value="-0.009727051" calcext:value-type="float">
            <text:p>-0.009727051</text:p>
          </table:table-cell>
          <table:table-cell office:value-type="float" office:value="-0.002017817" calcext:value-type="float">
            <text:p>-0.00201781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9167" calcext:value-type="float">
            <text:p>-2.23916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28" calcext:value-type="float">
            <text:p>228</text:p>
          </table:table-cell>
          <table:table-cell office:value-type="float" office:value="16082007" calcext:value-type="float">
            <text:p>16082007</text:p>
          </table:table-cell>
          <table:table-cell office:value-type="float" office:value="756.4976" calcext:value-type="float">
            <text:p>756.4976</text:p>
          </table:table-cell>
          <table:table-cell office:value-type="float" office:value="506.2619" calcext:value-type="float">
            <text:p>506.2619</text:p>
          </table:table-cell>
          <table:table-cell office:value-type="float" office:value="29.17982" calcext:value-type="float">
            <text:p>29.17982</text:p>
          </table:table-cell>
          <table:table-cell office:value-type="float" office:value="1113.669" calcext:value-type="float">
            <text:p>1113.669</text:p>
          </table:table-cell>
          <table:table-cell office:value-type="float" office:value="166.2052" calcext:value-type="float">
            <text:p>166.2052</text:p>
          </table:table-cell>
          <table:table-cell office:value-type="float" office:value="0" calcext:value-type="float">
            <text:p>0</text:p>
          </table:table-cell>
          <table:table-cell office:value-type="float" office:value="0.2041672" calcext:value-type="float">
            <text:p>0.2041672</text:p>
          </table:table-cell>
          <table:table-cell office:value-type="float" office:value="0.3720944" calcext:value-type="float">
            <text:p>0.3720944</text:p>
          </table:table-cell>
          <table:table-cell office:value-type="float" office:value="0.3756347" calcext:value-type="float">
            <text:p>0.3756347</text:p>
          </table:table-cell>
          <table:table-cell office:value-type="float" office:value="0.3801128" calcext:value-type="float">
            <text:p>0.3801128</text:p>
          </table:table-cell>
          <table:table-cell office:value-type="float" office:value="0.3827974" calcext:value-type="float">
            <text:p>0.3827974</text:p>
          </table:table-cell>
          <table:table-cell office:value-type="float" office:value="0.3273188" calcext:value-type="float">
            <text:p>0.3273188</text:p>
          </table:table-cell>
          <table:table-cell office:value-type="float" office:value="0.317177" calcext:value-type="float">
            <text:p>0.317177</text:p>
          </table:table-cell>
          <table:table-cell office:value-type="float" office:value="0.3772021" calcext:value-type="float">
            <text:p>0.3772021</text:p>
          </table:table-cell>
          <table:table-cell office:value-type="float" office:value="0.3684109" calcext:value-type="float">
            <text:p>0.3684109</text:p>
          </table:table-cell>
          <table:table-cell office:value-type="float" office:value="0.3768357" calcext:value-type="float">
            <text:p>0.3768357</text:p>
          </table:table-cell>
          <table:table-cell office:value-type="float" office:value="0.3921725" calcext:value-type="float">
            <text:p>0.3921725</text:p>
          </table:table-cell>
          <table:table-cell office:value-type="float" office:value="0.4024232" calcext:value-type="float">
            <text:p>0.402423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6443E-015" calcext:value-type="float">
            <text:p>1.936443E-15</text:p>
          </table:table-cell>
          <table:table-cell office:value-type="float" office:value="1.975461E-015" calcext:value-type="float">
            <text:p>1.975461E-15</text:p>
          </table:table-cell>
          <table:table-cell office:value-type="float" office:value="1.961098E-015" calcext:value-type="float">
            <text:p>1.961098E-15</text:p>
          </table:table-cell>
          <table:table-cell office:value-type="float" office:value="1.988698E-015" calcext:value-type="float">
            <text:p>1.988698E-15</text:p>
          </table:table-cell>
          <table:table-cell office:value-type="float" office:value="9.439663E-016" calcext:value-type="float">
            <text:p>9.439663E-16</text:p>
          </table:table-cell>
          <table:table-cell office:value-type="float" office:value="1.931359E-015" calcext:value-type="float">
            <text:p>1.931359E-15</text:p>
          </table:table-cell>
          <table:table-cell office:value-type="float" office:value="9.344926E-016" calcext:value-type="float">
            <text:p>9.344926E-16</text:p>
          </table:table-cell>
          <table:table-cell office:value-type="float" office:value="9.735897E-016" calcext:value-type="float">
            <text:p>9.735897E-16</text:p>
          </table:table-cell>
          <table:table-cell office:value-type="float" office:value="5.803962E-020" calcext:value-type="float">
            <text:p>5.803962E-20</text:p>
          </table:table-cell>
          <table:table-cell office:value-type="float" office:value="1.446532E-024" calcext:value-type="float">
            <text:p>1.446532E-24</text:p>
          </table:table-cell>
          <table:table-cell office:value-type="float" office:value="2.844497E-029" calcext:value-type="float">
            <text:p>2.844497E-29</text:p>
          </table:table-cell>
          <table:table-cell office:value-type="float" office:value="2.815233E-034" calcext:value-type="float">
            <text:p>2.8152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759627" calcext:value-type="float">
            <text:p>-0.6759627</text:p>
          </table:table-cell>
          <table:table-cell office:value-type="float" office:value="-0.009308437" calcext:value-type="float">
            <text:p>-0.009308437</text:p>
          </table:table-cell>
          <table:table-cell office:value-type="float" office:value="-0.008783675" calcext:value-type="float">
            <text:p>-0.008783675</text:p>
          </table:table-cell>
          <table:table-cell office:value-type="float" office:value="-0.008234676" calcext:value-type="float">
            <text:p>-0.008234676</text:p>
          </table:table-cell>
          <table:table-cell office:value-type="float" office:value="-0.007889608" calcext:value-type="float">
            <text:p>-0.007889608</text:p>
          </table:table-cell>
          <table:table-cell office:value-type="float" office:value="-0.007531914" calcext:value-type="float">
            <text:p>-0.007531914</text:p>
          </table:table-cell>
          <table:table-cell office:value-type="float" office:value="-0.007867623" calcext:value-type="float">
            <text:p>-0.007867623</text:p>
          </table:table-cell>
          <table:table-cell office:value-type="float" office:value="-0.01006771" calcext:value-type="float">
            <text:p>-0.01006771</text:p>
          </table:table-cell>
          <table:table-cell office:value-type="float" office:value="-0.01162901" calcext:value-type="float">
            <text:p>-0.01162901</text:p>
          </table:table-cell>
          <table:table-cell office:value-type="float" office:value="-0.01027931" calcext:value-type="float">
            <text:p>-0.01027931</text:p>
          </table:table-cell>
          <table:table-cell office:value-type="float" office:value="0" calcext:value-type="float">
            <text:p>0</text:p>
          </table:table-cell>
          <table:table-cell office:value-type="float" office:value="0.05484522" calcext:value-type="float">
            <text:p>0.05484522</text:p>
          </table:table-cell>
          <table:table-cell office:value-type="float" office:value="-0.009727622" calcext:value-type="float">
            <text:p>-0.009727622</text:p>
          </table:table-cell>
          <table:table-cell office:value-type="float" office:value="-0.002019932" calcext:value-type="float">
            <text:p>-0.00201993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5643" calcext:value-type="float">
            <text:p>-2.235643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29" calcext:value-type="float">
            <text:p>229</text:p>
          </table:table-cell>
          <table:table-cell office:value-type="float" office:value="17082007" calcext:value-type="float">
            <text:p>17082007</text:p>
          </table:table-cell>
          <table:table-cell office:value-type="float" office:value="756.4976" calcext:value-type="float">
            <text:p>756.4976</text:p>
          </table:table-cell>
          <table:table-cell office:value-type="float" office:value="512.2527" calcext:value-type="float">
            <text:p>512.2527</text:p>
          </table:table-cell>
          <table:table-cell office:value-type="float" office:value="29.17982" calcext:value-type="float">
            <text:p>29.17982</text:p>
          </table:table-cell>
          <table:table-cell office:value-type="float" office:value="1107.759" calcext:value-type="float">
            <text:p>1107.759</text:p>
          </table:table-cell>
          <table:table-cell office:value-type="float" office:value="166.1248" calcext:value-type="float">
            <text:p>166.1248</text:p>
          </table:table-cell>
          <table:table-cell office:value-type="float" office:value="0" calcext:value-type="float">
            <text:p>0</text:p>
          </table:table-cell>
          <table:table-cell office:value-type="float" office:value="0.1613691" calcext:value-type="float">
            <text:p>0.1613691</text:p>
          </table:table-cell>
          <table:table-cell office:value-type="float" office:value="0.3440257" calcext:value-type="float">
            <text:p>0.3440257</text:p>
          </table:table-cell>
          <table:table-cell office:value-type="float" office:value="0.3497656" calcext:value-type="float">
            <text:p>0.3497656</text:p>
          </table:table-cell>
          <table:table-cell office:value-type="float" office:value="0.3571251" calcext:value-type="float">
            <text:p>0.3571251</text:p>
          </table:table-cell>
          <table:table-cell office:value-type="float" office:value="0.3617777" calcext:value-type="float">
            <text:p>0.3617777</text:p>
          </table:table-cell>
          <table:table-cell office:value-type="float" office:value="0.3164546" calcext:value-type="float">
            <text:p>0.3164546</text:p>
          </table:table-cell>
          <table:table-cell office:value-type="float" office:value="0.310867" calcext:value-type="float">
            <text:p>0.310867</text:p>
          </table:table-cell>
          <table:table-cell office:value-type="float" office:value="0.3780023" calcext:value-type="float">
            <text:p>0.3780023</text:p>
          </table:table-cell>
          <table:table-cell office:value-type="float" office:value="0.3687637" calcext:value-type="float">
            <text:p>0.3687637</text:p>
          </table:table-cell>
          <table:table-cell office:value-type="float" office:value="0.3766638" calcext:value-type="float">
            <text:p>0.3766638</text:p>
          </table:table-cell>
          <table:table-cell office:value-type="float" office:value="0.3919858" calcext:value-type="float">
            <text:p>0.3919858</text:p>
          </table:table-cell>
          <table:table-cell office:value-type="float" office:value="0.4023288" calcext:value-type="float">
            <text:p>0.402328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674E-015" calcext:value-type="float">
            <text:p>1.93674E-15</text:p>
          </table:table-cell>
          <table:table-cell office:value-type="float" office:value="1.975437E-015" calcext:value-type="float">
            <text:p>1.975437E-15</text:p>
          </table:table-cell>
          <table:table-cell office:value-type="float" office:value="1.961074E-015" calcext:value-type="float">
            <text:p>1.961074E-15</text:p>
          </table:table-cell>
          <table:table-cell office:value-type="float" office:value="1.988692E-015" calcext:value-type="float">
            <text:p>1.988692E-15</text:p>
          </table:table-cell>
          <table:table-cell office:value-type="float" office:value="9.439529E-016" calcext:value-type="float">
            <text:p>9.439529E-16</text:p>
          </table:table-cell>
          <table:table-cell office:value-type="float" office:value="1.931359E-015" calcext:value-type="float">
            <text:p>1.931359E-15</text:p>
          </table:table-cell>
          <table:table-cell office:value-type="float" office:value="9.344926E-016" calcext:value-type="float">
            <text:p>9.344926E-16</text:p>
          </table:table-cell>
          <table:table-cell office:value-type="float" office:value="9.735895E-016" calcext:value-type="float">
            <text:p>9.735895E-16</text:p>
          </table:table-cell>
          <table:table-cell office:value-type="float" office:value="5.803962E-020" calcext:value-type="float">
            <text:p>5.803962E-20</text:p>
          </table:table-cell>
          <table:table-cell office:value-type="float" office:value="1.446532E-024" calcext:value-type="float">
            <text:p>1.446532E-24</text:p>
          </table:table-cell>
          <table:table-cell office:value-type="float" office:value="2.844497E-029" calcext:value-type="float">
            <text:p>2.844497E-29</text:p>
          </table:table-cell>
          <table:table-cell office:value-type="float" office:value="2.815233E-034" calcext:value-type="float">
            <text:p>2.8152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41264" calcext:value-type="float">
            <text:p>-4.241264</text:p>
          </table:table-cell>
          <table:table-cell office:value-type="float" office:value="-0.01509762" calcext:value-type="float">
            <text:p>-0.01509762</text:p>
          </table:table-cell>
          <table:table-cell office:value-type="float" office:value="-0.01362012" calcext:value-type="float">
            <text:p>-0.01362012</text:p>
          </table:table-cell>
          <table:table-cell office:value-type="float" office:value="-0.01205057" calcext:value-type="float">
            <text:p>-0.01205057</text:p>
          </table:table-cell>
          <table:table-cell office:value-type="float" office:value="-0.01113462" calcext:value-type="float">
            <text:p>-0.01113462</text:p>
          </table:table-cell>
          <table:table-cell office:value-type="float" office:value="-0.009711855" calcext:value-type="float">
            <text:p>-0.009711855</text:p>
          </table:table-cell>
          <table:table-cell office:value-type="float" office:value="-0.0093062" calcext:value-type="float">
            <text:p>-0.0093062</text:p>
          </table:table-cell>
          <table:table-cell office:value-type="float" office:value="-0.009601683" calcext:value-type="float">
            <text:p>-0.009601683</text:p>
          </table:table-cell>
          <table:table-cell office:value-type="float" office:value="-0.01144521" calcext:value-type="float">
            <text:p>-0.01144521</text:p>
          </table:table-cell>
          <table:table-cell office:value-type="float" office:value="-0.01035987" calcext:value-type="float">
            <text:p>-0.01035987</text:p>
          </table:table-cell>
          <table:table-cell office:value-type="float" office:value="0" calcext:value-type="float">
            <text:p>0</text:p>
          </table:table-cell>
          <table:table-cell office:value-type="float" office:value="0.05484522" calcext:value-type="float">
            <text:p>0.05484522</text:p>
          </table:table-cell>
          <table:table-cell office:value-type="float" office:value="-0.009724533" calcext:value-type="float">
            <text:p>-0.009724533</text:p>
          </table:table-cell>
          <table:table-cell office:value-type="float" office:value="-0.00202219" calcext:value-type="float">
            <text:p>-0.0020221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2814" calcext:value-type="float">
            <text:p>-2.23281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30" calcext:value-type="float">
            <text:p>230</text:p>
          </table:table-cell>
          <table:table-cell office:value-type="float" office:value="18082007" calcext:value-type="float">
            <text:p>18082007</text:p>
          </table:table-cell>
          <table:table-cell office:value-type="float" office:value="756.4976" calcext:value-type="float">
            <text:p>756.4976</text:p>
          </table:table-cell>
          <table:table-cell office:value-type="float" office:value="518.5368" calcext:value-type="float">
            <text:p>518.5368</text:p>
          </table:table-cell>
          <table:table-cell office:value-type="float" office:value="29.17982" calcext:value-type="float">
            <text:p>29.17982</text:p>
          </table:table-cell>
          <table:table-cell office:value-type="float" office:value="1101.547" calcext:value-type="float">
            <text:p>1101.547</text:p>
          </table:table-cell>
          <table:table-cell office:value-type="float" office:value="166.053" calcext:value-type="float">
            <text:p>166.053</text:p>
          </table:table-cell>
          <table:table-cell office:value-type="float" office:value="0" calcext:value-type="float">
            <text:p>0</text:p>
          </table:table-cell>
          <table:table-cell office:value-type="float" office:value="0.125724" calcext:value-type="float">
            <text:p>0.125724</text:p>
          </table:table-cell>
          <table:table-cell office:value-type="float" office:value="0.3157513" calcext:value-type="float">
            <text:p>0.3157513</text:p>
          </table:table-cell>
          <table:table-cell office:value-type="float" office:value="0.3260895" calcext:value-type="float">
            <text:p>0.3260895</text:p>
          </table:table-cell>
          <table:table-cell office:value-type="float" office:value="0.3362966" calcext:value-type="float">
            <text:p>0.3362966</text:p>
          </table:table-cell>
          <table:table-cell office:value-type="float" office:value="0.3430265" calcext:value-type="float">
            <text:p>0.3430265</text:p>
          </table:table-cell>
          <table:table-cell office:value-type="float" office:value="0.3050938" calcext:value-type="float">
            <text:p>0.3050938</text:p>
          </table:table-cell>
          <table:table-cell office:value-type="float" office:value="0.3035273" calcext:value-type="float">
            <text:p>0.3035273</text:p>
          </table:table-cell>
          <table:table-cell office:value-type="float" office:value="0.3767399" calcext:value-type="float">
            <text:p>0.3767399</text:p>
          </table:table-cell>
          <table:table-cell office:value-type="float" office:value="0.3689063" calcext:value-type="float">
            <text:p>0.3689063</text:p>
          </table:table-cell>
          <table:table-cell office:value-type="float" office:value="0.3764969" calcext:value-type="float">
            <text:p>0.3764969</text:p>
          </table:table-cell>
          <table:table-cell office:value-type="float" office:value="0.3917865" calcext:value-type="float">
            <text:p>0.3917865</text:p>
          </table:table-cell>
          <table:table-cell office:value-type="float" office:value="0.4022502" calcext:value-type="float">
            <text:p>0.402250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047E-015" calcext:value-type="float">
            <text:p>1.937047E-15</text:p>
          </table:table-cell>
          <table:table-cell office:value-type="float" office:value="1.975408E-015" calcext:value-type="float">
            <text:p>1.975408E-15</text:p>
          </table:table-cell>
          <table:table-cell office:value-type="float" office:value="1.961046E-015" calcext:value-type="float">
            <text:p>1.961046E-15</text:p>
          </table:table-cell>
          <table:table-cell office:value-type="float" office:value="1.988692E-015" calcext:value-type="float">
            <text:p>1.988692E-15</text:p>
          </table:table-cell>
          <table:table-cell office:value-type="float" office:value="9.439358E-016" calcext:value-type="float">
            <text:p>9.439358E-16</text:p>
          </table:table-cell>
          <table:table-cell office:value-type="float" office:value="1.931359E-015" calcext:value-type="float">
            <text:p>1.931359E-15</text:p>
          </table:table-cell>
          <table:table-cell office:value-type="float" office:value="9.344926E-016" calcext:value-type="float">
            <text:p>9.344926E-16</text:p>
          </table:table-cell>
          <table:table-cell office:value-type="float" office:value="9.735895E-016" calcext:value-type="float">
            <text:p>9.735895E-16</text:p>
          </table:table-cell>
          <table:table-cell office:value-type="float" office:value="5.803962E-020" calcext:value-type="float">
            <text:p>5.803962E-20</text:p>
          </table:table-cell>
          <table:table-cell office:value-type="float" office:value="1.446532E-024" calcext:value-type="float">
            <text:p>1.446532E-24</text:p>
          </table:table-cell>
          <table:table-cell office:value-type="float" office:value="2.844497E-029" calcext:value-type="float">
            <text:p>2.844497E-29</text:p>
          </table:table-cell>
          <table:table-cell office:value-type="float" office:value="2.815233E-034" calcext:value-type="float">
            <text:p>2.8152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64002" calcext:value-type="float">
            <text:p>-29.64002</text:p>
          </table:table-cell>
          <table:table-cell office:value-type="float" office:value="-0.02561221" calcext:value-type="float">
            <text:p>-0.02561221</text:p>
          </table:table-cell>
          <table:table-cell office:value-type="float" office:value="-0.02094704" calcext:value-type="float">
            <text:p>-0.02094704</text:p>
          </table:table-cell>
          <table:table-cell office:value-type="float" office:value="-0.01740268" calcext:value-type="float">
            <text:p>-0.01740268</text:p>
          </table:table-cell>
          <table:table-cell office:value-type="float" office:value="-0.0154267" calcext:value-type="float">
            <text:p>-0.0154267</text:p>
          </table:table-cell>
          <table:table-cell office:value-type="float" office:value="-0.01280612" calcext:value-type="float">
            <text:p>-0.01280612</text:p>
          </table:table-cell>
          <table:table-cell office:value-type="float" office:value="-0.01136993" calcext:value-type="float">
            <text:p>-0.01136993</text:p>
          </table:table-cell>
          <table:table-cell office:value-type="float" office:value="-0.0103131" calcext:value-type="float">
            <text:p>-0.0103131</text:p>
          </table:table-cell>
          <table:table-cell office:value-type="float" office:value="-0.01137019" calcext:value-type="float">
            <text:p>-0.01137019</text:p>
          </table:table-cell>
          <table:table-cell office:value-type="float" office:value="-0.01043897" calcext:value-type="float">
            <text:p>-0.01043897</text:p>
          </table:table-cell>
          <table:table-cell office:value-type="float" office:value="0" calcext:value-type="float">
            <text:p>0</text:p>
          </table:table-cell>
          <table:table-cell office:value-type="float" office:value="0.05484522" calcext:value-type="float">
            <text:p>0.05484522</text:p>
          </table:table-cell>
          <table:table-cell office:value-type="float" office:value="-0.009726602" calcext:value-type="float">
            <text:p>-0.009726602</text:p>
          </table:table-cell>
          <table:table-cell office:value-type="float" office:value="-0.002024524" calcext:value-type="float">
            <text:p>-0.00202452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0567" calcext:value-type="float">
            <text:p>-2.23056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31" calcext:value-type="float">
            <text:p>231</text:p>
          </table:table-cell>
          <table:table-cell office:value-type="float" office:value="19082007" calcext:value-type="float">
            <text:p>19082007</text:p>
          </table:table-cell>
          <table:table-cell office:value-type="float" office:value="756.4976" calcext:value-type="float">
            <text:p>756.4976</text:p>
          </table:table-cell>
          <table:table-cell office:value-type="float" office:value="524.1392" calcext:value-type="float">
            <text:p>524.1392</text:p>
          </table:table-cell>
          <table:table-cell office:value-type="float" office:value="29.17982" calcext:value-type="float">
            <text:p>29.17982</text:p>
          </table:table-cell>
          <table:table-cell office:value-type="float" office:value="1096.01" calcext:value-type="float">
            <text:p>1096.01</text:p>
          </table:table-cell>
          <table:table-cell office:value-type="float" office:value="165.9878" calcext:value-type="float">
            <text:p>165.9878</text:p>
          </table:table-cell>
          <table:table-cell office:value-type="float" office:value="0" calcext:value-type="float">
            <text:p>0</text:p>
          </table:table-cell>
          <table:table-cell office:value-type="float" office:value="0.1301467" calcext:value-type="float">
            <text:p>0.1301467</text:p>
          </table:table-cell>
          <table:table-cell office:value-type="float" office:value="0.2888111" calcext:value-type="float">
            <text:p>0.2888111</text:p>
          </table:table-cell>
          <table:table-cell office:value-type="float" office:value="0.3047816" calcext:value-type="float">
            <text:p>0.3047816</text:p>
          </table:table-cell>
          <table:table-cell office:value-type="float" office:value="0.3179393" calcext:value-type="float">
            <text:p>0.3179393</text:p>
          </table:table-cell>
          <table:table-cell office:value-type="float" office:value="0.3266942" calcext:value-type="float">
            <text:p>0.3266942</text:p>
          </table:table-cell>
          <table:table-cell office:value-type="float" office:value="0.2955289" calcext:value-type="float">
            <text:p>0.2955289</text:p>
          </table:table-cell>
          <table:table-cell office:value-type="float" office:value="0.2969012" calcext:value-type="float">
            <text:p>0.2969012</text:p>
          </table:table-cell>
          <table:table-cell office:value-type="float" office:value="0.3747247" calcext:value-type="float">
            <text:p>0.3747247</text:p>
          </table:table-cell>
          <table:table-cell office:value-type="float" office:value="0.3687178" calcext:value-type="float">
            <text:p>0.3687178</text:p>
          </table:table-cell>
          <table:table-cell office:value-type="float" office:value="0.3763431" calcext:value-type="float">
            <text:p>0.3763431</text:p>
          </table:table-cell>
          <table:table-cell office:value-type="float" office:value="0.3916089" calcext:value-type="float">
            <text:p>0.3916089</text:p>
          </table:table-cell>
          <table:table-cell office:value-type="float" office:value="0.4021944" calcext:value-type="float">
            <text:p>0.402194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343E-015" calcext:value-type="float">
            <text:p>1.937343E-15</text:p>
          </table:table-cell>
          <table:table-cell office:value-type="float" office:value="1.975383E-015" calcext:value-type="float">
            <text:p>1.975383E-15</text:p>
          </table:table-cell>
          <table:table-cell office:value-type="float" office:value="1.961017E-015" calcext:value-type="float">
            <text:p>1.961017E-15</text:p>
          </table:table-cell>
          <table:table-cell office:value-type="float" office:value="1.988692E-015" calcext:value-type="float">
            <text:p>1.988692E-15</text:p>
          </table:table-cell>
          <table:table-cell office:value-type="float" office:value="9.439193E-016" calcext:value-type="float">
            <text:p>9.439193E-16</text:p>
          </table:table-cell>
          <table:table-cell office:value-type="float" office:value="1.931359E-015" calcext:value-type="float">
            <text:p>1.931359E-15</text:p>
          </table:table-cell>
          <table:table-cell office:value-type="float" office:value="9.344926E-016" calcext:value-type="float">
            <text:p>9.344926E-16</text:p>
          </table:table-cell>
          <table:table-cell office:value-type="float" office:value="9.735897E-016" calcext:value-type="float">
            <text:p>9.735897E-16</text:p>
          </table:table-cell>
          <table:table-cell office:value-type="float" office:value="5.803962E-020" calcext:value-type="float">
            <text:p>5.803962E-20</text:p>
          </table:table-cell>
          <table:table-cell office:value-type="float" office:value="1.446532E-024" calcext:value-type="float">
            <text:p>1.446532E-24</text:p>
          </table:table-cell>
          <table:table-cell office:value-type="float" office:value="2.844497E-029" calcext:value-type="float">
            <text:p>2.844497E-29</text:p>
          </table:table-cell>
          <table:table-cell office:value-type="float" office:value="2.815233E-034" calcext:value-type="float">
            <text:p>2.8152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68754" calcext:value-type="float">
            <text:p>-22.68754</text:p>
          </table:table-cell>
          <table:table-cell office:value-type="float" office:value="-0.04774804" calcext:value-type="float">
            <text:p>-0.04774804</text:p>
          </table:table-cell>
          <table:table-cell office:value-type="float" office:value="-0.03169499" calcext:value-type="float">
            <text:p>-0.03169499</text:p>
          </table:table-cell>
          <table:table-cell office:value-type="float" office:value="-0.02452614" calcext:value-type="float">
            <text:p>-0.02452614</text:p>
          </table:table-cell>
          <table:table-cell office:value-type="float" office:value="-0.0207925" calcext:value-type="float">
            <text:p>-0.0207925</text:p>
          </table:table-cell>
          <table:table-cell office:value-type="float" office:value="-0.01629386" calcext:value-type="float">
            <text:p>-0.01629386</text:p>
          </table:table-cell>
          <table:table-cell office:value-type="float" office:value="-0.01367877" calcext:value-type="float">
            <text:p>-0.01367877</text:p>
          </table:table-cell>
          <table:table-cell office:value-type="float" office:value="-0.01157695" calcext:value-type="float">
            <text:p>-0.01157695</text:p>
          </table:table-cell>
          <table:table-cell office:value-type="float" office:value="-0.01146561" calcext:value-type="float">
            <text:p>-0.01146561</text:p>
          </table:table-cell>
          <table:table-cell office:value-type="float" office:value="-0.01051205" calcext:value-type="float">
            <text:p>-0.01051205</text:p>
          </table:table-cell>
          <table:table-cell office:value-type="float" office:value="0" calcext:value-type="float">
            <text:p>0</text:p>
          </table:table-cell>
          <table:table-cell office:value-type="float" office:value="0.05484522" calcext:value-type="float">
            <text:p>0.05484522</text:p>
          </table:table-cell>
          <table:table-cell office:value-type="float" office:value="-0.009725363" calcext:value-type="float">
            <text:p>-0.009725363</text:p>
          </table:table-cell>
          <table:table-cell office:value-type="float" office:value="-0.002026766" calcext:value-type="float">
            <text:p>-0.00202676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8763" calcext:value-type="float">
            <text:p>-2.228763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32" calcext:value-type="float">
            <text:p>232</text:p>
          </table:table-cell>
          <table:table-cell office:value-type="float" office:value="20082007" calcext:value-type="float">
            <text:p>20082007</text:p>
          </table:table-cell>
          <table:table-cell office:value-type="float" office:value="756.4976" calcext:value-type="float">
            <text:p>756.4976</text:p>
          </table:table-cell>
          <table:table-cell office:value-type="float" office:value="529.8449" calcext:value-type="float">
            <text:p>529.8449</text:p>
          </table:table-cell>
          <table:table-cell office:value-type="float" office:value="29.17982" calcext:value-type="float">
            <text:p>29.17982</text:p>
          </table:table-cell>
          <table:table-cell office:value-type="float" office:value="1090.365" calcext:value-type="float">
            <text:p>1090.365</text:p>
          </table:table-cell>
          <table:table-cell office:value-type="float" office:value="165.9279" calcext:value-type="float">
            <text:p>165.9279</text:p>
          </table:table-cell>
          <table:table-cell office:value-type="float" office:value="0" calcext:value-type="float">
            <text:p>0</text:p>
          </table:table-cell>
          <table:table-cell office:value-type="float" office:value="0.1240057" calcext:value-type="float">
            <text:p>0.1240057</text:p>
          </table:table-cell>
          <table:table-cell office:value-type="float" office:value="0.2610416" calcext:value-type="float">
            <text:p>0.2610416</text:p>
          </table:table-cell>
          <table:table-cell office:value-type="float" office:value="0.284575" calcext:value-type="float">
            <text:p>0.284575</text:p>
          </table:table-cell>
          <table:table-cell office:value-type="float" office:value="0.2998604" calcext:value-type="float">
            <text:p>0.2998604</text:p>
          </table:table-cell>
          <table:table-cell office:value-type="float" office:value="0.3108055" calcext:value-type="float">
            <text:p>0.3108055</text:p>
          </table:table-cell>
          <table:table-cell office:value-type="float" office:value="0.2870181" calcext:value-type="float">
            <text:p>0.2870181</text:p>
          </table:table-cell>
          <table:table-cell office:value-type="float" office:value="0.2908767" calcext:value-type="float">
            <text:p>0.2908767</text:p>
          </table:table-cell>
          <table:table-cell office:value-type="float" office:value="0.3724736" calcext:value-type="float">
            <text:p>0.3724736</text:p>
          </table:table-cell>
          <table:table-cell office:value-type="float" office:value="0.3681999" calcext:value-type="float">
            <text:p>0.3681999</text:p>
          </table:table-cell>
          <table:table-cell office:value-type="float" office:value="0.3761582" calcext:value-type="float">
            <text:p>0.3761582</text:p>
          </table:table-cell>
          <table:table-cell office:value-type="float" office:value="0.3914283" calcext:value-type="float">
            <text:p>0.3914283</text:p>
          </table:table-cell>
          <table:table-cell office:value-type="float" office:value="0.40214" calcext:value-type="float">
            <text:p>0.40214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37632E-015" calcext:value-type="float">
            <text:p>1.937632E-15</text:p>
          </table:table-cell>
          <table:table-cell office:value-type="float" office:value="1.975361E-015" calcext:value-type="float">
            <text:p>1.975361E-15</text:p>
          </table:table-cell>
          <table:table-cell office:value-type="float" office:value="1.960993E-015" calcext:value-type="float">
            <text:p>1.960993E-15</text:p>
          </table:table-cell>
          <table:table-cell office:value-type="float" office:value="1.988687E-015" calcext:value-type="float">
            <text:p>1.988687E-15</text:p>
          </table:table-cell>
          <table:table-cell office:value-type="float" office:value="9.439037E-016" calcext:value-type="float">
            <text:p>9.439037E-16</text:p>
          </table:table-cell>
          <table:table-cell office:value-type="float" office:value="1.931359E-015" calcext:value-type="float">
            <text:p>1.931359E-15</text:p>
          </table:table-cell>
          <table:table-cell office:value-type="float" office:value="9.344926E-016" calcext:value-type="float">
            <text:p>9.344926E-16</text:p>
          </table:table-cell>
          <table:table-cell office:value-type="float" office:value="9.735895E-016" calcext:value-type="float">
            <text:p>9.735895E-16</text:p>
          </table:table-cell>
          <table:table-cell office:value-type="float" office:value="5.803962E-020" calcext:value-type="float">
            <text:p>5.803962E-20</text:p>
          </table:table-cell>
          <table:table-cell office:value-type="float" office:value="1.446532E-024" calcext:value-type="float">
            <text:p>1.446532E-24</text:p>
          </table:table-cell>
          <table:table-cell office:value-type="float" office:value="2.844497E-029" calcext:value-type="float">
            <text:p>2.844497E-29</text:p>
          </table:table-cell>
          <table:table-cell office:value-type="float" office:value="2.815234E-034" calcext:value-type="float">
            <text:p>2.81523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.68406" calcext:value-type="float">
            <text:p>-32.68406</text:p>
          </table:table-cell>
          <table:table-cell office:value-type="float" office:value="-0.1039138" calcext:value-type="float">
            <text:p>-0.1039138</text:p>
          </table:table-cell>
          <table:table-cell office:value-type="float" office:value="-0.05325395" calcext:value-type="float">
            <text:p>-0.05325395</text:p>
          </table:table-cell>
          <table:table-cell office:value-type="float" office:value="-0.03560099" calcext:value-type="float">
            <text:p>-0.03560099</text:p>
          </table:table-cell>
          <table:table-cell office:value-type="float" office:value="-0.02820202" calcext:value-type="float">
            <text:p>-0.02820202</text:p>
          </table:table-cell>
          <table:table-cell office:value-type="float" office:value="-0.02032007" calcext:value-type="float">
            <text:p>-0.02032007</text:p>
          </table:table-cell>
          <table:table-cell office:value-type="float" office:value="-0.01624332" calcext:value-type="float">
            <text:p>-0.01624332</text:p>
          </table:table-cell>
          <table:table-cell office:value-type="float" office:value="-0.01318707" calcext:value-type="float">
            <text:p>-0.01318707</text:p>
          </table:table-cell>
          <table:table-cell office:value-type="float" office:value="-0.01173467" calcext:value-type="float">
            <text:p>-0.01173467</text:p>
          </table:table-cell>
          <table:table-cell office:value-type="float" office:value="-0.01060056" calcext:value-type="float">
            <text:p>-0.01060056</text:p>
          </table:table-cell>
          <table:table-cell office:value-type="float" office:value="0" calcext:value-type="float">
            <text:p>0</text:p>
          </table:table-cell>
          <table:table-cell office:value-type="float" office:value="0.05484522" calcext:value-type="float">
            <text:p>0.05484522</text:p>
          </table:table-cell>
          <table:table-cell office:value-type="float" office:value="-0.009723207" calcext:value-type="float">
            <text:p>-0.009723207</text:p>
          </table:table-cell>
          <table:table-cell office:value-type="float" office:value="-0.002029007" calcext:value-type="float">
            <text:p>-0.00202900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7328" calcext:value-type="float">
            <text:p>-2.22732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33" calcext:value-type="float">
            <text:p>233</text:p>
          </table:table-cell>
          <table:table-cell office:value-type="float" office:value="21082007" calcext:value-type="float">
            <text:p>21082007</text:p>
          </table:table-cell>
          <table:table-cell office:value-type="float" office:value="756.4976" calcext:value-type="float">
            <text:p>756.4976</text:p>
          </table:table-cell>
          <table:table-cell office:value-type="float" office:value="537.5264" calcext:value-type="float">
            <text:p>537.5264</text:p>
          </table:table-cell>
          <table:table-cell office:value-type="float" office:value="29.17982" calcext:value-type="float">
            <text:p>29.17982</text:p>
          </table:table-cell>
          <table:table-cell office:value-type="float" office:value="1082.739" calcext:value-type="float">
            <text:p>1082.739</text:p>
          </table:table-cell>
          <table:table-cell office:value-type="float" office:value="165.8723" calcext:value-type="float">
            <text:p>165.8723</text:p>
          </table:table-cell>
          <table:table-cell office:value-type="float" office:value="0" calcext:value-type="float">
            <text:p>0</text:p>
          </table:table-cell>
          <table:table-cell office:value-type="float" office:value="0.1092365" calcext:value-type="float">
            <text:p>0.1092365</text:p>
          </table:table-cell>
          <table:table-cell office:value-type="float" office:value="0.2223109" calcext:value-type="float">
            <text:p>0.2223109</text:p>
          </table:table-cell>
          <table:table-cell office:value-type="float" office:value="0.2582031" calcext:value-type="float">
            <text:p>0.2582031</text:p>
          </table:table-cell>
          <table:table-cell office:value-type="float" office:value="0.2760468" calcext:value-type="float">
            <text:p>0.2760468</text:p>
          </table:table-cell>
          <table:table-cell office:value-type="float" office:value="0.288582" calcext:value-type="float">
            <text:p>0.288582</text:p>
          </table:table-cell>
          <table:table-cell office:value-type="float" office:value="0.2767371" calcext:value-type="float">
            <text:p>0.2767371</text:p>
          </table:table-cell>
          <table:table-cell office:value-type="float" office:value="0.2839625" calcext:value-type="float">
            <text:p>0.2839625</text:p>
          </table:table-cell>
          <table:table-cell office:value-type="float" office:value="0.3698926" calcext:value-type="float">
            <text:p>0.3698926</text:p>
          </table:table-cell>
          <table:table-cell office:value-type="float" office:value="0.3671299" calcext:value-type="float">
            <text:p>0.3671299</text:p>
          </table:table-cell>
          <table:table-cell office:value-type="float" office:value="0.3757963" calcext:value-type="float">
            <text:p>0.3757963</text:p>
          </table:table-cell>
          <table:table-cell office:value-type="float" office:value="0.3911165" calcext:value-type="float">
            <text:p>0.3911165</text:p>
          </table:table-cell>
          <table:table-cell office:value-type="float" office:value="0.4020061" calcext:value-type="float">
            <text:p>0.402006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926E-015" calcext:value-type="float">
            <text:p>1.937926E-15</text:p>
          </table:table-cell>
          <table:table-cell office:value-type="float" office:value="1.975337E-015" calcext:value-type="float">
            <text:p>1.975337E-15</text:p>
          </table:table-cell>
          <table:table-cell office:value-type="float" office:value="1.960968E-015" calcext:value-type="float">
            <text:p>1.960968E-15</text:p>
          </table:table-cell>
          <table:table-cell office:value-type="float" office:value="1.988683E-015" calcext:value-type="float">
            <text:p>1.988683E-15</text:p>
          </table:table-cell>
          <table:table-cell office:value-type="float" office:value="9.438876E-016" calcext:value-type="float">
            <text:p>9.438876E-16</text:p>
          </table:table-cell>
          <table:table-cell office:value-type="float" office:value="1.931359E-015" calcext:value-type="float">
            <text:p>1.931359E-15</text:p>
          </table:table-cell>
          <table:table-cell office:value-type="float" office:value="9.344926E-016" calcext:value-type="float">
            <text:p>9.344926E-16</text:p>
          </table:table-cell>
          <table:table-cell office:value-type="float" office:value="9.735897E-016" calcext:value-type="float">
            <text:p>9.735897E-16</text:p>
          </table:table-cell>
          <table:table-cell office:value-type="float" office:value="5.803962E-020" calcext:value-type="float">
            <text:p>5.803962E-20</text:p>
          </table:table-cell>
          <table:table-cell office:value-type="float" office:value="1.446532E-024" calcext:value-type="float">
            <text:p>1.446532E-24</text:p>
          </table:table-cell>
          <table:table-cell office:value-type="float" office:value="2.844497E-029" calcext:value-type="float">
            <text:p>2.844497E-29</text:p>
          </table:table-cell>
          <table:table-cell office:value-type="float" office:value="2.815235E-034" calcext:value-type="float">
            <text:p>2.81523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4.90732" calcext:value-type="float">
            <text:p>-84.90732</text:p>
          </table:table-cell>
          <table:table-cell office:value-type="float" office:value="-0.357632" calcext:value-type="float">
            <text:p>-0.357632</text:p>
          </table:table-cell>
          <table:table-cell office:value-type="float" office:value="-0.1126341" calcext:value-type="float">
            <text:p>-0.1126341</text:p>
          </table:table-cell>
          <table:table-cell office:value-type="float" office:value="-0.06731328" calcext:value-type="float">
            <text:p>-0.06731328</text:p>
          </table:table-cell>
          <table:table-cell office:value-type="float" office:value="-0.04800969" calcext:value-type="float">
            <text:p>-0.04800969</text:p>
          </table:table-cell>
          <table:table-cell office:value-type="float" office:value="-0.02676349" calcext:value-type="float">
            <text:p>-0.02676349</text:p>
          </table:table-cell>
          <table:table-cell office:value-type="float" office:value="-0.01987308" calcext:value-type="float">
            <text:p>-0.01987308</text:p>
          </table:table-cell>
          <table:table-cell office:value-type="float" office:value="-0.01532242" calcext:value-type="float">
            <text:p>-0.01532242</text:p>
          </table:table-cell>
          <table:table-cell office:value-type="float" office:value="-0.01231459" calcext:value-type="float">
            <text:p>-0.01231459</text:p>
          </table:table-cell>
          <table:table-cell office:value-type="float" office:value="-0.0107762" calcext:value-type="float">
            <text:p>-0.0107762</text:p>
          </table:table-cell>
          <table:table-cell office:value-type="float" office:value="0" calcext:value-type="float">
            <text:p>0</text:p>
          </table:table-cell>
          <table:table-cell office:value-type="float" office:value="0.05484522" calcext:value-type="float">
            <text:p>0.05484522</text:p>
          </table:table-cell>
          <table:table-cell office:value-type="float" office:value="-0.009719856" calcext:value-type="float">
            <text:p>-0.009719856</text:p>
          </table:table-cell>
          <table:table-cell office:value-type="float" office:value="-0.002031434" calcext:value-type="float">
            <text:p>-0.002031434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6267" calcext:value-type="float">
            <text:p>-2.22626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34" calcext:value-type="float">
            <text:p>234</text:p>
          </table:table-cell>
          <table:table-cell office:value-type="float" office:value="22082007" calcext:value-type="float">
            <text:p>22082007</text:p>
          </table:table-cell>
          <table:table-cell office:value-type="float" office:value="756.4976" calcext:value-type="float">
            <text:p>756.4976</text:p>
          </table:table-cell>
          <table:table-cell office:value-type="float" office:value="542.9381" calcext:value-type="float">
            <text:p>542.9381</text:p>
          </table:table-cell>
          <table:table-cell office:value-type="float" office:value="29.17982" calcext:value-type="float">
            <text:p>29.17982</text:p>
          </table:table-cell>
          <table:table-cell office:value-type="float" office:value="1077.38" calcext:value-type="float">
            <text:p>1077.38</text:p>
          </table:table-cell>
          <table:table-cell office:value-type="float" office:value="165.8194" calcext:value-type="float">
            <text:p>165.8194</text:p>
          </table:table-cell>
          <table:table-cell office:value-type="float" office:value="0" calcext:value-type="float">
            <text:p>0</text:p>
          </table:table-cell>
          <table:table-cell office:value-type="float" office:value="0.1257284" calcext:value-type="float">
            <text:p>0.1257284</text:p>
          </table:table-cell>
          <table:table-cell office:value-type="float" office:value="0.2059696" calcext:value-type="float">
            <text:p>0.2059696</text:p>
          </table:table-cell>
          <table:table-cell office:value-type="float" office:value="0.2387524" calcext:value-type="float">
            <text:p>0.2387524</text:p>
          </table:table-cell>
          <table:table-cell office:value-type="float" office:value="0.2579845" calcext:value-type="float">
            <text:p>0.2579845</text:p>
          </table:table-cell>
          <table:table-cell office:value-type="float" office:value="0.2732209" calcext:value-type="float">
            <text:p>0.2732209</text:p>
          </table:table-cell>
          <table:table-cell office:value-type="float" office:value="0.2676965" calcext:value-type="float">
            <text:p>0.2676965</text:p>
          </table:table-cell>
          <table:table-cell office:value-type="float" office:value="0.2783687" calcext:value-type="float">
            <text:p>0.2783687</text:p>
          </table:table-cell>
          <table:table-cell office:value-type="float" office:value="0.3675832" calcext:value-type="float">
            <text:p>0.3675832</text:p>
          </table:table-cell>
          <table:table-cell office:value-type="float" office:value="0.365899" calcext:value-type="float">
            <text:p>0.365899</text:p>
          </table:table-cell>
          <table:table-cell office:value-type="float" office:value="0.3754204" calcext:value-type="float">
            <text:p>0.3754204</text:p>
          </table:table-cell>
          <table:table-cell office:value-type="float" office:value="0.3908543" calcext:value-type="float">
            <text:p>0.3908543</text:p>
          </table:table-cell>
          <table:table-cell office:value-type="float" office:value="0.4019108" calcext:value-type="float">
            <text:p>0.401910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8213E-015" calcext:value-type="float">
            <text:p>1.938213E-15</text:p>
          </table:table-cell>
          <table:table-cell office:value-type="float" office:value="1.975317E-015" calcext:value-type="float">
            <text:p>1.975317E-15</text:p>
          </table:table-cell>
          <table:table-cell office:value-type="float" office:value="1.960943E-015" calcext:value-type="float">
            <text:p>1.960943E-15</text:p>
          </table:table-cell>
          <table:table-cell office:value-type="float" office:value="1.988679E-015" calcext:value-type="float">
            <text:p>1.988679E-15</text:p>
          </table:table-cell>
          <table:table-cell office:value-type="float" office:value="9.438727E-016" calcext:value-type="float">
            <text:p>9.438727E-16</text:p>
          </table:table-cell>
          <table:table-cell office:value-type="float" office:value="1.931359E-015" calcext:value-type="float">
            <text:p>1.931359E-15</text:p>
          </table:table-cell>
          <table:table-cell office:value-type="float" office:value="9.344926E-016" calcext:value-type="float">
            <text:p>9.344926E-16</text:p>
          </table:table-cell>
          <table:table-cell office:value-type="float" office:value="9.735894E-016" calcext:value-type="float">
            <text:p>9.735894E-16</text:p>
          </table:table-cell>
          <table:table-cell office:value-type="float" office:value="5.803962E-020" calcext:value-type="float">
            <text:p>5.803962E-20</text:p>
          </table:table-cell>
          <table:table-cell office:value-type="float" office:value="1.446532E-024" calcext:value-type="float">
            <text:p>1.446532E-24</text:p>
          </table:table-cell>
          <table:table-cell office:value-type="float" office:value="2.844497E-029" calcext:value-type="float">
            <text:p>2.844497E-29</text:p>
          </table:table-cell>
          <table:table-cell office:value-type="float" office:value="2.815233E-034" calcext:value-type="float">
            <text:p>2.8152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9131" calcext:value-type="float">
            <text:p>-29.9131</text:p>
          </table:table-cell>
          <table:table-cell office:value-type="float" office:value="-0.643926" calcext:value-type="float">
            <text:p>-0.643926</text:p>
          </table:table-cell>
          <table:table-cell office:value-type="float" office:value="-0.2058403" calcext:value-type="float">
            <text:p>-0.2058403</text:p>
          </table:table-cell>
          <table:table-cell office:value-type="float" office:value="-0.11335" calcext:value-type="float">
            <text:p>-0.11335</text:p>
          </table:table-cell>
          <table:table-cell office:value-type="float" office:value="-0.0731362" calcext:value-type="float">
            <text:p>-0.0731362</text:p>
          </table:table-cell>
          <table:table-cell office:value-type="float" office:value="-0.03441554" calcext:value-type="float">
            <text:p>-0.03441554</text:p>
          </table:table-cell>
          <table:table-cell office:value-type="float" office:value="-0.02347492" calcext:value-type="float">
            <text:p>-0.02347492</text:p>
          </table:table-cell>
          <table:table-cell office:value-type="float" office:value="-0.01754338" calcext:value-type="float">
            <text:p>-0.01754338</text:p>
          </table:table-cell>
          <table:table-cell office:value-type="float" office:value="-0.01302006" calcext:value-type="float">
            <text:p>-0.01302006</text:p>
          </table:table-cell>
          <table:table-cell office:value-type="float" office:value="-0.01096184" calcext:value-type="float">
            <text:p>-0.01096184</text:p>
          </table:table-cell>
          <table:table-cell office:value-type="float" office:value="0" calcext:value-type="float">
            <text:p>0</text:p>
          </table:table-cell>
          <table:table-cell office:value-type="float" office:value="0.05484522" calcext:value-type="float">
            <text:p>0.05484522</text:p>
          </table:table-cell>
          <table:table-cell office:value-type="float" office:value="-0.009720829" calcext:value-type="float">
            <text:p>-0.009720829</text:p>
          </table:table-cell>
          <table:table-cell office:value-type="float" office:value="-0.002033839" calcext:value-type="float">
            <text:p>-0.002033839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5579" calcext:value-type="float">
            <text:p>-2.22557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35" calcext:value-type="float">
            <text:p>235</text:p>
          </table:table-cell>
          <table:table-cell office:value-type="float" office:value="23082007" calcext:value-type="float">
            <text:p>23082007</text:p>
          </table:table-cell>
          <table:table-cell office:value-type="float" office:value="756.4976" calcext:value-type="float">
            <text:p>756.4976</text:p>
          </table:table-cell>
          <table:table-cell office:value-type="float" office:value="548.5407" calcext:value-type="float">
            <text:p>548.5407</text:p>
          </table:table-cell>
          <table:table-cell office:value-type="float" office:value="29.17982" calcext:value-type="float">
            <text:p>29.17982</text:p>
          </table:table-cell>
          <table:table-cell office:value-type="float" office:value="1071.829" calcext:value-type="float">
            <text:p>1071.829</text:p>
          </table:table-cell>
          <table:table-cell office:value-type="float" office:value="165.7679" calcext:value-type="float">
            <text:p>165.7679</text:p>
          </table:table-cell>
          <table:table-cell office:value-type="float" office:value="0" calcext:value-type="float">
            <text:p>0</text:p>
          </table:table-cell>
          <table:table-cell office:value-type="float" office:value="0.1263456" calcext:value-type="float">
            <text:p>0.1263456</text:p>
          </table:table-cell>
          <table:table-cell office:value-type="float" office:value="0.1975717" calcext:value-type="float">
            <text:p>0.1975717</text:p>
          </table:table-cell>
          <table:table-cell office:value-type="float" office:value="0.220373" calcext:value-type="float">
            <text:p>0.220373</text:p>
          </table:table-cell>
          <table:table-cell office:value-type="float" office:value="0.2385775" calcext:value-type="float">
            <text:p>0.2385775</text:p>
          </table:table-cell>
          <table:table-cell office:value-type="float" office:value="0.2538003" calcext:value-type="float">
            <text:p>0.2538003</text:p>
          </table:table-cell>
          <table:table-cell office:value-type="float" office:value="0.2588315" calcext:value-type="float">
            <text:p>0.2588315</text:p>
          </table:table-cell>
          <table:table-cell office:value-type="float" office:value="0.2727076" calcext:value-type="float">
            <text:p>0.2727076</text:p>
          </table:table-cell>
          <table:table-cell office:value-type="float" office:value="0.365219" calcext:value-type="float">
            <text:p>0.365219</text:p>
          </table:table-cell>
          <table:table-cell office:value-type="float" office:value="0.3644001" calcext:value-type="float">
            <text:p>0.3644001</text:p>
          </table:table-cell>
          <table:table-cell office:value-type="float" office:value="0.3748896" calcext:value-type="float">
            <text:p>0.3748896</text:p>
          </table:table-cell>
          <table:table-cell office:value-type="float" office:value="0.3905193" calcext:value-type="float">
            <text:p>0.3905193</text:p>
          </table:table-cell>
          <table:table-cell office:value-type="float" office:value="0.401754" calcext:value-type="float">
            <text:p>0.40175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8447E-015" calcext:value-type="float">
            <text:p>1.938447E-15</text:p>
          </table:table-cell>
          <table:table-cell office:value-type="float" office:value="1.975289E-015" calcext:value-type="float">
            <text:p>1.975289E-15</text:p>
          </table:table-cell>
          <table:table-cell office:value-type="float" office:value="1.960927E-015" calcext:value-type="float">
            <text:p>1.960927E-15</text:p>
          </table:table-cell>
          <table:table-cell office:value-type="float" office:value="1.988675E-015" calcext:value-type="float">
            <text:p>1.988675E-15</text:p>
          </table:table-cell>
          <table:table-cell office:value-type="float" office:value="9.438616E-016" calcext:value-type="float">
            <text:p>9.438616E-16</text:p>
          </table:table-cell>
          <table:table-cell office:value-type="float" office:value="1.931359E-015" calcext:value-type="float">
            <text:p>1.931359E-15</text:p>
          </table:table-cell>
          <table:table-cell office:value-type="float" office:value="9.344926E-016" calcext:value-type="float">
            <text:p>9.344926E-16</text:p>
          </table:table-cell>
          <table:table-cell office:value-type="float" office:value="9.735897E-016" calcext:value-type="float">
            <text:p>9.735897E-16</text:p>
          </table:table-cell>
          <table:table-cell office:value-type="float" office:value="5.803962E-020" calcext:value-type="float">
            <text:p>5.803962E-20</text:p>
          </table:table-cell>
          <table:table-cell office:value-type="float" office:value="1.446532E-024" calcext:value-type="float">
            <text:p>1.446532E-24</text:p>
          </table:table-cell>
          <table:table-cell office:value-type="float" office:value="2.844497E-029" calcext:value-type="float">
            <text:p>2.844497E-29</text:p>
          </table:table-cell>
          <table:table-cell office:value-type="float" office:value="2.815233E-034" calcext:value-type="float">
            <text:p>2.8152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55373" calcext:value-type="float">
            <text:p>-28.55373</text:p>
          </table:table-cell>
          <table:table-cell office:value-type="float" office:value="-0.8874422" calcext:value-type="float">
            <text:p>-0.8874422</text:p>
          </table:table-cell>
          <table:table-cell office:value-type="float" office:value="-0.3814462" calcext:value-type="float">
            <text:p>-0.3814462</text:p>
          </table:table-cell>
          <table:table-cell office:value-type="float" office:value="-0.2069979" calcext:value-type="float">
            <text:p>-0.2069979</text:p>
          </table:table-cell>
          <table:table-cell office:value-type="float" office:value="-0.1289431" calcext:value-type="float">
            <text:p>-0.1289431</text:p>
          </table:table-cell>
          <table:table-cell office:value-type="float" office:value="-0.0445425" calcext:value-type="float">
            <text:p>-0.0445425</text:p>
          </table:table-cell>
          <table:table-cell office:value-type="float" office:value="-0.02788671" calcext:value-type="float">
            <text:p>-0.02788671</text:p>
          </table:table-cell>
          <table:table-cell office:value-type="float" office:value="-0.02016725" calcext:value-type="float">
            <text:p>-0.02016725</text:p>
          </table:table-cell>
          <table:table-cell office:value-type="float" office:value="-0.01393854" calcext:value-type="float">
            <text:p>-0.01393854</text:p>
          </table:table-cell>
          <table:table-cell office:value-type="float" office:value="-0.01122968" calcext:value-type="float">
            <text:p>-0.01122968</text:p>
          </table:table-cell>
          <table:table-cell office:value-type="float" office:value="0" calcext:value-type="float">
            <text:p>0</text:p>
          </table:table-cell>
          <table:table-cell office:value-type="float" office:value="0.05484522" calcext:value-type="float">
            <text:p>0.05484522</text:p>
          </table:table-cell>
          <table:table-cell office:value-type="float" office:value="-0.009722373" calcext:value-type="float">
            <text:p>-0.009722373</text:p>
          </table:table-cell>
          <table:table-cell office:value-type="float" office:value="-0.00203587" calcext:value-type="float">
            <text:p>-0.00203587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25129" calcext:value-type="float">
            <text:p>-2.22512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36" calcext:value-type="float">
            <text:p>236</text:p>
          </table:table-cell>
          <table:table-cell office:value-type="float" office:value="24082007" calcext:value-type="float">
            <text:p>24082007</text:p>
          </table:table-cell>
          <table:table-cell office:value-type="float" office:value="784.7614" calcext:value-type="float">
            <text:p>784.7614</text:p>
          </table:table-cell>
          <table:table-cell office:value-type="float" office:value="551.9536" calcext:value-type="float">
            <text:p>551.9536</text:p>
          </table:table-cell>
          <table:table-cell office:value-type="float" office:value="31.95373" calcext:value-type="float">
            <text:p>31.95373</text:p>
          </table:table-cell>
          <table:table-cell office:value-type="float" office:value="1092.513" calcext:value-type="float">
            <text:p>1092.513</text:p>
          </table:table-cell>
          <table:table-cell office:value-type="float" office:value="167.1605" calcext:value-type="float">
            <text:p>167.1605</text:p>
          </table:table-cell>
          <table:table-cell office:value-type="float" office:value="0" calcext:value-type="float">
            <text:p>0</text:p>
          </table:table-cell>
          <table:table-cell office:value-type="float" office:value="0.4797121" calcext:value-type="float">
            <text:p>0.4797121</text:p>
          </table:table-cell>
          <table:table-cell office:value-type="float" office:value="0.49223" calcext:value-type="float">
            <text:p>0.49223</text:p>
          </table:table-cell>
          <table:table-cell office:value-type="float" office:value="0.2305373" calcext:value-type="float">
            <text:p>0.2305373</text:p>
          </table:table-cell>
          <table:table-cell office:value-type="float" office:value="0.2617736" calcext:value-type="float">
            <text:p>0.2617736</text:p>
          </table:table-cell>
          <table:table-cell office:value-type="float" office:value="0.2684034" calcext:value-type="float">
            <text:p>0.2684034</text:p>
          </table:table-cell>
          <table:table-cell office:value-type="float" office:value="0.2607979" calcext:value-type="float">
            <text:p>0.2607979</text:p>
          </table:table-cell>
          <table:table-cell office:value-type="float" office:value="0.3098253" calcext:value-type="float">
            <text:p>0.3098253</text:p>
          </table:table-cell>
          <table:table-cell office:value-type="float" office:value="0.3699524" calcext:value-type="float">
            <text:p>0.3699524</text:p>
          </table:table-cell>
          <table:table-cell office:value-type="float" office:value="0.3640093" calcext:value-type="float">
            <text:p>0.3640093</text:p>
          </table:table-cell>
          <table:table-cell office:value-type="float" office:value="0.3747319" calcext:value-type="float">
            <text:p>0.3747319</text:p>
          </table:table-cell>
          <table:table-cell office:value-type="float" office:value="0.3906036" calcext:value-type="float">
            <text:p>0.3906036</text:p>
          </table:table-cell>
          <table:table-cell office:value-type="float" office:value="0.4017787" calcext:value-type="float">
            <text:p>0.401778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8663E-015" calcext:value-type="float">
            <text:p>1.938663E-15</text:p>
          </table:table-cell>
          <table:table-cell office:value-type="float" office:value="1.975266E-015" calcext:value-type="float">
            <text:p>1.975266E-15</text:p>
          </table:table-cell>
          <table:table-cell office:value-type="float" office:value="1.960913E-015" calcext:value-type="float">
            <text:p>1.960913E-15</text:p>
          </table:table-cell>
          <table:table-cell office:value-type="float" office:value="1.988666E-015" calcext:value-type="float">
            <text:p>1.988666E-15</text:p>
          </table:table-cell>
          <table:table-cell office:value-type="float" office:value="9.438566E-016" calcext:value-type="float">
            <text:p>9.438566E-16</text:p>
          </table:table-cell>
          <table:table-cell office:value-type="float" office:value="1.931359E-015" calcext:value-type="float">
            <text:p>1.931359E-15</text:p>
          </table:table-cell>
          <table:table-cell office:value-type="float" office:value="9.344926E-016" calcext:value-type="float">
            <text:p>9.344926E-16</text:p>
          </table:table-cell>
          <table:table-cell office:value-type="float" office:value="9.735895E-016" calcext:value-type="float">
            <text:p>9.735895E-16</text:p>
          </table:table-cell>
          <table:table-cell office:value-type="float" office:value="5.803962E-020" calcext:value-type="float">
            <text:p>5.803962E-20</text:p>
          </table:table-cell>
          <table:table-cell office:value-type="float" office:value="1.446532E-024" calcext:value-type="float">
            <text:p>1.446532E-24</text:p>
          </table:table-cell>
          <table:table-cell office:value-type="float" office:value="2.844497E-029" calcext:value-type="float">
            <text:p>2.844497E-29</text:p>
          </table:table-cell>
          <table:table-cell office:value-type="float" office:value="2.815235E-034" calcext:value-type="float">
            <text:p>2.81523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973336" calcext:value-type="float">
            <text:p>-0.001973336</text:p>
          </table:table-cell>
          <table:table-cell office:value-type="float" office:value="-0.001661691" calcext:value-type="float">
            <text:p>-0.001661691</text:p>
          </table:table-cell>
          <table:table-cell office:value-type="float" office:value="-0.2704886" calcext:value-type="float">
            <text:p>-0.2704886</text:p>
          </table:table-cell>
          <table:table-cell office:value-type="float" office:value="-0.1013518" calcext:value-type="float">
            <text:p>-0.1013518</text:p>
          </table:table-cell>
          <table:table-cell office:value-type="float" office:value="-0.08394656" calcext:value-type="float">
            <text:p>-0.08394656</text:p>
          </table:table-cell>
          <table:table-cell office:value-type="float" office:value="-0.04213836" calcext:value-type="float">
            <text:p>-0.04213836</text:p>
          </table:table-cell>
          <table:table-cell office:value-type="float" office:value="-0.009511597" calcext:value-type="float">
            <text:p>-0.009511597</text:p>
          </table:table-cell>
          <table:table-cell office:value-type="float" office:value="-0.01532211" calcext:value-type="float">
            <text:p>-0.01532211</text:p>
          </table:table-cell>
          <table:table-cell office:value-type="float" office:value="-0.01419735" calcext:value-type="float">
            <text:p>-0.01419735</text:p>
          </table:table-cell>
          <table:table-cell office:value-type="float" office:value="-0.01131181" calcext:value-type="float">
            <text:p>-0.01131181</text:p>
          </table:table-cell>
          <table:table-cell office:value-type="float" office:value="0" calcext:value-type="float">
            <text:p>0</text:p>
          </table:table-cell>
          <table:table-cell office:value-type="float" office:value="0.05484522" calcext:value-type="float">
            <text:p>0.05484522</text:p>
          </table:table-cell>
          <table:table-cell office:value-type="float" office:value="-0.009724079" calcext:value-type="float">
            <text:p>-0.009724079</text:p>
          </table:table-cell>
          <table:table-cell office:value-type="float" office:value="-0.002038161" calcext:value-type="float">
            <text:p>-0.002038161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40028" calcext:value-type="float">
            <text:p>-2.24002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37" calcext:value-type="float">
            <text:p>237</text:p>
          </table:table-cell>
          <table:table-cell office:value-type="float" office:value="25082007" calcext:value-type="float">
            <text:p>25082007</text:p>
          </table:table-cell>
          <table:table-cell office:value-type="float" office:value="784.8613" calcext:value-type="float">
            <text:p>784.8613</text:p>
          </table:table-cell>
          <table:table-cell office:value-type="float" office:value="555.9043" calcext:value-type="float">
            <text:p>555.9043</text:p>
          </table:table-cell>
          <table:table-cell office:value-type="float" office:value="31.95373" calcext:value-type="float">
            <text:p>31.95373</text:p>
          </table:table-cell>
          <table:table-cell office:value-type="float" office:value="1088.759" calcext:value-type="float">
            <text:p>1088.759</text:p>
          </table:table-cell>
          <table:table-cell office:value-type="float" office:value="167.0637" calcext:value-type="float">
            <text:p>167.0637</text:p>
          </table:table-cell>
          <table:table-cell office:value-type="float" office:value="0" calcext:value-type="float">
            <text:p>0</text:p>
          </table:table-cell>
          <table:table-cell office:value-type="float" office:value="0.3944706" calcext:value-type="float">
            <text:p>0.3944706</text:p>
          </table:table-cell>
          <table:table-cell office:value-type="float" office:value="0.4367664" calcext:value-type="float">
            <text:p>0.4367664</text:p>
          </table:table-cell>
          <table:table-cell office:value-type="float" office:value="0.2379145" calcext:value-type="float">
            <text:p>0.2379145</text:p>
          </table:table-cell>
          <table:table-cell office:value-type="float" office:value="0.2573739" calcext:value-type="float">
            <text:p>0.2573739</text:p>
          </table:table-cell>
          <table:table-cell office:value-type="float" office:value="0.2710431" calcext:value-type="float">
            <text:p>0.2710431</text:p>
          </table:table-cell>
          <table:table-cell office:value-type="float" office:value="0.2615186" calcext:value-type="float">
            <text:p>0.2615186</text:p>
          </table:table-cell>
          <table:table-cell office:value-type="float" office:value="0.2921284" calcext:value-type="float">
            <text:p>0.2921284</text:p>
          </table:table-cell>
          <table:table-cell office:value-type="float" office:value="0.3708735" calcext:value-type="float">
            <text:p>0.3708735</text:p>
          </table:table-cell>
          <table:table-cell office:value-type="float" office:value="0.36408" calcext:value-type="float">
            <text:p>0.36408</text:p>
          </table:table-cell>
          <table:table-cell office:value-type="float" office:value="0.3745402" calcext:value-type="float">
            <text:p>0.3745402</text:p>
          </table:table-cell>
          <table:table-cell office:value-type="float" office:value="0.390593" calcext:value-type="float">
            <text:p>0.390593</text:p>
          </table:table-cell>
          <table:table-cell office:value-type="float" office:value="0.4017592" calcext:value-type="float">
            <text:p>0.4017592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38901E-015" calcext:value-type="float">
            <text:p>1.938901E-15</text:p>
          </table:table-cell>
          <table:table-cell office:value-type="float" office:value="1.97524E-015" calcext:value-type="float">
            <text:p>1.97524E-15</text:p>
          </table:table-cell>
          <table:table-cell office:value-type="float" office:value="1.9609E-015" calcext:value-type="float">
            <text:p>1.9609E-15</text:p>
          </table:table-cell>
          <table:table-cell office:value-type="float" office:value="1.988656E-015" calcext:value-type="float">
            <text:p>1.988656E-15</text:p>
          </table:table-cell>
          <table:table-cell office:value-type="float" office:value="9.438523E-016" calcext:value-type="float">
            <text:p>9.438523E-16</text:p>
          </table:table-cell>
          <table:table-cell office:value-type="float" office:value="1.931359E-015" calcext:value-type="float">
            <text:p>1.931359E-15</text:p>
          </table:table-cell>
          <table:table-cell office:value-type="float" office:value="9.344926E-016" calcext:value-type="float">
            <text:p>9.344926E-16</text:p>
          </table:table-cell>
          <table:table-cell office:value-type="float" office:value="9.735895E-016" calcext:value-type="float">
            <text:p>9.735895E-16</text:p>
          </table:table-cell>
          <table:table-cell office:value-type="float" office:value="5.803962E-020" calcext:value-type="float">
            <text:p>5.803962E-20</text:p>
          </table:table-cell>
          <table:table-cell office:value-type="float" office:value="1.446532E-024" calcext:value-type="float">
            <text:p>1.446532E-24</text:p>
          </table:table-cell>
          <table:table-cell office:value-type="float" office:value="2.844497E-029" calcext:value-type="float">
            <text:p>2.844497E-29</text:p>
          </table:table-cell>
          <table:table-cell office:value-type="float" office:value="2.815234E-034" calcext:value-type="float">
            <text:p>2.81523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563153" calcext:value-type="float">
            <text:p>-0.006563153</text:p>
          </table:table-cell>
          <table:table-cell office:value-type="float" office:value="-0.003456922" calcext:value-type="float">
            <text:p>-0.003456922</text:p>
          </table:table-cell>
          <table:table-cell office:value-type="float" office:value="-0.2122086" calcext:value-type="float">
            <text:p>-0.2122086</text:p>
          </table:table-cell>
          <table:table-cell office:value-type="float" office:value="-0.1155641" calcext:value-type="float">
            <text:p>-0.1155641</text:p>
          </table:table-cell>
          <table:table-cell office:value-type="float" office:value="-0.07781246" calcext:value-type="float">
            <text:p>-0.07781246</text:p>
          </table:table-cell>
          <table:table-cell office:value-type="float" office:value="-0.04122782" calcext:value-type="float">
            <text:p>-0.04122782</text:p>
          </table:table-cell>
          <table:table-cell office:value-type="float" office:value="-0.01564238" calcext:value-type="float">
            <text:p>-0.01564238</text:p>
          </table:table-cell>
          <table:table-cell office:value-type="float" office:value="-0.01448013" calcext:value-type="float">
            <text:p>-0.01448013</text:p>
          </table:table-cell>
          <table:table-cell office:value-type="float" office:value="-0.01415228" calcext:value-type="float">
            <text:p>-0.01415228</text:p>
          </table:table-cell>
          <table:table-cell office:value-type="float" office:value="-0.01141144" calcext:value-type="float">
            <text:p>-0.01141144</text:p>
          </table:table-cell>
          <table:table-cell office:value-type="float" office:value="0" calcext:value-type="float">
            <text:p>0</text:p>
          </table:table-cell>
          <table:table-cell office:value-type="float" office:value="0.05484522" calcext:value-type="float">
            <text:p>0.05484522</text:p>
          </table:table-cell>
          <table:table-cell office:value-type="float" office:value="-0.00972484" calcext:value-type="float">
            <text:p>-0.00972484</text:p>
          </table:table-cell>
          <table:table-cell office:value-type="float" office:value="-0.00204012" calcext:value-type="float">
            <text:p>-0.0020401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7897" calcext:value-type="float">
            <text:p>-2.23789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38" calcext:value-type="float">
            <text:p>238</text:p>
          </table:table-cell>
          <table:table-cell office:value-type="float" office:value="26082007" calcext:value-type="float">
            <text:p>26082007</text:p>
          </table:table-cell>
          <table:table-cell office:value-type="float" office:value="784.8613" calcext:value-type="float">
            <text:p>784.8613</text:p>
          </table:table-cell>
          <table:table-cell office:value-type="float" office:value="562.2776" calcext:value-type="float">
            <text:p>562.2776</text:p>
          </table:table-cell>
          <table:table-cell office:value-type="float" office:value="31.95373" calcext:value-type="float">
            <text:p>31.95373</text:p>
          </table:table-cell>
          <table:table-cell office:value-type="float" office:value="1082.476" calcext:value-type="float">
            <text:p>1082.476</text:p>
          </table:table-cell>
          <table:table-cell office:value-type="float" office:value="166.9736" calcext:value-type="float">
            <text:p>166.9736</text:p>
          </table:table-cell>
          <table:table-cell office:value-type="float" office:value="0" calcext:value-type="float">
            <text:p>0</text:p>
          </table:table-cell>
          <table:table-cell office:value-type="float" office:value="0.2169011" calcext:value-type="float">
            <text:p>0.2169011</text:p>
          </table:table-cell>
          <table:table-cell office:value-type="float" office:value="0.3726794" calcext:value-type="float">
            <text:p>0.3726794</text:p>
          </table:table-cell>
          <table:table-cell office:value-type="float" office:value="0.2385222" calcext:value-type="float">
            <text:p>0.2385222</text:p>
          </table:table-cell>
          <table:table-cell office:value-type="float" office:value="0.2496018" calcext:value-type="float">
            <text:p>0.2496018</text:p>
          </table:table-cell>
          <table:table-cell office:value-type="float" office:value="0.2654656" calcext:value-type="float">
            <text:p>0.2654656</text:p>
          </table:table-cell>
          <table:table-cell office:value-type="float" office:value="0.2595074" calcext:value-type="float">
            <text:p>0.2595074</text:p>
          </table:table-cell>
          <table:table-cell office:value-type="float" office:value="0.2834559" calcext:value-type="float">
            <text:p>0.2834559</text:p>
          </table:table-cell>
          <table:table-cell office:value-type="float" office:value="0.3691516" calcext:value-type="float">
            <text:p>0.3691516</text:p>
          </table:table-cell>
          <table:table-cell office:value-type="float" office:value="0.3638505" calcext:value-type="float">
            <text:p>0.3638505</text:p>
          </table:table-cell>
          <table:table-cell office:value-type="float" office:value="0.3742695" calcext:value-type="float">
            <text:p>0.3742695</text:p>
          </table:table-cell>
          <table:table-cell office:value-type="float" office:value="0.3904553" calcext:value-type="float">
            <text:p>0.3904553</text:p>
          </table:table-cell>
          <table:table-cell office:value-type="float" office:value="0.4016874" calcext:value-type="float">
            <text:p>0.401687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9126E-015" calcext:value-type="float">
            <text:p>1.939126E-15</text:p>
          </table:table-cell>
          <table:table-cell office:value-type="float" office:value="1.975214E-015" calcext:value-type="float">
            <text:p>1.975214E-15</text:p>
          </table:table-cell>
          <table:table-cell office:value-type="float" office:value="1.960883E-015" calcext:value-type="float">
            <text:p>1.960883E-15</text:p>
          </table:table-cell>
          <table:table-cell office:value-type="float" office:value="1.98865E-015" calcext:value-type="float">
            <text:p>1.98865E-15</text:p>
          </table:table-cell>
          <table:table-cell office:value-type="float" office:value="9.43849E-016" calcext:value-type="float">
            <text:p>9.43849E-16</text:p>
          </table:table-cell>
          <table:table-cell office:value-type="float" office:value="1.931359E-015" calcext:value-type="float">
            <text:p>1.931359E-15</text:p>
          </table:table-cell>
          <table:table-cell office:value-type="float" office:value="9.344926E-016" calcext:value-type="float">
            <text:p>9.344926E-16</text:p>
          </table:table-cell>
          <table:table-cell office:value-type="float" office:value="9.735897E-016" calcext:value-type="float">
            <text:p>9.735897E-16</text:p>
          </table:table-cell>
          <table:table-cell office:value-type="float" office:value="5.803962E-020" calcext:value-type="float">
            <text:p>5.803962E-20</text:p>
          </table:table-cell>
          <table:table-cell office:value-type="float" office:value="1.446532E-024" calcext:value-type="float">
            <text:p>1.446532E-24</text:p>
          </table:table-cell>
          <table:table-cell office:value-type="float" office:value="2.844497E-029" calcext:value-type="float">
            <text:p>2.844497E-29</text:p>
          </table:table-cell>
          <table:table-cell office:value-type="float" office:value="2.815233E-034" calcext:value-type="float">
            <text:p>2.8152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23051" calcext:value-type="float">
            <text:p>-0.423051</text:p>
          </table:table-cell>
          <table:table-cell office:value-type="float" office:value="-0.009192154" calcext:value-type="float">
            <text:p>-0.009192154</text:p>
          </table:table-cell>
          <table:table-cell office:value-type="float" office:value="-0.207969" calcext:value-type="float">
            <text:p>-0.207969</text:p>
          </table:table-cell>
          <table:table-cell office:value-type="float" office:value="-0.1463754" calcext:value-type="float">
            <text:p>-0.1463754</text:p>
          </table:table-cell>
          <table:table-cell office:value-type="float" office:value="-0.09136204" calcext:value-type="float">
            <text:p>-0.09136204</text:p>
          </table:table-cell>
          <table:table-cell office:value-type="float" office:value="-0.04372203" calcext:value-type="float">
            <text:p>-0.04372203</text:p>
          </table:table-cell>
          <table:table-cell office:value-type="float" office:value="-0.02016219" calcext:value-type="float">
            <text:p>-0.02016219</text:p>
          </table:table-cell>
          <table:table-cell office:value-type="float" office:value="-0.01600135" calcext:value-type="float">
            <text:p>-0.01600135</text:p>
          </table:table-cell>
          <table:table-cell office:value-type="float" office:value="-0.01429952" calcext:value-type="float">
            <text:p>-0.01429952</text:p>
          </table:table-cell>
          <table:table-cell office:value-type="float" office:value="-0.01155339" calcext:value-type="float">
            <text:p>-0.01155339</text:p>
          </table:table-cell>
          <table:table-cell office:value-type="float" office:value="0" calcext:value-type="float">
            <text:p>0</text:p>
          </table:table-cell>
          <table:table-cell office:value-type="float" office:value="0.05484522" calcext:value-type="float">
            <text:p>0.05484522</text:p>
          </table:table-cell>
          <table:table-cell office:value-type="float" office:value="-0.009725341" calcext:value-type="float">
            <text:p>-0.009725341</text:p>
          </table:table-cell>
          <table:table-cell office:value-type="float" office:value="-0.002041952" calcext:value-type="float">
            <text:p>-0.00204195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6084" calcext:value-type="float">
            <text:p>-2.23608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39" calcext:value-type="float">
            <text:p>239</text:p>
          </table:table-cell>
          <table:table-cell office:value-type="float" office:value="27082007" calcext:value-type="float">
            <text:p>27082007</text:p>
          </table:table-cell>
          <table:table-cell office:value-type="float" office:value="784.8613" calcext:value-type="float">
            <text:p>784.8613</text:p>
          </table:table-cell>
          <table:table-cell office:value-type="float" office:value="568.3035" calcext:value-type="float">
            <text:p>568.3035</text:p>
          </table:table-cell>
          <table:table-cell office:value-type="float" office:value="31.95373" calcext:value-type="float">
            <text:p>31.95373</text:p>
          </table:table-cell>
          <table:table-cell office:value-type="float" office:value="1076.534" calcext:value-type="float">
            <text:p>1076.534</text:p>
          </table:table-cell>
          <table:table-cell office:value-type="float" office:value="166.8892" calcext:value-type="float">
            <text:p>166.8892</text:p>
          </table:table-cell>
          <table:table-cell office:value-type="float" office:value="0" calcext:value-type="float">
            <text:p>0</text:p>
          </table:table-cell>
          <table:table-cell office:value-type="float" office:value="0.153759" calcext:value-type="float">
            <text:p>0.153759</text:p>
          </table:table-cell>
          <table:table-cell office:value-type="float" office:value="0.3100321" calcext:value-type="float">
            <text:p>0.3100321</text:p>
          </table:table-cell>
          <table:table-cell office:value-type="float" office:value="0.234002" calcext:value-type="float">
            <text:p>0.234002</text:p>
          </table:table-cell>
          <table:table-cell office:value-type="float" office:value="0.2400243" calcext:value-type="float">
            <text:p>0.2400243</text:p>
          </table:table-cell>
          <table:table-cell office:value-type="float" office:value="0.2561784" calcext:value-type="float">
            <text:p>0.2561784</text:p>
          </table:table-cell>
          <table:table-cell office:value-type="float" office:value="0.2556442" calcext:value-type="float">
            <text:p>0.2556442</text:p>
          </table:table-cell>
          <table:table-cell office:value-type="float" office:value="0.2773024" calcext:value-type="float">
            <text:p>0.2773024</text:p>
          </table:table-cell>
          <table:table-cell office:value-type="float" office:value="0.3669401" calcext:value-type="float">
            <text:p>0.3669401</text:p>
          </table:table-cell>
          <table:table-cell office:value-type="float" office:value="0.363217" calcext:value-type="float">
            <text:p>0.363217</text:p>
          </table:table-cell>
          <table:table-cell office:value-type="float" office:value="0.3739223" calcext:value-type="float">
            <text:p>0.3739223</text:p>
          </table:table-cell>
          <table:table-cell office:value-type="float" office:value="0.3902269" calcext:value-type="float">
            <text:p>0.3902269</text:p>
          </table:table-cell>
          <table:table-cell office:value-type="float" office:value="0.4015784" calcext:value-type="float">
            <text:p>0.401578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9344E-015" calcext:value-type="float">
            <text:p>1.939344E-15</text:p>
          </table:table-cell>
          <table:table-cell office:value-type="float" office:value="1.97519E-015" calcext:value-type="float">
            <text:p>1.97519E-15</text:p>
          </table:table-cell>
          <table:table-cell office:value-type="float" office:value="1.960862E-015" calcext:value-type="float">
            <text:p>1.960862E-15</text:p>
          </table:table-cell>
          <table:table-cell office:value-type="float" office:value="1.988645E-015" calcext:value-type="float">
            <text:p>1.988645E-15</text:p>
          </table:table-cell>
          <table:table-cell office:value-type="float" office:value="9.438486E-016" calcext:value-type="float">
            <text:p>9.438486E-16</text:p>
          </table:table-cell>
          <table:table-cell office:value-type="float" office:value="1.931359E-015" calcext:value-type="float">
            <text:p>1.931359E-15</text:p>
          </table:table-cell>
          <table:table-cell office:value-type="float" office:value="9.344926E-016" calcext:value-type="float">
            <text:p>9.344926E-16</text:p>
          </table:table-cell>
          <table:table-cell office:value-type="float" office:value="9.735894E-016" calcext:value-type="float">
            <text:p>9.735894E-16</text:p>
          </table:table-cell>
          <table:table-cell office:value-type="float" office:value="5.803962E-020" calcext:value-type="float">
            <text:p>5.803962E-20</text:p>
          </table:table-cell>
          <table:table-cell office:value-type="float" office:value="1.446532E-024" calcext:value-type="float">
            <text:p>1.446532E-24</text:p>
          </table:table-cell>
          <table:table-cell office:value-type="float" office:value="2.844497E-029" calcext:value-type="float">
            <text:p>2.844497E-29</text:p>
          </table:table-cell>
          <table:table-cell office:value-type="float" office:value="2.815233E-034" calcext:value-type="float">
            <text:p>2.8152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18453" calcext:value-type="float">
            <text:p>-6.18453</text:p>
          </table:table-cell>
          <table:table-cell office:value-type="float" office:value="-0.0284286" calcext:value-type="float">
            <text:p>-0.0284286</text:p>
          </table:table-cell>
          <table:table-cell office:value-type="float" office:value="-0.2409309" calcext:value-type="float">
            <text:p>-0.2409309</text:p>
          </table:table-cell>
          <table:table-cell office:value-type="float" office:value="-0.1977718" calcext:value-type="float">
            <text:p>-0.1977718</text:p>
          </table:table-cell>
          <table:table-cell office:value-type="float" office:value="-0.1200688" calcext:value-type="float">
            <text:p>-0.1200688</text:p>
          </table:table-cell>
          <table:table-cell office:value-type="float" office:value="-0.04902478" calcext:value-type="float">
            <text:p>-0.04902478</text:p>
          </table:table-cell>
          <table:table-cell office:value-type="float" office:value="-0.02424053" calcext:value-type="float">
            <text:p>-0.02424053</text:p>
          </table:table-cell>
          <table:table-cell office:value-type="float" office:value="-0.01821921" calcext:value-type="float">
            <text:p>-0.01821921</text:p>
          </table:table-cell>
          <table:table-cell office:value-type="float" office:value="-0.01471713" calcext:value-type="float">
            <text:p>-0.01471713</text:p>
          </table:table-cell>
          <table:table-cell office:value-type="float" office:value="-0.01173784" calcext:value-type="float">
            <text:p>-0.01173784</text:p>
          </table:table-cell>
          <table:table-cell office:value-type="float" office:value="0" calcext:value-type="float">
            <text:p>0</text:p>
          </table:table-cell>
          <table:table-cell office:value-type="float" office:value="0.05484522" calcext:value-type="float">
            <text:p>0.05484522</text:p>
          </table:table-cell>
          <table:table-cell office:value-type="float" office:value="-0.009726077" calcext:value-type="float">
            <text:p>-0.009726077</text:p>
          </table:table-cell>
          <table:table-cell office:value-type="float" office:value="-0.00204378" calcext:value-type="float">
            <text:p>-0.00204378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4617" calcext:value-type="float">
            <text:p>-2.23461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40" calcext:value-type="float">
            <text:p>240</text:p>
          </table:table-cell>
          <table:table-cell office:value-type="float" office:value="28082007" calcext:value-type="float">
            <text:p>28082007</text:p>
          </table:table-cell>
          <table:table-cell office:value-type="float" office:value="784.8613" calcext:value-type="float">
            <text:p>784.8613</text:p>
          </table:table-cell>
          <table:table-cell office:value-type="float" office:value="574.3599" calcext:value-type="float">
            <text:p>574.3599</text:p>
          </table:table-cell>
          <table:table-cell office:value-type="float" office:value="31.95373" calcext:value-type="float">
            <text:p>31.95373</text:p>
          </table:table-cell>
          <table:table-cell office:value-type="float" office:value="1070.557" calcext:value-type="float">
            <text:p>1070.557</text:p>
          </table:table-cell>
          <table:table-cell office:value-type="float" office:value="166.8092" calcext:value-type="float">
            <text:p>166.8092</text:p>
          </table:table-cell>
          <table:table-cell office:value-type="float" office:value="0" calcext:value-type="float">
            <text:p>0</text:p>
          </table:table-cell>
          <table:table-cell office:value-type="float" office:value="0.1295978" calcext:value-type="float">
            <text:p>0.1295978</text:p>
          </table:table-cell>
          <table:table-cell office:value-type="float" office:value="0.2506317" calcext:value-type="float">
            <text:p>0.2506317</text:p>
          </table:table-cell>
          <table:table-cell office:value-type="float" office:value="0.2252799" calcext:value-type="float">
            <text:p>0.2252799</text:p>
          </table:table-cell>
          <table:table-cell office:value-type="float" office:value="0.2293183" calcext:value-type="float">
            <text:p>0.2293183</text:p>
          </table:table-cell>
          <table:table-cell office:value-type="float" office:value="0.2438933" calcext:value-type="float">
            <text:p>0.2438933</text:p>
          </table:table-cell>
          <table:table-cell office:value-type="float" office:value="0.2506607" calcext:value-type="float">
            <text:p>0.2506607</text:p>
          </table:table-cell>
          <table:table-cell office:value-type="float" office:value="0.2722205" calcext:value-type="float">
            <text:p>0.2722205</text:p>
          </table:table-cell>
          <table:table-cell office:value-type="float" office:value="0.364733" calcext:value-type="float">
            <text:p>0.364733</text:p>
          </table:table-cell>
          <table:table-cell office:value-type="float" office:value="0.362221" calcext:value-type="float">
            <text:p>0.362221</text:p>
          </table:table-cell>
          <table:table-cell office:value-type="float" office:value="0.3734809" calcext:value-type="float">
            <text:p>0.3734809</text:p>
          </table:table-cell>
          <table:table-cell office:value-type="float" office:value="0.3899184" calcext:value-type="float">
            <text:p>0.3899184</text:p>
          </table:table-cell>
          <table:table-cell office:value-type="float" office:value="0.4014339" calcext:value-type="float">
            <text:p>0.401433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9535E-015" calcext:value-type="float">
            <text:p>1.939535E-15</text:p>
          </table:table-cell>
          <table:table-cell office:value-type="float" office:value="1.975173E-015" calcext:value-type="float">
            <text:p>1.975173E-15</text:p>
          </table:table-cell>
          <table:table-cell office:value-type="float" office:value="1.96084E-015" calcext:value-type="float">
            <text:p>1.96084E-15</text:p>
          </table:table-cell>
          <table:table-cell office:value-type="float" office:value="1.988644E-015" calcext:value-type="float">
            <text:p>1.988644E-15</text:p>
          </table:table-cell>
          <table:table-cell office:value-type="float" office:value="9.438486E-016" calcext:value-type="float">
            <text:p>9.438486E-16</text:p>
          </table:table-cell>
          <table:table-cell office:value-type="float" office:value="1.931359E-015" calcext:value-type="float">
            <text:p>1.931359E-15</text:p>
          </table:table-cell>
          <table:table-cell office:value-type="float" office:value="9.344926E-016" calcext:value-type="float">
            <text:p>9.344926E-16</text:p>
          </table:table-cell>
          <table:table-cell office:value-type="float" office:value="9.735894E-016" calcext:value-type="float">
            <text:p>9.735894E-16</text:p>
          </table:table-cell>
          <table:table-cell office:value-type="float" office:value="5.803962E-020" calcext:value-type="float">
            <text:p>5.803962E-20</text:p>
          </table:table-cell>
          <table:table-cell office:value-type="float" office:value="1.446532E-024" calcext:value-type="float">
            <text:p>1.446532E-24</text:p>
          </table:table-cell>
          <table:table-cell office:value-type="float" office:value="2.844497E-029" calcext:value-type="float">
            <text:p>2.844497E-29</text:p>
          </table:table-cell>
          <table:table-cell office:value-type="float" office:value="2.815233E-034" calcext:value-type="float">
            <text:p>2.8152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66125" calcext:value-type="float">
            <text:p>-23.66125</text:p>
          </table:table-cell>
          <table:table-cell office:value-type="float" office:value="-0.1412834" calcext:value-type="float">
            <text:p>-0.1412834</text:p>
          </table:table-cell>
          <table:table-cell office:value-type="float" office:value="-0.3222574" calcext:value-type="float">
            <text:p>-0.3222574</text:p>
          </table:table-cell>
          <table:table-cell office:value-type="float" office:value="-0.2810273" calcext:value-type="float">
            <text:p>-0.2810273</text:p>
          </table:table-cell>
          <table:table-cell office:value-type="float" office:value="-0.1752587" calcext:value-type="float">
            <text:p>-0.1752587</text:p>
          </table:table-cell>
          <table:table-cell office:value-type="float" office:value="-0.05699666" calcext:value-type="float">
            <text:p>-0.05699666</text:p>
          </table:table-cell>
          <table:table-cell office:value-type="float" office:value="-0.0283116" calcext:value-type="float">
            <text:p>-0.0283116</text:p>
          </table:table-cell>
          <table:table-cell office:value-type="float" office:value="-0.02075613" calcext:value-type="float">
            <text:p>-0.02075613</text:p>
          </table:table-cell>
          <table:table-cell office:value-type="float" office:value="-0.01540253" calcext:value-type="float">
            <text:p>-0.01540253</text:p>
          </table:table-cell>
          <table:table-cell office:value-type="float" office:value="-0.0119771" calcext:value-type="float">
            <text:p>-0.0119771</text:p>
          </table:table-cell>
          <table:table-cell office:value-type="float" office:value="0" calcext:value-type="float">
            <text:p>0</text:p>
          </table:table-cell>
          <table:table-cell office:value-type="float" office:value="0.05484522" calcext:value-type="float">
            <text:p>0.05484522</text:p>
          </table:table-cell>
          <table:table-cell office:value-type="float" office:value="-0.009722586" calcext:value-type="float">
            <text:p>-0.009722586</text:p>
          </table:table-cell>
          <table:table-cell office:value-type="float" office:value="-0.002045403" calcext:value-type="float">
            <text:p>-0.002045403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3518" calcext:value-type="float">
            <text:p>-2.23351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41" calcext:value-type="float">
            <text:p>241</text:p>
          </table:table-cell>
          <table:table-cell office:value-type="float" office:value="29082007" calcext:value-type="float">
            <text:p>29082007</text:p>
          </table:table-cell>
          <table:table-cell office:value-type="float" office:value="784.8613" calcext:value-type="float">
            <text:p>784.8613</text:p>
          </table:table-cell>
          <table:table-cell office:value-type="float" office:value="581.0634" calcext:value-type="float">
            <text:p>581.0634</text:p>
          </table:table-cell>
          <table:table-cell office:value-type="float" office:value="31.95373" calcext:value-type="float">
            <text:p>31.95373</text:p>
          </table:table-cell>
          <table:table-cell office:value-type="float" office:value="1063.931" calcext:value-type="float">
            <text:p>1063.931</text:p>
          </table:table-cell>
          <table:table-cell office:value-type="float" office:value="166.7322" calcext:value-type="float">
            <text:p>166.7322</text:p>
          </table:table-cell>
          <table:table-cell office:value-type="float" office:value="0" calcext:value-type="float">
            <text:p>0</text:p>
          </table:table-cell>
          <table:table-cell office:value-type="float" office:value="0.1173394" calcext:value-type="float">
            <text:p>0.1173394</text:p>
          </table:table-cell>
          <table:table-cell office:value-type="float" office:value="0.207044" calcext:value-type="float">
            <text:p>0.207044</text:p>
          </table:table-cell>
          <table:table-cell office:value-type="float" office:value="0.2100794" calcext:value-type="float">
            <text:p>0.2100794</text:p>
          </table:table-cell>
          <table:table-cell office:value-type="float" office:value="0.214892" calcext:value-type="float">
            <text:p>0.214892</text:p>
          </table:table-cell>
          <table:table-cell office:value-type="float" office:value="0.2243731" calcext:value-type="float">
            <text:p>0.2243731</text:p>
          </table:table-cell>
          <table:table-cell office:value-type="float" office:value="0.2442052" calcext:value-type="float">
            <text:p>0.2442052</text:p>
          </table:table-cell>
          <table:table-cell office:value-type="float" office:value="0.2663524" calcext:value-type="float">
            <text:p>0.2663524</text:p>
          </table:table-cell>
          <table:table-cell office:value-type="float" office:value="0.3623144" calcext:value-type="float">
            <text:p>0.3623144</text:p>
          </table:table-cell>
          <table:table-cell office:value-type="float" office:value="0.3607627" calcext:value-type="float">
            <text:p>0.3607627</text:p>
          </table:table-cell>
          <table:table-cell office:value-type="float" office:value="0.3728498" calcext:value-type="float">
            <text:p>0.3728498</text:p>
          </table:table-cell>
          <table:table-cell office:value-type="float" office:value="0.3894355" calcext:value-type="float">
            <text:p>0.3894355</text:p>
          </table:table-cell>
          <table:table-cell office:value-type="float" office:value="0.4011984" calcext:value-type="float">
            <text:p>0.401198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9721E-015" calcext:value-type="float">
            <text:p>1.939721E-15</text:p>
          </table:table-cell>
          <table:table-cell office:value-type="float" office:value="1.975157E-015" calcext:value-type="float">
            <text:p>1.975157E-15</text:p>
          </table:table-cell>
          <table:table-cell office:value-type="float" office:value="1.960815E-015" calcext:value-type="float">
            <text:p>1.960815E-15</text:p>
          </table:table-cell>
          <table:table-cell office:value-type="float" office:value="1.988643E-015" calcext:value-type="float">
            <text:p>1.988643E-15</text:p>
          </table:table-cell>
          <table:table-cell office:value-type="float" office:value="9.438482E-016" calcext:value-type="float">
            <text:p>9.438482E-16</text:p>
          </table:table-cell>
          <table:table-cell office:value-type="float" office:value="1.931359E-015" calcext:value-type="float">
            <text:p>1.931359E-15</text:p>
          </table:table-cell>
          <table:table-cell office:value-type="float" office:value="9.344926E-016" calcext:value-type="float">
            <text:p>9.344926E-16</text:p>
          </table:table-cell>
          <table:table-cell office:value-type="float" office:value="9.735897E-016" calcext:value-type="float">
            <text:p>9.735897E-16</text:p>
          </table:table-cell>
          <table:table-cell office:value-type="float" office:value="5.803962E-020" calcext:value-type="float">
            <text:p>5.803962E-20</text:p>
          </table:table-cell>
          <table:table-cell office:value-type="float" office:value="1.446532E-024" calcext:value-type="float">
            <text:p>1.446532E-24</text:p>
          </table:table-cell>
          <table:table-cell office:value-type="float" office:value="2.844497E-029" calcext:value-type="float">
            <text:p>2.844497E-29</text:p>
          </table:table-cell>
          <table:table-cell office:value-type="float" office:value="2.815235E-034" calcext:value-type="float">
            <text:p>2.81523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92705" calcext:value-type="float">
            <text:p>-49.92705</text:p>
          </table:table-cell>
          <table:table-cell office:value-type="float" office:value="-0.6174856" calcext:value-type="float">
            <text:p>-0.6174856</text:p>
          </table:table-cell>
          <table:table-cell office:value-type="float" office:value="-0.5513465" calcext:value-type="float">
            <text:p>-0.5513465</text:p>
          </table:table-cell>
          <table:table-cell office:value-type="float" office:value="-0.4632674" calcext:value-type="float">
            <text:p>-0.4632674</text:p>
          </table:table-cell>
          <table:table-cell office:value-type="float" office:value="-0.3331481" calcext:value-type="float">
            <text:p>-0.3331481</text:p>
          </table:table-cell>
          <table:table-cell office:value-type="float" office:value="-0.06958388" calcext:value-type="float">
            <text:p>-0.06958388</text:p>
          </table:table-cell>
          <table:table-cell office:value-type="float" office:value="-0.03382481" calcext:value-type="float">
            <text:p>-0.03382481</text:p>
          </table:table-cell>
          <table:table-cell office:value-type="float" office:value="-0.02396229" calcext:value-type="float">
            <text:p>-0.02396229</text:p>
          </table:table-cell>
          <table:table-cell office:value-type="float" office:value="-0.01646801" calcext:value-type="float">
            <text:p>-0.01646801</text:p>
          </table:table-cell>
          <table:table-cell office:value-type="float" office:value="-0.01232785" calcext:value-type="float">
            <text:p>-0.01232785</text:p>
          </table:table-cell>
          <table:table-cell office:value-type="float" office:value="0" calcext:value-type="float">
            <text:p>0</text:p>
          </table:table-cell>
          <table:table-cell office:value-type="float" office:value="0.05484522" calcext:value-type="float">
            <text:p>0.05484522</text:p>
          </table:table-cell>
          <table:table-cell office:value-type="float" office:value="-0.02517235" calcext:value-type="float">
            <text:p>-0.02517235</text:p>
          </table:table-cell>
          <table:table-cell office:value-type="float" office:value="-0.002037836" calcext:value-type="float">
            <text:p>-0.00203783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2823" calcext:value-type="float">
            <text:p>-2.232823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42" calcext:value-type="float">
            <text:p>242</text:p>
          </table:table-cell>
          <table:table-cell office:value-type="float" office:value="30082007" calcext:value-type="float">
            <text:p>30082007</text:p>
          </table:table-cell>
          <table:table-cell office:value-type="float" office:value="791.6613" calcext:value-type="float">
            <text:p>791.6613</text:p>
          </table:table-cell>
          <table:table-cell office:value-type="float" office:value="586.635" calcext:value-type="float">
            <text:p>586.635</text:p>
          </table:table-cell>
          <table:table-cell office:value-type="float" office:value="31.95373" calcext:value-type="float">
            <text:p>31.95373</text:p>
          </table:table-cell>
          <table:table-cell office:value-type="float" office:value="1065.188" calcext:value-type="float">
            <text:p>1065.188</text:p>
          </table:table-cell>
          <table:table-cell office:value-type="float" office:value="166.704" calcext:value-type="float">
            <text:p>166.704</text:p>
          </table:table-cell>
          <table:table-cell office:value-type="float" office:value="0" calcext:value-type="float">
            <text:p>0</text:p>
          </table:table-cell>
          <table:table-cell office:value-type="float" office:value="0.2834871" calcext:value-type="float">
            <text:p>0.2834871</text:p>
          </table:table-cell>
          <table:table-cell office:value-type="float" office:value="0.2189008" calcext:value-type="float">
            <text:p>0.2189008</text:p>
          </table:table-cell>
          <table:table-cell office:value-type="float" office:value="0.2106143" calcext:value-type="float">
            <text:p>0.2106143</text:p>
          </table:table-cell>
          <table:table-cell office:value-type="float" office:value="0.2143001" calcext:value-type="float">
            <text:p>0.2143001</text:p>
          </table:table-cell>
          <table:table-cell office:value-type="float" office:value="0.226737" calcext:value-type="float">
            <text:p>0.226737</text:p>
          </table:table-cell>
          <table:table-cell office:value-type="float" office:value="0.2419454" calcext:value-type="float">
            <text:p>0.2419454</text:p>
          </table:table-cell>
          <table:table-cell office:value-type="float" office:value="0.2647716" calcext:value-type="float">
            <text:p>0.2647716</text:p>
          </table:table-cell>
          <table:table-cell office:value-type="float" office:value="0.3610235" calcext:value-type="float">
            <text:p>0.3610235</text:p>
          </table:table-cell>
          <table:table-cell office:value-type="float" office:value="0.3598327" calcext:value-type="float">
            <text:p>0.3598327</text:p>
          </table:table-cell>
          <table:table-cell office:value-type="float" office:value="0.3725105" calcext:value-type="float">
            <text:p>0.3725105</text:p>
          </table:table-cell>
          <table:table-cell office:value-type="float" office:value="0.3892643" calcext:value-type="float">
            <text:p>0.3892643</text:p>
          </table:table-cell>
          <table:table-cell office:value-type="float" office:value="0.4011732" calcext:value-type="float">
            <text:p>0.401173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9878E-015" calcext:value-type="float">
            <text:p>1.939878E-15</text:p>
          </table:table-cell>
          <table:table-cell office:value-type="float" office:value="1.975142E-015" calcext:value-type="float">
            <text:p>1.975142E-15</text:p>
          </table:table-cell>
          <table:table-cell office:value-type="float" office:value="1.960796E-015" calcext:value-type="float">
            <text:p>1.960796E-15</text:p>
          </table:table-cell>
          <table:table-cell office:value-type="float" office:value="1.988642E-015" calcext:value-type="float">
            <text:p>1.988642E-15</text:p>
          </table:table-cell>
          <table:table-cell office:value-type="float" office:value="9.438482E-016" calcext:value-type="float">
            <text:p>9.438482E-16</text:p>
          </table:table-cell>
          <table:table-cell office:value-type="float" office:value="1.931359E-015" calcext:value-type="float">
            <text:p>1.931359E-15</text:p>
          </table:table-cell>
          <table:table-cell office:value-type="float" office:value="9.344926E-016" calcext:value-type="float">
            <text:p>9.344926E-16</text:p>
          </table:table-cell>
          <table:table-cell office:value-type="float" office:value="9.735895E-016" calcext:value-type="float">
            <text:p>9.735895E-16</text:p>
          </table:table-cell>
          <table:table-cell office:value-type="float" office:value="5.803962E-020" calcext:value-type="float">
            <text:p>5.803962E-20</text:p>
          </table:table-cell>
          <table:table-cell office:value-type="float" office:value="1.446532E-024" calcext:value-type="float">
            <text:p>1.446532E-24</text:p>
          </table:table-cell>
          <table:table-cell office:value-type="float" office:value="2.844497E-029" calcext:value-type="float">
            <text:p>2.844497E-29</text:p>
          </table:table-cell>
          <table:table-cell office:value-type="float" office:value="2.815233E-034" calcext:value-type="float">
            <text:p>2.8152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327091" calcext:value-type="float">
            <text:p>-0.05327091</text:p>
          </table:table-cell>
          <table:table-cell office:value-type="float" office:value="-0.4026662" calcext:value-type="float">
            <text:p>-0.4026662</text:p>
          </table:table-cell>
          <table:table-cell office:value-type="float" office:value="-0.5410175" calcext:value-type="float">
            <text:p>-0.5410175</text:p>
          </table:table-cell>
          <table:table-cell office:value-type="float" office:value="-0.4734205" calcext:value-type="float">
            <text:p>-0.4734205</text:p>
          </table:table-cell>
          <table:table-cell office:value-type="float" office:value="-0.3072608" calcext:value-type="float">
            <text:p>-0.3072608</text:p>
          </table:table-cell>
          <table:table-cell office:value-type="float" office:value="-0.07476783" calcext:value-type="float">
            <text:p>-0.07476783</text:p>
          </table:table-cell>
          <table:table-cell office:value-type="float" office:value="-0.03531435" calcext:value-type="float">
            <text:p>-0.03531435</text:p>
          </table:table-cell>
          <table:table-cell office:value-type="float" office:value="-0.02589304" calcext:value-type="float">
            <text:p>-0.02589304</text:p>
          </table:table-cell>
          <table:table-cell office:value-type="float" office:value="-0.0171927" calcext:value-type="float">
            <text:p>-0.0171927</text:p>
          </table:table-cell>
          <table:table-cell office:value-type="float" office:value="-0.01252226" calcext:value-type="float">
            <text:p>-0.01252226</text:p>
          </table:table-cell>
          <table:table-cell office:value-type="float" office:value="0" calcext:value-type="float">
            <text:p>0</text:p>
          </table:table-cell>
          <table:table-cell office:value-type="float" office:value="0.05484522" calcext:value-type="float">
            <text:p>0.05484522</text:p>
          </table:table-cell>
          <table:table-cell office:value-type="float" office:value="-0.02321129" calcext:value-type="float">
            <text:p>-0.02321129</text:p>
          </table:table-cell>
          <table:table-cell office:value-type="float" office:value="-0.002039606" calcext:value-type="float">
            <text:p>-0.002039606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2429" calcext:value-type="float">
            <text:p>-2.23242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43" calcext:value-type="float">
            <text:p>243</text:p>
          </table:table-cell>
          <table:table-cell office:value-type="float" office:value="31082007" calcext:value-type="float">
            <text:p>31082007</text:p>
          </table:table-cell>
          <table:table-cell office:value-type="float" office:value="791.6613" calcext:value-type="float">
            <text:p>791.6613</text:p>
          </table:table-cell>
          <table:table-cell office:value-type="float" office:value="592.1691" calcext:value-type="float">
            <text:p>592.1691</text:p>
          </table:table-cell>
          <table:table-cell office:value-type="float" office:value="31.95373" calcext:value-type="float">
            <text:p>31.95373</text:p>
          </table:table-cell>
          <table:table-cell office:value-type="float" office:value="1059.727" calcext:value-type="float">
            <text:p>1059.727</text:p>
          </table:table-cell>
          <table:table-cell office:value-type="float" office:value="166.6296" calcext:value-type="float">
            <text:p>166.6296</text:p>
          </table:table-cell>
          <table:table-cell office:value-type="float" office:value="0" calcext:value-type="float">
            <text:p>0</text:p>
          </table:table-cell>
          <table:table-cell office:value-type="float" office:value="0.1554972" calcext:value-type="float">
            <text:p>0.1554972</text:p>
          </table:table-cell>
          <table:table-cell office:value-type="float" office:value="0.2010893" calcext:value-type="float">
            <text:p>0.2010893</text:p>
          </table:table-cell>
          <table:table-cell office:value-type="float" office:value="0.2034266" calcext:value-type="float">
            <text:p>0.2034266</text:p>
          </table:table-cell>
          <table:table-cell office:value-type="float" office:value="0.2068606" calcext:value-type="float">
            <text:p>0.2068606</text:p>
          </table:table-cell>
          <table:table-cell office:value-type="float" office:value="0.2152417" calcext:value-type="float">
            <text:p>0.2152417</text:p>
          </table:table-cell>
          <table:table-cell office:value-type="float" office:value="0.2367915" calcext:value-type="float">
            <text:p>0.2367915</text:p>
          </table:table-cell>
          <table:table-cell office:value-type="float" office:value="0.2605235" calcext:value-type="float">
            <text:p>0.2605235</text:p>
          </table:table-cell>
          <table:table-cell office:value-type="float" office:value="0.3592687" calcext:value-type="float">
            <text:p>0.3592687</text:p>
          </table:table-cell>
          <table:table-cell office:value-type="float" office:value="0.3584235" calcext:value-type="float">
            <text:p>0.3584235</text:p>
          </table:table-cell>
          <table:table-cell office:value-type="float" office:value="0.3718999" calcext:value-type="float">
            <text:p>0.3718999</text:p>
          </table:table-cell>
          <table:table-cell office:value-type="float" office:value="0.3888453" calcext:value-type="float">
            <text:p>0.3888453</text:p>
          </table:table-cell>
          <table:table-cell office:value-type="float" office:value="0.4009838" calcext:value-type="float">
            <text:p>0.400983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0005E-015" calcext:value-type="float">
            <text:p>1.940005E-15</text:p>
          </table:table-cell>
          <table:table-cell office:value-type="float" office:value="1.975127E-015" calcext:value-type="float">
            <text:p>1.975127E-15</text:p>
          </table:table-cell>
          <table:table-cell office:value-type="float" office:value="1.960783E-015" calcext:value-type="float">
            <text:p>1.960783E-15</text:p>
          </table:table-cell>
          <table:table-cell office:value-type="float" office:value="1.988643E-015" calcext:value-type="float">
            <text:p>1.988643E-15</text:p>
          </table:table-cell>
          <table:table-cell office:value-type="float" office:value="9.438482E-016" calcext:value-type="float">
            <text:p>9.438482E-16</text:p>
          </table:table-cell>
          <table:table-cell office:value-type="float" office:value="1.931359E-015" calcext:value-type="float">
            <text:p>1.931359E-15</text:p>
          </table:table-cell>
          <table:table-cell office:value-type="float" office:value="9.344926E-016" calcext:value-type="float">
            <text:p>9.344926E-16</text:p>
          </table:table-cell>
          <table:table-cell office:value-type="float" office:value="9.735895E-016" calcext:value-type="float">
            <text:p>9.735895E-16</text:p>
          </table:table-cell>
          <table:table-cell office:value-type="float" office:value="5.803962E-020" calcext:value-type="float">
            <text:p>5.803962E-20</text:p>
          </table:table-cell>
          <table:table-cell office:value-type="float" office:value="1.446532E-024" calcext:value-type="float">
            <text:p>1.446532E-24</text:p>
          </table:table-cell>
          <table:table-cell office:value-type="float" office:value="2.844497E-029" calcext:value-type="float">
            <text:p>2.844497E-29</text:p>
          </table:table-cell>
          <table:table-cell office:value-type="float" office:value="2.815233E-034" calcext:value-type="float">
            <text:p>2.8152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33568" calcext:value-type="float">
            <text:p>-5.633568</text:p>
          </table:table-cell>
          <table:table-cell office:value-type="float" office:value="-0.7731171" calcext:value-type="float">
            <text:p>-0.7731171</text:p>
          </table:table-cell>
          <table:table-cell office:value-type="float" office:value="-0.7063861" calcext:value-type="float">
            <text:p>-0.7063861</text:p>
          </table:table-cell>
          <table:table-cell office:value-type="float" office:value="-0.6211756" calcext:value-type="float">
            <text:p>-0.6211756</text:p>
          </table:table-cell>
          <table:table-cell office:value-type="float" office:value="-0.4583213" calcext:value-type="float">
            <text:p>-0.4583213</text:p>
          </table:table-cell>
          <table:table-cell office:value-type="float" office:value="-0.08809318" calcext:value-type="float">
            <text:p>-0.08809318</text:p>
          </table:table-cell>
          <table:table-cell office:value-type="float" office:value="-0.03959454" calcext:value-type="float">
            <text:p>-0.03959454</text:p>
          </table:table-cell>
          <table:table-cell office:value-type="float" office:value="-0.02875746" calcext:value-type="float">
            <text:p>-0.02875746</text:p>
          </table:table-cell>
          <table:table-cell office:value-type="float" office:value="-0.01834739" calcext:value-type="float">
            <text:p>-0.01834739</text:p>
          </table:table-cell>
          <table:table-cell office:value-type="float" office:value="-0.01287691" calcext:value-type="float">
            <text:p>-0.01287691</text:p>
          </table:table-cell>
          <table:table-cell office:value-type="float" office:value="0" calcext:value-type="float">
            <text:p>0</text:p>
          </table:table-cell>
          <table:table-cell office:value-type="float" office:value="0.05484522" calcext:value-type="float">
            <text:p>0.05484522</text:p>
          </table:table-cell>
          <table:table-cell office:value-type="float" office:value="-0.05537262" calcext:value-type="float">
            <text:p>-0.05537262</text:p>
          </table:table-cell>
          <table:table-cell office:value-type="float" office:value="-0.002023765" calcext:value-type="float">
            <text:p>-0.00202376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2208" calcext:value-type="float">
            <text:p>-2.23220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44" calcext:value-type="float">
            <text:p>244</text:p>
          </table:table-cell>
          <table:table-cell office:value-type="float" office:value="1092007" calcext:value-type="float">
            <text:p>1092007</text:p>
          </table:table-cell>
          <table:table-cell office:value-type="float" office:value="791.6613" calcext:value-type="float">
            <text:p>791.6613</text:p>
          </table:table-cell>
          <table:table-cell office:value-type="float" office:value="596.8801" calcext:value-type="float">
            <text:p>596.8801</text:p>
          </table:table-cell>
          <table:table-cell office:value-type="float" office:value="31.95373" calcext:value-type="float">
            <text:p>31.95373</text:p>
          </table:table-cell>
          <table:table-cell office:value-type="float" office:value="1055.091" calcext:value-type="float">
            <text:p>1055.091</text:p>
          </table:table-cell>
          <table:table-cell office:value-type="float" office:value="166.5553" calcext:value-type="float">
            <text:p>166.5553</text:p>
          </table:table-cell>
          <table:table-cell office:value-type="float" office:value="0" calcext:value-type="float">
            <text:p>0</text:p>
          </table:table-cell>
          <table:table-cell office:value-type="float" office:value="0.1215343" calcext:value-type="float">
            <text:p>0.1215343</text:p>
          </table:table-cell>
          <table:table-cell office:value-type="float" office:value="0.1917062" calcext:value-type="float">
            <text:p>0.1917062</text:p>
          </table:table-cell>
          <table:table-cell office:value-type="float" office:value="0.1959809" calcext:value-type="float">
            <text:p>0.1959809</text:p>
          </table:table-cell>
          <table:table-cell office:value-type="float" office:value="0.1989013" calcext:value-type="float">
            <text:p>0.1989013</text:p>
          </table:table-cell>
          <table:table-cell office:value-type="float" office:value="0.2037371" calcext:value-type="float">
            <text:p>0.2037371</text:p>
          </table:table-cell>
          <table:table-cell office:value-type="float" office:value="0.2300606" calcext:value-type="float">
            <text:p>0.2300606</text:p>
          </table:table-cell>
          <table:table-cell office:value-type="float" office:value="0.2546736" calcext:value-type="float">
            <text:p>0.2546736</text:p>
          </table:table-cell>
          <table:table-cell office:value-type="float" office:value="0.3572865" calcext:value-type="float">
            <text:p>0.3572865</text:p>
          </table:table-cell>
          <table:table-cell office:value-type="float" office:value="0.3566669" calcext:value-type="float">
            <text:p>0.3566669</text:p>
          </table:table-cell>
          <table:table-cell office:value-type="float" office:value="0.3710777" calcext:value-type="float">
            <text:p>0.3710777</text:p>
          </table:table-cell>
          <table:table-cell office:value-type="float" office:value="0.3882623" calcext:value-type="float">
            <text:p>0.3882623</text:p>
          </table:table-cell>
          <table:table-cell office:value-type="float" office:value="0.4006944" calcext:value-type="float">
            <text:p>0.400694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0117E-015" calcext:value-type="float">
            <text:p>1.940117E-15</text:p>
          </table:table-cell>
          <table:table-cell office:value-type="float" office:value="1.975115E-015" calcext:value-type="float">
            <text:p>1.975115E-15</text:p>
          </table:table-cell>
          <table:table-cell office:value-type="float" office:value="1.960771E-015" calcext:value-type="float">
            <text:p>1.960771E-15</text:p>
          </table:table-cell>
          <table:table-cell office:value-type="float" office:value="1.988643E-015" calcext:value-type="float">
            <text:p>1.988643E-15</text:p>
          </table:table-cell>
          <table:table-cell office:value-type="float" office:value="9.438482E-016" calcext:value-type="float">
            <text:p>9.438482E-16</text:p>
          </table:table-cell>
          <table:table-cell office:value-type="float" office:value="1.931359E-015" calcext:value-type="float">
            <text:p>1.931359E-15</text:p>
          </table:table-cell>
          <table:table-cell office:value-type="float" office:value="9.344926E-016" calcext:value-type="float">
            <text:p>9.344926E-16</text:p>
          </table:table-cell>
          <table:table-cell office:value-type="float" office:value="9.735894E-016" calcext:value-type="float">
            <text:p>9.735894E-16</text:p>
          </table:table-cell>
          <table:table-cell office:value-type="float" office:value="5.803962E-020" calcext:value-type="float">
            <text:p>5.803962E-20</text:p>
          </table:table-cell>
          <table:table-cell office:value-type="float" office:value="1.446532E-024" calcext:value-type="float">
            <text:p>1.446532E-24</text:p>
          </table:table-cell>
          <table:table-cell office:value-type="float" office:value="2.844497E-029" calcext:value-type="float">
            <text:p>2.844497E-29</text:p>
          </table:table-cell>
          <table:table-cell office:value-type="float" office:value="2.815233E-034" calcext:value-type="float">
            <text:p>2.81523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.85633" calcext:value-type="float">
            <text:p>-37.85633</text:p>
          </table:table-cell>
          <table:table-cell office:value-type="float" office:value="-1.118269" calcext:value-type="float">
            <text:p>-1.118269</text:p>
          </table:table-cell>
          <table:table-cell office:value-type="float" office:value="-0.9414952" calcext:value-type="float">
            <text:p>-0.9414952</text:p>
          </table:table-cell>
          <table:table-cell office:value-type="float" office:value="-0.8403562" calcext:value-type="float">
            <text:p>-0.8403562</text:p>
          </table:table-cell>
          <table:table-cell office:value-type="float" office:value="-0.6997594" calcext:value-type="float">
            <text:p>-0.6997594</text:p>
          </table:table-cell>
          <table:table-cell office:value-type="float" office:value="-0.1098523" calcext:value-type="float">
            <text:p>-0.1098523</text:p>
          </table:table-cell>
          <table:table-cell office:value-type="float" office:value="-0.04654064" calcext:value-type="float">
            <text:p>-0.04654064</text:p>
          </table:table-cell>
          <table:table-cell office:value-type="float" office:value="-0.0324122" calcext:value-type="float">
            <text:p>-0.0324122</text:p>
          </table:table-cell>
          <table:table-cell office:value-type="float" office:value="-0.01990705" calcext:value-type="float">
            <text:p>-0.01990705</text:p>
          </table:table-cell>
          <table:table-cell office:value-type="float" office:value="-0.01337317" calcext:value-type="float">
            <text:p>-0.01337317</text:p>
          </table:table-cell>
          <table:table-cell office:value-type="float" office:value="0" calcext:value-type="float">
            <text:p>0</text:p>
          </table:table-cell>
          <table:table-cell office:value-type="float" office:value="0.05484522" calcext:value-type="float">
            <text:p>0.05484522</text:p>
          </table:table-cell>
          <table:table-cell office:value-type="float" office:value="-0.2189271" calcext:value-type="float">
            <text:p>-0.2189271</text:p>
          </table:table-cell>
          <table:table-cell office:value-type="float" office:value="-0.001986062" calcext:value-type="float">
            <text:p>-0.001986062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2397" calcext:value-type="float">
            <text:p>-2.23239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45" calcext:value-type="float">
            <text:p>245</text:p>
          </table:table-cell>
          <table:table-cell office:value-type="float" office:value="2092007" calcext:value-type="float">
            <text:p>2092007</text:p>
          </table:table-cell>
          <table:table-cell office:value-type="float" office:value="791.6613" calcext:value-type="float">
            <text:p>791.6613</text:p>
          </table:table-cell>
          <table:table-cell office:value-type="float" office:value="601.3623" calcext:value-type="float">
            <text:p>601.3623</text:p>
          </table:table-cell>
          <table:table-cell office:value-type="float" office:value="31.95373" calcext:value-type="float">
            <text:p>31.95373</text:p>
          </table:table-cell>
          <table:table-cell office:value-type="float" office:value="1050.684" calcext:value-type="float">
            <text:p>1050.684</text:p>
          </table:table-cell>
          <table:table-cell office:value-type="float" office:value="166.4799" calcext:value-type="float">
            <text:p>166.4799</text:p>
          </table:table-cell>
          <table:table-cell office:value-type="float" office:value="0" calcext:value-type="float">
            <text:p>0</text:p>
          </table:table-cell>
          <table:table-cell office:value-type="float" office:value="0.1209682" calcext:value-type="float">
            <text:p>0.1209682</text:p>
          </table:table-cell>
          <table:table-cell office:value-type="float" office:value="0.1861919" calcext:value-type="float">
            <text:p>0.1861919</text:p>
          </table:table-cell>
          <table:table-cell office:value-type="float" office:value="0.1895275" calcext:value-type="float">
            <text:p>0.1895275</text:p>
          </table:table-cell>
          <table:table-cell office:value-type="float" office:value="0.1916779" calcext:value-type="float">
            <text:p>0.1916779</text:p>
          </table:table-cell>
          <table:table-cell office:value-type="float" office:value="0.1947334" calcext:value-type="float">
            <text:p>0.1947334</text:p>
          </table:table-cell>
          <table:table-cell office:value-type="float" office:value="0.2220806" calcext:value-type="float">
            <text:p>0.2220806</text:p>
          </table:table-cell>
          <table:table-cell office:value-type="float" office:value="0.2487277" calcext:value-type="float">
            <text:p>0.2487277</text:p>
          </table:table-cell>
          <table:table-cell office:value-type="float" office:value="0.3549182" calcext:value-type="float">
            <text:p>0.3549182</text:p>
          </table:table-cell>
          <table:table-cell office:value-type="float" office:value="0.3547675" calcext:value-type="float">
            <text:p>0.3547675</text:p>
          </table:table-cell>
          <table:table-cell office:value-type="float" office:value="0.3701191" calcext:value-type="float">
            <text:p>0.3701191</text:p>
          </table:table-cell>
          <table:table-cell office:value-type="float" office:value="0.387559" calcext:value-type="float">
            <text:p>0.387559</text:p>
          </table:table-cell>
          <table:table-cell office:value-type="float" office:value="0.4003527" calcext:value-type="float">
            <text:p>0.400352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024E-015" calcext:value-type="float">
            <text:p>1.94024E-15</text:p>
          </table:table-cell>
          <table:table-cell office:value-type="float" office:value="1.975102E-015" calcext:value-type="float">
            <text:p>1.975102E-15</text:p>
          </table:table-cell>
          <table:table-cell office:value-type="float" office:value="1.960758E-015" calcext:value-type="float">
            <text:p>1.960758E-15</text:p>
          </table:table-cell>
          <table:table-cell office:value-type="float" office:value="1.988642E-015" calcext:value-type="float">
            <text:p>1.988642E-15</text:p>
          </table:table-cell>
          <table:table-cell office:value-type="float" office:value="9.438482E-016" calcext:value-type="float">
            <text:p>9.438482E-16</text:p>
          </table:table-cell>
          <table:table-cell office:value-type="float" office:value="1.931359E-015" calcext:value-type="float">
            <text:p>1.931359E-15</text:p>
          </table:table-cell>
          <table:table-cell office:value-type="float" office:value="9.344926E-016" calcext:value-type="float">
            <text:p>9.344926E-16</text:p>
          </table:table-cell>
          <table:table-cell office:value-type="float" office:value="9.735897E-016" calcext:value-type="float">
            <text:p>9.735897E-16</text:p>
          </table:table-cell>
          <table:table-cell office:value-type="float" office:value="5.803962E-020" calcext:value-type="float">
            <text:p>5.803962E-20</text:p>
          </table:table-cell>
          <table:table-cell office:value-type="float" office:value="1.446532E-024" calcext:value-type="float">
            <text:p>1.446532E-24</text:p>
          </table:table-cell>
          <table:table-cell office:value-type="float" office:value="2.844497E-029" calcext:value-type="float">
            <text:p>2.844497E-29</text:p>
          </table:table-cell>
          <table:table-cell office:value-type="float" office:value="2.815235E-034" calcext:value-type="float">
            <text:p>2.81523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99363" calcext:value-type="float">
            <text:p>-39.99363</text:p>
          </table:table-cell>
          <table:table-cell office:value-type="float" office:value="-1.401098" calcext:value-type="float">
            <text:p>-1.401098</text:p>
          </table:table-cell>
          <table:table-cell office:value-type="float" office:value="-1.218769" calcext:value-type="float">
            <text:p>-1.218769</text:p>
          </table:table-cell>
          <table:table-cell office:value-type="float" office:value="-1.117545" calcext:value-type="float">
            <text:p>-1.117545</text:p>
          </table:table-cell>
          <table:table-cell office:value-type="float" office:value="-0.9917383" calcext:value-type="float">
            <text:p>-0.9917383</text:p>
          </table:table-cell>
          <table:table-cell office:value-type="float" office:value="-0.143905" calcext:value-type="float">
            <text:p>-0.143905</text:p>
          </table:table-cell>
          <table:table-cell office:value-type="float" office:value="-0.05508198" calcext:value-type="float">
            <text:p>-0.05508198</text:p>
          </table:table-cell>
          <table:table-cell office:value-type="float" office:value="-0.03472189" calcext:value-type="float">
            <text:p>-0.03472189</text:p>
          </table:table-cell>
          <table:table-cell office:value-type="float" office:value="-0.02175652" calcext:value-type="float">
            <text:p>-0.02175652</text:p>
          </table:table-cell>
          <table:table-cell office:value-type="float" office:value="-0.01397784" calcext:value-type="float">
            <text:p>-0.01397784</text:p>
          </table:table-cell>
          <table:table-cell office:value-type="float" office:value="0" calcext:value-type="float">
            <text:p>0</text:p>
          </table:table-cell>
          <table:table-cell office:value-type="float" office:value="0.05484522" calcext:value-type="float">
            <text:p>0.05484522</text:p>
          </table:table-cell>
          <table:table-cell office:value-type="float" office:value="-3.356688" calcext:value-type="float">
            <text:p>-3.356688</text:p>
          </table:table-cell>
          <table:table-cell office:value-type="float" office:value="-0.001847235" calcext:value-type="float">
            <text:p>-0.001847235</text:p>
          </table:table-cell>
          <table:table-cell office:value-type="float" office:value="-9998.998" calcext:value-type="float">
            <text:p>-9998.998</text:p>
          </table:table-cell>
          <table:table-cell office:value-type="float" office:value="-2.233054" calcext:value-type="float">
            <text:p>-2.23305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46" calcext:value-type="float">
            <text:p>246</text:p>
          </table:table-cell>
          <table:table-cell office:value-type="float" office:value="3092007" calcext:value-type="float">
            <text:p>3092007</text:p>
          </table:table-cell>
          <table:table-cell office:value-type="float" office:value="791.6613" calcext:value-type="float">
            <text:p>791.6613</text:p>
          </table:table-cell>
          <table:table-cell office:value-type="float" office:value="605.9142" calcext:value-type="float">
            <text:p>605.9142</text:p>
          </table:table-cell>
          <table:table-cell office:value-type="float" office:value="31.95373" calcext:value-type="float">
            <text:p>31.95373</text:p>
          </table:table-cell>
          <table:table-cell office:value-type="float" office:value="1046.211" calcext:value-type="float">
            <text:p>1046.211</text:p>
          </table:table-cell>
          <table:table-cell office:value-type="float" office:value="166.4014" calcext:value-type="float">
            <text:p>166.4014</text:p>
          </table:table-cell>
          <table:table-cell office:value-type="float" office:value="0" calcext:value-type="float">
            <text:p>0</text:p>
          </table:table-cell>
          <table:table-cell office:value-type="float" office:value="0.1189695" calcext:value-type="float">
            <text:p>0.1189695</text:p>
          </table:table-cell>
          <table:table-cell office:value-type="float" office:value="0.1826963" calcext:value-type="float">
            <text:p>0.1826963</text:p>
          </table:table-cell>
          <table:table-cell office:value-type="float" office:value="0.1846544" calcext:value-type="float">
            <text:p>0.1846544</text:p>
          </table:table-cell>
          <table:table-cell office:value-type="float" office:value="0.1860283" calcext:value-type="float">
            <text:p>0.1860283</text:p>
          </table:table-cell>
          <table:table-cell office:value-type="float" office:value="0.1882485" calcext:value-type="float">
            <text:p>0.1882485</text:p>
          </table:table-cell>
          <table:table-cell office:value-type="float" office:value="0.2134005" calcext:value-type="float">
            <text:p>0.2134005</text:p>
          </table:table-cell>
          <table:table-cell office:value-type="float" office:value="0.2426406" calcext:value-type="float">
            <text:p>0.2426406</text:p>
          </table:table-cell>
          <table:table-cell office:value-type="float" office:value="0.3519884" calcext:value-type="float">
            <text:p>0.3519884</text:p>
          </table:table-cell>
          <table:table-cell office:value-type="float" office:value="0.3528462" calcext:value-type="float">
            <text:p>0.3528462</text:p>
          </table:table-cell>
          <table:table-cell office:value-type="float" office:value="0.3690248" calcext:value-type="float">
            <text:p>0.3690248</text:p>
          </table:table-cell>
          <table:table-cell office:value-type="float" office:value="0.386734" calcext:value-type="float">
            <text:p>0.386734</text:p>
          </table:table-cell>
          <table:table-cell office:value-type="float" office:value="0.3999711" calcext:value-type="float">
            <text:p>0.399971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0368E-015" calcext:value-type="float">
            <text:p>1.940368E-15</text:p>
          </table:table-cell>
          <table:table-cell office:value-type="float" office:value="1.975087E-015" calcext:value-type="float">
            <text:p>1.975087E-15</text:p>
          </table:table-cell>
          <table:table-cell office:value-type="float" office:value="1.960745E-015" calcext:value-type="float">
            <text:p>1.960745E-15</text:p>
          </table:table-cell>
          <table:table-cell office:value-type="float" office:value="1.988643E-015" calcext:value-type="float">
            <text:p>1.988643E-15</text:p>
          </table:table-cell>
          <table:table-cell office:value-type="float" office:value="9.438482E-016" calcext:value-type="float">
            <text:p>9.438482E-16</text:p>
          </table:table-cell>
          <table:table-cell office:value-type="float" office:value="1.931359E-015" calcext:value-type="float">
            <text:p>1.931359E-15</text:p>
          </table:table-cell>
          <table:table-cell office:value-type="float" office:value="9.344926E-016" calcext:value-type="float">
            <text:p>9.344926E-16</text:p>
          </table:table-cell>
          <table:table-cell office:value-type="float" office:value="9.735894E-016" calcext:value-type="float">
            <text:p>9.735894E-16</text:p>
          </table:table-cell>
          <table:table-cell office:value-type="float" office:value="5.803962E-020" calcext:value-type="float">
            <text:p>5.803962E-20</text:p>
          </table:table-cell>
          <table:table-cell office:value-type="float" office:value="1.446532E-024" calcext:value-type="float">
            <text:p>1.446532E-24</text:p>
          </table:table-cell>
          <table:table-cell office:value-type="float" office:value="2.844497E-029" calcext:value-type="float">
            <text:p>2.844497E-29</text:p>
          </table:table-cell>
          <table:table-cell office:value-type="float" office:value="2.815235E-034" calcext:value-type="float">
            <text:p>2.81523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92156" calcext:value-type="float">
            <text:p>-44.92156</text:p>
          </table:table-cell>
          <table:table-cell office:value-type="float" office:value="-1.621913" calcext:value-type="float">
            <text:p>-1.621913</text:p>
          </table:table-cell>
          <table:table-cell office:value-type="float" office:value="-1.489903" calcext:value-type="float">
            <text:p>-1.489903</text:p>
          </table:table-cell>
          <table:table-cell office:value-type="float" office:value="-1.407441" calcext:value-type="float">
            <text:p>-1.407441</text:p>
          </table:table-cell>
          <table:table-cell office:value-type="float" office:value="-1.287703" calcext:value-type="float">
            <text:p>-1.287703</text:p>
          </table:table-cell>
          <table:table-cell office:value-type="float" office:value="-0.1952524" calcext:value-type="float">
            <text:p>-0.1952524</text:p>
          </table:table-cell>
          <table:table-cell office:value-type="float" office:value="-0.06572652" calcext:value-type="float">
            <text:p>-0.06572652</text:p>
          </table:table-cell>
          <table:table-cell office:value-type="float" office:value="-0.03733629" calcext:value-type="float">
            <text:p>-0.03733629</text:p>
          </table:table-cell>
          <table:table-cell office:value-type="float" office:value="-0.02381154" calcext:value-type="float">
            <text:p>-0.02381154</text:p>
          </table:table-cell>
          <table:table-cell office:value-type="float" office:value="-0.01470344" calcext:value-type="float">
            <text:p>-0.01470344</text:p>
          </table:table-cell>
          <table:table-cell office:value-type="float" office:value="0" calcext:value-type="float">
            <text:p>0</text:p>
          </table:table-cell>
          <table:table-cell office:value-type="float" office:value="0.05484522" calcext:value-type="float">
            <text:p>0.05484522</text:p>
          </table:table-cell>
          <table:table-cell office:value-type="float" office:value="-37.98032" calcext:value-type="float">
            <text:p>-37.98032</text:p>
          </table:table-cell>
          <table:table-cell office:value-type="float" office:value="-0.001589174" calcext:value-type="float">
            <text:p>-0.00158917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34192" calcext:value-type="float">
            <text:p>-2.23419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47" calcext:value-type="float">
            <text:p>247</text:p>
          </table:table-cell>
          <table:table-cell office:value-type="float" office:value="4092007" calcext:value-type="float">
            <text:p>4092007</text:p>
          </table:table-cell>
          <table:table-cell office:value-type="float" office:value="791.6613" calcext:value-type="float">
            <text:p>791.6613</text:p>
          </table:table-cell>
          <table:table-cell office:value-type="float" office:value="610.0649" calcext:value-type="float">
            <text:p>610.0649</text:p>
          </table:table-cell>
          <table:table-cell office:value-type="float" office:value="31.95373" calcext:value-type="float">
            <text:p>31.95373</text:p>
          </table:table-cell>
          <table:table-cell office:value-type="float" office:value="1042.143" calcext:value-type="float">
            <text:p>1042.143</text:p>
          </table:table-cell>
          <table:table-cell office:value-type="float" office:value="166.3181" calcext:value-type="float">
            <text:p>166.3181</text:p>
          </table:table-cell>
          <table:table-cell office:value-type="float" office:value="0" calcext:value-type="float">
            <text:p>0</text:p>
          </table:table-cell>
          <table:table-cell office:value-type="float" office:value="0.1163664" calcext:value-type="float">
            <text:p>0.1163664</text:p>
          </table:table-cell>
          <table:table-cell office:value-type="float" office:value="0.1814242" calcext:value-type="float">
            <text:p>0.1814242</text:p>
          </table:table-cell>
          <table:table-cell office:value-type="float" office:value="0.1822607" calcext:value-type="float">
            <text:p>0.1822607</text:p>
          </table:table-cell>
          <table:table-cell office:value-type="float" office:value="0.1830473" calcext:value-type="float">
            <text:p>0.1830473</text:p>
          </table:table-cell>
          <table:table-cell office:value-type="float" office:value="0.1851073" calcext:value-type="float">
            <text:p>0.1851073</text:p>
          </table:table-cell>
          <table:table-cell office:value-type="float" office:value="0.2049294" calcext:value-type="float">
            <text:p>0.2049294</text:p>
          </table:table-cell>
          <table:table-cell office:value-type="float" office:value="0.2364882" calcext:value-type="float">
            <text:p>0.2364882</text:p>
          </table:table-cell>
          <table:table-cell office:value-type="float" office:value="0.3489669" calcext:value-type="float">
            <text:p>0.3489669</text:p>
          </table:table-cell>
          <table:table-cell office:value-type="float" office:value="0.3509353" calcext:value-type="float">
            <text:p>0.3509353</text:p>
          </table:table-cell>
          <table:table-cell office:value-type="float" office:value="0.367883" calcext:value-type="float">
            <text:p>0.367883</text:p>
          </table:table-cell>
          <table:table-cell office:value-type="float" office:value="0.3858982" calcext:value-type="float">
            <text:p>0.3858982</text:p>
          </table:table-cell>
          <table:table-cell office:value-type="float" office:value="0.3995748" calcext:value-type="float">
            <text:p>0.399574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049E-015" calcext:value-type="float">
            <text:p>1.94049E-15</text:p>
          </table:table-cell>
          <table:table-cell office:value-type="float" office:value="1.975074E-015" calcext:value-type="float">
            <text:p>1.975074E-15</text:p>
          </table:table-cell>
          <table:table-cell office:value-type="float" office:value="1.960732E-015" calcext:value-type="float">
            <text:p>1.960732E-15</text:p>
          </table:table-cell>
          <table:table-cell office:value-type="float" office:value="1.988642E-015" calcext:value-type="float">
            <text:p>1.988642E-15</text:p>
          </table:table-cell>
          <table:table-cell office:value-type="float" office:value="9.438482E-016" calcext:value-type="float">
            <text:p>9.438482E-16</text:p>
          </table:table-cell>
          <table:table-cell office:value-type="float" office:value="1.931359E-015" calcext:value-type="float">
            <text:p>1.931359E-15</text:p>
          </table:table-cell>
          <table:table-cell office:value-type="float" office:value="9.344926E-016" calcext:value-type="float">
            <text:p>9.344926E-16</text:p>
          </table:table-cell>
          <table:table-cell office:value-type="float" office:value="9.735895E-016" calcext:value-type="float">
            <text:p>9.735895E-16</text:p>
          </table:table-cell>
          <table:table-cell office:value-type="float" office:value="5.803962E-020" calcext:value-type="float">
            <text:p>5.803962E-20</text:p>
          </table:table-cell>
          <table:table-cell office:value-type="float" office:value="1.446532E-024" calcext:value-type="float">
            <text:p>1.446532E-24</text:p>
          </table:table-cell>
          <table:table-cell office:value-type="float" office:value="2.844497E-029" calcext:value-type="float">
            <text:p>2.844497E-29</text:p>
          </table:table-cell>
          <table:table-cell office:value-type="float" office:value="2.815235E-034" calcext:value-type="float">
            <text:p>2.81523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2578" calcext:value-type="float">
            <text:p>-53.2578</text:p>
          </table:table-cell>
          <table:table-cell office:value-type="float" office:value="-1.711702" calcext:value-type="float">
            <text:p>-1.711702</text:p>
          </table:table-cell>
          <table:table-cell office:value-type="float" office:value="-1.647673" calcext:value-type="float">
            <text:p>-1.647673</text:p>
          </table:table-cell>
          <table:table-cell office:value-type="float" office:value="-1.594185" calcext:value-type="float">
            <text:p>-1.594185</text:p>
          </table:table-cell>
          <table:table-cell office:value-type="float" office:value="-1.465511" calcext:value-type="float">
            <text:p>-1.465511</text:p>
          </table:table-cell>
          <table:table-cell office:value-type="float" office:value="-0.2662928" calcext:value-type="float">
            <text:p>-0.2662928</text:p>
          </table:table-cell>
          <table:table-cell office:value-type="float" office:value="-0.07890234" calcext:value-type="float">
            <text:p>-0.07890234</text:p>
          </table:table-cell>
          <table:table-cell office:value-type="float" office:value="-0.04026748" calcext:value-type="float">
            <text:p>-0.04026748</text:p>
          </table:table-cell>
          <table:table-cell office:value-type="float" office:value="-0.02606185" calcext:value-type="float">
            <text:p>-0.02606185</text:p>
          </table:table-cell>
          <table:table-cell office:value-type="float" office:value="-0.01550407" calcext:value-type="float">
            <text:p>-0.01550407</text:p>
          </table:table-cell>
          <table:table-cell office:value-type="float" office:value="0" calcext:value-type="float">
            <text:p>0</text:p>
          </table:table-cell>
          <table:table-cell office:value-type="float" office:value="0.05484522" calcext:value-type="float">
            <text:p>0.05484522</text:p>
          </table:table-cell>
          <table:table-cell office:value-type="float" office:value="-196.1818" calcext:value-type="float">
            <text:p>-196.1818</text:p>
          </table:table-cell>
          <table:table-cell office:value-type="float" office:value="-0.001278794" calcext:value-type="float">
            <text:p>-0.00127879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35819" calcext:value-type="float">
            <text:p>-2.23581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48" calcext:value-type="float">
            <text:p>248</text:p>
          </table:table-cell>
          <table:table-cell office:value-type="float" office:value="5092007" calcext:value-type="float">
            <text:p>5092007</text:p>
          </table:table-cell>
          <table:table-cell office:value-type="float" office:value="791.6613" calcext:value-type="float">
            <text:p>791.6613</text:p>
          </table:table-cell>
          <table:table-cell office:value-type="float" office:value="613.4034" calcext:value-type="float">
            <text:p>613.4034</text:p>
          </table:table-cell>
          <table:table-cell office:value-type="float" office:value="31.95373" calcext:value-type="float">
            <text:p>31.95373</text:p>
          </table:table-cell>
          <table:table-cell office:value-type="float" office:value="1038.895" calcext:value-type="float">
            <text:p>1038.895</text:p>
          </table:table-cell>
          <table:table-cell office:value-type="float" office:value="166.2285" calcext:value-type="float">
            <text:p>166.2285</text:p>
          </table:table-cell>
          <table:table-cell office:value-type="float" office:value="0" calcext:value-type="float">
            <text:p>0</text:p>
          </table:table-cell>
          <table:table-cell office:value-type="float" office:value="0.1193758" calcext:value-type="float">
            <text:p>0.1193758</text:p>
          </table:table-cell>
          <table:table-cell office:value-type="float" office:value="0.1824929" calcext:value-type="float">
            <text:p>0.1824929</text:p>
          </table:table-cell>
          <table:table-cell office:value-type="float" office:value="0.1824184" calcext:value-type="float">
            <text:p>0.1824184</text:p>
          </table:table-cell>
          <table:table-cell office:value-type="float" office:value="0.1828388" calcext:value-type="float">
            <text:p>0.1828388</text:p>
          </table:table-cell>
          <table:table-cell office:value-type="float" office:value="0.1852001" calcext:value-type="float">
            <text:p>0.1852001</text:p>
          </table:table-cell>
          <table:table-cell office:value-type="float" office:value="0.1977382" calcext:value-type="float">
            <text:p>0.1977382</text:p>
          </table:table-cell>
          <table:table-cell office:value-type="float" office:value="0.2309948" calcext:value-type="float">
            <text:p>0.2309948</text:p>
          </table:table-cell>
          <table:table-cell office:value-type="float" office:value="0.3460408" calcext:value-type="float">
            <text:p>0.3460408</text:p>
          </table:table-cell>
          <table:table-cell office:value-type="float" office:value="0.3491931" calcext:value-type="float">
            <text:p>0.3491931</text:p>
          </table:table-cell>
          <table:table-cell office:value-type="float" office:value="0.3667943" calcext:value-type="float">
            <text:p>0.3667943</text:p>
          </table:table-cell>
          <table:table-cell office:value-type="float" office:value="0.3851271" calcext:value-type="float">
            <text:p>0.3851271</text:p>
          </table:table-cell>
          <table:table-cell office:value-type="float" office:value="0.3992128" calcext:value-type="float">
            <text:p>0.399212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065E-015" calcext:value-type="float">
            <text:p>1.94065E-15</text:p>
          </table:table-cell>
          <table:table-cell office:value-type="float" office:value="1.97506E-015" calcext:value-type="float">
            <text:p>1.97506E-15</text:p>
          </table:table-cell>
          <table:table-cell office:value-type="float" office:value="1.960714E-015" calcext:value-type="float">
            <text:p>1.960714E-15</text:p>
          </table:table-cell>
          <table:table-cell office:value-type="float" office:value="1.988645E-015" calcext:value-type="float">
            <text:p>1.988645E-15</text:p>
          </table:table-cell>
          <table:table-cell office:value-type="float" office:value="9.438424E-016" calcext:value-type="float">
            <text:p>9.438424E-16</text:p>
          </table:table-cell>
          <table:table-cell office:value-type="float" office:value="1.931359E-015" calcext:value-type="float">
            <text:p>1.931359E-15</text:p>
          </table:table-cell>
          <table:table-cell office:value-type="float" office:value="9.344926E-016" calcext:value-type="float">
            <text:p>9.344926E-16</text:p>
          </table:table-cell>
          <table:table-cell office:value-type="float" office:value="9.735895E-016" calcext:value-type="float">
            <text:p>9.735895E-16</text:p>
          </table:table-cell>
          <table:table-cell office:value-type="float" office:value="5.803962E-020" calcext:value-type="float">
            <text:p>5.803962E-20</text:p>
          </table:table-cell>
          <table:table-cell office:value-type="float" office:value="1.446532E-024" calcext:value-type="float">
            <text:p>1.446532E-24</text:p>
          </table:table-cell>
          <table:table-cell office:value-type="float" office:value="2.844497E-029" calcext:value-type="float">
            <text:p>2.844497E-29</text:p>
          </table:table-cell>
          <table:table-cell office:value-type="float" office:value="2.815235E-034" calcext:value-type="float">
            <text:p>2.815235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01931" calcext:value-type="float">
            <text:p>-44.01931</text:p>
          </table:table-cell>
          <table:table-cell office:value-type="float" office:value="-1.635279" calcext:value-type="float">
            <text:p>-1.635279</text:p>
          </table:table-cell>
          <table:table-cell office:value-type="float" office:value="-1.636635" calcext:value-type="float">
            <text:p>-1.636635</text:p>
          </table:table-cell>
          <table:table-cell office:value-type="float" office:value="-1.608235" calcext:value-type="float">
            <text:p>-1.608235</text:p>
          </table:table-cell>
          <table:table-cell office:value-type="float" office:value="-1.459334" calcext:value-type="float">
            <text:p>-1.459334</text:p>
          </table:table-cell>
          <table:table-cell office:value-type="float" office:value="-0.3501707" calcext:value-type="float">
            <text:p>-0.3501707</text:p>
          </table:table-cell>
          <table:table-cell office:value-type="float" office:value="-0.09327863" calcext:value-type="float">
            <text:p>-0.09327863</text:p>
          </table:table-cell>
          <table:table-cell office:value-type="float" office:value="-0.04335241" calcext:value-type="float">
            <text:p>-0.04335241</text:p>
          </table:table-cell>
          <table:table-cell office:value-type="float" office:value="-0.02831099" calcext:value-type="float">
            <text:p>-0.02831099</text:p>
          </table:table-cell>
          <table:table-cell office:value-type="float" office:value="-0.01631019" calcext:value-type="float">
            <text:p>-0.01631019</text:p>
          </table:table-cell>
          <table:table-cell office:value-type="float" office:value="0" calcext:value-type="float">
            <text:p>0</text:p>
          </table:table-cell>
          <table:table-cell office:value-type="float" office:value="0.05484522" calcext:value-type="float">
            <text:p>0.05484522</text:p>
          </table:table-cell>
          <table:table-cell office:value-type="float" office:value="-506.6744" calcext:value-type="float">
            <text:p>-506.6744</text:p>
          </table:table-cell>
          <table:table-cell office:value-type="float" office:value="-0.001020293" calcext:value-type="float">
            <text:p>-0.00102029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37871" calcext:value-type="float">
            <text:p>-2.23787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49" calcext:value-type="float">
            <text:p>249</text:p>
          </table:table-cell>
          <table:table-cell office:value-type="float" office:value="6092007" calcext:value-type="float">
            <text:p>6092007</text:p>
          </table:table-cell>
          <table:table-cell office:value-type="float" office:value="791.9612" calcext:value-type="float">
            <text:p>791.9612</text:p>
          </table:table-cell>
          <table:table-cell office:value-type="float" office:value="616.2765" calcext:value-type="float">
            <text:p>616.2765</text:p>
          </table:table-cell>
          <table:table-cell office:value-type="float" office:value="31.95373" calcext:value-type="float">
            <text:p>31.95373</text:p>
          </table:table-cell>
          <table:table-cell office:value-type="float" office:value="1036.419" calcext:value-type="float">
            <text:p>1036.419</text:p>
          </table:table-cell>
          <table:table-cell office:value-type="float" office:value="166.1312" calcext:value-type="float">
            <text:p>166.1312</text:p>
          </table:table-cell>
          <table:table-cell office:value-type="float" office:value="0" calcext:value-type="float">
            <text:p>0</text:p>
          </table:table-cell>
          <table:table-cell office:value-type="float" office:value="0.1232169" calcext:value-type="float">
            <text:p>0.1232169</text:p>
          </table:table-cell>
          <table:table-cell office:value-type="float" office:value="0.184612" calcext:value-type="float">
            <text:p>0.184612</text:p>
          </table:table-cell>
          <table:table-cell office:value-type="float" office:value="0.1839492" calcext:value-type="float">
            <text:p>0.1839492</text:p>
          </table:table-cell>
          <table:table-cell office:value-type="float" office:value="0.1841581" calcext:value-type="float">
            <text:p>0.1841581</text:p>
          </table:table-cell>
          <table:table-cell office:value-type="float" office:value="0.1867825" calcext:value-type="float">
            <text:p>0.1867825</text:p>
          </table:table-cell>
          <table:table-cell office:value-type="float" office:value="0.1924412" calcext:value-type="float">
            <text:p>0.1924412</text:p>
          </table:table-cell>
          <table:table-cell office:value-type="float" office:value="0.2265061" calcext:value-type="float">
            <text:p>0.2265061</text:p>
          </table:table-cell>
          <table:table-cell office:value-type="float" office:value="0.3434637" calcext:value-type="float">
            <text:p>0.3434637</text:p>
          </table:table-cell>
          <table:table-cell office:value-type="float" office:value="0.3477028" calcext:value-type="float">
            <text:p>0.3477028</text:p>
          </table:table-cell>
          <table:table-cell office:value-type="float" office:value="0.3657755" calcext:value-type="float">
            <text:p>0.3657755</text:p>
          </table:table-cell>
          <table:table-cell office:value-type="float" office:value="0.3844508" calcext:value-type="float">
            <text:p>0.3844508</text:p>
          </table:table-cell>
          <table:table-cell office:value-type="float" office:value="0.3989109" calcext:value-type="float">
            <text:p>0.398910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0915E-015" calcext:value-type="float">
            <text:p>1.940915E-15</text:p>
          </table:table-cell>
          <table:table-cell office:value-type="float" office:value="1.975042E-015" calcext:value-type="float">
            <text:p>1.975042E-15</text:p>
          </table:table-cell>
          <table:table-cell office:value-type="float" office:value="1.96069E-015" calcext:value-type="float">
            <text:p>1.96069E-15</text:p>
          </table:table-cell>
          <table:table-cell office:value-type="float" office:value="1.988642E-015" calcext:value-type="float">
            <text:p>1.988642E-15</text:p>
          </table:table-cell>
          <table:table-cell office:value-type="float" office:value="9.438253E-016" calcext:value-type="float">
            <text:p>9.438253E-16</text:p>
          </table:table-cell>
          <table:table-cell office:value-type="float" office:value="1.931359E-015" calcext:value-type="float">
            <text:p>1.931359E-15</text:p>
          </table:table-cell>
          <table:table-cell office:value-type="float" office:value="9.344926E-016" calcext:value-type="float">
            <text:p>9.344926E-16</text:p>
          </table:table-cell>
          <table:table-cell office:value-type="float" office:value="9.735895E-016" calcext:value-type="float">
            <text:p>9.735895E-16</text:p>
          </table:table-cell>
          <table:table-cell office:value-type="float" office:value="5.803962E-020" calcext:value-type="float">
            <text:p>5.803962E-20</text:p>
          </table:table-cell>
          <table:table-cell office:value-type="float" office:value="1.446532E-024" calcext:value-type="float">
            <text:p>1.446532E-24</text:p>
          </table:table-cell>
          <table:table-cell office:value-type="float" office:value="2.844497E-029" calcext:value-type="float">
            <text:p>2.844497E-29</text:p>
          </table:table-cell>
          <table:table-cell office:value-type="float" office:value="2.815234E-034" calcext:value-type="float">
            <text:p>2.81523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26024" calcext:value-type="float">
            <text:p>-34.26024</text:p>
          </table:table-cell>
          <table:table-cell office:value-type="float" office:value="-1.49529" calcext:value-type="float">
            <text:p>-1.49529</text:p>
          </table:table-cell>
          <table:table-cell office:value-type="float" office:value="-1.534369" calcext:value-type="float">
            <text:p>-1.534369</text:p>
          </table:table-cell>
          <table:table-cell office:value-type="float" office:value="-1.521428" calcext:value-type="float">
            <text:p>-1.521428</text:p>
          </table:table-cell>
          <table:table-cell office:value-type="float" office:value="-1.366243" calcext:value-type="float">
            <text:p>-1.366243</text:p>
          </table:table-cell>
          <table:table-cell office:value-type="float" office:value="-0.4312351" calcext:value-type="float">
            <text:p>-0.4312351</text:p>
          </table:table-cell>
          <table:table-cell office:value-type="float" office:value="-0.1072724" calcext:value-type="float">
            <text:p>-0.1072724</text:p>
          </table:table-cell>
          <table:table-cell office:value-type="float" office:value="-0.04629052" calcext:value-type="float">
            <text:p>-0.04629052</text:p>
          </table:table-cell>
          <table:table-cell office:value-type="float" office:value="-0.03039786" calcext:value-type="float">
            <text:p>-0.03039786</text:p>
          </table:table-cell>
          <table:table-cell office:value-type="float" office:value="-0.01710492" calcext:value-type="float">
            <text:p>-0.01710492</text:p>
          </table:table-cell>
          <table:table-cell office:value-type="float" office:value="0" calcext:value-type="float">
            <text:p>0</text:p>
          </table:table-cell>
          <table:table-cell office:value-type="float" office:value="0.05484522" calcext:value-type="float">
            <text:p>0.05484522</text:p>
          </table:table-cell>
          <table:table-cell office:value-type="float" office:value="-506.373" calcext:value-type="float">
            <text:p>-506.373</text:p>
          </table:table-cell>
          <table:table-cell office:value-type="float" office:value="-0.001021716" calcext:value-type="float">
            <text:p>-0.00102171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40216" calcext:value-type="float">
            <text:p>-2.24021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50" calcext:value-type="float">
            <text:p>250</text:p>
          </table:table-cell>
          <table:table-cell office:value-type="float" office:value="7092007" calcext:value-type="float">
            <text:p>7092007</text:p>
          </table:table-cell>
          <table:table-cell office:value-type="float" office:value="839.1609" calcext:value-type="float">
            <text:p>839.1609</text:p>
          </table:table-cell>
          <table:table-cell office:value-type="float" office:value="619.4941" calcext:value-type="float">
            <text:p>619.4941</text:p>
          </table:table-cell>
          <table:table-cell office:value-type="float" office:value="33.7874" calcext:value-type="float">
            <text:p>33.7874</text:p>
          </table:table-cell>
          <table:table-cell office:value-type="float" office:value="1077.545" calcext:value-type="float">
            <text:p>1077.545</text:p>
          </table:table-cell>
          <table:table-cell office:value-type="float" office:value="167.1532" calcext:value-type="float">
            <text:p>167.1532</text:p>
          </table:table-cell>
          <table:table-cell office:value-type="float" office:value="0" calcext:value-type="float">
            <text:p>0</text:p>
          </table:table-cell>
          <table:table-cell office:value-type="float" office:value="0.5161825" calcext:value-type="float">
            <text:p>0.5161825</text:p>
          </table:table-cell>
          <table:table-cell office:value-type="float" office:value="0.5152115" calcext:value-type="float">
            <text:p>0.5152115</text:p>
          </table:table-cell>
          <table:table-cell office:value-type="float" office:value="0.4279657" calcext:value-type="float">
            <text:p>0.4279657</text:p>
          </table:table-cell>
          <table:table-cell office:value-type="float" office:value="0.2257997" calcext:value-type="float">
            <text:p>0.2257997</text:p>
          </table:table-cell>
          <table:table-cell office:value-type="float" office:value="0.1959769" calcext:value-type="float">
            <text:p>0.1959769</text:p>
          </table:table-cell>
          <table:table-cell office:value-type="float" office:value="0.1925047" calcext:value-type="float">
            <text:p>0.1925047</text:p>
          </table:table-cell>
          <table:table-cell office:value-type="float" office:value="0.3240294" calcext:value-type="float">
            <text:p>0.3240294</text:p>
          </table:table-cell>
          <table:table-cell office:value-type="float" office:value="0.3455432" calcext:value-type="float">
            <text:p>0.3455432</text:p>
          </table:table-cell>
          <table:table-cell office:value-type="float" office:value="0.3474871" calcext:value-type="float">
            <text:p>0.3474871</text:p>
          </table:table-cell>
          <table:table-cell office:value-type="float" office:value="0.3654323" calcext:value-type="float">
            <text:p>0.3654323</text:p>
          </table:table-cell>
          <table:table-cell office:value-type="float" office:value="0.3844449" calcext:value-type="float">
            <text:p>0.3844449</text:p>
          </table:table-cell>
          <table:table-cell office:value-type="float" office:value="0.3990187" calcext:value-type="float">
            <text:p>0.399018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1484E-015" calcext:value-type="float">
            <text:p>1.941484E-15</text:p>
          </table:table-cell>
          <table:table-cell office:value-type="float" office:value="1.975014E-015" calcext:value-type="float">
            <text:p>1.975014E-15</text:p>
          </table:table-cell>
          <table:table-cell office:value-type="float" office:value="1.960672E-015" calcext:value-type="float">
            <text:p>1.960672E-15</text:p>
          </table:table-cell>
          <table:table-cell office:value-type="float" office:value="1.98861E-015" calcext:value-type="float">
            <text:p>1.98861E-15</text:p>
          </table:table-cell>
          <table:table-cell office:value-type="float" office:value="9.438595E-016" calcext:value-type="float">
            <text:p>9.438595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1E-016" calcext:value-type="float">
            <text:p>9.735831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2E-034" calcext:value-type="float">
            <text:p>2.815222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25445" calcext:value-type="float">
            <text:p>-0.00125445</text:p>
          </table:table-cell>
          <table:table-cell office:value-type="float" office:value="-0.001257795" calcext:value-type="float">
            <text:p>-0.001257795</text:p>
          </table:table-cell>
          <table:table-cell office:value-type="float" office:value="-0.003962882" calcext:value-type="float">
            <text:p>-0.003962882</text:p>
          </table:table-cell>
          <table:table-cell office:value-type="float" office:value="-0.3167626" calcext:value-type="float">
            <text:p>-0.3167626</text:p>
          </table:table-cell>
          <table:table-cell office:value-type="float" office:value="-0.9454718" calcext:value-type="float">
            <text:p>-0.9454718</text:p>
          </table:table-cell>
          <table:table-cell office:value-type="float" office:value="-0.4307106" calcext:value-type="float">
            <text:p>-0.4307106</text:p>
          </table:table-cell>
          <table:table-cell office:value-type="float" office:value="-0.006549419" calcext:value-type="float">
            <text:p>-0.006549419</text:p>
          </table:table-cell>
          <table:table-cell office:value-type="float" office:value="-0.0439976" calcext:value-type="float">
            <text:p>-0.0439976</text:p>
          </table:table-cell>
          <table:table-cell office:value-type="float" office:value="-0.0307304" calcext:value-type="float">
            <text:p>-0.0307304</text:p>
          </table:table-cell>
          <table:table-cell office:value-type="float" office:value="-0.01738678" calcext:value-type="float">
            <text:p>-0.01738678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007994569" calcext:value-type="float">
            <text:p>-0.0007994569</text:p>
          </table:table-cell>
          <table:table-cell office:value-type="float" office:value="-0.001024939" calcext:value-type="float">
            <text:p>-0.00102493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45077" calcext:value-type="float">
            <text:p>-2.24507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51" calcext:value-type="float">
            <text:p>251</text:p>
          </table:table-cell>
          <table:table-cell office:value-type="float" office:value="8092007" calcext:value-type="float">
            <text:p>8092007</text:p>
          </table:table-cell>
          <table:table-cell office:value-type="float" office:value="839.4609" calcext:value-type="float">
            <text:p>839.4609</text:p>
          </table:table-cell>
          <table:table-cell office:value-type="float" office:value="623.2954" calcext:value-type="float">
            <text:p>623.2954</text:p>
          </table:table-cell>
          <table:table-cell office:value-type="float" office:value="33.7874" calcext:value-type="float">
            <text:p>33.7874</text:p>
          </table:table-cell>
          <table:table-cell office:value-type="float" office:value="1074.04" calcext:value-type="float">
            <text:p>1074.04</text:p>
          </table:table-cell>
          <table:table-cell office:value-type="float" office:value="167.1569" calcext:value-type="float">
            <text:p>167.1569</text:p>
          </table:table-cell>
          <table:table-cell office:value-type="float" office:value="0" calcext:value-type="float">
            <text:p>0</text:p>
          </table:table-cell>
          <table:table-cell office:value-type="float" office:value="0.4230712" calcext:value-type="float">
            <text:p>0.4230712</text:p>
          </table:table-cell>
          <table:table-cell office:value-type="float" office:value="0.4477878" calcext:value-type="float">
            <text:p>0.4477878</text:p>
          </table:table-cell>
          <table:table-cell office:value-type="float" office:value="0.4602786" calcext:value-type="float">
            <text:p>0.4602786</text:p>
          </table:table-cell>
          <table:table-cell office:value-type="float" office:value="0.2294677" calcext:value-type="float">
            <text:p>0.2294677</text:p>
          </table:table-cell>
          <table:table-cell office:value-type="float" office:value="0.2050175" calcext:value-type="float">
            <text:p>0.2050175</text:p>
          </table:table-cell>
          <table:table-cell office:value-type="float" office:value="0.1931949" calcext:value-type="float">
            <text:p>0.1931949</text:p>
          </table:table-cell>
          <table:table-cell office:value-type="float" office:value="0.302523" calcext:value-type="float">
            <text:p>0.302523</text:p>
          </table:table-cell>
          <table:table-cell office:value-type="float" office:value="0.3517262" calcext:value-type="float">
            <text:p>0.3517262</text:p>
          </table:table-cell>
          <table:table-cell office:value-type="float" office:value="0.3476205" calcext:value-type="float">
            <text:p>0.3476205</text:p>
          </table:table-cell>
          <table:table-cell office:value-type="float" office:value="0.3652004" calcext:value-type="float">
            <text:p>0.3652004</text:p>
          </table:table-cell>
          <table:table-cell office:value-type="float" office:value="0.3844881" calcext:value-type="float">
            <text:p>0.3844881</text:p>
          </table:table-cell>
          <table:table-cell office:value-type="float" office:value="0.3991158" calcext:value-type="float">
            <text:p>0.3991158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41743E-015" calcext:value-type="float">
            <text:p>1.941743E-15</text:p>
          </table:table-cell>
          <table:table-cell office:value-type="float" office:value="1.974988E-015" calcext:value-type="float">
            <text:p>1.974988E-15</text:p>
          </table:table-cell>
          <table:table-cell office:value-type="float" office:value="1.960654E-015" calcext:value-type="float">
            <text:p>1.960654E-15</text:p>
          </table:table-cell>
          <table:table-cell office:value-type="float" office:value="1.988606E-015" calcext:value-type="float">
            <text:p>1.988606E-15</text:p>
          </table:table-cell>
          <table:table-cell office:value-type="float" office:value="9.438444E-016" calcext:value-type="float">
            <text:p>9.438444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2E-016" calcext:value-type="float">
            <text:p>9.735832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3E-034" calcext:value-type="float">
            <text:p>2.81522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296289" calcext:value-type="float">
            <text:p>-0.004296289</text:p>
          </table:table-cell>
          <table:table-cell office:value-type="float" office:value="-0.002973847" calcext:value-type="float">
            <text:p>-0.002973847</text:p>
          </table:table-cell>
          <table:table-cell office:value-type="float" office:value="-0.002514694" calcext:value-type="float">
            <text:p>-0.002514694</text:p>
          </table:table-cell>
          <table:table-cell office:value-type="float" office:value="-0.2799203" calcext:value-type="float">
            <text:p>-0.2799203</text:p>
          </table:table-cell>
          <table:table-cell office:value-type="float" office:value="-0.6675196" calcext:value-type="float">
            <text:p>-0.6675196</text:p>
          </table:table-cell>
          <table:table-cell office:value-type="float" office:value="-0.4190952" calcext:value-type="float">
            <text:p>-0.4190952</text:p>
          </table:table-cell>
          <table:table-cell office:value-type="float" office:value="-0.01163066" calcext:value-type="float">
            <text:p>-0.01163066</text:p>
          </table:table-cell>
          <table:table-cell office:value-type="float" office:value="-0.03766159" calcext:value-type="float">
            <text:p>-0.03766159</text:p>
          </table:table-cell>
          <table:table-cell office:value-type="float" office:value="-0.03053837" calcext:value-type="float">
            <text:p>-0.03053837</text:p>
          </table:table-cell>
          <table:table-cell office:value-type="float" office:value="-0.01757696" calcext:value-type="float">
            <text:p>-0.01757696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04626961" calcext:value-type="float">
            <text:p>-0.004626961</text:p>
          </table:table-cell>
          <table:table-cell office:value-type="float" office:value="-0.001027617" calcext:value-type="float">
            <text:p>-0.00102761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48934" calcext:value-type="float">
            <text:p>-2.24893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52" calcext:value-type="float">
            <text:p>252</text:p>
          </table:table-cell>
          <table:table-cell office:value-type="float" office:value="9092007" calcext:value-type="float">
            <text:p>9092007</text:p>
          </table:table-cell>
          <table:table-cell office:value-type="float" office:value="839.4609" calcext:value-type="float">
            <text:p>839.4609</text:p>
          </table:table-cell>
          <table:table-cell office:value-type="float" office:value="626.8" calcext:value-type="float">
            <text:p>626.8</text:p>
          </table:table-cell>
          <table:table-cell office:value-type="float" office:value="33.7874" calcext:value-type="float">
            <text:p>33.7874</text:p>
          </table:table-cell>
          <table:table-cell office:value-type="float" office:value="1070.535" calcext:value-type="float">
            <text:p>1070.535</text:p>
          </table:table-cell>
          <table:table-cell office:value-type="float" office:value="167.1569" calcext:value-type="float">
            <text:p>167.1569</text:p>
          </table:table-cell>
          <table:table-cell office:value-type="float" office:value="0" calcext:value-type="float">
            <text:p>0</text:p>
          </table:table-cell>
          <table:table-cell office:value-type="float" office:value="0.3140864" calcext:value-type="float">
            <text:p>0.3140864</text:p>
          </table:table-cell>
          <table:table-cell office:value-type="float" office:value="0.423548" calcext:value-type="float">
            <text:p>0.423548</text:p>
          </table:table-cell>
          <table:table-cell office:value-type="float" office:value="0.4315004" calcext:value-type="float">
            <text:p>0.4315004</text:p>
          </table:table-cell>
          <table:table-cell office:value-type="float" office:value="0.2324812" calcext:value-type="float">
            <text:p>0.2324812</text:p>
          </table:table-cell>
          <table:table-cell office:value-type="float" office:value="0.2117796" calcext:value-type="float">
            <text:p>0.2117796</text:p>
          </table:table-cell>
          <table:table-cell office:value-type="float" office:value="0.1939371" calcext:value-type="float">
            <text:p>0.1939371</text:p>
          </table:table-cell>
          <table:table-cell office:value-type="float" office:value="0.2846081" calcext:value-type="float">
            <text:p>0.2846081</text:p>
          </table:table-cell>
          <table:table-cell office:value-type="float" office:value="0.3561597" calcext:value-type="float">
            <text:p>0.3561597</text:p>
          </table:table-cell>
          <table:table-cell office:value-type="float" office:value="0.3478679" calcext:value-type="float">
            <text:p>0.3478679</text:p>
          </table:table-cell>
          <table:table-cell office:value-type="float" office:value="0.3649526" calcext:value-type="float">
            <text:p>0.3649526</text:p>
          </table:table-cell>
          <table:table-cell office:value-type="float" office:value="0.3844461" calcext:value-type="float">
            <text:p>0.3844461</text:p>
          </table:table-cell>
          <table:table-cell office:value-type="float" office:value="0.3991278" calcext:value-type="float">
            <text:p>0.399127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1957E-015" calcext:value-type="float">
            <text:p>1.941957E-15</text:p>
          </table:table-cell>
          <table:table-cell office:value-type="float" office:value="1.974964E-015" calcext:value-type="float">
            <text:p>1.974964E-15</text:p>
          </table:table-cell>
          <table:table-cell office:value-type="float" office:value="1.960642E-015" calcext:value-type="float">
            <text:p>1.960642E-15</text:p>
          </table:table-cell>
          <table:table-cell office:value-type="float" office:value="1.988602E-015" calcext:value-type="float">
            <text:p>1.988602E-15</text:p>
          </table:table-cell>
          <table:table-cell office:value-type="float" office:value="9.4383E-016" calcext:value-type="float">
            <text:p>9.4383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1E-016" calcext:value-type="float">
            <text:p>9.735831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6E-024" calcext:value-type="float">
            <text:p>1.446526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2E-034" calcext:value-type="float">
            <text:p>2.815222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616242" calcext:value-type="float">
            <text:p>-0.02616242</text:p>
          </table:table-cell>
          <table:table-cell office:value-type="float" office:value="-0.004191977" calcext:value-type="float">
            <text:p>-0.004191977</text:p>
          </table:table-cell>
          <table:table-cell office:value-type="float" office:value="-0.00374475" calcext:value-type="float">
            <text:p>-0.00374475</text:p>
          </table:table-cell>
          <table:table-cell office:value-type="float" office:value="-0.2531254" calcext:value-type="float">
            <text:p>-0.2531254</text:p>
          </table:table-cell>
          <table:table-cell office:value-type="float" office:value="-0.5195249" calcext:value-type="float">
            <text:p>-0.5195249</text:p>
          </table:table-cell>
          <table:table-cell office:value-type="float" office:value="-0.4069868" calcext:value-type="float">
            <text:p>-0.4069868</text:p>
          </table:table-cell>
          <table:table-cell office:value-type="float" office:value="-0.01943299" calcext:value-type="float">
            <text:p>-0.01943299</text:p>
          </table:table-cell>
          <table:table-cell office:value-type="float" office:value="-0.03372058" calcext:value-type="float">
            <text:p>-0.03372058</text:p>
          </table:table-cell>
          <table:table-cell office:value-type="float" office:value="-0.03018201" calcext:value-type="float">
            <text:p>-0.03018201</text:p>
          </table:table-cell>
          <table:table-cell office:value-type="float" office:value="-0.0177827" calcext:value-type="float">
            <text:p>-0.0177827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398413" calcext:value-type="float">
            <text:p>-0.0398413</text:p>
          </table:table-cell>
          <table:table-cell office:value-type="float" office:value="-0.001030018" calcext:value-type="float">
            <text:p>-0.00103001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52455" calcext:value-type="float">
            <text:p>-2.25245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53" calcext:value-type="float">
            <text:p>253</text:p>
          </table:table-cell>
          <table:table-cell office:value-type="float" office:value="10092007" calcext:value-type="float">
            <text:p>10092007</text:p>
          </table:table-cell>
          <table:table-cell office:value-type="float" office:value="839.4609" calcext:value-type="float">
            <text:p>839.4609</text:p>
          </table:table-cell>
          <table:table-cell office:value-type="float" office:value="630.5233" calcext:value-type="float">
            <text:p>630.5233</text:p>
          </table:table-cell>
          <table:table-cell office:value-type="float" office:value="33.7874" calcext:value-type="float">
            <text:p>33.7874</text:p>
          </table:table-cell>
          <table:table-cell office:value-type="float" office:value="1066.812" calcext:value-type="float">
            <text:p>1066.812</text:p>
          </table:table-cell>
          <table:table-cell office:value-type="float" office:value="167.1569" calcext:value-type="float">
            <text:p>167.1569</text:p>
          </table:table-cell>
          <table:table-cell office:value-type="float" office:value="0" calcext:value-type="float">
            <text:p>0</text:p>
          </table:table-cell>
          <table:table-cell office:value-type="float" office:value="0.178906" calcext:value-type="float">
            <text:p>0.178906</text:p>
          </table:table-cell>
          <table:table-cell office:value-type="float" office:value="0.4021961" calcext:value-type="float">
            <text:p>0.4021961</text:p>
          </table:table-cell>
          <table:table-cell office:value-type="float" office:value="0.4075693" calcext:value-type="float">
            <text:p>0.4075693</text:p>
          </table:table-cell>
          <table:table-cell office:value-type="float" office:value="0.2339146" calcext:value-type="float">
            <text:p>0.2339146</text:p>
          </table:table-cell>
          <table:table-cell office:value-type="float" office:value="0.2162818" calcext:value-type="float">
            <text:p>0.2162818</text:p>
          </table:table-cell>
          <table:table-cell office:value-type="float" office:value="0.1945985" calcext:value-type="float">
            <text:p>0.1945985</text:p>
          </table:table-cell>
          <table:table-cell office:value-type="float" office:value="0.2744159" calcext:value-type="float">
            <text:p>0.2744159</text:p>
          </table:table-cell>
          <table:table-cell office:value-type="float" office:value="0.35795" calcext:value-type="float">
            <text:p>0.35795</text:p>
          </table:table-cell>
          <table:table-cell office:value-type="float" office:value="0.3481897" calcext:value-type="float">
            <text:p>0.3481897</text:p>
          </table:table-cell>
          <table:table-cell office:value-type="float" office:value="0.3647228" calcext:value-type="float">
            <text:p>0.3647228</text:p>
          </table:table-cell>
          <table:table-cell office:value-type="float" office:value="0.3843567" calcext:value-type="float">
            <text:p>0.3843567</text:p>
          </table:table-cell>
          <table:table-cell office:value-type="float" office:value="0.3990885" calcext:value-type="float">
            <text:p>0.399088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217E-015" calcext:value-type="float">
            <text:p>1.94217E-15</text:p>
          </table:table-cell>
          <table:table-cell office:value-type="float" office:value="1.974942E-015" calcext:value-type="float">
            <text:p>1.974942E-15</text:p>
          </table:table-cell>
          <table:table-cell office:value-type="float" office:value="1.960629E-015" calcext:value-type="float">
            <text:p>1.960629E-15</text:p>
          </table:table-cell>
          <table:table-cell office:value-type="float" office:value="1.988598E-015" calcext:value-type="float">
            <text:p>1.988598E-15</text:p>
          </table:table-cell>
          <table:table-cell office:value-type="float" office:value="9.438147E-016" calcext:value-type="float">
            <text:p>9.438147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2E-016" calcext:value-type="float">
            <text:p>9.735832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2E-034" calcext:value-type="float">
            <text:p>2.815222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56849" calcext:value-type="float">
            <text:p>-1.856849</text:p>
          </table:table-cell>
          <table:table-cell office:value-type="float" office:value="-0.005761156" calcext:value-type="float">
            <text:p>-0.005761156</text:p>
          </table:table-cell>
          <table:table-cell office:value-type="float" office:value="-0.005316067" calcext:value-type="float">
            <text:p>-0.005316067</text:p>
          </table:table-cell>
          <table:table-cell office:value-type="float" office:value="-0.2414264" calcext:value-type="float">
            <text:p>-0.2414264</text:p>
          </table:table-cell>
          <table:table-cell office:value-type="float" office:value="-0.4415221" calcext:value-type="float">
            <text:p>-0.4415221</text:p>
          </table:table-cell>
          <table:table-cell office:value-type="float" office:value="-0.3965181" calcext:value-type="float">
            <text:p>-0.3965181</text:p>
          </table:table-cell>
          <table:table-cell office:value-type="float" office:value="-0.02643668" calcext:value-type="float">
            <text:p>-0.02643668</text:p>
          </table:table-cell>
          <table:table-cell office:value-type="float" office:value="-0.03117878" calcext:value-type="float">
            <text:p>-0.03117878</text:p>
          </table:table-cell>
          <table:table-cell office:value-type="float" office:value="-0.0297224" calcext:value-type="float">
            <text:p>-0.0297224</text:p>
          </table:table-cell>
          <table:table-cell office:value-type="float" office:value="-0.01797548" calcext:value-type="float">
            <text:p>-0.01797548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17.15455" calcext:value-type="float">
            <text:p>-17.15455</text:p>
          </table:table-cell>
          <table:table-cell office:value-type="float" office:value="-0.001031982" calcext:value-type="float">
            <text:p>-0.00103198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55777" calcext:value-type="float">
            <text:p>-2.25577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54" calcext:value-type="float">
            <text:p>254</text:p>
          </table:table-cell>
          <table:table-cell office:value-type="float" office:value="11092007" calcext:value-type="float">
            <text:p>11092007</text:p>
          </table:table-cell>
          <table:table-cell office:value-type="float" office:value="839.4609" calcext:value-type="float">
            <text:p>839.4609</text:p>
          </table:table-cell>
          <table:table-cell office:value-type="float" office:value="633.8649" calcext:value-type="float">
            <text:p>633.8649</text:p>
          </table:table-cell>
          <table:table-cell office:value-type="float" office:value="33.7874" calcext:value-type="float">
            <text:p>33.7874</text:p>
          </table:table-cell>
          <table:table-cell office:value-type="float" office:value="1063.47" calcext:value-type="float">
            <text:p>1063.47</text:p>
          </table:table-cell>
          <table:table-cell office:value-type="float" office:value="167.1569" calcext:value-type="float">
            <text:p>167.1569</text:p>
          </table:table-cell>
          <table:table-cell office:value-type="float" office:value="0" calcext:value-type="float">
            <text:p>0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3774561" calcext:value-type="float">
            <text:p>0.3774561</text:p>
          </table:table-cell>
          <table:table-cell office:value-type="float" office:value="0.3808941" calcext:value-type="float">
            <text:p>0.3808941</text:p>
          </table:table-cell>
          <table:table-cell office:value-type="float" office:value="0.2346804" calcext:value-type="float">
            <text:p>0.2346804</text:p>
          </table:table-cell>
          <table:table-cell office:value-type="float" office:value="0.21856" calcext:value-type="float">
            <text:p>0.21856</text:p>
          </table:table-cell>
          <table:table-cell office:value-type="float" office:value="0.1950822" calcext:value-type="float">
            <text:p>0.1950822</text:p>
          </table:table-cell>
          <table:table-cell office:value-type="float" office:value="0.2693342" calcext:value-type="float">
            <text:p>0.2693342</text:p>
          </table:table-cell>
          <table:table-cell office:value-type="float" office:value="0.357986" calcext:value-type="float">
            <text:p>0.357986</text:p>
          </table:table-cell>
          <table:table-cell office:value-type="float" office:value="0.3484713" calcext:value-type="float">
            <text:p>0.3484713</text:p>
          </table:table-cell>
          <table:table-cell office:value-type="float" office:value="0.3645046" calcext:value-type="float">
            <text:p>0.3645046</text:p>
          </table:table-cell>
          <table:table-cell office:value-type="float" office:value="0.3842233" calcext:value-type="float">
            <text:p>0.3842233</text:p>
          </table:table-cell>
          <table:table-cell office:value-type="float" office:value="0.399006" calcext:value-type="float">
            <text:p>0.39900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2404E-015" calcext:value-type="float">
            <text:p>1.942404E-15</text:p>
          </table:table-cell>
          <table:table-cell office:value-type="float" office:value="1.974919E-015" calcext:value-type="float">
            <text:p>1.974919E-15</text:p>
          </table:table-cell>
          <table:table-cell office:value-type="float" office:value="1.960613E-015" calcext:value-type="float">
            <text:p>1.960613E-15</text:p>
          </table:table-cell>
          <table:table-cell office:value-type="float" office:value="1.988596E-015" calcext:value-type="float">
            <text:p>1.988596E-15</text:p>
          </table:table-cell>
          <table:table-cell office:value-type="float" office:value="9.43799E-016" calcext:value-type="float">
            <text:p>9.43799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1E-016" calcext:value-type="float">
            <text:p>9.735831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6E-024" calcext:value-type="float">
            <text:p>1.446526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4E-034" calcext:value-type="float">
            <text:p>2.81522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96304" calcext:value-type="float">
            <text:p>-41.96304</text:p>
          </table:table-cell>
          <table:table-cell office:value-type="float" office:value="-0.008511197" calcext:value-type="float">
            <text:p>-0.008511197</text:p>
          </table:table-cell>
          <table:table-cell office:value-type="float" office:value="-0.008051886" calcext:value-type="float">
            <text:p>-0.008051886</text:p>
          </table:table-cell>
          <table:table-cell office:value-type="float" office:value="-0.2355804" calcext:value-type="float">
            <text:p>-0.2355804</text:p>
          </table:table-cell>
          <table:table-cell office:value-type="float" office:value="-0.4073415" calcext:value-type="float">
            <text:p>-0.4073415</text:p>
          </table:table-cell>
          <table:table-cell office:value-type="float" office:value="-0.3890502" calcext:value-type="float">
            <text:p>-0.3890502</text:p>
          </table:table-cell>
          <table:table-cell office:value-type="float" office:value="-0.03094647" calcext:value-type="float">
            <text:p>-0.03094647</text:p>
          </table:table-cell>
          <table:table-cell office:value-type="float" office:value="-0.03109348" calcext:value-type="float">
            <text:p>-0.03109348</text:p>
          </table:table-cell>
          <table:table-cell office:value-type="float" office:value="-0.02932466" calcext:value-type="float">
            <text:p>-0.02932466</text:p>
          </table:table-cell>
          <table:table-cell office:value-type="float" office:value="-0.01816084" calcext:value-type="float">
            <text:p>-0.01816084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36.05437" calcext:value-type="float">
            <text:p>-36.05437</text:p>
          </table:table-cell>
          <table:table-cell office:value-type="float" office:value="-0.001024689" calcext:value-type="float">
            <text:p>-0.00102468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58997" calcext:value-type="float">
            <text:p>-2.25899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55" calcext:value-type="float">
            <text:p>255</text:p>
          </table:table-cell>
          <table:table-cell office:value-type="float" office:value="12092007" calcext:value-type="float">
            <text:p>12092007</text:p>
          </table:table-cell>
          <table:table-cell office:value-type="float" office:value="839.4609" calcext:value-type="float">
            <text:p>839.4609</text:p>
          </table:table-cell>
          <table:table-cell office:value-type="float" office:value="636.1682" calcext:value-type="float">
            <text:p>636.1682</text:p>
          </table:table-cell>
          <table:table-cell office:value-type="float" office:value="33.7874" calcext:value-type="float">
            <text:p>33.7874</text:p>
          </table:table-cell>
          <table:table-cell office:value-type="float" office:value="1061.167" calcext:value-type="float">
            <text:p>1061.167</text:p>
          </table:table-cell>
          <table:table-cell office:value-type="float" office:value="167.1569" calcext:value-type="float">
            <text:p>167.1569</text:p>
          </table:table-cell>
          <table:table-cell office:value-type="float" office:value="0" calcext:value-type="float">
            <text:p>0</text:p>
          </table:table-cell>
          <table:table-cell office:value-type="float" office:value="0.122564" calcext:value-type="float">
            <text:p>0.122564</text:p>
          </table:table-cell>
          <table:table-cell office:value-type="float" office:value="0.3548752" calcext:value-type="float">
            <text:p>0.3548752</text:p>
          </table:table-cell>
          <table:table-cell office:value-type="float" office:value="0.3571456" calcext:value-type="float">
            <text:p>0.3571456</text:p>
          </table:table-cell>
          <table:table-cell office:value-type="float" office:value="0.2374136" calcext:value-type="float">
            <text:p>0.2374136</text:p>
          </table:table-cell>
          <table:table-cell office:value-type="float" office:value="0.2212604" calcext:value-type="float">
            <text:p>0.2212604</text:p>
          </table:table-cell>
          <table:table-cell office:value-type="float" office:value="0.1957354" calcext:value-type="float">
            <text:p>0.1957354</text:p>
          </table:table-cell>
          <table:table-cell office:value-type="float" office:value="0.2664892" calcext:value-type="float">
            <text:p>0.2664892</text:p>
          </table:table-cell>
          <table:table-cell office:value-type="float" office:value="0.3575868" calcext:value-type="float">
            <text:p>0.3575868</text:p>
          </table:table-cell>
          <table:table-cell office:value-type="float" office:value="0.3486998" calcext:value-type="float">
            <text:p>0.3486998</text:p>
          </table:table-cell>
          <table:table-cell office:value-type="float" office:value="0.3643423" calcext:value-type="float">
            <text:p>0.3643423</text:p>
          </table:table-cell>
          <table:table-cell office:value-type="float" office:value="0.3841047" calcext:value-type="float">
            <text:p>0.3841047</text:p>
          </table:table-cell>
          <table:table-cell office:value-type="float" office:value="0.3989193" calcext:value-type="float">
            <text:p>0.398919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2686E-015" calcext:value-type="float">
            <text:p>1.942686E-15</text:p>
          </table:table-cell>
          <table:table-cell office:value-type="float" office:value="1.974887E-015" calcext:value-type="float">
            <text:p>1.974887E-15</text:p>
          </table:table-cell>
          <table:table-cell office:value-type="float" office:value="1.960595E-015" calcext:value-type="float">
            <text:p>1.960595E-15</text:p>
          </table:table-cell>
          <table:table-cell office:value-type="float" office:value="1.988592E-015" calcext:value-type="float">
            <text:p>1.988592E-15</text:p>
          </table:table-cell>
          <table:table-cell office:value-type="float" office:value="9.43783E-016" calcext:value-type="float">
            <text:p>9.43783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3E-016" calcext:value-type="float">
            <text:p>9.735833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2E-034" calcext:value-type="float">
            <text:p>2.815222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11761" calcext:value-type="float">
            <text:p>-36.11761</text:p>
          </table:table-cell>
          <table:table-cell office:value-type="float" office:value="-0.01243525" calcext:value-type="float">
            <text:p>-0.01243525</text:p>
          </table:table-cell>
          <table:table-cell office:value-type="float" office:value="-0.01195774" calcext:value-type="float">
            <text:p>-0.01195774</text:p>
          </table:table-cell>
          <table:table-cell office:value-type="float" office:value="-0.2154308" calcext:value-type="float">
            <text:p>-0.2154308</text:p>
          </table:table-cell>
          <table:table-cell office:value-type="float" office:value="-0.3704932" calcext:value-type="float">
            <text:p>-0.3704932</text:p>
          </table:table-cell>
          <table:table-cell office:value-type="float" office:value="-0.3792162" calcext:value-type="float">
            <text:p>-0.3792162</text:p>
          </table:table-cell>
          <table:table-cell office:value-type="float" office:value="-0.03371074" calcext:value-type="float">
            <text:p>-0.03371074</text:p>
          </table:table-cell>
          <table:table-cell office:value-type="float" office:value="-0.03184686" calcext:value-type="float">
            <text:p>-0.03184686</text:p>
          </table:table-cell>
          <table:table-cell office:value-type="float" office:value="-0.02900528" calcext:value-type="float">
            <text:p>-0.02900528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33.44499" calcext:value-type="float">
            <text:p>-33.44499</text:p>
          </table:table-cell>
          <table:table-cell office:value-type="float" office:value="-0.0009856407" calcext:value-type="float">
            <text:p>-0.000985640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62155" calcext:value-type="float">
            <text:p>-2.26215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56" calcext:value-type="float">
            <text:p>256</text:p>
          </table:table-cell>
          <table:table-cell office:value-type="float" office:value="13092007" calcext:value-type="float">
            <text:p>13092007</text:p>
          </table:table-cell>
          <table:table-cell office:value-type="float" office:value="839.4609" calcext:value-type="float">
            <text:p>839.4609</text:p>
          </table:table-cell>
          <table:table-cell office:value-type="float" office:value="637.5446" calcext:value-type="float">
            <text:p>637.5446</text:p>
          </table:table-cell>
          <table:table-cell office:value-type="float" office:value="33.7874" calcext:value-type="float">
            <text:p>33.7874</text:p>
          </table:table-cell>
          <table:table-cell office:value-type="float" office:value="1059.791" calcext:value-type="float">
            <text:p>1059.791</text:p>
          </table:table-cell>
          <table:table-cell office:value-type="float" office:value="167.1569" calcext:value-type="float">
            <text:p>167.1569</text:p>
          </table:table-cell>
          <table:table-cell office:value-type="float" office:value="0" calcext:value-type="float">
            <text:p>0</text:p>
          </table:table-cell>
          <table:table-cell office:value-type="float" office:value="0.1247839" calcext:value-type="float">
            <text:p>0.1247839</text:p>
          </table:table-cell>
          <table:table-cell office:value-type="float" office:value="0.3389097" calcext:value-type="float">
            <text:p>0.3389097</text:p>
          </table:table-cell>
          <table:table-cell office:value-type="float" office:value="0.3404324" calcext:value-type="float">
            <text:p>0.3404324</text:p>
          </table:table-cell>
          <table:table-cell office:value-type="float" office:value="0.2417042" calcext:value-type="float">
            <text:p>0.2417042</text:p>
          </table:table-cell>
          <table:table-cell office:value-type="float" office:value="0.2255557" calcext:value-type="float">
            <text:p>0.2255557</text:p>
          </table:table-cell>
          <table:table-cell office:value-type="float" office:value="0.1966388" calcext:value-type="float">
            <text:p>0.1966388</text:p>
          </table:table-cell>
          <table:table-cell office:value-type="float" office:value="0.2649347" calcext:value-type="float">
            <text:p>0.2649347</text:p>
          </table:table-cell>
          <table:table-cell office:value-type="float" office:value="0.3572415" calcext:value-type="float">
            <text:p>0.3572415</text:p>
          </table:table-cell>
          <table:table-cell office:value-type="float" office:value="0.348922" calcext:value-type="float">
            <text:p>0.348922</text:p>
          </table:table-cell>
          <table:table-cell office:value-type="float" office:value="0.3642574" calcext:value-type="float">
            <text:p>0.3642574</text:p>
          </table:table-cell>
          <table:table-cell office:value-type="float" office:value="0.3840341" calcext:value-type="float">
            <text:p>0.3840341</text:p>
          </table:table-cell>
          <table:table-cell office:value-type="float" office:value="0.3988398" calcext:value-type="float">
            <text:p>0.398839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2981E-015" calcext:value-type="float">
            <text:p>1.942981E-15</text:p>
          </table:table-cell>
          <table:table-cell office:value-type="float" office:value="1.974862E-015" calcext:value-type="float">
            <text:p>1.974862E-15</text:p>
          </table:table-cell>
          <table:table-cell office:value-type="float" office:value="1.960571E-015" calcext:value-type="float">
            <text:p>1.960571E-15</text:p>
          </table:table-cell>
          <table:table-cell office:value-type="float" office:value="1.98859E-015" calcext:value-type="float">
            <text:p>1.98859E-15</text:p>
          </table:table-cell>
          <table:table-cell office:value-type="float" office:value="9.437634E-016" calcext:value-type="float">
            <text:p>9.437634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1E-016" calcext:value-type="float">
            <text:p>9.735831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2E-034" calcext:value-type="float">
            <text:p>2.815222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25607" calcext:value-type="float">
            <text:p>-31.25607</text:p>
          </table:table-cell>
          <table:table-cell office:value-type="float" office:value="-0.01650101" calcext:value-type="float">
            <text:p>-0.01650101</text:p>
          </table:table-cell>
          <table:table-cell office:value-type="float" office:value="-0.01604595" calcext:value-type="float">
            <text:p>-0.01604595</text:p>
          </table:table-cell>
          <table:table-cell office:value-type="float" office:value="-0.1877577" calcext:value-type="float">
            <text:p>-0.1877577</text:p>
          </table:table-cell>
          <table:table-cell office:value-type="float" office:value="-0.319539" calcext:value-type="float">
            <text:p>-0.319539</text:p>
          </table:table-cell>
          <table:table-cell office:value-type="float" office:value="-0.3660805" calcext:value-type="float">
            <text:p>-0.3660805</text:p>
          </table:table-cell>
          <table:table-cell office:value-type="float" office:value="-0.0351493" calcext:value-type="float">
            <text:p>-0.0351493</text:p>
          </table:table-cell>
          <table:table-cell office:value-type="float" office:value="-0.03251763" calcext:value-type="float">
            <text:p>-0.03251763</text:p>
          </table:table-cell>
          <table:table-cell office:value-type="float" office:value="-0.02869829" calcext:value-type="float">
            <text:p>-0.02869829</text:p>
          </table:table-cell>
          <table:table-cell office:value-type="float" office:value="-0.01837326" calcext:value-type="float">
            <text:p>-0.01837326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29.42856" calcext:value-type="float">
            <text:p>-29.42856</text:p>
          </table:table-cell>
          <table:table-cell office:value-type="float" office:value="-0.0009632219" calcext:value-type="float">
            <text:p>-0.000963221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65142" calcext:value-type="float">
            <text:p>-2.26514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57" calcext:value-type="float">
            <text:p>257</text:p>
          </table:table-cell>
          <table:table-cell office:value-type="float" office:value="14092007" calcext:value-type="float">
            <text:p>14092007</text:p>
          </table:table-cell>
          <table:table-cell office:value-type="float" office:value="844.5604" calcext:value-type="float">
            <text:p>844.5604</text:p>
          </table:table-cell>
          <table:table-cell office:value-type="float" office:value="638.8857" calcext:value-type="float">
            <text:p>638.8857</text:p>
          </table:table-cell>
          <table:table-cell office:value-type="float" office:value="33.7874" calcext:value-type="float">
            <text:p>33.7874</text:p>
          </table:table-cell>
          <table:table-cell office:value-type="float" office:value="1063.525" calcext:value-type="float">
            <text:p>1063.525</text:p>
          </table:table-cell>
          <table:table-cell office:value-type="float" office:value="167.1826" calcext:value-type="float">
            <text:p>167.1826</text:p>
          </table:table-cell>
          <table:table-cell office:value-type="float" office:value="0" calcext:value-type="float">
            <text:p>0</text:p>
          </table:table-cell>
          <table:table-cell office:value-type="float" office:value="0.3585485" calcext:value-type="float">
            <text:p>0.3585485</text:p>
          </table:table-cell>
          <table:table-cell office:value-type="float" office:value="0.3333627" calcext:value-type="float">
            <text:p>0.3333627</text:p>
          </table:table-cell>
          <table:table-cell office:value-type="float" office:value="0.3282717" calcext:value-type="float">
            <text:p>0.3282717</text:p>
          </table:table-cell>
          <table:table-cell office:value-type="float" office:value="0.2478088" calcext:value-type="float">
            <text:p>0.2478088</text:p>
          </table:table-cell>
          <table:table-cell office:value-type="float" office:value="0.230147" calcext:value-type="float">
            <text:p>0.230147</text:p>
          </table:table-cell>
          <table:table-cell office:value-type="float" office:value="0.1978076" calcext:value-type="float">
            <text:p>0.1978076</text:p>
          </table:table-cell>
          <table:table-cell office:value-type="float" office:value="0.2637827" calcext:value-type="float">
            <text:p>0.2637827</text:p>
          </table:table-cell>
          <table:table-cell office:value-type="float" office:value="0.3569954" calcext:value-type="float">
            <text:p>0.3569954</text:p>
          </table:table-cell>
          <table:table-cell office:value-type="float" office:value="0.3491019" calcext:value-type="float">
            <text:p>0.3491019</text:p>
          </table:table-cell>
          <table:table-cell office:value-type="float" office:value="0.3642072" calcext:value-type="float">
            <text:p>0.3642072</text:p>
          </table:table-cell>
          <table:table-cell office:value-type="float" office:value="0.3840393" calcext:value-type="float">
            <text:p>0.3840393</text:p>
          </table:table-cell>
          <table:table-cell office:value-type="float" office:value="0.3987736" calcext:value-type="float">
            <text:p>0.398773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3226E-015" calcext:value-type="float">
            <text:p>1.943226E-15</text:p>
          </table:table-cell>
          <table:table-cell office:value-type="float" office:value="1.974836E-015" calcext:value-type="float">
            <text:p>1.974836E-15</text:p>
          </table:table-cell>
          <table:table-cell office:value-type="float" office:value="1.960554E-015" calcext:value-type="float">
            <text:p>1.960554E-15</text:p>
          </table:table-cell>
          <table:table-cell office:value-type="float" office:value="1.98859E-015" calcext:value-type="float">
            <text:p>1.98859E-15</text:p>
          </table:table-cell>
          <table:table-cell office:value-type="float" office:value="9.437446E-016" calcext:value-type="float">
            <text:p>9.437446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1E-016" calcext:value-type="float">
            <text:p>9.735831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6E-024" calcext:value-type="float">
            <text:p>1.446526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4E-034" calcext:value-type="float">
            <text:p>2.81522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44587" calcext:value-type="float">
            <text:p>-0.01144587</text:p>
          </table:table-cell>
          <table:table-cell office:value-type="float" office:value="-0.01830972" calcext:value-type="float">
            <text:p>-0.01830972</text:p>
          </table:table-cell>
          <table:table-cell office:value-type="float" office:value="-0.02011714" calcext:value-type="float">
            <text:p>-0.02011714</text:p>
          </table:table-cell>
          <table:table-cell office:value-type="float" office:value="-0.1549918" calcext:value-type="float">
            <text:p>-0.1549918</text:p>
          </table:table-cell>
          <table:table-cell office:value-type="float" office:value="-0.2737092" calcext:value-type="float">
            <text:p>-0.2737092</text:p>
          </table:table-cell>
          <table:table-cell office:value-type="float" office:value="-0.3498853" calcext:value-type="float">
            <text:p>-0.3498853</text:p>
          </table:table-cell>
          <table:table-cell office:value-type="float" office:value="-0.03626034" calcext:value-type="float">
            <text:p>-0.03626034</text:p>
          </table:table-cell>
          <table:table-cell office:value-type="float" office:value="-0.03300317" calcext:value-type="float">
            <text:p>-0.03300317</text:p>
          </table:table-cell>
          <table:table-cell office:value-type="float" office:value="-0.0284528" calcext:value-type="float">
            <text:p>-0.0284528</text:p>
          </table:table-cell>
          <table:table-cell office:value-type="float" office:value="-0.01841682" calcext:value-type="float">
            <text:p>-0.01841682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1047683" calcext:value-type="float">
            <text:p>-0.01047683</text:p>
          </table:table-cell>
          <table:table-cell office:value-type="float" office:value="-0.000934481" calcext:value-type="float">
            <text:p>-0.00093448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68069" calcext:value-type="float">
            <text:p>-2.26806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58" calcext:value-type="float">
            <text:p>258</text:p>
          </table:table-cell>
          <table:table-cell office:value-type="float" office:value="15092007" calcext:value-type="float">
            <text:p>15092007</text:p>
          </table:table-cell>
          <table:table-cell office:value-type="float" office:value="846.4603" calcext:value-type="float">
            <text:p>846.4603</text:p>
          </table:table-cell>
          <table:table-cell office:value-type="float" office:value="640.9187" calcext:value-type="float">
            <text:p>640.9187</text:p>
          </table:table-cell>
          <table:table-cell office:value-type="float" office:value="33.7874" calcext:value-type="float">
            <text:p>33.7874</text:p>
          </table:table-cell>
          <table:table-cell office:value-type="float" office:value="1063.385" calcext:value-type="float">
            <text:p>1063.385</text:p>
          </table:table-cell>
          <table:table-cell office:value-type="float" office:value="167.1901" calcext:value-type="float">
            <text:p>167.1901</text:p>
          </table:table-cell>
          <table:table-cell office:value-type="float" office:value="0" calcext:value-type="float">
            <text:p>0</text:p>
          </table:table-cell>
          <table:table-cell office:value-type="float" office:value="0.3789379" calcext:value-type="float">
            <text:p>0.3789379</text:p>
          </table:table-cell>
          <table:table-cell office:value-type="float" office:value="0.3254003" calcext:value-type="float">
            <text:p>0.3254003</text:p>
          </table:table-cell>
          <table:table-cell office:value-type="float" office:value="0.3239778" calcext:value-type="float">
            <text:p>0.3239778</text:p>
          </table:table-cell>
          <table:table-cell office:value-type="float" office:value="0.2554945" calcext:value-type="float">
            <text:p>0.2554945</text:p>
          </table:table-cell>
          <table:table-cell office:value-type="float" office:value="0.2359302" calcext:value-type="float">
            <text:p>0.2359302</text:p>
          </table:table-cell>
          <table:table-cell office:value-type="float" office:value="0.1991344" calcext:value-type="float">
            <text:p>0.1991344</text:p>
          </table:table-cell>
          <table:table-cell office:value-type="float" office:value="0.2634178" calcext:value-type="float">
            <text:p>0.2634178</text:p>
          </table:table-cell>
          <table:table-cell office:value-type="float" office:value="0.3569269" calcext:value-type="float">
            <text:p>0.3569269</text:p>
          </table:table-cell>
          <table:table-cell office:value-type="float" office:value="0.3493145" calcext:value-type="float">
            <text:p>0.3493145</text:p>
          </table:table-cell>
          <table:table-cell office:value-type="float" office:value="0.3642174" calcext:value-type="float">
            <text:p>0.3642174</text:p>
          </table:table-cell>
          <table:table-cell office:value-type="float" office:value="0.3841522" calcext:value-type="float">
            <text:p>0.3841522</text:p>
          </table:table-cell>
          <table:table-cell office:value-type="float" office:value="0.3987474" calcext:value-type="float">
            <text:p>0.398747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3411E-015" calcext:value-type="float">
            <text:p>1.943411E-15</text:p>
          </table:table-cell>
          <table:table-cell office:value-type="float" office:value="1.97482E-015" calcext:value-type="float">
            <text:p>1.97482E-15</text:p>
          </table:table-cell>
          <table:table-cell office:value-type="float" office:value="1.960542E-015" calcext:value-type="float">
            <text:p>1.960542E-15</text:p>
          </table:table-cell>
          <table:table-cell office:value-type="float" office:value="1.988584E-015" calcext:value-type="float">
            <text:p>1.988584E-15</text:p>
          </table:table-cell>
          <table:table-cell office:value-type="float" office:value="9.437302E-016" calcext:value-type="float">
            <text:p>9.437302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1E-016" calcext:value-type="float">
            <text:p>9.735831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2E-034" calcext:value-type="float">
            <text:p>2.815222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22367" calcext:value-type="float">
            <text:p>-0.01322367</text:p>
          </table:table-cell>
          <table:table-cell office:value-type="float" office:value="-0.02138607" calcext:value-type="float">
            <text:p>-0.02138607</text:p>
          </table:table-cell>
          <table:table-cell office:value-type="float" office:value="-0.02177289" calcext:value-type="float">
            <text:p>-0.02177289</text:p>
          </table:table-cell>
          <table:table-cell office:value-type="float" office:value="-0.1225147" calcext:value-type="float">
            <text:p>-0.1225147</text:p>
          </table:table-cell>
          <table:table-cell office:value-type="float" office:value="-0.2261775" calcext:value-type="float">
            <text:p>-0.2261775</text:p>
          </table:table-cell>
          <table:table-cell office:value-type="float" office:value="-0.3324263" calcext:value-type="float">
            <text:p>-0.3324263</text:p>
          </table:table-cell>
          <table:table-cell office:value-type="float" office:value="-0.0366193" calcext:value-type="float">
            <text:p>-0.0366193</text:p>
          </table:table-cell>
          <table:table-cell office:value-type="float" office:value="-0.03305868" calcext:value-type="float">
            <text:p>-0.03305868</text:p>
          </table:table-cell>
          <table:table-cell office:value-type="float" office:value="-0.02816579" calcext:value-type="float">
            <text:p>-0.02816579</text:p>
          </table:table-cell>
          <table:table-cell office:value-type="float" office:value="-0.01840815" calcext:value-type="float">
            <text:p>-0.01840815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07698941" calcext:value-type="float">
            <text:p>-0.007698941</text:p>
          </table:table-cell>
          <table:table-cell office:value-type="float" office:value="-0.0009249389" calcext:value-type="float">
            <text:p>-0.000924938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70883" calcext:value-type="float">
            <text:p>-2.270883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59" calcext:value-type="float">
            <text:p>259</text:p>
          </table:table-cell>
          <table:table-cell office:value-type="float" office:value="16092007" calcext:value-type="float">
            <text:p>16092007</text:p>
          </table:table-cell>
          <table:table-cell office:value-type="float" office:value="851.3604" calcext:value-type="float">
            <text:p>851.3604</text:p>
          </table:table-cell>
          <table:table-cell office:value-type="float" office:value="642.1711" calcext:value-type="float">
            <text:p>642.1711</text:p>
          </table:table-cell>
          <table:table-cell office:value-type="float" office:value="33.7874" calcext:value-type="float">
            <text:p>33.7874</text:p>
          </table:table-cell>
          <table:table-cell office:value-type="float" office:value="1066.991" calcext:value-type="float">
            <text:p>1066.991</text:p>
          </table:table-cell>
          <table:table-cell office:value-type="float" office:value="167.2318" calcext:value-type="float">
            <text:p>167.2318</text:p>
          </table:table-cell>
          <table:table-cell office:value-type="float" office:value="0" calcext:value-type="float">
            <text:p>0</text:p>
          </table:table-cell>
          <table:table-cell office:value-type="float" office:value="0.3602977" calcext:value-type="float">
            <text:p>0.3602977</text:p>
          </table:table-cell>
          <table:table-cell office:value-type="float" office:value="0.3554439" calcext:value-type="float">
            <text:p>0.3554439</text:p>
          </table:table-cell>
          <table:table-cell office:value-type="float" office:value="0.3543838" calcext:value-type="float">
            <text:p>0.3543838</text:p>
          </table:table-cell>
          <table:table-cell office:value-type="float" office:value="0.2656707" calcext:value-type="float">
            <text:p>0.2656707</text:p>
          </table:table-cell>
          <table:table-cell office:value-type="float" office:value="0.2432723" calcext:value-type="float">
            <text:p>0.2432723</text:p>
          </table:table-cell>
          <table:table-cell office:value-type="float" office:value="0.2004949" calcext:value-type="float">
            <text:p>0.2004949</text:p>
          </table:table-cell>
          <table:table-cell office:value-type="float" office:value="0.2632295" calcext:value-type="float">
            <text:p>0.2632295</text:p>
          </table:table-cell>
          <table:table-cell office:value-type="float" office:value="0.3568626" calcext:value-type="float">
            <text:p>0.3568626</text:p>
          </table:table-cell>
          <table:table-cell office:value-type="float" office:value="0.3495002" calcext:value-type="float">
            <text:p>0.3495002</text:p>
          </table:table-cell>
          <table:table-cell office:value-type="float" office:value="0.3642469" calcext:value-type="float">
            <text:p>0.3642469</text:p>
          </table:table-cell>
          <table:table-cell office:value-type="float" office:value="0.3842286" calcext:value-type="float">
            <text:p>0.3842286</text:p>
          </table:table-cell>
          <table:table-cell office:value-type="float" office:value="0.3987199" calcext:value-type="float">
            <text:p>0.398719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3596E-015" calcext:value-type="float">
            <text:p>1.943596E-15</text:p>
          </table:table-cell>
          <table:table-cell office:value-type="float" office:value="1.974805E-015" calcext:value-type="float">
            <text:p>1.974805E-15</text:p>
          </table:table-cell>
          <table:table-cell office:value-type="float" office:value="1.960531E-015" calcext:value-type="float">
            <text:p>1.960531E-15</text:p>
          </table:table-cell>
          <table:table-cell office:value-type="float" office:value="1.988578E-015" calcext:value-type="float">
            <text:p>1.988578E-15</text:p>
          </table:table-cell>
          <table:table-cell office:value-type="float" office:value="9.437168E-016" calcext:value-type="float">
            <text:p>9.437168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2E-016" calcext:value-type="float">
            <text:p>9.735832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6E-024" calcext:value-type="float">
            <text:p>1.446526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2E-034" calcext:value-type="float">
            <text:p>2.815222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30334" calcext:value-type="float">
            <text:p>-0.01130334</text:p>
          </table:table-cell>
          <table:table-cell office:value-type="float" office:value="-0.01230568" calcext:value-type="float">
            <text:p>-0.01230568</text:p>
          </table:table-cell>
          <table:table-cell office:value-type="float" office:value="-0.01255273" calcext:value-type="float">
            <text:p>-0.01255273</text:p>
          </table:table-cell>
          <table:table-cell office:value-type="float" office:value="-0.09088147" calcext:value-type="float">
            <text:p>-0.09088147</text:p>
          </table:table-cell>
          <table:table-cell office:value-type="float" office:value="-0.1787728" calcext:value-type="float">
            <text:p>-0.1787728</text:p>
          </table:table-cell>
          <table:table-cell office:value-type="float" office:value="-0.3155396" calcext:value-type="float">
            <text:p>-0.3155396</text:p>
          </table:table-cell>
          <table:table-cell office:value-type="float" office:value="-0.03680928" calcext:value-type="float">
            <text:p>-0.03680928</text:p>
          </table:table-cell>
          <table:table-cell office:value-type="float" office:value="-0.03311111" calcext:value-type="float">
            <text:p>-0.03311111</text:p>
          </table:table-cell>
          <table:table-cell office:value-type="float" office:value="-0.02791827" calcext:value-type="float">
            <text:p>-0.02791827</text:p>
          </table:table-cell>
          <table:table-cell office:value-type="float" office:value="-0.01838316" calcext:value-type="float">
            <text:p>-0.01838316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1123959" calcext:value-type="float">
            <text:p>-0.01123959</text:p>
          </table:table-cell>
          <table:table-cell office:value-type="float" office:value="-0.0009046419" calcext:value-type="float">
            <text:p>-0.000904641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73558" calcext:value-type="float">
            <text:p>-2.27355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60" calcext:value-type="float">
            <text:p>260</text:p>
          </table:table-cell>
          <table:table-cell office:value-type="float" office:value="17092007" calcext:value-type="float">
            <text:p>17092007</text:p>
          </table:table-cell>
          <table:table-cell office:value-type="float" office:value="851.3604" calcext:value-type="float">
            <text:p>851.3604</text:p>
          </table:table-cell>
          <table:table-cell office:value-type="float" office:value="644.8777" calcext:value-type="float">
            <text:p>644.8777</text:p>
          </table:table-cell>
          <table:table-cell office:value-type="float" office:value="33.7874" calcext:value-type="float">
            <text:p>33.7874</text:p>
          </table:table-cell>
          <table:table-cell office:value-type="float" office:value="1064.284" calcext:value-type="float">
            <text:p>1064.284</text:p>
          </table:table-cell>
          <table:table-cell office:value-type="float" office:value="167.2318" calcext:value-type="float">
            <text:p>167.2318</text:p>
          </table:table-cell>
          <table:table-cell office:value-type="float" office:value="0" calcext:value-type="float">
            <text:p>0</text:p>
          </table:table-cell>
          <table:table-cell office:value-type="float" office:value="0.2905303" calcext:value-type="float">
            <text:p>0.2905303</text:p>
          </table:table-cell>
          <table:table-cell office:value-type="float" office:value="0.34002" calcext:value-type="float">
            <text:p>0.34002</text:p>
          </table:table-cell>
          <table:table-cell office:value-type="float" office:value="0.3388168" calcext:value-type="float">
            <text:p>0.3388168</text:p>
          </table:table-cell>
          <table:table-cell office:value-type="float" office:value="0.2799715" calcext:value-type="float">
            <text:p>0.2799715</text:p>
          </table:table-cell>
          <table:table-cell office:value-type="float" office:value="0.253984" calcext:value-type="float">
            <text:p>0.253984</text:p>
          </table:table-cell>
          <table:table-cell office:value-type="float" office:value="0.2019766" calcext:value-type="float">
            <text:p>0.2019766</text:p>
          </table:table-cell>
          <table:table-cell office:value-type="float" office:value="0.2629468" calcext:value-type="float">
            <text:p>0.2629468</text:p>
          </table:table-cell>
          <table:table-cell office:value-type="float" office:value="0.3567697" calcext:value-type="float">
            <text:p>0.3567697</text:p>
          </table:table-cell>
          <table:table-cell office:value-type="float" office:value="0.3496683" calcext:value-type="float">
            <text:p>0.3496683</text:p>
          </table:table-cell>
          <table:table-cell office:value-type="float" office:value="0.3643071" calcext:value-type="float">
            <text:p>0.3643071</text:p>
          </table:table-cell>
          <table:table-cell office:value-type="float" office:value="0.3841894" calcext:value-type="float">
            <text:p>0.3841894</text:p>
          </table:table-cell>
          <table:table-cell office:value-type="float" office:value="0.3986711" calcext:value-type="float">
            <text:p>0.398671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3807E-015" calcext:value-type="float">
            <text:p>1.943807E-15</text:p>
          </table:table-cell>
          <table:table-cell office:value-type="float" office:value="1.974782E-015" calcext:value-type="float">
            <text:p>1.974782E-15</text:p>
          </table:table-cell>
          <table:table-cell office:value-type="float" office:value="1.960518E-015" calcext:value-type="float">
            <text:p>1.960518E-15</text:p>
          </table:table-cell>
          <table:table-cell office:value-type="float" office:value="1.988573E-015" calcext:value-type="float">
            <text:p>1.988573E-15</text:p>
          </table:table-cell>
          <table:table-cell office:value-type="float" office:value="9.437057E-016" calcext:value-type="float">
            <text:p>9.437057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3E-016" calcext:value-type="float">
            <text:p>9.735833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2E-034" calcext:value-type="float">
            <text:p>2.815222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516694" calcext:value-type="float">
            <text:p>-0.04516694</text:p>
          </table:table-cell>
          <table:table-cell office:value-type="float" office:value="-0.01615633" calcext:value-type="float">
            <text:p>-0.01615633</text:p>
          </table:table-cell>
          <table:table-cell office:value-type="float" office:value="-0.01650586" calcext:value-type="float">
            <text:p>-0.01650586</text:p>
          </table:table-cell>
          <table:table-cell office:value-type="float" office:value="-0.06068228" calcext:value-type="float">
            <text:p>-0.06068228</text:p>
          </table:table-cell>
          <table:table-cell office:value-type="float" office:value="-0.1285176" calcext:value-type="float">
            <text:p>-0.1285176</text:p>
          </table:table-cell>
          <table:table-cell office:value-type="float" office:value="-0.2982999" calcext:value-type="float">
            <text:p>-0.2982999</text:p>
          </table:table-cell>
          <table:table-cell office:value-type="float" office:value="-0.03708927" calcext:value-type="float">
            <text:p>-0.03708927</text:p>
          </table:table-cell>
          <table:table-cell office:value-type="float" office:value="-0.03318674" calcext:value-type="float">
            <text:p>-0.03318674</text:p>
          </table:table-cell>
          <table:table-cell office:value-type="float" office:value="-0.02769559" calcext:value-type="float">
            <text:p>-0.02769559</text:p>
          </table:table-cell>
          <table:table-cell office:value-type="float" office:value="-0.01833132" calcext:value-type="float">
            <text:p>-0.01833132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7442676" calcext:value-type="float">
            <text:p>-0.07442676</text:p>
          </table:table-cell>
          <table:table-cell office:value-type="float" office:value="-0.0008892358" calcext:value-type="float">
            <text:p>-0.000889235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76113" calcext:value-type="float">
            <text:p>-2.276113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61" calcext:value-type="float">
            <text:p>261</text:p>
          </table:table-cell>
          <table:table-cell office:value-type="float" office:value="18092007" calcext:value-type="float">
            <text:p>18092007</text:p>
          </table:table-cell>
          <table:table-cell office:value-type="float" office:value="855.0599" calcext:value-type="float">
            <text:p>855.0599</text:p>
          </table:table-cell>
          <table:table-cell office:value-type="float" office:value="646.7515" calcext:value-type="float">
            <text:p>646.7515</text:p>
          </table:table-cell>
          <table:table-cell office:value-type="float" office:value="33.7874" calcext:value-type="float">
            <text:p>33.7874</text:p>
          </table:table-cell>
          <table:table-cell office:value-type="float" office:value="1066.094" calcext:value-type="float">
            <text:p>1066.094</text:p>
          </table:table-cell>
          <table:table-cell office:value-type="float" office:value="167.2478" calcext:value-type="float">
            <text:p>167.2478</text:p>
          </table:table-cell>
          <table:table-cell office:value-type="float" office:value="0" calcext:value-type="float">
            <text:p>0</text:p>
          </table:table-cell>
          <table:table-cell office:value-type="float" office:value="0.3360811" calcext:value-type="float">
            <text:p>0.3360811</text:p>
          </table:table-cell>
          <table:table-cell office:value-type="float" office:value="0.3363844" calcext:value-type="float">
            <text:p>0.3363844</text:p>
          </table:table-cell>
          <table:table-cell office:value-type="float" office:value="0.331627" calcext:value-type="float">
            <text:p>0.331627</text:p>
          </table:table-cell>
          <table:table-cell office:value-type="float" office:value="0.2948312" calcext:value-type="float">
            <text:p>0.2948312</text:p>
          </table:table-cell>
          <table:table-cell office:value-type="float" office:value="0.2712839" calcext:value-type="float">
            <text:p>0.2712839</text:p>
          </table:table-cell>
          <table:table-cell office:value-type="float" office:value="0.2038963" calcext:value-type="float">
            <text:p>0.2038963</text:p>
          </table:table-cell>
          <table:table-cell office:value-type="float" office:value="0.2626731" calcext:value-type="float">
            <text:p>0.2626731</text:p>
          </table:table-cell>
          <table:table-cell office:value-type="float" office:value="0.3567054" calcext:value-type="float">
            <text:p>0.3567054</text:p>
          </table:table-cell>
          <table:table-cell office:value-type="float" office:value="0.3498321" calcext:value-type="float">
            <text:p>0.3498321</text:p>
          </table:table-cell>
          <table:table-cell office:value-type="float" office:value="0.3643822" calcext:value-type="float">
            <text:p>0.3643822</text:p>
          </table:table-cell>
          <table:table-cell office:value-type="float" office:value="0.3841754" calcext:value-type="float">
            <text:p>0.3841754</text:p>
          </table:table-cell>
          <table:table-cell office:value-type="float" office:value="0.3986228" calcext:value-type="float">
            <text:p>0.398622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4001E-015" calcext:value-type="float">
            <text:p>1.944001E-15</text:p>
          </table:table-cell>
          <table:table-cell office:value-type="float" office:value="1.974766E-015" calcext:value-type="float">
            <text:p>1.974766E-15</text:p>
          </table:table-cell>
          <table:table-cell office:value-type="float" office:value="1.960505E-015" calcext:value-type="float">
            <text:p>1.960505E-15</text:p>
          </table:table-cell>
          <table:table-cell office:value-type="float" office:value="1.98857E-015" calcext:value-type="float">
            <text:p>1.98857E-15</text:p>
          </table:table-cell>
          <table:table-cell office:value-type="float" office:value="9.436891E-016" calcext:value-type="float">
            <text:p>9.436891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1E-016" calcext:value-type="float">
            <text:p>9.735831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2E-034" calcext:value-type="float">
            <text:p>2.815222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32796" calcext:value-type="float">
            <text:p>-0.01732796</text:p>
          </table:table-cell>
          <table:table-cell office:value-type="float" office:value="-0.017244" calcext:value-type="float">
            <text:p>-0.017244</text:p>
          </table:table-cell>
          <table:table-cell office:value-type="float" office:value="-0.01884644" calcext:value-type="float">
            <text:p>-0.01884644</text:p>
          </table:table-cell>
          <table:table-cell office:value-type="float" office:value="-0.0407148" calcext:value-type="float">
            <text:p>-0.0407148</text:p>
          </table:table-cell>
          <table:table-cell office:value-type="float" office:value="-0.07759199" calcext:value-type="float">
            <text:p>-0.07759199</text:p>
          </table:table-cell>
          <table:table-cell office:value-type="float" office:value="-0.277457" calcext:value-type="float">
            <text:p>-0.277457</text:p>
          </table:table-cell>
          <table:table-cell office:value-type="float" office:value="-0.03736872" calcext:value-type="float">
            <text:p>-0.03736872</text:p>
          </table:table-cell>
          <table:table-cell office:value-type="float" office:value="-0.03323916" calcext:value-type="float">
            <text:p>-0.03323916</text:p>
          </table:table-cell>
          <table:table-cell office:value-type="float" office:value="-0.02748046" calcext:value-type="float">
            <text:p>-0.02748046</text:p>
          </table:table-cell>
          <table:table-cell office:value-type="float" office:value="-0.0182668" calcext:value-type="float">
            <text:p>-0.0182668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1750768" calcext:value-type="float">
            <text:p>-0.01750768</text:p>
          </table:table-cell>
          <table:table-cell office:value-type="float" office:value="-0.0008768387" calcext:value-type="float">
            <text:p>-0.000876838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78579" calcext:value-type="float">
            <text:p>-2.27857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62" calcext:value-type="float">
            <text:p>262</text:p>
          </table:table-cell>
          <table:table-cell office:value-type="float" office:value="19092007" calcext:value-type="float">
            <text:p>19092007</text:p>
          </table:table-cell>
          <table:table-cell office:value-type="float" office:value="855.0599" calcext:value-type="float">
            <text:p>855.0599</text:p>
          </table:table-cell>
          <table:table-cell office:value-type="float" office:value="648.5114" calcext:value-type="float">
            <text:p>648.5114</text:p>
          </table:table-cell>
          <table:table-cell office:value-type="float" office:value="33.7874" calcext:value-type="float">
            <text:p>33.7874</text:p>
          </table:table-cell>
          <table:table-cell office:value-type="float" office:value="1064.334" calcext:value-type="float">
            <text:p>1064.334</text:p>
          </table:table-cell>
          <table:table-cell office:value-type="float" office:value="167.2478" calcext:value-type="float">
            <text:p>167.2478</text:p>
          </table:table-cell>
          <table:table-cell office:value-type="float" office:value="0" calcext:value-type="float">
            <text:p>0</text:p>
          </table:table-cell>
          <table:table-cell office:value-type="float" office:value="0.2567804" calcext:value-type="float">
            <text:p>0.2567804</text:p>
          </table:table-cell>
          <table:table-cell office:value-type="float" office:value="0.3195595" calcext:value-type="float">
            <text:p>0.3195595</text:p>
          </table:table-cell>
          <table:table-cell office:value-type="float" office:value="0.3168337" calcext:value-type="float">
            <text:p>0.3168337</text:p>
          </table:table-cell>
          <table:table-cell office:value-type="float" office:value="0.3015861" calcext:value-type="float">
            <text:p>0.3015861</text:p>
          </table:table-cell>
          <table:table-cell office:value-type="float" office:value="0.2913933" calcext:value-type="float">
            <text:p>0.2913933</text:p>
          </table:table-cell>
          <table:table-cell office:value-type="float" office:value="0.2058075" calcext:value-type="float">
            <text:p>0.2058075</text:p>
          </table:table-cell>
          <table:table-cell office:value-type="float" office:value="0.2624263" calcext:value-type="float">
            <text:p>0.2624263</text:p>
          </table:table-cell>
          <table:table-cell office:value-type="float" office:value="0.3565908" calcext:value-type="float">
            <text:p>0.3565908</text:p>
          </table:table-cell>
          <table:table-cell office:value-type="float" office:value="0.3499393" calcext:value-type="float">
            <text:p>0.3499393</text:p>
          </table:table-cell>
          <table:table-cell office:value-type="float" office:value="0.3644376" calcext:value-type="float">
            <text:p>0.3644376</text:p>
          </table:table-cell>
          <table:table-cell office:value-type="float" office:value="0.3841469" calcext:value-type="float">
            <text:p>0.3841469</text:p>
          </table:table-cell>
          <table:table-cell office:value-type="float" office:value="0.3985527" calcext:value-type="float">
            <text:p>0.398552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4203E-015" calcext:value-type="float">
            <text:p>1.944203E-15</text:p>
          </table:table-cell>
          <table:table-cell office:value-type="float" office:value="1.974745E-015" calcext:value-type="float">
            <text:p>1.974745E-15</text:p>
          </table:table-cell>
          <table:table-cell office:value-type="float" office:value="1.960492E-015" calcext:value-type="float">
            <text:p>1.960492E-15</text:p>
          </table:table-cell>
          <table:table-cell office:value-type="float" office:value="1.988567E-015" calcext:value-type="float">
            <text:p>1.988567E-15</text:p>
          </table:table-cell>
          <table:table-cell office:value-type="float" office:value="9.436747E-016" calcext:value-type="float">
            <text:p>9.436747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2E-016" calcext:value-type="float">
            <text:p>9.735832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2E-034" calcext:value-type="float">
            <text:p>2.815222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6532" calcext:value-type="float">
            <text:p>-0.116532</text:p>
          </table:table-cell>
          <table:table-cell office:value-type="float" office:value="-0.02368311" calcext:value-type="float">
            <text:p>-0.02368311</text:p>
          </table:table-cell>
          <table:table-cell office:value-type="float" office:value="-0.02495152" calcext:value-type="float">
            <text:p>-0.02495152</text:p>
          </table:table-cell>
          <table:table-cell office:value-type="float" office:value="-0.03412147" calcext:value-type="float">
            <text:p>-0.03412147</text:p>
          </table:table-cell>
          <table:table-cell office:value-type="float" office:value="-0.04462956" calcext:value-type="float">
            <text:p>-0.04462956</text:p>
          </table:table-cell>
          <table:table-cell office:value-type="float" office:value="-0.2583183" calcext:value-type="float">
            <text:p>-0.2583183</text:p>
          </table:table-cell>
          <table:table-cell office:value-type="float" office:value="-0.03762155" calcext:value-type="float">
            <text:p>-0.03762155</text:p>
          </table:table-cell>
          <table:table-cell office:value-type="float" office:value="-0.03333292" calcext:value-type="float">
            <text:p>-0.03333292</text:p>
          </table:table-cell>
          <table:table-cell office:value-type="float" office:value="-0.02734046" calcext:value-type="float">
            <text:p>-0.02734046</text:p>
          </table:table-cell>
          <table:table-cell office:value-type="float" office:value="-0.01821929" calcext:value-type="float">
            <text:p>-0.01821929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329623" calcext:value-type="float">
            <text:p>-0.329623</text:p>
          </table:table-cell>
          <table:table-cell office:value-type="float" office:value="-0.0008649884" calcext:value-type="float">
            <text:p>-0.000864988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80977" calcext:value-type="float">
            <text:p>-2.28097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63" calcext:value-type="float">
            <text:p>263</text:p>
          </table:table-cell>
          <table:table-cell office:value-type="float" office:value="20092007" calcext:value-type="float">
            <text:p>20092007</text:p>
          </table:table-cell>
          <table:table-cell office:value-type="float" office:value="855.0599" calcext:value-type="float">
            <text:p>855.0599</text:p>
          </table:table-cell>
          <table:table-cell office:value-type="float" office:value="649.9995" calcext:value-type="float">
            <text:p>649.9995</text:p>
          </table:table-cell>
          <table:table-cell office:value-type="float" office:value="33.7874" calcext:value-type="float">
            <text:p>33.7874</text:p>
          </table:table-cell>
          <table:table-cell office:value-type="float" office:value="1062.847" calcext:value-type="float">
            <text:p>1062.847</text:p>
          </table:table-cell>
          <table:table-cell office:value-type="float" office:value="167.2478" calcext:value-type="float">
            <text:p>167.2478</text:p>
          </table:table-cell>
          <table:table-cell office:value-type="float" office:value="0" calcext:value-type="float">
            <text:p>0</text:p>
          </table:table-cell>
          <table:table-cell office:value-type="float" office:value="0.1722493" calcext:value-type="float">
            <text:p>0.1722493</text:p>
          </table:table-cell>
          <table:table-cell office:value-type="float" office:value="0.3089726" calcext:value-type="float">
            <text:p>0.3089726</text:p>
          </table:table-cell>
          <table:table-cell office:value-type="float" office:value="0.3080485" calcext:value-type="float">
            <text:p>0.3080485</text:p>
          </table:table-cell>
          <table:table-cell office:value-type="float" office:value="0.3022737" calcext:value-type="float">
            <text:p>0.3022737</text:p>
          </table:table-cell>
          <table:table-cell office:value-type="float" office:value="0.2985826" calcext:value-type="float">
            <text:p>0.2985826</text:p>
          </table:table-cell>
          <table:table-cell office:value-type="float" office:value="0.2081316" calcext:value-type="float">
            <text:p>0.2081316</text:p>
          </table:table-cell>
          <table:table-cell office:value-type="float" office:value="0.2619205" calcext:value-type="float">
            <text:p>0.2619205</text:p>
          </table:table-cell>
          <table:table-cell office:value-type="float" office:value="0.3564337" calcext:value-type="float">
            <text:p>0.3564337</text:p>
          </table:table-cell>
          <table:table-cell office:value-type="float" office:value="0.3500065" calcext:value-type="float">
            <text:p>0.3500065</text:p>
          </table:table-cell>
          <table:table-cell office:value-type="float" office:value="0.3644772" calcext:value-type="float">
            <text:p>0.3644772</text:p>
          </table:table-cell>
          <table:table-cell office:value-type="float" office:value="0.3841107" calcext:value-type="float">
            <text:p>0.3841107</text:p>
          </table:table-cell>
          <table:table-cell office:value-type="float" office:value="0.3984727" calcext:value-type="float">
            <text:p>0.398472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4431E-015" calcext:value-type="float">
            <text:p>1.944431E-15</text:p>
          </table:table-cell>
          <table:table-cell office:value-type="float" office:value="1.974721E-015" calcext:value-type="float">
            <text:p>1.974721E-15</text:p>
          </table:table-cell>
          <table:table-cell office:value-type="float" office:value="1.960476E-015" calcext:value-type="float">
            <text:p>1.960476E-15</text:p>
          </table:table-cell>
          <table:table-cell office:value-type="float" office:value="1.988565E-015" calcext:value-type="float">
            <text:p>1.988565E-15</text:p>
          </table:table-cell>
          <table:table-cell office:value-type="float" office:value="9.436578E-016" calcext:value-type="float">
            <text:p>9.436578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2E-016" calcext:value-type="float">
            <text:p>9.735832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6E-024" calcext:value-type="float">
            <text:p>1.446526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4E-034" calcext:value-type="float">
            <text:p>2.81522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26076" calcext:value-type="float">
            <text:p>-2.526076</text:p>
          </table:table-cell>
          <table:table-cell office:value-type="float" office:value="-0.0291474" calcext:value-type="float">
            <text:p>-0.0291474</text:p>
          </table:table-cell>
          <table:table-cell office:value-type="float" office:value="-0.02968468" calcext:value-type="float">
            <text:p>-0.02968468</text:p>
          </table:table-cell>
          <table:table-cell office:value-type="float" office:value="-0.03349569" calcext:value-type="float">
            <text:p>-0.03349569</text:p>
          </table:table-cell>
          <table:table-cell office:value-type="float" office:value="-0.03684945" calcext:value-type="float">
            <text:p>-0.03684945</text:p>
          </table:table-cell>
          <table:table-cell office:value-type="float" office:value="-0.2370756" calcext:value-type="float">
            <text:p>-0.2370756</text:p>
          </table:table-cell>
          <table:table-cell office:value-type="float" office:value="-0.03813846" calcext:value-type="float">
            <text:p>-0.03813846</text:p>
          </table:table-cell>
          <table:table-cell office:value-type="float" office:value="-0.0334612" calcext:value-type="float">
            <text:p>-0.0334612</text:p>
          </table:table-cell>
          <table:table-cell office:value-type="float" office:value="-0.02725256" calcext:value-type="float">
            <text:p>-0.02725256</text:p>
          </table:table-cell>
          <table:table-cell office:value-type="float" office:value="-0.01818529" calcext:value-type="float">
            <text:p>-0.01818529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10.38147" calcext:value-type="float">
            <text:p>-10.38147</text:p>
          </table:table-cell>
          <table:table-cell office:value-type="float" office:value="-0.0008633663" calcext:value-type="float">
            <text:p>-0.000863366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83324" calcext:value-type="float">
            <text:p>-2.28332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64" calcext:value-type="float">
            <text:p>264</text:p>
          </table:table-cell>
          <table:table-cell office:value-type="float" office:value="21092007" calcext:value-type="float">
            <text:p>21092007</text:p>
          </table:table-cell>
          <table:table-cell office:value-type="float" office:value="855.0599" calcext:value-type="float">
            <text:p>855.0599</text:p>
          </table:table-cell>
          <table:table-cell office:value-type="float" office:value="651.3573" calcext:value-type="float">
            <text:p>651.3573</text:p>
          </table:table-cell>
          <table:table-cell office:value-type="float" office:value="33.7874" calcext:value-type="float">
            <text:p>33.7874</text:p>
          </table:table-cell>
          <table:table-cell office:value-type="float" office:value="1061.49" calcext:value-type="float">
            <text:p>1061.49</text:p>
          </table:table-cell>
          <table:table-cell office:value-type="float" office:value="167.2478" calcext:value-type="float">
            <text:p>167.2478</text:p>
          </table:table-cell>
          <table:table-cell office:value-type="float" office:value="0" calcext:value-type="float">
            <text:p>0</text:p>
          </table:table-cell>
          <table:table-cell office:value-type="float" office:value="0.1231115" calcext:value-type="float">
            <text:p>0.1231115</text:p>
          </table:table-cell>
          <table:table-cell office:value-type="float" office:value="0.3005422" calcext:value-type="float">
            <text:p>0.3005422</text:p>
          </table:table-cell>
          <table:table-cell office:value-type="float" office:value="0.3014382" calcext:value-type="float">
            <text:p>0.3014382</text:p>
          </table:table-cell>
          <table:table-cell office:value-type="float" office:value="0.2997405" calcext:value-type="float">
            <text:p>0.2997405</text:p>
          </table:table-cell>
          <table:table-cell office:value-type="float" office:value="0.2974943" calcext:value-type="float">
            <text:p>0.2974943</text:p>
          </table:table-cell>
          <table:table-cell office:value-type="float" office:value="0.2103729" calcext:value-type="float">
            <text:p>0.2103729</text:p>
          </table:table-cell>
          <table:table-cell office:value-type="float" office:value="0.2614536" calcext:value-type="float">
            <text:p>0.2614536</text:p>
          </table:table-cell>
          <table:table-cell office:value-type="float" office:value="0.3561919" calcext:value-type="float">
            <text:p>0.3561919</text:p>
          </table:table-cell>
          <table:table-cell office:value-type="float" office:value="0.350023" calcext:value-type="float">
            <text:p>0.350023</text:p>
          </table:table-cell>
          <table:table-cell office:value-type="float" office:value="0.3644955" calcext:value-type="float">
            <text:p>0.3644955</text:p>
          </table:table-cell>
          <table:table-cell office:value-type="float" office:value="0.3840595" calcext:value-type="float">
            <text:p>0.3840595</text:p>
          </table:table-cell>
          <table:table-cell office:value-type="float" office:value="0.3983796" calcext:value-type="float">
            <text:p>0.398379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4653E-015" calcext:value-type="float">
            <text:p>1.944653E-15</text:p>
          </table:table-cell>
          <table:table-cell office:value-type="float" office:value="1.974697E-015" calcext:value-type="float">
            <text:p>1.974697E-15</text:p>
          </table:table-cell>
          <table:table-cell office:value-type="float" office:value="1.960464E-015" calcext:value-type="float">
            <text:p>1.960464E-15</text:p>
          </table:table-cell>
          <table:table-cell office:value-type="float" office:value="1.988562E-015" calcext:value-type="float">
            <text:p>1.988562E-15</text:p>
          </table:table-cell>
          <table:table-cell office:value-type="float" office:value="9.436417E-016" calcext:value-type="float">
            <text:p>9.436417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1E-016" calcext:value-type="float">
            <text:p>9.735831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4E-034" calcext:value-type="float">
            <text:p>2.81522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77432" calcext:value-type="float">
            <text:p>-34.77432</text:p>
          </table:table-cell>
          <table:table-cell office:value-type="float" office:value="-0.03497579" calcext:value-type="float">
            <text:p>-0.03497579</text:p>
          </table:table-cell>
          <table:table-cell office:value-type="float" office:value="-0.03416327" calcext:value-type="float">
            <text:p>-0.03416327</text:p>
          </table:table-cell>
          <table:table-cell office:value-type="float" office:value="-0.03571634" calcext:value-type="float">
            <text:p>-0.03571634</text:p>
          </table:table-cell>
          <table:table-cell office:value-type="float" office:value="-0.03785925" calcext:value-type="float">
            <text:p>-0.03785925</text:p>
          </table:table-cell>
          <table:table-cell office:value-type="float" office:value="-0.218383" calcext:value-type="float">
            <text:p>-0.218383</text:p>
          </table:table-cell>
          <table:table-cell office:value-type="float" office:value="-0.03862842" calcext:value-type="float">
            <text:p>-0.03862842</text:p>
          </table:table-cell>
          <table:table-cell office:value-type="float" office:value="-0.03366047" calcext:value-type="float">
            <text:p>-0.03366047</text:p>
          </table:table-cell>
          <table:table-cell office:value-type="float" office:value="-0.02723086" calcext:value-type="float">
            <text:p>-0.02723086</text:p>
          </table:table-cell>
          <table:table-cell office:value-type="float" office:value="-0.01816954" calcext:value-type="float">
            <text:p>-0.01816954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31.81648" calcext:value-type="float">
            <text:p>-31.81648</text:p>
          </table:table-cell>
          <table:table-cell office:value-type="float" office:value="-0.0008649278" calcext:value-type="float">
            <text:p>-0.000864927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85662" calcext:value-type="float">
            <text:p>-2.28566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65" calcext:value-type="float">
            <text:p>265</text:p>
          </table:table-cell>
          <table:table-cell office:value-type="float" office:value="22092007" calcext:value-type="float">
            <text:p>22092007</text:p>
          </table:table-cell>
          <table:table-cell office:value-type="float" office:value="861.6598" calcext:value-type="float">
            <text:p>861.6598</text:p>
          </table:table-cell>
          <table:table-cell office:value-type="float" office:value="654.2838" calcext:value-type="float">
            <text:p>654.2838</text:p>
          </table:table-cell>
          <table:table-cell office:value-type="float" office:value="33.7874" calcext:value-type="float">
            <text:p>33.7874</text:p>
          </table:table-cell>
          <table:table-cell office:value-type="float" office:value="1065.115" calcext:value-type="float">
            <text:p>1065.115</text:p>
          </table:table-cell>
          <table:table-cell office:value-type="float" office:value="167.2955" calcext:value-type="float">
            <text:p>167.2955</text:p>
          </table:table-cell>
          <table:table-cell office:value-type="float" office:value="0" calcext:value-type="float">
            <text:p>0</text:p>
          </table:table-cell>
          <table:table-cell office:value-type="float" office:value="0.2963199" calcext:value-type="float">
            <text:p>0.2963199</text:p>
          </table:table-cell>
          <table:table-cell office:value-type="float" office:value="0.3217523" calcext:value-type="float">
            <text:p>0.3217523</text:p>
          </table:table-cell>
          <table:table-cell office:value-type="float" office:value="0.3141199" calcext:value-type="float">
            <text:p>0.3141199</text:p>
          </table:table-cell>
          <table:table-cell office:value-type="float" office:value="0.3027285" calcext:value-type="float">
            <text:p>0.3027285</text:p>
          </table:table-cell>
          <table:table-cell office:value-type="float" office:value="0.2985238" calcext:value-type="float">
            <text:p>0.2985238</text:p>
          </table:table-cell>
          <table:table-cell office:value-type="float" office:value="0.2130045" calcext:value-type="float">
            <text:p>0.2130045</text:p>
          </table:table-cell>
          <table:table-cell office:value-type="float" office:value="0.2611912" calcext:value-type="float">
            <text:p>0.2611912</text:p>
          </table:table-cell>
          <table:table-cell office:value-type="float" office:value="0.3560549" calcext:value-type="float">
            <text:p>0.3560549</text:p>
          </table:table-cell>
          <table:table-cell office:value-type="float" office:value="0.3500926" calcext:value-type="float">
            <text:p>0.3500926</text:p>
          </table:table-cell>
          <table:table-cell office:value-type="float" office:value="0.3645485" calcext:value-type="float">
            <text:p>0.3645485</text:p>
          </table:table-cell>
          <table:table-cell office:value-type="float" office:value="0.38405" calcext:value-type="float">
            <text:p>0.38405</text:p>
          </table:table-cell>
          <table:table-cell office:value-type="float" office:value="0.3983099" calcext:value-type="float">
            <text:p>0.398309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4883E-015" calcext:value-type="float">
            <text:p>1.944883E-15</text:p>
          </table:table-cell>
          <table:table-cell office:value-type="float" office:value="1.974671E-015" calcext:value-type="float">
            <text:p>1.974671E-15</text:p>
          </table:table-cell>
          <table:table-cell office:value-type="float" office:value="1.960453E-015" calcext:value-type="float">
            <text:p>1.960453E-15</text:p>
          </table:table-cell>
          <table:table-cell office:value-type="float" office:value="1.988555E-015" calcext:value-type="float">
            <text:p>1.988555E-15</text:p>
          </table:table-cell>
          <table:table-cell office:value-type="float" office:value="9.436283E-016" calcext:value-type="float">
            <text:p>9.436283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2E-016" calcext:value-type="float">
            <text:p>9.735832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2E-034" calcext:value-type="float">
            <text:p>2.815222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784965" calcext:value-type="float">
            <text:p>-0.03784965</text:p>
          </table:table-cell>
          <table:table-cell office:value-type="float" office:value="-0.02265415" calcext:value-type="float">
            <text:p>-0.02265415</text:p>
          </table:table-cell>
          <table:table-cell office:value-type="float" office:value="-0.02636229" calcext:value-type="float">
            <text:p>-0.02636229</text:p>
          </table:table-cell>
          <table:table-cell office:value-type="float" office:value="-0.0331643" calcext:value-type="float">
            <text:p>-0.0331643</text:p>
          </table:table-cell>
          <table:table-cell office:value-type="float" office:value="-0.03692406" calcext:value-type="float">
            <text:p>-0.03692406</text:p>
          </table:table-cell>
          <table:table-cell office:value-type="float" office:value="-0.1985911" calcext:value-type="float">
            <text:p>-0.1985911</text:p>
          </table:table-cell>
          <table:table-cell office:value-type="float" office:value="-0.0389052" calcext:value-type="float">
            <text:p>-0.0389052</text:p>
          </table:table-cell>
          <table:table-cell office:value-type="float" office:value="-0.03377497" calcext:value-type="float">
            <text:p>-0.03377497</text:p>
          </table:table-cell>
          <table:table-cell office:value-type="float" office:value="-0.02714138" calcext:value-type="float">
            <text:p>-0.02714138</text:p>
          </table:table-cell>
          <table:table-cell office:value-type="float" office:value="-0.01812461" calcext:value-type="float">
            <text:p>-0.01812461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6098146" calcext:value-type="float">
            <text:p>-0.06098146</text:p>
          </table:table-cell>
          <table:table-cell office:value-type="float" office:value="-0.0008688055" calcext:value-type="float">
            <text:p>-0.000868805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87973" calcext:value-type="float">
            <text:p>-2.287973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66" calcext:value-type="float">
            <text:p>266</text:p>
          </table:table-cell>
          <table:table-cell office:value-type="float" office:value="23092007" calcext:value-type="float">
            <text:p>23092007</text:p>
          </table:table-cell>
          <table:table-cell office:value-type="float" office:value="861.6598" calcext:value-type="float">
            <text:p>861.6598</text:p>
          </table:table-cell>
          <table:table-cell office:value-type="float" office:value="655.3766" calcext:value-type="float">
            <text:p>655.3766</text:p>
          </table:table-cell>
          <table:table-cell office:value-type="float" office:value="33.7874" calcext:value-type="float">
            <text:p>33.7874</text:p>
          </table:table-cell>
          <table:table-cell office:value-type="float" office:value="1064.022" calcext:value-type="float">
            <text:p>1064.022</text:p>
          </table:table-cell>
          <table:table-cell office:value-type="float" office:value="167.2955" calcext:value-type="float">
            <text:p>167.2955</text:p>
          </table:table-cell>
          <table:table-cell office:value-type="float" office:value="0" calcext:value-type="float">
            <text:p>0</text:p>
          </table:table-cell>
          <table:table-cell office:value-type="float" office:value="0.2134399" calcext:value-type="float">
            <text:p>0.2134399</text:p>
          </table:table-cell>
          <table:table-cell office:value-type="float" office:value="0.3114845" calcext:value-type="float">
            <text:p>0.3114845</text:p>
          </table:table-cell>
          <table:table-cell office:value-type="float" office:value="0.3104265" calcext:value-type="float">
            <text:p>0.3104265</text:p>
          </table:table-cell>
          <table:table-cell office:value-type="float" office:value="0.3054481" calcext:value-type="float">
            <text:p>0.3054481</text:p>
          </table:table-cell>
          <table:table-cell office:value-type="float" office:value="0.3022866" calcext:value-type="float">
            <text:p>0.3022866</text:p>
          </table:table-cell>
          <table:table-cell office:value-type="float" office:value="0.2155711" calcext:value-type="float">
            <text:p>0.2155711</text:p>
          </table:table-cell>
          <table:table-cell office:value-type="float" office:value="0.2610868" calcext:value-type="float">
            <text:p>0.2610868</text:p>
          </table:table-cell>
          <table:table-cell office:value-type="float" office:value="0.3559343" calcext:value-type="float">
            <text:p>0.3559343</text:p>
          </table:table-cell>
          <table:table-cell office:value-type="float" office:value="0.3501542" calcext:value-type="float">
            <text:p>0.3501542</text:p>
          </table:table-cell>
          <table:table-cell office:value-type="float" office:value="0.364602" calcext:value-type="float">
            <text:p>0.364602</text:p>
          </table:table-cell>
          <table:table-cell office:value-type="float" office:value="0.3840433" calcext:value-type="float">
            <text:p>0.3840433</text:p>
          </table:table-cell>
          <table:table-cell office:value-type="float" office:value="0.3982403" calcext:value-type="float">
            <text:p>0.398240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5076E-015" calcext:value-type="float">
            <text:p>1.945076E-15</text:p>
          </table:table-cell>
          <table:table-cell office:value-type="float" office:value="1.974654E-015" calcext:value-type="float">
            <text:p>1.974654E-15</text:p>
          </table:table-cell>
          <table:table-cell office:value-type="float" office:value="1.96044E-015" calcext:value-type="float">
            <text:p>1.96044E-15</text:p>
          </table:table-cell>
          <table:table-cell office:value-type="float" office:value="1.988551E-015" calcext:value-type="float">
            <text:p>1.988551E-15</text:p>
          </table:table-cell>
          <table:table-cell office:value-type="float" office:value="9.436145E-016" calcext:value-type="float">
            <text:p>9.436145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2E-016" calcext:value-type="float">
            <text:p>9.735832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2E-034" calcext:value-type="float">
            <text:p>2.815222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786829" calcext:value-type="float">
            <text:p>-0.4786829</text:p>
          </table:table-cell>
          <table:table-cell office:value-type="float" office:value="-0.02774354" calcext:value-type="float">
            <text:p>-0.02774354</text:p>
          </table:table-cell>
          <table:table-cell office:value-type="float" office:value="-0.02833129" calcext:value-type="float">
            <text:p>-0.02833129</text:p>
          </table:table-cell>
          <table:table-cell office:value-type="float" office:value="-0.03133459" calcext:value-type="float">
            <text:p>-0.03133459</text:p>
          </table:table-cell>
          <table:table-cell office:value-type="float" office:value="-0.03350756" calcext:value-type="float">
            <text:p>-0.03350756</text:p>
          </table:table-cell>
          <table:table-cell office:value-type="float" office:value="-0.1811658" calcext:value-type="float">
            <text:p>-0.1811658</text:p>
          </table:table-cell>
          <table:table-cell office:value-type="float" office:value="-0.03901838" calcext:value-type="float">
            <text:p>-0.03901838</text:p>
          </table:table-cell>
          <table:table-cell office:value-type="float" office:value="-0.03387552" calcext:value-type="float">
            <text:p>-0.03387552</text:p>
          </table:table-cell>
          <table:table-cell office:value-type="float" office:value="-0.027062" calcext:value-type="float">
            <text:p>-0.027062</text:p>
          </table:table-cell>
          <table:table-cell office:value-type="float" office:value="-0.01807915" calcext:value-type="float">
            <text:p>-0.01807915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1.350817" calcext:value-type="float">
            <text:p>-1.350817</text:p>
          </table:table-cell>
          <table:table-cell office:value-type="float" office:value="-0.0008712083" calcext:value-type="float">
            <text:p>-0.000871208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90237" calcext:value-type="float">
            <text:p>-2.29023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67" calcext:value-type="float">
            <text:p>267</text:p>
          </table:table-cell>
          <table:table-cell office:value-type="float" office:value="24092007" calcext:value-type="float">
            <text:p>24092007</text:p>
          </table:table-cell>
          <table:table-cell office:value-type="float" office:value="861.6598" calcext:value-type="float">
            <text:p>861.6598</text:p>
          </table:table-cell>
          <table:table-cell office:value-type="float" office:value="656.4625" calcext:value-type="float">
            <text:p>656.4625</text:p>
          </table:table-cell>
          <table:table-cell office:value-type="float" office:value="33.7874" calcext:value-type="float">
            <text:p>33.7874</text:p>
          </table:table-cell>
          <table:table-cell office:value-type="float" office:value="1062.936" calcext:value-type="float">
            <text:p>1062.936</text:p>
          </table:table-cell>
          <table:table-cell office:value-type="float" office:value="167.2955" calcext:value-type="float">
            <text:p>167.2955</text:p>
          </table:table-cell>
          <table:table-cell office:value-type="float" office:value="0" calcext:value-type="float">
            <text:p>0</text:p>
          </table:table-cell>
          <table:table-cell office:value-type="float" office:value="0.1570609" calcext:value-type="float">
            <text:p>0.1570609</text:p>
          </table:table-cell>
          <table:table-cell office:value-type="float" office:value="0.3056103" calcext:value-type="float">
            <text:p>0.3056103</text:p>
          </table:table-cell>
          <table:table-cell office:value-type="float" office:value="0.306145" calcext:value-type="float">
            <text:p>0.306145</text:p>
          </table:table-cell>
          <table:table-cell office:value-type="float" office:value="0.3039927" calcext:value-type="float">
            <text:p>0.3039927</text:p>
          </table:table-cell>
          <table:table-cell office:value-type="float" office:value="0.3014586" calcext:value-type="float">
            <text:p>0.3014586</text:p>
          </table:table-cell>
          <table:table-cell office:value-type="float" office:value="0.2187178" calcext:value-type="float">
            <text:p>0.2187178</text:p>
          </table:table-cell>
          <table:table-cell office:value-type="float" office:value="0.2605199" calcext:value-type="float">
            <text:p>0.2605199</text:p>
          </table:table-cell>
          <table:table-cell office:value-type="float" office:value="0.3557503" calcext:value-type="float">
            <text:p>0.3557503</text:p>
          </table:table-cell>
          <table:table-cell office:value-type="float" office:value="0.3501719" calcext:value-type="float">
            <text:p>0.3501719</text:p>
          </table:table-cell>
          <table:table-cell office:value-type="float" office:value="0.3646348" calcext:value-type="float">
            <text:p>0.3646348</text:p>
          </table:table-cell>
          <table:table-cell office:value-type="float" office:value="0.3840212" calcext:value-type="float">
            <text:p>0.3840212</text:p>
          </table:table-cell>
          <table:table-cell office:value-type="float" office:value="0.3981604" calcext:value-type="float">
            <text:p>0.398160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5221E-015" calcext:value-type="float">
            <text:p>1.945221E-15</text:p>
          </table:table-cell>
          <table:table-cell office:value-type="float" office:value="1.974641E-015" calcext:value-type="float">
            <text:p>1.974641E-15</text:p>
          </table:table-cell>
          <table:table-cell office:value-type="float" office:value="1.960434E-015" calcext:value-type="float">
            <text:p>1.960434E-15</text:p>
          </table:table-cell>
          <table:table-cell office:value-type="float" office:value="1.988544E-015" calcext:value-type="float">
            <text:p>1.988544E-15</text:p>
          </table:table-cell>
          <table:table-cell office:value-type="float" office:value="9.436055E-016" calcext:value-type="float">
            <text:p>9.436055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1E-016" calcext:value-type="float">
            <text:p>9.735831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4E-034" calcext:value-type="float">
            <text:p>2.81522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19855" calcext:value-type="float">
            <text:p>-5.219855</text:p>
          </table:table-cell>
          <table:table-cell office:value-type="float" office:value="-0.03117798" calcext:value-type="float">
            <text:p>-0.03117798</text:p>
          </table:table-cell>
          <table:table-cell office:value-type="float" office:value="-0.03084327" calcext:value-type="float">
            <text:p>-0.03084327</text:p>
          </table:table-cell>
          <table:table-cell office:value-type="float" office:value="-0.03223729" calcext:value-type="float">
            <text:p>-0.03223729</text:p>
          </table:table-cell>
          <table:table-cell office:value-type="float" office:value="-0.03418601" calcext:value-type="float">
            <text:p>-0.03418601</text:p>
          </table:table-cell>
          <table:table-cell office:value-type="float" office:value="-0.1621633" calcext:value-type="float">
            <text:p>-0.1621633</text:p>
          </table:table-cell>
          <table:table-cell office:value-type="float" office:value="-0.03962219" calcext:value-type="float">
            <text:p>-0.03962219</text:p>
          </table:table-cell>
          <table:table-cell office:value-type="float" office:value="-0.03402828" calcext:value-type="float">
            <text:p>-0.03402828</text:p>
          </table:table-cell>
          <table:table-cell office:value-type="float" office:value="-0.0270383" calcext:value-type="float">
            <text:p>-0.0270383</text:p>
          </table:table-cell>
          <table:table-cell office:value-type="float" office:value="-0.01805106" calcext:value-type="float">
            <text:p>-0.01805106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12.09735" calcext:value-type="float">
            <text:p>-12.09735</text:p>
          </table:table-cell>
          <table:table-cell office:value-type="float" office:value="-0.000872308" calcext:value-type="float">
            <text:p>-0.00087230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92466" calcext:value-type="float">
            <text:p>-2.29246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68" calcext:value-type="float">
            <text:p>268</text:p>
          </table:table-cell>
          <table:table-cell office:value-type="float" office:value="25092007" calcext:value-type="float">
            <text:p>25092007</text:p>
          </table:table-cell>
          <table:table-cell office:value-type="float" office:value="861.6598" calcext:value-type="float">
            <text:p>861.6598</text:p>
          </table:table-cell>
          <table:table-cell office:value-type="float" office:value="657.4382" calcext:value-type="float">
            <text:p>657.4382</text:p>
          </table:table-cell>
          <table:table-cell office:value-type="float" office:value="33.7874" calcext:value-type="float">
            <text:p>33.7874</text:p>
          </table:table-cell>
          <table:table-cell office:value-type="float" office:value="1061.961" calcext:value-type="float">
            <text:p>1061.961</text:p>
          </table:table-cell>
          <table:table-cell office:value-type="float" office:value="167.2955" calcext:value-type="float">
            <text:p>167.2955</text:p>
          </table:table-cell>
          <table:table-cell office:value-type="float" office:value="0" calcext:value-type="float">
            <text:p>0</text:p>
          </table:table-cell>
          <table:table-cell office:value-type="float" office:value="0.1418843" calcext:value-type="float">
            <text:p>0.1418843</text:p>
          </table:table-cell>
          <table:table-cell office:value-type="float" office:value="0.2991626" calcext:value-type="float">
            <text:p>0.2991626</text:p>
          </table:table-cell>
          <table:table-cell office:value-type="float" office:value="0.3006741" calcext:value-type="float">
            <text:p>0.3006741</text:p>
          </table:table-cell>
          <table:table-cell office:value-type="float" office:value="0.3000989" calcext:value-type="float">
            <text:p>0.3000989</text:p>
          </table:table-cell>
          <table:table-cell office:value-type="float" office:value="0.2977433" calcext:value-type="float">
            <text:p>0.2977433</text:p>
          </table:table-cell>
          <table:table-cell office:value-type="float" office:value="0.2218839" calcext:value-type="float">
            <text:p>0.2218839</text:p>
          </table:table-cell>
          <table:table-cell office:value-type="float" office:value="0.2597917" calcext:value-type="float">
            <text:p>0.2597917</text:p>
          </table:table-cell>
          <table:table-cell office:value-type="float" office:value="0.3554886" calcext:value-type="float">
            <text:p>0.3554886</text:p>
          </table:table-cell>
          <table:table-cell office:value-type="float" office:value="0.3501384" calcext:value-type="float">
            <text:p>0.3501384</text:p>
          </table:table-cell>
          <table:table-cell office:value-type="float" office:value="0.3646407" calcext:value-type="float">
            <text:p>0.3646407</text:p>
          </table:table-cell>
          <table:table-cell office:value-type="float" office:value="0.3839786" calcext:value-type="float">
            <text:p>0.3839786</text:p>
          </table:table-cell>
          <table:table-cell office:value-type="float" office:value="0.3980655" calcext:value-type="float">
            <text:p>0.398065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5361E-015" calcext:value-type="float">
            <text:p>1.945361E-15</text:p>
          </table:table-cell>
          <table:table-cell office:value-type="float" office:value="1.974626E-015" calcext:value-type="float">
            <text:p>1.974626E-15</text:p>
          </table:table-cell>
          <table:table-cell office:value-type="float" office:value="1.960425E-015" calcext:value-type="float">
            <text:p>1.960425E-15</text:p>
          </table:table-cell>
          <table:table-cell office:value-type="float" office:value="1.988542E-015" calcext:value-type="float">
            <text:p>1.988542E-15</text:p>
          </table:table-cell>
          <table:table-cell office:value-type="float" office:value="9.435988E-016" calcext:value-type="float">
            <text:p>9.435988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1E-016" calcext:value-type="float">
            <text:p>9.735831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6E-024" calcext:value-type="float">
            <text:p>1.446526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2E-034" calcext:value-type="float">
            <text:p>2.815222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6261" calcext:value-type="float">
            <text:p>-11.56261</text:p>
          </table:table-cell>
          <table:table-cell office:value-type="float" office:value="-0.03622193" calcext:value-type="float">
            <text:p>-0.03622193</text:p>
          </table:table-cell>
          <table:table-cell office:value-type="float" office:value="-0.0348323" calcext:value-type="float">
            <text:p>-0.0348323</text:p>
          </table:table-cell>
          <table:table-cell office:value-type="float" office:value="-0.03537079" calcext:value-type="float">
            <text:p>-0.03537079</text:p>
          </table:table-cell>
          <table:table-cell office:value-type="float" office:value="-0.03757919" calcext:value-type="float">
            <text:p>-0.03757919</text:p>
          </table:table-cell>
          <table:table-cell office:value-type="float" office:value="-0.1452886" calcext:value-type="float">
            <text:p>-0.1452886</text:p>
          </table:table-cell>
          <table:table-cell office:value-type="float" office:value="-0.0404134" calcext:value-type="float">
            <text:p>-0.0404134</text:p>
          </table:table-cell>
          <table:table-cell office:value-type="float" office:value="-0.03424855" calcext:value-type="float">
            <text:p>-0.03424855</text:p>
          </table:table-cell>
          <table:table-cell office:value-type="float" office:value="-0.02708089" calcext:value-type="float">
            <text:p>-0.02708089</text:p>
          </table:table-cell>
          <table:table-cell office:value-type="float" office:value="-0.01804591" calcext:value-type="float">
            <text:p>-0.01804591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16.61035" calcext:value-type="float">
            <text:p>-16.61035</text:p>
          </table:table-cell>
          <table:table-cell office:value-type="float" office:value="-0.0008732302" calcext:value-type="float">
            <text:p>-0.000873230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94685" calcext:value-type="float">
            <text:p>-2.29468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69" calcext:value-type="float">
            <text:p>269</text:p>
          </table:table-cell>
          <table:table-cell office:value-type="float" office:value="26092007" calcext:value-type="float">
            <text:p>26092007</text:p>
          </table:table-cell>
          <table:table-cell office:value-type="float" office:value="861.6598" calcext:value-type="float">
            <text:p>861.6598</text:p>
          </table:table-cell>
          <table:table-cell office:value-type="float" office:value="658.4397" calcext:value-type="float">
            <text:p>658.4397</text:p>
          </table:table-cell>
          <table:table-cell office:value-type="float" office:value="33.7874" calcext:value-type="float">
            <text:p>33.7874</text:p>
          </table:table-cell>
          <table:table-cell office:value-type="float" office:value="1060.96" calcext:value-type="float">
            <text:p>1060.96</text:p>
          </table:table-cell>
          <table:table-cell office:value-type="float" office:value="167.2955" calcext:value-type="float">
            <text:p>167.2955</text:p>
          </table:table-cell>
          <table:table-cell office:value-type="float" office:value="0" calcext:value-type="float">
            <text:p>0</text:p>
          </table:table-cell>
          <table:table-cell office:value-type="float" office:value="0.1248429" calcext:value-type="float">
            <text:p>0.1248429</text:p>
          </table:table-cell>
          <table:table-cell office:value-type="float" office:value="0.293611" calcext:value-type="float">
            <text:p>0.293611</text:p>
          </table:table-cell>
          <table:table-cell office:value-type="float" office:value="0.2954158" calcext:value-type="float">
            <text:p>0.2954158</text:p>
          </table:table-cell>
          <table:table-cell office:value-type="float" office:value="0.2953579" calcext:value-type="float">
            <text:p>0.2953579</text:p>
          </table:table-cell>
          <table:table-cell office:value-type="float" office:value="0.2932125" calcext:value-type="float">
            <text:p>0.2932125</text:p>
          </table:table-cell>
          <table:table-cell office:value-type="float" office:value="0.2250642" calcext:value-type="float">
            <text:p>0.2250642</text:p>
          </table:table-cell>
          <table:table-cell office:value-type="float" office:value="0.2589339" calcext:value-type="float">
            <text:p>0.2589339</text:p>
          </table:table-cell>
          <table:table-cell office:value-type="float" office:value="0.3552164" calcext:value-type="float">
            <text:p>0.3552164</text:p>
          </table:table-cell>
          <table:table-cell office:value-type="float" office:value="0.3501018" calcext:value-type="float">
            <text:p>0.3501018</text:p>
          </table:table-cell>
          <table:table-cell office:value-type="float" office:value="0.3646361" calcext:value-type="float">
            <text:p>0.3646361</text:p>
          </table:table-cell>
          <table:table-cell office:value-type="float" office:value="0.3839304" calcext:value-type="float">
            <text:p>0.3839304</text:p>
          </table:table-cell>
          <table:table-cell office:value-type="float" office:value="0.3979707" calcext:value-type="float">
            <text:p>0.397970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551E-015" calcext:value-type="float">
            <text:p>1.94551E-15</text:p>
          </table:table-cell>
          <table:table-cell office:value-type="float" office:value="1.974611E-015" calcext:value-type="float">
            <text:p>1.974611E-15</text:p>
          </table:table-cell>
          <table:table-cell office:value-type="float" office:value="1.960416E-015" calcext:value-type="float">
            <text:p>1.960416E-15</text:p>
          </table:table-cell>
          <table:table-cell office:value-type="float" office:value="1.988536E-015" calcext:value-type="float">
            <text:p>1.988536E-15</text:p>
          </table:table-cell>
          <table:table-cell office:value-type="float" office:value="9.435912E-016" calcext:value-type="float">
            <text:p>9.435912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2E-016" calcext:value-type="float">
            <text:p>9.735832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3E-034" calcext:value-type="float">
            <text:p>2.81522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07413" calcext:value-type="float">
            <text:p>-31.07413</text:p>
          </table:table-cell>
          <table:table-cell office:value-type="float" office:value="-0.04187252" calcext:value-type="float">
            <text:p>-0.04187252</text:p>
          </table:table-cell>
          <table:table-cell office:value-type="float" office:value="-0.03991191" calcext:value-type="float">
            <text:p>-0.03991191</text:p>
          </table:table-cell>
          <table:table-cell office:value-type="float" office:value="-0.03998956" calcext:value-type="float">
            <text:p>-0.03998956</text:p>
          </table:table-cell>
          <table:table-cell office:value-type="float" office:value="-0.04228411" calcext:value-type="float">
            <text:p>-0.04228411</text:p>
          </table:table-cell>
          <table:table-cell office:value-type="float" office:value="-0.1303117" calcext:value-type="float">
            <text:p>-0.1303117</text:p>
          </table:table-cell>
          <table:table-cell office:value-type="float" office:value="-0.04137389" calcext:value-type="float">
            <text:p>-0.04137389</text:p>
          </table:table-cell>
          <table:table-cell office:value-type="float" office:value="-0.03447927" calcext:value-type="float">
            <text:p>-0.03447927</text:p>
          </table:table-cell>
          <table:table-cell office:value-type="float" office:value="-0.02712859" calcext:value-type="float">
            <text:p>-0.02712859</text:p>
          </table:table-cell>
          <table:table-cell office:value-type="float" office:value="-0.01804978" calcext:value-type="float">
            <text:p>-0.01804978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28.64136" calcext:value-type="float">
            <text:p>-28.64136</text:p>
          </table:table-cell>
          <table:table-cell office:value-type="float" office:value="-0.0008742276" calcext:value-type="float">
            <text:p>-0.000874227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96908" calcext:value-type="float">
            <text:p>-2.29690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70" calcext:value-type="float">
            <text:p>270</text:p>
          </table:table-cell>
          <table:table-cell office:value-type="float" office:value="27092007" calcext:value-type="float">
            <text:p>27092007</text:p>
          </table:table-cell>
          <table:table-cell office:value-type="float" office:value="861.6598" calcext:value-type="float">
            <text:p>861.6598</text:p>
          </table:table-cell>
          <table:table-cell office:value-type="float" office:value="659.286" calcext:value-type="float">
            <text:p>659.286</text:p>
          </table:table-cell>
          <table:table-cell office:value-type="float" office:value="33.7874" calcext:value-type="float">
            <text:p>33.7874</text:p>
          </table:table-cell>
          <table:table-cell office:value-type="float" office:value="1060.114" calcext:value-type="float">
            <text:p>1060.114</text:p>
          </table:table-cell>
          <table:table-cell office:value-type="float" office:value="167.2955" calcext:value-type="float">
            <text:p>167.2955</text:p>
          </table:table-cell>
          <table:table-cell office:value-type="float" office:value="0" calcext:value-type="float">
            <text:p>0</text:p>
          </table:table-cell>
          <table:table-cell office:value-type="float" office:value="0.1200482" calcext:value-type="float">
            <text:p>0.1200482</text:p>
          </table:table-cell>
          <table:table-cell office:value-type="float" office:value="0.2886673" calcext:value-type="float">
            <text:p>0.2886673</text:p>
          </table:table-cell>
          <table:table-cell office:value-type="float" office:value="0.290686" calcext:value-type="float">
            <text:p>0.290686</text:p>
          </table:table-cell>
          <table:table-cell office:value-type="float" office:value="0.2906451" calcext:value-type="float">
            <text:p>0.2906451</text:p>
          </table:table-cell>
          <table:table-cell office:value-type="float" office:value="0.28798" calcext:value-type="float">
            <text:p>0.28798</text:p>
          </table:table-cell>
          <table:table-cell office:value-type="float" office:value="0.2286327" calcext:value-type="float">
            <text:p>0.2286327</text:p>
          </table:table-cell>
          <table:table-cell office:value-type="float" office:value="0.2579439" calcext:value-type="float">
            <text:p>0.2579439</text:p>
          </table:table-cell>
          <table:table-cell office:value-type="float" office:value="0.3548813" calcext:value-type="float">
            <text:p>0.3548813</text:p>
          </table:table-cell>
          <table:table-cell office:value-type="float" office:value="0.3500605" calcext:value-type="float">
            <text:p>0.3500605</text:p>
          </table:table-cell>
          <table:table-cell office:value-type="float" office:value="0.3646263" calcext:value-type="float">
            <text:p>0.3646263</text:p>
          </table:table-cell>
          <table:table-cell office:value-type="float" office:value="0.383881" calcext:value-type="float">
            <text:p>0.383881</text:p>
          </table:table-cell>
          <table:table-cell office:value-type="float" office:value="0.397875" calcext:value-type="float">
            <text:p>0.39787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5693E-015" calcext:value-type="float">
            <text:p>1.945693E-15</text:p>
          </table:table-cell>
          <table:table-cell office:value-type="float" office:value="1.97459E-015" calcext:value-type="float">
            <text:p>1.97459E-15</text:p>
          </table:table-cell>
          <table:table-cell office:value-type="float" office:value="1.960407E-015" calcext:value-type="float">
            <text:p>1.960407E-15</text:p>
          </table:table-cell>
          <table:table-cell office:value-type="float" office:value="1.98853E-015" calcext:value-type="float">
            <text:p>1.98853E-15</text:p>
          </table:table-cell>
          <table:table-cell office:value-type="float" office:value="9.435823E-016" calcext:value-type="float">
            <text:p>9.435823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2E-016" calcext:value-type="float">
            <text:p>9.735832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2E-034" calcext:value-type="float">
            <text:p>2.815222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78772" calcext:value-type="float">
            <text:p>-41.78772</text:p>
          </table:table-cell>
          <table:table-cell office:value-type="float" office:value="-0.04773092" calcext:value-type="float">
            <text:p>-0.04773092</text:p>
          </table:table-cell>
          <table:table-cell office:value-type="float" office:value="-0.04519884" calcext:value-type="float">
            <text:p>-0.04519884</text:p>
          </table:table-cell>
          <table:table-cell office:value-type="float" office:value="-0.04526363" calcext:value-type="float">
            <text:p>-0.04526363</text:p>
          </table:table-cell>
          <table:table-cell office:value-type="float" office:value="-0.04859718" calcext:value-type="float">
            <text:p>-0.04859718</text:p>
          </table:table-cell>
          <table:table-cell office:value-type="float" office:value="-0.1154838" calcext:value-type="float">
            <text:p>-0.1154838</text:p>
          </table:table-cell>
          <table:table-cell office:value-type="float" office:value="-0.04252858" calcext:value-type="float">
            <text:p>-0.04252858</text:p>
          </table:table-cell>
          <table:table-cell office:value-type="float" office:value="-0.03476532" calcext:value-type="float">
            <text:p>-0.03476532</text:p>
          </table:table-cell>
          <table:table-cell office:value-type="float" office:value="-0.02718175" calcext:value-type="float">
            <text:p>-0.02718175</text:p>
          </table:table-cell>
          <table:table-cell office:value-type="float" office:value="-0.01805813" calcext:value-type="float">
            <text:p>-0.01805813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37.08364" calcext:value-type="float">
            <text:p>-37.08364</text:p>
          </table:table-cell>
          <table:table-cell office:value-type="float" office:value="-0.0008754554" calcext:value-type="float">
            <text:p>-0.000875455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99118" calcext:value-type="float">
            <text:p>-2.29911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71" calcext:value-type="float">
            <text:p>271</text:p>
          </table:table-cell>
          <table:table-cell office:value-type="float" office:value="28092007" calcext:value-type="float">
            <text:p>28092007</text:p>
          </table:table-cell>
          <table:table-cell office:value-type="float" office:value="861.6598" calcext:value-type="float">
            <text:p>861.6598</text:p>
          </table:table-cell>
          <table:table-cell office:value-type="float" office:value="659.9747" calcext:value-type="float">
            <text:p>659.9747</text:p>
          </table:table-cell>
          <table:table-cell office:value-type="float" office:value="33.7874" calcext:value-type="float">
            <text:p>33.7874</text:p>
          </table:table-cell>
          <table:table-cell office:value-type="float" office:value="1059.425" calcext:value-type="float">
            <text:p>1059.425</text:p>
          </table:table-cell>
          <table:table-cell office:value-type="float" office:value="167.2955" calcext:value-type="float">
            <text:p>167.2955</text:p>
          </table:table-cell>
          <table:table-cell office:value-type="float" office:value="0" calcext:value-type="float">
            <text:p>0</text:p>
          </table:table-cell>
          <table:table-cell office:value-type="float" office:value="0.1169167" calcext:value-type="float">
            <text:p>0.1169167</text:p>
          </table:table-cell>
          <table:table-cell office:value-type="float" office:value="0.2848743" calcext:value-type="float">
            <text:p>0.2848743</text:p>
          </table:table-cell>
          <table:table-cell office:value-type="float" office:value="0.2867488" calcext:value-type="float">
            <text:p>0.2867488</text:p>
          </table:table-cell>
          <table:table-cell office:value-type="float" office:value="0.2865457" calcext:value-type="float">
            <text:p>0.2865457</text:p>
          </table:table-cell>
          <table:table-cell office:value-type="float" office:value="0.2835913" calcext:value-type="float">
            <text:p>0.2835913</text:p>
          </table:table-cell>
          <table:table-cell office:value-type="float" office:value="0.232108" calcext:value-type="float">
            <text:p>0.232108</text:p>
          </table:table-cell>
          <table:table-cell office:value-type="float" office:value="0.2571594" calcext:value-type="float">
            <text:p>0.2571594</text:p>
          </table:table-cell>
          <table:table-cell office:value-type="float" office:value="0.3545185" calcext:value-type="float">
            <text:p>0.3545185</text:p>
          </table:table-cell>
          <table:table-cell office:value-type="float" office:value="0.3500151" calcext:value-type="float">
            <text:p>0.3500151</text:p>
          </table:table-cell>
          <table:table-cell office:value-type="float" office:value="0.3646168" calcext:value-type="float">
            <text:p>0.3646168</text:p>
          </table:table-cell>
          <table:table-cell office:value-type="float" office:value="0.3838335" calcext:value-type="float">
            <text:p>0.3838335</text:p>
          </table:table-cell>
          <table:table-cell office:value-type="float" office:value="0.3977726" calcext:value-type="float">
            <text:p>0.397772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5905E-015" calcext:value-type="float">
            <text:p>1.945905E-15</text:p>
          </table:table-cell>
          <table:table-cell office:value-type="float" office:value="1.974567E-015" calcext:value-type="float">
            <text:p>1.974567E-15</text:p>
          </table:table-cell>
          <table:table-cell office:value-type="float" office:value="1.960394E-015" calcext:value-type="float">
            <text:p>1.960394E-15</text:p>
          </table:table-cell>
          <table:table-cell office:value-type="float" office:value="1.988526E-015" calcext:value-type="float">
            <text:p>1.988526E-15</text:p>
          </table:table-cell>
          <table:table-cell office:value-type="float" office:value="9.435666E-016" calcext:value-type="float">
            <text:p>9.435666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2E-016" calcext:value-type="float">
            <text:p>9.735832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2E-034" calcext:value-type="float">
            <text:p>2.815222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93407" calcext:value-type="float">
            <text:p>-51.93407</text:p>
          </table:table-cell>
          <table:table-cell office:value-type="float" office:value="-0.05284963" calcext:value-type="float">
            <text:p>-0.05284963</text:p>
          </table:table-cell>
          <table:table-cell office:value-type="float" office:value="-0.05021051" calcext:value-type="float">
            <text:p>-0.05021051</text:p>
          </table:table-cell>
          <table:table-cell office:value-type="float" office:value="-0.05049686" calcext:value-type="float">
            <text:p>-0.05049686</text:p>
          </table:table-cell>
          <table:table-cell office:value-type="float" office:value="-0.05469972" calcext:value-type="float">
            <text:p>-0.05469972</text:p>
          </table:table-cell>
          <table:table-cell office:value-type="float" office:value="-0.1028903" calcext:value-type="float">
            <text:p>-0.1028903</text:p>
          </table:table-cell>
          <table:table-cell office:value-type="float" office:value="-0.04346026" calcext:value-type="float">
            <text:p>-0.04346026</text:p>
          </table:table-cell>
          <table:table-cell office:value-type="float" office:value="-0.03507816" calcext:value-type="float">
            <text:p>-0.03507816</text:p>
          </table:table-cell>
          <table:table-cell office:value-type="float" office:value="-0.02724021" calcext:value-type="float">
            <text:p>-0.02724021</text:p>
          </table:table-cell>
          <table:table-cell office:value-type="float" office:value="-0.01806618" calcext:value-type="float">
            <text:p>-0.01806618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39.64202" calcext:value-type="float">
            <text:p>-39.64202</text:p>
          </table:table-cell>
          <table:table-cell office:value-type="float" office:value="-0.0008767803" calcext:value-type="float">
            <text:p>-0.000876780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01233" calcext:value-type="float">
            <text:p>-2.301233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72" calcext:value-type="float">
            <text:p>272</text:p>
          </table:table-cell>
          <table:table-cell office:value-type="float" office:value="29092007" calcext:value-type="float">
            <text:p>29092007</text:p>
          </table:table-cell>
          <table:table-cell office:value-type="float" office:value="861.6598" calcext:value-type="float">
            <text:p>861.6598</text:p>
          </table:table-cell>
          <table:table-cell office:value-type="float" office:value="660.5635" calcext:value-type="float">
            <text:p>660.5635</text:p>
          </table:table-cell>
          <table:table-cell office:value-type="float" office:value="33.7874" calcext:value-type="float">
            <text:p>33.7874</text:p>
          </table:table-cell>
          <table:table-cell office:value-type="float" office:value="1058.836" calcext:value-type="float">
            <text:p>1058.836</text:p>
          </table:table-cell>
          <table:table-cell office:value-type="float" office:value="167.2955" calcext:value-type="float">
            <text:p>167.2955</text:p>
          </table:table-cell>
          <table:table-cell office:value-type="float" office:value="0" calcext:value-type="float">
            <text:p>0</text:p>
          </table:table-cell>
          <table:table-cell office:value-type="float" office:value="0.1198686" calcext:value-type="float">
            <text:p>0.1198686</text:p>
          </table:table-cell>
          <table:table-cell office:value-type="float" office:value="0.2813803" calcext:value-type="float">
            <text:p>0.2813803</text:p>
          </table:table-cell>
          <table:table-cell office:value-type="float" office:value="0.2831219" calcext:value-type="float">
            <text:p>0.2831219</text:p>
          </table:table-cell>
          <table:table-cell office:value-type="float" office:value="0.2828743" calcext:value-type="float">
            <text:p>0.2828743</text:p>
          </table:table-cell>
          <table:table-cell office:value-type="float" office:value="0.2800732" calcext:value-type="float">
            <text:p>0.2800732</text:p>
          </table:table-cell>
          <table:table-cell office:value-type="float" office:value="0.2352482" calcext:value-type="float">
            <text:p>0.2352482</text:p>
          </table:table-cell>
          <table:table-cell office:value-type="float" office:value="0.2565849" calcext:value-type="float">
            <text:p>0.2565849</text:p>
          </table:table-cell>
          <table:table-cell office:value-type="float" office:value="0.3541283" calcext:value-type="float">
            <text:p>0.3541283</text:p>
          </table:table-cell>
          <table:table-cell office:value-type="float" office:value="0.3499559" calcext:value-type="float">
            <text:p>0.3499559</text:p>
          </table:table-cell>
          <table:table-cell office:value-type="float" office:value="0.3646024" calcext:value-type="float">
            <text:p>0.3646024</text:p>
          </table:table-cell>
          <table:table-cell office:value-type="float" office:value="0.3837843" calcext:value-type="float">
            <text:p>0.3837843</text:p>
          </table:table-cell>
          <table:table-cell office:value-type="float" office:value="0.3976714" calcext:value-type="float">
            <text:p>0.397671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6102E-015" calcext:value-type="float">
            <text:p>1.946102E-15</text:p>
          </table:table-cell>
          <table:table-cell office:value-type="float" office:value="1.974548E-015" calcext:value-type="float">
            <text:p>1.974548E-15</text:p>
          </table:table-cell>
          <table:table-cell office:value-type="float" office:value="1.960381E-015" calcext:value-type="float">
            <text:p>1.960381E-15</text:p>
          </table:table-cell>
          <table:table-cell office:value-type="float" office:value="1.988523E-015" calcext:value-type="float">
            <text:p>1.988523E-15</text:p>
          </table:table-cell>
          <table:table-cell office:value-type="float" office:value="9.43551E-016" calcext:value-type="float">
            <text:p>9.43551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1E-016" calcext:value-type="float">
            <text:p>9.735831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2E-034" calcext:value-type="float">
            <text:p>2.815222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6498" calcext:value-type="float">
            <text:p>-42.6498</text:p>
          </table:table-cell>
          <table:table-cell office:value-type="float" office:value="-0.05811647" calcext:value-type="float">
            <text:p>-0.05811647</text:p>
          </table:table-cell>
          <table:table-cell office:value-type="float" office:value="-0.05537737" calcext:value-type="float">
            <text:p>-0.05537737</text:p>
          </table:table-cell>
          <table:table-cell office:value-type="float" office:value="-0.05577041" calcext:value-type="float">
            <text:p>-0.05577041</text:p>
          </table:table-cell>
          <table:table-cell office:value-type="float" office:value="-0.06021659" calcext:value-type="float">
            <text:p>-0.06021659</text:p>
          </table:table-cell>
          <table:table-cell office:value-type="float" office:value="-0.09282926" calcext:value-type="float">
            <text:p>-0.09282926</text:p>
          </table:table-cell>
          <table:table-cell office:value-type="float" office:value="-0.04415523" calcext:value-type="float">
            <text:p>-0.04415523</text:p>
          </table:table-cell>
          <table:table-cell office:value-type="float" office:value="-0.0354182" calcext:value-type="float">
            <text:p>-0.0354182</text:p>
          </table:table-cell>
          <table:table-cell office:value-type="float" office:value="-0.0273166" calcext:value-type="float">
            <text:p>-0.0273166</text:p>
          </table:table-cell>
          <table:table-cell office:value-type="float" office:value="-0.01807826" calcext:value-type="float">
            <text:p>-0.01807826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31.16447" calcext:value-type="float">
            <text:p>-31.16447</text:p>
          </table:table-cell>
          <table:table-cell office:value-type="float" office:value="-0.0008779593" calcext:value-type="float">
            <text:p>-0.000877959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0334" calcext:value-type="float">
            <text:p>-2.3033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73" calcext:value-type="float">
            <text:p>273</text:p>
          </table:table-cell>
          <table:table-cell office:value-type="float" office:value="30092007" calcext:value-type="float">
            <text:p>30092007</text:p>
          </table:table-cell>
          <table:table-cell office:value-type="float" office:value="861.6598" calcext:value-type="float">
            <text:p>861.6598</text:p>
          </table:table-cell>
          <table:table-cell office:value-type="float" office:value="661.2956" calcext:value-type="float">
            <text:p>661.2956</text:p>
          </table:table-cell>
          <table:table-cell office:value-type="float" office:value="33.7874" calcext:value-type="float">
            <text:p>33.7874</text:p>
          </table:table-cell>
          <table:table-cell office:value-type="float" office:value="1058.104" calcext:value-type="float">
            <text:p>1058.104</text:p>
          </table:table-cell>
          <table:table-cell office:value-type="float" office:value="167.2955" calcext:value-type="float">
            <text:p>167.2955</text:p>
          </table:table-cell>
          <table:table-cell office:value-type="float" office:value="0" calcext:value-type="float">
            <text:p>0</text:p>
          </table:table-cell>
          <table:table-cell office:value-type="float" office:value="0.1181778" calcext:value-type="float">
            <text:p>0.1181778</text:p>
          </table:table-cell>
          <table:table-cell office:value-type="float" office:value="0.2772433" calcext:value-type="float">
            <text:p>0.2772433</text:p>
          </table:table-cell>
          <table:table-cell office:value-type="float" office:value="0.2793921" calcext:value-type="float">
            <text:p>0.2793921</text:p>
          </table:table-cell>
          <table:table-cell office:value-type="float" office:value="0.2792075" calcext:value-type="float">
            <text:p>0.2792075</text:p>
          </table:table-cell>
          <table:table-cell office:value-type="float" office:value="0.2766497" calcext:value-type="float">
            <text:p>0.2766497</text:p>
          </table:table-cell>
          <table:table-cell office:value-type="float" office:value="0.2380436" calcext:value-type="float">
            <text:p>0.2380436</text:p>
          </table:table-cell>
          <table:table-cell office:value-type="float" office:value="0.2560082" calcext:value-type="float">
            <text:p>0.2560082</text:p>
          </table:table-cell>
          <table:table-cell office:value-type="float" office:value="0.353693" calcext:value-type="float">
            <text:p>0.353693</text:p>
          </table:table-cell>
          <table:table-cell office:value-type="float" office:value="0.3498697" calcext:value-type="float">
            <text:p>0.3498697</text:p>
          </table:table-cell>
          <table:table-cell office:value-type="float" office:value="0.3645751" calcext:value-type="float">
            <text:p>0.3645751</text:p>
          </table:table-cell>
          <table:table-cell office:value-type="float" office:value="0.3837254" calcext:value-type="float">
            <text:p>0.3837254</text:p>
          </table:table-cell>
          <table:table-cell office:value-type="float" office:value="0.3975684" calcext:value-type="float">
            <text:p>0.397568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6299E-015" calcext:value-type="float">
            <text:p>1.946299E-15</text:p>
          </table:table-cell>
          <table:table-cell office:value-type="float" office:value="1.974528E-015" calcext:value-type="float">
            <text:p>1.974528E-15</text:p>
          </table:table-cell>
          <table:table-cell office:value-type="float" office:value="1.96037E-015" calcext:value-type="float">
            <text:p>1.96037E-15</text:p>
          </table:table-cell>
          <table:table-cell office:value-type="float" office:value="1.98852E-015" calcext:value-type="float">
            <text:p>1.98852E-15</text:p>
          </table:table-cell>
          <table:table-cell office:value-type="float" office:value="9.435349E-016" calcext:value-type="float">
            <text:p>9.435349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2E-016" calcext:value-type="float">
            <text:p>9.735832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2E-034" calcext:value-type="float">
            <text:p>2.815222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36716" calcext:value-type="float">
            <text:p>-47.36716</text:p>
          </table:table-cell>
          <table:table-cell office:value-type="float" office:value="-0.06513231" calcext:value-type="float">
            <text:p>-0.06513231</text:p>
          </table:table-cell>
          <table:table-cell office:value-type="float" office:value="-0.06132871" calcext:value-type="float">
            <text:p>-0.06132871</text:p>
          </table:table-cell>
          <table:table-cell office:value-type="float" office:value="-0.0616697" calcext:value-type="float">
            <text:p>-0.0616697</text:p>
          </table:table-cell>
          <table:table-cell office:value-type="float" office:value="-0.06621323" calcext:value-type="float">
            <text:p>-0.06621323</text:p>
          </table:table-cell>
          <table:table-cell office:value-type="float" office:value="-0.08476879" calcext:value-type="float">
            <text:p>-0.08476879</text:p>
          </table:table-cell>
          <table:table-cell office:value-type="float" office:value="-0.04487631" calcext:value-type="float">
            <text:p>-0.04487631</text:p>
          </table:table-cell>
          <table:table-cell office:value-type="float" office:value="-0.03580196" calcext:value-type="float">
            <text:p>-0.03580196</text:p>
          </table:table-cell>
          <table:table-cell office:value-type="float" office:value="-0.0274284" calcext:value-type="float">
            <text:p>-0.0274284</text:p>
          </table:table-cell>
          <table:table-cell office:value-type="float" office:value="-0.01810139" calcext:value-type="float">
            <text:p>-0.01810139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41.65902" calcext:value-type="float">
            <text:p>-41.65902</text:p>
          </table:table-cell>
          <table:table-cell office:value-type="float" office:value="-0.0008791548" calcext:value-type="float">
            <text:p>-0.000879154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0546" calcext:value-type="float">
            <text:p>-2.3054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74" calcext:value-type="float">
            <text:p>274</text:p>
          </table:table-cell>
          <table:table-cell office:value-type="float" office:value="1102007" calcext:value-type="float">
            <text:p>1102007</text:p>
          </table:table-cell>
          <table:table-cell office:value-type="float" office:value="861.6598" calcext:value-type="float">
            <text:p>861.6598</text:p>
          </table:table-cell>
          <table:table-cell office:value-type="float" office:value="662.0245" calcext:value-type="float">
            <text:p>662.0245</text:p>
          </table:table-cell>
          <table:table-cell office:value-type="float" office:value="33.7874" calcext:value-type="float">
            <text:p>33.7874</text:p>
          </table:table-cell>
          <table:table-cell office:value-type="float" office:value="1057.375" calcext:value-type="float">
            <text:p>1057.375</text:p>
          </table:table-cell>
          <table:table-cell office:value-type="float" office:value="167.2955" calcext:value-type="float">
            <text:p>167.2955</text:p>
          </table:table-cell>
          <table:table-cell office:value-type="float" office:value="0" calcext:value-type="float">
            <text:p>0</text:p>
          </table:table-cell>
          <table:table-cell office:value-type="float" office:value="0.1143353" calcext:value-type="float">
            <text:p>0.1143353</text:p>
          </table:table-cell>
          <table:table-cell office:value-type="float" office:value="0.2735971" calcext:value-type="float">
            <text:p>0.2735971</text:p>
          </table:table-cell>
          <table:table-cell office:value-type="float" office:value="0.2758517" calcext:value-type="float">
            <text:p>0.2758517</text:p>
          </table:table-cell>
          <table:table-cell office:value-type="float" office:value="0.2760246" calcext:value-type="float">
            <text:p>0.2760246</text:p>
          </table:table-cell>
          <table:table-cell office:value-type="float" office:value="0.2739948" calcext:value-type="float">
            <text:p>0.2739948</text:p>
          </table:table-cell>
          <table:table-cell office:value-type="float" office:value="0.2402312" calcext:value-type="float">
            <text:p>0.2402312</text:p>
          </table:table-cell>
          <table:table-cell office:value-type="float" office:value="0.2554294" calcext:value-type="float">
            <text:p>0.2554294</text:p>
          </table:table-cell>
          <table:table-cell office:value-type="float" office:value="0.3532944" calcext:value-type="float">
            <text:p>0.3532944</text:p>
          </table:table-cell>
          <table:table-cell office:value-type="float" office:value="0.3497685" calcext:value-type="float">
            <text:p>0.3497685</text:p>
          </table:table-cell>
          <table:table-cell office:value-type="float" office:value="0.3645401" calcext:value-type="float">
            <text:p>0.3645401</text:p>
          </table:table-cell>
          <table:table-cell office:value-type="float" office:value="0.3836622" calcext:value-type="float">
            <text:p>0.3836622</text:p>
          </table:table-cell>
          <table:table-cell office:value-type="float" office:value="0.3974663" calcext:value-type="float">
            <text:p>0.397466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6529E-015" calcext:value-type="float">
            <text:p>1.946529E-15</text:p>
          </table:table-cell>
          <table:table-cell office:value-type="float" office:value="1.974506E-015" calcext:value-type="float">
            <text:p>1.974506E-15</text:p>
          </table:table-cell>
          <table:table-cell office:value-type="float" office:value="1.960355E-015" calcext:value-type="float">
            <text:p>1.960355E-15</text:p>
          </table:table-cell>
          <table:table-cell office:value-type="float" office:value="1.988515E-015" calcext:value-type="float">
            <text:p>1.988515E-15</text:p>
          </table:table-cell>
          <table:table-cell office:value-type="float" office:value="9.435196E-016" calcext:value-type="float">
            <text:p>9.435196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1E-016" calcext:value-type="float">
            <text:p>9.735831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6E-024" calcext:value-type="float">
            <text:p>1.446526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4E-034" calcext:value-type="float">
            <text:p>2.81522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9066" calcext:value-type="float">
            <text:p>-60.9066</text:p>
          </table:table-cell>
          <table:table-cell office:value-type="float" office:value="-0.07213744" calcext:value-type="float">
            <text:p>-0.07213744</text:p>
          </table:table-cell>
          <table:table-cell office:value-type="float" office:value="-0.06766512" calcext:value-type="float">
            <text:p>-0.06766512</text:p>
          </table:table-cell>
          <table:table-cell office:value-type="float" office:value="-0.06736971" calcext:value-type="float">
            <text:p>-0.06736971</text:p>
          </table:table-cell>
          <table:table-cell office:value-type="float" office:value="-0.07133079" calcext:value-type="float">
            <text:p>-0.07133079</text:p>
          </table:table-cell>
          <table:table-cell office:value-type="float" office:value="-0.07902665" calcext:value-type="float">
            <text:p>-0.07902665</text:p>
          </table:table-cell>
          <table:table-cell office:value-type="float" office:value="-0.04559916" calcext:value-type="float">
            <text:p>-0.04559916</text:p>
          </table:table-cell>
          <table:table-cell office:value-type="float" office:value="-0.03615873" calcext:value-type="float">
            <text:p>-0.03615873</text:p>
          </table:table-cell>
          <table:table-cell office:value-type="float" office:value="-0.0275606" calcext:value-type="float">
            <text:p>-0.0275606</text:p>
          </table:table-cell>
          <table:table-cell office:value-type="float" office:value="-0.01813111" calcext:value-type="float">
            <text:p>-0.01813111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50.94223" calcext:value-type="float">
            <text:p>-50.94223</text:p>
          </table:table-cell>
          <table:table-cell office:value-type="float" office:value="-0.0008805254" calcext:value-type="float">
            <text:p>-0.000880525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07596" calcext:value-type="float">
            <text:p>-2.30759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75" calcext:value-type="float">
            <text:p>275</text:p>
          </table:table-cell>
          <table:table-cell office:value-type="float" office:value="2102007" calcext:value-type="float">
            <text:p>2102007</text:p>
          </table:table-cell>
          <table:table-cell office:value-type="float" office:value="861.6598" calcext:value-type="float">
            <text:p>861.6598</text:p>
          </table:table-cell>
          <table:table-cell office:value-type="float" office:value="662.7573" calcext:value-type="float">
            <text:p>662.7573</text:p>
          </table:table-cell>
          <table:table-cell office:value-type="float" office:value="33.7874" calcext:value-type="float">
            <text:p>33.7874</text:p>
          </table:table-cell>
          <table:table-cell office:value-type="float" office:value="1056.642" calcext:value-type="float">
            <text:p>1056.642</text:p>
          </table:table-cell>
          <table:table-cell office:value-type="float" office:value="167.2955" calcext:value-type="float">
            <text:p>167.2955</text:p>
          </table:table-cell>
          <table:table-cell office:value-type="float" office:value="0" calcext:value-type="float">
            <text:p>0</text:p>
          </table:table-cell>
          <table:table-cell office:value-type="float" office:value="0.1065432" calcext:value-type="float">
            <text:p>0.1065432</text:p>
          </table:table-cell>
          <table:table-cell office:value-type="float" office:value="0.2704328" calcext:value-type="float">
            <text:p>0.2704328</text:p>
          </table:table-cell>
          <table:table-cell office:value-type="float" office:value="0.2727953" calcext:value-type="float">
            <text:p>0.2727953</text:p>
          </table:table-cell>
          <table:table-cell office:value-type="float" office:value="0.2732827" calcext:value-type="float">
            <text:p>0.2732827</text:p>
          </table:table-cell>
          <table:table-cell office:value-type="float" office:value="0.2721707" calcext:value-type="float">
            <text:p>0.2721707</text:p>
          </table:table-cell>
          <table:table-cell office:value-type="float" office:value="0.2418329" calcext:value-type="float">
            <text:p>0.2418329</text:p>
          </table:table-cell>
          <table:table-cell office:value-type="float" office:value="0.2548793" calcext:value-type="float">
            <text:p>0.2548793</text:p>
          </table:table-cell>
          <table:table-cell office:value-type="float" office:value="0.352948" calcext:value-type="float">
            <text:p>0.352948</text:p>
          </table:table-cell>
          <table:table-cell office:value-type="float" office:value="0.3496605" calcext:value-type="float">
            <text:p>0.3496605</text:p>
          </table:table-cell>
          <table:table-cell office:value-type="float" office:value="0.3644986" calcext:value-type="float">
            <text:p>0.3644986</text:p>
          </table:table-cell>
          <table:table-cell office:value-type="float" office:value="0.3835971" calcext:value-type="float">
            <text:p>0.3835971</text:p>
          </table:table-cell>
          <table:table-cell office:value-type="float" office:value="0.3973648" calcext:value-type="float">
            <text:p>0.397364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6788E-015" calcext:value-type="float">
            <text:p>1.946788E-15</text:p>
          </table:table-cell>
          <table:table-cell office:value-type="float" office:value="1.974479E-015" calcext:value-type="float">
            <text:p>1.974479E-15</text:p>
          </table:table-cell>
          <table:table-cell office:value-type="float" office:value="1.960339E-015" calcext:value-type="float">
            <text:p>1.960339E-15</text:p>
          </table:table-cell>
          <table:table-cell office:value-type="float" office:value="1.98851E-015" calcext:value-type="float">
            <text:p>1.98851E-15</text:p>
          </table:table-cell>
          <table:table-cell office:value-type="float" office:value="9.435044E-016" calcext:value-type="float">
            <text:p>9.435044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2E-016" calcext:value-type="float">
            <text:p>9.735832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4E-034" calcext:value-type="float">
            <text:p>2.81522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.276" calcext:value-type="float">
            <text:p>-105.276</text:p>
          </table:table-cell>
          <table:table-cell office:value-type="float" office:value="-0.07890556" calcext:value-type="float">
            <text:p>-0.07890556</text:p>
          </table:table-cell>
          <table:table-cell office:value-type="float" office:value="-0.07373136" calcext:value-type="float">
            <text:p>-0.07373136</text:p>
          </table:table-cell>
          <table:table-cell office:value-type="float" office:value="-0.07275853" calcext:value-type="float">
            <text:p>-0.07275853</text:p>
          </table:table-cell>
          <table:table-cell office:value-type="float" office:value="-0.07511301" calcext:value-type="float">
            <text:p>-0.07511301</text:p>
          </table:table-cell>
          <table:table-cell office:value-type="float" office:value="-0.07508685" calcext:value-type="float">
            <text:p>-0.07508685</text:p>
          </table:table-cell>
          <table:table-cell office:value-type="float" office:value="-0.04631118" calcext:value-type="float">
            <text:p>-0.04631118</text:p>
          </table:table-cell>
          <table:table-cell office:value-type="float" office:value="-0.03647095" calcext:value-type="float">
            <text:p>-0.03647095</text:p>
          </table:table-cell>
          <table:table-cell office:value-type="float" office:value="-0.02770237" calcext:value-type="float">
            <text:p>-0.02770237</text:p>
          </table:table-cell>
          <table:table-cell office:value-type="float" office:value="-0.01816638" calcext:value-type="float">
            <text:p>-0.01816638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91.2057" calcext:value-type="float">
            <text:p>-91.2057</text:p>
          </table:table-cell>
          <table:table-cell office:value-type="float" office:value="-0.000881857" calcext:value-type="float">
            <text:p>-0.00088185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09736" calcext:value-type="float">
            <text:p>-2.30973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76" calcext:value-type="float">
            <text:p>276</text:p>
          </table:table-cell>
          <table:table-cell office:value-type="float" office:value="3102007" calcext:value-type="float">
            <text:p>3102007</text:p>
          </table:table-cell>
          <table:table-cell office:value-type="float" office:value="861.6598" calcext:value-type="float">
            <text:p>861.6598</text:p>
          </table:table-cell>
          <table:table-cell office:value-type="float" office:value="663.1231" calcext:value-type="float">
            <text:p>663.1231</text:p>
          </table:table-cell>
          <table:table-cell office:value-type="float" office:value="33.7874" calcext:value-type="float">
            <text:p>33.7874</text:p>
          </table:table-cell>
          <table:table-cell office:value-type="float" office:value="1056.277" calcext:value-type="float">
            <text:p>1056.277</text:p>
          </table:table-cell>
          <table:table-cell office:value-type="float" office:value="167.2955" calcext:value-type="float">
            <text:p>167.2955</text:p>
          </table:table-cell>
          <table:table-cell office:value-type="float" office:value="0" calcext:value-type="float">
            <text:p>0</text:p>
          </table:table-cell>
          <table:table-cell office:value-type="float" office:value="0.1144958" calcext:value-type="float">
            <text:p>0.1144958</text:p>
          </table:table-cell>
          <table:table-cell office:value-type="float" office:value="0.2688927" calcext:value-type="float">
            <text:p>0.2688927</text:p>
          </table:table-cell>
          <table:table-cell office:value-type="float" office:value="0.270821" calcext:value-type="float">
            <text:p>0.270821</text:p>
          </table:table-cell>
          <table:table-cell office:value-type="float" office:value="0.2715683" calcext:value-type="float">
            <text:p>0.2715683</text:p>
          </table:table-cell>
          <table:table-cell office:value-type="float" office:value="0.2714697" calcext:value-type="float">
            <text:p>0.2714697</text:p>
          </table:table-cell>
          <table:table-cell office:value-type="float" office:value="0.2429781" calcext:value-type="float">
            <text:p>0.2429781</text:p>
          </table:table-cell>
          <table:table-cell office:value-type="float" office:value="0.2547407" calcext:value-type="float">
            <text:p>0.2547407</text:p>
          </table:table-cell>
          <table:table-cell office:value-type="float" office:value="0.3526335" calcext:value-type="float">
            <text:p>0.3526335</text:p>
          </table:table-cell>
          <table:table-cell office:value-type="float" office:value="0.3495648" calcext:value-type="float">
            <text:p>0.3495648</text:p>
          </table:table-cell>
          <table:table-cell office:value-type="float" office:value="0.3644616" calcext:value-type="float">
            <text:p>0.3644616</text:p>
          </table:table-cell>
          <table:table-cell office:value-type="float" office:value="0.3835389" calcext:value-type="float">
            <text:p>0.3835389</text:p>
          </table:table-cell>
          <table:table-cell office:value-type="float" office:value="0.397269" calcext:value-type="float">
            <text:p>0.39726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7034E-015" calcext:value-type="float">
            <text:p>1.947034E-15</text:p>
          </table:table-cell>
          <table:table-cell office:value-type="float" office:value="1.974452E-015" calcext:value-type="float">
            <text:p>1.974452E-15</text:p>
          </table:table-cell>
          <table:table-cell office:value-type="float" office:value="1.960322E-015" calcext:value-type="float">
            <text:p>1.960322E-15</text:p>
          </table:table-cell>
          <table:table-cell office:value-type="float" office:value="1.98851E-015" calcext:value-type="float">
            <text:p>1.98851E-15</text:p>
          </table:table-cell>
          <table:table-cell office:value-type="float" office:value="9.434865E-016" calcext:value-type="float">
            <text:p>9.434865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2E-016" calcext:value-type="float">
            <text:p>9.735832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6E-024" calcext:value-type="float">
            <text:p>1.446526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2E-034" calcext:value-type="float">
            <text:p>2.815222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2156" calcext:value-type="float">
            <text:p>-60.2156</text:p>
          </table:table-cell>
          <table:table-cell office:value-type="float" office:value="-0.0824441" calcext:value-type="float">
            <text:p>-0.0824441</text:p>
          </table:table-cell>
          <table:table-cell office:value-type="float" office:value="-0.07798338" calcext:value-type="float">
            <text:p>-0.07798338</text:p>
          </table:table-cell>
          <table:table-cell office:value-type="float" office:value="-0.0763802" calcext:value-type="float">
            <text:p>-0.0763802</text:p>
          </table:table-cell>
          <table:table-cell office:value-type="float" office:value="-0.076617" calcext:value-type="float">
            <text:p>-0.076617</text:p>
          </table:table-cell>
          <table:table-cell office:value-type="float" office:value="-0.0724084" calcext:value-type="float">
            <text:p>-0.0724084</text:p>
          </table:table-cell>
          <table:table-cell office:value-type="float" office:value="-0.04649352" calcext:value-type="float">
            <text:p>-0.04649352</text:p>
          </table:table-cell>
          <table:table-cell office:value-type="float" office:value="-0.03675723" calcext:value-type="float">
            <text:p>-0.03675723</text:p>
          </table:table-cell>
          <table:table-cell office:value-type="float" office:value="-0.02782865" calcext:value-type="float">
            <text:p>-0.02782865</text:p>
          </table:table-cell>
          <table:table-cell office:value-type="float" office:value="-0.01819791" calcext:value-type="float">
            <text:p>-0.01819791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49.69645" calcext:value-type="float">
            <text:p>-49.69645</text:p>
          </table:table-cell>
          <table:table-cell office:value-type="float" office:value="-0.0008830734" calcext:value-type="float">
            <text:p>-0.000883073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11867" calcext:value-type="float">
            <text:p>-2.31186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77" calcext:value-type="float">
            <text:p>277</text:p>
          </table:table-cell>
          <table:table-cell office:value-type="float" office:value="4102007" calcext:value-type="float">
            <text:p>4102007</text:p>
          </table:table-cell>
          <table:table-cell office:value-type="float" office:value="864.1594" calcext:value-type="float">
            <text:p>864.1594</text:p>
          </table:table-cell>
          <table:table-cell office:value-type="float" office:value="663.8271" calcext:value-type="float">
            <text:p>663.8271</text:p>
          </table:table-cell>
          <table:table-cell office:value-type="float" office:value="33.7874" calcext:value-type="float">
            <text:p>33.7874</text:p>
          </table:table-cell>
          <table:table-cell office:value-type="float" office:value="1058.068" calcext:value-type="float">
            <text:p>1058.068</text:p>
          </table:table-cell>
          <table:table-cell office:value-type="float" office:value="167.3011" calcext:value-type="float">
            <text:p>167.3011</text:p>
          </table:table-cell>
          <table:table-cell office:value-type="float" office:value="0" calcext:value-type="float">
            <text:p>0</text:p>
          </table:table-cell>
          <table:table-cell office:value-type="float" office:value="0.1767918" calcext:value-type="float">
            <text:p>0.1767918</text:p>
          </table:table-cell>
          <table:table-cell office:value-type="float" office:value="0.2674736" calcext:value-type="float">
            <text:p>0.2674736</text:p>
          </table:table-cell>
          <table:table-cell office:value-type="float" office:value="0.2694314" calcext:value-type="float">
            <text:p>0.2694314</text:p>
          </table:table-cell>
          <table:table-cell office:value-type="float" office:value="0.2704575" calcext:value-type="float">
            <text:p>0.2704575</text:p>
          </table:table-cell>
          <table:table-cell office:value-type="float" office:value="0.2710769" calcext:value-type="float">
            <text:p>0.2710769</text:p>
          </table:table-cell>
          <table:table-cell office:value-type="float" office:value="0.2438243" calcext:value-type="float">
            <text:p>0.2438243</text:p>
          </table:table-cell>
          <table:table-cell office:value-type="float" office:value="0.2547234" calcext:value-type="float">
            <text:p>0.2547234</text:p>
          </table:table-cell>
          <table:table-cell office:value-type="float" office:value="0.3523564" calcext:value-type="float">
            <text:p>0.3523564</text:p>
          </table:table-cell>
          <table:table-cell office:value-type="float" office:value="0.3494712" calcext:value-type="float">
            <text:p>0.3494712</text:p>
          </table:table-cell>
          <table:table-cell office:value-type="float" office:value="0.3644232" calcext:value-type="float">
            <text:p>0.3644232</text:p>
          </table:table-cell>
          <table:table-cell office:value-type="float" office:value="0.3834469" calcext:value-type="float">
            <text:p>0.3834469</text:p>
          </table:table-cell>
          <table:table-cell office:value-type="float" office:value="0.3971554" calcext:value-type="float">
            <text:p>0.397155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72E-015" calcext:value-type="float">
            <text:p>1.9472E-15</text:p>
          </table:table-cell>
          <table:table-cell office:value-type="float" office:value="1.97444E-015" calcext:value-type="float">
            <text:p>1.97444E-15</text:p>
          </table:table-cell>
          <table:table-cell office:value-type="float" office:value="1.96031E-015" calcext:value-type="float">
            <text:p>1.96031E-15</text:p>
          </table:table-cell>
          <table:table-cell office:value-type="float" office:value="1.988507E-015" calcext:value-type="float">
            <text:p>1.988507E-15</text:p>
          </table:table-cell>
          <table:table-cell office:value-type="float" office:value="9.434704E-016" calcext:value-type="float">
            <text:p>9.434704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2E-016" calcext:value-type="float">
            <text:p>9.735832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4E-034" calcext:value-type="float">
            <text:p>2.81522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6499" calcext:value-type="float">
            <text:p>-2.06499</text:p>
          </table:table-cell>
          <table:table-cell office:value-type="float" office:value="-0.08585874" calcext:value-type="float">
            <text:p>-0.08585874</text:p>
          </table:table-cell>
          <table:table-cell office:value-type="float" office:value="-0.08113936" calcext:value-type="float">
            <text:p>-0.08113936</text:p>
          </table:table-cell>
          <table:table-cell office:value-type="float" office:value="-0.07883805" calcext:value-type="float">
            <text:p>-0.07883805</text:p>
          </table:table-cell>
          <table:table-cell office:value-type="float" office:value="-0.07748519" calcext:value-type="float">
            <text:p>-0.07748519</text:p>
          </table:table-cell>
          <table:table-cell office:value-type="float" office:value="-0.07050621" calcext:value-type="float">
            <text:p>-0.07050621</text:p>
          </table:table-cell>
          <table:table-cell office:value-type="float" office:value="-0.04650936" calcext:value-type="float">
            <text:p>-0.04650936</text:p>
          </table:table-cell>
          <table:table-cell office:value-type="float" office:value="-0.03701171" calcext:value-type="float">
            <text:p>-0.03701171</text:p>
          </table:table-cell>
          <table:table-cell office:value-type="float" office:value="-0.02795285" calcext:value-type="float">
            <text:p>-0.02795285</text:p>
          </table:table-cell>
          <table:table-cell office:value-type="float" office:value="-0.01823062" calcext:value-type="float">
            <text:p>-0.01823062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329057" calcext:value-type="float">
            <text:p>-0.329057</text:p>
          </table:table-cell>
          <table:table-cell office:value-type="float" office:value="-0.0008843386" calcext:value-type="float">
            <text:p>-0.000884338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13643" calcext:value-type="float">
            <text:p>-2.313643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78" calcext:value-type="float">
            <text:p>278</text:p>
          </table:table-cell>
          <table:table-cell office:value-type="float" office:value="5102007" calcext:value-type="float">
            <text:p>5102007</text:p>
          </table:table-cell>
          <table:table-cell office:value-type="float" office:value="864.1594" calcext:value-type="float">
            <text:p>864.1594</text:p>
          </table:table-cell>
          <table:table-cell office:value-type="float" office:value="666.1466" calcext:value-type="float">
            <text:p>666.1466</text:p>
          </table:table-cell>
          <table:table-cell office:value-type="float" office:value="33.7874" calcext:value-type="float">
            <text:p>33.7874</text:p>
          </table:table-cell>
          <table:table-cell office:value-type="float" office:value="1055.749" calcext:value-type="float">
            <text:p>1055.749</text:p>
          </table:table-cell>
          <table:table-cell office:value-type="float" office:value="167.3011" calcext:value-type="float">
            <text:p>167.3011</text:p>
          </table:table-cell>
          <table:table-cell office:value-type="float" office:value="0" calcext:value-type="float">
            <text:p>0</text:p>
          </table:table-cell>
          <table:table-cell office:value-type="float" office:value="0.1488703" calcext:value-type="float">
            <text:p>0.1488703</text:p>
          </table:table-cell>
          <table:table-cell office:value-type="float" office:value="0.2652372" calcext:value-type="float">
            <text:p>0.2652372</text:p>
          </table:table-cell>
          <table:table-cell office:value-type="float" office:value="0.2677749" calcext:value-type="float">
            <text:p>0.2677749</text:p>
          </table:table-cell>
          <table:table-cell office:value-type="float" office:value="0.269271" calcext:value-type="float">
            <text:p>0.269271</text:p>
          </table:table-cell>
          <table:table-cell office:value-type="float" office:value="0.2704651" calcext:value-type="float">
            <text:p>0.2704651</text:p>
          </table:table-cell>
          <table:table-cell office:value-type="float" office:value="0.2445685" calcext:value-type="float">
            <text:p>0.2445685</text:p>
          </table:table-cell>
          <table:table-cell office:value-type="float" office:value="0.2543097" calcext:value-type="float">
            <text:p>0.2543097</text:p>
          </table:table-cell>
          <table:table-cell office:value-type="float" office:value="0.3520664" calcext:value-type="float">
            <text:p>0.3520664</text:p>
          </table:table-cell>
          <table:table-cell office:value-type="float" office:value="0.3493626" calcext:value-type="float">
            <text:p>0.3493626</text:p>
          </table:table-cell>
          <table:table-cell office:value-type="float" office:value="0.3643717" calcext:value-type="float">
            <text:p>0.3643717</text:p>
          </table:table-cell>
          <table:table-cell office:value-type="float" office:value="0.3833315" calcext:value-type="float">
            <text:p>0.3833315</text:p>
          </table:table-cell>
          <table:table-cell office:value-type="float" office:value="0.397029" calcext:value-type="float">
            <text:p>0.39702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7329E-015" calcext:value-type="float">
            <text:p>1.947329E-15</text:p>
          </table:table-cell>
          <table:table-cell office:value-type="float" office:value="1.974425E-015" calcext:value-type="float">
            <text:p>1.974425E-15</text:p>
          </table:table-cell>
          <table:table-cell office:value-type="float" office:value="1.960309E-015" calcext:value-type="float">
            <text:p>1.960309E-15</text:p>
          </table:table-cell>
          <table:table-cell office:value-type="float" office:value="1.9885E-015" calcext:value-type="float">
            <text:p>1.9885E-15</text:p>
          </table:table-cell>
          <table:table-cell office:value-type="float" office:value="9.434615E-016" calcext:value-type="float">
            <text:p>9.434615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3E-016" calcext:value-type="float">
            <text:p>9.735833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4E-034" calcext:value-type="float">
            <text:p>2.81522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840808" calcext:value-type="float">
            <text:p>-7.840808</text:p>
          </table:table-cell>
          <table:table-cell office:value-type="float" office:value="-0.0915475" calcext:value-type="float">
            <text:p>-0.0915475</text:p>
          </table:table-cell>
          <table:table-cell office:value-type="float" office:value="-0.08505362" calcext:value-type="float">
            <text:p>-0.08505362</text:p>
          </table:table-cell>
          <table:table-cell office:value-type="float" office:value="-0.08152837" calcext:value-type="float">
            <text:p>-0.08152837</text:p>
          </table:table-cell>
          <table:table-cell office:value-type="float" office:value="-0.07881165" calcext:value-type="float">
            <text:p>-0.07881165</text:p>
          </table:table-cell>
          <table:table-cell office:value-type="float" office:value="-0.06886742" calcext:value-type="float">
            <text:p>-0.06886742</text:p>
          </table:table-cell>
          <table:table-cell office:value-type="float" office:value="-0.04705245" calcext:value-type="float">
            <text:p>-0.04705245</text:p>
          </table:table-cell>
          <table:table-cell office:value-type="float" office:value="-0.03727921" calcext:value-type="float">
            <text:p>-0.03727921</text:p>
          </table:table-cell>
          <table:table-cell office:value-type="float" office:value="-0.02809697" calcext:value-type="float">
            <text:p>-0.02809697</text:p>
          </table:table-cell>
          <table:table-cell office:value-type="float" office:value="-0.01827459" calcext:value-type="float">
            <text:p>-0.01827459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12.25496" calcext:value-type="float">
            <text:p>-12.25496</text:p>
          </table:table-cell>
          <table:table-cell office:value-type="float" office:value="-0.0008853725" calcext:value-type="float">
            <text:p>-0.000885372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15243" calcext:value-type="float">
            <text:p>-2.315243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79" calcext:value-type="float">
            <text:p>279</text:p>
          </table:table-cell>
          <table:table-cell office:value-type="float" office:value="6102007" calcext:value-type="float">
            <text:p>6102007</text:p>
          </table:table-cell>
          <table:table-cell office:value-type="float" office:value="864.1594" calcext:value-type="float">
            <text:p>864.1594</text:p>
          </table:table-cell>
          <table:table-cell office:value-type="float" office:value="667.058" calcext:value-type="float">
            <text:p>667.058</text:p>
          </table:table-cell>
          <table:table-cell office:value-type="float" office:value="33.7874" calcext:value-type="float">
            <text:p>33.7874</text:p>
          </table:table-cell>
          <table:table-cell office:value-type="float" office:value="1054.838" calcext:value-type="float">
            <text:p>1054.838</text:p>
          </table:table-cell>
          <table:table-cell office:value-type="float" office:value="167.3011" calcext:value-type="float">
            <text:p>167.3011</text:p>
          </table:table-cell>
          <table:table-cell office:value-type="float" office:value="0" calcext:value-type="float">
            <text:p>0</text:p>
          </table:table-cell>
          <table:table-cell office:value-type="float" office:value="0.1362787" calcext:value-type="float">
            <text:p>0.1362787</text:p>
          </table:table-cell>
          <table:table-cell office:value-type="float" office:value="0.2618614" calcext:value-type="float">
            <text:p>0.2618614</text:p>
          </table:table-cell>
          <table:table-cell office:value-type="float" office:value="0.2651465" calcext:value-type="float">
            <text:p>0.2651465</text:p>
          </table:table-cell>
          <table:table-cell office:value-type="float" office:value="0.2672021" calcext:value-type="float">
            <text:p>0.2672021</text:p>
          </table:table-cell>
          <table:table-cell office:value-type="float" office:value="0.268926" calcext:value-type="float">
            <text:p>0.268926</text:p>
          </table:table-cell>
          <table:table-cell office:value-type="float" office:value="0.244784" calcext:value-type="float">
            <text:p>0.244784</text:p>
          </table:table-cell>
          <table:table-cell office:value-type="float" office:value="0.2539401" calcext:value-type="float">
            <text:p>0.2539401</text:p>
          </table:table-cell>
          <table:table-cell office:value-type="float" office:value="0.3517153" calcext:value-type="float">
            <text:p>0.3517153</text:p>
          </table:table-cell>
          <table:table-cell office:value-type="float" office:value="0.349219" calcext:value-type="float">
            <text:p>0.349219</text:p>
          </table:table-cell>
          <table:table-cell office:value-type="float" office:value="0.3642949" calcext:value-type="float">
            <text:p>0.3642949</text:p>
          </table:table-cell>
          <table:table-cell office:value-type="float" office:value="0.3832037" calcext:value-type="float">
            <text:p>0.3832037</text:p>
          </table:table-cell>
          <table:table-cell office:value-type="float" office:value="0.3968954" calcext:value-type="float">
            <text:p>0.396895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7426E-015" calcext:value-type="float">
            <text:p>1.947426E-15</text:p>
          </table:table-cell>
          <table:table-cell office:value-type="float" office:value="1.974418E-015" calcext:value-type="float">
            <text:p>1.974418E-15</text:p>
          </table:table-cell>
          <table:table-cell office:value-type="float" office:value="1.9603E-015" calcext:value-type="float">
            <text:p>1.9603E-15</text:p>
          </table:table-cell>
          <table:table-cell office:value-type="float" office:value="1.988498E-015" calcext:value-type="float">
            <text:p>1.988498E-15</text:p>
          </table:table-cell>
          <table:table-cell office:value-type="float" office:value="9.434593E-016" calcext:value-type="float">
            <text:p>9.434593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2E-016" calcext:value-type="float">
            <text:p>9.735832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4E-034" calcext:value-type="float">
            <text:p>2.81522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82846" calcext:value-type="float">
            <text:p>-15.82846</text:p>
          </table:table-cell>
          <table:table-cell office:value-type="float" office:value="-0.101049" calcext:value-type="float">
            <text:p>-0.101049</text:p>
          </table:table-cell>
          <table:table-cell office:value-type="float" office:value="-0.09176292" calcext:value-type="float">
            <text:p>-0.09176292</text:p>
          </table:table-cell>
          <table:table-cell office:value-type="float" office:value="-0.08651258" calcext:value-type="float">
            <text:p>-0.08651258</text:p>
          </table:table-cell>
          <table:table-cell office:value-type="float" office:value="-0.08235642" calcext:value-type="float">
            <text:p>-0.08235642</text:p>
          </table:table-cell>
          <table:table-cell office:value-type="float" office:value="-0.06839543" calcext:value-type="float">
            <text:p>-0.06839543</text:p>
          </table:table-cell>
          <table:table-cell office:value-type="float" office:value="-0.04754383" calcext:value-type="float">
            <text:p>-0.04754383</text:p>
          </table:table-cell>
          <table:table-cell office:value-type="float" office:value="-0.03760648" calcext:value-type="float">
            <text:p>-0.03760648</text:p>
          </table:table-cell>
          <table:table-cell office:value-type="float" office:value="-0.02828956" calcext:value-type="float">
            <text:p>-0.02828956</text:p>
          </table:table-cell>
          <table:table-cell office:value-type="float" office:value="-0.01834049" calcext:value-type="float">
            <text:p>-0.01834049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18.86513" calcext:value-type="float">
            <text:p>-18.86513</text:p>
          </table:table-cell>
          <table:table-cell office:value-type="float" office:value="-0.0008858853" calcext:value-type="float">
            <text:p>-0.000885885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16915" calcext:value-type="float">
            <text:p>-2.31691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80" calcext:value-type="float">
            <text:p>280</text:p>
          </table:table-cell>
          <table:table-cell office:value-type="float" office:value="7102007" calcext:value-type="float">
            <text:p>7102007</text:p>
          </table:table-cell>
          <table:table-cell office:value-type="float" office:value="864.1594" calcext:value-type="float">
            <text:p>864.1594</text:p>
          </table:table-cell>
          <table:table-cell office:value-type="float" office:value="667.9784" calcext:value-type="float">
            <text:p>667.9784</text:p>
          </table:table-cell>
          <table:table-cell office:value-type="float" office:value="33.7874" calcext:value-type="float">
            <text:p>33.7874</text:p>
          </table:table-cell>
          <table:table-cell office:value-type="float" office:value="1053.917" calcext:value-type="float">
            <text:p>1053.917</text:p>
          </table:table-cell>
          <table:table-cell office:value-type="float" office:value="167.3011" calcext:value-type="float">
            <text:p>167.3011</text:p>
          </table:table-cell>
          <table:table-cell office:value-type="float" office:value="0" calcext:value-type="float">
            <text:p>0</text:p>
          </table:table-cell>
          <table:table-cell office:value-type="float" office:value="0.1197612" calcext:value-type="float">
            <text:p>0.1197612</text:p>
          </table:table-cell>
          <table:table-cell office:value-type="float" office:value="0.2590604" calcext:value-type="float">
            <text:p>0.2590604</text:p>
          </table:table-cell>
          <table:table-cell office:value-type="float" office:value="0.2626134" calcext:value-type="float">
            <text:p>0.2626134</text:p>
          </table:table-cell>
          <table:table-cell office:value-type="float" office:value="0.265206" calcext:value-type="float">
            <text:p>0.265206</text:p>
          </table:table-cell>
          <table:table-cell office:value-type="float" office:value="0.26756" calcext:value-type="float">
            <text:p>0.26756</text:p>
          </table:table-cell>
          <table:table-cell office:value-type="float" office:value="0.2446691" calcext:value-type="float">
            <text:p>0.2446691</text:p>
          </table:table-cell>
          <table:table-cell office:value-type="float" office:value="0.2536229" calcext:value-type="float">
            <text:p>0.2536229</text:p>
          </table:table-cell>
          <table:table-cell office:value-type="float" office:value="0.3513528" calcext:value-type="float">
            <text:p>0.3513528</text:p>
          </table:table-cell>
          <table:table-cell office:value-type="float" office:value="0.349051" calcext:value-type="float">
            <text:p>0.349051</text:p>
          </table:table-cell>
          <table:table-cell office:value-type="float" office:value="0.3641978" calcext:value-type="float">
            <text:p>0.3641978</text:p>
          </table:table-cell>
          <table:table-cell office:value-type="float" office:value="0.3831088" calcext:value-type="float">
            <text:p>0.3831088</text:p>
          </table:table-cell>
          <table:table-cell office:value-type="float" office:value="0.3967646" calcext:value-type="float">
            <text:p>0.396764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7554E-015" calcext:value-type="float">
            <text:p>1.947554E-15</text:p>
          </table:table-cell>
          <table:table-cell office:value-type="float" office:value="1.974405E-015" calcext:value-type="float">
            <text:p>1.974405E-15</text:p>
          </table:table-cell>
          <table:table-cell office:value-type="float" office:value="1.960293E-015" calcext:value-type="float">
            <text:p>1.960293E-15</text:p>
          </table:table-cell>
          <table:table-cell office:value-type="float" office:value="1.988496E-015" calcext:value-type="float">
            <text:p>1.988496E-15</text:p>
          </table:table-cell>
          <table:table-cell office:value-type="float" office:value="9.434504E-016" calcext:value-type="float">
            <text:p>9.434504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3E-016" calcext:value-type="float">
            <text:p>9.735833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4E-034" calcext:value-type="float">
            <text:p>2.81522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11015" calcext:value-type="float">
            <text:p>-42.11015</text:p>
          </table:table-cell>
          <table:table-cell office:value-type="float" office:value="-0.1098412" calcext:value-type="float">
            <text:p>-0.1098412</text:p>
          </table:table-cell>
          <table:table-cell office:value-type="float" office:value="-0.09882683" calcext:value-type="float">
            <text:p>-0.09882683</text:p>
          </table:table-cell>
          <table:table-cell office:value-type="float" office:value="-0.09167624" calcext:value-type="float">
            <text:p>-0.09167624</text:p>
          </table:table-cell>
          <table:table-cell office:value-type="float" office:value="-0.0856738" calcext:value-type="float">
            <text:p>-0.0856738</text:p>
          </table:table-cell>
          <table:table-cell office:value-type="float" office:value="-0.06863901" calcext:value-type="float">
            <text:p>-0.06863901</text:p>
          </table:table-cell>
          <table:table-cell office:value-type="float" office:value="-0.04797072" calcext:value-type="float">
            <text:p>-0.04797072</text:p>
          </table:table-cell>
          <table:table-cell office:value-type="float" office:value="-0.03794838" calcext:value-type="float">
            <text:p>-0.03794838</text:p>
          </table:table-cell>
          <table:table-cell office:value-type="float" office:value="-0.02851635" calcext:value-type="float">
            <text:p>-0.02851635</text:p>
          </table:table-cell>
          <table:table-cell office:value-type="float" office:value="-0.0184241" calcext:value-type="float">
            <text:p>-0.0184241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46.29824" calcext:value-type="float">
            <text:p>-46.29824</text:p>
          </table:table-cell>
          <table:table-cell office:value-type="float" office:value="-0.0008865882" calcext:value-type="float">
            <text:p>-0.000886588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18655" calcext:value-type="float">
            <text:p>-2.31865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81" calcext:value-type="float">
            <text:p>281</text:p>
          </table:table-cell>
          <table:table-cell office:value-type="float" office:value="8102007" calcext:value-type="float">
            <text:p>8102007</text:p>
          </table:table-cell>
          <table:table-cell office:value-type="float" office:value="864.1594" calcext:value-type="float">
            <text:p>864.1594</text:p>
          </table:table-cell>
          <table:table-cell office:value-type="float" office:value="668.5507" calcext:value-type="float">
            <text:p>668.5507</text:p>
          </table:table-cell>
          <table:table-cell office:value-type="float" office:value="33.7874" calcext:value-type="float">
            <text:p>33.7874</text:p>
          </table:table-cell>
          <table:table-cell office:value-type="float" office:value="1053.345" calcext:value-type="float">
            <text:p>1053.345</text:p>
          </table:table-cell>
          <table:table-cell office:value-type="float" office:value="167.3011" calcext:value-type="float">
            <text:p>167.3011</text:p>
          </table:table-cell>
          <table:table-cell office:value-type="float" office:value="0" calcext:value-type="float">
            <text:p>0</text:p>
          </table:table-cell>
          <table:table-cell office:value-type="float" office:value="0.1253885" calcext:value-type="float">
            <text:p>0.1253885</text:p>
          </table:table-cell>
          <table:table-cell office:value-type="float" office:value="0.257539" calcext:value-type="float">
            <text:p>0.257539</text:p>
          </table:table-cell>
          <table:table-cell office:value-type="float" office:value="0.2607336" calcext:value-type="float">
            <text:p>0.2607336</text:p>
          </table:table-cell>
          <table:table-cell office:value-type="float" office:value="0.263748" calcext:value-type="float">
            <text:p>0.263748</text:p>
          </table:table-cell>
          <table:table-cell office:value-type="float" office:value="0.2668644" calcext:value-type="float">
            <text:p>0.2668644</text:p>
          </table:table-cell>
          <table:table-cell office:value-type="float" office:value="0.2444596" calcext:value-type="float">
            <text:p>0.2444596</text:p>
          </table:table-cell>
          <table:table-cell office:value-type="float" office:value="0.2533256" calcext:value-type="float">
            <text:p>0.2533256</text:p>
          </table:table-cell>
          <table:table-cell office:value-type="float" office:value="0.3510093" calcext:value-type="float">
            <text:p>0.3510093</text:p>
          </table:table-cell>
          <table:table-cell office:value-type="float" office:value="0.3488701" calcext:value-type="float">
            <text:p>0.3488701</text:p>
          </table:table-cell>
          <table:table-cell office:value-type="float" office:value="0.3640716" calcext:value-type="float">
            <text:p>0.3640716</text:p>
          </table:table-cell>
          <table:table-cell office:value-type="float" office:value="0.3830465" calcext:value-type="float">
            <text:p>0.3830465</text:p>
          </table:table-cell>
          <table:table-cell office:value-type="float" office:value="0.3966734" calcext:value-type="float">
            <text:p>0.396673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772E-015" calcext:value-type="float">
            <text:p>1.94772E-15</text:p>
          </table:table-cell>
          <table:table-cell office:value-type="float" office:value="1.97439E-015" calcext:value-type="float">
            <text:p>1.97439E-15</text:p>
          </table:table-cell>
          <table:table-cell office:value-type="float" office:value="1.960284E-015" calcext:value-type="float">
            <text:p>1.960284E-15</text:p>
          </table:table-cell>
          <table:table-cell office:value-type="float" office:value="1.988492E-015" calcext:value-type="float">
            <text:p>1.988492E-15</text:p>
          </table:table-cell>
          <table:table-cell office:value-type="float" office:value="9.434364E-016" calcext:value-type="float">
            <text:p>9.434364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2E-016" calcext:value-type="float">
            <text:p>9.735832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3E-034" calcext:value-type="float">
            <text:p>2.81522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20787" calcext:value-type="float">
            <text:p>-30.20787</text:p>
          </table:table-cell>
          <table:table-cell office:value-type="float" office:value="-0.1149259" calcext:value-type="float">
            <text:p>-0.1149259</text:p>
          </table:table-cell>
          <table:table-cell office:value-type="float" office:value="-0.1044468" calcext:value-type="float">
            <text:p>-0.1044468</text:p>
          </table:table-cell>
          <table:table-cell office:value-type="float" office:value="-0.09564896" calcext:value-type="float">
            <text:p>-0.09564896</text:p>
          </table:table-cell>
          <table:table-cell office:value-type="float" office:value="-0.08740567" calcext:value-type="float">
            <text:p>-0.08740567</text:p>
          </table:table-cell>
          <table:table-cell office:value-type="float" office:value="-0.0690878" calcext:value-type="float">
            <text:p>-0.0690878</text:p>
          </table:table-cell>
          <table:table-cell office:value-type="float" office:value="-0.04836973" calcext:value-type="float">
            <text:p>-0.04836973</text:p>
          </table:table-cell>
          <table:table-cell office:value-type="float" office:value="-0.03827517" calcext:value-type="float">
            <text:p>-0.03827517</text:p>
          </table:table-cell>
          <table:table-cell office:value-type="float" office:value="-0.02876359" calcext:value-type="float">
            <text:p>-0.02876359</text:p>
          </table:table-cell>
          <table:table-cell office:value-type="float" office:value="-0.01853343" calcext:value-type="float">
            <text:p>-0.01853343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29.82471" calcext:value-type="float">
            <text:p>-29.82471</text:p>
          </table:table-cell>
          <table:table-cell office:value-type="float" office:value="-0.0008874703" calcext:value-type="float">
            <text:p>-0.000887470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20439" calcext:value-type="float">
            <text:p>-2.32043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82" calcext:value-type="float">
            <text:p>282</text:p>
          </table:table-cell>
          <table:table-cell office:value-type="float" office:value="9102007" calcext:value-type="float">
            <text:p>9102007</text:p>
          </table:table-cell>
          <table:table-cell office:value-type="float" office:value="886.2593" calcext:value-type="float">
            <text:p>886.2593</text:p>
          </table:table-cell>
          <table:table-cell office:value-type="float" office:value="670.89" calcext:value-type="float">
            <text:p>670.89</text:p>
          </table:table-cell>
          <table:table-cell office:value-type="float" office:value="33.81718" calcext:value-type="float">
            <text:p>33.81718</text:p>
          </table:table-cell>
          <table:table-cell office:value-type="float" office:value="1072.842" calcext:value-type="float">
            <text:p>1072.842</text:p>
          </table:table-cell>
          <table:table-cell office:value-type="float" office:value="167.5344" calcext:value-type="float">
            <text:p>167.5344</text:p>
          </table:table-cell>
          <table:table-cell office:value-type="float" office:value="0" calcext:value-type="float">
            <text:p>0</text:p>
          </table:table-cell>
          <table:table-cell office:value-type="float" office:value="0.6079869" calcext:value-type="float">
            <text:p>0.6079869</text:p>
          </table:table-cell>
          <table:table-cell office:value-type="float" office:value="0.4039965" calcext:value-type="float">
            <text:p>0.4039965</text:p>
          </table:table-cell>
          <table:table-cell office:value-type="float" office:value="0.2632178" calcext:value-type="float">
            <text:p>0.2632178</text:p>
          </table:table-cell>
          <table:table-cell office:value-type="float" office:value="0.2738684" calcext:value-type="float">
            <text:p>0.2738684</text:p>
          </table:table-cell>
          <table:table-cell office:value-type="float" office:value="0.2684013" calcext:value-type="float">
            <text:p>0.2684013</text:p>
          </table:table-cell>
          <table:table-cell office:value-type="float" office:value="0.2447979" calcext:value-type="float">
            <text:p>0.2447979</text:p>
          </table:table-cell>
          <table:table-cell office:value-type="float" office:value="0.2768849" calcext:value-type="float">
            <text:p>0.2768849</text:p>
          </table:table-cell>
          <table:table-cell office:value-type="float" office:value="0.3508996" calcext:value-type="float">
            <text:p>0.3508996</text:p>
          </table:table-cell>
          <table:table-cell office:value-type="float" office:value="0.3488047" calcext:value-type="float">
            <text:p>0.3488047</text:p>
          </table:table-cell>
          <table:table-cell office:value-type="float" office:value="0.3639848" calcext:value-type="float">
            <text:p>0.3639848</text:p>
          </table:table-cell>
          <table:table-cell office:value-type="float" office:value="0.3829994" calcext:value-type="float">
            <text:p>0.3829994</text:p>
          </table:table-cell>
          <table:table-cell office:value-type="float" office:value="0.3966363" calcext:value-type="float">
            <text:p>0.396636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.004843816" calcext:value-type="float">
            <text:p>0.004843816</text:p>
          </table:table-cell>
          <table:table-cell office:value-type="float" office:value="1.947899E-015" calcext:value-type="float">
            <text:p>1.947899E-15</text:p>
          </table:table-cell>
          <table:table-cell office:value-type="float" office:value="1.974376E-015" calcext:value-type="float">
            <text:p>1.974376E-15</text:p>
          </table:table-cell>
          <table:table-cell office:value-type="float" office:value="1.960271E-015" calcext:value-type="float">
            <text:p>1.960271E-15</text:p>
          </table:table-cell>
          <table:table-cell office:value-type="float" office:value="1.988489E-015" calcext:value-type="float">
            <text:p>1.988489E-15</text:p>
          </table:table-cell>
          <table:table-cell office:value-type="float" office:value="9.434199E-016" calcext:value-type="float">
            <text:p>9.434199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2E-016" calcext:value-type="float">
            <text:p>9.735832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3E-034" calcext:value-type="float">
            <text:p>2.81522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313287" calcext:value-type="float">
            <text:p>-0.0005313287</text:p>
          </table:table-cell>
          <table:table-cell office:value-type="float" office:value="-0.007741518" calcext:value-type="float">
            <text:p>-0.007741518</text:p>
          </table:table-cell>
          <table:table-cell office:value-type="float" office:value="-0.09766661" calcext:value-type="float">
            <text:p>-0.09766661</text:p>
          </table:table-cell>
          <table:table-cell office:value-type="float" office:value="-0.07491282" calcext:value-type="float">
            <text:p>-0.07491282</text:p>
          </table:table-cell>
          <table:table-cell office:value-type="float" office:value="-0.08380216" calcext:value-type="float">
            <text:p>-0.08380216</text:p>
          </table:table-cell>
          <table:table-cell office:value-type="float" office:value="-0.06842366" calcext:value-type="float">
            <text:p>-0.06842366</text:p>
          </table:table-cell>
          <table:table-cell office:value-type="float" office:value="-0.02776583" calcext:value-type="float">
            <text:p>-0.02776583</text:p>
          </table:table-cell>
          <table:table-cell office:value-type="float" office:value="-0.0384067" calcext:value-type="float">
            <text:p>-0.0384067</text:p>
          </table:table-cell>
          <table:table-cell office:value-type="float" office:value="-0.028855" calcext:value-type="float">
            <text:p>-0.028855</text:p>
          </table:table-cell>
          <table:table-cell office:value-type="float" office:value="-0.01860975" calcext:value-type="float">
            <text:p>-0.01860975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3307346" calcext:value-type="float">
            <text:p>0.00330734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0.004843826" calcext:value-type="float">
            <text:p>0.00484382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83" calcext:value-type="float">
            <text:p>283</text:p>
          </table:table-cell>
          <table:table-cell office:value-type="float" office:value="10102007" calcext:value-type="float">
            <text:p>10102007</text:p>
          </table:table-cell>
          <table:table-cell office:value-type="float" office:value="886.3592" calcext:value-type="float">
            <text:p>886.3592</text:p>
          </table:table-cell>
          <table:table-cell office:value-type="float" office:value="673.6175" calcext:value-type="float">
            <text:p>673.6175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0.069" calcext:value-type="float">
            <text:p>1070.069</text:p>
          </table:table-cell>
          <table:table-cell office:value-type="float" office:value="167.6677" calcext:value-type="float">
            <text:p>167.6677</text:p>
          </table:table-cell>
          <table:table-cell office:value-type="float" office:value="0" calcext:value-type="float">
            <text:p>0</text:p>
          </table:table-cell>
          <table:table-cell office:value-type="float" office:value="0.4471709" calcext:value-type="float">
            <text:p>0.4471709</text:p>
          </table:table-cell>
          <table:table-cell office:value-type="float" office:value="0.4524899" calcext:value-type="float">
            <text:p>0.4524899</text:p>
          </table:table-cell>
          <table:table-cell office:value-type="float" office:value="0.2963644" calcext:value-type="float">
            <text:p>0.2963644</text:p>
          </table:table-cell>
          <table:table-cell office:value-type="float" office:value="0.2787721" calcext:value-type="float">
            <text:p>0.2787721</text:p>
          </table:table-cell>
          <table:table-cell office:value-type="float" office:value="0.2756911" calcext:value-type="float">
            <text:p>0.2756911</text:p>
          </table:table-cell>
          <table:table-cell office:value-type="float" office:value="0.2482294" calcext:value-type="float">
            <text:p>0.2482294</text:p>
          </table:table-cell>
          <table:table-cell office:value-type="float" office:value="0.2770815" calcext:value-type="float">
            <text:p>0.2770815</text:p>
          </table:table-cell>
          <table:table-cell office:value-type="float" office:value="0.3546851" calcext:value-type="float">
            <text:p>0.3546851</text:p>
          </table:table-cell>
          <table:table-cell office:value-type="float" office:value="0.3488733" calcext:value-type="float">
            <text:p>0.3488733</text:p>
          </table:table-cell>
          <table:table-cell office:value-type="float" office:value="0.3639342" calcext:value-type="float">
            <text:p>0.3639342</text:p>
          </table:table-cell>
          <table:table-cell office:value-type="float" office:value="0.3829802" calcext:value-type="float">
            <text:p>0.3829802</text:p>
          </table:table-cell>
          <table:table-cell office:value-type="float" office:value="0.396612" calcext:value-type="float">
            <text:p>0.39661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8081E-015" calcext:value-type="float">
            <text:p>1.948081E-15</text:p>
          </table:table-cell>
          <table:table-cell office:value-type="float" office:value="1.974361E-015" calcext:value-type="float">
            <text:p>1.974361E-15</text:p>
          </table:table-cell>
          <table:table-cell office:value-type="float" office:value="1.960258E-015" calcext:value-type="float">
            <text:p>1.960258E-15</text:p>
          </table:table-cell>
          <table:table-cell office:value-type="float" office:value="1.988487E-015" calcext:value-type="float">
            <text:p>1.988487E-15</text:p>
          </table:table-cell>
          <table:table-cell office:value-type="float" office:value="9.434025E-016" calcext:value-type="float">
            <text:p>9.434025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3E-016" calcext:value-type="float">
            <text:p>9.735833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2E-034" calcext:value-type="float">
            <text:p>2.815222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007604" calcext:value-type="float">
            <text:p>-0.003007604</text:p>
          </table:table-cell>
          <table:table-cell office:value-type="float" office:value="-0.002766696" calcext:value-type="float">
            <text:p>-0.002766696</text:p>
          </table:table-cell>
          <table:table-cell office:value-type="float" office:value="-0.03951965" calcext:value-type="float">
            <text:p>-0.03951965</text:p>
          </table:table-cell>
          <table:table-cell office:value-type="float" office:value="-0.06260993" calcext:value-type="float">
            <text:p>-0.06260993</text:p>
          </table:table-cell>
          <table:table-cell office:value-type="float" office:value="-0.06813294" calcext:value-type="float">
            <text:p>-0.06813294</text:p>
          </table:table-cell>
          <table:table-cell office:value-type="float" office:value="-0.06150645" calcext:value-type="float">
            <text:p>-0.06150645</text:p>
          </table:table-cell>
          <table:table-cell office:value-type="float" office:value="-0.02433639" calcext:value-type="float">
            <text:p>-0.02433639</text:p>
          </table:table-cell>
          <table:table-cell office:value-type="float" office:value="-0.03495731" calcext:value-type="float">
            <text:p>-0.03495731</text:p>
          </table:table-cell>
          <table:table-cell office:value-type="float" office:value="-0.0287633" calcext:value-type="float">
            <text:p>-0.0287633</text:p>
          </table:table-cell>
          <table:table-cell office:value-type="float" office:value="-0.01865424" calcext:value-type="float">
            <text:p>-0.01865424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03075788" calcext:value-type="float">
            <text:p>-0.003075788</text:p>
          </table:table-cell>
          <table:table-cell office:value-type="float" office:value="-0.0008943318" calcext:value-type="float">
            <text:p>-0.000894331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23875" calcext:value-type="float">
            <text:p>-2.32387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84" calcext:value-type="float">
            <text:p>284</text:p>
          </table:table-cell>
          <table:table-cell office:value-type="float" office:value="11102007" calcext:value-type="float">
            <text:p>11102007</text:p>
          </table:table-cell>
          <table:table-cell office:value-type="float" office:value="886.3592" calcext:value-type="float">
            <text:p>886.3592</text:p>
          </table:table-cell>
          <table:table-cell office:value-type="float" office:value="674.8634" calcext:value-type="float">
            <text:p>674.8634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68.823" calcext:value-type="float">
            <text:p>1068.823</text:p>
          </table:table-cell>
          <table:table-cell office:value-type="float" office:value="167.6677" calcext:value-type="float">
            <text:p>167.6677</text:p>
          </table:table-cell>
          <table:table-cell office:value-type="float" office:value="0" calcext:value-type="float">
            <text:p>0</text:p>
          </table:table-cell>
          <table:table-cell office:value-type="float" office:value="0.3437042" calcext:value-type="float">
            <text:p>0.3437042</text:p>
          </table:table-cell>
          <table:table-cell office:value-type="float" office:value="0.3500198" calcext:value-type="float">
            <text:p>0.3500198</text:p>
          </table:table-cell>
          <table:table-cell office:value-type="float" office:value="0.3480215" calcext:value-type="float">
            <text:p>0.3480215</text:p>
          </table:table-cell>
          <table:table-cell office:value-type="float" office:value="0.2996415" calcext:value-type="float">
            <text:p>0.2996415</text:p>
          </table:table-cell>
          <table:table-cell office:value-type="float" office:value="0.2861815" calcext:value-type="float">
            <text:p>0.2861815</text:p>
          </table:table-cell>
          <table:table-cell office:value-type="float" office:value="0.251413" calcext:value-type="float">
            <text:p>0.251413</text:p>
          </table:table-cell>
          <table:table-cell office:value-type="float" office:value="0.2681979" calcext:value-type="float">
            <text:p>0.2681979</text:p>
          </table:table-cell>
          <table:table-cell office:value-type="float" office:value="0.3561133" calcext:value-type="float">
            <text:p>0.3561133</text:p>
          </table:table-cell>
          <table:table-cell office:value-type="float" office:value="0.3490365" calcext:value-type="float">
            <text:p>0.3490365</text:p>
          </table:table-cell>
          <table:table-cell office:value-type="float" office:value="0.3638917" calcext:value-type="float">
            <text:p>0.3638917</text:p>
          </table:table-cell>
          <table:table-cell office:value-type="float" office:value="0.382954" calcext:value-type="float">
            <text:p>0.382954</text:p>
          </table:table-cell>
          <table:table-cell office:value-type="float" office:value="0.3965769" calcext:value-type="float">
            <text:p>0.396576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8233E-015" calcext:value-type="float">
            <text:p>1.948233E-15</text:p>
          </table:table-cell>
          <table:table-cell office:value-type="float" office:value="1.974346E-015" calcext:value-type="float">
            <text:p>1.974346E-15</text:p>
          </table:table-cell>
          <table:table-cell office:value-type="float" office:value="1.960251E-015" calcext:value-type="float">
            <text:p>1.960251E-15</text:p>
          </table:table-cell>
          <table:table-cell office:value-type="float" office:value="1.988483E-015" calcext:value-type="float">
            <text:p>1.988483E-15</text:p>
          </table:table-cell>
          <table:table-cell office:value-type="float" office:value="9.433899E-016" calcext:value-type="float">
            <text:p>9.433899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2E-016" calcext:value-type="float">
            <text:p>9.735832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3E-034" calcext:value-type="float">
            <text:p>2.81522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15998" calcext:value-type="float">
            <text:p>-0.01515998</text:p>
          </table:table-cell>
          <table:table-cell office:value-type="float" office:value="-0.01348611" calcext:value-type="float">
            <text:p>-0.01348611</text:p>
          </table:table-cell>
          <table:table-cell office:value-type="float" office:value="-0.01399107" calcext:value-type="float">
            <text:p>-0.01399107</text:p>
          </table:table-cell>
          <table:table-cell office:value-type="float" office:value="-0.03606704" calcext:value-type="float">
            <text:p>-0.03606704</text:p>
          </table:table-cell>
          <table:table-cell office:value-type="float" office:value="-0.05130078" calcext:value-type="float">
            <text:p>-0.05130078</text:p>
          </table:table-cell>
          <table:table-cell office:value-type="float" office:value="-0.05579353" calcext:value-type="float">
            <text:p>-0.05579353</text:p>
          </table:table-cell>
          <table:table-cell office:value-type="float" office:value="-0.03203062" calcext:value-type="float">
            <text:p>-0.03203062</text:p>
          </table:table-cell>
          <table:table-cell office:value-type="float" office:value="-0.03373348" calcext:value-type="float">
            <text:p>-0.03373348</text:p>
          </table:table-cell>
          <table:table-cell office:value-type="float" office:value="-0.02854094" calcext:value-type="float">
            <text:p>-0.02854094</text:p>
          </table:table-cell>
          <table:table-cell office:value-type="float" office:value="-0.01869172" calcext:value-type="float">
            <text:p>-0.01869172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1586191" calcext:value-type="float">
            <text:p>-0.01586191</text:p>
          </table:table-cell>
          <table:table-cell office:value-type="float" office:value="-0.0008970872" calcext:value-type="float">
            <text:p>-0.000897087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25499" calcext:value-type="float">
            <text:p>-2.32549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85" calcext:value-type="float">
            <text:p>285</text:p>
          </table:table-cell>
          <table:table-cell office:value-type="float" office:value="12102007" calcext:value-type="float">
            <text:p>12102007</text:p>
          </table:table-cell>
          <table:table-cell office:value-type="float" office:value="894.8593" calcext:value-type="float">
            <text:p>894.8593</text:p>
          </table:table-cell>
          <table:table-cell office:value-type="float" office:value="675.429" calcext:value-type="float">
            <text:p>675.429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6.669" calcext:value-type="float">
            <text:p>1076.669</text:p>
          </table:table-cell>
          <table:table-cell office:value-type="float" office:value="167.7564" calcext:value-type="float">
            <text:p>167.7564</text:p>
          </table:table-cell>
          <table:table-cell office:value-type="float" office:value="0" calcext:value-type="float">
            <text:p>0</text:p>
          </table:table-cell>
          <table:table-cell office:value-type="float" office:value="0.5509616" calcext:value-type="float">
            <text:p>0.5509616</text:p>
          </table:table-cell>
          <table:table-cell office:value-type="float" office:value="0.4259233" calcext:value-type="float">
            <text:p>0.4259233</text:p>
          </table:table-cell>
          <table:table-cell office:value-type="float" office:value="0.3354197" calcext:value-type="float">
            <text:p>0.3354197</text:p>
          </table:table-cell>
          <table:table-cell office:value-type="float" office:value="0.3156715" calcext:value-type="float">
            <text:p>0.3156715</text:p>
          </table:table-cell>
          <table:table-cell office:value-type="float" office:value="0.3052414" calcext:value-type="float">
            <text:p>0.3052414</text:p>
          </table:table-cell>
          <table:table-cell office:value-type="float" office:value="0.2557413" calcext:value-type="float">
            <text:p>0.2557413</text:p>
          </table:table-cell>
          <table:table-cell office:value-type="float" office:value="0.2644705" calcext:value-type="float">
            <text:p>0.2644705</text:p>
          </table:table-cell>
          <table:table-cell office:value-type="float" office:value="0.3564785" calcext:value-type="float">
            <text:p>0.3564785</text:p>
          </table:table-cell>
          <table:table-cell office:value-type="float" office:value="0.3492143" calcext:value-type="float">
            <text:p>0.3492143</text:p>
          </table:table-cell>
          <table:table-cell office:value-type="float" office:value="0.3638662" calcext:value-type="float">
            <text:p>0.3638662</text:p>
          </table:table-cell>
          <table:table-cell office:value-type="float" office:value="0.3829293" calcext:value-type="float">
            <text:p>0.3829293</text:p>
          </table:table-cell>
          <table:table-cell office:value-type="float" office:value="0.3965379" calcext:value-type="float">
            <text:p>0.396537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.000002525485" calcext:value-type="float">
            <text:p>2.525485E-06</text:p>
          </table:table-cell>
          <table:table-cell office:value-type="float" office:value="1.948372E-015" calcext:value-type="float">
            <text:p>1.948372E-15</text:p>
          </table:table-cell>
          <table:table-cell office:value-type="float" office:value="1.974333E-015" calcext:value-type="float">
            <text:p>1.974333E-15</text:p>
          </table:table-cell>
          <table:table-cell office:value-type="float" office:value="1.960247E-015" calcext:value-type="float">
            <text:p>1.960247E-15</text:p>
          </table:table-cell>
          <table:table-cell office:value-type="float" office:value="1.988479E-015" calcext:value-type="float">
            <text:p>1.988479E-15</text:p>
          </table:table-cell>
          <table:table-cell office:value-type="float" office:value="9.433779E-016" calcext:value-type="float">
            <text:p>9.433779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2E-016" calcext:value-type="float">
            <text:p>9.735832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2E-034" calcext:value-type="float">
            <text:p>2.815222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8342819" calcext:value-type="float">
            <text:p>-0.0008342819</text:p>
          </table:table-cell>
          <table:table-cell office:value-type="float" office:value="-0.00484274" calcext:value-type="float">
            <text:p>-0.00484274</text:p>
          </table:table-cell>
          <table:table-cell office:value-type="float" office:value="-0.01807186" calcext:value-type="float">
            <text:p>-0.01807186</text:p>
          </table:table-cell>
          <table:table-cell office:value-type="float" office:value="-0.02570198" calcext:value-type="float">
            <text:p>-0.02570198</text:p>
          </table:table-cell>
          <table:table-cell office:value-type="float" office:value="-0.03154645" calcext:value-type="float">
            <text:p>-0.03154645</text:p>
          </table:table-cell>
          <table:table-cell office:value-type="float" office:value="-0.04898124" calcext:value-type="float">
            <text:p>-0.04898124</text:p>
          </table:table-cell>
          <table:table-cell office:value-type="float" office:value="-0.0355836" calcext:value-type="float">
            <text:p>-0.0355836</text:p>
          </table:table-cell>
          <table:table-cell office:value-type="float" office:value="-0.03342677" calcext:value-type="float">
            <text:p>-0.03342677</text:p>
          </table:table-cell>
          <table:table-cell office:value-type="float" office:value="-0.02830022" calcext:value-type="float">
            <text:p>-0.02830022</text:p>
          </table:table-cell>
          <table:table-cell office:value-type="float" office:value="-0.01871431" calcext:value-type="float">
            <text:p>-0.01871431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08963287" calcext:value-type="float">
            <text:p>-0.000896328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27068" calcext:value-type="float">
            <text:p>-2.32706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86" calcext:value-type="float">
            <text:p>286</text:p>
          </table:table-cell>
          <table:table-cell office:value-type="float" office:value="13102007" calcext:value-type="float">
            <text:p>13102007</text:p>
          </table:table-cell>
          <table:table-cell office:value-type="float" office:value="898.3591" calcext:value-type="float">
            <text:p>898.3591</text:p>
          </table:table-cell>
          <table:table-cell office:value-type="float" office:value="677.8998" calcext:value-type="float">
            <text:p>677.8998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7.649" calcext:value-type="float">
            <text:p>1077.649</text:p>
          </table:table-cell>
          <table:table-cell office:value-type="float" office:value="167.8047" calcext:value-type="float">
            <text:p>167.8047</text:p>
          </table:table-cell>
          <table:table-cell office:value-type="float" office:value="0" calcext:value-type="float">
            <text:p>0</text:p>
          </table:table-cell>
          <table:table-cell office:value-type="float" office:value="0.3646899" calcext:value-type="float">
            <text:p>0.3646899</text:p>
          </table:table-cell>
          <table:table-cell office:value-type="float" office:value="0.3688948" calcext:value-type="float">
            <text:p>0.3688948</text:p>
          </table:table-cell>
          <table:table-cell office:value-type="float" office:value="0.3699873" calcext:value-type="float">
            <text:p>0.3699873</text:p>
          </table:table-cell>
          <table:table-cell office:value-type="float" office:value="0.3690288" calcext:value-type="float">
            <text:p>0.3690288</text:p>
          </table:table-cell>
          <table:table-cell office:value-type="float" office:value="0.3678658" calcext:value-type="float">
            <text:p>0.3678658</text:p>
          </table:table-cell>
          <table:table-cell office:value-type="float" office:value="0.2630176" calcext:value-type="float">
            <text:p>0.2630176</text:p>
          </table:table-cell>
          <table:table-cell office:value-type="float" office:value="0.2634353" calcext:value-type="float">
            <text:p>0.2634353</text:p>
          </table:table-cell>
          <table:table-cell office:value-type="float" office:value="0.3565268" calcext:value-type="float">
            <text:p>0.3565268</text:p>
          </table:table-cell>
          <table:table-cell office:value-type="float" office:value="0.3493747" calcext:value-type="float">
            <text:p>0.3493747</text:p>
          </table:table-cell>
          <table:table-cell office:value-type="float" office:value="0.3638527" calcext:value-type="float">
            <text:p>0.3638527</text:p>
          </table:table-cell>
          <table:table-cell office:value-type="float" office:value="0.3829066" calcext:value-type="float">
            <text:p>0.3829066</text:p>
          </table:table-cell>
          <table:table-cell office:value-type="float" office:value="0.3964959" calcext:value-type="float">
            <text:p>0.396495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8512E-015" calcext:value-type="float">
            <text:p>1.948512E-15</text:p>
          </table:table-cell>
          <table:table-cell office:value-type="float" office:value="1.974318E-015" calcext:value-type="float">
            <text:p>1.974318E-15</text:p>
          </table:table-cell>
          <table:table-cell office:value-type="float" office:value="1.960244E-015" calcext:value-type="float">
            <text:p>1.960244E-15</text:p>
          </table:table-cell>
          <table:table-cell office:value-type="float" office:value="1.988474E-015" calcext:value-type="float">
            <text:p>1.988474E-15</text:p>
          </table:table-cell>
          <table:table-cell office:value-type="float" office:value="9.433654E-016" calcext:value-type="float">
            <text:p>9.433654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3E-016" calcext:value-type="float">
            <text:p>9.735833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6E-024" calcext:value-type="float">
            <text:p>1.446526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4E-034" calcext:value-type="float">
            <text:p>2.81522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54785" calcext:value-type="float">
            <text:p>-0.01054785</text:p>
          </table:table-cell>
          <table:table-cell office:value-type="float" office:value="-0.009783421" calcext:value-type="float">
            <text:p>-0.009783421</text:p>
          </table:table-cell>
          <table:table-cell office:value-type="float" office:value="-0.009624424" calcext:value-type="float">
            <text:p>-0.009624424</text:p>
          </table:table-cell>
          <table:table-cell office:value-type="float" office:value="-0.009874894" calcext:value-type="float">
            <text:p>-0.009874894</text:p>
          </table:table-cell>
          <table:table-cell office:value-type="float" office:value="-0.01007732" calcext:value-type="float">
            <text:p>-0.01007732</text:p>
          </table:table-cell>
          <table:table-cell office:value-type="float" office:value="-0.03958439" calcext:value-type="float">
            <text:p>-0.03958439</text:p>
          </table:table-cell>
          <table:table-cell office:value-type="float" office:value="-0.03660873" calcext:value-type="float">
            <text:p>-0.03660873</text:p>
          </table:table-cell>
          <table:table-cell office:value-type="float" office:value="-0.03338613" calcext:value-type="float">
            <text:p>-0.03338613</text:p>
          </table:table-cell>
          <table:table-cell office:value-type="float" office:value="-0.02808467" calcext:value-type="float">
            <text:p>-0.02808467</text:p>
          </table:table-cell>
          <table:table-cell office:value-type="float" office:value="-0.01872626" calcext:value-type="float">
            <text:p>-0.01872626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1074828" calcext:value-type="float">
            <text:p>-0.01074828</text:p>
          </table:table-cell>
          <table:table-cell office:value-type="float" office:value="-0.0009026389" calcext:value-type="float">
            <text:p>-0.000902638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28602" calcext:value-type="float">
            <text:p>-2.32860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87" calcext:value-type="float">
            <text:p>287</text:p>
          </table:table-cell>
          <table:table-cell office:value-type="float" office:value="14102007" calcext:value-type="float">
            <text:p>14102007</text:p>
          </table:table-cell>
          <table:table-cell office:value-type="float" office:value="898.3591" calcext:value-type="float">
            <text:p>898.3591</text:p>
          </table:table-cell>
          <table:table-cell office:value-type="float" office:value="678.9658" calcext:value-type="float">
            <text:p>678.9658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6.582" calcext:value-type="float">
            <text:p>1076.582</text:p>
          </table:table-cell>
          <table:table-cell office:value-type="float" office:value="167.8047" calcext:value-type="float">
            <text:p>167.8047</text:p>
          </table:table-cell>
          <table:table-cell office:value-type="float" office:value="0" calcext:value-type="float">
            <text:p>0</text:p>
          </table:table-cell>
          <table:table-cell office:value-type="float" office:value="0.337636" calcext:value-type="float">
            <text:p>0.337636</text:p>
          </table:table-cell>
          <table:table-cell office:value-type="float" office:value="0.354168" calcext:value-type="float">
            <text:p>0.354168</text:p>
          </table:table-cell>
          <table:table-cell office:value-type="float" office:value="0.3583507" calcext:value-type="float">
            <text:p>0.3583507</text:p>
          </table:table-cell>
          <table:table-cell office:value-type="float" office:value="0.3606817" calcext:value-type="float">
            <text:p>0.3606817</text:p>
          </table:table-cell>
          <table:table-cell office:value-type="float" office:value="0.359796" calcext:value-type="float">
            <text:p>0.359796</text:p>
          </table:table-cell>
          <table:table-cell office:value-type="float" office:value="0.272787" calcext:value-type="float">
            <text:p>0.272787</text:p>
          </table:table-cell>
          <table:table-cell office:value-type="float" office:value="0.2649983" calcext:value-type="float">
            <text:p>0.2649983</text:p>
          </table:table-cell>
          <table:table-cell office:value-type="float" office:value="0.3566105" calcext:value-type="float">
            <text:p>0.3566105</text:p>
          </table:table-cell>
          <table:table-cell office:value-type="float" office:value="0.349511" calcext:value-type="float">
            <text:p>0.349511</text:p>
          </table:table-cell>
          <table:table-cell office:value-type="float" office:value="0.3638473" calcext:value-type="float">
            <text:p>0.3638473</text:p>
          </table:table-cell>
          <table:table-cell office:value-type="float" office:value="0.3828802" calcext:value-type="float">
            <text:p>0.3828802</text:p>
          </table:table-cell>
          <table:table-cell office:value-type="float" office:value="0.396448" calcext:value-type="float">
            <text:p>0.39644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8642E-015" calcext:value-type="float">
            <text:p>1.948642E-15</text:p>
          </table:table-cell>
          <table:table-cell office:value-type="float" office:value="1.974303E-015" calcext:value-type="float">
            <text:p>1.974303E-15</text:p>
          </table:table-cell>
          <table:table-cell office:value-type="float" office:value="1.960241E-015" calcext:value-type="float">
            <text:p>1.960241E-15</text:p>
          </table:table-cell>
          <table:table-cell office:value-type="float" office:value="1.988467E-015" calcext:value-type="float">
            <text:p>1.988467E-15</text:p>
          </table:table-cell>
          <table:table-cell office:value-type="float" office:value="9.433577E-016" calcext:value-type="float">
            <text:p>9.433577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2E-016" calcext:value-type="float">
            <text:p>9.735832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3E-034" calcext:value-type="float">
            <text:p>2.81522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09553" calcext:value-type="float">
            <text:p>-0.01709553</text:p>
          </table:table-cell>
          <table:table-cell office:value-type="float" office:value="-0.0125838" calcext:value-type="float">
            <text:p>-0.0125838</text:p>
          </table:table-cell>
          <table:table-cell office:value-type="float" office:value="-0.01171627" calcext:value-type="float">
            <text:p>-0.01171627</text:p>
          </table:table-cell>
          <table:table-cell office:value-type="float" office:value="-0.011334" calcext:value-type="float">
            <text:p>-0.011334</text:p>
          </table:table-cell>
          <table:table-cell office:value-type="float" office:value="-0.01149197" calcext:value-type="float">
            <text:p>-0.01149197</text:p>
          </table:table-cell>
          <table:table-cell office:value-type="float" office:value="-0.02996757" calcext:value-type="float">
            <text:p>-0.02996757</text:p>
          </table:table-cell>
          <table:table-cell office:value-type="float" office:value="-0.03512749" calcext:value-type="float">
            <text:p>-0.03512749</text:p>
          </table:table-cell>
          <table:table-cell office:value-type="float" office:value="-0.03331905" calcext:value-type="float">
            <text:p>-0.03331905</text:p>
          </table:table-cell>
          <table:table-cell office:value-type="float" office:value="-0.02790288" calcext:value-type="float">
            <text:p>-0.02790288</text:p>
          </table:table-cell>
          <table:table-cell office:value-type="float" office:value="-0.01873103" calcext:value-type="float">
            <text:p>-0.01873103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1903693" calcext:value-type="float">
            <text:p>-0.01903693</text:p>
          </table:table-cell>
          <table:table-cell office:value-type="float" office:value="-0.0009051953" calcext:value-type="float">
            <text:p>-0.000905195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30097" calcext:value-type="float">
            <text:p>-2.33009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88" calcext:value-type="float">
            <text:p>288</text:p>
          </table:table-cell>
          <table:table-cell office:value-type="float" office:value="15102007" calcext:value-type="float">
            <text:p>15102007</text:p>
          </table:table-cell>
          <table:table-cell office:value-type="float" office:value="898.3591" calcext:value-type="float">
            <text:p>898.3591</text:p>
          </table:table-cell>
          <table:table-cell office:value-type="float" office:value="679.7536" calcext:value-type="float">
            <text:p>679.7536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5.794" calcext:value-type="float">
            <text:p>1075.794</text:p>
          </table:table-cell>
          <table:table-cell office:value-type="float" office:value="167.8047" calcext:value-type="float">
            <text:p>167.8047</text:p>
          </table:table-cell>
          <table:table-cell office:value-type="float" office:value="0" calcext:value-type="float">
            <text:p>0</text:p>
          </table:table-cell>
          <table:table-cell office:value-type="float" office:value="0.328703" calcext:value-type="float">
            <text:p>0.328703</text:p>
          </table:table-cell>
          <table:table-cell office:value-type="float" office:value="0.3447549" calcext:value-type="float">
            <text:p>0.3447549</text:p>
          </table:table-cell>
          <table:table-cell office:value-type="float" office:value="0.3482259" calcext:value-type="float">
            <text:p>0.3482259</text:p>
          </table:table-cell>
          <table:table-cell office:value-type="float" office:value="0.3495006" calcext:value-type="float">
            <text:p>0.3495006</text:p>
          </table:table-cell>
          <table:table-cell office:value-type="float" office:value="0.3478244" calcext:value-type="float">
            <text:p>0.3478244</text:p>
          </table:table-cell>
          <table:table-cell office:value-type="float" office:value="0.280693" calcext:value-type="float">
            <text:p>0.280693</text:p>
          </table:table-cell>
          <table:table-cell office:value-type="float" office:value="0.2685305" calcext:value-type="float">
            <text:p>0.2685305</text:p>
          </table:table-cell>
          <table:table-cell office:value-type="float" office:value="0.3570285" calcext:value-type="float">
            <text:p>0.3570285</text:p>
          </table:table-cell>
          <table:table-cell office:value-type="float" office:value="0.3496393" calcext:value-type="float">
            <text:p>0.3496393</text:p>
          </table:table-cell>
          <table:table-cell office:value-type="float" office:value="0.3638499" calcext:value-type="float">
            <text:p>0.3638499</text:p>
          </table:table-cell>
          <table:table-cell office:value-type="float" office:value="0.3828564" calcext:value-type="float">
            <text:p>0.3828564</text:p>
          </table:table-cell>
          <table:table-cell office:value-type="float" office:value="0.3963978" calcext:value-type="float">
            <text:p>0.396397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875E-015" calcext:value-type="float">
            <text:p>1.94875E-15</text:p>
          </table:table-cell>
          <table:table-cell office:value-type="float" office:value="1.974293E-015" calcext:value-type="float">
            <text:p>1.974293E-15</text:p>
          </table:table-cell>
          <table:table-cell office:value-type="float" office:value="1.960235E-015" calcext:value-type="float">
            <text:p>1.960235E-15</text:p>
          </table:table-cell>
          <table:table-cell office:value-type="float" office:value="1.988462E-015" calcext:value-type="float">
            <text:p>1.988462E-15</text:p>
          </table:table-cell>
          <table:table-cell office:value-type="float" office:value="9.433551E-016" calcext:value-type="float">
            <text:p>9.433551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3E-016" calcext:value-type="float">
            <text:p>9.735833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4E-034" calcext:value-type="float">
            <text:p>2.81522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00535" calcext:value-type="float">
            <text:p>-0.02000535</text:p>
          </table:table-cell>
          <table:table-cell office:value-type="float" office:value="-0.01485924" calcext:value-type="float">
            <text:p>-0.01485924</text:p>
          </table:table-cell>
          <table:table-cell office:value-type="float" office:value="-0.01397324" calcext:value-type="float">
            <text:p>-0.01397324</text:p>
          </table:table-cell>
          <table:table-cell office:value-type="float" office:value="-0.01374023" calcext:value-type="float">
            <text:p>-0.01374023</text:p>
          </table:table-cell>
          <table:table-cell office:value-type="float" office:value="-0.01415496" calcext:value-type="float">
            <text:p>-0.01415496</text:p>
          </table:table-cell>
          <table:table-cell office:value-type="float" office:value="-0.02411677" calcext:value-type="float">
            <text:p>-0.02411677</text:p>
          </table:table-cell>
          <table:table-cell office:value-type="float" office:value="-0.03179074" calcext:value-type="float">
            <text:p>-0.03179074</text:p>
          </table:table-cell>
          <table:table-cell office:value-type="float" office:value="-0.03295619" calcext:value-type="float">
            <text:p>-0.03295619</text:p>
          </table:table-cell>
          <table:table-cell office:value-type="float" office:value="-0.0277332" calcext:value-type="float">
            <text:p>-0.0277332</text:p>
          </table:table-cell>
          <table:table-cell office:value-type="float" office:value="-0.01872889" calcext:value-type="float">
            <text:p>-0.01872889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2167867" calcext:value-type="float">
            <text:p>-0.02167867</text:p>
          </table:table-cell>
          <table:table-cell office:value-type="float" office:value="-0.0009072945" calcext:value-type="float">
            <text:p>-0.000907294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31562" calcext:value-type="float">
            <text:p>-2.33156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89" calcext:value-type="float">
            <text:p>289</text:p>
          </table:table-cell>
          <table:table-cell office:value-type="float" office:value="16102007" calcext:value-type="float">
            <text:p>16102007</text:p>
          </table:table-cell>
          <table:table-cell office:value-type="float" office:value="898.3591" calcext:value-type="float">
            <text:p>898.3591</text:p>
          </table:table-cell>
          <table:table-cell office:value-type="float" office:value="680.5757" calcext:value-type="float">
            <text:p>680.5757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4.972" calcext:value-type="float">
            <text:p>1074.972</text:p>
          </table:table-cell>
          <table:table-cell office:value-type="float" office:value="167.8047" calcext:value-type="float">
            <text:p>167.8047</text:p>
          </table:table-cell>
          <table:table-cell office:value-type="float" office:value="0" calcext:value-type="float">
            <text:p>0</text:p>
          </table:table-cell>
          <table:table-cell office:value-type="float" office:value="0.3156081" calcext:value-type="float">
            <text:p>0.3156081</text:p>
          </table:table-cell>
          <table:table-cell office:value-type="float" office:value="0.3358066" calcext:value-type="float">
            <text:p>0.3358066</text:p>
          </table:table-cell>
          <table:table-cell office:value-type="float" office:value="0.3394901" calcext:value-type="float">
            <text:p>0.3394901</text:p>
          </table:table-cell>
          <table:table-cell office:value-type="float" office:value="0.340641" calcext:value-type="float">
            <text:p>0.340641</text:p>
          </table:table-cell>
          <table:table-cell office:value-type="float" office:value="0.3389919" calcext:value-type="float">
            <text:p>0.3389919</text:p>
          </table:table-cell>
          <table:table-cell office:value-type="float" office:value="0.2848257" calcext:value-type="float">
            <text:p>0.2848257</text:p>
          </table:table-cell>
          <table:table-cell office:value-type="float" office:value="0.2723028" calcext:value-type="float">
            <text:p>0.2723028</text:p>
          </table:table-cell>
          <table:table-cell office:value-type="float" office:value="0.3578437" calcext:value-type="float">
            <text:p>0.3578437</text:p>
          </table:table-cell>
          <table:table-cell office:value-type="float" office:value="0.3498099" calcext:value-type="float">
            <text:p>0.3498099</text:p>
          </table:table-cell>
          <table:table-cell office:value-type="float" office:value="0.363858" calcext:value-type="float">
            <text:p>0.363858</text:p>
          </table:table-cell>
          <table:table-cell office:value-type="float" office:value="0.3828316" calcext:value-type="float">
            <text:p>0.3828316</text:p>
          </table:table-cell>
          <table:table-cell office:value-type="float" office:value="0.3963446" calcext:value-type="float">
            <text:p>0.396344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8824E-015" calcext:value-type="float">
            <text:p>1.948824E-15</text:p>
          </table:table-cell>
          <table:table-cell office:value-type="float" office:value="1.974291E-015" calcext:value-type="float">
            <text:p>1.974291E-15</text:p>
          </table:table-cell>
          <table:table-cell office:value-type="float" office:value="1.960224E-015" calcext:value-type="float">
            <text:p>1.960224E-15</text:p>
          </table:table-cell>
          <table:table-cell office:value-type="float" office:value="1.988461E-015" calcext:value-type="float">
            <text:p>1.988461E-15</text:p>
          </table:table-cell>
          <table:table-cell office:value-type="float" office:value="9.433547E-016" calcext:value-type="float">
            <text:p>9.433547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3E-016" calcext:value-type="float">
            <text:p>9.735833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6E-024" calcext:value-type="float">
            <text:p>1.446526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4E-034" calcext:value-type="float">
            <text:p>2.81522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569415" calcext:value-type="float">
            <text:p>-0.02569415</text:p>
          </table:table-cell>
          <table:table-cell office:value-type="float" office:value="-0.01746916" calcext:value-type="float">
            <text:p>-0.01746916</text:p>
          </table:table-cell>
          <table:table-cell office:value-type="float" office:value="-0.01633739" calcext:value-type="float">
            <text:p>-0.01633739</text:p>
          </table:table-cell>
          <table:table-cell office:value-type="float" office:value="-0.01607771" calcext:value-type="float">
            <text:p>-0.01607771</text:p>
          </table:table-cell>
          <table:table-cell office:value-type="float" office:value="-0.01656909" calcext:value-type="float">
            <text:p>-0.01656909</text:p>
          </table:table-cell>
          <table:table-cell office:value-type="float" office:value="-0.02157491" calcext:value-type="float">
            <text:p>-0.02157491</text:p>
          </table:table-cell>
          <table:table-cell office:value-type="float" office:value="-0.02828107" calcext:value-type="float">
            <text:p>-0.02828107</text:p>
          </table:table-cell>
          <table:table-cell office:value-type="float" office:value="-0.03137742" calcext:value-type="float">
            <text:p>-0.03137742</text:p>
          </table:table-cell>
          <table:table-cell office:value-type="float" office:value="-0.02751026" calcext:value-type="float">
            <text:p>-0.02751026</text:p>
          </table:table-cell>
          <table:table-cell office:value-type="float" office:value="-0.01872175" calcext:value-type="float">
            <text:p>-0.01872175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2974463" calcext:value-type="float">
            <text:p>-0.02974463</text:p>
          </table:table-cell>
          <table:table-cell office:value-type="float" office:value="-0.0009091498" calcext:value-type="float">
            <text:p>-0.000909149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33004" calcext:value-type="float">
            <text:p>-2.33300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90" calcext:value-type="float">
            <text:p>290</text:p>
          </table:table-cell>
          <table:table-cell office:value-type="float" office:value="17102007" calcext:value-type="float">
            <text:p>17102007</text:p>
          </table:table-cell>
          <table:table-cell office:value-type="float" office:value="898.3591" calcext:value-type="float">
            <text:p>898.3591</text:p>
          </table:table-cell>
          <table:table-cell office:value-type="float" office:value="681.6627" calcext:value-type="float">
            <text:p>681.6627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3.885" calcext:value-type="float">
            <text:p>1073.885</text:p>
          </table:table-cell>
          <table:table-cell office:value-type="float" office:value="167.8047" calcext:value-type="float">
            <text:p>167.8047</text:p>
          </table:table-cell>
          <table:table-cell office:value-type="float" office:value="0" calcext:value-type="float">
            <text:p>0</text:p>
          </table:table-cell>
          <table:table-cell office:value-type="float" office:value="0.277535" calcext:value-type="float">
            <text:p>0.277535</text:p>
          </table:table-cell>
          <table:table-cell office:value-type="float" office:value="0.3290853" calcext:value-type="float">
            <text:p>0.3290853</text:p>
          </table:table-cell>
          <table:table-cell office:value-type="float" office:value="0.3325767" calcext:value-type="float">
            <text:p>0.3325767</text:p>
          </table:table-cell>
          <table:table-cell office:value-type="float" office:value="0.334233" calcext:value-type="float">
            <text:p>0.334233</text:p>
          </table:table-cell>
          <table:table-cell office:value-type="float" office:value="0.3334669" calcext:value-type="float">
            <text:p>0.3334669</text:p>
          </table:table-cell>
          <table:table-cell office:value-type="float" office:value="0.2856283" calcext:value-type="float">
            <text:p>0.2856283</text:p>
          </table:table-cell>
          <table:table-cell office:value-type="float" office:value="0.2747846" calcext:value-type="float">
            <text:p>0.2747846</text:p>
          </table:table-cell>
          <table:table-cell office:value-type="float" office:value="0.3587743" calcext:value-type="float">
            <text:p>0.3587743</text:p>
          </table:table-cell>
          <table:table-cell office:value-type="float" office:value="0.3500545" calcext:value-type="float">
            <text:p>0.3500545</text:p>
          </table:table-cell>
          <table:table-cell office:value-type="float" office:value="0.3638731" calcext:value-type="float">
            <text:p>0.3638731</text:p>
          </table:table-cell>
          <table:table-cell office:value-type="float" office:value="0.3828033" calcext:value-type="float">
            <text:p>0.3828033</text:p>
          </table:table-cell>
          <table:table-cell office:value-type="float" office:value="0.3962868" calcext:value-type="float">
            <text:p>0.396286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8913E-015" calcext:value-type="float">
            <text:p>1.948913E-15</text:p>
          </table:table-cell>
          <table:table-cell office:value-type="float" office:value="1.974284E-015" calcext:value-type="float">
            <text:p>1.974284E-15</text:p>
          </table:table-cell>
          <table:table-cell office:value-type="float" office:value="1.960212E-015" calcext:value-type="float">
            <text:p>1.960212E-15</text:p>
          </table:table-cell>
          <table:table-cell office:value-type="float" office:value="1.98846E-015" calcext:value-type="float">
            <text:p>1.98846E-15</text:p>
          </table:table-cell>
          <table:table-cell office:value-type="float" office:value="9.433547E-016" calcext:value-type="float">
            <text:p>9.433547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2E-016" calcext:value-type="float">
            <text:p>9.735832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3E-034" calcext:value-type="float">
            <text:p>2.81522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448058" calcext:value-type="float">
            <text:p>-0.06448058</text:p>
          </table:table-cell>
          <table:table-cell office:value-type="float" office:value="-0.01978586" calcext:value-type="float">
            <text:p>-0.01978586</text:p>
          </table:table-cell>
          <table:table-cell office:value-type="float" office:value="-0.01854865" calcext:value-type="float">
            <text:p>-0.01854865</text:p>
          </table:table-cell>
          <table:table-cell office:value-type="float" office:value="-0.01806067" calcext:value-type="float">
            <text:p>-0.01806067</text:p>
          </table:table-cell>
          <table:table-cell office:value-type="float" office:value="-0.01832162" calcext:value-type="float">
            <text:p>-0.01832162</text:p>
          </table:table-cell>
          <table:table-cell office:value-type="float" office:value="-0.02110826" calcext:value-type="float">
            <text:p>-0.02110826</text:p>
          </table:table-cell>
          <table:table-cell office:value-type="float" office:value="-0.02620268" calcext:value-type="float">
            <text:p>-0.02620268</text:p>
          </table:table-cell>
          <table:table-cell office:value-type="float" office:value="-0.02966633" calcext:value-type="float">
            <text:p>-0.02966633</text:p>
          </table:table-cell>
          <table:table-cell office:value-type="float" office:value="-0.02719348" calcext:value-type="float">
            <text:p>-0.02719348</text:p>
          </table:table-cell>
          <table:table-cell office:value-type="float" office:value="-0.01870854" calcext:value-type="float">
            <text:p>-0.01870854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1125381" calcext:value-type="float">
            <text:p>-0.1125381</text:p>
          </table:table-cell>
          <table:table-cell office:value-type="float" office:value="-0.0009119265" calcext:value-type="float">
            <text:p>-0.000911926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34419" calcext:value-type="float">
            <text:p>-2.33441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91" calcext:value-type="float">
            <text:p>291</text:p>
          </table:table-cell>
          <table:table-cell office:value-type="float" office:value="18102007" calcext:value-type="float">
            <text:p>18102007</text:p>
          </table:table-cell>
          <table:table-cell office:value-type="float" office:value="898.3591" calcext:value-type="float">
            <text:p>898.3591</text:p>
          </table:table-cell>
          <table:table-cell office:value-type="float" office:value="682.5727" calcext:value-type="float">
            <text:p>682.5727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2.975" calcext:value-type="float">
            <text:p>1072.975</text:p>
          </table:table-cell>
          <table:table-cell office:value-type="float" office:value="167.8047" calcext:value-type="float">
            <text:p>167.8047</text:p>
          </table:table-cell>
          <table:table-cell office:value-type="float" office:value="0" calcext:value-type="float">
            <text:p>0</text:p>
          </table:table-cell>
          <table:table-cell office:value-type="float" office:value="0.230443" calcext:value-type="float">
            <text:p>0.230443</text:p>
          </table:table-cell>
          <table:table-cell office:value-type="float" office:value="0.3258899" calcext:value-type="float">
            <text:p>0.3258899</text:p>
          </table:table-cell>
          <table:table-cell office:value-type="float" office:value="0.3281471" calcext:value-type="float">
            <text:p>0.3281471</text:p>
          </table:table-cell>
          <table:table-cell office:value-type="float" office:value="0.3296898" calcext:value-type="float">
            <text:p>0.3296898</text:p>
          </table:table-cell>
          <table:table-cell office:value-type="float" office:value="0.3293765" calcext:value-type="float">
            <text:p>0.3293765</text:p>
          </table:table-cell>
          <table:table-cell office:value-type="float" office:value="0.2852702" calcext:value-type="float">
            <text:p>0.2852702</text:p>
          </table:table-cell>
          <table:table-cell office:value-type="float" office:value="0.2761792" calcext:value-type="float">
            <text:p>0.2761792</text:p>
          </table:table-cell>
          <table:table-cell office:value-type="float" office:value="0.3596145" calcext:value-type="float">
            <text:p>0.3596145</text:p>
          </table:table-cell>
          <table:table-cell office:value-type="float" office:value="0.3503654" calcext:value-type="float">
            <text:p>0.3503654</text:p>
          </table:table-cell>
          <table:table-cell office:value-type="float" office:value="0.3639018" calcext:value-type="float">
            <text:p>0.3639018</text:p>
          </table:table-cell>
          <table:table-cell office:value-type="float" office:value="0.3827778" calcext:value-type="float">
            <text:p>0.3827778</text:p>
          </table:table-cell>
          <table:table-cell office:value-type="float" office:value="0.3962299" calcext:value-type="float">
            <text:p>0.396229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9032E-015" calcext:value-type="float">
            <text:p>1.949032E-15</text:p>
          </table:table-cell>
          <table:table-cell office:value-type="float" office:value="1.974269E-015" calcext:value-type="float">
            <text:p>1.974269E-15</text:p>
          </table:table-cell>
          <table:table-cell office:value-type="float" office:value="1.960205E-015" calcext:value-type="float">
            <text:p>1.960205E-15</text:p>
          </table:table-cell>
          <table:table-cell office:value-type="float" office:value="1.988455E-015" calcext:value-type="float">
            <text:p>1.988455E-15</text:p>
          </table:table-cell>
          <table:table-cell office:value-type="float" office:value="9.433547E-016" calcext:value-type="float">
            <text:p>9.433547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3E-016" calcext:value-type="float">
            <text:p>9.735833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6E-024" calcext:value-type="float">
            <text:p>1.446526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4E-034" calcext:value-type="float">
            <text:p>2.81522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67743" calcext:value-type="float">
            <text:p>-0.2667743</text:p>
          </table:table-cell>
          <table:table-cell office:value-type="float" office:value="-0.02102969" calcext:value-type="float">
            <text:p>-0.02102969</text:p>
          </table:table-cell>
          <table:table-cell office:value-type="float" office:value="-0.02015084" calcext:value-type="float">
            <text:p>-0.02015084</text:p>
          </table:table-cell>
          <table:table-cell office:value-type="float" office:value="-0.01964232" calcext:value-type="float">
            <text:p>-0.01964232</text:p>
          </table:table-cell>
          <table:table-cell office:value-type="float" office:value="-0.01975995" calcext:value-type="float">
            <text:p>-0.01975995</text:p>
          </table:table-cell>
          <table:table-cell office:value-type="float" office:value="-0.02130558" calcext:value-type="float">
            <text:p>-0.02130558</text:p>
          </table:table-cell>
          <table:table-cell office:value-type="float" office:value="-0.02510797" calcext:value-type="float">
            <text:p>-0.02510797</text:p>
          </table:table-cell>
          <table:table-cell office:value-type="float" office:value="-0.02820171" calcext:value-type="float">
            <text:p>-0.02820171</text:p>
          </table:table-cell>
          <table:table-cell office:value-type="float" office:value="-0.02679575" calcext:value-type="float">
            <text:p>-0.02679575</text:p>
          </table:table-cell>
          <table:table-cell office:value-type="float" office:value="-0.0186835" calcext:value-type="float">
            <text:p>-0.0186835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6338333" calcext:value-type="float">
            <text:p>-0.6338333</text:p>
          </table:table-cell>
          <table:table-cell office:value-type="float" office:value="-0.000914458" calcext:value-type="float">
            <text:p>-0.00091445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35825" calcext:value-type="float">
            <text:p>-2.33582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92" calcext:value-type="float">
            <text:p>292</text:p>
          </table:table-cell>
          <table:table-cell office:value-type="float" office:value="19102007" calcext:value-type="float">
            <text:p>19102007</text:p>
          </table:table-cell>
          <table:table-cell office:value-type="float" office:value="898.3591" calcext:value-type="float">
            <text:p>898.3591</text:p>
          </table:table-cell>
          <table:table-cell office:value-type="float" office:value="683.4296" calcext:value-type="float">
            <text:p>683.4296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2.118" calcext:value-type="float">
            <text:p>1072.118</text:p>
          </table:table-cell>
          <table:table-cell office:value-type="float" office:value="167.8047" calcext:value-type="float">
            <text:p>167.8047</text:p>
          </table:table-cell>
          <table:table-cell office:value-type="float" office:value="0" calcext:value-type="float">
            <text:p>0</text:p>
          </table:table-cell>
          <table:table-cell office:value-type="float" office:value="0.1777368" calcext:value-type="float">
            <text:p>0.1777368</text:p>
          </table:table-cell>
          <table:table-cell office:value-type="float" office:value="0.3240152" calcext:value-type="float">
            <text:p>0.3240152</text:p>
          </table:table-cell>
          <table:table-cell office:value-type="float" office:value="0.3255696" calcext:value-type="float">
            <text:p>0.3255696</text:p>
          </table:table-cell>
          <table:table-cell office:value-type="float" office:value="0.3266112" calcext:value-type="float">
            <text:p>0.3266112</text:p>
          </table:table-cell>
          <table:table-cell office:value-type="float" office:value="0.3265015" calcext:value-type="float">
            <text:p>0.3265015</text:p>
          </table:table-cell>
          <table:table-cell office:value-type="float" office:value="0.2844742" calcext:value-type="float">
            <text:p>0.2844742</text:p>
          </table:table-cell>
          <table:table-cell office:value-type="float" office:value="0.2766426" calcext:value-type="float">
            <text:p>0.2766426</text:p>
          </table:table-cell>
          <table:table-cell office:value-type="float" office:value="0.3603384" calcext:value-type="float">
            <text:p>0.3603384</text:p>
          </table:table-cell>
          <table:table-cell office:value-type="float" office:value="0.3507155" calcext:value-type="float">
            <text:p>0.3507155</text:p>
          </table:table-cell>
          <table:table-cell office:value-type="float" office:value="0.3639407" calcext:value-type="float">
            <text:p>0.3639407</text:p>
          </table:table-cell>
          <table:table-cell office:value-type="float" office:value="0.3827505" calcext:value-type="float">
            <text:p>0.3827505</text:p>
          </table:table-cell>
          <table:table-cell office:value-type="float" office:value="0.3961682" calcext:value-type="float">
            <text:p>0.396168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9131E-015" calcext:value-type="float">
            <text:p>1.949131E-15</text:p>
          </table:table-cell>
          <table:table-cell office:value-type="float" office:value="1.974262E-015" calcext:value-type="float">
            <text:p>1.974262E-15</text:p>
          </table:table-cell>
          <table:table-cell office:value-type="float" office:value="1.960195E-015" calcext:value-type="float">
            <text:p>1.960195E-15</text:p>
          </table:table-cell>
          <table:table-cell office:value-type="float" office:value="1.988452E-015" calcext:value-type="float">
            <text:p>1.988452E-15</text:p>
          </table:table-cell>
          <table:table-cell office:value-type="float" office:value="9.433541E-016" calcext:value-type="float">
            <text:p>9.433541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2E-016" calcext:value-type="float">
            <text:p>9.735832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3E-034" calcext:value-type="float">
            <text:p>2.815223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82039" calcext:value-type="float">
            <text:p>-1.982039</text:p>
          </table:table-cell>
          <table:table-cell office:value-type="float" office:value="-0.02178187" calcext:value-type="float">
            <text:p>-0.02178187</text:p>
          </table:table-cell>
          <table:table-cell office:value-type="float" office:value="-0.02114986" calcext:value-type="float">
            <text:p>-0.02114986</text:p>
          </table:table-cell>
          <table:table-cell office:value-type="float" office:value="-0.02080231" calcext:value-type="float">
            <text:p>-0.02080231</text:p>
          </table:table-cell>
          <table:table-cell office:value-type="float" office:value="-0.02084861" calcext:value-type="float">
            <text:p>-0.02084861</text:p>
          </table:table-cell>
          <table:table-cell office:value-type="float" office:value="-0.02175837" calcext:value-type="float">
            <text:p>-0.02175837</text:p>
          </table:table-cell>
          <table:table-cell office:value-type="float" office:value="-0.02475266" calcext:value-type="float">
            <text:p>-0.02475266</text:p>
          </table:table-cell>
          <table:table-cell office:value-type="float" office:value="-0.02700052" calcext:value-type="float">
            <text:p>-0.02700052</text:p>
          </table:table-cell>
          <table:table-cell office:value-type="float" office:value="-0.02635494" calcext:value-type="float">
            <text:p>-0.02635494</text:p>
          </table:table-cell>
          <table:table-cell office:value-type="float" office:value="-0.01864939" calcext:value-type="float">
            <text:p>-0.01864939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6.992966" calcext:value-type="float">
            <text:p>-6.992966</text:p>
          </table:table-cell>
          <table:table-cell office:value-type="float" office:value="-0.0009156686" calcext:value-type="float">
            <text:p>-0.000915668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37201" calcext:value-type="float">
            <text:p>-2.33720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93" calcext:value-type="float">
            <text:p>293</text:p>
          </table:table-cell>
          <table:table-cell office:value-type="float" office:value="20102007" calcext:value-type="float">
            <text:p>20102007</text:p>
          </table:table-cell>
          <table:table-cell office:value-type="float" office:value="898.3591" calcext:value-type="float">
            <text:p>898.3591</text:p>
          </table:table-cell>
          <table:table-cell office:value-type="float" office:value="684.3744" calcext:value-type="float">
            <text:p>684.3744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1.174" calcext:value-type="float">
            <text:p>1071.174</text:p>
          </table:table-cell>
          <table:table-cell office:value-type="float" office:value="167.8047" calcext:value-type="float">
            <text:p>167.8047</text:p>
          </table:table-cell>
          <table:table-cell office:value-type="float" office:value="0" calcext:value-type="float">
            <text:p>0</text:p>
          </table:table-cell>
          <table:table-cell office:value-type="float" office:value="0.1452447" calcext:value-type="float">
            <text:p>0.1452447</text:p>
          </table:table-cell>
          <table:table-cell office:value-type="float" office:value="0.3201192" calcext:value-type="float">
            <text:p>0.3201192</text:p>
          </table:table-cell>
          <table:table-cell office:value-type="float" office:value="0.3220257" calcext:value-type="float">
            <text:p>0.3220257</text:p>
          </table:table-cell>
          <table:table-cell office:value-type="float" office:value="0.3232533" calcext:value-type="float">
            <text:p>0.3232533</text:p>
          </table:table-cell>
          <table:table-cell office:value-type="float" office:value="0.3232523" calcext:value-type="float">
            <text:p>0.3232523</text:p>
          </table:table-cell>
          <table:table-cell office:value-type="float" office:value="0.2833217" calcext:value-type="float">
            <text:p>0.2833217</text:p>
          </table:table-cell>
          <table:table-cell office:value-type="float" office:value="0.2767695" calcext:value-type="float">
            <text:p>0.2767695</text:p>
          </table:table-cell>
          <table:table-cell office:value-type="float" office:value="0.3608116" calcext:value-type="float">
            <text:p>0.3608116</text:p>
          </table:table-cell>
          <table:table-cell office:value-type="float" office:value="0.3510552" calcext:value-type="float">
            <text:p>0.3510552</text:p>
          </table:table-cell>
          <table:table-cell office:value-type="float" office:value="0.3639769" calcext:value-type="float">
            <text:p>0.3639769</text:p>
          </table:table-cell>
          <table:table-cell office:value-type="float" office:value="0.3827108" calcext:value-type="float">
            <text:p>0.3827108</text:p>
          </table:table-cell>
          <table:table-cell office:value-type="float" office:value="0.3960883" calcext:value-type="float">
            <text:p>0.396088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9243E-015" calcext:value-type="float">
            <text:p>1.949243E-15</text:p>
          </table:table-cell>
          <table:table-cell office:value-type="float" office:value="1.974253E-015" calcext:value-type="float">
            <text:p>1.974253E-15</text:p>
          </table:table-cell>
          <table:table-cell office:value-type="float" office:value="1.960186E-015" calcext:value-type="float">
            <text:p>1.960186E-15</text:p>
          </table:table-cell>
          <table:table-cell office:value-type="float" office:value="1.988449E-015" calcext:value-type="float">
            <text:p>1.988449E-15</text:p>
          </table:table-cell>
          <table:table-cell office:value-type="float" office:value="9.433533E-016" calcext:value-type="float">
            <text:p>9.433533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1E-016" calcext:value-type="float">
            <text:p>9.735831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6E-024" calcext:value-type="float">
            <text:p>1.446526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4E-034" calcext:value-type="float">
            <text:p>2.81522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62835" calcext:value-type="float">
            <text:p>-9.62835</text:p>
          </table:table-cell>
          <table:table-cell office:value-type="float" office:value="-0.02345576" calcext:value-type="float">
            <text:p>-0.02345576</text:p>
          </table:table-cell>
          <table:table-cell office:value-type="float" office:value="-0.02261534" calcext:value-type="float">
            <text:p>-0.02261534</text:p>
          </table:table-cell>
          <table:table-cell office:value-type="float" office:value="-0.02215384" calcext:value-type="float">
            <text:p>-0.02215384</text:p>
          </table:table-cell>
          <table:table-cell office:value-type="float" office:value="-0.0221585" calcext:value-type="float">
            <text:p>-0.0221585</text:p>
          </table:table-cell>
          <table:table-cell office:value-type="float" office:value="-0.02243328" calcext:value-type="float">
            <text:p>-0.02243328</text:p>
          </table:table-cell>
          <table:table-cell office:value-type="float" office:value="-0.02465505" calcext:value-type="float">
            <text:p>-0.02465505</text:p>
          </table:table-cell>
          <table:table-cell office:value-type="float" office:value="-0.02624214" calcext:value-type="float">
            <text:p>-0.02624214</text:p>
          </table:table-cell>
          <table:table-cell office:value-type="float" office:value="-0.02593378" calcext:value-type="float">
            <text:p>-0.02593378</text:p>
          </table:table-cell>
          <table:table-cell office:value-type="float" office:value="-0.01861762" calcext:value-type="float">
            <text:p>-0.01861762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17.83394" calcext:value-type="float">
            <text:p>-17.83394</text:p>
          </table:table-cell>
          <table:table-cell office:value-type="float" office:value="-0.0009166829" calcext:value-type="float">
            <text:p>-0.000916682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38515" calcext:value-type="float">
            <text:p>-2.33851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94" calcext:value-type="float">
            <text:p>294</text:p>
          </table:table-cell>
          <table:table-cell office:value-type="float" office:value="21102007" calcext:value-type="float">
            <text:p>21102007</text:p>
          </table:table-cell>
          <table:table-cell office:value-type="float" office:value="898.3591" calcext:value-type="float">
            <text:p>898.3591</text:p>
          </table:table-cell>
          <table:table-cell office:value-type="float" office:value="685.1808" calcext:value-type="float">
            <text:p>685.1808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0.368" calcext:value-type="float">
            <text:p>1070.368</text:p>
          </table:table-cell>
          <table:table-cell office:value-type="float" office:value="167.8047" calcext:value-type="float">
            <text:p>167.8047</text:p>
          </table:table-cell>
          <table:table-cell office:value-type="float" office:value="0" calcext:value-type="float">
            <text:p>0</text:p>
          </table:table-cell>
          <table:table-cell office:value-type="float" office:value="0.134496" calcext:value-type="float">
            <text:p>0.134496</text:p>
          </table:table-cell>
          <table:table-cell office:value-type="float" office:value="0.3161536" calcext:value-type="float">
            <text:p>0.3161536</text:p>
          </table:table-cell>
          <table:table-cell office:value-type="float" office:value="0.3181646" calcext:value-type="float">
            <text:p>0.3181646</text:p>
          </table:table-cell>
          <table:table-cell office:value-type="float" office:value="0.3196539" calcext:value-type="float">
            <text:p>0.3196539</text:p>
          </table:table-cell>
          <table:table-cell office:value-type="float" office:value="0.320104" calcext:value-type="float">
            <text:p>0.320104</text:p>
          </table:table-cell>
          <table:table-cell office:value-type="float" office:value="0.2819174" calcext:value-type="float">
            <text:p>0.2819174</text:p>
          </table:table-cell>
          <table:table-cell office:value-type="float" office:value="0.2766132" calcext:value-type="float">
            <text:p>0.2766132</text:p>
          </table:table-cell>
          <table:table-cell office:value-type="float" office:value="0.361103" calcext:value-type="float">
            <text:p>0.361103</text:p>
          </table:table-cell>
          <table:table-cell office:value-type="float" office:value="0.3513722" calcext:value-type="float">
            <text:p>0.3513722</text:p>
          </table:table-cell>
          <table:table-cell office:value-type="float" office:value="0.3640174" calcext:value-type="float">
            <text:p>0.3640174</text:p>
          </table:table-cell>
          <table:table-cell office:value-type="float" office:value="0.3826669" calcext:value-type="float">
            <text:p>0.3826669</text:p>
          </table:table-cell>
          <table:table-cell office:value-type="float" office:value="0.3960064" calcext:value-type="float">
            <text:p>0.396006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938E-015" calcext:value-type="float">
            <text:p>1.94938E-15</text:p>
          </table:table-cell>
          <table:table-cell office:value-type="float" office:value="1.974235E-015" calcext:value-type="float">
            <text:p>1.974235E-15</text:p>
          </table:table-cell>
          <table:table-cell office:value-type="float" office:value="1.960182E-015" calcext:value-type="float">
            <text:p>1.960182E-15</text:p>
          </table:table-cell>
          <table:table-cell office:value-type="float" office:value="1.988441E-015" calcext:value-type="float">
            <text:p>1.988441E-15</text:p>
          </table:table-cell>
          <table:table-cell office:value-type="float" office:value="9.433497E-016" calcext:value-type="float">
            <text:p>9.433497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3E-016" calcext:value-type="float">
            <text:p>9.735833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4E-034" calcext:value-type="float">
            <text:p>2.81522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0986" calcext:value-type="float">
            <text:p>-17.50986</text:p>
          </table:table-cell>
          <table:table-cell office:value-type="float" office:value="-0.02532776" calcext:value-type="float">
            <text:p>-0.02532776</text:p>
          </table:table-cell>
          <table:table-cell office:value-type="float" office:value="-0.02435666" calcext:value-type="float">
            <text:p>-0.02435666</text:p>
          </table:table-cell>
          <table:table-cell office:value-type="float" office:value="-0.02372292" calcext:value-type="float">
            <text:p>-0.02372292</text:p>
          </table:table-cell>
          <table:table-cell office:value-type="float" office:value="-0.02352407" calcext:value-type="float">
            <text:p>-0.02352407</text:p>
          </table:table-cell>
          <table:table-cell office:value-type="float" office:value="-0.02329107" calcext:value-type="float">
            <text:p>-0.02329107</text:p>
          </table:table-cell>
          <table:table-cell office:value-type="float" office:value="-0.02477026" calcext:value-type="float">
            <text:p>-0.02477026</text:p>
          </table:table-cell>
          <table:table-cell office:value-type="float" office:value="-0.02578635" calcext:value-type="float">
            <text:p>-0.02578635</text:p>
          </table:table-cell>
          <table:table-cell office:value-type="float" office:value="-0.02554728" calcext:value-type="float">
            <text:p>-0.02554728</text:p>
          </table:table-cell>
          <table:table-cell office:value-type="float" office:value="-0.01858239" calcext:value-type="float">
            <text:p>-0.01858239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21.17061" calcext:value-type="float">
            <text:p>-21.17061</text:p>
          </table:table-cell>
          <table:table-cell office:value-type="float" office:value="-0.0009178167" calcext:value-type="float">
            <text:p>-0.000917816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39851" calcext:value-type="float">
            <text:p>-2.33985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95" calcext:value-type="float">
            <text:p>295</text:p>
          </table:table-cell>
          <table:table-cell office:value-type="float" office:value="22102007" calcext:value-type="float">
            <text:p>22102007</text:p>
          </table:table-cell>
          <table:table-cell office:value-type="float" office:value="908.0589" calcext:value-type="float">
            <text:p>908.0589</text:p>
          </table:table-cell>
          <table:table-cell office:value-type="float" office:value="685.7238" calcext:value-type="float">
            <text:p>685.7238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9.427" calcext:value-type="float">
            <text:p>1079.427</text:p>
          </table:table-cell>
          <table:table-cell office:value-type="float" office:value="167.9017" calcext:value-type="float">
            <text:p>167.9017</text:p>
          </table:table-cell>
          <table:table-cell office:value-type="float" office:value="0" calcext:value-type="float">
            <text:p>0</text:p>
          </table:table-cell>
          <table:table-cell office:value-type="float" office:value="0.3634923" calcext:value-type="float">
            <text:p>0.3634923</text:p>
          </table:table-cell>
          <table:table-cell office:value-type="float" office:value="0.3618443" calcext:value-type="float">
            <text:p>0.3618443</text:p>
          </table:table-cell>
          <table:table-cell office:value-type="float" office:value="0.3553372" calcext:value-type="float">
            <text:p>0.3553372</text:p>
          </table:table-cell>
          <table:table-cell office:value-type="float" office:value="0.3360171" calcext:value-type="float">
            <text:p>0.3360171</text:p>
          </table:table-cell>
          <table:table-cell office:value-type="float" office:value="0.3272376" calcext:value-type="float">
            <text:p>0.3272376</text:p>
          </table:table-cell>
          <table:table-cell office:value-type="float" office:value="0.2823817" calcext:value-type="float">
            <text:p>0.2823817</text:p>
          </table:table-cell>
          <table:table-cell office:value-type="float" office:value="0.2802612" calcext:value-type="float">
            <text:p>0.2802612</text:p>
          </table:table-cell>
          <table:table-cell office:value-type="float" office:value="0.3617977" calcext:value-type="float">
            <text:p>0.3617977</text:p>
          </table:table-cell>
          <table:table-cell office:value-type="float" office:value="0.351732" calcext:value-type="float">
            <text:p>0.351732</text:p>
          </table:table-cell>
          <table:table-cell office:value-type="float" office:value="0.3640876" calcext:value-type="float">
            <text:p>0.3640876</text:p>
          </table:table-cell>
          <table:table-cell office:value-type="float" office:value="0.3826484" calcext:value-type="float">
            <text:p>0.3826484</text:p>
          </table:table-cell>
          <table:table-cell office:value-type="float" office:value="0.3959424" calcext:value-type="float">
            <text:p>0.395942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9518E-015" calcext:value-type="float">
            <text:p>1.949518E-15</text:p>
          </table:table-cell>
          <table:table-cell office:value-type="float" office:value="1.974219E-015" calcext:value-type="float">
            <text:p>1.974219E-15</text:p>
          </table:table-cell>
          <table:table-cell office:value-type="float" office:value="1.960176E-015" calcext:value-type="float">
            <text:p>1.960176E-15</text:p>
          </table:table-cell>
          <table:table-cell office:value-type="float" office:value="1.988436E-015" calcext:value-type="float">
            <text:p>1.988436E-15</text:p>
          </table:table-cell>
          <table:table-cell office:value-type="float" office:value="9.433453E-016" calcext:value-type="float">
            <text:p>9.433453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2E-016" calcext:value-type="float">
            <text:p>9.735832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2E-034" calcext:value-type="float">
            <text:p>2.815222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69221" calcext:value-type="float">
            <text:p>-0.01069221</text:p>
          </table:table-cell>
          <table:table-cell office:value-type="float" office:value="-0.01097217" calcext:value-type="float">
            <text:p>-0.01097217</text:p>
          </table:table-cell>
          <table:table-cell office:value-type="float" office:value="-0.01233564" calcext:value-type="float">
            <text:p>-0.01233564</text:p>
          </table:table-cell>
          <table:table-cell office:value-type="float" office:value="-0.01759684" calcext:value-type="float">
            <text:p>-0.01759684</text:p>
          </table:table-cell>
          <table:table-cell office:value-type="float" office:value="-0.02069112" calcext:value-type="float">
            <text:p>-0.02069112</text:p>
          </table:table-cell>
          <table:table-cell office:value-type="float" office:value="-0.02303236" calcext:value-type="float">
            <text:p>-0.02303236</text:p>
          </table:table-cell>
          <table:table-cell office:value-type="float" office:value="-0.02217346" calcext:value-type="float">
            <text:p>-0.02217346</text:p>
          </table:table-cell>
          <table:table-cell office:value-type="float" office:value="-0.02474399" calcext:value-type="float">
            <text:p>-0.02474399</text:p>
          </table:table-cell>
          <table:table-cell office:value-type="float" office:value="-0.02511815" calcext:value-type="float">
            <text:p>-0.02511815</text:p>
          </table:table-cell>
          <table:table-cell office:value-type="float" office:value="-0.01852125" calcext:value-type="float">
            <text:p>-0.01852125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1065404" calcext:value-type="float">
            <text:p>-0.01065404</text:p>
          </table:table-cell>
          <table:table-cell office:value-type="float" office:value="-0.0009216057" calcext:value-type="float">
            <text:p>-0.000921605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41201" calcext:value-type="float">
            <text:p>-2.34120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96" calcext:value-type="float">
            <text:p>296</text:p>
          </table:table-cell>
          <table:table-cell office:value-type="float" office:value="23102007" calcext:value-type="float">
            <text:p>23102007</text:p>
          </table:table-cell>
          <table:table-cell office:value-type="float" office:value="908.0589" calcext:value-type="float">
            <text:p>908.0589</text:p>
          </table:table-cell>
          <table:table-cell office:value-type="float" office:value="687.9353" calcext:value-type="float">
            <text:p>687.9353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7.215" calcext:value-type="float">
            <text:p>1077.215</text:p>
          </table:table-cell>
          <table:table-cell office:value-type="float" office:value="167.9017" calcext:value-type="float">
            <text:p>167.9017</text:p>
          </table:table-cell>
          <table:table-cell office:value-type="float" office:value="0" calcext:value-type="float">
            <text:p>0</text:p>
          </table:table-cell>
          <table:table-cell office:value-type="float" office:value="0.3242686" calcext:value-type="float">
            <text:p>0.3242686</text:p>
          </table:table-cell>
          <table:table-cell office:value-type="float" office:value="0.338767" calcext:value-type="float">
            <text:p>0.338767</text:p>
          </table:table-cell>
          <table:table-cell office:value-type="float" office:value="0.3417492" calcext:value-type="float">
            <text:p>0.3417492</text:p>
          </table:table-cell>
          <table:table-cell office:value-type="float" office:value="0.3412615" calcext:value-type="float">
            <text:p>0.3412615</text:p>
          </table:table-cell>
          <table:table-cell office:value-type="float" office:value="0.3387532" calcext:value-type="float">
            <text:p>0.3387532</text:p>
          </table:table-cell>
          <table:table-cell office:value-type="float" office:value="0.2866543" calcext:value-type="float">
            <text:p>0.2866543</text:p>
          </table:table-cell>
          <table:table-cell office:value-type="float" office:value="0.2793878" calcext:value-type="float">
            <text:p>0.2793878</text:p>
          </table:table-cell>
          <table:table-cell office:value-type="float" office:value="0.3622043" calcext:value-type="float">
            <text:p>0.3622043</text:p>
          </table:table-cell>
          <table:table-cell office:value-type="float" office:value="0.3521923" calcext:value-type="float">
            <text:p>0.3521923</text:p>
          </table:table-cell>
          <table:table-cell office:value-type="float" office:value="0.3641642" calcext:value-type="float">
            <text:p>0.3641642</text:p>
          </table:table-cell>
          <table:table-cell office:value-type="float" office:value="0.3826433" calcext:value-type="float">
            <text:p>0.3826433</text:p>
          </table:table-cell>
          <table:table-cell office:value-type="float" office:value="0.3958877" calcext:value-type="float">
            <text:p>0.395887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9664E-015" calcext:value-type="float">
            <text:p>1.949664E-15</text:p>
          </table:table-cell>
          <table:table-cell office:value-type="float" office:value="1.974203E-015" calcext:value-type="float">
            <text:p>1.974203E-15</text:p>
          </table:table-cell>
          <table:table-cell office:value-type="float" office:value="1.960171E-015" calcext:value-type="float">
            <text:p>1.960171E-15</text:p>
          </table:table-cell>
          <table:table-cell office:value-type="float" office:value="1.98843E-015" calcext:value-type="float">
            <text:p>1.98843E-15</text:p>
          </table:table-cell>
          <table:table-cell office:value-type="float" office:value="9.433385E-016" calcext:value-type="float">
            <text:p>9.433385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3E-016" calcext:value-type="float">
            <text:p>9.735833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4E-034" calcext:value-type="float">
            <text:p>2.81522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167609" calcext:value-type="float">
            <text:p>-0.02167609</text:p>
          </table:table-cell>
          <table:table-cell office:value-type="float" office:value="-0.01652826" calcext:value-type="float">
            <text:p>-0.01652826</text:p>
          </table:table-cell>
          <table:table-cell office:value-type="float" office:value="-0.01567605" calcext:value-type="float">
            <text:p>-0.01567605</text:p>
          </table:table-cell>
          <table:table-cell office:value-type="float" office:value="-0.0159057" calcext:value-type="float">
            <text:p>-0.0159057</text:p>
          </table:table-cell>
          <table:table-cell office:value-type="float" office:value="-0.01664937" calcext:value-type="float">
            <text:p>-0.01664937</text:p>
          </table:table-cell>
          <table:table-cell office:value-type="float" office:value="-0.02056689" calcext:value-type="float">
            <text:p>-0.02056689</text:p>
          </table:table-cell>
          <table:table-cell office:value-type="float" office:value="-0.02279354" calcext:value-type="float">
            <text:p>-0.02279354</text:p>
          </table:table-cell>
          <table:table-cell office:value-type="float" office:value="-0.02414608" calcext:value-type="float">
            <text:p>-0.02414608</text:p>
          </table:table-cell>
          <table:table-cell office:value-type="float" office:value="-0.02457764" calcext:value-type="float">
            <text:p>-0.02457764</text:p>
          </table:table-cell>
          <table:table-cell office:value-type="float" office:value="-0.01845492" calcext:value-type="float">
            <text:p>-0.01845492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2555235" calcext:value-type="float">
            <text:p>-0.02555235</text:p>
          </table:table-cell>
          <table:table-cell office:value-type="float" office:value="-0.0009269696" calcext:value-type="float">
            <text:p>-0.000926969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42529" calcext:value-type="float">
            <text:p>-2.34252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97" calcext:value-type="float">
            <text:p>297</text:p>
          </table:table-cell>
          <table:table-cell office:value-type="float" office:value="24102007" calcext:value-type="float">
            <text:p>24102007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689.1038" calcext:value-type="float">
            <text:p>689.1038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6.347" calcext:value-type="float">
            <text:p>1076.347</text:p>
          </table:table-cell>
          <table:table-cell office:value-type="float" office:value="167.9017" calcext:value-type="float">
            <text:p>167.9017</text:p>
          </table:table-cell>
          <table:table-cell office:value-type="float" office:value="0" calcext:value-type="float">
            <text:p>0</text:p>
          </table:table-cell>
          <table:table-cell office:value-type="float" office:value="0.3056007" calcext:value-type="float">
            <text:p>0.3056007</text:p>
          </table:table-cell>
          <table:table-cell office:value-type="float" office:value="0.3297137" calcext:value-type="float">
            <text:p>0.3297137</text:p>
          </table:table-cell>
          <table:table-cell office:value-type="float" office:value="0.3338" calcext:value-type="float">
            <text:p>0.3338</text:p>
          </table:table-cell>
          <table:table-cell office:value-type="float" office:value="0.3357104" calcext:value-type="float">
            <text:p>0.3357104</text:p>
          </table:table-cell>
          <table:table-cell office:value-type="float" office:value="0.335155" calcext:value-type="float">
            <text:p>0.335155</text:p>
          </table:table-cell>
          <table:table-cell office:value-type="float" office:value="0.2886631" calcext:value-type="float">
            <text:p>0.2886631</text:p>
          </table:table-cell>
          <table:table-cell office:value-type="float" office:value="0.2806453" calcext:value-type="float">
            <text:p>0.2806453</text:p>
          </table:table-cell>
          <table:table-cell office:value-type="float" office:value="0.3625773" calcext:value-type="float">
            <text:p>0.3625773</text:p>
          </table:table-cell>
          <table:table-cell office:value-type="float" office:value="0.3526299" calcext:value-type="float">
            <text:p>0.3526299</text:p>
          </table:table-cell>
          <table:table-cell office:value-type="float" office:value="0.364266" calcext:value-type="float">
            <text:p>0.364266</text:p>
          </table:table-cell>
          <table:table-cell office:value-type="float" office:value="0.3826268" calcext:value-type="float">
            <text:p>0.3826268</text:p>
          </table:table-cell>
          <table:table-cell office:value-type="float" office:value="0.3958328" calcext:value-type="float">
            <text:p>0.395832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9793E-015" calcext:value-type="float">
            <text:p>1.949793E-15</text:p>
          </table:table-cell>
          <table:table-cell office:value-type="float" office:value="1.974188E-015" calcext:value-type="float">
            <text:p>1.974188E-15</text:p>
          </table:table-cell>
          <table:table-cell office:value-type="float" office:value="1.960167E-015" calcext:value-type="float">
            <text:p>1.960167E-15</text:p>
          </table:table-cell>
          <table:table-cell office:value-type="float" office:value="1.988423E-015" calcext:value-type="float">
            <text:p>1.988423E-15</text:p>
          </table:table-cell>
          <table:table-cell office:value-type="float" office:value="9.433327E-016" calcext:value-type="float">
            <text:p>9.433327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3E-016" calcext:value-type="float">
            <text:p>9.735833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6E-024" calcext:value-type="float">
            <text:p>1.446526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2E-034" calcext:value-type="float">
            <text:p>2.815222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27458" calcext:value-type="float">
            <text:p>-0.03127458</text:p>
          </table:table-cell>
          <table:table-cell office:value-type="float" office:value="-0.0195538" calcext:value-type="float">
            <text:p>-0.0195538</text:p>
          </table:table-cell>
          <table:table-cell office:value-type="float" office:value="-0.01813072" calcext:value-type="float">
            <text:p>-0.01813072</text:p>
          </table:table-cell>
          <table:table-cell office:value-type="float" office:value="-0.01758222" calcext:value-type="float">
            <text:p>-0.01758222</text:p>
          </table:table-cell>
          <table:table-cell office:value-type="float" office:value="-0.0177677" calcext:value-type="float">
            <text:p>-0.0177677</text:p>
          </table:table-cell>
          <table:table-cell office:value-type="float" office:value="-0.01949155" calcext:value-type="float">
            <text:p>-0.01949155</text:p>
          </table:table-cell>
          <table:table-cell office:value-type="float" office:value="-0.02195225" calcext:value-type="float">
            <text:p>-0.02195225</text:p>
          </table:table-cell>
          <table:table-cell office:value-type="float" office:value="-0.02361633" calcext:value-type="float">
            <text:p>-0.02361633</text:p>
          </table:table-cell>
          <table:table-cell office:value-type="float" office:value="-0.0240755" calcext:value-type="float">
            <text:p>-0.0240755</text:p>
          </table:table-cell>
          <table:table-cell office:value-type="float" office:value="-0.01836732" calcext:value-type="float">
            <text:p>-0.01836732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3660592" calcext:value-type="float">
            <text:p>-0.03660592</text:p>
          </table:table-cell>
          <table:table-cell office:value-type="float" office:value="-0.0009306326" calcext:value-type="float">
            <text:p>-0.000930632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43846" calcext:value-type="float">
            <text:p>-2.34384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98" calcext:value-type="float">
            <text:p>298</text:p>
          </table:table-cell>
          <table:table-cell office:value-type="float" office:value="25102007" calcext:value-type="float">
            <text:p>25102007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689.8167" calcext:value-type="float">
            <text:p>689.8167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5.634" calcext:value-type="float">
            <text:p>1075.634</text:p>
          </table:table-cell>
          <table:table-cell office:value-type="float" office:value="167.9017" calcext:value-type="float">
            <text:p>167.9017</text:p>
          </table:table-cell>
          <table:table-cell office:value-type="float" office:value="0" calcext:value-type="float">
            <text:p>0</text:p>
          </table:table-cell>
          <table:table-cell office:value-type="float" office:value="0.2985195" calcext:value-type="float">
            <text:p>0.2985195</text:p>
          </table:table-cell>
          <table:table-cell office:value-type="float" office:value="0.3233145" calcext:value-type="float">
            <text:p>0.3233145</text:p>
          </table:table-cell>
          <table:table-cell office:value-type="float" office:value="0.3281668" calcext:value-type="float">
            <text:p>0.3281668</text:p>
          </table:table-cell>
          <table:table-cell office:value-type="float" office:value="0.3310061" calcext:value-type="float">
            <text:p>0.3310061</text:p>
          </table:table-cell>
          <table:table-cell office:value-type="float" office:value="0.3315788" calcext:value-type="float">
            <text:p>0.3315788</text:p>
          </table:table-cell>
          <table:table-cell office:value-type="float" office:value="0.2885558" calcext:value-type="float">
            <text:p>0.2885558</text:p>
          </table:table-cell>
          <table:table-cell office:value-type="float" office:value="0.2814184" calcext:value-type="float">
            <text:p>0.2814184</text:p>
          </table:table-cell>
          <table:table-cell office:value-type="float" office:value="0.3629773" calcext:value-type="float">
            <text:p>0.3629773</text:p>
          </table:table-cell>
          <table:table-cell office:value-type="float" office:value="0.3530631" calcext:value-type="float">
            <text:p>0.3530631</text:p>
          </table:table-cell>
          <table:table-cell office:value-type="float" office:value="0.364406" calcext:value-type="float">
            <text:p>0.364406</text:p>
          </table:table-cell>
          <table:table-cell office:value-type="float" office:value="0.3825669" calcext:value-type="float">
            <text:p>0.3825669</text:p>
          </table:table-cell>
          <table:table-cell office:value-type="float" office:value="0.3957755" calcext:value-type="float">
            <text:p>0.395775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9877E-015" calcext:value-type="float">
            <text:p>1.949877E-15</text:p>
          </table:table-cell>
          <table:table-cell office:value-type="float" office:value="1.974188E-015" calcext:value-type="float">
            <text:p>1.974188E-15</text:p>
          </table:table-cell>
          <table:table-cell office:value-type="float" office:value="1.960156E-015" calcext:value-type="float">
            <text:p>1.960156E-15</text:p>
          </table:table-cell>
          <table:table-cell office:value-type="float" office:value="1.988421E-015" calcext:value-type="float">
            <text:p>1.988421E-15</text:p>
          </table:table-cell>
          <table:table-cell office:value-type="float" office:value="9.433322E-016" calcext:value-type="float">
            <text:p>9.433322E-16</text:p>
          </table:table-cell>
          <table:table-cell office:value-type="float" office:value="1.931343E-015" calcext:value-type="float">
            <text:p>1.931343E-15</text:p>
          </table:table-cell>
          <table:table-cell office:value-type="float" office:value="9.344934E-016" calcext:value-type="float">
            <text:p>9.344934E-16</text:p>
          </table:table-cell>
          <table:table-cell office:value-type="float" office:value="9.735833E-016" calcext:value-type="float">
            <text:p>9.735833E-16</text:p>
          </table:table-cell>
          <table:table-cell office:value-type="float" office:value="5.803934E-020" calcext:value-type="float">
            <text:p>5.803934E-20</text:p>
          </table:table-cell>
          <table:table-cell office:value-type="float" office:value="1.446527E-024" calcext:value-type="float">
            <text:p>1.446527E-24</text:p>
          </table:table-cell>
          <table:table-cell office:value-type="float" office:value="2.84448E-029" calcext:value-type="float">
            <text:p>2.84448E-29</text:p>
          </table:table-cell>
          <table:table-cell office:value-type="float" office:value="2.815224E-034" calcext:value-type="float">
            <text:p>2.815224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703125" calcext:value-type="float">
            <text:p>-0.03703125</text:p>
          </table:table-cell>
          <table:table-cell office:value-type="float" office:value="-0.02206505" calcext:value-type="float">
            <text:p>-0.02206505</text:p>
          </table:table-cell>
          <table:table-cell office:value-type="float" office:value="-0.02013343" calcext:value-type="float">
            <text:p>-0.02013343</text:p>
          </table:table-cell>
          <table:table-cell office:value-type="float" office:value="-0.01916722" calcext:value-type="float">
            <text:p>-0.01916722</text:p>
          </table:table-cell>
          <table:table-cell office:value-type="float" office:value="-0.01897157" calcext:value-type="float">
            <text:p>-0.01897157</text:p>
          </table:table-cell>
          <table:table-cell office:value-type="float" office:value="-0.01954018" calcext:value-type="float">
            <text:p>-0.01954018</text:p>
          </table:table-cell>
          <table:table-cell office:value-type="float" office:value="-0.02144825" calcext:value-type="float">
            <text:p>-0.02144825</text:p>
          </table:table-cell>
          <table:table-cell office:value-type="float" office:value="-0.02306028" calcext:value-type="float">
            <text:p>-0.02306028</text:p>
          </table:table-cell>
          <table:table-cell office:value-type="float" office:value="-0.02358887" calcext:value-type="float">
            <text:p>-0.02358887</text:p>
          </table:table-cell>
          <table:table-cell office:value-type="float" office:value="-0.01824707" calcext:value-type="float">
            <text:p>-0.01824707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4479985" calcext:value-type="float">
            <text:p>-0.04479985</text:p>
          </table:table-cell>
          <table:table-cell office:value-type="float" office:value="-0.0009330838" calcext:value-type="float">
            <text:p>-0.000933083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345149" calcext:value-type="float">
            <text:p>-2.34514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299" calcext:value-type="float">
            <text:p>299</text:p>
          </table:table-cell>
          <table:table-cell office:value-type="float" office:value="26102007" calcext:value-type="float">
            <text:p>26102007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689.6693" calcext:value-type="float">
            <text:p>689.6693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5.782" calcext:value-type="float">
            <text:p>1075.782</text:p>
          </table:table-cell>
          <table:table-cell office:value-type="float" office:value="167.9017" calcext:value-type="float">
            <text:p>167.9017</text:p>
          </table:table-cell>
          <table:table-cell office:value-type="float" office:value="0" calcext:value-type="float">
            <text:p>0</text:p>
          </table:table-cell>
          <table:table-cell office:value-type="float" office:value="0.2335862" calcext:value-type="float">
            <text:p>0.2335862</text:p>
          </table:table-cell>
          <table:table-cell office:value-type="float" office:value="0.3201932" calcext:value-type="float">
            <text:p>0.3201932</text:p>
          </table:table-cell>
          <table:table-cell office:value-type="float" office:value="0.3244562" calcext:value-type="float">
            <text:p>0.3244562</text:p>
          </table:table-cell>
          <table:table-cell office:value-type="float" office:value="0.3276759" calcext:value-type="float">
            <text:p>0.3276759</text:p>
          </table:table-cell>
          <table:table-cell office:value-type="float" office:value="0.3287412" calcext:value-type="float">
            <text:p>0.3287412</text:p>
          </table:table-cell>
          <table:table-cell office:value-type="float" office:value="0.287746" calcext:value-type="float">
            <text:p>0.287746</text:p>
          </table:table-cell>
          <table:table-cell office:value-type="float" office:value="0.2816867" calcext:value-type="float">
            <text:p>0.2816867</text:p>
          </table:table-cell>
          <table:table-cell office:value-type="float" office:value="0.3633255" calcext:value-type="float">
            <text:p>0.3633255</text:p>
          </table:table-cell>
          <table:table-cell office:value-type="float" office:value="0.3534781" calcext:value-type="float">
            <text:p>0.3534781</text:p>
          </table:table-cell>
          <table:table-cell office:value-type="float" office:value="0.3645555" calcext:value-type="float">
            <text:p>0.3645555</text:p>
          </table:table-cell>
          <table:table-cell office:value-type="float" office:value="0.3825292" calcext:value-type="float">
            <text:p>0.3825292</text:p>
          </table:table-cell>
          <table:table-cell office:value-type="float" office:value="0.3957154" calcext:value-type="float">
            <text:p>0.395715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6576E-015" calcext:value-type="float">
            <text:p>1.936576E-15</text:p>
          </table:table-cell>
          <table:table-cell office:value-type="float" office:value="1.975041E-015" calcext:value-type="float">
            <text:p>1.975041E-15</text:p>
          </table:table-cell>
          <table:table-cell office:value-type="float" office:value="1.960609E-015" calcext:value-type="float">
            <text:p>1.960609E-15</text:p>
          </table:table-cell>
          <table:table-cell office:value-type="float" office:value="1.988949E-015" calcext:value-type="float">
            <text:p>1.988949E-15</text:p>
          </table:table-cell>
          <table:table-cell office:value-type="float" office:value="9.446724E-016" calcext:value-type="float">
            <text:p>9.446724E-16</text:p>
          </table:table-cell>
          <table:table-cell office:value-type="float" office:value="1.931294E-015" calcext:value-type="float">
            <text:p>1.93129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9E-016" calcext:value-type="float">
            <text:p>9.735879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7E-024" calcext:value-type="float">
            <text:p>1.959757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9E-034" calcext:value-type="float">
            <text:p>3.771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13606" calcext:value-type="float">
            <text:p>-0.2313606</text:p>
          </table:table-cell>
          <table:table-cell office:value-type="float" office:value="-0.02345453" calcext:value-type="float">
            <text:p>-0.02345453</text:p>
          </table:table-cell>
          <table:table-cell office:value-type="float" office:value="-0.02159791" calcext:value-type="float">
            <text:p>-0.02159791</text:p>
          </table:table-cell>
          <table:table-cell office:value-type="float" office:value="-0.02038958" calcext:value-type="float">
            <text:p>-0.02038958</text:p>
          </table:table-cell>
          <table:table-cell office:value-type="float" office:value="-0.0199924" calcext:value-type="float">
            <text:p>-0.0199924</text:p>
          </table:table-cell>
          <table:table-cell office:value-type="float" office:value="-0.01995699" calcext:value-type="float">
            <text:p>-0.01995699</text:p>
          </table:table-cell>
          <table:table-cell office:value-type="float" office:value="-0.02127469" calcext:value-type="float">
            <text:p>-0.02127469</text:p>
          </table:table-cell>
          <table:table-cell office:value-type="float" office:value="-0.02258637" calcext:value-type="float">
            <text:p>-0.02258637</text:p>
          </table:table-cell>
          <table:table-cell office:value-type="float" office:value="-0.0231323" calcext:value-type="float">
            <text:p>-0.0231323</text:p>
          </table:table-cell>
          <table:table-cell office:value-type="float" office:value="-0.01811942" calcext:value-type="float">
            <text:p>-0.01811942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3.020126" calcext:value-type="float">
            <text:p>-3.020126</text:p>
          </table:table-cell>
          <table:table-cell office:value-type="float" office:value="0.04276228" calcext:value-type="float">
            <text:p>0.04276228</text:p>
          </table:table-cell>
          <table:table-cell office:value-type="float" office:value="-9999.043" calcext:value-type="float">
            <text:p>-9999.043</text:p>
          </table:table-cell>
          <table:table-cell office:value-type="float" office:value="-2.347168" calcext:value-type="float">
            <text:p>-2.34716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00" calcext:value-type="float">
            <text:p>300</text:p>
          </table:table-cell>
          <table:table-cell office:value-type="float" office:value="27102007" calcext:value-type="float">
            <text:p>27102007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690.9233" calcext:value-type="float">
            <text:p>690.9233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4.528" calcext:value-type="float">
            <text:p>1074.528</text:p>
          </table:table-cell>
          <table:table-cell office:value-type="float" office:value="167.9017" calcext:value-type="float">
            <text:p>167.9017</text:p>
          </table:table-cell>
          <table:table-cell office:value-type="float" office:value="0" calcext:value-type="float">
            <text:p>0</text:p>
          </table:table-cell>
          <table:table-cell office:value-type="float" office:value="0.1760402" calcext:value-type="float">
            <text:p>0.1760402</text:p>
          </table:table-cell>
          <table:table-cell office:value-type="float" office:value="0.321873" calcext:value-type="float">
            <text:p>0.321873</text:p>
          </table:table-cell>
          <table:table-cell office:value-type="float" office:value="0.3237315" calcext:value-type="float">
            <text:p>0.3237315</text:p>
          </table:table-cell>
          <table:table-cell office:value-type="float" office:value="0.3256868" calcext:value-type="float">
            <text:p>0.3256868</text:p>
          </table:table-cell>
          <table:table-cell office:value-type="float" office:value="0.3266623" calcext:value-type="float">
            <text:p>0.3266623</text:p>
          </table:table-cell>
          <table:table-cell office:value-type="float" office:value="0.2867591" calcext:value-type="float">
            <text:p>0.2867591</text:p>
          </table:table-cell>
          <table:table-cell office:value-type="float" office:value="0.2816232" calcext:value-type="float">
            <text:p>0.2816232</text:p>
          </table:table-cell>
          <table:table-cell office:value-type="float" office:value="0.363587" calcext:value-type="float">
            <text:p>0.363587</text:p>
          </table:table-cell>
          <table:table-cell office:value-type="float" office:value="0.3538655" calcext:value-type="float">
            <text:p>0.3538655</text:p>
          </table:table-cell>
          <table:table-cell office:value-type="float" office:value="0.3647097" calcext:value-type="float">
            <text:p>0.3647097</text:p>
          </table:table-cell>
          <table:table-cell office:value-type="float" office:value="0.3825078" calcext:value-type="float">
            <text:p>0.3825078</text:p>
          </table:table-cell>
          <table:table-cell office:value-type="float" office:value="0.3956518" calcext:value-type="float">
            <text:p>0.395651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6745E-015" calcext:value-type="float">
            <text:p>1.936745E-15</text:p>
          </table:table-cell>
          <table:table-cell office:value-type="float" office:value="1.975031E-015" calcext:value-type="float">
            <text:p>1.975031E-15</text:p>
          </table:table-cell>
          <table:table-cell office:value-type="float" office:value="1.960596E-015" calcext:value-type="float">
            <text:p>1.960596E-15</text:p>
          </table:table-cell>
          <table:table-cell office:value-type="float" office:value="1.988946E-015" calcext:value-type="float">
            <text:p>1.988946E-15</text:p>
          </table:table-cell>
          <table:table-cell office:value-type="float" office:value="9.446564E-016" calcext:value-type="float">
            <text:p>9.446564E-16</text:p>
          </table:table-cell>
          <table:table-cell office:value-type="float" office:value="1.931294E-015" calcext:value-type="float">
            <text:p>1.93129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8E-016" calcext:value-type="float">
            <text:p>9.735878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7E-024" calcext:value-type="float">
            <text:p>1.959757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9E-034" calcext:value-type="float">
            <text:p>3.771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22471" calcext:value-type="float">
            <text:p>-2.122471</text:p>
          </table:table-cell>
          <table:table-cell office:value-type="float" office:value="-0.02269648" calcext:value-type="float">
            <text:p>-0.02269648</text:p>
          </table:table-cell>
          <table:table-cell office:value-type="float" office:value="-0.02190648" calcext:value-type="float">
            <text:p>-0.02190648</text:p>
          </table:table-cell>
          <table:table-cell office:value-type="float" office:value="-0.0211702" calcext:value-type="float">
            <text:p>-0.0211702</text:p>
          </table:table-cell>
          <table:table-cell office:value-type="float" office:value="-0.02078736" calcext:value-type="float">
            <text:p>-0.02078736</text:p>
          </table:table-cell>
          <table:table-cell office:value-type="float" office:value="-0.02048193" calcext:value-type="float">
            <text:p>-0.02048193</text:p>
          </table:table-cell>
          <table:table-cell office:value-type="float" office:value="-0.02131338" calcext:value-type="float">
            <text:p>-0.02131338</text:p>
          </table:table-cell>
          <table:table-cell office:value-type="float" office:value="-0.02223692" calcext:value-type="float">
            <text:p>-0.02223692</text:p>
          </table:table-cell>
          <table:table-cell office:value-type="float" office:value="-0.0227146" calcext:value-type="float">
            <text:p>-0.0227146</text:p>
          </table:table-cell>
          <table:table-cell office:value-type="float" office:value="-0.01798893" calcext:value-type="float">
            <text:p>-0.01798893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15.73762" calcext:value-type="float">
            <text:p>-15.73762</text:p>
          </table:table-cell>
          <table:table-cell office:value-type="float" office:value="0.0427608" calcext:value-type="float">
            <text:p>0.0427608</text:p>
          </table:table-cell>
          <table:table-cell office:value-type="float" office:value="-9999.043" calcext:value-type="float">
            <text:p>-9999.043</text:p>
          </table:table-cell>
          <table:table-cell office:value-type="float" office:value="-2.348405" calcext:value-type="float">
            <text:p>-2.34840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01" calcext:value-type="float">
            <text:p>301</text:p>
          </table:table-cell>
          <table:table-cell office:value-type="float" office:value="28102007" calcext:value-type="float">
            <text:p>28102007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691.264" calcext:value-type="float">
            <text:p>691.264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4.188" calcext:value-type="float">
            <text:p>1074.188</text:p>
          </table:table-cell>
          <table:table-cell office:value-type="float" office:value="167.9017" calcext:value-type="float">
            <text:p>167.9017</text:p>
          </table:table-cell>
          <table:table-cell office:value-type="float" office:value="0" calcext:value-type="float">
            <text:p>0</text:p>
          </table:table-cell>
          <table:table-cell office:value-type="float" office:value="0.1581032" calcext:value-type="float">
            <text:p>0.1581032</text:p>
          </table:table-cell>
          <table:table-cell office:value-type="float" office:value="0.3217794" calcext:value-type="float">
            <text:p>0.3217794</text:p>
          </table:table-cell>
          <table:table-cell office:value-type="float" office:value="0.3233118" calcext:value-type="float">
            <text:p>0.3233118</text:p>
          </table:table-cell>
          <table:table-cell office:value-type="float" office:value="0.3248231" calcext:value-type="float">
            <text:p>0.3248231</text:p>
          </table:table-cell>
          <table:table-cell office:value-type="float" office:value="0.3256137" calcext:value-type="float">
            <text:p>0.3256137</text:p>
          </table:table-cell>
          <table:table-cell office:value-type="float" office:value="0.2859778" calcext:value-type="float">
            <text:p>0.2859778</text:p>
          </table:table-cell>
          <table:table-cell office:value-type="float" office:value="0.2814291" calcext:value-type="float">
            <text:p>0.2814291</text:p>
          </table:table-cell>
          <table:table-cell office:value-type="float" office:value="0.3637657" calcext:value-type="float">
            <text:p>0.3637657</text:p>
          </table:table-cell>
          <table:table-cell office:value-type="float" office:value="0.3542236" calcext:value-type="float">
            <text:p>0.3542236</text:p>
          </table:table-cell>
          <table:table-cell office:value-type="float" office:value="0.3648669" calcext:value-type="float">
            <text:p>0.3648669</text:p>
          </table:table-cell>
          <table:table-cell office:value-type="float" office:value="0.3825009" calcext:value-type="float">
            <text:p>0.3825009</text:p>
          </table:table-cell>
          <table:table-cell office:value-type="float" office:value="0.3955908" calcext:value-type="float">
            <text:p>0.395590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6956E-015" calcext:value-type="float">
            <text:p>1.936956E-15</text:p>
          </table:table-cell>
          <table:table-cell office:value-type="float" office:value="1.975008E-015" calcext:value-type="float">
            <text:p>1.975008E-15</text:p>
          </table:table-cell>
          <table:table-cell office:value-type="float" office:value="1.960582E-015" calcext:value-type="float">
            <text:p>1.960582E-15</text:p>
          </table:table-cell>
          <table:table-cell office:value-type="float" office:value="1.988943E-015" calcext:value-type="float">
            <text:p>1.988943E-15</text:p>
          </table:table-cell>
          <table:table-cell office:value-type="float" office:value="9.446407E-016" calcext:value-type="float">
            <text:p>9.446407E-16</text:p>
          </table:table-cell>
          <table:table-cell office:value-type="float" office:value="1.931294E-015" calcext:value-type="float">
            <text:p>1.93129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9E-016" calcext:value-type="float">
            <text:p>9.735879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8E-034" calcext:value-type="float">
            <text:p>3.77189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79734" calcext:value-type="float">
            <text:p>-4.879734</text:p>
          </table:table-cell>
          <table:table-cell office:value-type="float" office:value="-0.02273408" calcext:value-type="float">
            <text:p>-0.02273408</text:p>
          </table:table-cell>
          <table:table-cell office:value-type="float" office:value="-0.02208122" calcext:value-type="float">
            <text:p>-0.02208122</text:p>
          </table:table-cell>
          <table:table-cell office:value-type="float" office:value="-0.02151816" calcext:value-type="float">
            <text:p>-0.02151816</text:p>
          </table:table-cell>
          <table:table-cell office:value-type="float" office:value="-0.02120186" calcext:value-type="float">
            <text:p>-0.02120186</text:p>
          </table:table-cell>
          <table:table-cell office:value-type="float" office:value="-0.02091" calcext:value-type="float">
            <text:p>-0.02091</text:p>
          </table:table-cell>
          <table:table-cell office:value-type="float" office:value="-0.02143651" calcext:value-type="float">
            <text:p>-0.02143651</text:p>
          </table:table-cell>
          <table:table-cell office:value-type="float" office:value="-0.02200114" calcext:value-type="float">
            <text:p>-0.02200114</text:p>
          </table:table-cell>
          <table:table-cell office:value-type="float" office:value="-0.02233544" calcext:value-type="float">
            <text:p>-0.02233544</text:p>
          </table:table-cell>
          <table:table-cell office:value-type="float" office:value="-0.01785675" calcext:value-type="float">
            <text:p>-0.01785675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26.5405" calcext:value-type="float">
            <text:p>-26.5405</text:p>
          </table:table-cell>
          <table:table-cell office:value-type="float" office:value="0.04275871" calcext:value-type="float">
            <text:p>0.04275871</text:p>
          </table:table-cell>
          <table:table-cell office:value-type="float" office:value="-9999.043" calcext:value-type="float">
            <text:p>-9999.043</text:p>
          </table:table-cell>
          <table:table-cell office:value-type="float" office:value="-2.349638" calcext:value-type="float">
            <text:p>-2.34963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02" calcext:value-type="float">
            <text:p>302</text:p>
          </table:table-cell>
          <table:table-cell office:value-type="float" office:value="29102007" calcext:value-type="float">
            <text:p>29102007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691.3857" calcext:value-type="float">
            <text:p>691.3857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4.066" calcext:value-type="float">
            <text:p>1074.066</text:p>
          </table:table-cell>
          <table:table-cell office:value-type="float" office:value="167.9017" calcext:value-type="float">
            <text:p>167.9017</text:p>
          </table:table-cell>
          <table:table-cell office:value-type="float" office:value="0" calcext:value-type="float">
            <text:p>0</text:p>
          </table:table-cell>
          <table:table-cell office:value-type="float" office:value="0.148056" calcext:value-type="float">
            <text:p>0.148056</text:p>
          </table:table-cell>
          <table:table-cell office:value-type="float" office:value="0.3214218" calcext:value-type="float">
            <text:p>0.3214218</text:p>
          </table:table-cell>
          <table:table-cell office:value-type="float" office:value="0.3228164" calcext:value-type="float">
            <text:p>0.3228164</text:p>
          </table:table-cell>
          <table:table-cell office:value-type="float" office:value="0.3242327" calcext:value-type="float">
            <text:p>0.3242327</text:p>
          </table:table-cell>
          <table:table-cell office:value-type="float" office:value="0.3249706" calcext:value-type="float">
            <text:p>0.3249706</text:p>
          </table:table-cell>
          <table:table-cell office:value-type="float" office:value="0.2854435" calcext:value-type="float">
            <text:p>0.2854435</text:p>
          </table:table-cell>
          <table:table-cell office:value-type="float" office:value="0.281114" calcext:value-type="float">
            <text:p>0.281114</text:p>
          </table:table-cell>
          <table:table-cell office:value-type="float" office:value="0.3638745" calcext:value-type="float">
            <text:p>0.3638745</text:p>
          </table:table-cell>
          <table:table-cell office:value-type="float" office:value="0.3545499" calcext:value-type="float">
            <text:p>0.3545499</text:p>
          </table:table-cell>
          <table:table-cell office:value-type="float" office:value="0.3650269" calcext:value-type="float">
            <text:p>0.3650269</text:p>
          </table:table-cell>
          <table:table-cell office:value-type="float" office:value="0.3825063" calcext:value-type="float">
            <text:p>0.3825063</text:p>
          </table:table-cell>
          <table:table-cell office:value-type="float" office:value="0.3955329" calcext:value-type="float">
            <text:p>0.395532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19E-015" calcext:value-type="float">
            <text:p>1.93719E-15</text:p>
          </table:table-cell>
          <table:table-cell office:value-type="float" office:value="1.974982E-015" calcext:value-type="float">
            <text:p>1.974982E-15</text:p>
          </table:table-cell>
          <table:table-cell office:value-type="float" office:value="1.960569E-015" calcext:value-type="float">
            <text:p>1.960569E-15</text:p>
          </table:table-cell>
          <table:table-cell office:value-type="float" office:value="1.98894E-015" calcext:value-type="float">
            <text:p>1.98894E-15</text:p>
          </table:table-cell>
          <table:table-cell office:value-type="float" office:value="9.446232E-016" calcext:value-type="float">
            <text:p>9.446232E-16</text:p>
          </table:table-cell>
          <table:table-cell office:value-type="float" office:value="1.931294E-015" calcext:value-type="float">
            <text:p>1.93129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7E-016" calcext:value-type="float">
            <text:p>9.735877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7E-024" calcext:value-type="float">
            <text:p>1.959757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9E-034" calcext:value-type="float">
            <text:p>3.771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138348" calcext:value-type="float">
            <text:p>-8.138348</text:p>
          </table:table-cell>
          <table:table-cell office:value-type="float" office:value="-0.02289065" calcext:value-type="float">
            <text:p>-0.02289065</text:p>
          </table:table-cell>
          <table:table-cell office:value-type="float" office:value="-0.02229041" calcext:value-type="float">
            <text:p>-0.02229041</text:p>
          </table:table-cell>
          <table:table-cell office:value-type="float" office:value="-0.02175916" calcext:value-type="float">
            <text:p>-0.02175916</text:p>
          </table:table-cell>
          <table:table-cell office:value-type="float" office:value="-0.0214601" calcext:value-type="float">
            <text:p>-0.0214601</text:p>
          </table:table-cell>
          <table:table-cell office:value-type="float" office:value="-0.02120848" calcext:value-type="float">
            <text:p>-0.02120848</text:p>
          </table:table-cell>
          <table:table-cell office:value-type="float" office:value="-0.0216383" calcext:value-type="float">
            <text:p>-0.0216383</text:p>
          </table:table-cell>
          <table:table-cell office:value-type="float" office:value="-0.02185863" calcext:value-type="float">
            <text:p>-0.02185863</text:p>
          </table:table-cell>
          <table:table-cell office:value-type="float" office:value="-0.0219958" calcext:value-type="float">
            <text:p>-0.0219958</text:p>
          </table:table-cell>
          <table:table-cell office:value-type="float" office:value="-0.01772343" calcext:value-type="float">
            <text:p>-0.01772343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22.8665" calcext:value-type="float">
            <text:p>-22.8665</text:p>
          </table:table-cell>
          <table:table-cell office:value-type="float" office:value="0.04275711" calcext:value-type="float">
            <text:p>0.04275711</text:p>
          </table:table-cell>
          <table:table-cell office:value-type="float" office:value="-9999.043" calcext:value-type="float">
            <text:p>-9999.043</text:p>
          </table:table-cell>
          <table:table-cell office:value-type="float" office:value="-2.350875" calcext:value-type="float">
            <text:p>-2.35087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03" calcext:value-type="float">
            <text:p>303</text:p>
          </table:table-cell>
          <table:table-cell office:value-type="float" office:value="30102007" calcext:value-type="float">
            <text:p>30102007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691.5477" calcext:value-type="float">
            <text:p>691.5477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3.904" calcext:value-type="float">
            <text:p>1073.904</text:p>
          </table:table-cell>
          <table:table-cell office:value-type="float" office:value="167.9017" calcext:value-type="float">
            <text:p>167.9017</text:p>
          </table:table-cell>
          <table:table-cell office:value-type="float" office:value="0" calcext:value-type="float">
            <text:p>0</text:p>
          </table:table-cell>
          <table:table-cell office:value-type="float" office:value="0.1423538" calcext:value-type="float">
            <text:p>0.1423538</text:p>
          </table:table-cell>
          <table:table-cell office:value-type="float" office:value="0.3210692" calcext:value-type="float">
            <text:p>0.3210692</text:p>
          </table:table-cell>
          <table:table-cell office:value-type="float" office:value="0.322376" calcext:value-type="float">
            <text:p>0.322376</text:p>
          </table:table-cell>
          <table:table-cell office:value-type="float" office:value="0.3237073" calcext:value-type="float">
            <text:p>0.3237073</text:p>
          </table:table-cell>
          <table:table-cell office:value-type="float" office:value="0.3243889" calcext:value-type="float">
            <text:p>0.3243889</text:p>
          </table:table-cell>
          <table:table-cell office:value-type="float" office:value="0.285" calcext:value-type="float">
            <text:p>0.285</text:p>
          </table:table-cell>
          <table:table-cell office:value-type="float" office:value="0.2809132" calcext:value-type="float">
            <text:p>0.2809132</text:p>
          </table:table-cell>
          <table:table-cell office:value-type="float" office:value="0.3639405" calcext:value-type="float">
            <text:p>0.3639405</text:p>
          </table:table-cell>
          <table:table-cell office:value-type="float" office:value="0.3548439" calcext:value-type="float">
            <text:p>0.3548439</text:p>
          </table:table-cell>
          <table:table-cell office:value-type="float" office:value="0.3651848" calcext:value-type="float">
            <text:p>0.3651848</text:p>
          </table:table-cell>
          <table:table-cell office:value-type="float" office:value="0.3825223" calcext:value-type="float">
            <text:p>0.3825223</text:p>
          </table:table-cell>
          <table:table-cell office:value-type="float" office:value="0.3954776" calcext:value-type="float">
            <text:p>0.395477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441E-015" calcext:value-type="float">
            <text:p>1.937441E-15</text:p>
          </table:table-cell>
          <table:table-cell office:value-type="float" office:value="1.974958E-015" calcext:value-type="float">
            <text:p>1.974958E-15</text:p>
          </table:table-cell>
          <table:table-cell office:value-type="float" office:value="1.96055E-015" calcext:value-type="float">
            <text:p>1.96055E-15</text:p>
          </table:table-cell>
          <table:table-cell office:value-type="float" office:value="1.988937E-015" calcext:value-type="float">
            <text:p>1.988937E-15</text:p>
          </table:table-cell>
          <table:table-cell office:value-type="float" office:value="9.446075E-016" calcext:value-type="float">
            <text:p>9.446075E-16</text:p>
          </table:table-cell>
          <table:table-cell office:value-type="float" office:value="1.931294E-015" calcext:value-type="float">
            <text:p>1.93129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8E-016" calcext:value-type="float">
            <text:p>9.735878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9E-034" calcext:value-type="float">
            <text:p>3.77189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0113" calcext:value-type="float">
            <text:p>-11.0113</text:p>
          </table:table-cell>
          <table:table-cell office:value-type="float" office:value="-0.02304569" calcext:value-type="float">
            <text:p>-0.02304569</text:p>
          </table:table-cell>
          <table:table-cell office:value-type="float" office:value="-0.02247818" calcext:value-type="float">
            <text:p>-0.02247818</text:p>
          </table:table-cell>
          <table:table-cell office:value-type="float" office:value="-0.02197598" calcext:value-type="float">
            <text:p>-0.02197598</text:p>
          </table:table-cell>
          <table:table-cell office:value-type="float" office:value="-0.02169656" calcext:value-type="float">
            <text:p>-0.02169656</text:p>
          </table:table-cell>
          <table:table-cell office:value-type="float" office:value="-0.02145961" calcext:value-type="float">
            <text:p>-0.02145961</text:p>
          </table:table-cell>
          <table:table-cell office:value-type="float" office:value="-0.02176862" calcext:value-type="float">
            <text:p>-0.02176862</text:p>
          </table:table-cell>
          <table:table-cell office:value-type="float" office:value="-0.02177274" calcext:value-type="float">
            <text:p>-0.02177274</text:p>
          </table:table-cell>
          <table:table-cell office:value-type="float" office:value="-0.02169446" calcext:value-type="float">
            <text:p>-0.02169446</text:p>
          </table:table-cell>
          <table:table-cell office:value-type="float" office:value="-0.01759267" calcext:value-type="float">
            <text:p>-0.01759267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32.00105" calcext:value-type="float">
            <text:p>-32.00105</text:p>
          </table:table-cell>
          <table:table-cell office:value-type="float" office:value="0.04275526" calcext:value-type="float">
            <text:p>0.04275526</text:p>
          </table:table-cell>
          <table:table-cell office:value-type="float" office:value="-9999.043" calcext:value-type="float">
            <text:p>-9999.043</text:p>
          </table:table-cell>
          <table:table-cell office:value-type="float" office:value="-2.352083" calcext:value-type="float">
            <text:p>-2.352083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04" calcext:value-type="float">
            <text:p>304</text:p>
          </table:table-cell>
          <table:table-cell office:value-type="float" office:value="31102007" calcext:value-type="float">
            <text:p>31102007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691.6265" calcext:value-type="float">
            <text:p>691.6265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3.825" calcext:value-type="float">
            <text:p>1073.825</text:p>
          </table:table-cell>
          <table:table-cell office:value-type="float" office:value="167.9017" calcext:value-type="float">
            <text:p>167.9017</text:p>
          </table:table-cell>
          <table:table-cell office:value-type="float" office:value="0" calcext:value-type="float">
            <text:p>0</text:p>
          </table:table-cell>
          <table:table-cell office:value-type="float" office:value="0.1375355" calcext:value-type="float">
            <text:p>0.1375355</text:p>
          </table:table-cell>
          <table:table-cell office:value-type="float" office:value="0.3207214" calcext:value-type="float">
            <text:p>0.3207214</text:p>
          </table:table-cell>
          <table:table-cell office:value-type="float" office:value="0.3219547" calcext:value-type="float">
            <text:p>0.3219547</text:p>
          </table:table-cell>
          <table:table-cell office:value-type="float" office:value="0.3232193" calcext:value-type="float">
            <text:p>0.3232193</text:p>
          </table:table-cell>
          <table:table-cell office:value-type="float" office:value="0.3238768" calcext:value-type="float">
            <text:p>0.3238768</text:p>
          </table:table-cell>
          <table:table-cell office:value-type="float" office:value="0.2846381" calcext:value-type="float">
            <text:p>0.2846381</text:p>
          </table:table-cell>
          <table:table-cell office:value-type="float" office:value="0.2807582" calcext:value-type="float">
            <text:p>0.2807582</text:p>
          </table:table-cell>
          <table:table-cell office:value-type="float" office:value="0.363986" calcext:value-type="float">
            <text:p>0.363986</text:p>
          </table:table-cell>
          <table:table-cell office:value-type="float" office:value="0.3551078" calcext:value-type="float">
            <text:p>0.3551078</text:p>
          </table:table-cell>
          <table:table-cell office:value-type="float" office:value="0.3653421" calcext:value-type="float">
            <text:p>0.3653421</text:p>
          </table:table-cell>
          <table:table-cell office:value-type="float" office:value="0.3825469" calcext:value-type="float">
            <text:p>0.3825469</text:p>
          </table:table-cell>
          <table:table-cell office:value-type="float" office:value="0.3954259" calcext:value-type="float">
            <text:p>0.395425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7729E-015" calcext:value-type="float">
            <text:p>1.937729E-15</text:p>
          </table:table-cell>
          <table:table-cell office:value-type="float" office:value="1.974934E-015" calcext:value-type="float">
            <text:p>1.974934E-15</text:p>
          </table:table-cell>
          <table:table-cell office:value-type="float" office:value="1.960531E-015" calcext:value-type="float">
            <text:p>1.960531E-15</text:p>
          </table:table-cell>
          <table:table-cell office:value-type="float" office:value="1.988929E-015" calcext:value-type="float">
            <text:p>1.988929E-15</text:p>
          </table:table-cell>
          <table:table-cell office:value-type="float" office:value="9.445905E-016" calcext:value-type="float">
            <text:p>9.445905E-16</text:p>
          </table:table-cell>
          <table:table-cell office:value-type="float" office:value="1.931294E-015" calcext:value-type="float">
            <text:p>1.93129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8E-016" calcext:value-type="float">
            <text:p>9.735878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9E-034" calcext:value-type="float">
            <text:p>3.771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37305" calcext:value-type="float">
            <text:p>-14.37305</text:p>
          </table:table-cell>
          <table:table-cell office:value-type="float" office:value="-0.02320011" calcext:value-type="float">
            <text:p>-0.02320011</text:p>
          </table:table-cell>
          <table:table-cell office:value-type="float" office:value="-0.02265968" calcext:value-type="float">
            <text:p>-0.02265968</text:p>
          </table:table-cell>
          <table:table-cell office:value-type="float" office:value="-0.0221795" calcext:value-type="float">
            <text:p>-0.0221795</text:p>
          </table:table-cell>
          <table:table-cell office:value-type="float" office:value="-0.02190705" calcext:value-type="float">
            <text:p>-0.02190705</text:p>
          </table:table-cell>
          <table:table-cell office:value-type="float" office:value="-0.02166698" calcext:value-type="float">
            <text:p>-0.02166698</text:p>
          </table:table-cell>
          <table:table-cell office:value-type="float" office:value="-0.02186967" calcext:value-type="float">
            <text:p>-0.02186967</text:p>
          </table:table-cell>
          <table:table-cell office:value-type="float" office:value="-0.02171396" calcext:value-type="float">
            <text:p>-0.02171396</text:p>
          </table:table-cell>
          <table:table-cell office:value-type="float" office:value="-0.02142766" calcext:value-type="float">
            <text:p>-0.02142766</text:p>
          </table:table-cell>
          <table:table-cell office:value-type="float" office:value="-0.01746355" calcext:value-type="float">
            <text:p>-0.01746355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31.39775" calcext:value-type="float">
            <text:p>-31.39775</text:p>
          </table:table-cell>
          <table:table-cell office:value-type="float" office:value="0.0427532" calcext:value-type="float">
            <text:p>0.0427532</text:p>
          </table:table-cell>
          <table:table-cell office:value-type="float" office:value="-9999.043" calcext:value-type="float">
            <text:p>-9999.043</text:p>
          </table:table-cell>
          <table:table-cell office:value-type="float" office:value="-2.353287" calcext:value-type="float">
            <text:p>-2.35328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05" calcext:value-type="float">
            <text:p>305</text:p>
          </table:table-cell>
          <table:table-cell office:value-type="float" office:value="1112007" calcext:value-type="float">
            <text:p>1112007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691.6957" calcext:value-type="float">
            <text:p>691.6957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3.756" calcext:value-type="float">
            <text:p>1073.756</text:p>
          </table:table-cell>
          <table:table-cell office:value-type="float" office:value="167.9017" calcext:value-type="float">
            <text:p>167.9017</text:p>
          </table:table-cell>
          <table:table-cell office:value-type="float" office:value="0" calcext:value-type="float">
            <text:p>0</text:p>
          </table:table-cell>
          <table:table-cell office:value-type="float" office:value="0.1344493" calcext:value-type="float">
            <text:p>0.1344493</text:p>
          </table:table-cell>
          <table:table-cell office:value-type="float" office:value="0.3203721" calcext:value-type="float">
            <text:p>0.3203721</text:p>
          </table:table-cell>
          <table:table-cell office:value-type="float" office:value="0.3215721" calcext:value-type="float">
            <text:p>0.3215721</text:p>
          </table:table-cell>
          <table:table-cell office:value-type="float" office:value="0.3227814" calcext:value-type="float">
            <text:p>0.3227814</text:p>
          </table:table-cell>
          <table:table-cell office:value-type="float" office:value="0.3234258" calcext:value-type="float">
            <text:p>0.3234258</text:p>
          </table:table-cell>
          <table:table-cell office:value-type="float" office:value="0.2843357" calcext:value-type="float">
            <text:p>0.2843357</text:p>
          </table:table-cell>
          <table:table-cell office:value-type="float" office:value="0.2806292" calcext:value-type="float">
            <text:p>0.2806292</text:p>
          </table:table-cell>
          <table:table-cell office:value-type="float" office:value="0.3640198" calcext:value-type="float">
            <text:p>0.3640198</text:p>
          </table:table-cell>
          <table:table-cell office:value-type="float" office:value="0.3553449" calcext:value-type="float">
            <text:p>0.3553449</text:p>
          </table:table-cell>
          <table:table-cell office:value-type="float" office:value="0.3654963" calcext:value-type="float">
            <text:p>0.3654963</text:p>
          </table:table-cell>
          <table:table-cell office:value-type="float" office:value="0.3825787" calcext:value-type="float">
            <text:p>0.3825787</text:p>
          </table:table-cell>
          <table:table-cell office:value-type="float" office:value="0.3953772" calcext:value-type="float">
            <text:p>0.3953772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38046E-015" calcext:value-type="float">
            <text:p>1.938046E-15</text:p>
          </table:table-cell>
          <table:table-cell office:value-type="float" office:value="1.974902E-015" calcext:value-type="float">
            <text:p>1.974902E-15</text:p>
          </table:table-cell>
          <table:table-cell office:value-type="float" office:value="1.960519E-015" calcext:value-type="float">
            <text:p>1.960519E-15</text:p>
          </table:table-cell>
          <table:table-cell office:value-type="float" office:value="1.988913E-015" calcext:value-type="float">
            <text:p>1.988913E-15</text:p>
          </table:table-cell>
          <table:table-cell office:value-type="float" office:value="9.445739E-016" calcext:value-type="float">
            <text:p>9.445739E-16</text:p>
          </table:table-cell>
          <table:table-cell office:value-type="float" office:value="1.931294E-015" calcext:value-type="float">
            <text:p>1.93129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7E-016" calcext:value-type="float">
            <text:p>9.735877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8E-034" calcext:value-type="float">
            <text:p>3.77189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12223" calcext:value-type="float">
            <text:p>-17.12223</text:p>
          </table:table-cell>
          <table:table-cell office:value-type="float" office:value="-0.02335517" calcext:value-type="float">
            <text:p>-0.02335517</text:p>
          </table:table-cell>
          <table:table-cell office:value-type="float" office:value="-0.02282569" calcext:value-type="float">
            <text:p>-0.02282569</text:p>
          </table:table-cell>
          <table:table-cell office:value-type="float" office:value="-0.02236414" calcext:value-type="float">
            <text:p>-0.02236414</text:p>
          </table:table-cell>
          <table:table-cell office:value-type="float" office:value="-0.02209461" calcext:value-type="float">
            <text:p>-0.02209461</text:p>
          </table:table-cell>
          <table:table-cell office:value-type="float" office:value="-0.02184201" calcext:value-type="float">
            <text:p>-0.02184201</text:p>
          </table:table-cell>
          <table:table-cell office:value-type="float" office:value="-0.0219542" calcext:value-type="float">
            <text:p>-0.0219542</text:p>
          </table:table-cell>
          <table:table-cell office:value-type="float" office:value="-0.02167029" calcext:value-type="float">
            <text:p>-0.02167029</text:p>
          </table:table-cell>
          <table:table-cell office:value-type="float" office:value="-0.02119105" calcext:value-type="float">
            <text:p>-0.02119105</text:p>
          </table:table-cell>
          <table:table-cell office:value-type="float" office:value="-0.01733789" calcext:value-type="float">
            <text:p>-0.01733789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33.0333" calcext:value-type="float">
            <text:p>-33.0333</text:p>
          </table:table-cell>
          <table:table-cell office:value-type="float" office:value="0.04275098" calcext:value-type="float">
            <text:p>0.04275098</text:p>
          </table:table-cell>
          <table:table-cell office:value-type="float" office:value="-9999.043" calcext:value-type="float">
            <text:p>-9999.043</text:p>
          </table:table-cell>
          <table:table-cell office:value-type="float" office:value="-2.354471" calcext:value-type="float">
            <text:p>-2.35447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06" calcext:value-type="float">
            <text:p>306</text:p>
          </table:table-cell>
          <table:table-cell office:value-type="float" office:value="2112007" calcext:value-type="float">
            <text:p>2112007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691.7792" calcext:value-type="float">
            <text:p>691.7792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3.673" calcext:value-type="float">
            <text:p>1073.673</text:p>
          </table:table-cell>
          <table:table-cell office:value-type="float" office:value="167.9017" calcext:value-type="float">
            <text:p>167.9017</text:p>
          </table:table-cell>
          <table:table-cell office:value-type="float" office:value="0" calcext:value-type="float">
            <text:p>0</text:p>
          </table:table-cell>
          <table:table-cell office:value-type="float" office:value="0.1320977" calcext:value-type="float">
            <text:p>0.1320977</text:p>
          </table:table-cell>
          <table:table-cell office:value-type="float" office:value="0.3199088" calcext:value-type="float">
            <text:p>0.3199088</text:p>
          </table:table-cell>
          <table:table-cell office:value-type="float" office:value="0.3211435" calcext:value-type="float">
            <text:p>0.3211435</text:p>
          </table:table-cell>
          <table:table-cell office:value-type="float" office:value="0.3223609" calcext:value-type="float">
            <text:p>0.3223609</text:p>
          </table:table-cell>
          <table:table-cell office:value-type="float" office:value="0.3230155" calcext:value-type="float">
            <text:p>0.3230155</text:p>
          </table:table-cell>
          <table:table-cell office:value-type="float" office:value="0.2840757" calcext:value-type="float">
            <text:p>0.2840757</text:p>
          </table:table-cell>
          <table:table-cell office:value-type="float" office:value="0.2805169" calcext:value-type="float">
            <text:p>0.2805169</text:p>
          </table:table-cell>
          <table:table-cell office:value-type="float" office:value="0.3640465" calcext:value-type="float">
            <text:p>0.3640465</text:p>
          </table:table-cell>
          <table:table-cell office:value-type="float" office:value="0.3555584" calcext:value-type="float">
            <text:p>0.3555584</text:p>
          </table:table-cell>
          <table:table-cell office:value-type="float" office:value="0.3656471" calcext:value-type="float">
            <text:p>0.3656471</text:p>
          </table:table-cell>
          <table:table-cell office:value-type="float" office:value="0.3826164" calcext:value-type="float">
            <text:p>0.3826164</text:p>
          </table:table-cell>
          <table:table-cell office:value-type="float" office:value="0.3953319" calcext:value-type="float">
            <text:p>0.395331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8352E-015" calcext:value-type="float">
            <text:p>1.938352E-15</text:p>
          </table:table-cell>
          <table:table-cell office:value-type="float" office:value="1.974875E-015" calcext:value-type="float">
            <text:p>1.974875E-15</text:p>
          </table:table-cell>
          <table:table-cell office:value-type="float" office:value="1.960503E-015" calcext:value-type="float">
            <text:p>1.960503E-15</text:p>
          </table:table-cell>
          <table:table-cell office:value-type="float" office:value="1.988899E-015" calcext:value-type="float">
            <text:p>1.988899E-15</text:p>
          </table:table-cell>
          <table:table-cell office:value-type="float" office:value="9.445582E-016" calcext:value-type="float">
            <text:p>9.445582E-16</text:p>
          </table:table-cell>
          <table:table-cell office:value-type="float" office:value="1.931294E-015" calcext:value-type="float">
            <text:p>1.93129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8E-016" calcext:value-type="float">
            <text:p>9.735878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7E-024" calcext:value-type="float">
            <text:p>1.959757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8E-034" calcext:value-type="float">
            <text:p>3.77189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61623" calcext:value-type="float">
            <text:p>-19.61623</text:p>
          </table:table-cell>
          <table:table-cell office:value-type="float" office:value="-0.02356365" calcext:value-type="float">
            <text:p>-0.02356365</text:p>
          </table:table-cell>
          <table:table-cell office:value-type="float" office:value="-0.02301332" calcext:value-type="float">
            <text:p>-0.02301332</text:p>
          </table:table-cell>
          <table:table-cell office:value-type="float" office:value="-0.02254281" calcext:value-type="float">
            <text:p>-0.02254281</text:p>
          </table:table-cell>
          <table:table-cell office:value-type="float" office:value="-0.02226655" calcext:value-type="float">
            <text:p>-0.02226655</text:p>
          </table:table-cell>
          <table:table-cell office:value-type="float" office:value="-0.02199371" calcext:value-type="float">
            <text:p>-0.02199371</text:p>
          </table:table-cell>
          <table:table-cell office:value-type="float" office:value="-0.02202801" calcext:value-type="float">
            <text:p>-0.02202801</text:p>
          </table:table-cell>
          <table:table-cell office:value-type="float" office:value="-0.02163596" calcext:value-type="float">
            <text:p>-0.02163596</text:p>
          </table:table-cell>
          <table:table-cell office:value-type="float" office:value="-0.02098028" calcext:value-type="float">
            <text:p>-0.02098028</text:p>
          </table:table-cell>
          <table:table-cell office:value-type="float" office:value="-0.01721595" calcext:value-type="float">
            <text:p>-0.01721595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38.01792" calcext:value-type="float">
            <text:p>-38.01792</text:p>
          </table:table-cell>
          <table:table-cell office:value-type="float" office:value="0.04274902" calcext:value-type="float">
            <text:p>0.04274902</text:p>
          </table:table-cell>
          <table:table-cell office:value-type="float" office:value="-9999.043" calcext:value-type="float">
            <text:p>-9999.043</text:p>
          </table:table-cell>
          <table:table-cell office:value-type="float" office:value="-2.355634" calcext:value-type="float">
            <text:p>-2.35563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07" calcext:value-type="float">
            <text:p>307</text:p>
          </table:table-cell>
          <table:table-cell office:value-type="float" office:value="3112007" calcext:value-type="float">
            <text:p>3112007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691.8151" calcext:value-type="float">
            <text:p>691.8151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3.637" calcext:value-type="float">
            <text:p>1073.637</text:p>
          </table:table-cell>
          <table:table-cell office:value-type="float" office:value="167.9017" calcext:value-type="float">
            <text:p>167.9017</text:p>
          </table:table-cell>
          <table:table-cell office:value-type="float" office:value="0" calcext:value-type="float">
            <text:p>0</text:p>
          </table:table-cell>
          <table:table-cell office:value-type="float" office:value="0.1302862" calcext:value-type="float">
            <text:p>0.1302862</text:p>
          </table:table-cell>
          <table:table-cell office:value-type="float" office:value="0.3195659" calcext:value-type="float">
            <text:p>0.3195659</text:p>
          </table:table-cell>
          <table:table-cell office:value-type="float" office:value="0.320726" calcext:value-type="float">
            <text:p>0.320726</text:p>
          </table:table-cell>
          <table:table-cell office:value-type="float" office:value="0.321942" calcext:value-type="float">
            <text:p>0.321942</text:p>
          </table:table-cell>
          <table:table-cell office:value-type="float" office:value="0.3226178" calcext:value-type="float">
            <text:p>0.3226178</text:p>
          </table:table-cell>
          <table:table-cell office:value-type="float" office:value="0.283842" calcext:value-type="float">
            <text:p>0.283842</text:p>
          </table:table-cell>
          <table:table-cell office:value-type="float" office:value="0.2804171" calcext:value-type="float">
            <text:p>0.2804171</text:p>
          </table:table-cell>
          <table:table-cell office:value-type="float" office:value="0.3640684" calcext:value-type="float">
            <text:p>0.3640684</text:p>
          </table:table-cell>
          <table:table-cell office:value-type="float" office:value="0.3557511" calcext:value-type="float">
            <text:p>0.3557511</text:p>
          </table:table-cell>
          <table:table-cell office:value-type="float" office:value="0.365793" calcext:value-type="float">
            <text:p>0.365793</text:p>
          </table:table-cell>
          <table:table-cell office:value-type="float" office:value="0.3826587" calcext:value-type="float">
            <text:p>0.3826587</text:p>
          </table:table-cell>
          <table:table-cell office:value-type="float" office:value="0.3952899" calcext:value-type="float">
            <text:p>0.395289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8665E-015" calcext:value-type="float">
            <text:p>1.938665E-15</text:p>
          </table:table-cell>
          <table:table-cell office:value-type="float" office:value="1.974846E-015" calcext:value-type="float">
            <text:p>1.974846E-15</text:p>
          </table:table-cell>
          <table:table-cell office:value-type="float" office:value="1.960493E-015" calcext:value-type="float">
            <text:p>1.960493E-15</text:p>
          </table:table-cell>
          <table:table-cell office:value-type="float" office:value="1.98888E-015" calcext:value-type="float">
            <text:p>1.98888E-15</text:p>
          </table:table-cell>
          <table:table-cell office:value-type="float" office:value="9.445439E-016" calcext:value-type="float">
            <text:p>9.445439E-16</text:p>
          </table:table-cell>
          <table:table-cell office:value-type="float" office:value="1.931294E-015" calcext:value-type="float">
            <text:p>1.93129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8E-016" calcext:value-type="float">
            <text:p>9.735878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9E-034" calcext:value-type="float">
            <text:p>3.771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82267" calcext:value-type="float">
            <text:p>-21.82267</text:p>
          </table:table-cell>
          <table:table-cell office:value-type="float" office:value="-0.02372075" calcext:value-type="float">
            <text:p>-0.02372075</text:p>
          </table:table-cell>
          <table:table-cell office:value-type="float" office:value="-0.02319848" calcext:value-type="float">
            <text:p>-0.02319848</text:p>
          </table:table-cell>
          <table:table-cell office:value-type="float" office:value="-0.02272269" calcext:value-type="float">
            <text:p>-0.02272269</text:p>
          </table:table-cell>
          <table:table-cell office:value-type="float" office:value="-0.02243479" calcext:value-type="float">
            <text:p>-0.02243479</text:p>
          </table:table-cell>
          <table:table-cell office:value-type="float" office:value="-0.022131" calcext:value-type="float">
            <text:p>-0.022131</text:p>
          </table:table-cell>
          <table:table-cell office:value-type="float" office:value="-0.02209382" calcext:value-type="float">
            <text:p>-0.02209382</text:p>
          </table:table-cell>
          <table:table-cell office:value-type="float" office:value="-0.02160768" calcext:value-type="float">
            <text:p>-0.02160768</text:p>
          </table:table-cell>
          <table:table-cell office:value-type="float" office:value="-0.02079195" calcext:value-type="float">
            <text:p>-0.02079195</text:p>
          </table:table-cell>
          <table:table-cell office:value-type="float" office:value="-0.01709882" calcext:value-type="float">
            <text:p>-0.01709882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34.80737" calcext:value-type="float">
            <text:p>-34.80737</text:p>
          </table:table-cell>
          <table:table-cell office:value-type="float" office:value="0.04274705" calcext:value-type="float">
            <text:p>0.04274705</text:p>
          </table:table-cell>
          <table:table-cell office:value-type="float" office:value="-9999.043" calcext:value-type="float">
            <text:p>-9999.043</text:p>
          </table:table-cell>
          <table:table-cell office:value-type="float" office:value="-2.356779" calcext:value-type="float">
            <text:p>-2.35677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08" calcext:value-type="float">
            <text:p>308</text:p>
          </table:table-cell>
          <table:table-cell office:value-type="float" office:value="4112007" calcext:value-type="float">
            <text:p>4112007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691.8774" calcext:value-type="float">
            <text:p>691.8774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3.575" calcext:value-type="float">
            <text:p>1073.575</text:p>
          </table:table-cell>
          <table:table-cell office:value-type="float" office:value="167.9017" calcext:value-type="float">
            <text:p>167.9017</text:p>
          </table:table-cell>
          <table:table-cell office:value-type="float" office:value="0" calcext:value-type="float">
            <text:p>0</text:p>
          </table:table-cell>
          <table:table-cell office:value-type="float" office:value="0.1287822" calcext:value-type="float">
            <text:p>0.1287822</text:p>
          </table:table-cell>
          <table:table-cell office:value-type="float" office:value="0.3192434" calcext:value-type="float">
            <text:p>0.3192434</text:p>
          </table:table-cell>
          <table:table-cell office:value-type="float" office:value="0.3203893" calcext:value-type="float">
            <text:p>0.3203893</text:p>
          </table:table-cell>
          <table:table-cell office:value-type="float" office:value="0.3215789" calcext:value-type="float">
            <text:p>0.3215789</text:p>
          </table:table-cell>
          <table:table-cell office:value-type="float" office:value="0.322259" calcext:value-type="float">
            <text:p>0.322259</text:p>
          </table:table-cell>
          <table:table-cell office:value-type="float" office:value="0.2836169" calcext:value-type="float">
            <text:p>0.2836169</text:p>
          </table:table-cell>
          <table:table-cell office:value-type="float" office:value="0.2802555" calcext:value-type="float">
            <text:p>0.2802555</text:p>
          </table:table-cell>
          <table:table-cell office:value-type="float" office:value="0.364098" calcext:value-type="float">
            <text:p>0.364098</text:p>
          </table:table-cell>
          <table:table-cell office:value-type="float" office:value="0.3559354" calcext:value-type="float">
            <text:p>0.3559354</text:p>
          </table:table-cell>
          <table:table-cell office:value-type="float" office:value="0.3659345" calcext:value-type="float">
            <text:p>0.3659345</text:p>
          </table:table-cell>
          <table:table-cell office:value-type="float" office:value="0.3827043" calcext:value-type="float">
            <text:p>0.3827043</text:p>
          </table:table-cell>
          <table:table-cell office:value-type="float" office:value="0.3952504" calcext:value-type="float">
            <text:p>0.395250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8982E-015" calcext:value-type="float">
            <text:p>1.938982E-15</text:p>
          </table:table-cell>
          <table:table-cell office:value-type="float" office:value="1.974814E-015" calcext:value-type="float">
            <text:p>1.974814E-15</text:p>
          </table:table-cell>
          <table:table-cell office:value-type="float" office:value="1.960486E-015" calcext:value-type="float">
            <text:p>1.960486E-15</text:p>
          </table:table-cell>
          <table:table-cell office:value-type="float" office:value="1.988859E-015" calcext:value-type="float">
            <text:p>1.988859E-15</text:p>
          </table:table-cell>
          <table:table-cell office:value-type="float" office:value="9.44526E-016" calcext:value-type="float">
            <text:p>9.44526E-16</text:p>
          </table:table-cell>
          <table:table-cell office:value-type="float" office:value="1.931294E-015" calcext:value-type="float">
            <text:p>1.93129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9E-016" calcext:value-type="float">
            <text:p>9.735879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8E-034" calcext:value-type="float">
            <text:p>3.77189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86415" calcext:value-type="float">
            <text:p>-23.86415</text:p>
          </table:table-cell>
          <table:table-cell office:value-type="float" office:value="-0.02386806" calcext:value-type="float">
            <text:p>-0.02386806</text:p>
          </table:table-cell>
          <table:table-cell office:value-type="float" office:value="-0.02334858" calcext:value-type="float">
            <text:p>-0.02334858</text:p>
          </table:table-cell>
          <table:table-cell office:value-type="float" office:value="-0.02288002" calcext:value-type="float">
            <text:p>-0.02288002</text:p>
          </table:table-cell>
          <table:table-cell office:value-type="float" office:value="-0.02258791" calcext:value-type="float">
            <text:p>-0.02258791</text:p>
          </table:table-cell>
          <table:table-cell office:value-type="float" office:value="-0.02226404" calcext:value-type="float">
            <text:p>-0.02226404</text:p>
          </table:table-cell>
          <table:table-cell office:value-type="float" office:value="-0.02220037" calcext:value-type="float">
            <text:p>-0.02220037</text:p>
          </table:table-cell>
          <table:table-cell office:value-type="float" office:value="-0.02156995" calcext:value-type="float">
            <text:p>-0.02156995</text:p>
          </table:table-cell>
          <table:table-cell office:value-type="float" office:value="-0.0206137" calcext:value-type="float">
            <text:p>-0.0206137</text:p>
          </table:table-cell>
          <table:table-cell office:value-type="float" office:value="-0.01698598" calcext:value-type="float">
            <text:p>-0.01698598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39.24066" calcext:value-type="float">
            <text:p>-39.24066</text:p>
          </table:table-cell>
          <table:table-cell office:value-type="float" office:value="0.04274509" calcext:value-type="float">
            <text:p>0.04274509</text:p>
          </table:table-cell>
          <table:table-cell office:value-type="float" office:value="-9999.043" calcext:value-type="float">
            <text:p>-9999.043</text:p>
          </table:table-cell>
          <table:table-cell office:value-type="float" office:value="-2.357892" calcext:value-type="float">
            <text:p>-2.35789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09" calcext:value-type="float">
            <text:p>309</text:p>
          </table:table-cell>
          <table:table-cell office:value-type="float" office:value="5112007" calcext:value-type="float">
            <text:p>5112007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691.8335" calcext:value-type="float">
            <text:p>691.8335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3.619" calcext:value-type="float">
            <text:p>1073.619</text:p>
          </table:table-cell>
          <table:table-cell office:value-type="float" office:value="167.9017" calcext:value-type="float">
            <text:p>167.9017</text:p>
          </table:table-cell>
          <table:table-cell office:value-type="float" office:value="0" calcext:value-type="float">
            <text:p>0</text:p>
          </table:table-cell>
          <table:table-cell office:value-type="float" office:value="0.1283175" calcext:value-type="float">
            <text:p>0.1283175</text:p>
          </table:table-cell>
          <table:table-cell office:value-type="float" office:value="0.3188719" calcext:value-type="float">
            <text:p>0.3188719</text:p>
          </table:table-cell>
          <table:table-cell office:value-type="float" office:value="0.3200324" calcext:value-type="float">
            <text:p>0.3200324</text:p>
          </table:table-cell>
          <table:table-cell office:value-type="float" office:value="0.3212303" calcext:value-type="float">
            <text:p>0.3212303</text:p>
          </table:table-cell>
          <table:table-cell office:value-type="float" office:value="0.3219196" calcext:value-type="float">
            <text:p>0.3219196</text:p>
          </table:table-cell>
          <table:table-cell office:value-type="float" office:value="0.2834004" calcext:value-type="float">
            <text:p>0.2834004</text:p>
          </table:table-cell>
          <table:table-cell office:value-type="float" office:value="0.2801419" calcext:value-type="float">
            <text:p>0.2801419</text:p>
          </table:table-cell>
          <table:table-cell office:value-type="float" office:value="0.364116" calcext:value-type="float">
            <text:p>0.364116</text:p>
          </table:table-cell>
          <table:table-cell office:value-type="float" office:value="0.3561061" calcext:value-type="float">
            <text:p>0.3561061</text:p>
          </table:table-cell>
          <table:table-cell office:value-type="float" office:value="0.3660719" calcext:value-type="float">
            <text:p>0.3660719</text:p>
          </table:table-cell>
          <table:table-cell office:value-type="float" office:value="0.3827529" calcext:value-type="float">
            <text:p>0.3827529</text:p>
          </table:table-cell>
          <table:table-cell office:value-type="float" office:value="0.3952146" calcext:value-type="float">
            <text:p>0.395214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9309E-015" calcext:value-type="float">
            <text:p>1.939309E-15</text:p>
          </table:table-cell>
          <table:table-cell office:value-type="float" office:value="1.974781E-015" calcext:value-type="float">
            <text:p>1.974781E-15</text:p>
          </table:table-cell>
          <table:table-cell office:value-type="float" office:value="1.960472E-015" calcext:value-type="float">
            <text:p>1.960472E-15</text:p>
          </table:table-cell>
          <table:table-cell office:value-type="float" office:value="1.988844E-015" calcext:value-type="float">
            <text:p>1.988844E-15</text:p>
          </table:table-cell>
          <table:table-cell office:value-type="float" office:value="9.445084E-016" calcext:value-type="float">
            <text:p>9.445084E-16</text:p>
          </table:table-cell>
          <table:table-cell office:value-type="float" office:value="1.931294E-015" calcext:value-type="float">
            <text:p>1.93129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9E-016" calcext:value-type="float">
            <text:p>9.735879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9E-034" calcext:value-type="float">
            <text:p>3.771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56841" calcext:value-type="float">
            <text:p>-24.56841</text:p>
          </table:table-cell>
          <table:table-cell office:value-type="float" office:value="-0.0240396" calcext:value-type="float">
            <text:p>-0.0240396</text:p>
          </table:table-cell>
          <table:table-cell office:value-type="float" office:value="-0.02350897" calcext:value-type="float">
            <text:p>-0.02350897</text:p>
          </table:table-cell>
          <table:table-cell office:value-type="float" office:value="-0.02303211" calcext:value-type="float">
            <text:p>-0.02303211</text:p>
          </table:table-cell>
          <table:table-cell office:value-type="float" office:value="-0.02273382" calcext:value-type="float">
            <text:p>-0.02273382</text:p>
          </table:table-cell>
          <table:table-cell office:value-type="float" office:value="-0.02239296" calcext:value-type="float">
            <text:p>-0.02239296</text:p>
          </table:table-cell>
          <table:table-cell office:value-type="float" office:value="-0.02227625" calcext:value-type="float">
            <text:p>-0.02227625</text:p>
          </table:table-cell>
          <table:table-cell office:value-type="float" office:value="-0.02154676" calcext:value-type="float">
            <text:p>-0.02154676</text:p>
          </table:table-cell>
          <table:table-cell office:value-type="float" office:value="-0.02044984" calcext:value-type="float">
            <text:p>-0.02044984</text:p>
          </table:table-cell>
          <table:table-cell office:value-type="float" office:value="-0.01687725" calcext:value-type="float">
            <text:p>-0.01687725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25.48201" calcext:value-type="float">
            <text:p>-25.48201</text:p>
          </table:table-cell>
          <table:table-cell office:value-type="float" office:value="0.04274302" calcext:value-type="float">
            <text:p>0.04274302</text:p>
          </table:table-cell>
          <table:table-cell office:value-type="float" office:value="-9999.043" calcext:value-type="float">
            <text:p>-9999.043</text:p>
          </table:table-cell>
          <table:table-cell office:value-type="float" office:value="-2.358981" calcext:value-type="float">
            <text:p>-2.35898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10" calcext:value-type="float">
            <text:p>310</text:p>
          </table:table-cell>
          <table:table-cell office:value-type="float" office:value="6112007" calcext:value-type="float">
            <text:p>6112007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691.863" calcext:value-type="float">
            <text:p>691.863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3.589" calcext:value-type="float">
            <text:p>1073.589</text:p>
          </table:table-cell>
          <table:table-cell office:value-type="float" office:value="167.9017" calcext:value-type="float">
            <text:p>167.9017</text:p>
          </table:table-cell>
          <table:table-cell office:value-type="float" office:value="0" calcext:value-type="float">
            <text:p>0</text:p>
          </table:table-cell>
          <table:table-cell office:value-type="float" office:value="0.128388" calcext:value-type="float">
            <text:p>0.128388</text:p>
          </table:table-cell>
          <table:table-cell office:value-type="float" office:value="0.3185056" calcext:value-type="float">
            <text:p>0.3185056</text:p>
          </table:table-cell>
          <table:table-cell office:value-type="float" office:value="0.3196735" calcext:value-type="float">
            <text:p>0.3196735</text:p>
          </table:table-cell>
          <table:table-cell office:value-type="float" office:value="0.3208845" calcext:value-type="float">
            <text:p>0.3208845</text:p>
          </table:table-cell>
          <table:table-cell office:value-type="float" office:value="0.3215911" calcext:value-type="float">
            <text:p>0.3215911</text:p>
          </table:table-cell>
          <table:table-cell office:value-type="float" office:value="0.2832024" calcext:value-type="float">
            <text:p>0.2832024</text:p>
          </table:table-cell>
          <table:table-cell office:value-type="float" office:value="0.2800421" calcext:value-type="float">
            <text:p>0.2800421</text:p>
          </table:table-cell>
          <table:table-cell office:value-type="float" office:value="0.3640935" calcext:value-type="float">
            <text:p>0.3640935</text:p>
          </table:table-cell>
          <table:table-cell office:value-type="float" office:value="0.3562867" calcext:value-type="float">
            <text:p>0.3562867</text:p>
          </table:table-cell>
          <table:table-cell office:value-type="float" office:value="0.3662053" calcext:value-type="float">
            <text:p>0.3662053</text:p>
          </table:table-cell>
          <table:table-cell office:value-type="float" office:value="0.3828039" calcext:value-type="float">
            <text:p>0.3828039</text:p>
          </table:table-cell>
          <table:table-cell office:value-type="float" office:value="0.3951809" calcext:value-type="float">
            <text:p>0.395180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9665E-015" calcext:value-type="float">
            <text:p>1.939665E-15</text:p>
          </table:table-cell>
          <table:table-cell office:value-type="float" office:value="1.974747E-015" calcext:value-type="float">
            <text:p>1.974747E-15</text:p>
          </table:table-cell>
          <table:table-cell office:value-type="float" office:value="1.960453E-015" calcext:value-type="float">
            <text:p>1.960453E-15</text:p>
          </table:table-cell>
          <table:table-cell office:value-type="float" office:value="1.988829E-015" calcext:value-type="float">
            <text:p>1.988829E-15</text:p>
          </table:table-cell>
          <table:table-cell office:value-type="float" office:value="9.444923E-016" calcext:value-type="float">
            <text:p>9.444923E-16</text:p>
          </table:table-cell>
          <table:table-cell office:value-type="float" office:value="1.931294E-015" calcext:value-type="float">
            <text:p>1.93129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7E-016" calcext:value-type="float">
            <text:p>9.735877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9E-034" calcext:value-type="float">
            <text:p>3.771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46595" calcext:value-type="float">
            <text:p>-24.46595</text:p>
          </table:table-cell>
          <table:table-cell office:value-type="float" office:value="-0.02421018" calcext:value-type="float">
            <text:p>-0.02421018</text:p>
          </table:table-cell>
          <table:table-cell office:value-type="float" office:value="-0.02367155" calcext:value-type="float">
            <text:p>-0.02367155</text:p>
          </table:table-cell>
          <table:table-cell office:value-type="float" office:value="-0.0231841" calcext:value-type="float">
            <text:p>-0.0231841</text:p>
          </table:table-cell>
          <table:table-cell office:value-type="float" office:value="-0.02287605" calcext:value-type="float">
            <text:p>-0.02287605</text:p>
          </table:table-cell>
          <table:table-cell office:value-type="float" office:value="-0.02251164" calcext:value-type="float">
            <text:p>-0.02251164</text:p>
          </table:table-cell>
          <table:table-cell office:value-type="float" office:value="-0.02234267" calcext:value-type="float">
            <text:p>-0.02234267</text:p>
          </table:table-cell>
          <table:table-cell office:value-type="float" office:value="-0.02157507" calcext:value-type="float">
            <text:p>-0.02157507</text:p>
          </table:table-cell>
          <table:table-cell office:value-type="float" office:value="-0.02027825" calcext:value-type="float">
            <text:p>-0.02027825</text:p>
          </table:table-cell>
          <table:table-cell office:value-type="float" office:value="-0.01677239" calcext:value-type="float">
            <text:p>-0.01677239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25.31397" calcext:value-type="float">
            <text:p>-25.31397</text:p>
          </table:table-cell>
          <table:table-cell office:value-type="float" office:value="0.04274081" calcext:value-type="float">
            <text:p>0.04274081</text:p>
          </table:table-cell>
          <table:table-cell office:value-type="float" office:value="-9999.043" calcext:value-type="float">
            <text:p>-9999.043</text:p>
          </table:table-cell>
          <table:table-cell office:value-type="float" office:value="-2.360037" calcext:value-type="float">
            <text:p>-2.36003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11" calcext:value-type="float">
            <text:p>311</text:p>
          </table:table-cell>
          <table:table-cell office:value-type="float" office:value="7112007" calcext:value-type="float">
            <text:p>7112007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692.0546" calcext:value-type="float">
            <text:p>692.0546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3.398" calcext:value-type="float">
            <text:p>1073.398</text:p>
          </table:table-cell>
          <table:table-cell office:value-type="float" office:value="167.9017" calcext:value-type="float">
            <text:p>167.9017</text:p>
          </table:table-cell>
          <table:table-cell office:value-type="float" office:value="0" calcext:value-type="float">
            <text:p>0</text:p>
          </table:table-cell>
          <table:table-cell office:value-type="float" office:value="0.1480076" calcext:value-type="float">
            <text:p>0.1480076</text:p>
          </table:table-cell>
          <table:table-cell office:value-type="float" office:value="0.3137214" calcext:value-type="float">
            <text:p>0.3137214</text:p>
          </table:table-cell>
          <table:table-cell office:value-type="float" office:value="0.3173062" calcext:value-type="float">
            <text:p>0.3173062</text:p>
          </table:table-cell>
          <table:table-cell office:value-type="float" office:value="0.3192481" calcext:value-type="float">
            <text:p>0.3192481</text:p>
          </table:table-cell>
          <table:table-cell office:value-type="float" office:value="0.3202188" calcext:value-type="float">
            <text:p>0.3202188</text:p>
          </table:table-cell>
          <table:table-cell office:value-type="float" office:value="0.2834072" calcext:value-type="float">
            <text:p>0.2834072</text:p>
          </table:table-cell>
          <table:table-cell office:value-type="float" office:value="0.2799073" calcext:value-type="float">
            <text:p>0.2799073</text:p>
          </table:table-cell>
          <table:table-cell office:value-type="float" office:value="0.3640774" calcext:value-type="float">
            <text:p>0.3640774</text:p>
          </table:table-cell>
          <table:table-cell office:value-type="float" office:value="0.356447" calcext:value-type="float">
            <text:p>0.356447</text:p>
          </table:table-cell>
          <table:table-cell office:value-type="float" office:value="0.3663361" calcext:value-type="float">
            <text:p>0.3663361</text:p>
          </table:table-cell>
          <table:table-cell office:value-type="float" office:value="0.3828556" calcext:value-type="float">
            <text:p>0.3828556</text:p>
          </table:table-cell>
          <table:table-cell office:value-type="float" office:value="0.3951488" calcext:value-type="float">
            <text:p>0.395148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0717E-015" calcext:value-type="float">
            <text:p>1.940717E-15</text:p>
          </table:table-cell>
          <table:table-cell office:value-type="float" office:value="1.973356E-015" calcext:value-type="float">
            <text:p>1.973356E-15</text:p>
          </table:table-cell>
          <table:table-cell office:value-type="float" office:value="1.960487E-015" calcext:value-type="float">
            <text:p>1.960487E-15</text:p>
          </table:table-cell>
          <table:table-cell office:value-type="float" office:value="1.986106E-015" calcext:value-type="float">
            <text:p>1.986106E-15</text:p>
          </table:table-cell>
          <table:table-cell office:value-type="float" office:value="9.482098E-016" calcext:value-type="float">
            <text:p>9.482098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8E-016" calcext:value-type="float">
            <text:p>9.735878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9E-034" calcext:value-type="float">
            <text:p>3.771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08124" calcext:value-type="float">
            <text:p>-8.08124</text:p>
          </table:table-cell>
          <table:table-cell office:value-type="float" office:value="-0.02637895" calcext:value-type="float">
            <text:p>-0.02637895</text:p>
          </table:table-cell>
          <table:table-cell office:value-type="float" office:value="-0.02461037" calcext:value-type="float">
            <text:p>-0.02461037</text:p>
          </table:table-cell>
          <table:table-cell office:value-type="float" office:value="-0.02376353" calcext:value-type="float">
            <text:p>-0.02376353</text:p>
          </table:table-cell>
          <table:table-cell office:value-type="float" office:value="-0.02333037" calcext:value-type="float">
            <text:p>-0.02333037</text:p>
          </table:table-cell>
          <table:table-cell office:value-type="float" office:value="-0.02273233" calcext:value-type="float">
            <text:p>-0.02273233</text:p>
          </table:table-cell>
          <table:table-cell office:value-type="float" office:value="-0.02243254" calcext:value-type="float">
            <text:p>-0.02243254</text:p>
          </table:table-cell>
          <table:table-cell office:value-type="float" office:value="-0.02159576" calcext:value-type="float">
            <text:p>-0.02159576</text:p>
          </table:table-cell>
          <table:table-cell office:value-type="float" office:value="-0.020127" calcext:value-type="float">
            <text:p>-0.020127</text:p>
          </table:table-cell>
          <table:table-cell office:value-type="float" office:value="-0.01667014" calcext:value-type="float">
            <text:p>-0.01667014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19.33389" calcext:value-type="float">
            <text:p>-19.33389</text:p>
          </table:table-cell>
          <table:table-cell office:value-type="float" office:value="0.03825638" calcext:value-type="float">
            <text:p>0.03825638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61062" calcext:value-type="float">
            <text:p>-2.36106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12" calcext:value-type="float">
            <text:p>312</text:p>
          </table:table-cell>
          <table:table-cell office:value-type="float" office:value="8112007" calcext:value-type="float">
            <text:p>8112007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692.4158" calcext:value-type="float">
            <text:p>692.4158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3.037" calcext:value-type="float">
            <text:p>1073.037</text:p>
          </table:table-cell>
          <table:table-cell office:value-type="float" office:value="167.9017" calcext:value-type="float">
            <text:p>167.9017</text:p>
          </table:table-cell>
          <table:table-cell office:value-type="float" office:value="0" calcext:value-type="float">
            <text:p>0</text:p>
          </table:table-cell>
          <table:table-cell office:value-type="float" office:value="0.1486324" calcext:value-type="float">
            <text:p>0.1486324</text:p>
          </table:table-cell>
          <table:table-cell office:value-type="float" office:value="0.3093696" calcext:value-type="float">
            <text:p>0.3093696</text:p>
          </table:table-cell>
          <table:table-cell office:value-type="float" office:value="0.3145698" calcext:value-type="float">
            <text:p>0.3145698</text:p>
          </table:table-cell>
          <table:table-cell office:value-type="float" office:value="0.3179171" calcext:value-type="float">
            <text:p>0.3179171</text:p>
          </table:table-cell>
          <table:table-cell office:value-type="float" office:value="0.31937" calcext:value-type="float">
            <text:p>0.31937</text:p>
          </table:table-cell>
          <table:table-cell office:value-type="float" office:value="0.2830553" calcext:value-type="float">
            <text:p>0.2830553</text:p>
          </table:table-cell>
          <table:table-cell office:value-type="float" office:value="0.2797888" calcext:value-type="float">
            <text:p>0.2797888</text:p>
          </table:table-cell>
          <table:table-cell office:value-type="float" office:value="0.3640582" calcext:value-type="float">
            <text:p>0.3640582</text:p>
          </table:table-cell>
          <table:table-cell office:value-type="float" office:value="0.3565742" calcext:value-type="float">
            <text:p>0.3565742</text:p>
          </table:table-cell>
          <table:table-cell office:value-type="float" office:value="0.3664629" calcext:value-type="float">
            <text:p>0.3664629</text:p>
          </table:table-cell>
          <table:table-cell office:value-type="float" office:value="0.3829093" calcext:value-type="float">
            <text:p>0.3829093</text:p>
          </table:table-cell>
          <table:table-cell office:value-type="float" office:value="0.39512" calcext:value-type="float">
            <text:p>0.3951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1063E-015" calcext:value-type="float">
            <text:p>1.941063E-15</text:p>
          </table:table-cell>
          <table:table-cell office:value-type="float" office:value="1.973324E-015" calcext:value-type="float">
            <text:p>1.973324E-15</text:p>
          </table:table-cell>
          <table:table-cell office:value-type="float" office:value="1.960465E-015" calcext:value-type="float">
            <text:p>1.960465E-15</text:p>
          </table:table-cell>
          <table:table-cell office:value-type="float" office:value="1.98609E-015" calcext:value-type="float">
            <text:p>1.98609E-15</text:p>
          </table:table-cell>
          <table:table-cell office:value-type="float" office:value="9.481941E-016" calcext:value-type="float">
            <text:p>9.481941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9E-016" calcext:value-type="float">
            <text:p>9.735879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7E-024" calcext:value-type="float">
            <text:p>1.959757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8E-034" calcext:value-type="float">
            <text:p>3.77189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864638" calcext:value-type="float">
            <text:p>-7.864638</text:p>
          </table:table-cell>
          <table:table-cell office:value-type="float" office:value="-0.02875458" calcext:value-type="float">
            <text:p>-0.02875458</text:p>
          </table:table-cell>
          <table:table-cell office:value-type="float" office:value="-0.02595193" calcext:value-type="float">
            <text:p>-0.02595193</text:p>
          </table:table-cell>
          <table:table-cell office:value-type="float" office:value="-0.02437272" calcext:value-type="float">
            <text:p>-0.02437272</text:p>
          </table:table-cell>
          <table:table-cell office:value-type="float" office:value="-0.02370776" calcext:value-type="float">
            <text:p>-0.02370776</text:p>
          </table:table-cell>
          <table:table-cell office:value-type="float" office:value="-0.02294727" calcext:value-type="float">
            <text:p>-0.02294727</text:p>
          </table:table-cell>
          <table:table-cell office:value-type="float" office:value="-0.02251241" calcext:value-type="float">
            <text:p>-0.02251241</text:p>
          </table:table-cell>
          <table:table-cell office:value-type="float" office:value="-0.02162036" calcext:value-type="float">
            <text:p>-0.02162036</text:p>
          </table:table-cell>
          <table:table-cell office:value-type="float" office:value="-0.02000762" calcext:value-type="float">
            <text:p>-0.02000762</text:p>
          </table:table-cell>
          <table:table-cell office:value-type="float" office:value="-0.01657175" calcext:value-type="float">
            <text:p>-0.01657175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15.76481" calcext:value-type="float">
            <text:p>-15.76481</text:p>
          </table:table-cell>
          <table:table-cell office:value-type="float" office:value="0.0382545" calcext:value-type="float">
            <text:p>0.0382545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62054" calcext:value-type="float">
            <text:p>-2.36205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13" calcext:value-type="float">
            <text:p>313</text:p>
          </table:table-cell>
          <table:table-cell office:value-type="float" office:value="9112007" calcext:value-type="float">
            <text:p>9112007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692.8027" calcext:value-type="float">
            <text:p>692.8027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2.65" calcext:value-type="float">
            <text:p>1072.65</text:p>
          </table:table-cell>
          <table:table-cell office:value-type="float" office:value="167.9017" calcext:value-type="float">
            <text:p>167.9017</text:p>
          </table:table-cell>
          <table:table-cell office:value-type="float" office:value="0" calcext:value-type="float">
            <text:p>0</text:p>
          </table:table-cell>
          <table:table-cell office:value-type="float" office:value="0.1519691" calcext:value-type="float">
            <text:p>0.1519691</text:p>
          </table:table-cell>
          <table:table-cell office:value-type="float" office:value="0.3059853" calcext:value-type="float">
            <text:p>0.3059853</text:p>
          </table:table-cell>
          <table:table-cell office:value-type="float" office:value="0.3119094" calcext:value-type="float">
            <text:p>0.3119094</text:p>
          </table:table-cell>
          <table:table-cell office:value-type="float" office:value="0.3160386" calcext:value-type="float">
            <text:p>0.3160386</text:p>
          </table:table-cell>
          <table:table-cell office:value-type="float" office:value="0.3180408" calcext:value-type="float">
            <text:p>0.3180408</text:p>
          </table:table-cell>
          <table:table-cell office:value-type="float" office:value="0.2825717" calcext:value-type="float">
            <text:p>0.2825717</text:p>
          </table:table-cell>
          <table:table-cell office:value-type="float" office:value="0.2796002" calcext:value-type="float">
            <text:p>0.2796002</text:p>
          </table:table-cell>
          <table:table-cell office:value-type="float" office:value="0.3640378" calcext:value-type="float">
            <text:p>0.3640378</text:p>
          </table:table-cell>
          <table:table-cell office:value-type="float" office:value="0.3566827" calcext:value-type="float">
            <text:p>0.3566827</text:p>
          </table:table-cell>
          <table:table-cell office:value-type="float" office:value="0.3665836" calcext:value-type="float">
            <text:p>0.3665836</text:p>
          </table:table-cell>
          <table:table-cell office:value-type="float" office:value="0.3829629" calcext:value-type="float">
            <text:p>0.3829629</text:p>
          </table:table-cell>
          <table:table-cell office:value-type="float" office:value="0.3950927" calcext:value-type="float">
            <text:p>0.395092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1372E-015" calcext:value-type="float">
            <text:p>1.941372E-15</text:p>
          </table:table-cell>
          <table:table-cell office:value-type="float" office:value="1.973298E-015" calcext:value-type="float">
            <text:p>1.973298E-15</text:p>
          </table:table-cell>
          <table:table-cell office:value-type="float" office:value="1.960446E-015" calcext:value-type="float">
            <text:p>1.960446E-15</text:p>
          </table:table-cell>
          <table:table-cell office:value-type="float" office:value="1.986081E-015" calcext:value-type="float">
            <text:p>1.986081E-15</text:p>
          </table:table-cell>
          <table:table-cell office:value-type="float" office:value="9.48177E-016" calcext:value-type="float">
            <text:p>9.48177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8E-016" calcext:value-type="float">
            <text:p>9.735878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9E-034" calcext:value-type="float">
            <text:p>3.771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610949" calcext:value-type="float">
            <text:p>-6.610949</text:p>
          </table:table-cell>
          <table:table-cell office:value-type="float" office:value="-0.03075573" calcext:value-type="float">
            <text:p>-0.03075573</text:p>
          </table:table-cell>
          <table:table-cell office:value-type="float" office:value="-0.02733826" calcext:value-type="float">
            <text:p>-0.02733826</text:p>
          </table:table-cell>
          <table:table-cell office:value-type="float" office:value="-0.0252678" calcext:value-type="float">
            <text:p>-0.0252678</text:p>
          </table:table-cell>
          <table:table-cell office:value-type="float" office:value="-0.02431681" calcext:value-type="float">
            <text:p>-0.02431681</text:p>
          </table:table-cell>
          <table:table-cell office:value-type="float" office:value="-0.02324598" calcext:value-type="float">
            <text:p>-0.02324598</text:p>
          </table:table-cell>
          <table:table-cell office:value-type="float" office:value="-0.02263926" calcext:value-type="float">
            <text:p>-0.02263926</text:p>
          </table:table-cell>
          <table:table-cell office:value-type="float" office:value="-0.02164638" calcext:value-type="float">
            <text:p>-0.02164638</text:p>
          </table:table-cell>
          <table:table-cell office:value-type="float" office:value="-0.0199066" calcext:value-type="float">
            <text:p>-0.0199066</text:p>
          </table:table-cell>
          <table:table-cell office:value-type="float" office:value="-0.01647857" calcext:value-type="float">
            <text:p>-0.01647857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15.22899" calcext:value-type="float">
            <text:p>-15.22899</text:p>
          </table:table-cell>
          <table:table-cell office:value-type="float" office:value="0.0382528" calcext:value-type="float">
            <text:p>0.0382528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63018" calcext:value-type="float">
            <text:p>-2.36301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14" calcext:value-type="float">
            <text:p>314</text:p>
          </table:table-cell>
          <table:table-cell office:value-type="float" office:value="10112007" calcext:value-type="float">
            <text:p>10112007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693.2216" calcext:value-type="float">
            <text:p>693.2216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2.232" calcext:value-type="float">
            <text:p>1072.232</text:p>
          </table:table-cell>
          <table:table-cell office:value-type="float" office:value="167.9017" calcext:value-type="float">
            <text:p>167.9017</text:p>
          </table:table-cell>
          <table:table-cell office:value-type="float" office:value="0" calcext:value-type="float">
            <text:p>0</text:p>
          </table:table-cell>
          <table:table-cell office:value-type="float" office:value="0.1536143" calcext:value-type="float">
            <text:p>0.1536143</text:p>
          </table:table-cell>
          <table:table-cell office:value-type="float" office:value="0.3022813" calcext:value-type="float">
            <text:p>0.3022813</text:p>
          </table:table-cell>
          <table:table-cell office:value-type="float" office:value="0.3096002" calcext:value-type="float">
            <text:p>0.3096002</text:p>
          </table:table-cell>
          <table:table-cell office:value-type="float" office:value="0.3143406" calcext:value-type="float">
            <text:p>0.3143406</text:p>
          </table:table-cell>
          <table:table-cell office:value-type="float" office:value="0.3165975" calcext:value-type="float">
            <text:p>0.3165975</text:p>
          </table:table-cell>
          <table:table-cell office:value-type="float" office:value="0.2819394" calcext:value-type="float">
            <text:p>0.2819394</text:p>
          </table:table-cell>
          <table:table-cell office:value-type="float" office:value="0.2793263" calcext:value-type="float">
            <text:p>0.2793263</text:p>
          </table:table-cell>
          <table:table-cell office:value-type="float" office:value="0.3640051" calcext:value-type="float">
            <text:p>0.3640051</text:p>
          </table:table-cell>
          <table:table-cell office:value-type="float" office:value="0.356777" calcext:value-type="float">
            <text:p>0.356777</text:p>
          </table:table-cell>
          <table:table-cell office:value-type="float" office:value="0.366699" calcext:value-type="float">
            <text:p>0.366699</text:p>
          </table:table-cell>
          <table:table-cell office:value-type="float" office:value="0.3830166" calcext:value-type="float">
            <text:p>0.3830166</text:p>
          </table:table-cell>
          <table:table-cell office:value-type="float" office:value="0.3950674" calcext:value-type="float">
            <text:p>0.395067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1694E-015" calcext:value-type="float">
            <text:p>1.941694E-15</text:p>
          </table:table-cell>
          <table:table-cell office:value-type="float" office:value="1.97327E-015" calcext:value-type="float">
            <text:p>1.97327E-15</text:p>
          </table:table-cell>
          <table:table-cell office:value-type="float" office:value="1.960431E-015" calcext:value-type="float">
            <text:p>1.960431E-15</text:p>
          </table:table-cell>
          <table:table-cell office:value-type="float" office:value="1.986061E-015" calcext:value-type="float">
            <text:p>1.986061E-15</text:p>
          </table:table-cell>
          <table:table-cell office:value-type="float" office:value="9.481632E-016" calcext:value-type="float">
            <text:p>9.481632E-16</text:p>
          </table:table-cell>
          <table:table-cell office:value-type="float" office:value="1.931973E-015" calcext:value-type="float">
            <text:p>1.931973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7E-016" calcext:value-type="float">
            <text:p>9.735877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7E-024" calcext:value-type="float">
            <text:p>1.959757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8E-034" calcext:value-type="float">
            <text:p>3.77189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064653" calcext:value-type="float">
            <text:p>-6.064653</text:p>
          </table:table-cell>
          <table:table-cell office:value-type="float" office:value="-0.03318612" calcext:value-type="float">
            <text:p>-0.03318612</text:p>
          </table:table-cell>
          <table:table-cell office:value-type="float" office:value="-0.02861444" calcext:value-type="float">
            <text:p>-0.02861444</text:p>
          </table:table-cell>
          <table:table-cell office:value-type="float" office:value="-0.02611323" calcext:value-type="float">
            <text:p>-0.02611323</text:p>
          </table:table-cell>
          <table:table-cell office:value-type="float" office:value="-0.02500114" calcext:value-type="float">
            <text:p>-0.02500114</text:p>
          </table:table-cell>
          <table:table-cell office:value-type="float" office:value="-0.02364372" calcext:value-type="float">
            <text:p>-0.02364372</text:p>
          </table:table-cell>
          <table:table-cell office:value-type="float" office:value="-0.02282528" calcext:value-type="float">
            <text:p>-0.02282528</text:p>
          </table:table-cell>
          <table:table-cell office:value-type="float" office:value="-0.02168817" calcext:value-type="float">
            <text:p>-0.02168817</text:p>
          </table:table-cell>
          <table:table-cell office:value-type="float" office:value="-0.01981914" calcext:value-type="float">
            <text:p>-0.01981914</text:p>
          </table:table-cell>
          <table:table-cell office:value-type="float" office:value="-0.01639009" calcext:value-type="float">
            <text:p>-0.01639009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14.47431" calcext:value-type="float">
            <text:p>-14.47431</text:p>
          </table:table-cell>
          <table:table-cell office:value-type="float" office:value="0.03825103" calcext:value-type="float">
            <text:p>0.03825103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63944" calcext:value-type="float">
            <text:p>-2.36394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15" calcext:value-type="float">
            <text:p>315</text:p>
          </table:table-cell>
          <table:table-cell office:value-type="float" office:value="11112007" calcext:value-type="float">
            <text:p>11112007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693.6525" calcext:value-type="float">
            <text:p>693.6525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1.801" calcext:value-type="float">
            <text:p>1071.801</text:p>
          </table:table-cell>
          <table:table-cell office:value-type="float" office:value="167.9017" calcext:value-type="float">
            <text:p>167.9017</text:p>
          </table:table-cell>
          <table:table-cell office:value-type="float" office:value="0" calcext:value-type="float">
            <text:p>0</text:p>
          </table:table-cell>
          <table:table-cell office:value-type="float" office:value="0.1547191" calcext:value-type="float">
            <text:p>0.1547191</text:p>
          </table:table-cell>
          <table:table-cell office:value-type="float" office:value="0.2996368" calcext:value-type="float">
            <text:p>0.2996368</text:p>
          </table:table-cell>
          <table:table-cell office:value-type="float" office:value="0.3068314" calcext:value-type="float">
            <text:p>0.3068314</text:p>
          </table:table-cell>
          <table:table-cell office:value-type="float" office:value="0.3123863" calcext:value-type="float">
            <text:p>0.3123863</text:p>
          </table:table-cell>
          <table:table-cell office:value-type="float" office:value="0.3151142" calcext:value-type="float">
            <text:p>0.3151142</text:p>
          </table:table-cell>
          <table:table-cell office:value-type="float" office:value="0.2812052" calcext:value-type="float">
            <text:p>0.2812052</text:p>
          </table:table-cell>
          <table:table-cell office:value-type="float" office:value="0.278972" calcext:value-type="float">
            <text:p>0.278972</text:p>
          </table:table-cell>
          <table:table-cell office:value-type="float" office:value="0.363952" calcext:value-type="float">
            <text:p>0.363952</text:p>
          </table:table-cell>
          <table:table-cell office:value-type="float" office:value="0.3568572" calcext:value-type="float">
            <text:p>0.3568572</text:p>
          </table:table-cell>
          <table:table-cell office:value-type="float" office:value="0.3668081" calcext:value-type="float">
            <text:p>0.3668081</text:p>
          </table:table-cell>
          <table:table-cell office:value-type="float" office:value="0.3830702" calcext:value-type="float">
            <text:p>0.3830702</text:p>
          </table:table-cell>
          <table:table-cell office:value-type="float" office:value="0.3950436" calcext:value-type="float">
            <text:p>0.395043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2016E-015" calcext:value-type="float">
            <text:p>1.942016E-15</text:p>
          </table:table-cell>
          <table:table-cell office:value-type="float" office:value="1.973242E-015" calcext:value-type="float">
            <text:p>1.973242E-15</text:p>
          </table:table-cell>
          <table:table-cell office:value-type="float" office:value="1.960416E-015" calcext:value-type="float">
            <text:p>1.960416E-15</text:p>
          </table:table-cell>
          <table:table-cell office:value-type="float" office:value="1.986044E-015" calcext:value-type="float">
            <text:p>1.986044E-15</text:p>
          </table:table-cell>
          <table:table-cell office:value-type="float" office:value="9.481452E-016" calcext:value-type="float">
            <text:p>9.481452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7E-016" calcext:value-type="float">
            <text:p>9.735877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7E-024" calcext:value-type="float">
            <text:p>1.959757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9E-034" calcext:value-type="float">
            <text:p>3.771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755997" calcext:value-type="float">
            <text:p>-5.755997</text:p>
          </table:table-cell>
          <table:table-cell office:value-type="float" office:value="-0.03552678" calcext:value-type="float">
            <text:p>-0.03552678</text:p>
          </table:table-cell>
          <table:table-cell office:value-type="float" office:value="-0.03023069" calcext:value-type="float">
            <text:p>-0.03023069</text:p>
          </table:table-cell>
          <table:table-cell office:value-type="float" office:value="-0.02712445" calcext:value-type="float">
            <text:p>-0.02712445</text:p>
          </table:table-cell>
          <table:table-cell office:value-type="float" office:value="-0.02572927" calcext:value-type="float">
            <text:p>-0.02572927</text:p>
          </table:table-cell>
          <table:table-cell office:value-type="float" office:value="-0.02411579" calcext:value-type="float">
            <text:p>-0.02411579</text:p>
          </table:table-cell>
          <table:table-cell office:value-type="float" office:value="-0.02306862" calcext:value-type="float">
            <text:p>-0.02306862</text:p>
          </table:table-cell>
          <table:table-cell office:value-type="float" office:value="-0.02175629" calcext:value-type="float">
            <text:p>-0.02175629</text:p>
          </table:table-cell>
          <table:table-cell office:value-type="float" office:value="-0.01974513" calcext:value-type="float">
            <text:p>-0.01974513</text:p>
          </table:table-cell>
          <table:table-cell office:value-type="float" office:value="-0.0163068" calcext:value-type="float">
            <text:p>-0.0163068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12.75192" calcext:value-type="float">
            <text:p>-12.75192</text:p>
          </table:table-cell>
          <table:table-cell office:value-type="float" office:value="0.0382493" calcext:value-type="float">
            <text:p>0.0382493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64841" calcext:value-type="float">
            <text:p>-2.36484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16" calcext:value-type="float">
            <text:p>316</text:p>
          </table:table-cell>
          <table:table-cell office:value-type="float" office:value="12112007" calcext:value-type="float">
            <text:p>12112007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694.0106" calcext:value-type="float">
            <text:p>694.0106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1.444" calcext:value-type="float">
            <text:p>1071.444</text:p>
          </table:table-cell>
          <table:table-cell office:value-type="float" office:value="167.9017" calcext:value-type="float">
            <text:p>167.9017</text:p>
          </table:table-cell>
          <table:table-cell office:value-type="float" office:value="0" calcext:value-type="float">
            <text:p>0</text:p>
          </table:table-cell>
          <table:table-cell office:value-type="float" office:value="0.1553819" calcext:value-type="float">
            <text:p>0.1553819</text:p>
          </table:table-cell>
          <table:table-cell office:value-type="float" office:value="0.2969458" calcext:value-type="float">
            <text:p>0.2969458</text:p>
          </table:table-cell>
          <table:table-cell office:value-type="float" office:value="0.3045799" calcext:value-type="float">
            <text:p>0.3045799</text:p>
          </table:table-cell>
          <table:table-cell office:value-type="float" office:value="0.3106264" calcext:value-type="float">
            <text:p>0.3106264</text:p>
          </table:table-cell>
          <table:table-cell office:value-type="float" office:value="0.313499" calcext:value-type="float">
            <text:p>0.313499</text:p>
          </table:table-cell>
          <table:table-cell office:value-type="float" office:value="0.280516" calcext:value-type="float">
            <text:p>0.280516</text:p>
          </table:table-cell>
          <table:table-cell office:value-type="float" office:value="0.2786072" calcext:value-type="float">
            <text:p>0.2786072</text:p>
          </table:table-cell>
          <table:table-cell office:value-type="float" office:value="0.3638786" calcext:value-type="float">
            <text:p>0.3638786</text:p>
          </table:table-cell>
          <table:table-cell office:value-type="float" office:value="0.3569223" calcext:value-type="float">
            <text:p>0.3569223</text:p>
          </table:table-cell>
          <table:table-cell office:value-type="float" office:value="0.3669176" calcext:value-type="float">
            <text:p>0.3669176</text:p>
          </table:table-cell>
          <table:table-cell office:value-type="float" office:value="0.3831393" calcext:value-type="float">
            <text:p>0.3831393</text:p>
          </table:table-cell>
          <table:table-cell office:value-type="float" office:value="0.3950044" calcext:value-type="float">
            <text:p>0.395004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2354E-015" calcext:value-type="float">
            <text:p>1.942354E-15</text:p>
          </table:table-cell>
          <table:table-cell office:value-type="float" office:value="1.97321E-015" calcext:value-type="float">
            <text:p>1.97321E-15</text:p>
          </table:table-cell>
          <table:table-cell office:value-type="float" office:value="1.960399E-015" calcext:value-type="float">
            <text:p>1.960399E-15</text:p>
          </table:table-cell>
          <table:table-cell office:value-type="float" office:value="1.986027E-015" calcext:value-type="float">
            <text:p>1.986027E-15</text:p>
          </table:table-cell>
          <table:table-cell office:value-type="float" office:value="9.481291E-016" calcext:value-type="float">
            <text:p>9.481291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8E-016" calcext:value-type="float">
            <text:p>9.735878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9E-034" calcext:value-type="float">
            <text:p>3.77189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24064" calcext:value-type="float">
            <text:p>-5.624064</text:p>
          </table:table-cell>
          <table:table-cell office:value-type="float" office:value="-0.03807154" calcext:value-type="float">
            <text:p>-0.03807154</text:p>
          </table:table-cell>
          <table:table-cell office:value-type="float" office:value="-0.03163266" calcext:value-type="float">
            <text:p>-0.03163266</text:p>
          </table:table-cell>
          <table:table-cell office:value-type="float" office:value="-0.02807815" calcext:value-type="float">
            <text:p>-0.02807815</text:p>
          </table:table-cell>
          <table:table-cell office:value-type="float" office:value="-0.02654681" calcext:value-type="float">
            <text:p>-0.02654681</text:p>
          </table:table-cell>
          <table:table-cell office:value-type="float" office:value="-0.02456923" calcext:value-type="float">
            <text:p>-0.02456923</text:p>
          </table:table-cell>
          <table:table-cell office:value-type="float" office:value="-0.0233229" calcext:value-type="float">
            <text:p>-0.0233229</text:p>
          </table:table-cell>
          <table:table-cell office:value-type="float" office:value="-0.02185118" calcext:value-type="float">
            <text:p>-0.02185118</text:p>
          </table:table-cell>
          <table:table-cell office:value-type="float" office:value="-0.01968512" calcext:value-type="float">
            <text:p>-0.01968512</text:p>
          </table:table-cell>
          <table:table-cell office:value-type="float" office:value="-0.01622374" calcext:value-type="float">
            <text:p>-0.01622374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8.903274" calcext:value-type="float">
            <text:p>-8.903274</text:p>
          </table:table-cell>
          <table:table-cell office:value-type="float" office:value="0.03824737" calcext:value-type="float">
            <text:p>0.03824737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65701" calcext:value-type="float">
            <text:p>-2.36570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17" calcext:value-type="float">
            <text:p>317</text:p>
          </table:table-cell>
          <table:table-cell office:value-type="float" office:value="13112007" calcext:value-type="float">
            <text:p>13112007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694.2175" calcext:value-type="float">
            <text:p>694.2175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1.237" calcext:value-type="float">
            <text:p>1071.237</text:p>
          </table:table-cell>
          <table:table-cell office:value-type="float" office:value="167.9017" calcext:value-type="float">
            <text:p>167.9017</text:p>
          </table:table-cell>
          <table:table-cell office:value-type="float" office:value="0" calcext:value-type="float">
            <text:p>0</text:p>
          </table:table-cell>
          <table:table-cell office:value-type="float" office:value="0.1680362" calcext:value-type="float">
            <text:p>0.1680362</text:p>
          </table:table-cell>
          <table:table-cell office:value-type="float" office:value="0.2936037" calcext:value-type="float">
            <text:p>0.2936037</text:p>
          </table:table-cell>
          <table:table-cell office:value-type="float" office:value="0.3018541" calcext:value-type="float">
            <text:p>0.3018541</text:p>
          </table:table-cell>
          <table:table-cell office:value-type="float" office:value="0.3087158" calcext:value-type="float">
            <text:p>0.3087158</text:p>
          </table:table-cell>
          <table:table-cell office:value-type="float" office:value="0.3120482" calcext:value-type="float">
            <text:p>0.3120482</text:p>
          </table:table-cell>
          <table:table-cell office:value-type="float" office:value="0.27978" calcext:value-type="float">
            <text:p>0.27978</text:p>
          </table:table-cell>
          <table:table-cell office:value-type="float" office:value="0.2782055" calcext:value-type="float">
            <text:p>0.2782055</text:p>
          </table:table-cell>
          <table:table-cell office:value-type="float" office:value="0.363788" calcext:value-type="float">
            <text:p>0.363788</text:p>
          </table:table-cell>
          <table:table-cell office:value-type="float" office:value="0.3569728" calcext:value-type="float">
            <text:p>0.3569728</text:p>
          </table:table-cell>
          <table:table-cell office:value-type="float" office:value="0.3670249" calcext:value-type="float">
            <text:p>0.3670249</text:p>
          </table:table-cell>
          <table:table-cell office:value-type="float" office:value="0.3832127" calcext:value-type="float">
            <text:p>0.3832127</text:p>
          </table:table-cell>
          <table:table-cell office:value-type="float" office:value="0.3949616" calcext:value-type="float">
            <text:p>0.394961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2727E-015" calcext:value-type="float">
            <text:p>1.942727E-15</text:p>
          </table:table-cell>
          <table:table-cell office:value-type="float" office:value="1.973178E-015" calcext:value-type="float">
            <text:p>1.973178E-15</text:p>
          </table:table-cell>
          <table:table-cell office:value-type="float" office:value="1.960374E-015" calcext:value-type="float">
            <text:p>1.960374E-15</text:p>
          </table:table-cell>
          <table:table-cell office:value-type="float" office:value="1.986011E-015" calcext:value-type="float">
            <text:p>1.986011E-15</text:p>
          </table:table-cell>
          <table:table-cell office:value-type="float" office:value="9.481121E-016" calcext:value-type="float">
            <text:p>9.481121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8E-016" calcext:value-type="float">
            <text:p>9.735878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9E-034" calcext:value-type="float">
            <text:p>3.771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89547" calcext:value-type="float">
            <text:p>-3.089547</text:p>
          </table:table-cell>
          <table:table-cell office:value-type="float" office:value="-0.0415405" calcext:value-type="float">
            <text:p>-0.0415405</text:p>
          </table:table-cell>
          <table:table-cell office:value-type="float" office:value="-0.03352955" calcext:value-type="float">
            <text:p>-0.03352955</text:p>
          </table:table-cell>
          <table:table-cell office:value-type="float" office:value="-0.02915013" calcext:value-type="float">
            <text:p>-0.02915013</text:p>
          </table:table-cell>
          <table:table-cell office:value-type="float" office:value="-0.02730717" calcext:value-type="float">
            <text:p>-0.02730717</text:p>
          </table:table-cell>
          <table:table-cell office:value-type="float" office:value="-0.02506404" calcext:value-type="float">
            <text:p>-0.02506404</text:p>
          </table:table-cell>
          <table:table-cell office:value-type="float" office:value="-0.0236061" calcext:value-type="float">
            <text:p>-0.0236061</text:p>
          </table:table-cell>
          <table:table-cell office:value-type="float" office:value="-0.02196887" calcext:value-type="float">
            <text:p>-0.02196887</text:p>
          </table:table-cell>
          <table:table-cell office:value-type="float" office:value="-0.01963872" calcext:value-type="float">
            <text:p>-0.01963872</text:p>
          </table:table-cell>
          <table:table-cell office:value-type="float" office:value="-0.01614279" calcext:value-type="float">
            <text:p>-0.01614279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4.4121" calcext:value-type="float">
            <text:p>-4.4121</text:p>
          </table:table-cell>
          <table:table-cell office:value-type="float" office:value="0.03824483" calcext:value-type="float">
            <text:p>0.03824483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66553" calcext:value-type="float">
            <text:p>-2.366553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18" calcext:value-type="float">
            <text:p>318</text:p>
          </table:table-cell>
          <table:table-cell office:value-type="float" office:value="14112007" calcext:value-type="float">
            <text:p>14112007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694.6523" calcext:value-type="float">
            <text:p>694.6523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0.803" calcext:value-type="float">
            <text:p>1070.803</text:p>
          </table:table-cell>
          <table:table-cell office:value-type="float" office:value="167.9017" calcext:value-type="float">
            <text:p>167.9017</text:p>
          </table:table-cell>
          <table:table-cell office:value-type="float" office:value="0" calcext:value-type="float">
            <text:p>0</text:p>
          </table:table-cell>
          <table:table-cell office:value-type="float" office:value="0.174329" calcext:value-type="float">
            <text:p>0.174329</text:p>
          </table:table-cell>
          <table:table-cell office:value-type="float" office:value="0.2896062" calcext:value-type="float">
            <text:p>0.2896062</text:p>
          </table:table-cell>
          <table:table-cell office:value-type="float" office:value="0.2994465" calcext:value-type="float">
            <text:p>0.2994465</text:p>
          </table:table-cell>
          <table:table-cell office:value-type="float" office:value="0.306435" calcext:value-type="float">
            <text:p>0.306435</text:p>
          </table:table-cell>
          <table:table-cell office:value-type="float" office:value="0.3103279" calcext:value-type="float">
            <text:p>0.3103279</text:p>
          </table:table-cell>
          <table:table-cell office:value-type="float" office:value="0.2789662" calcext:value-type="float">
            <text:p>0.2789662</text:p>
          </table:table-cell>
          <table:table-cell office:value-type="float" office:value="0.277767" calcext:value-type="float">
            <text:p>0.277767</text:p>
          </table:table-cell>
          <table:table-cell office:value-type="float" office:value="0.3636803" calcext:value-type="float">
            <text:p>0.3636803</text:p>
          </table:table-cell>
          <table:table-cell office:value-type="float" office:value="0.3570084" calcext:value-type="float">
            <text:p>0.3570084</text:p>
          </table:table-cell>
          <table:table-cell office:value-type="float" office:value="0.3671248" calcext:value-type="float">
            <text:p>0.3671248</text:p>
          </table:table-cell>
          <table:table-cell office:value-type="float" office:value="0.3832786" calcext:value-type="float">
            <text:p>0.3832786</text:p>
          </table:table-cell>
          <table:table-cell office:value-type="float" office:value="0.3949271" calcext:value-type="float">
            <text:p>0.3949271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43126E-015" calcext:value-type="float">
            <text:p>1.943126E-15</text:p>
          </table:table-cell>
          <table:table-cell office:value-type="float" office:value="1.973141E-015" calcext:value-type="float">
            <text:p>1.973141E-15</text:p>
          </table:table-cell>
          <table:table-cell office:value-type="float" office:value="1.960351E-015" calcext:value-type="float">
            <text:p>1.960351E-15</text:p>
          </table:table-cell>
          <table:table-cell office:value-type="float" office:value="1.985997E-015" calcext:value-type="float">
            <text:p>1.985997E-15</text:p>
          </table:table-cell>
          <table:table-cell office:value-type="float" office:value="9.480906E-016" calcext:value-type="float">
            <text:p>9.480906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8E-016" calcext:value-type="float">
            <text:p>9.735878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9E-034" calcext:value-type="float">
            <text:p>3.77189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31336" calcext:value-type="float">
            <text:p>-2.331336</text:p>
          </table:table-cell>
          <table:table-cell office:value-type="float" office:value="-0.04611587" calcext:value-type="float">
            <text:p>-0.04611587</text:p>
          </table:table-cell>
          <table:table-cell office:value-type="float" office:value="-0.03565916" calcext:value-type="float">
            <text:p>-0.03565916</text:p>
          </table:table-cell>
          <table:table-cell office:value-type="float" office:value="-0.03050463" calcext:value-type="float">
            <text:p>-0.03050463</text:p>
          </table:table-cell>
          <table:table-cell office:value-type="float" office:value="-0.0282477" calcext:value-type="float">
            <text:p>-0.0282477</text:p>
          </table:table-cell>
          <table:table-cell office:value-type="float" office:value="-0.02562343" calcext:value-type="float">
            <text:p>-0.02562343</text:p>
          </table:table-cell>
          <table:table-cell office:value-type="float" office:value="-0.02391961" calcext:value-type="float">
            <text:p>-0.02391961</text:p>
          </table:table-cell>
          <table:table-cell office:value-type="float" office:value="-0.02210943" calcext:value-type="float">
            <text:p>-0.02210943</text:p>
          </table:table-cell>
          <table:table-cell office:value-type="float" office:value="-0.01960609" calcext:value-type="float">
            <text:p>-0.01960609</text:p>
          </table:table-cell>
          <table:table-cell office:value-type="float" office:value="-0.01606767" calcext:value-type="float">
            <text:p>-0.01606767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3.450701" calcext:value-type="float">
            <text:p>-3.450701</text:p>
          </table:table-cell>
          <table:table-cell office:value-type="float" office:value="0.03824167" calcext:value-type="float">
            <text:p>0.03824167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67404" calcext:value-type="float">
            <text:p>-2.36740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19" calcext:value-type="float">
            <text:p>319</text:p>
          </table:table-cell>
          <table:table-cell office:value-type="float" office:value="15112007" calcext:value-type="float">
            <text:p>15112007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695.5542" calcext:value-type="float">
            <text:p>695.5542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69.901" calcext:value-type="float">
            <text:p>1069.901</text:p>
          </table:table-cell>
          <table:table-cell office:value-type="float" office:value="167.9017" calcext:value-type="float">
            <text:p>167.9017</text:p>
          </table:table-cell>
          <table:table-cell office:value-type="float" office:value="0" calcext:value-type="float">
            <text:p>0</text:p>
          </table:table-cell>
          <table:table-cell office:value-type="float" office:value="0.1642788" calcext:value-type="float">
            <text:p>0.1642788</text:p>
          </table:table-cell>
          <table:table-cell office:value-type="float" office:value="0.2855077" calcext:value-type="float">
            <text:p>0.2855077</text:p>
          </table:table-cell>
          <table:table-cell office:value-type="float" office:value="0.2969349" calcext:value-type="float">
            <text:p>0.2969349</text:p>
          </table:table-cell>
          <table:table-cell office:value-type="float" office:value="0.3045946" calcext:value-type="float">
            <text:p>0.3045946</text:p>
          </table:table-cell>
          <table:table-cell office:value-type="float" office:value="0.3089641" calcext:value-type="float">
            <text:p>0.3089641</text:p>
          </table:table-cell>
          <table:table-cell office:value-type="float" office:value="0.278108" calcext:value-type="float">
            <text:p>0.278108</text:p>
          </table:table-cell>
          <table:table-cell office:value-type="float" office:value="0.2773063" calcext:value-type="float">
            <text:p>0.2773063</text:p>
          </table:table-cell>
          <table:table-cell office:value-type="float" office:value="0.3635634" calcext:value-type="float">
            <text:p>0.3635634</text:p>
          </table:table-cell>
          <table:table-cell office:value-type="float" office:value="0.3570291" calcext:value-type="float">
            <text:p>0.3570291</text:p>
          </table:table-cell>
          <table:table-cell office:value-type="float" office:value="0.367217" calcext:value-type="float">
            <text:p>0.367217</text:p>
          </table:table-cell>
          <table:table-cell office:value-type="float" office:value="0.3833381" calcext:value-type="float">
            <text:p>0.3833381</text:p>
          </table:table-cell>
          <table:table-cell office:value-type="float" office:value="0.3948992" calcext:value-type="float">
            <text:p>0.394899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3549E-015" calcext:value-type="float">
            <text:p>1.943549E-15</text:p>
          </table:table-cell>
          <table:table-cell office:value-type="float" office:value="1.973108E-015" calcext:value-type="float">
            <text:p>1.973108E-15</text:p>
          </table:table-cell>
          <table:table-cell office:value-type="float" office:value="1.96033E-015" calcext:value-type="float">
            <text:p>1.96033E-15</text:p>
          </table:table-cell>
          <table:table-cell office:value-type="float" office:value="1.985973E-015" calcext:value-type="float">
            <text:p>1.985973E-15</text:p>
          </table:table-cell>
          <table:table-cell office:value-type="float" office:value="9.4807E-016" calcext:value-type="float">
            <text:p>9.4807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9E-016" calcext:value-type="float">
            <text:p>9.735879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9E-034" calcext:value-type="float">
            <text:p>3.771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614021" calcext:value-type="float">
            <text:p>-3.614021</text:p>
          </table:table-cell>
          <table:table-cell office:value-type="float" office:value="-0.05148138" calcext:value-type="float">
            <text:p>-0.05148138</text:p>
          </table:table-cell>
          <table:table-cell office:value-type="float" office:value="-0.03805684" calcext:value-type="float">
            <text:p>-0.03805684</text:p>
          </table:table-cell>
          <table:table-cell office:value-type="float" office:value="-0.03164222" calcext:value-type="float">
            <text:p>-0.03164222</text:p>
          </table:table-cell>
          <table:table-cell office:value-type="float" office:value="-0.02901255" calcext:value-type="float">
            <text:p>-0.02901255</text:p>
          </table:table-cell>
          <table:table-cell office:value-type="float" office:value="-0.02622954" calcext:value-type="float">
            <text:p>-0.02622954</text:p>
          </table:table-cell>
          <table:table-cell office:value-type="float" office:value="-0.02425425" calcext:value-type="float">
            <text:p>-0.02425425</text:p>
          </table:table-cell>
          <table:table-cell office:value-type="float" office:value="-0.0222635" calcext:value-type="float">
            <text:p>-0.0222635</text:p>
          </table:table-cell>
          <table:table-cell office:value-type="float" office:value="-0.01958707" calcext:value-type="float">
            <text:p>-0.01958707</text:p>
          </table:table-cell>
          <table:table-cell office:value-type="float" office:value="-0.01599877" calcext:value-type="float">
            <text:p>-0.01599877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8.569305" calcext:value-type="float">
            <text:p>-8.569305</text:p>
          </table:table-cell>
          <table:table-cell office:value-type="float" office:value="0.03823881" calcext:value-type="float">
            <text:p>0.03823881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6823" calcext:value-type="float">
            <text:p>-2.36823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20" calcext:value-type="float">
            <text:p>320</text:p>
          </table:table-cell>
          <table:table-cell office:value-type="float" office:value="16112007" calcext:value-type="float">
            <text:p>16112007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696.1443" calcext:value-type="float">
            <text:p>696.1443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69.311" calcext:value-type="float">
            <text:p>1069.311</text:p>
          </table:table-cell>
          <table:table-cell office:value-type="float" office:value="167.9017" calcext:value-type="float">
            <text:p>167.9017</text:p>
          </table:table-cell>
          <table:table-cell office:value-type="float" office:value="0" calcext:value-type="float">
            <text:p>0</text:p>
          </table:table-cell>
          <table:table-cell office:value-type="float" office:value="0.1591553" calcext:value-type="float">
            <text:p>0.1591553</text:p>
          </table:table-cell>
          <table:table-cell office:value-type="float" office:value="0.2831595" calcext:value-type="float">
            <text:p>0.2831595</text:p>
          </table:table-cell>
          <table:table-cell office:value-type="float" office:value="0.2947443" calcext:value-type="float">
            <text:p>0.2947443</text:p>
          </table:table-cell>
          <table:table-cell office:value-type="float" office:value="0.3024708" calcext:value-type="float">
            <text:p>0.3024708</text:p>
          </table:table-cell>
          <table:table-cell office:value-type="float" office:value="0.3072151" calcext:value-type="float">
            <text:p>0.3072151</text:p>
          </table:table-cell>
          <table:table-cell office:value-type="float" office:value="0.2771919" calcext:value-type="float">
            <text:p>0.2771919</text:p>
          </table:table-cell>
          <table:table-cell office:value-type="float" office:value="0.2767931" calcext:value-type="float">
            <text:p>0.2767931</text:p>
          </table:table-cell>
          <table:table-cell office:value-type="float" office:value="0.3634302" calcext:value-type="float">
            <text:p>0.3634302</text:p>
          </table:table-cell>
          <table:table-cell office:value-type="float" office:value="0.3570353" calcext:value-type="float">
            <text:p>0.3570353</text:p>
          </table:table-cell>
          <table:table-cell office:value-type="float" office:value="0.3673015" calcext:value-type="float">
            <text:p>0.3673015</text:p>
          </table:table-cell>
          <table:table-cell office:value-type="float" office:value="0.3833925" calcext:value-type="float">
            <text:p>0.3833925</text:p>
          </table:table-cell>
          <table:table-cell office:value-type="float" office:value="0.3948754" calcext:value-type="float">
            <text:p>0.394875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3977E-015" calcext:value-type="float">
            <text:p>1.943977E-15</text:p>
          </table:table-cell>
          <table:table-cell office:value-type="float" office:value="1.973074E-015" calcext:value-type="float">
            <text:p>1.973074E-15</text:p>
          </table:table-cell>
          <table:table-cell office:value-type="float" office:value="1.960309E-015" calcext:value-type="float">
            <text:p>1.960309E-15</text:p>
          </table:table-cell>
          <table:table-cell office:value-type="float" office:value="1.98595E-015" calcext:value-type="float">
            <text:p>1.98595E-15</text:p>
          </table:table-cell>
          <table:table-cell office:value-type="float" office:value="9.480471E-016" calcext:value-type="float">
            <text:p>9.480471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8E-016" calcext:value-type="float">
            <text:p>9.735878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7E-024" calcext:value-type="float">
            <text:p>1.959757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8E-034" calcext:value-type="float">
            <text:p>3.77189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651175" calcext:value-type="float">
            <text:p>-4.651175</text:p>
          </table:table-cell>
          <table:table-cell office:value-type="float" office:value="-0.05489834" calcext:value-type="float">
            <text:p>-0.05489834</text:p>
          </table:table-cell>
          <table:table-cell office:value-type="float" office:value="-0.04029031" calcext:value-type="float">
            <text:p>-0.04029031</text:p>
          </table:table-cell>
          <table:table-cell office:value-type="float" office:value="-0.03302563" calcext:value-type="float">
            <text:p>-0.03302563</text:p>
          </table:table-cell>
          <table:table-cell office:value-type="float" office:value="-0.03003295" calcext:value-type="float">
            <text:p>-0.03003295</text:p>
          </table:table-cell>
          <table:table-cell office:value-type="float" office:value="-0.02689383" calcext:value-type="float">
            <text:p>-0.02689383</text:p>
          </table:table-cell>
          <table:table-cell office:value-type="float" office:value="-0.02463304" calcext:value-type="float">
            <text:p>-0.02463304</text:p>
          </table:table-cell>
          <table:table-cell office:value-type="float" office:value="-0.0224402" calcext:value-type="float">
            <text:p>-0.0224402</text:p>
          </table:table-cell>
          <table:table-cell office:value-type="float" office:value="-0.01958129" calcext:value-type="float">
            <text:p>-0.01958129</text:p>
          </table:table-cell>
          <table:table-cell office:value-type="float" office:value="-0.01593583" calcext:value-type="float">
            <text:p>-0.01593583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9.150421" calcext:value-type="float">
            <text:p>-9.150421</text:p>
          </table:table-cell>
          <table:table-cell office:value-type="float" office:value="0.03823624" calcext:value-type="float">
            <text:p>0.03823624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6903" calcext:value-type="float">
            <text:p>-2.36903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21" calcext:value-type="float">
            <text:p>321</text:p>
          </table:table-cell>
          <table:table-cell office:value-type="float" office:value="17112007" calcext:value-type="float">
            <text:p>17112007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696.6938" calcext:value-type="float">
            <text:p>696.6938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68.761" calcext:value-type="float">
            <text:p>1068.761</text:p>
          </table:table-cell>
          <table:table-cell office:value-type="float" office:value="167.9017" calcext:value-type="float">
            <text:p>167.9017</text:p>
          </table:table-cell>
          <table:table-cell office:value-type="float" office:value="0" calcext:value-type="float">
            <text:p>0</text:p>
          </table:table-cell>
          <table:table-cell office:value-type="float" office:value="0.1568134" calcext:value-type="float">
            <text:p>0.1568134</text:p>
          </table:table-cell>
          <table:table-cell office:value-type="float" office:value="0.2808512" calcext:value-type="float">
            <text:p>0.2808512</text:p>
          </table:table-cell>
          <table:table-cell office:value-type="float" office:value="0.2928731" calcext:value-type="float">
            <text:p>0.2928731</text:p>
          </table:table-cell>
          <table:table-cell office:value-type="float" office:value="0.300703" calcext:value-type="float">
            <text:p>0.300703</text:p>
          </table:table-cell>
          <table:table-cell office:value-type="float" office:value="0.3051229" calcext:value-type="float">
            <text:p>0.3051229</text:p>
          </table:table-cell>
          <table:table-cell office:value-type="float" office:value="0.2763021" calcext:value-type="float">
            <text:p>0.2763021</text:p>
          </table:table-cell>
          <table:table-cell office:value-type="float" office:value="0.2762812" calcext:value-type="float">
            <text:p>0.2762812</text:p>
          </table:table-cell>
          <table:table-cell office:value-type="float" office:value="0.3632784" calcext:value-type="float">
            <text:p>0.3632784</text:p>
          </table:table-cell>
          <table:table-cell office:value-type="float" office:value="0.3570261" calcext:value-type="float">
            <text:p>0.3570261</text:p>
          </table:table-cell>
          <table:table-cell office:value-type="float" office:value="0.3673776" calcext:value-type="float">
            <text:p>0.3673776</text:p>
          </table:table-cell>
          <table:table-cell office:value-type="float" office:value="0.3834422" calcext:value-type="float">
            <text:p>0.3834422</text:p>
          </table:table-cell>
          <table:table-cell office:value-type="float" office:value="0.394855" calcext:value-type="float">
            <text:p>0.394855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44402E-015" calcext:value-type="float">
            <text:p>1.944402E-15</text:p>
          </table:table-cell>
          <table:table-cell office:value-type="float" office:value="1.973041E-015" calcext:value-type="float">
            <text:p>1.973041E-15</text:p>
          </table:table-cell>
          <table:table-cell office:value-type="float" office:value="1.960289E-015" calcext:value-type="float">
            <text:p>1.960289E-15</text:p>
          </table:table-cell>
          <table:table-cell office:value-type="float" office:value="1.985924E-015" calcext:value-type="float">
            <text:p>1.985924E-15</text:p>
          </table:table-cell>
          <table:table-cell office:value-type="float" office:value="9.480265E-016" calcext:value-type="float">
            <text:p>9.480265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8E-016" calcext:value-type="float">
            <text:p>9.735878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9E-034" calcext:value-type="float">
            <text:p>3.77189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21378" calcext:value-type="float">
            <text:p>-5.221378</text:p>
          </table:table-cell>
          <table:table-cell office:value-type="float" office:value="-0.0584008" calcext:value-type="float">
            <text:p>-0.0584008</text:p>
          </table:table-cell>
          <table:table-cell office:value-type="float" office:value="-0.04232691" calcext:value-type="float">
            <text:p>-0.04232691</text:p>
          </table:table-cell>
          <table:table-cell office:value-type="float" office:value="-0.03455835" calcext:value-type="float">
            <text:p>-0.03455835</text:p>
          </table:table-cell>
          <table:table-cell office:value-type="float" office:value="-0.03130869" calcext:value-type="float">
            <text:p>-0.03130869</text:p>
          </table:table-cell>
          <table:table-cell office:value-type="float" office:value="-0.02755931" calcext:value-type="float">
            <text:p>-0.02755931</text:p>
          </table:table-cell>
          <table:table-cell office:value-type="float" office:value="-0.02501906" calcext:value-type="float">
            <text:p>-0.02501906</text:p>
          </table:table-cell>
          <table:table-cell office:value-type="float" office:value="-0.02264323" calcext:value-type="float">
            <text:p>-0.02264323</text:p>
          </table:table-cell>
          <table:table-cell office:value-type="float" office:value="-0.01958952" calcext:value-type="float">
            <text:p>-0.01958952</text:p>
          </table:table-cell>
          <table:table-cell office:value-type="float" office:value="-0.01587939" calcext:value-type="float">
            <text:p>-0.01587939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10.09115" calcext:value-type="float">
            <text:p>-10.09115</text:p>
          </table:table-cell>
          <table:table-cell office:value-type="float" office:value="0.03823373" calcext:value-type="float">
            <text:p>0.03823373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69805" calcext:value-type="float">
            <text:p>-2.36980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22" calcext:value-type="float">
            <text:p>322</text:p>
          </table:table-cell>
          <table:table-cell office:value-type="float" office:value="18112007" calcext:value-type="float">
            <text:p>18112007</text:p>
          </table:table-cell>
          <table:table-cell office:value-type="float" office:value="908.4587" calcext:value-type="float">
            <text:p>908.4587</text:p>
          </table:table-cell>
          <table:table-cell office:value-type="float" office:value="696.8969" calcext:value-type="float">
            <text:p>696.8969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68.658" calcext:value-type="float">
            <text:p>1068.658</text:p>
          </table:table-cell>
          <table:table-cell office:value-type="float" office:value="167.9017" calcext:value-type="float">
            <text:p>167.9017</text:p>
          </table:table-cell>
          <table:table-cell office:value-type="float" office:value="0" calcext:value-type="float">
            <text:p>0</text:p>
          </table:table-cell>
          <table:table-cell office:value-type="float" office:value="0.1731558" calcext:value-type="float">
            <text:p>0.1731558</text:p>
          </table:table-cell>
          <table:table-cell office:value-type="float" office:value="0.2775289" calcext:value-type="float">
            <text:p>0.2775289</text:p>
          </table:table-cell>
          <table:table-cell office:value-type="float" office:value="0.2908423" calcext:value-type="float">
            <text:p>0.2908423</text:p>
          </table:table-cell>
          <table:table-cell office:value-type="float" office:value="0.299232" calcext:value-type="float">
            <text:p>0.299232</text:p>
          </table:table-cell>
          <table:table-cell office:value-type="float" office:value="0.3039035" calcext:value-type="float">
            <text:p>0.3039035</text:p>
          </table:table-cell>
          <table:table-cell office:value-type="float" office:value="0.2755156" calcext:value-type="float">
            <text:p>0.2755156</text:p>
          </table:table-cell>
          <table:table-cell office:value-type="float" office:value="0.2758473" calcext:value-type="float">
            <text:p>0.2758473</text:p>
          </table:table-cell>
          <table:table-cell office:value-type="float" office:value="0.363125" calcext:value-type="float">
            <text:p>0.363125</text:p>
          </table:table-cell>
          <table:table-cell office:value-type="float" office:value="0.3570022" calcext:value-type="float">
            <text:p>0.3570022</text:p>
          </table:table-cell>
          <table:table-cell office:value-type="float" office:value="0.3674457" calcext:value-type="float">
            <text:p>0.3674457</text:p>
          </table:table-cell>
          <table:table-cell office:value-type="float" office:value="0.3834873" calcext:value-type="float">
            <text:p>0.3834873</text:p>
          </table:table-cell>
          <table:table-cell office:value-type="float" office:value="0.3948372" calcext:value-type="float">
            <text:p>0.394837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4816E-015" calcext:value-type="float">
            <text:p>1.944816E-15</text:p>
          </table:table-cell>
          <table:table-cell office:value-type="float" office:value="1.973002E-015" calcext:value-type="float">
            <text:p>1.973002E-15</text:p>
          </table:table-cell>
          <table:table-cell office:value-type="float" office:value="1.960275E-015" calcext:value-type="float">
            <text:p>1.960275E-15</text:p>
          </table:table-cell>
          <table:table-cell office:value-type="float" office:value="1.985899E-015" calcext:value-type="float">
            <text:p>1.985899E-15</text:p>
          </table:table-cell>
          <table:table-cell office:value-type="float" office:value="9.480046E-016" calcext:value-type="float">
            <text:p>9.480046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7E-016" calcext:value-type="float">
            <text:p>9.735877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9E-034" calcext:value-type="float">
            <text:p>3.771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43222" calcext:value-type="float">
            <text:p>-2.443222</text:p>
          </table:table-cell>
          <table:table-cell office:value-type="float" office:value="-0.06404977" calcext:value-type="float">
            <text:p>-0.06404977</text:p>
          </table:table-cell>
          <table:table-cell office:value-type="float" office:value="-0.04463845" calcext:value-type="float">
            <text:p>-0.04463845</text:p>
          </table:table-cell>
          <table:table-cell office:value-type="float" office:value="-0.03588507" calcext:value-type="float">
            <text:p>-0.03588507</text:p>
          </table:table-cell>
          <table:table-cell office:value-type="float" office:value="-0.03208755" calcext:value-type="float">
            <text:p>-0.03208755</text:p>
          </table:table-cell>
          <table:table-cell office:value-type="float" office:value="-0.02816225" calcext:value-type="float">
            <text:p>-0.02816225</text:p>
          </table:table-cell>
          <table:table-cell office:value-type="float" office:value="-0.02534989" calcext:value-type="float">
            <text:p>-0.02534989</text:p>
          </table:table-cell>
          <table:table-cell office:value-type="float" office:value="-0.02285079" calcext:value-type="float">
            <text:p>-0.02285079</text:p>
          </table:table-cell>
          <table:table-cell office:value-type="float" office:value="-0.01961128" calcext:value-type="float">
            <text:p>-0.01961128</text:p>
          </table:table-cell>
          <table:table-cell office:value-type="float" office:value="-0.01582904" calcext:value-type="float">
            <text:p>-0.01582904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3.948728" calcext:value-type="float">
            <text:p>-3.948728</text:p>
          </table:table-cell>
          <table:table-cell office:value-type="float" office:value="0.03823112" calcext:value-type="float">
            <text:p>0.03823112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70546" calcext:value-type="float">
            <text:p>-2.37054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23" calcext:value-type="float">
            <text:p>323</text:p>
          </table:table-cell>
          <table:table-cell office:value-type="float" office:value="19112007" calcext:value-type="float">
            <text:p>19112007</text:p>
          </table:table-cell>
          <table:table-cell office:value-type="float" office:value="908.4587" calcext:value-type="float">
            <text:p>908.4587</text:p>
          </table:table-cell>
          <table:table-cell office:value-type="float" office:value="697.822" calcext:value-type="float">
            <text:p>697.822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67.733" calcext:value-type="float">
            <text:p>1067.733</text:p>
          </table:table-cell>
          <table:table-cell office:value-type="float" office:value="167.9017" calcext:value-type="float">
            <text:p>167.9017</text:p>
          </table:table-cell>
          <table:table-cell office:value-type="float" office:value="0" calcext:value-type="float">
            <text:p>0</text:p>
          </table:table-cell>
          <table:table-cell office:value-type="float" office:value="0.1559044" calcext:value-type="float">
            <text:p>0.1559044</text:p>
          </table:table-cell>
          <table:table-cell office:value-type="float" office:value="0.2746438" calcext:value-type="float">
            <text:p>0.2746438</text:p>
          </table:table-cell>
          <table:table-cell office:value-type="float" office:value="0.2889428" calcext:value-type="float">
            <text:p>0.2889428</text:p>
          </table:table-cell>
          <table:table-cell office:value-type="float" office:value="0.2975747" calcext:value-type="float">
            <text:p>0.2975747</text:p>
          </table:table-cell>
          <table:table-cell office:value-type="float" office:value="0.3022568" calcext:value-type="float">
            <text:p>0.3022568</text:p>
          </table:table-cell>
          <table:table-cell office:value-type="float" office:value="0.2746809" calcext:value-type="float">
            <text:p>0.2746809</text:p>
          </table:table-cell>
          <table:table-cell office:value-type="float" office:value="0.27536" calcext:value-type="float">
            <text:p>0.27536</text:p>
          </table:table-cell>
          <table:table-cell office:value-type="float" office:value="0.3629663" calcext:value-type="float">
            <text:p>0.3629663</text:p>
          </table:table-cell>
          <table:table-cell office:value-type="float" office:value="0.3569648" calcext:value-type="float">
            <text:p>0.3569648</text:p>
          </table:table-cell>
          <table:table-cell office:value-type="float" office:value="0.3675059" calcext:value-type="float">
            <text:p>0.3675059</text:p>
          </table:table-cell>
          <table:table-cell office:value-type="float" office:value="0.3835286" calcext:value-type="float">
            <text:p>0.3835286</text:p>
          </table:table-cell>
          <table:table-cell office:value-type="float" office:value="0.3948207" calcext:value-type="float">
            <text:p>0.394820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5168E-015" calcext:value-type="float">
            <text:p>1.945168E-15</text:p>
          </table:table-cell>
          <table:table-cell office:value-type="float" office:value="1.972975E-015" calcext:value-type="float">
            <text:p>1.972975E-15</text:p>
          </table:table-cell>
          <table:table-cell office:value-type="float" office:value="1.960254E-015" calcext:value-type="float">
            <text:p>1.960254E-15</text:p>
          </table:table-cell>
          <table:table-cell office:value-type="float" office:value="1.985882E-015" calcext:value-type="float">
            <text:p>1.985882E-15</text:p>
          </table:table-cell>
          <table:table-cell office:value-type="float" office:value="9.479849E-016" calcext:value-type="float">
            <text:p>9.479849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9E-016" calcext:value-type="float">
            <text:p>9.735879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7E-024" calcext:value-type="float">
            <text:p>1.959757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8E-034" calcext:value-type="float">
            <text:p>3.77189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455635" calcext:value-type="float">
            <text:p>-5.455635</text:p>
          </table:table-cell>
          <table:table-cell office:value-type="float" office:value="-0.06945977" calcext:value-type="float">
            <text:p>-0.06945977</text:p>
          </table:table-cell>
          <table:table-cell office:value-type="float" office:value="-0.04696524" calcext:value-type="float">
            <text:p>-0.04696524</text:p>
          </table:table-cell>
          <table:table-cell office:value-type="float" office:value="-0.03745248" calcext:value-type="float">
            <text:p>-0.03745248</text:p>
          </table:table-cell>
          <table:table-cell office:value-type="float" office:value="-0.03321183" calcext:value-type="float">
            <text:p>-0.03321183</text:p>
          </table:table-cell>
          <table:table-cell office:value-type="float" office:value="-0.02881729" calcext:value-type="float">
            <text:p>-0.02881729</text:p>
          </table:table-cell>
          <table:table-cell office:value-type="float" office:value="-0.02572772" calcext:value-type="float">
            <text:p>-0.02572772</text:p>
          </table:table-cell>
          <table:table-cell office:value-type="float" office:value="-0.02306757" calcext:value-type="float">
            <text:p>-0.02306757</text:p>
          </table:table-cell>
          <table:table-cell office:value-type="float" office:value="-0.01964529" calcext:value-type="float">
            <text:p>-0.01964529</text:p>
          </table:table-cell>
          <table:table-cell office:value-type="float" office:value="-0.01578475" calcext:value-type="float">
            <text:p>-0.01578475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9.871905" calcext:value-type="float">
            <text:p>-9.871905</text:p>
          </table:table-cell>
          <table:table-cell office:value-type="float" office:value="0.03822915" calcext:value-type="float">
            <text:p>0.03822915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71259" calcext:value-type="float">
            <text:p>-2.37125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24" calcext:value-type="float">
            <text:p>324</text:p>
          </table:table-cell>
          <table:table-cell office:value-type="float" office:value="20112007" calcext:value-type="float">
            <text:p>20112007</text:p>
          </table:table-cell>
          <table:table-cell office:value-type="float" office:value="908.4587" calcext:value-type="float">
            <text:p>908.4587</text:p>
          </table:table-cell>
          <table:table-cell office:value-type="float" office:value="698.3711" calcext:value-type="float">
            <text:p>698.3711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67.185" calcext:value-type="float">
            <text:p>1067.185</text:p>
          </table:table-cell>
          <table:table-cell office:value-type="float" office:value="167.9017" calcext:value-type="float">
            <text:p>167.9017</text:p>
          </table:table-cell>
          <table:table-cell office:value-type="float" office:value="0" calcext:value-type="float">
            <text:p>0</text:p>
          </table:table-cell>
          <table:table-cell office:value-type="float" office:value="0.1522866" calcext:value-type="float">
            <text:p>0.1522866</text:p>
          </table:table-cell>
          <table:table-cell office:value-type="float" office:value="0.2724961" calcext:value-type="float">
            <text:p>0.2724961</text:p>
          </table:table-cell>
          <table:table-cell office:value-type="float" office:value="0.2875139" calcext:value-type="float">
            <text:p>0.2875139</text:p>
          </table:table-cell>
          <table:table-cell office:value-type="float" office:value="0.2961302" calcext:value-type="float">
            <text:p>0.2961302</text:p>
          </table:table-cell>
          <table:table-cell office:value-type="float" office:value="0.3008453" calcext:value-type="float">
            <text:p>0.3008453</text:p>
          </table:table-cell>
          <table:table-cell office:value-type="float" office:value="0.2737283" calcext:value-type="float">
            <text:p>0.2737283</text:p>
          </table:table-cell>
          <table:table-cell office:value-type="float" office:value="0.2748159" calcext:value-type="float">
            <text:p>0.2748159</text:p>
          </table:table-cell>
          <table:table-cell office:value-type="float" office:value="0.3627951" calcext:value-type="float">
            <text:p>0.3627951</text:p>
          </table:table-cell>
          <table:table-cell office:value-type="float" office:value="0.3569144" calcext:value-type="float">
            <text:p>0.3569144</text:p>
          </table:table-cell>
          <table:table-cell office:value-type="float" office:value="0.3675576" calcext:value-type="float">
            <text:p>0.3675576</text:p>
          </table:table-cell>
          <table:table-cell office:value-type="float" office:value="0.3835658" calcext:value-type="float">
            <text:p>0.3835658</text:p>
          </table:table-cell>
          <table:table-cell office:value-type="float" office:value="0.3948067" calcext:value-type="float">
            <text:p>0.394806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5475E-015" calcext:value-type="float">
            <text:p>1.945475E-15</text:p>
          </table:table-cell>
          <table:table-cell office:value-type="float" office:value="1.972953E-015" calcext:value-type="float">
            <text:p>1.972953E-15</text:p>
          </table:table-cell>
          <table:table-cell office:value-type="float" office:value="1.960239E-015" calcext:value-type="float">
            <text:p>1.960239E-15</text:p>
          </table:table-cell>
          <table:table-cell office:value-type="float" office:value="1.985864E-015" calcext:value-type="float">
            <text:p>1.985864E-15</text:p>
          </table:table-cell>
          <table:table-cell office:value-type="float" office:value="9.479688E-016" calcext:value-type="float">
            <text:p>9.479688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8E-016" calcext:value-type="float">
            <text:p>9.735878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9E-034" calcext:value-type="float">
            <text:p>3.771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550437" calcext:value-type="float">
            <text:p>-6.550437</text:p>
          </table:table-cell>
          <table:table-cell office:value-type="float" office:value="-0.07374372" calcext:value-type="float">
            <text:p>-0.07374372</text:p>
          </table:table-cell>
          <table:table-cell office:value-type="float" office:value="-0.04877802" calcext:value-type="float">
            <text:p>-0.04877802</text:p>
          </table:table-cell>
          <table:table-cell office:value-type="float" office:value="-0.03889666" calcext:value-type="float">
            <text:p>-0.03889666</text:p>
          </table:table-cell>
          <table:table-cell office:value-type="float" office:value="-0.03443319" calcext:value-type="float">
            <text:p>-0.03443319</text:p>
          </table:table-cell>
          <table:table-cell office:value-type="float" office:value="-0.02958648" calcext:value-type="float">
            <text:p>-0.02958648</text:p>
          </table:table-cell>
          <table:table-cell office:value-type="float" office:value="-0.02615689" calcext:value-type="float">
            <text:p>-0.02615689</text:p>
          </table:table-cell>
          <table:table-cell office:value-type="float" office:value="-0.0233035" calcext:value-type="float">
            <text:p>-0.0233035</text:p>
          </table:table-cell>
          <table:table-cell office:value-type="float" office:value="-0.01969136" calcext:value-type="float">
            <text:p>-0.01969136</text:p>
          </table:table-cell>
          <table:table-cell office:value-type="float" office:value="-0.01574677" calcext:value-type="float">
            <text:p>-0.01574677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11.9585" calcext:value-type="float">
            <text:p>-11.9585</text:p>
          </table:table-cell>
          <table:table-cell office:value-type="float" office:value="0.03822749" calcext:value-type="float">
            <text:p>0.03822749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71945" calcext:value-type="float">
            <text:p>-2.37194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25" calcext:value-type="float">
            <text:p>325</text:p>
          </table:table-cell>
          <table:table-cell office:value-type="float" office:value="21112007" calcext:value-type="float">
            <text:p>21112007</text:p>
          </table:table-cell>
          <table:table-cell office:value-type="float" office:value="908.4587" calcext:value-type="float">
            <text:p>908.4587</text:p>
          </table:table-cell>
          <table:table-cell office:value-type="float" office:value="698.8035" calcext:value-type="float">
            <text:p>698.8035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66.752" calcext:value-type="float">
            <text:p>1066.752</text:p>
          </table:table-cell>
          <table:table-cell office:value-type="float" office:value="167.9017" calcext:value-type="float">
            <text:p>167.9017</text:p>
          </table:table-cell>
          <table:table-cell office:value-type="float" office:value="0" calcext:value-type="float">
            <text:p>0</text:p>
          </table:table-cell>
          <table:table-cell office:value-type="float" office:value="0.1537293" calcext:value-type="float">
            <text:p>0.1537293</text:p>
          </table:table-cell>
          <table:table-cell office:value-type="float" office:value="0.270569" calcext:value-type="float">
            <text:p>0.270569</text:p>
          </table:table-cell>
          <table:table-cell office:value-type="float" office:value="0.2856684" calcext:value-type="float">
            <text:p>0.2856684</text:p>
          </table:table-cell>
          <table:table-cell office:value-type="float" office:value="0.2951003" calcext:value-type="float">
            <text:p>0.2951003</text:p>
          </table:table-cell>
          <table:table-cell office:value-type="float" office:value="0.2998791" calcext:value-type="float">
            <text:p>0.2998791</text:p>
          </table:table-cell>
          <table:table-cell office:value-type="float" office:value="0.272926" calcext:value-type="float">
            <text:p>0.272926</text:p>
          </table:table-cell>
          <table:table-cell office:value-type="float" office:value="0.2742504" calcext:value-type="float">
            <text:p>0.2742504</text:p>
          </table:table-cell>
          <table:table-cell office:value-type="float" office:value="0.3626081" calcext:value-type="float">
            <text:p>0.3626081</text:p>
          </table:table-cell>
          <table:table-cell office:value-type="float" office:value="0.3568502" calcext:value-type="float">
            <text:p>0.3568502</text:p>
          </table:table-cell>
          <table:table-cell office:value-type="float" office:value="0.3676011" calcext:value-type="float">
            <text:p>0.3676011</text:p>
          </table:table-cell>
          <table:table-cell office:value-type="float" office:value="0.3835993" calcext:value-type="float">
            <text:p>0.3835993</text:p>
          </table:table-cell>
          <table:table-cell office:value-type="float" office:value="0.3947921" calcext:value-type="float">
            <text:p>0.394792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5798E-015" calcext:value-type="float">
            <text:p>1.945798E-15</text:p>
          </table:table-cell>
          <table:table-cell office:value-type="float" office:value="1.972925E-015" calcext:value-type="float">
            <text:p>1.972925E-15</text:p>
          </table:table-cell>
          <table:table-cell office:value-type="float" office:value="1.960217E-015" calcext:value-type="float">
            <text:p>1.960217E-15</text:p>
          </table:table-cell>
          <table:table-cell office:value-type="float" office:value="1.985853E-015" calcext:value-type="float">
            <text:p>1.985853E-15</text:p>
          </table:table-cell>
          <table:table-cell office:value-type="float" office:value="9.479512E-016" calcext:value-type="float">
            <text:p>9.479512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8E-016" calcext:value-type="float">
            <text:p>9.735878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8E-034" calcext:value-type="float">
            <text:p>3.77189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073034" calcext:value-type="float">
            <text:p>-6.073034</text:p>
          </table:table-cell>
          <table:table-cell office:value-type="float" office:value="-0.07791692" calcext:value-type="float">
            <text:p>-0.07791692</text:p>
          </table:table-cell>
          <table:table-cell office:value-type="float" office:value="-0.05126082" calcext:value-type="float">
            <text:p>-0.05126082</text:p>
          </table:table-cell>
          <table:table-cell office:value-type="float" office:value="-0.03994149" calcext:value-type="float">
            <text:p>-0.03994149</text:p>
          </table:table-cell>
          <table:table-cell office:value-type="float" office:value="-0.03529857" calcext:value-type="float">
            <text:p>-0.03529857</text:p>
          </table:table-cell>
          <table:table-cell office:value-type="float" office:value="-0.03025469" calcext:value-type="float">
            <text:p>-0.03025469</text:p>
          </table:table-cell>
          <table:table-cell office:value-type="float" office:value="-0.02661218" calcext:value-type="float">
            <text:p>-0.02661218</text:p>
          </table:table-cell>
          <table:table-cell office:value-type="float" office:value="-0.02356421" calcext:value-type="float">
            <text:p>-0.02356421</text:p>
          </table:table-cell>
          <table:table-cell office:value-type="float" office:value="-0.01975018" calcext:value-type="float">
            <text:p>-0.01975018</text:p>
          </table:table-cell>
          <table:table-cell office:value-type="float" office:value="-0.01571487" calcext:value-type="float">
            <text:p>-0.01571487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11.95321" calcext:value-type="float">
            <text:p>-11.95321</text:p>
          </table:table-cell>
          <table:table-cell office:value-type="float" office:value="0.03822572" calcext:value-type="float">
            <text:p>0.03822572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72595" calcext:value-type="float">
            <text:p>-2.37259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26" calcext:value-type="float">
            <text:p>326</text:p>
          </table:table-cell>
          <table:table-cell office:value-type="float" office:value="22112007" calcext:value-type="float">
            <text:p>22112007</text:p>
          </table:table-cell>
          <table:table-cell office:value-type="float" office:value="908.4587" calcext:value-type="float">
            <text:p>908.4587</text:p>
          </table:table-cell>
          <table:table-cell office:value-type="float" office:value="699.2142" calcext:value-type="float">
            <text:p>699.2142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66.341" calcext:value-type="float">
            <text:p>1066.341</text:p>
          </table:table-cell>
          <table:table-cell office:value-type="float" office:value="167.9017" calcext:value-type="float">
            <text:p>167.9017</text:p>
          </table:table-cell>
          <table:table-cell office:value-type="float" office:value="0" calcext:value-type="float">
            <text:p>0</text:p>
          </table:table-cell>
          <table:table-cell office:value-type="float" office:value="0.1541267" calcext:value-type="float">
            <text:p>0.1541267</text:p>
          </table:table-cell>
          <table:table-cell office:value-type="float" office:value="0.2686472" calcext:value-type="float">
            <text:p>0.2686472</text:p>
          </table:table-cell>
          <table:table-cell office:value-type="float" office:value="0.2840934" calcext:value-type="float">
            <text:p>0.2840934</text:p>
          </table:table-cell>
          <table:table-cell office:value-type="float" office:value="0.2937418" calcext:value-type="float">
            <text:p>0.2937418</text:p>
          </table:table-cell>
          <table:table-cell office:value-type="float" office:value="0.2992827" calcext:value-type="float">
            <text:p>0.2992827</text:p>
          </table:table-cell>
          <table:table-cell office:value-type="float" office:value="0.2721931" calcext:value-type="float">
            <text:p>0.2721931</text:p>
          </table:table-cell>
          <table:table-cell office:value-type="float" office:value="0.2737045" calcext:value-type="float">
            <text:p>0.2737045</text:p>
          </table:table-cell>
          <table:table-cell office:value-type="float" office:value="0.362411" calcext:value-type="float">
            <text:p>0.362411</text:p>
          </table:table-cell>
          <table:table-cell office:value-type="float" office:value="0.356772" calcext:value-type="float">
            <text:p>0.356772</text:p>
          </table:table-cell>
          <table:table-cell office:value-type="float" office:value="0.3676365" calcext:value-type="float">
            <text:p>0.3676365</text:p>
          </table:table-cell>
          <table:table-cell office:value-type="float" office:value="0.3836287" calcext:value-type="float">
            <text:p>0.3836287</text:p>
          </table:table-cell>
          <table:table-cell office:value-type="float" office:value="0.394778" calcext:value-type="float">
            <text:p>0.394778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46136E-015" calcext:value-type="float">
            <text:p>1.946136E-15</text:p>
          </table:table-cell>
          <table:table-cell office:value-type="float" office:value="1.972897E-015" calcext:value-type="float">
            <text:p>1.972897E-15</text:p>
          </table:table-cell>
          <table:table-cell office:value-type="float" office:value="1.9602E-015" calcext:value-type="float">
            <text:p>1.9602E-15</text:p>
          </table:table-cell>
          <table:table-cell office:value-type="float" office:value="1.985835E-015" calcext:value-type="float">
            <text:p>1.985835E-15</text:p>
          </table:table-cell>
          <table:table-cell office:value-type="float" office:value="9.479325E-016" calcext:value-type="float">
            <text:p>9.479325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8E-016" calcext:value-type="float">
            <text:p>9.735878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9E-034" calcext:value-type="float">
            <text:p>3.77189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96864" calcext:value-type="float">
            <text:p>-5.96864</text:p>
          </table:table-cell>
          <table:table-cell office:value-type="float" office:value="-0.08227672" calcext:value-type="float">
            <text:p>-0.08227672</text:p>
          </table:table-cell>
          <table:table-cell office:value-type="float" office:value="-0.05350372" calcext:value-type="float">
            <text:p>-0.05350372</text:p>
          </table:table-cell>
          <table:table-cell office:value-type="float" office:value="-0.04138662" calcext:value-type="float">
            <text:p>-0.04138662</text:p>
          </table:table-cell>
          <table:table-cell office:value-type="float" office:value="-0.0358463" calcext:value-type="float">
            <text:p>-0.0358463</text:p>
          </table:table-cell>
          <table:table-cell office:value-type="float" office:value="-0.0308794" calcext:value-type="float">
            <text:p>-0.0308794</text:p>
          </table:table-cell>
          <table:table-cell office:value-type="float" office:value="-0.02706008" calcext:value-type="float">
            <text:p>-0.02706008</text:p>
          </table:table-cell>
          <table:table-cell office:value-type="float" office:value="-0.02384257" calcext:value-type="float">
            <text:p>-0.02384257</text:p>
          </table:table-cell>
          <table:table-cell office:value-type="float" office:value="-0.01982214" calcext:value-type="float">
            <text:p>-0.01982214</text:p>
          </table:table-cell>
          <table:table-cell office:value-type="float" office:value="-0.01568886" calcext:value-type="float">
            <text:p>-0.01568886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10.59214" calcext:value-type="float">
            <text:p>-10.59214</text:p>
          </table:table-cell>
          <table:table-cell office:value-type="float" office:value="0.03822385" calcext:value-type="float">
            <text:p>0.03822385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73219" calcext:value-type="float">
            <text:p>-2.37321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27" calcext:value-type="float">
            <text:p>327</text:p>
          </table:table-cell>
          <table:table-cell office:value-type="float" office:value="23112007" calcext:value-type="float">
            <text:p>23112007</text:p>
          </table:table-cell>
          <table:table-cell office:value-type="float" office:value="915.2587" calcext:value-type="float">
            <text:p>915.2587</text:p>
          </table:table-cell>
          <table:table-cell office:value-type="float" office:value="699.1768" calcext:value-type="float">
            <text:p>699.1768</text:p>
          </table:table-cell>
          <table:table-cell office:value-type="float" office:value="33.82855" calcext:value-type="float">
            <text:p>33.82855</text:p>
          </table:table-cell>
          <table:table-cell office:value-type="float" office:value="1073.176" calcext:value-type="float">
            <text:p>1073.176</text:p>
          </table:table-cell>
          <table:table-cell office:value-type="float" office:value="167.9039" calcext:value-type="float">
            <text:p>167.9039</text:p>
          </table:table-cell>
          <table:table-cell office:value-type="float" office:value="0" calcext:value-type="float">
            <text:p>0</text:p>
          </table:table-cell>
          <table:table-cell office:value-type="float" office:value="0.3487011" calcext:value-type="float">
            <text:p>0.3487011</text:p>
          </table:table-cell>
          <table:table-cell office:value-type="float" office:value="0.2946981" calcext:value-type="float">
            <text:p>0.2946981</text:p>
          </table:table-cell>
          <table:table-cell office:value-type="float" office:value="0.2856801" calcext:value-type="float">
            <text:p>0.2856801</text:p>
          </table:table-cell>
          <table:table-cell office:value-type="float" office:value="0.2928516" calcext:value-type="float">
            <text:p>0.2928516</text:p>
          </table:table-cell>
          <table:table-cell office:value-type="float" office:value="0.2980593" calcext:value-type="float">
            <text:p>0.2980593</text:p>
          </table:table-cell>
          <table:table-cell office:value-type="float" office:value="0.271544" calcext:value-type="float">
            <text:p>0.271544</text:p>
          </table:table-cell>
          <table:table-cell office:value-type="float" office:value="0.2733184" calcext:value-type="float">
            <text:p>0.2733184</text:p>
          </table:table-cell>
          <table:table-cell office:value-type="float" office:value="0.3622147" calcext:value-type="float">
            <text:p>0.3622147</text:p>
          </table:table-cell>
          <table:table-cell office:value-type="float" office:value="0.3566803" calcext:value-type="float">
            <text:p>0.3566803</text:p>
          </table:table-cell>
          <table:table-cell office:value-type="float" office:value="0.3676636" calcext:value-type="float">
            <text:p>0.3676636</text:p>
          </table:table-cell>
          <table:table-cell office:value-type="float" office:value="0.3836541" calcext:value-type="float">
            <text:p>0.3836541</text:p>
          </table:table-cell>
          <table:table-cell office:value-type="float" office:value="0.3947637" calcext:value-type="float">
            <text:p>0.394763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6473E-015" calcext:value-type="float">
            <text:p>1.946473E-15</text:p>
          </table:table-cell>
          <table:table-cell office:value-type="float" office:value="1.972875E-015" calcext:value-type="float">
            <text:p>1.972875E-15</text:p>
          </table:table-cell>
          <table:table-cell office:value-type="float" office:value="1.960175E-015" calcext:value-type="float">
            <text:p>1.960175E-15</text:p>
          </table:table-cell>
          <table:table-cell office:value-type="float" office:value="1.985821E-015" calcext:value-type="float">
            <text:p>1.985821E-15</text:p>
          </table:table-cell>
          <table:table-cell office:value-type="float" office:value="9.479158E-016" calcext:value-type="float">
            <text:p>9.479158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8E-016" calcext:value-type="float">
            <text:p>9.735878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9E-034" calcext:value-type="float">
            <text:p>3.771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55193" calcext:value-type="float">
            <text:p>-0.01355193</text:p>
          </table:table-cell>
          <table:table-cell office:value-type="float" office:value="-0.04105886" calcext:value-type="float">
            <text:p>-0.04105886</text:p>
          </table:table-cell>
          <table:table-cell office:value-type="float" office:value="-0.05141873" calcext:value-type="float">
            <text:p>-0.05141873</text:p>
          </table:table-cell>
          <table:table-cell office:value-type="float" office:value="-0.04238105" calcext:value-type="float">
            <text:p>-0.04238105</text:p>
          </table:table-cell>
          <table:table-cell office:value-type="float" office:value="-0.03699078" calcext:value-type="float">
            <text:p>-0.03699078</text:p>
          </table:table-cell>
          <table:table-cell office:value-type="float" office:value="-0.03144384" calcext:value-type="float">
            <text:p>-0.03144384</text:p>
          </table:table-cell>
          <table:table-cell office:value-type="float" office:value="-0.02738409" calcext:value-type="float">
            <text:p>-0.02738409</text:p>
          </table:table-cell>
          <table:table-cell office:value-type="float" office:value="-0.02412378" calcext:value-type="float">
            <text:p>-0.02412378</text:p>
          </table:table-cell>
          <table:table-cell office:value-type="float" office:value="-0.0199069" calcext:value-type="float">
            <text:p>-0.0199069</text:p>
          </table:table-cell>
          <table:table-cell office:value-type="float" office:value="-0.01566908" calcext:value-type="float">
            <text:p>-0.01566908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1354335" calcext:value-type="float">
            <text:p>-0.01354335</text:p>
          </table:table-cell>
          <table:table-cell office:value-type="float" office:value="0.03822123" calcext:value-type="float">
            <text:p>0.03822123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7381" calcext:value-type="float">
            <text:p>-2.3738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28" calcext:value-type="float">
            <text:p>328</text:p>
          </table:table-cell>
          <table:table-cell office:value-type="float" office:value="24112007" calcext:value-type="float">
            <text:p>24112007</text:p>
          </table:table-cell>
          <table:table-cell office:value-type="float" office:value="954.6583" calcext:value-type="float">
            <text:p>954.6583</text:p>
          </table:table-cell>
          <table:table-cell office:value-type="float" office:value="699.3545" calcext:value-type="float">
            <text:p>699.3545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110.835" calcext:value-type="float">
            <text:p>1110.835</text:p>
          </table:table-cell>
          <table:table-cell office:value-type="float" office:value="168.4844" calcext:value-type="float">
            <text:p>168.4844</text:p>
          </table:table-cell>
          <table:table-cell office:value-type="float" office:value="0" calcext:value-type="float">
            <text:p>0</text:p>
          </table:table-cell>
          <table:table-cell office:value-type="float" office:value="0.4471684" calcext:value-type="float">
            <text:p>0.4471684</text:p>
          </table:table-cell>
          <table:table-cell office:value-type="float" office:value="0.4525406" calcext:value-type="float">
            <text:p>0.4525406</text:p>
          </table:table-cell>
          <table:table-cell office:value-type="float" office:value="0.4649971" calcext:value-type="float">
            <text:p>0.4649971</text:p>
          </table:table-cell>
          <table:table-cell office:value-type="float" office:value="0.4831051" calcext:value-type="float">
            <text:p>0.4831051</text:p>
          </table:table-cell>
          <table:table-cell office:value-type="float" office:value="0.5006657" calcext:value-type="float">
            <text:p>0.5006657</text:p>
          </table:table-cell>
          <table:table-cell office:value-type="float" office:value="0.295411" calcext:value-type="float">
            <text:p>0.295411</text:p>
          </table:table-cell>
          <table:table-cell office:value-type="float" office:value="0.299492" calcext:value-type="float">
            <text:p>0.299492</text:p>
          </table:table-cell>
          <table:table-cell office:value-type="float" office:value="0.3664823" calcext:value-type="float">
            <text:p>0.3664823</text:p>
          </table:table-cell>
          <table:table-cell office:value-type="float" office:value="0.356874" calcext:value-type="float">
            <text:p>0.356874</text:p>
          </table:table-cell>
          <table:table-cell office:value-type="float" office:value="0.3676879" calcext:value-type="float">
            <text:p>0.3676879</text:p>
          </table:table-cell>
          <table:table-cell office:value-type="float" office:value="0.3836756" calcext:value-type="float">
            <text:p>0.3836756</text:p>
          </table:table-cell>
          <table:table-cell office:value-type="float" office:value="0.3947492" calcext:value-type="float">
            <text:p>0.394749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6794E-015" calcext:value-type="float">
            <text:p>1.946794E-15</text:p>
          </table:table-cell>
          <table:table-cell office:value-type="float" office:value="1.972848E-015" calcext:value-type="float">
            <text:p>1.972848E-15</text:p>
          </table:table-cell>
          <table:table-cell office:value-type="float" office:value="1.960159E-015" calcext:value-type="float">
            <text:p>1.960159E-15</text:p>
          </table:table-cell>
          <table:table-cell office:value-type="float" office:value="1.985803E-015" calcext:value-type="float">
            <text:p>1.985803E-15</text:p>
          </table:table-cell>
          <table:table-cell office:value-type="float" office:value="9.478992E-016" calcext:value-type="float">
            <text:p>9.478992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9E-016" calcext:value-type="float">
            <text:p>9.735879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7E-024" calcext:value-type="float">
            <text:p>1.959757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8E-034" calcext:value-type="float">
            <text:p>3.77189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022163" calcext:value-type="float">
            <text:p>-0.003022163</text:p>
          </table:table-cell>
          <table:table-cell office:value-type="float" office:value="-0.002781495" calcext:value-type="float">
            <text:p>-0.002781495</text:p>
          </table:table-cell>
          <table:table-cell office:value-type="float" office:value="-0.002359004" calcext:value-type="float">
            <text:p>-0.002359004</text:p>
          </table:table-cell>
          <table:table-cell office:value-type="float" office:value="-0.001894644" calcext:value-type="float">
            <text:p>-0.001894644</text:p>
          </table:table-cell>
          <table:table-cell office:value-type="float" office:value="-0.001522091" calcext:value-type="float">
            <text:p>-0.001522091</text:p>
          </table:table-cell>
          <table:table-cell office:value-type="float" office:value="-0.0167829" calcext:value-type="float">
            <text:p>-0.0167829</text:p>
          </table:table-cell>
          <table:table-cell office:value-type="float" office:value="-0.01266621" calcext:value-type="float">
            <text:p>-0.01266621</text:p>
          </table:table-cell>
          <table:table-cell office:value-type="float" office:value="-0.01876324" calcext:value-type="float">
            <text:p>-0.01876324</text:p>
          </table:table-cell>
          <table:table-cell office:value-type="float" office:value="-0.01973376" calcext:value-type="float">
            <text:p>-0.01973376</text:p>
          </table:table-cell>
          <table:table-cell office:value-type="float" office:value="-0.01565141" calcext:value-type="float">
            <text:p>-0.01565141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03266526" calcext:value-type="float">
            <text:p>-0.003266526</text:p>
          </table:table-cell>
          <table:table-cell office:value-type="float" office:value="0.03821724" calcext:value-type="float">
            <text:p>0.03821724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74377" calcext:value-type="float">
            <text:p>-2.37437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29" calcext:value-type="float">
            <text:p>329</text:p>
          </table:table-cell>
          <table:table-cell office:value-type="float" office:value="25112007" calcext:value-type="float">
            <text:p>25112007</text:p>
          </table:table-cell>
          <table:table-cell office:value-type="float" office:value="956.2581" calcext:value-type="float">
            <text:p>956.2581</text:p>
          </table:table-cell>
          <table:table-cell office:value-type="float" office:value="699.6004" calcext:value-type="float">
            <text:p>699.6004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112.189" calcext:value-type="float">
            <text:p>1112.189</text:p>
          </table:table-cell>
          <table:table-cell office:value-type="float" office:value="168.4848" calcext:value-type="float">
            <text:p>168.4848</text:p>
          </table:table-cell>
          <table:table-cell office:value-type="float" office:value="0" calcext:value-type="float">
            <text:p>0</text:p>
          </table:table-cell>
          <table:table-cell office:value-type="float" office:value="0.4340853" calcext:value-type="float">
            <text:p>0.4340853</text:p>
          </table:table-cell>
          <table:table-cell office:value-type="float" office:value="0.4324664" calcext:value-type="float">
            <text:p>0.4324664</text:p>
          </table:table-cell>
          <table:table-cell office:value-type="float" office:value="0.433901" calcext:value-type="float">
            <text:p>0.433901</text:p>
          </table:table-cell>
          <table:table-cell office:value-type="float" office:value="0.4380405" calcext:value-type="float">
            <text:p>0.4380405</text:p>
          </table:table-cell>
          <table:table-cell office:value-type="float" office:value="0.4399472" calcext:value-type="float">
            <text:p>0.4399472</text:p>
          </table:table-cell>
          <table:table-cell office:value-type="float" office:value="0.3530809" calcext:value-type="float">
            <text:p>0.3530809</text:p>
          </table:table-cell>
          <table:table-cell office:value-type="float" office:value="0.3187013" calcext:value-type="float">
            <text:p>0.3187013</text:p>
          </table:table-cell>
          <table:table-cell office:value-type="float" office:value="0.3691222" calcext:value-type="float">
            <text:p>0.3691222</text:p>
          </table:table-cell>
          <table:table-cell office:value-type="float" office:value="0.3574673" calcext:value-type="float">
            <text:p>0.3574673</text:p>
          </table:table-cell>
          <table:table-cell office:value-type="float" office:value="0.3677373" calcext:value-type="float">
            <text:p>0.3677373</text:p>
          </table:table-cell>
          <table:table-cell office:value-type="float" office:value="0.383695" calcext:value-type="float">
            <text:p>0.383695</text:p>
          </table:table-cell>
          <table:table-cell office:value-type="float" office:value="0.3947321" calcext:value-type="float">
            <text:p>0.394732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7086E-015" calcext:value-type="float">
            <text:p>1.947086E-15</text:p>
          </table:table-cell>
          <table:table-cell office:value-type="float" office:value="1.972826E-015" calcext:value-type="float">
            <text:p>1.972826E-15</text:p>
          </table:table-cell>
          <table:table-cell office:value-type="float" office:value="1.960144E-015" calcext:value-type="float">
            <text:p>1.960144E-15</text:p>
          </table:table-cell>
          <table:table-cell office:value-type="float" office:value="1.98579E-015" calcext:value-type="float">
            <text:p>1.98579E-15</text:p>
          </table:table-cell>
          <table:table-cell office:value-type="float" office:value="9.478827E-016" calcext:value-type="float">
            <text:p>9.478827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9E-016" calcext:value-type="float">
            <text:p>9.735879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9E-034" calcext:value-type="float">
            <text:p>3.771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664302" calcext:value-type="float">
            <text:p>-0.003664302</text:p>
          </table:table-cell>
          <table:table-cell office:value-type="float" office:value="-0.003735865" calcext:value-type="float">
            <text:p>-0.003735865</text:p>
          </table:table-cell>
          <table:table-cell office:value-type="float" office:value="-0.003630895" calcext:value-type="float">
            <text:p>-0.003630895</text:p>
          </table:table-cell>
          <table:table-cell office:value-type="float" office:value="-0.003433513" calcext:value-type="float">
            <text:p>-0.003433513</text:p>
          </table:table-cell>
          <table:table-cell office:value-type="float" office:value="-0.003335856" calcext:value-type="float">
            <text:p>-0.003335856</text:p>
          </table:table-cell>
          <table:table-cell office:value-type="float" office:value="-0.004319061" calcext:value-type="float">
            <text:p>-0.004319061</text:p>
          </table:table-cell>
          <table:table-cell office:value-type="float" office:value="-0.007702238" calcext:value-type="float">
            <text:p>-0.007702238</text:p>
          </table:table-cell>
          <table:table-cell office:value-type="float" office:value="-0.01609818" calcext:value-type="float">
            <text:p>-0.01609818</text:p>
          </table:table-cell>
          <table:table-cell office:value-type="float" office:value="-0.01919884" calcext:value-type="float">
            <text:p>-0.01919884</text:p>
          </table:table-cell>
          <table:table-cell office:value-type="float" office:value="-0.01561579" calcext:value-type="float">
            <text:p>-0.01561579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03691742" calcext:value-type="float">
            <text:p>-0.003691742</text:p>
          </table:table-cell>
          <table:table-cell office:value-type="float" office:value="0.03821518" calcext:value-type="float">
            <text:p>0.03821518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74894" calcext:value-type="float">
            <text:p>-2.37489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30" calcext:value-type="float">
            <text:p>330</text:p>
          </table:table-cell>
          <table:table-cell office:value-type="float" office:value="26112007" calcext:value-type="float">
            <text:p>26112007</text:p>
          </table:table-cell>
          <table:table-cell office:value-type="float" office:value="958.5581" calcext:value-type="float">
            <text:p>958.5581</text:p>
          </table:table-cell>
          <table:table-cell office:value-type="float" office:value="700.6372" calcext:value-type="float">
            <text:p>700.6372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113.378" calcext:value-type="float">
            <text:p>1113.378</text:p>
          </table:table-cell>
          <table:table-cell office:value-type="float" office:value="168.5587" calcext:value-type="float">
            <text:p>168.5587</text:p>
          </table:table-cell>
          <table:table-cell office:value-type="float" office:value="0" calcext:value-type="float">
            <text:p>0</text:p>
          </table:table-cell>
          <table:table-cell office:value-type="float" office:value="0.384475" calcext:value-type="float">
            <text:p>0.384475</text:p>
          </table:table-cell>
          <table:table-cell office:value-type="float" office:value="0.3981547" calcext:value-type="float">
            <text:p>0.3981547</text:p>
          </table:table-cell>
          <table:table-cell office:value-type="float" office:value="0.4102525" calcext:value-type="float">
            <text:p>0.4102525</text:p>
          </table:table-cell>
          <table:table-cell office:value-type="float" office:value="0.4190211" calcext:value-type="float">
            <text:p>0.4190211</text:p>
          </table:table-cell>
          <table:table-cell office:value-type="float" office:value="0.4244964" calcext:value-type="float">
            <text:p>0.4244964</text:p>
          </table:table-cell>
          <table:table-cell office:value-type="float" office:value="0.3598649" calcext:value-type="float">
            <text:p>0.3598649</text:p>
          </table:table-cell>
          <table:table-cell office:value-type="float" office:value="0.3570808" calcext:value-type="float">
            <text:p>0.3570808</text:p>
          </table:table-cell>
          <table:table-cell office:value-type="float" office:value="0.3763173" calcext:value-type="float">
            <text:p>0.3763173</text:p>
          </table:table-cell>
          <table:table-cell office:value-type="float" office:value="0.3585629" calcext:value-type="float">
            <text:p>0.3585629</text:p>
          </table:table-cell>
          <table:table-cell office:value-type="float" office:value="0.3678303" calcext:value-type="float">
            <text:p>0.3678303</text:p>
          </table:table-cell>
          <table:table-cell office:value-type="float" office:value="0.383716" calcext:value-type="float">
            <text:p>0.383716</text:p>
          </table:table-cell>
          <table:table-cell office:value-type="float" office:value="0.3947163" calcext:value-type="float">
            <text:p>0.394716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7375E-015" calcext:value-type="float">
            <text:p>1.947375E-15</text:p>
          </table:table-cell>
          <table:table-cell office:value-type="float" office:value="1.972802E-015" calcext:value-type="float">
            <text:p>1.972802E-15</text:p>
          </table:table-cell>
          <table:table-cell office:value-type="float" office:value="1.960129E-015" calcext:value-type="float">
            <text:p>1.960129E-15</text:p>
          </table:table-cell>
          <table:table-cell office:value-type="float" office:value="1.985776E-015" calcext:value-type="float">
            <text:p>1.985776E-15</text:p>
          </table:table-cell>
          <table:table-cell office:value-type="float" office:value="9.47867E-016" calcext:value-type="float">
            <text:p>9.47867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9E-016" calcext:value-type="float">
            <text:p>9.735879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7E-024" calcext:value-type="float">
            <text:p>1.959757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9E-034" calcext:value-type="float">
            <text:p>3.771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267305" calcext:value-type="float">
            <text:p>-0.007267305</text:p>
          </table:table-cell>
          <table:table-cell office:value-type="float" office:value="-0.005952144" calcext:value-type="float">
            <text:p>-0.005952144</text:p>
          </table:table-cell>
          <table:table-cell office:value-type="float" office:value="-0.00504788" calcext:value-type="float">
            <text:p>-0.00504788</text:p>
          </table:table-cell>
          <table:table-cell office:value-type="float" office:value="-0.00450731" calcext:value-type="float">
            <text:p>-0.00450731</text:p>
          </table:table-cell>
          <table:table-cell office:value-type="float" office:value="-0.004172486" calcext:value-type="float">
            <text:p>-0.004172486</text:p>
          </table:table-cell>
          <table:table-cell office:value-type="float" office:value="-0.00371653" calcext:value-type="float">
            <text:p>-0.00371653</text:p>
          </table:table-cell>
          <table:table-cell office:value-type="float" office:value="-0.00301325" calcext:value-type="float">
            <text:p>-0.00301325</text:p>
          </table:table-cell>
          <table:table-cell office:value-type="float" office:value="-0.01062008" calcext:value-type="float">
            <text:p>-0.01062008</text:p>
          </table:table-cell>
          <table:table-cell office:value-type="float" office:value="-0.01825206" calcext:value-type="float">
            <text:p>-0.01825206</text:p>
          </table:table-cell>
          <table:table-cell office:value-type="float" office:value="-0.01554882" calcext:value-type="float">
            <text:p>-0.01554882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08088683" calcext:value-type="float">
            <text:p>-0.008088683</text:p>
          </table:table-cell>
          <table:table-cell office:value-type="float" office:value="0.03834529" calcext:value-type="float">
            <text:p>0.03834529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75388" calcext:value-type="float">
            <text:p>-2.37538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31" calcext:value-type="float">
            <text:p>331</text:p>
          </table:table-cell>
          <table:table-cell office:value-type="float" office:value="27112007" calcext:value-type="float">
            <text:p>27112007</text:p>
          </table:table-cell>
          <table:table-cell office:value-type="float" office:value="958.5581" calcext:value-type="float">
            <text:p>958.5581</text:p>
          </table:table-cell>
          <table:table-cell office:value-type="float" office:value="701.0601" calcext:value-type="float">
            <text:p>701.0601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111.926" calcext:value-type="float">
            <text:p>1111.926</text:p>
          </table:table-cell>
          <table:table-cell office:value-type="float" office:value="169.5879" calcext:value-type="float">
            <text:p>169.5879</text:p>
          </table:table-cell>
          <table:table-cell office:value-type="float" office:value="0" calcext:value-type="float">
            <text:p>0</text:p>
          </table:table-cell>
          <table:table-cell office:value-type="float" office:value="0.2198948" calcext:value-type="float">
            <text:p>0.2198948</text:p>
          </table:table-cell>
          <table:table-cell office:value-type="float" office:value="0.3678296" calcext:value-type="float">
            <text:p>0.3678296</text:p>
          </table:table-cell>
          <table:table-cell office:value-type="float" office:value="0.3840121" calcext:value-type="float">
            <text:p>0.3840121</text:p>
          </table:table-cell>
          <table:table-cell office:value-type="float" office:value="0.402389" calcext:value-type="float">
            <text:p>0.402389</text:p>
          </table:table-cell>
          <table:table-cell office:value-type="float" office:value="0.4149241" calcext:value-type="float">
            <text:p>0.4149241</text:p>
          </table:table-cell>
          <table:table-cell office:value-type="float" office:value="0.361257" calcext:value-type="float">
            <text:p>0.361257</text:p>
          </table:table-cell>
          <table:table-cell office:value-type="float" office:value="0.3642113" calcext:value-type="float">
            <text:p>0.3642113</text:p>
          </table:table-cell>
          <table:table-cell office:value-type="float" office:value="0.3881898" calcext:value-type="float">
            <text:p>0.3881898</text:p>
          </table:table-cell>
          <table:table-cell office:value-type="float" office:value="0.3603668" calcext:value-type="float">
            <text:p>0.3603668</text:p>
          </table:table-cell>
          <table:table-cell office:value-type="float" office:value="0.3679953" calcext:value-type="float">
            <text:p>0.3679953</text:p>
          </table:table-cell>
          <table:table-cell office:value-type="float" office:value="0.3837434" calcext:value-type="float">
            <text:p>0.3837434</text:p>
          </table:table-cell>
          <table:table-cell office:value-type="float" office:value="0.3947018" calcext:value-type="float">
            <text:p>0.394701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7606E-015" calcext:value-type="float">
            <text:p>1.947606E-15</text:p>
          </table:table-cell>
          <table:table-cell office:value-type="float" office:value="1.972787E-015" calcext:value-type="float">
            <text:p>1.972787E-15</text:p>
          </table:table-cell>
          <table:table-cell office:value-type="float" office:value="1.96012E-015" calcext:value-type="float">
            <text:p>1.96012E-15</text:p>
          </table:table-cell>
          <table:table-cell office:value-type="float" office:value="1.985761E-015" calcext:value-type="float">
            <text:p>1.985761E-15</text:p>
          </table:table-cell>
          <table:table-cell office:value-type="float" office:value="9.478496E-016" calcext:value-type="float">
            <text:p>9.478496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8E-016" calcext:value-type="float">
            <text:p>9.735878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9E-034" calcext:value-type="float">
            <text:p>3.77189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549491" calcext:value-type="float">
            <text:p>-0.3549491</text:p>
          </table:table-cell>
          <table:table-cell office:value-type="float" office:value="-0.01010707" calcext:value-type="float">
            <text:p>-0.01010707</text:p>
          </table:table-cell>
          <table:table-cell office:value-type="float" office:value="-0.007665021" calcext:value-type="float">
            <text:p>-0.007665021</text:p>
          </table:table-cell>
          <table:table-cell office:value-type="float" office:value="-0.00577958" calcext:value-type="float">
            <text:p>-0.00577958</text:p>
          </table:table-cell>
          <table:table-cell office:value-type="float" office:value="-0.004800064" calcext:value-type="float">
            <text:p>-0.004800064</text:p>
          </table:table-cell>
          <table:table-cell office:value-type="float" office:value="-0.003585351" calcext:value-type="float">
            <text:p>-0.003585351</text:p>
          </table:table-cell>
          <table:table-cell office:value-type="float" office:value="-0.002444344" calcext:value-type="float">
            <text:p>-0.002444344</text:p>
          </table:table-cell>
          <table:table-cell office:value-type="float" office:value="-0.005446002" calcext:value-type="float">
            <text:p>-0.005446002</text:p>
          </table:table-cell>
          <table:table-cell office:value-type="float" office:value="-0.01679694" calcext:value-type="float">
            <text:p>-0.01679694</text:p>
          </table:table-cell>
          <table:table-cell office:value-type="float" office:value="-0.01543059" calcext:value-type="float">
            <text:p>-0.01543059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1.741787" calcext:value-type="float">
            <text:p>-1.741787</text:p>
          </table:table-cell>
          <table:table-cell office:value-type="float" office:value="0.0383818" calcext:value-type="float">
            <text:p>0.0383818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75868" calcext:value-type="float">
            <text:p>-2.37586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32" calcext:value-type="float">
            <text:p>332</text:p>
          </table:table-cell>
          <table:table-cell office:value-type="float" office:value="28112007" calcext:value-type="float">
            <text:p>28112007</text:p>
          </table:table-cell>
          <table:table-cell office:value-type="float" office:value="958.5581" calcext:value-type="float">
            <text:p>958.5581</text:p>
          </table:table-cell>
          <table:table-cell office:value-type="float" office:value="701.2429" calcext:value-type="float">
            <text:p>701.2429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111.258" calcext:value-type="float">
            <text:p>1111.258</text:p>
          </table:table-cell>
          <table:table-cell office:value-type="float" office:value="170.0732" calcext:value-type="float">
            <text:p>170.0732</text:p>
          </table:table-cell>
          <table:table-cell office:value-type="float" office:value="0" calcext:value-type="float">
            <text:p>0</text:p>
          </table:table-cell>
          <table:table-cell office:value-type="float" office:value="0.1771095" calcext:value-type="float">
            <text:p>0.1771095</text:p>
          </table:table-cell>
          <table:table-cell office:value-type="float" office:value="0.3876595" calcext:value-type="float">
            <text:p>0.3876595</text:p>
          </table:table-cell>
          <table:table-cell office:value-type="float" office:value="0.3929398" calcext:value-type="float">
            <text:p>0.3929398</text:p>
          </table:table-cell>
          <table:table-cell office:value-type="float" office:value="0.3993808" calcext:value-type="float">
            <text:p>0.3993808</text:p>
          </table:table-cell>
          <table:table-cell office:value-type="float" office:value="0.4040507" calcext:value-type="float">
            <text:p>0.4040507</text:p>
          </table:table-cell>
          <table:table-cell office:value-type="float" office:value="0.345791" calcext:value-type="float">
            <text:p>0.345791</text:p>
          </table:table-cell>
          <table:table-cell office:value-type="float" office:value="0.3393764" calcext:value-type="float">
            <text:p>0.3393764</text:p>
          </table:table-cell>
          <table:table-cell office:value-type="float" office:value="0.3938891" calcext:value-type="float">
            <text:p>0.3938891</text:p>
          </table:table-cell>
          <table:table-cell office:value-type="float" office:value="0.3631952" calcext:value-type="float">
            <text:p>0.3631952</text:p>
          </table:table-cell>
          <table:table-cell office:value-type="float" office:value="0.3682969" calcext:value-type="float">
            <text:p>0.3682969</text:p>
          </table:table-cell>
          <table:table-cell office:value-type="float" office:value="0.383786" calcext:value-type="float">
            <text:p>0.383786</text:p>
          </table:table-cell>
          <table:table-cell office:value-type="float" office:value="0.3946896" calcext:value-type="float">
            <text:p>0.394689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7776E-015" calcext:value-type="float">
            <text:p>1.947776E-15</text:p>
          </table:table-cell>
          <table:table-cell office:value-type="float" office:value="1.972774E-015" calcext:value-type="float">
            <text:p>1.972774E-15</text:p>
          </table:table-cell>
          <table:table-cell office:value-type="float" office:value="1.960111E-015" calcext:value-type="float">
            <text:p>1.960111E-15</text:p>
          </table:table-cell>
          <table:table-cell office:value-type="float" office:value="1.985754E-015" calcext:value-type="float">
            <text:p>1.985754E-15</text:p>
          </table:table-cell>
          <table:table-cell office:value-type="float" office:value="9.478325E-016" calcext:value-type="float">
            <text:p>9.478325E-16</text:p>
          </table:table-cell>
          <table:table-cell office:value-type="float" office:value="1.931973E-015" calcext:value-type="float">
            <text:p>1.931973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7E-016" calcext:value-type="float">
            <text:p>9.735877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7E-024" calcext:value-type="float">
            <text:p>1.959757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8E-034" calcext:value-type="float">
            <text:p>3.77189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76623" calcext:value-type="float">
            <text:p>-1.976623</text:p>
          </table:table-cell>
          <table:table-cell office:value-type="float" office:value="-0.007203746" calcext:value-type="float">
            <text:p>-0.007203746</text:p>
          </table:table-cell>
          <table:table-cell office:value-type="float" office:value="-0.006636063" calcext:value-type="float">
            <text:p>-0.006636063</text:p>
          </table:table-cell>
          <table:table-cell office:value-type="float" office:value="-0.006060256" calcext:value-type="float">
            <text:p>-0.006060256</text:p>
          </table:table-cell>
          <table:table-cell office:value-type="float" office:value="-0.005645282" calcext:value-type="float">
            <text:p>-0.005645282</text:p>
          </table:table-cell>
          <table:table-cell office:value-type="float" office:value="-0.005015954" calcext:value-type="float">
            <text:p>-0.005015954</text:p>
          </table:table-cell>
          <table:table-cell office:value-type="float" office:value="-0.004460516" calcext:value-type="float">
            <text:p>-0.004460516</text:p>
          </table:table-cell>
          <table:table-cell office:value-type="float" office:value="-0.003946706" calcext:value-type="float">
            <text:p>-0.003946706</text:p>
          </table:table-cell>
          <table:table-cell office:value-type="float" office:value="-0.01475378" calcext:value-type="float">
            <text:p>-0.01475378</text:p>
          </table:table-cell>
          <table:table-cell office:value-type="float" office:value="-0.015217" calcext:value-type="float">
            <text:p>-0.015217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7.261735" calcext:value-type="float">
            <text:p>-7.261735</text:p>
          </table:table-cell>
          <table:table-cell office:value-type="float" office:value="0.03827432" calcext:value-type="float">
            <text:p>0.03827432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76329" calcext:value-type="float">
            <text:p>-2.37632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33" calcext:value-type="float">
            <text:p>333</text:p>
          </table:table-cell>
          <table:table-cell office:value-type="float" office:value="29112007" calcext:value-type="float">
            <text:p>29112007</text:p>
          </table:table-cell>
          <table:table-cell office:value-type="float" office:value="958.5581" calcext:value-type="float">
            <text:p>958.5581</text:p>
          </table:table-cell>
          <table:table-cell office:value-type="float" office:value="701.256" calcext:value-type="float">
            <text:p>701.256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110.709" calcext:value-type="float">
            <text:p>1110.709</text:p>
          </table:table-cell>
          <table:table-cell office:value-type="float" office:value="170.6092" calcext:value-type="float">
            <text:p>170.6092</text:p>
          </table:table-cell>
          <table:table-cell office:value-type="float" office:value="0" calcext:value-type="float">
            <text:p>0</text:p>
          </table:table-cell>
          <table:table-cell office:value-type="float" office:value="0.1711268" calcext:value-type="float">
            <text:p>0.1711268</text:p>
          </table:table-cell>
          <table:table-cell office:value-type="float" office:value="0.3846164" calcext:value-type="float">
            <text:p>0.3846164</text:p>
          </table:table-cell>
          <table:table-cell office:value-type="float" office:value="0.3893578" calcext:value-type="float">
            <text:p>0.3893578</text:p>
          </table:table-cell>
          <table:table-cell office:value-type="float" office:value="0.3950352" calcext:value-type="float">
            <text:p>0.3950352</text:p>
          </table:table-cell>
          <table:table-cell office:value-type="float" office:value="0.3990811" calcext:value-type="float">
            <text:p>0.3990811</text:p>
          </table:table-cell>
          <table:table-cell office:value-type="float" office:value="0.3415722" calcext:value-type="float">
            <text:p>0.3415722</text:p>
          </table:table-cell>
          <table:table-cell office:value-type="float" office:value="0.3353854" calcext:value-type="float">
            <text:p>0.3353854</text:p>
          </table:table-cell>
          <table:table-cell office:value-type="float" office:value="0.3931763" calcext:value-type="float">
            <text:p>0.3931763</text:p>
          </table:table-cell>
          <table:table-cell office:value-type="float" office:value="0.3658898" calcext:value-type="float">
            <text:p>0.3658898</text:p>
          </table:table-cell>
          <table:table-cell office:value-type="float" office:value="0.3687262" calcext:value-type="float">
            <text:p>0.3687262</text:p>
          </table:table-cell>
          <table:table-cell office:value-type="float" office:value="0.3838537" calcext:value-type="float">
            <text:p>0.3838537</text:p>
          </table:table-cell>
          <table:table-cell office:value-type="float" office:value="0.394681" calcext:value-type="float">
            <text:p>0.39468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7916E-015" calcext:value-type="float">
            <text:p>1.947916E-15</text:p>
          </table:table-cell>
          <table:table-cell office:value-type="float" office:value="1.972771E-015" calcext:value-type="float">
            <text:p>1.972771E-15</text:p>
          </table:table-cell>
          <table:table-cell office:value-type="float" office:value="1.9601E-015" calcext:value-type="float">
            <text:p>1.9601E-15</text:p>
          </table:table-cell>
          <table:table-cell office:value-type="float" office:value="1.985749E-015" calcext:value-type="float">
            <text:p>1.985749E-15</text:p>
          </table:table-cell>
          <table:table-cell office:value-type="float" office:value="9.478178E-016" calcext:value-type="float">
            <text:p>9.478178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8E-016" calcext:value-type="float">
            <text:p>9.735878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8E-034" calcext:value-type="float">
            <text:p>3.77189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19132" calcext:value-type="float">
            <text:p>-2.619132</text:p>
          </table:table-cell>
          <table:table-cell office:value-type="float" office:value="-0.007556362" calcext:value-type="float">
            <text:p>-0.007556362</text:p>
          </table:table-cell>
          <table:table-cell office:value-type="float" office:value="-0.007018083" calcext:value-type="float">
            <text:p>-0.007018083</text:p>
          </table:table-cell>
          <table:table-cell office:value-type="float" office:value="-0.006479168" calcext:value-type="float">
            <text:p>-0.006479168</text:p>
          </table:table-cell>
          <table:table-cell office:value-type="float" office:value="-0.006089489" calcext:value-type="float">
            <text:p>-0.006089489</text:p>
          </table:table-cell>
          <table:table-cell office:value-type="float" office:value="-0.00550905" calcext:value-type="float">
            <text:p>-0.00550905</text:p>
          </table:table-cell>
          <table:table-cell office:value-type="float" office:value="-0.004928788" calcext:value-type="float">
            <text:p>-0.004928788</text:p>
          </table:table-cell>
          <table:table-cell office:value-type="float" office:value="-0.004098688" calcext:value-type="float">
            <text:p>-0.004098688</text:p>
          </table:table-cell>
          <table:table-cell office:value-type="float" office:value="-0.01305003" calcext:value-type="float">
            <text:p>-0.01305003</text:p>
          </table:table-cell>
          <table:table-cell office:value-type="float" office:value="-0.01491784" calcext:value-type="float">
            <text:p>-0.01491784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7.030262" calcext:value-type="float">
            <text:p>-7.030262</text:p>
          </table:table-cell>
          <table:table-cell office:value-type="float" office:value="0.03827167" calcext:value-type="float">
            <text:p>0.03827167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7678" calcext:value-type="float">
            <text:p>-2.3767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34" calcext:value-type="float">
            <text:p>334</text:p>
          </table:table-cell>
          <table:table-cell office:value-type="float" office:value="30112007" calcext:value-type="float">
            <text:p>30112007</text:p>
          </table:table-cell>
          <table:table-cell office:value-type="float" office:value="958.5581" calcext:value-type="float">
            <text:p>958.5581</text:p>
          </table:table-cell>
          <table:table-cell office:value-type="float" office:value="701.1985" calcext:value-type="float">
            <text:p>701.1985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110.376" calcext:value-type="float">
            <text:p>1110.376</text:p>
          </table:table-cell>
          <table:table-cell office:value-type="float" office:value="170.9995" calcext:value-type="float">
            <text:p>170.9995</text:p>
          </table:table-cell>
          <table:table-cell office:value-type="float" office:value="0" calcext:value-type="float">
            <text:p>0</text:p>
          </table:table-cell>
          <table:table-cell office:value-type="float" office:value="0.1925315" calcext:value-type="float">
            <text:p>0.1925315</text:p>
          </table:table-cell>
          <table:table-cell office:value-type="float" office:value="0.3805859" calcext:value-type="float">
            <text:p>0.3805859</text:p>
          </table:table-cell>
          <table:table-cell office:value-type="float" office:value="0.3853917" calcext:value-type="float">
            <text:p>0.3853917</text:p>
          </table:table-cell>
          <table:table-cell office:value-type="float" office:value="0.3908391" calcext:value-type="float">
            <text:p>0.3908391</text:p>
          </table:table-cell>
          <table:table-cell office:value-type="float" office:value="0.394631" calcext:value-type="float">
            <text:p>0.394631</text:p>
          </table:table-cell>
          <table:table-cell office:value-type="float" office:value="0.3382359" calcext:value-type="float">
            <text:p>0.3382359</text:p>
          </table:table-cell>
          <table:table-cell office:value-type="float" office:value="0.3319996" calcext:value-type="float">
            <text:p>0.3319996</text:p>
          </table:table-cell>
          <table:table-cell office:value-type="float" office:value="0.3914739" calcext:value-type="float">
            <text:p>0.3914739</text:p>
          </table:table-cell>
          <table:table-cell office:value-type="float" office:value="0.3684468" calcext:value-type="float">
            <text:p>0.3684468</text:p>
          </table:table-cell>
          <table:table-cell office:value-type="float" office:value="0.3694069" calcext:value-type="float">
            <text:p>0.3694069</text:p>
          </table:table-cell>
          <table:table-cell office:value-type="float" office:value="0.3839664" calcext:value-type="float">
            <text:p>0.3839664</text:p>
          </table:table-cell>
          <table:table-cell office:value-type="float" office:value="0.3946787" calcext:value-type="float">
            <text:p>0.394678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48047E-015" calcext:value-type="float">
            <text:p>1.948047E-15</text:p>
          </table:table-cell>
          <table:table-cell office:value-type="float" office:value="1.972765E-015" calcext:value-type="float">
            <text:p>1.972765E-15</text:p>
          </table:table-cell>
          <table:table-cell office:value-type="float" office:value="1.960093E-015" calcext:value-type="float">
            <text:p>1.960093E-15</text:p>
          </table:table-cell>
          <table:table-cell office:value-type="float" office:value="1.985747E-015" calcext:value-type="float">
            <text:p>1.985747E-15</text:p>
          </table:table-cell>
          <table:table-cell office:value-type="float" office:value="9.478011E-016" calcext:value-type="float">
            <text:p>9.478011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8E-016" calcext:value-type="float">
            <text:p>9.735878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7E-024" calcext:value-type="float">
            <text:p>1.959757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8E-034" calcext:value-type="float">
            <text:p>3.77189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45572" calcext:value-type="float">
            <text:p>-1.045572</text:p>
          </table:table-cell>
          <table:table-cell office:value-type="float" office:value="-0.0080601" calcext:value-type="float">
            <text:p>-0.0080601</text:p>
          </table:table-cell>
          <table:table-cell office:value-type="float" office:value="-0.007471269" calcext:value-type="float">
            <text:p>-0.007471269</text:p>
          </table:table-cell>
          <table:table-cell office:value-type="float" office:value="-0.006914353" calcext:value-type="float">
            <text:p>-0.006914353</text:p>
          </table:table-cell>
          <table:table-cell office:value-type="float" office:value="-0.006520175" calcext:value-type="float">
            <text:p>-0.006520175</text:p>
          </table:table-cell>
          <table:table-cell office:value-type="float" office:value="-0.005935187" calcext:value-type="float">
            <text:p>-0.005935187</text:p>
          </table:table-cell>
          <table:table-cell office:value-type="float" office:value="-0.005366998" calcext:value-type="float">
            <text:p>-0.005366998</text:p>
          </table:table-cell>
          <table:table-cell office:value-type="float" office:value="-0.004502606" calcext:value-type="float">
            <text:p>-0.004502606</text:p>
          </table:table-cell>
          <table:table-cell office:value-type="float" office:value="-0.01161851" calcext:value-type="float">
            <text:p>-0.01161851</text:p>
          </table:table-cell>
          <table:table-cell office:value-type="float" office:value="-0.01445576" calcext:value-type="float">
            <text:p>-0.01445576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3.111558" calcext:value-type="float">
            <text:p>-3.111558</text:p>
          </table:table-cell>
          <table:table-cell office:value-type="float" office:value="0.03825852" calcext:value-type="float">
            <text:p>0.03825852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77205" calcext:value-type="float">
            <text:p>-2.37720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35" calcext:value-type="float">
            <text:p>335</text:p>
          </table:table-cell>
          <table:table-cell office:value-type="float" office:value="1122007" calcext:value-type="float">
            <text:p>1122007</text:p>
          </table:table-cell>
          <table:table-cell office:value-type="float" office:value="958.5581" calcext:value-type="float">
            <text:p>958.5581</text:p>
          </table:table-cell>
          <table:table-cell office:value-type="float" office:value="701.4333" calcext:value-type="float">
            <text:p>701.4333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109.781" calcext:value-type="float">
            <text:p>1109.781</text:p>
          </table:table-cell>
          <table:table-cell office:value-type="float" office:value="171.3596" calcext:value-type="float">
            <text:p>171.3596</text:p>
          </table:table-cell>
          <table:table-cell office:value-type="float" office:value="0" calcext:value-type="float">
            <text:p>0</text:p>
          </table:table-cell>
          <table:table-cell office:value-type="float" office:value="0.3036466" calcext:value-type="float">
            <text:p>0.3036466</text:p>
          </table:table-cell>
          <table:table-cell office:value-type="float" office:value="0.3665499" calcext:value-type="float">
            <text:p>0.3665499</text:p>
          </table:table-cell>
          <table:table-cell office:value-type="float" office:value="0.3795648" calcext:value-type="float">
            <text:p>0.3795648</text:p>
          </table:table-cell>
          <table:table-cell office:value-type="float" office:value="0.3864708" calcext:value-type="float">
            <text:p>0.3864708</text:p>
          </table:table-cell>
          <table:table-cell office:value-type="float" office:value="0.3904233" calcext:value-type="float">
            <text:p>0.3904233</text:p>
          </table:table-cell>
          <table:table-cell office:value-type="float" office:value="0.3353676" calcext:value-type="float">
            <text:p>0.3353676</text:p>
          </table:table-cell>
          <table:table-cell office:value-type="float" office:value="0.3292806" calcext:value-type="float">
            <text:p>0.3292806</text:p>
          </table:table-cell>
          <table:table-cell office:value-type="float" office:value="0.3896239" calcext:value-type="float">
            <text:p>0.3896239</text:p>
          </table:table-cell>
          <table:table-cell office:value-type="float" office:value="0.3708102" calcext:value-type="float">
            <text:p>0.3708102</text:p>
          </table:table-cell>
          <table:table-cell office:value-type="float" office:value="0.3701836" calcext:value-type="float">
            <text:p>0.3701836</text:p>
          </table:table-cell>
          <table:table-cell office:value-type="float" office:value="0.3841362" calcext:value-type="float">
            <text:p>0.3841362</text:p>
          </table:table-cell>
          <table:table-cell office:value-type="float" office:value="0.3946865" calcext:value-type="float">
            <text:p>0.394686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52217E-015" calcext:value-type="float">
            <text:p>1.952217E-15</text:p>
          </table:table-cell>
          <table:table-cell office:value-type="float" office:value="1.939415E-015" calcext:value-type="float">
            <text:p>1.939415E-15</text:p>
          </table:table-cell>
          <table:table-cell office:value-type="float" office:value="1.960085E-015" calcext:value-type="float">
            <text:p>1.960085E-15</text:p>
          </table:table-cell>
          <table:table-cell office:value-type="float" office:value="1.985744E-015" calcext:value-type="float">
            <text:p>1.985744E-15</text:p>
          </table:table-cell>
          <table:table-cell office:value-type="float" office:value="9.477854E-016" calcext:value-type="float">
            <text:p>9.477854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7E-016" calcext:value-type="float">
            <text:p>9.735877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7E-024" calcext:value-type="float">
            <text:p>1.959757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9E-034" calcext:value-type="float">
            <text:p>3.771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710146" calcext:value-type="float">
            <text:p>-0.03710146</text:p>
          </table:table-cell>
          <table:table-cell office:value-type="float" office:value="-0.009813299" calcext:value-type="float">
            <text:p>-0.009813299</text:p>
          </table:table-cell>
          <table:table-cell office:value-type="float" office:value="-0.008150794" calcext:value-type="float">
            <text:p>-0.008150794</text:p>
          </table:table-cell>
          <table:table-cell office:value-type="float" office:value="-0.007395622" calcext:value-type="float">
            <text:p>-0.007395622</text:p>
          </table:table-cell>
          <table:table-cell office:value-type="float" office:value="-0.006957712" calcext:value-type="float">
            <text:p>-0.006957712</text:p>
          </table:table-cell>
          <table:table-cell office:value-type="float" office:value="-0.006331551" calcext:value-type="float">
            <text:p>-0.006331551</text:p>
          </table:table-cell>
          <table:table-cell office:value-type="float" office:value="-0.00575176" calcext:value-type="float">
            <text:p>-0.00575176</text:p>
          </table:table-cell>
          <table:table-cell office:value-type="float" office:value="-0.004984546" calcext:value-type="float">
            <text:p>-0.004984546</text:p>
          </table:table-cell>
          <table:table-cell office:value-type="float" office:value="-0.01044705" calcext:value-type="float">
            <text:p>-0.01044705</text:p>
          </table:table-cell>
          <table:table-cell office:value-type="float" office:value="-0.01394645" calcext:value-type="float">
            <text:p>-0.01394645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4626872" calcext:value-type="float">
            <text:p>-0.04626872</text:p>
          </table:table-cell>
          <table:table-cell office:value-type="float" office:value="0.0382087" calcext:value-type="float">
            <text:p>0.0382087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77597" calcext:value-type="float">
            <text:p>-2.37759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36" calcext:value-type="float">
            <text:p>336</text:p>
          </table:table-cell>
          <table:table-cell office:value-type="float" office:value="2122007" calcext:value-type="float">
            <text:p>2122007</text:p>
          </table:table-cell>
          <table:table-cell office:value-type="float" office:value="958.5581" calcext:value-type="float">
            <text:p>958.5581</text:p>
          </table:table-cell>
          <table:table-cell office:value-type="float" office:value="702.2717" calcext:value-type="float">
            <text:p>702.2717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108.663" calcext:value-type="float">
            <text:p>1108.663</text:p>
          </table:table-cell>
          <table:table-cell office:value-type="float" office:value="171.6395" calcext:value-type="float">
            <text:p>171.6395</text:p>
          </table:table-cell>
          <table:table-cell office:value-type="float" office:value="0" calcext:value-type="float">
            <text:p>0</text:p>
          </table:table-cell>
          <table:table-cell office:value-type="float" office:value="0.3422768" calcext:value-type="float">
            <text:p>0.3422768</text:p>
          </table:table-cell>
          <table:table-cell office:value-type="float" office:value="0.3496026" calcext:value-type="float">
            <text:p>0.3496026</text:p>
          </table:table-cell>
          <table:table-cell office:value-type="float" office:value="0.360201" calcext:value-type="float">
            <text:p>0.360201</text:p>
          </table:table-cell>
          <table:table-cell office:value-type="float" office:value="0.3710922" calcext:value-type="float">
            <text:p>0.3710922</text:p>
          </table:table-cell>
          <table:table-cell office:value-type="float" office:value="0.3784702" calcext:value-type="float">
            <text:p>0.3784702</text:p>
          </table:table-cell>
          <table:table-cell office:value-type="float" office:value="0.3311778" calcext:value-type="float">
            <text:p>0.3311778</text:p>
          </table:table-cell>
          <table:table-cell office:value-type="float" office:value="0.3281878" calcext:value-type="float">
            <text:p>0.3281878</text:p>
          </table:table-cell>
          <table:table-cell office:value-type="float" office:value="0.3897411" calcext:value-type="float">
            <text:p>0.3897411</text:p>
          </table:table-cell>
          <table:table-cell office:value-type="float" office:value="0.3729296" calcext:value-type="float">
            <text:p>0.3729296</text:p>
          </table:table-cell>
          <table:table-cell office:value-type="float" office:value="0.3710337" calcext:value-type="float">
            <text:p>0.3710337</text:p>
          </table:table-cell>
          <table:table-cell office:value-type="float" office:value="0.3843622" calcext:value-type="float">
            <text:p>0.3843622</text:p>
          </table:table-cell>
          <table:table-cell office:value-type="float" office:value="0.394707" calcext:value-type="float">
            <text:p>0.39470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52385E-015" calcext:value-type="float">
            <text:p>1.952385E-15</text:p>
          </table:table-cell>
          <table:table-cell office:value-type="float" office:value="1.939406E-015" calcext:value-type="float">
            <text:p>1.939406E-15</text:p>
          </table:table-cell>
          <table:table-cell office:value-type="float" office:value="1.960073E-015" calcext:value-type="float">
            <text:p>1.960073E-15</text:p>
          </table:table-cell>
          <table:table-cell office:value-type="float" office:value="1.985741E-015" calcext:value-type="float">
            <text:p>1.985741E-15</text:p>
          </table:table-cell>
          <table:table-cell office:value-type="float" office:value="9.477689E-016" calcext:value-type="float">
            <text:p>9.477689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8E-016" calcext:value-type="float">
            <text:p>9.735878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9E-034" calcext:value-type="float">
            <text:p>3.771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41045" calcext:value-type="float">
            <text:p>-0.01541045</text:p>
          </table:table-cell>
          <table:table-cell office:value-type="float" office:value="-0.01356429" calcext:value-type="float">
            <text:p>-0.01356429</text:p>
          </table:table-cell>
          <table:table-cell office:value-type="float" office:value="-0.01131664" calcext:value-type="float">
            <text:p>-0.01131664</text:p>
          </table:table-cell>
          <table:table-cell office:value-type="float" office:value="-0.009481652" calcext:value-type="float">
            <text:p>-0.009481652</text:p>
          </table:table-cell>
          <table:table-cell office:value-type="float" office:value="-0.008407475" calcext:value-type="float">
            <text:p>-0.008407475</text:p>
          </table:table-cell>
          <table:table-cell office:value-type="float" office:value="-0.006955304" calcext:value-type="float">
            <text:p>-0.006955304</text:p>
          </table:table-cell>
          <table:table-cell office:value-type="float" office:value="-0.005903382" calcext:value-type="float">
            <text:p>-0.005903382</text:p>
          </table:table-cell>
          <table:table-cell office:value-type="float" office:value="-0.004952203" calcext:value-type="float">
            <text:p>-0.004952203</text:p>
          </table:table-cell>
          <table:table-cell office:value-type="float" office:value="-0.00950066" calcext:value-type="float">
            <text:p>-0.00950066</text:p>
          </table:table-cell>
          <table:table-cell office:value-type="float" office:value="-0.01340977" calcext:value-type="float">
            <text:p>-0.01340977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1619893" calcext:value-type="float">
            <text:p>-0.01619893</text:p>
          </table:table-cell>
          <table:table-cell office:value-type="float" office:value="0.03820685" calcext:value-type="float">
            <text:p>0.03820685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77944" calcext:value-type="float">
            <text:p>-2.37794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37" calcext:value-type="float">
            <text:p>337</text:p>
          </table:table-cell>
          <table:table-cell office:value-type="float" office:value="3122007" calcext:value-type="float">
            <text:p>3122007</text:p>
          </table:table-cell>
          <table:table-cell office:value-type="float" office:value="958.658" calcext:value-type="float">
            <text:p>958.658</text:p>
          </table:table-cell>
          <table:table-cell office:value-type="float" office:value="702.3613" calcext:value-type="float">
            <text:p>702.3613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108.406" calcext:value-type="float">
            <text:p>1108.406</text:p>
          </table:table-cell>
          <table:table-cell office:value-type="float" office:value="171.9073" calcext:value-type="float">
            <text:p>171.9073</text:p>
          </table:table-cell>
          <table:table-cell office:value-type="float" office:value="0" calcext:value-type="float">
            <text:p>0</text:p>
          </table:table-cell>
          <table:table-cell office:value-type="float" office:value="0.3512393" calcext:value-type="float">
            <text:p>0.3512393</text:p>
          </table:table-cell>
          <table:table-cell office:value-type="float" office:value="0.3540877" calcext:value-type="float">
            <text:p>0.3540877</text:p>
          </table:table-cell>
          <table:table-cell office:value-type="float" office:value="0.3594238" calcext:value-type="float">
            <text:p>0.3594238</text:p>
          </table:table-cell>
          <table:table-cell office:value-type="float" office:value="0.3673392" calcext:value-type="float">
            <text:p>0.3673392</text:p>
          </table:table-cell>
          <table:table-cell office:value-type="float" office:value="0.3729483" calcext:value-type="float">
            <text:p>0.3729483</text:p>
          </table:table-cell>
          <table:table-cell office:value-type="float" office:value="0.3266578" calcext:value-type="float">
            <text:p>0.3266578</text:p>
          </table:table-cell>
          <table:table-cell office:value-type="float" office:value="0.3243753" calcext:value-type="float">
            <text:p>0.3243753</text:p>
          </table:table-cell>
          <table:table-cell office:value-type="float" office:value="0.388085" calcext:value-type="float">
            <text:p>0.388085</text:p>
          </table:table-cell>
          <table:table-cell office:value-type="float" office:value="0.3748373" calcext:value-type="float">
            <text:p>0.3748373</text:p>
          </table:table-cell>
          <table:table-cell office:value-type="float" office:value="0.3719172" calcext:value-type="float">
            <text:p>0.3719172</text:p>
          </table:table-cell>
          <table:table-cell office:value-type="float" office:value="0.384634" calcext:value-type="float">
            <text:p>0.384634</text:p>
          </table:table-cell>
          <table:table-cell office:value-type="float" office:value="0.3947424" calcext:value-type="float">
            <text:p>0.394742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5256E-015" calcext:value-type="float">
            <text:p>1.95256E-15</text:p>
          </table:table-cell>
          <table:table-cell office:value-type="float" office:value="1.939392E-015" calcext:value-type="float">
            <text:p>1.939392E-15</text:p>
          </table:table-cell>
          <table:table-cell office:value-type="float" office:value="1.960059E-015" calcext:value-type="float">
            <text:p>1.960059E-15</text:p>
          </table:table-cell>
          <table:table-cell office:value-type="float" office:value="1.985739E-015" calcext:value-type="float">
            <text:p>1.985739E-15</text:p>
          </table:table-cell>
          <table:table-cell office:value-type="float" office:value="9.477518E-016" calcext:value-type="float">
            <text:p>9.477518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8E-016" calcext:value-type="float">
            <text:p>9.735878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9E-034" calcext:value-type="float">
            <text:p>3.771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08928" calcext:value-type="float">
            <text:p>-0.01308928</text:p>
          </table:table-cell>
          <table:table-cell office:value-type="float" office:value="-0.01256487" calcext:value-type="float">
            <text:p>-0.01256487</text:p>
          </table:table-cell>
          <table:table-cell office:value-type="float" office:value="-0.01148286" calcext:value-type="float">
            <text:p>-0.01148286</text:p>
          </table:table-cell>
          <table:table-cell office:value-type="float" office:value="-0.01010209" calcext:value-type="float">
            <text:p>-0.01010209</text:p>
          </table:table-cell>
          <table:table-cell office:value-type="float" office:value="-0.00920599" calcext:value-type="float">
            <text:p>-0.00920599</text:p>
          </table:table-cell>
          <table:table-cell office:value-type="float" office:value="-0.00772484" calcext:value-type="float">
            <text:p>-0.00772484</text:p>
          </table:table-cell>
          <table:table-cell office:value-type="float" office:value="-0.006510619" calcext:value-type="float">
            <text:p>-0.006510619</text:p>
          </table:table-cell>
          <table:table-cell office:value-type="float" office:value="-0.005426113" calcext:value-type="float">
            <text:p>-0.005426113</text:p>
          </table:table-cell>
          <table:table-cell office:value-type="float" office:value="-0.008728778" calcext:value-type="float">
            <text:p>-0.008728778</text:p>
          </table:table-cell>
          <table:table-cell office:value-type="float" office:value="-0.01287573" calcext:value-type="float">
            <text:p>-0.01287573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1352777" calcext:value-type="float">
            <text:p>-0.01352777</text:p>
          </table:table-cell>
          <table:table-cell office:value-type="float" office:value="0.03820543" calcext:value-type="float">
            <text:p>0.03820543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78231" calcext:value-type="float">
            <text:p>-2.37823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38" calcext:value-type="float">
            <text:p>338</text:p>
          </table:table-cell>
          <table:table-cell office:value-type="float" office:value="4122007" calcext:value-type="float">
            <text:p>4122007</text:p>
          </table:table-cell>
          <table:table-cell office:value-type="float" office:value="958.658" calcext:value-type="float">
            <text:p>958.658</text:p>
          </table:table-cell>
          <table:table-cell office:value-type="float" office:value="702.498" calcext:value-type="float">
            <text:p>702.498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108.269" calcext:value-type="float">
            <text:p>1108.269</text:p>
          </table:table-cell>
          <table:table-cell office:value-type="float" office:value="171.9073" calcext:value-type="float">
            <text:p>171.9073</text:p>
          </table:table-cell>
          <table:table-cell office:value-type="float" office:value="0" calcext:value-type="float">
            <text:p>0</text:p>
          </table:table-cell>
          <table:table-cell office:value-type="float" office:value="0.3597516" calcext:value-type="float">
            <text:p>0.3597516</text:p>
          </table:table-cell>
          <table:table-cell office:value-type="float" office:value="0.3601969" calcext:value-type="float">
            <text:p>0.3601969</text:p>
          </table:table-cell>
          <table:table-cell office:value-type="float" office:value="0.3630969" calcext:value-type="float">
            <text:p>0.3630969</text:p>
          </table:table-cell>
          <table:table-cell office:value-type="float" office:value="0.3677471" calcext:value-type="float">
            <text:p>0.3677471</text:p>
          </table:table-cell>
          <table:table-cell office:value-type="float" office:value="0.3713014" calcext:value-type="float">
            <text:p>0.3713014</text:p>
          </table:table-cell>
          <table:table-cell office:value-type="float" office:value="0.3226874" calcext:value-type="float">
            <text:p>0.3226874</text:p>
          </table:table-cell>
          <table:table-cell office:value-type="float" office:value="0.3186903" calcext:value-type="float">
            <text:p>0.3186903</text:p>
          </table:table-cell>
          <table:table-cell office:value-type="float" office:value="0.3850068" calcext:value-type="float">
            <text:p>0.3850068</text:p>
          </table:table-cell>
          <table:table-cell office:value-type="float" office:value="0.3762937" calcext:value-type="float">
            <text:p>0.3762937</text:p>
          </table:table-cell>
          <table:table-cell office:value-type="float" office:value="0.3728429" calcext:value-type="float">
            <text:p>0.3728429</text:p>
          </table:table-cell>
          <table:table-cell office:value-type="float" office:value="0.3849473" calcext:value-type="float">
            <text:p>0.3849473</text:p>
          </table:table-cell>
          <table:table-cell office:value-type="float" office:value="0.3947935" calcext:value-type="float">
            <text:p>0.3947935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52761E-015" calcext:value-type="float">
            <text:p>1.952761E-15</text:p>
          </table:table-cell>
          <table:table-cell office:value-type="float" office:value="1.939373E-015" calcext:value-type="float">
            <text:p>1.939373E-15</text:p>
          </table:table-cell>
          <table:table-cell office:value-type="float" office:value="1.960048E-015" calcext:value-type="float">
            <text:p>1.960048E-15</text:p>
          </table:table-cell>
          <table:table-cell office:value-type="float" office:value="1.985733E-015" calcext:value-type="float">
            <text:p>1.985733E-15</text:p>
          </table:table-cell>
          <table:table-cell office:value-type="float" office:value="9.477352E-016" calcext:value-type="float">
            <text:p>9.477352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7E-016" calcext:value-type="float">
            <text:p>9.735877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8E-034" calcext:value-type="float">
            <text:p>3.77189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46143" calcext:value-type="float">
            <text:p>-0.01146143</text:p>
          </table:table-cell>
          <table:table-cell office:value-type="float" office:value="-0.01132954" calcext:value-type="float">
            <text:p>-0.01132954</text:p>
          </table:table-cell>
          <table:table-cell office:value-type="float" office:value="-0.01078292" calcext:value-type="float">
            <text:p>-0.01078292</text:p>
          </table:table-cell>
          <table:table-cell office:value-type="float" office:value="-0.01003224" calcext:value-type="float">
            <text:p>-0.01003224</text:p>
          </table:table-cell>
          <table:table-cell office:value-type="float" office:value="-0.009459659" calcext:value-type="float">
            <text:p>-0.009459659</text:p>
          </table:table-cell>
          <table:table-cell office:value-type="float" office:value="-0.008484397" calcext:value-type="float">
            <text:p>-0.008484397</text:p>
          </table:table-cell>
          <table:table-cell office:value-type="float" office:value="-0.007560831" calcext:value-type="float">
            <text:p>-0.007560831</text:p>
          </table:table-cell>
          <table:table-cell office:value-type="float" office:value="-0.006448701" calcext:value-type="float">
            <text:p>-0.006448701</text:p>
          </table:table-cell>
          <table:table-cell office:value-type="float" office:value="-0.008179458" calcext:value-type="float">
            <text:p>-0.008179458</text:p>
          </table:table-cell>
          <table:table-cell office:value-type="float" office:value="-0.01233927" calcext:value-type="float">
            <text:p>-0.01233927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1166556" calcext:value-type="float">
            <text:p>-0.01166556</text:p>
          </table:table-cell>
          <table:table-cell office:value-type="float" office:value="0.03820233" calcext:value-type="float">
            <text:p>0.03820233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78447" calcext:value-type="float">
            <text:p>-2.37844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39" calcext:value-type="float">
            <text:p>339</text:p>
          </table:table-cell>
          <table:table-cell office:value-type="float" office:value="5122007" calcext:value-type="float">
            <text:p>5122007</text:p>
          </table:table-cell>
          <table:table-cell office:value-type="float" office:value="959.8582" calcext:value-type="float">
            <text:p>959.8582</text:p>
          </table:table-cell>
          <table:table-cell office:value-type="float" office:value="703.3066" calcext:value-type="float">
            <text:p>703.3066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108.66" calcext:value-type="float">
            <text:p>1108.66</text:p>
          </table:table-cell>
          <table:table-cell office:value-type="float" office:value="171.9077" calcext:value-type="float">
            <text:p>171.9077</text:p>
          </table:table-cell>
          <table:table-cell office:value-type="float" office:value="0" calcext:value-type="float">
            <text:p>0</text:p>
          </table:table-cell>
          <table:table-cell office:value-type="float" office:value="0.3498744" calcext:value-type="float">
            <text:p>0.3498744</text:p>
          </table:table-cell>
          <table:table-cell office:value-type="float" office:value="0.3584272" calcext:value-type="float">
            <text:p>0.3584272</text:p>
          </table:table-cell>
          <table:table-cell office:value-type="float" office:value="0.3651534" calcext:value-type="float">
            <text:p>0.3651534</text:p>
          </table:table-cell>
          <table:table-cell office:value-type="float" office:value="0.3697963" calcext:value-type="float">
            <text:p>0.3697963</text:p>
          </table:table-cell>
          <table:table-cell office:value-type="float" office:value="0.3725042" calcext:value-type="float">
            <text:p>0.3725042</text:p>
          </table:table-cell>
          <table:table-cell office:value-type="float" office:value="0.321714" calcext:value-type="float">
            <text:p>0.321714</text:p>
          </table:table-cell>
          <table:table-cell office:value-type="float" office:value="0.3162018" calcext:value-type="float">
            <text:p>0.3162018</text:p>
          </table:table-cell>
          <table:table-cell office:value-type="float" office:value="0.383099" calcext:value-type="float">
            <text:p>0.383099</text:p>
          </table:table-cell>
          <table:table-cell office:value-type="float" office:value="0.3767186" calcext:value-type="float">
            <text:p>0.3767186</text:p>
          </table:table-cell>
          <table:table-cell office:value-type="float" office:value="0.3738341" calcext:value-type="float">
            <text:p>0.3738341</text:p>
          </table:table-cell>
          <table:table-cell office:value-type="float" office:value="0.3853488" calcext:value-type="float">
            <text:p>0.3853488</text:p>
          </table:table-cell>
          <table:table-cell office:value-type="float" office:value="0.3948623" calcext:value-type="float">
            <text:p>0.394862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53035E-015" calcext:value-type="float">
            <text:p>1.953035E-15</text:p>
          </table:table-cell>
          <table:table-cell office:value-type="float" office:value="1.939351E-015" calcext:value-type="float">
            <text:p>1.939351E-15</text:p>
          </table:table-cell>
          <table:table-cell office:value-type="float" office:value="1.960042E-015" calcext:value-type="float">
            <text:p>1.960042E-15</text:p>
          </table:table-cell>
          <table:table-cell office:value-type="float" office:value="1.985711E-015" calcext:value-type="float">
            <text:p>1.985711E-15</text:p>
          </table:table-cell>
          <table:table-cell office:value-type="float" office:value="9.477191E-016" calcext:value-type="float">
            <text:p>9.477191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7E-016" calcext:value-type="float">
            <text:p>9.735877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7E-024" calcext:value-type="float">
            <text:p>1.959757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8E-034" calcext:value-type="float">
            <text:p>3.77189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34456" calcext:value-type="float">
            <text:p>-0.01334456</text:p>
          </table:table-cell>
          <table:table-cell office:value-type="float" office:value="-0.01156233" calcext:value-type="float">
            <text:p>-0.01156233</text:p>
          </table:table-cell>
          <table:table-cell office:value-type="float" office:value="-0.01038602" calcext:value-type="float">
            <text:p>-0.01038602</text:p>
          </table:table-cell>
          <table:table-cell office:value-type="float" office:value="-0.009689896" calcext:value-type="float">
            <text:p>-0.009689896</text:p>
          </table:table-cell>
          <table:table-cell office:value-type="float" office:value="-0.00927212" calcext:value-type="float">
            <text:p>-0.00927212</text:p>
          </table:table-cell>
          <table:table-cell office:value-type="float" office:value="-0.00868429" calcext:value-type="float">
            <text:p>-0.00868429</text:p>
          </table:table-cell>
          <table:table-cell office:value-type="float" office:value="-0.008077921" calcext:value-type="float">
            <text:p>-0.008077921</text:p>
          </table:table-cell>
          <table:table-cell office:value-type="float" office:value="-0.007182946" calcext:value-type="float">
            <text:p>-0.007182946</text:p>
          </table:table-cell>
          <table:table-cell office:value-type="float" office:value="-0.008024599" calcext:value-type="float">
            <text:p>-0.008024599</text:p>
          </table:table-cell>
          <table:table-cell office:value-type="float" office:value="-0.01179215" calcext:value-type="float">
            <text:p>-0.01179215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1418902" calcext:value-type="float">
            <text:p>-0.01418902</text:p>
          </table:table-cell>
          <table:table-cell office:value-type="float" office:value="0.03819727" calcext:value-type="float">
            <text:p>0.03819727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78571" calcext:value-type="float">
            <text:p>-2.37857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40" calcext:value-type="float">
            <text:p>340</text:p>
          </table:table-cell>
          <table:table-cell office:value-type="float" office:value="6122007" calcext:value-type="float">
            <text:p>6122007</text:p>
          </table:table-cell>
          <table:table-cell office:value-type="float" office:value="959.8582" calcext:value-type="float">
            <text:p>959.8582</text:p>
          </table:table-cell>
          <table:table-cell office:value-type="float" office:value="704.2866" calcext:value-type="float">
            <text:p>704.2866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107.301" calcext:value-type="float">
            <text:p>1107.301</text:p>
          </table:table-cell>
          <table:table-cell office:value-type="float" office:value="172.2866" calcext:value-type="float">
            <text:p>172.2866</text:p>
          </table:table-cell>
          <table:table-cell office:value-type="float" office:value="0" calcext:value-type="float">
            <text:p>0</text:p>
          </table:table-cell>
          <table:table-cell office:value-type="float" office:value="0.3268543" calcext:value-type="float">
            <text:p>0.3268543</text:p>
          </table:table-cell>
          <table:table-cell office:value-type="float" office:value="0.3374296" calcext:value-type="float">
            <text:p>0.3374296</text:p>
          </table:table-cell>
          <table:table-cell office:value-type="float" office:value="0.3501522" calcext:value-type="float">
            <text:p>0.3501522</text:p>
          </table:table-cell>
          <table:table-cell office:value-type="float" office:value="0.360998" calcext:value-type="float">
            <text:p>0.360998</text:p>
          </table:table-cell>
          <table:table-cell office:value-type="float" office:value="0.3673531" calcext:value-type="float">
            <text:p>0.3673531</text:p>
          </table:table-cell>
          <table:table-cell office:value-type="float" office:value="0.3229214" calcext:value-type="float">
            <text:p>0.3229214</text:p>
          </table:table-cell>
          <table:table-cell office:value-type="float" office:value="0.3201094" calcext:value-type="float">
            <text:p>0.3201094</text:p>
          </table:table-cell>
          <table:table-cell office:value-type="float" office:value="0.3843285" calcext:value-type="float">
            <text:p>0.3843285</text:p>
          </table:table-cell>
          <table:table-cell office:value-type="float" office:value="0.377022" calcext:value-type="float">
            <text:p>0.377022</text:p>
          </table:table-cell>
          <table:table-cell office:value-type="float" office:value="0.3747999" calcext:value-type="float">
            <text:p>0.3747999</text:p>
          </table:table-cell>
          <table:table-cell office:value-type="float" office:value="0.3858229" calcext:value-type="float">
            <text:p>0.3858229</text:p>
          </table:table-cell>
          <table:table-cell office:value-type="float" office:value="0.3949544" calcext:value-type="float">
            <text:p>0.394954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5326E-015" calcext:value-type="float">
            <text:p>1.95326E-15</text:p>
          </table:table-cell>
          <table:table-cell office:value-type="float" office:value="1.939335E-015" calcext:value-type="float">
            <text:p>1.939335E-15</text:p>
          </table:table-cell>
          <table:table-cell office:value-type="float" office:value="1.960034E-015" calcext:value-type="float">
            <text:p>1.960034E-15</text:p>
          </table:table-cell>
          <table:table-cell office:value-type="float" office:value="1.985698E-015" calcext:value-type="float">
            <text:p>1.985698E-15</text:p>
          </table:table-cell>
          <table:table-cell office:value-type="float" office:value="9.47703E-016" calcext:value-type="float">
            <text:p>9.47703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8E-016" calcext:value-type="float">
            <text:p>9.735878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7E-024" calcext:value-type="float">
            <text:p>1.959757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9E-034" calcext:value-type="float">
            <text:p>3.771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36751" calcext:value-type="float">
            <text:p>-0.02036751</text:p>
          </table:table-cell>
          <table:table-cell office:value-type="float" office:value="-0.01683955" calcext:value-type="float">
            <text:p>-0.01683955</text:p>
          </table:table-cell>
          <table:table-cell office:value-type="float" office:value="-0.01345235" calcext:value-type="float">
            <text:p>-0.01345235</text:p>
          </table:table-cell>
          <table:table-cell office:value-type="float" office:value="-0.0112198" calcext:value-type="float">
            <text:p>-0.0112198</text:p>
          </table:table-cell>
          <table:table-cell office:value-type="float" office:value="-0.01008169" calcext:value-type="float">
            <text:p>-0.01008169</text:p>
          </table:table-cell>
          <table:table-cell office:value-type="float" office:value="-0.008428243" calcext:value-type="float">
            <text:p>-0.008428243</text:p>
          </table:table-cell>
          <table:table-cell office:value-type="float" office:value="-0.007273441" calcext:value-type="float">
            <text:p>-0.007273441</text:p>
          </table:table-cell>
          <table:table-cell office:value-type="float" office:value="-0.006704257" calcext:value-type="float">
            <text:p>-0.006704257</text:p>
          </table:table-cell>
          <table:table-cell office:value-type="float" office:value="-0.007918923" calcext:value-type="float">
            <text:p>-0.007918923</text:p>
          </table:table-cell>
          <table:table-cell office:value-type="float" office:value="-0.01128227" calcext:value-type="float">
            <text:p>-0.01128227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219724" calcext:value-type="float">
            <text:p>-0.0219724</text:p>
          </table:table-cell>
          <table:table-cell office:value-type="float" office:value="0.03819442" calcext:value-type="float">
            <text:p>0.03819442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78598" calcext:value-type="float">
            <text:p>-2.378598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41" calcext:value-type="float">
            <text:p>341</text:p>
          </table:table-cell>
          <table:table-cell office:value-type="float" office:value="7122007" calcext:value-type="float">
            <text:p>7122007</text:p>
          </table:table-cell>
          <table:table-cell office:value-type="float" office:value="959.8582" calcext:value-type="float">
            <text:p>959.8582</text:p>
          </table:table-cell>
          <table:table-cell office:value-type="float" office:value="704.4687" calcext:value-type="float">
            <text:p>704.4687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106.78" calcext:value-type="float">
            <text:p>1106.78</text:p>
          </table:table-cell>
          <table:table-cell office:value-type="float" office:value="172.6252" calcext:value-type="float">
            <text:p>172.6252</text:p>
          </table:table-cell>
          <table:table-cell office:value-type="float" office:value="0" calcext:value-type="float">
            <text:p>0</text:p>
          </table:table-cell>
          <table:table-cell office:value-type="float" office:value="0.3221923" calcext:value-type="float">
            <text:p>0.3221923</text:p>
          </table:table-cell>
          <table:table-cell office:value-type="float" office:value="0.3344809" calcext:value-type="float">
            <text:p>0.3344809</text:p>
          </table:table-cell>
          <table:table-cell office:value-type="float" office:value="0.3462964" calcext:value-type="float">
            <text:p>0.3462964</text:p>
          </table:table-cell>
          <table:table-cell office:value-type="float" office:value="0.3561887" calcext:value-type="float">
            <text:p>0.3561887</text:p>
          </table:table-cell>
          <table:table-cell office:value-type="float" office:value="0.3624869" calcext:value-type="float">
            <text:p>0.3624869</text:p>
          </table:table-cell>
          <table:table-cell office:value-type="float" office:value="0.3192725" calcext:value-type="float">
            <text:p>0.3192725</text:p>
          </table:table-cell>
          <table:table-cell office:value-type="float" office:value="0.3173132" calcext:value-type="float">
            <text:p>0.3173132</text:p>
          </table:table-cell>
          <table:table-cell office:value-type="float" office:value="0.3839653" calcext:value-type="float">
            <text:p>0.3839653</text:p>
          </table:table-cell>
          <table:table-cell office:value-type="float" office:value="0.3773978" calcext:value-type="float">
            <text:p>0.3773978</text:p>
          </table:table-cell>
          <table:table-cell office:value-type="float" office:value="0.3756565" calcext:value-type="float">
            <text:p>0.3756565</text:p>
          </table:table-cell>
          <table:table-cell office:value-type="float" office:value="0.3863074" calcext:value-type="float">
            <text:p>0.3863074</text:p>
          </table:table-cell>
          <table:table-cell office:value-type="float" office:value="0.3950669" calcext:value-type="float">
            <text:p>0.3950669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53448E-015" calcext:value-type="float">
            <text:p>1.953448E-15</text:p>
          </table:table-cell>
          <table:table-cell office:value-type="float" office:value="1.939319E-015" calcext:value-type="float">
            <text:p>1.939319E-15</text:p>
          </table:table-cell>
          <table:table-cell office:value-type="float" office:value="1.960026E-015" calcext:value-type="float">
            <text:p>1.960026E-15</text:p>
          </table:table-cell>
          <table:table-cell office:value-type="float" office:value="1.98569E-015" calcext:value-type="float">
            <text:p>1.98569E-15</text:p>
          </table:table-cell>
          <table:table-cell office:value-type="float" office:value="9.476868E-016" calcext:value-type="float">
            <text:p>9.476868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7E-016" calcext:value-type="float">
            <text:p>9.735877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8E-034" calcext:value-type="float">
            <text:p>3.77189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25659" calcext:value-type="float">
            <text:p>-0.02225659</text:p>
          </table:table-cell>
          <table:table-cell office:value-type="float" office:value="-0.01774182" calcext:value-type="float">
            <text:p>-0.01774182</text:p>
          </table:table-cell>
          <table:table-cell office:value-type="float" office:value="-0.01440059" calcext:value-type="float">
            <text:p>-0.01440059</text:p>
          </table:table-cell>
          <table:table-cell office:value-type="float" office:value="-0.01218572" calcext:value-type="float">
            <text:p>-0.01218572</text:p>
          </table:table-cell>
          <table:table-cell office:value-type="float" office:value="-0.01094816" calcext:value-type="float">
            <text:p>-0.01094816</text:p>
          </table:table-cell>
          <table:table-cell office:value-type="float" office:value="-0.009188666" calcext:value-type="float">
            <text:p>-0.009188666</text:p>
          </table:table-cell>
          <table:table-cell office:value-type="float" office:value="-0.007830614" calcext:value-type="float">
            <text:p>-0.007830614</text:p>
          </table:table-cell>
          <table:table-cell office:value-type="float" office:value="-0.006839989" calcext:value-type="float">
            <text:p>-0.006839989</text:p>
          </table:table-cell>
          <table:table-cell office:value-type="float" office:value="-0.007788635" calcext:value-type="float">
            <text:p>-0.007788635</text:p>
          </table:table-cell>
          <table:table-cell office:value-type="float" office:value="-0.0108496" calcext:value-type="float">
            <text:p>-0.0108496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2428161" calcext:value-type="float">
            <text:p>-0.02428161</text:p>
          </table:table-cell>
          <table:table-cell office:value-type="float" office:value="0.03819293" calcext:value-type="float">
            <text:p>0.03819293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78502" calcext:value-type="float">
            <text:p>-2.37850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42" calcext:value-type="float">
            <text:p>342</text:p>
          </table:table-cell>
          <table:table-cell office:value-type="float" office:value="8122007" calcext:value-type="float">
            <text:p>8122007</text:p>
          </table:table-cell>
          <table:table-cell office:value-type="float" office:value="959.8582" calcext:value-type="float">
            <text:p>959.8582</text:p>
          </table:table-cell>
          <table:table-cell office:value-type="float" office:value="705.1694" calcext:value-type="float">
            <text:p>705.1694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105.719" calcext:value-type="float">
            <text:p>1105.719</text:p>
          </table:table-cell>
          <table:table-cell office:value-type="float" office:value="172.9863" calcext:value-type="float">
            <text:p>172.9863</text:p>
          </table:table-cell>
          <table:table-cell office:value-type="float" office:value="0" calcext:value-type="float">
            <text:p>0</text:p>
          </table:table-cell>
          <table:table-cell office:value-type="float" office:value="0.3038903" calcext:value-type="float">
            <text:p>0.3038903</text:p>
          </table:table-cell>
          <table:table-cell office:value-type="float" office:value="0.3237845" calcext:value-type="float">
            <text:p>0.3237845</text:p>
          </table:table-cell>
          <table:table-cell office:value-type="float" office:value="0.3401845" calcext:value-type="float">
            <text:p>0.3401845</text:p>
          </table:table-cell>
          <table:table-cell office:value-type="float" office:value="0.352134" calcext:value-type="float">
            <text:p>0.352134</text:p>
          </table:table-cell>
          <table:table-cell office:value-type="float" office:value="0.359086" calcext:value-type="float">
            <text:p>0.359086</text:p>
          </table:table-cell>
          <table:table-cell office:value-type="float" office:value="0.3174032" calcext:value-type="float">
            <text:p>0.3174032</text:p>
          </table:table-cell>
          <table:table-cell office:value-type="float" office:value="0.3159827" calcext:value-type="float">
            <text:p>0.3159827</text:p>
          </table:table-cell>
          <table:table-cell office:value-type="float" office:value="0.3835616" calcext:value-type="float">
            <text:p>0.3835616</text:p>
          </table:table-cell>
          <table:table-cell office:value-type="float" office:value="0.3777105" calcext:value-type="float">
            <text:p>0.3777105</text:p>
          </table:table-cell>
          <table:table-cell office:value-type="float" office:value="0.3764256" calcext:value-type="float">
            <text:p>0.3764256</text:p>
          </table:table-cell>
          <table:table-cell office:value-type="float" office:value="0.3867896" calcext:value-type="float">
            <text:p>0.3867896</text:p>
          </table:table-cell>
          <table:table-cell office:value-type="float" office:value="0.3951969" calcext:value-type="float">
            <text:p>0.395196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53625E-015" calcext:value-type="float">
            <text:p>1.953625E-15</text:p>
          </table:table-cell>
          <table:table-cell office:value-type="float" office:value="1.939305E-015" calcext:value-type="float">
            <text:p>1.939305E-15</text:p>
          </table:table-cell>
          <table:table-cell office:value-type="float" office:value="1.960015E-015" calcext:value-type="float">
            <text:p>1.960015E-15</text:p>
          </table:table-cell>
          <table:table-cell office:value-type="float" office:value="1.985684E-015" calcext:value-type="float">
            <text:p>1.985684E-15</text:p>
          </table:table-cell>
          <table:table-cell office:value-type="float" office:value="9.476721E-016" calcext:value-type="float">
            <text:p>9.476721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7E-016" calcext:value-type="float">
            <text:p>9.735877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8E-034" calcext:value-type="float">
            <text:p>3.77189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58345" calcext:value-type="float">
            <text:p>-0.03158345</text:p>
          </table:table-cell>
          <table:table-cell office:value-type="float" office:value="-0.02163329" calcext:value-type="float">
            <text:p>-0.02163329</text:p>
          </table:table-cell>
          <table:table-cell office:value-type="float" office:value="-0.01604396" calcext:value-type="float">
            <text:p>-0.01604396</text:p>
          </table:table-cell>
          <table:table-cell office:value-type="float" office:value="-0.01306041" calcext:value-type="float">
            <text:p>-0.01306041</text:p>
          </table:table-cell>
          <table:table-cell office:value-type="float" office:value="-0.01159239" calcext:value-type="float">
            <text:p>-0.01159239</text:p>
          </table:table-cell>
          <table:table-cell office:value-type="float" office:value="-0.009609754" calcext:value-type="float">
            <text:p>-0.009609754</text:p>
          </table:table-cell>
          <table:table-cell office:value-type="float" office:value="-0.008111739" calcext:value-type="float">
            <text:p>-0.008111739</text:p>
          </table:table-cell>
          <table:table-cell office:value-type="float" office:value="-0.006997068" calcext:value-type="float">
            <text:p>-0.006997068</text:p>
          </table:table-cell>
          <table:table-cell office:value-type="float" office:value="-0.007681911" calcext:value-type="float">
            <text:p>-0.007681911</text:p>
          </table:table-cell>
          <table:table-cell office:value-type="float" office:value="-0.01047614" calcext:value-type="float">
            <text:p>-0.01047614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3817645" calcext:value-type="float">
            <text:p>-0.03817645</text:p>
          </table:table-cell>
          <table:table-cell office:value-type="float" office:value="0.03819111" calcext:value-type="float">
            <text:p>0.03819111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78269" calcext:value-type="float">
            <text:p>-2.37826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43" calcext:value-type="float">
            <text:p>343</text:p>
          </table:table-cell>
          <table:table-cell office:value-type="float" office:value="9122007" calcext:value-type="float">
            <text:p>9122007</text:p>
          </table:table-cell>
          <table:table-cell office:value-type="float" office:value="959.8582" calcext:value-type="float">
            <text:p>959.8582</text:p>
          </table:table-cell>
          <table:table-cell office:value-type="float" office:value="705.9329" calcext:value-type="float">
            <text:p>705.9329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104.602" calcext:value-type="float">
            <text:p>1104.602</text:p>
          </table:table-cell>
          <table:table-cell office:value-type="float" office:value="173.3401" calcext:value-type="float">
            <text:p>173.3401</text:p>
          </table:table-cell>
          <table:table-cell office:value-type="float" office:value="0" calcext:value-type="float">
            <text:p>0</text:p>
          </table:table-cell>
          <table:table-cell office:value-type="float" office:value="0.3116587" calcext:value-type="float">
            <text:p>0.3116587</text:p>
          </table:table-cell>
          <table:table-cell office:value-type="float" office:value="0.3212473" calcext:value-type="float">
            <text:p>0.3212473</text:p>
          </table:table-cell>
          <table:table-cell office:value-type="float" office:value="0.33513" calcext:value-type="float">
            <text:p>0.33513</text:p>
          </table:table-cell>
          <table:table-cell office:value-type="float" office:value="0.3479975" calcext:value-type="float">
            <text:p>0.3479975</text:p>
          </table:table-cell>
          <table:table-cell office:value-type="float" office:value="0.3557274" calcext:value-type="float">
            <text:p>0.3557274</text:p>
          </table:table-cell>
          <table:table-cell office:value-type="float" office:value="0.3151506" calcext:value-type="float">
            <text:p>0.3151506</text:p>
          </table:table-cell>
          <table:table-cell office:value-type="float" office:value="0.314486" calcext:value-type="float">
            <text:p>0.314486</text:p>
          </table:table-cell>
          <table:table-cell office:value-type="float" office:value="0.383129" calcext:value-type="float">
            <text:p>0.383129</text:p>
          </table:table-cell>
          <table:table-cell office:value-type="float" office:value="0.3779562" calcext:value-type="float">
            <text:p>0.3779562</text:p>
          </table:table-cell>
          <table:table-cell office:value-type="float" office:value="0.3771201" calcext:value-type="float">
            <text:p>0.3771201</text:p>
          </table:table-cell>
          <table:table-cell office:value-type="float" office:value="0.3872626" calcext:value-type="float">
            <text:p>0.3872626</text:p>
          </table:table-cell>
          <table:table-cell office:value-type="float" office:value="0.3953408" calcext:value-type="float">
            <text:p>0.395340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3796E-015" calcext:value-type="float">
            <text:p>1.953796E-15</text:p>
          </table:table-cell>
          <table:table-cell office:value-type="float" office:value="1.939294E-015" calcext:value-type="float">
            <text:p>1.939294E-15</text:p>
          </table:table-cell>
          <table:table-cell office:value-type="float" office:value="1.960003E-015" calcext:value-type="float">
            <text:p>1.960003E-15</text:p>
          </table:table-cell>
          <table:table-cell office:value-type="float" office:value="1.985681E-015" calcext:value-type="float">
            <text:p>1.985681E-15</text:p>
          </table:table-cell>
          <table:table-cell office:value-type="float" office:value="9.476555E-016" calcext:value-type="float">
            <text:p>9.476555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7E-016" calcext:value-type="float">
            <text:p>9.735877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8E-034" calcext:value-type="float">
            <text:p>3.77189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737414" calcext:value-type="float">
            <text:p>-0.02737414</text:p>
          </table:table-cell>
          <table:table-cell office:value-type="float" office:value="-0.02282474" calcext:value-type="float">
            <text:p>-0.02282474</text:p>
          </table:table-cell>
          <table:table-cell office:value-type="float" office:value="-0.01761589" calcext:value-type="float">
            <text:p>-0.01761589</text:p>
          </table:table-cell>
          <table:table-cell office:value-type="float" office:value="-0.01404378" calcext:value-type="float">
            <text:p>-0.01404378</text:p>
          </table:table-cell>
          <table:table-cell office:value-type="float" office:value="-0.01227983" calcext:value-type="float">
            <text:p>-0.01227983</text:p>
          </table:table-cell>
          <table:table-cell office:value-type="float" office:value="-0.01014359" calcext:value-type="float">
            <text:p>-0.01014359</text:p>
          </table:table-cell>
          <table:table-cell office:value-type="float" office:value="-0.008439085" calcext:value-type="float">
            <text:p>-0.008439085</text:p>
          </table:table-cell>
          <table:table-cell office:value-type="float" office:value="-0.007169327" calcext:value-type="float">
            <text:p>-0.007169327</text:p>
          </table:table-cell>
          <table:table-cell office:value-type="float" office:value="-0.007599064" calcext:value-type="float">
            <text:p>-0.007599064</text:p>
          </table:table-cell>
          <table:table-cell office:value-type="float" office:value="-0.01015061" calcext:value-type="float">
            <text:p>-0.01015061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2941484" calcext:value-type="float">
            <text:p>-0.02941484</text:p>
          </table:table-cell>
          <table:table-cell office:value-type="float" office:value="0.03818873" calcext:value-type="float">
            <text:p>0.03818873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77897" calcext:value-type="float">
            <text:p>-2.37789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44" calcext:value-type="float">
            <text:p>344</text:p>
          </table:table-cell>
          <table:table-cell office:value-type="float" office:value="10122007" calcext:value-type="float">
            <text:p>10122007</text:p>
          </table:table-cell>
          <table:table-cell office:value-type="float" office:value="959.8582" calcext:value-type="float">
            <text:p>959.8582</text:p>
          </table:table-cell>
          <table:table-cell office:value-type="float" office:value="706.5685" calcext:value-type="float">
            <text:p>706.5685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103.913" calcext:value-type="float">
            <text:p>1103.913</text:p>
          </table:table-cell>
          <table:table-cell office:value-type="float" office:value="173.3933" calcext:value-type="float">
            <text:p>173.3933</text:p>
          </table:table-cell>
          <table:table-cell office:value-type="float" office:value="0" calcext:value-type="float">
            <text:p>0</text:p>
          </table:table-cell>
          <table:table-cell office:value-type="float" office:value="0.3183435" calcext:value-type="float">
            <text:p>0.3183435</text:p>
          </table:table-cell>
          <table:table-cell office:value-type="float" office:value="0.3245589" calcext:value-type="float">
            <text:p>0.3245589</text:p>
          </table:table-cell>
          <table:table-cell office:value-type="float" office:value="0.3347961" calcext:value-type="float">
            <text:p>0.3347961</text:p>
          </table:table-cell>
          <table:table-cell office:value-type="float" office:value="0.3448428" calcext:value-type="float">
            <text:p>0.3448428</text:p>
          </table:table-cell>
          <table:table-cell office:value-type="float" office:value="0.3508744" calcext:value-type="float">
            <text:p>0.3508744</text:p>
          </table:table-cell>
          <table:table-cell office:value-type="float" office:value="0.3107262" calcext:value-type="float">
            <text:p>0.3107262</text:p>
          </table:table-cell>
          <table:table-cell office:value-type="float" office:value="0.3095452" calcext:value-type="float">
            <text:p>0.3095452</text:p>
          </table:table-cell>
          <table:table-cell office:value-type="float" office:value="0.3812335" calcext:value-type="float">
            <text:p>0.3812335</text:p>
          </table:table-cell>
          <table:table-cell office:value-type="float" office:value="0.3779281" calcext:value-type="float">
            <text:p>0.3779281</text:p>
          </table:table-cell>
          <table:table-cell office:value-type="float" office:value="0.3777515" calcext:value-type="float">
            <text:p>0.3777515</text:p>
          </table:table-cell>
          <table:table-cell office:value-type="float" office:value="0.387727" calcext:value-type="float">
            <text:p>0.387727</text:p>
          </table:table-cell>
          <table:table-cell office:value-type="float" office:value="0.3954954" calcext:value-type="float">
            <text:p>0.395495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53972E-015" calcext:value-type="float">
            <text:p>1.953972E-15</text:p>
          </table:table-cell>
          <table:table-cell office:value-type="float" office:value="1.93928E-015" calcext:value-type="float">
            <text:p>1.93928E-15</text:p>
          </table:table-cell>
          <table:table-cell office:value-type="float" office:value="1.959991E-015" calcext:value-type="float">
            <text:p>1.959991E-15</text:p>
          </table:table-cell>
          <table:table-cell office:value-type="float" office:value="1.985676E-015" calcext:value-type="float">
            <text:p>1.985676E-15</text:p>
          </table:table-cell>
          <table:table-cell office:value-type="float" office:value="9.476394E-016" calcext:value-type="float">
            <text:p>9.476394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8E-016" calcext:value-type="float">
            <text:p>9.735878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8E-034" calcext:value-type="float">
            <text:p>3.77189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414621" calcext:value-type="float">
            <text:p>-0.02414621</text:p>
          </table:table-cell>
          <table:table-cell office:value-type="float" office:value="-0.02142822" calcext:value-type="float">
            <text:p>-0.02142822</text:p>
          </table:table-cell>
          <table:table-cell office:value-type="float" office:value="-0.01771994" calcext:value-type="float">
            <text:p>-0.01771994</text:p>
          </table:table-cell>
          <table:table-cell office:value-type="float" office:value="-0.01484485" calcext:value-type="float">
            <text:p>-0.01484485</text:p>
          </table:table-cell>
          <table:table-cell office:value-type="float" office:value="-0.0133535" calcext:value-type="float">
            <text:p>-0.0133535</text:p>
          </table:table-cell>
          <table:table-cell office:value-type="float" office:value="-0.01129647" calcext:value-type="float">
            <text:p>-0.01129647</text:p>
          </table:table-cell>
          <table:table-cell office:value-type="float" office:value="-0.009646046" calcext:value-type="float">
            <text:p>-0.009646046</text:p>
          </table:table-cell>
          <table:table-cell office:value-type="float" office:value="-0.007980835" calcext:value-type="float">
            <text:p>-0.007980835</text:p>
          </table:table-cell>
          <table:table-cell office:value-type="float" office:value="-0.007605444" calcext:value-type="float">
            <text:p>-0.007605444</text:p>
          </table:table-cell>
          <table:table-cell office:value-type="float" office:value="-0.009864734" calcext:value-type="float">
            <text:p>-0.009864734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2509895" calcext:value-type="float">
            <text:p>-0.02509895</text:p>
          </table:table-cell>
          <table:table-cell office:value-type="float" office:value="0.03818647" calcext:value-type="float">
            <text:p>0.03818647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77375" calcext:value-type="float">
            <text:p>-2.37737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45" calcext:value-type="float">
            <text:p>345</text:p>
          </table:table-cell>
          <table:table-cell office:value-type="float" office:value="11122007" calcext:value-type="float">
            <text:p>11122007</text:p>
          </table:table-cell>
          <table:table-cell office:value-type="float" office:value="959.8582" calcext:value-type="float">
            <text:p>959.8582</text:p>
          </table:table-cell>
          <table:table-cell office:value-type="float" office:value="707.5455" calcext:value-type="float">
            <text:p>707.5455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102.936" calcext:value-type="float">
            <text:p>1102.936</text:p>
          </table:table-cell>
          <table:table-cell office:value-type="float" office:value="173.3933" calcext:value-type="float">
            <text:p>173.3933</text:p>
          </table:table-cell>
          <table:table-cell office:value-type="float" office:value="0" calcext:value-type="float">
            <text:p>0</text:p>
          </table:table-cell>
          <table:table-cell office:value-type="float" office:value="0.3240916" calcext:value-type="float">
            <text:p>0.3240916</text:p>
          </table:table-cell>
          <table:table-cell office:value-type="float" office:value="0.3262837" calcext:value-type="float">
            <text:p>0.3262837</text:p>
          </table:table-cell>
          <table:table-cell office:value-type="float" office:value="0.3342057" calcext:value-type="float">
            <text:p>0.3342057</text:p>
          </table:table-cell>
          <table:table-cell office:value-type="float" office:value="0.3424264" calcext:value-type="float">
            <text:p>0.3424264</text:p>
          </table:table-cell>
          <table:table-cell office:value-type="float" office:value="0.3476385" calcext:value-type="float">
            <text:p>0.3476385</text:p>
          </table:table-cell>
          <table:table-cell office:value-type="float" office:value="0.3075972" calcext:value-type="float">
            <text:p>0.3075972</text:p>
          </table:table-cell>
          <table:table-cell office:value-type="float" office:value="0.3063397" calcext:value-type="float">
            <text:p>0.3063397</text:p>
          </table:table-cell>
          <table:table-cell office:value-type="float" office:value="0.3796647" calcext:value-type="float">
            <text:p>0.3796647</text:p>
          </table:table-cell>
          <table:table-cell office:value-type="float" office:value="0.3772095" calcext:value-type="float">
            <text:p>0.3772095</text:p>
          </table:table-cell>
          <table:table-cell office:value-type="float" office:value="0.3783493" calcext:value-type="float">
            <text:p>0.3783493</text:p>
          </table:table-cell>
          <table:table-cell office:value-type="float" office:value="0.3884032" calcext:value-type="float">
            <text:p>0.3884032</text:p>
          </table:table-cell>
          <table:table-cell office:value-type="float" office:value="0.3957117" calcext:value-type="float">
            <text:p>0.395711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54158E-015" calcext:value-type="float">
            <text:p>1.954158E-15</text:p>
          </table:table-cell>
          <table:table-cell office:value-type="float" office:value="1.939266E-015" calcext:value-type="float">
            <text:p>1.939266E-15</text:p>
          </table:table-cell>
          <table:table-cell office:value-type="float" office:value="1.95998E-015" calcext:value-type="float">
            <text:p>1.95998E-15</text:p>
          </table:table-cell>
          <table:table-cell office:value-type="float" office:value="1.985673E-015" calcext:value-type="float">
            <text:p>1.985673E-15</text:p>
          </table:table-cell>
          <table:table-cell office:value-type="float" office:value="9.476219E-016" calcext:value-type="float">
            <text:p>9.476219E-16</text:p>
          </table:table-cell>
          <table:table-cell office:value-type="float" office:value="1.931973E-015" calcext:value-type="float">
            <text:p>1.931973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7E-016" calcext:value-type="float">
            <text:p>9.735877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7E-024" calcext:value-type="float">
            <text:p>1.959757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8E-034" calcext:value-type="float">
            <text:p>3.77189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17397" calcext:value-type="float">
            <text:p>-0.0217397</text:p>
          </table:table-cell>
          <table:table-cell office:value-type="float" office:value="-0.02079239" calcext:value-type="float">
            <text:p>-0.02079239</text:p>
          </table:table-cell>
          <table:table-cell office:value-type="float" office:value="-0.01791209" calcext:value-type="float">
            <text:p>-0.01791209</text:p>
          </table:table-cell>
          <table:table-cell office:value-type="float" office:value="-0.01549408" calcext:value-type="float">
            <text:p>-0.01549408</text:p>
          </table:table-cell>
          <table:table-cell office:value-type="float" office:value="-0.0141341" calcext:value-type="float">
            <text:p>-0.0141341</text:p>
          </table:table-cell>
          <table:table-cell office:value-type="float" office:value="-0.01220294" calcext:value-type="float">
            <text:p>-0.01220294</text:p>
          </table:table-cell>
          <table:table-cell office:value-type="float" office:value="-0.01052905" calcext:value-type="float">
            <text:p>-0.01052905</text:p>
          </table:table-cell>
          <table:table-cell office:value-type="float" office:value="-0.008725042" calcext:value-type="float">
            <text:p>-0.008725042</text:p>
          </table:table-cell>
          <table:table-cell office:value-type="float" office:value="-0.007849674" calcext:value-type="float">
            <text:p>-0.007849674</text:p>
          </table:table-cell>
          <table:table-cell office:value-type="float" office:value="-0.009600306" calcext:value-type="float">
            <text:p>-0.009600306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220567" calcext:value-type="float">
            <text:p>-0.0220567</text:p>
          </table:table-cell>
          <table:table-cell office:value-type="float" office:value="0.0381825" calcext:value-type="float">
            <text:p>0.0381825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76683" calcext:value-type="float">
            <text:p>-2.376683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46" calcext:value-type="float">
            <text:p>346</text:p>
          </table:table-cell>
          <table:table-cell office:value-type="float" office:value="12122007" calcext:value-type="float">
            <text:p>12122007</text:p>
          </table:table-cell>
          <table:table-cell office:value-type="float" office:value="960.5579" calcext:value-type="float">
            <text:p>960.5579</text:p>
          </table:table-cell>
          <table:table-cell office:value-type="float" office:value="707.745" calcext:value-type="float">
            <text:p>707.745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103.437" calcext:value-type="float">
            <text:p>1103.437</text:p>
          </table:table-cell>
          <table:table-cell office:value-type="float" office:value="173.3934" calcext:value-type="float">
            <text:p>173.3934</text:p>
          </table:table-cell>
          <table:table-cell office:value-type="float" office:value="0" calcext:value-type="float">
            <text:p>0</text:p>
          </table:table-cell>
          <table:table-cell office:value-type="float" office:value="0.3132626" calcext:value-type="float">
            <text:p>0.3132626</text:p>
          </table:table-cell>
          <table:table-cell office:value-type="float" office:value="0.3284565" calcext:value-type="float">
            <text:p>0.3284565</text:p>
          </table:table-cell>
          <table:table-cell office:value-type="float" office:value="0.3378572" calcext:value-type="float">
            <text:p>0.3378572</text:p>
          </table:table-cell>
          <table:table-cell office:value-type="float" office:value="0.3432537" calcext:value-type="float">
            <text:p>0.3432537</text:p>
          </table:table-cell>
          <table:table-cell office:value-type="float" office:value="0.3468437" calcext:value-type="float">
            <text:p>0.3468437</text:p>
          </table:table-cell>
          <table:table-cell office:value-type="float" office:value="0.305672" calcext:value-type="float">
            <text:p>0.305672</text:p>
          </table:table-cell>
          <table:table-cell office:value-type="float" office:value="0.3039392" calcext:value-type="float">
            <text:p>0.3039392</text:p>
          </table:table-cell>
          <table:table-cell office:value-type="float" office:value="0.3783168" calcext:value-type="float">
            <text:p>0.3783168</text:p>
          </table:table-cell>
          <table:table-cell office:value-type="float" office:value="0.3764325" calcext:value-type="float">
            <text:p>0.3764325</text:p>
          </table:table-cell>
          <table:table-cell office:value-type="float" office:value="0.3788118" calcext:value-type="float">
            <text:p>0.3788118</text:p>
          </table:table-cell>
          <table:table-cell office:value-type="float" office:value="0.3890259" calcext:value-type="float">
            <text:p>0.3890259</text:p>
          </table:table-cell>
          <table:table-cell office:value-type="float" office:value="0.3959542" calcext:value-type="float">
            <text:p>0.395954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54341E-015" calcext:value-type="float">
            <text:p>1.954341E-15</text:p>
          </table:table-cell>
          <table:table-cell office:value-type="float" office:value="1.939251E-015" calcext:value-type="float">
            <text:p>1.939251E-15</text:p>
          </table:table-cell>
          <table:table-cell office:value-type="float" office:value="1.959968E-015" calcext:value-type="float">
            <text:p>1.959968E-15</text:p>
          </table:table-cell>
          <table:table-cell office:value-type="float" office:value="1.985669E-015" calcext:value-type="float">
            <text:p>1.985669E-15</text:p>
          </table:table-cell>
          <table:table-cell office:value-type="float" office:value="9.476053E-016" calcext:value-type="float">
            <text:p>9.476053E-16</text:p>
          </table:table-cell>
          <table:table-cell office:value-type="float" office:value="1.931973E-015" calcext:value-type="float">
            <text:p>1.931973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9E-016" calcext:value-type="float">
            <text:p>9.735879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7E-024" calcext:value-type="float">
            <text:p>1.959757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8E-034" calcext:value-type="float">
            <text:p>3.77189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614209" calcext:value-type="float">
            <text:p>-0.02614209</text:p>
          </table:table-cell>
          <table:table-cell office:value-type="float" office:value="-0.01977872" calcext:value-type="float">
            <text:p>-0.01977872</text:p>
          </table:table-cell>
          <table:table-cell office:value-type="float" office:value="-0.01673309" calcext:value-type="float">
            <text:p>-0.01673309</text:p>
          </table:table-cell>
          <table:table-cell office:value-type="float" office:value="-0.01526966" calcext:value-type="float">
            <text:p>-0.01526966</text:p>
          </table:table-cell>
          <table:table-cell office:value-type="float" office:value="-0.01433487" calcext:value-type="float">
            <text:p>-0.01433487</text:p>
          </table:table-cell>
          <table:table-cell office:value-type="float" office:value="-0.01280159" calcext:value-type="float">
            <text:p>-0.01280159</text:p>
          </table:table-cell>
          <table:table-cell office:value-type="float" office:value="-0.01124879" calcext:value-type="float">
            <text:p>-0.01124879</text:p>
          </table:table-cell>
          <table:table-cell office:value-type="float" office:value="-0.009423157" calcext:value-type="float">
            <text:p>-0.009423157</text:p>
          </table:table-cell>
          <table:table-cell office:value-type="float" office:value="-0.008123242" calcext:value-type="float">
            <text:p>-0.008123242</text:p>
          </table:table-cell>
          <table:table-cell office:value-type="float" office:value="-0.009401241" calcext:value-type="float">
            <text:p>-0.009401241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2941256" calcext:value-type="float">
            <text:p>-0.02941256</text:p>
          </table:table-cell>
          <table:table-cell office:value-type="float" office:value="0.03818051" calcext:value-type="float">
            <text:p>0.03818051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75775" calcext:value-type="float">
            <text:p>-2.37577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47" calcext:value-type="float">
            <text:p>347</text:p>
          </table:table-cell>
          <table:table-cell office:value-type="float" office:value="13122007" calcext:value-type="float">
            <text:p>13122007</text:p>
          </table:table-cell>
          <table:table-cell office:value-type="float" office:value="960.5579" calcext:value-type="float">
            <text:p>960.5579</text:p>
          </table:table-cell>
          <table:table-cell office:value-type="float" office:value="708.2516" calcext:value-type="float">
            <text:p>708.2516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102.556" calcext:value-type="float">
            <text:p>1102.556</text:p>
          </table:table-cell>
          <table:table-cell office:value-type="float" office:value="173.7683" calcext:value-type="float">
            <text:p>173.7683</text:p>
          </table:table-cell>
          <table:table-cell office:value-type="float" office:value="0" calcext:value-type="float">
            <text:p>0</text:p>
          </table:table-cell>
          <table:table-cell office:value-type="float" office:value="0.2939824" calcext:value-type="float">
            <text:p>0.2939824</text:p>
          </table:table-cell>
          <table:table-cell office:value-type="float" office:value="0.3142854" calcext:value-type="float">
            <text:p>0.3142854</text:p>
          </table:table-cell>
          <table:table-cell office:value-type="float" office:value="0.3291615" calcext:value-type="float">
            <text:p>0.3291615</text:p>
          </table:table-cell>
          <table:table-cell office:value-type="float" office:value="0.3395325" calcext:value-type="float">
            <text:p>0.3395325</text:p>
          </table:table-cell>
          <table:table-cell office:value-type="float" office:value="0.3457753" calcext:value-type="float">
            <text:p>0.3457753</text:p>
          </table:table-cell>
          <table:table-cell office:value-type="float" office:value="0.3075944" calcext:value-type="float">
            <text:p>0.3075944</text:p>
          </table:table-cell>
          <table:table-cell office:value-type="float" office:value="0.307636" calcext:value-type="float">
            <text:p>0.307636</text:p>
          </table:table-cell>
          <table:table-cell office:value-type="float" office:value="0.3789343" calcext:value-type="float">
            <text:p>0.3789343</text:p>
          </table:table-cell>
          <table:table-cell office:value-type="float" office:value="0.3758422" calcext:value-type="float">
            <text:p>0.3758422</text:p>
          </table:table-cell>
          <table:table-cell office:value-type="float" office:value="0.3791769" calcext:value-type="float">
            <text:p>0.3791769</text:p>
          </table:table-cell>
          <table:table-cell office:value-type="float" office:value="0.389584" calcext:value-type="float">
            <text:p>0.389584</text:p>
          </table:table-cell>
          <table:table-cell office:value-type="float" office:value="0.3962059" calcext:value-type="float">
            <text:p>0.396205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54498E-015" calcext:value-type="float">
            <text:p>1.954498E-15</text:p>
          </table:table-cell>
          <table:table-cell office:value-type="float" office:value="1.939243E-015" calcext:value-type="float">
            <text:p>1.939243E-15</text:p>
          </table:table-cell>
          <table:table-cell office:value-type="float" office:value="1.959955E-015" calcext:value-type="float">
            <text:p>1.959955E-15</text:p>
          </table:table-cell>
          <table:table-cell office:value-type="float" office:value="1.985666E-015" calcext:value-type="float">
            <text:p>1.985666E-15</text:p>
          </table:table-cell>
          <table:table-cell office:value-type="float" office:value="9.475902E-016" calcext:value-type="float">
            <text:p>9.475902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9E-016" calcext:value-type="float">
            <text:p>9.735879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8E-034" calcext:value-type="float">
            <text:p>3.77189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046423" calcext:value-type="float">
            <text:p>-0.04046423</text:p>
          </table:table-cell>
          <table:table-cell office:value-type="float" office:value="-0.0259402" calcext:value-type="float">
            <text:p>-0.0259402</text:p>
          </table:table-cell>
          <table:table-cell office:value-type="float" office:value="-0.01964751" calcext:value-type="float">
            <text:p>-0.01964751</text:p>
          </table:table-cell>
          <table:table-cell office:value-type="float" office:value="-0.01632032" calcext:value-type="float">
            <text:p>-0.01632032</text:p>
          </table:table-cell>
          <table:table-cell office:value-type="float" office:value="-0.01460345" calcext:value-type="float">
            <text:p>-0.01460345</text:p>
          </table:table-cell>
          <table:table-cell office:value-type="float" office:value="-0.01220172" calcext:value-type="float">
            <text:p>-0.01220172</text:p>
          </table:table-cell>
          <table:table-cell office:value-type="float" office:value="-0.01015033" calcext:value-type="float">
            <text:p>-0.01015033</text:p>
          </table:table-cell>
          <table:table-cell office:value-type="float" office:value="-0.009099578" calcext:value-type="float">
            <text:p>-0.009099578</text:p>
          </table:table-cell>
          <table:table-cell office:value-type="float" office:value="-0.008339295" calcext:value-type="float">
            <text:p>-0.008339295</text:p>
          </table:table-cell>
          <table:table-cell office:value-type="float" office:value="-0.009247244" calcext:value-type="float">
            <text:p>-0.009247244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496828" calcext:value-type="float">
            <text:p>-0.0496828</text:p>
          </table:table-cell>
          <table:table-cell office:value-type="float" office:value="0.03817887" calcext:value-type="float">
            <text:p>0.03817887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74649" calcext:value-type="float">
            <text:p>-2.37464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48" calcext:value-type="float">
            <text:p>348</text:p>
          </table:table-cell>
          <table:table-cell office:value-type="float" office:value="14122007" calcext:value-type="float">
            <text:p>14122007</text:p>
          </table:table-cell>
          <table:table-cell office:value-type="float" office:value="960.5579" calcext:value-type="float">
            <text:p>960.5579</text:p>
          </table:table-cell>
          <table:table-cell office:value-type="float" office:value="708.6171" calcext:value-type="float">
            <text:p>708.6171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101.89" calcext:value-type="float">
            <text:p>1101.89</text:p>
          </table:table-cell>
          <table:table-cell office:value-type="float" office:value="174.0688" calcext:value-type="float">
            <text:p>174.0688</text:p>
          </table:table-cell>
          <table:table-cell office:value-type="float" office:value="0" calcext:value-type="float">
            <text:p>0</text:p>
          </table:table-cell>
          <table:table-cell office:value-type="float" office:value="0.3075757" calcext:value-type="float">
            <text:p>0.3075757</text:p>
          </table:table-cell>
          <table:table-cell office:value-type="float" office:value="0.3139973" calcext:value-type="float">
            <text:p>0.3139973</text:p>
          </table:table-cell>
          <table:table-cell office:value-type="float" office:value="0.3256398" calcext:value-type="float">
            <text:p>0.3256398</text:p>
          </table:table-cell>
          <table:table-cell office:value-type="float" office:value="0.336643" calcext:value-type="float">
            <text:p>0.336643</text:p>
          </table:table-cell>
          <table:table-cell office:value-type="float" office:value="0.3434768" calcext:value-type="float">
            <text:p>0.3434768</text:p>
          </table:table-cell>
          <table:table-cell office:value-type="float" office:value="0.3062627" calcext:value-type="float">
            <text:p>0.3062627</text:p>
          </table:table-cell>
          <table:table-cell office:value-type="float" office:value="0.3064687" calcext:value-type="float">
            <text:p>0.3064687</text:p>
          </table:table-cell>
          <table:table-cell office:value-type="float" office:value="0.3787924" calcext:value-type="float">
            <text:p>0.3787924</text:p>
          </table:table-cell>
          <table:table-cell office:value-type="float" office:value="0.3754666" calcext:value-type="float">
            <text:p>0.3754666</text:p>
          </table:table-cell>
          <table:table-cell office:value-type="float" office:value="0.3794782" calcext:value-type="float">
            <text:p>0.3794782</text:p>
          </table:table-cell>
          <table:table-cell office:value-type="float" office:value="0.3900844" calcext:value-type="float">
            <text:p>0.3900844</text:p>
          </table:table-cell>
          <table:table-cell office:value-type="float" office:value="0.3964507" calcext:value-type="float">
            <text:p>0.396450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54647E-015" calcext:value-type="float">
            <text:p>1.954647E-15</text:p>
          </table:table-cell>
          <table:table-cell office:value-type="float" office:value="1.939236E-015" calcext:value-type="float">
            <text:p>1.939236E-15</text:p>
          </table:table-cell>
          <table:table-cell office:value-type="float" office:value="1.959943E-015" calcext:value-type="float">
            <text:p>1.959943E-15</text:p>
          </table:table-cell>
          <table:table-cell office:value-type="float" office:value="1.985663E-015" calcext:value-type="float">
            <text:p>1.985663E-15</text:p>
          </table:table-cell>
          <table:table-cell office:value-type="float" office:value="9.475741E-016" calcext:value-type="float">
            <text:p>9.475741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8E-016" calcext:value-type="float">
            <text:p>9.735878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7E-024" calcext:value-type="float">
            <text:p>1.959757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9E-034" calcext:value-type="float">
            <text:p>3.771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983149" calcext:value-type="float">
            <text:p>-0.02983149</text:p>
          </table:table-cell>
          <table:table-cell office:value-type="float" office:value="-0.02627937" calcext:value-type="float">
            <text:p>-0.02627937</text:p>
          </table:table-cell>
          <table:table-cell office:value-type="float" office:value="-0.02100584" calcext:value-type="float">
            <text:p>-0.02100584</text:p>
          </table:table-cell>
          <table:table-cell office:value-type="float" office:value="-0.01718971" calcext:value-type="float">
            <text:p>-0.01718971</text:p>
          </table:table-cell>
          <table:table-cell office:value-type="float" office:value="-0.01521918" calcext:value-type="float">
            <text:p>-0.01521918</text:p>
          </table:table-cell>
          <table:table-cell office:value-type="float" office:value="-0.01260836" calcext:value-type="float">
            <text:p>-0.01260836</text:p>
          </table:table-cell>
          <table:table-cell office:value-type="float" office:value="-0.0104805" calcext:value-type="float">
            <text:p>-0.0104805</text:p>
          </table:table-cell>
          <table:table-cell office:value-type="float" office:value="-0.009171764" calcext:value-type="float">
            <text:p>-0.009171764</text:p>
          </table:table-cell>
          <table:table-cell office:value-type="float" office:value="-0.00847947" calcext:value-type="float">
            <text:p>-0.00847947</text:p>
          </table:table-cell>
          <table:table-cell office:value-type="float" office:value="-0.009122195" calcext:value-type="float">
            <text:p>-0.009122195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3100424" calcext:value-type="float">
            <text:p>-0.03100424</text:p>
          </table:table-cell>
          <table:table-cell office:value-type="float" office:value="0.03817696" calcext:value-type="float">
            <text:p>0.03817696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73237" calcext:value-type="float">
            <text:p>-2.37323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49" calcext:value-type="float">
            <text:p>349</text:p>
          </table:table-cell>
          <table:table-cell office:value-type="float" office:value="15122007" calcext:value-type="float">
            <text:p>15122007</text:p>
          </table:table-cell>
          <table:table-cell office:value-type="float" office:value="960.5579" calcext:value-type="float">
            <text:p>960.5579</text:p>
          </table:table-cell>
          <table:table-cell office:value-type="float" office:value="709.5284" calcext:value-type="float">
            <text:p>709.5284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100.978" calcext:value-type="float">
            <text:p>1100.978</text:p>
          </table:table-cell>
          <table:table-cell office:value-type="float" office:value="174.0688" calcext:value-type="float">
            <text:p>174.0688</text:p>
          </table:table-cell>
          <table:table-cell office:value-type="float" office:value="0" calcext:value-type="float">
            <text:p>0</text:p>
          </table:table-cell>
          <table:table-cell office:value-type="float" office:value="0.3104906" calcext:value-type="float">
            <text:p>0.3104906</text:p>
          </table:table-cell>
          <table:table-cell office:value-type="float" office:value="0.3148986" calcext:value-type="float">
            <text:p>0.3148986</text:p>
          </table:table-cell>
          <table:table-cell office:value-type="float" office:value="0.3257982" calcext:value-type="float">
            <text:p>0.3257982</text:p>
          </table:table-cell>
          <table:table-cell office:value-type="float" office:value="0.335123" calcext:value-type="float">
            <text:p>0.335123</text:p>
          </table:table-cell>
          <table:table-cell office:value-type="float" office:value="0.3409861" calcext:value-type="float">
            <text:p>0.3409861</text:p>
          </table:table-cell>
          <table:table-cell office:value-type="float" office:value="0.303348" calcext:value-type="float">
            <text:p>0.303348</text:p>
          </table:table-cell>
          <table:table-cell office:value-type="float" office:value="0.302593" calcext:value-type="float">
            <text:p>0.302593</text:p>
          </table:table-cell>
          <table:table-cell office:value-type="float" office:value="0.377532" calcext:value-type="float">
            <text:p>0.377532</text:p>
          </table:table-cell>
          <table:table-cell office:value-type="float" office:value="0.3750496" calcext:value-type="float">
            <text:p>0.3750496</text:p>
          </table:table-cell>
          <table:table-cell office:value-type="float" office:value="0.3797294" calcext:value-type="float">
            <text:p>0.3797294</text:p>
          </table:table-cell>
          <table:table-cell office:value-type="float" office:value="0.3905343" calcext:value-type="float">
            <text:p>0.3905343</text:p>
          </table:table-cell>
          <table:table-cell office:value-type="float" office:value="0.3966939" calcext:value-type="float">
            <text:p>0.396693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54823E-015" calcext:value-type="float">
            <text:p>1.954823E-15</text:p>
          </table:table-cell>
          <table:table-cell office:value-type="float" office:value="1.939225E-015" calcext:value-type="float">
            <text:p>1.939225E-15</text:p>
          </table:table-cell>
          <table:table-cell office:value-type="float" office:value="1.959931E-015" calcext:value-type="float">
            <text:p>1.959931E-15</text:p>
          </table:table-cell>
          <table:table-cell office:value-type="float" office:value="1.985659E-015" calcext:value-type="float">
            <text:p>1.985659E-15</text:p>
          </table:table-cell>
          <table:table-cell office:value-type="float" office:value="9.475578E-016" calcext:value-type="float">
            <text:p>9.475578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9E-016" calcext:value-type="float">
            <text:p>9.735879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7E-024" calcext:value-type="float">
            <text:p>1.959757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9E-034" calcext:value-type="float">
            <text:p>3.771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28182" calcext:value-type="float">
            <text:p>-0.02828182</text:p>
          </table:table-cell>
          <table:table-cell office:value-type="float" office:value="-0.02584534" calcext:value-type="float">
            <text:p>-0.02584534</text:p>
          </table:table-cell>
          <table:table-cell office:value-type="float" office:value="-0.02093722" calcext:value-type="float">
            <text:p>-0.02093722</text:p>
          </table:table-cell>
          <table:table-cell office:value-type="float" office:value="-0.0176706" calcext:value-type="float">
            <text:p>-0.0176706</text:p>
          </table:table-cell>
          <table:table-cell office:value-type="float" office:value="-0.01589764" calcext:value-type="float">
            <text:p>-0.01589764</text:p>
          </table:table-cell>
          <table:table-cell office:value-type="float" office:value="-0.0135612" calcext:value-type="float">
            <text:p>-0.0135612</text:p>
          </table:table-cell>
          <table:table-cell office:value-type="float" office:value="-0.01167231" calcext:value-type="float">
            <text:p>-0.01167231</text:p>
          </table:table-cell>
          <table:table-cell office:value-type="float" office:value="-0.009855128" calcext:value-type="float">
            <text:p>-0.009855128</text:p>
          </table:table-cell>
          <table:table-cell office:value-type="float" office:value="-0.008636988" calcext:value-type="float">
            <text:p>-0.008636988</text:p>
          </table:table-cell>
          <table:table-cell office:value-type="float" office:value="-0.009019259" calcext:value-type="float">
            <text:p>-0.009019259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2884889" calcext:value-type="float">
            <text:p>-0.02884889</text:p>
          </table:table-cell>
          <table:table-cell office:value-type="float" office:value="0.03817099" calcext:value-type="float">
            <text:p>0.03817099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71623" calcext:value-type="float">
            <text:p>-2.371623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50" calcext:value-type="float">
            <text:p>350</text:p>
          </table:table-cell>
          <table:table-cell office:value-type="float" office:value="16122007" calcext:value-type="float">
            <text:p>16122007</text:p>
          </table:table-cell>
          <table:table-cell office:value-type="float" office:value="960.5579" calcext:value-type="float">
            <text:p>960.5579</text:p>
          </table:table-cell>
          <table:table-cell office:value-type="float" office:value="709.8859" calcext:value-type="float">
            <text:p>709.8859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100.621" calcext:value-type="float">
            <text:p>1100.621</text:p>
          </table:table-cell>
          <table:table-cell office:value-type="float" office:value="174.0688" calcext:value-type="float">
            <text:p>174.0688</text:p>
          </table:table-cell>
          <table:table-cell office:value-type="float" office:value="0" calcext:value-type="float">
            <text:p>0</text:p>
          </table:table-cell>
          <table:table-cell office:value-type="float" office:value="0.2932001" calcext:value-type="float">
            <text:p>0.2932001</text:p>
          </table:table-cell>
          <table:table-cell office:value-type="float" office:value="0.3132857" calcext:value-type="float">
            <text:p>0.3132857</text:p>
          </table:table-cell>
          <table:table-cell office:value-type="float" office:value="0.325588" calcext:value-type="float">
            <text:p>0.325588</text:p>
          </table:table-cell>
          <table:table-cell office:value-type="float" office:value="0.3336448" calcext:value-type="float">
            <text:p>0.3336448</text:p>
          </table:table-cell>
          <table:table-cell office:value-type="float" office:value="0.3387287" calcext:value-type="float">
            <text:p>0.3387287</text:p>
          </table:table-cell>
          <table:table-cell office:value-type="float" office:value="0.3010094" calcext:value-type="float">
            <text:p>0.3010094</text:p>
          </table:table-cell>
          <table:table-cell office:value-type="float" office:value="0.3000996" calcext:value-type="float">
            <text:p>0.3000996</text:p>
          </table:table-cell>
          <table:table-cell office:value-type="float" office:value="0.3764619" calcext:value-type="float">
            <text:p>0.3764619</text:p>
          </table:table-cell>
          <table:table-cell office:value-type="float" office:value="0.3744512" calcext:value-type="float">
            <text:p>0.3744512</text:p>
          </table:table-cell>
          <table:table-cell office:value-type="float" office:value="0.3799234" calcext:value-type="float">
            <text:p>0.3799234</text:p>
          </table:table-cell>
          <table:table-cell office:value-type="float" office:value="0.3909393" calcext:value-type="float">
            <text:p>0.3909393</text:p>
          </table:table-cell>
          <table:table-cell office:value-type="float" office:value="0.3969342" calcext:value-type="float">
            <text:p>0.396934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5501E-015" calcext:value-type="float">
            <text:p>1.95501E-15</text:p>
          </table:table-cell>
          <table:table-cell office:value-type="float" office:value="1.93921E-015" calcext:value-type="float">
            <text:p>1.93921E-15</text:p>
          </table:table-cell>
          <table:table-cell office:value-type="float" office:value="1.95992E-015" calcext:value-type="float">
            <text:p>1.95992E-15</text:p>
          </table:table-cell>
          <table:table-cell office:value-type="float" office:value="1.985654E-015" calcext:value-type="float">
            <text:p>1.985654E-15</text:p>
          </table:table-cell>
          <table:table-cell office:value-type="float" office:value="9.475417E-016" calcext:value-type="float">
            <text:p>9.475417E-16</text:p>
          </table:table-cell>
          <table:table-cell office:value-type="float" office:value="1.931973E-015" calcext:value-type="float">
            <text:p>1.931973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9E-016" calcext:value-type="float">
            <text:p>9.735879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8E-034" calcext:value-type="float">
            <text:p>3.77189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104139" calcext:value-type="float">
            <text:p>-0.04104139</text:p>
          </table:table-cell>
          <table:table-cell office:value-type="float" office:value="-0.0264638" calcext:value-type="float">
            <text:p>-0.0264638</text:p>
          </table:table-cell>
          <table:table-cell office:value-type="float" office:value="-0.02100217" calcext:value-type="float">
            <text:p>-0.02100217</text:p>
          </table:table-cell>
          <table:table-cell office:value-type="float" office:value="-0.01815564" calcext:value-type="float">
            <text:p>-0.01815564</text:p>
          </table:table-cell>
          <table:table-cell office:value-type="float" office:value="-0.01655746" calcext:value-type="float">
            <text:p>-0.01655746</text:p>
          </table:table-cell>
          <table:table-cell office:value-type="float" office:value="-0.01438316" calcext:value-type="float">
            <text:p>-0.01438316</text:p>
          </table:table-cell>
          <table:table-cell office:value-type="float" office:value="-0.01251103" calcext:value-type="float">
            <text:p>-0.01251103</text:p>
          </table:table-cell>
          <table:table-cell office:value-type="float" office:value="-0.01047986" calcext:value-type="float">
            <text:p>-0.01047986</text:p>
          </table:table-cell>
          <table:table-cell office:value-type="float" office:value="-0.008868664" calcext:value-type="float">
            <text:p>-0.008868664</text:p>
          </table:table-cell>
          <table:table-cell office:value-type="float" office:value="-0.00894054" calcext:value-type="float">
            <text:p>-0.00894054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5142294" calcext:value-type="float">
            <text:p>-0.05142294</text:p>
          </table:table-cell>
          <table:table-cell office:value-type="float" office:value="0.03816768" calcext:value-type="float">
            <text:p>0.03816768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69837" calcext:value-type="float">
            <text:p>-2.36983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51" calcext:value-type="float">
            <text:p>351</text:p>
          </table:table-cell>
          <table:table-cell office:value-type="float" office:value="17122007" calcext:value-type="float">
            <text:p>17122007</text:p>
          </table:table-cell>
          <table:table-cell office:value-type="float" office:value="960.5579" calcext:value-type="float">
            <text:p>960.5579</text:p>
          </table:table-cell>
          <table:table-cell office:value-type="float" office:value="710.3157" calcext:value-type="float">
            <text:p>710.3157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099.93" calcext:value-type="float">
            <text:p>1099.93</text:p>
          </table:table-cell>
          <table:table-cell office:value-type="float" office:value="174.3307" calcext:value-type="float">
            <text:p>174.3307</text:p>
          </table:table-cell>
          <table:table-cell office:value-type="float" office:value="0" calcext:value-type="float">
            <text:p>0</text:p>
          </table:table-cell>
          <table:table-cell office:value-type="float" office:value="0.2975749" calcext:value-type="float">
            <text:p>0.2975749</text:p>
          </table:table-cell>
          <table:table-cell office:value-type="float" office:value="0.3079407" calcext:value-type="float">
            <text:p>0.3079407</text:p>
          </table:table-cell>
          <table:table-cell office:value-type="float" office:value="0.3206708" calcext:value-type="float">
            <text:p>0.3206708</text:p>
          </table:table-cell>
          <table:table-cell office:value-type="float" office:value="0.3310703" calcext:value-type="float">
            <text:p>0.3310703</text:p>
          </table:table-cell>
          <table:table-cell office:value-type="float" office:value="0.3369425" calcext:value-type="float">
            <text:p>0.3369425</text:p>
          </table:table-cell>
          <table:table-cell office:value-type="float" office:value="0.3007697" calcext:value-type="float">
            <text:p>0.3007697</text:p>
          </table:table-cell>
          <table:table-cell office:value-type="float" office:value="0.3013569" calcext:value-type="float">
            <text:p>0.3013569</text:p>
          </table:table-cell>
          <table:table-cell office:value-type="float" office:value="0.3762991" calcext:value-type="float">
            <text:p>0.3762991</text:p>
          </table:table-cell>
          <table:table-cell office:value-type="float" office:value="0.3738748" calcext:value-type="float">
            <text:p>0.3738748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0.3913023" calcext:value-type="float">
            <text:p>0.3913023</text:p>
          </table:table-cell>
          <table:table-cell office:value-type="float" office:value="0.3971714" calcext:value-type="float">
            <text:p>0.397171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55166E-015" calcext:value-type="float">
            <text:p>1.955166E-15</text:p>
          </table:table-cell>
          <table:table-cell office:value-type="float" office:value="1.939202E-015" calcext:value-type="float">
            <text:p>1.939202E-15</text:p>
          </table:table-cell>
          <table:table-cell office:value-type="float" office:value="1.959908E-015" calcext:value-type="float">
            <text:p>1.959908E-15</text:p>
          </table:table-cell>
          <table:table-cell office:value-type="float" office:value="1.98565E-015" calcext:value-type="float">
            <text:p>1.98565E-15</text:p>
          </table:table-cell>
          <table:table-cell office:value-type="float" office:value="9.47526E-016" calcext:value-type="float">
            <text:p>9.47526E-16</text:p>
          </table:table-cell>
          <table:table-cell office:value-type="float" office:value="1.931973E-015" calcext:value-type="float">
            <text:p>1.931973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9E-016" calcext:value-type="float">
            <text:p>9.735879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7E-024" calcext:value-type="float">
            <text:p>1.959757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9E-034" calcext:value-type="float">
            <text:p>3.771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68632" calcext:value-type="float">
            <text:p>-0.0368632</text:p>
          </table:table-cell>
          <table:table-cell office:value-type="float" office:value="-0.02955794" calcext:value-type="float">
            <text:p>-0.02955794</text:p>
          </table:table-cell>
          <table:table-cell office:value-type="float" office:value="-0.02308058" calcext:value-type="float">
            <text:p>-0.02308058</text:p>
          </table:table-cell>
          <table:table-cell office:value-type="float" office:value="-0.0190338" calcext:value-type="float">
            <text:p>-0.0190338</text:p>
          </table:table-cell>
          <table:table-cell office:value-type="float" office:value="-0.01709906" calcext:value-type="float">
            <text:p>-0.01709906</text:p>
          </table:table-cell>
          <table:table-cell office:value-type="float" office:value="-0.01447003" calcext:value-type="float">
            <text:p>-0.01447003</text:p>
          </table:table-cell>
          <table:table-cell office:value-type="float" office:value="-0.01206928" calcext:value-type="float">
            <text:p>-0.01206928</text:p>
          </table:table-cell>
          <table:table-cell office:value-type="float" office:value="-0.01058115" calcext:value-type="float">
            <text:p>-0.01058115</text:p>
          </table:table-cell>
          <table:table-cell office:value-type="float" office:value="-0.009099565" calcext:value-type="float">
            <text:p>-0.009099565</text:p>
          </table:table-cell>
          <table:table-cell office:value-type="float" office:value="-0.008894561" calcext:value-type="float">
            <text:p>-0.008894561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4114026" calcext:value-type="float">
            <text:p>-0.04114026</text:p>
          </table:table-cell>
          <table:table-cell office:value-type="float" office:value="0.03816561" calcext:value-type="float">
            <text:p>0.03816561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67911" calcext:value-type="float">
            <text:p>-2.36791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52" calcext:value-type="float">
            <text:p>352</text:p>
          </table:table-cell>
          <table:table-cell office:value-type="float" office:value="18122007" calcext:value-type="float">
            <text:p>18122007</text:p>
          </table:table-cell>
          <table:table-cell office:value-type="float" office:value="960.6578" calcext:value-type="float">
            <text:p>960.6578</text:p>
          </table:table-cell>
          <table:table-cell office:value-type="float" office:value="710.4077" calcext:value-type="float">
            <text:p>710.4077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099.901" calcext:value-type="float">
            <text:p>1099.901</text:p>
          </table:table-cell>
          <table:table-cell office:value-type="float" office:value="174.3678" calcext:value-type="float">
            <text:p>174.3678</text:p>
          </table:table-cell>
          <table:table-cell office:value-type="float" office:value="0" calcext:value-type="float">
            <text:p>0</text:p>
          </table:table-cell>
          <table:table-cell office:value-type="float" office:value="0.3027329" calcext:value-type="float">
            <text:p>0.3027329</text:p>
          </table:table-cell>
          <table:table-cell office:value-type="float" office:value="0.313921" calcext:value-type="float">
            <text:p>0.313921</text:p>
          </table:table-cell>
          <table:table-cell office:value-type="float" office:value="0.3203974" calcext:value-type="float">
            <text:p>0.3203974</text:p>
          </table:table-cell>
          <table:table-cell office:value-type="float" office:value="0.3285355" calcext:value-type="float">
            <text:p>0.3285355</text:p>
          </table:table-cell>
          <table:table-cell office:value-type="float" office:value="0.3343095" calcext:value-type="float">
            <text:p>0.3343095</text:p>
          </table:table-cell>
          <table:table-cell office:value-type="float" office:value="0.2986593" calcext:value-type="float">
            <text:p>0.2986593</text:p>
          </table:table-cell>
          <table:table-cell office:value-type="float" office:value="0.2983743" calcext:value-type="float">
            <text:p>0.2983743</text:p>
          </table:table-cell>
          <table:table-cell office:value-type="float" office:value="0.3755427" calcext:value-type="float">
            <text:p>0.3755427</text:p>
          </table:table-cell>
          <table:table-cell office:value-type="float" office:value="0.3734046" calcext:value-type="float">
            <text:p>0.3734046</text:p>
          </table:table-cell>
          <table:table-cell office:value-type="float" office:value="0.3800083" calcext:value-type="float">
            <text:p>0.3800083</text:p>
          </table:table-cell>
          <table:table-cell office:value-type="float" office:value="0.3915313" calcext:value-type="float">
            <text:p>0.3915313</text:p>
          </table:table-cell>
          <table:table-cell office:value-type="float" office:value="0.3973976" calcext:value-type="float">
            <text:p>0.397397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5531E-015" calcext:value-type="float">
            <text:p>1.95531E-15</text:p>
          </table:table-cell>
          <table:table-cell office:value-type="float" office:value="1.939199E-015" calcext:value-type="float">
            <text:p>1.939199E-15</text:p>
          </table:table-cell>
          <table:table-cell office:value-type="float" office:value="1.959897E-015" calcext:value-type="float">
            <text:p>1.959897E-15</text:p>
          </table:table-cell>
          <table:table-cell office:value-type="float" office:value="1.985646E-015" calcext:value-type="float">
            <text:p>1.985646E-15</text:p>
          </table:table-cell>
          <table:table-cell office:value-type="float" office:value="9.475109E-016" calcext:value-type="float">
            <text:p>9.475109E-16</text:p>
          </table:table-cell>
          <table:table-cell office:value-type="float" office:value="1.931973E-015" calcext:value-type="float">
            <text:p>1.931973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7E-016" calcext:value-type="float">
            <text:p>9.735877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9E-034" calcext:value-type="float">
            <text:p>3.771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23263" calcext:value-type="float">
            <text:p>-0.0323263</text:p>
          </table:table-cell>
          <table:table-cell office:value-type="float" office:value="-0.02619526" calcext:value-type="float">
            <text:p>-0.02619526</text:p>
          </table:table-cell>
          <table:table-cell office:value-type="float" office:value="-0.02321442" calcext:value-type="float">
            <text:p>-0.02321442</text:p>
          </table:table-cell>
          <table:table-cell office:value-type="float" office:value="-0.01995387" calcext:value-type="float">
            <text:p>-0.01995387</text:p>
          </table:table-cell>
          <table:table-cell office:value-type="float" office:value="-0.0179379" calcext:value-type="float">
            <text:p>-0.0179379</text:p>
          </table:table-cell>
          <table:table-cell office:value-type="float" office:value="-0.01526409" calcext:value-type="float">
            <text:p>-0.01526409</text:p>
          </table:table-cell>
          <table:table-cell office:value-type="float" office:value="-0.01313067" calcext:value-type="float">
            <text:p>-0.01313067</text:p>
          </table:table-cell>
          <table:table-cell office:value-type="float" office:value="-0.01104908" calcext:value-type="float">
            <text:p>-0.01104908</text:p>
          </table:table-cell>
          <table:table-cell office:value-type="float" office:value="-0.009291776" calcext:value-type="float">
            <text:p>-0.009291776</text:p>
          </table:table-cell>
          <table:table-cell office:value-type="float" office:value="-0.00890562" calcext:value-type="float">
            <text:p>-0.00890562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3600764" calcext:value-type="float">
            <text:p>-0.03600764</text:p>
          </table:table-cell>
          <table:table-cell office:value-type="float" office:value="0.03816398" calcext:value-type="float">
            <text:p>0.03816398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65316" calcext:value-type="float">
            <text:p>-2.36531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53" calcext:value-type="float">
            <text:p>353</text:p>
          </table:table-cell>
          <table:table-cell office:value-type="float" office:value="19122007" calcext:value-type="float">
            <text:p>19122007</text:p>
          </table:table-cell>
          <table:table-cell office:value-type="float" office:value="960.6578" calcext:value-type="float">
            <text:p>960.6578</text:p>
          </table:table-cell>
          <table:table-cell office:value-type="float" office:value="710.975" calcext:value-type="float">
            <text:p>710.975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099.102" calcext:value-type="float">
            <text:p>1099.102</text:p>
          </table:table-cell>
          <table:table-cell office:value-type="float" office:value="174.5995" calcext:value-type="float">
            <text:p>174.5995</text:p>
          </table:table-cell>
          <table:table-cell office:value-type="float" office:value="0" calcext:value-type="float">
            <text:p>0</text:p>
          </table:table-cell>
          <table:table-cell office:value-type="float" office:value="0.2785564" calcext:value-type="float">
            <text:p>0.2785564</text:p>
          </table:table-cell>
          <table:table-cell office:value-type="float" office:value="0.3018163" calcext:value-type="float">
            <text:p>0.3018163</text:p>
          </table:table-cell>
          <table:table-cell office:value-type="float" office:value="0.3171276" calcext:value-type="float">
            <text:p>0.3171276</text:p>
          </table:table-cell>
          <table:table-cell office:value-type="float" office:value="0.3272946" calcext:value-type="float">
            <text:p>0.3272946</text:p>
          </table:table-cell>
          <table:table-cell office:value-type="float" office:value="0.3332366" calcext:value-type="float">
            <text:p>0.3332366</text:p>
          </table:table-cell>
          <table:table-cell office:value-type="float" office:value="0.2984998" calcext:value-type="float">
            <text:p>0.2984998</text:p>
          </table:table-cell>
          <table:table-cell office:value-type="float" office:value="0.2998363" calcext:value-type="float">
            <text:p>0.2998363</text:p>
          </table:table-cell>
          <table:table-cell office:value-type="float" office:value="0.375497" calcext:value-type="float">
            <text:p>0.375497</text:p>
          </table:table-cell>
          <table:table-cell office:value-type="float" office:value="0.3729551" calcext:value-type="float">
            <text:p>0.3729551</text:p>
          </table:table-cell>
          <table:table-cell office:value-type="float" office:value="0.3799609" calcext:value-type="float">
            <text:p>0.3799609</text:p>
          </table:table-cell>
          <table:table-cell office:value-type="float" office:value="0.3917031" calcext:value-type="float">
            <text:p>0.3917031</text:p>
          </table:table-cell>
          <table:table-cell office:value-type="float" office:value="0.3976117" calcext:value-type="float">
            <text:p>0.3976117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18574E-015" calcext:value-type="float">
            <text:p>1.918574E-15</text:p>
          </table:table-cell>
          <table:table-cell office:value-type="float" office:value="1.939191E-015" calcext:value-type="float">
            <text:p>1.939191E-15</text:p>
          </table:table-cell>
          <table:table-cell office:value-type="float" office:value="1.959891E-015" calcext:value-type="float">
            <text:p>1.959891E-15</text:p>
          </table:table-cell>
          <table:table-cell office:value-type="float" office:value="1.98564E-015" calcext:value-type="float">
            <text:p>1.98564E-15</text:p>
          </table:table-cell>
          <table:table-cell office:value-type="float" office:value="9.47496E-016" calcext:value-type="float">
            <text:p>9.47496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7E-016" calcext:value-type="float">
            <text:p>9.735877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8E-034" calcext:value-type="float">
            <text:p>3.77189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033424" calcext:value-type="float">
            <text:p>-0.06033424</text:p>
          </table:table-cell>
          <table:table-cell office:value-type="float" office:value="-0.03333729" calcext:value-type="float">
            <text:p>-0.03333729</text:p>
          </table:table-cell>
          <table:table-cell office:value-type="float" office:value="-0.02469245" calcext:value-type="float">
            <text:p>-0.02469245</text:p>
          </table:table-cell>
          <table:table-cell office:value-type="float" office:value="-0.02041737" calcext:value-type="float">
            <text:p>-0.02041737</text:p>
          </table:table-cell>
          <table:table-cell office:value-type="float" office:value="-0.01829671" calcext:value-type="float">
            <text:p>-0.01829671</text:p>
          </table:table-cell>
          <table:table-cell office:value-type="float" office:value="-0.01532921" calcext:value-type="float">
            <text:p>-0.01532921</text:p>
          </table:table-cell>
          <table:table-cell office:value-type="float" office:value="-0.01259168" calcext:value-type="float">
            <text:p>-0.01259168</text:p>
          </table:table-cell>
          <table:table-cell office:value-type="float" office:value="-0.01108044" calcext:value-type="float">
            <text:p>-0.01108044</text:p>
          </table:table-cell>
          <table:table-cell office:value-type="float" office:value="-0.00948011" calcext:value-type="float">
            <text:p>-0.00948011</text:p>
          </table:table-cell>
          <table:table-cell office:value-type="float" office:value="-0.00892455" calcext:value-type="float">
            <text:p>-0.00892455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8371184" calcext:value-type="float">
            <text:p>-0.08371184</text:p>
          </table:table-cell>
          <table:table-cell office:value-type="float" office:value="0.03816212" calcext:value-type="float">
            <text:p>0.03816212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62435" calcext:value-type="float">
            <text:p>-2.362435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54" calcext:value-type="float">
            <text:p>354</text:p>
          </table:table-cell>
          <table:table-cell office:value-type="float" office:value="20122007" calcext:value-type="float">
            <text:p>20122007</text:p>
          </table:table-cell>
          <table:table-cell office:value-type="float" office:value="960.6578" calcext:value-type="float">
            <text:p>960.6578</text:p>
          </table:table-cell>
          <table:table-cell office:value-type="float" office:value="711.562" calcext:value-type="float">
            <text:p>711.562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098.246" calcext:value-type="float">
            <text:p>1098.246</text:p>
          </table:table-cell>
          <table:table-cell office:value-type="float" office:value="174.8683" calcext:value-type="float">
            <text:p>174.8683</text:p>
          </table:table-cell>
          <table:table-cell office:value-type="float" office:value="0" calcext:value-type="float">
            <text:p>0</text:p>
          </table:table-cell>
          <table:table-cell office:value-type="float" office:value="0.2776313" calcext:value-type="float">
            <text:p>0.2776313</text:p>
          </table:table-cell>
          <table:table-cell office:value-type="float" office:value="0.2979885" calcext:value-type="float">
            <text:p>0.2979885</text:p>
          </table:table-cell>
          <table:table-cell office:value-type="float" office:value="0.3138469" calcext:value-type="float">
            <text:p>0.3138469</text:p>
          </table:table-cell>
          <table:table-cell office:value-type="float" office:value="0.3252594" calcext:value-type="float">
            <text:p>0.3252594</text:p>
          </table:table-cell>
          <table:table-cell office:value-type="float" office:value="0.3317973" calcext:value-type="float">
            <text:p>0.3317973</text:p>
          </table:table-cell>
          <table:table-cell office:value-type="float" office:value="0.2979904" calcext:value-type="float">
            <text:p>0.2979904</text:p>
          </table:table-cell>
          <table:table-cell office:value-type="float" office:value="0.2994883" calcext:value-type="float">
            <text:p>0.2994883</text:p>
          </table:table-cell>
          <table:table-cell office:value-type="float" office:value="0.3754353" calcext:value-type="float">
            <text:p>0.3754353</text:p>
          </table:table-cell>
          <table:table-cell office:value-type="float" office:value="0.3725927" calcext:value-type="float">
            <text:p>0.3725927</text:p>
          </table:table-cell>
          <table:table-cell office:value-type="float" office:value="0.3799003" calcext:value-type="float">
            <text:p>0.3799003</text:p>
          </table:table-cell>
          <table:table-cell office:value-type="float" office:value="0.3918553" calcext:value-type="float">
            <text:p>0.3918553</text:p>
          </table:table-cell>
          <table:table-cell office:value-type="float" office:value="0.397816" calcext:value-type="float">
            <text:p>0.39781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081E-015" calcext:value-type="float">
            <text:p>1.98081E-15</text:p>
          </table:table-cell>
          <table:table-cell office:value-type="float" office:value="1.939181E-015" calcext:value-type="float">
            <text:p>1.939181E-15</text:p>
          </table:table-cell>
          <table:table-cell office:value-type="float" office:value="1.959885E-015" calcext:value-type="float">
            <text:p>1.959885E-15</text:p>
          </table:table-cell>
          <table:table-cell office:value-type="float" office:value="1.985639E-015" calcext:value-type="float">
            <text:p>1.985639E-15</text:p>
          </table:table-cell>
          <table:table-cell office:value-type="float" office:value="9.474776E-016" calcext:value-type="float">
            <text:p>9.474776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8E-016" calcext:value-type="float">
            <text:p>9.735878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9E-034" calcext:value-type="float">
            <text:p>3.77189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154699" calcext:value-type="float">
            <text:p>-0.06154699</text:p>
          </table:table-cell>
          <table:table-cell office:value-type="float" office:value="-0.03688211" calcext:value-type="float">
            <text:p>-0.03688211</text:p>
          </table:table-cell>
          <table:table-cell office:value-type="float" office:value="-0.02633442" calcext:value-type="float">
            <text:p>-0.02633442</text:p>
          </table:table-cell>
          <table:table-cell office:value-type="float" office:value="-0.02120626" calcext:value-type="float">
            <text:p>-0.02120626</text:p>
          </table:table-cell>
          <table:table-cell office:value-type="float" office:value="-0.01878223" calcext:value-type="float">
            <text:p>-0.01878223</text:p>
          </table:table-cell>
          <table:table-cell office:value-type="float" office:value="-0.0155257" calcext:value-type="float">
            <text:p>-0.0155257</text:p>
          </table:table-cell>
          <table:table-cell office:value-type="float" office:value="-0.01271636" calcext:value-type="float">
            <text:p>-0.01271636</text:p>
          </table:table-cell>
          <table:table-cell office:value-type="float" office:value="-0.0111191" calcext:value-type="float">
            <text:p>-0.0111191</text:p>
          </table:table-cell>
          <table:table-cell office:value-type="float" office:value="-0.009634843" calcext:value-type="float">
            <text:p>-0.009634843</text:p>
          </table:table-cell>
          <table:table-cell office:value-type="float" office:value="-0.008948926" calcext:value-type="float">
            <text:p>-0.008948926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8286833" calcext:value-type="float">
            <text:p>-0.08286833</text:p>
          </table:table-cell>
          <table:table-cell office:value-type="float" office:value="0.03815932" calcext:value-type="float">
            <text:p>0.03815932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59509" calcext:value-type="float">
            <text:p>-2.35950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55" calcext:value-type="float">
            <text:p>355</text:p>
          </table:table-cell>
          <table:table-cell office:value-type="float" office:value="21122007" calcext:value-type="float">
            <text:p>21122007</text:p>
          </table:table-cell>
          <table:table-cell office:value-type="float" office:value="960.6578" calcext:value-type="float">
            <text:p>960.6578</text:p>
          </table:table-cell>
          <table:table-cell office:value-type="float" office:value="711.7525" calcext:value-type="float">
            <text:p>711.7525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097.942" calcext:value-type="float">
            <text:p>1097.942</text:p>
          </table:table-cell>
          <table:table-cell office:value-type="float" office:value="174.9813" calcext:value-type="float">
            <text:p>174.9813</text:p>
          </table:table-cell>
          <table:table-cell office:value-type="float" office:value="0" calcext:value-type="float">
            <text:p>0</text:p>
          </table:table-cell>
          <table:table-cell office:value-type="float" office:value="0.3100008" calcext:value-type="float">
            <text:p>0.3100008</text:p>
          </table:table-cell>
          <table:table-cell office:value-type="float" office:value="0.3046746" calcext:value-type="float">
            <text:p>0.3046746</text:p>
          </table:table-cell>
          <table:table-cell office:value-type="float" office:value="0.3117985" calcext:value-type="float">
            <text:p>0.3117985</text:p>
          </table:table-cell>
          <table:table-cell office:value-type="float" office:value="0.3233829" calcext:value-type="float">
            <text:p>0.3233829</text:p>
          </table:table-cell>
          <table:table-cell office:value-type="float" office:value="0.3303835" calcext:value-type="float">
            <text:p>0.3303835</text:p>
          </table:table-cell>
          <table:table-cell office:value-type="float" office:value="0.2960439" calcext:value-type="float">
            <text:p>0.2960439</text:p>
          </table:table-cell>
          <table:table-cell office:value-type="float" office:value="0.2966722" calcext:value-type="float">
            <text:p>0.2966722</text:p>
          </table:table-cell>
          <table:table-cell office:value-type="float" office:value="0.3747092" calcext:value-type="float">
            <text:p>0.3747092</text:p>
          </table:table-cell>
          <table:table-cell office:value-type="float" office:value="0.3722291" calcext:value-type="float">
            <text:p>0.3722291</text:p>
          </table:table-cell>
          <table:table-cell office:value-type="float" office:value="0.3798308" calcext:value-type="float">
            <text:p>0.3798308</text:p>
          </table:table-cell>
          <table:table-cell office:value-type="float" office:value="0.39199" calcext:value-type="float">
            <text:p>0.39199</text:p>
          </table:table-cell>
          <table:table-cell office:value-type="float" office:value="0.398012" calcext:value-type="float">
            <text:p>0.398012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80939E-015" calcext:value-type="float">
            <text:p>1.980939E-15</text:p>
          </table:table-cell>
          <table:table-cell office:value-type="float" office:value="1.939171E-015" calcext:value-type="float">
            <text:p>1.939171E-15</text:p>
          </table:table-cell>
          <table:table-cell office:value-type="float" office:value="1.95988E-015" calcext:value-type="float">
            <text:p>1.95988E-15</text:p>
          </table:table-cell>
          <table:table-cell office:value-type="float" office:value="1.985635E-015" calcext:value-type="float">
            <text:p>1.985635E-15</text:p>
          </table:table-cell>
          <table:table-cell office:value-type="float" office:value="9.474624E-016" calcext:value-type="float">
            <text:p>9.474624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8E-016" calcext:value-type="float">
            <text:p>9.735878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9E-034" calcext:value-type="float">
            <text:p>3.77189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39989" calcext:value-type="float">
            <text:p>-0.02839989</text:p>
          </table:table-cell>
          <table:table-cell office:value-type="float" office:value="-0.03172716" calcext:value-type="float">
            <text:p>-0.03172716</text:p>
          </table:table-cell>
          <table:table-cell office:value-type="float" office:value="-0.02745306" calcext:value-type="float">
            <text:p>-0.02745306</text:p>
          </table:table-cell>
          <table:table-cell office:value-type="float" office:value="-0.02196115" calcext:value-type="float">
            <text:p>-0.02196115</text:p>
          </table:table-cell>
          <table:table-cell office:value-type="float" office:value="-0.01927852" calcext:value-type="float">
            <text:p>-0.01927852</text:p>
          </table:table-cell>
          <table:table-cell office:value-type="float" office:value="-0.01631979" calcext:value-type="float">
            <text:p>-0.01631979</text:p>
          </table:table-cell>
          <table:table-cell office:value-type="float" office:value="-0.0137716" calcext:value-type="float">
            <text:p>-0.0137716</text:p>
          </table:table-cell>
          <table:table-cell office:value-type="float" office:value="-0.01159199" calcext:value-type="float">
            <text:p>-0.01159199</text:p>
          </table:table-cell>
          <table:table-cell office:value-type="float" office:value="-0.009792227" calcext:value-type="float">
            <text:p>-0.009792227</text:p>
          </table:table-cell>
          <table:table-cell office:value-type="float" office:value="-0.008976928" calcext:value-type="float">
            <text:p>-0.008976928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02814345" calcext:value-type="float">
            <text:p>-0.02814345</text:p>
          </table:table-cell>
          <table:table-cell office:value-type="float" office:value="0.03815665" calcext:value-type="float">
            <text:p>0.03815665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56549" calcext:value-type="float">
            <text:p>-2.35654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56" calcext:value-type="float">
            <text:p>356</text:p>
          </table:table-cell>
          <table:table-cell office:value-type="float" office:value="22122007" calcext:value-type="float">
            <text:p>22122007</text:p>
          </table:table-cell>
          <table:table-cell office:value-type="float" office:value="961.8578" calcext:value-type="float">
            <text:p>961.8578</text:p>
          </table:table-cell>
          <table:table-cell office:value-type="float" office:value="711.9735" calcext:value-type="float">
            <text:p>711.9735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098.922" calcext:value-type="float">
            <text:p>1098.922</text:p>
          </table:table-cell>
          <table:table-cell office:value-type="float" office:value="174.9814" calcext:value-type="float">
            <text:p>174.9814</text:p>
          </table:table-cell>
          <table:table-cell office:value-type="float" office:value="6.307617" calcext:value-type="float">
            <text:p>6.307617</text:p>
          </table:table-cell>
          <table:table-cell office:value-type="float" office:value="0.2703105" calcext:value-type="float">
            <text:p>0.2703105</text:p>
          </table:table-cell>
          <table:table-cell office:value-type="float" office:value="0.3016814" calcext:value-type="float">
            <text:p>0.3016814</text:p>
          </table:table-cell>
          <table:table-cell office:value-type="float" office:value="0.3151605" calcext:value-type="float">
            <text:p>0.3151605</text:p>
          </table:table-cell>
          <table:table-cell office:value-type="float" office:value="0.3231814" calcext:value-type="float">
            <text:p>0.3231814</text:p>
          </table:table-cell>
          <table:table-cell office:value-type="float" office:value="0.3286045" calcext:value-type="float">
            <text:p>0.3286045</text:p>
          </table:table-cell>
          <table:table-cell office:value-type="float" office:value="0.2943698" calcext:value-type="float">
            <text:p>0.2943698</text:p>
          </table:table-cell>
          <table:table-cell office:value-type="float" office:value="0.2947652" calcext:value-type="float">
            <text:p>0.2947652</text:p>
          </table:table-cell>
          <table:table-cell office:value-type="float" office:value="0.3738511" calcext:value-type="float">
            <text:p>0.3738511</text:p>
          </table:table-cell>
          <table:table-cell office:value-type="float" office:value="0.3717896" calcext:value-type="float">
            <text:p>0.3717896</text:p>
          </table:table-cell>
          <table:table-cell office:value-type="float" office:value="0.379748" calcext:value-type="float">
            <text:p>0.379748</text:p>
          </table:table-cell>
          <table:table-cell office:value-type="float" office:value="0.3921087" calcext:value-type="float">
            <text:p>0.3921087</text:p>
          </table:table-cell>
          <table:table-cell office:value-type="float" office:value="0.3982003" calcext:value-type="float">
            <text:p>0.398200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81074E-015" calcext:value-type="float">
            <text:p>1.981074E-15</text:p>
          </table:table-cell>
          <table:table-cell office:value-type="float" office:value="1.939165E-015" calcext:value-type="float">
            <text:p>1.939165E-15</text:p>
          </table:table-cell>
          <table:table-cell office:value-type="float" office:value="1.959872E-015" calcext:value-type="float">
            <text:p>1.959872E-15</text:p>
          </table:table-cell>
          <table:table-cell office:value-type="float" office:value="1.985632E-015" calcext:value-type="float">
            <text:p>1.985632E-15</text:p>
          </table:table-cell>
          <table:table-cell office:value-type="float" office:value="9.474467E-016" calcext:value-type="float">
            <text:p>9.474467E-16</text:p>
          </table:table-cell>
          <table:table-cell office:value-type="float" office:value="1.931973E-015" calcext:value-type="float">
            <text:p>1.931973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7E-016" calcext:value-type="float">
            <text:p>9.735877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9E-034" calcext:value-type="float">
            <text:p>3.771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499796" calcext:value-type="float">
            <text:p>-0.07499796</text:p>
          </table:table-cell>
          <table:table-cell office:value-type="float" office:value="-0.03332549" calcext:value-type="float">
            <text:p>-0.03332549</text:p>
          </table:table-cell>
          <table:table-cell office:value-type="float" office:value="-0.0256445" calcext:value-type="float">
            <text:p>-0.0256445</text:p>
          </table:table-cell>
          <table:table-cell office:value-type="float" office:value="-0.02205589" calcext:value-type="float">
            <text:p>-0.02205589</text:p>
          </table:table-cell>
          <table:table-cell office:value-type="float" office:value="-0.01992697" calcext:value-type="float">
            <text:p>-0.01992697</text:p>
          </table:table-cell>
          <table:table-cell office:value-type="float" office:value="-0.01703844" calcext:value-type="float">
            <text:p>-0.01703844</text:p>
          </table:table-cell>
          <table:table-cell office:value-type="float" office:value="-0.01454179" calcext:value-type="float">
            <text:p>-0.01454179</text:p>
          </table:table-cell>
          <table:table-cell office:value-type="float" office:value="-0.01218109" calcext:value-type="float">
            <text:p>-0.01218109</text:p>
          </table:table-cell>
          <table:table-cell office:value-type="float" office:value="-0.009986095" calcext:value-type="float">
            <text:p>-0.009986095</text:p>
          </table:table-cell>
          <table:table-cell office:value-type="float" office:value="-0.009010357" calcext:value-type="float">
            <text:p>-0.009010357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0.1198932" calcext:value-type="float">
            <text:p>-0.1198932</text:p>
          </table:table-cell>
          <table:table-cell office:value-type="float" office:value="0.03815505" calcext:value-type="float">
            <text:p>0.03815505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53559" calcext:value-type="float">
            <text:p>-2.353559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57" calcext:value-type="float">
            <text:p>357</text:p>
          </table:table-cell>
          <table:table-cell office:value-type="float" office:value="23122007" calcext:value-type="float">
            <text:p>23122007</text:p>
          </table:table-cell>
          <table:table-cell office:value-type="float" office:value="961.8578" calcext:value-type="float">
            <text:p>961.8578</text:p>
          </table:table-cell>
          <table:table-cell office:value-type="float" office:value="712.3378" calcext:value-type="float">
            <text:p>712.3378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098.12" calcext:value-type="float">
            <text:p>1098.12</text:p>
          </table:table-cell>
          <table:table-cell office:value-type="float" office:value="175.4191" calcext:value-type="float">
            <text:p>175.4191</text:p>
          </table:table-cell>
          <table:table-cell office:value-type="float" office:value="5.993487" calcext:value-type="float">
            <text:p>5.993487</text:p>
          </table:table-cell>
          <table:table-cell office:value-type="float" office:value="0.206804" calcext:value-type="float">
            <text:p>0.206804</text:p>
          </table:table-cell>
          <table:table-cell office:value-type="float" office:value="0.2960538" calcext:value-type="float">
            <text:p>0.2960538</text:p>
          </table:table-cell>
          <table:table-cell office:value-type="float" office:value="0.3110129" calcext:value-type="float">
            <text:p>0.3110129</text:p>
          </table:table-cell>
          <table:table-cell office:value-type="float" office:value="0.3215812" calcext:value-type="float">
            <text:p>0.3215812</text:p>
          </table:table-cell>
          <table:table-cell office:value-type="float" office:value="0.3277792" calcext:value-type="float">
            <text:p>0.3277792</text:p>
          </table:table-cell>
          <table:table-cell office:value-type="float" office:value="0.2948772" calcext:value-type="float">
            <text:p>0.2948772</text:p>
          </table:table-cell>
          <table:table-cell office:value-type="float" office:value="0.29715" calcext:value-type="float">
            <text:p>0.29715</text:p>
          </table:table-cell>
          <table:table-cell office:value-type="float" office:value="0.3740458" calcext:value-type="float">
            <text:p>0.3740458</text:p>
          </table:table-cell>
          <table:table-cell office:value-type="float" office:value="0.3713905" calcext:value-type="float">
            <text:p>0.3713905</text:p>
          </table:table-cell>
          <table:table-cell office:value-type="float" office:value="0.3796492" calcext:value-type="float">
            <text:p>0.3796492</text:p>
          </table:table-cell>
          <table:table-cell office:value-type="float" office:value="0.3922121" calcext:value-type="float">
            <text:p>0.3922121</text:p>
          </table:table-cell>
          <table:table-cell office:value-type="float" office:value="0.398381" calcext:value-type="float">
            <text:p>0.398381</text:p>
          </table:table-cell>
          <table:table-cell office:value-type="float" office:value="0.4623745" calcext:value-type="float">
            <text:p>0.4623745</text:p>
          </table:table-cell>
          <table:table-cell office:value-type="float" office:value="0" calcext:value-type="float">
            <text:p>0</text:p>
          </table:table-cell>
          <table:table-cell office:value-type="float" office:value="0.000728948" calcext:value-type="float">
            <text:p>0.000728948</text:p>
          </table:table-cell>
          <table:table-cell office:value-type="float" office:value="1.939152E-015" calcext:value-type="float">
            <text:p>1.939152E-15</text:p>
          </table:table-cell>
          <table:table-cell office:value-type="float" office:value="1.959872E-015" calcext:value-type="float">
            <text:p>1.959872E-15</text:p>
          </table:table-cell>
          <table:table-cell office:value-type="float" office:value="1.985628E-015" calcext:value-type="float">
            <text:p>1.985628E-15</text:p>
          </table:table-cell>
          <table:table-cell office:value-type="float" office:value="9.474324E-016" calcext:value-type="float">
            <text:p>9.474324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9E-016" calcext:value-type="float">
            <text:p>9.735879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7E-024" calcext:value-type="float">
            <text:p>1.959757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8E-034" calcext:value-type="float">
            <text:p>3.77189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851671" calcext:value-type="float">
            <text:p>-0.5851671</text:p>
          </table:table-cell>
          <table:table-cell office:value-type="float" office:value="-0.03897802" calcext:value-type="float">
            <text:p>-0.03897802</text:p>
          </table:table-cell>
          <table:table-cell office:value-type="float" office:value="-0.02782237" calcext:value-type="float">
            <text:p>-0.02782237</text:p>
          </table:table-cell>
          <table:table-cell office:value-type="float" office:value="-0.02273381" calcext:value-type="float">
            <text:p>-0.02273381</text:p>
          </table:table-cell>
          <table:table-cell office:value-type="float" office:value="-0.02023525" calcext:value-type="float">
            <text:p>-0.02023525</text:p>
          </table:table-cell>
          <table:table-cell office:value-type="float" office:value="-0.01681914" calcext:value-type="float">
            <text:p>-0.01681914</text:p>
          </table:table-cell>
          <table:table-cell office:value-type="float" office:value="-0.01360354" calcext:value-type="float">
            <text:p>-0.01360354</text:p>
          </table:table-cell>
          <table:table-cell office:value-type="float" office:value="-0.01204763" calcext:value-type="float">
            <text:p>-0.01204763</text:p>
          </table:table-cell>
          <table:table-cell office:value-type="float" office:value="-0.0101666" calcext:value-type="float">
            <text:p>-0.0101666</text:p>
          </table:table-cell>
          <table:table-cell office:value-type="float" office:value="-0.009050588" calcext:value-type="float">
            <text:p>-0.009050588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2.306445" calcext:value-type="float">
            <text:p>-2.306445</text:p>
          </table:table-cell>
          <table:table-cell office:value-type="float" office:value="0.0382196" calcext:value-type="float">
            <text:p>0.0382196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50571" calcext:value-type="float">
            <text:p>-2.35057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58" calcext:value-type="float">
            <text:p>358</text:p>
          </table:table-cell>
          <table:table-cell office:value-type="float" office:value="24122007" calcext:value-type="float">
            <text:p>24122007</text:p>
          </table:table-cell>
          <table:table-cell office:value-type="float" office:value="961.8578" calcext:value-type="float">
            <text:p>961.8578</text:p>
          </table:table-cell>
          <table:table-cell office:value-type="float" office:value="712.5804" calcext:value-type="float">
            <text:p>712.5804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097.451" calcext:value-type="float">
            <text:p>1097.451</text:p>
          </table:table-cell>
          <table:table-cell office:value-type="float" office:value="175.8451" calcext:value-type="float">
            <text:p>175.8451</text:p>
          </table:table-cell>
          <table:table-cell office:value-type="float" office:value="5.854092" calcext:value-type="float">
            <text:p>5.854092</text:p>
          </table:table-cell>
          <table:table-cell office:value-type="float" office:value="0.1574244" calcext:value-type="float">
            <text:p>0.1574244</text:p>
          </table:table-cell>
          <table:table-cell office:value-type="float" office:value="0.2882113" calcext:value-type="float">
            <text:p>0.2882113</text:p>
          </table:table-cell>
          <table:table-cell office:value-type="float" office:value="0.3090992" calcext:value-type="float">
            <text:p>0.3090992</text:p>
          </table:table-cell>
          <table:table-cell office:value-type="float" office:value="0.3204198" calcext:value-type="float">
            <text:p>0.3204198</text:p>
          </table:table-cell>
          <table:table-cell office:value-type="float" office:value="0.326616" calcext:value-type="float">
            <text:p>0.326616</text:p>
          </table:table-cell>
          <table:table-cell office:value-type="float" office:value="0.293813" calcext:value-type="float">
            <text:p>0.293813</text:p>
          </table:table-cell>
          <table:table-cell office:value-type="float" office:value="0.2950452" calcext:value-type="float">
            <text:p>0.2950452</text:p>
          </table:table-cell>
          <table:table-cell office:value-type="float" office:value="0.3736417" calcext:value-type="float">
            <text:p>0.3736417</text:p>
          </table:table-cell>
          <table:table-cell office:value-type="float" office:value="0.3710508" calcext:value-type="float">
            <text:p>0.3710508</text:p>
          </table:table-cell>
          <table:table-cell office:value-type="float" office:value="0.3795424" calcext:value-type="float">
            <text:p>0.3795424</text:p>
          </table:table-cell>
          <table:table-cell office:value-type="float" office:value="0.3923013" calcext:value-type="float">
            <text:p>0.3923013</text:p>
          </table:table-cell>
          <table:table-cell office:value-type="float" office:value="0.3985538" calcext:value-type="float">
            <text:p>0.3985538</text:p>
          </table:table-cell>
          <table:table-cell office:value-type="float" office:value="0.4623654" calcext:value-type="float">
            <text:p>0.4623654</text:p>
          </table:table-cell>
          <table:table-cell office:value-type="float" office:value="0" calcext:value-type="float">
            <text:p>0</text:p>
          </table:table-cell>
          <table:table-cell office:value-type="float" office:value="0.02569826" calcext:value-type="float">
            <text:p>0.02569826</text:p>
          </table:table-cell>
          <table:table-cell office:value-type="float" office:value="0.01120108" calcext:value-type="float">
            <text:p>0.01120108</text:p>
          </table:table-cell>
          <table:table-cell office:value-type="float" office:value="1.959873E-015" calcext:value-type="float">
            <text:p>1.959873E-15</text:p>
          </table:table-cell>
          <table:table-cell office:value-type="float" office:value="1.985622E-015" calcext:value-type="float">
            <text:p>1.985622E-15</text:p>
          </table:table-cell>
          <table:table-cell office:value-type="float" office:value="9.47419E-016" calcext:value-type="float">
            <text:p>9.47419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7E-016" calcext:value-type="float">
            <text:p>9.735877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8E-034" calcext:value-type="float">
            <text:p>3.77189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98377" calcext:value-type="float">
            <text:p>-4.898377</text:p>
          </table:table-cell>
          <table:table-cell office:value-type="float" office:value="-0.0469421" calcext:value-type="float">
            <text:p>-0.0469421</text:p>
          </table:table-cell>
          <table:table-cell office:value-type="float" office:value="-0.02887625" calcext:value-type="float">
            <text:p>-0.02887625</text:p>
          </table:table-cell>
          <table:table-cell office:value-type="float" office:value="-0.02323665" calcext:value-type="float">
            <text:p>-0.02323665</text:p>
          </table:table-cell>
          <table:table-cell office:value-type="float" office:value="-0.02067618" calcext:value-type="float">
            <text:p>-0.02067618</text:p>
          </table:table-cell>
          <table:table-cell office:value-type="float" office:value="-0.01728343" calcext:value-type="float">
            <text:p>-0.01728343</text:p>
          </table:table-cell>
          <table:table-cell office:value-type="float" office:value="-0.01441854" calcext:value-type="float">
            <text:p>-0.01441854</text:p>
          </table:table-cell>
          <table:table-cell office:value-type="float" office:value="-0.01233006" calcext:value-type="float">
            <text:p>-0.01233006</text:p>
          </table:table-cell>
          <table:table-cell office:value-type="float" office:value="-0.01032241" calcext:value-type="float">
            <text:p>-0.01032241</text:p>
          </table:table-cell>
          <table:table-cell office:value-type="float" office:value="-0.009094195" calcext:value-type="float">
            <text:p>-0.009094195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15.59529" calcext:value-type="float">
            <text:p>-15.59529</text:p>
          </table:table-cell>
          <table:table-cell office:value-type="float" office:value="0.0382605" calcext:value-type="float">
            <text:p>0.0382605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47982" calcext:value-type="float">
            <text:p>-2.347982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59" calcext:value-type="float">
            <text:p>359</text:p>
          </table:table-cell>
          <table:table-cell office:value-type="float" office:value="25122007" calcext:value-type="float">
            <text:p>25122007</text:p>
          </table:table-cell>
          <table:table-cell office:value-type="float" office:value="961.8578" calcext:value-type="float">
            <text:p>961.8578</text:p>
          </table:table-cell>
          <table:table-cell office:value-type="float" office:value="712.8033" calcext:value-type="float">
            <text:p>712.8033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096.941" calcext:value-type="float">
            <text:p>1096.941</text:p>
          </table:table-cell>
          <table:table-cell office:value-type="float" office:value="176.1324" calcext:value-type="float">
            <text:p>176.1324</text:p>
          </table:table-cell>
          <table:table-cell office:value-type="float" office:value="5.695306" calcext:value-type="float">
            <text:p>5.695306</text:p>
          </table:table-cell>
          <table:table-cell office:value-type="float" office:value="0.1568627" calcext:value-type="float">
            <text:p>0.1568627</text:p>
          </table:table-cell>
          <table:table-cell office:value-type="float" office:value="0.2457714" calcext:value-type="float">
            <text:p>0.2457714</text:p>
          </table:table-cell>
          <table:table-cell office:value-type="float" office:value="0.3070707" calcext:value-type="float">
            <text:p>0.3070707</text:p>
          </table:table-cell>
          <table:table-cell office:value-type="float" office:value="0.3183788" calcext:value-type="float">
            <text:p>0.3183788</text:p>
          </table:table-cell>
          <table:table-cell office:value-type="float" office:value="0.3248685" calcext:value-type="float">
            <text:p>0.3248685</text:p>
          </table:table-cell>
          <table:table-cell office:value-type="float" office:value="0.2919536" calcext:value-type="float">
            <text:p>0.2919536</text:p>
          </table:table-cell>
          <table:table-cell office:value-type="float" office:value="0.2928913" calcext:value-type="float">
            <text:p>0.2928913</text:p>
          </table:table-cell>
          <table:table-cell office:value-type="float" office:value="0.3728947" calcext:value-type="float">
            <text:p>0.3728947</text:p>
          </table:table-cell>
          <table:table-cell office:value-type="float" office:value="0.3706585" calcext:value-type="float">
            <text:p>0.3706585</text:p>
          </table:table-cell>
          <table:table-cell office:value-type="float" office:value="0.3794272" calcext:value-type="float">
            <text:p>0.3794272</text:p>
          </table:table-cell>
          <table:table-cell office:value-type="float" office:value="0.3923767" calcext:value-type="float">
            <text:p>0.3923767</text:p>
          </table:table-cell>
          <table:table-cell office:value-type="float" office:value="0.3987084" calcext:value-type="float">
            <text:p>0.3987084</text:p>
          </table:table-cell>
          <table:table-cell office:value-type="float" office:value="0.4623649" calcext:value-type="float">
            <text:p>0.4623649</text:p>
          </table:table-cell>
          <table:table-cell office:value-type="float" office:value="0" calcext:value-type="float">
            <text:p>0</text:p>
          </table:table-cell>
          <table:table-cell office:value-type="float" office:value="0.02243448" calcext:value-type="float">
            <text:p>0.02243448</text:p>
          </table:table-cell>
          <table:table-cell office:value-type="float" office:value="0.06415566" calcext:value-type="float">
            <text:p>0.06415566</text:p>
          </table:table-cell>
          <table:table-cell office:value-type="float" office:value="1.959872E-015" calcext:value-type="float">
            <text:p>1.959872E-15</text:p>
          </table:table-cell>
          <table:table-cell office:value-type="float" office:value="1.985613E-015" calcext:value-type="float">
            <text:p>1.985613E-15</text:p>
          </table:table-cell>
          <table:table-cell office:value-type="float" office:value="9.474159E-016" calcext:value-type="float">
            <text:p>9.474159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9E-016" calcext:value-type="float">
            <text:p>9.735879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9E-034" calcext:value-type="float">
            <text:p>3.771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063657" calcext:value-type="float">
            <text:p>-5.063657</text:p>
          </table:table-cell>
          <table:table-cell office:value-type="float" office:value="-0.1588325" calcext:value-type="float">
            <text:p>-0.1588325</text:p>
          </table:table-cell>
          <table:table-cell office:value-type="float" office:value="-0.03010106" calcext:value-type="float">
            <text:p>-0.03010106</text:p>
          </table:table-cell>
          <table:table-cell office:value-type="float" office:value="-0.02415748" calcext:value-type="float">
            <text:p>-0.02415748</text:p>
          </table:table-cell>
          <table:table-cell office:value-type="float" office:value="-0.02136867" calcext:value-type="float">
            <text:p>-0.02136867</text:p>
          </table:table-cell>
          <table:table-cell office:value-type="float" office:value="-0.01813744" calcext:value-type="float">
            <text:p>-0.01813744</text:p>
          </table:table-cell>
          <table:table-cell office:value-type="float" office:value="-0.01533554" calcext:value-type="float">
            <text:p>-0.01533554</text:p>
          </table:table-cell>
          <table:table-cell office:value-type="float" office:value="-0.01287413" calcext:value-type="float">
            <text:p>-0.01287413</text:p>
          </table:table-cell>
          <table:table-cell office:value-type="float" office:value="-0.01050519" calcext:value-type="float">
            <text:p>-0.01050519</text:p>
          </table:table-cell>
          <table:table-cell office:value-type="float" office:value="-0.009141454" calcext:value-type="float">
            <text:p>-0.009141454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15.03706" calcext:value-type="float">
            <text:p>-15.03706</text:p>
          </table:table-cell>
          <table:table-cell office:value-type="float" office:value="0.03841675" calcext:value-type="float">
            <text:p>0.03841675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46427" calcext:value-type="float">
            <text:p>-2.34642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60" calcext:value-type="float">
            <text:p>360</text:p>
          </table:table-cell>
          <table:table-cell office:value-type="float" office:value="26122007" calcext:value-type="float">
            <text:p>26122007</text:p>
          </table:table-cell>
          <table:table-cell office:value-type="float" office:value="961.8578" calcext:value-type="float">
            <text:p>961.8578</text:p>
          </table:table-cell>
          <table:table-cell office:value-type="float" office:value="712.9521" calcext:value-type="float">
            <text:p>712.9521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096.559" calcext:value-type="float">
            <text:p>1096.559</text:p>
          </table:table-cell>
          <table:table-cell office:value-type="float" office:value="176.3651" calcext:value-type="float">
            <text:p>176.3651</text:p>
          </table:table-cell>
          <table:table-cell office:value-type="float" office:value="5.542368" calcext:value-type="float">
            <text:p>5.542368</text:p>
          </table:table-cell>
          <table:table-cell office:value-type="float" office:value="0.1783929" calcext:value-type="float">
            <text:p>0.1783929</text:p>
          </table:table-cell>
          <table:table-cell office:value-type="float" office:value="0.2164163" calcext:value-type="float">
            <text:p>0.2164163</text:p>
          </table:table-cell>
          <table:table-cell office:value-type="float" office:value="0.3103993" calcext:value-type="float">
            <text:p>0.3103993</text:p>
          </table:table-cell>
          <table:table-cell office:value-type="float" office:value="0.3181688" calcext:value-type="float">
            <text:p>0.3181688</text:p>
          </table:table-cell>
          <table:table-cell office:value-type="float" office:value="0.3240549" calcext:value-type="float">
            <text:p>0.3240549</text:p>
          </table:table-cell>
          <table:table-cell office:value-type="float" office:value="0.2906738" calcext:value-type="float">
            <text:p>0.2906738</text:p>
          </table:table-cell>
          <table:table-cell office:value-type="float" office:value="0.2911583" calcext:value-type="float">
            <text:p>0.2911583</text:p>
          </table:table-cell>
          <table:table-cell office:value-type="float" office:value="0.3722242" calcext:value-type="float">
            <text:p>0.3722242</text:p>
          </table:table-cell>
          <table:table-cell office:value-type="float" office:value="0.3701957" calcext:value-type="float">
            <text:p>0.3701957</text:p>
          </table:table-cell>
          <table:table-cell office:value-type="float" office:value="0.3792973" calcext:value-type="float">
            <text:p>0.3792973</text:p>
          </table:table-cell>
          <table:table-cell office:value-type="float" office:value="0.3924378" calcext:value-type="float">
            <text:p>0.3924378</text:p>
          </table:table-cell>
          <table:table-cell office:value-type="float" office:value="0.3988476" calcext:value-type="float">
            <text:p>0.3988476</text:p>
          </table:table-cell>
          <table:table-cell office:value-type="float" office:value="0.462374" calcext:value-type="float">
            <text:p>0.462374</text:p>
          </table:table-cell>
          <table:table-cell office:value-type="float" office:value="0" calcext:value-type="float">
            <text:p>0</text:p>
          </table:table-cell>
          <table:table-cell office:value-type="float" office:value="0.000498943" calcext:value-type="float">
            <text:p>0.000498943</text:p>
          </table:table-cell>
          <table:table-cell office:value-type="float" office:value="0.09434573" calcext:value-type="float">
            <text:p>0.09434573</text:p>
          </table:table-cell>
          <table:table-cell office:value-type="float" office:value="1.959868E-015" calcext:value-type="float">
            <text:p>1.959868E-15</text:p>
          </table:table-cell>
          <table:table-cell office:value-type="float" office:value="1.985604E-015" calcext:value-type="float">
            <text:p>1.985604E-15</text:p>
          </table:table-cell>
          <table:table-cell office:value-type="float" office:value="9.474155E-016" calcext:value-type="float">
            <text:p>9.474155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8E-016" calcext:value-type="float">
            <text:p>9.735878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7E-024" calcext:value-type="float">
            <text:p>1.959757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8E-034" calcext:value-type="float">
            <text:p>3.77189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03047" calcext:value-type="float">
            <text:p>-1.903047</text:p>
          </table:table-cell>
          <table:table-cell office:value-type="float" office:value="-0.4334768" calcext:value-type="float">
            <text:p>-0.4334768</text:p>
          </table:table-cell>
          <table:table-cell office:value-type="float" office:value="-0.02819094" calcext:value-type="float">
            <text:p>-0.02819094</text:p>
          </table:table-cell>
          <table:table-cell office:value-type="float" office:value="-0.02426716" calcext:value-type="float">
            <text:p>-0.02426716</text:p>
          </table:table-cell>
          <table:table-cell office:value-type="float" office:value="-0.02169759" calcext:value-type="float">
            <text:p>-0.02169759</text:p>
          </table:table-cell>
          <table:table-cell office:value-type="float" office:value="-0.01875502" calcext:value-type="float">
            <text:p>-0.01875502</text:p>
          </table:table-cell>
          <table:table-cell office:value-type="float" office:value="-0.01612099" calcext:value-type="float">
            <text:p>-0.01612099</text:p>
          </table:table-cell>
          <table:table-cell office:value-type="float" office:value="-0.01338522" calcext:value-type="float">
            <text:p>-0.01338522</text:p>
          </table:table-cell>
          <table:table-cell office:value-type="float" office:value="-0.01072541" calcext:value-type="float">
            <text:p>-0.01072541</text:p>
          </table:table-cell>
          <table:table-cell office:value-type="float" office:value="-0.009195144" calcext:value-type="float">
            <text:p>-0.009195144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3.973041" calcext:value-type="float">
            <text:p>-3.973041</text:p>
          </table:table-cell>
          <table:table-cell office:value-type="float" office:value="0.03845501" calcext:value-type="float">
            <text:p>0.03845501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44104" calcext:value-type="float">
            <text:p>-2.344104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61" calcext:value-type="float">
            <text:p>361</text:p>
          </table:table-cell>
          <table:table-cell office:value-type="float" office:value="27122007" calcext:value-type="float">
            <text:p>27122007</text:p>
          </table:table-cell>
          <table:table-cell office:value-type="float" office:value="961.8578" calcext:value-type="float">
            <text:p>961.8578</text:p>
          </table:table-cell>
          <table:table-cell office:value-type="float" office:value="712.9286" calcext:value-type="float">
            <text:p>712.9286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096.344" calcext:value-type="float">
            <text:p>1096.344</text:p>
          </table:table-cell>
          <table:table-cell office:value-type="float" office:value="176.6034" calcext:value-type="float">
            <text:p>176.6034</text:p>
          </table:table-cell>
          <table:table-cell office:value-type="float" office:value="5.514478" calcext:value-type="float">
            <text:p>5.514478</text:p>
          </table:table-cell>
          <table:table-cell office:value-type="float" office:value="0.1623643" calcext:value-type="float">
            <text:p>0.1623643</text:p>
          </table:table-cell>
          <table:table-cell office:value-type="float" office:value="0.2119264" calcext:value-type="float">
            <text:p>0.2119264</text:p>
          </table:table-cell>
          <table:table-cell office:value-type="float" office:value="0.3123036" calcext:value-type="float">
            <text:p>0.3123036</text:p>
          </table:table-cell>
          <table:table-cell office:value-type="float" office:value="0.3182809" calcext:value-type="float">
            <text:p>0.3182809</text:p>
          </table:table-cell>
          <table:table-cell office:value-type="float" office:value="0.3231058" calcext:value-type="float">
            <text:p>0.3231058</text:p>
          </table:table-cell>
          <table:table-cell office:value-type="float" office:value="0.2897094" calcext:value-type="float">
            <text:p>0.2897094</text:p>
          </table:table-cell>
          <table:table-cell office:value-type="float" office:value="0.2902562" calcext:value-type="float">
            <text:p>0.2902562</text:p>
          </table:table-cell>
          <table:table-cell office:value-type="float" office:value="0.3716597" calcext:value-type="float">
            <text:p>0.3716597</text:p>
          </table:table-cell>
          <table:table-cell office:value-type="float" office:value="0.3697084" calcext:value-type="float">
            <text:p>0.3697084</text:p>
          </table:table-cell>
          <table:table-cell office:value-type="float" office:value="0.3791488" calcext:value-type="float">
            <text:p>0.3791488</text:p>
          </table:table-cell>
          <table:table-cell office:value-type="float" office:value="0.3924848" calcext:value-type="float">
            <text:p>0.3924848</text:p>
          </table:table-cell>
          <table:table-cell office:value-type="float" office:value="0.3989877" calcext:value-type="float">
            <text:p>0.3989877</text:p>
          </table:table-cell>
          <table:table-cell office:value-type="float" office:value="0.4623679" calcext:value-type="float">
            <text:p>0.4623679</text:p>
          </table:table-cell>
          <table:table-cell office:value-type="float" office:value="0" calcext:value-type="float">
            <text:p>0</text:p>
          </table:table-cell>
          <table:table-cell office:value-type="float" office:value="0.01350867" calcext:value-type="float">
            <text:p>0.01350867</text:p>
          </table:table-cell>
          <table:table-cell office:value-type="float" office:value="0.09692638" calcext:value-type="float">
            <text:p>0.09692638</text:p>
          </table:table-cell>
          <table:table-cell office:value-type="float" office:value="1.959866E-015" calcext:value-type="float">
            <text:p>1.959866E-15</text:p>
          </table:table-cell>
          <table:table-cell office:value-type="float" office:value="1.985593E-015" calcext:value-type="float">
            <text:p>1.985593E-15</text:p>
          </table:table-cell>
          <table:table-cell office:value-type="float" office:value="9.474149E-016" calcext:value-type="float">
            <text:p>9.474149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9E-016" calcext:value-type="float">
            <text:p>9.735879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9E-034" calcext:value-type="float">
            <text:p>3.771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79798" calcext:value-type="float">
            <text:p>-3.79798</text:p>
          </table:table-cell>
          <table:table-cell office:value-type="float" office:value="-0.4998981" calcext:value-type="float">
            <text:p>-0.4998981</text:p>
          </table:table-cell>
          <table:table-cell office:value-type="float" office:value="-0.02715298" calcext:value-type="float">
            <text:p>-0.02715298</text:p>
          </table:table-cell>
          <table:table-cell office:value-type="float" office:value="-0.02421241" calcext:value-type="float">
            <text:p>-0.02421241</text:p>
          </table:table-cell>
          <table:table-cell office:value-type="float" office:value="-0.02208836" calcext:value-type="float">
            <text:p>-0.02208836</text:p>
          </table:table-cell>
          <table:table-cell office:value-type="float" office:value="-0.0192354" calcext:value-type="float">
            <text:p>-0.0192354</text:p>
          </table:table-cell>
          <table:table-cell office:value-type="float" office:value="-0.01654476" calcext:value-type="float">
            <text:p>-0.01654476</text:p>
          </table:table-cell>
          <table:table-cell office:value-type="float" office:value="-0.0138325" calcext:value-type="float">
            <text:p>-0.0138325</text:p>
          </table:table-cell>
          <table:table-cell office:value-type="float" office:value="-0.01096277" calcext:value-type="float">
            <text:p>-0.01096277</text:p>
          </table:table-cell>
          <table:table-cell office:value-type="float" office:value="-0.009256884" calcext:value-type="float">
            <text:p>-0.009256884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10.96023" calcext:value-type="float">
            <text:p>-10.96023</text:p>
          </table:table-cell>
          <table:table-cell office:value-type="float" office:value="0.0385269" calcext:value-type="float">
            <text:p>0.0385269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41121" calcext:value-type="float">
            <text:p>-2.341121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62" calcext:value-type="float">
            <text:p>362</text:p>
          </table:table-cell>
          <table:table-cell office:value-type="float" office:value="28122007" calcext:value-type="float">
            <text:p>28122007</text:p>
          </table:table-cell>
          <table:table-cell office:value-type="float" office:value="961.8578" calcext:value-type="float">
            <text:p>961.8578</text:p>
          </table:table-cell>
          <table:table-cell office:value-type="float" office:value="712.9563" calcext:value-type="float">
            <text:p>712.9563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095.962" calcext:value-type="float">
            <text:p>1095.962</text:p>
          </table:table-cell>
          <table:table-cell office:value-type="float" office:value="176.9568" calcext:value-type="float">
            <text:p>176.9568</text:p>
          </table:table-cell>
          <table:table-cell office:value-type="float" office:value="5.466475" calcext:value-type="float">
            <text:p>5.466475</text:p>
          </table:table-cell>
          <table:table-cell office:value-type="float" office:value="0.152014" calcext:value-type="float">
            <text:p>0.152014</text:p>
          </table:table-cell>
          <table:table-cell office:value-type="float" office:value="0.1812661" calcext:value-type="float">
            <text:p>0.1812661</text:p>
          </table:table-cell>
          <table:table-cell office:value-type="float" office:value="0.3056227" calcext:value-type="float">
            <text:p>0.3056227</text:p>
          </table:table-cell>
          <table:table-cell office:value-type="float" office:value="0.3169204" calcext:value-type="float">
            <text:p>0.3169204</text:p>
          </table:table-cell>
          <table:table-cell office:value-type="float" office:value="0.3221475" calcext:value-type="float">
            <text:p>0.3221475</text:p>
          </table:table-cell>
          <table:table-cell office:value-type="float" office:value="0.2889117" calcext:value-type="float">
            <text:p>0.2889117</text:p>
          </table:table-cell>
          <table:table-cell office:value-type="float" office:value="0.2894019" calcext:value-type="float">
            <text:p>0.2894019</text:p>
          </table:table-cell>
          <table:table-cell office:value-type="float" office:value="0.3711665" calcext:value-type="float">
            <text:p>0.3711665</text:p>
          </table:table-cell>
          <table:table-cell office:value-type="float" office:value="0.3692661" calcext:value-type="float">
            <text:p>0.3692661</text:p>
          </table:table-cell>
          <table:table-cell office:value-type="float" office:value="0.3789484" calcext:value-type="float">
            <text:p>0.3789484</text:p>
          </table:table-cell>
          <table:table-cell office:value-type="float" office:value="0.3925164" calcext:value-type="float">
            <text:p>0.3925164</text:p>
          </table:table-cell>
          <table:table-cell office:value-type="float" office:value="0.3991179" calcext:value-type="float">
            <text:p>0.3991179</text:p>
          </table:table-cell>
          <table:table-cell office:value-type="float" office:value="0.4623658" calcext:value-type="float">
            <text:p>0.4623658</text:p>
          </table:table-cell>
          <table:table-cell office:value-type="float" office:value="0" calcext:value-type="float">
            <text:p>0</text:p>
          </table:table-cell>
          <table:table-cell office:value-type="float" office:value="0.005669337" calcext:value-type="float">
            <text:p>0.005669337</text:p>
          </table:table-cell>
          <table:table-cell office:value-type="float" office:value="0.1290032" calcext:value-type="float">
            <text:p>0.1290032</text:p>
          </table:table-cell>
          <table:table-cell office:value-type="float" office:value="0.01172358" calcext:value-type="float">
            <text:p>0.01172358</text:p>
          </table:table-cell>
          <table:table-cell office:value-type="float" office:value="1.985582E-015" calcext:value-type="float">
            <text:p>1.985582E-15</text:p>
          </table:table-cell>
          <table:table-cell office:value-type="float" office:value="9.47414E-016" calcext:value-type="float">
            <text:p>9.47414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8E-016" calcext:value-type="float">
            <text:p>9.735878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9E-034" calcext:value-type="float">
            <text:p>3.77189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519411" calcext:value-type="float">
            <text:p>-6.519411</text:p>
          </table:table-cell>
          <table:table-cell office:value-type="float" office:value="-1.66572" calcext:value-type="float">
            <text:p>-1.66572</text:p>
          </table:table-cell>
          <table:table-cell office:value-type="float" office:value="-0.03084483" calcext:value-type="float">
            <text:p>-0.03084483</text:p>
          </table:table-cell>
          <table:table-cell office:value-type="float" office:value="-0.02483099" calcext:value-type="float">
            <text:p>-0.02483099</text:p>
          </table:table-cell>
          <table:table-cell office:value-type="float" office:value="-0.02248619" calcext:value-type="float">
            <text:p>-0.02248619</text:p>
          </table:table-cell>
          <table:table-cell office:value-type="float" office:value="-0.01964211" calcext:value-type="float">
            <text:p>-0.01964211</text:p>
          </table:table-cell>
          <table:table-cell office:value-type="float" office:value="-0.01695921" calcext:value-type="float">
            <text:p>-0.01695921</text:p>
          </table:table-cell>
          <table:table-cell office:value-type="float" office:value="-0.01423528" calcext:value-type="float">
            <text:p>-0.01423528</text:p>
          </table:table-cell>
          <table:table-cell office:value-type="float" office:value="-0.01118355" calcext:value-type="float">
            <text:p>-0.01118355</text:p>
          </table:table-cell>
          <table:table-cell office:value-type="float" office:value="-0.009340636" calcext:value-type="float">
            <text:p>-0.009340636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16.09232" calcext:value-type="float">
            <text:p>-16.09232</text:p>
          </table:table-cell>
          <table:table-cell office:value-type="float" office:value="0.03866265" calcext:value-type="float">
            <text:p>0.03866265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39317" calcext:value-type="float">
            <text:p>-2.33931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63" calcext:value-type="float">
            <text:p>363</text:p>
          </table:table-cell>
          <table:table-cell office:value-type="float" office:value="29122007" calcext:value-type="float">
            <text:p>29122007</text:p>
          </table:table-cell>
          <table:table-cell office:value-type="float" office:value="961.8578" calcext:value-type="float">
            <text:p>961.8578</text:p>
          </table:table-cell>
          <table:table-cell office:value-type="float" office:value="713.191" calcext:value-type="float">
            <text:p>713.191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095.553" calcext:value-type="float">
            <text:p>1095.553</text:p>
          </table:table-cell>
          <table:table-cell office:value-type="float" office:value="177.1315" calcext:value-type="float">
            <text:p>177.1315</text:p>
          </table:table-cell>
          <table:table-cell office:value-type="float" office:value="5.234826" calcext:value-type="float">
            <text:p>5.234826</text:p>
          </table:table-cell>
          <table:table-cell office:value-type="float" office:value="0.1513055" calcext:value-type="float">
            <text:p>0.1513055</text:p>
          </table:table-cell>
          <table:table-cell office:value-type="float" office:value="0.1775485" calcext:value-type="float">
            <text:p>0.1775485</text:p>
          </table:table-cell>
          <table:table-cell office:value-type="float" office:value="0.2855964" calcext:value-type="float">
            <text:p>0.2855964</text:p>
          </table:table-cell>
          <table:table-cell office:value-type="float" office:value="0.3103818" calcext:value-type="float">
            <text:p>0.3103818</text:p>
          </table:table-cell>
          <table:table-cell office:value-type="float" office:value="0.3186151" calcext:value-type="float">
            <text:p>0.3186151</text:p>
          </table:table-cell>
          <table:table-cell office:value-type="float" office:value="0.2876038" calcext:value-type="float">
            <text:p>0.2876038</text:p>
          </table:table-cell>
          <table:table-cell office:value-type="float" office:value="0.2884789" calcext:value-type="float">
            <text:p>0.2884789</text:p>
          </table:table-cell>
          <table:table-cell office:value-type="float" office:value="0.3707064" calcext:value-type="float">
            <text:p>0.3707064</text:p>
          </table:table-cell>
          <table:table-cell office:value-type="float" office:value="0.3688489" calcext:value-type="float">
            <text:p>0.3688489</text:p>
          </table:table-cell>
          <table:table-cell office:value-type="float" office:value="0.3787213" calcext:value-type="float">
            <text:p>0.3787213</text:p>
          </table:table-cell>
          <table:table-cell office:value-type="float" office:value="0.3925276" calcext:value-type="float">
            <text:p>0.3925276</text:p>
          </table:table-cell>
          <table:table-cell office:value-type="float" office:value="0.3992352" calcext:value-type="float">
            <text:p>0.3992352</text:p>
          </table:table-cell>
          <table:table-cell office:value-type="float" office:value="0.4623663" calcext:value-type="float">
            <text:p>0.4623663</text:p>
          </table:table-cell>
          <table:table-cell office:value-type="float" office:value="0" calcext:value-type="float">
            <text:p>0</text:p>
          </table:table-cell>
          <table:table-cell office:value-type="float" office:value="0.001905336" calcext:value-type="float">
            <text:p>0.001905336</text:p>
          </table:table-cell>
          <table:table-cell office:value-type="float" office:value="0.1326451" calcext:value-type="float">
            <text:p>0.1326451</text:p>
          </table:table-cell>
          <table:table-cell office:value-type="float" office:value="0.04689917" calcext:value-type="float">
            <text:p>0.04689917</text:p>
          </table:table-cell>
          <table:table-cell office:value-type="float" office:value="1.985571E-015" calcext:value-type="float">
            <text:p>1.985571E-15</text:p>
          </table:table-cell>
          <table:table-cell office:value-type="float" office:value="9.47414E-016" calcext:value-type="float">
            <text:p>9.47414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7E-016" calcext:value-type="float">
            <text:p>9.735877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9E-034" calcext:value-type="float">
            <text:p>3.771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84212" calcext:value-type="float">
            <text:p>-6.84212</text:p>
          </table:table-cell>
          <table:table-cell office:value-type="float" office:value="-1.962975" calcext:value-type="float">
            <text:p>-1.962975</text:p>
          </table:table-cell>
          <table:table-cell office:value-type="float" office:value="-0.05098213" calcext:value-type="float">
            <text:p>-0.05098213</text:p>
          </table:table-cell>
          <table:table-cell office:value-type="float" office:value="-0.02819216" calcext:value-type="float">
            <text:p>-0.02819216</text:p>
          </table:table-cell>
          <table:table-cell office:value-type="float" office:value="-0.02404224" calcext:value-type="float">
            <text:p>-0.02404224</text:p>
          </table:table-cell>
          <table:table-cell office:value-type="float" office:value="-0.02032705" calcext:value-type="float">
            <text:p>-0.02032705</text:p>
          </table:table-cell>
          <table:table-cell office:value-type="float" office:value="-0.01742063" calcext:value-type="float">
            <text:p>-0.01742063</text:p>
          </table:table-cell>
          <table:table-cell office:value-type="float" office:value="-0.01462188" calcext:value-type="float">
            <text:p>-0.01462188</text:p>
          </table:table-cell>
          <table:table-cell office:value-type="float" office:value="-0.0113956" calcext:value-type="float">
            <text:p>-0.0113956</text:p>
          </table:table-cell>
          <table:table-cell office:value-type="float" office:value="-0.009436934" calcext:value-type="float">
            <text:p>-0.009436934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15.42847" calcext:value-type="float">
            <text:p>-15.42847</text:p>
          </table:table-cell>
          <table:table-cell office:value-type="float" office:value="0.03876558" calcext:value-type="float">
            <text:p>0.03876558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37566" calcext:value-type="float">
            <text:p>-2.337566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64" calcext:value-type="float">
            <text:p>364</text:p>
          </table:table-cell>
          <table:table-cell office:value-type="float" office:value="30122007" calcext:value-type="float">
            <text:p>30122007</text:p>
          </table:table-cell>
          <table:table-cell office:value-type="float" office:value="961.8578" calcext:value-type="float">
            <text:p>961.8578</text:p>
          </table:table-cell>
          <table:table-cell office:value-type="float" office:value="713.2695" calcext:value-type="float">
            <text:p>713.2695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095.474" calcext:value-type="float">
            <text:p>1095.474</text:p>
          </table:table-cell>
          <table:table-cell office:value-type="float" office:value="177.1315" calcext:value-type="float">
            <text:p>177.1315</text:p>
          </table:table-cell>
          <table:table-cell office:value-type="float" office:value="5.141987" calcext:value-type="float">
            <text:p>5.141987</text:p>
          </table:table-cell>
          <table:table-cell office:value-type="float" office:value="0.1487183" calcext:value-type="float">
            <text:p>0.1487183</text:p>
          </table:table-cell>
          <table:table-cell office:value-type="float" office:value="0.1740545" calcext:value-type="float">
            <text:p>0.1740545</text:p>
          </table:table-cell>
          <table:table-cell office:value-type="float" office:value="0.2565981" calcext:value-type="float">
            <text:p>0.2565981</text:p>
          </table:table-cell>
          <table:table-cell office:value-type="float" office:value="0.3067839" calcext:value-type="float">
            <text:p>0.3067839</text:p>
          </table:table-cell>
          <table:table-cell office:value-type="float" office:value="0.3150477" calcext:value-type="float">
            <text:p>0.3150477</text:p>
          </table:table-cell>
          <table:table-cell office:value-type="float" office:value="0.2858517" calcext:value-type="float">
            <text:p>0.2858517</text:p>
          </table:table-cell>
          <table:table-cell office:value-type="float" office:value="0.2873085" calcext:value-type="float">
            <text:p>0.2873085</text:p>
          </table:table-cell>
          <table:table-cell office:value-type="float" office:value="0.3702321" calcext:value-type="float">
            <text:p>0.3702321</text:p>
          </table:table-cell>
          <table:table-cell office:value-type="float" office:value="0.3684198" calcext:value-type="float">
            <text:p>0.3684198</text:p>
          </table:table-cell>
          <table:table-cell office:value-type="float" office:value="0.3784961" calcext:value-type="float">
            <text:p>0.3784961</text:p>
          </table:table-cell>
          <table:table-cell office:value-type="float" office:value="0.3925205" calcext:value-type="float">
            <text:p>0.3925205</text:p>
          </table:table-cell>
          <table:table-cell office:value-type="float" office:value="0.3993255" calcext:value-type="float">
            <text:p>0.3993255</text:p>
          </table:table-cell>
          <table:table-cell office:value-type="float" office:value="0.4623657" calcext:value-type="float">
            <text:p>0.4623657</text:p>
          </table:table-cell>
          <table:table-cell office:value-type="float" office:value="0" calcext:value-type="float">
            <text:p>0</text:p>
          </table:table-cell>
          <table:table-cell office:value-type="float" office:value="0.00000005952147" calcext:value-type="float">
            <text:p>5.952147E-08</text:p>
          </table:table-cell>
          <table:table-cell office:value-type="float" office:value="0.1360534" calcext:value-type="float">
            <text:p>0.1360534</text:p>
          </table:table-cell>
          <table:table-cell office:value-type="float" office:value="0.09039135" calcext:value-type="float">
            <text:p>0.09039135</text:p>
          </table:table-cell>
          <table:table-cell office:value-type="float" office:value="1.985564E-015" calcext:value-type="float">
            <text:p>1.985564E-15</text:p>
          </table:table-cell>
          <table:table-cell office:value-type="float" office:value="9.47414E-016" calcext:value-type="float">
            <text:p>9.47414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7E-016" calcext:value-type="float">
            <text:p>9.735877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7E-024" calcext:value-type="float">
            <text:p>1.959757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8E-034" calcext:value-type="float">
            <text:p>3.771898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742025" calcext:value-type="float">
            <text:p>-7.742025</text:p>
          </table:table-cell>
          <table:table-cell office:value-type="float" office:value="-2.298316" calcext:value-type="float">
            <text:p>-2.298316</text:p>
          </table:table-cell>
          <table:table-cell office:value-type="float" office:value="-0.1156189" calcext:value-type="float">
            <text:p>-0.1156189</text:p>
          </table:table-cell>
          <table:table-cell office:value-type="float" office:value="-0.03030878" calcext:value-type="float">
            <text:p>-0.03030878</text:p>
          </table:table-cell>
          <table:table-cell office:value-type="float" office:value="-0.02574215" calcext:value-type="float">
            <text:p>-0.02574215</text:p>
          </table:table-cell>
          <table:table-cell office:value-type="float" office:value="-0.02129149" calcext:value-type="float">
            <text:p>-0.02129149</text:p>
          </table:table-cell>
          <table:table-cell office:value-type="float" office:value="-0.01802616" calcext:value-type="float">
            <text:p>-0.01802616</text:p>
          </table:table-cell>
          <table:table-cell office:value-type="float" office:value="-0.01503147" calcext:value-type="float">
            <text:p>-0.01503147</text:p>
          </table:table-cell>
          <table:table-cell office:value-type="float" office:value="-0.0116182" calcext:value-type="float">
            <text:p>-0.0116182</text:p>
          </table:table-cell>
          <table:table-cell office:value-type="float" office:value="-0.00953347" calcext:value-type="float">
            <text:p>-0.00953347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16.09778" calcext:value-type="float">
            <text:p>-16.09778</text:p>
          </table:table-cell>
          <table:table-cell office:value-type="float" office:value="0.0389488" calcext:value-type="float">
            <text:p>0.0389488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35977" calcext:value-type="float">
            <text:p>-2.335977</text:p>
          </table:table-cell>
        </table:table-row>
        <table:table-row table:style-name="ro1">
          <table:table-cell office:value-type="string" calcext:value-type="string">
            <text:p>010102007soil_wa</text:p>
          </table:table-cell>
          <table:table-cell office:value-type="float" office:value="365" calcext:value-type="float">
            <text:p>365</text:p>
          </table:table-cell>
          <table:table-cell office:value-type="float" office:value="31122007" calcext:value-type="float">
            <text:p>31122007</text:p>
          </table:table-cell>
          <table:table-cell office:value-type="float" office:value="961.8578" calcext:value-type="float">
            <text:p>961.8578</text:p>
          </table:table-cell>
          <table:table-cell office:value-type="float" office:value="713.5616" calcext:value-type="float">
            <text:p>713.5616</text:p>
          </table:table-cell>
          <table:table-cell office:value-type="float" office:value="34.81057" calcext:value-type="float">
            <text:p>34.81057</text:p>
          </table:table-cell>
          <table:table-cell office:value-type="float" office:value="1095.119" calcext:value-type="float">
            <text:p>1095.119</text:p>
          </table:table-cell>
          <table:table-cell office:value-type="float" office:value="177.1943" calcext:value-type="float">
            <text:p>177.1943</text:p>
          </table:table-cell>
          <table:table-cell office:value-type="float" office:value="4.854089" calcext:value-type="float">
            <text:p>4.854089</text:p>
          </table:table-cell>
          <table:table-cell office:value-type="float" office:value="0.1480377" calcext:value-type="float">
            <text:p>0.1480377</text:p>
          </table:table-cell>
          <table:table-cell office:value-type="float" office:value="0.1732859" calcext:value-type="float">
            <text:p>0.1732859</text:p>
          </table:table-cell>
          <table:table-cell office:value-type="float" office:value="0.2193776" calcext:value-type="float">
            <text:p>0.2193776</text:p>
          </table:table-cell>
          <table:table-cell office:value-type="float" office:value="0.3085751" calcext:value-type="float">
            <text:p>0.3085751</text:p>
          </table:table-cell>
          <table:table-cell office:value-type="float" office:value="0.3139553" calcext:value-type="float">
            <text:p>0.3139553</text:p>
          </table:table-cell>
          <table:table-cell office:value-type="float" office:value="0.28444" calcext:value-type="float">
            <text:p>0.28444</text:p>
          </table:table-cell>
          <table:table-cell office:value-type="float" office:value="0.286423" calcext:value-type="float">
            <text:p>0.286423</text:p>
          </table:table-cell>
          <table:table-cell office:value-type="float" office:value="0.3697702" calcext:value-type="float">
            <text:p>0.3697702</text:p>
          </table:table-cell>
          <table:table-cell office:value-type="float" office:value="0.3679782" calcext:value-type="float">
            <text:p>0.3679782</text:p>
          </table:table-cell>
          <table:table-cell office:value-type="float" office:value="0.3782702" calcext:value-type="float">
            <text:p>0.3782702</text:p>
          </table:table-cell>
          <table:table-cell office:value-type="float" office:value="0.3924949" calcext:value-type="float">
            <text:p>0.3924949</text:p>
          </table:table-cell>
          <table:table-cell office:value-type="float" office:value="0.3993941" calcext:value-type="float">
            <text:p>0.3993941</text:p>
          </table:table-cell>
          <table:table-cell office:value-type="float" office:value="0.4623639" calcext:value-type="float">
            <text:p>0.4623639</text:p>
          </table:table-cell>
          <table:table-cell office:value-type="float" office:value="0" calcext:value-type="float">
            <text:p>0</text:p>
          </table:table-cell>
          <table:table-cell office:value-type="float" office:value="0.002277438" calcext:value-type="float">
            <text:p>0.002277438</text:p>
          </table:table-cell>
          <table:table-cell office:value-type="float" office:value="0.1359318" calcext:value-type="float">
            <text:p>0.1359318</text:p>
          </table:table-cell>
          <table:table-cell office:value-type="float" office:value="0.1349207" calcext:value-type="float">
            <text:p>0.1349207</text:p>
          </table:table-cell>
          <table:table-cell office:value-type="float" office:value="1.985559E-015" calcext:value-type="float">
            <text:p>1.985559E-15</text:p>
          </table:table-cell>
          <table:table-cell office:value-type="float" office:value="9.47414E-016" calcext:value-type="float">
            <text:p>9.47414E-16</text:p>
          </table:table-cell>
          <table:table-cell office:value-type="float" office:value="1.931974E-015" calcext:value-type="float">
            <text:p>1.931974E-15</text:p>
          </table:table-cell>
          <table:table-cell office:value-type="float" office:value="9.3462E-016" calcext:value-type="float">
            <text:p>9.3462E-16</text:p>
          </table:table-cell>
          <table:table-cell office:value-type="float" office:value="9.735878E-016" calcext:value-type="float">
            <text:p>9.735878E-16</text:p>
          </table:table-cell>
          <table:table-cell office:value-type="float" office:value="7.175525E-020" calcext:value-type="float">
            <text:p>7.175525E-20</text:p>
          </table:table-cell>
          <table:table-cell office:value-type="float" office:value="1.959756E-024" calcext:value-type="float">
            <text:p>1.959756E-24</text:p>
          </table:table-cell>
          <table:table-cell office:value-type="float" office:value="4.012577E-029" calcext:value-type="float">
            <text:p>4.012577E-29</text:p>
          </table:table-cell>
          <table:table-cell office:value-type="float" office:value="3.771899E-034" calcext:value-type="float">
            <text:p>3.771899E-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004193" calcext:value-type="float">
            <text:p>-8.004193</text:p>
          </table:table-cell>
          <table:table-cell office:value-type="float" office:value="-2.355131" calcext:value-type="float">
            <text:p>-2.355131</text:p>
          </table:table-cell>
          <table:table-cell office:value-type="float" office:value="-0.3851896" calcext:value-type="float">
            <text:p>-0.3851896</text:p>
          </table:table-cell>
          <table:table-cell office:value-type="float" office:value="-0.02926162" calcext:value-type="float">
            <text:p>-0.02926162</text:p>
          </table:table-cell>
          <table:table-cell office:value-type="float" office:value="-0.02632428" calcext:value-type="float">
            <text:p>-0.02632428</text:p>
          </table:table-cell>
          <table:table-cell office:value-type="float" office:value="-0.02210858" calcext:value-type="float">
            <text:p>-0.02210858</text:p>
          </table:table-cell>
          <table:table-cell office:value-type="float" office:value="-0.01849653" calcext:value-type="float">
            <text:p>-0.01849653</text:p>
          </table:table-cell>
          <table:table-cell office:value-type="float" office:value="-0.01544323" calcext:value-type="float">
            <text:p>-0.01544323</text:p>
          </table:table-cell>
          <table:table-cell office:value-type="float" office:value="-0.01185214" calcext:value-type="float">
            <text:p>-0.01185214</text:p>
          </table:table-cell>
          <table:table-cell office:value-type="float" office:value="-0.009631339" calcext:value-type="float">
            <text:p>-0.009631339</text:p>
          </table:table-cell>
          <table:table-cell office:value-type="float" office:value="0" calcext:value-type="float">
            <text:p>0</text:p>
          </table:table-cell>
          <table:table-cell office:value-type="float" office:value="0.05647283" calcext:value-type="float">
            <text:p>0.05647283</text:p>
          </table:table-cell>
          <table:table-cell office:value-type="float" office:value="-19.01038" calcext:value-type="float">
            <text:p>-19.01038</text:p>
          </table:table-cell>
          <table:table-cell office:value-type="float" office:value="0.03912812" calcext:value-type="float">
            <text:p>0.03912812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34229" calcext:value-type="float">
            <text:p>-2.3342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cycles>1</meta:editing-cycles>
    <meta:editing-duration>PT1M56S</meta:editing-duration>
    <dc:date>2023-03-06T17:44:27.168534926</dc:date>
    <meta:document-statistic meta:table-count="1" meta:cell-count="19397" meta:object-count="0"/>
  </office:meta>
</office:document-meta>
</file>